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9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Heading">
      <style:text-properties fo:color="#000000" style:text-outline="false" style:text-line-through-style="none" style:font-name="Consolas" fo:language="en" fo:country="US" fo:text-shadow="none" style:text-underline-style="none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/>
    <style:style style:name="ce3" style:family="table-cell" style:parent-style-name="Default" style:data-style-name="N100"/>
    <style:style style:name="ce4" style:family="table-cell" style:parent-style-name="Default">
      <style:text-properties fo:font-size="12pt" fo:font-weight="bold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2">
          <table:table-cell table:number-columns-repeated="2"/>
          <table:table-cell table:style-name="Heading"/>
          <table:table-cell table:style-name="ce1" office:value-type="string">
            <text:p>qthsh</text:p>
          </table:table-cell>
          <table:table-cell table:style-name="Heading" table:number-columns-repeated="3"/>
          <table:table-cell table:style-name="Heading" office:value-type="string">
            <text:p>qthsh @1e-10</text:p>
          </table:table-cell>
          <table:table-cell table:style-name="Heading" table:number-columns-repeated="3"/>
          <table:table-cell table:style-name="Heading" office:value-type="string">
            <text:p>Boost develop</text:p>
          </table:table-cell>
          <table:table-cell table:style-name="Heading" table:number-columns-repeated="3"/>
          <table:table-cell table:style-name="Heading" office:value-type="string">
            <text:p>PR714</text:p>
          </table:table-cell>
          <table:table-cell table:style-name="Heading" table:number-columns-repeated="3"/>
          <table:table-cell/>
          <table:table-cell table:style-name="Heading" office:value-type="string">
            <text:p>PR714 at 035188f9748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office:value-type="string">
            <text:p>N</text:p>
          </table:table-cell>
          <table:table-cell office:value-type="string">
            <text:p>Result</text:p>
          </table:table-cell>
          <table:table-cell office:value-type="string">
            <text:p>#Calls</text:p>
          </table:table-cell>
          <table:table-cell table:style-name="Default" office:value-type="string">
            <text:p>ErrorEstimate</text:p>
          </table:table-cell>
          <table:table-cell table:style-name="Default" office:value-type="string">
            <text:p>ErrorFound</text:p>
          </table:table-cell>
          <table:table-cell table:style-name="Default"/>
          <table:table-cell office:value-type="string">
            <text:p>#Calls</text:p>
          </table:table-cell>
          <table:table-cell table:style-name="Default" office:value-type="string">
            <text:p>ErrorEstimate</text:p>
          </table:table-cell>
          <table:table-cell table:style-name="Default" office:value-type="string">
            <text:p>ErrorFound</text:p>
          </table:table-cell>
          <table:table-cell/>
          <table:table-cell office:value-type="string">
            <text:p>#Calls</text:p>
          </table:table-cell>
          <table:table-cell table:style-name="Default" office:value-type="string">
            <text:p>ErrorEstimate</text:p>
          </table:table-cell>
          <table:table-cell table:style-name="Default" office:value-type="string">
            <text:p>ErrorFound</text:p>
          </table:table-cell>
          <table:table-cell/>
          <table:table-cell office:value-type="string">
            <text:p>#Calls</text:p>
          </table:table-cell>
          <table:table-cell table:style-name="Default" office:value-type="string">
            <text:p>ErrorEstimate</text:p>
          </table:table-cell>
          <table:table-cell table:style-name="Default" office:value-type="string">
            <text:p>ErrorFound</text:p>
          </table:table-cell>
          <table:table-cell table:number-columns-repeated="2"/>
          <table:table-cell office:value-type="string">
            <text:p>#Calls</text:p>
          </table:table-cell>
          <table:table-cell table:style-name="Default" office:value-type="string">
            <text:p>ErrorEstimate</text:p>
          </table:table-cell>
          <table:table-cell table:style-name="Default" office:value-type="string">
            <text:p>ErrorFound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2.00000000000000000e+00</text:p>
          </table:table-cell>
          <table:table-cell office:value-type="float" office:value="63">
            <text:p>63</text:p>
          </table:table-cell>
          <table:table-cell office:value-type="float" office:value="0.00000000000014366">
            <text:p>1.44E-013</text:p>
          </table:table-cell>
          <table:table-cell office:value-type="float" office:value="0.00000000000014322">
            <text:p>1.43E-013</text:p>
          </table:table-cell>
          <table:table-cell/>
          <table:table-cell office:value-type="float" office:value="64">
            <text:p>64</text:p>
          </table:table-cell>
          <table:table-cell office:value-type="float" office:value="4.4409E-016">
            <text:p>4.44E-016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3.1086E-015">
            <text:p>3.11E-015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3.1086E-015">
            <text:p>3.11E-015</text:p>
          </table:table-cell>
          <table:table-cell office:value-type="float" office:value="0">
            <text:p>0.00E+000</text:p>
          </table:table-cell>
          <table:table-cell table:formula="of:=IF([.P3] &lt; [.L3];&quot;BETTER&quot;;IF([.P3]-2 &gt; [.L3]; &quot;WORSE&quot;;&quot;&quot;))">
            <text:p/>
          </table:table-cell>
          <table:table-cell table:formula="of:=IF([.R3] &lt; [.N3];&quot;BETTER&quot;;IF([.R3] &gt;[.N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3.1086E-015">
            <text:p>3.11E-015</text:p>
          </table:table-cell>
          <table:table-cell office:value-type="float" office:value="0">
            <text:p>0.00E+000</text:p>
          </table:table-cell>
          <table:table-cell table:formula="of:=IF([.U3] &lt; [.P3];&quot;BETTER&quot;;IF([.U3]-2 &gt; [.P3]; &quot;WORSE&quot;;&quot;&quot;))">
            <text:p/>
          </table:table-cell>
          <table:table-cell table:formula="of:=IF([.W3] &lt; [.R3];&quot;BETTER&quot;;IF([.W3] &gt;[.R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4526">
            <text:p>1.45E-014</text:p>
          </table:table-cell>
          <table:table-cell office:value-type="float" office:value="0">
            <text:p>0.00E+000</text:p>
          </table:table-cell>
          <table:table-cell table:formula="of:=IF([.Z3] &lt; [.U3];&quot;BETTER&quot;;IF([.Z3]-2 &gt; [.U3]; &quot;WORSE&quot;;&quot;&quot;))">
            <text:p/>
          </table:table-cell>
          <table:table-cell table:formula="of:=IF([.AB3] &lt; [.W3];&quot;BETTER&quot;;IF([.AB3] &gt;[.W3]*1.1;&quot;WORSE&quot;;&quot;&quot;))">
            <text:p/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3.14159265358979356e+00</text:p>
          </table:table-cell>
          <table:table-cell office:value-type="float" office:value="56">
            <text:p>56</text:p>
          </table:table-cell>
          <table:table-cell office:value-type="float" office:value="0.00000000000096434">
            <text:p>9.64E-013</text:p>
          </table:table-cell>
          <table:table-cell office:value-type="float" office:value="0.0000000000042286">
            <text:p>4.23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5267">
            <text:p>1.53E-014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9193">
            <text:p>5.92E-012</text:p>
          </table:table-cell>
          <table:table-cell office:value-type="float" office:value="0.0000000000032488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9193">
            <text:p>5.92E-012</text:p>
          </table:table-cell>
          <table:table-cell office:value-type="float" office:value="0.0000000000032488">
            <text:p>3.25E-012</text:p>
          </table:table-cell>
          <table:table-cell table:formula="of:=IF([.P4] &lt; [.L4];&quot;BETTER&quot;;IF([.P4]-2 &gt; [.L4]; &quot;WORSE&quot;;&quot;&quot;))">
            <text:p/>
          </table:table-cell>
          <table:table-cell table:formula="of:=IF([.R4] &lt; [.N4];&quot;BETTER&quot;;IF([.R4] &gt;[.N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9193">
            <text:p>5.92E-012</text:p>
          </table:table-cell>
          <table:table-cell office:value-type="float" office:value="0.0000000000032488">
            <text:p>3.25E-012</text:p>
          </table:table-cell>
          <table:table-cell table:formula="of:=IF([.U4] &lt; [.P4];&quot;BETTER&quot;;IF([.U4]-2 &gt; [.P4]; &quot;WORSE&quot;;&quot;&quot;))">
            <text:p/>
          </table:table-cell>
          <table:table-cell table:formula="of:=IF([.W4] &lt; [.R4];&quot;BETTER&quot;;IF([.W4] &gt;[.R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9193">
            <text:p>5.92E-012</text:p>
          </table:table-cell>
          <table:table-cell office:value-type="float" office:value="0.0000000000032488">
            <text:p>3.25E-012</text:p>
          </table:table-cell>
          <table:table-cell table:formula="of:=IF([.Z4] &lt; [.U4];&quot;BETTER&quot;;IF([.Z4]-2 &gt; [.U4]; &quot;WORSE&quot;;&quot;&quot;))">
            <text:p/>
          </table:table-cell>
          <table:table-cell table:formula="of:=IF([.AB4] &lt; [.W4];&quot;BETTER&quot;;IF([.AB4] &gt;[.W4]*1.1;&quot;WORSE&quot;;&quot;&quot;))">
            <text:p/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-1.00000000000000000e+00</text:p>
          </table:table-cell>
          <table:table-cell office:value-type="float" office:value="59">
            <text:p>59</text:p>
          </table:table-cell>
          <table:table-cell office:value-type="float" office:value="0.000000000000012546">
            <text:p>1.25E-014</text:p>
          </table:table-cell>
          <table:table-cell office:value-type="float" office:value="8.9928E-015">
            <text:p>8.99E-015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2546">
            <text:p>1.25E-014</text:p>
          </table:table-cell>
          <table:table-cell office:value-type="float" office:value="8.9928E-015">
            <text:p>8.99E-015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5132">
            <text:p>1.51E-013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5132">
            <text:p>1.51E-013</text:p>
          </table:table-cell>
          <table:table-cell office:value-type="float" office:value="0">
            <text:p>0.00E+000</text:p>
          </table:table-cell>
          <table:table-cell table:formula="of:=IF([.P5] &lt; [.L5];&quot;BETTER&quot;;IF([.P5]-2 &gt; [.L5]; &quot;WORSE&quot;;&quot;&quot;))">
            <text:p/>
          </table:table-cell>
          <table:table-cell table:formula="of:=IF([.R5] &lt; [.N5];&quot;BETTER&quot;;IF([.R5] &gt;[.N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5132">
            <text:p>1.51E-013</text:p>
          </table:table-cell>
          <table:table-cell office:value-type="float" office:value="0">
            <text:p>0.00E+000</text:p>
          </table:table-cell>
          <table:table-cell table:formula="of:=IF([.U5] &lt; [.P5];&quot;BETTER&quot;;IF([.U5]-2 &gt; [.P5]; &quot;WORSE&quot;;&quot;&quot;))">
            <text:p/>
          </table:table-cell>
          <table:table-cell table:formula="of:=IF([.W5] &lt; [.R5];&quot;BETTER&quot;;IF([.W5] &gt;[.R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5132">
            <text:p>1.51E-013</text:p>
          </table:table-cell>
          <table:table-cell office:value-type="float" office:value="0">
            <text:p>0.00E+000</text:p>
          </table:table-cell>
          <table:table-cell table:formula="of:=IF([.Z5] &lt; [.U5];&quot;BETTER&quot;;IF([.Z5]-2 &gt; [.U5]; &quot;WORSE&quot;;&quot;&quot;))">
            <text:p/>
          </table:table-cell>
          <table:table-cell table:formula="of:=IF([.AB5] &lt; [.W5];&quot;BETTER&quot;;IF([.AB5] &gt;[.W5]*1.1;&quot;WORSE&quot;;&quot;&quot;))">
            <text:p/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-2.49999999999999972e-01</text:p>
          </table:table-cell>
          <table:table-cell office:value-type="float" office:value="49">
            <text:p>49</text:p>
          </table:table-cell>
          <table:table-cell office:value-type="float" office:value="0.000000000000015543">
            <text:p>1.55E-014</text:p>
          </table:table-cell>
          <table:table-cell office:value-type="float" office:value="0.000000000000074385">
            <text:p>7.44E-014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059064">
            <text:p>5.91E-014</text:p>
          </table:table-cell>
          <table:table-cell office:value-type="float" office:value="2.2204E-016">
            <text:p>2.22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8111">
            <text:p>1.81E-012</text:p>
          </table:table-cell>
          <table:table-cell office:value-type="float" office:value="1.1102E-016">
            <text:p>1.11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8111">
            <text:p>1.81E-012</text:p>
          </table:table-cell>
          <table:table-cell office:value-type="float" office:value="1.1102E-016">
            <text:p>1.11E-016</text:p>
          </table:table-cell>
          <table:table-cell table:formula="of:=IF([.P6] &lt; [.L6];&quot;BETTER&quot;;IF([.P6]-2 &gt; [.L6]; &quot;WORSE&quot;;&quot;&quot;))">
            <text:p/>
          </table:table-cell>
          <table:table-cell table:formula="of:=IF([.R6] &lt; [.N6];&quot;BETTER&quot;;IF([.R6] &gt;[.N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8111">
            <text:p>1.81E-012</text:p>
          </table:table-cell>
          <table:table-cell office:value-type="float" office:value="1.1102E-016">
            <text:p>1.11E-016</text:p>
          </table:table-cell>
          <table:table-cell table:formula="of:=IF([.U6] &lt; [.P6];&quot;BETTER&quot;;IF([.U6]-2 &gt; [.P6]; &quot;WORSE&quot;;&quot;&quot;))">
            <text:p/>
          </table:table-cell>
          <table:table-cell table:formula="of:=IF([.W6] &lt; [.R6];&quot;BETTER&quot;;IF([.W6] &gt;[.R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8111">
            <text:p>1.81E-012</text:p>
          </table:table-cell>
          <table:table-cell office:value-type="float" office:value="1.1102E-016">
            <text:p>1.11E-016</text:p>
          </table:table-cell>
          <table:table-cell table:formula="of:=IF([.Z6] &lt; [.U6];&quot;BETTER&quot;;IF([.Z6]-2 &gt; [.U6]; &quot;WORSE&quot;;&quot;&quot;))">
            <text:p/>
          </table:table-cell>
          <table:table-cell table:formula="of:=IF([.AB6] &lt; [.W6];&quot;BETTER&quot;;IF([.AB6] &gt;[.W6]*1.1;&quot;WORSE&quot;;&quot;&quot;))">
            <text:p/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-3.99999999999999956e+00</text:p>
          </table:table-cell>
          <table:table-cell office:value-type="float" office:value="65">
            <text:p>65</text:p>
          </table:table-cell>
          <table:table-cell office:value-type="float" office:value="5.107E-015">
            <text:p>5.11E-015</text:p>
          </table:table-cell>
          <table:table-cell office:value-type="float" office:value="8.8818E-016">
            <text:p>8.88E-016</text:p>
          </table:table-cell>
          <table:table-cell/>
          <table:table-cell office:value-type="float" office:value="65">
            <text:p>65</text:p>
          </table:table-cell>
          <table:table-cell office:value-type="float" office:value="5.107E-015">
            <text:p>5.11E-015</text:p>
          </table:table-cell>
          <table:table-cell office:value-type="float" office:value="8.8818E-016">
            <text:p>8.88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5543">
            <text:p>1.55E-014</text:p>
          </table:table-cell>
          <table:table-cell office:value-type="float" office:value="1.1102E-016">
            <text:p>1.11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5543">
            <text:p>1.55E-014</text:p>
          </table:table-cell>
          <table:table-cell office:value-type="float" office:value="1.1102E-016">
            <text:p>1.11E-016</text:p>
          </table:table-cell>
          <table:table-cell table:formula="of:=IF([.P7] &lt; [.L7];&quot;BETTER&quot;;IF([.P7]-2 &gt; [.L7]; &quot;WORSE&quot;;&quot;&quot;))">
            <text:p/>
          </table:table-cell>
          <table:table-cell table:formula="of:=IF([.R7] &lt; [.N7];&quot;BETTER&quot;;IF([.R7] &gt;[.N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5543">
            <text:p>1.55E-014</text:p>
          </table:table-cell>
          <table:table-cell office:value-type="float" office:value="1.1102E-016">
            <text:p>1.11E-016</text:p>
          </table:table-cell>
          <table:table-cell table:formula="of:=IF([.U7] &lt; [.P7];&quot;BETTER&quot;;IF([.U7]-2 &gt; [.P7]; &quot;WORSE&quot;;&quot;&quot;))">
            <text:p/>
          </table:table-cell>
          <table:table-cell table:formula="of:=IF([.W7] &lt; [.R7];&quot;BETTER&quot;;IF([.W7] &gt;[.R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5543">
            <text:p>1.55E-014</text:p>
          </table:table-cell>
          <table:table-cell office:value-type="float" office:value="1.1102E-016">
            <text:p>1.11E-016</text:p>
          </table:table-cell>
          <table:table-cell table:formula="of:=IF([.Z7] &lt; [.U7];&quot;BETTER&quot;;IF([.Z7]-2 &gt; [.U7]; &quot;WORSE&quot;;&quot;&quot;))">
            <text:p/>
          </table:table-cell>
          <table:table-cell table:formula="of:=IF([.AB7] &lt; [.W7];&quot;BETTER&quot;;IF([.AB7] &gt;[.W7]*1.1;&quot;WORSE&quot;;&quot;&quot;))">
            <text:p/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3.14159265358979356e+00</text:p>
          </table:table-cell>
          <table:table-cell office:value-type="float" office:value="58">
            <text:p>58</text:p>
          </table:table-cell>
          <table:table-cell office:value-type="float" office:value="0.000000000000027565">
            <text:p>2.76E-014</text:p>
          </table:table-cell>
          <table:table-cell office:value-type="float" office:value="0.0000000000032494">
            <text:p>3.25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27565">
            <text:p>2.76E-014</text:p>
          </table:table-cell>
          <table:table-cell office:value-type="float" office:value="0.0000000000032494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032488">
            <text:p>3.25E-012</text:p>
          </table:table-cell>
          <table:table-cell office:value-type="string">
            <text:p>probably due to factor of 10 in <text:span text:style-name="T1">qthsh</text:span></text:p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032488">
            <text:p>3.25E-012</text:p>
          </table:table-cell>
          <table:table-cell table:formula="of:=IF([.P8] &lt; [.L8];&quot;BETTER&quot;;IF([.P8]-2 &gt; [.L8]; &quot;WORSE&quot;;&quot;&quot;))">
            <text:p/>
          </table:table-cell>
          <table:table-cell table:formula="of:=IF([.R8] &lt; [.N8];&quot;BETTER&quot;;IF([.R8] &gt;[.N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032488">
            <text:p>3.25E-012</text:p>
          </table:table-cell>
          <table:table-cell table:formula="of:=IF([.U8] &lt; [.P8];&quot;BETTER&quot;;IF([.U8]-2 &gt; [.P8]; &quot;WORSE&quot;;&quot;&quot;))">
            <text:p/>
          </table:table-cell>
          <table:table-cell table:formula="of:=IF([.W8] &lt; [.R8];&quot;BETTER&quot;;IF([.W8] &gt;[.R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8846">
            <text:p>1.88E-013</text:p>
          </table:table-cell>
          <table:table-cell office:value-type="float" office:value="0.0000000000032488">
            <text:p>3.25E-012</text:p>
          </table:table-cell>
          <table:table-cell table:formula="of:=IF([.Z8] &lt; [.U8];&quot;BETTER&quot;;IF([.Z8]-2 &gt; [.U8]; &quot;WORSE&quot;;&quot;&quot;))">
            <text:p/>
          </table:table-cell>
          <table:table-cell table:formula="of:=IF([.AB8] &lt; [.W8];&quot;BETTER&quot;;IF([.AB8] &gt;[.W8]*1.1;&quot;WORSE&quot;;&quot;&quot;))">
            <text:p/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9.81747704246810349e-02</text:p>
          </table:table-cell>
          <table:table-cell office:value-type="float" office:value="43">
            <text:p>43</text:p>
          </table:table-cell>
          <table:table-cell office:value-type="float" office:value="0.0000000000011731">
            <text:p>1.17E-012</text:p>
          </table:table-cell>
          <table:table-cell office:value-type="float" office:value="0.0000000002514">
            <text:p>2.51E-010</text:p>
          </table:table-cell>
          <table:table-cell/>
          <table:table-cell office:value-type="float" office:value="45">
            <text:p>45</text:p>
          </table:table-cell>
          <table:table-cell office:value-type="float" office:value="0.0000000000011731">
            <text:p>1.17E-012</text:p>
          </table:table-cell>
          <table:table-cell office:value-type="float" office:value="0.0000000002514">
            <text:p>2.5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1799E-017">
            <text:p>2.18E-017</text:p>
          </table:table-cell>
          <table:table-cell office:value-type="float" office:value="0.0000000002514">
            <text:p>2.5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1799E-017">
            <text:p>2.18E-017</text:p>
          </table:table-cell>
          <table:table-cell office:value-type="float" office:value="0.0000000002514">
            <text:p>2.51E-010</text:p>
          </table:table-cell>
          <table:table-cell table:formula="of:=IF([.P9] &lt; [.L9];&quot;BETTER&quot;;IF([.P9]-2 &gt; [.L9]; &quot;WORSE&quot;;&quot;&quot;))">
            <text:p/>
          </table:table-cell>
          <table:table-cell table:formula="of:=IF([.R9] &lt; [.N9];&quot;BETTER&quot;;IF([.R9] &gt;[.N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1799E-017">
            <text:p>2.18E-017</text:p>
          </table:table-cell>
          <table:table-cell office:value-type="float" office:value="0.0000000002514">
            <text:p>2.51E-010</text:p>
          </table:table-cell>
          <table:table-cell table:formula="of:=IF([.U9] &lt; [.P9];&quot;BETTER&quot;;IF([.U9]-2 &gt; [.P9]; &quot;WORSE&quot;;&quot;&quot;))">
            <text:p/>
          </table:table-cell>
          <table:table-cell table:formula="of:=IF([.W9] &lt; [.R9];&quot;BETTER&quot;;IF([.W9] &gt;[.R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1799E-017">
            <text:p>2.18E-017</text:p>
          </table:table-cell>
          <table:table-cell office:value-type="float" office:value="0.0000000002514">
            <text:p>2.51E-010</text:p>
          </table:table-cell>
          <table:table-cell table:formula="of:=IF([.Z9] &lt; [.U9];&quot;BETTER&quot;;IF([.Z9]-2 &gt; [.U9]; &quot;WORSE&quot;;&quot;&quot;))">
            <text:p/>
          </table:table-cell>
          <table:table-cell table:formula="of:=IF([.AB9] &lt; [.W9];&quot;BETTER&quot;;IF([.AB9] &gt;[.W9]*1.1;&quot;WORSE&quot;;&quot;&quot;))">
            <text:p/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-1.02289061288953155e-11</text:p>
          </table:table-cell>
          <table:table-cell office:value-type="float" office:value="137643">
            <text:p>137643</text:p>
          </table:table-cell>
          <table:table-cell office:value-type="float" office:value="0.00000028228">
            <text:p>2.82E-007</text:p>
          </table:table-cell>
          <table:table-cell office:value-type="float" office:value="4.5872E+296">
            <text:p>4.59E+296</text:p>
          </table:table-cell>
          <table:table-cell/>
          <table:table-cell office:value-type="float" office:value="146671">
            <text:p>146671</text:p>
          </table:table-cell>
          <table:table-cell office:value-type="float" office:value="0.00000003909">
            <text:p>3.91E-008</text:p>
          </table:table-cell>
          <table:table-cell office:value-type="float" office:value="4.5872E+296">
            <text:p>4.59E+296</text:p>
          </table:table-cell>
          <table:table-cell/>
          <table:table-cell office:value-type="float" office:value="19">
            <text:p>19</text:p>
          </table:table-cell>
          <table:table-cell office:value-type="float" office:value="0.0000000000026447">
            <text:p>2.64E-012</text:p>
          </table:table-cell>
          <table:table-cell office:value-type="float" office:value="4.5971E+296">
            <text:p>4.60E+296</text:p>
          </table:table-cell>
          <table:table-cell office:value-type="string">
            <text:p>cyclic, abs error only</text:p>
          </table:table-cell>
          <table:table-cell office:value-type="float" office:value="19">
            <text:p>19</text:p>
          </table:table-cell>
          <table:table-cell office:value-type="float" office:value="0.0000000000026447">
            <text:p>2.64E-012</text:p>
          </table:table-cell>
          <table:table-cell office:value-type="float" office:value="4.5971E+296">
            <text:p>4.60E+296</text:p>
          </table:table-cell>
          <table:table-cell table:formula="of:=IF([.P10] &lt; [.L10];&quot;BETTER&quot;;IF([.P10]-2 &gt; [.L10]; &quot;WORSE&quot;;&quot;&quot;))">
            <text:p/>
          </table:table-cell>
          <table:table-cell table:formula="of:=IF([.R10] &lt; [.N10];&quot;BETTER&quot;;IF([.R10] &gt;[.N10]*1.1;&quot;WORSE&quot;;&quot;&quot;))">
            <text:p/>
          </table:table-cell>
          <table:table-cell office:value-type="float" office:value="19">
            <text:p>19</text:p>
          </table:table-cell>
          <table:table-cell office:value-type="float" office:value="0.0000000000026447">
            <text:p>2.64E-012</text:p>
          </table:table-cell>
          <table:table-cell office:value-type="float" office:value="4.5971E+296">
            <text:p>4.60E+296</text:p>
          </table:table-cell>
          <table:table-cell table:formula="of:=IF([.U10] &lt; [.P10];&quot;BETTER&quot;;IF([.U10]-2 &gt; [.P10]; &quot;WORSE&quot;;&quot;&quot;))">
            <text:p/>
          </table:table-cell>
          <table:table-cell table:formula="of:=IF([.W10] &lt; [.R10];&quot;BETTER&quot;;IF([.W10] &gt;[.R10]*1.1;&quot;WORSE&quot;;&quot;&quot;))">
            <text:p/>
          </table:table-cell>
          <table:table-cell office:value-type="float" office:value="19">
            <text:p>19</text:p>
          </table:table-cell>
          <table:table-cell office:value-type="float" office:value="0.00000033664">
            <text:p>3.37E-007</text:p>
          </table:table-cell>
          <table:table-cell office:value-type="float" office:value="4.5971E+296">
            <text:p>4.60E+296</text:p>
          </table:table-cell>
          <table:table-cell table:formula="of:=IF([.Z10] &lt; [.U10];&quot;BETTER&quot;;IF([.Z10]-2 &gt; [.U10]; &quot;WORSE&quot;;&quot;&quot;))">
            <text:p/>
          </table:table-cell>
          <table:table-cell table:formula="of:=IF([.AB10] &lt; [.W10];&quot;BETTER&quot;;IF([.AB10] &gt;[.W10]*1.1;&quot;WORSE&quot;;&quot;&quot;))">
            <text:p/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4.99999999999999889e-01</text:p>
          </table:table-cell>
          <table:table-cell office:value-type="float" office:value="106">
            <text:p>106</text:p>
          </table:table-cell>
          <table:table-cell office:value-type="float" office:value="0.00000000015202">
            <text:p>1.52E-010</text:p>
          </table:table-cell>
          <table:table-cell office:value-type="float" office:value="0.00000000015262">
            <text:p>1.53E-010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24014">
            <text:p>2.40E-013</text:p>
          </table:table-cell>
          <table:table-cell office:value-type="float" office:value="0.00000000000024103">
            <text:p>2.41E-013</text:p>
          </table:table-cell>
          <table:table-cell/>
          <table:table-cell office:value-type="float" office:value="147">
            <text:p>147</text:p>
          </table:table-cell>
          <table:table-cell table:number-columns-repeated="2" office:value-type="float" office:value="2.2204E-016">
            <text:p>2.22E-016</text:p>
          </table:table-cell>
          <table:table-cell/>
          <table:table-cell office:value-type="float" office:value="147">
            <text:p>147</text:p>
          </table:table-cell>
          <table:table-cell table:number-columns-repeated="2" office:value-type="float" office:value="2.2204E-016">
            <text:p>2.22E-016</text:p>
          </table:table-cell>
          <table:table-cell table:formula="of:=IF([.P11] &lt; [.L11];&quot;BETTER&quot;;IF([.P11]-2 &gt; [.L11]; &quot;WORSE&quot;;&quot;&quot;))">
            <text:p/>
          </table:table-cell>
          <table:table-cell table:formula="of:=IF([.R11] &lt; [.N11];&quot;BETTER&quot;;IF([.R11] &gt;[.N1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4.4409E-016">
            <text:p>4.44E-016</text:p>
          </table:table-cell>
          <table:table-cell table:formula="of:=IF([.U11] &lt; [.P11];&quot;BETTER&quot;;IF([.U11]-2 &gt; [.P11]; &quot;WORSE&quot;;&quot;&quot;))">
            <text:p/>
          </table:table-cell>
          <table:table-cell table:formula="of:=IF([.W11] &lt; [.R11];&quot;BETTER&quot;;IF([.W11] &gt;[.R11]*1.1;&quot;WORSE&quot;;&quot;&quot;))" office:value-type="string" office:string-value="WORSE">
            <text:p>WORSE</text:p>
          </table:table-cell>
          <table:table-cell office:value-type="float" office:value="147">
            <text:p>147</text:p>
          </table:table-cell>
          <table:table-cell office:value-type="float" office:value="0.000000000000094232">
            <text:p>9.42E-014</text:p>
          </table:table-cell>
          <table:table-cell office:value-type="float" office:value="4.4409E-016">
            <text:p>4.44E-016</text:p>
          </table:table-cell>
          <table:table-cell table:formula="of:=IF([.Z11] &lt; [.U11];&quot;BETTER&quot;;IF([.Z11]-2 &gt; [.U11]; &quot;WORSE&quot;;&quot;&quot;))">
            <text:p/>
          </table:table-cell>
          <table:table-cell table:formula="of:=IF([.AB11] &lt; [.W11];&quot;BETTER&quot;;IF([.AB11] &gt;[.W11]*1.1;&quot;WORSE&quot;;&quot;&quot;))">
            <text:p/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3.14159265358979356e+00</text:p>
          </table:table-cell>
          <table:table-cell office:value-type="float" office:value="56">
            <text:p>56</text:p>
          </table:table-cell>
          <table:table-cell office:value-type="float" office:value="0.00000000000096434">
            <text:p>9.64E-013</text:p>
          </table:table-cell>
          <table:table-cell office:value-type="float" office:value="0.0000000000042286">
            <text:p>4.23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5267">
            <text:p>1.53E-014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9193">
            <text:p>5.92E-012</text:p>
          </table:table-cell>
          <table:table-cell office:value-type="float" office:value="0.0000000000032488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9193">
            <text:p>5.92E-012</text:p>
          </table:table-cell>
          <table:table-cell office:value-type="float" office:value="0.0000000000032488">
            <text:p>3.25E-012</text:p>
          </table:table-cell>
          <table:table-cell table:formula="of:=IF([.P12] &lt; [.L12];&quot;BETTER&quot;;IF([.P12]-2 &gt; [.L12]; &quot;WORSE&quot;;&quot;&quot;))">
            <text:p/>
          </table:table-cell>
          <table:table-cell table:formula="of:=IF([.R12] &lt; [.N12];&quot;BETTER&quot;;IF([.R12] &gt;[.N1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9197">
            <text:p>5.92E-012</text:p>
          </table:table-cell>
          <table:table-cell office:value-type="float" office:value="0.000000000003249">
            <text:p>3.25E-012</text:p>
          </table:table-cell>
          <table:table-cell table:formula="of:=IF([.U12] &lt; [.P12];&quot;BETTER&quot;;IF([.U12]-2 &gt; [.P12]; &quot;WORSE&quot;;&quot;&quot;))">
            <text:p/>
          </table:table-cell>
          <table:table-cell table:formula="of:=IF([.W12] &lt; [.R12];&quot;BETTER&quot;;IF([.W12] &gt;[.R1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9654">
            <text:p>5.97E-012</text:p>
          </table:table-cell>
          <table:table-cell office:value-type="float" office:value="0.000000000003249">
            <text:p>3.25E-012</text:p>
          </table:table-cell>
          <table:table-cell table:formula="of:=IF([.Z12] &lt; [.U12];&quot;BETTER&quot;;IF([.Z12]-2 &gt; [.U12]; &quot;WORSE&quot;;&quot;&quot;))">
            <text:p/>
          </table:table-cell>
          <table:table-cell table:formula="of:=IF([.AB12] &lt; [.W12];&quot;BETTER&quot;;IF([.AB12] &gt;[.W12]*1.1;&quot;WORSE&quot;;&quot;&quot;))">
            <text:p/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1.66666666666666629e+03</text:p>
          </table:table-cell>
          <table:table-cell office:value-type="float" office:value="58">
            <text:p>58</text:p>
          </table:table-cell>
          <table:table-cell office:value-type="float" office:value="0.000000000000069406">
            <text:p>6.94E-014</text:p>
          </table:table-cell>
          <table:table-cell office:value-type="float" office:value="0.0000000000000206">
            <text:p>2.06E-014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69406">
            <text:p>6.94E-014</text:p>
          </table:table-cell>
          <table:table-cell office:value-type="float" office:value="0.0000000000000206">
            <text:p>2.06E-014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81807">
            <text:p>8.18E-008</text:p>
          </table:table-cell>
          <table:table-cell office:value-type="float" office:value="0.000000000000020191">
            <text:p>2.02E-014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81807">
            <text:p>8.18E-008</text:p>
          </table:table-cell>
          <table:table-cell office:value-type="float" office:value="0.000000000000020191">
            <text:p>2.02E-014</text:p>
          </table:table-cell>
          <table:table-cell table:formula="of:=IF([.P13] &lt; [.L13];&quot;BETTER&quot;;IF([.P13]-2 &gt; [.L13]; &quot;WORSE&quot;;&quot;&quot;))">
            <text:p/>
          </table:table-cell>
          <table:table-cell table:formula="of:=IF([.R13] &lt; [.N13];&quot;BETTER&quot;;IF([.R13] &gt;[.N1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81807">
            <text:p>8.18E-008</text:p>
          </table:table-cell>
          <table:table-cell office:value-type="float" office:value="0.000000000000020191">
            <text:p>2.02E-014</text:p>
          </table:table-cell>
          <table:table-cell table:formula="of:=IF([.U13] &lt; [.P13];&quot;BETTER&quot;;IF([.U13]-2 &gt; [.P13]; &quot;WORSE&quot;;&quot;&quot;))">
            <text:p/>
          </table:table-cell>
          <table:table-cell table:formula="of:=IF([.W13] &lt; [.R13];&quot;BETTER&quot;;IF([.W13] &gt;[.R1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81864">
            <text:p>8.19E-008</text:p>
          </table:table-cell>
          <table:table-cell office:value-type="float" office:value="0.000000000000020191">
            <text:p>2.02E-014</text:p>
          </table:table-cell>
          <table:table-cell table:formula="of:=IF([.Z13] &lt; [.U13];&quot;BETTER&quot;;IF([.Z13]-2 &gt; [.U13]; &quot;WORSE&quot;;&quot;&quot;))">
            <text:p/>
          </table:table-cell>
          <table:table-cell table:formula="of:=IF([.AB13] &lt; [.W13];&quot;BETTER&quot;;IF([.AB13] &gt;[.W13]*1.1;&quot;WORSE&quot;;&quot;&quot;))">
            <text:p/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8.88888888888888840e-01</text:p>
          </table:table-cell>
          <table:table-cell office:value-type="float" office:value="56">
            <text:p>56</text:p>
          </table:table-cell>
          <table:table-cell office:value-type="float" office:value="0.00000000000088866">
            <text:p>8.89E-013</text:p>
          </table:table-cell>
          <table:table-cell office:value-type="float" office:value="0.000000000013388">
            <text:p>1.34E-011</text:p>
          </table:table-cell>
          <table:table-cell/>
          <table:table-cell office:value-type="float" office:value="58">
            <text:p>58</text:p>
          </table:table-cell>
          <table:table-cell office:value-type="float" office:value="7.494E-016">
            <text:p>7.49E-016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8953">
            <text:p>5.90E-014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8953">
            <text:p>5.90E-014</text:p>
          </table:table-cell>
          <table:table-cell office:value-type="float" office:value="0.0000000000125">
            <text:p>1.25E-011</text:p>
          </table:table-cell>
          <table:table-cell table:formula="of:=IF([.P14] &lt; [.L14];&quot;BETTER&quot;;IF([.P14]-2 &gt; [.L14]; &quot;WORSE&quot;;&quot;&quot;))">
            <text:p/>
          </table:table-cell>
          <table:table-cell table:formula="of:=IF([.R14] &lt; [.N14];&quot;BETTER&quot;;IF([.R14] &gt;[.N1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59064">
            <text:p>5.91E-014</text:p>
          </table:table-cell>
          <table:table-cell office:value-type="float" office:value="0.0000000000125">
            <text:p>1.25E-011</text:p>
          </table:table-cell>
          <table:table-cell table:formula="of:=IF([.U14] &lt; [.P14];&quot;BETTER&quot;;IF([.U14]-2 &gt; [.P14]; &quot;WORSE&quot;;&quot;&quot;))">
            <text:p/>
          </table:table-cell>
          <table:table-cell table:formula="of:=IF([.W14] &lt; [.R14];&quot;BETTER&quot;;IF([.W14] &gt;[.R1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70481">
            <text:p>7.05E-014</text:p>
          </table:table-cell>
          <table:table-cell office:value-type="float" office:value="0.0000000000125">
            <text:p>1.25E-011</text:p>
          </table:table-cell>
          <table:table-cell table:formula="of:=IF([.Z14] &lt; [.U14];&quot;BETTER&quot;;IF([.Z14]-2 &gt; [.U14]; &quot;WORSE&quot;;&quot;&quot;))">
            <text:p/>
          </table:table-cell>
          <table:table-cell table:formula="of:=IF([.AB14] &lt; [.W14];&quot;BETTER&quot;;IF([.AB14] &gt;[.W14]*1.1;&quot;WORSE&quot;;&quot;&quot;))">
            <text:p/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2.30258509299404501e+00</text:p>
          </table:table-cell>
          <table:table-cell office:value-type="float" office:value="57">
            <text:p>57</text:p>
          </table:table-cell>
          <table:table-cell office:value-type="float" office:value="0.000000001095">
            <text:p>1.10E-009</text:p>
          </table:table-cell>
          <table:table-cell office:value-type="float" office:value="0.0000000000025869">
            <text:p>2.59E-012</text:p>
          </table:table-cell>
          <table:table-cell/>
          <table:table-cell office:value-type="float" office:value="111">
            <text:p>111</text:p>
          </table:table-cell>
          <table:table-cell office:value-type="float" office:value="0.00000000000027013">
            <text:p>2.70E-013</text:p>
          </table:table-cell>
          <table:table-cell office:value-type="float" office:value="0.0000000000028571">
            <text:p>2.86E-012</text:p>
          </table:table-cell>
          <table:table-cell/>
          <table:table-cell office:value-type="float" office:value="102">
            <text:p>102</text:p>
          </table:table-cell>
          <table:table-cell office:value-type="float" office:value="4.996E-016">
            <text:p>5.00E-016</text:p>
          </table:table-cell>
          <table:table-cell office:value-type="float" office:value="0.0000000000025861">
            <text:p>2.59E-012</text:p>
          </table:table-cell>
          <table:table-cell/>
          <table:table-cell office:value-type="float" office:value="102">
            <text:p>102</text:p>
          </table:table-cell>
          <table:table-cell office:value-type="float" office:value="4.996E-016">
            <text:p>5.00E-016</text:p>
          </table:table-cell>
          <table:table-cell office:value-type="float" office:value="0.0000000000025861">
            <text:p>2.59E-012</text:p>
          </table:table-cell>
          <table:table-cell table:formula="of:=IF([.P15] &lt; [.L15];&quot;BETTER&quot;;IF([.P15]-2 &gt; [.L15]; &quot;WORSE&quot;;&quot;&quot;))">
            <text:p/>
          </table:table-cell>
          <table:table-cell table:formula="of:=IF([.R15] &lt; [.N15];&quot;BETTER&quot;;IF([.R15] &gt;[.N15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0">
            <text:p>0.00E+000</text:p>
          </table:table-cell>
          <table:table-cell office:value-type="float" office:value="0.0000000000025861">
            <text:p>2.59E-012</text:p>
          </table:table-cell>
          <table:table-cell table:formula="of:=IF([.U15] &lt; [.P15];&quot;BETTER&quot;;IF([.U15]-2 &gt; [.P15]; &quot;WORSE&quot;;&quot;&quot;))">
            <text:p/>
          </table:table-cell>
          <table:table-cell table:formula="of:=IF([.W15] &lt; [.R15];&quot;BETTER&quot;;IF([.W15] &gt;[.R15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0.000000000000095465">
            <text:p>9.55E-014</text:p>
          </table:table-cell>
          <table:table-cell office:value-type="float" office:value="0.0000000000025861">
            <text:p>2.59E-012</text:p>
          </table:table-cell>
          <table:table-cell table:formula="of:=IF([.Z15] &lt; [.U15];&quot;BETTER&quot;;IF([.Z15]-2 &gt; [.U15]; &quot;WORSE&quot;;&quot;&quot;))">
            <text:p/>
          </table:table-cell>
          <table:table-cell table:formula="of:=IF([.AB15] &lt; [.W15];&quot;BETTER&quot;;IF([.AB15] &gt;[.W15]*1.1;&quot;WORSE&quot;;&quot;&quot;))">
            <text:p/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-5.82240526465012564e-01</text:p>
          </table:table-cell>
          <table:table-cell office:value-type="float" office:value="57">
            <text:p>57</text:p>
          </table:table-cell>
          <table:table-cell office:value-type="float" office:value="0.000000000000020212">
            <text:p>2.02E-014</text:p>
          </table:table-cell>
          <table:table-cell office:value-type="float" office:value="0.000000000060091">
            <text:p>6.01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020212">
            <text:p>2.02E-014</text:p>
          </table:table-cell>
          <table:table-cell office:value-type="float" office:value="0.000000000060091">
            <text:p>6.01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85731">
            <text:p>8.57E-013</text:p>
          </table:table-cell>
          <table:table-cell office:value-type="float" office:value="0.000000000060091">
            <text:p>6.01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85731">
            <text:p>8.57E-013</text:p>
          </table:table-cell>
          <table:table-cell office:value-type="float" office:value="0.000000000060091">
            <text:p>6.01E-011</text:p>
          </table:table-cell>
          <table:table-cell table:formula="of:=IF([.P16] &lt; [.L16];&quot;BETTER&quot;;IF([.P16]-2 &gt; [.L16]; &quot;WORSE&quot;;&quot;&quot;))">
            <text:p/>
          </table:table-cell>
          <table:table-cell table:formula="of:=IF([.R16] &lt; [.N16];&quot;BETTER&quot;;IF([.R16] &gt;[.N1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085731">
            <text:p>8.57E-013</text:p>
          </table:table-cell>
          <table:table-cell office:value-type="float" office:value="0.000000000060091">
            <text:p>6.01E-011</text:p>
          </table:table-cell>
          <table:table-cell table:formula="of:=IF([.U16] &lt; [.P16];&quot;BETTER&quot;;IF([.U16]-2 &gt; [.P16]; &quot;WORSE&quot;;&quot;&quot;))">
            <text:p/>
          </table:table-cell>
          <table:table-cell table:formula="of:=IF([.W16] &lt; [.R16];&quot;BETTER&quot;;IF([.W16] &gt;[.R1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087094">
            <text:p>8.71E-013</text:p>
          </table:table-cell>
          <table:table-cell office:value-type="float" office:value="0.000000000060091">
            <text:p>6.01E-011</text:p>
          </table:table-cell>
          <table:table-cell table:formula="of:=IF([.Z16] &lt; [.U16];&quot;BETTER&quot;;IF([.Z16]-2 &gt; [.U16]; &quot;WORSE&quot;;&quot;&quot;))">
            <text:p/>
          </table:table-cell>
          <table:table-cell table:formula="of:=IF([.AB16] &lt; [.W16];&quot;BETTER&quot;;IF([.AB16] &gt;[.W16]*1.1;&quot;WORSE&quot;;&quot;&quot;))">
            <text:p/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3.07694394903911039e-01</text:p>
          </table:table-cell>
          <table:table-cell office:value-type="float" office:value="58">
            <text:p>58</text:p>
          </table:table-cell>
          <table:table-cell office:value-type="float" office:value="0.0000000000004213">
            <text:p>4.21E-013</text:p>
          </table:table-cell>
          <table:table-cell office:value-type="float" office:value="0.00000000001271">
            <text:p>1.27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4213">
            <text:p>4.21E-013</text:p>
          </table:table-cell>
          <table:table-cell office:value-type="float" office:value="0.00000000001271">
            <text:p>1.2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0107">
            <text:p>7.01E-011</text:p>
          </table:table-cell>
          <table:table-cell office:value-type="float" office:value="0.000000000012711">
            <text:p>1.2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0107">
            <text:p>7.01E-011</text:p>
          </table:table-cell>
          <table:table-cell office:value-type="float" office:value="0.000000000012711">
            <text:p>1.27E-011</text:p>
          </table:table-cell>
          <table:table-cell table:formula="of:=IF([.P17] &lt; [.L17];&quot;BETTER&quot;;IF([.P17]-2 &gt; [.L17]; &quot;WORSE&quot;;&quot;&quot;))">
            <text:p/>
          </table:table-cell>
          <table:table-cell table:formula="of:=IF([.R17] &lt; [.N17];&quot;BETTER&quot;;IF([.R17] &gt;[.N1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70107">
            <text:p>7.01E-011</text:p>
          </table:table-cell>
          <table:table-cell office:value-type="float" office:value="0.000000000012711">
            <text:p>1.27E-011</text:p>
          </table:table-cell>
          <table:table-cell table:formula="of:=IF([.U17] &lt; [.P17];&quot;BETTER&quot;;IF([.U17]-2 &gt; [.P17]; &quot;WORSE&quot;;&quot;&quot;))">
            <text:p/>
          </table:table-cell>
          <table:table-cell table:formula="of:=IF([.W17] &lt; [.R17];&quot;BETTER&quot;;IF([.W17] &gt;[.R1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70108">
            <text:p>7.01E-011</text:p>
          </table:table-cell>
          <table:table-cell office:value-type="float" office:value="0.000000000012711">
            <text:p>1.27E-011</text:p>
          </table:table-cell>
          <table:table-cell table:formula="of:=IF([.Z17] &lt; [.U17];&quot;BETTER&quot;;IF([.Z17]-2 &gt; [.U17]; &quot;WORSE&quot;;&quot;&quot;))">
            <text:p/>
          </table:table-cell>
          <table:table-cell table:formula="of:=IF([.AB17] &lt; [.W17];&quot;BETTER&quot;;IF([.AB17] &gt;[.W17]*1.1;&quot;WORSE&quot;;&quot;&quot;))">
            <text:p/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string">
            <text:p>6.55134477611332298e+27</text:p>
          </table:table-cell>
          <table:table-cell office:value-type="float" office:value="113">
            <text:p>113</text:p>
          </table:table-cell>
          <table:table-cell office:value-type="float" office:value="0.0000000000021971">
            <text:p>2.20E-012</text:p>
          </table:table-cell>
          <table:table-cell office:value-type="float" office:value="0.0000000000022075">
            <text:p>2.21E-012</text:p>
          </table:table-cell>
          <table:table-cell/>
          <table:table-cell office:value-type="float" office:value="115">
            <text:p>115</text:p>
          </table:table-cell>
          <table:table-cell office:value-type="float" office:value="0.000000000000033734">
            <text:p>3.37E-014</text:p>
          </table:table-cell>
          <table:table-cell office:value-type="float" office:value="0.000000000000044139">
            <text:p>4.41E-014</text:p>
          </table:table-cell>
          <table:table-cell/>
          <table:table-cell office:value-type="float" office:value="147">
            <text:p>147</text:p>
          </table:table-cell>
          <table:table-cell office:value-type="float" office:value="976370000000000">
            <text:p>9.76E+014</text:p>
          </table:table-cell>
          <table:table-cell office:value-type="float" office:value="4.1957E-015">
            <text:p>4.20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976370000000000">
            <text:p>9.76E+014</text:p>
          </table:table-cell>
          <table:table-cell office:value-type="float" office:value="4.1957E-015">
            <text:p>4.20E-015</text:p>
          </table:table-cell>
          <table:table-cell table:formula="of:=IF([.P18] &lt; [.L18];&quot;BETTER&quot;;IF([.P18]-2 &gt; [.L18]; &quot;WORSE&quot;;&quot;&quot;))">
            <text:p/>
          </table:table-cell>
          <table:table-cell table:formula="of:=IF([.R18] &lt; [.N18];&quot;BETTER&quot;;IF([.R18] &gt;[.N1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976370000000000">
            <text:p>9.76E+014</text:p>
          </table:table-cell>
          <table:table-cell office:value-type="float" office:value="4.1957E-015">
            <text:p>4.20E-015</text:p>
          </table:table-cell>
          <table:table-cell table:formula="of:=IF([.U18] &lt; [.P18];&quot;BETTER&quot;;IF([.U18]-2 &gt; [.P18]; &quot;WORSE&quot;;&quot;&quot;))">
            <text:p/>
          </table:table-cell>
          <table:table-cell table:formula="of:=IF([.W18] &lt; [.R18];&quot;BETTER&quot;;IF([.W18] &gt;[.R1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455E+016">
            <text:p>2.25E+016</text:p>
          </table:table-cell>
          <table:table-cell office:value-type="float" office:value="4.1957E-015">
            <text:p>4.20E-015</text:p>
          </table:table-cell>
          <table:table-cell table:formula="of:=IF([.Z18] &lt; [.U18];&quot;BETTER&quot;;IF([.Z18]-2 &gt; [.U18]; &quot;WORSE&quot;;&quot;&quot;))">
            <text:p/>
          </table:table-cell>
          <table:table-cell table:formula="of:=IF([.AB18] &lt; [.W18];&quot;BETTER&quot;;IF([.AB18] &gt;[.W18]*1.1;&quot;WORSE&quot;;&quot;&quot;))">
            <text:p/>
          </table:table-cell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string">
            <text:p>9.80755496505743632e-03</text:p>
          </table:table-cell>
          <table:table-cell office:value-type="float" office:value="58">
            <text:p>58</text:p>
          </table:table-cell>
          <table:table-cell office:value-type="float" office:value="1.2381E-015">
            <text:p>1.24E-015</text:p>
          </table:table-cell>
          <table:table-cell office:value-type="float" office:value="0.0000000035628">
            <text:p>3.56E-009</text:p>
          </table:table-cell>
          <table:table-cell/>
          <table:table-cell office:value-type="float" office:value="59">
            <text:p>59</text:p>
          </table:table-cell>
          <table:table-cell office:value-type="float" office:value="1.2381E-015">
            <text:p>1.24E-015</text:p>
          </table:table-cell>
          <table:table-cell office:value-type="float" office:value="0.0000000035628">
            <text:p>3.56E-009</text:p>
          </table:table-cell>
          <table:table-cell/>
          <table:table-cell office:value-type="float" office:value="74">
            <text:p>74</text:p>
          </table:table-cell>
          <table:table-cell office:value-type="float" office:value="3.9552E-016">
            <text:p>3.96E-016</text:p>
          </table:table-cell>
          <table:table-cell office:value-type="float" office:value="0.0000000035628">
            <text:p>3.56E-009</text:p>
          </table:table-cell>
          <table:table-cell/>
          <table:table-cell office:value-type="float" office:value="74">
            <text:p>74</text:p>
          </table:table-cell>
          <table:table-cell office:value-type="float" office:value="3.9552E-016">
            <text:p>3.96E-016</text:p>
          </table:table-cell>
          <table:table-cell office:value-type="float" office:value="0.0000000035628">
            <text:p>3.56E-009</text:p>
          </table:table-cell>
          <table:table-cell table:formula="of:=IF([.P19] &lt; [.L19];&quot;BETTER&quot;;IF([.P19]-2 &gt; [.L19]; &quot;WORSE&quot;;&quot;&quot;))">
            <text:p/>
          </table:table-cell>
          <table:table-cell table:formula="of:=IF([.R19] &lt; [.N19];&quot;BETTER&quot;;IF([.R19] &gt;[.N1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3.9552E-016">
            <text:p>3.96E-016</text:p>
          </table:table-cell>
          <table:table-cell office:value-type="float" office:value="0.0000000035628">
            <text:p>3.56E-009</text:p>
          </table:table-cell>
          <table:table-cell table:formula="of:=IF([.U19] &lt; [.P19];&quot;BETTER&quot;;IF([.U19]-2 &gt; [.P19]; &quot;WORSE&quot;;&quot;&quot;))">
            <text:p/>
          </table:table-cell>
          <table:table-cell table:formula="of:=IF([.W19] &lt; [.R19];&quot;BETTER&quot;;IF([.W19] &gt;[.R1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5.0969E-016">
            <text:p>5.10E-016</text:p>
          </table:table-cell>
          <table:table-cell office:value-type="float" office:value="0.0000000035628">
            <text:p>3.56E-009</text:p>
          </table:table-cell>
          <table:table-cell table:formula="of:=IF([.Z19] &lt; [.U19];&quot;BETTER&quot;;IF([.Z19]-2 &gt; [.U19]; &quot;WORSE&quot;;&quot;&quot;))">
            <text:p/>
          </table:table-cell>
          <table:table-cell table:formula="of:=IF([.AB19] &lt; [.W19];&quot;BETTER&quot;;IF([.AB19] &gt;[.W19]*1.1;&quot;WORSE&quot;;&quot;&quot;))">
            <text:p/>
          </table:table-cell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string">
            <text:p>3.64899739785760693e-02</text:p>
          </table:table-cell>
          <table:table-cell office:value-type="float" office:value="49">
            <text:p>49</text:p>
          </table:table-cell>
          <table:table-cell office:value-type="float" office:value="0.0000000000022051">
            <text:p>2.21E-012</text:p>
          </table:table-cell>
          <table:table-cell office:value-type="float" office:value="0.00000000058712">
            <text:p>5.87E-010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022051">
            <text:p>2.21E-012</text:p>
          </table:table-cell>
          <table:table-cell office:value-type="float" office:value="0.00000000058712">
            <text:p>5.8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9929">
            <text:p>4.99E-012</text:p>
          </table:table-cell>
          <table:table-cell office:value-type="float" office:value="0.00000000058712">
            <text:p>5.8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9929">
            <text:p>4.99E-012</text:p>
          </table:table-cell>
          <table:table-cell office:value-type="float" office:value="0.00000000058712">
            <text:p>5.87E-010</text:p>
          </table:table-cell>
          <table:table-cell table:formula="of:=IF([.P20] &lt; [.L20];&quot;BETTER&quot;;IF([.P20]-2 &gt; [.L20]; &quot;WORSE&quot;;&quot;&quot;))">
            <text:p/>
          </table:table-cell>
          <table:table-cell table:formula="of:=IF([.R20] &lt; [.N20];&quot;BETTER&quot;;IF([.R20] &gt;[.N2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9929">
            <text:p>4.99E-012</text:p>
          </table:table-cell>
          <table:table-cell office:value-type="float" office:value="0.00000000058712">
            <text:p>5.87E-010</text:p>
          </table:table-cell>
          <table:table-cell table:formula="of:=IF([.U20] &lt; [.P20];&quot;BETTER&quot;;IF([.U20]-2 &gt; [.P20]; &quot;WORSE&quot;;&quot;&quot;))">
            <text:p/>
          </table:table-cell>
          <table:table-cell table:formula="of:=IF([.W20] &lt; [.R20];&quot;BETTER&quot;;IF([.W20] &gt;[.R2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9986">
            <text:p>5.00E-012</text:p>
          </table:table-cell>
          <table:table-cell office:value-type="float" office:value="0.00000000058712">
            <text:p>5.87E-010</text:p>
          </table:table-cell>
          <table:table-cell table:formula="of:=IF([.Z20] &lt; [.U20];&quot;BETTER&quot;;IF([.Z20]-2 &gt; [.U20]; &quot;WORSE&quot;;&quot;&quot;))">
            <text:p/>
          </table:table-cell>
          <table:table-cell table:formula="of:=IF([.AB20] &lt; [.W20];&quot;BETTER&quot;;IF([.AB20] &gt;[.W20]*1.1;&quot;WORSE&quot;;&quot;&quot;))">
            <text:p/>
          </table:table-cell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string">
            <text:p>2.50000000000000000e-01</text:p>
          </table:table-cell>
          <table:table-cell office:value-type="float" office:value="58">
            <text:p>58</text:p>
          </table:table-cell>
          <table:table-cell office:value-type="float" office:value="0.00000000000016498">
            <text:p>1.65E-013</text:p>
          </table:table-cell>
          <table:table-cell office:value-type="float" office:value="6.6613E-016">
            <text:p>6.66E-016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6498">
            <text:p>1.65E-013</text:p>
          </table:table-cell>
          <table:table-cell office:value-type="float" office:value="6.6613E-016">
            <text:p>6.66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7138">
            <text:p>3.71E-012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7138">
            <text:p>3.71E-012</text:p>
          </table:table-cell>
          <table:table-cell office:value-type="float" office:value="0">
            <text:p>0.00E+000</text:p>
          </table:table-cell>
          <table:table-cell table:formula="of:=IF([.P21] &lt; [.L21];&quot;BETTER&quot;;IF([.P21]-2 &gt; [.L21]; &quot;WORSE&quot;;&quot;&quot;))">
            <text:p/>
          </table:table-cell>
          <table:table-cell table:formula="of:=IF([.R21] &lt; [.N21];&quot;BETTER&quot;;IF([.R21] &gt;[.N2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7138">
            <text:p>3.71E-012</text:p>
          </table:table-cell>
          <table:table-cell office:value-type="float" office:value="0">
            <text:p>0.00E+000</text:p>
          </table:table-cell>
          <table:table-cell table:formula="of:=IF([.U21] &lt; [.P21];&quot;BETTER&quot;;IF([.U21]-2 &gt; [.P21]; &quot;WORSE&quot;;&quot;&quot;))">
            <text:p/>
          </table:table-cell>
          <table:table-cell table:formula="of:=IF([.W21] &lt; [.R21];&quot;BETTER&quot;;IF([.W21] &gt;[.R2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7217">
            <text:p>3.72E-012</text:p>
          </table:table-cell>
          <table:table-cell office:value-type="float" office:value="0">
            <text:p>0.00E+000</text:p>
          </table:table-cell>
          <table:table-cell table:formula="of:=IF([.Z21] &lt; [.U21];&quot;BETTER&quot;;IF([.Z21]-2 &gt; [.U21]; &quot;WORSE&quot;;&quot;&quot;))">
            <text:p/>
          </table:table-cell>
          <table:table-cell table:formula="of:=IF([.AB21] &lt; [.W21];&quot;BETTER&quot;;IF([.AB21] &gt;[.W21]*1.1;&quot;WORSE&quot;;&quot;&quot;))">
            <text:p/>
          </table:table-cell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string">
            <text:p>2.10657251225806974e-01</text:p>
          </table:table-cell>
          <table:table-cell office:value-type="float" office:value="58">
            <text:p>58</text:p>
          </table:table-cell>
          <table:table-cell office:value-type="float" office:value="0.000000000000052308">
            <text:p>5.23E-014</text:p>
          </table:table-cell>
          <table:table-cell office:value-type="float" office:value="0.00000000012251">
            <text:p>1.23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52308">
            <text:p>5.23E-014</text:p>
          </table:table-cell>
          <table:table-cell office:value-type="float" office:value="0.00000000012251">
            <text:p>1.23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202">
            <text:p>1.20E-011</text:p>
          </table:table-cell>
          <table:table-cell office:value-type="float" office:value="0.00000000012251">
            <text:p>1.23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202">
            <text:p>1.20E-011</text:p>
          </table:table-cell>
          <table:table-cell office:value-type="float" office:value="0.00000000012251">
            <text:p>1.23E-010</text:p>
          </table:table-cell>
          <table:table-cell table:formula="of:=IF([.P22] &lt; [.L22];&quot;BETTER&quot;;IF([.P22]-2 &gt; [.L22]; &quot;WORSE&quot;;&quot;&quot;))">
            <text:p/>
          </table:table-cell>
          <table:table-cell table:formula="of:=IF([.R22] &lt; [.N22];&quot;BETTER&quot;;IF([.R22] &gt;[.N2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202">
            <text:p>1.20E-011</text:p>
          </table:table-cell>
          <table:table-cell office:value-type="float" office:value="0.00000000012251">
            <text:p>1.23E-010</text:p>
          </table:table-cell>
          <table:table-cell table:formula="of:=IF([.U22] &lt; [.P22];&quot;BETTER&quot;;IF([.U22]-2 &gt; [.P22]; &quot;WORSE&quot;;&quot;&quot;))">
            <text:p/>
          </table:table-cell>
          <table:table-cell table:formula="of:=IF([.W22] &lt; [.R22];&quot;BETTER&quot;;IF([.W22] &gt;[.R2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2029">
            <text:p>1.20E-011</text:p>
          </table:table-cell>
          <table:table-cell office:value-type="float" office:value="0.00000000012251">
            <text:p>1.23E-010</text:p>
          </table:table-cell>
          <table:table-cell table:formula="of:=IF([.Z22] &lt; [.U22];&quot;BETTER&quot;;IF([.Z22]-2 &gt; [.U22]; &quot;WORSE&quot;;&quot;&quot;))">
            <text:p/>
          </table:table-cell>
          <table:table-cell table:formula="of:=IF([.AB22] &lt; [.W22];&quot;BETTER&quot;;IF([.AB22] &gt;[.W22]*1.1;&quot;WORSE&quot;;&quot;&quot;))">
            <text:p/>
          </table:table-cell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string">
            <text:p>1.90523869048267658e+00</text:p>
          </table:table-cell>
          <table:table-cell office:value-type="float" office:value="56">
            <text:p>56</text:p>
          </table:table-cell>
          <table:table-cell office:value-type="float" office:value="0.00000000000048019">
            <text:p>4.80E-013</text:p>
          </table:table-cell>
          <table:table-cell office:value-type="float" office:value="0.0000000000097272">
            <text:p>9.73E-012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0015414">
            <text:p>1.54E-013</text:p>
          </table:table-cell>
          <table:table-cell office:value-type="float" office:value="0.000000000009093">
            <text:p>9.0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090925">
            <text:p>9.0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090925">
            <text:p>9.09E-012</text:p>
          </table:table-cell>
          <table:table-cell table:formula="of:=IF([.P23] &lt; [.L23];&quot;BETTER&quot;;IF([.P23]-2 &gt; [.L23]; &quot;WORSE&quot;;&quot;&quot;))">
            <text:p/>
          </table:table-cell>
          <table:table-cell table:formula="of:=IF([.R23] &lt; [.N23];&quot;BETTER&quot;;IF([.R23] &gt;[.N2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090925">
            <text:p>9.09E-012</text:p>
          </table:table-cell>
          <table:table-cell table:formula="of:=IF([.U23] &lt; [.P23];&quot;BETTER&quot;;IF([.U23]-2 &gt; [.P23]; &quot;WORSE&quot;;&quot;&quot;))">
            <text:p/>
          </table:table-cell>
          <table:table-cell table:formula="of:=IF([.W23] &lt; [.R23];&quot;BETTER&quot;;IF([.W23] &gt;[.R2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090925">
            <text:p>9.09E-012</text:p>
          </table:table-cell>
          <table:table-cell table:formula="of:=IF([.Z23] &lt; [.U23];&quot;BETTER&quot;;IF([.Z23]-2 &gt; [.U23]; &quot;WORSE&quot;;&quot;&quot;))">
            <text:p/>
          </table:table-cell>
          <table:table-cell table:formula="of:=IF([.AB23] &lt; [.W23];&quot;BETTER&quot;;IF([.AB23] &gt;[.W23]*1.1;&quot;WORSE&quot;;&quot;&quot;))">
            <text:p/>
          </table:table-cell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string">
            <text:p>5.14041895890070766e-01</text:p>
          </table:table-cell>
          <table:table-cell office:value-type="float" office:value="58">
            <text:p>58</text:p>
          </table:table-cell>
          <table:table-cell office:value-type="float" office:value="0.000000000000033261">
            <text:p>3.33E-014</text:p>
          </table:table-cell>
          <table:table-cell office:value-type="float" office:value="0.000000000019317">
            <text:p>1.9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33261">
            <text:p>3.33E-014</text:p>
          </table:table-cell>
          <table:table-cell office:value-type="float" office:value="0.000000000019317">
            <text:p>1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9316">
            <text:p>1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9316">
            <text:p>1.93E-011</text:p>
          </table:table-cell>
          <table:table-cell table:formula="of:=IF([.P24] &lt; [.L24];&quot;BETTER&quot;;IF([.P24]-2 &gt; [.L24]; &quot;WORSE&quot;;&quot;&quot;))">
            <text:p/>
          </table:table-cell>
          <table:table-cell table:formula="of:=IF([.R24] &lt; [.N24];&quot;BETTER&quot;;IF([.R24] &gt;[.N2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9316">
            <text:p>1.93E-011</text:p>
          </table:table-cell>
          <table:table-cell table:formula="of:=IF([.U24] &lt; [.P24];&quot;BETTER&quot;;IF([.U24]-2 &gt; [.P24]; &quot;WORSE&quot;;&quot;&quot;))">
            <text:p/>
          </table:table-cell>
          <table:table-cell table:formula="of:=IF([.W24] &lt; [.R24];&quot;BETTER&quot;;IF([.W24] &gt;[.R2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28419">
            <text:p>2.84E-014</text:p>
          </table:table-cell>
          <table:table-cell office:value-type="float" office:value="0.000000000019316">
            <text:p>1.93E-011</text:p>
          </table:table-cell>
          <table:table-cell table:formula="of:=IF([.Z24] &lt; [.U24];&quot;BETTER&quot;;IF([.Z24]-2 &gt; [.U24]; &quot;WORSE&quot;;&quot;&quot;))">
            <text:p/>
          </table:table-cell>
          <table:table-cell table:formula="of:=IF([.AB24] &lt; [.W24];&quot;BETTER&quot;;IF([.AB24] &gt;[.W24]*1.1;&quot;WORSE&quot;;&quot;&quot;))">
            <text:p/>
          </table:table-cell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string">
            <text:p>-4.44444444444444420e-01</text:p>
          </table:table-cell>
          <table:table-cell office:value-type="float" office:value="53">
            <text:p>53</text:p>
          </table:table-cell>
          <table:table-cell office:value-type="float" office:value="0.00000000000024206">
            <text:p>2.42E-013</text:p>
          </table:table-cell>
          <table:table-cell office:value-type="float" office:value="0.000000000099768">
            <text:p>9.98E-011</text:p>
          </table:table-cell>
          <table:table-cell/>
          <table:table-cell office:value-type="float" office:value="56">
            <text:p>56</text:p>
          </table:table-cell>
          <table:table-cell office:value-type="float" office:value="0.000000000000010242">
            <text:p>1.02E-014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 table:formula="of:=IF([.P25] &lt; [.L25];&quot;BETTER&quot;;IF([.P25]-2 &gt; [.L25]; &quot;WORSE&quot;;&quot;&quot;))">
            <text:p/>
          </table:table-cell>
          <table:table-cell table:formula="of:=IF([.R25] &lt; [.N25];&quot;BETTER&quot;;IF([.R25] &gt;[.N2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 table:formula="of:=IF([.U25] &lt; [.P25];&quot;BETTER&quot;;IF([.U25]-2 &gt; [.P25]; &quot;WORSE&quot;;&quot;&quot;))">
            <text:p/>
          </table:table-cell>
          <table:table-cell table:formula="of:=IF([.W25] &lt; [.R25];&quot;BETTER&quot;;IF([.W25] &gt;[.R2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 table:formula="of:=IF([.Z25] &lt; [.U25];&quot;BETTER&quot;;IF([.Z25]-2 &gt; [.U25]; &quot;WORSE&quot;;&quot;&quot;))">
            <text:p/>
          </table:table-cell>
          <table:table-cell table:formula="of:=IF([.AB25] &lt; [.W25];&quot;BETTER&quot;;IF([.AB25] &gt;[.W25]*1.1;&quot;WORSE&quot;;&quot;&quot;))">
            <text:p/>
          </table:table-cell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string">
            <text:p>7.85398163397448390e-01</text:p>
          </table:table-cell>
          <table:table-cell office:value-type="float" office:value="56">
            <text:p>56</text:p>
          </table:table-cell>
          <table:table-cell office:value-type="float" office:value="0.00000000000096434">
            <text:p>9.64E-013</text:p>
          </table:table-cell>
          <table:table-cell office:value-type="float" office:value="0.0000000000042286">
            <text:p>4.23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5267">
            <text:p>1.53E-014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4798">
            <text:p>1.48E-012</text:p>
          </table:table-cell>
          <table:table-cell office:value-type="float" office:value="0.0000000000032488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4798">
            <text:p>1.48E-012</text:p>
          </table:table-cell>
          <table:table-cell office:value-type="float" office:value="0.0000000000032488">
            <text:p>3.25E-012</text:p>
          </table:table-cell>
          <table:table-cell table:formula="of:=IF([.P26] &lt; [.L26];&quot;BETTER&quot;;IF([.P26]-2 &gt; [.L26]; &quot;WORSE&quot;;&quot;&quot;))">
            <text:p/>
          </table:table-cell>
          <table:table-cell table:formula="of:=IF([.R26] &lt; [.N26];&quot;BETTER&quot;;IF([.R26] &gt;[.N2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4798">
            <text:p>1.48E-012</text:p>
          </table:table-cell>
          <table:table-cell office:value-type="float" office:value="0.0000000000032488">
            <text:p>3.25E-012</text:p>
          </table:table-cell>
          <table:table-cell table:formula="of:=IF([.U26] &lt; [.P26];&quot;BETTER&quot;;IF([.U26]-2 &gt; [.P26]; &quot;WORSE&quot;;&quot;&quot;))">
            <text:p/>
          </table:table-cell>
          <table:table-cell table:formula="of:=IF([.W26] &lt; [.R26];&quot;BETTER&quot;;IF([.W26] &gt;[.R2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4798">
            <text:p>1.48E-012</text:p>
          </table:table-cell>
          <table:table-cell office:value-type="float" office:value="0.0000000000032488">
            <text:p>3.25E-012</text:p>
          </table:table-cell>
          <table:table-cell table:formula="of:=IF([.Z26] &lt; [.U26];&quot;BETTER&quot;;IF([.Z26]-2 &gt; [.U26]; &quot;WORSE&quot;;&quot;&quot;))">
            <text:p/>
          </table:table-cell>
          <table:table-cell table:formula="of:=IF([.AB26] &lt; [.W26];&quot;BETTER&quot;;IF([.AB26] &gt;[.W26]*1.1;&quot;WORSE&quot;;&quot;&quot;))">
            <text:p/>
          </table:table-cell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string">
            <text:p>1.19814022027971134e+00</text:p>
          </table:table-cell>
          <table:table-cell office:value-type="float" office:value="120">
            <text:p>120</text:p>
          </table:table-cell>
          <table:table-cell office:value-type="float" office:value="0.0000000068894">
            <text:p>6.89E-009</text:p>
          </table:table-cell>
          <table:table-cell office:value-type="float" office:value="0.000000015791">
            <text:p>1.58E-008</text:p>
          </table:table-cell>
          <table:table-cell/>
          <table:table-cell office:value-type="float" office:value="477">
            <text:p>477</text:p>
          </table:table-cell>
          <table:table-cell office:value-type="float" office:value="0.00000000068971">
            <text:p>6.90E-010</text:p>
          </table:table-cell>
          <table:table-cell office:value-type="float" office:value="0.0000000077433">
            <text:p>7.74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10718">
            <text:p>1.07E-009</text:p>
          </table:table-cell>
          <table:table-cell office:value-type="float" office:value="0.000000012036">
            <text:p>1.20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7838">
            <text:p>3.78E-009</text:p>
          </table:table-cell>
          <table:table-cell office:value-type="float" office:value="0.0000000060217">
            <text:p>6.02E-009</text:p>
          </table:table-cell>
          <table:table-cell table:formula="of:=IF([.P27] &lt; [.L27];&quot;BETTER&quot;;IF([.P27]-2 &gt; [.L27]; &quot;WORSE&quot;;&quot;&quot;))" office:value-type="string" office:string-value="BETTER">
            <text:p>BETTER</text:p>
          </table:table-cell>
          <table:table-cell table:formula="of:=IF([.R27] &lt; [.N27];&quot;BETTER&quot;;IF([.R27] &gt;[.N27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37838">
            <text:p>3.78E-009</text:p>
          </table:table-cell>
          <table:table-cell office:value-type="float" office:value="0.0000000060217">
            <text:p>6.02E-009</text:p>
          </table:table-cell>
          <table:table-cell table:formula="of:=IF([.U27] &lt; [.P27];&quot;BETTER&quot;;IF([.U27]-2 &gt; [.P27]; &quot;WORSE&quot;;&quot;&quot;))">
            <text:p/>
          </table:table-cell>
          <table:table-cell table:formula="of:=IF([.W27] &lt; [.R27];&quot;BETTER&quot;;IF([.W27] &gt;[.R2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2656">
            <text:p>1.27E-006</text:p>
          </table:table-cell>
          <table:table-cell office:value-type="float" office:value="0.0000000060217">
            <text:p>6.02E-009</text:p>
          </table:table-cell>
          <table:table-cell table:formula="of:=IF([.Z27] &lt; [.U27];&quot;BETTER&quot;;IF([.Z27]-2 &gt; [.U27]; &quot;WORSE&quot;;&quot;&quot;))">
            <text:p/>
          </table:table-cell>
          <table:table-cell table:formula="of:=IF([.AB27] &lt; [.W27];&quot;BETTER&quot;;IF([.AB27] &gt;[.W27]*1.1;&quot;WORSE&quot;;&quot;&quot;))">
            <text:p/>
          </table:table-cell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string">
            <text:p>2.00000000000000000e+00</text:p>
          </table:table-cell>
          <table:table-cell office:value-type="float" office:value="59">
            <text:p>59</text:p>
          </table:table-cell>
          <table:table-cell office:value-type="float" office:value="0.00000000000011502">
            <text:p>1.15E-013</text:p>
          </table:table-cell>
          <table:table-cell office:value-type="float" office:value="0.00000000000017097">
            <text:p>1.71E-013</text:p>
          </table:table-cell>
          <table:table-cell/>
          <table:table-cell office:value-type="float" office:value="60">
            <text:p>60</text:p>
          </table:table-cell>
          <table:table-cell office:value-type="float" office:value="0.000000000000055955">
            <text:p>5.60E-014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40767">
            <text:p>4.08E-013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40767">
            <text:p>4.08E-013</text:p>
          </table:table-cell>
          <table:table-cell office:value-type="float" office:value="0">
            <text:p>0.00E+000</text:p>
          </table:table-cell>
          <table:table-cell table:formula="of:=IF([.P28] &lt; [.L28];&quot;BETTER&quot;;IF([.P28]-2 &gt; [.L28]; &quot;WORSE&quot;;&quot;&quot;))">
            <text:p/>
          </table:table-cell>
          <table:table-cell table:formula="of:=IF([.R28] &lt; [.N28];&quot;BETTER&quot;;IF([.R28] &gt;[.N2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40767">
            <text:p>4.08E-013</text:p>
          </table:table-cell>
          <table:table-cell office:value-type="float" office:value="0">
            <text:p>0.00E+000</text:p>
          </table:table-cell>
          <table:table-cell table:formula="of:=IF([.U28] &lt; [.P28];&quot;BETTER&quot;;IF([.U28]-2 &gt; [.P28]; &quot;WORSE&quot;;&quot;&quot;))">
            <text:p/>
          </table:table-cell>
          <table:table-cell table:formula="of:=IF([.W28] &lt; [.R28];&quot;BETTER&quot;;IF([.W28] &gt;[.R2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40767">
            <text:p>4.08E-013</text:p>
          </table:table-cell>
          <table:table-cell office:value-type="float" office:value="0">
            <text:p>0.00E+000</text:p>
          </table:table-cell>
          <table:table-cell table:formula="of:=IF([.Z28] &lt; [.U28];&quot;BETTER&quot;;IF([.Z28]-2 &gt; [.U28]; &quot;WORSE&quot;;&quot;&quot;))">
            <text:p/>
          </table:table-cell>
          <table:table-cell table:formula="of:=IF([.AB28] &lt; [.W28];&quot;BETTER&quot;;IF([.AB28] &gt;[.W28]*1.1;&quot;WORSE&quot;;&quot;&quot;))">
            <text:p/>
          </table:table-cell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office:value-type="float" office:value="0.000000000020343">
            <text:p>2.03E-011</text:p>
          </table:table-cell>
          <table:table-cell office:value-type="float" office:value="0.000000000080279">
            <text:p>8.0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20343">
            <text:p>2.03E-011</text:p>
          </table:table-cell>
          <table:table-cell office:value-type="float" office:value="0.000000000080279">
            <text:p>8.03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29] &lt; [.L29];&quot;BETTER&quot;;IF([.P29]-2 &gt; [.L29]; &quot;WORSE&quot;;&quot;&quot;))">
            <text:p/>
          </table:table-cell>
          <table:table-cell table:formula="of:=IF([.R29] &lt; [.N29];&quot;BETTER&quot;;IF([.R29] &gt;[.N29]*1.1;&quot;WORSE&quot;;&quot;&quot;))">
            <text:p/>
          </table:table-cell>
          <table:table-cell office:value-type="float" office:value="75">
            <text:p>75</text:p>
          </table:table-cell>
          <table:table-cell office:value-type="float" office:value="0.00000000013237">
            <text:p>1.32E-010</text:p>
          </table:table-cell>
          <table:table-cell office:value-type="float" office:value="0.000000000048592">
            <text:p>4.86E-011</text:p>
          </table:table-cell>
          <table:table-cell table:formula="of:=IF([.U29] &lt; [.P29];&quot;BETTER&quot;;IF([.U29]-2 &gt; [.P29]; &quot;WORSE&quot;;&quot;&quot;))" office:value-type="string" office:string-value="BETTER">
            <text:p>BETTER</text:p>
          </table:table-cell>
          <table:table-cell table:formula="of:=IF([.W29] &lt; [.R29];&quot;BETTER&quot;;IF([.W29] &gt;[.R29]*1.1;&quot;WORSE&quot;;&quot;&quot;))" office:value-type="string" office:string-value="BETTER">
            <text:p>BETTER</text:p>
          </table:table-cell>
          <table:table-cell office:value-type="float" office:value="75">
            <text:p>75</text:p>
          </table:table-cell>
          <table:table-cell office:value-type="float" office:value="0.0000003102">
            <text:p>3.10E-007</text:p>
          </table:table-cell>
          <table:table-cell office:value-type="float" office:value="0.000000000048592">
            <text:p>4.86E-011</text:p>
          </table:table-cell>
          <table:table-cell table:formula="of:=IF([.Z29] &lt; [.U29];&quot;BETTER&quot;;IF([.Z29]-2 &gt; [.U29]; &quot;WORSE&quot;;&quot;&quot;))">
            <text:p/>
          </table:table-cell>
          <table:table-cell table:formula="of:=IF([.AB29] &lt; [.W29];&quot;BETTER&quot;;IF([.AB29] &gt;[.W29]*1.1;&quot;WORSE&quot;;&quot;&quot;))">
            <text:p/>
          </table:table-cell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string">
            <text:p>7.87779048103020463e-01</text:p>
          </table:table-cell>
          <table:table-cell office:value-type="float" office:value="58">
            <text:p>58</text:p>
          </table:table-cell>
          <table:table-cell office:value-type="float" office:value="0.000000000000069511">
            <text:p>6.95E-014</text:p>
          </table:table-cell>
          <table:table-cell office:value-type="float" office:value="0.000000000003834">
            <text:p>3.83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69511">
            <text:p>6.95E-014</text:p>
          </table:table-cell>
          <table:table-cell office:value-type="float" office:value="0.000000000003834">
            <text:p>3.8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2515">
            <text:p>2.25E-011</text:p>
          </table:table-cell>
          <table:table-cell office:value-type="float" office:value="0.0000000000038342">
            <text:p>3.8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2515">
            <text:p>2.25E-011</text:p>
          </table:table-cell>
          <table:table-cell office:value-type="float" office:value="0.0000000000038342">
            <text:p>3.83E-012</text:p>
          </table:table-cell>
          <table:table-cell table:formula="of:=IF([.P30] &lt; [.L30];&quot;BETTER&quot;;IF([.P30]-2 &gt; [.L30]; &quot;WORSE&quot;;&quot;&quot;))">
            <text:p/>
          </table:table-cell>
          <table:table-cell table:formula="of:=IF([.R30] &lt; [.N30];&quot;BETTER&quot;;IF([.R30] &gt;[.N3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2515">
            <text:p>2.25E-011</text:p>
          </table:table-cell>
          <table:table-cell office:value-type="float" office:value="0.0000000000038342">
            <text:p>3.83E-012</text:p>
          </table:table-cell>
          <table:table-cell table:formula="of:=IF([.U30] &lt; [.P30];&quot;BETTER&quot;;IF([.U30]-2 &gt; [.P30]; &quot;WORSE&quot;;&quot;&quot;))">
            <text:p/>
          </table:table-cell>
          <table:table-cell table:formula="of:=IF([.W30] &lt; [.R30];&quot;BETTER&quot;;IF([.W30] &gt;[.R3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2531">
            <text:p>2.25E-011</text:p>
          </table:table-cell>
          <table:table-cell office:value-type="float" office:value="0.0000000000038342">
            <text:p>3.83E-012</text:p>
          </table:table-cell>
          <table:table-cell table:formula="of:=IF([.Z30] &lt; [.U30];&quot;BETTER&quot;;IF([.Z30]-2 &gt; [.U30]; &quot;WORSE&quot;;&quot;&quot;))">
            <text:p/>
          </table:table-cell>
          <table:table-cell table:formula="of:=IF([.AB30] &lt; [.W30];&quot;BETTER&quot;;IF([.AB30] &gt;[.W30]*1.1;&quot;WORSE&quot;;&quot;&quot;))">
            <text:p/>
          </table:table-cell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office:value-type="float" office:value="0.000000000000012546">
            <text:p>1.25E-014</text:p>
          </table:table-cell>
          <table:table-cell office:value-type="float" office:value="8.9928E-015">
            <text:p>8.99E-015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2546">
            <text:p>1.25E-014</text:p>
          </table:table-cell>
          <table:table-cell office:value-type="float" office:value="8.9928E-015">
            <text:p>8.99E-015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31] &lt; [.L31];&quot;BETTER&quot;;IF([.P31]-2 &gt; [.L31]; &quot;WORSE&quot;;&quot;&quot;))">
            <text:p/>
          </table:table-cell>
          <table:table-cell table:formula="of:=IF([.R31] &lt; [.N31];&quot;BETTER&quot;;IF([.R31] &gt;[.N31]*1.1;&quot;WORSE&quot;;&quot;&quot;))">
            <text:p/>
          </table:table-cell>
          <table:table-cell office:value-type="float" office:value="70">
            <text:p>70</text:p>
          </table:table-cell>
          <table:table-cell office:value-type="float" office:value="0.00000000000030265">
            <text:p>3.03E-013</text:p>
          </table:table-cell>
          <table:table-cell office:value-type="float" office:value="0">
            <text:p>0.00E+000</text:p>
          </table:table-cell>
          <table:table-cell table:formula="of:=IF([.U31] &lt; [.P31];&quot;BETTER&quot;;IF([.U31]-2 &gt; [.P31]; &quot;WORSE&quot;;&quot;&quot;))" office:value-type="string" office:string-value="BETTER">
            <text:p>BETTER</text:p>
          </table:table-cell>
          <table:table-cell table:formula="of:=IF([.W31] &lt; [.R31];&quot;BETTER&quot;;IF([.W31] &gt;[.R31]*1.1;&quot;WORSE&quot;;&quot;&quot;))" office:value-type="string" office:string-value="BETTER">
            <text:p>BETTER</text:p>
          </table:table-cell>
          <table:table-cell office:value-type="float" office:value="70">
            <text:p>70</text:p>
          </table:table-cell>
          <table:table-cell office:value-type="float" office:value="0.00000000000030265">
            <text:p>3.03E-013</text:p>
          </table:table-cell>
          <table:table-cell office:value-type="float" office:value="0">
            <text:p>0.00E+000</text:p>
          </table:table-cell>
          <table:table-cell table:formula="of:=IF([.Z31] &lt; [.U31];&quot;BETTER&quot;;IF([.Z31]-2 &gt; [.U31]; &quot;WORSE&quot;;&quot;&quot;))">
            <text:p/>
          </table:table-cell>
          <table:table-cell table:formula="of:=IF([.AB31] &lt; [.W31];&quot;BETTER&quot;;IF([.AB31] &gt;[.W31]*1.1;&quot;WORSE&quot;;&quot;&quot;))">
            <text:p/>
          </table:table-cell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string">
            <text:p>2.46740110027233994e+00</text:p>
          </table:table-cell>
          <table:table-cell office:value-type="float" office:value="91">
            <text:p>91</text:p>
          </table:table-cell>
          <table:table-cell office:value-type="float" office:value="0.0000000000088455">
            <text:p>8.85E-012</text:p>
          </table:table-cell>
          <table:table-cell office:value-type="float" office:value="0.000000000012383">
            <text:p>1.24E-011</text:p>
          </table:table-cell>
          <table:table-cell/>
          <table:table-cell office:value-type="float" office:value="91">
            <text:p>91</text:p>
          </table:table-cell>
          <table:table-cell office:value-type="float" office:value="0.0000000000088455">
            <text:p>8.85E-012</text:p>
          </table:table-cell>
          <table:table-cell office:value-type="float" office:value="0.000000000012383">
            <text:p>1.24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032437">
            <text:p>3.24E-014</text:p>
          </table:table-cell>
          <table:table-cell office:value-type="float" office:value="0.00000000001121">
            <text:p>1.12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032437">
            <text:p>3.24E-014</text:p>
          </table:table-cell>
          <table:table-cell office:value-type="float" office:value="0.00000000001121">
            <text:p>1.12E-011</text:p>
          </table:table-cell>
          <table:table-cell table:formula="of:=IF([.P32] &lt; [.L32];&quot;BETTER&quot;;IF([.P32]-2 &gt; [.L32]; &quot;WORSE&quot;;&quot;&quot;))">
            <text:p/>
          </table:table-cell>
          <table:table-cell table:formula="of:=IF([.R32] &lt; [.N32];&quot;BETTER&quot;;IF([.R32] &gt;[.N3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32437">
            <text:p>3.24E-014</text:p>
          </table:table-cell>
          <table:table-cell office:value-type="float" office:value="0.00000000001121">
            <text:p>1.12E-011</text:p>
          </table:table-cell>
          <table:table-cell table:formula="of:=IF([.U32] &lt; [.P32];&quot;BETTER&quot;;IF([.U32]-2 &gt; [.P32]; &quot;WORSE&quot;;&quot;&quot;))">
            <text:p/>
          </table:table-cell>
          <table:table-cell table:formula="of:=IF([.W32] &lt; [.R32];&quot;BETTER&quot;;IF([.W32] &gt;[.R3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32437">
            <text:p>3.24E-014</text:p>
          </table:table-cell>
          <table:table-cell office:value-type="float" office:value="0.00000000001121">
            <text:p>1.12E-011</text:p>
          </table:table-cell>
          <table:table-cell table:formula="of:=IF([.Z32] &lt; [.U32];&quot;BETTER&quot;;IF([.Z32]-2 &gt; [.U32]; &quot;WORSE&quot;;&quot;&quot;))">
            <text:p/>
          </table:table-cell>
          <table:table-cell table:formula="of:=IF([.AB32] &lt; [.W32];&quot;BETTER&quot;;IF([.AB32] &gt;[.W32]*1.1;&quot;WORSE&quot;;&quot;&quot;))">
            <text:p/>
          </table:table-cell>
        </table:table-row>
        <table:table-row table:style-name="ro3">
          <table:table-cell/>
          <table:table-cell office:value-type="float" office:value="31">
            <text:p>31</text:p>
          </table:table-cell>
          <table:table-cell office:value-type="string">
            <text:p>-6.91183688767061266e-01</text:p>
          </table:table-cell>
          <table:table-cell office:value-type="float" office:value="60">
            <text:p>60</text:p>
          </table:table-cell>
          <table:table-cell office:value-type="float" office:value="0.0000000000019918">
            <text:p>1.99E-012</text:p>
          </table:table-cell>
          <table:table-cell office:value-type="float" office:value="0.000000000049789">
            <text:p>4.98E-011</text:p>
          </table:table-cell>
          <table:table-cell/>
          <table:table-cell office:value-type="float" office:value="61">
            <text:p>61</text:p>
          </table:table-cell>
          <table:table-cell office:value-type="float" office:value="0.0000000000019918">
            <text:p>1.99E-012</text:p>
          </table:table-cell>
          <table:table-cell office:value-type="float" office:value="0.000000000049789">
            <text:p>4.9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7061">
            <text:p>7.06E-014</text:p>
          </table:table-cell>
          <table:table-cell office:value-type="float" office:value="0.000000000047656">
            <text:p>4.7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7061">
            <text:p>7.06E-014</text:p>
          </table:table-cell>
          <table:table-cell office:value-type="float" office:value="0.000000000047656">
            <text:p>4.77E-011</text:p>
          </table:table-cell>
          <table:table-cell table:formula="of:=IF([.P33] &lt; [.L33];&quot;BETTER&quot;;IF([.P33]-2 &gt; [.L33]; &quot;WORSE&quot;;&quot;&quot;))">
            <text:p/>
          </table:table-cell>
          <table:table-cell table:formula="of:=IF([.R33] &lt; [.N33];&quot;BETTER&quot;;IF([.R33] &gt;[.N3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7061">
            <text:p>7.06E-014</text:p>
          </table:table-cell>
          <table:table-cell office:value-type="float" office:value="0.000000000047656">
            <text:p>4.77E-011</text:p>
          </table:table-cell>
          <table:table-cell table:formula="of:=IF([.U33] &lt; [.P33];&quot;BETTER&quot;;IF([.U33]-2 &gt; [.P33]; &quot;WORSE&quot;;&quot;&quot;))">
            <text:p/>
          </table:table-cell>
          <table:table-cell table:formula="of:=IF([.W33] &lt; [.R33];&quot;BETTER&quot;;IF([.W33] &gt;[.R3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50324">
            <text:p>5.03E-011</text:p>
          </table:table-cell>
          <table:table-cell office:value-type="float" office:value="0.000000000047656">
            <text:p>4.77E-011</text:p>
          </table:table-cell>
          <table:table-cell table:formula="of:=IF([.Z33] &lt; [.U33];&quot;BETTER&quot;;IF([.Z33]-2 &gt; [.U33]; &quot;WORSE&quot;;&quot;&quot;))">
            <text:p/>
          </table:table-cell>
          <table:table-cell table:formula="of:=IF([.AB33] &lt; [.W33];&quot;BETTER&quot;;IF([.AB33] &gt;[.W33]*1.1;&quot;WORSE&quot;;&quot;&quot;))">
            <text:p/>
          </table:table-cell>
        </table:table-row>
        <table:table-row table:style-name="ro3">
          <table:table-cell/>
          <table:table-cell office:value-type="float" office:value="32">
            <text:p>32</text:p>
          </table:table-cell>
          <table:table-cell office:value-type="string">
            <text:p>-6.90494569836993310e-01</text:p>
          </table:table-cell>
          <table:table-cell office:value-type="float" office:value="59">
            <text:p>59</text:p>
          </table:table-cell>
          <table:table-cell office:value-type="float" office:value="0.0000000034942">
            <text:p>3.49E-009</text:p>
          </table:table-cell>
          <table:table-cell office:value-type="float" office:value="0.0000000088372">
            <text:p>8.84E-009</text:p>
          </table:table-cell>
          <table:table-cell/>
          <table:table-cell office:value-type="float" office:value="467">
            <text:p>467</text:p>
          </table:table-cell>
          <table:table-cell office:value-type="float" office:value="0.00000000023626">
            <text:p>2.36E-010</text:p>
          </table:table-cell>
          <table:table-cell office:value-type="float" office:value="0.0000000182">
            <text:p>1.82E-008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32538">
            <text:p>3.25E-010</text:p>
          </table:table-cell>
          <table:table-cell office:value-type="float" office:value="0.000000027318">
            <text:p>2.73E-008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32538">
            <text:p>3.25E-010</text:p>
          </table:table-cell>
          <table:table-cell office:value-type="float" office:value="0.000000027318">
            <text:p>2.73E-008</text:p>
          </table:table-cell>
          <table:table-cell table:formula="of:=IF([.P34] &lt; [.L34];&quot;BETTER&quot;;IF([.P34]-2 &gt; [.L34]; &quot;WORSE&quot;;&quot;&quot;))">
            <text:p/>
          </table:table-cell>
          <table:table-cell table:formula="of:=IF([.R34] &lt; [.N34];&quot;BETTER&quot;;IF([.R34] &gt;[.N34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00032538">
            <text:p>3.25E-010</text:p>
          </table:table-cell>
          <table:table-cell office:value-type="float" office:value="0.000000027318">
            <text:p>2.73E-008</text:p>
          </table:table-cell>
          <table:table-cell table:formula="of:=IF([.U34] &lt; [.P34];&quot;BETTER&quot;;IF([.U34]-2 &gt; [.P34]; &quot;WORSE&quot;;&quot;&quot;))">
            <text:p/>
          </table:table-cell>
          <table:table-cell table:formula="of:=IF([.W34] &lt; [.R34];&quot;BETTER&quot;;IF([.W34] &gt;[.R34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54126">
            <text:p>5.41E-007</text:p>
          </table:table-cell>
          <table:table-cell office:value-type="float" office:value="0.000000027318">
            <text:p>2.73E-008</text:p>
          </table:table-cell>
          <table:table-cell table:formula="of:=IF([.Z34] &lt; [.U34];&quot;BETTER&quot;;IF([.Z34]-2 &gt; [.U34]; &quot;WORSE&quot;;&quot;&quot;))">
            <text:p/>
          </table:table-cell>
          <table:table-cell table:formula="of:=IF([.AB34] &lt; [.W34];&quot;BETTER&quot;;IF([.AB34] &gt;[.W34]*1.1;&quot;WORSE&quot;;&quot;&quot;))">
            <text:p/>
          </table:table-cell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string">
            <text:p>1.80671262590654857e-01</text:p>
          </table:table-cell>
          <table:table-cell office:value-type="float" office:value="58">
            <text:p>58</text:p>
          </table:table-cell>
          <table:table-cell office:value-type="float" office:value="0.00000000000069961">
            <text:p>7.00E-013</text:p>
          </table:table-cell>
          <table:table-cell office:value-type="float" office:value="0.000000000051724">
            <text:p>5.17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69961">
            <text:p>7.00E-013</text:p>
          </table:table-cell>
          <table:table-cell office:value-type="float" office:value="0.000000000051724">
            <text:p>5.1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5">
            <text:p>2.78E-015</text:p>
          </table:table-cell>
          <table:table-cell office:value-type="float" office:value="0.000000000051725">
            <text:p>5.1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5">
            <text:p>2.78E-015</text:p>
          </table:table-cell>
          <table:table-cell office:value-type="float" office:value="0.000000000051725">
            <text:p>5.17E-011</text:p>
          </table:table-cell>
          <table:table-cell table:formula="of:=IF([.P35] &lt; [.L35];&quot;BETTER&quot;;IF([.P35]-2 &gt; [.L35]; &quot;WORSE&quot;;&quot;&quot;))">
            <text:p/>
          </table:table-cell>
          <table:table-cell table:formula="of:=IF([.R35] &lt; [.N35];&quot;BETTER&quot;;IF([.R35] &gt;[.N3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7478E-015">
            <text:p>2.75E-015</text:p>
          </table:table-cell>
          <table:table-cell office:value-type="float" office:value="0.000000000051725">
            <text:p>5.17E-011</text:p>
          </table:table-cell>
          <table:table-cell table:formula="of:=IF([.U35] &lt; [.P35];&quot;BETTER&quot;;IF([.U35]-2 &gt; [.P35]; &quot;WORSE&quot;;&quot;&quot;))">
            <text:p/>
          </table:table-cell>
          <table:table-cell table:formula="of:=IF([.W35] &lt; [.R35];&quot;BETTER&quot;;IF([.W35] &gt;[.R3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2625">
            <text:p>2.63E-014</text:p>
          </table:table-cell>
          <table:table-cell office:value-type="float" office:value="0.000000000051725">
            <text:p>5.17E-011</text:p>
          </table:table-cell>
          <table:table-cell table:formula="of:=IF([.Z35] &lt; [.U35];&quot;BETTER&quot;;IF([.Z35]-2 &gt; [.U35]; &quot;WORSE&quot;;&quot;&quot;))">
            <text:p/>
          </table:table-cell>
          <table:table-cell table:formula="of:=IF([.AB35] &lt; [.W35];&quot;BETTER&quot;;IF([.AB35] &gt;[.W35]*1.1;&quot;WORSE&quot;;&quot;&quot;))">
            <text:p/>
          </table:table-cell>
        </table:table-row>
        <table:table-row table:style-name="ro3">
          <table:table-cell/>
          <table:table-cell office:value-type="float" office:value="34">
            <text:p>34</text:p>
          </table:table-cell>
          <table:table-cell office:value-type="string">
            <text:p>1.57079632679489656e+00</text:p>
          </table:table-cell>
          <table:table-cell office:value-type="float" office:value="56">
            <text:p>56</text:p>
          </table:table-cell>
          <table:table-cell office:value-type="float" office:value="0.00000000055319">
            <text:p>5.53E-010</text:p>
          </table:table-cell>
          <table:table-cell office:value-type="float" office:value="0.0000000000042283">
            <text:p>4.23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55221">
            <text:p>5.52E-010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23335">
            <text:p>2.33E-011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23335">
            <text:p>2.33E-011</text:p>
          </table:table-cell>
          <table:table-cell office:value-type="float" office:value="0.000000000003249">
            <text:p>3.25E-012</text:p>
          </table:table-cell>
          <table:table-cell table:formula="of:=IF([.P36] &lt; [.L36];&quot;BETTER&quot;;IF([.P36]-2 &gt; [.L36]; &quot;WORSE&quot;;&quot;&quot;))">
            <text:p/>
          </table:table-cell>
          <table:table-cell table:formula="of:=IF([.R36] &lt; [.N36];&quot;BETTER&quot;;IF([.R36] &gt;[.N3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23335">
            <text:p>2.33E-011</text:p>
          </table:table-cell>
          <table:table-cell office:value-type="float" office:value="0.0000000000032488">
            <text:p>3.25E-012</text:p>
          </table:table-cell>
          <table:table-cell table:formula="of:=IF([.U36] &lt; [.P36];&quot;BETTER&quot;;IF([.U36]-2 &gt; [.P36]; &quot;WORSE&quot;;&quot;&quot;))">
            <text:p/>
          </table:table-cell>
          <table:table-cell table:formula="of:=IF([.W36] &lt; [.R36];&quot;BETTER&quot;;IF([.W36] &gt;[.R36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0023429">
            <text:p>2.34E-011</text:p>
          </table:table-cell>
          <table:table-cell office:value-type="float" office:value="0.0000000000032488">
            <text:p>3.25E-012</text:p>
          </table:table-cell>
          <table:table-cell table:formula="of:=IF([.Z36] &lt; [.U36];&quot;BETTER&quot;;IF([.Z36]-2 &gt; [.U36]; &quot;WORSE&quot;;&quot;&quot;))">
            <text:p/>
          </table:table-cell>
          <table:table-cell table:formula="of:=IF([.AB36] &lt; [.W36];&quot;BETTER&quot;;IF([.AB36] &gt;[.W36]*1.1;&quot;WORSE&quot;;&quot;&quot;))">
            <text:p/>
          </table:table-cell>
        </table:table-row>
        <table:table-row table:style-name="ro3">
          <table:table-cell/>
          <table:table-cell office:value-type="float" office:value="35">
            <text:p>35</text:p>
          </table:table-cell>
          <table:table-cell office:value-type="string">
            <text:p>EXCEPTION!!</text:p>
          </table:table-cell>
          <table:table-cell office:value-type="float" office:value="120">
            <text:p>120</text:p>
          </table:table-cell>
          <table:table-cell office:value-type="float" office:value="0.0000000063406">
            <text:p>6.34E-009</text:p>
          </table:table-cell>
          <table:table-cell office:value-type="float" office:value="0.000000015121">
            <text:p>1.51E-008</text:p>
          </table:table-cell>
          <table:table-cell/>
          <table:table-cell office:value-type="float" office:value="477">
            <text:p>477</text:p>
          </table:table-cell>
          <table:table-cell office:value-type="float" office:value="0.00000000065957">
            <text:p>6.60E-010</text:p>
          </table:table-cell>
          <table:table-cell office:value-type="float" office:value="0.0000000074278">
            <text:p>7.43E-009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37] &lt; [.L37];&quot;BETTER&quot;;IF([.P37]-2 &gt; [.L37]; &quot;WORSE&quot;;&quot;&quot;))">
            <text:p/>
          </table:table-cell>
          <table:table-cell table:formula="of:=IF([.R37] &lt; [.N37];&quot;BETTER&quot;;IF([.R37] &gt;[.N37]*1.1;&quot;WORSE&quot;;&quot;&quot;))">
            <text:p/>
          </table:table-cell>
          <table:table-cell office:value-type="float" office:value="265">
            <text:p>265</text:p>
          </table:table-cell>
          <table:table-cell office:value-type="float" office:value="0.000000010922">
            <text:p>1.09E-008</text:p>
          </table:table-cell>
          <table:table-cell office:value-type="float" office:value="0.000000011038">
            <text:p>1.10E-008</text:p>
          </table:table-cell>
          <table:table-cell table:formula="of:=IF([.U37] &lt; [.P37];&quot;BETTER&quot;;IF([.U37]-2 &gt; [.P37]; &quot;WORSE&quot;;&quot;&quot;))" office:value-type="string" office:string-value="BETTER">
            <text:p>BETTER</text:p>
          </table:table-cell>
          <table:table-cell table:formula="of:=IF([.W37] &lt; [.R37];&quot;BETTER&quot;;IF([.W37] &gt;[.R37]*1.1;&quot;WORSE&quot;;&quot;&quot;))" office:value-type="string" office:string-value="BETTER">
            <text:p>BETTER</text:p>
          </table:table-cell>
          <table:table-cell office:value-type="float" office:value="263">
            <text:p>263</text:p>
          </table:table-cell>
          <table:table-cell office:value-type="float" office:value="0.000001065">
            <text:p>1.07E-006</text:p>
          </table:table-cell>
          <table:table-cell office:value-type="float" office:value="0.000000011038">
            <text:p>1.10E-008</text:p>
          </table:table-cell>
          <table:table-cell table:formula="of:=IF([.Z37] &lt; [.U37];&quot;BETTER&quot;;IF([.Z37]-2 &gt; [.U37]; &quot;WORSE&quot;;&quot;&quot;))" office:value-type="string" office:string-value="BETTER">
            <text:p>BETTER</text:p>
          </table:table-cell>
          <table:table-cell table:formula="of:=IF([.AB37] &lt; [.W37];&quot;BETTER&quot;;IF([.AB37] &gt;[.W37]*1.1;&quot;WORSE&quot;;&quot;&quot;))">
            <text:p/>
          </table:table-cell>
        </table:table-row>
        <table:table-row table:style-name="ro3">
          <table:table-cell/>
          <table:table-cell office:value-type="float" office:value="36">
            <text:p>36</text:p>
          </table:table-cell>
          <table:table-cell office:value-type="string">
            <text:p>EXCEPTION!!</text:p>
          </table:table-cell>
          <table:table-cell office:value-type="float" office:value="210">
            <text:p>210</text:p>
          </table:table-cell>
          <table:table-cell office:value-type="float" office:value="0.0000000030803">
            <text:p>3.08E-009</text:p>
          </table:table-cell>
          <table:table-cell office:value-type="float" office:value="0.00000000012798">
            <text:p>1.28E-010</text:p>
          </table:table-cell>
          <table:table-cell/>
          <table:table-cell office:value-type="float" office:value="421">
            <text:p>421</text:p>
          </table:table-cell>
          <table:table-cell office:value-type="float" office:value="0.00000000002763">
            <text:p>2.76E-011</text:p>
          </table:table-cell>
          <table:table-cell office:value-type="float" office:value="0.000000000033601">
            <text:p>3.36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38] &lt; [.L38];&quot;BETTER&quot;;IF([.P38]-2 &gt; [.L38]; &quot;WORSE&quot;;&quot;&quot;))">
            <text:p/>
          </table:table-cell>
          <table:table-cell table:formula="of:=IF([.R38] &lt; [.N38];&quot;BETTER&quot;;IF([.R38] &gt;[.N38]*1.1;&quot;WORSE&quot;;&quot;&quot;))">
            <text:p/>
          </table:table-cell>
          <table:table-cell office:value-type="float" office:value="526">
            <text:p>526</text:p>
          </table:table-cell>
          <table:table-cell office:value-type="float" office:value="0.000000000000018319">
            <text:p>1.83E-014</text:p>
          </table:table-cell>
          <table:table-cell office:value-type="float" office:value="2.2204E-016">
            <text:p>2.22E-016</text:p>
          </table:table-cell>
          <table:table-cell table:formula="of:=IF([.U38] &lt; [.P38];&quot;BETTER&quot;;IF([.U38]-2 &gt; [.P38]; &quot;WORSE&quot;;&quot;&quot;))" office:value-type="string" office:string-value="BETTER">
            <text:p>BETTER</text:p>
          </table:table-cell>
          <table:table-cell table:formula="of:=IF([.W38] &lt; [.R38];&quot;BETTER&quot;;IF([.W38] &gt;[.R38]*1.1;&quot;WORSE&quot;;&quot;&quot;))" office:value-type="string" office:string-value="BETTER">
            <text:p>BETTER</text:p>
          </table:table-cell>
          <table:table-cell office:value-type="float" office:value="526">
            <text:p>526</text:p>
          </table:table-cell>
          <table:table-cell office:value-type="float" office:value="0.000000000000024916">
            <text:p>2.49E-014</text:p>
          </table:table-cell>
          <table:table-cell office:value-type="float" office:value="2.2204E-016">
            <text:p>2.22E-016</text:p>
          </table:table-cell>
          <table:table-cell table:formula="of:=IF([.Z38] &lt; [.U38];&quot;BETTER&quot;;IF([.Z38]-2 &gt; [.U38]; &quot;WORSE&quot;;&quot;&quot;))">
            <text:p/>
          </table:table-cell>
          <table:table-cell table:formula="of:=IF([.AB38] &lt; [.W38];&quot;BETTER&quot;;IF([.AB38] &gt;[.W38]*1.1;&quot;WORSE&quot;;&quot;&quot;))">
            <text:p/>
          </table:table-cell>
        </table:table-row>
        <table:table-row table:style-name="ro3">
          <table:table-cell/>
          <table:table-cell office:value-type="float" office:value="37">
            <text:p>37</text:p>
          </table:table-cell>
          <table:table-cell office:value-type="string">
            <text:p>9.99999985013356185e-01</text:p>
          </table:table-cell>
          <table:table-cell office:value-type="float" office:value="120">
            <text:p>120</text:p>
          </table:table-cell>
          <table:table-cell office:value-type="float" office:value="0.0000000082545">
            <text:p>8.25E-009</text:p>
          </table:table-cell>
          <table:table-cell office:value-type="float" office:value="0.000000018955">
            <text:p>1.90E-008</text:p>
          </table:table-cell>
          <table:table-cell/>
          <table:table-cell office:value-type="float" office:value="477">
            <text:p>477</text:p>
          </table:table-cell>
          <table:table-cell office:value-type="float" office:value="0.00000000082637">
            <text:p>8.26E-010</text:p>
          </table:table-cell>
          <table:table-cell office:value-type="float" office:value="0.0000000093132">
            <text:p>9.31E-009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000053076">
            <text:p>5.31E-010</text:p>
          </table:table-cell>
          <table:table-cell office:value-type="float" office:value="0.000000014987">
            <text:p>1.50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7814">
            <text:p>3.78E-009</text:p>
          </table:table-cell>
          <table:table-cell office:value-type="float" office:value="0.0000000072504">
            <text:p>7.25E-009</text:p>
          </table:table-cell>
          <table:table-cell table:formula="of:=IF([.P39] &lt; [.L39];&quot;BETTER&quot;;IF([.P39]-2 &gt; [.L39]; &quot;WORSE&quot;;&quot;&quot;))" office:value-type="string" office:string-value="BETTER">
            <text:p>BETTER</text:p>
          </table:table-cell>
          <table:table-cell table:formula="of:=IF([.R39] &lt; [.N39];&quot;BETTER&quot;;IF([.R39] &gt;[.N39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37814">
            <text:p>3.78E-009</text:p>
          </table:table-cell>
          <table:table-cell office:value-type="float" office:value="0.0000000072504">
            <text:p>7.25E-009</text:p>
          </table:table-cell>
          <table:table-cell table:formula="of:=IF([.U39] &lt; [.P39];&quot;BETTER&quot;;IF([.U39]-2 &gt; [.P39]; &quot;WORSE&quot;;&quot;&quot;))">
            <text:p/>
          </table:table-cell>
          <table:table-cell table:formula="of:=IF([.W39] &lt; [.R39];&quot;BETTER&quot;;IF([.W39] &gt;[.R3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2656">
            <text:p>1.27E-006</text:p>
          </table:table-cell>
          <table:table-cell office:value-type="float" office:value="0.0000000072504">
            <text:p>7.25E-009</text:p>
          </table:table-cell>
          <table:table-cell table:formula="of:=IF([.Z39] &lt; [.U39];&quot;BETTER&quot;;IF([.Z39]-2 &gt; [.U39]; &quot;WORSE&quot;;&quot;&quot;))">
            <text:p/>
          </table:table-cell>
          <table:table-cell table:formula="of:=IF([.AB39] &lt; [.W39];&quot;BETTER&quot;;IF([.AB39] &gt;[.W39]*1.1;&quot;WORSE&quot;;&quot;&quot;))">
            <text:p/>
          </table:table-cell>
        </table:table-row>
        <table:table-row table:style-name="ro3">
          <table:table-cell/>
          <table:table-cell office:value-type="float" office:value="38">
            <text:p>38</text:p>
          </table:table-cell>
          <table:table-cell office:value-type="string">
            <text:p>1.26448926734961829e-03</text:p>
          </table:table-cell>
          <table:table-cell office:value-type="float" office:value="37">
            <text:p>37</text:p>
          </table:table-cell>
          <table:table-cell office:value-type="float" office:value="0.00000000034362">
            <text:p>3.44E-010</text:p>
          </table:table-cell>
          <table:table-cell office:value-type="float" office:value="0.000000025821">
            <text:p>2.58E-008</text:p>
          </table:table-cell>
          <table:table-cell/>
          <table:table-cell office:value-type="float" office:value="39">
            <text:p>39</text:p>
          </table:table-cell>
          <table:table-cell office:value-type="float" office:value="0.00000000034362">
            <text:p>3.44E-010</text:p>
          </table:table-cell>
          <table:table-cell office:value-type="float" office:value="0.000000025821">
            <text:p>2.58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5.8547E-018">
            <text:p>5.85E-018</text:p>
          </table:table-cell>
          <table:table-cell office:value-type="float" office:value="0.000000025821">
            <text:p>2.58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5.8547E-018">
            <text:p>5.85E-018</text:p>
          </table:table-cell>
          <table:table-cell office:value-type="float" office:value="0.000000025821">
            <text:p>2.58E-008</text:p>
          </table:table-cell>
          <table:table-cell table:formula="of:=IF([.P40] &lt; [.L40];&quot;BETTER&quot;;IF([.P40]-2 &gt; [.L40]; &quot;WORSE&quot;;&quot;&quot;))">
            <text:p/>
          </table:table-cell>
          <table:table-cell table:formula="of:=IF([.R40] &lt; [.N40];&quot;BETTER&quot;;IF([.R40] &gt;[.N4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8547E-018">
            <text:p>5.85E-018</text:p>
          </table:table-cell>
          <table:table-cell office:value-type="float" office:value="0.000000025821">
            <text:p>2.58E-008</text:p>
          </table:table-cell>
          <table:table-cell table:formula="of:=IF([.U40] &lt; [.P40];&quot;BETTER&quot;;IF([.U40]-2 &gt; [.P40]; &quot;WORSE&quot;;&quot;&quot;))">
            <text:p/>
          </table:table-cell>
          <table:table-cell table:formula="of:=IF([.W40] &lt; [.R40];&quot;BETTER&quot;;IF([.W40] &gt;[.R4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8547E-018">
            <text:p>5.85E-018</text:p>
          </table:table-cell>
          <table:table-cell office:value-type="float" office:value="0.000000025821">
            <text:p>2.58E-008</text:p>
          </table:table-cell>
          <table:table-cell table:formula="of:=IF([.Z40] &lt; [.U40];&quot;BETTER&quot;;IF([.Z40]-2 &gt; [.U40]; &quot;WORSE&quot;;&quot;&quot;))">
            <text:p/>
          </table:table-cell>
          <table:table-cell table:formula="of:=IF([.AB40] &lt; [.W40];&quot;BETTER&quot;;IF([.AB40] &gt;[.W40]*1.1;&quot;WORSE&quot;;&quot;&quot;))">
            <text:p/>
          </table:table-cell>
        </table:table-row>
        <table:table-row table:style-name="ro3">
          <table:table-cell/>
          <table:table-cell office:value-type="float" office:value="39">
            <text:p>39</text:p>
          </table:table-cell>
          <table:table-cell office:value-type="string">
            <text:p>1.58730158730158730e-03</text:p>
          </table:table-cell>
          <table:table-cell office:value-type="float" office:value="37">
            <text:p>37</text:p>
          </table:table-cell>
          <table:table-cell office:value-type="float" office:value="0.00000000022134">
            <text:p>2.21E-010</text:p>
          </table:table-cell>
          <table:table-cell office:value-type="float" office:value="0.000000008">
            <text:p>8.00E-009</text:p>
          </table:table-cell>
          <table:table-cell/>
          <table:table-cell office:value-type="float" office:value="39">
            <text:p>39</text:p>
          </table:table-cell>
          <table:table-cell office:value-type="float" office:value="0.00000000022134">
            <text:p>2.21E-010</text:p>
          </table:table-cell>
          <table:table-cell office:value-type="float" office:value="0.000000008">
            <text:p>8.00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8">
            <text:p>8.00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8">
            <text:p>8.00E-009</text:p>
          </table:table-cell>
          <table:table-cell table:formula="of:=IF([.P41] &lt; [.L41];&quot;BETTER&quot;;IF([.P41]-2 &gt; [.L41]; &quot;WORSE&quot;;&quot;&quot;))">
            <text:p/>
          </table:table-cell>
          <table:table-cell table:formula="of:=IF([.R41] &lt; [.N41];&quot;BETTER&quot;;IF([.R41] &gt;[.N4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8">
            <text:p>8.00E-009</text:p>
          </table:table-cell>
          <table:table-cell table:formula="of:=IF([.U41] &lt; [.P41];&quot;BETTER&quot;;IF([.U41]-2 &gt; [.P41]; &quot;WORSE&quot;;&quot;&quot;))">
            <text:p/>
          </table:table-cell>
          <table:table-cell table:formula="of:=IF([.W41] &lt; [.R41];&quot;BETTER&quot;;IF([.W41] &gt;[.R4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793E-072">
            <text:p>5.58E-072</text:p>
          </table:table-cell>
          <table:table-cell office:value-type="float" office:value="0.000000008">
            <text:p>8.00E-009</text:p>
          </table:table-cell>
          <table:table-cell table:formula="of:=IF([.Z41] &lt; [.U41];&quot;BETTER&quot;;IF([.Z41]-2 &gt; [.U41]; &quot;WORSE&quot;;&quot;&quot;))">
            <text:p/>
          </table:table-cell>
          <table:table-cell table:formula="of:=IF([.AB41] &lt; [.W41];&quot;BETTER&quot;;IF([.AB41] &gt;[.W41]*1.1;&quot;WORSE&quot;;&quot;&quot;))">
            <text:p/>
          </table:table-cell>
        </table:table-row>
        <table:table-row table:style-name="ro3">
          <table:table-cell/>
          <table:table-cell office:value-type="float" office:value="40">
            <text:p>40</text:p>
          </table:table-cell>
          <table:table-cell office:value-type="string">
            <text:p>5.90489270886385142e-01</text:p>
          </table:table-cell>
          <table:table-cell office:value-type="float" office:value="58">
            <text:p>58</text:p>
          </table:table-cell>
          <table:table-cell office:value-type="float" office:value="0.000000000000037227">
            <text:p>3.72E-014</text:p>
          </table:table-cell>
          <table:table-cell office:value-type="float" office:value="0.000000000023057">
            <text:p>2.31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37227">
            <text:p>3.72E-014</text:p>
          </table:table-cell>
          <table:table-cell office:value-type="float" office:value="0.000000000023057">
            <text:p>2.3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23057">
            <text:p>2.3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23057">
            <text:p>2.31E-011</text:p>
          </table:table-cell>
          <table:table-cell table:formula="of:=IF([.P42] &lt; [.L42];&quot;BETTER&quot;;IF([.P42]-2 &gt; [.L42]; &quot;WORSE&quot;;&quot;&quot;))">
            <text:p/>
          </table:table-cell>
          <table:table-cell table:formula="of:=IF([.R42] &lt; [.N42];&quot;BETTER&quot;;IF([.R42] &gt;[.N4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3057">
            <text:p>2.31E-011</text:p>
          </table:table-cell>
          <table:table-cell table:formula="of:=IF([.U42] &lt; [.P42];&quot;BETTER&quot;;IF([.U42]-2 &gt; [.P42]; &quot;WORSE&quot;;&quot;&quot;))">
            <text:p/>
          </table:table-cell>
          <table:table-cell table:formula="of:=IF([.W42] &lt; [.R42];&quot;BETTER&quot;;IF([.W42] &gt;[.R4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31753">
            <text:p>3.18E-014</text:p>
          </table:table-cell>
          <table:table-cell office:value-type="float" office:value="0.000000000023057">
            <text:p>2.31E-011</text:p>
          </table:table-cell>
          <table:table-cell table:formula="of:=IF([.Z42] &lt; [.U42];&quot;BETTER&quot;;IF([.Z42]-2 &gt; [.U42]; &quot;WORSE&quot;;&quot;&quot;))">
            <text:p/>
          </table:table-cell>
          <table:table-cell table:formula="of:=IF([.AB42] &lt; [.W42];&quot;BETTER&quot;;IF([.AB42] &gt;[.W42]*1.1;&quot;WORSE&quot;;&quot;&quot;))">
            <text:p/>
          </table:table-cell>
        </table:table-row>
        <table:table-row table:style-name="ro3">
          <table:table-cell/>
          <table:table-cell office:value-type="float" office:value="41">
            <text:p>41</text:p>
          </table:table-cell>
          <table:table-cell office:value-type="string">
            <text:p>1.40862340353767901e+00</text:p>
          </table:table-cell>
          <table:table-cell office:value-type="float" office:value="107">
            <text:p>107</text:p>
          </table:table-cell>
          <table:table-cell office:value-type="float" office:value="0.0000000000012814">
            <text:p>1.28E-012</text:p>
          </table:table-cell>
          <table:table-cell office:value-type="float" office:value="0.000000000024921">
            <text:p>2.49E-011</text:p>
          </table:table-cell>
          <table:table-cell/>
          <table:table-cell office:value-type="float" office:value="109">
            <text:p>109</text:p>
          </table:table-cell>
          <table:table-cell office:value-type="float" office:value="0.0000000000015544">
            <text:p>1.55E-012</text:p>
          </table:table-cell>
          <table:table-cell office:value-type="float" office:value="0.000000000025194">
            <text:p>2.52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71525">
            <text:p>7.15E-012</text:p>
          </table:table-cell>
          <table:table-cell office:value-type="float" office:value="0.000000000026749">
            <text:p>2.67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71525">
            <text:p>7.15E-012</text:p>
          </table:table-cell>
          <table:table-cell office:value-type="float" office:value="0.000000000026749">
            <text:p>2.67E-011</text:p>
          </table:table-cell>
          <table:table-cell table:formula="of:=IF([.P43] &lt; [.L43];&quot;BETTER&quot;;IF([.P43]-2 &gt; [.L43]; &quot;WORSE&quot;;&quot;&quot;))">
            <text:p/>
          </table:table-cell>
          <table:table-cell table:formula="of:=IF([.R43] &lt; [.N43];&quot;BETTER&quot;;IF([.R43] &gt;[.N43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71525">
            <text:p>7.15E-012</text:p>
          </table:table-cell>
          <table:table-cell office:value-type="float" office:value="0.000000000026749">
            <text:p>2.67E-011</text:p>
          </table:table-cell>
          <table:table-cell table:formula="of:=IF([.U43] &lt; [.P43];&quot;BETTER&quot;;IF([.U43]-2 &gt; [.P43]; &quot;WORSE&quot;;&quot;&quot;))">
            <text:p/>
          </table:table-cell>
          <table:table-cell table:formula="of:=IF([.W43] &lt; [.R43];&quot;BETTER&quot;;IF([.W43] &gt;[.R43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72465">
            <text:p>7.25E-012</text:p>
          </table:table-cell>
          <table:table-cell office:value-type="float" office:value="0.000000000026749">
            <text:p>2.67E-011</text:p>
          </table:table-cell>
          <table:table-cell table:formula="of:=IF([.Z43] &lt; [.U43];&quot;BETTER&quot;;IF([.Z43]-2 &gt; [.U43]; &quot;WORSE&quot;;&quot;&quot;))">
            <text:p/>
          </table:table-cell>
          <table:table-cell table:formula="of:=IF([.AB43] &lt; [.W43];&quot;BETTER&quot;;IF([.AB43] &gt;[.W43]*1.1;&quot;WORSE&quot;;&quot;&quot;))">
            <text:p/>
          </table:table-cell>
        </table:table-row>
        <table:table-row table:style-name="ro3">
          <table:table-cell/>
          <table:table-cell office:value-type="float" office:value="42">
            <text:p>42</text:p>
          </table:table-cell>
          <table:table-cell office:value-type="string">
            <text:p>1.41798825704517018e-01</text:p>
          </table:table-cell>
          <table:table-cell office:value-type="float" office:value="49">
            <text:p>49</text:p>
          </table:table-cell>
          <table:table-cell office:value-type="float" office:value="0.0000000000036954">
            <text:p>3.70E-012</text:p>
          </table:table-cell>
          <table:table-cell office:value-type="float" office:value="0.000000000031841">
            <text:p>3.18E-011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036954">
            <text:p>3.70E-012</text:p>
          </table:table-cell>
          <table:table-cell office:value-type="float" office:value="0.000000000031841">
            <text:p>3.1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3619">
            <text:p>4.36E-011</text:p>
          </table:table-cell>
          <table:table-cell office:value-type="float" office:value="0.000000000031855">
            <text:p>3.1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3619">
            <text:p>4.36E-011</text:p>
          </table:table-cell>
          <table:table-cell office:value-type="float" office:value="0.000000000031855">
            <text:p>3.19E-011</text:p>
          </table:table-cell>
          <table:table-cell table:formula="of:=IF([.P44] &lt; [.L44];&quot;BETTER&quot;;IF([.P44]-2 &gt; [.L44]; &quot;WORSE&quot;;&quot;&quot;))">
            <text:p/>
          </table:table-cell>
          <table:table-cell table:formula="of:=IF([.R44] &lt; [.N44];&quot;BETTER&quot;;IF([.R44] &gt;[.N4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3619">
            <text:p>4.36E-011</text:p>
          </table:table-cell>
          <table:table-cell office:value-type="float" office:value="0.000000000031855">
            <text:p>3.19E-011</text:p>
          </table:table-cell>
          <table:table-cell table:formula="of:=IF([.U44] &lt; [.P44];&quot;BETTER&quot;;IF([.U44]-2 &gt; [.P44]; &quot;WORSE&quot;;&quot;&quot;))">
            <text:p/>
          </table:table-cell>
          <table:table-cell table:formula="of:=IF([.W44] &lt; [.R44];&quot;BETTER&quot;;IF([.W44] &gt;[.R4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3619">
            <text:p>4.36E-011</text:p>
          </table:table-cell>
          <table:table-cell office:value-type="float" office:value="0.000000000031855">
            <text:p>3.19E-011</text:p>
          </table:table-cell>
          <table:table-cell table:formula="of:=IF([.Z44] &lt; [.U44];&quot;BETTER&quot;;IF([.Z44]-2 &gt; [.U44]; &quot;WORSE&quot;;&quot;&quot;))">
            <text:p/>
          </table:table-cell>
          <table:table-cell table:formula="of:=IF([.AB44] &lt; [.W44];&quot;BETTER&quot;;IF([.AB44] &gt;[.W44]*1.1;&quot;WORSE&quot;;&quot;&quot;))">
            <text:p/>
          </table:table-cell>
        </table:table-row>
        <table:table-row table:style-name="ro3">
          <table:table-cell/>
          <table:table-cell office:value-type="float" office:value="43">
            <text:p>43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000077491">
            <text:p>7.75E-013</text:p>
          </table:table-cell>
          <table:table-cell office:value-type="float" office:value="0.0000000000074361">
            <text:p>7.44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77491">
            <text:p>7.75E-013</text:p>
          </table:table-cell>
          <table:table-cell office:value-type="float" office:value="0.0000000000074361">
            <text:p>7.44E-012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45] &lt; [.L45];&quot;BETTER&quot;;IF([.P45]-2 &gt; [.L45]; &quot;WORSE&quot;;&quot;&quot;))">
            <text:p/>
          </table:table-cell>
          <table:table-cell table:formula="of:=IF([.R45] &lt; [.N45];&quot;BETTER&quot;;IF([.R45] &gt;[.N45]*1.1;&quot;WORSE&quot;;&quot;&quot;))">
            <text:p/>
          </table:table-cell>
          <table:table-cell office:value-type="float" office:value="70">
            <text:p>70</text:p>
          </table:table-cell>
          <table:table-cell office:value-type="float" office:value="0.00000000013183">
            <text:p>1.32E-010</text:p>
          </table:table-cell>
          <table:table-cell office:value-type="float" office:value="0.0000000000074367">
            <text:p>7.44E-012</text:p>
          </table:table-cell>
          <table:table-cell table:formula="of:=IF([.U45] &lt; [.P45];&quot;BETTER&quot;;IF([.U45]-2 &gt; [.P45]; &quot;WORSE&quot;;&quot;&quot;))" office:value-type="string" office:string-value="BETTER">
            <text:p>BETTER</text:p>
          </table:table-cell>
          <table:table-cell table:formula="of:=IF([.W45] &lt; [.R45];&quot;BETTER&quot;;IF([.W45] &gt;[.R45]*1.1;&quot;WORSE&quot;;&quot;&quot;))" office:value-type="string" office:string-value="BETTER">
            <text:p>BETTER</text:p>
          </table:table-cell>
          <table:table-cell office:value-type="float" office:value="70">
            <text:p>70</text:p>
          </table:table-cell>
          <table:table-cell office:value-type="float" office:value="0.00000000013187">
            <text:p>1.32E-010</text:p>
          </table:table-cell>
          <table:table-cell office:value-type="float" office:value="0.0000000000074367">
            <text:p>7.44E-012</text:p>
          </table:table-cell>
          <table:table-cell table:formula="of:=IF([.Z45] &lt; [.U45];&quot;BETTER&quot;;IF([.Z45]-2 &gt; [.U45]; &quot;WORSE&quot;;&quot;&quot;))">
            <text:p/>
          </table:table-cell>
          <table:table-cell table:formula="of:=IF([.AB45] &lt; [.W45];&quot;BETTER&quot;;IF([.AB45] &gt;[.W45]*1.1;&quot;WORSE&quot;;&quot;&quot;))">
            <text:p/>
          </table:table-cell>
        </table:table-row>
        <table:table-row table:style-name="ro3">
          <table:table-cell/>
          <table:table-cell office:value-type="float" office:value="44">
            <text:p>44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office:value-type="float" office:value="0.00000000057032">
            <text:p>5.70E-010</text:p>
          </table:table-cell>
          <table:table-cell office:value-type="float" office:value="0.000000001755">
            <text:p>1.76E-009</text:p>
          </table:table-cell>
          <table:table-cell/>
          <table:table-cell office:value-type="float" office:value="60">
            <text:p>60</text:p>
          </table:table-cell>
          <table:table-cell office:value-type="float" office:value="0.00000000057023">
            <text:p>5.70E-010</text:p>
          </table:table-cell>
          <table:table-cell office:value-type="float" office:value="0.0000000017551">
            <text:p>1.76E-009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46] &lt; [.L46];&quot;BETTER&quot;;IF([.P46]-2 &gt; [.L46]; &quot;WORSE&quot;;&quot;&quot;))">
            <text:p/>
          </table:table-cell>
          <table:table-cell table:formula="of:=IF([.R46] &lt; [.N46];&quot;BETTER&quot;;IF([.R46] &gt;[.N46]*1.1;&quot;WORSE&quot;;&quot;&quot;))">
            <text:p/>
          </table:table-cell>
          <table:table-cell office:value-type="float" office:value="143">
            <text:p>143</text:p>
          </table:table-cell>
          <table:table-cell office:value-type="float" office:value="0.0000000040219">
            <text:p>4.02E-009</text:p>
          </table:table-cell>
          <table:table-cell office:value-type="float" office:value="0.00000000018147">
            <text:p>1.81E-010</text:p>
          </table:table-cell>
          <table:table-cell table:formula="of:=IF([.U46] &lt; [.P46];&quot;BETTER&quot;;IF([.U46]-2 &gt; [.P46]; &quot;WORSE&quot;;&quot;&quot;))" office:value-type="string" office:string-value="BETTER">
            <text:p>BETTER</text:p>
          </table:table-cell>
          <table:table-cell table:formula="of:=IF([.W46] &lt; [.R46];&quot;BETTER&quot;;IF([.W46] &gt;[.R46]*1.1;&quot;WORSE&quot;;&quot;&quot;))" office:value-type="string" office:string-value="BETTER">
            <text:p>BETTER</text:p>
          </table:table-cell>
          <table:table-cell office:value-type="float" office:value="143">
            <text:p>143</text:p>
          </table:table-cell>
          <table:table-cell office:value-type="float" office:value="0.0000019524">
            <text:p>1.95E-006</text:p>
          </table:table-cell>
          <table:table-cell office:value-type="float" office:value="0.00000000018147">
            <text:p>1.81E-010</text:p>
          </table:table-cell>
          <table:table-cell table:formula="of:=IF([.Z46] &lt; [.U46];&quot;BETTER&quot;;IF([.Z46]-2 &gt; [.U46]; &quot;WORSE&quot;;&quot;&quot;))">
            <text:p/>
          </table:table-cell>
          <table:table-cell table:formula="of:=IF([.AB46] &lt; [.W46];&quot;BETTER&quot;;IF([.AB46] &gt;[.W46]*1.1;&quot;WORSE&quot;;&quot;&quot;))">
            <text:p/>
          </table:table-cell>
        </table:table-row>
        <table:table-row table:style-name="ro3">
          <table:table-cell/>
          <table:table-cell office:value-type="float" office:value="45">
            <text:p>45</text:p>
          </table:table-cell>
          <table:table-cell office:value-type="string">
            <text:p>1.76804762350015965e+00</text:p>
          </table:table-cell>
          <table:table-cell office:value-type="float" office:value="59">
            <text:p>59</text:p>
          </table:table-cell>
          <table:table-cell office:value-type="float" office:value="0.00000000000030543">
            <text:p>3.05E-013</text:p>
          </table:table-cell>
          <table:table-cell office:value-type="float" office:value="0.00000000000010311">
            <text:p>1.03E-013</text:p>
          </table:table-cell>
          <table:table-cell/>
          <table:table-cell office:value-type="float" office:value="60">
            <text:p>60</text:p>
          </table:table-cell>
          <table:table-cell office:value-type="float" office:value="0.00000000000011177">
            <text:p>1.12E-013</text:p>
          </table:table-cell>
          <table:table-cell office:value-type="float" office:value="0.000000000000090549">
            <text:p>9.05E-014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4137">
            <text:p>1.41E-009</text:p>
          </table:table-cell>
          <table:table-cell office:value-type="float" office:value="0.000000000000090297">
            <text:p>9.03E-014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4137">
            <text:p>1.41E-009</text:p>
          </table:table-cell>
          <table:table-cell office:value-type="float" office:value="0.000000000000090297">
            <text:p>9.03E-014</text:p>
          </table:table-cell>
          <table:table-cell table:formula="of:=IF([.P47] &lt; [.L47];&quot;BETTER&quot;;IF([.P47]-2 &gt; [.L47]; &quot;WORSE&quot;;&quot;&quot;))">
            <text:p/>
          </table:table-cell>
          <table:table-cell table:formula="of:=IF([.R47] &lt; [.N47];&quot;BETTER&quot;;IF([.R47] &gt;[.N4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4137">
            <text:p>1.41E-009</text:p>
          </table:table-cell>
          <table:table-cell office:value-type="float" office:value="0.000000000000090297">
            <text:p>9.03E-014</text:p>
          </table:table-cell>
          <table:table-cell table:formula="of:=IF([.U47] &lt; [.P47];&quot;BETTER&quot;;IF([.U47]-2 &gt; [.P47]; &quot;WORSE&quot;;&quot;&quot;))">
            <text:p/>
          </table:table-cell>
          <table:table-cell table:formula="of:=IF([.W47] &lt; [.R47];&quot;BETTER&quot;;IF([.W47] &gt;[.R4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4137">
            <text:p>1.41E-009</text:p>
          </table:table-cell>
          <table:table-cell office:value-type="float" office:value="0.000000000000090297">
            <text:p>9.03E-014</text:p>
          </table:table-cell>
          <table:table-cell table:formula="of:=IF([.Z47] &lt; [.U47];&quot;BETTER&quot;;IF([.Z47]-2 &gt; [.U47]; &quot;WORSE&quot;;&quot;&quot;))">
            <text:p/>
          </table:table-cell>
          <table:table-cell table:formula="of:=IF([.AB47] &lt; [.W47];&quot;BETTER&quot;;IF([.AB47] &gt;[.W47]*1.1;&quot;WORSE&quot;;&quot;&quot;))">
            <text:p/>
          </table:table-cell>
        </table:table-row>
        <table:table-row table:style-name="ro3">
          <table:table-cell/>
          <table:table-cell office:value-type="float" office:value="46">
            <text:p>46</text:p>
          </table:table-cell>
          <table:table-cell office:value-type="string">
            <text:p>EXCEPTION!!</text:p>
          </table:table-cell>
          <table:table-cell office:value-type="float" office:value="30">
            <text:p>30</text:p>
          </table:table-cell>
          <table:table-cell office:value-type="float" office:value="0.0000000084824">
            <text:p>8.48E-009</text:p>
          </table:table-cell>
          <table:table-cell office:value-type="float" office:value="0.000000014016">
            <text:p>1.40E-008</text:p>
          </table:table-cell>
          <table:table-cell/>
          <table:table-cell office:value-type="float" office:value="810">
            <text:p>810</text:p>
          </table:table-cell>
          <table:table-cell office:value-type="float" office:value="0.00000000054964">
            <text:p>5.50E-010</text:p>
          </table:table-cell>
          <table:table-cell office:value-type="float" office:value="0.000000010072">
            <text:p>1.01E-008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48] &lt; [.L48];&quot;BETTER&quot;;IF([.P48]-2 &gt; [.L48]; &quot;WORSE&quot;;&quot;&quot;))">
            <text:p/>
          </table:table-cell>
          <table:table-cell table:formula="of:=IF([.R48] &lt; [.N48];&quot;BETTER&quot;;IF([.R48] &gt;[.N48]*1.1;&quot;WORSE&quot;;&quot;&quot;))">
            <text:p/>
          </table:table-cell>
          <table:table-cell office:value-type="float" office:value="263">
            <text:p>263</text:p>
          </table:table-cell>
          <table:table-cell office:value-type="float" office:value="0.0000000013893">
            <text:p>1.39E-009</text:p>
          </table:table-cell>
          <table:table-cell office:value-type="float" office:value="0.00000001767">
            <text:p>1.77E-008</text:p>
          </table:table-cell>
          <table:table-cell table:formula="of:=IF([.U48] &lt; [.P48];&quot;BETTER&quot;;IF([.U48]-2 &gt; [.P48]; &quot;WORSE&quot;;&quot;&quot;))" office:value-type="string" office:string-value="BETTER">
            <text:p>BETTER</text:p>
          </table:table-cell>
          <table:table-cell table:formula="of:=IF([.W48] &lt; [.R48];&quot;BETTER&quot;;IF([.W48] &gt;[.R48]*1.1;&quot;WORSE&quot;;&quot;&quot;))" office:value-type="string" office:string-value="BETTER">
            <text:p>BETTER</text:p>
          </table:table-cell>
          <table:table-cell office:value-type="float" office:value="263">
            <text:p>263</text:p>
          </table:table-cell>
          <table:table-cell office:value-type="float" office:value="0.0000000013893">
            <text:p>1.39E-009</text:p>
          </table:table-cell>
          <table:table-cell office:value-type="float" office:value="0.00000001767">
            <text:p>1.77E-008</text:p>
          </table:table-cell>
          <table:table-cell table:formula="of:=IF([.Z48] &lt; [.U48];&quot;BETTER&quot;;IF([.Z48]-2 &gt; [.U48]; &quot;WORSE&quot;;&quot;&quot;))">
            <text:p/>
          </table:table-cell>
          <table:table-cell table:formula="of:=IF([.AB48] &lt; [.W48];&quot;BETTER&quot;;IF([.AB48] &gt;[.W48]*1.1;&quot;WORSE&quot;;&quot;&quot;))">
            <text:p/>
          </table:table-cell>
        </table:table-row>
        <table:table-row table:style-name="ro3">
          <table:table-cell/>
          <table:table-cell office:value-type="float" office:value="47">
            <text:p>47</text:p>
          </table:table-cell>
          <table:table-cell office:value-type="string">
            <text:p>1.38445838167071811e+00</text:p>
          </table:table-cell>
          <table:table-cell office:value-type="float" office:value="120">
            <text:p>120</text:p>
          </table:table-cell>
          <table:table-cell office:value-type="float" office:value="0.0000000046828">
            <text:p>4.68E-009</text:p>
          </table:table-cell>
          <table:table-cell office:value-type="float" office:value="0.000000010736">
            <text:p>1.07E-008</text:p>
          </table:table-cell>
          <table:table-cell/>
          <table:table-cell office:value-type="float" office:value="477">
            <text:p>477</text:p>
          </table:table-cell>
          <table:table-cell office:value-type="float" office:value="0.0000000004688">
            <text:p>4.69E-010</text:p>
          </table:table-cell>
          <table:table-cell office:value-type="float" office:value="0.0000000052657">
            <text:p>5.27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084182">
            <text:p>8.42E-010</text:p>
          </table:table-cell>
          <table:table-cell office:value-type="float" office:value="0.0000000081832">
            <text:p>8.18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3659">
            <text:p>3.37E-009</text:p>
          </table:table-cell>
          <table:table-cell office:value-type="float" office:value="0.0000000040955">
            <text:p>4.10E-009</text:p>
          </table:table-cell>
          <table:table-cell table:formula="of:=IF([.P49] &lt; [.L49];&quot;BETTER&quot;;IF([.P49]-2 &gt; [.L49]; &quot;WORSE&quot;;&quot;&quot;))" office:value-type="string" office:string-value="BETTER">
            <text:p>BETTER</text:p>
          </table:table-cell>
          <table:table-cell table:formula="of:=IF([.R49] &lt; [.N49];&quot;BETTER&quot;;IF([.R49] &gt;[.N49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33659">
            <text:p>3.37E-009</text:p>
          </table:table-cell>
          <table:table-cell office:value-type="float" office:value="0.0000000040955">
            <text:p>4.10E-009</text:p>
          </table:table-cell>
          <table:table-cell table:formula="of:=IF([.U49] &lt; [.P49];&quot;BETTER&quot;;IF([.U49]-2 &gt; [.P49]; &quot;WORSE&quot;;&quot;&quot;))">
            <text:p/>
          </table:table-cell>
          <table:table-cell table:formula="of:=IF([.W49] &lt; [.R49];&quot;BETTER&quot;;IF([.W49] &gt;[.R4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99437">
            <text:p>9.94E-007</text:p>
          </table:table-cell>
          <table:table-cell office:value-type="float" office:value="0.0000000040955">
            <text:p>4.10E-009</text:p>
          </table:table-cell>
          <table:table-cell table:formula="of:=IF([.Z49] &lt; [.U49];&quot;BETTER&quot;;IF([.Z49]-2 &gt; [.U49]; &quot;WORSE&quot;;&quot;&quot;))">
            <text:p/>
          </table:table-cell>
          <table:table-cell table:formula="of:=IF([.AB49] &lt; [.W49];&quot;BETTER&quot;;IF([.AB49] &gt;[.W49]*1.1;&quot;WORSE&quot;;&quot;&quot;))">
            <text:p/>
          </table:table-cell>
        </table:table-row>
        <table:table-row table:style-name="ro3">
          <table:table-cell/>
          <table:table-cell office:value-type="float" office:value="48">
            <text:p>48</text:p>
          </table:table-cell>
          <table:table-cell office:value-type="string">
            <text:p>3.92699076587790075e-01</text:p>
          </table:table-cell>
          <table:table-cell office:value-type="float" office:value="120">
            <text:p>120</text:p>
          </table:table-cell>
          <table:table-cell office:value-type="float" office:value="0.0000000074318">
            <text:p>7.43E-009</text:p>
          </table:table-cell>
          <table:table-cell office:value-type="float" office:value="0.000000017069">
            <text:p>1.71E-008</text:p>
          </table:table-cell>
          <table:table-cell/>
          <table:table-cell office:value-type="float" office:value="477">
            <text:p>477</text:p>
          </table:table-cell>
          <table:table-cell office:value-type="float" office:value="0.00000000074401">
            <text:p>7.44E-010</text:p>
          </table:table-cell>
          <table:table-cell office:value-type="float" office:value="0.0000000083881">
            <text:p>8.39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037895">
            <text:p>3.79E-010</text:p>
          </table:table-cell>
          <table:table-cell office:value-type="float" office:value="0.000000013018">
            <text:p>1.30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2329">
            <text:p>2.33E-009</text:p>
          </table:table-cell>
          <table:table-cell office:value-type="float" office:value="0.000000012462">
            <text:p>1.25E-008</text:p>
          </table:table-cell>
          <table:table-cell table:formula="of:=IF([.P50] &lt; [.L50];&quot;BETTER&quot;;IF([.P50]-2 &gt; [.L50]; &quot;WORSE&quot;;&quot;&quot;))" office:value-type="string" office:string-value="BETTER">
            <text:p>BETTER</text:p>
          </table:table-cell>
          <table:table-cell table:formula="of:=IF([.R50] &lt; [.N50];&quot;BETTER&quot;;IF([.R50] &gt;[.N50]*1.1;&quot;WORSE&quot;;&quot;&quot;))" office:value-type="string" office:string-value="BETTER">
            <text:p>BETTER</text:p>
          </table:table-cell>
          <table:table-cell office:value-type="float" office:value="293">
            <text:p>293</text:p>
          </table:table-cell>
          <table:table-cell office:value-type="float" office:value="0.000000002329">
            <text:p>2.33E-009</text:p>
          </table:table-cell>
          <table:table-cell office:value-type="float" office:value="0.000000012462">
            <text:p>1.25E-008</text:p>
          </table:table-cell>
          <table:table-cell table:formula="of:=IF([.U50] &lt; [.P50];&quot;BETTER&quot;;IF([.U50]-2 &gt; [.P50]; &quot;WORSE&quot;;&quot;&quot;))">
            <text:p/>
          </table:table-cell>
          <table:table-cell table:formula="of:=IF([.W50] &lt; [.R50];&quot;BETTER&quot;;IF([.W50] &gt;[.R50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26585">
            <text:p>2.66E-007</text:p>
          </table:table-cell>
          <table:table-cell office:value-type="float" office:value="0.000000012462">
            <text:p>1.25E-008</text:p>
          </table:table-cell>
          <table:table-cell table:formula="of:=IF([.Z50] &lt; [.U50];&quot;BETTER&quot;;IF([.Z50]-2 &gt; [.U50]; &quot;WORSE&quot;;&quot;&quot;))">
            <text:p/>
          </table:table-cell>
          <table:table-cell table:formula="of:=IF([.AB50] &lt; [.W50];&quot;BETTER&quot;;IF([.AB50] &gt;[.W50]*1.1;&quot;WORSE&quot;;&quot;&quot;))">
            <text:p/>
          </table:table-cell>
        </table:table-row>
        <table:table-row table:style-name="ro3">
          <table:table-cell/>
          <table:table-cell office:value-type="float" office:value="49">
            <text:p>49</text:p>
          </table:table-cell>
          <table:table-cell office:value-type="string">
            <text:p>1.44651256229440302e-02</text:p>
          </table:table-cell>
          <table:table-cell office:value-type="float" office:value="85">
            <text:p>85</text:p>
          </table:table-cell>
          <table:table-cell office:value-type="float" office:value="0.0000000000013133">
            <text:p>1.31E-012</text:p>
          </table:table-cell>
          <table:table-cell office:value-type="float" office:value="0.0000000015859">
            <text:p>1.59E-009</text:p>
          </table:table-cell>
          <table:table-cell/>
          <table:table-cell office:value-type="float" office:value="89">
            <text:p>89</text:p>
          </table:table-cell>
          <table:table-cell office:value-type="float" office:value="0.0000000000012926">
            <text:p>1.29E-012</text:p>
          </table:table-cell>
          <table:table-cell office:value-type="float" office:value="0.0000000015859">
            <text:p>1.59E-009</text:p>
          </table:table-cell>
          <table:table-cell/>
          <table:table-cell office:value-type="float" office:value="203">
            <text:p>203</text:p>
          </table:table-cell>
          <table:table-cell office:value-type="float" office:value="1.9516E-018">
            <text:p>1.95E-018</text:p>
          </table:table-cell>
          <table:table-cell office:value-type="float" office:value="0.0000000015862">
            <text:p>1.59E-009</text:p>
          </table:table-cell>
          <table:table-cell/>
          <table:table-cell office:value-type="float" office:value="203">
            <text:p>203</text:p>
          </table:table-cell>
          <table:table-cell office:value-type="float" office:value="1.9516E-018">
            <text:p>1.95E-018</text:p>
          </table:table-cell>
          <table:table-cell office:value-type="float" office:value="0.0000000015862">
            <text:p>1.59E-009</text:p>
          </table:table-cell>
          <table:table-cell table:formula="of:=IF([.P51] &lt; [.L51];&quot;BETTER&quot;;IF([.P51]-2 &gt; [.L51]; &quot;WORSE&quot;;&quot;&quot;))">
            <text:p/>
          </table:table-cell>
          <table:table-cell table:formula="of:=IF([.R51] &lt; [.N51];&quot;BETTER&quot;;IF([.R51] &gt;[.N51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1.9516E-018">
            <text:p>1.95E-018</text:p>
          </table:table-cell>
          <table:table-cell office:value-type="float" office:value="0.0000000015862">
            <text:p>1.59E-009</text:p>
          </table:table-cell>
          <table:table-cell table:formula="of:=IF([.U51] &lt; [.P51];&quot;BETTER&quot;;IF([.U51]-2 &gt; [.P51]; &quot;WORSE&quot;;&quot;&quot;))">
            <text:p/>
          </table:table-cell>
          <table:table-cell table:formula="of:=IF([.W51] &lt; [.R51];&quot;BETTER&quot;;IF([.W51] &gt;[.R51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1.9516E-018">
            <text:p>1.95E-018</text:p>
          </table:table-cell>
          <table:table-cell office:value-type="float" office:value="0.0000000015862">
            <text:p>1.59E-009</text:p>
          </table:table-cell>
          <table:table-cell table:formula="of:=IF([.Z51] &lt; [.U51];&quot;BETTER&quot;;IF([.Z51]-2 &gt; [.U51]; &quot;WORSE&quot;;&quot;&quot;))">
            <text:p/>
          </table:table-cell>
          <table:table-cell table:formula="of:=IF([.AB51] &lt; [.W51];&quot;BETTER&quot;;IF([.AB51] &gt;[.W51]*1.1;&quot;WORSE&quot;;&quot;&quot;))">
            <text:p/>
          </table:table-cell>
        </table:table-row>
        <table:table-row table:style-name="ro3">
          <table:table-cell/>
          <table:table-cell office:value-type="float" office:value="50">
            <text:p>50</text:p>
          </table:table-cell>
          <table:table-cell office:value-type="string">
            <text:p>3.14159262684753271e+00</text:p>
          </table:table-cell>
          <table:table-cell office:value-type="float" office:value="59">
            <text:p>59</text:p>
          </table:table-cell>
          <table:table-cell office:value-type="float" office:value="0.0000000010864">
            <text:p>1.09E-009</text:p>
          </table:table-cell>
          <table:table-cell office:value-type="float" office:value="0.0000000027712">
            <text:p>2.77E-009</text:p>
          </table:table-cell>
          <table:table-cell/>
          <table:table-cell office:value-type="float" office:value="467">
            <text:p>467</text:p>
          </table:table-cell>
          <table:table-cell office:value-type="float" office:value="0.000000000063137">
            <text:p>6.31E-011</text:p>
          </table:table-cell>
          <table:table-cell office:value-type="float" office:value="0.0000000056918">
            <text:p>5.69E-009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4602">
            <text:p>4.60E-010</text:p>
          </table:table-cell>
          <table:table-cell office:value-type="float" office:value="0.0000000085156">
            <text:p>8.52E-009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12371">
            <text:p>1.24E-008</text:p>
          </table:table-cell>
          <table:table-cell office:value-type="float" office:value="0.0000000069319">
            <text:p>6.93E-009</text:p>
          </table:table-cell>
          <table:table-cell table:formula="of:=IF([.P52] &lt; [.L52];&quot;BETTER&quot;;IF([.P52]-2 &gt; [.L52]; &quot;WORSE&quot;;&quot;&quot;))" office:value-type="string" office:string-value="BETTER">
            <text:p>BETTER</text:p>
          </table:table-cell>
          <table:table-cell table:formula="of:=IF([.R52] &lt; [.N52];&quot;BETTER&quot;;IF([.R52] &gt;[.N52]*1.1;&quot;WORSE&quot;;&quot;&quot;))" office:value-type="string" office:string-value="BETTER">
            <text:p>BETTER</text:p>
          </table:table-cell>
          <table:table-cell office:value-type="float" office:value="101">
            <text:p>101</text:p>
          </table:table-cell>
          <table:table-cell office:value-type="float" office:value="0.000000012371">
            <text:p>1.24E-008</text:p>
          </table:table-cell>
          <table:table-cell office:value-type="float" office:value="0.0000000069319">
            <text:p>6.93E-009</text:p>
          </table:table-cell>
          <table:table-cell table:formula="of:=IF([.U52] &lt; [.P52];&quot;BETTER&quot;;IF([.U52]-2 &gt; [.P52]; &quot;WORSE&quot;;&quot;&quot;))">
            <text:p/>
          </table:table-cell>
          <table:table-cell table:formula="of:=IF([.W52] &lt; [.R52];&quot;BETTER&quot;;IF([.W52] &gt;[.R52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35812">
            <text:p>3.58E-006</text:p>
          </table:table-cell>
          <table:table-cell office:value-type="float" office:value="0.0000000069319">
            <text:p>6.93E-009</text:p>
          </table:table-cell>
          <table:table-cell table:formula="of:=IF([.Z52] &lt; [.U52];&quot;BETTER&quot;;IF([.Z52]-2 &gt; [.U52]; &quot;WORSE&quot;;&quot;&quot;))">
            <text:p/>
          </table:table-cell>
          <table:table-cell table:formula="of:=IF([.AB52] &lt; [.W52];&quot;BETTER&quot;;IF([.AB52] &gt;[.W52]*1.1;&quot;WORSE&quot;;&quot;&quot;))">
            <text:p/>
          </table:table-cell>
        </table:table-row>
        <table:table-row table:style-name="ro3">
          <table:table-cell/>
          <table:table-cell office:value-type="float" office:value="51">
            <text:p>51</text:p>
          </table:table-cell>
          <table:table-cell office:value-type="string">
            <text:p>-1.25773471122389102e+00</text:p>
          </table:table-cell>
          <table:table-cell office:value-type="float" office:value="49">
            <text:p>49</text:p>
          </table:table-cell>
          <table:table-cell office:value-type="float" office:value="0.0000000000095577">
            <text:p>9.56E-012</text:p>
          </table:table-cell>
          <table:table-cell office:value-type="float" office:value="0.000000000018985">
            <text:p>1.90E-011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095577">
            <text:p>9.56E-012</text:p>
          </table:table-cell>
          <table:table-cell office:value-type="float" office:value="0.000000000018985">
            <text:p>1.9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8995">
            <text:p>1.9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8995">
            <text:p>1.90E-011</text:p>
          </table:table-cell>
          <table:table-cell table:formula="of:=IF([.P53] &lt; [.L53];&quot;BETTER&quot;;IF([.P53]-2 &gt; [.L53]; &quot;WORSE&quot;;&quot;&quot;))">
            <text:p/>
          </table:table-cell>
          <table:table-cell table:formula="of:=IF([.R53] &lt; [.N53];&quot;BETTER&quot;;IF([.R53] &gt;[.N5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8995">
            <text:p>1.90E-011</text:p>
          </table:table-cell>
          <table:table-cell table:formula="of:=IF([.U53] &lt; [.P53];&quot;BETTER&quot;;IF([.U53]-2 &gt; [.P53]; &quot;WORSE&quot;;&quot;&quot;))">
            <text:p/>
          </table:table-cell>
          <table:table-cell table:formula="of:=IF([.W53] &lt; [.R53];&quot;BETTER&quot;;IF([.W53] &gt;[.R5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4569E-027">
            <text:p>1.46E-027</text:p>
          </table:table-cell>
          <table:table-cell office:value-type="float" office:value="0.000000000018995">
            <text:p>1.90E-011</text:p>
          </table:table-cell>
          <table:table-cell table:formula="of:=IF([.Z53] &lt; [.U53];&quot;BETTER&quot;;IF([.Z53]-2 &gt; [.U53]; &quot;WORSE&quot;;&quot;&quot;))">
            <text:p/>
          </table:table-cell>
          <table:table-cell table:formula="of:=IF([.AB53] &lt; [.W53];&quot;BETTER&quot;;IF([.AB53] &gt;[.W53]*1.1;&quot;WORSE&quot;;&quot;&quot;))">
            <text:p/>
          </table:table-cell>
        </table:table-row>
        <table:table-row table:style-name="ro3">
          <table:table-cell/>
          <table:table-cell office:value-type="float" office:value="52">
            <text:p>52</text:p>
          </table:table-cell>
          <table:table-cell office:value-type="string">
            <text:p>4.32900432900432897e-01</text:p>
          </table:table-cell>
          <table:table-cell office:value-type="float" office:value="56">
            <text:p>56</text:p>
          </table:table-cell>
          <table:table-cell office:value-type="float" office:value="0.00000000000009207">
            <text:p>9.21E-014</text:p>
          </table:table-cell>
          <table:table-cell office:value-type="float" office:value="0.00000000000090403">
            <text:p>9.04E-013</text:p>
          </table:table-cell>
          <table:table-cell/>
          <table:table-cell office:value-type="float" office:value="58">
            <text:p>58</text:p>
          </table:table-cell>
          <table:table-cell office:value-type="float" office:value="3.8469E-015">
            <text:p>3.85E-015</text:p>
          </table:table-cell>
          <table:table-cell office:value-type="float" office:value="0.00000000000099994">
            <text:p>1.00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7867">
            <text:p>2.79E-013</text:p>
          </table:table-cell>
          <table:table-cell office:value-type="float" office:value="0.00000000000099994">
            <text:p>1.00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7867">
            <text:p>2.79E-013</text:p>
          </table:table-cell>
          <table:table-cell office:value-type="float" office:value="0.00000000000099994">
            <text:p>1.00E-012</text:p>
          </table:table-cell>
          <table:table-cell table:formula="of:=IF([.P54] &lt; [.L54];&quot;BETTER&quot;;IF([.P54]-2 &gt; [.L54]; &quot;WORSE&quot;;&quot;&quot;))">
            <text:p/>
          </table:table-cell>
          <table:table-cell table:formula="of:=IF([.R54] &lt; [.N54];&quot;BETTER&quot;;IF([.R54] &gt;[.N5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7867">
            <text:p>2.79E-013</text:p>
          </table:table-cell>
          <table:table-cell office:value-type="float" office:value="0.00000000000099994">
            <text:p>1.00E-012</text:p>
          </table:table-cell>
          <table:table-cell table:formula="of:=IF([.U54] &lt; [.P54];&quot;BETTER&quot;;IF([.U54]-2 &gt; [.P54]; &quot;WORSE&quot;;&quot;&quot;))">
            <text:p/>
          </table:table-cell>
          <table:table-cell table:formula="of:=IF([.W54] &lt; [.R54];&quot;BETTER&quot;;IF([.W54] &gt;[.R5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7899">
            <text:p>2.79E-013</text:p>
          </table:table-cell>
          <table:table-cell office:value-type="float" office:value="0.00000000000099994">
            <text:p>1.00E-012</text:p>
          </table:table-cell>
          <table:table-cell table:formula="of:=IF([.Z54] &lt; [.U54];&quot;BETTER&quot;;IF([.Z54]-2 &gt; [.U54]; &quot;WORSE&quot;;&quot;&quot;))">
            <text:p/>
          </table:table-cell>
          <table:table-cell table:formula="of:=IF([.AB54] &lt; [.W54];&quot;BETTER&quot;;IF([.AB54] &gt;[.W54]*1.1;&quot;WORSE&quot;;&quot;&quot;))">
            <text:p/>
          </table:table-cell>
        </table:table-row>
        <table:table-row table:style-name="ro3">
          <table:table-cell/>
          <table:table-cell office:value-type="float" office:value="53">
            <text:p>53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office:value-type="float" office:value="1.5002E-016">
            <text:p>1.50E-016</text:p>
          </table:table-cell>
          <table:table-cell office:value-type="float" office:value="0.0000000000042509">
            <text:p>4.25E-012</text:p>
          </table:table-cell>
          <table:table-cell/>
          <table:table-cell office:value-type="float" office:value="59">
            <text:p>59</text:p>
          </table:table-cell>
          <table:table-cell office:value-type="float" office:value="1.5002E-016">
            <text:p>1.50E-016</text:p>
          </table:table-cell>
          <table:table-cell office:value-type="float" office:value="0.0000000000042509">
            <text:p>4.25E-012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55] &lt; [.L55];&quot;BETTER&quot;;IF([.P55]-2 &gt; [.L55]; &quot;WORSE&quot;;&quot;&quot;))">
            <text:p/>
          </table:table-cell>
          <table:table-cell table:formula="of:=IF([.R55] &lt; [.N55];&quot;BETTER&quot;;IF([.R55] &gt;[.N55]*1.1;&quot;WORSE&quot;;&quot;&quot;))">
            <text:p/>
          </table:table-cell>
          <table:table-cell office:value-type="float" office:value="70">
            <text:p>70</text:p>
          </table:table-cell>
          <table:table-cell office:value-type="float" office:value="0.00000000035988">
            <text:p>3.60E-010</text:p>
          </table:table-cell>
          <table:table-cell office:value-type="float" office:value="0.0000000000042416">
            <text:p>4.24E-012</text:p>
          </table:table-cell>
          <table:table-cell table:formula="of:=IF([.U55] &lt; [.P55];&quot;BETTER&quot;;IF([.U55]-2 &gt; [.P55]; &quot;WORSE&quot;;&quot;&quot;))" office:value-type="string" office:string-value="BETTER">
            <text:p>BETTER</text:p>
          </table:table-cell>
          <table:table-cell table:formula="of:=IF([.W55] &lt; [.R55];&quot;BETTER&quot;;IF([.W55] &gt;[.R55]*1.1;&quot;WORSE&quot;;&quot;&quot;))" office:value-type="string" office:string-value="BETTER">
            <text:p>BETTER</text:p>
          </table:table-cell>
          <table:table-cell office:value-type="float" office:value="70">
            <text:p>70</text:p>
          </table:table-cell>
          <table:table-cell office:value-type="float" office:value="0.00000000035989">
            <text:p>3.60E-010</text:p>
          </table:table-cell>
          <table:table-cell office:value-type="float" office:value="0.0000000000042416">
            <text:p>4.24E-012</text:p>
          </table:table-cell>
          <table:table-cell table:formula="of:=IF([.Z55] &lt; [.U55];&quot;BETTER&quot;;IF([.Z55]-2 &gt; [.U55]; &quot;WORSE&quot;;&quot;&quot;))">
            <text:p/>
          </table:table-cell>
          <table:table-cell table:formula="of:=IF([.AB55] &lt; [.W55];&quot;BETTER&quot;;IF([.AB55] &gt;[.W55]*1.1;&quot;WORSE&quot;;&quot;&quot;))">
            <text:p/>
          </table:table-cell>
        </table:table-row>
        <table:table-row table:style-name="ro3">
          <table:table-cell/>
          <table:table-cell office:value-type="float" office:value="54">
            <text:p>54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4.141E-015">
            <text:p>4.14E-015</text:p>
          </table:table-cell>
          <table:table-cell office:value-type="float" office:value="0.000000000015754">
            <text:p>1.58E-011</text:p>
          </table:table-cell>
          <table:table-cell/>
          <table:table-cell office:value-type="float" office:value="59">
            <text:p>59</text:p>
          </table:table-cell>
          <table:table-cell office:value-type="float" office:value="4.141E-015">
            <text:p>4.14E-015</text:p>
          </table:table-cell>
          <table:table-cell office:value-type="float" office:value="0.000000000015754">
            <text:p>1.58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56] &lt; [.L56];&quot;BETTER&quot;;IF([.P56]-2 &gt; [.L56]; &quot;WORSE&quot;;&quot;&quot;))">
            <text:p/>
          </table:table-cell>
          <table:table-cell table:formula="of:=IF([.R56] &lt; [.N56];&quot;BETTER&quot;;IF([.R56] &gt;[.N56]*1.1;&quot;WORSE&quot;;&quot;&quot;))">
            <text:p/>
          </table:table-cell>
          <table:table-cell office:value-type="float" office:value="56">
            <text:p>56</text:p>
          </table:table-cell>
          <table:table-cell office:value-type="float" office:value="0.0000000000020988">
            <text:p>2.10E-012</text:p>
          </table:table-cell>
          <table:table-cell office:value-type="float" office:value="0.00000000001575">
            <text:p>1.58E-011</text:p>
          </table:table-cell>
          <table:table-cell table:formula="of:=IF([.U56] &lt; [.P56];&quot;BETTER&quot;;IF([.U56]-2 &gt; [.P56]; &quot;WORSE&quot;;&quot;&quot;))" office:value-type="string" office:string-value="BETTER">
            <text:p>BETTER</text:p>
          </table:table-cell>
          <table:table-cell table:formula="of:=IF([.W56] &lt; [.R56];&quot;BETTER&quot;;IF([.W56] &gt;[.R56]*1.1;&quot;WORSE&quot;;&quot;&quot;))" office:value-type="string" office:string-value="BETTER">
            <text:p>BETTER</text:p>
          </table:table-cell>
          <table:table-cell office:value-type="float" office:value="56">
            <text:p>56</text:p>
          </table:table-cell>
          <table:table-cell office:value-type="float" office:value="0.000000000026794">
            <text:p>2.68E-011</text:p>
          </table:table-cell>
          <table:table-cell office:value-type="float" office:value="0.00000000001575">
            <text:p>1.58E-011</text:p>
          </table:table-cell>
          <table:table-cell table:formula="of:=IF([.Z56] &lt; [.U56];&quot;BETTER&quot;;IF([.Z56]-2 &gt; [.U56]; &quot;WORSE&quot;;&quot;&quot;))">
            <text:p/>
          </table:table-cell>
          <table:table-cell table:formula="of:=IF([.AB56] &lt; [.W56];&quot;BETTER&quot;;IF([.AB56] &gt;[.W56]*1.1;&quot;WORSE&quot;;&quot;&quot;))">
            <text:p/>
          </table:table-cell>
        </table:table-row>
        <table:table-row table:style-name="ro3">
          <table:table-cell/>
          <table:table-cell office:value-type="float" office:value="55">
            <text:p>55</text:p>
          </table:table-cell>
          <table:table-cell office:value-type="string">
            <text:p>3.79885493041722477e-01</text:p>
          </table:table-cell>
          <table:table-cell office:value-type="float" office:value="58">
            <text:p>58</text:p>
          </table:table-cell>
          <table:table-cell office:value-type="float" office:value="2.0458E-015">
            <text:p>2.05E-015</text:p>
          </table:table-cell>
          <table:table-cell office:value-type="float" office:value="0.00000000010983">
            <text:p>1.10E-010</text:p>
          </table:table-cell>
          <table:table-cell/>
          <table:table-cell office:value-type="float" office:value="59">
            <text:p>59</text:p>
          </table:table-cell>
          <table:table-cell office:value-type="float" office:value="2.0458E-015">
            <text:p>2.05E-015</text:p>
          </table:table-cell>
          <table:table-cell office:value-type="float" office:value="0.00000000010983">
            <text:p>1.1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4156">
            <text:p>5.42E-012</text:p>
          </table:table-cell>
          <table:table-cell office:value-type="float" office:value="0.00000000010983">
            <text:p>1.1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4156">
            <text:p>5.42E-012</text:p>
          </table:table-cell>
          <table:table-cell office:value-type="float" office:value="0.00000000010983">
            <text:p>1.10E-010</text:p>
          </table:table-cell>
          <table:table-cell table:formula="of:=IF([.P57] &lt; [.L57];&quot;BETTER&quot;;IF([.P57]-2 &gt; [.L57]; &quot;WORSE&quot;;&quot;&quot;))">
            <text:p/>
          </table:table-cell>
          <table:table-cell table:formula="of:=IF([.R57] &lt; [.N57];&quot;BETTER&quot;;IF([.R57] &gt;[.N5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4156">
            <text:p>5.42E-012</text:p>
          </table:table-cell>
          <table:table-cell office:value-type="float" office:value="0.00000000010983">
            <text:p>1.10E-010</text:p>
          </table:table-cell>
          <table:table-cell table:formula="of:=IF([.U57] &lt; [.P57];&quot;BETTER&quot;;IF([.U57]-2 &gt; [.P57]; &quot;WORSE&quot;;&quot;&quot;))">
            <text:p/>
          </table:table-cell>
          <table:table-cell table:formula="of:=IF([.W57] &lt; [.R57];&quot;BETTER&quot;;IF([.W57] &gt;[.R5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4187">
            <text:p>5.42E-012</text:p>
          </table:table-cell>
          <table:table-cell office:value-type="float" office:value="0.00000000010983">
            <text:p>1.10E-010</text:p>
          </table:table-cell>
          <table:table-cell table:formula="of:=IF([.Z57] &lt; [.U57];&quot;BETTER&quot;;IF([.Z57]-2 &gt; [.U57]; &quot;WORSE&quot;;&quot;&quot;))">
            <text:p/>
          </table:table-cell>
          <table:table-cell table:formula="of:=IF([.AB57] &lt; [.W57];&quot;BETTER&quot;;IF([.AB57] &gt;[.W57]*1.1;&quot;WORSE&quot;;&quot;&quot;))">
            <text:p/>
          </table:table-cell>
        </table:table-row>
        <table:table-row table:style-name="ro3">
          <table:table-cell/>
          <table:table-cell office:value-type="float" office:value="56">
            <text:p>56</text:p>
          </table:table-cell>
          <table:table-cell office:value-type="string">
            <text:p>1.71828182845904509e+00</text:p>
          </table:table-cell>
          <table:table-cell office:value-type="float" office:value="58">
            <text:p>58</text:p>
          </table:table-cell>
          <table:table-cell office:value-type="float" office:value="0.000000000000019901">
            <text:p>1.99E-014</text:p>
          </table:table-cell>
          <table:table-cell office:value-type="float" office:value="0.000000000023835">
            <text:p>2.38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9901">
            <text:p>1.99E-014</text:p>
          </table:table-cell>
          <table:table-cell office:value-type="float" office:value="0.000000000023835">
            <text:p>2.3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5417">
            <text:p>1.54E-011</text:p>
          </table:table-cell>
          <table:table-cell office:value-type="float" office:value="0.000000000023835">
            <text:p>2.3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5417">
            <text:p>1.54E-011</text:p>
          </table:table-cell>
          <table:table-cell office:value-type="float" office:value="0.000000000023835">
            <text:p>2.38E-011</text:p>
          </table:table-cell>
          <table:table-cell table:formula="of:=IF([.P58] &lt; [.L58];&quot;BETTER&quot;;IF([.P58]-2 &gt; [.L58]; &quot;WORSE&quot;;&quot;&quot;))">
            <text:p/>
          </table:table-cell>
          <table:table-cell table:formula="of:=IF([.R58] &lt; [.N58];&quot;BETTER&quot;;IF([.R58] &gt;[.N5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5417">
            <text:p>1.54E-011</text:p>
          </table:table-cell>
          <table:table-cell office:value-type="float" office:value="0.000000000023835">
            <text:p>2.38E-011</text:p>
          </table:table-cell>
          <table:table-cell table:formula="of:=IF([.U58] &lt; [.P58];&quot;BETTER&quot;;IF([.U58]-2 &gt; [.P58]; &quot;WORSE&quot;;&quot;&quot;))">
            <text:p/>
          </table:table-cell>
          <table:table-cell table:formula="of:=IF([.W58] &lt; [.R58];&quot;BETTER&quot;;IF([.W58] &gt;[.R5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5448">
            <text:p>1.54E-011</text:p>
          </table:table-cell>
          <table:table-cell office:value-type="float" office:value="0.000000000023835">
            <text:p>2.38E-011</text:p>
          </table:table-cell>
          <table:table-cell table:formula="of:=IF([.Z58] &lt; [.U58];&quot;BETTER&quot;;IF([.Z58]-2 &gt; [.U58]; &quot;WORSE&quot;;&quot;&quot;))">
            <text:p/>
          </table:table-cell>
          <table:table-cell table:formula="of:=IF([.AB58] &lt; [.W58];&quot;BETTER&quot;;IF([.AB58] &gt;[.W58]*1.1;&quot;WORSE&quot;;&quot;&quot;))">
            <text:p/>
          </table:table-cell>
        </table:table-row>
        <table:table-row table:style-name="ro3">
          <table:table-cell/>
          <table:table-cell office:value-type="float" office:value="57">
            <text:p>57</text:p>
          </table:table-cell>
          <table:table-cell office:value-type="string">
            <text:p>6.93147180559945397e-01</text:p>
          </table:table-cell>
          <table:table-cell office:value-type="float" office:value="58">
            <text:p>58</text:p>
          </table:table-cell>
          <table:table-cell office:value-type="float" office:value="0.00000000000011917">
            <text:p>1.19E-013</text:p>
          </table:table-cell>
          <table:table-cell office:value-type="float" office:value="0.000000000057787">
            <text:p>5.78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1917">
            <text:p>1.19E-013</text:p>
          </table:table-cell>
          <table:table-cell office:value-type="float" office:value="0.000000000057787">
            <text:p>5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0623">
            <text:p>5.06E-012</text:p>
          </table:table-cell>
          <table:table-cell office:value-type="float" office:value="0.000000000057787">
            <text:p>5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0623">
            <text:p>5.06E-012</text:p>
          </table:table-cell>
          <table:table-cell office:value-type="float" office:value="0.000000000057787">
            <text:p>5.78E-011</text:p>
          </table:table-cell>
          <table:table-cell table:formula="of:=IF([.P59] &lt; [.L59];&quot;BETTER&quot;;IF([.P59]-2 &gt; [.L59]; &quot;WORSE&quot;;&quot;&quot;))">
            <text:p/>
          </table:table-cell>
          <table:table-cell table:formula="of:=IF([.R59] &lt; [.N59];&quot;BETTER&quot;;IF([.R59] &gt;[.N5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0623">
            <text:p>5.06E-012</text:p>
          </table:table-cell>
          <table:table-cell office:value-type="float" office:value="0.000000000057787">
            <text:p>5.78E-011</text:p>
          </table:table-cell>
          <table:table-cell table:formula="of:=IF([.U59] &lt; [.P59];&quot;BETTER&quot;;IF([.U59]-2 &gt; [.P59]; &quot;WORSE&quot;;&quot;&quot;))">
            <text:p/>
          </table:table-cell>
          <table:table-cell table:formula="of:=IF([.W59] &lt; [.R59];&quot;BETTER&quot;;IF([.W59] &gt;[.R5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068">
            <text:p>5.07E-012</text:p>
          </table:table-cell>
          <table:table-cell office:value-type="float" office:value="0.000000000057787">
            <text:p>5.78E-011</text:p>
          </table:table-cell>
          <table:table-cell table:formula="of:=IF([.Z59] &lt; [.U59];&quot;BETTER&quot;;IF([.Z59]-2 &gt; [.U59]; &quot;WORSE&quot;;&quot;&quot;))">
            <text:p/>
          </table:table-cell>
          <table:table-cell table:formula="of:=IF([.AB59] &lt; [.W59];&quot;BETTER&quot;;IF([.AB59] &gt;[.W59]*1.1;&quot;WORSE&quot;;&quot;&quot;))">
            <text:p/>
          </table:table-cell>
        </table:table-row>
        <table:table-row table:style-name="ro3">
          <table:table-cell/>
          <table:table-cell office:value-type="float" office:value="58">
            <text:p>58</text:p>
          </table:table-cell>
          <table:table-cell office:value-type="string">
            <text:p>4.79428226688801584e-01</text:p>
          </table:table-cell>
          <table:table-cell office:value-type="float" office:value="57">
            <text:p>57</text:p>
          </table:table-cell>
          <table:table-cell office:value-type="float" office:value="0.00000000000072957">
            <text:p>7.30E-013</text:p>
          </table:table-cell>
          <table:table-cell office:value-type="float" office:value="0.000000000023359">
            <text:p>2.34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72957">
            <text:p>7.30E-013</text:p>
          </table:table-cell>
          <table:table-cell office:value-type="float" office:value="0.000000000023359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 table:formula="of:=IF([.P60] &lt; [.L60];&quot;BETTER&quot;;IF([.P60]-2 &gt; [.L60]; &quot;WORSE&quot;;&quot;&quot;))">
            <text:p/>
          </table:table-cell>
          <table:table-cell table:formula="of:=IF([.R60] &lt; [.N60];&quot;BETTER&quot;;IF([.R60] &gt;[.N60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 table:formula="of:=IF([.U60] &lt; [.P60];&quot;BETTER&quot;;IF([.U60]-2 &gt; [.P60]; &quot;WORSE&quot;;&quot;&quot;))">
            <text:p/>
          </table:table-cell>
          <table:table-cell table:formula="of:=IF([.W60] &lt; [.R60];&quot;BETTER&quot;;IF([.W60] &gt;[.R60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33089">
            <text:p>3.31E-013</text:p>
          </table:table-cell>
          <table:table-cell office:value-type="float" office:value="0.000000000023358">
            <text:p>2.34E-011</text:p>
          </table:table-cell>
          <table:table-cell table:formula="of:=IF([.Z60] &lt; [.U60];&quot;BETTER&quot;;IF([.Z60]-2 &gt; [.U60]; &quot;WORSE&quot;;&quot;&quot;))">
            <text:p/>
          </table:table-cell>
          <table:table-cell table:formula="of:=IF([.AB60] &lt; [.W60];&quot;BETTER&quot;;IF([.AB60] &gt;[.W60]*1.1;&quot;WORSE&quot;;&quot;&quot;))">
            <text:p/>
          </table:table-cell>
        </table:table-row>
        <table:table-row table:style-name="ro3">
          <table:table-cell/>
          <table:table-cell office:value-type="float" office:value="59">
            <text:p>59</text:p>
          </table:table-cell>
          <table:table-cell office:value-type="string">
            <text:p>8.66972987339911016e-01</text:p>
          </table:table-cell>
          <table:table-cell office:value-type="float" office:value="58">
            <text:p>58</text:p>
          </table:table-cell>
          <table:table-cell office:value-type="float" office:value="0.000000000000083109">
            <text:p>8.31E-014</text:p>
          </table:table-cell>
          <table:table-cell office:value-type="float" office:value="0.000000000046035">
            <text:p>4.60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83109">
            <text:p>8.31E-014</text:p>
          </table:table-cell>
          <table:table-cell office:value-type="float" office:value="0.000000000046035">
            <text:p>4.6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3307E-016">
            <text:p>3.33E-016</text:p>
          </table:table-cell>
          <table:table-cell office:value-type="float" office:value="0.000000000046035">
            <text:p>4.6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3307E-016">
            <text:p>3.33E-016</text:p>
          </table:table-cell>
          <table:table-cell office:value-type="float" office:value="0.000000000046035">
            <text:p>4.60E-011</text:p>
          </table:table-cell>
          <table:table-cell table:formula="of:=IF([.P61] &lt; [.L61];&quot;BETTER&quot;;IF([.P61]-2 &gt; [.L61]; &quot;WORSE&quot;;&quot;&quot;))">
            <text:p/>
          </table:table-cell>
          <table:table-cell table:formula="of:=IF([.R61] &lt; [.N61];&quot;BETTER&quot;;IF([.R61] &gt;[.N6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46035">
            <text:p>4.60E-011</text:p>
          </table:table-cell>
          <table:table-cell table:formula="of:=IF([.U61] &lt; [.P61];&quot;BETTER&quot;;IF([.U61]-2 &gt; [.P61]; &quot;WORSE&quot;;&quot;&quot;))">
            <text:p/>
          </table:table-cell>
          <table:table-cell table:formula="of:=IF([.W61] &lt; [.R61];&quot;BETTER&quot;;IF([.W61] &gt;[.R6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47227">
            <text:p>4.72E-014</text:p>
          </table:table-cell>
          <table:table-cell office:value-type="float" office:value="0.000000000046035">
            <text:p>4.60E-011</text:p>
          </table:table-cell>
          <table:table-cell table:formula="of:=IF([.Z61] &lt; [.U61];&quot;BETTER&quot;;IF([.Z61]-2 &gt; [.U61]; &quot;WORSE&quot;;&quot;&quot;))">
            <text:p/>
          </table:table-cell>
          <table:table-cell table:formula="of:=IF([.AB61] &lt; [.W61];&quot;BETTER&quot;;IF([.AB61] &gt;[.W61]*1.1;&quot;WORSE&quot;;&quot;&quot;))">
            <text:p/>
          </table:table-cell>
        </table:table-row>
        <table:table-row table:style-name="ro3">
          <table:table-cell/>
          <table:table-cell office:value-type="float" office:value="60">
            <text:p>60</text:p>
          </table:table-cell>
          <table:table-cell office:value-type="string">
            <text:p>1.58223296372967281e+00</text:p>
          </table:table-cell>
          <table:table-cell office:value-type="float" office:value="55">
            <text:p>55</text:p>
          </table:table-cell>
          <table:table-cell office:value-type="float" office:value="0.0000000039319">
            <text:p>3.93E-009</text:p>
          </table:table-cell>
          <table:table-cell office:value-type="float" office:value="0.000000000018083">
            <text:p>1.81E-011</text:p>
          </table:table-cell>
          <table:table-cell/>
          <table:table-cell office:value-type="float" office:value="109">
            <text:p>109</text:p>
          </table:table-cell>
          <table:table-cell office:value-type="float" office:value="0.000000000001909">
            <text:p>1.91E-012</text:p>
          </table:table-cell>
          <table:table-cell office:value-type="float" office:value="0.000000000016845">
            <text:p>1.6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56681">
            <text:p>5.67E-011</text:p>
          </table:table-cell>
          <table:table-cell office:value-type="float" office:value="0.000000000018754">
            <text:p>1.8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56681">
            <text:p>5.67E-011</text:p>
          </table:table-cell>
          <table:table-cell office:value-type="float" office:value="0.000000000018754">
            <text:p>1.88E-011</text:p>
          </table:table-cell>
          <table:table-cell table:formula="of:=IF([.P62] &lt; [.L62];&quot;BETTER&quot;;IF([.P62]-2 &gt; [.L62]; &quot;WORSE&quot;;&quot;&quot;))">
            <text:p/>
          </table:table-cell>
          <table:table-cell table:formula="of:=IF([.R62] &lt; [.N62];&quot;BETTER&quot;;IF([.R62] &gt;[.N62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56681">
            <text:p>5.67E-011</text:p>
          </table:table-cell>
          <table:table-cell office:value-type="float" office:value="0.000000000018754">
            <text:p>1.88E-011</text:p>
          </table:table-cell>
          <table:table-cell table:formula="of:=IF([.U62] &lt; [.P62];&quot;BETTER&quot;;IF([.U62]-2 &gt; [.P62]; &quot;WORSE&quot;;&quot;&quot;))">
            <text:p/>
          </table:table-cell>
          <table:table-cell table:formula="of:=IF([.W62] &lt; [.R62];&quot;BETTER&quot;;IF([.W62] &gt;[.R62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56811">
            <text:p>5.68E-011</text:p>
          </table:table-cell>
          <table:table-cell office:value-type="float" office:value="0.000000000018754">
            <text:p>1.88E-011</text:p>
          </table:table-cell>
          <table:table-cell table:formula="of:=IF([.Z62] &lt; [.U62];&quot;BETTER&quot;;IF([.Z62]-2 &gt; [.U62]; &quot;WORSE&quot;;&quot;&quot;))">
            <text:p/>
          </table:table-cell>
          <table:table-cell table:formula="of:=IF([.AB62] &lt; [.W62];&quot;BETTER&quot;;IF([.AB62] &gt;[.W62]*1.1;&quot;WORSE&quot;;&quot;&quot;))">
            <text:p/>
          </table:table-cell>
        </table:table-row>
        <table:table-row table:style-name="ro3">
          <table:table-cell/>
          <table:table-cell office:value-type="float" office:value="61">
            <text:p>61</text:p>
          </table:table-cell>
          <table:table-cell office:value-type="string">
            <text:p>1.56439644406904987e+00</text:p>
          </table:table-cell>
          <table:table-cell office:value-type="float" office:value="55">
            <text:p>55</text:p>
          </table:table-cell>
          <table:table-cell office:value-type="float" office:value="0.00000000052673">
            <text:p>5.27E-010</text:p>
          </table:table-cell>
          <table:table-cell office:value-type="float" office:value="0.000000000020765">
            <text:p>2.08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52575">
            <text:p>5.26E-010</text:p>
          </table:table-cell>
          <table:table-cell office:value-type="float" office:value="0.000000000019784">
            <text:p>1.9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22229">
            <text:p>2.22E-011</text:p>
          </table:table-cell>
          <table:table-cell office:value-type="float" office:value="0.000000000019784">
            <text:p>1.9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22229">
            <text:p>2.22E-011</text:p>
          </table:table-cell>
          <table:table-cell office:value-type="float" office:value="0.000000000019784">
            <text:p>1.98E-011</text:p>
          </table:table-cell>
          <table:table-cell table:formula="of:=IF([.P63] &lt; [.L63];&quot;BETTER&quot;;IF([.P63]-2 &gt; [.L63]; &quot;WORSE&quot;;&quot;&quot;))">
            <text:p/>
          </table:table-cell>
          <table:table-cell table:formula="of:=IF([.R63] &lt; [.N63];&quot;BETTER&quot;;IF([.R63] &gt;[.N63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22229">
            <text:p>2.22E-011</text:p>
          </table:table-cell>
          <table:table-cell office:value-type="float" office:value="0.000000000019784">
            <text:p>1.98E-011</text:p>
          </table:table-cell>
          <table:table-cell table:formula="of:=IF([.U63] &lt; [.P63];&quot;BETTER&quot;;IF([.U63]-2 &gt; [.P63]; &quot;WORSE&quot;;&quot;&quot;))">
            <text:p/>
          </table:table-cell>
          <table:table-cell table:formula="of:=IF([.W63] &lt; [.R63];&quot;BETTER&quot;;IF([.W63] &gt;[.R63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22416">
            <text:p>2.24E-011</text:p>
          </table:table-cell>
          <table:table-cell office:value-type="float" office:value="0.000000000019784">
            <text:p>1.98E-011</text:p>
          </table:table-cell>
          <table:table-cell table:formula="of:=IF([.Z63] &lt; [.U63];&quot;BETTER&quot;;IF([.Z63]-2 &gt; [.U63]; &quot;WORSE&quot;;&quot;&quot;))">
            <text:p/>
          </table:table-cell>
          <table:table-cell table:formula="of:=IF([.AB63] &lt; [.W63];&quot;BETTER&quot;;IF([.AB63] &gt;[.W63]*1.1;&quot;WORSE&quot;;&quot;&quot;))">
            <text:p/>
          </table:table-cell>
        </table:table-row>
        <table:table-row table:style-name="ro3">
          <table:table-cell/>
          <table:table-cell office:value-type="float" office:value="62">
            <text:p>62</text:p>
          </table:table-cell>
          <table:table-cell office:value-type="string">
            <text:p>1.00000000000000022e+00</text:p>
          </table:table-cell>
          <table:table-cell office:value-type="float" office:value="115">
            <text:p>115</text:p>
          </table:table-cell>
          <table:table-cell office:value-type="float" office:value="0.00000000022115">
            <text:p>2.21E-010</text:p>
          </table:table-cell>
          <table:table-cell office:value-type="float" office:value="0.00000000000031053">
            <text:p>3.11E-013</text:p>
          </table:table-cell>
          <table:table-cell/>
          <table:table-cell office:value-type="float" office:value="116">
            <text:p>116</text:p>
          </table:table-cell>
          <table:table-cell office:value-type="float" office:value="0.00000000022118">
            <text:p>2.21E-010</text:p>
          </table:table-cell>
          <table:table-cell office:value-type="float" office:value="0.00000000000028">
            <text:p>2.80E-013</text:p>
          </table:table-cell>
          <table:table-cell/>
          <table:table-cell office:value-type="float" office:value="293">
            <text:p>293</text:p>
          </table:table-cell>
          <table:table-cell office:value-type="float" office:value="1.3878E-016">
            <text:p>1.39E-016</text:p>
          </table:table-cell>
          <table:table-cell office:value-type="float" office:value="2.2204E-016">
            <text:p>2.22E-016</text:p>
          </table:table-cell>
          <table:table-cell/>
          <table:table-cell office:value-type="float" office:value="293">
            <text:p>293</text:p>
          </table:table-cell>
          <table:table-cell office:value-type="float" office:value="1.3878E-016">
            <text:p>1.39E-016</text:p>
          </table:table-cell>
          <table:table-cell office:value-type="float" office:value="2.2204E-016">
            <text:p>2.22E-016</text:p>
          </table:table-cell>
          <table:table-cell table:formula="of:=IF([.P64] &lt; [.L64];&quot;BETTER&quot;;IF([.P64]-2 &gt; [.L64]; &quot;WORSE&quot;;&quot;&quot;))">
            <text:p/>
          </table:table-cell>
          <table:table-cell table:formula="of:=IF([.R64] &lt; [.N64];&quot;BETTER&quot;;IF([.R64] &gt;[.N64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3878E-016">
            <text:p>1.39E-016</text:p>
          </table:table-cell>
          <table:table-cell office:value-type="float" office:value="2.2204E-016">
            <text:p>2.22E-016</text:p>
          </table:table-cell>
          <table:table-cell table:formula="of:=IF([.U64] &lt; [.P64];&quot;BETTER&quot;;IF([.U64]-2 &gt; [.P64]; &quot;WORSE&quot;;&quot;&quot;))">
            <text:p/>
          </table:table-cell>
          <table:table-cell table:formula="of:=IF([.W64] &lt; [.R64];&quot;BETTER&quot;;IF([.W64] &gt;[.R64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3878E-016">
            <text:p>1.39E-016</text:p>
          </table:table-cell>
          <table:table-cell office:value-type="float" office:value="2.2204E-016">
            <text:p>2.22E-016</text:p>
          </table:table-cell>
          <table:table-cell table:formula="of:=IF([.Z64] &lt; [.U64];&quot;BETTER&quot;;IF([.Z64]-2 &gt; [.U64]; &quot;WORSE&quot;;&quot;&quot;))">
            <text:p/>
          </table:table-cell>
          <table:table-cell table:formula="of:=IF([.AB64] &lt; [.W64];&quot;BETTER&quot;;IF([.AB64] &gt;[.W64]*1.1;&quot;WORSE&quot;;&quot;&quot;))">
            <text:p/>
          </table:table-cell>
        </table:table-row>
        <table:table-row table:style-name="ro3">
          <table:table-cell/>
          <table:table-cell office:value-type="float" office:value="63">
            <text:p>63</text:p>
          </table:table-cell>
          <table:table-cell office:value-type="string">
            <text:p>5.00000000000000000e-01</text:p>
          </table:table-cell>
          <table:table-cell office:value-type="float" office:value="113">
            <text:p>113</text:p>
          </table:table-cell>
          <table:table-cell office:value-type="float" office:value="0.00000000026869">
            <text:p>2.69E-010</text:p>
          </table:table-cell>
          <table:table-cell office:value-type="float" office:value="0.00000000000089395">
            <text:p>8.94E-013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26869">
            <text:p>2.69E-010</text:p>
          </table:table-cell>
          <table:table-cell office:value-type="float" office:value="0.00000000000089395">
            <text:p>8.94E-013</text:p>
          </table:table-cell>
          <table:table-cell/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">
            <text:p>0.00E+000</text:p>
          </table:table-cell>
          <table:table-cell/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">
            <text:p>0.00E+000</text:p>
          </table:table-cell>
          <table:table-cell table:formula="of:=IF([.P65] &lt; [.L65];&quot;BETTER&quot;;IF([.P65]-2 &gt; [.L65]; &quot;WORSE&quot;;&quot;&quot;))">
            <text:p/>
          </table:table-cell>
          <table:table-cell table:formula="of:=IF([.R65] &lt; [.N65];&quot;BETTER&quot;;IF([.R65] &gt;[.N65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">
            <text:p>0.00E+000</text:p>
          </table:table-cell>
          <table:table-cell table:formula="of:=IF([.U65] &lt; [.P65];&quot;BETTER&quot;;IF([.U65]-2 &gt; [.P65]; &quot;WORSE&quot;;&quot;&quot;))">
            <text:p/>
          </table:table-cell>
          <table:table-cell table:formula="of:=IF([.W65] &lt; [.R65];&quot;BETTER&quot;;IF([.W65] &gt;[.R65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">
            <text:p>0.00E+000</text:p>
          </table:table-cell>
          <table:table-cell table:formula="of:=IF([.Z65] &lt; [.U65];&quot;BETTER&quot;;IF([.Z65]-2 &gt; [.U65]; &quot;WORSE&quot;;&quot;&quot;))">
            <text:p/>
          </table:table-cell>
          <table:table-cell table:formula="of:=IF([.AB65] &lt; [.W65];&quot;BETTER&quot;;IF([.AB65] &gt;[.W65]*1.1;&quot;WORSE&quot;;&quot;&quot;))">
            <text:p/>
          </table:table-cell>
        </table:table-row>
        <table:table-row table:style-name="ro3">
          <table:table-cell/>
          <table:table-cell office:value-type="float" office:value="64">
            <text:p>64</text:p>
          </table:table-cell>
          <table:table-cell office:value-type="string">
            <text:p>4.99363381076456836e-01</text:p>
          </table:table-cell>
          <table:table-cell office:value-type="float" office:value="223">
            <text:p>223</text:p>
          </table:table-cell>
          <table:table-cell office:value-type="float" office:value="0.00000000019571">
            <text:p>1.96E-010</text:p>
          </table:table-cell>
          <table:table-cell office:value-type="float" office:value="0.000000000076698">
            <text:p>7.67E-011</text:p>
          </table:table-cell>
          <table:table-cell/>
          <table:table-cell office:value-type="float" office:value="227">
            <text:p>227</text:p>
          </table:table-cell>
          <table:table-cell office:value-type="float" office:value="0.00000000017075">
            <text:p>1.71E-010</text:p>
          </table:table-cell>
          <table:table-cell office:value-type="float" office:value="0.000000000051697">
            <text:p>5.17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6">
            <text:p>4.71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6">
            <text:p>4.71E-011</text:p>
          </table:table-cell>
          <table:table-cell table:formula="of:=IF([.P66] &lt; [.L66];&quot;BETTER&quot;;IF([.P66]-2 &gt; [.L66]; &quot;WORSE&quot;;&quot;&quot;))">
            <text:p/>
          </table:table-cell>
          <table:table-cell table:formula="of:=IF([.R66] &lt; [.N66];&quot;BETTER&quot;;IF([.R66] &gt;[.N6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6">
            <text:p>4.71E-011</text:p>
          </table:table-cell>
          <table:table-cell table:formula="of:=IF([.U66] &lt; [.P66];&quot;BETTER&quot;;IF([.U66]-2 &gt; [.P66]; &quot;WORSE&quot;;&quot;&quot;))">
            <text:p/>
          </table:table-cell>
          <table:table-cell table:formula="of:=IF([.W66] &lt; [.R66];&quot;BETTER&quot;;IF([.W66] &gt;[.R6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6">
            <text:p>4.71E-011</text:p>
          </table:table-cell>
          <table:table-cell table:formula="of:=IF([.Z66] &lt; [.U66];&quot;BETTER&quot;;IF([.Z66]-2 &gt; [.U66]; &quot;WORSE&quot;;&quot;&quot;))">
            <text:p/>
          </table:table-cell>
          <table:table-cell table:formula="of:=IF([.AB66] &lt; [.W66];&quot;BETTER&quot;;IF([.AB66] &gt;[.W66]*1.1;&quot;WORSE&quot;;&quot;&quot;))">
            <text:p/>
          </table:table-cell>
        </table:table-row>
        <table:table-row table:style-name="ro3">
          <table:table-cell/>
          <table:table-cell office:value-type="float" office:value="65">
            <text:p>65</text:p>
          </table:table-cell>
          <table:table-cell office:value-type="string">
            <text:p>4.00000000000000022e-01</text:p>
          </table:table-cell>
          <table:table-cell office:value-type="float" office:value="58">
            <text:p>58</text:p>
          </table:table-cell>
          <table:table-cell office:value-type="float" office:value="0.000000000000032335">
            <text:p>3.23E-014</text:p>
          </table:table-cell>
          <table:table-cell office:value-type="float" office:value="5.5511E-016">
            <text:p>5.55E-016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32335">
            <text:p>3.23E-014</text:p>
          </table:table-cell>
          <table:table-cell office:value-type="float" office:value="5.5511E-016">
            <text:p>5.55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3218">
            <text:p>3.32E-012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3218">
            <text:p>3.32E-012</text:p>
          </table:table-cell>
          <table:table-cell office:value-type="float" office:value="0">
            <text:p>0.00E+000</text:p>
          </table:table-cell>
          <table:table-cell table:formula="of:=IF([.P67] &lt; [.L67];&quot;BETTER&quot;;IF([.P67]-2 &gt; [.L67]; &quot;WORSE&quot;;&quot;&quot;))">
            <text:p/>
          </table:table-cell>
          <table:table-cell table:formula="of:=IF([.R67] &lt; [.N67];&quot;BETTER&quot;;IF([.R67] &gt;[.N6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3218">
            <text:p>3.32E-012</text:p>
          </table:table-cell>
          <table:table-cell office:value-type="float" office:value="0">
            <text:p>0.00E+000</text:p>
          </table:table-cell>
          <table:table-cell table:formula="of:=IF([.U67] &lt; [.P67];&quot;BETTER&quot;;IF([.U67]-2 &gt; [.P67]; &quot;WORSE&quot;;&quot;&quot;))">
            <text:p/>
          </table:table-cell>
          <table:table-cell table:formula="of:=IF([.W67] &lt; [.R67];&quot;BETTER&quot;;IF([.W67] &gt;[.R6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3333">
            <text:p>3.33E-012</text:p>
          </table:table-cell>
          <table:table-cell office:value-type="float" office:value="0">
            <text:p>0.00E+000</text:p>
          </table:table-cell>
          <table:table-cell table:formula="of:=IF([.Z67] &lt; [.U67];&quot;BETTER&quot;;IF([.Z67]-2 &gt; [.U67]; &quot;WORSE&quot;;&quot;&quot;))">
            <text:p/>
          </table:table-cell>
          <table:table-cell table:formula="of:=IF([.AB67] &lt; [.W67];&quot;BETTER&quot;;IF([.AB67] &gt;[.W67]*1.1;&quot;WORSE&quot;;&quot;&quot;))">
            <text:p/>
          </table:table-cell>
        </table:table-row>
        <table:table-row table:style-name="ro3">
          <table:table-cell/>
          <table:table-cell office:value-type="float" office:value="66">
            <text:p>66</text:p>
          </table:table-cell>
          <table:table-cell office:value-type="string">
            <text:p>6.66666666666666630e-01</text:p>
          </table:table-cell>
          <table:table-cell office:value-type="float" office:value="58">
            <text:p>58</text:p>
          </table:table-cell>
          <table:table-cell office:value-type="float" office:value="1.6653E-016">
            <text:p>1.67E-016</text:p>
          </table:table-cell>
          <table:table-cell office:value-type="float" office:value="0.00000000005">
            <text:p>5.00E-011</text:p>
          </table:table-cell>
          <table:table-cell/>
          <table:table-cell office:value-type="float" office:value="59">
            <text:p>59</text:p>
          </table:table-cell>
          <table:table-cell office:value-type="float" office:value="1.6653E-016">
            <text:p>1.67E-016</text:p>
          </table:table-cell>
          <table:table-cell office:value-type="float" office:value="0.00000000005">
            <text:p>5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722">
            <text:p>1.72E-013</text:p>
          </table:table-cell>
          <table:table-cell office:value-type="float" office:value="0.00000000005">
            <text:p>5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722">
            <text:p>1.72E-013</text:p>
          </table:table-cell>
          <table:table-cell office:value-type="float" office:value="0.00000000005">
            <text:p>5.00E-011</text:p>
          </table:table-cell>
          <table:table-cell table:formula="of:=IF([.P68] &lt; [.L68];&quot;BETTER&quot;;IF([.P68]-2 &gt; [.L68]; &quot;WORSE&quot;;&quot;&quot;))">
            <text:p/>
          </table:table-cell>
          <table:table-cell table:formula="of:=IF([.R68] &lt; [.N68];&quot;BETTER&quot;;IF([.R68] &gt;[.N6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722">
            <text:p>1.72E-013</text:p>
          </table:table-cell>
          <table:table-cell office:value-type="float" office:value="0.00000000005">
            <text:p>5.00E-011</text:p>
          </table:table-cell>
          <table:table-cell table:formula="of:=IF([.U68] &lt; [.P68];&quot;BETTER&quot;;IF([.U68]-2 &gt; [.P68]; &quot;WORSE&quot;;&quot;&quot;))">
            <text:p/>
          </table:table-cell>
          <table:table-cell table:formula="of:=IF([.W68] &lt; [.R68];&quot;BETTER&quot;;IF([.W68] &gt;[.R6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8361">
            <text:p>1.84E-013</text:p>
          </table:table-cell>
          <table:table-cell office:value-type="float" office:value="0.00000000005">
            <text:p>5.00E-011</text:p>
          </table:table-cell>
          <table:table-cell table:formula="of:=IF([.Z68] &lt; [.U68];&quot;BETTER&quot;;IF([.Z68]-2 &gt; [.U68]; &quot;WORSE&quot;;&quot;&quot;))">
            <text:p/>
          </table:table-cell>
          <table:table-cell table:formula="of:=IF([.AB68] &lt; [.W68];&quot;BETTER&quot;;IF([.AB68] &gt;[.W68]*1.1;&quot;WORSE&quot;;&quot;&quot;))">
            <text:p/>
          </table:table-cell>
        </table:table-row>
        <table:table-row table:style-name="ro3">
          <table:table-cell/>
          <table:table-cell office:value-type="float" office:value="67">
            <text:p>67</text:p>
          </table:table-cell>
          <table:table-cell office:value-type="string">
            <text:p>8.38676342690182097e-01</text:p>
          </table:table-cell>
          <table:table-cell office:value-type="float" office:value="210">
            <text:p>210</text:p>
          </table:table-cell>
          <table:table-cell office:value-type="float" office:value="0.00000000012594">
            <text:p>1.26E-010</text:p>
          </table:table-cell>
          <table:table-cell office:value-type="float" office:value="0.00000000014211">
            <text:p>1.42E-010</text:p>
          </table:table-cell>
          <table:table-cell/>
          <table:table-cell office:value-type="float" office:value="217">
            <text:p>217</text:p>
          </table:table-cell>
          <table:table-cell office:value-type="float" office:value="0.0000000000059556">
            <text:p>5.96E-012</text:p>
          </table:table-cell>
          <table:table-cell office:value-type="float" office:value="0.00000000001779">
            <text:p>1.78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80945">
            <text:p>8.09E-012</text:p>
          </table:table-cell>
          <table:table-cell office:value-type="float" office:value="0.000000000011706">
            <text:p>1.17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80945">
            <text:p>8.09E-012</text:p>
          </table:table-cell>
          <table:table-cell office:value-type="float" office:value="0.000000000011706">
            <text:p>1.17E-011</text:p>
          </table:table-cell>
          <table:table-cell table:formula="of:=IF([.P69] &lt; [.L69];&quot;BETTER&quot;;IF([.P69]-2 &gt; [.L69]; &quot;WORSE&quot;;&quot;&quot;))">
            <text:p/>
          </table:table-cell>
          <table:table-cell table:formula="of:=IF([.R69] &lt; [.N69];&quot;BETTER&quot;;IF([.R69] &gt;[.N6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80945">
            <text:p>8.09E-012</text:p>
          </table:table-cell>
          <table:table-cell office:value-type="float" office:value="0.000000000011706">
            <text:p>1.17E-011</text:p>
          </table:table-cell>
          <table:table-cell table:formula="of:=IF([.U69] &lt; [.P69];&quot;BETTER&quot;;IF([.U69]-2 &gt; [.P69]; &quot;WORSE&quot;;&quot;&quot;))">
            <text:p/>
          </table:table-cell>
          <table:table-cell table:formula="of:=IF([.W69] &lt; [.R69];&quot;BETTER&quot;;IF([.W69] &gt;[.R6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8138">
            <text:p>8.14E-012</text:p>
          </table:table-cell>
          <table:table-cell office:value-type="float" office:value="0.000000000011706">
            <text:p>1.17E-011</text:p>
          </table:table-cell>
          <table:table-cell table:formula="of:=IF([.Z69] &lt; [.U69];&quot;BETTER&quot;;IF([.Z69]-2 &gt; [.U69]; &quot;WORSE&quot;;&quot;&quot;))">
            <text:p/>
          </table:table-cell>
          <table:table-cell table:formula="of:=IF([.AB69] &lt; [.W69];&quot;BETTER&quot;;IF([.AB69] &gt;[.W69]*1.1;&quot;WORSE&quot;;&quot;&quot;))">
            <text:p/>
          </table:table-cell>
        </table:table-row>
        <table:table-row table:style-name="ro3">
          <table:table-cell/>
          <table:table-cell office:value-type="float" office:value="68">
            <text:p>68</text:p>
          </table:table-cell>
          <table:table-cell office:value-type="string">
            <text:p>9.10823960732299831e+00</text:p>
          </table:table-cell>
          <table:table-cell office:value-type="float" office:value="110">
            <text:p>110</text:p>
          </table:table-cell>
          <table:table-cell office:value-type="float" office:value="0.0000000000057577">
            <text:p>5.76E-012</text:p>
          </table:table-cell>
          <table:table-cell office:value-type="float" office:value="0.0000000000032334">
            <text:p>3.23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16504">
            <text:p>1.65E-013</text:p>
          </table:table-cell>
          <table:table-cell office:value-type="float" office:value="0.0000000000023592">
            <text:p>2.36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2103">
            <text:p>5.21E-009</text:p>
          </table:table-cell>
          <table:table-cell office:value-type="float" office:value="0.000000000002525">
            <text:p>2.5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2103">
            <text:p>5.21E-009</text:p>
          </table:table-cell>
          <table:table-cell office:value-type="float" office:value="0.000000000002525">
            <text:p>2.53E-012</text:p>
          </table:table-cell>
          <table:table-cell table:formula="of:=IF([.P70] &lt; [.L70];&quot;BETTER&quot;;IF([.P70]-2 &gt; [.L70]; &quot;WORSE&quot;;&quot;&quot;))">
            <text:p/>
          </table:table-cell>
          <table:table-cell table:formula="of:=IF([.R70] &lt; [.N70];&quot;BETTER&quot;;IF([.R70] &gt;[.N7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52103">
            <text:p>5.21E-009</text:p>
          </table:table-cell>
          <table:table-cell office:value-type="float" office:value="0.000000000002525">
            <text:p>2.53E-012</text:p>
          </table:table-cell>
          <table:table-cell table:formula="of:=IF([.U70] &lt; [.P70];&quot;BETTER&quot;;IF([.U70]-2 &gt; [.P70]; &quot;WORSE&quot;;&quot;&quot;))">
            <text:p/>
          </table:table-cell>
          <table:table-cell table:formula="of:=IF([.W70] &lt; [.R70];&quot;BETTER&quot;;IF([.W70] &gt;[.R7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52107">
            <text:p>5.21E-009</text:p>
          </table:table-cell>
          <table:table-cell office:value-type="float" office:value="0.000000000002525">
            <text:p>2.53E-012</text:p>
          </table:table-cell>
          <table:table-cell table:formula="of:=IF([.Z70] &lt; [.U70];&quot;BETTER&quot;;IF([.Z70]-2 &gt; [.U70]; &quot;WORSE&quot;;&quot;&quot;))">
            <text:p/>
          </table:table-cell>
          <table:table-cell table:formula="of:=IF([.AB70] &lt; [.W70];&quot;BETTER&quot;;IF([.AB70] &gt;[.W70]*1.1;&quot;WORSE&quot;;&quot;&quot;))">
            <text:p/>
          </table:table-cell>
        </table:table-row>
        <table:table-row table:style-name="ro3">
          <table:table-cell/>
          <table:table-cell office:value-type="float" office:value="69">
            <text:p>69</text:p>
          </table:table-cell>
          <table:table-cell office:value-type="string">
            <text:p>4.17685255920550003e-01</text:p>
          </table:table-cell>
          <table:table-cell office:value-type="float" office:value="61">
            <text:p>61</text:p>
          </table:table-cell>
          <table:table-cell office:value-type="float" office:value="0.0000000000010769">
            <text:p>1.08E-012</text:p>
          </table:table-cell>
          <table:table-cell office:value-type="float" office:value="0.000000000049036">
            <text:p>4.90E-011</text:p>
          </table:table-cell>
          <table:table-cell/>
          <table:table-cell office:value-type="float" office:value="62">
            <text:p>62</text:p>
          </table:table-cell>
          <table:table-cell office:value-type="float" office:value="0.0000000000009129">
            <text:p>9.13E-013</text:p>
          </table:table-cell>
          <table:table-cell office:value-type="float" office:value="0.0000000000492">
            <text:p>4.9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7445">
            <text:p>2.74E-010</text:p>
          </table:table-cell>
          <table:table-cell office:value-type="float" office:value="0.0000000000492">
            <text:p>4.9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7445">
            <text:p>2.74E-010</text:p>
          </table:table-cell>
          <table:table-cell office:value-type="float" office:value="0.0000000000492">
            <text:p>4.92E-011</text:p>
          </table:table-cell>
          <table:table-cell table:formula="of:=IF([.P71] &lt; [.L71];&quot;BETTER&quot;;IF([.P71]-2 &gt; [.L71]; &quot;WORSE&quot;;&quot;&quot;))">
            <text:p/>
          </table:table-cell>
          <table:table-cell table:formula="of:=IF([.R71] &lt; [.N71];&quot;BETTER&quot;;IF([.R71] &gt;[.N7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7445">
            <text:p>2.74E-010</text:p>
          </table:table-cell>
          <table:table-cell office:value-type="float" office:value="0.0000000000492">
            <text:p>4.92E-011</text:p>
          </table:table-cell>
          <table:table-cell table:formula="of:=IF([.U71] &lt; [.P71];&quot;BETTER&quot;;IF([.U71]-2 &gt; [.P71]; &quot;WORSE&quot;;&quot;&quot;))">
            <text:p/>
          </table:table-cell>
          <table:table-cell table:formula="of:=IF([.W71] &lt; [.R71];&quot;BETTER&quot;;IF([.W71] &gt;[.R7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7445">
            <text:p>2.74E-010</text:p>
          </table:table-cell>
          <table:table-cell office:value-type="float" office:value="0.0000000000492">
            <text:p>4.92E-011</text:p>
          </table:table-cell>
          <table:table-cell table:formula="of:=IF([.Z71] &lt; [.U71];&quot;BETTER&quot;;IF([.Z71]-2 &gt; [.U71]; &quot;WORSE&quot;;&quot;&quot;))">
            <text:p/>
          </table:table-cell>
          <table:table-cell table:formula="of:=IF([.AB71] &lt; [.W71];&quot;BETTER&quot;;IF([.AB71] &gt;[.W71]*1.1;&quot;WORSE&quot;;&quot;&quot;))">
            <text:p/>
          </table:table-cell>
        </table:table-row>
        <table:table-row table:style-name="ro3">
          <table:table-cell/>
          <table:table-cell office:value-type="float" office:value="70">
            <text:p>70</text:p>
          </table:table-cell>
          <table:table-cell office:value-type="string">
            <text:p>6.36619772367581493e-01</text:p>
          </table:table-cell>
          <table:table-cell office:value-type="float" office:value="49">
            <text:p>49</text:p>
          </table:table-cell>
          <table:table-cell office:value-type="float" office:value="0.000000000000032612">
            <text:p>3.26E-014</text:p>
          </table:table-cell>
          <table:table-cell office:value-type="float" office:value="0.000000000050933">
            <text:p>5.09E-011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00032612">
            <text:p>3.26E-014</text:p>
          </table:table-cell>
          <table:table-cell office:value-type="float" office:value="0.000000000050933">
            <text:p>5.0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50923">
            <text:p>5.0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50923">
            <text:p>5.09E-011</text:p>
          </table:table-cell>
          <table:table-cell table:formula="of:=IF([.P72] &lt; [.L72];&quot;BETTER&quot;;IF([.P72]-2 &gt; [.L72]; &quot;WORSE&quot;;&quot;&quot;))">
            <text:p/>
          </table:table-cell>
          <table:table-cell table:formula="of:=IF([.R72] &lt; [.N72];&quot;BETTER&quot;;IF([.R72] &gt;[.N7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50923">
            <text:p>5.09E-011</text:p>
          </table:table-cell>
          <table:table-cell table:formula="of:=IF([.U72] &lt; [.P72];&quot;BETTER&quot;;IF([.U72]-2 &gt; [.P72]; &quot;WORSE&quot;;&quot;&quot;))">
            <text:p/>
          </table:table-cell>
          <table:table-cell table:formula="of:=IF([.W72] &lt; [.R72];&quot;BETTER&quot;;IF([.W72] &gt;[.R7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50923">
            <text:p>5.09E-011</text:p>
          </table:table-cell>
          <table:table-cell table:formula="of:=IF([.Z72] &lt; [.U72];&quot;BETTER&quot;;IF([.Z72]-2 &gt; [.U72]; &quot;WORSE&quot;;&quot;&quot;))">
            <text:p/>
          </table:table-cell>
          <table:table-cell table:formula="of:=IF([.AB72] &lt; [.W72];&quot;BETTER&quot;;IF([.AB72] &gt;[.W72]*1.1;&quot;WORSE&quot;;&quot;&quot;))">
            <text:p/>
          </table:table-cell>
        </table:table-row>
        <table:table-row table:style-name="ro3">
          <table:table-cell/>
          <table:table-cell office:value-type="float" office:value="71">
            <text:p>71</text:p>
          </table:table-cell>
          <table:table-cell office:value-type="string">
            <text:p>8.00000000000000044e-01</text:p>
          </table:table-cell>
          <table:table-cell office:value-type="float" office:value="30">
            <text:p>30</text:p>
          </table:table-cell>
          <table:table-cell office:value-type="float" office:value="0.0000000009254">
            <text:p>9.25E-010</text:p>
          </table:table-cell>
          <table:table-cell office:value-type="float" office:value="8.3267E-016">
            <text:p>8.33E-016</text:p>
          </table:table-cell>
          <table:table-cell/>
          <table:table-cell office:value-type="float" office:value="31">
            <text:p>31</text:p>
          </table:table-cell>
          <table:table-cell office:value-type="float" office:value="0.0000000009254">
            <text:p>9.25E-010</text:p>
          </table:table-cell>
          <table:table-cell office:value-type="float" office:value="8.3267E-016">
            <text:p>8.33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90039">
            <text:p>9.00E-014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90039">
            <text:p>9.00E-014</text:p>
          </table:table-cell>
          <table:table-cell office:value-type="float" office:value="0">
            <text:p>0.00E+000</text:p>
          </table:table-cell>
          <table:table-cell table:formula="of:=IF([.P73] &lt; [.L73];&quot;BETTER&quot;;IF([.P73]-2 &gt; [.L73]; &quot;WORSE&quot;;&quot;&quot;))">
            <text:p/>
          </table:table-cell>
          <table:table-cell table:formula="of:=IF([.R73] &lt; [.N73];&quot;BETTER&quot;;IF([.R73] &gt;[.N7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90039">
            <text:p>9.00E-014</text:p>
          </table:table-cell>
          <table:table-cell office:value-type="float" office:value="0">
            <text:p>0.00E+000</text:p>
          </table:table-cell>
          <table:table-cell table:formula="of:=IF([.U73] &lt; [.P73];&quot;BETTER&quot;;IF([.U73]-2 &gt; [.P73]; &quot;WORSE&quot;;&quot;&quot;))">
            <text:p/>
          </table:table-cell>
          <table:table-cell table:formula="of:=IF([.W73] &lt; [.R73];&quot;BETTER&quot;;IF([.W73] &gt;[.R7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0146">
            <text:p>1.01E-013</text:p>
          </table:table-cell>
          <table:table-cell office:value-type="float" office:value="0">
            <text:p>0.00E+000</text:p>
          </table:table-cell>
          <table:table-cell table:formula="of:=IF([.Z73] &lt; [.U73];&quot;BETTER&quot;;IF([.Z73]-2 &gt; [.U73]; &quot;WORSE&quot;;&quot;&quot;))">
            <text:p/>
          </table:table-cell>
          <table:table-cell table:formula="of:=IF([.AB73] &lt; [.W73];&quot;BETTER&quot;;IF([.AB73] &gt;[.W73]*1.1;&quot;WORSE&quot;;&quot;&quot;))">
            <text:p/>
          </table:table-cell>
        </table:table-row>
        <table:table-row table:style-name="ro3">
          <table:table-cell/>
          <table:table-cell office:value-type="float" office:value="72">
            <text:p>72</text:p>
          </table:table-cell>
          <table:table-cell office:value-type="string">
            <text:p>5.98398600683722748e-02</text:p>
          </table:table-cell>
          <table:table-cell office:value-type="float" office:value="711">
            <text:p>711</text:p>
          </table:table-cell>
          <table:table-cell office:value-type="float" office:value="0.0000000013898">
            <text:p>1.39E-009</text:p>
          </table:table-cell>
          <table:table-cell office:value-type="float" office:value="0.0000000020683">
            <text:p>2.07E-009</text:p>
          </table:table-cell>
          <table:table-cell/>
          <table:table-cell office:value-type="float" office:value="733">
            <text:p>733</text:p>
          </table:table-cell>
          <table:table-cell office:value-type="float" office:value="0.000000000062199">
            <text:p>6.22E-011</text:p>
          </table:table-cell>
          <table:table-cell office:value-type="float" office:value="0.00000000037268">
            <text:p>3.73E-010</text:p>
          </table:table-cell>
          <table:table-cell/>
          <table:table-cell office:value-type="float" office:value="2344">
            <text:p>2344</text:p>
          </table:table-cell>
          <table:table-cell office:value-type="float" office:value="8.3927E-015">
            <text:p>8.39E-015</text:p>
          </table:table-cell>
          <table:table-cell office:value-type="float" office:value="0.00000000052854">
            <text:p>5.29E-010</text:p>
          </table:table-cell>
          <table:table-cell/>
          <table:table-cell office:value-type="float" office:value="2346">
            <text:p>2346</text:p>
          </table:table-cell>
          <table:table-cell office:value-type="float" office:value="8.3927E-015">
            <text:p>8.39E-015</text:p>
          </table:table-cell>
          <table:table-cell office:value-type="float" office:value="0.00000000052854">
            <text:p>5.29E-010</text:p>
          </table:table-cell>
          <table:table-cell table:formula="of:=IF([.P74] &lt; [.L74];&quot;BETTER&quot;;IF([.P74]-2 &gt; [.L74]; &quot;WORSE&quot;;&quot;&quot;))">
            <text:p/>
          </table:table-cell>
          <table:table-cell table:formula="of:=IF([.R74] &lt; [.N74];&quot;BETTER&quot;;IF([.R74] &gt;[.N74]*1.1;&quot;WORSE&quot;;&quot;&quot;))">
            <text:p/>
          </table:table-cell>
          <table:table-cell office:value-type="float" office:value="2346">
            <text:p>2346</text:p>
          </table:table-cell>
          <table:table-cell office:value-type="float" office:value="8.3927E-015">
            <text:p>8.39E-015</text:p>
          </table:table-cell>
          <table:table-cell office:value-type="float" office:value="0.00000000052854">
            <text:p>5.29E-010</text:p>
          </table:table-cell>
          <table:table-cell table:formula="of:=IF([.U74] &lt; [.P74];&quot;BETTER&quot;;IF([.U74]-2 &gt; [.P74]; &quot;WORSE&quot;;&quot;&quot;))">
            <text:p/>
          </table:table-cell>
          <table:table-cell table:formula="of:=IF([.W74] &lt; [.R74];&quot;BETTER&quot;;IF([.W74] &gt;[.R74]*1.1;&quot;WORSE&quot;;&quot;&quot;))">
            <text:p/>
          </table:table-cell>
          <table:table-cell office:value-type="float" office:value="2344">
            <text:p>2344</text:p>
          </table:table-cell>
          <table:table-cell office:value-type="float" office:value="8.3927E-015">
            <text:p>8.39E-015</text:p>
          </table:table-cell>
          <table:table-cell office:value-type="float" office:value="0.00000000052854">
            <text:p>5.29E-010</text:p>
          </table:table-cell>
          <table:table-cell table:formula="of:=IF([.Z74] &lt; [.U74];&quot;BETTER&quot;;IF([.Z74]-2 &gt; [.U74]; &quot;WORSE&quot;;&quot;&quot;))" office:value-type="string" office:string-value="BETTER">
            <text:p>BETTER</text:p>
          </table:table-cell>
          <table:table-cell table:formula="of:=IF([.AB74] &lt; [.W74];&quot;BETTER&quot;;IF([.AB74] &gt;[.W74]*1.1;&quot;WORSE&quot;;&quot;&quot;))">
            <text:p/>
          </table:table-cell>
        </table:table-row>
        <table:table-row table:style-name="ro3">
          <table:table-cell/>
          <table:table-cell office:value-type="float" office:value="73">
            <text:p>73</text:p>
          </table:table-cell>
          <table:table-cell office:value-type="string">
            <text:p>4.00000000000000147e-02</text:p>
          </table:table-cell>
          <table:table-cell office:value-type="float" office:value="49">
            <text:p>49</text:p>
          </table:table-cell>
          <table:table-cell office:value-type="float" office:value="0.0000000000044834">
            <text:p>4.48E-012</text:p>
          </table:table-cell>
          <table:table-cell office:value-type="float" office:value="0.000000000000024807">
            <text:p>2.48E-014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45084">
            <text:p>4.51E-012</text:p>
          </table:table-cell>
          <table:table-cell office:value-type="float" office:value="1.7347E-016">
            <text:p>1.73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8">
            <text:p>6.94E-018</text:p>
          </table:table-cell>
          <table:table-cell office:value-type="float" office:value="3.4694E-016">
            <text:p>3.47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8">
            <text:p>6.94E-018</text:p>
          </table:table-cell>
          <table:table-cell office:value-type="float" office:value="3.4694E-016">
            <text:p>3.47E-016</text:p>
          </table:table-cell>
          <table:table-cell table:formula="of:=IF([.P75] &lt; [.L75];&quot;BETTER&quot;;IF([.P75]-2 &gt; [.L75]; &quot;WORSE&quot;;&quot;&quot;))">
            <text:p/>
          </table:table-cell>
          <table:table-cell table:formula="of:=IF([.R75] &lt; [.N75];&quot;BETTER&quot;;IF([.R75] &gt;[.N7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9389E-018">
            <text:p>6.94E-018</text:p>
          </table:table-cell>
          <table:table-cell office:value-type="float" office:value="3.4694E-016">
            <text:p>3.47E-016</text:p>
          </table:table-cell>
          <table:table-cell table:formula="of:=IF([.U75] &lt; [.P75];&quot;BETTER&quot;;IF([.U75]-2 &gt; [.P75]; &quot;WORSE&quot;;&quot;&quot;))">
            <text:p/>
          </table:table-cell>
          <table:table-cell table:formula="of:=IF([.W75] &lt; [.R75];&quot;BETTER&quot;;IF([.W75] &gt;[.R7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9389E-018">
            <text:p>6.94E-018</text:p>
          </table:table-cell>
          <table:table-cell office:value-type="float" office:value="3.4694E-016">
            <text:p>3.47E-016</text:p>
          </table:table-cell>
          <table:table-cell table:formula="of:=IF([.Z75] &lt; [.U75];&quot;BETTER&quot;;IF([.Z75]-2 &gt; [.U75]; &quot;WORSE&quot;;&quot;&quot;))">
            <text:p/>
          </table:table-cell>
          <table:table-cell table:formula="of:=IF([.AB75] &lt; [.W75];&quot;BETTER&quot;;IF([.AB75] &gt;[.W75]*1.1;&quot;WORSE&quot;;&quot;&quot;))">
            <text:p/>
          </table:table-cell>
        </table:table-row>
        <table:table-row table:style-name="ro3">
          <table:table-cell/>
          <table:table-cell office:value-type="float" office:value="74">
            <text:p>74</text:p>
          </table:table-cell>
          <table:table-cell office:value-type="string">
            <text:p>7.37131823531198660e-01</text:p>
          </table:table-cell>
          <table:table-cell office:value-type="float" office:value="83">
            <text:p>83</text:p>
          </table:table-cell>
          <table:table-cell office:value-type="float" office:value="0.0000000000011008">
            <text:p>1.10E-012</text:p>
          </table:table-cell>
          <table:table-cell office:value-type="float" office:value="0.00000000063676">
            <text:p>6.37E-010</text:p>
          </table:table-cell>
          <table:table-cell/>
          <table:table-cell office:value-type="float" office:value="83">
            <text:p>83</text:p>
          </table:table-cell>
          <table:table-cell office:value-type="float" office:value="0.0000000000011008">
            <text:p>1.10E-012</text:p>
          </table:table-cell>
          <table:table-cell office:value-type="float" office:value="0.00000000063676">
            <text:p>6.37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8.7197E-016">
            <text:p>8.72E-016</text:p>
          </table:table-cell>
          <table:table-cell office:value-type="float" office:value="0.00000000063598">
            <text:p>6.36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8.7197E-016">
            <text:p>8.72E-016</text:p>
          </table:table-cell>
          <table:table-cell office:value-type="float" office:value="0.00000000063598">
            <text:p>6.36E-010</text:p>
          </table:table-cell>
          <table:table-cell table:formula="of:=IF([.P76] &lt; [.L76];&quot;BETTER&quot;;IF([.P76]-2 &gt; [.L76]; &quot;WORSE&quot;;&quot;&quot;))">
            <text:p/>
          </table:table-cell>
          <table:table-cell table:formula="of:=IF([.R76] &lt; [.N76];&quot;BETTER&quot;;IF([.R76] &gt;[.N7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8.7197E-016">
            <text:p>8.72E-016</text:p>
          </table:table-cell>
          <table:table-cell office:value-type="float" office:value="0.00000000063598">
            <text:p>6.36E-010</text:p>
          </table:table-cell>
          <table:table-cell table:formula="of:=IF([.U76] &lt; [.P76];&quot;BETTER&quot;;IF([.U76]-2 &gt; [.P76]; &quot;WORSE&quot;;&quot;&quot;))">
            <text:p/>
          </table:table-cell>
          <table:table-cell table:formula="of:=IF([.W76] &lt; [.R76];&quot;BETTER&quot;;IF([.W76] &gt;[.R7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10555">
            <text:p>1.06E-013</text:p>
          </table:table-cell>
          <table:table-cell office:value-type="float" office:value="0.00000000063598">
            <text:p>6.36E-010</text:p>
          </table:table-cell>
          <table:table-cell table:formula="of:=IF([.Z76] &lt; [.U76];&quot;BETTER&quot;;IF([.Z76]-2 &gt; [.U76]; &quot;WORSE&quot;;&quot;&quot;))">
            <text:p/>
          </table:table-cell>
          <table:table-cell table:formula="of:=IF([.AB76] &lt; [.W76];&quot;BETTER&quot;;IF([.AB76] &gt;[.W76]*1.1;&quot;WORSE&quot;;&quot;&quot;))">
            <text:p/>
          </table:table-cell>
        </table:table-row>
        <table:table-row table:style-name="ro3">
          <table:table-cell/>
          <table:table-cell office:value-type="float" office:value="75">
            <text:p>75</text:p>
          </table:table-cell>
          <table:table-cell office:value-type="string">
            <text:p>-2.09672479661164562e-01</text:p>
          </table:table-cell>
          <table:table-cell office:value-type="float" office:value="363">
            <text:p>363</text:p>
          </table:table-cell>
          <table:table-cell office:value-type="float" office:value="0.0000000001386">
            <text:p>1.39E-010</text:p>
          </table:table-cell>
          <table:table-cell office:value-type="float" office:value="0.00000000054871">
            <text:p>5.49E-010</text:p>
          </table:table-cell>
          <table:table-cell/>
          <table:table-cell office:value-type="float" office:value="373">
            <text:p>373</text:p>
          </table:table-cell>
          <table:table-cell office:value-type="float" office:value="0.0000000000092704">
            <text:p>9.27E-012</text:p>
          </table:table-cell>
          <table:table-cell office:value-type="float" office:value="0.00000000019871">
            <text:p>1.99E-010</text:p>
          </table:table-cell>
          <table:table-cell/>
          <table:table-cell office:value-type="float" office:value="1172">
            <text:p>1172</text:p>
          </table:table-cell>
          <table:table-cell office:value-type="float" office:value="6.0166E-015">
            <text:p>6.02E-015</text:p>
          </table:table-cell>
          <table:table-cell office:value-type="float" office:value="0.00000000018522">
            <text:p>1.85E-010</text:p>
          </table:table-cell>
          <table:table-cell/>
          <table:table-cell office:value-type="float" office:value="1172">
            <text:p>1172</text:p>
          </table:table-cell>
          <table:table-cell office:value-type="float" office:value="6.0166E-015">
            <text:p>6.02E-015</text:p>
          </table:table-cell>
          <table:table-cell office:value-type="float" office:value="0.00000000018522">
            <text:p>1.85E-010</text:p>
          </table:table-cell>
          <table:table-cell table:formula="of:=IF([.P77] &lt; [.L77];&quot;BETTER&quot;;IF([.P77]-2 &gt; [.L77]; &quot;WORSE&quot;;&quot;&quot;))">
            <text:p/>
          </table:table-cell>
          <table:table-cell table:formula="of:=IF([.R77] &lt; [.N77];&quot;BETTER&quot;;IF([.R77] &gt;[.N77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6.0166E-015">
            <text:p>6.02E-015</text:p>
          </table:table-cell>
          <table:table-cell office:value-type="float" office:value="0.00000000018522">
            <text:p>1.85E-010</text:p>
          </table:table-cell>
          <table:table-cell table:formula="of:=IF([.U77] &lt; [.P77];&quot;BETTER&quot;;IF([.U77]-2 &gt; [.P77]; &quot;WORSE&quot;;&quot;&quot;))">
            <text:p/>
          </table:table-cell>
          <table:table-cell table:formula="of:=IF([.W77] &lt; [.R77];&quot;BETTER&quot;;IF([.W77] &gt;[.R77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6.0166E-015">
            <text:p>6.02E-015</text:p>
          </table:table-cell>
          <table:table-cell office:value-type="float" office:value="0.00000000018522">
            <text:p>1.85E-010</text:p>
          </table:table-cell>
          <table:table-cell table:formula="of:=IF([.Z77] &lt; [.U77];&quot;BETTER&quot;;IF([.Z77]-2 &gt; [.U77]; &quot;WORSE&quot;;&quot;&quot;))">
            <text:p/>
          </table:table-cell>
          <table:table-cell table:formula="of:=IF([.AB77] &lt; [.W77];&quot;BETTER&quot;;IF([.AB77] &gt;[.W77]*1.1;&quot;WORSE&quot;;&quot;&quot;))">
            <text:p/>
          </table:table-cell>
        </table:table-row>
        <table:table-row table:style-name="ro3">
          <table:table-cell/>
          <table:table-cell office:value-type="float" office:value="76">
            <text:p>76</text:p>
          </table:table-cell>
          <table:table-cell office:value-type="string">
            <text:p>2.28054913843447826e+00</text:p>
          </table:table-cell>
          <table:table-cell office:value-type="float" office:value="58">
            <text:p>58</text:p>
          </table:table-cell>
          <table:table-cell office:value-type="float" office:value="0.0000000019219">
            <text:p>1.92E-009</text:p>
          </table:table-cell>
          <table:table-cell office:value-type="float" office:value="0.000000000015118">
            <text:p>1.51E-011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14254">
            <text:p>1.43E-013</text:p>
          </table:table-cell>
          <table:table-cell office:value-type="float" office:value="0.000000000014976">
            <text:p>1.5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55492">
            <text:p>5.55E-013</text:p>
          </table:table-cell>
          <table:table-cell office:value-type="float" office:value="0.000000000015118">
            <text:p>1.5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55492">
            <text:p>5.55E-013</text:p>
          </table:table-cell>
          <table:table-cell office:value-type="float" office:value="0.000000000015118">
            <text:p>1.51E-011</text:p>
          </table:table-cell>
          <table:table-cell table:formula="of:=IF([.P78] &lt; [.L78];&quot;BETTER&quot;;IF([.P78]-2 &gt; [.L78]; &quot;WORSE&quot;;&quot;&quot;))">
            <text:p/>
          </table:table-cell>
          <table:table-cell table:formula="of:=IF([.R78] &lt; [.N78];&quot;BETTER&quot;;IF([.R78] &gt;[.N7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55527">
            <text:p>5.55E-013</text:p>
          </table:table-cell>
          <table:table-cell office:value-type="float" office:value="0.000000000015119">
            <text:p>1.51E-011</text:p>
          </table:table-cell>
          <table:table-cell table:formula="of:=IF([.U78] &lt; [.P78];&quot;BETTER&quot;;IF([.U78]-2 &gt; [.P78]; &quot;WORSE&quot;;&quot;&quot;))">
            <text:p/>
          </table:table-cell>
          <table:table-cell table:formula="of:=IF([.W78] &lt; [.R78];&quot;BETTER&quot;;IF([.W78] &gt;[.R7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89405">
            <text:p>8.94E-013</text:p>
          </table:table-cell>
          <table:table-cell office:value-type="float" office:value="0.000000000015119">
            <text:p>1.51E-011</text:p>
          </table:table-cell>
          <table:table-cell table:formula="of:=IF([.Z78] &lt; [.U78];&quot;BETTER&quot;;IF([.Z78]-2 &gt; [.U78]; &quot;WORSE&quot;;&quot;&quot;))">
            <text:p/>
          </table:table-cell>
          <table:table-cell table:formula="of:=IF([.AB78] &lt; [.W78];&quot;BETTER&quot;;IF([.AB78] &gt;[.W78]*1.1;&quot;WORSE&quot;;&quot;&quot;))">
            <text:p/>
          </table:table-cell>
        </table:table-row>
        <table:table-row table:style-name="ro3">
          <table:table-cell/>
          <table:table-cell office:value-type="float" office:value="77">
            <text:p>77</text:p>
          </table:table-cell>
          <table:table-cell office:value-type="string">
            <text:p>3.55065933151773483e-01</text:p>
          </table:table-cell>
          <table:table-cell office:value-type="float" office:value="49">
            <text:p>49</text:p>
          </table:table-cell>
          <table:table-cell office:value-type="float" office:value="0.000000000000070353">
            <text:p>7.04E-014</text:p>
          </table:table-cell>
          <table:table-cell office:value-type="float" office:value="0.00000000013592">
            <text:p>1.36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029079">
            <text:p>2.91E-014</text:p>
          </table:table-cell>
          <table:table-cell office:value-type="float" office:value="0.00000000013582">
            <text:p>1.36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 table:formula="of:=IF([.P79] &lt; [.L79];&quot;BETTER&quot;;IF([.P79]-2 &gt; [.L79]; &quot;WORSE&quot;;&quot;&quot;))">
            <text:p/>
          </table:table-cell>
          <table:table-cell table:formula="of:=IF([.R79] &lt; [.N79];&quot;BETTER&quot;;IF([.R79] &gt;[.N7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 table:formula="of:=IF([.U79] &lt; [.P79];&quot;BETTER&quot;;IF([.U79]-2 &gt; [.P79]; &quot;WORSE&quot;;&quot;&quot;))">
            <text:p/>
          </table:table-cell>
          <table:table-cell table:formula="of:=IF([.W79] &lt; [.R79];&quot;BETTER&quot;;IF([.W79] &gt;[.R7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 table:formula="of:=IF([.Z79] &lt; [.U79];&quot;BETTER&quot;;IF([.Z79]-2 &gt; [.U79]; &quot;WORSE&quot;;&quot;&quot;))">
            <text:p/>
          </table:table-cell>
          <table:table-cell table:formula="of:=IF([.AB79] &lt; [.W79];&quot;BETTER&quot;;IF([.AB79] &gt;[.W79]*1.1;&quot;WORSE&quot;;&quot;&quot;))">
            <text:p/>
          </table:table-cell>
        </table:table-row>
        <table:table-row table:style-name="ro3">
          <table:table-cell/>
          <table:table-cell office:value-type="float" office:value="78">
            <text:p>78</text:p>
          </table:table-cell>
          <table:table-cell office:value-type="string">
            <text:p>1.57079632679489656e+00</text:p>
          </table:table-cell>
          <table:table-cell office:value-type="float" office:value="43">
            <text:p>43</text:p>
          </table:table-cell>
          <table:table-cell office:value-type="float" office:value="0.0000000013832">
            <text:p>1.38E-009</text:p>
          </table:table-cell>
          <table:table-cell office:value-type="float" office:value="0.0000000000032491">
            <text:p>3.25E-012</text:p>
          </table:table-cell>
          <table:table-cell/>
          <table:table-cell office:value-type="float" office:value="83">
            <text:p>83</text:p>
          </table:table-cell>
          <table:table-cell office:value-type="float" office:value="0.00000000000018296">
            <text:p>1.83E-013</text:p>
          </table:table-cell>
          <table:table-cell office:value-type="float" office:value="0.0000000000034322">
            <text:p>3.4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11831">
            <text:p>1.18E-012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11831">
            <text:p>1.18E-012</text:p>
          </table:table-cell>
          <table:table-cell office:value-type="float" office:value="0.000000000003249">
            <text:p>3.25E-012</text:p>
          </table:table-cell>
          <table:table-cell table:formula="of:=IF([.P80] &lt; [.L80];&quot;BETTER&quot;;IF([.P80]-2 &gt; [.L80]; &quot;WORSE&quot;;&quot;&quot;))">
            <text:p/>
          </table:table-cell>
          <table:table-cell table:formula="of:=IF([.R80] &lt; [.N80];&quot;BETTER&quot;;IF([.R80] &gt;[.N8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1831">
            <text:p>1.18E-012</text:p>
          </table:table-cell>
          <table:table-cell office:value-type="float" office:value="0.000000000003249">
            <text:p>3.25E-012</text:p>
          </table:table-cell>
          <table:table-cell table:formula="of:=IF([.U80] &lt; [.P80];&quot;BETTER&quot;;IF([.U80]-2 &gt; [.P80]; &quot;WORSE&quot;;&quot;&quot;))">
            <text:p/>
          </table:table-cell>
          <table:table-cell table:formula="of:=IF([.W80] &lt; [.R80];&quot;BETTER&quot;;IF([.W80] &gt;[.R8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1831">
            <text:p>1.18E-012</text:p>
          </table:table-cell>
          <table:table-cell office:value-type="float" office:value="0.000000000003249">
            <text:p>3.25E-012</text:p>
          </table:table-cell>
          <table:table-cell table:formula="of:=IF([.Z80] &lt; [.U80];&quot;BETTER&quot;;IF([.Z80]-2 &gt; [.U80]; &quot;WORSE&quot;;&quot;&quot;))">
            <text:p/>
          </table:table-cell>
          <table:table-cell table:formula="of:=IF([.AB80] &lt; [.W80];&quot;BETTER&quot;;IF([.AB80] &gt;[.W80]*1.1;&quot;WORSE&quot;;&quot;&quot;))">
            <text:p/>
          </table:table-cell>
        </table:table-row>
        <table:table-row table:style-name="ro3">
          <table:table-cell/>
          <table:table-cell office:value-type="float" office:value="79">
            <text:p>79</text:p>
          </table:table-cell>
          <table:table-cell office:value-type="string">
            <text:p>2.84205410786655177e-01</text:p>
          </table:table-cell>
          <table:table-cell office:value-type="float" office:value="56">
            <text:p>56</text:p>
          </table:table-cell>
          <table:table-cell office:value-type="float" office:value="0.00000000056943">
            <text:p>5.69E-010</text:p>
          </table:table-cell>
          <table:table-cell office:value-type="float" office:value="0.00000000004701">
            <text:p>4.70E-011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56949">
            <text:p>5.69E-010</text:p>
          </table:table-cell>
          <table:table-cell office:value-type="float" office:value="0.000000000046955">
            <text:p>4.7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46955">
            <text:p>4.7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46955">
            <text:p>4.70E-011</text:p>
          </table:table-cell>
          <table:table-cell table:formula="of:=IF([.P81] &lt; [.L81];&quot;BETTER&quot;;IF([.P81]-2 &gt; [.L81]; &quot;WORSE&quot;;&quot;&quot;))">
            <text:p/>
          </table:table-cell>
          <table:table-cell table:formula="of:=IF([.R81] &lt; [.N81];&quot;BETTER&quot;;IF([.R81] &gt;[.N8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46955">
            <text:p>4.70E-011</text:p>
          </table:table-cell>
          <table:table-cell table:formula="of:=IF([.U81] &lt; [.P81];&quot;BETTER&quot;;IF([.U81]-2 &gt; [.P81]; &quot;WORSE&quot;;&quot;&quot;))">
            <text:p/>
          </table:table-cell>
          <table:table-cell table:formula="of:=IF([.W81] &lt; [.R81];&quot;BETTER&quot;;IF([.W81] &gt;[.R8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9.398E-016">
            <text:p>9.40E-016</text:p>
          </table:table-cell>
          <table:table-cell office:value-type="float" office:value="0.000000000046955">
            <text:p>4.70E-011</text:p>
          </table:table-cell>
          <table:table-cell table:formula="of:=IF([.Z81] &lt; [.U81];&quot;BETTER&quot;;IF([.Z81]-2 &gt; [.U81]; &quot;WORSE&quot;;&quot;&quot;))">
            <text:p/>
          </table:table-cell>
          <table:table-cell table:formula="of:=IF([.AB81] &lt; [.W81];&quot;BETTER&quot;;IF([.AB81] &gt;[.W81]*1.1;&quot;WORSE&quot;;&quot;&quot;))">
            <text:p/>
          </table:table-cell>
        </table:table-row>
        <table:table-row table:style-name="ro3">
          <table:table-cell/>
          <table:table-cell office:value-type="float" office:value="80">
            <text:p>80</text:p>
          </table:table-cell>
          <table:table-cell office:value-type="string">
            <text:p>7.85398163397448279e-01</text:p>
          </table:table-cell>
          <table:table-cell office:value-type="float" office:value="58">
            <text:p>58</text:p>
          </table:table-cell>
          <table:table-cell office:value-type="float" office:value="1.5543E-015">
            <text:p>1.55E-015</text:p>
          </table:table-cell>
          <table:table-cell office:value-type="float" office:value="0.0000000000032494">
            <text:p>3.25E-012</text:p>
          </table:table-cell>
          <table:table-cell/>
          <table:table-cell office:value-type="float" office:value="59">
            <text:p>59</text:p>
          </table:table-cell>
          <table:table-cell office:value-type="float" office:value="1.5543E-015">
            <text:p>1.55E-015</text:p>
          </table:table-cell>
          <table:table-cell office:value-type="float" office:value="0.0000000000032494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2738">
            <text:p>2.74E-014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2738">
            <text:p>2.74E-014</text:p>
          </table:table-cell>
          <table:table-cell office:value-type="float" office:value="0.000000000003249">
            <text:p>3.25E-012</text:p>
          </table:table-cell>
          <table:table-cell table:formula="of:=IF([.P82] &lt; [.L82];&quot;BETTER&quot;;IF([.P82]-2 &gt; [.L82]; &quot;WORSE&quot;;&quot;&quot;))">
            <text:p/>
          </table:table-cell>
          <table:table-cell table:formula="of:=IF([.R82] &lt; [.N82];&quot;BETTER&quot;;IF([.R82] &gt;[.N8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2738">
            <text:p>2.74E-014</text:p>
          </table:table-cell>
          <table:table-cell office:value-type="float" office:value="0.000000000003249">
            <text:p>3.25E-012</text:p>
          </table:table-cell>
          <table:table-cell table:formula="of:=IF([.U82] &lt; [.P82];&quot;BETTER&quot;;IF([.U82]-2 &gt; [.P82]; &quot;WORSE&quot;;&quot;&quot;))">
            <text:p/>
          </table:table-cell>
          <table:table-cell table:formula="of:=IF([.W82] &lt; [.R82];&quot;BETTER&quot;;IF([.W82] &gt;[.R8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2738">
            <text:p>2.74E-014</text:p>
          </table:table-cell>
          <table:table-cell office:value-type="float" office:value="0.000000000003249">
            <text:p>3.25E-012</text:p>
          </table:table-cell>
          <table:table-cell table:formula="of:=IF([.Z82] &lt; [.U82];&quot;BETTER&quot;;IF([.Z82]-2 &gt; [.U82]; &quot;WORSE&quot;;&quot;&quot;))">
            <text:p/>
          </table:table-cell>
          <table:table-cell table:formula="of:=IF([.AB82] &lt; [.W82];&quot;BETTER&quot;;IF([.AB82] &gt;[.W82]*1.1;&quot;WORSE&quot;;&quot;&quot;))">
            <text:p/>
          </table:table-cell>
        </table:table-row>
        <table:table-row table:style-name="ro3">
          <table:table-cell/>
          <table:table-cell office:value-type="float" office:value="81">
            <text:p>81</text:p>
          </table:table-cell>
          <table:table-cell office:value-type="string">
            <text:p>5.90489270886385142e-01</text:p>
          </table:table-cell>
          <table:table-cell office:value-type="float" office:value="58">
            <text:p>58</text:p>
          </table:table-cell>
          <table:table-cell office:value-type="float" office:value="0.000000000000037227">
            <text:p>3.72E-014</text:p>
          </table:table-cell>
          <table:table-cell office:value-type="float" office:value="0.000000000023057">
            <text:p>2.31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37227">
            <text:p>3.72E-014</text:p>
          </table:table-cell>
          <table:table-cell office:value-type="float" office:value="0.000000000023057">
            <text:p>2.3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3057">
            <text:p>2.3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3057">
            <text:p>2.31E-011</text:p>
          </table:table-cell>
          <table:table-cell table:formula="of:=IF([.P83] &lt; [.L83];&quot;BETTER&quot;;IF([.P83]-2 &gt; [.L83]; &quot;WORSE&quot;;&quot;&quot;))">
            <text:p/>
          </table:table-cell>
          <table:table-cell table:formula="of:=IF([.R83] &lt; [.N83];&quot;BETTER&quot;;IF([.R83] &gt;[.N8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3057">
            <text:p>2.31E-011</text:p>
          </table:table-cell>
          <table:table-cell table:formula="of:=IF([.U83] &lt; [.P83];&quot;BETTER&quot;;IF([.U83]-2 &gt; [.P83]; &quot;WORSE&quot;;&quot;&quot;))">
            <text:p/>
          </table:table-cell>
          <table:table-cell table:formula="of:=IF([.W83] &lt; [.R83];&quot;BETTER&quot;;IF([.W83] &gt;[.R8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31753">
            <text:p>3.18E-014</text:p>
          </table:table-cell>
          <table:table-cell office:value-type="float" office:value="0.000000000023057">
            <text:p>2.31E-011</text:p>
          </table:table-cell>
          <table:table-cell table:formula="of:=IF([.Z83] &lt; [.U83];&quot;BETTER&quot;;IF([.Z83]-2 &gt; [.U83]; &quot;WORSE&quot;;&quot;&quot;))">
            <text:p/>
          </table:table-cell>
          <table:table-cell table:formula="of:=IF([.AB83] &lt; [.W83];&quot;BETTER&quot;;IF([.AB83] &gt;[.W83]*1.1;&quot;WORSE&quot;;&quot;&quot;))">
            <text:p/>
          </table:table-cell>
        </table:table-row>
        <table:table-row table:style-name="ro3">
          <table:table-cell/>
          <table:table-cell office:value-type="float" office:value="82">
            <text:p>82</text:p>
          </table:table-cell>
          <table:table-cell office:value-type="string">
            <text:p>4.35517218062963085e+00</text:p>
          </table:table-cell>
          <table:table-cell office:value-type="float" office:value="58">
            <text:p>58</text:p>
          </table:table-cell>
          <table:table-cell office:value-type="float" office:value="0.0000000047866">
            <text:p>4.79E-009</text:p>
          </table:table-cell>
          <table:table-cell office:value-type="float" office:value="0.0000000000068033">
            <text:p>6.80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099146">
            <text:p>9.91E-014</text:p>
          </table:table-cell>
          <table:table-cell office:value-type="float" office:value="0.0000000000067042">
            <text:p>6.7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2122">
            <text:p>2.12E-012</text:p>
          </table:table-cell>
          <table:table-cell office:value-type="float" office:value="0.0000000000068035">
            <text:p>6.8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2122">
            <text:p>2.12E-012</text:p>
          </table:table-cell>
          <table:table-cell office:value-type="float" office:value="0.0000000000068035">
            <text:p>6.80E-012</text:p>
          </table:table-cell>
          <table:table-cell table:formula="of:=IF([.P84] &lt; [.L84];&quot;BETTER&quot;;IF([.P84]-2 &gt; [.L84]; &quot;WORSE&quot;;&quot;&quot;))">
            <text:p/>
          </table:table-cell>
          <table:table-cell table:formula="of:=IF([.R84] &lt; [.N84];&quot;BETTER&quot;;IF([.R84] &gt;[.N8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2122">
            <text:p>2.12E-012</text:p>
          </table:table-cell>
          <table:table-cell office:value-type="float" office:value="0.0000000000068035">
            <text:p>6.80E-012</text:p>
          </table:table-cell>
          <table:table-cell table:formula="of:=IF([.U84] &lt; [.P84];&quot;BETTER&quot;;IF([.U84]-2 &gt; [.P84]; &quot;WORSE&quot;;&quot;&quot;))">
            <text:p/>
          </table:table-cell>
          <table:table-cell table:formula="of:=IF([.W84] &lt; [.R84];&quot;BETTER&quot;;IF([.W84] &gt;[.R8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2771">
            <text:p>2.77E-012</text:p>
          </table:table-cell>
          <table:table-cell office:value-type="float" office:value="0.0000000000068035">
            <text:p>6.80E-012</text:p>
          </table:table-cell>
          <table:table-cell table:formula="of:=IF([.Z84] &lt; [.U84];&quot;BETTER&quot;;IF([.Z84]-2 &gt; [.U84]; &quot;WORSE&quot;;&quot;&quot;))">
            <text:p/>
          </table:table-cell>
          <table:table-cell table:formula="of:=IF([.AB84] &lt; [.W84];&quot;BETTER&quot;;IF([.AB84] &gt;[.W84]*1.1;&quot;WORSE&quot;;&quot;&quot;))">
            <text:p/>
          </table:table-cell>
        </table:table-row>
        <table:table-row table:style-name="ro3">
          <table:table-cell/>
          <table:table-cell office:value-type="float" office:value="83">
            <text:p>83</text:p>
          </table:table-cell>
          <table:table-cell office:value-type="string">
            <text:p>EXCEPTION!!</text:p>
          </table:table-cell>
          <table:table-cell office:value-type="float" office:value="57">
            <text:p>57</text:p>
          </table:table-cell>
          <table:table-cell office:value-type="float" office:value="1.6653E-015">
            <text:p>1.67E-015</text:p>
          </table:table-cell>
          <table:table-cell office:value-type="float" office:value="2.8272E-016">
            <text:p>2.83E-016</text:p>
          </table:table-cell>
          <table:table-cell/>
          <table:table-cell office:value-type="float" office:value="57">
            <text:p>57</text:p>
          </table:table-cell>
          <table:table-cell office:value-type="float" office:value="1.6653E-015">
            <text:p>1.67E-015</text:p>
          </table:table-cell>
          <table:table-cell office:value-type="float" office:value="2.8272E-016">
            <text:p>2.83E-016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85] &lt; [.L85];&quot;BETTER&quot;;IF([.P85]-2 &gt; [.L85]; &quot;WORSE&quot;;&quot;&quot;))">
            <text:p/>
          </table:table-cell>
          <table:table-cell table:formula="of:=IF([.R85] &lt; [.N85];&quot;BETTER&quot;;IF([.R85] &gt;[.N85]*1.1;&quot;WORSE&quot;;&quot;&quot;))">
            <text:p/>
          </table:table-cell>
          <table:table-cell office:value-type="float" office:value="53">
            <text:p>53</text:p>
          </table:table-cell>
          <table:table-cell office:value-type="float" office:value="0.0000000000094907">
            <text:p>9.49E-012</text:p>
          </table:table-cell>
          <table:table-cell office:value-type="float" office:value="0.000000000006345">
            <text:p>6.35E-012</text:p>
          </table:table-cell>
          <table:table-cell table:formula="of:=IF([.U85] &lt; [.P85];&quot;BETTER&quot;;IF([.U85]-2 &gt; [.P85]; &quot;WORSE&quot;;&quot;&quot;))" office:value-type="string" office:string-value="BETTER">
            <text:p>BETTER</text:p>
          </table:table-cell>
          <table:table-cell table:formula="of:=IF([.W85] &lt; [.R85];&quot;BETTER&quot;;IF([.W85] &gt;[.R85]*1.1;&quot;WORSE&quot;;&quot;&quot;))" office:value-type="string" office:string-value="BETTER">
            <text:p>BETTER</text:p>
          </table:table-cell>
          <table:table-cell office:value-type="float" office:value="53">
            <text:p>53</text:p>
          </table:table-cell>
          <table:table-cell office:value-type="float" office:value="0.000000029363">
            <text:p>2.94E-008</text:p>
          </table:table-cell>
          <table:table-cell office:value-type="float" office:value="0.000000000006345">
            <text:p>6.35E-012</text:p>
          </table:table-cell>
          <table:table-cell table:formula="of:=IF([.Z85] &lt; [.U85];&quot;BETTER&quot;;IF([.Z85]-2 &gt; [.U85]; &quot;WORSE&quot;;&quot;&quot;))">
            <text:p/>
          </table:table-cell>
          <table:table-cell table:formula="of:=IF([.AB85] &lt; [.W85];&quot;BETTER&quot;;IF([.AB85] &gt;[.W85]*1.1;&quot;WORSE&quot;;&quot;&quot;))">
            <text:p/>
          </table:table-cell>
        </table:table-row>
        <table:table-row table:style-name="ro3">
          <table:table-cell/>
          <table:table-cell office:value-type="float" office:value="84">
            <text:p>84</text:p>
          </table:table-cell>
          <table:table-cell office:value-type="string">
            <text:p>1.99999997955636322e+00</text:p>
          </table:table-cell>
          <table:table-cell office:value-type="float" office:value="120">
            <text:p>120</text:p>
          </table:table-cell>
          <table:table-cell office:value-type="float" office:value="0.0000000058369">
            <text:p>5.84E-009</text:p>
          </table:table-cell>
          <table:table-cell office:value-type="float" office:value="0.000000013403">
            <text:p>1.34E-008</text:p>
          </table:table-cell>
          <table:table-cell/>
          <table:table-cell office:value-type="float" office:value="477">
            <text:p>477</text:p>
          </table:table-cell>
          <table:table-cell office:value-type="float" office:value="0.0000000005843">
            <text:p>5.84E-010</text:p>
          </table:table-cell>
          <table:table-cell office:value-type="float" office:value="0.0000000065854">
            <text:p>6.59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15159">
            <text:p>1.52E-009</text:p>
          </table:table-cell>
          <table:table-cell office:value-type="float" office:value="0.000000010222">
            <text:p>1.02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51267">
            <text:p>5.13E-009</text:p>
          </table:table-cell>
          <table:table-cell table:formula="of:=IF([.P86] &lt; [.L86];&quot;BETTER&quot;;IF([.P86]-2 &gt; [.L86]; &quot;WORSE&quot;;&quot;&quot;))" office:value-type="string" office:string-value="BETTER">
            <text:p>BETTER</text:p>
          </table:table-cell>
          <table:table-cell table:formula="of:=IF([.R86] &lt; [.N86];&quot;BETTER&quot;;IF([.R86] &gt;[.N86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51267">
            <text:p>5.13E-009</text:p>
          </table:table-cell>
          <table:table-cell table:formula="of:=IF([.U86] &lt; [.P86];&quot;BETTER&quot;;IF([.U86]-2 &gt; [.P86]; &quot;WORSE&quot;;&quot;&quot;))">
            <text:p/>
          </table:table-cell>
          <table:table-cell table:formula="of:=IF([.W86] &lt; [.R86];&quot;BETTER&quot;;IF([.W86] &gt;[.R8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7898">
            <text:p>1.79E-006</text:p>
          </table:table-cell>
          <table:table-cell office:value-type="float" office:value="0.0000000051267">
            <text:p>5.13E-009</text:p>
          </table:table-cell>
          <table:table-cell table:formula="of:=IF([.Z86] &lt; [.U86];&quot;BETTER&quot;;IF([.Z86]-2 &gt; [.U86]; &quot;WORSE&quot;;&quot;&quot;))">
            <text:p/>
          </table:table-cell>
          <table:table-cell table:formula="of:=IF([.AB86] &lt; [.W86];&quot;BETTER&quot;;IF([.AB86] &gt;[.W86]*1.1;&quot;WORSE&quot;;&quot;&quot;))">
            <text:p/>
          </table:table-cell>
        </table:table-row>
        <table:table-row table:style-name="ro3">
          <table:table-cell/>
          <table:table-cell office:value-type="float" office:value="85">
            <text:p>85</text:p>
          </table:table-cell>
          <table:table-cell office:value-type="string">
            <text:p>3.99999999999999956e+00</text:p>
          </table:table-cell>
          <table:table-cell office:value-type="float" office:value="65">
            <text:p>65</text:p>
          </table:table-cell>
          <table:table-cell office:value-type="float" office:value="5.3291E-015">
            <text:p>5.33E-015</text:p>
          </table:table-cell>
          <table:table-cell office:value-type="float" office:value="8.8818E-016">
            <text:p>8.88E-016</text:p>
          </table:table-cell>
          <table:table-cell/>
          <table:table-cell office:value-type="float" office:value="65">
            <text:p>65</text:p>
          </table:table-cell>
          <table:table-cell office:value-type="float" office:value="5.3291E-015">
            <text:p>5.33E-015</text:p>
          </table:table-cell>
          <table:table-cell office:value-type="float" office:value="8.8818E-016">
            <text:p>8.88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5543">
            <text:p>1.55E-014</text:p>
          </table:table-cell>
          <table:table-cell office:value-type="float" office:value="1.1102E-016">
            <text:p>1.11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5543">
            <text:p>1.55E-014</text:p>
          </table:table-cell>
          <table:table-cell office:value-type="float" office:value="1.1102E-016">
            <text:p>1.11E-016</text:p>
          </table:table-cell>
          <table:table-cell table:formula="of:=IF([.P87] &lt; [.L87];&quot;BETTER&quot;;IF([.P87]-2 &gt; [.L87]; &quot;WORSE&quot;;&quot;&quot;))">
            <text:p/>
          </table:table-cell>
          <table:table-cell table:formula="of:=IF([.R87] &lt; [.N87];&quot;BETTER&quot;;IF([.R87] &gt;[.N8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5543">
            <text:p>1.55E-014</text:p>
          </table:table-cell>
          <table:table-cell office:value-type="float" office:value="1.1102E-016">
            <text:p>1.11E-016</text:p>
          </table:table-cell>
          <table:table-cell table:formula="of:=IF([.U87] &lt; [.P87];&quot;BETTER&quot;;IF([.U87]-2 &gt; [.P87]; &quot;WORSE&quot;;&quot;&quot;))">
            <text:p/>
          </table:table-cell>
          <table:table-cell table:formula="of:=IF([.W87] &lt; [.R87];&quot;BETTER&quot;;IF([.W87] &gt;[.R8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5543">
            <text:p>1.55E-014</text:p>
          </table:table-cell>
          <table:table-cell office:value-type="float" office:value="1.1102E-016">
            <text:p>1.11E-016</text:p>
          </table:table-cell>
          <table:table-cell table:formula="of:=IF([.Z87] &lt; [.U87];&quot;BETTER&quot;;IF([.Z87]-2 &gt; [.U87]; &quot;WORSE&quot;;&quot;&quot;))">
            <text:p/>
          </table:table-cell>
          <table:table-cell table:formula="of:=IF([.AB87] &lt; [.W87];&quot;BETTER&quot;;IF([.AB87] &gt;[.W87]*1.1;&quot;WORSE&quot;;&quot;&quot;))">
            <text:p/>
          </table:table-cell>
        </table:table-row>
        <table:table-row table:style-name="ro3">
          <table:table-cell/>
          <table:table-cell office:value-type="float" office:value="86">
            <text:p>86</text:p>
          </table:table-cell>
          <table:table-cell office:value-type="string">
            <text:p>1.77777777777777812e+00</text:p>
          </table:table-cell>
          <table:table-cell office:value-type="float" office:value="61">
            <text:p>61</text:p>
          </table:table-cell>
          <table:table-cell office:value-type="float" office:value="0.000000000000027353">
            <text:p>2.74E-014</text:p>
          </table:table-cell>
          <table:table-cell office:value-type="float" office:value="0.000000000012533">
            <text:p>1.25E-011</text:p>
          </table:table-cell>
          <table:table-cell/>
          <table:table-cell office:value-type="float" office:value="62">
            <text:p>62</text:p>
          </table:table-cell>
          <table:table-cell office:value-type="float" office:value="6.245E-015">
            <text:p>6.25E-015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P88] &lt; [.L88];&quot;BETTER&quot;;IF([.P88]-2 &gt; [.L88]; &quot;WORSE&quot;;&quot;&quot;))">
            <text:p/>
          </table:table-cell>
          <table:table-cell table:formula="of:=IF([.R88] &lt; [.N88];&quot;BETTER&quot;;IF([.R88] &gt;[.N8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U88] &lt; [.P88];&quot;BETTER&quot;;IF([.U88]-2 &gt; [.P88]; &quot;WORSE&quot;;&quot;&quot;))">
            <text:p/>
          </table:table-cell>
          <table:table-cell table:formula="of:=IF([.W88] &lt; [.R88];&quot;BETTER&quot;;IF([.W88] &gt;[.R8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Z88] &lt; [.U88];&quot;BETTER&quot;;IF([.Z88]-2 &gt; [.U88]; &quot;WORSE&quot;;&quot;&quot;))">
            <text:p/>
          </table:table-cell>
          <table:table-cell table:formula="of:=IF([.AB88] &lt; [.W88];&quot;BETTER&quot;;IF([.AB88] &gt;[.W88]*1.1;&quot;WORSE&quot;;&quot;&quot;))">
            <text:p/>
          </table:table-cell>
        </table:table-row>
        <table:table-row table:style-name="ro3">
          <table:table-cell/>
          <table:table-cell office:value-type="float" office:value="87">
            <text:p>87</text:p>
          </table:table-cell>
          <table:table-cell office:value-type="string">
            <text:p>9.46083070367182977e-01</text:p>
          </table:table-cell>
          <table:table-cell office:value-type="float" office:value="58">
            <text:p>58</text:p>
          </table:table-cell>
          <table:table-cell office:value-type="float" office:value="9.388E-016">
            <text:p>9.39E-016</text:p>
          </table:table-cell>
          <table:table-cell office:value-type="float" office:value="0.000000000034687">
            <text:p>3.47E-011</text:p>
          </table:table-cell>
          <table:table-cell/>
          <table:table-cell office:value-type="float" office:value="59">
            <text:p>59</text:p>
          </table:table-cell>
          <table:table-cell office:value-type="float" office:value="9.388E-016">
            <text:p>9.39E-016</text:p>
          </table:table-cell>
          <table:table-cell office:value-type="float" office:value="0.000000000034687">
            <text:p>3.4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3886">
            <text:p>7.39E-012</text:p>
          </table:table-cell>
          <table:table-cell office:value-type="float" office:value="0.000000000034687">
            <text:p>3.4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3886">
            <text:p>7.39E-012</text:p>
          </table:table-cell>
          <table:table-cell office:value-type="float" office:value="0.000000000034687">
            <text:p>3.47E-011</text:p>
          </table:table-cell>
          <table:table-cell table:formula="of:=IF([.P89] &lt; [.L89];&quot;BETTER&quot;;IF([.P89]-2 &gt; [.L89]; &quot;WORSE&quot;;&quot;&quot;))">
            <text:p/>
          </table:table-cell>
          <table:table-cell table:formula="of:=IF([.R89] &lt; [.N89];&quot;BETTER&quot;;IF([.R89] &gt;[.N8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73886">
            <text:p>7.39E-012</text:p>
          </table:table-cell>
          <table:table-cell office:value-type="float" office:value="0.000000000034687">
            <text:p>3.47E-011</text:p>
          </table:table-cell>
          <table:table-cell table:formula="of:=IF([.U89] &lt; [.P89];&quot;BETTER&quot;;IF([.U89]-2 &gt; [.P89]; &quot;WORSE&quot;;&quot;&quot;))">
            <text:p/>
          </table:table-cell>
          <table:table-cell table:formula="of:=IF([.W89] &lt; [.R89];&quot;BETTER&quot;;IF([.W89] &gt;[.R8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73983">
            <text:p>7.40E-012</text:p>
          </table:table-cell>
          <table:table-cell office:value-type="float" office:value="0.000000000034687">
            <text:p>3.47E-011</text:p>
          </table:table-cell>
          <table:table-cell table:formula="of:=IF([.Z89] &lt; [.U89];&quot;BETTER&quot;;IF([.Z89]-2 &gt; [.U89]; &quot;WORSE&quot;;&quot;&quot;))">
            <text:p/>
          </table:table-cell>
          <table:table-cell table:formula="of:=IF([.AB89] &lt; [.W89];&quot;BETTER&quot;;IF([.AB89] &gt;[.W89]*1.1;&quot;WORSE&quot;;&quot;&quot;))">
            <text:p/>
          </table:table-cell>
        </table:table-row>
        <table:table-row table:style-name="ro3">
          <table:table-cell/>
          <table:table-cell office:value-type="float" office:value="88">
            <text:p>88</text:p>
          </table:table-cell>
          <table:table-cell office:value-type="string">
            <text:p>1.96349540849362070e-01</text:p>
          </table:table-cell>
          <table:table-cell office:value-type="float" office:value="81">
            <text:p>81</text:p>
          </table:table-cell>
          <table:table-cell office:value-type="float" office:value="0.00000000000036637">
            <text:p>3.66E-013</text:p>
          </table:table-cell>
          <table:table-cell office:value-type="float" office:value="0.00000000025103">
            <text:p>2.51E-010</text:p>
          </table:table-cell>
          <table:table-cell/>
          <table:table-cell office:value-type="float" office:value="83">
            <text:p>83</text:p>
          </table:table-cell>
          <table:table-cell office:value-type="float" office:value="0.00000000000036637">
            <text:p>3.66E-013</text:p>
          </table:table-cell>
          <table:table-cell office:value-type="float" office:value="0.00000000025103">
            <text:p>2.5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63329">
            <text:p>6.33E-011</text:p>
          </table:table-cell>
          <table:table-cell office:value-type="float" office:value="0.0000000002514">
            <text:p>2.5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63329">
            <text:p>6.33E-011</text:p>
          </table:table-cell>
          <table:table-cell office:value-type="float" office:value="0.0000000002514">
            <text:p>2.51E-010</text:p>
          </table:table-cell>
          <table:table-cell table:formula="of:=IF([.P90] &lt; [.L90];&quot;BETTER&quot;;IF([.P90]-2 &gt; [.L90]; &quot;WORSE&quot;;&quot;&quot;))">
            <text:p/>
          </table:table-cell>
          <table:table-cell table:formula="of:=IF([.R90] &lt; [.N90];&quot;BETTER&quot;;IF([.R90] &gt;[.N9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63329">
            <text:p>6.33E-011</text:p>
          </table:table-cell>
          <table:table-cell office:value-type="float" office:value="0.0000000002514">
            <text:p>2.51E-010</text:p>
          </table:table-cell>
          <table:table-cell table:formula="of:=IF([.U90] &lt; [.P90];&quot;BETTER&quot;;IF([.U90]-2 &gt; [.P90]; &quot;WORSE&quot;;&quot;&quot;))">
            <text:p/>
          </table:table-cell>
          <table:table-cell table:formula="of:=IF([.W90] &lt; [.R90];&quot;BETTER&quot;;IF([.W90] &gt;[.R9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63329">
            <text:p>6.33E-011</text:p>
          </table:table-cell>
          <table:table-cell office:value-type="float" office:value="0.0000000002514">
            <text:p>2.51E-010</text:p>
          </table:table-cell>
          <table:table-cell table:formula="of:=IF([.Z90] &lt; [.U90];&quot;BETTER&quot;;IF([.Z90]-2 &gt; [.U90]; &quot;WORSE&quot;;&quot;&quot;))">
            <text:p/>
          </table:table-cell>
          <table:table-cell table:formula="of:=IF([.AB90] &lt; [.W90];&quot;BETTER&quot;;IF([.AB90] &gt;[.W90]*1.1;&quot;WORSE&quot;;&quot;&quot;))">
            <text:p/>
          </table:table-cell>
        </table:table-row>
        <table:table-row table:style-name="ro3">
          <table:table-cell/>
          <table:table-cell office:value-type="float" office:value="89">
            <text:p>89</text:p>
          </table:table-cell>
          <table:table-cell office:value-type="string">
            <text:p>2.72198261289718912e-01</text:p>
          </table:table-cell>
          <table:table-cell office:value-type="float" office:value="58">
            <text:p>58</text:p>
          </table:table-cell>
          <table:table-cell office:value-type="float" office:value="1.6017E-015">
            <text:p>1.60E-015</text:p>
          </table:table-cell>
          <table:table-cell office:value-type="float" office:value="1.3026">
            <text:p>1.30E+000</text:p>
          </table:table-cell>
          <table:table-cell/>
          <table:table-cell office:value-type="float" office:value="59">
            <text:p>59</text:p>
          </table:table-cell>
          <table:table-cell office:value-type="float" office:value="1.6017E-015">
            <text:p>1.60E-015</text:p>
          </table:table-cell>
          <table:table-cell office:value-type="float" office:value="1.3026">
            <text:p>1.3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1.3026">
            <text:p>1.3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1.3026">
            <text:p>1.30E+000</text:p>
          </table:table-cell>
          <table:table-cell table:formula="of:=IF([.P91] &lt; [.L91];&quot;BETTER&quot;;IF([.P91]-2 &gt; [.L91]; &quot;WORSE&quot;;&quot;&quot;))">
            <text:p/>
          </table:table-cell>
          <table:table-cell table:formula="of:=IF([.R91] &lt; [.N91];&quot;BETTER&quot;;IF([.R91] &gt;[.N9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1.3026">
            <text:p>1.30E+000</text:p>
          </table:table-cell>
          <table:table-cell table:formula="of:=IF([.U91] &lt; [.P91];&quot;BETTER&quot;;IF([.U91]-2 &gt; [.P91]; &quot;WORSE&quot;;&quot;&quot;))">
            <text:p/>
          </table:table-cell>
          <table:table-cell table:formula="of:=IF([.W91] &lt; [.R91];&quot;BETTER&quot;;IF([.W91] &gt;[.R9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6243">
            <text:p>1.62E-014</text:p>
          </table:table-cell>
          <table:table-cell office:value-type="float" office:value="1.3026">
            <text:p>1.30E+000</text:p>
          </table:table-cell>
          <table:table-cell table:formula="of:=IF([.Z91] &lt; [.U91];&quot;BETTER&quot;;IF([.Z91]-2 &gt; [.U91]; &quot;WORSE&quot;;&quot;&quot;))">
            <text:p/>
          </table:table-cell>
          <table:table-cell table:formula="of:=IF([.AB91] &lt; [.W91];&quot;BETTER&quot;;IF([.AB91] &gt;[.W91]*1.1;&quot;WORSE&quot;;&quot;&quot;))">
            <text:p/>
          </table:table-cell>
        </table:table-row>
        <table:table-row table:style-name="ro3">
          <table:table-cell/>
          <table:table-cell office:value-type="float" office:value="90">
            <text:p>90</text:p>
          </table:table-cell>
          <table:table-cell office:value-type="string">
            <text:p>4.30606103120690586e-01</text:p>
          </table:table-cell>
          <table:table-cell office:value-type="float" office:value="30">
            <text:p>30</text:p>
          </table:table-cell>
          <table:table-cell office:value-type="float" office:value="0.00000000058944">
            <text:p>5.89E-010</text:p>
          </table:table-cell>
          <table:table-cell office:value-type="float" office:value="0.000000000048049">
            <text:p>4.80E-011</text:p>
          </table:table-cell>
          <table:table-cell/>
          <table:table-cell office:value-type="float" office:value="31">
            <text:p>31</text:p>
          </table:table-cell>
          <table:table-cell office:value-type="float" office:value="0.00000000058944">
            <text:p>5.89E-010</text:p>
          </table:table-cell>
          <table:table-cell office:value-type="float" office:value="0.000000000048049">
            <text:p>4.8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35152">
            <text:p>3.52E-010</text:p>
          </table:table-cell>
          <table:table-cell office:value-type="float" office:value="0.00000000004805">
            <text:p>4.8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35152">
            <text:p>3.52E-010</text:p>
          </table:table-cell>
          <table:table-cell office:value-type="float" office:value="0.00000000004805">
            <text:p>4.81E-011</text:p>
          </table:table-cell>
          <table:table-cell table:formula="of:=IF([.P92] &lt; [.L92];&quot;BETTER&quot;;IF([.P92]-2 &gt; [.L92]; &quot;WORSE&quot;;&quot;&quot;))">
            <text:p/>
          </table:table-cell>
          <table:table-cell table:formula="of:=IF([.R92] &lt; [.N92];&quot;BETTER&quot;;IF([.R92] &gt;[.N9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35152">
            <text:p>3.52E-010</text:p>
          </table:table-cell>
          <table:table-cell office:value-type="float" office:value="0.00000000004805">
            <text:p>4.81E-011</text:p>
          </table:table-cell>
          <table:table-cell table:formula="of:=IF([.U92] &lt; [.P92];&quot;BETTER&quot;;IF([.U92]-2 &gt; [.P92]; &quot;WORSE&quot;;&quot;&quot;))">
            <text:p/>
          </table:table-cell>
          <table:table-cell table:formula="of:=IF([.W92] &lt; [.R92];&quot;BETTER&quot;;IF([.W92] &gt;[.R9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35153">
            <text:p>3.52E-010</text:p>
          </table:table-cell>
          <table:table-cell office:value-type="float" office:value="0.00000000004805">
            <text:p>4.81E-011</text:p>
          </table:table-cell>
          <table:table-cell table:formula="of:=IF([.Z92] &lt; [.U92];&quot;BETTER&quot;;IF([.Z92]-2 &gt; [.U92]; &quot;WORSE&quot;;&quot;&quot;))">
            <text:p/>
          </table:table-cell>
          <table:table-cell table:formula="of:=IF([.AB92] &lt; [.W92];&quot;BETTER&quot;;IF([.AB92] &gt;[.W92]*1.1;&quot;WORSE&quot;;&quot;&quot;))">
            <text:p/>
          </table:table-cell>
        </table:table-row>
        <table:table-row table:style-name="ro3">
          <table:table-cell/>
          <table:table-cell office:value-type="float" office:value="91">
            <text:p>91</text:p>
          </table:table-cell>
          <table:table-cell office:value-type="string">
            <text:p>-9.00197629735517868e-01</text:p>
          </table:table-cell>
          <table:table-cell office:value-type="float" office:value="56">
            <text:p>56</text:p>
          </table:table-cell>
          <table:table-cell office:value-type="float" office:value="0.00000000012053">
            <text:p>1.21E-010</text:p>
          </table:table-cell>
          <table:table-cell office:value-type="float" office:value="0.000000000040426">
            <text:p>4.04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11956">
            <text:p>1.20E-010</text:p>
          </table:table-cell>
          <table:table-cell office:value-type="float" office:value="0.000000000039456">
            <text:p>3.9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39456">
            <text:p>3.9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39456">
            <text:p>3.95E-011</text:p>
          </table:table-cell>
          <table:table-cell table:formula="of:=IF([.P93] &lt; [.L93];&quot;BETTER&quot;;IF([.P93]-2 &gt; [.L93]; &quot;WORSE&quot;;&quot;&quot;))">
            <text:p/>
          </table:table-cell>
          <table:table-cell table:formula="of:=IF([.R93] &lt; [.N93];&quot;BETTER&quot;;IF([.R93] &gt;[.N9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39456">
            <text:p>3.95E-011</text:p>
          </table:table-cell>
          <table:table-cell table:formula="of:=IF([.U93] &lt; [.P93];&quot;BETTER&quot;;IF([.U93]-2 &gt; [.P93]; &quot;WORSE&quot;;&quot;&quot;))">
            <text:p/>
          </table:table-cell>
          <table:table-cell table:formula="of:=IF([.W93] &lt; [.R93];&quot;BETTER&quot;;IF([.W93] &gt;[.R9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0733">
            <text:p>1.07E-013</text:p>
          </table:table-cell>
          <table:table-cell office:value-type="float" office:value="0.000000000039456">
            <text:p>3.95E-011</text:p>
          </table:table-cell>
          <table:table-cell table:formula="of:=IF([.Z93] &lt; [.U93];&quot;BETTER&quot;;IF([.Z93]-2 &gt; [.U93]; &quot;WORSE&quot;;&quot;&quot;))">
            <text:p/>
          </table:table-cell>
          <table:table-cell table:formula="of:=IF([.AB93] &lt; [.W93];&quot;BETTER&quot;;IF([.AB93] &gt;[.W93]*1.1;&quot;WORSE&quot;;&quot;&quot;))">
            <text:p/>
          </table:table-cell>
        </table:table-row>
        <table:table-row table:style-name="ro3">
          <table:table-cell/>
          <table:table-cell office:value-type="float" office:value="92">
            <text:p>92</text:p>
          </table:table-cell>
          <table:table-cell office:value-type="string">
            <text:p>-4.79158810101309784e-01</text:p>
          </table:table-cell>
          <table:table-cell office:value-type="float" office:value="58">
            <text:p>58</text:p>
          </table:table-cell>
          <table:table-cell office:value-type="float" office:value="0.000000000005917">
            <text:p>5.92E-012</text:p>
          </table:table-cell>
          <table:table-cell office:value-type="float" office:value="0.0000000000027344">
            <text:p>2.73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5917">
            <text:p>5.92E-012</text:p>
          </table:table-cell>
          <table:table-cell office:value-type="float" office:value="0.0000000000027344">
            <text:p>2.7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27335">
            <text:p>2.7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27335">
            <text:p>2.73E-012</text:p>
          </table:table-cell>
          <table:table-cell table:formula="of:=IF([.P94] &lt; [.L94];&quot;BETTER&quot;;IF([.P94]-2 &gt; [.L94]; &quot;WORSE&quot;;&quot;&quot;))">
            <text:p/>
          </table:table-cell>
          <table:table-cell table:formula="of:=IF([.R94] &lt; [.N94];&quot;BETTER&quot;;IF([.R94] &gt;[.N9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27334">
            <text:p>2.73E-012</text:p>
          </table:table-cell>
          <table:table-cell table:formula="of:=IF([.U94] &lt; [.P94];&quot;BETTER&quot;;IF([.U94]-2 &gt; [.P94]; &quot;WORSE&quot;;&quot;&quot;))">
            <text:p/>
          </table:table-cell>
          <table:table-cell table:formula="of:=IF([.W94] &lt; [.R94];&quot;BETTER&quot;;IF([.W94] &gt;[.R94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00001703">
            <text:p>1.70E-013</text:p>
          </table:table-cell>
          <table:table-cell office:value-type="float" office:value="0.0000000000027334">
            <text:p>2.73E-012</text:p>
          </table:table-cell>
          <table:table-cell table:formula="of:=IF([.Z94] &lt; [.U94];&quot;BETTER&quot;;IF([.Z94]-2 &gt; [.U94]; &quot;WORSE&quot;;&quot;&quot;))">
            <text:p/>
          </table:table-cell>
          <table:table-cell table:formula="of:=IF([.AB94] &lt; [.W94];&quot;BETTER&quot;;IF([.AB94] &gt;[.W94]*1.1;&quot;WORSE&quot;;&quot;&quot;))">
            <text:p/>
          </table:table-cell>
        </table:table-row>
        <table:table-row table:style-name="ro3">
          <table:table-cell/>
          <table:table-cell office:value-type="float" office:value="93">
            <text:p>93</text:p>
          </table:table-cell>
          <table:table-cell office:value-type="string">
            <text:p>EXCEPTION!!</text:p>
          </table:table-cell>
          <table:table-cell office:value-type="float" office:value="99">
            <text:p>99</text:p>
          </table:table-cell>
          <table:table-cell office:value-type="float" office:value="0.000000000020392">
            <text:p>2.04E-011</text:p>
          </table:table-cell>
          <table:table-cell office:value-type="float" office:value="0.00000000002575">
            <text:p>2.58E-011</text:p>
          </table:table-cell>
          <table:table-cell/>
          <table:table-cell office:value-type="float" office:value="104">
            <text:p>104</text:p>
          </table:table-cell>
          <table:table-cell office:value-type="float" office:value="0.000000000001851">
            <text:p>1.85E-012</text:p>
          </table:table-cell>
          <table:table-cell office:value-type="float" office:value="0.0000000000062823">
            <text:p>6.28E-012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95] &lt; [.L95];&quot;BETTER&quot;;IF([.P95]-2 &gt; [.L95]; &quot;WORSE&quot;;&quot;&quot;))">
            <text:p/>
          </table:table-cell>
          <table:table-cell table:formula="of:=IF([.R95] &lt; [.N95];&quot;BETTER&quot;;IF([.R95] &gt;[.N95]*1.1;&quot;WORSE&quot;;&quot;&quot;))">
            <text:p/>
          </table:table-cell>
          <table:table-cell office:value-type="float" office:value="105">
            <text:p>105</text:p>
          </table:table-cell>
          <table:table-cell office:value-type="float" office:value="0.00000000005718">
            <text:p>5.72E-011</text:p>
          </table:table-cell>
          <table:table-cell office:value-type="float" office:value="0.0000000000044298">
            <text:p>4.43E-012</text:p>
          </table:table-cell>
          <table:table-cell table:formula="of:=IF([.U95] &lt; [.P95];&quot;BETTER&quot;;IF([.U95]-2 &gt; [.P95]; &quot;WORSE&quot;;&quot;&quot;))" office:value-type="string" office:string-value="BETTER">
            <text:p>BETTER</text:p>
          </table:table-cell>
          <table:table-cell table:formula="of:=IF([.W95] &lt; [.R95];&quot;BETTER&quot;;IF([.W95] &gt;[.R95]*1.1;&quot;WORSE&quot;;&quot;&quot;))" office:value-type="string" office:string-value="BETTER">
            <text:p>BETTER</text:p>
          </table:table-cell>
          <table:table-cell office:value-type="float" office:value="105">
            <text:p>105</text:p>
          </table:table-cell>
          <table:table-cell office:value-type="float" office:value="0.000000000057182">
            <text:p>5.72E-011</text:p>
          </table:table-cell>
          <table:table-cell office:value-type="float" office:value="0.0000000000044298">
            <text:p>4.43E-012</text:p>
          </table:table-cell>
          <table:table-cell table:formula="of:=IF([.Z95] &lt; [.U95];&quot;BETTER&quot;;IF([.Z95]-2 &gt; [.U95]; &quot;WORSE&quot;;&quot;&quot;))">
            <text:p/>
          </table:table-cell>
          <table:table-cell table:formula="of:=IF([.AB95] &lt; [.W95];&quot;BETTER&quot;;IF([.AB95] &gt;[.W95]*1.1;&quot;WORSE&quot;;&quot;&quot;))">
            <text:p/>
          </table:table-cell>
        </table:table-row>
        <table:table-row table:style-name="ro3">
          <table:table-cell/>
          <table:table-cell office:value-type="float" office:value="94">
            <text:p>94</text:p>
          </table:table-cell>
          <table:table-cell office:value-type="string">
            <text:p>-8.22467033424113092e-01</text:p>
          </table:table-cell>
          <table:table-cell office:value-type="float" office:value="59">
            <text:p>59</text:p>
          </table:table-cell>
          <table:table-cell office:value-type="float" office:value="0.000000000000053185">
            <text:p>5.32E-014</text:p>
          </table:table-cell>
          <table:table-cell office:value-type="float" office:value="0.000000000029307">
            <text:p>2.9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53185">
            <text:p>5.32E-014</text:p>
          </table:table-cell>
          <table:table-cell office:value-type="float" office:value="0.000000000029307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563">
            <text:p>2.56E-011</text:p>
          </table:table-cell>
          <table:table-cell office:value-type="float" office:value="0.000000000029318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563">
            <text:p>2.56E-011</text:p>
          </table:table-cell>
          <table:table-cell office:value-type="float" office:value="0.000000000029318">
            <text:p>2.93E-011</text:p>
          </table:table-cell>
          <table:table-cell table:formula="of:=IF([.P96] &lt; [.L96];&quot;BETTER&quot;;IF([.P96]-2 &gt; [.L96]; &quot;WORSE&quot;;&quot;&quot;))">
            <text:p/>
          </table:table-cell>
          <table:table-cell table:formula="of:=IF([.R96] &lt; [.N96];&quot;BETTER&quot;;IF([.R96] &gt;[.N9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563">
            <text:p>2.56E-011</text:p>
          </table:table-cell>
          <table:table-cell office:value-type="float" office:value="0.000000000029318">
            <text:p>2.93E-011</text:p>
          </table:table-cell>
          <table:table-cell table:formula="of:=IF([.U96] &lt; [.P96];&quot;BETTER&quot;;IF([.U96]-2 &gt; [.P96]; &quot;WORSE&quot;;&quot;&quot;))">
            <text:p/>
          </table:table-cell>
          <table:table-cell table:formula="of:=IF([.W96] &lt; [.R96];&quot;BETTER&quot;;IF([.W96] &gt;[.R9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563">
            <text:p>2.56E-011</text:p>
          </table:table-cell>
          <table:table-cell office:value-type="float" office:value="0.000000000029318">
            <text:p>2.93E-011</text:p>
          </table:table-cell>
          <table:table-cell table:formula="of:=IF([.Z96] &lt; [.U96];&quot;BETTER&quot;;IF([.Z96]-2 &gt; [.U96]; &quot;WORSE&quot;;&quot;&quot;))">
            <text:p/>
          </table:table-cell>
          <table:table-cell table:formula="of:=IF([.AB96] &lt; [.W96];&quot;BETTER&quot;;IF([.AB96] &gt;[.W96]*1.1;&quot;WORSE&quot;;&quot;&quot;))">
            <text:p/>
          </table:table-cell>
        </table:table-row>
        <table:table-row table:style-name="ro3">
          <table:table-cell/>
          <table:table-cell office:value-type="float" office:value="95">
            <text:p>95</text:p>
          </table:table-cell>
          <table:table-cell office:value-type="string">
            <text:p>1.35064388105128419e+00</text:p>
          </table:table-cell>
          <table:table-cell office:value-type="float" office:value="58">
            <text:p>58</text:p>
          </table:table-cell>
          <table:table-cell office:value-type="float" office:value="0.00000000000042648">
            <text:p>4.26E-013</text:p>
          </table:table-cell>
          <table:table-cell office:value-type="float" office:value="0.00000000003797">
            <text:p>3.80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42648">
            <text:p>4.26E-013</text:p>
          </table:table-cell>
          <table:table-cell office:value-type="float" office:value="0.00000000003797">
            <text:p>3.8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3797">
            <text:p>3.8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3797">
            <text:p>3.80E-011</text:p>
          </table:table-cell>
          <table:table-cell table:formula="of:=IF([.P97] &lt; [.L97];&quot;BETTER&quot;;IF([.P97]-2 &gt; [.L97]; &quot;WORSE&quot;;&quot;&quot;))">
            <text:p/>
          </table:table-cell>
          <table:table-cell table:formula="of:=IF([.R97] &lt; [.N97];&quot;BETTER&quot;;IF([.R97] &gt;[.N9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3797">
            <text:p>3.80E-011</text:p>
          </table:table-cell>
          <table:table-cell table:formula="of:=IF([.U97] &lt; [.P97];&quot;BETTER&quot;;IF([.U97]-2 &gt; [.P97]; &quot;WORSE&quot;;&quot;&quot;))">
            <text:p/>
          </table:table-cell>
          <table:table-cell table:formula="of:=IF([.W97] &lt; [.R97];&quot;BETTER&quot;;IF([.W97] &gt;[.R9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0442">
            <text:p>1.04E-013</text:p>
          </table:table-cell>
          <table:table-cell office:value-type="float" office:value="0.00000000003797">
            <text:p>3.80E-011</text:p>
          </table:table-cell>
          <table:table-cell table:formula="of:=IF([.Z97] &lt; [.U97];&quot;BETTER&quot;;IF([.Z97]-2 &gt; [.U97]; &quot;WORSE&quot;;&quot;&quot;))">
            <text:p/>
          </table:table-cell>
          <table:table-cell table:formula="of:=IF([.AB97] &lt; [.W97];&quot;BETTER&quot;;IF([.AB97] &gt;[.W97]*1.1;&quot;WORSE&quot;;&quot;&quot;))">
            <text:p/>
          </table:table-cell>
        </table:table-row>
        <table:table-row table:style-name="ro3">
          <table:table-cell/>
          <table:table-cell office:value-type="float" office:value="96">
            <text:p>96</text:p>
          </table:table-cell>
          <table:table-cell office:value-type="string">
            <text:p>-6.00000000000000000e+00</text:p>
          </table:table-cell>
          <table:table-cell office:value-type="float" office:value="60">
            <text:p>60</text:p>
          </table:table-cell>
          <table:table-cell office:value-type="float" office:value="0.00000000000013722">
            <text:p>1.37E-013</text:p>
          </table:table-cell>
          <table:table-cell office:value-type="float" office:value="0">
            <text:p>0.00E+000</text:p>
          </table:table-cell>
          <table:table-cell/>
          <table:table-cell office:value-type="float" office:value="61">
            <text:p>61</text:p>
          </table:table-cell>
          <table:table-cell office:value-type="float" office:value="0.00000000000013722">
            <text:p>1.37E-013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271">
            <text:p>1.27E-012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271">
            <text:p>1.27E-012</text:p>
          </table:table-cell>
          <table:table-cell office:value-type="float" office:value="0">
            <text:p>0.00E+000</text:p>
          </table:table-cell>
          <table:table-cell table:formula="of:=IF([.P98] &lt; [.L98];&quot;BETTER&quot;;IF([.P98]-2 &gt; [.L98]; &quot;WORSE&quot;;&quot;&quot;))">
            <text:p/>
          </table:table-cell>
          <table:table-cell table:formula="of:=IF([.R98] &lt; [.N98];&quot;BETTER&quot;;IF([.R98] &gt;[.N9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271">
            <text:p>1.27E-012</text:p>
          </table:table-cell>
          <table:table-cell office:value-type="float" office:value="0">
            <text:p>0.00E+000</text:p>
          </table:table-cell>
          <table:table-cell table:formula="of:=IF([.U98] &lt; [.P98];&quot;BETTER&quot;;IF([.U98]-2 &gt; [.P98]; &quot;WORSE&quot;;&quot;&quot;))">
            <text:p/>
          </table:table-cell>
          <table:table-cell table:formula="of:=IF([.W98] &lt; [.R98];&quot;BETTER&quot;;IF([.W98] &gt;[.R9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271">
            <text:p>1.27E-012</text:p>
          </table:table-cell>
          <table:table-cell office:value-type="float" office:value="0">
            <text:p>0.00E+000</text:p>
          </table:table-cell>
          <table:table-cell table:formula="of:=IF([.Z98] &lt; [.U98];&quot;BETTER&quot;;IF([.Z98]-2 &gt; [.U98]; &quot;WORSE&quot;;&quot;&quot;))">
            <text:p/>
          </table:table-cell>
          <table:table-cell table:formula="of:=IF([.AB98] &lt; [.W98];&quot;BETTER&quot;;IF([.AB98] &gt;[.W98]*1.1;&quot;WORSE&quot;;&quot;&quot;))">
            <text:p/>
          </table:table-cell>
        </table:table-row>
        <table:table-row table:style-name="ro3">
          <table:table-cell/>
          <table:table-cell office:value-type="float" office:value="97">
            <text:p>97</text:p>
          </table:table-cell>
          <table:table-cell office:value-type="string">
            <text:p>6.66666660746311868e-01</text:p>
          </table:table-cell>
          <table:table-cell office:value-type="float" office:value="59">
            <text:p>59</text:p>
          </table:table-cell>
          <table:table-cell office:value-type="float" office:value="0.00000000088829">
            <text:p>8.88E-010</text:p>
          </table:table-cell>
          <table:table-cell office:value-type="float" office:value="0.0000000039352">
            <text:p>3.94E-009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88829">
            <text:p>8.88E-010</text:p>
          </table:table-cell>
          <table:table-cell office:value-type="float" office:value="0.0000000039352">
            <text:p>3.94E-009</text:p>
          </table:table-cell>
          <table:table-cell/>
          <table:table-cell office:value-type="float" office:value="810">
            <text:p>810</text:p>
          </table:table-cell>
          <table:table-cell office:value-type="float" office:value="0.0000000002976">
            <text:p>2.98E-010</text:p>
          </table:table-cell>
          <table:table-cell office:value-type="float" office:value="0.0000000089305">
            <text:p>8.93E-009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29838">
            <text:p>2.98E-009</text:p>
          </table:table-cell>
          <table:table-cell office:value-type="float" office:value="0.0000000024795">
            <text:p>2.48E-009</text:p>
          </table:table-cell>
          <table:table-cell table:formula="of:=IF([.P99] &lt; [.L99];&quot;BETTER&quot;;IF([.P99]-2 &gt; [.L99]; &quot;WORSE&quot;;&quot;&quot;))" office:value-type="string" office:string-value="BETTER">
            <text:p>BETTER</text:p>
          </table:table-cell>
          <table:table-cell table:formula="of:=IF([.R99] &lt; [.N99];&quot;BETTER&quot;;IF([.R99] &gt;[.N99]*1.1;&quot;WORSE&quot;;&quot;&quot;))" office:value-type="string" office:string-value="BETTER">
            <text:p>BETTER</text:p>
          </table:table-cell>
          <table:table-cell office:value-type="float" office:value="101">
            <text:p>101</text:p>
          </table:table-cell>
          <table:table-cell office:value-type="float" office:value="0.0000000029838">
            <text:p>2.98E-009</text:p>
          </table:table-cell>
          <table:table-cell office:value-type="float" office:value="0.0000000024795">
            <text:p>2.48E-009</text:p>
          </table:table-cell>
          <table:table-cell table:formula="of:=IF([.U99] &lt; [.P99];&quot;BETTER&quot;;IF([.U99]-2 &gt; [.P99]; &quot;WORSE&quot;;&quot;&quot;))">
            <text:p/>
          </table:table-cell>
          <table:table-cell table:formula="of:=IF([.W99] &lt; [.R99];&quot;BETTER&quot;;IF([.W99] &gt;[.R9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49164">
            <text:p>4.92E-007</text:p>
          </table:table-cell>
          <table:table-cell office:value-type="float" office:value="0.0000000024795">
            <text:p>2.48E-009</text:p>
          </table:table-cell>
          <table:table-cell table:formula="of:=IF([.Z99] &lt; [.U99];&quot;BETTER&quot;;IF([.Z99]-2 &gt; [.U99]; &quot;WORSE&quot;;&quot;&quot;))">
            <text:p/>
          </table:table-cell>
          <table:table-cell table:formula="of:=IF([.AB99] &lt; [.W99];&quot;BETTER&quot;;IF([.AB99] &gt;[.W99]*1.1;&quot;WORSE&quot;;&quot;&quot;))">
            <text:p/>
          </table:table-cell>
        </table:table-row>
        <table:table-row table:style-name="ro3">
          <table:table-cell/>
          <table:table-cell office:value-type="float" office:value="98">
            <text:p>98</text:p>
          </table:table-cell>
          <table:table-cell office:value-type="string">
            <text:p>-4.05639062229566083e-01</text:p>
          </table:table-cell>
          <table:table-cell office:value-type="float" office:value="57">
            <text:p>57</text:p>
          </table:table-cell>
          <table:table-cell office:value-type="float" office:value="0.0000000000011657">
            <text:p>1.17E-012</text:p>
          </table:table-cell>
          <table:table-cell office:value-type="float" office:value="0.000000000072877">
            <text:p>7.29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11657">
            <text:p>1.17E-012</text:p>
          </table:table-cell>
          <table:table-cell office:value-type="float" office:value="0.000000000072877">
            <text:p>7.29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2695">
            <text:p>1.27E-011</text:p>
          </table:table-cell>
          <table:table-cell office:value-type="float" office:value="0.000000000072888">
            <text:p>7.29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2695">
            <text:p>1.27E-011</text:p>
          </table:table-cell>
          <table:table-cell office:value-type="float" office:value="0.000000000072888">
            <text:p>7.29E-011</text:p>
          </table:table-cell>
          <table:table-cell table:formula="of:=IF([.P100] &lt; [.L100];&quot;BETTER&quot;;IF([.P100]-2 &gt; [.L100]; &quot;WORSE&quot;;&quot;&quot;))">
            <text:p/>
          </table:table-cell>
          <table:table-cell table:formula="of:=IF([.R100] &lt; [.N100];&quot;BETTER&quot;;IF([.R100] &gt;[.N10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2695">
            <text:p>1.27E-011</text:p>
          </table:table-cell>
          <table:table-cell office:value-type="float" office:value="0.000000000072888">
            <text:p>7.29E-011</text:p>
          </table:table-cell>
          <table:table-cell table:formula="of:=IF([.U100] &lt; [.P100];&quot;BETTER&quot;;IF([.U100]-2 &gt; [.P100]; &quot;WORSE&quot;;&quot;&quot;))">
            <text:p/>
          </table:table-cell>
          <table:table-cell table:formula="of:=IF([.W100] &lt; [.R100];&quot;BETTER&quot;;IF([.W100] &gt;[.R10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2925">
            <text:p>1.29E-011</text:p>
          </table:table-cell>
          <table:table-cell office:value-type="float" office:value="0.000000000072888">
            <text:p>7.29E-011</text:p>
          </table:table-cell>
          <table:table-cell table:formula="of:=IF([.Z100] &lt; [.U100];&quot;BETTER&quot;;IF([.Z100]-2 &gt; [.U100]; &quot;WORSE&quot;;&quot;&quot;))">
            <text:p/>
          </table:table-cell>
          <table:table-cell table:formula="of:=IF([.AB100] &lt; [.W100];&quot;BETTER&quot;;IF([.AB100] &gt;[.W100]*1.1;&quot;WORSE&quot;;&quot;&quot;))">
            <text:p/>
          </table:table-cell>
        </table:table-row>
        <table:table-row table:style-name="ro3">
          <table:table-cell/>
          <table:table-cell office:value-type="float" office:value="99">
            <text:p>99</text:p>
          </table:table-cell>
          <table:table-cell office:value-type="string">
            <text:p>4.79428226688801584e-01</text:p>
          </table:table-cell>
          <table:table-cell office:value-type="float" office:value="57">
            <text:p>57</text:p>
          </table:table-cell>
          <table:table-cell office:value-type="float" office:value="0.00000000000072957">
            <text:p>7.30E-013</text:p>
          </table:table-cell>
          <table:table-cell office:value-type="float" office:value="0.000000000023359">
            <text:p>2.34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72957">
            <text:p>7.30E-013</text:p>
          </table:table-cell>
          <table:table-cell office:value-type="float" office:value="0.000000000023359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 table:formula="of:=IF([.P101] &lt; [.L101];&quot;BETTER&quot;;IF([.P101]-2 &gt; [.L101]; &quot;WORSE&quot;;&quot;&quot;))">
            <text:p/>
          </table:table-cell>
          <table:table-cell table:formula="of:=IF([.R101] &lt; [.N101];&quot;BETTER&quot;;IF([.R101] &gt;[.N10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 table:formula="of:=IF([.U101] &lt; [.P101];&quot;BETTER&quot;;IF([.U101]-2 &gt; [.P101]; &quot;WORSE&quot;;&quot;&quot;))">
            <text:p/>
          </table:table-cell>
          <table:table-cell table:formula="of:=IF([.W101] &lt; [.R101];&quot;BETTER&quot;;IF([.W101] &gt;[.R10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33089">
            <text:p>3.31E-013</text:p>
          </table:table-cell>
          <table:table-cell office:value-type="float" office:value="0.000000000023358">
            <text:p>2.34E-011</text:p>
          </table:table-cell>
          <table:table-cell table:formula="of:=IF([.Z101] &lt; [.U101];&quot;BETTER&quot;;IF([.Z101]-2 &gt; [.U101]; &quot;WORSE&quot;;&quot;&quot;))">
            <text:p/>
          </table:table-cell>
          <table:table-cell table:formula="of:=IF([.AB101] &lt; [.W101];&quot;BETTER&quot;;IF([.AB101] &gt;[.W101]*1.1;&quot;WORSE&quot;;&quot;&quot;))">
            <text:p/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string">
            <text:p>1.15470053837925102e+00</text:p>
          </table:table-cell>
          <table:table-cell office:value-type="float" office:value="406">
            <text:p>406</text:p>
          </table:table-cell>
          <table:table-cell office:value-type="float" office:value="0.0000000041733">
            <text:p>4.17E-009</text:p>
          </table:table-cell>
          <table:table-cell office:value-type="float" office:value="0.00000000053522">
            <text:p>5.35E-010</text:p>
          </table:table-cell>
          <table:table-cell/>
          <table:table-cell office:value-type="float" office:value="821">
            <text:p>821</text:p>
          </table:table-cell>
          <table:table-cell office:value-type="float" office:value="0.00000000010292">
            <text:p>1.03E-010</text:p>
          </table:table-cell>
          <table:table-cell office:value-type="float" office:value="0.00000000014999">
            <text:p>1.50E-010</text:p>
          </table:table-cell>
          <table:table-cell/>
          <table:table-cell office:value-type="float" office:value="1172">
            <text:p>1172</text:p>
          </table:table-cell>
          <table:table-cell office:value-type="float" office:value="0.00000000013716">
            <text:p>1.37E-010</text:p>
          </table:table-cell>
          <table:table-cell office:value-type="float" office:value="0.000000000017969">
            <text:p>1.80E-011</text:p>
          </table:table-cell>
          <table:table-cell/>
          <table:table-cell office:value-type="float" office:value="1174">
            <text:p>1174</text:p>
          </table:table-cell>
          <table:table-cell office:value-type="float" office:value="0.00000000013716">
            <text:p>1.37E-010</text:p>
          </table:table-cell>
          <table:table-cell office:value-type="float" office:value="0.000000000017969">
            <text:p>1.80E-011</text:p>
          </table:table-cell>
          <table:table-cell table:formula="of:=IF([.P102] &lt; [.L102];&quot;BETTER&quot;;IF([.P102]-2 &gt; [.L102]; &quot;WORSE&quot;;&quot;&quot;))">
            <text:p/>
          </table:table-cell>
          <table:table-cell table:formula="of:=IF([.R102] &lt; [.N102];&quot;BETTER&quot;;IF([.R102] &gt;[.N102]*1.1;&quot;WORSE&quot;;&quot;&quot;))">
            <text:p/>
          </table:table-cell>
          <table:table-cell office:value-type="float" office:value="1174">
            <text:p>1174</text:p>
          </table:table-cell>
          <table:table-cell office:value-type="float" office:value="0.00000000013716">
            <text:p>1.37E-010</text:p>
          </table:table-cell>
          <table:table-cell office:value-type="float" office:value="0.000000000017969">
            <text:p>1.80E-011</text:p>
          </table:table-cell>
          <table:table-cell table:formula="of:=IF([.U102] &lt; [.P102];&quot;BETTER&quot;;IF([.U102]-2 &gt; [.P102]; &quot;WORSE&quot;;&quot;&quot;))">
            <text:p/>
          </table:table-cell>
          <table:table-cell table:formula="of:=IF([.W102] &lt; [.R102];&quot;BETTER&quot;;IF([.W102] &gt;[.R102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0.00000000013717">
            <text:p>1.37E-010</text:p>
          </table:table-cell>
          <table:table-cell office:value-type="float" office:value="0.000000000017969">
            <text:p>1.80E-011</text:p>
          </table:table-cell>
          <table:table-cell table:formula="of:=IF([.Z102] &lt; [.U102];&quot;BETTER&quot;;IF([.Z102]-2 &gt; [.U102]; &quot;WORSE&quot;;&quot;&quot;))" office:value-type="string" office:string-value="BETTER">
            <text:p>BETTER</text:p>
          </table:table-cell>
          <table:table-cell table:formula="of:=IF([.AB102] &lt; [.W102];&quot;BETTER&quot;;IF([.AB102] &gt;[.W102]*1.1;&quot;WORSE&quot;;&quot;&quot;))">
            <text:p/>
          </table:table-cell>
        </table:table-row>
        <table:table-row table:style-name="ro3">
          <table:table-cell/>
          <table:table-cell office:value-type="float" office:value="101">
            <text:p>101</text:p>
          </table:table-cell>
          <table:table-cell office:value-type="string">
            <text:p>4.56484194218315376e-01</text:p>
          </table:table-cell>
          <table:table-cell office:value-type="float" office:value="431">
            <text:p>431</text:p>
          </table:table-cell>
          <table:table-cell office:value-type="float" office:value="0.00000000027358">
            <text:p>2.74E-010</text:p>
          </table:table-cell>
          <table:table-cell office:value-type="float" office:value="0.00000000030753">
            <text:p>3.08E-010</text:p>
          </table:table-cell>
          <table:table-cell/>
          <table:table-cell office:value-type="float" office:value="442">
            <text:p>442</text:p>
          </table:table-cell>
          <table:table-cell office:value-type="float" office:value="0.000000000023731">
            <text:p>2.37E-011</text:p>
          </table:table-cell>
          <table:table-cell office:value-type="float" office:value="0.000000000035744">
            <text:p>3.57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41436">
            <text:p>4.14E-002</text:p>
          </table:table-cell>
          <table:table-cell office:value-type="float" office:value="0.093109">
            <text:p>9.31E-002</text:p>
          </table:table-cell>
          <table:table-cell/>
          <table:table-cell office:value-type="float" office:value="1176">
            <text:p>1176</text:p>
          </table:table-cell>
          <table:table-cell office:value-type="float" office:value="0">
            <text:p>0.00E+000</text:p>
          </table:table-cell>
          <table:table-cell office:value-type="float" office:value="0.000000000013938">
            <text:p>1.39E-011</text:p>
          </table:table-cell>
          <table:table-cell table:formula="of:=IF([.P103] &lt; [.L103];&quot;BETTER&quot;;IF([.P103]-2 &gt; [.L103]; &quot;WORSE&quot;;&quot;&quot;))" office:value-type="string" office:string-value="WORSE">
            <text:p>WORSE</text:p>
          </table:table-cell>
          <table:table-cell table:formula="of:=IF([.R103] &lt; [.N103];&quot;BETTER&quot;;IF([.R103] &gt;[.N103]*1.1;&quot;WORSE&quot;;&quot;&quot;))" office:value-type="string" office:string-value="BETTER">
            <text:p>BETTER</text:p>
          </table:table-cell>
          <table:table-cell office:value-type="float" office:value="1176">
            <text:p>1176</text:p>
          </table:table-cell>
          <table:table-cell office:value-type="float" office:value="0">
            <text:p>0.00E+000</text:p>
          </table:table-cell>
          <table:table-cell office:value-type="float" office:value="0.000000000013938">
            <text:p>1.39E-011</text:p>
          </table:table-cell>
          <table:table-cell table:formula="of:=IF([.U103] &lt; [.P103];&quot;BETTER&quot;;IF([.U103]-2 &gt; [.P103]; &quot;WORSE&quot;;&quot;&quot;))">
            <text:p/>
          </table:table-cell>
          <table:table-cell table:formula="of:=IF([.W103] &lt; [.R103];&quot;BETTER&quot;;IF([.W103] &gt;[.R103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8.7311E-029">
            <text:p>8.73E-029</text:p>
          </table:table-cell>
          <table:table-cell office:value-type="float" office:value="0.000000000013938">
            <text:p>1.39E-011</text:p>
          </table:table-cell>
          <table:table-cell table:formula="of:=IF([.Z103] &lt; [.U103];&quot;BETTER&quot;;IF([.Z103]-2 &gt; [.U103]; &quot;WORSE&quot;;&quot;&quot;))" office:value-type="string" office:string-value="BETTER">
            <text:p>BETTER</text:p>
          </table:table-cell>
          <table:table-cell table:formula="of:=IF([.AB103] &lt; [.W103];&quot;BETTER&quot;;IF([.AB103] &gt;[.W103]*1.1;&quot;WORSE&quot;;&quot;&quot;))">
            <text:p/>
          </table:table-cell>
        </table:table-row>
        <table:table-row table:style-name="ro3">
          <table:table-cell/>
          <table:table-cell office:value-type="float" office:value="102">
            <text:p>102</text:p>
          </table:table-cell>
          <table:table-cell office:value-type="string">
            <text:p>1.00000000000510347e+00</text:p>
          </table:table-cell>
          <table:table-cell office:value-type="float" office:value="58">
            <text:p>58</text:p>
          </table:table-cell>
          <table:table-cell office:value-type="float" office:value="0.0000000000004468">
            <text:p>4.47E-013</text:p>
          </table:table-cell>
          <table:table-cell office:value-type="float" office:value="0.000000000005103">
            <text:p>5.10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4468">
            <text:p>4.47E-013</text:p>
          </table:table-cell>
          <table:table-cell office:value-type="float" office:value="0.000000000005103">
            <text:p>5.10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9525">
            <text:p>1.95E-011</text:p>
          </table:table-cell>
          <table:table-cell office:value-type="float" office:value="0.0000000000051035">
            <text:p>5.10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9525">
            <text:p>1.95E-011</text:p>
          </table:table-cell>
          <table:table-cell office:value-type="float" office:value="0.0000000000051035">
            <text:p>5.10E-012</text:p>
          </table:table-cell>
          <table:table-cell table:formula="of:=IF([.P104] &lt; [.L104];&quot;BETTER&quot;;IF([.P104]-2 &gt; [.L104]; &quot;WORSE&quot;;&quot;&quot;))">
            <text:p/>
          </table:table-cell>
          <table:table-cell table:formula="of:=IF([.R104] &lt; [.N104];&quot;BETTER&quot;;IF([.R104] &gt;[.N10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9524">
            <text:p>1.95E-011</text:p>
          </table:table-cell>
          <table:table-cell office:value-type="float" office:value="0.0000000000051033">
            <text:p>5.10E-012</text:p>
          </table:table-cell>
          <table:table-cell table:formula="of:=IF([.U104] &lt; [.P104];&quot;BETTER&quot;;IF([.U104]-2 &gt; [.P104]; &quot;WORSE&quot;;&quot;&quot;))">
            <text:p/>
          </table:table-cell>
          <table:table-cell table:formula="of:=IF([.W104] &lt; [.R104];&quot;BETTER&quot;;IF([.W104] &gt;[.R104]*1.1;&quot;WORSE&quot;;&quot;&quot;))" office:value-type="string" office:string-value="BETTER">
            <text:p>BETTER</text:p>
          </table:table-cell>
          <table:table-cell office:value-type="float" office:value="74">
            <text:p>74</text:p>
          </table:table-cell>
          <table:table-cell office:value-type="float" office:value="0.000000000019542">
            <text:p>1.95E-011</text:p>
          </table:table-cell>
          <table:table-cell office:value-type="float" office:value="0.0000000000051033">
            <text:p>5.10E-012</text:p>
          </table:table-cell>
          <table:table-cell table:formula="of:=IF([.Z104] &lt; [.U104];&quot;BETTER&quot;;IF([.Z104]-2 &gt; [.U104]; &quot;WORSE&quot;;&quot;&quot;))">
            <text:p/>
          </table:table-cell>
          <table:table-cell table:formula="of:=IF([.AB104] &lt; [.W104];&quot;BETTER&quot;;IF([.AB104] &gt;[.W104]*1.1;&quot;WORSE&quot;;&quot;&quot;))">
            <text:p/>
          </table:table-cell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string">
            <text:p>1.56439644406904987e+00</text:p>
          </table:table-cell>
          <table:table-cell office:value-type="float" office:value="55">
            <text:p>55</text:p>
          </table:table-cell>
          <table:table-cell office:value-type="float" office:value="0.00000000052673">
            <text:p>5.27E-010</text:p>
          </table:table-cell>
          <table:table-cell office:value-type="float" office:value="0.000000000020765">
            <text:p>2.08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52575">
            <text:p>5.26E-010</text:p>
          </table:table-cell>
          <table:table-cell office:value-type="float" office:value="0.000000000019784">
            <text:p>1.9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22229">
            <text:p>2.22E-011</text:p>
          </table:table-cell>
          <table:table-cell office:value-type="float" office:value="0.000000000019784">
            <text:p>1.9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22229">
            <text:p>2.22E-011</text:p>
          </table:table-cell>
          <table:table-cell office:value-type="float" office:value="0.000000000019784">
            <text:p>1.98E-011</text:p>
          </table:table-cell>
          <table:table-cell table:formula="of:=IF([.P105] &lt; [.L105];&quot;BETTER&quot;;IF([.P105]-2 &gt; [.L105]; &quot;WORSE&quot;;&quot;&quot;))">
            <text:p/>
          </table:table-cell>
          <table:table-cell table:formula="of:=IF([.R105] &lt; [.N105];&quot;BETTER&quot;;IF([.R105] &gt;[.N10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22229">
            <text:p>2.22E-011</text:p>
          </table:table-cell>
          <table:table-cell office:value-type="float" office:value="0.000000000019784">
            <text:p>1.98E-011</text:p>
          </table:table-cell>
          <table:table-cell table:formula="of:=IF([.U105] &lt; [.P105];&quot;BETTER&quot;;IF([.U105]-2 &gt; [.P105]; &quot;WORSE&quot;;&quot;&quot;))">
            <text:p/>
          </table:table-cell>
          <table:table-cell table:formula="of:=IF([.W105] &lt; [.R105];&quot;BETTER&quot;;IF([.W105] &gt;[.R10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22416">
            <text:p>2.24E-011</text:p>
          </table:table-cell>
          <table:table-cell office:value-type="float" office:value="0.000000000019784">
            <text:p>1.98E-011</text:p>
          </table:table-cell>
          <table:table-cell table:formula="of:=IF([.Z105] &lt; [.U105];&quot;BETTER&quot;;IF([.Z105]-2 &gt; [.U105]; &quot;WORSE&quot;;&quot;&quot;))">
            <text:p/>
          </table:table-cell>
          <table:table-cell table:formula="of:=IF([.AB105] &lt; [.W105];&quot;BETTER&quot;;IF([.AB105] &gt;[.W105]*1.1;&quot;WORSE&quot;;&quot;&quot;))">
            <text:p/>
          </table:table-cell>
        </table:table-row>
        <table:table-row table:style-name="ro3">
          <table:table-cell/>
          <table:table-cell office:value-type="float" office:value="104">
            <text:p>104</text:p>
          </table:table-cell>
          <table:table-cell office:value-type="string">
            <text:p>-6.34665182543393880e-01</text:p>
          </table:table-cell>
          <table:table-cell office:value-type="float" office:value="185">
            <text:p>185</text:p>
          </table:table-cell>
          <table:table-cell office:value-type="float" office:value="0.000000000024555">
            <text:p>2.46E-011</text:p>
          </table:table-cell>
          <table:table-cell office:value-type="float" office:value="0.000000000043599">
            <text:p>4.36E-011</text:p>
          </table:table-cell>
          <table:table-cell/>
          <table:table-cell office:value-type="float" office:value="189">
            <text:p>189</text:p>
          </table:table-cell>
          <table:table-cell office:value-type="float" office:value="0.0000000000030816">
            <text:p>3.08E-012</text:p>
          </table:table-cell>
          <table:table-cell office:value-type="float" office:value="0.000000000065072">
            <text:p>6.51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2.3315E-015">
            <text:p>2.33E-015</text:p>
          </table:table-cell>
          <table:table-cell office:value-type="float" office:value="0.000000000068373">
            <text:p>6.84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2.3315E-015">
            <text:p>2.33E-015</text:p>
          </table:table-cell>
          <table:table-cell office:value-type="float" office:value="0.000000000068373">
            <text:p>6.84E-011</text:p>
          </table:table-cell>
          <table:table-cell table:formula="of:=IF([.P106] &lt; [.L106];&quot;BETTER&quot;;IF([.P106]-2 &gt; [.L106]; &quot;WORSE&quot;;&quot;&quot;))">
            <text:p/>
          </table:table-cell>
          <table:table-cell table:formula="of:=IF([.R106] &lt; [.N106];&quot;BETTER&quot;;IF([.R106] &gt;[.N106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2.3315E-015">
            <text:p>2.33E-015</text:p>
          </table:table-cell>
          <table:table-cell office:value-type="float" office:value="0.000000000068373">
            <text:p>6.84E-011</text:p>
          </table:table-cell>
          <table:table-cell table:formula="of:=IF([.U106] &lt; [.P106];&quot;BETTER&quot;;IF([.U106]-2 &gt; [.P106]; &quot;WORSE&quot;;&quot;&quot;))">
            <text:p/>
          </table:table-cell>
          <table:table-cell table:formula="of:=IF([.W106] &lt; [.R106];&quot;BETTER&quot;;IF([.W106] &gt;[.R106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2.3315E-015">
            <text:p>2.33E-015</text:p>
          </table:table-cell>
          <table:table-cell office:value-type="float" office:value="0.000000000068373">
            <text:p>6.84E-011</text:p>
          </table:table-cell>
          <table:table-cell table:formula="of:=IF([.Z106] &lt; [.U106];&quot;BETTER&quot;;IF([.Z106]-2 &gt; [.U106]; &quot;WORSE&quot;;&quot;&quot;))">
            <text:p/>
          </table:table-cell>
          <table:table-cell table:formula="of:=IF([.AB106] &lt; [.W106];&quot;BETTER&quot;;IF([.AB106] &gt;[.W106]*1.1;&quot;WORSE&quot;;&quot;&quot;))">
            <text:p/>
          </table:table-cell>
        </table:table-row>
        <table:table-row table:style-name="ro3">
          <table:table-cell/>
          <table:table-cell office:value-type="float" office:value="105">
            <text:p>105</text:p>
          </table:table-cell>
          <table:table-cell office:value-type="string">
            <text:p>1.34924856494677697e-02</text:p>
          </table:table-cell>
          <table:table-cell office:value-type="float" office:value="2872">
            <text:p>2872</text:p>
          </table:table-cell>
          <table:table-cell office:value-type="float" office:value="0.000000005705">
            <text:p>5.71E-009</text:p>
          </table:table-cell>
          <table:table-cell office:value-type="float" office:value="0.0000000061603">
            <text:p>6.16E-009</text:p>
          </table:table-cell>
          <table:table-cell/>
          <table:table-cell office:value-type="float" office:value="3014">
            <text:p>3014</text:p>
          </table:table-cell>
          <table:table-cell office:value-type="float" office:value="0.00000000069524">
            <text:p>6.95E-010</text:p>
          </table:table-cell>
          <table:table-cell office:value-type="float" office:value="0.0000000028157">
            <text:p>2.82E-009</text:p>
          </table:table-cell>
          <table:table-cell/>
          <table:table-cell office:value-type="float" office:value="9374">
            <text:p>9374</text:p>
          </table:table-cell>
          <table:table-cell office:value-type="float" office:value="4.1633E-017">
            <text:p>4.16E-017</text:p>
          </table:table-cell>
          <table:table-cell office:value-type="float" office:value="0.0000000036663">
            <text:p>3.67E-009</text:p>
          </table:table-cell>
          <table:table-cell/>
          <table:table-cell office:value-type="float" office:value="9376">
            <text:p>9376</text:p>
          </table:table-cell>
          <table:table-cell office:value-type="float" office:value="4.1633E-017">
            <text:p>4.16E-017</text:p>
          </table:table-cell>
          <table:table-cell office:value-type="float" office:value="0.0000000036663">
            <text:p>3.67E-009</text:p>
          </table:table-cell>
          <table:table-cell table:formula="of:=IF([.P107] &lt; [.L107];&quot;BETTER&quot;;IF([.P107]-2 &gt; [.L107]; &quot;WORSE&quot;;&quot;&quot;))">
            <text:p/>
          </table:table-cell>
          <table:table-cell table:formula="of:=IF([.R107] &lt; [.N107];&quot;BETTER&quot;;IF([.R107] &gt;[.N107]*1.1;&quot;WORSE&quot;;&quot;&quot;))">
            <text:p/>
          </table:table-cell>
          <table:table-cell office:value-type="float" office:value="9376">
            <text:p>9376</text:p>
          </table:table-cell>
          <table:table-cell office:value-type="float" office:value="4.1633E-017">
            <text:p>4.16E-017</text:p>
          </table:table-cell>
          <table:table-cell office:value-type="float" office:value="0.0000000036663">
            <text:p>3.67E-009</text:p>
          </table:table-cell>
          <table:table-cell table:formula="of:=IF([.U107] &lt; [.P107];&quot;BETTER&quot;;IF([.U107]-2 &gt; [.P107]; &quot;WORSE&quot;;&quot;&quot;))">
            <text:p/>
          </table:table-cell>
          <table:table-cell table:formula="of:=IF([.W107] &lt; [.R107];&quot;BETTER&quot;;IF([.W107] &gt;[.R107]*1.1;&quot;WORSE&quot;;&quot;&quot;))">
            <text:p/>
          </table:table-cell>
          <table:table-cell office:value-type="float" office:value="9374">
            <text:p>9374</text:p>
          </table:table-cell>
          <table:table-cell office:value-type="float" office:value="4.1738E-017">
            <text:p>4.17E-017</text:p>
          </table:table-cell>
          <table:table-cell office:value-type="float" office:value="0.0000000036663">
            <text:p>3.67E-009</text:p>
          </table:table-cell>
          <table:table-cell table:formula="of:=IF([.Z107] &lt; [.U107];&quot;BETTER&quot;;IF([.Z107]-2 &gt; [.U107]; &quot;WORSE&quot;;&quot;&quot;))" office:value-type="string" office:string-value="BETTER">
            <text:p>BETTER</text:p>
          </table:table-cell>
          <table:table-cell table:formula="of:=IF([.AB107] &lt; [.W107];&quot;BETTER&quot;;IF([.AB107] &gt;[.W107]*1.1;&quot;WORSE&quot;;&quot;&quot;))">
            <text:p/>
          </table:table-cell>
        </table:table-row>
        <table:table-row table:style-name="ro3">
          <table:table-cell/>
          <table:table-cell office:value-type="float" office:value="106">
            <text:p>106</text:p>
          </table:table-cell>
          <table:table-cell office:value-type="string">
            <text:p>4.98986808693045569e-01</text:p>
          </table:table-cell>
          <table:table-cell office:value-type="float" office:value="427">
            <text:p>427</text:p>
          </table:table-cell>
          <table:table-cell office:value-type="float" office:value="0.00000000029055">
            <text:p>2.91E-010</text:p>
          </table:table-cell>
          <table:table-cell office:value-type="float" office:value="0.00000000036284">
            <text:p>3.63E-010</text:p>
          </table:table-cell>
          <table:table-cell/>
          <table:table-cell office:value-type="float" office:value="438">
            <text:p>438</text:p>
          </table:table-cell>
          <table:table-cell office:value-type="float" office:value="0.000000000020482">
            <text:p>2.05E-011</text:p>
          </table:table-cell>
          <table:table-cell office:value-type="float" office:value="0.0000000000437">
            <text:p>4.37E-011</text:p>
          </table:table-cell>
          <table:table-cell/>
          <table:table-cell office:value-type="float" office:value="1172">
            <text:p>1172</text:p>
          </table:table-cell>
          <table:table-cell office:value-type="float" office:value="1.1102E-016">
            <text:p>1.11E-016</text:p>
          </table:table-cell>
          <table:table-cell office:value-type="float" office:value="0.000000000013937">
            <text:p>1.39E-011</text:p>
          </table:table-cell>
          <table:table-cell/>
          <table:table-cell office:value-type="float" office:value="1174">
            <text:p>1174</text:p>
          </table:table-cell>
          <table:table-cell office:value-type="float" office:value="1.1102E-016">
            <text:p>1.11E-016</text:p>
          </table:table-cell>
          <table:table-cell office:value-type="float" office:value="0.000000000013937">
            <text:p>1.39E-011</text:p>
          </table:table-cell>
          <table:table-cell table:formula="of:=IF([.P108] &lt; [.L108];&quot;BETTER&quot;;IF([.P108]-2 &gt; [.L108]; &quot;WORSE&quot;;&quot;&quot;))">
            <text:p/>
          </table:table-cell>
          <table:table-cell table:formula="of:=IF([.R108] &lt; [.N108];&quot;BETTER&quot;;IF([.R108] &gt;[.N108]*1.1;&quot;WORSE&quot;;&quot;&quot;))">
            <text:p/>
          </table:table-cell>
          <table:table-cell office:value-type="float" office:value="1174">
            <text:p>1174</text:p>
          </table:table-cell>
          <table:table-cell office:value-type="float" office:value="1.1102E-016">
            <text:p>1.11E-016</text:p>
          </table:table-cell>
          <table:table-cell office:value-type="float" office:value="0.000000000013937">
            <text:p>1.39E-011</text:p>
          </table:table-cell>
          <table:table-cell table:formula="of:=IF([.U108] &lt; [.P108];&quot;BETTER&quot;;IF([.U108]-2 &gt; [.P108]; &quot;WORSE&quot;;&quot;&quot;))">
            <text:p/>
          </table:table-cell>
          <table:table-cell table:formula="of:=IF([.W108] &lt; [.R108];&quot;BETTER&quot;;IF([.W108] &gt;[.R108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1.1102E-016">
            <text:p>1.11E-016</text:p>
          </table:table-cell>
          <table:table-cell office:value-type="float" office:value="0.000000000013937">
            <text:p>1.39E-011</text:p>
          </table:table-cell>
          <table:table-cell table:formula="of:=IF([.Z108] &lt; [.U108];&quot;BETTER&quot;;IF([.Z108]-2 &gt; [.U108]; &quot;WORSE&quot;;&quot;&quot;))" office:value-type="string" office:string-value="BETTER">
            <text:p>BETTER</text:p>
          </table:table-cell>
          <table:table-cell table:formula="of:=IF([.AB108] &lt; [.W108];&quot;BETTER&quot;;IF([.AB108] &gt;[.W108]*1.1;&quot;WORSE&quot;;&quot;&quot;))">
            <text:p/>
          </table:table-cell>
        </table:table-row>
        <table:table-row table:style-name="ro3">
          <table:table-cell/>
          <table:table-cell office:value-type="float" office:value="107">
            <text:p>107</text:p>
          </table:table-cell>
          <table:table-cell office:value-type="string">
            <text:p>2.91018782855805347e-01</text:p>
          </table:table-cell>
          <table:table-cell office:value-type="float" office:value="212">
            <text:p>212</text:p>
          </table:table-cell>
          <table:table-cell office:value-type="float" office:value="0.000000000077539">
            <text:p>7.75E-011</text:p>
          </table:table-cell>
          <table:table-cell office:value-type="float" office:value="0.00000000024227">
            <text:p>2.42E-010</text:p>
          </table:table-cell>
          <table:table-cell/>
          <table:table-cell office:value-type="float" office:value="219">
            <text:p>219</text:p>
          </table:table-cell>
          <table:table-cell office:value-type="float" office:value="0.0000000000030496">
            <text:p>3.05E-012</text:p>
          </table:table-cell>
          <table:table-cell office:value-type="float" office:value="0.00000000015528">
            <text:p>1.55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3.4879E-016">
            <text:p>3.49E-016</text:p>
          </table:table-cell>
          <table:table-cell office:value-type="float" office:value="0.00000000015186">
            <text:p>1.52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3.4879E-016">
            <text:p>3.49E-016</text:p>
          </table:table-cell>
          <table:table-cell office:value-type="float" office:value="0.00000000015186">
            <text:p>1.52E-010</text:p>
          </table:table-cell>
          <table:table-cell table:formula="of:=IF([.P109] &lt; [.L109];&quot;BETTER&quot;;IF([.P109]-2 &gt; [.L109]; &quot;WORSE&quot;;&quot;&quot;))">
            <text:p/>
          </table:table-cell>
          <table:table-cell table:formula="of:=IF([.R109] &lt; [.N109];&quot;BETTER&quot;;IF([.R109] &gt;[.N109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3.4879E-016">
            <text:p>3.49E-016</text:p>
          </table:table-cell>
          <table:table-cell office:value-type="float" office:value="0.00000000015186">
            <text:p>1.52E-010</text:p>
          </table:table-cell>
          <table:table-cell table:formula="of:=IF([.U109] &lt; [.P109];&quot;BETTER&quot;;IF([.U109]-2 &gt; [.P109]; &quot;WORSE&quot;;&quot;&quot;))">
            <text:p/>
          </table:table-cell>
          <table:table-cell table:formula="of:=IF([.W109] &lt; [.R109];&quot;BETTER&quot;;IF([.W109] &gt;[.R109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8.9737E-015">
            <text:p>8.97E-015</text:p>
          </table:table-cell>
          <table:table-cell office:value-type="float" office:value="0.00000000015186">
            <text:p>1.52E-010</text:p>
          </table:table-cell>
          <table:table-cell table:formula="of:=IF([.Z109] &lt; [.U109];&quot;BETTER&quot;;IF([.Z109]-2 &gt; [.U109]; &quot;WORSE&quot;;&quot;&quot;))">
            <text:p/>
          </table:table-cell>
          <table:table-cell table:formula="of:=IF([.AB109] &lt; [.W109];&quot;BETTER&quot;;IF([.AB109] &gt;[.W109]*1.1;&quot;WORSE&quot;;&quot;&quot;))">
            <text:p/>
          </table:table-cell>
        </table:table-row>
        <table:table-row table:style-name="ro3">
          <table:table-cell/>
          <table:table-cell office:value-type="float" office:value="108">
            <text:p>108</text:p>
          </table:table-cell>
          <table:table-cell office:value-type="string">
            <text:p>1.56249999999999185e-02</text:p>
          </table:table-cell>
          <table:table-cell office:value-type="float" office:value="113">
            <text:p>113</text:p>
          </table:table-cell>
          <table:table-cell office:value-type="float" office:value="0.0000000000040173">
            <text:p>4.02E-012</text:p>
          </table:table-cell>
          <table:table-cell office:value-type="float" office:value="0.0000000000040505">
            <text:p>4.05E-012</text:p>
          </table:table-cell>
          <table:table-cell/>
          <table:table-cell office:value-type="float" office:value="115">
            <text:p>115</text:p>
          </table:table-cell>
          <table:table-cell office:value-type="float" office:value="0.00000000000004674">
            <text:p>4.67E-014</text:p>
          </table:table-cell>
          <table:table-cell office:value-type="float" office:value="0.000000000000079936">
            <text:p>7.99E-014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58351">
            <text:p>5.84E-012</text:p>
          </table:table-cell>
          <table:table-cell office:value-type="float" office:value="5.218E-015">
            <text:p>5.22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58351">
            <text:p>5.84E-012</text:p>
          </table:table-cell>
          <table:table-cell office:value-type="float" office:value="5.218E-015">
            <text:p>5.22E-015</text:p>
          </table:table-cell>
          <table:table-cell table:formula="of:=IF([.P110] &lt; [.L110];&quot;BETTER&quot;;IF([.P110]-2 &gt; [.L110]; &quot;WORSE&quot;;&quot;&quot;))">
            <text:p/>
          </table:table-cell>
          <table:table-cell table:formula="of:=IF([.R110] &lt; [.N110];&quot;BETTER&quot;;IF([.R110] &gt;[.N11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58351">
            <text:p>5.84E-012</text:p>
          </table:table-cell>
          <table:table-cell office:value-type="float" office:value="5.218E-015">
            <text:p>5.22E-015</text:p>
          </table:table-cell>
          <table:table-cell table:formula="of:=IF([.U110] &lt; [.P110];&quot;BETTER&quot;;IF([.U110]-2 &gt; [.P110]; &quot;WORSE&quot;;&quot;&quot;))">
            <text:p/>
          </table:table-cell>
          <table:table-cell table:formula="of:=IF([.W110] &lt; [.R110];&quot;BETTER&quot;;IF([.W110] &gt;[.R11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59291">
            <text:p>5.93E-012</text:p>
          </table:table-cell>
          <table:table-cell office:value-type="float" office:value="5.218E-015">
            <text:p>5.22E-015</text:p>
          </table:table-cell>
          <table:table-cell table:formula="of:=IF([.Z110] &lt; [.U110];&quot;BETTER&quot;;IF([.Z110]-2 &gt; [.U110]; &quot;WORSE&quot;;&quot;&quot;))">
            <text:p/>
          </table:table-cell>
          <table:table-cell table:formula="of:=IF([.AB110] &lt; [.W110];&quot;BETTER&quot;;IF([.AB110] &gt;[.W110]*1.1;&quot;WORSE&quot;;&quot;&quot;))">
            <text:p/>
          </table:table-cell>
        </table:table-row>
        <table:table-row table:style-name="ro3">
          <table:table-cell/>
          <table:table-cell office:value-type="float" office:value="109">
            <text:p>109</text:p>
          </table:table-cell>
          <table:table-cell office:value-type="string">
            <text:p>1.09861228866810956e+00</text:p>
          </table:table-cell>
          <table:table-cell office:value-type="float" office:value="58">
            <text:p>58</text:p>
          </table:table-cell>
          <table:table-cell office:value-type="float" office:value="0.00000000000033046">
            <text:p>3.30E-013</text:p>
          </table:table-cell>
          <table:table-cell office:value-type="float" office:value="0.000000000029028">
            <text:p>2.90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33046">
            <text:p>3.30E-013</text:p>
          </table:table-cell>
          <table:table-cell office:value-type="float" office:value="0.000000000029028">
            <text:p>2.9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0073">
            <text:p>7.01E-011</text:p>
          </table:table-cell>
          <table:table-cell office:value-type="float" office:value="0.000000000029028">
            <text:p>2.9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0073">
            <text:p>7.01E-011</text:p>
          </table:table-cell>
          <table:table-cell office:value-type="float" office:value="0.000000000029028">
            <text:p>2.90E-011</text:p>
          </table:table-cell>
          <table:table-cell table:formula="of:=IF([.P111] &lt; [.L111];&quot;BETTER&quot;;IF([.P111]-2 &gt; [.L111]; &quot;WORSE&quot;;&quot;&quot;))">
            <text:p/>
          </table:table-cell>
          <table:table-cell table:formula="of:=IF([.R111] &lt; [.N111];&quot;BETTER&quot;;IF([.R111] &gt;[.N11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70072">
            <text:p>7.01E-011</text:p>
          </table:table-cell>
          <table:table-cell office:value-type="float" office:value="0.000000000029028">
            <text:p>2.90E-011</text:p>
          </table:table-cell>
          <table:table-cell table:formula="of:=IF([.U111] &lt; [.P111];&quot;BETTER&quot;;IF([.U111]-2 &gt; [.P111]; &quot;WORSE&quot;;&quot;&quot;))">
            <text:p/>
          </table:table-cell>
          <table:table-cell table:formula="of:=IF([.W111] &lt; [.R111];&quot;BETTER&quot;;IF([.W111] &gt;[.R11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7008">
            <text:p>7.01E-011</text:p>
          </table:table-cell>
          <table:table-cell office:value-type="float" office:value="0.000000000029028">
            <text:p>2.90E-011</text:p>
          </table:table-cell>
          <table:table-cell table:formula="of:=IF([.Z111] &lt; [.U111];&quot;BETTER&quot;;IF([.Z111]-2 &gt; [.U111]; &quot;WORSE&quot;;&quot;&quot;))">
            <text:p/>
          </table:table-cell>
          <table:table-cell table:formula="of:=IF([.AB111] &lt; [.W111];&quot;BETTER&quot;;IF([.AB111] &gt;[.W111]*1.1;&quot;WORSE&quot;;&quot;&quot;))">
            <text:p/>
          </table:table-cell>
        </table:table-row>
        <table:table-row table:style-name="ro3">
          <table:table-cell/>
          <table:table-cell office:value-type="float" office:value="110">
            <text:p>110</text:p>
          </table:table-cell>
          <table:table-cell office:value-type="string">
            <text:p>3.12176837116465311e+00</text:p>
          </table:table-cell>
          <table:table-cell office:value-type="float" office:value="58">
            <text:p>58</text:p>
          </table:table-cell>
          <table:table-cell office:value-type="float" office:value="0.0000000000088604">
            <text:p>8.86E-012</text:p>
          </table:table-cell>
          <table:table-cell office:value-type="float" office:value="0.000000000011323">
            <text:p>1.1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88604">
            <text:p>8.86E-012</text:p>
          </table:table-cell>
          <table:table-cell office:value-type="float" office:value="0.000000000011323">
            <text:p>1.1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5907">
            <text:p>1.59E-010</text:p>
          </table:table-cell>
          <table:table-cell office:value-type="float" office:value="0.000000000011323">
            <text:p>1.1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5907">
            <text:p>1.59E-010</text:p>
          </table:table-cell>
          <table:table-cell office:value-type="float" office:value="0.000000000011323">
            <text:p>1.13E-011</text:p>
          </table:table-cell>
          <table:table-cell table:formula="of:=IF([.P112] &lt; [.L112];&quot;BETTER&quot;;IF([.P112]-2 &gt; [.L112]; &quot;WORSE&quot;;&quot;&quot;))">
            <text:p/>
          </table:table-cell>
          <table:table-cell table:formula="of:=IF([.R112] &lt; [.N112];&quot;BETTER&quot;;IF([.R112] &gt;[.N11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5907">
            <text:p>1.59E-010</text:p>
          </table:table-cell>
          <table:table-cell office:value-type="float" office:value="0.000000000011323">
            <text:p>1.13E-011</text:p>
          </table:table-cell>
          <table:table-cell table:formula="of:=IF([.U112] &lt; [.P112];&quot;BETTER&quot;;IF([.U112]-2 &gt; [.P112]; &quot;WORSE&quot;;&quot;&quot;))">
            <text:p/>
          </table:table-cell>
          <table:table-cell table:formula="of:=IF([.W112] &lt; [.R112];&quot;BETTER&quot;;IF([.W112] &gt;[.R11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591">
            <text:p>1.59E-010</text:p>
          </table:table-cell>
          <table:table-cell office:value-type="float" office:value="0.000000000011323">
            <text:p>1.13E-011</text:p>
          </table:table-cell>
          <table:table-cell table:formula="of:=IF([.Z112] &lt; [.U112];&quot;BETTER&quot;;IF([.Z112]-2 &gt; [.U112]; &quot;WORSE&quot;;&quot;&quot;))">
            <text:p/>
          </table:table-cell>
          <table:table-cell table:formula="of:=IF([.AB112] &lt; [.W112];&quot;BETTER&quot;;IF([.AB112] &gt;[.W112]*1.1;&quot;WORSE&quot;;&quot;&quot;))">
            <text:p/>
          </table:table-cell>
        </table:table-row>
        <table:table-row table:style-name="ro3">
          <table:table-cell/>
          <table:table-cell office:value-type="float" office:value="111">
            <text:p>111</text:p>
          </table:table-cell>
          <table:table-cell office:value-type="string">
            <text:p>2.73146531304830287e+00</text:p>
          </table:table-cell>
          <table:table-cell office:value-type="float" office:value="204">
            <text:p>204</text:p>
          </table:table-cell>
          <table:table-cell office:value-type="float" office:value="0.0000000019275">
            <text:p>1.93E-009</text:p>
          </table:table-cell>
          <table:table-cell office:value-type="float" office:value="0.00000000006966">
            <text:p>6.97E-011</text:p>
          </table:table-cell>
          <table:table-cell/>
          <table:table-cell office:value-type="float" office:value="410">
            <text:p>410</text:p>
          </table:table-cell>
          <table:table-cell office:value-type="float" office:value="0.00000000003998">
            <text:p>4.00E-011</text:p>
          </table:table-cell>
          <table:table-cell office:value-type="float" office:value="0.000000000027136">
            <text:p>2.71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28347">
            <text:p>2.83E-011</text:p>
          </table:table-cell>
          <table:table-cell office:value-type="float" office:value="0.000000000017684">
            <text:p>1.77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28347">
            <text:p>2.83E-011</text:p>
          </table:table-cell>
          <table:table-cell office:value-type="float" office:value="0.000000000017684">
            <text:p>1.77E-011</text:p>
          </table:table-cell>
          <table:table-cell table:formula="of:=IF([.P113] &lt; [.L113];&quot;BETTER&quot;;IF([.P113]-2 &gt; [.L113]; &quot;WORSE&quot;;&quot;&quot;))">
            <text:p/>
          </table:table-cell>
          <table:table-cell table:formula="of:=IF([.R113] &lt; [.N113];&quot;BETTER&quot;;IF([.R113] &gt;[.N113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28347">
            <text:p>2.83E-011</text:p>
          </table:table-cell>
          <table:table-cell office:value-type="float" office:value="0.000000000017684">
            <text:p>1.77E-011</text:p>
          </table:table-cell>
          <table:table-cell table:formula="of:=IF([.U113] &lt; [.P113];&quot;BETTER&quot;;IF([.U113]-2 &gt; [.P113]; &quot;WORSE&quot;;&quot;&quot;))">
            <text:p/>
          </table:table-cell>
          <table:table-cell table:formula="of:=IF([.W113] &lt; [.R113];&quot;BETTER&quot;;IF([.W113] &gt;[.R113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28348">
            <text:p>2.83E-011</text:p>
          </table:table-cell>
          <table:table-cell office:value-type="float" office:value="0.000000000017684">
            <text:p>1.77E-011</text:p>
          </table:table-cell>
          <table:table-cell table:formula="of:=IF([.Z113] &lt; [.U113];&quot;BETTER&quot;;IF([.Z113]-2 &gt; [.U113]; &quot;WORSE&quot;;&quot;&quot;))">
            <text:p/>
          </table:table-cell>
          <table:table-cell table:formula="of:=IF([.AB113] &lt; [.W113];&quot;BETTER&quot;;IF([.AB113] &gt;[.W113]*1.1;&quot;WORSE&quot;;&quot;&quot;))">
            <text:p/>
          </table:table-cell>
        </table:table-row>
        <table:table-row table:style-name="ro3">
          <table:table-cell/>
          <table:table-cell office:value-type="float" office:value="112">
            <text:p>112</text:p>
          </table:table-cell>
          <table:table-cell office:value-type="string">
            <text:p>3.14159262899612868e+00</text:p>
          </table:table-cell>
          <table:table-cell office:value-type="float" office:value="63">
            <text:p>63</text:p>
          </table:table-cell>
          <table:table-cell office:value-type="float" office:value="0.0000000091894">
            <text:p>9.19E-009</text:p>
          </table:table-cell>
          <table:table-cell office:value-type="float" office:value="0.000000012252">
            <text:p>1.23E-008</text:p>
          </table:table-cell>
          <table:table-cell/>
          <table:table-cell office:value-type="float" office:value="483">
            <text:p>483</text:p>
          </table:table-cell>
          <table:table-cell office:value-type="float" office:value="0.0000000003348">
            <text:p>3.35E-010</text:p>
          </table:table-cell>
          <table:table-cell office:value-type="float" office:value="0.0000000042428">
            <text:p>4.24E-009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30118">
            <text:p>3.01E-009</text:p>
          </table:table-cell>
          <table:table-cell office:value-type="float" office:value="0.0000000078317">
            <text:p>7.83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3267">
            <text:p>3.27E-009</text:p>
          </table:table-cell>
          <table:table-cell table:formula="of:=IF([.P114] &lt; [.L114];&quot;BETTER&quot;;IF([.P114]-2 &gt; [.L114]; &quot;WORSE&quot;;&quot;&quot;))" office:value-type="string" office:string-value="BETTER">
            <text:p>BETTER</text:p>
          </table:table-cell>
          <table:table-cell table:formula="of:=IF([.R114] &lt; [.N114];&quot;BETTER&quot;;IF([.R114] &gt;[.N114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3267">
            <text:p>3.27E-009</text:p>
          </table:table-cell>
          <table:table-cell table:formula="of:=IF([.U114] &lt; [.P114];&quot;BETTER&quot;;IF([.U114]-2 &gt; [.P114]; &quot;WORSE&quot;;&quot;&quot;))">
            <text:p/>
          </table:table-cell>
          <table:table-cell table:formula="of:=IF([.W114] &lt; [.R114];&quot;BETTER&quot;;IF([.W114] &gt;[.R11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7898">
            <text:p>1.79E-006</text:p>
          </table:table-cell>
          <table:table-cell office:value-type="float" office:value="0.000000003267">
            <text:p>3.27E-009</text:p>
          </table:table-cell>
          <table:table-cell table:formula="of:=IF([.Z114] &lt; [.U114];&quot;BETTER&quot;;IF([.Z114]-2 &gt; [.U114]; &quot;WORSE&quot;;&quot;&quot;))">
            <text:p/>
          </table:table-cell>
          <table:table-cell table:formula="of:=IF([.AB114] &lt; [.W114];&quot;BETTER&quot;;IF([.AB114] &gt;[.W114]*1.1;&quot;WORSE&quot;;&quot;&quot;))">
            <text:p/>
          </table:table-cell>
        </table:table-row>
        <table:table-row table:style-name="ro3">
          <table:table-cell/>
          <table:table-cell office:value-type="float" office:value="113">
            <text:p>113</text:p>
          </table:table-cell>
          <table:table-cell office:value-type="string">
            <text:p>1.94905425916635244e+00</text:p>
          </table:table-cell>
          <table:table-cell office:value-type="float" office:value="69">
            <text:p>69</text:p>
          </table:table-cell>
          <table:table-cell office:value-type="float" office:value="0.00000000000072661">
            <text:p>7.27E-013</text:p>
          </table:table-cell>
          <table:table-cell office:value-type="float" office:value="0.000000000018553">
            <text:p>1.86E-011</text:p>
          </table:table-cell>
          <table:table-cell/>
          <table:table-cell office:value-type="float" office:value="69">
            <text:p>69</text:p>
          </table:table-cell>
          <table:table-cell office:value-type="float" office:value="0.00000000000072661">
            <text:p>7.27E-013</text:p>
          </table:table-cell>
          <table:table-cell office:value-type="float" office:value="0.000000000018553">
            <text:p>1.8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3374">
            <text:p>2.34E-011</text:p>
          </table:table-cell>
          <table:table-cell office:value-type="float" office:value="0.000000000017264">
            <text:p>1.7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3374">
            <text:p>2.34E-011</text:p>
          </table:table-cell>
          <table:table-cell office:value-type="float" office:value="0.000000000017264">
            <text:p>1.73E-011</text:p>
          </table:table-cell>
          <table:table-cell table:formula="of:=IF([.P115] &lt; [.L115];&quot;BETTER&quot;;IF([.P115]-2 &gt; [.L115]; &quot;WORSE&quot;;&quot;&quot;))">
            <text:p/>
          </table:table-cell>
          <table:table-cell table:formula="of:=IF([.R115] &lt; [.N115];&quot;BETTER&quot;;IF([.R115] &gt;[.N11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3374">
            <text:p>2.34E-011</text:p>
          </table:table-cell>
          <table:table-cell office:value-type="float" office:value="0.000000000017264">
            <text:p>1.73E-011</text:p>
          </table:table-cell>
          <table:table-cell table:formula="of:=IF([.U115] &lt; [.P115];&quot;BETTER&quot;;IF([.U115]-2 &gt; [.P115]; &quot;WORSE&quot;;&quot;&quot;))">
            <text:p/>
          </table:table-cell>
          <table:table-cell table:formula="of:=IF([.W115] &lt; [.R115];&quot;BETTER&quot;;IF([.W115] &gt;[.R11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0789">
            <text:p>1.08E-010</text:p>
          </table:table-cell>
          <table:table-cell office:value-type="float" office:value="0.000000000017264">
            <text:p>1.73E-011</text:p>
          </table:table-cell>
          <table:table-cell table:formula="of:=IF([.Z115] &lt; [.U115];&quot;BETTER&quot;;IF([.Z115]-2 &gt; [.U115]; &quot;WORSE&quot;;&quot;&quot;))">
            <text:p/>
          </table:table-cell>
          <table:table-cell table:formula="of:=IF([.AB115] &lt; [.W115];&quot;BETTER&quot;;IF([.AB115] &gt;[.W115]*1.1;&quot;WORSE&quot;;&quot;&quot;))">
            <text:p/>
          </table:table-cell>
        </table:table-row>
        <table:table-row table:style-name="ro3">
          <table:table-cell/>
          <table:table-cell office:value-type="float" office:value="114">
            <text:p>114</text:p>
          </table:table-cell>
          <table:table-cell office:value-type="string">
            <text:p>1.04719755120680436e+00</text:p>
          </table:table-cell>
          <table:table-cell office:value-type="float" office:value="110">
            <text:p>110</text:p>
          </table:table-cell>
          <table:table-cell office:value-type="float" office:value="0.0000000000073055">
            <text:p>7.31E-012</text:p>
          </table:table-cell>
          <table:table-cell office:value-type="float" office:value="0.00000000000080426">
            <text:p>8.04E-013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2135">
            <text:p>2.14E-013</text:p>
          </table:table-cell>
          <table:table-cell office:value-type="float" office:value="0.0000000000062877">
            <text:p>6.2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51945">
            <text:p>5.19E-012</text:p>
          </table:table-cell>
          <table:table-cell office:value-type="float" office:value="0.0000000000064977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51945">
            <text:p>5.19E-012</text:p>
          </table:table-cell>
          <table:table-cell office:value-type="float" office:value="0.0000000000064977">
            <text:p>6.50E-012</text:p>
          </table:table-cell>
          <table:table-cell table:formula="of:=IF([.P116] &lt; [.L116];&quot;BETTER&quot;;IF([.P116]-2 &gt; [.L116]; &quot;WORSE&quot;;&quot;&quot;))">
            <text:p/>
          </table:table-cell>
          <table:table-cell table:formula="of:=IF([.R116] &lt; [.N116];&quot;BETTER&quot;;IF([.R116] &gt;[.N11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51945">
            <text:p>5.19E-012</text:p>
          </table:table-cell>
          <table:table-cell office:value-type="float" office:value="0.0000000000064977">
            <text:p>6.50E-012</text:p>
          </table:table-cell>
          <table:table-cell table:formula="of:=IF([.U116] &lt; [.P116];&quot;BETTER&quot;;IF([.U116]-2 &gt; [.P116]; &quot;WORSE&quot;;&quot;&quot;))">
            <text:p/>
          </table:table-cell>
          <table:table-cell table:formula="of:=IF([.W116] &lt; [.R116];&quot;BETTER&quot;;IF([.W116] &gt;[.R11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54898">
            <text:p>5.49E-012</text:p>
          </table:table-cell>
          <table:table-cell office:value-type="float" office:value="0.0000000000064977">
            <text:p>6.50E-012</text:p>
          </table:table-cell>
          <table:table-cell table:formula="of:=IF([.Z116] &lt; [.U116];&quot;BETTER&quot;;IF([.Z116]-2 &gt; [.U116]; &quot;WORSE&quot;;&quot;&quot;))">
            <text:p/>
          </table:table-cell>
          <table:table-cell table:formula="of:=IF([.AB116] &lt; [.W116];&quot;BETTER&quot;;IF([.AB116] &gt;[.W116]*1.1;&quot;WORSE&quot;;&quot;&quot;))">
            <text:p/>
          </table:table-cell>
        </table:table-row>
        <table:table-row table:style-name="ro3">
          <table:table-cell/>
          <table:table-cell office:value-type="float" office:value="115">
            <text:p>115</text:p>
          </table:table-cell>
          <table:table-cell office:value-type="string">
            <text:p>-6.06789763508705615e-01</text:p>
          </table:table-cell>
          <table:table-cell office:value-type="float" office:value="53">
            <text:p>53</text:p>
          </table:table-cell>
          <table:table-cell office:value-type="float" office:value="0.00000000000017931">
            <text:p>1.79E-013</text:p>
          </table:table-cell>
          <table:table-cell office:value-type="float" office:value="0.00000000001417">
            <text:p>1.42E-011</text:p>
          </table:table-cell>
          <table:table-cell/>
          <table:table-cell office:value-type="float" office:value="56">
            <text:p>56</text:p>
          </table:table-cell>
          <table:table-cell office:value-type="float" office:value="2.0126E-015">
            <text:p>2.01E-015</text:p>
          </table:table-cell>
          <table:table-cell office:value-type="float" office:value="0.000000000014347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6732">
            <text:p>5.67E-014</text:p>
          </table:table-cell>
          <table:table-cell office:value-type="float" office:value="0.000000000014347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6732">
            <text:p>5.67E-014</text:p>
          </table:table-cell>
          <table:table-cell office:value-type="float" office:value="0.000000000014347">
            <text:p>1.43E-011</text:p>
          </table:table-cell>
          <table:table-cell table:formula="of:=IF([.P117] &lt; [.L117];&quot;BETTER&quot;;IF([.P117]-2 &gt; [.L117]; &quot;WORSE&quot;;&quot;&quot;))">
            <text:p/>
          </table:table-cell>
          <table:table-cell table:formula="of:=IF([.R117] &lt; [.N117];&quot;BETTER&quot;;IF([.R117] &gt;[.N11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56732">
            <text:p>5.67E-014</text:p>
          </table:table-cell>
          <table:table-cell office:value-type="float" office:value="0.000000000014347">
            <text:p>1.43E-011</text:p>
          </table:table-cell>
          <table:table-cell table:formula="of:=IF([.U117] &lt; [.P117];&quot;BETTER&quot;;IF([.U117]-2 &gt; [.P117]; &quot;WORSE&quot;;&quot;&quot;))">
            <text:p/>
          </table:table-cell>
          <table:table-cell table:formula="of:=IF([.W117] &lt; [.R117];&quot;BETTER&quot;;IF([.W117] &gt;[.R11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56732">
            <text:p>5.67E-014</text:p>
          </table:table-cell>
          <table:table-cell office:value-type="float" office:value="0.000000000014347">
            <text:p>1.43E-011</text:p>
          </table:table-cell>
          <table:table-cell table:formula="of:=IF([.Z117] &lt; [.U117];&quot;BETTER&quot;;IF([.Z117]-2 &gt; [.U117]; &quot;WORSE&quot;;&quot;&quot;))">
            <text:p/>
          </table:table-cell>
          <table:table-cell table:formula="of:=IF([.AB117] &lt; [.W117];&quot;BETTER&quot;;IF([.AB117] &gt;[.W117]*1.1;&quot;WORSE&quot;;&quot;&quot;))">
            <text:p/>
          </table:table-cell>
        </table:table-row>
        <table:table-row table:style-name="ro3">
          <table:table-cell/>
          <table:table-cell office:value-type="float" office:value="116">
            <text:p>116</text:p>
          </table:table-cell>
          <table:table-cell office:value-type="string">
            <text:p>8.88799245457594478e-01</text:p>
          </table:table-cell>
          <table:table-cell office:value-type="float" office:value="174531">
            <text:p>174531</text:p>
          </table:table-cell>
          <table:table-cell office:value-type="float" office:value="0.000015498">
            <text:p>1.55E-005</text:p>
          </table:table-cell>
          <table:table-cell office:value-type="float" office:value="0.0000030363">
            <text:p>3.04E-006</text:p>
          </table:table-cell>
          <table:table-cell/>
          <table:table-cell office:value-type="float" office:value="184889">
            <text:p>184889</text:p>
          </table:table-cell>
          <table:table-cell office:value-type="float" office:value="0.000015121">
            <text:p>1.51E-005</text:p>
          </table:table-cell>
          <table:table-cell office:value-type="float" office:value="0.0000037528">
            <text:p>3.75E-006</text:p>
          </table:table-cell>
          <table:table-cell/>
          <table:table-cell office:value-type="float" office:value="25523">
            <text:p>25523</text:p>
          </table:table-cell>
          <table:table-cell office:value-type="float" office:value="0.000050746">
            <text:p>5.07E-005</text:p>
          </table:table-cell>
          <table:table-cell office:value-type="float" office:value="0.00013016">
            <text:p>1.30E-004</text:p>
          </table:table-cell>
          <table:table-cell/>
          <table:table-cell office:value-type="float" office:value="25525">
            <text:p>25525</text:p>
          </table:table-cell>
          <table:table-cell office:value-type="float" office:value="0.000050746">
            <text:p>5.07E-005</text:p>
          </table:table-cell>
          <table:table-cell office:value-type="float" office:value="0.00013016">
            <text:p>1.30E-004</text:p>
          </table:table-cell>
          <table:table-cell table:formula="of:=IF([.P118] &lt; [.L118];&quot;BETTER&quot;;IF([.P118]-2 &gt; [.L118]; &quot;WORSE&quot;;&quot;&quot;))">
            <text:p/>
          </table:table-cell>
          <table:table-cell table:formula="of:=IF([.R118] &lt; [.N118];&quot;BETTER&quot;;IF([.R118] &gt;[.N118]*1.1;&quot;WORSE&quot;;&quot;&quot;))">
            <text:p/>
          </table:table-cell>
          <table:table-cell office:value-type="float" office:value="25525">
            <text:p>25525</text:p>
          </table:table-cell>
          <table:table-cell office:value-type="float" office:value="0.000050746">
            <text:p>5.07E-005</text:p>
          </table:table-cell>
          <table:table-cell office:value-type="float" office:value="0.00013016">
            <text:p>1.30E-004</text:p>
          </table:table-cell>
          <table:table-cell table:formula="of:=IF([.U118] &lt; [.P118];&quot;BETTER&quot;;IF([.U118]-2 &gt; [.P118]; &quot;WORSE&quot;;&quot;&quot;))">
            <text:p/>
          </table:table-cell>
          <table:table-cell table:formula="of:=IF([.W118] &lt; [.R118];&quot;BETTER&quot;;IF([.W118] &gt;[.R118]*1.1;&quot;WORSE&quot;;&quot;&quot;))">
            <text:p/>
          </table:table-cell>
          <table:table-cell office:value-type="float" office:value="25523">
            <text:p>25523</text:p>
          </table:table-cell>
          <table:table-cell office:value-type="float" office:value="0.000050746">
            <text:p>5.07E-005</text:p>
          </table:table-cell>
          <table:table-cell office:value-type="float" office:value="0.00013016">
            <text:p>1.30E-004</text:p>
          </table:table-cell>
          <table:table-cell table:formula="of:=IF([.Z118] &lt; [.U118];&quot;BETTER&quot;;IF([.Z118]-2 &gt; [.U118]; &quot;WORSE&quot;;&quot;&quot;))" office:value-type="string" office:string-value="BETTER">
            <text:p>BETTER</text:p>
          </table:table-cell>
          <table:table-cell table:formula="of:=IF([.AB118] &lt; [.W118];&quot;BETTER&quot;;IF([.AB118] &gt;[.W118]*1.1;&quot;WORSE&quot;;&quot;&quot;))">
            <text:p/>
          </table:table-cell>
        </table:table-row>
        <table:table-row table:style-name="ro3">
          <table:table-cell/>
          <table:table-cell office:value-type="float" office:value="117">
            <text:p>117</text:p>
          </table:table-cell>
          <table:table-cell office:value-type="string">
            <text:p>2.74680153389003201e-01</text:p>
          </table:table-cell>
          <table:table-cell office:value-type="float" office:value="110">
            <text:p>110</text:p>
          </table:table-cell>
          <table:table-cell office:value-type="float" office:value="0.0000000000082828">
            <text:p>8.28E-012</text:p>
          </table:table-cell>
          <table:table-cell office:value-type="float" office:value="0.000000000048317">
            <text:p>4.83E-011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23908">
            <text:p>2.39E-013</text:p>
          </table:table-cell>
          <table:table-cell office:value-type="float" office:value="0.000000000040274">
            <text:p>4.0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11628">
            <text:p>1.16E-011</text:p>
          </table:table-cell>
          <table:table-cell office:value-type="float" office:value="0.000000000040035">
            <text:p>4.0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11628">
            <text:p>1.16E-011</text:p>
          </table:table-cell>
          <table:table-cell office:value-type="float" office:value="0.000000000040035">
            <text:p>4.00E-011</text:p>
          </table:table-cell>
          <table:table-cell table:formula="of:=IF([.P119] &lt; [.L119];&quot;BETTER&quot;;IF([.P119]-2 &gt; [.L119]; &quot;WORSE&quot;;&quot;&quot;))">
            <text:p/>
          </table:table-cell>
          <table:table-cell table:formula="of:=IF([.R119] &lt; [.N119];&quot;BETTER&quot;;IF([.R119] &gt;[.N11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11628">
            <text:p>1.16E-011</text:p>
          </table:table-cell>
          <table:table-cell office:value-type="float" office:value="0.000000000040035">
            <text:p>4.00E-011</text:p>
          </table:table-cell>
          <table:table-cell table:formula="of:=IF([.U119] &lt; [.P119];&quot;BETTER&quot;;IF([.U119]-2 &gt; [.P119]; &quot;WORSE&quot;;&quot;&quot;))">
            <text:p/>
          </table:table-cell>
          <table:table-cell table:formula="of:=IF([.W119] &lt; [.R119];&quot;BETTER&quot;;IF([.W119] &gt;[.R11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11632">
            <text:p>1.16E-011</text:p>
          </table:table-cell>
          <table:table-cell office:value-type="float" office:value="0.000000000040035">
            <text:p>4.00E-011</text:p>
          </table:table-cell>
          <table:table-cell table:formula="of:=IF([.Z119] &lt; [.U119];&quot;BETTER&quot;;IF([.Z119]-2 &gt; [.U119]; &quot;WORSE&quot;;&quot;&quot;))">
            <text:p/>
          </table:table-cell>
          <table:table-cell table:formula="of:=IF([.AB119] &lt; [.W119];&quot;BETTER&quot;;IF([.AB119] &gt;[.W119]*1.1;&quot;WORSE&quot;;&quot;&quot;))">
            <text:p/>
          </table:table-cell>
        </table:table-row>
        <table:table-row table:style-name="ro3">
          <table:table-cell/>
          <table:table-cell office:value-type="float" office:value="118">
            <text:p>118</text:p>
          </table:table-cell>
          <table:table-cell office:value-type="string">
            <text:p>6.66666666666666741e-01</text:p>
          </table:table-cell>
          <table:table-cell office:value-type="float" office:value="58">
            <text:p>58</text:p>
          </table:table-cell>
          <table:table-cell office:value-type="float" office:value="0.00000000000036243">
            <text:p>3.62E-013</text:p>
          </table:table-cell>
          <table:table-cell office:value-type="float" office:value="0.000000000050001">
            <text:p>5.00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36243">
            <text:p>3.62E-013</text:p>
          </table:table-cell>
          <table:table-cell office:value-type="float" office:value="0.000000000050001">
            <text:p>5.0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5">
            <text:p>5.0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5">
            <text:p>5.00E-011</text:p>
          </table:table-cell>
          <table:table-cell table:formula="of:=IF([.P120] &lt; [.L120];&quot;BETTER&quot;;IF([.P120]-2 &gt; [.L120]; &quot;WORSE&quot;;&quot;&quot;))">
            <text:p/>
          </table:table-cell>
          <table:table-cell table:formula="of:=IF([.R120] &lt; [.N120];&quot;BETTER&quot;;IF([.R120] &gt;[.N12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5">
            <text:p>5.00E-011</text:p>
          </table:table-cell>
          <table:table-cell table:formula="of:=IF([.U120] &lt; [.P120];&quot;BETTER&quot;;IF([.U120]-2 &gt; [.P120]; &quot;WORSE&quot;;&quot;&quot;))">
            <text:p/>
          </table:table-cell>
          <table:table-cell table:formula="of:=IF([.W120] &lt; [.R120];&quot;BETTER&quot;;IF([.W120] &gt;[.R12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5">
            <text:p>5.00E-011</text:p>
          </table:table-cell>
          <table:table-cell table:formula="of:=IF([.Z120] &lt; [.U120];&quot;BETTER&quot;;IF([.Z120]-2 &gt; [.U120]; &quot;WORSE&quot;;&quot;&quot;))">
            <text:p/>
          </table:table-cell>
          <table:table-cell table:formula="of:=IF([.AB120] &lt; [.W120];&quot;BETTER&quot;;IF([.AB120] &gt;[.W120]*1.1;&quot;WORSE&quot;;&quot;&quot;))">
            <text:p/>
          </table:table-cell>
        </table:table-row>
        <table:table-row table:style-name="ro3">
          <table:table-cell/>
          <table:table-cell office:value-type="float" office:value="119">
            <text:p>119</text:p>
          </table:table-cell>
          <table:table-cell office:value-type="string">
            <text:p>5.85786437628399659e-01</text:p>
          </table:table-cell>
          <table:table-cell office:value-type="float" office:value="58">
            <text:p>58</text:p>
          </table:table-cell>
          <table:table-cell office:value-type="float" office:value="0.000000000000039744">
            <text:p>3.97E-014</text:p>
          </table:table-cell>
          <table:table-cell office:value-type="float" office:value="0.00000000056061">
            <text:p>5.61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39744">
            <text:p>3.97E-014</text:p>
          </table:table-cell>
          <table:table-cell office:value-type="float" office:value="0.00000000056061">
            <text:p>5.61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2022">
            <text:p>2.20E-012</text:p>
          </table:table-cell>
          <table:table-cell office:value-type="float" office:value="0.00000000056061">
            <text:p>5.61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2022">
            <text:p>2.20E-012</text:p>
          </table:table-cell>
          <table:table-cell office:value-type="float" office:value="0.00000000056061">
            <text:p>5.61E-010</text:p>
          </table:table-cell>
          <table:table-cell table:formula="of:=IF([.P121] &lt; [.L121];&quot;BETTER&quot;;IF([.P121]-2 &gt; [.L121]; &quot;WORSE&quot;;&quot;&quot;))">
            <text:p/>
          </table:table-cell>
          <table:table-cell table:formula="of:=IF([.R121] &lt; [.N121];&quot;BETTER&quot;;IF([.R121] &gt;[.N12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2022">
            <text:p>2.20E-012</text:p>
          </table:table-cell>
          <table:table-cell office:value-type="float" office:value="0.00000000056061">
            <text:p>5.61E-010</text:p>
          </table:table-cell>
          <table:table-cell table:formula="of:=IF([.U121] &lt; [.P121];&quot;BETTER&quot;;IF([.U121]-2 &gt; [.P121]; &quot;WORSE&quot;;&quot;&quot;))">
            <text:p/>
          </table:table-cell>
          <table:table-cell table:formula="of:=IF([.W121] &lt; [.R121];&quot;BETTER&quot;;IF([.W121] &gt;[.R12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2074">
            <text:p>2.21E-012</text:p>
          </table:table-cell>
          <table:table-cell office:value-type="float" office:value="0.00000000056061">
            <text:p>5.61E-010</text:p>
          </table:table-cell>
          <table:table-cell table:formula="of:=IF([.Z121] &lt; [.U121];&quot;BETTER&quot;;IF([.Z121]-2 &gt; [.U121]; &quot;WORSE&quot;;&quot;&quot;))">
            <text:p/>
          </table:table-cell>
          <table:table-cell table:formula="of:=IF([.AB121] &lt; [.W121];&quot;BETTER&quot;;IF([.AB121] &gt;[.W121]*1.1;&quot;WORSE&quot;;&quot;&quot;))">
            <text:p/>
          </table:table-cell>
        </table:table-row>
        <table:table-row table:style-name="ro3">
          <table:table-cell/>
          <table:table-cell office:value-type="float" office:value="120">
            <text:p>120</text:p>
          </table:table-cell>
          <table:table-cell office:value-type="string">
            <text:p>1.14366725406941572e+00</text:p>
          </table:table-cell>
          <table:table-cell office:value-type="float" office:value="58">
            <text:p>58</text:p>
          </table:table-cell>
          <table:table-cell office:value-type="float" office:value="0.000000000023701">
            <text:p>2.37E-011</text:p>
          </table:table-cell>
          <table:table-cell office:value-type="float" office:value="0.000000000026743">
            <text:p>2.67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23701">
            <text:p>2.37E-011</text:p>
          </table:table-cell>
          <table:table-cell office:value-type="float" office:value="0.000000000026743">
            <text:p>2.6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0402">
            <text:p>1.04E-009</text:p>
          </table:table-cell>
          <table:table-cell office:value-type="float" office:value="0.000000000026742">
            <text:p>2.6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0402">
            <text:p>1.04E-009</text:p>
          </table:table-cell>
          <table:table-cell office:value-type="float" office:value="0.000000000026742">
            <text:p>2.67E-011</text:p>
          </table:table-cell>
          <table:table-cell table:formula="of:=IF([.P122] &lt; [.L122];&quot;BETTER&quot;;IF([.P122]-2 &gt; [.L122]; &quot;WORSE&quot;;&quot;&quot;))">
            <text:p/>
          </table:table-cell>
          <table:table-cell table:formula="of:=IF([.R122] &lt; [.N122];&quot;BETTER&quot;;IF([.R122] &gt;[.N12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0402">
            <text:p>1.04E-009</text:p>
          </table:table-cell>
          <table:table-cell office:value-type="float" office:value="0.000000000026742">
            <text:p>2.67E-011</text:p>
          </table:table-cell>
          <table:table-cell table:formula="of:=IF([.U122] &lt; [.P122];&quot;BETTER&quot;;IF([.U122]-2 &gt; [.P122]; &quot;WORSE&quot;;&quot;&quot;))">
            <text:p/>
          </table:table-cell>
          <table:table-cell table:formula="of:=IF([.W122] &lt; [.R122];&quot;BETTER&quot;;IF([.W122] &gt;[.R12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0403">
            <text:p>1.04E-009</text:p>
          </table:table-cell>
          <table:table-cell office:value-type="float" office:value="0.000000000026742">
            <text:p>2.67E-011</text:p>
          </table:table-cell>
          <table:table-cell table:formula="of:=IF([.Z122] &lt; [.U122];&quot;BETTER&quot;;IF([.Z122]-2 &gt; [.U122]; &quot;WORSE&quot;;&quot;&quot;))">
            <text:p/>
          </table:table-cell>
          <table:table-cell table:formula="of:=IF([.AB122] &lt; [.W122];&quot;BETTER&quot;;IF([.AB122] &gt;[.W122]*1.1;&quot;WORSE&quot;;&quot;&quot;))">
            <text:p/>
          </table:table-cell>
        </table:table-row>
        <table:table-row table:style-name="ro3">
          <table:table-cell/>
          <table:table-cell office:value-type="float" office:value="121">
            <text:p>121</text:p>
          </table:table-cell>
          <table:table-cell office:value-type="string">
            <text:p>1.47112767430373492e-01</text:p>
          </table:table-cell>
          <table:table-cell office:value-type="float" office:value="110">
            <text:p>110</text:p>
          </table:table-cell>
          <table:table-cell office:value-type="float" office:value="0.000000000018611">
            <text:p>1.86E-011</text:p>
          </table:table-cell>
          <table:table-cell office:value-type="float" office:value="0.00000000019142">
            <text:p>1.91E-010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40051">
            <text:p>4.01E-012</text:p>
          </table:table-cell>
          <table:table-cell office:value-type="float" office:value="0.00000000020603">
            <text:p>2.06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5.5511E-017">
            <text:p>5.55E-017</text:p>
          </table:table-cell>
          <table:table-cell office:value-type="float" office:value="0.00000000020646">
            <text:p>2.06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5.5511E-017">
            <text:p>5.55E-017</text:p>
          </table:table-cell>
          <table:table-cell office:value-type="float" office:value="0.00000000020646">
            <text:p>2.06E-010</text:p>
          </table:table-cell>
          <table:table-cell table:formula="of:=IF([.P123] &lt; [.L123];&quot;BETTER&quot;;IF([.P123]-2 &gt; [.L123]; &quot;WORSE&quot;;&quot;&quot;))">
            <text:p/>
          </table:table-cell>
          <table:table-cell table:formula="of:=IF([.R123] &lt; [.N123];&quot;BETTER&quot;;IF([.R123] &gt;[.N12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2.7756E-017">
            <text:p>2.78E-017</text:p>
          </table:table-cell>
          <table:table-cell office:value-type="float" office:value="0.00000000020646">
            <text:p>2.06E-010</text:p>
          </table:table-cell>
          <table:table-cell table:formula="of:=IF([.U123] &lt; [.P123];&quot;BETTER&quot;;IF([.U123]-2 &gt; [.P123]; &quot;WORSE&quot;;&quot;&quot;))">
            <text:p/>
          </table:table-cell>
          <table:table-cell table:formula="of:=IF([.W123] &lt; [.R123];&quot;BETTER&quot;;IF([.W123] &gt;[.R12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3.5766E-016">
            <text:p>3.58E-016</text:p>
          </table:table-cell>
          <table:table-cell office:value-type="float" office:value="0.00000000020646">
            <text:p>2.06E-010</text:p>
          </table:table-cell>
          <table:table-cell table:formula="of:=IF([.Z123] &lt; [.U123];&quot;BETTER&quot;;IF([.Z123]-2 &gt; [.U123]; &quot;WORSE&quot;;&quot;&quot;))">
            <text:p/>
          </table:table-cell>
          <table:table-cell table:formula="of:=IF([.AB123] &lt; [.W123];&quot;BETTER&quot;;IF([.AB123] &gt;[.W123]*1.1;&quot;WORSE&quot;;&quot;&quot;))">
            <text:p/>
          </table:table-cell>
        </table:table-row>
        <table:table-row table:style-name="ro3">
          <table:table-cell/>
          <table:table-cell office:value-type="float" office:value="122">
            <text:p>122</text:p>
          </table:table-cell>
          <table:table-cell office:value-type="string">
            <text:p>2.40226506959100694e-01</text:p>
          </table:table-cell>
          <table:table-cell office:value-type="float" office:value="57">
            <text:p>57</text:p>
          </table:table-cell>
          <table:table-cell office:value-type="float" office:value="0.00000000000064425">
            <text:p>6.44E-013</text:p>
          </table:table-cell>
          <table:table-cell office:value-type="float" office:value="0.00000000017025">
            <text:p>1.70E-010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64425">
            <text:p>6.44E-013</text:p>
          </table:table-cell>
          <table:table-cell office:value-type="float" office:value="0.00000000017025">
            <text:p>1.70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42046">
            <text:p>4.20E-012</text:p>
          </table:table-cell>
          <table:table-cell office:value-type="float" office:value="0.00000000017025">
            <text:p>1.70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42046">
            <text:p>4.20E-012</text:p>
          </table:table-cell>
          <table:table-cell office:value-type="float" office:value="0.00000000017025">
            <text:p>1.70E-010</text:p>
          </table:table-cell>
          <table:table-cell table:formula="of:=IF([.P124] &lt; [.L124];&quot;BETTER&quot;;IF([.P124]-2 &gt; [.L124]; &quot;WORSE&quot;;&quot;&quot;))">
            <text:p/>
          </table:table-cell>
          <table:table-cell table:formula="of:=IF([.R124] &lt; [.N124];&quot;BETTER&quot;;IF([.R124] &gt;[.N124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42046">
            <text:p>4.20E-012</text:p>
          </table:table-cell>
          <table:table-cell office:value-type="float" office:value="0.00000000017025">
            <text:p>1.70E-010</text:p>
          </table:table-cell>
          <table:table-cell table:formula="of:=IF([.U124] &lt; [.P124];&quot;BETTER&quot;;IF([.U124]-2 &gt; [.P124]; &quot;WORSE&quot;;&quot;&quot;))">
            <text:p/>
          </table:table-cell>
          <table:table-cell table:formula="of:=IF([.W124] &lt; [.R124];&quot;BETTER&quot;;IF([.W124] &gt;[.R124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42085">
            <text:p>4.21E-012</text:p>
          </table:table-cell>
          <table:table-cell office:value-type="float" office:value="0.00000000017025">
            <text:p>1.70E-010</text:p>
          </table:table-cell>
          <table:table-cell table:formula="of:=IF([.Z124] &lt; [.U124];&quot;BETTER&quot;;IF([.Z124]-2 &gt; [.U124]; &quot;WORSE&quot;;&quot;&quot;))">
            <text:p/>
          </table:table-cell>
          <table:table-cell table:formula="of:=IF([.AB124] &lt; [.W124];&quot;BETTER&quot;;IF([.AB124] &gt;[.W124]*1.1;&quot;WORSE&quot;;&quot;&quot;))">
            <text:p/>
          </table:table-cell>
        </table:table-row>
        <table:table-row table:style-name="ro3">
          <table:table-cell/>
          <table:table-cell office:value-type="float" office:value="123">
            <text:p>123</text:p>
          </table:table-cell>
          <table:table-cell office:value-type="string">
            <text:p>3.13261687518222809e-01</text:p>
          </table:table-cell>
          <table:table-cell office:value-type="float" office:value="57">
            <text:p>57</text:p>
          </table:table-cell>
          <table:table-cell office:value-type="float" office:value="0.00000000000026191">
            <text:p>2.62E-013</text:p>
          </table:table-cell>
          <table:table-cell office:value-type="float" office:value="0.000000000058171">
            <text:p>5.82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26191">
            <text:p>2.62E-013</text:p>
          </table:table-cell>
          <table:table-cell office:value-type="float" office:value="0.000000000058171">
            <text:p>5.8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4882">
            <text:p>4.88E-012</text:p>
          </table:table-cell>
          <table:table-cell office:value-type="float" office:value="0.000000000058171">
            <text:p>5.8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4882">
            <text:p>4.88E-012</text:p>
          </table:table-cell>
          <table:table-cell office:value-type="float" office:value="0.000000000058171">
            <text:p>5.82E-011</text:p>
          </table:table-cell>
          <table:table-cell table:formula="of:=IF([.P125] &lt; [.L125];&quot;BETTER&quot;;IF([.P125]-2 &gt; [.L125]; &quot;WORSE&quot;;&quot;&quot;))">
            <text:p/>
          </table:table-cell>
          <table:table-cell table:formula="of:=IF([.R125] &lt; [.N125];&quot;BETTER&quot;;IF([.R125] &gt;[.N125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4882">
            <text:p>4.88E-012</text:p>
          </table:table-cell>
          <table:table-cell office:value-type="float" office:value="0.000000000058171">
            <text:p>5.82E-011</text:p>
          </table:table-cell>
          <table:table-cell table:formula="of:=IF([.U125] &lt; [.P125];&quot;BETTER&quot;;IF([.U125]-2 &gt; [.P125]; &quot;WORSE&quot;;&quot;&quot;))">
            <text:p/>
          </table:table-cell>
          <table:table-cell table:formula="of:=IF([.W125] &lt; [.R125];&quot;BETTER&quot;;IF([.W125] &gt;[.R125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48905">
            <text:p>4.89E-012</text:p>
          </table:table-cell>
          <table:table-cell office:value-type="float" office:value="0.000000000058171">
            <text:p>5.82E-011</text:p>
          </table:table-cell>
          <table:table-cell table:formula="of:=IF([.Z125] &lt; [.U125];&quot;BETTER&quot;;IF([.Z125]-2 &gt; [.U125]; &quot;WORSE&quot;;&quot;&quot;))">
            <text:p/>
          </table:table-cell>
          <table:table-cell table:formula="of:=IF([.AB125] &lt; [.W125];&quot;BETTER&quot;;IF([.AB125] &gt;[.W125]*1.1;&quot;WORSE&quot;;&quot;&quot;))">
            <text:p/>
          </table:table-cell>
        </table:table-row>
        <table:table-row table:style-name="ro3">
          <table:table-cell/>
          <table:table-cell office:value-type="float" office:value="124">
            <text:p>124</text:p>
          </table:table-cell>
          <table:table-cell office:value-type="string">
            <text:p>2.65163532733606377e+00</text:p>
          </table:table-cell>
          <table:table-cell office:value-type="float" office:value="203">
            <text:p>203</text:p>
          </table:table-cell>
          <table:table-cell office:value-type="float" office:value="0.00000000011792">
            <text:p>1.18E-010</text:p>
          </table:table-cell>
          <table:table-cell office:value-type="float" office:value="0.000000000085036">
            <text:p>8.50E-011</text:p>
          </table:table-cell>
          <table:table-cell/>
          <table:table-cell office:value-type="float" office:value="211">
            <text:p>211</text:p>
          </table:table-cell>
          <table:table-cell office:value-type="float" office:value="0.000000000041748">
            <text:p>4.17E-011</text:p>
          </table:table-cell>
          <table:table-cell office:value-type="float" office:value="0.0000000000081364">
            <text:p>8.14E-012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0013278">
            <text:p>1.33E-013</text:p>
          </table:table-cell>
          <table:table-cell office:value-type="float" office:value="0.000000000013601">
            <text:p>1.36E-011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0013278">
            <text:p>1.33E-013</text:p>
          </table:table-cell>
          <table:table-cell office:value-type="float" office:value="0.000000000013601">
            <text:p>1.36E-011</text:p>
          </table:table-cell>
          <table:table-cell table:formula="of:=IF([.P126] &lt; [.L126];&quot;BETTER&quot;;IF([.P126]-2 &gt; [.L126]; &quot;WORSE&quot;;&quot;&quot;))">
            <text:p/>
          </table:table-cell>
          <table:table-cell table:formula="of:=IF([.R126] &lt; [.N126];&quot;BETTER&quot;;IF([.R126] &gt;[.N126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0.00000000000013278">
            <text:p>1.33E-013</text:p>
          </table:table-cell>
          <table:table-cell office:value-type="float" office:value="0.000000000013601">
            <text:p>1.36E-011</text:p>
          </table:table-cell>
          <table:table-cell table:formula="of:=IF([.U126] &lt; [.P126];&quot;BETTER&quot;;IF([.U126]-2 &gt; [.P126]; &quot;WORSE&quot;;&quot;&quot;))">
            <text:p/>
          </table:table-cell>
          <table:table-cell table:formula="of:=IF([.W126] &lt; [.R126];&quot;BETTER&quot;;IF([.W126] &gt;[.R126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0.0000000000001348">
            <text:p>1.35E-013</text:p>
          </table:table-cell>
          <table:table-cell office:value-type="float" office:value="0.000000000013601">
            <text:p>1.36E-011</text:p>
          </table:table-cell>
          <table:table-cell table:formula="of:=IF([.Z126] &lt; [.U126];&quot;BETTER&quot;;IF([.Z126]-2 &gt; [.U126]; &quot;WORSE&quot;;&quot;&quot;))">
            <text:p/>
          </table:table-cell>
          <table:table-cell table:formula="of:=IF([.AB126] &lt; [.W126];&quot;BETTER&quot;;IF([.AB126] &gt;[.W126]*1.1;&quot;WORSE&quot;;&quot;&quot;))">
            <text:p/>
          </table:table-cell>
        </table:table-row>
        <table:table-row table:style-name="ro3">
          <table:table-cell/>
          <table:table-cell office:value-type="float" office:value="125">
            <text:p>125</text:p>
          </table:table-cell>
          <table:table-cell office:value-type="string">
            <text:p>1.11072073454214326e+00</text:p>
          </table:table-cell>
          <table:table-cell office:value-type="float" office:value="58">
            <text:p>58</text:p>
          </table:table-cell>
          <table:table-cell office:value-type="float" office:value="0.000000000020881">
            <text:p>2.09E-011</text:p>
          </table:table-cell>
          <table:table-cell office:value-type="float" office:value="0.000000000037942">
            <text:p>3.79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20881">
            <text:p>2.09E-011</text:p>
          </table:table-cell>
          <table:table-cell office:value-type="float" office:value="0.000000000037942">
            <text:p>3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5">
            <text:p>1.74E-015</text:p>
          </table:table-cell>
          <table:table-cell office:value-type="float" office:value="0.000000000037942">
            <text:p>3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5">
            <text:p>1.74E-015</text:p>
          </table:table-cell>
          <table:table-cell office:value-type="float" office:value="0.000000000037942">
            <text:p>3.79E-011</text:p>
          </table:table-cell>
          <table:table-cell table:formula="of:=IF([.P127] &lt; [.L127];&quot;BETTER&quot;;IF([.P127]-2 &gt; [.L127]; &quot;WORSE&quot;;&quot;&quot;))">
            <text:p/>
          </table:table-cell>
          <table:table-cell table:formula="of:=IF([.R127] &lt; [.N127];&quot;BETTER&quot;;IF([.R127] &gt;[.N12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7439E-015">
            <text:p>1.74E-015</text:p>
          </table:table-cell>
          <table:table-cell office:value-type="float" office:value="0.000000000037942">
            <text:p>3.79E-011</text:p>
          </table:table-cell>
          <table:table-cell table:formula="of:=IF([.U127] &lt; [.P127];&quot;BETTER&quot;;IF([.U127]-2 &gt; [.P127]; &quot;WORSE&quot;;&quot;&quot;))">
            <text:p/>
          </table:table-cell>
          <table:table-cell table:formula="of:=IF([.W127] &lt; [.R127];&quot;BETTER&quot;;IF([.W127] &gt;[.R12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75579">
            <text:p>7.56E-014</text:p>
          </table:table-cell>
          <table:table-cell office:value-type="float" office:value="0.000000000037942">
            <text:p>3.79E-011</text:p>
          </table:table-cell>
          <table:table-cell table:formula="of:=IF([.Z127] &lt; [.U127];&quot;BETTER&quot;;IF([.Z127]-2 &gt; [.U127]; &quot;WORSE&quot;;&quot;&quot;))">
            <text:p/>
          </table:table-cell>
          <table:table-cell table:formula="of:=IF([.AB127] &lt; [.W127];&quot;BETTER&quot;;IF([.AB127] &gt;[.W127]*1.1;&quot;WORSE&quot;;&quot;&quot;))">
            <text:p/>
          </table:table-cell>
        </table:table-row>
        <table:table-row table:style-name="ro3">
          <table:table-cell/>
          <table:table-cell office:value-type="float" office:value="126">
            <text:p>126</text:p>
          </table:table-cell>
          <table:table-cell office:value-type="string">
            <text:p>4.64742367631843289e-01</text:p>
          </table:table-cell>
          <table:table-cell office:value-type="float" office:value="179960">
            <text:p>179960</text:p>
          </table:table-cell>
          <table:table-cell office:value-type="float" office:value="0.0000002794">
            <text:p>2.79E-007</text:p>
          </table:table-cell>
          <table:table-cell office:value-type="float" office:value="0.00000077265">
            <text:p>7.73E-007</text:p>
          </table:table-cell>
          <table:table-cell/>
          <table:table-cell office:value-type="float" office:value="189513">
            <text:p>189513</text:p>
          </table:table-cell>
          <table:table-cell office:value-type="float" office:value="0.000000065245">
            <text:p>6.52E-008</text:p>
          </table:table-cell>
          <table:table-cell office:value-type="float" office:value="0.00000011521">
            <text:p>1.15E-007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25231">
            <text:p>2.52E-007</text:p>
          </table:table-cell>
          <table:table-cell office:value-type="float" office:value="0.00000029687">
            <text:p>2.97E-007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25231">
            <text:p>2.52E-007</text:p>
          </table:table-cell>
          <table:table-cell office:value-type="float" office:value="0.00000029687">
            <text:p>2.97E-007</text:p>
          </table:table-cell>
          <table:table-cell table:formula="of:=IF([.P128] &lt; [.L128];&quot;BETTER&quot;;IF([.P128]-2 &gt; [.L128]; &quot;WORSE&quot;;&quot;&quot;))">
            <text:p/>
          </table:table-cell>
          <table:table-cell table:formula="of:=IF([.R128] &lt; [.N128];&quot;BETTER&quot;;IF([.R128] &gt;[.N128]*1.1;&quot;WORSE&quot;;&quot;&quot;))">
            <text:p/>
          </table:table-cell>
          <table:table-cell office:value-type="float" office:value="149980">
            <text:p>149980</text:p>
          </table:table-cell>
          <table:table-cell office:value-type="float" office:value="0.00000025231">
            <text:p>2.52E-007</text:p>
          </table:table-cell>
          <table:table-cell office:value-type="float" office:value="0.00000029687">
            <text:p>2.97E-007</text:p>
          </table:table-cell>
          <table:table-cell table:formula="of:=IF([.U128] &lt; [.P128];&quot;BETTER&quot;;IF([.U128]-2 &gt; [.P128]; &quot;WORSE&quot;;&quot;&quot;))">
            <text:p/>
          </table:table-cell>
          <table:table-cell table:formula="of:=IF([.W128] &lt; [.R128];&quot;BETTER&quot;;IF([.W128] &gt;[.R128]*1.1;&quot;WORSE&quot;;&quot;&quot;))">
            <text:p/>
          </table:table-cell>
          <table:table-cell office:value-type="float" office:value="149980">
            <text:p>149980</text:p>
          </table:table-cell>
          <table:table-cell office:value-type="float" office:value="0.00000025231">
            <text:p>2.52E-007</text:p>
          </table:table-cell>
          <table:table-cell office:value-type="float" office:value="0.00000029687">
            <text:p>2.97E-007</text:p>
          </table:table-cell>
          <table:table-cell table:formula="of:=IF([.Z128] &lt; [.U128];&quot;BETTER&quot;;IF([.Z128]-2 &gt; [.U128]; &quot;WORSE&quot;;&quot;&quot;))">
            <text:p/>
          </table:table-cell>
          <table:table-cell table:formula="of:=IF([.AB128] &lt; [.W128];&quot;BETTER&quot;;IF([.AB128] &gt;[.W128]*1.1;&quot;WORSE&quot;;&quot;&quot;))">
            <text:p/>
          </table:table-cell>
        </table:table-row>
        <table:table-row table:style-name="ro3">
          <table:table-cell/>
          <table:table-cell office:value-type="float" office:value="127">
            <text:p>127</text:p>
          </table:table-cell>
          <table:table-cell office:value-type="string">
            <text:p>-6.93147180559943954e-01</text:p>
          </table:table-cell>
          <table:table-cell office:value-type="float" office:value="59">
            <text:p>59</text:p>
          </table:table-cell>
          <table:table-cell office:value-type="float" office:value="0.00000000000012878">
            <text:p>1.29E-013</text:p>
          </table:table-cell>
          <table:table-cell office:value-type="float" office:value="0.000000000057815">
            <text:p>5.78E-011</text:p>
          </table:table-cell>
          <table:table-cell/>
          <table:table-cell office:value-type="float" office:value="60">
            <text:p>60</text:p>
          </table:table-cell>
          <table:table-cell office:value-type="float" office:value="0.00000000000010619">
            <text:p>1.06E-013</text:p>
          </table:table-cell>
          <table:table-cell office:value-type="float" office:value="0.000000000057793">
            <text:p>5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69386">
            <text:p>6.94E-012</text:p>
          </table:table-cell>
          <table:table-cell office:value-type="float" office:value="0.000000000057789">
            <text:p>5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69386">
            <text:p>6.94E-012</text:p>
          </table:table-cell>
          <table:table-cell office:value-type="float" office:value="0.000000000057789">
            <text:p>5.78E-011</text:p>
          </table:table-cell>
          <table:table-cell table:formula="of:=IF([.P129] &lt; [.L129];&quot;BETTER&quot;;IF([.P129]-2 &gt; [.L129]; &quot;WORSE&quot;;&quot;&quot;))">
            <text:p/>
          </table:table-cell>
          <table:table-cell table:formula="of:=IF([.R129] &lt; [.N129];&quot;BETTER&quot;;IF([.R129] &gt;[.N12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69386">
            <text:p>6.94E-012</text:p>
          </table:table-cell>
          <table:table-cell office:value-type="float" office:value="0.000000000057789">
            <text:p>5.78E-011</text:p>
          </table:table-cell>
          <table:table-cell table:formula="of:=IF([.U129] &lt; [.P129];&quot;BETTER&quot;;IF([.U129]-2 &gt; [.P129]; &quot;WORSE&quot;;&quot;&quot;))">
            <text:p/>
          </table:table-cell>
          <table:table-cell table:formula="of:=IF([.W129] &lt; [.R129];&quot;BETTER&quot;;IF([.W129] &gt;[.R12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73328">
            <text:p>7.33E-012</text:p>
          </table:table-cell>
          <table:table-cell office:value-type="float" office:value="0.000000000057789">
            <text:p>5.78E-011</text:p>
          </table:table-cell>
          <table:table-cell table:formula="of:=IF([.Z129] &lt; [.U129];&quot;BETTER&quot;;IF([.Z129]-2 &gt; [.U129]; &quot;WORSE&quot;;&quot;&quot;))">
            <text:p/>
          </table:table-cell>
          <table:table-cell table:formula="of:=IF([.AB129] &lt; [.W129];&quot;BETTER&quot;;IF([.AB129] &gt;[.W129]*1.1;&quot;WORSE&quot;;&quot;&quot;))">
            <text:p/>
          </table:table-cell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string">
            <text:p>2.60000000044579904e-01</text:p>
          </table:table-cell>
          <table:table-cell office:value-type="float" office:value="12040">
            <text:p>12040</text:p>
          </table:table-cell>
          <table:table-cell office:value-type="float" office:value="0.0000000019426">
            <text:p>1.94E-009</text:p>
          </table:table-cell>
          <table:table-cell office:value-type="float" office:value="0.000000019859">
            <text:p>1.99E-008</text:p>
          </table:table-cell>
          <table:table-cell/>
          <table:table-cell office:value-type="float" office:value="190539">
            <text:p>190539</text:p>
          </table:table-cell>
          <table:table-cell office:value-type="float" office:value="0.000000031676">
            <text:p>3.17E-008</text:p>
          </table:table-cell>
          <table:table-cell office:value-type="float" office:value="0.000000060874">
            <text:p>6.09E-008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005388">
            <text:p>5.39E-010</text:p>
          </table:table-cell>
          <table:table-cell office:value-type="float" office:value="0.00000000017146">
            <text:p>1.71E-010</text:p>
          </table:table-cell>
          <table:table-cell/>
          <table:table-cell office:value-type="float" office:value="37497">
            <text:p>37497</text:p>
          </table:table-cell>
          <table:table-cell office:value-type="float" office:value="0.00000001291">
            <text:p>1.29E-008</text:p>
          </table:table-cell>
          <table:table-cell office:value-type="float" office:value="0.000000039507">
            <text:p>3.95E-008</text:p>
          </table:table-cell>
          <table:table-cell table:formula="of:=IF([.P130] &lt; [.L130];&quot;BETTER&quot;;IF([.P130]-2 &gt; [.L130]; &quot;WORSE&quot;;&quot;&quot;))" office:value-type="string" office:string-value="BETTER">
            <text:p>BETTER</text:p>
          </table:table-cell>
          <table:table-cell table:formula="of:=IF([.R130] &lt; [.N130];&quot;BETTER&quot;;IF([.R130] &gt;[.N130]*1.1;&quot;WORSE&quot;;&quot;&quot;))" office:value-type="string" office:string-value="WORSE">
            <text:p>WORSE</text:p>
          </table:table-cell>
          <table:table-cell office:value-type="float" office:value="37497">
            <text:p>37497</text:p>
          </table:table-cell>
          <table:table-cell office:value-type="float" office:value="0.00000001291">
            <text:p>1.29E-008</text:p>
          </table:table-cell>
          <table:table-cell office:value-type="float" office:value="0.000000039507">
            <text:p>3.95E-008</text:p>
          </table:table-cell>
          <table:table-cell table:formula="of:=IF([.U130] &lt; [.P130];&quot;BETTER&quot;;IF([.U130]-2 &gt; [.P130]; &quot;WORSE&quot;;&quot;&quot;))">
            <text:p/>
          </table:table-cell>
          <table:table-cell table:formula="of:=IF([.W130] &lt; [.R130];&quot;BETTER&quot;;IF([.W130] &gt;[.R130]*1.1;&quot;WORSE&quot;;&quot;&quot;))">
            <text:p/>
          </table:table-cell>
          <table:table-cell office:value-type="float" office:value="37495">
            <text:p>37495</text:p>
          </table:table-cell>
          <table:table-cell office:value-type="float" office:value="0.00000001291">
            <text:p>1.29E-008</text:p>
          </table:table-cell>
          <table:table-cell office:value-type="float" office:value="0.000000039507">
            <text:p>3.95E-008</text:p>
          </table:table-cell>
          <table:table-cell table:formula="of:=IF([.Z130] &lt; [.U130];&quot;BETTER&quot;;IF([.Z130]-2 &gt; [.U130]; &quot;WORSE&quot;;&quot;&quot;))" office:value-type="string" office:string-value="BETTER">
            <text:p>BETTER</text:p>
          </table:table-cell>
          <table:table-cell table:formula="of:=IF([.AB130] &lt; [.W130];&quot;BETTER&quot;;IF([.AB130] &gt;[.W130]*1.1;&quot;WORSE&quot;;&quot;&quot;))">
            <text:p/>
          </table:table-cell>
        </table:table-row>
        <table:table-row table:style-name="ro3">
          <table:table-cell/>
          <table:table-cell office:value-type="float" office:value="129">
            <text:p>129</text:p>
          </table:table-cell>
          <table:table-cell office:value-type="string">
            <text:p>6.24738411896116563e-01</text:p>
          </table:table-cell>
          <table:table-cell office:value-type="float" office:value="175814">
            <text:p>175814</text:p>
          </table:table-cell>
          <table:table-cell office:value-type="float" office:value="0.00000040306">
            <text:p>4.03E-007</text:p>
          </table:table-cell>
          <table:table-cell office:value-type="float" office:value="0.0000007672">
            <text:p>7.67E-007</text:p>
          </table:table-cell>
          <table:table-cell/>
          <table:table-cell office:value-type="float" office:value="185973">
            <text:p>185973</text:p>
          </table:table-cell>
          <table:table-cell office:value-type="float" office:value="0.000000034178">
            <text:p>3.42E-008</text:p>
          </table:table-cell>
          <table:table-cell office:value-type="float" office:value="0.000000065563">
            <text:p>6.56E-008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010776">
            <text:p>1.08E-009</text:p>
          </table:table-cell>
          <table:table-cell office:value-type="float" office:value="0.00000000016628">
            <text:p>1.66E-010</text:p>
          </table:table-cell>
          <table:table-cell/>
          <table:table-cell office:value-type="float" office:value="37497">
            <text:p>37497</text:p>
          </table:table-cell>
          <table:table-cell office:value-type="float" office:value="0.000000025821">
            <text:p>2.58E-008</text:p>
          </table:table-cell>
          <table:table-cell office:value-type="float" office:value="0.000000032907">
            <text:p>3.29E-008</text:p>
          </table:table-cell>
          <table:table-cell table:formula="of:=IF([.P131] &lt; [.L131];&quot;BETTER&quot;;IF([.P131]-2 &gt; [.L131]; &quot;WORSE&quot;;&quot;&quot;))" office:value-type="string" office:string-value="BETTER">
            <text:p>BETTER</text:p>
          </table:table-cell>
          <table:table-cell table:formula="of:=IF([.R131] &lt; [.N131];&quot;BETTER&quot;;IF([.R131] &gt;[.N131]*1.1;&quot;WORSE&quot;;&quot;&quot;))" office:value-type="string" office:string-value="WORSE">
            <text:p>WORSE</text:p>
          </table:table-cell>
          <table:table-cell office:value-type="float" office:value="37497">
            <text:p>37497</text:p>
          </table:table-cell>
          <table:table-cell office:value-type="float" office:value="0.000000025821">
            <text:p>2.58E-008</text:p>
          </table:table-cell>
          <table:table-cell office:value-type="float" office:value="0.000000032907">
            <text:p>3.29E-008</text:p>
          </table:table-cell>
          <table:table-cell table:formula="of:=IF([.U131] &lt; [.P131];&quot;BETTER&quot;;IF([.U131]-2 &gt; [.P131]; &quot;WORSE&quot;;&quot;&quot;))">
            <text:p/>
          </table:table-cell>
          <table:table-cell table:formula="of:=IF([.W131] &lt; [.R131];&quot;BETTER&quot;;IF([.W131] &gt;[.R131]*1.1;&quot;WORSE&quot;;&quot;&quot;))">
            <text:p/>
          </table:table-cell>
          <table:table-cell office:value-type="float" office:value="37495">
            <text:p>37495</text:p>
          </table:table-cell>
          <table:table-cell office:value-type="float" office:value="0.000000025821">
            <text:p>2.58E-008</text:p>
          </table:table-cell>
          <table:table-cell office:value-type="float" office:value="0.000000032907">
            <text:p>3.29E-008</text:p>
          </table:table-cell>
          <table:table-cell table:formula="of:=IF([.Z131] &lt; [.U131];&quot;BETTER&quot;;IF([.Z131]-2 &gt; [.U131]; &quot;WORSE&quot;;&quot;&quot;))" office:value-type="string" office:string-value="BETTER">
            <text:p>BETTER</text:p>
          </table:table-cell>
          <table:table-cell table:formula="of:=IF([.AB131] &lt; [.W131];&quot;BETTER&quot;;IF([.AB131] &gt;[.W131]*1.1;&quot;WORSE&quot;;&quot;&quot;))">
            <text:p/>
          </table:table-cell>
        </table:table-row>
        <table:table-row table:style-name="ro3">
          <table:table-cell/>
          <table:table-cell office:value-type="float" office:value="130">
            <text:p>130</text:p>
          </table:table-cell>
          <table:table-cell office:value-type="string">
            <text:p>-1.60994668995076129e+00</text:p>
          </table:table-cell>
          <table:table-cell office:value-type="float" office:value="174768">
            <text:p>174768</text:p>
          </table:table-cell>
          <table:table-cell office:value-type="float" office:value="0.0000087073">
            <text:p>8.71E-006</text:p>
          </table:table-cell>
          <table:table-cell office:value-type="float" office:value="0.0000026538">
            <text:p>2.65E-006</text:p>
          </table:table-cell>
          <table:table-cell/>
          <table:table-cell office:value-type="float" office:value="185090">
            <text:p>185090</text:p>
          </table:table-cell>
          <table:table-cell office:value-type="float" office:value="0.0000090825">
            <text:p>9.08E-006</text:p>
          </table:table-cell>
          <table:table-cell office:value-type="float" office:value="0.00000194">
            <text:p>1.94E-006</text:p>
          </table:table-cell>
          <table:table-cell/>
          <table:table-cell office:value-type="float" office:value="9374">
            <text:p>9374</text:p>
          </table:table-cell>
          <table:table-cell office:value-type="float" office:value="0.00014215">
            <text:p>1.42E-004</text:p>
          </table:table-cell>
          <table:table-cell office:value-type="float" office:value="0.00056996">
            <text:p>5.70E-004</text:p>
          </table:table-cell>
          <table:table-cell/>
          <table:table-cell office:value-type="float" office:value="9376">
            <text:p>9376</text:p>
          </table:table-cell>
          <table:table-cell office:value-type="float" office:value="0.00014215">
            <text:p>1.42E-004</text:p>
          </table:table-cell>
          <table:table-cell office:value-type="float" office:value="0.00056996">
            <text:p>5.70E-004</text:p>
          </table:table-cell>
          <table:table-cell table:formula="of:=IF([.P132] &lt; [.L132];&quot;BETTER&quot;;IF([.P132]-2 &gt; [.L132]; &quot;WORSE&quot;;&quot;&quot;))">
            <text:p/>
          </table:table-cell>
          <table:table-cell table:formula="of:=IF([.R132] &lt; [.N132];&quot;BETTER&quot;;IF([.R132] &gt;[.N132]*1.1;&quot;WORSE&quot;;&quot;&quot;))">
            <text:p/>
          </table:table-cell>
          <table:table-cell office:value-type="float" office:value="9376">
            <text:p>9376</text:p>
          </table:table-cell>
          <table:table-cell office:value-type="float" office:value="0.00014215">
            <text:p>1.42E-004</text:p>
          </table:table-cell>
          <table:table-cell office:value-type="float" office:value="0.00056996">
            <text:p>5.70E-004</text:p>
          </table:table-cell>
          <table:table-cell table:formula="of:=IF([.U132] &lt; [.P132];&quot;BETTER&quot;;IF([.U132]-2 &gt; [.P132]; &quot;WORSE&quot;;&quot;&quot;))">
            <text:p/>
          </table:table-cell>
          <table:table-cell table:formula="of:=IF([.W132] &lt; [.R132];&quot;BETTER&quot;;IF([.W132] &gt;[.R132]*1.1;&quot;WORSE&quot;;&quot;&quot;))">
            <text:p/>
          </table:table-cell>
          <table:table-cell office:value-type="float" office:value="9374">
            <text:p>9374</text:p>
          </table:table-cell>
          <table:table-cell office:value-type="float" office:value="0.00014215">
            <text:p>1.42E-004</text:p>
          </table:table-cell>
          <table:table-cell office:value-type="float" office:value="0.00056996">
            <text:p>5.70E-004</text:p>
          </table:table-cell>
          <table:table-cell table:formula="of:=IF([.Z132] &lt; [.U132];&quot;BETTER&quot;;IF([.Z132]-2 &gt; [.U132]; &quot;WORSE&quot;;&quot;&quot;))" office:value-type="string" office:string-value="BETTER">
            <text:p>BETTER</text:p>
          </table:table-cell>
          <table:table-cell table:formula="of:=IF([.AB132] &lt; [.W132];&quot;BETTER&quot;;IF([.AB132] &gt;[.W132]*1.1;&quot;WORSE&quot;;&quot;&quot;))">
            <text:p/>
          </table:table-cell>
        </table:table-row>
        <table:table-row table:style-name="ro3">
          <table:table-cell/>
          <table:table-cell office:value-type="float" office:value="131">
            <text:p>131</text:p>
          </table:table-cell>
          <table:table-cell office:value-type="string">
            <text:p>2.49999997597549111e+07</text:p>
          </table:table-cell>
          <table:table-cell office:value-type="float" office:value="115">
            <text:p>115</text:p>
          </table:table-cell>
          <table:table-cell office:value-type="float" office:value="0.0000000020871">
            <text:p>2.09E-009</text:p>
          </table:table-cell>
          <table:table-cell office:value-type="float" office:value="0.00000000000049725">
            <text:p>4.97E-013</text:p>
          </table:table-cell>
          <table:table-cell/>
          <table:table-cell office:value-type="float" office:value="227">
            <text:p>227</text:p>
          </table:table-cell>
          <table:table-cell office:value-type="float" office:value="0.0000000000052619">
            <text:p>5.26E-012</text:p>
          </table:table-cell>
          <table:table-cell office:value-type="float" office:value="0.0000000000057103">
            <text:p>5.71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4.4703E-016">
            <text:p>4.47E-016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4.4703E-016">
            <text:p>4.47E-016</text:p>
          </table:table-cell>
          <table:table-cell table:formula="of:=IF([.P133] &lt; [.L133];&quot;BETTER&quot;;IF([.P133]-2 &gt; [.L133]; &quot;WORSE&quot;;&quot;&quot;))">
            <text:p/>
          </table:table-cell>
          <table:table-cell table:formula="of:=IF([.R133] &lt; [.N133];&quot;BETTER&quot;;IF([.R133] &gt;[.N13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4.4703E-016">
            <text:p>4.47E-016</text:p>
          </table:table-cell>
          <table:table-cell table:formula="of:=IF([.U133] &lt; [.P133];&quot;BETTER&quot;;IF([.U133]-2 &gt; [.P133]; &quot;WORSE&quot;;&quot;&quot;))">
            <text:p/>
          </table:table-cell>
          <table:table-cell table:formula="of:=IF([.W133] &lt; [.R133];&quot;BETTER&quot;;IF([.W133] &gt;[.R13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31703">
            <text:p>3.17E-014</text:p>
          </table:table-cell>
          <table:table-cell office:value-type="float" office:value="4.4703E-016">
            <text:p>4.47E-016</text:p>
          </table:table-cell>
          <table:table-cell table:formula="of:=IF([.Z133] &lt; [.U133];&quot;BETTER&quot;;IF([.Z133]-2 &gt; [.U133]; &quot;WORSE&quot;;&quot;&quot;))">
            <text:p/>
          </table:table-cell>
          <table:table-cell table:formula="of:=IF([.AB133] &lt; [.W133];&quot;BETTER&quot;;IF([.AB133] &gt;[.W133]*1.1;&quot;WORSE&quot;;&quot;&quot;))">
            <text:p/>
          </table:table-cell>
        </table:table-row>
        <table:table-row table:style-name="ro3">
          <table:table-cell/>
          <table:table-cell office:value-type="float" office:value="132">
            <text:p>132</text:p>
          </table:table-cell>
          <table:table-cell office:value-type="string">
            <text:p>1.98009999750012500e+00</text:p>
          </table:table-cell>
          <table:table-cell office:value-type="float" office:value="113">
            <text:p>113</text:p>
          </table:table-cell>
          <table:table-cell office:value-type="float" office:value="0.0000000012531">
            <text:p>1.25E-009</text:p>
          </table:table-cell>
          <table:table-cell office:value-type="float" office:value="0.0000000000031641">
            <text:p>3.16E-012</text:p>
          </table:table-cell>
          <table:table-cell/>
          <table:table-cell office:value-type="float" office:value="223">
            <text:p>223</text:p>
          </table:table-cell>
          <table:table-cell office:value-type="float" office:value="0.0000000000046672">
            <text:p>4.67E-012</text:p>
          </table:table-cell>
          <table:table-cell office:value-type="float" office:value="0.0000000000046669">
            <text:p>4.67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.000000000000063134">
            <text:p>6.31E-014</text:p>
          </table:table-cell>
          <table:table-cell/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.000000000000063134">
            <text:p>6.31E-014</text:p>
          </table:table-cell>
          <table:table-cell table:formula="of:=IF([.P134] &lt; [.L134];&quot;BETTER&quot;;IF([.P134]-2 &gt; [.L134]; &quot;WORSE&quot;;&quot;&quot;))">
            <text:p/>
          </table:table-cell>
          <table:table-cell table:formula="of:=IF([.R134] &lt; [.N134];&quot;BETTER&quot;;IF([.R134] &gt;[.N134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.000000000000063134">
            <text:p>6.31E-014</text:p>
          </table:table-cell>
          <table:table-cell table:formula="of:=IF([.U134] &lt; [.P134];&quot;BETTER&quot;;IF([.U134]-2 &gt; [.P134]; &quot;WORSE&quot;;&quot;&quot;))">
            <text:p/>
          </table:table-cell>
          <table:table-cell table:formula="of:=IF([.W134] &lt; [.R134];&quot;BETTER&quot;;IF([.W134] &gt;[.R134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3354">
            <text:p>3.35E-014</text:p>
          </table:table-cell>
          <table:table-cell office:value-type="float" office:value="0.000000000000063134">
            <text:p>6.31E-014</text:p>
          </table:table-cell>
          <table:table-cell table:formula="of:=IF([.Z134] &lt; [.U134];&quot;BETTER&quot;;IF([.Z134]-2 &gt; [.U134]; &quot;WORSE&quot;;&quot;&quot;))">
            <text:p/>
          </table:table-cell>
          <table:table-cell table:formula="of:=IF([.AB134] &lt; [.W134];&quot;BETTER&quot;;IF([.AB134] &gt;[.W134]*1.1;&quot;WORSE&quot;;&quot;&quot;))">
            <text:p/>
          </table:table-cell>
        </table:table-row>
        <table:table-row table:style-name="ro3">
          <table:table-cell/>
          <table:table-cell office:value-type="float" office:value="133">
            <text:p>133</text:p>
          </table:table-cell>
          <table:table-cell office:value-type="string">
            <text:p>9.21044036697651514e+00</text:p>
          </table:table-cell>
          <table:table-cell office:value-type="float" office:value="224">
            <text:p>224</text:p>
          </table:table-cell>
          <table:table-cell office:value-type="float" office:value="0.000000000099389">
            <text:p>9.94E-011</text:p>
          </table:table-cell>
          <table:table-cell office:value-type="float" office:value="0.00000000010316">
            <text:p>1.03E-010</text:p>
          </table:table-cell>
          <table:table-cell/>
          <table:table-cell office:value-type="float" office:value="231">
            <text:p>231</text:p>
          </table:table-cell>
          <table:table-cell office:value-type="float" office:value="0.0000000000019516">
            <text:p>1.95E-012</text:p>
          </table:table-cell>
          <table:table-cell office:value-type="float" office:value="0.0000000000045157">
            <text:p>4.52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8.8818E-015">
            <text:p>8.88E-015</text:p>
          </table:table-cell>
          <table:table-cell office:value-type="float" office:value="0.0000000000025498">
            <text:p>2.55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8.8818E-015">
            <text:p>8.88E-015</text:p>
          </table:table-cell>
          <table:table-cell office:value-type="float" office:value="0.0000000000025498">
            <text:p>2.55E-012</text:p>
          </table:table-cell>
          <table:table-cell table:formula="of:=IF([.P135] &lt; [.L135];&quot;BETTER&quot;;IF([.P135]-2 &gt; [.L135]; &quot;WORSE&quot;;&quot;&quot;))">
            <text:p/>
          </table:table-cell>
          <table:table-cell table:formula="of:=IF([.R135] &lt; [.N135];&quot;BETTER&quot;;IF([.R135] &gt;[.N135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7.1054E-015">
            <text:p>7.11E-015</text:p>
          </table:table-cell>
          <table:table-cell office:value-type="float" office:value="0.00000000000255">
            <text:p>2.55E-012</text:p>
          </table:table-cell>
          <table:table-cell table:formula="of:=IF([.U135] &lt; [.P135];&quot;BETTER&quot;;IF([.U135]-2 &gt; [.P135]; &quot;WORSE&quot;;&quot;&quot;))">
            <text:p/>
          </table:table-cell>
          <table:table-cell table:formula="of:=IF([.W135] &lt; [.R135];&quot;BETTER&quot;;IF([.W135] &gt;[.R135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40422">
            <text:p>4.04E-014</text:p>
          </table:table-cell>
          <table:table-cell office:value-type="float" office:value="0.00000000000255">
            <text:p>2.55E-012</text:p>
          </table:table-cell>
          <table:table-cell table:formula="of:=IF([.Z135] &lt; [.U135];&quot;BETTER&quot;;IF([.Z135]-2 &gt; [.U135]; &quot;WORSE&quot;;&quot;&quot;))">
            <text:p/>
          </table:table-cell>
          <table:table-cell table:formula="of:=IF([.AB135] &lt; [.W135];&quot;BETTER&quot;;IF([.AB135] &gt;[.W135]*1.1;&quot;WORSE&quot;;&quot;&quot;))">
            <text:p/>
          </table:table-cell>
        </table:table-row>
        <table:table-row table:style-name="ro3">
          <table:table-cell/>
          <table:table-cell office:value-type="float" office:value="134">
            <text:p>134</text:p>
          </table:table-cell>
          <table:table-cell office:value-type="string">
            <text:p>1.34924856494677697e-02</text:p>
          </table:table-cell>
          <table:table-cell office:value-type="float" office:value="2872">
            <text:p>2872</text:p>
          </table:table-cell>
          <table:table-cell office:value-type="float" office:value="0.000000005705">
            <text:p>5.71E-009</text:p>
          </table:table-cell>
          <table:table-cell office:value-type="float" office:value="0.0000000061603">
            <text:p>6.16E-009</text:p>
          </table:table-cell>
          <table:table-cell/>
          <table:table-cell office:value-type="float" office:value="3014">
            <text:p>3014</text:p>
          </table:table-cell>
          <table:table-cell office:value-type="float" office:value="0.00000000069524">
            <text:p>6.95E-010</text:p>
          </table:table-cell>
          <table:table-cell office:value-type="float" office:value="0.0000000028157">
            <text:p>2.82E-009</text:p>
          </table:table-cell>
          <table:table-cell/>
          <table:table-cell office:value-type="float" office:value="9374">
            <text:p>9374</text:p>
          </table:table-cell>
          <table:table-cell office:value-type="float" office:value="4.1633E-017">
            <text:p>4.16E-017</text:p>
          </table:table-cell>
          <table:table-cell office:value-type="float" office:value="0.0000000036663">
            <text:p>3.67E-009</text:p>
          </table:table-cell>
          <table:table-cell/>
          <table:table-cell office:value-type="float" office:value="9376">
            <text:p>9376</text:p>
          </table:table-cell>
          <table:table-cell office:value-type="float" office:value="4.1633E-017">
            <text:p>4.16E-017</text:p>
          </table:table-cell>
          <table:table-cell office:value-type="float" office:value="0.0000000036663">
            <text:p>3.67E-009</text:p>
          </table:table-cell>
          <table:table-cell table:formula="of:=IF([.P136] &lt; [.L136];&quot;BETTER&quot;;IF([.P136]-2 &gt; [.L136]; &quot;WORSE&quot;;&quot;&quot;))">
            <text:p/>
          </table:table-cell>
          <table:table-cell table:formula="of:=IF([.R136] &lt; [.N136];&quot;BETTER&quot;;IF([.R136] &gt;[.N136]*1.1;&quot;WORSE&quot;;&quot;&quot;))">
            <text:p/>
          </table:table-cell>
          <table:table-cell office:value-type="float" office:value="9376">
            <text:p>9376</text:p>
          </table:table-cell>
          <table:table-cell office:value-type="float" office:value="4.1633E-017">
            <text:p>4.16E-017</text:p>
          </table:table-cell>
          <table:table-cell office:value-type="float" office:value="0.0000000036663">
            <text:p>3.67E-009</text:p>
          </table:table-cell>
          <table:table-cell table:formula="of:=IF([.U136] &lt; [.P136];&quot;BETTER&quot;;IF([.U136]-2 &gt; [.P136]; &quot;WORSE&quot;;&quot;&quot;))">
            <text:p/>
          </table:table-cell>
          <table:table-cell table:formula="of:=IF([.W136] &lt; [.R136];&quot;BETTER&quot;;IF([.W136] &gt;[.R136]*1.1;&quot;WORSE&quot;;&quot;&quot;))">
            <text:p/>
          </table:table-cell>
          <table:table-cell office:value-type="float" office:value="9374">
            <text:p>9374</text:p>
          </table:table-cell>
          <table:table-cell office:value-type="float" office:value="4.1738E-017">
            <text:p>4.17E-017</text:p>
          </table:table-cell>
          <table:table-cell office:value-type="float" office:value="0.0000000036663">
            <text:p>3.67E-009</text:p>
          </table:table-cell>
          <table:table-cell table:formula="of:=IF([.Z136] &lt; [.U136];&quot;BETTER&quot;;IF([.Z136]-2 &gt; [.U136]; &quot;WORSE&quot;;&quot;&quot;))" office:value-type="string" office:string-value="BETTER">
            <text:p>BETTER</text:p>
          </table:table-cell>
          <table:table-cell table:formula="of:=IF([.AB136] &lt; [.W136];&quot;BETTER&quot;;IF([.AB136] &gt;[.W136]*1.1;&quot;WORSE&quot;;&quot;&quot;))">
            <text:p/>
          </table:table-cell>
        </table:table-row>
        <table:table-row table:style-name="ro3">
          <table:table-cell/>
          <table:table-cell office:value-type="float" office:value="135">
            <text:p>135</text:p>
          </table:table-cell>
          <table:table-cell office:value-type="string">
            <text:p>4.61512051684125879e+00</text:p>
          </table:table-cell>
          <table:table-cell office:value-type="float" office:value="113">
            <text:p>113</text:p>
          </table:table-cell>
          <table:table-cell office:value-type="float" office:value="0.00000000000058004">
            <text:p>5.80E-013</text:p>
          </table:table-cell>
          <table:table-cell office:value-type="float" office:value="0.0000000000075562">
            <text:p>7.56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58004">
            <text:p>5.80E-013</text:p>
          </table:table-cell>
          <table:table-cell office:value-type="float" office:value="0.0000000000075562">
            <text:p>7.56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15522">
            <text:p>1.55E-011</text:p>
          </table:table-cell>
          <table:table-cell office:value-type="float" office:value="0.0000000000089399">
            <text:p>8.94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15522">
            <text:p>1.55E-011</text:p>
          </table:table-cell>
          <table:table-cell office:value-type="float" office:value="0.0000000000089399">
            <text:p>8.94E-012</text:p>
          </table:table-cell>
          <table:table-cell table:formula="of:=IF([.P137] &lt; [.L137];&quot;BETTER&quot;;IF([.P137]-2 &gt; [.L137]; &quot;WORSE&quot;;&quot;&quot;))">
            <text:p/>
          </table:table-cell>
          <table:table-cell table:formula="of:=IF([.R137] &lt; [.N137];&quot;BETTER&quot;;IF([.R137] &gt;[.N13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15522">
            <text:p>1.55E-011</text:p>
          </table:table-cell>
          <table:table-cell office:value-type="float" office:value="0.0000000000089399">
            <text:p>8.94E-012</text:p>
          </table:table-cell>
          <table:table-cell table:formula="of:=IF([.U137] &lt; [.P137];&quot;BETTER&quot;;IF([.U137]-2 &gt; [.P137]; &quot;WORSE&quot;;&quot;&quot;))">
            <text:p/>
          </table:table-cell>
          <table:table-cell table:formula="of:=IF([.W137] &lt; [.R137];&quot;BETTER&quot;;IF([.W137] &gt;[.R13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15615">
            <text:p>1.56E-011</text:p>
          </table:table-cell>
          <table:table-cell office:value-type="float" office:value="0.0000000000089399">
            <text:p>8.94E-012</text:p>
          </table:table-cell>
          <table:table-cell table:formula="of:=IF([.Z137] &lt; [.U137];&quot;BETTER&quot;;IF([.Z137]-2 &gt; [.U137]; &quot;WORSE&quot;;&quot;&quot;))">
            <text:p/>
          </table:table-cell>
          <table:table-cell table:formula="of:=IF([.AB137] &lt; [.W137];&quot;BETTER&quot;;IF([.AB137] &gt;[.W137]*1.1;&quot;WORSE&quot;;&quot;&quot;))">
            <text:p/>
          </table:table-cell>
        </table:table-row>
        <table:table-row table:style-name="ro3">
          <table:table-cell/>
          <table:table-cell office:value-type="float" office:value="136">
            <text:p>136</text:p>
          </table:table-cell>
          <table:table-cell office:value-type="string">
            <text:p>-2.09672479661164396e-01</text:p>
          </table:table-cell>
          <table:table-cell office:value-type="float" office:value="363">
            <text:p>363</text:p>
          </table:table-cell>
          <table:table-cell office:value-type="float" office:value="0.0000000001386">
            <text:p>1.39E-010</text:p>
          </table:table-cell>
          <table:table-cell office:value-type="float" office:value="0.00000000054871">
            <text:p>5.49E-010</text:p>
          </table:table-cell>
          <table:table-cell/>
          <table:table-cell office:value-type="float" office:value="373">
            <text:p>373</text:p>
          </table:table-cell>
          <table:table-cell office:value-type="float" office:value="0.00000000000927">
            <text:p>9.27E-012</text:p>
          </table:table-cell>
          <table:table-cell office:value-type="float" office:value="0.00000000019871">
            <text:p>1.99E-010</text:p>
          </table:table-cell>
          <table:table-cell/>
          <table:table-cell office:value-type="float" office:value="1172">
            <text:p>1172</text:p>
          </table:table-cell>
          <table:table-cell office:value-type="float" office:value="6.0166E-015">
            <text:p>6.02E-015</text:p>
          </table:table-cell>
          <table:table-cell office:value-type="float" office:value="0.00000000018522">
            <text:p>1.85E-010</text:p>
          </table:table-cell>
          <table:table-cell/>
          <table:table-cell office:value-type="float" office:value="1172">
            <text:p>1172</text:p>
          </table:table-cell>
          <table:table-cell office:value-type="float" office:value="6.0166E-015">
            <text:p>6.02E-015</text:p>
          </table:table-cell>
          <table:table-cell office:value-type="float" office:value="0.00000000018522">
            <text:p>1.85E-010</text:p>
          </table:table-cell>
          <table:table-cell table:formula="of:=IF([.P138] &lt; [.L138];&quot;BETTER&quot;;IF([.P138]-2 &gt; [.L138]; &quot;WORSE&quot;;&quot;&quot;))">
            <text:p/>
          </table:table-cell>
          <table:table-cell table:formula="of:=IF([.R138] &lt; [.N138];&quot;BETTER&quot;;IF([.R138] &gt;[.N138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6.0166E-015">
            <text:p>6.02E-015</text:p>
          </table:table-cell>
          <table:table-cell office:value-type="float" office:value="0.00000000018522">
            <text:p>1.85E-010</text:p>
          </table:table-cell>
          <table:table-cell table:formula="of:=IF([.U138] &lt; [.P138];&quot;BETTER&quot;;IF([.U138]-2 &gt; [.P138]; &quot;WORSE&quot;;&quot;&quot;))">
            <text:p/>
          </table:table-cell>
          <table:table-cell table:formula="of:=IF([.W138] &lt; [.R138];&quot;BETTER&quot;;IF([.W138] &gt;[.R138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6.0166E-015">
            <text:p>6.02E-015</text:p>
          </table:table-cell>
          <table:table-cell office:value-type="float" office:value="0.00000000018522">
            <text:p>1.85E-010</text:p>
          </table:table-cell>
          <table:table-cell table:formula="of:=IF([.Z138] &lt; [.U138];&quot;BETTER&quot;;IF([.Z138]-2 &gt; [.U138]; &quot;WORSE&quot;;&quot;&quot;))">
            <text:p/>
          </table:table-cell>
          <table:table-cell table:formula="of:=IF([.AB138] &lt; [.W138];&quot;BETTER&quot;;IF([.AB138] &gt;[.W138]*1.1;&quot;WORSE&quot;;&quot;&quot;))">
            <text:p/>
          </table:table-cell>
        </table:table-row>
        <table:table-row table:style-name="ro3">
          <table:table-cell/>
          <table:table-cell office:value-type="float" office:value="137">
            <text:p>137</text:p>
          </table:table-cell>
          <table:table-cell office:value-type="string">
            <text:p>9.88250056701279050e-02</text:p>
          </table:table-cell>
          <table:table-cell office:value-type="float" office:value="185">
            <text:p>185</text:p>
          </table:table-cell>
          <table:table-cell office:value-type="float" office:value="0.000000000025053">
            <text:p>2.51E-011</text:p>
          </table:table-cell>
          <table:table-cell office:value-type="float" office:value="0.00000000032754">
            <text:p>3.28E-010</text:p>
          </table:table-cell>
          <table:table-cell/>
          <table:table-cell office:value-type="float" office:value="189">
            <text:p>189</text:p>
          </table:table-cell>
          <table:table-cell office:value-type="float" office:value="0.0000000000031462">
            <text:p>3.15E-012</text:p>
          </table:table-cell>
          <table:table-cell office:value-type="float" office:value="0.00000000030563">
            <text:p>3.06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16051">
            <text:p>1.61E-011</text:p>
          </table:table-cell>
          <table:table-cell office:value-type="float" office:value="0.00000000030227">
            <text:p>3.02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16051">
            <text:p>1.61E-011</text:p>
          </table:table-cell>
          <table:table-cell office:value-type="float" office:value="0.00000000030227">
            <text:p>3.02E-010</text:p>
          </table:table-cell>
          <table:table-cell table:formula="of:=IF([.P139] &lt; [.L139];&quot;BETTER&quot;;IF([.P139]-2 &gt; [.L139]; &quot;WORSE&quot;;&quot;&quot;))">
            <text:p/>
          </table:table-cell>
          <table:table-cell table:formula="of:=IF([.R139] &lt; [.N139];&quot;BETTER&quot;;IF([.R139] &gt;[.N13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16051">
            <text:p>1.61E-011</text:p>
          </table:table-cell>
          <table:table-cell office:value-type="float" office:value="0.00000000030227">
            <text:p>3.02E-010</text:p>
          </table:table-cell>
          <table:table-cell table:formula="of:=IF([.U139] &lt; [.P139];&quot;BETTER&quot;;IF([.U139]-2 &gt; [.P139]; &quot;WORSE&quot;;&quot;&quot;))">
            <text:p/>
          </table:table-cell>
          <table:table-cell table:formula="of:=IF([.W139] &lt; [.R139];&quot;BETTER&quot;;IF([.W139] &gt;[.R13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16051">
            <text:p>1.61E-011</text:p>
          </table:table-cell>
          <table:table-cell office:value-type="float" office:value="0.00000000030227">
            <text:p>3.02E-010</text:p>
          </table:table-cell>
          <table:table-cell table:formula="of:=IF([.Z139] &lt; [.U139];&quot;BETTER&quot;;IF([.Z139]-2 &gt; [.U139]; &quot;WORSE&quot;;&quot;&quot;))">
            <text:p/>
          </table:table-cell>
          <table:table-cell table:formula="of:=IF([.AB139] &lt; [.W139];&quot;BETTER&quot;;IF([.AB139] &gt;[.W139]*1.1;&quot;WORSE&quot;;&quot;&quot;))">
            <text:p/>
          </table:table-cell>
        </table:table-row>
        <table:table-row table:style-name="ro3">
          <table:table-cell/>
          <table:table-cell office:value-type="float" office:value="138">
            <text:p>138</text:p>
          </table:table-cell>
          <table:table-cell office:value-type="string">
            <text:p>3.42640972002734578e-02</text:p>
          </table:table-cell>
          <table:table-cell office:value-type="float" office:value="49">
            <text:p>49</text:p>
          </table:table-cell>
          <table:table-cell office:value-type="float" office:value="0.000000000027197">
            <text:p>2.72E-011</text:p>
          </table:table-cell>
          <table:table-cell office:value-type="float" office:value="0.0000000000079516">
            <text:p>7.95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7227">
            <text:p>2.72E-011</text:p>
          </table:table-cell>
          <table:table-cell office:value-type="float" office:value="0.0000000000079808">
            <text:p>7.9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79808">
            <text:p>7.9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79808">
            <text:p>7.98E-012</text:p>
          </table:table-cell>
          <table:table-cell table:formula="of:=IF([.P140] &lt; [.L140];&quot;BETTER&quot;;IF([.P140]-2 &gt; [.L140]; &quot;WORSE&quot;;&quot;&quot;))">
            <text:p/>
          </table:table-cell>
          <table:table-cell table:formula="of:=IF([.R140] &lt; [.N140];&quot;BETTER&quot;;IF([.R140] &gt;[.N14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79808">
            <text:p>7.98E-012</text:p>
          </table:table-cell>
          <table:table-cell table:formula="of:=IF([.U140] &lt; [.P140];&quot;BETTER&quot;;IF([.U140]-2 &gt; [.P140]; &quot;WORSE&quot;;&quot;&quot;))">
            <text:p/>
          </table:table-cell>
          <table:table-cell table:formula="of:=IF([.W140] &lt; [.R140];&quot;BETTER&quot;;IF([.W140] &gt;[.R14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9.0529E-044">
            <text:p>9.05E-044</text:p>
          </table:table-cell>
          <table:table-cell office:value-type="float" office:value="0.0000000000079808">
            <text:p>7.98E-012</text:p>
          </table:table-cell>
          <table:table-cell table:formula="of:=IF([.Z140] &lt; [.U140];&quot;BETTER&quot;;IF([.Z140]-2 &gt; [.U140]; &quot;WORSE&quot;;&quot;&quot;))">
            <text:p/>
          </table:table-cell>
          <table:table-cell table:formula="of:=IF([.AB140] &lt; [.W140];&quot;BETTER&quot;;IF([.AB140] &gt;[.W140]*1.1;&quot;WORSE&quot;;&quot;&quot;))">
            <text:p/>
          </table:table-cell>
        </table:table-row>
        <table:table-row table:style-name="ro3">
          <table:table-cell/>
          <table:table-cell office:value-type="float" office:value="139">
            <text:p>139</text:p>
          </table:table-cell>
          <table:table-cell office:value-type="string">
            <text:p>7.38424422639658717e-10</text:p>
          </table:table-cell>
          <table:table-cell office:value-type="float" office:value="47">
            <text:p>47</text:p>
          </table:table-cell>
          <table:table-cell office:value-type="float" office:value="0.00000000000047287">
            <text:p>4.73E-013</text:p>
          </table:table-cell>
          <table:table-cell office:value-type="float" office:value="0.00000001364">
            <text:p>1.36E-008</text:p>
          </table:table-cell>
          <table:table-cell/>
          <table:table-cell office:value-type="float" office:value="49">
            <text:p>49</text:p>
          </table:table-cell>
          <table:table-cell office:value-type="float" office:value="0">
            <text:p>0.00E+000</text:p>
          </table:table-cell>
          <table:table-cell office:value-type="float" office:value="0.000000013639">
            <text:p>1.36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13639">
            <text:p>1.36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13639">
            <text:p>1.36E-008</text:p>
          </table:table-cell>
          <table:table-cell table:formula="of:=IF([.P141] &lt; [.L141];&quot;BETTER&quot;;IF([.P141]-2 &gt; [.L141]; &quot;WORSE&quot;;&quot;&quot;))">
            <text:p/>
          </table:table-cell>
          <table:table-cell table:formula="of:=IF([.R141] &lt; [.N141];&quot;BETTER&quot;;IF([.R141] &gt;[.N14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13639">
            <text:p>1.36E-008</text:p>
          </table:table-cell>
          <table:table-cell table:formula="of:=IF([.U141] &lt; [.P141];&quot;BETTER&quot;;IF([.U141]-2 &gt; [.P141]; &quot;WORSE&quot;;&quot;&quot;))">
            <text:p/>
          </table:table-cell>
          <table:table-cell table:formula="of:=IF([.W141] &lt; [.R141];&quot;BETTER&quot;;IF([.W141] &gt;[.R14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0313E-195">
            <text:p>1.03E-195</text:p>
          </table:table-cell>
          <table:table-cell office:value-type="float" office:value="0.000000013639">
            <text:p>1.36E-008</text:p>
          </table:table-cell>
          <table:table-cell table:formula="of:=IF([.Z141] &lt; [.U141];&quot;BETTER&quot;;IF([.Z141]-2 &gt; [.U141]; &quot;WORSE&quot;;&quot;&quot;))">
            <text:p/>
          </table:table-cell>
          <table:table-cell table:formula="of:=IF([.AB141] &lt; [.W141];&quot;BETTER&quot;;IF([.AB141] &gt;[.W141]*1.1;&quot;WORSE&quot;;&quot;&quot;))">
            <text:p/>
          </table:table-cell>
        </table:table-row>
        <table:table-row table:style-name="ro3">
          <table:table-cell/>
          <table:table-cell office:value-type="float" office:value="140">
            <text:p>140</text:p>
          </table:table-cell>
          <table:table-cell office:value-type="string">
            <text:p>9.24502876313348313e-10</text:p>
          </table:table-cell>
          <table:table-cell office:value-type="float" office:value="47">
            <text:p>47</text:p>
          </table:table-cell>
          <table:table-cell office:value-type="float" office:value="0.00000000000050262">
            <text:p>5.03E-013</text:p>
          </table:table-cell>
          <table:table-cell office:value-type="float" office:value="0.00000000000051995">
            <text:p>5.20E-013</text:p>
          </table:table-cell>
          <table:table-cell/>
          <table:table-cell office:value-type="float" office:value="49">
            <text:p>49</text:p>
          </table:table-cell>
          <table:table-cell office:value-type="float" office:value="2.2293E-016">
            <text:p>2.23E-016</text:p>
          </table:table-cell>
          <table:table-cell office:value-type="float" office:value="1.1184E-016">
            <text:p>1.12E-016</text:p>
          </table:table-cell>
          <table:table-cell/>
          <table:table-cell office:value-type="float" office:value="293">
            <text:p>293</text:p>
          </table:table-cell>
          <table:table-cell office:value-type="float" office:value="2.068E-025">
            <text:p>2.07E-025</text:p>
          </table:table-cell>
          <table:table-cell office:value-type="float" office:value="7.8289E-016">
            <text:p>7.83E-016</text:p>
          </table:table-cell>
          <table:table-cell/>
          <table:table-cell office:value-type="float" office:value="293">
            <text:p>293</text:p>
          </table:table-cell>
          <table:table-cell office:value-type="float" office:value="2.068E-025">
            <text:p>2.07E-025</text:p>
          </table:table-cell>
          <table:table-cell office:value-type="float" office:value="7.8289E-016">
            <text:p>7.83E-016</text:p>
          </table:table-cell>
          <table:table-cell table:formula="of:=IF([.P142] &lt; [.L142];&quot;BETTER&quot;;IF([.P142]-2 &gt; [.L142]; &quot;WORSE&quot;;&quot;&quot;))">
            <text:p/>
          </table:table-cell>
          <table:table-cell table:formula="of:=IF([.R142] &lt; [.N142];&quot;BETTER&quot;;IF([.R142] &gt;[.N14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2.068E-025">
            <text:p>2.07E-025</text:p>
          </table:table-cell>
          <table:table-cell office:value-type="float" office:value="7.8289E-016">
            <text:p>7.83E-016</text:p>
          </table:table-cell>
          <table:table-cell table:formula="of:=IF([.U142] &lt; [.P142];&quot;BETTER&quot;;IF([.U142]-2 &gt; [.P142]; &quot;WORSE&quot;;&quot;&quot;))">
            <text:p/>
          </table:table-cell>
          <table:table-cell table:formula="of:=IF([.W142] &lt; [.R142];&quot;BETTER&quot;;IF([.W142] &gt;[.R14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2.068E-025">
            <text:p>2.07E-025</text:p>
          </table:table-cell>
          <table:table-cell office:value-type="float" office:value="7.8289E-016">
            <text:p>7.83E-016</text:p>
          </table:table-cell>
          <table:table-cell table:formula="of:=IF([.Z142] &lt; [.U142];&quot;BETTER&quot;;IF([.Z142]-2 &gt; [.U142]; &quot;WORSE&quot;;&quot;&quot;))">
            <text:p/>
          </table:table-cell>
          <table:table-cell table:formula="of:=IF([.AB142] &lt; [.W142];&quot;BETTER&quot;;IF([.AB142] &gt;[.W142]*1.1;&quot;WORSE&quot;;&quot;&quot;))">
            <text:p/>
          </table:table-cell>
        </table:table-row>
        <table:table-row table:style-name="ro3">
          <table:table-cell/>
          <table:table-cell office:value-type="float" office:value="141">
            <text:p>141</text:p>
          </table:table-cell>
          <table:table-cell office:value-type="string">
            <text:p>5.14041895890070766e-01</text:p>
          </table:table-cell>
          <table:table-cell office:value-type="float" office:value="58">
            <text:p>58</text:p>
          </table:table-cell>
          <table:table-cell office:value-type="float" office:value="0.000000000000033261">
            <text:p>3.33E-014</text:p>
          </table:table-cell>
          <table:table-cell office:value-type="float" office:value="0.000000000019317">
            <text:p>1.9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33261">
            <text:p>3.33E-014</text:p>
          </table:table-cell>
          <table:table-cell office:value-type="float" office:value="0.000000000019317">
            <text:p>1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9316">
            <text:p>1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9316">
            <text:p>1.93E-011</text:p>
          </table:table-cell>
          <table:table-cell table:formula="of:=IF([.P143] &lt; [.L143];&quot;BETTER&quot;;IF([.P143]-2 &gt; [.L143]; &quot;WORSE&quot;;&quot;&quot;))">
            <text:p/>
          </table:table-cell>
          <table:table-cell table:formula="of:=IF([.R143] &lt; [.N143];&quot;BETTER&quot;;IF([.R143] &gt;[.N14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19316">
            <text:p>1.93E-011</text:p>
          </table:table-cell>
          <table:table-cell table:formula="of:=IF([.U143] &lt; [.P143];&quot;BETTER&quot;;IF([.U143]-2 &gt; [.P143]; &quot;WORSE&quot;;&quot;&quot;))">
            <text:p/>
          </table:table-cell>
          <table:table-cell table:formula="of:=IF([.W143] &lt; [.R143];&quot;BETTER&quot;;IF([.W143] &gt;[.R14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2853">
            <text:p>2.85E-014</text:p>
          </table:table-cell>
          <table:table-cell office:value-type="float" office:value="0.000000000019316">
            <text:p>1.93E-011</text:p>
          </table:table-cell>
          <table:table-cell table:formula="of:=IF([.Z143] &lt; [.U143];&quot;BETTER&quot;;IF([.Z143]-2 &gt; [.U143]; &quot;WORSE&quot;;&quot;&quot;))">
            <text:p/>
          </table:table-cell>
          <table:table-cell table:formula="of:=IF([.AB143] &lt; [.W143];&quot;BETTER&quot;;IF([.AB143] &gt;[.W143]*1.1;&quot;WORSE&quot;;&quot;&quot;))">
            <text:p/>
          </table:table-cell>
        </table:table-row>
        <table:table-row table:style-name="ro3">
          <table:table-cell/>
          <table:table-cell office:value-type="float" office:value="142">
            <text:p>142</text:p>
          </table:table-cell>
          <table:table-cell office:value-type="string">
            <text:p>7.28102913225581849e-01</text:p>
          </table:table-cell>
          <table:table-cell office:value-type="float" office:value="58">
            <text:p>58</text:p>
          </table:table-cell>
          <table:table-cell office:value-type="float" office:value="0.000000000000027752">
            <text:p>2.78E-014</text:p>
          </table:table-cell>
          <table:table-cell office:value-type="float" office:value="0.000000000035135">
            <text:p>3.51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27752">
            <text:p>2.78E-014</text:p>
          </table:table-cell>
          <table:table-cell office:value-type="float" office:value="0.000000000035135">
            <text:p>3.5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3307E-016">
            <text:p>3.33E-016</text:p>
          </table:table-cell>
          <table:table-cell office:value-type="float" office:value="0.000000000035135">
            <text:p>3.5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3307E-016">
            <text:p>3.33E-016</text:p>
          </table:table-cell>
          <table:table-cell office:value-type="float" office:value="0.000000000035135">
            <text:p>3.51E-011</text:p>
          </table:table-cell>
          <table:table-cell table:formula="of:=IF([.P144] &lt; [.L144];&quot;BETTER&quot;;IF([.P144]-2 &gt; [.L144]; &quot;WORSE&quot;;&quot;&quot;))">
            <text:p/>
          </table:table-cell>
          <table:table-cell table:formula="of:=IF([.R144] &lt; [.N144];&quot;BETTER&quot;;IF([.R144] &gt;[.N14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3307E-016">
            <text:p>3.33E-016</text:p>
          </table:table-cell>
          <table:table-cell office:value-type="float" office:value="0.000000000035135">
            <text:p>3.51E-011</text:p>
          </table:table-cell>
          <table:table-cell table:formula="of:=IF([.U144] &lt; [.P144];&quot;BETTER&quot;;IF([.U144]-2 &gt; [.P144]; &quot;WORSE&quot;;&quot;&quot;))">
            <text:p/>
          </table:table-cell>
          <table:table-cell table:formula="of:=IF([.W144] &lt; [.R144];&quot;BETTER&quot;;IF([.W144] &gt;[.R14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3167">
            <text:p>3.17E-014</text:p>
          </table:table-cell>
          <table:table-cell office:value-type="float" office:value="0.000000000035135">
            <text:p>3.51E-011</text:p>
          </table:table-cell>
          <table:table-cell table:formula="of:=IF([.Z144] &lt; [.U144];&quot;BETTER&quot;;IF([.Z144]-2 &gt; [.U144]; &quot;WORSE&quot;;&quot;&quot;))">
            <text:p/>
          </table:table-cell>
          <table:table-cell table:formula="of:=IF([.AB144] &lt; [.W144];&quot;BETTER&quot;;IF([.AB144] &gt;[.W144]*1.1;&quot;WORSE&quot;;&quot;&quot;))">
            <text:p/>
          </table:table-cell>
        </table:table-row>
        <table:table-row table:style-name="ro3">
          <table:table-cell/>
          <table:table-cell office:value-type="float" office:value="143">
            <text:p>143</text:p>
          </table:table-cell>
          <table:table-cell office:value-type="string">
            <text:p>2.95259999999999856e-01</text:p>
          </table:table-cell>
          <table:table-cell office:value-type="float" office:value="58">
            <text:p>58</text:p>
          </table:table-cell>
          <table:table-cell office:value-type="float" office:value="0.0000000000019008">
            <text:p>1.90E-012</text:p>
          </table:table-cell>
          <table:table-cell office:value-type="float" office:value="1.3161E-015">
            <text:p>1.32E-015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19008">
            <text:p>1.90E-012</text:p>
          </table:table-cell>
          <table:table-cell office:value-type="float" office:value="1.3161E-015">
            <text:p>1.32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1.6653E-016">
            <text:p>1.67E-016</text:p>
          </table:table-cell>
          <table:table-cell office:value-type="float" office:value="5.6402E-016">
            <text:p>5.64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1.6653E-016">
            <text:p>1.67E-016</text:p>
          </table:table-cell>
          <table:table-cell office:value-type="float" office:value="5.6402E-016">
            <text:p>5.64E-016</text:p>
          </table:table-cell>
          <table:table-cell table:formula="of:=IF([.P145] &lt; [.L145];&quot;BETTER&quot;;IF([.P145]-2 &gt; [.L145]; &quot;WORSE&quot;;&quot;&quot;))">
            <text:p/>
          </table:table-cell>
          <table:table-cell table:formula="of:=IF([.R145] &lt; [.N145];&quot;BETTER&quot;;IF([.R145] &gt;[.N14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5.6402E-016">
            <text:p>5.64E-016</text:p>
          </table:table-cell>
          <table:table-cell table:formula="of:=IF([.U145] &lt; [.P145];&quot;BETTER&quot;;IF([.U145]-2 &gt; [.P145]; &quot;WORSE&quot;;&quot;&quot;))">
            <text:p/>
          </table:table-cell>
          <table:table-cell table:formula="of:=IF([.W145] &lt; [.R145];&quot;BETTER&quot;;IF([.W145] &gt;[.R14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5152">
            <text:p>1.52E-013</text:p>
          </table:table-cell>
          <table:table-cell office:value-type="float" office:value="5.6402E-016">
            <text:p>5.64E-016</text:p>
          </table:table-cell>
          <table:table-cell table:formula="of:=IF([.Z145] &lt; [.U145];&quot;BETTER&quot;;IF([.Z145]-2 &gt; [.U145]; &quot;WORSE&quot;;&quot;&quot;))">
            <text:p/>
          </table:table-cell>
          <table:table-cell table:formula="of:=IF([.AB145] &lt; [.W145];&quot;BETTER&quot;;IF([.AB145] &gt;[.W145]*1.1;&quot;WORSE&quot;;&quot;&quot;))">
            <text:p/>
          </table:table-cell>
        </table:table-row>
        <table:table-row table:style-name="ro3">
          <table:table-cell/>
          <table:table-cell office:value-type="float" office:value="144">
            <text:p>144</text:p>
          </table:table-cell>
          <table:table-cell office:value-type="string">
            <text:p>1.56079666010823132e+02</text:p>
          </table:table-cell>
          <table:table-cell office:value-type="float" office:value="219">
            <text:p>219</text:p>
          </table:table-cell>
          <table:table-cell office:value-type="float" office:value="0.000000000033351">
            <text:p>3.34E-011</text:p>
          </table:table-cell>
          <table:table-cell office:value-type="float" office:value="0.000000000037167">
            <text:p>3.72E-011</text:p>
          </table:table-cell>
          <table:table-cell/>
          <table:table-cell office:value-type="float" office:value="223">
            <text:p>223</text:p>
          </table:table-cell>
          <table:table-cell office:value-type="float" office:value="0.0000000000059526">
            <text:p>5.95E-012</text:p>
          </table:table-cell>
          <table:table-cell office:value-type="float" office:value="0.0000000000057934">
            <text:p>5.79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20509">
            <text:p>2.05E-010</text:p>
          </table:table-cell>
          <table:table-cell office:value-type="float" office:value="0.00000000000014823">
            <text:p>1.48E-013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20509">
            <text:p>2.05E-010</text:p>
          </table:table-cell>
          <table:table-cell office:value-type="float" office:value="0.00000000000014823">
            <text:p>1.48E-013</text:p>
          </table:table-cell>
          <table:table-cell table:formula="of:=IF([.P146] &lt; [.L146];&quot;BETTER&quot;;IF([.P146]-2 &gt; [.L146]; &quot;WORSE&quot;;&quot;&quot;))">
            <text:p/>
          </table:table-cell>
          <table:table-cell table:formula="of:=IF([.R146] &lt; [.N146];&quot;BETTER&quot;;IF([.R146] &gt;[.N14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20509">
            <text:p>2.05E-010</text:p>
          </table:table-cell>
          <table:table-cell office:value-type="float" office:value="0.00000000000014823">
            <text:p>1.48E-013</text:p>
          </table:table-cell>
          <table:table-cell table:formula="of:=IF([.U146] &lt; [.P146];&quot;BETTER&quot;;IF([.U146]-2 &gt; [.P146]; &quot;WORSE&quot;;&quot;&quot;))">
            <text:p/>
          </table:table-cell>
          <table:table-cell table:formula="of:=IF([.W146] &lt; [.R146];&quot;BETTER&quot;;IF([.W146] &gt;[.R14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20512">
            <text:p>2.05E-010</text:p>
          </table:table-cell>
          <table:table-cell office:value-type="float" office:value="0.00000000000014823">
            <text:p>1.48E-013</text:p>
          </table:table-cell>
          <table:table-cell table:formula="of:=IF([.Z146] &lt; [.U146];&quot;BETTER&quot;;IF([.Z146]-2 &gt; [.U146]; &quot;WORSE&quot;;&quot;&quot;))">
            <text:p/>
          </table:table-cell>
          <table:table-cell table:formula="of:=IF([.AB146] &lt; [.W146];&quot;BETTER&quot;;IF([.AB146] &gt;[.W146]*1.1;&quot;WORSE&quot;;&quot;&quot;))">
            <text:p/>
          </table:table-cell>
        </table:table-row>
        <table:table-row table:style-name="ro3">
          <table:table-cell/>
          <table:table-cell office:value-type="float" office:value="145">
            <text:p>145</text:p>
          </table:table-cell>
          <table:table-cell office:value-type="string">
            <text:p>3.92699081698724084e-01</text:p>
          </table:table-cell>
          <table:table-cell office:value-type="float" office:value="53">
            <text:p>53</text:p>
          </table:table-cell>
          <table:table-cell office:value-type="float" office:value="4.0994E-015">
            <text:p>4.10E-015</text:p>
          </table:table-cell>
          <table:table-cell office:value-type="float" office:value="0.0000000000032717">
            <text:p>3.27E-012</text:p>
          </table:table-cell>
          <table:table-cell/>
          <table:table-cell office:value-type="float" office:value="53">
            <text:p>53</text:p>
          </table:table-cell>
          <table:table-cell office:value-type="float" office:value="4.0994E-015">
            <text:p>4.10E-015</text:p>
          </table:table-cell>
          <table:table-cell office:value-type="float" office:value="0.0000000000032717">
            <text:p>3.27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2144">
            <text:p>1.21E-012</text:p>
          </table:table-cell>
          <table:table-cell office:value-type="float" office:value="0.0000000000032491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2144">
            <text:p>1.21E-012</text:p>
          </table:table-cell>
          <table:table-cell office:value-type="float" office:value="0.0000000000032491">
            <text:p>3.25E-012</text:p>
          </table:table-cell>
          <table:table-cell table:formula="of:=IF([.P147] &lt; [.L147];&quot;BETTER&quot;;IF([.P147]-2 &gt; [.L147]; &quot;WORSE&quot;;&quot;&quot;))">
            <text:p/>
          </table:table-cell>
          <table:table-cell table:formula="of:=IF([.R147] &lt; [.N147];&quot;BETTER&quot;;IF([.R147] &gt;[.N14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2144">
            <text:p>1.21E-012</text:p>
          </table:table-cell>
          <table:table-cell office:value-type="float" office:value="0.0000000000032491">
            <text:p>3.25E-012</text:p>
          </table:table-cell>
          <table:table-cell table:formula="of:=IF([.U147] &lt; [.P147];&quot;BETTER&quot;;IF([.U147]-2 &gt; [.P147]; &quot;WORSE&quot;;&quot;&quot;))">
            <text:p/>
          </table:table-cell>
          <table:table-cell table:formula="of:=IF([.W147] &lt; [.R147];&quot;BETTER&quot;;IF([.W147] &gt;[.R14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2144">
            <text:p>1.21E-012</text:p>
          </table:table-cell>
          <table:table-cell office:value-type="float" office:value="0.0000000000032491">
            <text:p>3.25E-012</text:p>
          </table:table-cell>
          <table:table-cell table:formula="of:=IF([.Z147] &lt; [.U147];&quot;BETTER&quot;;IF([.Z147]-2 &gt; [.U147]; &quot;WORSE&quot;;&quot;&quot;))">
            <text:p/>
          </table:table-cell>
          <table:table-cell table:formula="of:=IF([.AB147] &lt; [.W147];&quot;BETTER&quot;;IF([.AB147] &gt;[.W147]*1.1;&quot;WORSE&quot;;&quot;&quot;))">
            <text:p/>
          </table:table-cell>
        </table:table-row>
        <table:table-row table:style-name="ro3">
          <table:table-cell/>
          <table:table-cell office:value-type="float" office:value="146">
            <text:p>146</text:p>
          </table:table-cell>
          <table:table-cell office:value-type="string">
            <text:p>1.09445561283758347e-01</text:p>
          </table:table-cell>
          <table:table-cell office:value-type="float" office:value="58">
            <text:p>58</text:p>
          </table:table-cell>
          <table:table-cell office:value-type="float" office:value="0.00000000000029786">
            <text:p>2.98E-013</text:p>
          </table:table-cell>
          <table:table-cell office:value-type="float" office:value="0.0000000001484">
            <text:p>1.48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29786">
            <text:p>2.98E-013</text:p>
          </table:table-cell>
          <table:table-cell office:value-type="float" office:value="0.0000000001484">
            <text:p>1.48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1484">
            <text:p>1.48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1484">
            <text:p>1.48E-010</text:p>
          </table:table-cell>
          <table:table-cell table:formula="of:=IF([.P148] &lt; [.L148];&quot;BETTER&quot;;IF([.P148]-2 &gt; [.L148]; &quot;WORSE&quot;;&quot;&quot;))">
            <text:p/>
          </table:table-cell>
          <table:table-cell table:formula="of:=IF([.R148] &lt; [.N148];&quot;BETTER&quot;;IF([.R148] &gt;[.N14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1484">
            <text:p>1.48E-010</text:p>
          </table:table-cell>
          <table:table-cell table:formula="of:=IF([.U148] &lt; [.P148];&quot;BETTER&quot;;IF([.U148]-2 &gt; [.P148]; &quot;WORSE&quot;;&quot;&quot;))">
            <text:p/>
          </table:table-cell>
          <table:table-cell table:formula="of:=IF([.W148] &lt; [.R148];&quot;BETTER&quot;;IF([.W148] &gt;[.R14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9.401E-015">
            <text:p>9.40E-015</text:p>
          </table:table-cell>
          <table:table-cell office:value-type="float" office:value="0.0000000001484">
            <text:p>1.48E-010</text:p>
          </table:table-cell>
          <table:table-cell table:formula="of:=IF([.Z148] &lt; [.U148];&quot;BETTER&quot;;IF([.Z148]-2 &gt; [.U148]; &quot;WORSE&quot;;&quot;&quot;))">
            <text:p/>
          </table:table-cell>
          <table:table-cell table:formula="of:=IF([.AB148] &lt; [.W148];&quot;BETTER&quot;;IF([.AB148] &gt;[.W148]*1.1;&quot;WORSE&quot;;&quot;&quot;))">
            <text:p/>
          </table:table-cell>
        </table:table-row>
        <table:table-row table:style-name="ro3">
          <table:table-cell/>
          <table:table-cell office:value-type="float" office:value="147">
            <text:p>147</text:p>
          </table:table-cell>
          <table:table-cell office:value-type="string">
            <text:p>1.76920025099999878e-01</text:p>
          </table:table-cell>
          <table:table-cell office:value-type="float" office:value="58">
            <text:p>58</text:p>
          </table:table-cell>
          <table:table-cell office:value-type="float" office:value="0.0000000000026309">
            <text:p>2.63E-012</text:p>
          </table:table-cell>
          <table:table-cell office:value-type="float" office:value="1.2551E-015">
            <text:p>1.26E-015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26309">
            <text:p>2.63E-012</text:p>
          </table:table-cell>
          <table:table-cell office:value-type="float" office:value="1.2551E-015">
            <text:p>1.26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6.2753E-016">
            <text:p>6.28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6.2753E-016">
            <text:p>6.28E-016</text:p>
          </table:table-cell>
          <table:table-cell table:formula="of:=IF([.P149] &lt; [.L149];&quot;BETTER&quot;;IF([.P149]-2 &gt; [.L149]; &quot;WORSE&quot;;&quot;&quot;))">
            <text:p/>
          </table:table-cell>
          <table:table-cell table:formula="of:=IF([.R149] &lt; [.N149];&quot;BETTER&quot;;IF([.R149] &gt;[.N14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3267E-017">
            <text:p>8.33E-017</text:p>
          </table:table-cell>
          <table:table-cell office:value-type="float" office:value="4.7065E-016">
            <text:p>4.71E-016</text:p>
          </table:table-cell>
          <table:table-cell table:formula="of:=IF([.U149] &lt; [.P149];&quot;BETTER&quot;;IF([.U149]-2 &gt; [.P149]; &quot;WORSE&quot;;&quot;&quot;))">
            <text:p/>
          </table:table-cell>
          <table:table-cell table:formula="of:=IF([.W149] &lt; [.R149];&quot;BETTER&quot;;IF([.W149] &gt;[.R149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0000098889">
            <text:p>9.89E-014</text:p>
          </table:table-cell>
          <table:table-cell office:value-type="float" office:value="4.7065E-016">
            <text:p>4.71E-016</text:p>
          </table:table-cell>
          <table:table-cell table:formula="of:=IF([.Z149] &lt; [.U149];&quot;BETTER&quot;;IF([.Z149]-2 &gt; [.U149]; &quot;WORSE&quot;;&quot;&quot;))">
            <text:p/>
          </table:table-cell>
          <table:table-cell table:formula="of:=IF([.AB149] &lt; [.W149];&quot;BETTER&quot;;IF([.AB149] &gt;[.W149]*1.1;&quot;WORSE&quot;;&quot;&quot;))">
            <text:p/>
          </table:table-cell>
        </table:table-row>
        <table:table-row table:style-name="ro3">
          <table:table-cell/>
          <table:table-cell office:value-type="float" office:value="148">
            <text:p>148</text:p>
          </table:table-cell>
          <table:table-cell office:value-type="string">
            <text:p>2.06715614378429979e+00</text:p>
          </table:table-cell>
          <table:table-cell office:value-type="float" office:value="113">
            <text:p>113</text:p>
          </table:table-cell>
          <table:table-cell office:value-type="float" office:value="0.00000000006802">
            <text:p>6.80E-011</text:p>
          </table:table-cell>
          <table:table-cell office:value-type="float" office:value="0.000000000010684">
            <text:p>1.07E-011</text:p>
          </table:table-cell>
          <table:table-cell/>
          <table:table-cell office:value-type="float" office:value="115">
            <text:p>115</text:p>
          </table:table-cell>
          <table:table-cell office:value-type="float" office:value="0.000000000064989">
            <text:p>6.50E-011</text:p>
          </table:table-cell>
          <table:table-cell office:value-type="float" office:value="0.0000000000076523">
            <text:p>7.6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28362">
            <text:p>2.84E-010</text:p>
          </table:table-cell>
          <table:table-cell office:value-type="float" office:value="0.0000000000075951">
            <text:p>7.6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28362">
            <text:p>2.84E-010</text:p>
          </table:table-cell>
          <table:table-cell office:value-type="float" office:value="0.0000000000075951">
            <text:p>7.60E-012</text:p>
          </table:table-cell>
          <table:table-cell table:formula="of:=IF([.P150] &lt; [.L150];&quot;BETTER&quot;;IF([.P150]-2 &gt; [.L150]; &quot;WORSE&quot;;&quot;&quot;))">
            <text:p/>
          </table:table-cell>
          <table:table-cell table:formula="of:=IF([.R150] &lt; [.N150];&quot;BETTER&quot;;IF([.R150] &gt;[.N15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28362">
            <text:p>2.84E-010</text:p>
          </table:table-cell>
          <table:table-cell office:value-type="float" office:value="0.0000000000075951">
            <text:p>7.60E-012</text:p>
          </table:table-cell>
          <table:table-cell table:formula="of:=IF([.U150] &lt; [.P150];&quot;BETTER&quot;;IF([.U150]-2 &gt; [.P150]; &quot;WORSE&quot;;&quot;&quot;))">
            <text:p/>
          </table:table-cell>
          <table:table-cell table:formula="of:=IF([.W150] &lt; [.R150];&quot;BETTER&quot;;IF([.W150] &gt;[.R15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29302">
            <text:p>2.93E-010</text:p>
          </table:table-cell>
          <table:table-cell office:value-type="float" office:value="0.0000000000075951">
            <text:p>7.60E-012</text:p>
          </table:table-cell>
          <table:table-cell table:formula="of:=IF([.Z150] &lt; [.U150];&quot;BETTER&quot;;IF([.Z150]-2 &gt; [.U150]; &quot;WORSE&quot;;&quot;&quot;))">
            <text:p/>
          </table:table-cell>
          <table:table-cell table:formula="of:=IF([.AB150] &lt; [.W150];&quot;BETTER&quot;;IF([.AB150] &gt;[.W150]*1.1;&quot;WORSE&quot;;&quot;&quot;))">
            <text:p/>
          </table:table-cell>
        </table:table-row>
        <table:table-row table:style-name="ro3">
          <table:table-cell/>
          <table:table-cell office:value-type="float" office:value="149">
            <text:p>149</text:p>
          </table:table-cell>
          <table:table-cell office:value-type="string">
            <text:p>1.58368821938689369e-01</text:p>
          </table:table-cell>
          <table:table-cell office:value-type="float" office:value="56">
            <text:p>56</text:p>
          </table:table-cell>
          <table:table-cell office:value-type="float" office:value="0.00000000000043797">
            <text:p>4.38E-013</text:p>
          </table:table-cell>
          <table:table-cell office:value-type="float" office:value="0.00000000024406">
            <text:p>2.44E-010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0067983">
            <text:p>6.80E-013</text:p>
          </table:table-cell>
          <table:table-cell office:value-type="float" office:value="0.0000000002443">
            <text:p>2.44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7">
            <text:p>2.78E-017</text:p>
          </table:table-cell>
          <table:table-cell office:value-type="float" office:value="0.0000000002443">
            <text:p>2.44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7">
            <text:p>2.78E-017</text:p>
          </table:table-cell>
          <table:table-cell office:value-type="float" office:value="0.0000000002443">
            <text:p>2.44E-010</text:p>
          </table:table-cell>
          <table:table-cell table:formula="of:=IF([.P151] &lt; [.L151];&quot;BETTER&quot;;IF([.P151]-2 &gt; [.L151]; &quot;WORSE&quot;;&quot;&quot;))">
            <text:p/>
          </table:table-cell>
          <table:table-cell table:formula="of:=IF([.R151] &lt; [.N151];&quot;BETTER&quot;;IF([.R151] &gt;[.N15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7756E-017">
            <text:p>2.78E-017</text:p>
          </table:table-cell>
          <table:table-cell office:value-type="float" office:value="0.0000000002443">
            <text:p>2.44E-010</text:p>
          </table:table-cell>
          <table:table-cell table:formula="of:=IF([.U151] &lt; [.P151];&quot;BETTER&quot;;IF([.U151]-2 &gt; [.P151]; &quot;WORSE&quot;;&quot;&quot;))">
            <text:p/>
          </table:table-cell>
          <table:table-cell table:formula="of:=IF([.W151] &lt; [.R151];&quot;BETTER&quot;;IF([.W151] &gt;[.R15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7083E-015">
            <text:p>4.71E-015</text:p>
          </table:table-cell>
          <table:table-cell office:value-type="float" office:value="0.0000000002443">
            <text:p>2.44E-010</text:p>
          </table:table-cell>
          <table:table-cell table:formula="of:=IF([.Z151] &lt; [.U151];&quot;BETTER&quot;;IF([.Z151]-2 &gt; [.U151]; &quot;WORSE&quot;;&quot;&quot;))">
            <text:p/>
          </table:table-cell>
          <table:table-cell table:formula="of:=IF([.AB151] &lt; [.W151];&quot;BETTER&quot;;IF([.AB151] &gt;[.W151]*1.1;&quot;WORSE&quot;;&quot;&quot;))">
            <text:p/>
          </table:table-cell>
        </table:table-row>
        <table:table-row table:style-name="ro3">
          <table:table-cell/>
          <table:table-cell office:value-type="float" office:value="150">
            <text:p>150</text:p>
          </table:table-cell>
          <table:table-cell office:value-type="string">
            <text:p>4.44444444444444420e-01</text:p>
          </table:table-cell>
          <table:table-cell office:value-type="float" office:value="58">
            <text:p>58</text:p>
          </table:table-cell>
          <table:table-cell office:value-type="float" office:value="0.00000000000005021">
            <text:p>5.02E-014</text:p>
          </table:table-cell>
          <table:table-cell office:value-type="float" office:value="0.000000000099999">
            <text:p>1.00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5021">
            <text:p>5.02E-014</text:p>
          </table:table-cell>
          <table:table-cell office:value-type="float" office:value="0.000000000099999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2499">
            <text:p>2.25E-011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2499">
            <text:p>2.25E-011</text:p>
          </table:table-cell>
          <table:table-cell office:value-type="float" office:value="0.0000000001">
            <text:p>1.00E-010</text:p>
          </table:table-cell>
          <table:table-cell table:formula="of:=IF([.P152] &lt; [.L152];&quot;BETTER&quot;;IF([.P152]-2 &gt; [.L152]; &quot;WORSE&quot;;&quot;&quot;))">
            <text:p/>
          </table:table-cell>
          <table:table-cell table:formula="of:=IF([.R152] &lt; [.N152];&quot;BETTER&quot;;IF([.R152] &gt;[.N15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2499">
            <text:p>2.25E-011</text:p>
          </table:table-cell>
          <table:table-cell office:value-type="float" office:value="0.0000000001">
            <text:p>1.00E-010</text:p>
          </table:table-cell>
          <table:table-cell table:formula="of:=IF([.U152] &lt; [.P152];&quot;BETTER&quot;;IF([.U152]-2 &gt; [.P152]; &quot;WORSE&quot;;&quot;&quot;))">
            <text:p/>
          </table:table-cell>
          <table:table-cell table:formula="of:=IF([.W152] &lt; [.R152];&quot;BETTER&quot;;IF([.W152] &gt;[.R15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2511">
            <text:p>2.25E-011</text:p>
          </table:table-cell>
          <table:table-cell office:value-type="float" office:value="0.0000000001">
            <text:p>1.00E-010</text:p>
          </table:table-cell>
          <table:table-cell table:formula="of:=IF([.Z152] &lt; [.U152];&quot;BETTER&quot;;IF([.Z152]-2 &gt; [.U152]; &quot;WORSE&quot;;&quot;&quot;))">
            <text:p/>
          </table:table-cell>
          <table:table-cell table:formula="of:=IF([.AB152] &lt; [.W152];&quot;BETTER&quot;;IF([.AB152] &gt;[.W152]*1.1;&quot;WORSE&quot;;&quot;&quot;))">
            <text:p/>
          </table:table-cell>
        </table:table-row>
        <table:table-row table:style-name="ro3">
          <table:table-cell/>
          <table:table-cell office:value-type="float" office:value="151">
            <text:p>151</text:p>
          </table:table-cell>
          <table:table-cell office:value-type="string">
            <text:p>3.14159265358979400e+00</text:p>
          </table:table-cell>
          <table:table-cell office:value-type="float" office:value="56">
            <text:p>56</text:p>
          </table:table-cell>
          <table:table-cell office:value-type="float" office:value="0.0000000000035932">
            <text:p>3.59E-012</text:p>
          </table:table-cell>
          <table:table-cell office:value-type="float" office:value="0.0000000000042284">
            <text:p>4.23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26136">
            <text:p>2.61E-012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6.2804E-016">
            <text:p>6.28E-016</text:p>
          </table:table-cell>
          <table:table-cell office:value-type="float" office:value="0.0000000000032487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6.2804E-016">
            <text:p>6.28E-016</text:p>
          </table:table-cell>
          <table:table-cell office:value-type="float" office:value="0.0000000000032487">
            <text:p>3.25E-012</text:p>
          </table:table-cell>
          <table:table-cell table:formula="of:=IF([.P153] &lt; [.L153];&quot;BETTER&quot;;IF([.P153]-2 &gt; [.L153]; &quot;WORSE&quot;;&quot;&quot;))">
            <text:p/>
          </table:table-cell>
          <table:table-cell table:formula="of:=IF([.R153] &lt; [.N153];&quot;BETTER&quot;;IF([.R153] &gt;[.N15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2804E-016">
            <text:p>6.28E-016</text:p>
          </table:table-cell>
          <table:table-cell office:value-type="float" office:value="0.0000000000032487">
            <text:p>3.25E-012</text:p>
          </table:table-cell>
          <table:table-cell table:formula="of:=IF([.U153] &lt; [.P153];&quot;BETTER&quot;;IF([.U153]-2 &gt; [.P153]; &quot;WORSE&quot;;&quot;&quot;))">
            <text:p/>
          </table:table-cell>
          <table:table-cell table:formula="of:=IF([.W153] &lt; [.R153];&quot;BETTER&quot;;IF([.W153] &gt;[.R15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2804E-016">
            <text:p>6.28E-016</text:p>
          </table:table-cell>
          <table:table-cell office:value-type="float" office:value="0.0000000000032487">
            <text:p>3.25E-012</text:p>
          </table:table-cell>
          <table:table-cell table:formula="of:=IF([.Z153] &lt; [.U153];&quot;BETTER&quot;;IF([.Z153]-2 &gt; [.U153]; &quot;WORSE&quot;;&quot;&quot;))">
            <text:p/>
          </table:table-cell>
          <table:table-cell table:formula="of:=IF([.AB153] &lt; [.W153];&quot;BETTER&quot;;IF([.AB153] &gt;[.W153]*1.1;&quot;WORSE&quot;;&quot;&quot;))">
            <text:p/>
          </table:table-cell>
        </table:table-row>
        <table:table-row table:style-name="ro3">
          <table:table-cell/>
          <table:table-cell office:value-type="float" office:value="152">
            <text:p>152</text:p>
          </table:table-cell>
          <table:table-cell office:value-type="string">
            <text:p>1.81379934379057994e+00</text:p>
          </table:table-cell>
          <table:table-cell office:value-type="float" office:value="123">
            <text:p>123</text:p>
          </table:table-cell>
          <table:table-cell office:value-type="float" office:value="0.0000000064331">
            <text:p>6.43E-009</text:p>
          </table:table-cell>
          <table:table-cell office:value-type="float" office:value="0.000000014763">
            <text:p>1.48E-008</text:p>
          </table:table-cell>
          <table:table-cell/>
          <table:table-cell office:value-type="float" office:value="482">
            <text:p>482</text:p>
          </table:table-cell>
          <table:table-cell office:value-type="float" office:value="0.000000000628">
            <text:p>6.28E-010</text:p>
          </table:table-cell>
          <table:table-cell office:value-type="float" office:value="0.0000000072643">
            <text:p>7.26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15159">
            <text:p>1.52E-009</text:p>
          </table:table-cell>
          <table:table-cell office:value-type="float" office:value="0.000000011252">
            <text:p>1.13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4334">
            <text:p>5.43E-009</text:p>
          </table:table-cell>
          <table:table-cell office:value-type="float" office:value="0.0000000056341">
            <text:p>5.63E-009</text:p>
          </table:table-cell>
          <table:table-cell table:formula="of:=IF([.P154] &lt; [.L154];&quot;BETTER&quot;;IF([.P154]-2 &gt; [.L154]; &quot;WORSE&quot;;&quot;&quot;))" office:value-type="string" office:string-value="BETTER">
            <text:p>BETTER</text:p>
          </table:table-cell>
          <table:table-cell table:formula="of:=IF([.R154] &lt; [.N154];&quot;BETTER&quot;;IF([.R154] &gt;[.N154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4334">
            <text:p>5.43E-009</text:p>
          </table:table-cell>
          <table:table-cell office:value-type="float" office:value="0.0000000056341">
            <text:p>5.63E-009</text:p>
          </table:table-cell>
          <table:table-cell table:formula="of:=IF([.U154] &lt; [.P154];&quot;BETTER&quot;;IF([.U154]-2 &gt; [.P154]; &quot;WORSE&quot;;&quot;&quot;))">
            <text:p/>
          </table:table-cell>
          <table:table-cell table:formula="of:=IF([.W154] &lt; [.R154];&quot;BETTER&quot;;IF([.W154] &gt;[.R15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7899">
            <text:p>1.79E-006</text:p>
          </table:table-cell>
          <table:table-cell office:value-type="float" office:value="0.0000000056341">
            <text:p>5.63E-009</text:p>
          </table:table-cell>
          <table:table-cell table:formula="of:=IF([.Z154] &lt; [.U154];&quot;BETTER&quot;;IF([.Z154]-2 &gt; [.U154]; &quot;WORSE&quot;;&quot;&quot;))">
            <text:p/>
          </table:table-cell>
          <table:table-cell table:formula="of:=IF([.AB154] &lt; [.W154];&quot;BETTER&quot;;IF([.AB154] &gt;[.W154]*1.1;&quot;WORSE&quot;;&quot;&quot;))">
            <text:p/>
          </table:table-cell>
        </table:table-row>
        <table:table-row table:style-name="ro3">
          <table:table-cell/>
          <table:table-cell office:value-type="float" office:value="153">
            <text:p>153</text:p>
          </table:table-cell>
          <table:table-cell office:value-type="string">
            <text:p>4.88253384881101038e-01</text:p>
          </table:table-cell>
          <table:table-cell office:value-type="float" office:value="475">
            <text:p>475</text:p>
          </table:table-cell>
          <table:table-cell office:value-type="float" office:value="0.0000000023195">
            <text:p>2.32E-009</text:p>
          </table:table-cell>
          <table:table-cell office:value-type="float" office:value="0.000000027124">
            <text:p>2.71E-008</text:p>
          </table:table-cell>
          <table:table-cell/>
          <table:table-cell office:value-type="float" office:value="3765">
            <text:p>3765</text:p>
          </table:table-cell>
          <table:table-cell office:value-type="float" office:value="0.00000000067054">
            <text:p>6.71E-010</text:p>
          </table:table-cell>
          <table:table-cell office:value-type="float" office:value="0.000000021464">
            <text:p>2.15E-008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00007506">
            <text:p>7.51E-010</text:p>
          </table:table-cell>
          <table:table-cell office:value-type="float" office:value="0.000000043459">
            <text:p>4.35E-008</text:p>
          </table:table-cell>
          <table:table-cell/>
          <table:table-cell office:value-type="float" office:value="295">
            <text:p>295</text:p>
          </table:table-cell>
          <table:table-cell office:value-type="float" office:value="0.000000009316">
            <text:p>9.32E-009</text:p>
          </table:table-cell>
          <table:table-cell office:value-type="float" office:value="0.000000040131">
            <text:p>4.01E-008</text:p>
          </table:table-cell>
          <table:table-cell table:formula="of:=IF([.P155] &lt; [.L155];&quot;BETTER&quot;;IF([.P155]-2 &gt; [.L155]; &quot;WORSE&quot;;&quot;&quot;))" office:value-type="string" office:string-value="BETTER">
            <text:p>BETTER</text:p>
          </table:table-cell>
          <table:table-cell table:formula="of:=IF([.R155] &lt; [.N155];&quot;BETTER&quot;;IF([.R155] &gt;[.N155]*1.1;&quot;WORSE&quot;;&quot;&quot;))" office:value-type="string" office:string-value="BETTER">
            <text:p>BETTER</text:p>
          </table:table-cell>
          <table:table-cell office:value-type="float" office:value="295">
            <text:p>295</text:p>
          </table:table-cell>
          <table:table-cell office:value-type="float" office:value="0.000000009316">
            <text:p>9.32E-009</text:p>
          </table:table-cell>
          <table:table-cell office:value-type="float" office:value="0.000000040131">
            <text:p>4.01E-008</text:p>
          </table:table-cell>
          <table:table-cell table:formula="of:=IF([.U155] &lt; [.P155];&quot;BETTER&quot;;IF([.U155]-2 &gt; [.P155]; &quot;WORSE&quot;;&quot;&quot;))">
            <text:p/>
          </table:table-cell>
          <table:table-cell table:formula="of:=IF([.W155] &lt; [.R155];&quot;BETTER&quot;;IF([.W155] &gt;[.R155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10634">
            <text:p>1.06E-006</text:p>
          </table:table-cell>
          <table:table-cell office:value-type="float" office:value="0.000000040131">
            <text:p>4.01E-008</text:p>
          </table:table-cell>
          <table:table-cell table:formula="of:=IF([.Z155] &lt; [.U155];&quot;BETTER&quot;;IF([.Z155]-2 &gt; [.U155]; &quot;WORSE&quot;;&quot;&quot;))" office:value-type="string" office:string-value="BETTER">
            <text:p>BETTER</text:p>
          </table:table-cell>
          <table:table-cell table:formula="of:=IF([.AB155] &lt; [.W155];&quot;BETTER&quot;;IF([.AB155] &gt;[.W155]*1.1;&quot;WORSE&quot;;&quot;&quot;))">
            <text:p/>
          </table:table-cell>
        </table:table-row>
        <table:table-row table:style-name="ro3">
          <table:table-cell/>
          <table:table-cell office:value-type="float" office:value="154">
            <text:p>154</text:p>
          </table:table-cell>
          <table:table-cell office:value-type="string">
            <text:p>6.18023291238595895e+00</text:p>
          </table:table-cell>
          <table:table-cell office:value-type="float" office:value="89">
            <text:p>89</text:p>
          </table:table-cell>
          <table:table-cell office:value-type="float" office:value="0.000000000039342">
            <text:p>3.93E-011</text:p>
          </table:table-cell>
          <table:table-cell office:value-type="float" office:value="0.000000000023669">
            <text:p>2.37E-011</text:p>
          </table:table-cell>
          <table:table-cell/>
          <table:table-cell office:value-type="float" office:value="91">
            <text:p>91</text:p>
          </table:table-cell>
          <table:table-cell office:value-type="float" office:value="0.000000000018688">
            <text:p>1.87E-011</text:p>
          </table:table-cell>
          <table:table-cell office:value-type="float" office:value="0.0000000000030155">
            <text:p>3.02E-012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00021494">
            <text:p>2.15E-013</text:p>
          </table:table-cell>
          <table:table-cell office:value-type="float" office:value="0.000000000002272">
            <text:p>2.27E-012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00021494">
            <text:p>2.15E-013</text:p>
          </table:table-cell>
          <table:table-cell office:value-type="float" office:value="0.000000000002272">
            <text:p>2.27E-012</text:p>
          </table:table-cell>
          <table:table-cell table:formula="of:=IF([.P156] &lt; [.L156];&quot;BETTER&quot;;IF([.P156]-2 &gt; [.L156]; &quot;WORSE&quot;;&quot;&quot;))">
            <text:p/>
          </table:table-cell>
          <table:table-cell table:formula="of:=IF([.R156] &lt; [.N156];&quot;BETTER&quot;;IF([.R156] &gt;[.N156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00021494">
            <text:p>2.15E-013</text:p>
          </table:table-cell>
          <table:table-cell office:value-type="float" office:value="0.000000000002272">
            <text:p>2.27E-012</text:p>
          </table:table-cell>
          <table:table-cell table:formula="of:=IF([.U156] &lt; [.P156];&quot;BETTER&quot;;IF([.U156]-2 &gt; [.P156]; &quot;WORSE&quot;;&quot;&quot;))">
            <text:p/>
          </table:table-cell>
          <table:table-cell table:formula="of:=IF([.W156] &lt; [.R156];&quot;BETTER&quot;;IF([.W156] &gt;[.R156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00021494">
            <text:p>2.15E-013</text:p>
          </table:table-cell>
          <table:table-cell office:value-type="float" office:value="0.000000000002272">
            <text:p>2.27E-012</text:p>
          </table:table-cell>
          <table:table-cell table:formula="of:=IF([.Z156] &lt; [.U156];&quot;BETTER&quot;;IF([.Z156]-2 &gt; [.U156]; &quot;WORSE&quot;;&quot;&quot;))">
            <text:p/>
          </table:table-cell>
          <table:table-cell table:formula="of:=IF([.AB156] &lt; [.W156];&quot;BETTER&quot;;IF([.AB156] &gt;[.W156]*1.1;&quot;WORSE&quot;;&quot;&quot;))">
            <text:p/>
          </table:table-cell>
        </table:table-row>
        <table:table-row table:style-name="ro3">
          <table:table-cell/>
          <table:table-cell office:value-type="float" office:value="155">
            <text:p>155</text:p>
          </table:table-cell>
          <table:table-cell office:value-type="string">
            <text:p>1.85407467730858899e+00</text:p>
          </table:table-cell>
          <table:table-cell office:value-type="float" office:value="58">
            <text:p>58</text:p>
          </table:table-cell>
          <table:table-cell office:value-type="float" office:value="0.000000000004754">
            <text:p>4.75E-012</text:p>
          </table:table-cell>
          <table:table-cell office:value-type="float" office:value="0.0000000000046322">
            <text:p>4.63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4754">
            <text:p>4.75E-012</text:p>
          </table:table-cell>
          <table:table-cell office:value-type="float" office:value="0.0000000000046322">
            <text:p>4.6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46324">
            <text:p>4.6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46324">
            <text:p>4.63E-012</text:p>
          </table:table-cell>
          <table:table-cell table:formula="of:=IF([.P157] &lt; [.L157];&quot;BETTER&quot;;IF([.P157]-2 &gt; [.L157]; &quot;WORSE&quot;;&quot;&quot;))">
            <text:p/>
          </table:table-cell>
          <table:table-cell table:formula="of:=IF([.R157] &lt; [.N157];&quot;BETTER&quot;;IF([.R157] &gt;[.N15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046322">
            <text:p>4.63E-012</text:p>
          </table:table-cell>
          <table:table-cell table:formula="of:=IF([.U157] &lt; [.P157];&quot;BETTER&quot;;IF([.U157]-2 &gt; [.P157]; &quot;WORSE&quot;;&quot;&quot;))">
            <text:p/>
          </table:table-cell>
          <table:table-cell table:formula="of:=IF([.W157] &lt; [.R157];&quot;BETTER&quot;;IF([.W157] &gt;[.R157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000020919">
            <text:p>2.09E-013</text:p>
          </table:table-cell>
          <table:table-cell office:value-type="float" office:value="0.0000000000046322">
            <text:p>4.63E-012</text:p>
          </table:table-cell>
          <table:table-cell table:formula="of:=IF([.Z157] &lt; [.U157];&quot;BETTER&quot;;IF([.Z157]-2 &gt; [.U157]; &quot;WORSE&quot;;&quot;&quot;))">
            <text:p/>
          </table:table-cell>
          <table:table-cell table:formula="of:=IF([.AB157] &lt; [.W157];&quot;BETTER&quot;;IF([.AB157] &gt;[.W157]*1.1;&quot;WORSE&quot;;&quot;&quot;))">
            <text:p/>
          </table:table-cell>
        </table:table-row>
        <table:table-row table:style-name="ro3">
          <table:table-cell/>
          <table:table-cell office:value-type="float" office:value="156">
            <text:p>156</text:p>
          </table:table-cell>
          <table:table-cell office:value-type="string">
            <text:p>7.11943822970597884e-01</text:p>
          </table:table-cell>
          <table:table-cell office:value-type="float" office:value="171">
            <text:p>171</text:p>
          </table:table-cell>
          <table:table-cell office:value-type="float" office:value="0.000000000099001">
            <text:p>9.90E-011</text:p>
          </table:table-cell>
          <table:table-cell office:value-type="float" office:value="0.00000000011327">
            <text:p>1.13E-010</text:p>
          </table:table-cell>
          <table:table-cell/>
          <table:table-cell office:value-type="float" office:value="177">
            <text:p>177</text:p>
          </table:table-cell>
          <table:table-cell office:value-type="float" office:value="0.000000000033647">
            <text:p>3.36E-011</text:p>
          </table:table-cell>
          <table:table-cell office:value-type="float" office:value="0.000000000045359">
            <text:p>4.54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13364">
            <text:p>1.34E-010</text:p>
          </table:table-cell>
          <table:table-cell office:value-type="float" office:value="0.000000000041298">
            <text:p>4.13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13364">
            <text:p>1.34E-010</text:p>
          </table:table-cell>
          <table:table-cell office:value-type="float" office:value="0.000000000041298">
            <text:p>4.13E-011</text:p>
          </table:table-cell>
          <table:table-cell table:formula="of:=IF([.P158] &lt; [.L158];&quot;BETTER&quot;;IF([.P158]-2 &gt; [.L158]; &quot;WORSE&quot;;&quot;&quot;))">
            <text:p/>
          </table:table-cell>
          <table:table-cell table:formula="of:=IF([.R158] &lt; [.N158];&quot;BETTER&quot;;IF([.R158] &gt;[.N158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13364">
            <text:p>1.34E-010</text:p>
          </table:table-cell>
          <table:table-cell office:value-type="float" office:value="0.000000000041298">
            <text:p>4.13E-011</text:p>
          </table:table-cell>
          <table:table-cell table:formula="of:=IF([.U158] &lt; [.P158];&quot;BETTER&quot;;IF([.U158]-2 &gt; [.P158]; &quot;WORSE&quot;;&quot;&quot;))">
            <text:p/>
          </table:table-cell>
          <table:table-cell table:formula="of:=IF([.W158] &lt; [.R158];&quot;BETTER&quot;;IF([.W158] &gt;[.R158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13364">
            <text:p>1.34E-010</text:p>
          </table:table-cell>
          <table:table-cell office:value-type="float" office:value="0.000000000041298">
            <text:p>4.13E-011</text:p>
          </table:table-cell>
          <table:table-cell table:formula="of:=IF([.Z158] &lt; [.U158];&quot;BETTER&quot;;IF([.Z158]-2 &gt; [.U158]; &quot;WORSE&quot;;&quot;&quot;))">
            <text:p/>
          </table:table-cell>
          <table:table-cell table:formula="of:=IF([.AB158] &lt; [.W158];&quot;BETTER&quot;;IF([.AB158] &gt;[.W158]*1.1;&quot;WORSE&quot;;&quot;&quot;))">
            <text:p/>
          </table:table-cell>
        </table:table-row>
        <table:table-row table:style-name="ro3">
          <table:table-cell/>
          <table:table-cell office:value-type="float" office:value="157">
            <text:p>157</text:p>
          </table:table-cell>
          <table:table-cell office:value-type="string">
            <text:p>9.95555493637366284e-01</text:p>
          </table:table-cell>
          <table:table-cell office:value-type="float" office:value="108">
            <text:p>108</text:p>
          </table:table-cell>
          <table:table-cell office:value-type="float" office:value="0.0000000017251">
            <text:p>1.73E-009</text:p>
          </table:table-cell>
          <table:table-cell office:value-type="float" office:value="0.0000000034683">
            <text:p>3.47E-009</text:p>
          </table:table-cell>
          <table:table-cell/>
          <table:table-cell office:value-type="float" office:value="414">
            <text:p>414</text:p>
          </table:table-cell>
          <table:table-cell office:value-type="float" office:value="0.00000000062182">
            <text:p>6.22E-010</text:p>
          </table:table-cell>
          <table:table-cell office:value-type="float" office:value="0.0000000028779">
            <text:p>2.88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39695">
            <text:p>3.97E-010</text:p>
          </table:table-cell>
          <table:table-cell office:value-type="float" office:value="0.0000000041812">
            <text:p>4.18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39695">
            <text:p>3.97E-010</text:p>
          </table:table-cell>
          <table:table-cell office:value-type="float" office:value="0.0000000041812">
            <text:p>4.18E-009</text:p>
          </table:table-cell>
          <table:table-cell table:formula="of:=IF([.P159] &lt; [.L159];&quot;BETTER&quot;;IF([.P159]-2 &gt; [.L159]; &quot;WORSE&quot;;&quot;&quot;))">
            <text:p/>
          </table:table-cell>
          <table:table-cell table:formula="of:=IF([.R159] &lt; [.N159];&quot;BETTER&quot;;IF([.R159] &gt;[.N15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39695">
            <text:p>3.97E-010</text:p>
          </table:table-cell>
          <table:table-cell office:value-type="float" office:value="0.0000000041812">
            <text:p>4.18E-009</text:p>
          </table:table-cell>
          <table:table-cell table:formula="of:=IF([.U159] &lt; [.P159];&quot;BETTER&quot;;IF([.U159]-2 &gt; [.P159]; &quot;WORSE&quot;;&quot;&quot;))">
            <text:p/>
          </table:table-cell>
          <table:table-cell table:formula="of:=IF([.W159] &lt; [.R159];&quot;BETTER&quot;;IF([.W159] &gt;[.R15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39697">
            <text:p>3.97E-010</text:p>
          </table:table-cell>
          <table:table-cell office:value-type="float" office:value="0.0000000041812">
            <text:p>4.18E-009</text:p>
          </table:table-cell>
          <table:table-cell table:formula="of:=IF([.Z159] &lt; [.U159];&quot;BETTER&quot;;IF([.Z159]-2 &gt; [.U159]; &quot;WORSE&quot;;&quot;&quot;))">
            <text:p/>
          </table:table-cell>
          <table:table-cell table:formula="of:=IF([.AB159] &lt; [.W159];&quot;BETTER&quot;;IF([.AB159] &gt;[.W159]*1.1;&quot;WORSE&quot;;&quot;&quot;))">
            <text:p/>
          </table:table-cell>
        </table:table-row>
        <table:table-row table:style-name="ro3">
          <table:table-cell/>
          <table:table-cell office:value-type="float" office:value="158">
            <text:p>158</text:p>
          </table:table-cell>
          <table:table-cell office:value-type="string">
            <text:p>2.00000000000000044e+00</text:p>
          </table:table-cell>
          <table:table-cell office:value-type="float" office:value="49">
            <text:p>49</text:p>
          </table:table-cell>
          <table:table-cell office:value-type="float" office:value="0.000000000000032786">
            <text:p>3.28E-014</text:p>
          </table:table-cell>
          <table:table-cell office:value-type="float" office:value="9.881E-015">
            <text:p>9.88E-015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00032786">
            <text:p>3.28E-014</text:p>
          </table:table-cell>
          <table:table-cell office:value-type="float" office:value="9.881E-015">
            <text:p>9.88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2.2204E-016">
            <text:p>2.22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2.2204E-016">
            <text:p>2.22E-016</text:p>
          </table:table-cell>
          <table:table-cell table:formula="of:=IF([.P160] &lt; [.L160];&quot;BETTER&quot;;IF([.P160]-2 &gt; [.L160]; &quot;WORSE&quot;;&quot;&quot;))">
            <text:p/>
          </table:table-cell>
          <table:table-cell table:formula="of:=IF([.R160] &lt; [.N160];&quot;BETTER&quot;;IF([.R160] &gt;[.N16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2.2204E-016">
            <text:p>2.22E-016</text:p>
          </table:table-cell>
          <table:table-cell table:formula="of:=IF([.U160] &lt; [.P160];&quot;BETTER&quot;;IF([.U160]-2 &gt; [.P160]; &quot;WORSE&quot;;&quot;&quot;))">
            <text:p/>
          </table:table-cell>
          <table:table-cell table:formula="of:=IF([.W160] &lt; [.R160];&quot;BETTER&quot;;IF([.W160] &gt;[.R16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0119E-024">
            <text:p>3.01E-024</text:p>
          </table:table-cell>
          <table:table-cell office:value-type="float" office:value="2.2204E-016">
            <text:p>2.22E-016</text:p>
          </table:table-cell>
          <table:table-cell table:formula="of:=IF([.Z160] &lt; [.U160];&quot;BETTER&quot;;IF([.Z160]-2 &gt; [.U160]; &quot;WORSE&quot;;&quot;&quot;))">
            <text:p/>
          </table:table-cell>
          <table:table-cell table:formula="of:=IF([.AB160] &lt; [.W160];&quot;BETTER&quot;;IF([.AB160] &gt;[.W160]*1.1;&quot;WORSE&quot;;&quot;&quot;))">
            <text:p/>
          </table:table-cell>
        </table:table-row>
        <table:table-row table:style-name="ro3">
          <table:table-cell/>
          <table:table-cell office:value-type="float" office:value="159">
            <text:p>159</text:p>
          </table:table-cell>
          <table:table-cell office:value-type="string">
            <text:p>3.54036709136785532e-01</text:p>
          </table:table-cell>
          <table:table-cell office:value-type="float" office:value="56">
            <text:p>56</text:p>
          </table:table-cell>
          <table:table-cell office:value-type="float" office:value="0.0000000000010171">
            <text:p>1.02E-012</text:p>
          </table:table-cell>
          <table:table-cell office:value-type="float" office:value="0.00000000010292">
            <text:p>1.03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29164">
            <text:p>2.92E-014</text:p>
          </table:table-cell>
          <table:table-cell office:value-type="float" office:value="0.0000000001039">
            <text:p>1.04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3313">
            <text:p>3.31E-010</text:p>
          </table:table-cell>
          <table:table-cell office:value-type="float" office:value="0.0000000001039">
            <text:p>1.04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3313">
            <text:p>3.31E-010</text:p>
          </table:table-cell>
          <table:table-cell office:value-type="float" office:value="0.0000000001039">
            <text:p>1.04E-010</text:p>
          </table:table-cell>
          <table:table-cell table:formula="of:=IF([.P161] &lt; [.L161];&quot;BETTER&quot;;IF([.P161]-2 &gt; [.L161]; &quot;WORSE&quot;;&quot;&quot;))">
            <text:p/>
          </table:table-cell>
          <table:table-cell table:formula="of:=IF([.R161] &lt; [.N161];&quot;BETTER&quot;;IF([.R161] &gt;[.N16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3313">
            <text:p>3.31E-010</text:p>
          </table:table-cell>
          <table:table-cell office:value-type="float" office:value="0.0000000001039">
            <text:p>1.04E-010</text:p>
          </table:table-cell>
          <table:table-cell table:formula="of:=IF([.U161] &lt; [.P161];&quot;BETTER&quot;;IF([.U161]-2 &gt; [.P161]; &quot;WORSE&quot;;&quot;&quot;))">
            <text:p/>
          </table:table-cell>
          <table:table-cell table:formula="of:=IF([.W161] &lt; [.R161];&quot;BETTER&quot;;IF([.W161] &gt;[.R16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33131">
            <text:p>3.31E-010</text:p>
          </table:table-cell>
          <table:table-cell office:value-type="float" office:value="0.0000000001039">
            <text:p>1.04E-010</text:p>
          </table:table-cell>
          <table:table-cell table:formula="of:=IF([.Z161] &lt; [.U161];&quot;BETTER&quot;;IF([.Z161]-2 &gt; [.U161]; &quot;WORSE&quot;;&quot;&quot;))">
            <text:p/>
          </table:table-cell>
          <table:table-cell table:formula="of:=IF([.AB161] &lt; [.W161];&quot;BETTER&quot;;IF([.AB161] &gt;[.W161]*1.1;&quot;WORSE&quot;;&quot;&quot;))">
            <text:p/>
          </table:table-cell>
        </table:table-row>
        <table:table-row table:style-name="ro3">
          <table:table-cell/>
          <table:table-cell office:value-type="float" office:value="160">
            <text:p>160</text:p>
          </table:table-cell>
          <table:table-cell office:value-type="string">
            <text:p>3.26666666666666643e+01</text:p>
          </table:table-cell>
          <table:table-cell office:value-type="float" office:value="57">
            <text:p>57</text:p>
          </table:table-cell>
          <table:table-cell office:value-type="float" office:value="0.000000000000017184">
            <text:p>1.72E-014</text:p>
          </table:table-cell>
          <table:table-cell office:value-type="float" office:value="0.0000000000010208">
            <text:p>1.02E-012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017184">
            <text:p>1.72E-014</text:p>
          </table:table-cell>
          <table:table-cell office:value-type="float" office:value="0.0000000000010208">
            <text:p>1.02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96847">
            <text:p>9.68E-012</text:p>
          </table:table-cell>
          <table:table-cell office:value-type="float" office:value="0.0000000000010206">
            <text:p>1.02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96847">
            <text:p>9.68E-012</text:p>
          </table:table-cell>
          <table:table-cell office:value-type="float" office:value="0.0000000000010206">
            <text:p>1.02E-012</text:p>
          </table:table-cell>
          <table:table-cell table:formula="of:=IF([.P162] &lt; [.L162];&quot;BETTER&quot;;IF([.P162]-2 &gt; [.L162]; &quot;WORSE&quot;;&quot;&quot;))">
            <text:p/>
          </table:table-cell>
          <table:table-cell table:formula="of:=IF([.R162] &lt; [.N162];&quot;BETTER&quot;;IF([.R162] &gt;[.N16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96847">
            <text:p>9.68E-012</text:p>
          </table:table-cell>
          <table:table-cell office:value-type="float" office:value="0.0000000000010206">
            <text:p>1.02E-012</text:p>
          </table:table-cell>
          <table:table-cell table:formula="of:=IF([.U162] &lt; [.P162];&quot;BETTER&quot;;IF([.U162]-2 &gt; [.P162]; &quot;WORSE&quot;;&quot;&quot;))">
            <text:p/>
          </table:table-cell>
          <table:table-cell table:formula="of:=IF([.W162] &lt; [.R162];&quot;BETTER&quot;;IF([.W162] &gt;[.R16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0415">
            <text:p>1.04E-011</text:p>
          </table:table-cell>
          <table:table-cell office:value-type="float" office:value="0.0000000000010206">
            <text:p>1.02E-012</text:p>
          </table:table-cell>
          <table:table-cell table:formula="of:=IF([.Z162] &lt; [.U162];&quot;BETTER&quot;;IF([.Z162]-2 &gt; [.U162]; &quot;WORSE&quot;;&quot;&quot;))">
            <text:p/>
          </table:table-cell>
          <table:table-cell table:formula="of:=IF([.AB162] &lt; [.W162];&quot;BETTER&quot;;IF([.AB162] &gt;[.W162]*1.1;&quot;WORSE&quot;;&quot;&quot;))">
            <text:p/>
          </table:table-cell>
        </table:table-row>
        <table:table-row table:style-name="ro3">
          <table:table-cell/>
          <table:table-cell office:value-type="float" office:value="161">
            <text:p>161</text:p>
          </table:table-cell>
          <table:table-cell office:value-type="string">
            <text:p>4.40984450821582996e+00</text:p>
          </table:table-cell>
          <table:table-cell office:value-type="float" office:value="56">
            <text:p>56</text:p>
          </table:table-cell>
          <table:table-cell office:value-type="float" office:value="0.000000000016883">
            <text:p>1.69E-011</text:p>
          </table:table-cell>
          <table:table-cell office:value-type="float" office:value="0.000000000002855">
            <text:p>2.86E-012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17617">
            <text:p>1.76E-011</text:p>
          </table:table-cell>
          <table:table-cell office:value-type="float" office:value="0.0000000000035895">
            <text:p>3.5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5897">
            <text:p>3.5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5897">
            <text:p>3.59E-012</text:p>
          </table:table-cell>
          <table:table-cell table:formula="of:=IF([.P163] &lt; [.L163];&quot;BETTER&quot;;IF([.P163]-2 &gt; [.L163]; &quot;WORSE&quot;;&quot;&quot;))">
            <text:p/>
          </table:table-cell>
          <table:table-cell table:formula="of:=IF([.R163] &lt; [.N163];&quot;BETTER&quot;;IF([.R163] &gt;[.N16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5897">
            <text:p>3.59E-012</text:p>
          </table:table-cell>
          <table:table-cell table:formula="of:=IF([.U163] &lt; [.P163];&quot;BETTER&quot;;IF([.U163]-2 &gt; [.P163]; &quot;WORSE&quot;;&quot;&quot;))">
            <text:p/>
          </table:table-cell>
          <table:table-cell table:formula="of:=IF([.W163] &lt; [.R163];&quot;BETTER&quot;;IF([.W163] &gt;[.R16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3959">
            <text:p>3.96E-013</text:p>
          </table:table-cell>
          <table:table-cell office:value-type="float" office:value="0.0000000000035897">
            <text:p>3.59E-012</text:p>
          </table:table-cell>
          <table:table-cell table:formula="of:=IF([.Z163] &lt; [.U163];&quot;BETTER&quot;;IF([.Z163]-2 &gt; [.U163]; &quot;WORSE&quot;;&quot;&quot;))">
            <text:p/>
          </table:table-cell>
          <table:table-cell table:formula="of:=IF([.AB163] &lt; [.W163];&quot;BETTER&quot;;IF([.AB163] &gt;[.W163]*1.1;&quot;WORSE&quot;;&quot;&quot;))">
            <text:p/>
          </table:table-cell>
        </table:table-row>
        <table:table-row table:style-name="ro3">
          <table:table-cell/>
          <table:table-cell office:value-type="float" office:value="162">
            <text:p>162</text:p>
          </table:table-cell>
          <table:table-cell office:value-type="string">
            <text:p>9.90062524435860736e-02</text:p>
          </table:table-cell>
          <table:table-cell office:value-type="float" office:value="185">
            <text:p>185</text:p>
          </table:table-cell>
          <table:table-cell office:value-type="float" office:value="0.0000000001179">
            <text:p>1.18E-010</text:p>
          </table:table-cell>
          <table:table-cell office:value-type="float" office:value="0.00000000057838">
            <text:p>5.78E-010</text:p>
          </table:table-cell>
          <table:table-cell/>
          <table:table-cell office:value-type="float" office:value="195">
            <text:p>195</text:p>
          </table:table-cell>
          <table:table-cell office:value-type="float" office:value="0.000000000021613">
            <text:p>2.16E-011</text:p>
          </table:table-cell>
          <table:table-cell office:value-type="float" office:value="0.00000000046366">
            <text:p>4.64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1.5613E-016">
            <text:p>1.56E-016</text:p>
          </table:table-cell>
          <table:table-cell office:value-type="float" office:value="0.00000000044024">
            <text:p>4.40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1.5613E-016">
            <text:p>1.56E-016</text:p>
          </table:table-cell>
          <table:table-cell office:value-type="float" office:value="0.00000000044024">
            <text:p>4.40E-010</text:p>
          </table:table-cell>
          <table:table-cell table:formula="of:=IF([.P164] &lt; [.L164];&quot;BETTER&quot;;IF([.P164]-2 &gt; [.L164]; &quot;WORSE&quot;;&quot;&quot;))">
            <text:p/>
          </table:table-cell>
          <table:table-cell table:formula="of:=IF([.R164] &lt; [.N164];&quot;BETTER&quot;;IF([.R164] &gt;[.N164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1.5613E-016">
            <text:p>1.56E-016</text:p>
          </table:table-cell>
          <table:table-cell office:value-type="float" office:value="0.00000000044024">
            <text:p>4.40E-010</text:p>
          </table:table-cell>
          <table:table-cell table:formula="of:=IF([.U164] &lt; [.P164];&quot;BETTER&quot;;IF([.U164]-2 &gt; [.P164]; &quot;WORSE&quot;;&quot;&quot;))">
            <text:p/>
          </table:table-cell>
          <table:table-cell table:formula="of:=IF([.W164] &lt; [.R164];&quot;BETTER&quot;;IF([.W164] &gt;[.R164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1.5764E-016">
            <text:p>1.58E-016</text:p>
          </table:table-cell>
          <table:table-cell office:value-type="float" office:value="0.00000000044024">
            <text:p>4.40E-010</text:p>
          </table:table-cell>
          <table:table-cell table:formula="of:=IF([.Z164] &lt; [.U164];&quot;BETTER&quot;;IF([.Z164]-2 &gt; [.U164]; &quot;WORSE&quot;;&quot;&quot;))">
            <text:p/>
          </table:table-cell>
          <table:table-cell table:formula="of:=IF([.AB164] &lt; [.W164];&quot;BETTER&quot;;IF([.AB164] &gt;[.W164]*1.1;&quot;WORSE&quot;;&quot;&quot;))">
            <text:p/>
          </table:table-cell>
        </table:table-row>
        <table:table-row table:style-name="ro3">
          <table:table-cell/>
          <table:table-cell office:value-type="float" office:value="163">
            <text:p>163</text:p>
          </table:table-cell>
          <table:table-cell office:value-type="string">
            <text:p>9.89366989363264393e-01</text:p>
          </table:table-cell>
          <table:table-cell office:value-type="float" office:value="110">
            <text:p>110</text:p>
          </table:table-cell>
          <table:table-cell office:value-type="float" office:value="0.00000000010536">
            <text:p>1.05E-010</text:p>
          </table:table-cell>
          <table:table-cell office:value-type="float" office:value="0.000000000040451">
            <text:p>4.05E-011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10213">
            <text:p>1.02E-010</text:p>
          </table:table-cell>
          <table:table-cell office:value-type="float" office:value="0.000000000037226">
            <text:p>3.72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1.1102E-016">
            <text:p>1.11E-016</text:p>
          </table:table-cell>
          <table:table-cell office:value-type="float" office:value="0.00000000003713">
            <text:p>3.71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1.1102E-016">
            <text:p>1.11E-016</text:p>
          </table:table-cell>
          <table:table-cell office:value-type="float" office:value="0.00000000003713">
            <text:p>3.71E-011</text:p>
          </table:table-cell>
          <table:table-cell table:formula="of:=IF([.P165] &lt; [.L165];&quot;BETTER&quot;;IF([.P165]-2 &gt; [.L165]; &quot;WORSE&quot;;&quot;&quot;))">
            <text:p/>
          </table:table-cell>
          <table:table-cell table:formula="of:=IF([.R165] &lt; [.N165];&quot;BETTER&quot;;IF([.R165] &gt;[.N165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03713">
            <text:p>3.71E-011</text:p>
          </table:table-cell>
          <table:table-cell table:formula="of:=IF([.U165] &lt; [.P165];&quot;BETTER&quot;;IF([.U165]-2 &gt; [.P165]; &quot;WORSE&quot;;&quot;&quot;))">
            <text:p/>
          </table:table-cell>
          <table:table-cell table:formula="of:=IF([.W165] &lt; [.R165];&quot;BETTER&quot;;IF([.W165] &gt;[.R165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1666">
            <text:p>1.67E-014</text:p>
          </table:table-cell>
          <table:table-cell office:value-type="float" office:value="0.00000000003713">
            <text:p>3.71E-011</text:p>
          </table:table-cell>
          <table:table-cell table:formula="of:=IF([.Z165] &lt; [.U165];&quot;BETTER&quot;;IF([.Z165]-2 &gt; [.U165]; &quot;WORSE&quot;;&quot;&quot;))">
            <text:p/>
          </table:table-cell>
          <table:table-cell table:formula="of:=IF([.AB165] &lt; [.W165];&quot;BETTER&quot;;IF([.AB165] &gt;[.W165]*1.1;&quot;WORSE&quot;;&quot;&quot;))">
            <text:p/>
          </table:table-cell>
        </table:table-row>
        <table:table-row table:style-name="ro3">
          <table:table-cell/>
          <table:table-cell office:value-type="float" office:value="164">
            <text:p>164</text:p>
          </table:table-cell>
          <table:table-cell office:value-type="string">
            <text:p>3.64899739785769159e-02</text:p>
          </table:table-cell>
          <table:table-cell office:value-type="float" office:value="56">
            <text:p>56</text:p>
          </table:table-cell>
          <table:table-cell office:value-type="float" office:value="0.00000000000076862">
            <text:p>7.69E-013</text:p>
          </table:table-cell>
          <table:table-cell office:value-type="float" office:value="0.00000000058781">
            <text:p>5.88E-010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00046399">
            <text:p>4.64E-014</text:p>
          </table:table-cell>
          <table:table-cell office:value-type="float" office:value="0.00000000058709">
            <text:p>5.87E-010</text:p>
          </table:table-cell>
          <table:table-cell/>
          <table:table-cell office:value-type="float" office:value="74">
            <text:p>74</text:p>
          </table:table-cell>
          <table:table-cell office:value-type="float" office:value="4.0731E-015">
            <text:p>4.07E-015</text:p>
          </table:table-cell>
          <table:table-cell office:value-type="float" office:value="0.0000000005871">
            <text:p>5.87E-010</text:p>
          </table:table-cell>
          <table:table-cell/>
          <table:table-cell office:value-type="float" office:value="74">
            <text:p>74</text:p>
          </table:table-cell>
          <table:table-cell office:value-type="float" office:value="4.0731E-015">
            <text:p>4.07E-015</text:p>
          </table:table-cell>
          <table:table-cell office:value-type="float" office:value="0.0000000005871">
            <text:p>5.87E-010</text:p>
          </table:table-cell>
          <table:table-cell table:formula="of:=IF([.P166] &lt; [.L166];&quot;BETTER&quot;;IF([.P166]-2 &gt; [.L166]; &quot;WORSE&quot;;&quot;&quot;))">
            <text:p/>
          </table:table-cell>
          <table:table-cell table:formula="of:=IF([.R166] &lt; [.N166];&quot;BETTER&quot;;IF([.R166] &gt;[.N16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4.0731E-015">
            <text:p>4.07E-015</text:p>
          </table:table-cell>
          <table:table-cell office:value-type="float" office:value="0.0000000005871">
            <text:p>5.87E-010</text:p>
          </table:table-cell>
          <table:table-cell table:formula="of:=IF([.U166] &lt; [.P166];&quot;BETTER&quot;;IF([.U166]-2 &gt; [.P166]; &quot;WORSE&quot;;&quot;&quot;))">
            <text:p/>
          </table:table-cell>
          <table:table-cell table:formula="of:=IF([.W166] &lt; [.R166];&quot;BETTER&quot;;IF([.W166] &gt;[.R16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4.0731E-015">
            <text:p>4.07E-015</text:p>
          </table:table-cell>
          <table:table-cell office:value-type="float" office:value="0.0000000005871">
            <text:p>5.87E-010</text:p>
          </table:table-cell>
          <table:table-cell table:formula="of:=IF([.Z166] &lt; [.U166];&quot;BETTER&quot;;IF([.Z166]-2 &gt; [.U166]; &quot;WORSE&quot;;&quot;&quot;))">
            <text:p/>
          </table:table-cell>
          <table:table-cell table:formula="of:=IF([.AB166] &lt; [.W166];&quot;BETTER&quot;;IF([.AB166] &gt;[.W166]*1.1;&quot;WORSE&quot;;&quot;&quot;))">
            <text:p/>
          </table:table-cell>
        </table:table-row>
        <table:table-row table:style-name="ro3">
          <table:table-cell/>
          <table:table-cell office:value-type="float" office:value="165">
            <text:p>165</text:p>
          </table:table-cell>
          <table:table-cell office:value-type="string">
            <text:p>1.03414105175077720e+00</text:p>
          </table:table-cell>
          <table:table-cell office:value-type="float" office:value="58">
            <text:p>58</text:p>
          </table:table-cell>
          <table:table-cell office:value-type="float" office:value="0.00000000000024284">
            <text:p>2.43E-013</text:p>
          </table:table-cell>
          <table:table-cell office:value-type="float" office:value="0.000000000047598">
            <text:p>4.76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24284">
            <text:p>2.43E-013</text:p>
          </table:table-cell>
          <table:table-cell office:value-type="float" office:value="0.000000000047598">
            <text:p>4.7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47598">
            <text:p>4.7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47598">
            <text:p>4.76E-011</text:p>
          </table:table-cell>
          <table:table-cell table:formula="of:=IF([.P167] &lt; [.L167];&quot;BETTER&quot;;IF([.P167]-2 &gt; [.L167]; &quot;WORSE&quot;;&quot;&quot;))">
            <text:p/>
          </table:table-cell>
          <table:table-cell table:formula="of:=IF([.R167] &lt; [.N167];&quot;BETTER&quot;;IF([.R167] &gt;[.N16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47598">
            <text:p>4.76E-011</text:p>
          </table:table-cell>
          <table:table-cell table:formula="of:=IF([.U167] &lt; [.P167];&quot;BETTER&quot;;IF([.U167]-2 &gt; [.P167]; &quot;WORSE&quot;;&quot;&quot;))">
            <text:p/>
          </table:table-cell>
          <table:table-cell table:formula="of:=IF([.W167] &lt; [.R167];&quot;BETTER&quot;;IF([.W167] &gt;[.R16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94232">
            <text:p>9.42E-014</text:p>
          </table:table-cell>
          <table:table-cell office:value-type="float" office:value="0.000000000047598">
            <text:p>4.76E-011</text:p>
          </table:table-cell>
          <table:table-cell table:formula="of:=IF([.Z167] &lt; [.U167];&quot;BETTER&quot;;IF([.Z167]-2 &gt; [.U167]; &quot;WORSE&quot;;&quot;&quot;))">
            <text:p/>
          </table:table-cell>
          <table:table-cell table:formula="of:=IF([.AB167] &lt; [.W167];&quot;BETTER&quot;;IF([.AB167] &gt;[.W167]*1.1;&quot;WORSE&quot;;&quot;&quot;))">
            <text:p/>
          </table:table-cell>
        </table:table-row>
        <table:table-row table:style-name="ro3">
          <table:table-cell/>
          <table:table-cell office:value-type="float" office:value="166">
            <text:p>166</text:p>
          </table:table-cell>
          <table:table-cell office:value-type="string">
            <text:p>-4.71793074421962944e-01</text:p>
          </table:table-cell>
          <table:table-cell office:value-type="float" office:value="187">
            <text:p>187</text:p>
          </table:table-cell>
          <table:table-cell office:value-type="float" office:value="0.000000000085271">
            <text:p>8.53E-011</text:p>
          </table:table-cell>
          <table:table-cell office:value-type="float" office:value="0.000000000039575">
            <text:p>3.96E-011</text:p>
          </table:table-cell>
          <table:table-cell/>
          <table:table-cell office:value-type="float" office:value="193">
            <text:p>193</text:p>
          </table:table-cell>
          <table:table-cell office:value-type="float" office:value="0.000000000001415">
            <text:p>1.42E-012</text:p>
          </table:table-cell>
          <table:table-cell office:value-type="float" office:value="0.000000000045126">
            <text:p>4.51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8705">
            <text:p>4.87E-010</text:p>
          </table:table-cell>
          <table:table-cell office:value-type="float" office:value="0.000000000046552">
            <text:p>4.66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8705">
            <text:p>4.87E-010</text:p>
          </table:table-cell>
          <table:table-cell office:value-type="float" office:value="0.000000000046552">
            <text:p>4.66E-011</text:p>
          </table:table-cell>
          <table:table-cell table:formula="of:=IF([.P168] &lt; [.L168];&quot;BETTER&quot;;IF([.P168]-2 &gt; [.L168]; &quot;WORSE&quot;;&quot;&quot;))">
            <text:p/>
          </table:table-cell>
          <table:table-cell table:formula="of:=IF([.R168] &lt; [.N168];&quot;BETTER&quot;;IF([.R168] &gt;[.N16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48705">
            <text:p>4.87E-010</text:p>
          </table:table-cell>
          <table:table-cell office:value-type="float" office:value="0.000000000046552">
            <text:p>4.66E-011</text:p>
          </table:table-cell>
          <table:table-cell table:formula="of:=IF([.U168] &lt; [.P168];&quot;BETTER&quot;;IF([.U168]-2 &gt; [.P168]; &quot;WORSE&quot;;&quot;&quot;))">
            <text:p/>
          </table:table-cell>
          <table:table-cell table:formula="of:=IF([.W168] &lt; [.R168];&quot;BETTER&quot;;IF([.W168] &gt;[.R16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48705">
            <text:p>4.87E-010</text:p>
          </table:table-cell>
          <table:table-cell office:value-type="float" office:value="0.000000000046552">
            <text:p>4.66E-011</text:p>
          </table:table-cell>
          <table:table-cell table:formula="of:=IF([.Z168] &lt; [.U168];&quot;BETTER&quot;;IF([.Z168]-2 &gt; [.U168]; &quot;WORSE&quot;;&quot;&quot;))">
            <text:p/>
          </table:table-cell>
          <table:table-cell table:formula="of:=IF([.AB168] &lt; [.W168];&quot;BETTER&quot;;IF([.AB168] &gt;[.W168]*1.1;&quot;WORSE&quot;;&quot;&quot;))">
            <text:p/>
          </table:table-cell>
        </table:table-row>
        <table:table-row table:style-name="ro3">
          <table:table-cell/>
          <table:table-cell office:value-type="float" office:value="167">
            <text:p>167</text:p>
          </table:table-cell>
          <table:table-cell office:value-type="string">
            <text:p>2.34636346850665894e-01</text:p>
          </table:table-cell>
          <table:table-cell office:value-type="float" office:value="83">
            <text:p>83</text:p>
          </table:table-cell>
          <table:table-cell office:value-type="float" office:value="0.0000000000011008">
            <text:p>1.10E-012</text:p>
          </table:table-cell>
          <table:table-cell office:value-type="float" office:value="0.00000000021104">
            <text:p>2.11E-010</text:p>
          </table:table-cell>
          <table:table-cell/>
          <table:table-cell office:value-type="float" office:value="83">
            <text:p>83</text:p>
          </table:table-cell>
          <table:table-cell office:value-type="float" office:value="0.0000000000011008">
            <text:p>1.10E-012</text:p>
          </table:table-cell>
          <table:table-cell office:value-type="float" office:value="0.00000000021104">
            <text:p>2.11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2.1799E-016">
            <text:p>2.18E-016</text:p>
          </table:table-cell>
          <table:table-cell office:value-type="float" office:value="0.00000000021026">
            <text:p>2.10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2.1799E-016">
            <text:p>2.18E-016</text:p>
          </table:table-cell>
          <table:table-cell office:value-type="float" office:value="0.00000000021026">
            <text:p>2.10E-010</text:p>
          </table:table-cell>
          <table:table-cell table:formula="of:=IF([.P169] &lt; [.L169];&quot;BETTER&quot;;IF([.P169]-2 &gt; [.L169]; &quot;WORSE&quot;;&quot;&quot;))">
            <text:p/>
          </table:table-cell>
          <table:table-cell table:formula="of:=IF([.R169] &lt; [.N169];&quot;BETTER&quot;;IF([.R169] &gt;[.N16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7439E-016">
            <text:p>1.74E-016</text:p>
          </table:table-cell>
          <table:table-cell office:value-type="float" office:value="0.00000000021026">
            <text:p>2.10E-010</text:p>
          </table:table-cell>
          <table:table-cell table:formula="of:=IF([.U169] &lt; [.P169];&quot;BETTER&quot;;IF([.U169]-2 &gt; [.P169]; &quot;WORSE&quot;;&quot;&quot;))">
            <text:p/>
          </table:table-cell>
          <table:table-cell table:formula="of:=IF([.W169] &lt; [.R169];&quot;BETTER&quot;;IF([.W169] &gt;[.R16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33494">
            <text:p>3.35E-014</text:p>
          </table:table-cell>
          <table:table-cell office:value-type="float" office:value="0.00000000021026">
            <text:p>2.10E-010</text:p>
          </table:table-cell>
          <table:table-cell table:formula="of:=IF([.Z169] &lt; [.U169];&quot;BETTER&quot;;IF([.Z169]-2 &gt; [.U169]; &quot;WORSE&quot;;&quot;&quot;))">
            <text:p/>
          </table:table-cell>
          <table:table-cell table:formula="of:=IF([.AB169] &lt; [.W169];&quot;BETTER&quot;;IF([.AB169] &gt;[.W169]*1.1;&quot;WORSE&quot;;&quot;&quot;))">
            <text:p/>
          </table:table-cell>
        </table:table-row>
        <table:table-row table:style-name="ro3">
          <table:table-cell/>
          <table:table-cell office:value-type="float" office:value="168">
            <text:p>168</text:p>
          </table:table-cell>
          <table:table-cell office:value-type="string">
            <text:p>-6.34665182543393436e-01</text:p>
          </table:table-cell>
          <table:table-cell office:value-type="float" office:value="185">
            <text:p>185</text:p>
          </table:table-cell>
          <table:table-cell office:value-type="float" office:value="0.000000000024552">
            <text:p>2.46E-011</text:p>
          </table:table-cell>
          <table:table-cell office:value-type="float" office:value="0.000000000043607">
            <text:p>4.36E-011</text:p>
          </table:table-cell>
          <table:table-cell/>
          <table:table-cell office:value-type="float" office:value="189">
            <text:p>189</text:p>
          </table:table-cell>
          <table:table-cell office:value-type="float" office:value="0.0000000000030797">
            <text:p>3.08E-012</text:p>
          </table:table-cell>
          <table:table-cell office:value-type="float" office:value="0.00000000006508">
            <text:p>6.51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1.4823E-015">
            <text:p>1.48E-015</text:p>
          </table:table-cell>
          <table:table-cell office:value-type="float" office:value="0.000000000068372">
            <text:p>6.84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1.4823E-015">
            <text:p>1.48E-015</text:p>
          </table:table-cell>
          <table:table-cell office:value-type="float" office:value="0.000000000068372">
            <text:p>6.84E-011</text:p>
          </table:table-cell>
          <table:table-cell table:formula="of:=IF([.P170] &lt; [.L170];&quot;BETTER&quot;;IF([.P170]-2 &gt; [.L170]; &quot;WORSE&quot;;&quot;&quot;))">
            <text:p/>
          </table:table-cell>
          <table:table-cell table:formula="of:=IF([.R170] &lt; [.N170];&quot;BETTER&quot;;IF([.R170] &gt;[.N170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1.4823E-015">
            <text:p>1.48E-015</text:p>
          </table:table-cell>
          <table:table-cell office:value-type="float" office:value="0.000000000068372">
            <text:p>6.84E-011</text:p>
          </table:table-cell>
          <table:table-cell table:formula="of:=IF([.U170] &lt; [.P170];&quot;BETTER&quot;;IF([.U170]-2 &gt; [.P170]; &quot;WORSE&quot;;&quot;&quot;))">
            <text:p/>
          </table:table-cell>
          <table:table-cell table:formula="of:=IF([.W170] &lt; [.R170];&quot;BETTER&quot;;IF([.W170] &gt;[.R170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1.4823E-015">
            <text:p>1.48E-015</text:p>
          </table:table-cell>
          <table:table-cell office:value-type="float" office:value="0.000000000068372">
            <text:p>6.84E-011</text:p>
          </table:table-cell>
          <table:table-cell table:formula="of:=IF([.Z170] &lt; [.U170];&quot;BETTER&quot;;IF([.Z170]-2 &gt; [.U170]; &quot;WORSE&quot;;&quot;&quot;))">
            <text:p/>
          </table:table-cell>
          <table:table-cell table:formula="of:=IF([.AB170] &lt; [.W170];&quot;BETTER&quot;;IF([.AB170] &gt;[.W170]*1.1;&quot;WORSE&quot;;&quot;&quot;))">
            <text:p/>
          </table:table-cell>
        </table:table-row>
        <table:table-row table:style-name="ro3">
          <table:table-cell/>
          <table:table-cell office:value-type="float" office:value="169">
            <text:p>169</text:p>
          </table:table-cell>
          <table:table-cell office:value-type="string">
            <text:p>4.79428226688801362e-01</text:p>
          </table:table-cell>
          <table:table-cell office:value-type="float" office:value="57">
            <text:p>57</text:p>
          </table:table-cell>
          <table:table-cell office:value-type="float" office:value="0.00000000000072968">
            <text:p>7.30E-013</text:p>
          </table:table-cell>
          <table:table-cell office:value-type="float" office:value="0.000000000023359">
            <text:p>2.34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72968">
            <text:p>7.30E-013</text:p>
          </table:table-cell>
          <table:table-cell office:value-type="float" office:value="0.000000000023359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3.3307E-016">
            <text:p>3.33E-016</text:p>
          </table:table-cell>
          <table:table-cell office:value-type="float" office:value="0.000000000023358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3.3307E-016">
            <text:p>3.33E-016</text:p>
          </table:table-cell>
          <table:table-cell office:value-type="float" office:value="0.000000000023358">
            <text:p>2.34E-011</text:p>
          </table:table-cell>
          <table:table-cell table:formula="of:=IF([.P171] &lt; [.L171];&quot;BETTER&quot;;IF([.P171]-2 &gt; [.L171]; &quot;WORSE&quot;;&quot;&quot;))">
            <text:p/>
          </table:table-cell>
          <table:table-cell table:formula="of:=IF([.R171] &lt; [.N171];&quot;BETTER&quot;;IF([.R171] &gt;[.N17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7756E-016">
            <text:p>2.78E-016</text:p>
          </table:table-cell>
          <table:table-cell office:value-type="float" office:value="0.000000000023358">
            <text:p>2.34E-011</text:p>
          </table:table-cell>
          <table:table-cell table:formula="of:=IF([.U171] &lt; [.P171];&quot;BETTER&quot;;IF([.U171]-2 &gt; [.P171]; &quot;WORSE&quot;;&quot;&quot;))">
            <text:p/>
          </table:table-cell>
          <table:table-cell table:formula="of:=IF([.W171] &lt; [.R171];&quot;BETTER&quot;;IF([.W171] &gt;[.R17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33094">
            <text:p>3.31E-013</text:p>
          </table:table-cell>
          <table:table-cell office:value-type="float" office:value="0.000000000023358">
            <text:p>2.34E-011</text:p>
          </table:table-cell>
          <table:table-cell table:formula="of:=IF([.Z171] &lt; [.U171];&quot;BETTER&quot;;IF([.Z171]-2 &gt; [.U171]; &quot;WORSE&quot;;&quot;&quot;))">
            <text:p/>
          </table:table-cell>
          <table:table-cell table:formula="of:=IF([.AB171] &lt; [.W171];&quot;BETTER&quot;;IF([.AB171] &gt;[.W171]*1.1;&quot;WORSE&quot;;&quot;&quot;))">
            <text:p/>
          </table:table-cell>
        </table:table-row>
        <table:table-row table:style-name="ro3">
          <table:table-cell/>
          <table:table-cell office:value-type="float" office:value="170">
            <text:p>170</text:p>
          </table:table-cell>
          <table:table-cell office:value-type="string">
            <text:p>-1.50916639560889881e-01</text:p>
          </table:table-cell>
          <table:table-cell office:value-type="float" office:value="103">
            <text:p>103</text:p>
          </table:table-cell>
          <table:table-cell office:value-type="float" office:value="0.0000000000025329">
            <text:p>2.53E-012</text:p>
          </table:table-cell>
          <table:table-cell office:value-type="float" office:value="0.00000000026168">
            <text:p>2.62E-010</text:p>
          </table:table-cell>
          <table:table-cell/>
          <table:table-cell office:value-type="float" office:value="106">
            <text:p>106</text:p>
          </table:table-cell>
          <table:table-cell office:value-type="float" office:value="0.000000000000039357">
            <text:p>3.94E-014</text:p>
          </table:table-cell>
          <table:table-cell office:value-type="float" office:value="0.00000000025919">
            <text:p>2.59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.00000000025915">
            <text:p>2.59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.00000000025915">
            <text:p>2.59E-010</text:p>
          </table:table-cell>
          <table:table-cell table:formula="of:=IF([.P172] &lt; [.L172];&quot;BETTER&quot;;IF([.P172]-2 &gt; [.L172]; &quot;WORSE&quot;;&quot;&quot;))">
            <text:p/>
          </table:table-cell>
          <table:table-cell table:formula="of:=IF([.R172] &lt; [.N172];&quot;BETTER&quot;;IF([.R172] &gt;[.N17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.00000000025915">
            <text:p>2.59E-010</text:p>
          </table:table-cell>
          <table:table-cell table:formula="of:=IF([.U172] &lt; [.P172];&quot;BETTER&quot;;IF([.U172]-2 &gt; [.P172]; &quot;WORSE&quot;;&quot;&quot;))">
            <text:p/>
          </table:table-cell>
          <table:table-cell table:formula="of:=IF([.W172] &lt; [.R172];&quot;BETTER&quot;;IF([.W172] &gt;[.R17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2.2207E-016">
            <text:p>2.22E-016</text:p>
          </table:table-cell>
          <table:table-cell office:value-type="float" office:value="0.00000000025915">
            <text:p>2.59E-010</text:p>
          </table:table-cell>
          <table:table-cell table:formula="of:=IF([.Z172] &lt; [.U172];&quot;BETTER&quot;;IF([.Z172]-2 &gt; [.U172]; &quot;WORSE&quot;;&quot;&quot;))">
            <text:p/>
          </table:table-cell>
          <table:table-cell table:formula="of:=IF([.AB172] &lt; [.W172];&quot;BETTER&quot;;IF([.AB172] &gt;[.W172]*1.1;&quot;WORSE&quot;;&quot;&quot;))">
            <text:p/>
          </table:table-cell>
        </table:table-row>
        <table:table-row table:style-name="ro3">
          <table:table-cell/>
          <table:table-cell office:value-type="float" office:value="171">
            <text:p>171</text:p>
          </table:table-cell>
          <table:table-cell office:value-type="string">
            <text:p>-9.46083070367182977e-01</text:p>
          </table:table-cell>
          <table:table-cell office:value-type="float" office:value="59">
            <text:p>59</text:p>
          </table:table-cell>
          <table:table-cell office:value-type="float" office:value="7.393E-015">
            <text:p>7.39E-015</text:p>
          </table:table-cell>
          <table:table-cell office:value-type="float" office:value="0.000000000034697">
            <text:p>3.47E-011</text:p>
          </table:table-cell>
          <table:table-cell/>
          <table:table-cell office:value-type="float" office:value="59">
            <text:p>59</text:p>
          </table:table-cell>
          <table:table-cell office:value-type="float" office:value="7.393E-015">
            <text:p>7.39E-015</text:p>
          </table:table-cell>
          <table:table-cell office:value-type="float" office:value="0.000000000034697">
            <text:p>3.4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1242">
            <text:p>7.12E-011</text:p>
          </table:table-cell>
          <table:table-cell office:value-type="float" office:value="0.000000000034687">
            <text:p>3.4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1242">
            <text:p>7.12E-011</text:p>
          </table:table-cell>
          <table:table-cell office:value-type="float" office:value="0.000000000034687">
            <text:p>3.47E-011</text:p>
          </table:table-cell>
          <table:table-cell table:formula="of:=IF([.P173] &lt; [.L173];&quot;BETTER&quot;;IF([.P173]-2 &gt; [.L173]; &quot;WORSE&quot;;&quot;&quot;))">
            <text:p/>
          </table:table-cell>
          <table:table-cell table:formula="of:=IF([.R173] &lt; [.N173];&quot;BETTER&quot;;IF([.R173] &gt;[.N17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71242">
            <text:p>7.12E-011</text:p>
          </table:table-cell>
          <table:table-cell office:value-type="float" office:value="0.000000000034687">
            <text:p>3.47E-011</text:p>
          </table:table-cell>
          <table:table-cell table:formula="of:=IF([.U173] &lt; [.P173];&quot;BETTER&quot;;IF([.U173]-2 &gt; [.P173]; &quot;WORSE&quot;;&quot;&quot;))">
            <text:p/>
          </table:table-cell>
          <table:table-cell table:formula="of:=IF([.W173] &lt; [.R173];&quot;BETTER&quot;;IF([.W173] &gt;[.R17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71242">
            <text:p>7.12E-011</text:p>
          </table:table-cell>
          <table:table-cell office:value-type="float" office:value="0.000000000034687">
            <text:p>3.47E-011</text:p>
          </table:table-cell>
          <table:table-cell table:formula="of:=IF([.Z173] &lt; [.U173];&quot;BETTER&quot;;IF([.Z173]-2 &gt; [.U173]; &quot;WORSE&quot;;&quot;&quot;))">
            <text:p/>
          </table:table-cell>
          <table:table-cell table:formula="of:=IF([.AB173] &lt; [.W173];&quot;BETTER&quot;;IF([.AB173] &gt;[.W173]*1.1;&quot;WORSE&quot;;&quot;&quot;))">
            <text:p/>
          </table:table-cell>
        </table:table-row>
        <table:table-row table:style-name="ro3">
          <table:table-cell/>
          <table:table-cell office:value-type="float" office:value="172">
            <text:p>172</text:p>
          </table:table-cell>
          <table:table-cell office:value-type="string">
            <text:p>-1.97626807718718378e-01</text:p>
          </table:table-cell>
          <table:table-cell office:value-type="float" office:value="185">
            <text:p>185</text:p>
          </table:table-cell>
          <table:table-cell office:value-type="float" office:value="0.000000000024914">
            <text:p>2.49E-011</text:p>
          </table:table-cell>
          <table:table-cell office:value-type="float" office:value="0.000000000069577">
            <text:p>6.96E-011</text:p>
          </table:table-cell>
          <table:table-cell/>
          <table:table-cell office:value-type="float" office:value="189">
            <text:p>189</text:p>
          </table:table-cell>
          <table:table-cell office:value-type="float" office:value="0.0000000000031225">
            <text:p>3.12E-012</text:p>
          </table:table-cell>
          <table:table-cell office:value-type="float" office:value="0.000000000091369">
            <text:p>9.14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0979">
            <text:p>4.10E-010</text:p>
          </table:table-cell>
          <table:table-cell office:value-type="float" office:value="0.000000000094716">
            <text:p>9.47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0979">
            <text:p>4.10E-010</text:p>
          </table:table-cell>
          <table:table-cell office:value-type="float" office:value="0.000000000094716">
            <text:p>9.47E-011</text:p>
          </table:table-cell>
          <table:table-cell table:formula="of:=IF([.P174] &lt; [.L174];&quot;BETTER&quot;;IF([.P174]-2 &gt; [.L174]; &quot;WORSE&quot;;&quot;&quot;))">
            <text:p/>
          </table:table-cell>
          <table:table-cell table:formula="of:=IF([.R174] &lt; [.N174];&quot;BETTER&quot;;IF([.R174] &gt;[.N174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40979">
            <text:p>4.10E-010</text:p>
          </table:table-cell>
          <table:table-cell office:value-type="float" office:value="0.000000000094716">
            <text:p>9.47E-011</text:p>
          </table:table-cell>
          <table:table-cell table:formula="of:=IF([.U174] &lt; [.P174];&quot;BETTER&quot;;IF([.U174]-2 &gt; [.P174]; &quot;WORSE&quot;;&quot;&quot;))">
            <text:p/>
          </table:table-cell>
          <table:table-cell table:formula="of:=IF([.W174] &lt; [.R174];&quot;BETTER&quot;;IF([.W174] &gt;[.R174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40979">
            <text:p>4.10E-010</text:p>
          </table:table-cell>
          <table:table-cell office:value-type="float" office:value="0.000000000094716">
            <text:p>9.47E-011</text:p>
          </table:table-cell>
          <table:table-cell table:formula="of:=IF([.Z174] &lt; [.U174];&quot;BETTER&quot;;IF([.Z174]-2 &gt; [.U174]; &quot;WORSE&quot;;&quot;&quot;))">
            <text:p/>
          </table:table-cell>
          <table:table-cell table:formula="of:=IF([.AB174] &lt; [.W174];&quot;BETTER&quot;;IF([.AB174] &gt;[.W174]*1.1;&quot;WORSE&quot;;&quot;&quot;))">
            <text:p/>
          </table:table-cell>
        </table:table-row>
        <table:table-row table:style-name="ro3">
          <table:table-cell/>
          <table:table-cell office:value-type="float" office:value="173">
            <text:p>173</text:p>
          </table:table-cell>
          <table:table-cell office:value-type="string">
            <text:p>1.01090497747432195e+00</text:p>
          </table:table-cell>
          <table:table-cell office:value-type="float" office:value="104572">
            <text:p>104572</text:p>
          </table:table-cell>
          <table:table-cell office:value-type="float" office:value="0.017386">
            <text:p>1.74E-002</text:p>
          </table:table-cell>
          <table:table-cell office:value-type="float" office:value="0.01748">
            <text:p>1.75E-002</text:p>
          </table:table-cell>
          <table:table-cell/>
          <table:table-cell office:value-type="float" office:value="115121">
            <text:p>115121</text:p>
          </table:table-cell>
          <table:table-cell office:value-type="float" office:value="0.017435">
            <text:p>1.74E-002</text:p>
          </table:table-cell>
          <table:table-cell office:value-type="float" office:value="0.017429">
            <text:p>1.74E-002</text:p>
          </table:table-cell>
          <table:table-cell/>
          <table:table-cell office:value-type="float" office:value="9374">
            <text:p>9374</text:p>
          </table:table-cell>
          <table:table-cell office:value-type="float" office:value="0.00015797">
            <text:p>1.58E-004</text:p>
          </table:table-cell>
          <table:table-cell office:value-type="float" office:value="0.00033051">
            <text:p>3.31E-004</text:p>
          </table:table-cell>
          <table:table-cell/>
          <table:table-cell office:value-type="float" office:value="9378">
            <text:p>9378</text:p>
          </table:table-cell>
          <table:table-cell office:value-type="float" office:value="0.00015797">
            <text:p>1.58E-004</text:p>
          </table:table-cell>
          <table:table-cell office:value-type="float" office:value="0.00033051">
            <text:p>3.31E-004</text:p>
          </table:table-cell>
          <table:table-cell table:formula="of:=IF([.P175] &lt; [.L175];&quot;BETTER&quot;;IF([.P175]-2 &gt; [.L175]; &quot;WORSE&quot;;&quot;&quot;))" office:value-type="string" office:string-value="WORSE">
            <text:p>WORSE</text:p>
          </table:table-cell>
          <table:table-cell table:formula="of:=IF([.R175] &lt; [.N175];&quot;BETTER&quot;;IF([.R175] &gt;[.N175]*1.1;&quot;WORSE&quot;;&quot;&quot;))">
            <text:p/>
          </table:table-cell>
          <table:table-cell office:value-type="float" office:value="9378">
            <text:p>9378</text:p>
          </table:table-cell>
          <table:table-cell office:value-type="float" office:value="0.00015797">
            <text:p>1.58E-004</text:p>
          </table:table-cell>
          <table:table-cell office:value-type="float" office:value="0.00033051">
            <text:p>3.31E-004</text:p>
          </table:table-cell>
          <table:table-cell table:formula="of:=IF([.U175] &lt; [.P175];&quot;BETTER&quot;;IF([.U175]-2 &gt; [.P175]; &quot;WORSE&quot;;&quot;&quot;))">
            <text:p/>
          </table:table-cell>
          <table:table-cell table:formula="of:=IF([.W175] &lt; [.R175];&quot;BETTER&quot;;IF([.W175] &gt;[.R175]*1.1;&quot;WORSE&quot;;&quot;&quot;))">
            <text:p/>
          </table:table-cell>
          <table:table-cell office:value-type="float" office:value="9374">
            <text:p>9374</text:p>
          </table:table-cell>
          <table:table-cell office:value-type="float" office:value="0.00015797">
            <text:p>1.58E-004</text:p>
          </table:table-cell>
          <table:table-cell office:value-type="float" office:value="0.00033051">
            <text:p>3.31E-004</text:p>
          </table:table-cell>
          <table:table-cell table:formula="of:=IF([.Z175] &lt; [.U175];&quot;BETTER&quot;;IF([.Z175]-2 &gt; [.U175]; &quot;WORSE&quot;;&quot;&quot;))" office:value-type="string" office:string-value="BETTER">
            <text:p>BETTER</text:p>
          </table:table-cell>
          <table:table-cell table:formula="of:=IF([.AB175] &lt; [.W175];&quot;BETTER&quot;;IF([.AB175] &gt;[.W175]*1.1;&quot;WORSE&quot;;&quot;&quot;))">
            <text:p/>
          </table:table-cell>
        </table:table-row>
        <table:table-row table:style-name="ro3">
          <table:table-cell/>
          <table:table-cell office:value-type="float" office:value="174">
            <text:p>174</text:p>
          </table:table-cell>
          <table:table-cell office:value-type="string">
            <text:p>7.83430510712134431e-01</text:p>
          </table:table-cell>
          <table:table-cell office:value-type="float" office:value="58">
            <text:p>58</text:p>
          </table:table-cell>
          <table:table-cell office:value-type="float" office:value="0.000000000000062495">
            <text:p>6.25E-014</text:p>
          </table:table-cell>
          <table:table-cell office:value-type="float" office:value="0.000000000015488">
            <text:p>1.55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62495">
            <text:p>6.25E-014</text:p>
          </table:table-cell>
          <table:table-cell office:value-type="float" office:value="0.000000000015488">
            <text:p>1.5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5361">
            <text:p>3.54E-012</text:p>
          </table:table-cell>
          <table:table-cell office:value-type="float" office:value="0.000000000015489">
            <text:p>1.5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5361">
            <text:p>3.54E-012</text:p>
          </table:table-cell>
          <table:table-cell office:value-type="float" office:value="0.000000000015489">
            <text:p>1.55E-011</text:p>
          </table:table-cell>
          <table:table-cell table:formula="of:=IF([.P176] &lt; [.L176];&quot;BETTER&quot;;IF([.P176]-2 &gt; [.L176]; &quot;WORSE&quot;;&quot;&quot;))">
            <text:p/>
          </table:table-cell>
          <table:table-cell table:formula="of:=IF([.R176] &lt; [.N176];&quot;BETTER&quot;;IF([.R176] &gt;[.N17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5362">
            <text:p>3.54E-012</text:p>
          </table:table-cell>
          <table:table-cell office:value-type="float" office:value="0.000000000015489">
            <text:p>1.55E-011</text:p>
          </table:table-cell>
          <table:table-cell table:formula="of:=IF([.U176] &lt; [.P176];&quot;BETTER&quot;;IF([.U176]-2 &gt; [.P176]; &quot;WORSE&quot;;&quot;&quot;))">
            <text:p/>
          </table:table-cell>
          <table:table-cell table:formula="of:=IF([.W176] &lt; [.R176];&quot;BETTER&quot;;IF([.W176] &gt;[.R17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5476">
            <text:p>3.55E-012</text:p>
          </table:table-cell>
          <table:table-cell office:value-type="float" office:value="0.000000000015489">
            <text:p>1.55E-011</text:p>
          </table:table-cell>
          <table:table-cell table:formula="of:=IF([.Z176] &lt; [.U176];&quot;BETTER&quot;;IF([.Z176]-2 &gt; [.U176]; &quot;WORSE&quot;;&quot;&quot;))">
            <text:p/>
          </table:table-cell>
          <table:table-cell table:formula="of:=IF([.AB176] &lt; [.W176];&quot;BETTER&quot;;IF([.AB176] &gt;[.W176]*1.1;&quot;WORSE&quot;;&quot;&quot;))">
            <text:p/>
          </table:table-cell>
        </table:table-row>
        <table:table-row table:style-name="ro3">
          <table:table-cell/>
          <table:table-cell office:value-type="float" office:value="175">
            <text:p>175</text:p>
          </table:table-cell>
          <table:table-cell office:value-type="string">
            <text:p>1.29128599706266334e+00</text:p>
          </table:table-cell>
          <table:table-cell office:value-type="float" office:value="58">
            <text:p>58</text:p>
          </table:table-cell>
          <table:table-cell office:value-type="float" office:value="0.000000000000018743">
            <text:p>1.87E-014</text:p>
          </table:table-cell>
          <table:table-cell office:value-type="float" office:value="0.000000000028914">
            <text:p>2.89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8743">
            <text:p>1.87E-014</text:p>
          </table:table-cell>
          <table:table-cell office:value-type="float" office:value="0.000000000028914">
            <text:p>2.8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4941">
            <text:p>6.49E-010</text:p>
          </table:table-cell>
          <table:table-cell office:value-type="float" office:value="0.000000000028914">
            <text:p>2.8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4941">
            <text:p>6.49E-010</text:p>
          </table:table-cell>
          <table:table-cell office:value-type="float" office:value="0.000000000028914">
            <text:p>2.89E-011</text:p>
          </table:table-cell>
          <table:table-cell table:formula="of:=IF([.P177] &lt; [.L177];&quot;BETTER&quot;;IF([.P177]-2 &gt; [.L177]; &quot;WORSE&quot;;&quot;&quot;))">
            <text:p/>
          </table:table-cell>
          <table:table-cell table:formula="of:=IF([.R177] &lt; [.N177];&quot;BETTER&quot;;IF([.R177] &gt;[.N17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4942">
            <text:p>6.49E-010</text:p>
          </table:table-cell>
          <table:table-cell office:value-type="float" office:value="0.000000000028914">
            <text:p>2.89E-011</text:p>
          </table:table-cell>
          <table:table-cell table:formula="of:=IF([.U177] &lt; [.P177];&quot;BETTER&quot;;IF([.U177]-2 &gt; [.P177]; &quot;WORSE&quot;;&quot;&quot;))">
            <text:p/>
          </table:table-cell>
          <table:table-cell table:formula="of:=IF([.W177] &lt; [.R177];&quot;BETTER&quot;;IF([.W177] &gt;[.R17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4943">
            <text:p>6.49E-010</text:p>
          </table:table-cell>
          <table:table-cell office:value-type="float" office:value="0.000000000028914">
            <text:p>2.89E-011</text:p>
          </table:table-cell>
          <table:table-cell table:formula="of:=IF([.Z177] &lt; [.U177];&quot;BETTER&quot;;IF([.Z177]-2 &gt; [.U177]; &quot;WORSE&quot;;&quot;&quot;))">
            <text:p/>
          </table:table-cell>
          <table:table-cell table:formula="of:=IF([.AB177] &lt; [.W177];&quot;BETTER&quot;;IF([.AB177] &gt;[.W177]*1.1;&quot;WORSE&quot;;&quot;&quot;))">
            <text:p/>
          </table:table-cell>
        </table:table-row>
        <table:table-row table:style-name="ro3">
          <table:table-cell/>
          <table:table-cell office:value-type="float" office:value="176">
            <text:p>176</text:p>
          </table:table-cell>
          <table:table-cell office:value-type="string">
            <text:p>1.39800020116489048e+01</text:p>
          </table:table-cell>
          <table:table-cell office:value-type="float" office:value="58">
            <text:p>58</text:p>
          </table:table-cell>
          <table:table-cell office:value-type="float" office:value="0.00000000000031436">
            <text:p>3.14E-013</text:p>
          </table:table-cell>
          <table:table-cell office:value-type="float" office:value="0.0000000000034982">
            <text:p>3.50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31436">
            <text:p>3.14E-013</text:p>
          </table:table-cell>
          <table:table-cell office:value-type="float" office:value="0.0000000000034982">
            <text:p>3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7903E-015">
            <text:p>2.79E-015</text:p>
          </table:table-cell>
          <table:table-cell office:value-type="float" office:value="0.0000000000034982">
            <text:p>3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7903E-015">
            <text:p>2.79E-015</text:p>
          </table:table-cell>
          <table:table-cell office:value-type="float" office:value="0.0000000000034982">
            <text:p>3.50E-012</text:p>
          </table:table-cell>
          <table:table-cell table:formula="of:=IF([.P178] &lt; [.L178];&quot;BETTER&quot;;IF([.P178]-2 &gt; [.L178]; &quot;WORSE&quot;;&quot;&quot;))">
            <text:p/>
          </table:table-cell>
          <table:table-cell table:formula="of:=IF([.R178] &lt; [.N178];&quot;BETTER&quot;;IF([.R178] &gt;[.N17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7903E-015">
            <text:p>2.79E-015</text:p>
          </table:table-cell>
          <table:table-cell office:value-type="float" office:value="0.0000000000034982">
            <text:p>3.50E-012</text:p>
          </table:table-cell>
          <table:table-cell table:formula="of:=IF([.U178] &lt; [.P178];&quot;BETTER&quot;;IF([.U178]-2 &gt; [.P178]; &quot;WORSE&quot;;&quot;&quot;))">
            <text:p/>
          </table:table-cell>
          <table:table-cell table:formula="of:=IF([.W178] &lt; [.R178];&quot;BETTER&quot;;IF([.W178] &gt;[.R17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61694">
            <text:p>6.17E-013</text:p>
          </table:table-cell>
          <table:table-cell office:value-type="float" office:value="0.0000000000034982">
            <text:p>3.50E-012</text:p>
          </table:table-cell>
          <table:table-cell table:formula="of:=IF([.Z178] &lt; [.U178];&quot;BETTER&quot;;IF([.Z178]-2 &gt; [.U178]; &quot;WORSE&quot;;&quot;&quot;))">
            <text:p/>
          </table:table-cell>
          <table:table-cell table:formula="of:=IF([.AB178] &lt; [.W178];&quot;BETTER&quot;;IF([.AB178] &gt;[.W178]*1.1;&quot;WORSE&quot;;&quot;&quot;))">
            <text:p/>
          </table:table-cell>
        </table:table-row>
        <table:table-row table:style-name="ro3">
          <table:table-cell/>
          <table:table-cell office:value-type="float" office:value="177">
            <text:p>177</text:p>
          </table:table-cell>
          <table:table-cell office:value-type="string">
            <text:p>-1.19999999999999964e+01</text:p>
          </table:table-cell>
          <table:table-cell office:value-type="float" office:value="57">
            <text:p>57</text:p>
          </table:table-cell>
          <table:table-cell office:value-type="float" office:value="1.3323E-015">
            <text:p>1.33E-015</text:p>
          </table:table-cell>
          <table:table-cell office:value-type="float" office:value="2.9606E-016">
            <text:p>2.96E-016</text:p>
          </table:table-cell>
          <table:table-cell/>
          <table:table-cell office:value-type="float" office:value="57">
            <text:p>57</text:p>
          </table:table-cell>
          <table:table-cell office:value-type="float" office:value="1.3323E-015">
            <text:p>1.33E-015</text:p>
          </table:table-cell>
          <table:table-cell office:value-type="float" office:value="2.9606E-016">
            <text:p>2.96E-016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43965">
            <text:p>4.40E-013</text:p>
          </table:table-cell>
          <table:table-cell office:value-type="float" office:value="2.9606E-016">
            <text:p>2.96E-016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43965">
            <text:p>4.40E-013</text:p>
          </table:table-cell>
          <table:table-cell office:value-type="float" office:value="2.9606E-016">
            <text:p>2.96E-016</text:p>
          </table:table-cell>
          <table:table-cell table:formula="of:=IF([.P179] &lt; [.L179];&quot;BETTER&quot;;IF([.P179]-2 &gt; [.L179]; &quot;WORSE&quot;;&quot;&quot;))">
            <text:p/>
          </table:table-cell>
          <table:table-cell table:formula="of:=IF([.R179] &lt; [.N179];&quot;BETTER&quot;;IF([.R179] &gt;[.N17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043965">
            <text:p>4.40E-013</text:p>
          </table:table-cell>
          <table:table-cell office:value-type="float" office:value="2.9606E-016">
            <text:p>2.96E-016</text:p>
          </table:table-cell>
          <table:table-cell table:formula="of:=IF([.U179] &lt; [.P179];&quot;BETTER&quot;;IF([.U179]-2 &gt; [.P179]; &quot;WORSE&quot;;&quot;&quot;))">
            <text:p/>
          </table:table-cell>
          <table:table-cell table:formula="of:=IF([.W179] &lt; [.R179];&quot;BETTER&quot;;IF([.W179] &gt;[.R17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29058">
            <text:p>2.91E-012</text:p>
          </table:table-cell>
          <table:table-cell office:value-type="float" office:value="2.9606E-016">
            <text:p>2.96E-016</text:p>
          </table:table-cell>
          <table:table-cell table:formula="of:=IF([.Z179] &lt; [.U179];&quot;BETTER&quot;;IF([.Z179]-2 &gt; [.U179]; &quot;WORSE&quot;;&quot;&quot;))">
            <text:p/>
          </table:table-cell>
          <table:table-cell table:formula="of:=IF([.AB179] &lt; [.W179];&quot;BETTER&quot;;IF([.AB179] &gt;[.W179]*1.1;&quot;WORSE&quot;;&quot;&quot;))">
            <text:p/>
          </table:table-cell>
        </table:table-row>
        <table:table-row table:style-name="ro3">
          <table:table-cell/>
          <table:table-cell office:value-type="float" office:value="178">
            <text:p>178</text:p>
          </table:table-cell>
          <table:table-cell office:value-type="string">
            <text:p>3.14159265358979267e+00</text:p>
          </table:table-cell>
          <table:table-cell office:value-type="float" office:value="53">
            <text:p>53</text:p>
          </table:table-cell>
          <table:table-cell office:value-type="float" office:value="4.0994E-015">
            <text:p>4.10E-015</text:p>
          </table:table-cell>
          <table:table-cell office:value-type="float" office:value="0.0000000000032717">
            <text:p>3.27E-012</text:p>
          </table:table-cell>
          <table:table-cell/>
          <table:table-cell office:value-type="float" office:value="53">
            <text:p>53</text:p>
          </table:table-cell>
          <table:table-cell office:value-type="float" office:value="4.0994E-015">
            <text:p>4.10E-015</text:p>
          </table:table-cell>
          <table:table-cell office:value-type="float" office:value="0.0000000000032717">
            <text:p>3.27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97153">
            <text:p>9.72E-012</text:p>
          </table:table-cell>
          <table:table-cell office:value-type="float" office:value="0.0000000000032491">
            <text:p>3.25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97153">
            <text:p>9.72E-012</text:p>
          </table:table-cell>
          <table:table-cell office:value-type="float" office:value="0.0000000000032491">
            <text:p>3.25E-012</text:p>
          </table:table-cell>
          <table:table-cell table:formula="of:=IF([.P180] &lt; [.L180];&quot;BETTER&quot;;IF([.P180]-2 &gt; [.L180]; &quot;WORSE&quot;;&quot;&quot;))">
            <text:p/>
          </table:table-cell>
          <table:table-cell table:formula="of:=IF([.R180] &lt; [.N180];&quot;BETTER&quot;;IF([.R180] &gt;[.N18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97153">
            <text:p>9.72E-012</text:p>
          </table:table-cell>
          <table:table-cell office:value-type="float" office:value="0.0000000000032491">
            <text:p>3.25E-012</text:p>
          </table:table-cell>
          <table:table-cell table:formula="of:=IF([.U180] &lt; [.P180];&quot;BETTER&quot;;IF([.U180]-2 &gt; [.P180]; &quot;WORSE&quot;;&quot;&quot;))">
            <text:p/>
          </table:table-cell>
          <table:table-cell table:formula="of:=IF([.W180] &lt; [.R180];&quot;BETTER&quot;;IF([.W180] &gt;[.R18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97153">
            <text:p>9.72E-012</text:p>
          </table:table-cell>
          <table:table-cell office:value-type="float" office:value="0.0000000000032491">
            <text:p>3.25E-012</text:p>
          </table:table-cell>
          <table:table-cell table:formula="of:=IF([.Z180] &lt; [.U180];&quot;BETTER&quot;;IF([.Z180]-2 &gt; [.U180]; &quot;WORSE&quot;;&quot;&quot;))">
            <text:p/>
          </table:table-cell>
          <table:table-cell table:formula="of:=IF([.AB180] &lt; [.W180];&quot;BETTER&quot;;IF([.AB180] &gt;[.W180]*1.1;&quot;WORSE&quot;;&quot;&quot;))">
            <text:p/>
          </table:table-cell>
        </table:table-row>
        <table:table-row table:style-name="ro3">
          <table:table-cell/>
          <table:table-cell office:value-type="float" office:value="179">
            <text:p>179</text:p>
          </table:table-cell>
          <table:table-cell office:value-type="string">
            <text:p>6.21139035839645554e-02</text:p>
          </table:table-cell>
          <table:table-cell office:value-type="float" office:value="95">
            <text:p>95</text:p>
          </table:table-cell>
          <table:table-cell office:value-type="float" office:value="0.0000000000010384">
            <text:p>1.04E-012</text:p>
          </table:table-cell>
          <table:table-cell office:value-type="float" office:value="0.0000000002592">
            <text:p>2.59E-010</text:p>
          </table:table-cell>
          <table:table-cell/>
          <table:table-cell office:value-type="float" office:value="95">
            <text:p>95</text:p>
          </table:table-cell>
          <table:table-cell office:value-type="float" office:value="0.0000000000010384">
            <text:p>1.04E-012</text:p>
          </table:table-cell>
          <table:table-cell office:value-type="float" office:value="0.0000000002592">
            <text:p>2.59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42968">
            <text:p>4.30E-011</text:p>
          </table:table-cell>
          <table:table-cell office:value-type="float" office:value="0.00000000025816">
            <text:p>2.58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42968">
            <text:p>4.30E-011</text:p>
          </table:table-cell>
          <table:table-cell office:value-type="float" office:value="0.00000000025816">
            <text:p>2.58E-010</text:p>
          </table:table-cell>
          <table:table-cell table:formula="of:=IF([.P181] &lt; [.L181];&quot;BETTER&quot;;IF([.P181]-2 &gt; [.L181]; &quot;WORSE&quot;;&quot;&quot;))">
            <text:p/>
          </table:table-cell>
          <table:table-cell table:formula="of:=IF([.R181] &lt; [.N181];&quot;BETTER&quot;;IF([.R181] &gt;[.N18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42968">
            <text:p>4.30E-011</text:p>
          </table:table-cell>
          <table:table-cell office:value-type="float" office:value="0.00000000025816">
            <text:p>2.58E-010</text:p>
          </table:table-cell>
          <table:table-cell table:formula="of:=IF([.U181] &lt; [.P181];&quot;BETTER&quot;;IF([.U181]-2 &gt; [.P181]; &quot;WORSE&quot;;&quot;&quot;))">
            <text:p/>
          </table:table-cell>
          <table:table-cell table:formula="of:=IF([.W181] &lt; [.R181];&quot;BETTER&quot;;IF([.W181] &gt;[.R18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42968">
            <text:p>4.30E-011</text:p>
          </table:table-cell>
          <table:table-cell office:value-type="float" office:value="0.00000000025816">
            <text:p>2.58E-010</text:p>
          </table:table-cell>
          <table:table-cell table:formula="of:=IF([.Z181] &lt; [.U181];&quot;BETTER&quot;;IF([.Z181]-2 &gt; [.U181]; &quot;WORSE&quot;;&quot;&quot;))">
            <text:p/>
          </table:table-cell>
          <table:table-cell table:formula="of:=IF([.AB181] &lt; [.W181];&quot;BETTER&quot;;IF([.AB181] &gt;[.W181]*1.1;&quot;WORSE&quot;;&quot;&quot;))">
            <text:p/>
          </table:table-cell>
        </table:table-row>
        <table:table-row table:style-name="ro3">
          <table:table-cell/>
          <table:table-cell office:value-type="float" office:value="180">
            <text:p>180</text:p>
          </table:table-cell>
          <table:table-cell office:value-type="string">
            <text:p>-3.00410826970140377e-01</text:p>
          </table:table-cell>
          <table:table-cell office:value-type="float" office:value="111">
            <text:p>111</text:p>
          </table:table-cell>
          <table:table-cell office:value-type="float" office:value="0.0000000032276">
            <text:p>3.23E-009</text:p>
          </table:table-cell>
          <table:table-cell office:value-type="float" office:value="0.000000000098279">
            <text:p>9.83E-011</text:p>
          </table:table-cell>
          <table:table-cell/>
          <table:table-cell office:value-type="float" office:value="217">
            <text:p>217</text:p>
          </table:table-cell>
          <table:table-cell office:value-type="float" office:value="0.0000000000091442">
            <text:p>9.14E-012</text:p>
          </table:table-cell>
          <table:table-cell office:value-type="float" office:value="0.000000000089135">
            <text:p>8.91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1.2583E-016">
            <text:p>1.26E-016</text:p>
          </table:table-cell>
          <table:table-cell office:value-type="float" office:value="0.000000000099396">
            <text:p>9.94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1.2583E-016">
            <text:p>1.26E-016</text:p>
          </table:table-cell>
          <table:table-cell office:value-type="float" office:value="0.000000000099396">
            <text:p>9.94E-011</text:p>
          </table:table-cell>
          <table:table-cell table:formula="of:=IF([.P182] &lt; [.L182];&quot;BETTER&quot;;IF([.P182]-2 &gt; [.L182]; &quot;WORSE&quot;;&quot;&quot;))">
            <text:p/>
          </table:table-cell>
          <table:table-cell table:formula="of:=IF([.R182] &lt; [.N182];&quot;BETTER&quot;;IF([.R182] &gt;[.N182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1.2583E-016">
            <text:p>1.26E-016</text:p>
          </table:table-cell>
          <table:table-cell office:value-type="float" office:value="0.000000000099396">
            <text:p>9.94E-011</text:p>
          </table:table-cell>
          <table:table-cell table:formula="of:=IF([.U182] &lt; [.P182];&quot;BETTER&quot;;IF([.U182]-2 &gt; [.P182]; &quot;WORSE&quot;;&quot;&quot;))">
            <text:p/>
          </table:table-cell>
          <table:table-cell table:formula="of:=IF([.W182] &lt; [.R182];&quot;BETTER&quot;;IF([.W182] &gt;[.R182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000023669">
            <text:p>2.37E-014</text:p>
          </table:table-cell>
          <table:table-cell office:value-type="float" office:value="0.000000000099396">
            <text:p>9.94E-011</text:p>
          </table:table-cell>
          <table:table-cell table:formula="of:=IF([.Z182] &lt; [.U182];&quot;BETTER&quot;;IF([.Z182]-2 &gt; [.U182]; &quot;WORSE&quot;;&quot;&quot;))">
            <text:p/>
          </table:table-cell>
          <table:table-cell table:formula="of:=IF([.AB182] &lt; [.W182];&quot;BETTER&quot;;IF([.AB182] &gt;[.W182]*1.1;&quot;WORSE&quot;;&quot;&quot;))">
            <text:p/>
          </table:table-cell>
        </table:table-row>
        <table:table-row table:style-name="ro3">
          <table:table-cell/>
          <table:table-cell office:value-type="float" office:value="181">
            <text:p>181</text:p>
          </table:table-cell>
          <table:table-cell office:value-type="string">
            <text:p>3.92699076587790075e-01</text:p>
          </table:table-cell>
          <table:table-cell office:value-type="float" office:value="120">
            <text:p>120</text:p>
          </table:table-cell>
          <table:table-cell office:value-type="float" office:value="0.0000000074318">
            <text:p>7.43E-009</text:p>
          </table:table-cell>
          <table:table-cell office:value-type="float" office:value="0.000000017069">
            <text:p>1.71E-008</text:p>
          </table:table-cell>
          <table:table-cell/>
          <table:table-cell office:value-type="float" office:value="477">
            <text:p>477</text:p>
          </table:table-cell>
          <table:table-cell office:value-type="float" office:value="0.00000000074401">
            <text:p>7.44E-010</text:p>
          </table:table-cell>
          <table:table-cell office:value-type="float" office:value="0.0000000083881">
            <text:p>8.39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037895">
            <text:p>3.79E-010</text:p>
          </table:table-cell>
          <table:table-cell office:value-type="float" office:value="0.000000013018">
            <text:p>1.30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2329">
            <text:p>2.33E-009</text:p>
          </table:table-cell>
          <table:table-cell office:value-type="float" office:value="0.000000012462">
            <text:p>1.25E-008</text:p>
          </table:table-cell>
          <table:table-cell table:formula="of:=IF([.P183] &lt; [.L183];&quot;BETTER&quot;;IF([.P183]-2 &gt; [.L183]; &quot;WORSE&quot;;&quot;&quot;))" office:value-type="string" office:string-value="BETTER">
            <text:p>BETTER</text:p>
          </table:table-cell>
          <table:table-cell table:formula="of:=IF([.R183] &lt; [.N183];&quot;BETTER&quot;;IF([.R183] &gt;[.N183]*1.1;&quot;WORSE&quot;;&quot;&quot;))" office:value-type="string" office:string-value="BETTER">
            <text:p>BETTER</text:p>
          </table:table-cell>
          <table:table-cell office:value-type="float" office:value="293">
            <text:p>293</text:p>
          </table:table-cell>
          <table:table-cell office:value-type="float" office:value="0.000000002329">
            <text:p>2.33E-009</text:p>
          </table:table-cell>
          <table:table-cell office:value-type="float" office:value="0.000000012462">
            <text:p>1.25E-008</text:p>
          </table:table-cell>
          <table:table-cell table:formula="of:=IF([.U183] &lt; [.P183];&quot;BETTER&quot;;IF([.U183]-2 &gt; [.P183]; &quot;WORSE&quot;;&quot;&quot;))">
            <text:p/>
          </table:table-cell>
          <table:table-cell table:formula="of:=IF([.W183] &lt; [.R183];&quot;BETTER&quot;;IF([.W183] &gt;[.R18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26585">
            <text:p>2.66E-007</text:p>
          </table:table-cell>
          <table:table-cell office:value-type="float" office:value="0.000000012462">
            <text:p>1.25E-008</text:p>
          </table:table-cell>
          <table:table-cell table:formula="of:=IF([.Z183] &lt; [.U183];&quot;BETTER&quot;;IF([.Z183]-2 &gt; [.U183]; &quot;WORSE&quot;;&quot;&quot;))">
            <text:p/>
          </table:table-cell>
          <table:table-cell table:formula="of:=IF([.AB183] &lt; [.W183];&quot;BETTER&quot;;IF([.AB183] &gt;[.W183]*1.1;&quot;WORSE&quot;;&quot;&quot;))">
            <text:p/>
          </table:table-cell>
        </table:table-row>
        <table:table-row table:style-name="ro3">
          <table:table-cell/>
          <table:table-cell office:value-type="float" office:value="182">
            <text:p>182</text:p>
          </table:table-cell>
          <table:table-cell office:value-type="string">
            <text:p>1.57079630635126133e+00</text:p>
          </table:table-cell>
          <table:table-cell office:value-type="float" office:value="120">
            <text:p>120</text:p>
          </table:table-cell>
          <table:table-cell office:value-type="float" office:value="0.0000000074317">
            <text:p>7.43E-009</text:p>
          </table:table-cell>
          <table:table-cell office:value-type="float" office:value="0.000000017069">
            <text:p>1.71E-008</text:p>
          </table:table-cell>
          <table:table-cell/>
          <table:table-cell office:value-type="float" office:value="477">
            <text:p>477</text:p>
          </table:table-cell>
          <table:table-cell office:value-type="float" office:value="0.00000000074395">
            <text:p>7.44E-010</text:p>
          </table:table-cell>
          <table:table-cell office:value-type="float" office:value="0.000000008388">
            <text:p>8.39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15159">
            <text:p>1.52E-009</text:p>
          </table:table-cell>
          <table:table-cell office:value-type="float" office:value="0.000000013018">
            <text:p>1.30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65307">
            <text:p>6.53E-009</text:p>
          </table:table-cell>
          <table:table-cell table:formula="of:=IF([.P184] &lt; [.L184];&quot;BETTER&quot;;IF([.P184]-2 &gt; [.L184]; &quot;WORSE&quot;;&quot;&quot;))" office:value-type="string" office:string-value="BETTER">
            <text:p>BETTER</text:p>
          </table:table-cell>
          <table:table-cell table:formula="of:=IF([.R184] &lt; [.N184];&quot;BETTER&quot;;IF([.R184] &gt;[.N184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65307">
            <text:p>6.53E-009</text:p>
          </table:table-cell>
          <table:table-cell table:formula="of:=IF([.U184] &lt; [.P184];&quot;BETTER&quot;;IF([.U184]-2 &gt; [.P184]; &quot;WORSE&quot;;&quot;&quot;))">
            <text:p/>
          </table:table-cell>
          <table:table-cell table:formula="of:=IF([.W184] &lt; [.R184];&quot;BETTER&quot;;IF([.W184] &gt;[.R18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7898">
            <text:p>1.79E-006</text:p>
          </table:table-cell>
          <table:table-cell office:value-type="float" office:value="0.0000000065307">
            <text:p>6.53E-009</text:p>
          </table:table-cell>
          <table:table-cell table:formula="of:=IF([.Z184] &lt; [.U184];&quot;BETTER&quot;;IF([.Z184]-2 &gt; [.U184]; &quot;WORSE&quot;;&quot;&quot;))">
            <text:p/>
          </table:table-cell>
          <table:table-cell table:formula="of:=IF([.AB184] &lt; [.W184];&quot;BETTER&quot;;IF([.AB184] &gt;[.W184]*1.1;&quot;WORSE&quot;;&quot;&quot;))">
            <text:p/>
          </table:table-cell>
        </table:table-row>
        <table:table-row table:style-name="ro3">
          <table:table-cell/>
          <table:table-cell office:value-type="float" office:value="183">
            <text:p>183</text:p>
          </table:table-cell>
          <table:table-cell office:value-type="string">
            <text:p>3.59140914239761133e-01</text:p>
          </table:table-cell>
          <table:table-cell office:value-type="float" office:value="55">
            <text:p>55</text:p>
          </table:table-cell>
          <table:table-cell office:value-type="float" office:value="0.000000000044498">
            <text:p>4.45E-011</text:p>
          </table:table-cell>
          <table:table-cell office:value-type="float" office:value="0.00000000010979">
            <text:p>1.10E-010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43578">
            <text:p>4.36E-011</text:p>
          </table:table-cell>
          <table:table-cell office:value-type="float" office:value="0.00000000011071">
            <text:p>1.11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11071">
            <text:p>1.11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11071">
            <text:p>1.11E-010</text:p>
          </table:table-cell>
          <table:table-cell table:formula="of:=IF([.P185] &lt; [.L185];&quot;BETTER&quot;;IF([.P185]-2 &gt; [.L185]; &quot;WORSE&quot;;&quot;&quot;))">
            <text:p/>
          </table:table-cell>
          <table:table-cell table:formula="of:=IF([.R185] &lt; [.N185];&quot;BETTER&quot;;IF([.R185] &gt;[.N18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11071">
            <text:p>1.11E-010</text:p>
          </table:table-cell>
          <table:table-cell table:formula="of:=IF([.U185] &lt; [.P185];&quot;BETTER&quot;;IF([.U185]-2 &gt; [.P185]; &quot;WORSE&quot;;&quot;&quot;))">
            <text:p/>
          </table:table-cell>
          <table:table-cell table:formula="of:=IF([.W185] &lt; [.R185];&quot;BETTER&quot;;IF([.W185] &gt;[.R18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040479">
            <text:p>4.05E-014</text:p>
          </table:table-cell>
          <table:table-cell office:value-type="float" office:value="0.00000000011071">
            <text:p>1.11E-010</text:p>
          </table:table-cell>
          <table:table-cell table:formula="of:=IF([.Z185] &lt; [.U185];&quot;BETTER&quot;;IF([.Z185]-2 &gt; [.U185]; &quot;WORSE&quot;;&quot;&quot;))">
            <text:p/>
          </table:table-cell>
          <table:table-cell table:formula="of:=IF([.AB185] &lt; [.W185];&quot;BETTER&quot;;IF([.AB185] &gt;[.W185]*1.1;&quot;WORSE&quot;;&quot;&quot;))">
            <text:p/>
          </table:table-cell>
        </table:table-row>
        <table:table-row table:style-name="ro3">
          <table:table-cell/>
          <table:table-cell office:value-type="float" office:value="184">
            <text:p>184</text:p>
          </table:table-cell>
          <table:table-cell office:value-type="string">
            <text:p>7.30181058376559777e-01</text:p>
          </table:table-cell>
          <table:table-cell office:value-type="float" office:value="58">
            <text:p>58</text:p>
          </table:table-cell>
          <table:table-cell office:value-type="float" office:value="0.000000000000060515">
            <text:p>6.05E-014</text:p>
          </table:table-cell>
          <table:table-cell office:value-type="float" office:value="0.000000000032102">
            <text:p>3.21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60515">
            <text:p>6.05E-014</text:p>
          </table:table-cell>
          <table:table-cell office:value-type="float" office:value="0.000000000032102">
            <text:p>3.2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32102">
            <text:p>3.2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32102">
            <text:p>3.21E-011</text:p>
          </table:table-cell>
          <table:table-cell table:formula="of:=IF([.P186] &lt; [.L186];&quot;BETTER&quot;;IF([.P186]-2 &gt; [.L186]; &quot;WORSE&quot;;&quot;&quot;))">
            <text:p/>
          </table:table-cell>
          <table:table-cell table:formula="of:=IF([.R186] &lt; [.N186];&quot;BETTER&quot;;IF([.R186] &gt;[.N18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32102">
            <text:p>3.21E-011</text:p>
          </table:table-cell>
          <table:table-cell table:formula="of:=IF([.U186] &lt; [.P186];&quot;BETTER&quot;;IF([.U186]-2 &gt; [.P186]; &quot;WORSE&quot;;&quot;&quot;))">
            <text:p/>
          </table:table-cell>
          <table:table-cell table:formula="of:=IF([.W186] &lt; [.R186];&quot;BETTER&quot;;IF([.W186] &gt;[.R18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37029">
            <text:p>3.70E-014</text:p>
          </table:table-cell>
          <table:table-cell office:value-type="float" office:value="0.000000000032102">
            <text:p>3.21E-011</text:p>
          </table:table-cell>
          <table:table-cell table:formula="of:=IF([.Z186] &lt; [.U186];&quot;BETTER&quot;;IF([.Z186]-2 &gt; [.U186]; &quot;WORSE&quot;;&quot;&quot;))">
            <text:p/>
          </table:table-cell>
          <table:table-cell table:formula="of:=IF([.AB186] &lt; [.W186];&quot;BETTER&quot;;IF([.AB186] &gt;[.W186]*1.1;&quot;WORSE&quot;;&quot;&quot;))">
            <text:p/>
          </table:table-cell>
        </table:table-row>
        <table:table-row table:style-name="ro3">
          <table:table-cell/>
          <table:table-cell office:value-type="float" office:value="185">
            <text:p>185</text:p>
          </table:table-cell>
          <table:table-cell office:value-type="string">
            <text:p>1.17809724511658520e+00</text:p>
          </table:table-cell>
          <table:table-cell office:value-type="float" office:value="418">
            <text:p>418</text:p>
          </table:table-cell>
          <table:table-cell office:value-type="float" office:value="0.0000000014247">
            <text:p>1.42E-009</text:p>
          </table:table-cell>
          <table:table-cell office:value-type="float" office:value="0.00000000034689">
            <text:p>3.47E-010</text:p>
          </table:table-cell>
          <table:table-cell/>
          <table:table-cell office:value-type="float" office:value="839">
            <text:p>839</text:p>
          </table:table-cell>
          <table:table-cell office:value-type="float" office:value="0.0000000000583">
            <text:p>5.83E-011</text:p>
          </table:table-cell>
          <table:table-cell office:value-type="float" office:value="0.00000000008136">
            <text:p>8.14E-011</text:p>
          </table:table-cell>
          <table:table-cell/>
          <table:table-cell office:value-type="float" office:value="1172">
            <text:p>1172</text:p>
          </table:table-cell>
          <table:table-cell office:value-type="float" office:value="0.000000000003153">
            <text:p>3.15E-012</text:p>
          </table:table-cell>
          <table:table-cell office:value-type="float" office:value="0.000000000014078">
            <text:p>1.41E-011</text:p>
          </table:table-cell>
          <table:table-cell/>
          <table:table-cell office:value-type="float" office:value="1172">
            <text:p>1172</text:p>
          </table:table-cell>
          <table:table-cell office:value-type="float" office:value="0.000000000003153">
            <text:p>3.15E-012</text:p>
          </table:table-cell>
          <table:table-cell office:value-type="float" office:value="0.000000000014078">
            <text:p>1.41E-011</text:p>
          </table:table-cell>
          <table:table-cell table:formula="of:=IF([.P187] &lt; [.L187];&quot;BETTER&quot;;IF([.P187]-2 &gt; [.L187]; &quot;WORSE&quot;;&quot;&quot;))">
            <text:p/>
          </table:table-cell>
          <table:table-cell table:formula="of:=IF([.R187] &lt; [.N187];&quot;BETTER&quot;;IF([.R187] &gt;[.N187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0.0000000000031529">
            <text:p>3.15E-012</text:p>
          </table:table-cell>
          <table:table-cell office:value-type="float" office:value="0.000000000014078">
            <text:p>1.41E-011</text:p>
          </table:table-cell>
          <table:table-cell table:formula="of:=IF([.U187] &lt; [.P187];&quot;BETTER&quot;;IF([.U187]-2 &gt; [.P187]; &quot;WORSE&quot;;&quot;&quot;))">
            <text:p/>
          </table:table-cell>
          <table:table-cell table:formula="of:=IF([.W187] &lt; [.R187];&quot;BETTER&quot;;IF([.W187] &gt;[.R187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0.0000000000031843">
            <text:p>3.18E-012</text:p>
          </table:table-cell>
          <table:table-cell office:value-type="float" office:value="0.000000000014078">
            <text:p>1.41E-011</text:p>
          </table:table-cell>
          <table:table-cell table:formula="of:=IF([.Z187] &lt; [.U187];&quot;BETTER&quot;;IF([.Z187]-2 &gt; [.U187]; &quot;WORSE&quot;;&quot;&quot;))">
            <text:p/>
          </table:table-cell>
          <table:table-cell table:formula="of:=IF([.AB187] &lt; [.W187];&quot;BETTER&quot;;IF([.AB187] &gt;[.W187]*1.1;&quot;WORSE&quot;;&quot;&quot;))">
            <text:p/>
          </table:table-cell>
        </table:table-row>
        <table:table-row table:style-name="ro3">
          <table:table-cell/>
          <table:table-cell office:value-type="float" office:value="186">
            <text:p>186</text:p>
          </table:table-cell>
          <table:table-cell office:value-type="string">
            <text:p>1.85784535802663353e-01</text:p>
          </table:table-cell>
          <table:table-cell office:value-type="float" office:value="58">
            <text:p>58</text:p>
          </table:table-cell>
          <table:table-cell office:value-type="float" office:value="0.00000000000074203">
            <text:p>7.42E-013</text:p>
          </table:table-cell>
          <table:table-cell office:value-type="float" office:value="0.000000000014335">
            <text:p>1.4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74203">
            <text:p>7.42E-013</text:p>
          </table:table-cell>
          <table:table-cell office:value-type="float" office:value="0.000000000014335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5256">
            <text:p>8.53E-012</text:p>
          </table:table-cell>
          <table:table-cell office:value-type="float" office:value="0.000000000014336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5256">
            <text:p>8.53E-012</text:p>
          </table:table-cell>
          <table:table-cell office:value-type="float" office:value="0.000000000014336">
            <text:p>1.43E-011</text:p>
          </table:table-cell>
          <table:table-cell table:formula="of:=IF([.P188] &lt; [.L188];&quot;BETTER&quot;;IF([.P188]-2 &gt; [.L188]; &quot;WORSE&quot;;&quot;&quot;))">
            <text:p/>
          </table:table-cell>
          <table:table-cell table:formula="of:=IF([.R188] &lt; [.N188];&quot;BETTER&quot;;IF([.R188] &gt;[.N18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5256">
            <text:p>8.53E-012</text:p>
          </table:table-cell>
          <table:table-cell office:value-type="float" office:value="0.000000000014336">
            <text:p>1.43E-011</text:p>
          </table:table-cell>
          <table:table-cell table:formula="of:=IF([.U188] &lt; [.P188];&quot;BETTER&quot;;IF([.U188]-2 &gt; [.P188]; &quot;WORSE&quot;;&quot;&quot;))">
            <text:p/>
          </table:table-cell>
          <table:table-cell table:formula="of:=IF([.W188] &lt; [.R188];&quot;BETTER&quot;;IF([.W188] &gt;[.R18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5327">
            <text:p>8.53E-012</text:p>
          </table:table-cell>
          <table:table-cell office:value-type="float" office:value="0.000000000014336">
            <text:p>1.43E-011</text:p>
          </table:table-cell>
          <table:table-cell table:formula="of:=IF([.Z188] &lt; [.U188];&quot;BETTER&quot;;IF([.Z188]-2 &gt; [.U188]; &quot;WORSE&quot;;&quot;&quot;))">
            <text:p/>
          </table:table-cell>
          <table:table-cell table:formula="of:=IF([.AB188] &lt; [.W188];&quot;BETTER&quot;;IF([.AB188] &gt;[.W188]*1.1;&quot;WORSE&quot;;&quot;&quot;))">
            <text:p/>
          </table:table-cell>
        </table:table-row>
        <table:table-row table:style-name="ro3">
          <table:table-cell/>
          <table:table-cell office:value-type="float" office:value="187">
            <text:p>187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0089153">
            <text:p>8.92E-011</text:p>
          </table:table-cell>
          <table:table-cell office:value-type="float" office:value="0.00000000024327">
            <text:p>2.43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89153">
            <text:p>8.92E-011</text:p>
          </table:table-cell>
          <table:table-cell office:value-type="float" office:value="0.00000000024327">
            <text:p>2.43E-01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189] &lt; [.L189];&quot;BETTER&quot;;IF([.P189]-2 &gt; [.L189]; &quot;WORSE&quot;;&quot;&quot;))">
            <text:p/>
          </table:table-cell>
          <table:table-cell table:formula="of:=IF([.R189] &lt; [.N189];&quot;BETTER&quot;;IF([.R189] &gt;[.N189]*1.1;&quot;WORSE&quot;;&quot;&quot;))">
            <text:p/>
          </table:table-cell>
          <table:table-cell office:value-type="float" office:value="84451">
            <text:p>84451</text:p>
          </table:table-cell>
          <table:table-cell office:value-type="float" office:value="0.000000012757">
            <text:p>1.28E-008</text:p>
          </table:table-cell>
          <table:table-cell office:value-type="float" office:value="0.000010482">
            <text:p>1.05E-005</text:p>
          </table:table-cell>
          <table:table-cell table:formula="of:=IF([.U189] &lt; [.P189];&quot;BETTER&quot;;IF([.U189]-2 &gt; [.P189]; &quot;WORSE&quot;;&quot;&quot;))" office:value-type="string" office:string-value="BETTER">
            <text:p>BETTER</text:p>
          </table:table-cell>
          <table:table-cell table:formula="of:=IF([.W189] &lt; [.R189];&quot;BETTER&quot;;IF([.W189] &gt;[.R189]*1.1;&quot;WORSE&quot;;&quot;&quot;))" office:value-type="string" office:string-value="BETTER">
            <text:p>BETTER</text:p>
          </table:table-cell>
          <table:table-cell office:value-type="float" office:value="88">
            <text:p>88</text:p>
          </table:table-cell>
          <table:table-cell office:value-type="float" office:value="0.00081667">
            <text:p>8.17E-004</text:p>
          </table:table-cell>
          <table:table-cell office:value-type="float" office:value="0.0000044534">
            <text:p>4.45E-006</text:p>
          </table:table-cell>
          <table:table-cell table:formula="of:=IF([.Z189] &lt; [.U189];&quot;BETTER&quot;;IF([.Z189]-2 &gt; [.U189]; &quot;WORSE&quot;;&quot;&quot;))" office:value-type="string" office:string-value="BETTER">
            <text:p>BETTER</text:p>
          </table:table-cell>
          <table:table-cell table:formula="of:=IF([.AB189] &lt; [.W189];&quot;BETTER&quot;;IF([.AB189] &gt;[.W189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188">
            <text:p>188</text:p>
          </table:table-cell>
          <table:table-cell office:value-type="string">
            <text:p>1.26448926734961829e-03</text:p>
          </table:table-cell>
          <table:table-cell office:value-type="float" office:value="37">
            <text:p>37</text:p>
          </table:table-cell>
          <table:table-cell office:value-type="float" office:value="0.00000000034362">
            <text:p>3.44E-010</text:p>
          </table:table-cell>
          <table:table-cell office:value-type="float" office:value="0.000000025821">
            <text:p>2.58E-008</text:p>
          </table:table-cell>
          <table:table-cell/>
          <table:table-cell office:value-type="float" office:value="39">
            <text:p>39</text:p>
          </table:table-cell>
          <table:table-cell office:value-type="float" office:value="0.00000000034362">
            <text:p>3.44E-010</text:p>
          </table:table-cell>
          <table:table-cell office:value-type="float" office:value="0.000000025821">
            <text:p>2.58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5.8547E-018">
            <text:p>5.85E-018</text:p>
          </table:table-cell>
          <table:table-cell office:value-type="float" office:value="0.000000025821">
            <text:p>2.58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5.8547E-018">
            <text:p>5.85E-018</text:p>
          </table:table-cell>
          <table:table-cell office:value-type="float" office:value="0.000000025821">
            <text:p>2.58E-008</text:p>
          </table:table-cell>
          <table:table-cell table:formula="of:=IF([.P190] &lt; [.L190];&quot;BETTER&quot;;IF([.P190]-2 &gt; [.L190]; &quot;WORSE&quot;;&quot;&quot;))">
            <text:p/>
          </table:table-cell>
          <table:table-cell table:formula="of:=IF([.R190] &lt; [.N190];&quot;BETTER&quot;;IF([.R190] &gt;[.N19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8547E-018">
            <text:p>5.85E-018</text:p>
          </table:table-cell>
          <table:table-cell office:value-type="float" office:value="0.000000025821">
            <text:p>2.58E-008</text:p>
          </table:table-cell>
          <table:table-cell table:formula="of:=IF([.U190] &lt; [.P190];&quot;BETTER&quot;;IF([.U190]-2 &gt; [.P190]; &quot;WORSE&quot;;&quot;&quot;))">
            <text:p/>
          </table:table-cell>
          <table:table-cell table:formula="of:=IF([.W190] &lt; [.R190];&quot;BETTER&quot;;IF([.W190] &gt;[.R19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8547E-018">
            <text:p>5.85E-018</text:p>
          </table:table-cell>
          <table:table-cell office:value-type="float" office:value="0.000000025821">
            <text:p>2.58E-008</text:p>
          </table:table-cell>
          <table:table-cell table:formula="of:=IF([.Z190] &lt; [.U190];&quot;BETTER&quot;;IF([.Z190]-2 &gt; [.U190]; &quot;WORSE&quot;;&quot;&quot;))">
            <text:p/>
          </table:table-cell>
          <table:table-cell table:formula="of:=IF([.AB190] &lt; [.W190];&quot;BETTER&quot;;IF([.AB190] &gt;[.W190]*1.1;&quot;WORSE&quot;;&quot;&quot;))">
            <text:p/>
          </table:table-cell>
        </table:table-row>
        <table:table-row table:style-name="ro3">
          <table:table-cell/>
          <table:table-cell office:value-type="float" office:value="189">
            <text:p>189</text:p>
          </table:table-cell>
          <table:table-cell office:value-type="string">
            <text:p>1.02670322596977184e-01</text:p>
          </table:table-cell>
          <table:table-cell office:value-type="float" office:value="111">
            <text:p>111</text:p>
          </table:table-cell>
          <table:table-cell office:value-type="float" office:value="0.00000000000071736">
            <text:p>7.17E-013</text:p>
          </table:table-cell>
          <table:table-cell office:value-type="float" office:value="0.0072633">
            <text:p>7.26E-003</text:p>
          </table:table-cell>
          <table:table-cell/>
          <table:table-cell office:value-type="float" office:value="111">
            <text:p>111</text:p>
          </table:table-cell>
          <table:table-cell office:value-type="float" office:value="0.00000000000071736">
            <text:p>7.17E-013</text:p>
          </table:table-cell>
          <table:table-cell office:value-type="float" office:value="0.0072633">
            <text:p>7.26E-003</text:p>
          </table:table-cell>
          <table:table-cell/>
          <table:table-cell office:value-type="float" office:value="102">
            <text:p>102</text:p>
          </table:table-cell>
          <table:table-cell office:value-type="float" office:value="3.708E-016">
            <text:p>3.71E-016</text:p>
          </table:table-cell>
          <table:table-cell office:value-type="float" office:value="0.0072633">
            <text:p>7.26E-003</text:p>
          </table:table-cell>
          <table:table-cell/>
          <table:table-cell office:value-type="float" office:value="102">
            <text:p>102</text:p>
          </table:table-cell>
          <table:table-cell office:value-type="float" office:value="3.708E-016">
            <text:p>3.71E-016</text:p>
          </table:table-cell>
          <table:table-cell office:value-type="float" office:value="0.0072633">
            <text:p>7.26E-003</text:p>
          </table:table-cell>
          <table:table-cell table:formula="of:=IF([.P191] &lt; [.L191];&quot;BETTER&quot;;IF([.P191]-2 &gt; [.L191]; &quot;WORSE&quot;;&quot;&quot;))">
            <text:p/>
          </table:table-cell>
          <table:table-cell table:formula="of:=IF([.R191] &lt; [.N191];&quot;BETTER&quot;;IF([.R191] &gt;[.N191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3.708E-016">
            <text:p>3.71E-016</text:p>
          </table:table-cell>
          <table:table-cell office:value-type="float" office:value="0.0072633">
            <text:p>7.26E-003</text:p>
          </table:table-cell>
          <table:table-cell table:formula="of:=IF([.U191] &lt; [.P191];&quot;BETTER&quot;;IF([.U191]-2 &gt; [.P191]; &quot;WORSE&quot;;&quot;&quot;))">
            <text:p/>
          </table:table-cell>
          <table:table-cell table:formula="of:=IF([.W191] &lt; [.R191];&quot;BETTER&quot;;IF([.W191] &gt;[.R191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2.6334E-015">
            <text:p>2.63E-015</text:p>
          </table:table-cell>
          <table:table-cell office:value-type="float" office:value="0.0072633">
            <text:p>7.26E-003</text:p>
          </table:table-cell>
          <table:table-cell table:formula="of:=IF([.Z191] &lt; [.U191];&quot;BETTER&quot;;IF([.Z191]-2 &gt; [.U191]; &quot;WORSE&quot;;&quot;&quot;))">
            <text:p/>
          </table:table-cell>
          <table:table-cell table:formula="of:=IF([.AB191] &lt; [.W191];&quot;BETTER&quot;;IF([.AB191] &gt;[.W191]*1.1;&quot;WORSE&quot;;&quot;&quot;))">
            <text:p/>
          </table:table-cell>
        </table:table-row>
        <table:table-row table:style-name="ro3">
          <table:table-cell/>
          <table:table-cell office:value-type="float" office:value="190">
            <text:p>190</text:p>
          </table:table-cell>
          <table:table-cell office:value-type="string">
            <text:p>1.38245968737396185e+00</text:p>
          </table:table-cell>
          <table:table-cell office:value-type="float" office:value="43">
            <text:p>43</text:p>
          </table:table-cell>
          <table:table-cell office:value-type="float" office:value="0.00000000017599">
            <text:p>1.76E-010</text:p>
          </table:table-cell>
          <table:table-cell office:value-type="float" office:value="0.000000000018835">
            <text:p>1.88E-011</text:p>
          </table:table-cell>
          <table:table-cell/>
          <table:table-cell office:value-type="float" office:value="45">
            <text:p>45</text:p>
          </table:table-cell>
          <table:table-cell office:value-type="float" office:value="0.00000000017599">
            <text:p>1.76E-010</text:p>
          </table:table-cell>
          <table:table-cell office:value-type="float" office:value="0.000000000018835">
            <text:p>1.8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39239">
            <text:p>3.92E-014</text:p>
          </table:table-cell>
          <table:table-cell office:value-type="float" office:value="0.000000000018835">
            <text:p>1.8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39239">
            <text:p>3.92E-014</text:p>
          </table:table-cell>
          <table:table-cell office:value-type="float" office:value="0.000000000018835">
            <text:p>1.88E-011</text:p>
          </table:table-cell>
          <table:table-cell table:formula="of:=IF([.P192] &lt; [.L192];&quot;BETTER&quot;;IF([.P192]-2 &gt; [.L192]; &quot;WORSE&quot;;&quot;&quot;))">
            <text:p/>
          </table:table-cell>
          <table:table-cell table:formula="of:=IF([.R192] &lt; [.N192];&quot;BETTER&quot;;IF([.R192] &gt;[.N19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39064">
            <text:p>3.91E-014</text:p>
          </table:table-cell>
          <table:table-cell office:value-type="float" office:value="0.000000000018834">
            <text:p>1.88E-011</text:p>
          </table:table-cell>
          <table:table-cell table:formula="of:=IF([.U192] &lt; [.P192];&quot;BETTER&quot;;IF([.U192]-2 &gt; [.P192]; &quot;WORSE&quot;;&quot;&quot;))">
            <text:p/>
          </table:table-cell>
          <table:table-cell table:formula="of:=IF([.W192] &lt; [.R192];&quot;BETTER&quot;;IF([.W192] &gt;[.R192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000033441">
            <text:p>3.34E-013</text:p>
          </table:table-cell>
          <table:table-cell office:value-type="float" office:value="0.000000000018834">
            <text:p>1.88E-011</text:p>
          </table:table-cell>
          <table:table-cell table:formula="of:=IF([.Z192] &lt; [.U192];&quot;BETTER&quot;;IF([.Z192]-2 &gt; [.U192]; &quot;WORSE&quot;;&quot;&quot;))">
            <text:p/>
          </table:table-cell>
          <table:table-cell table:formula="of:=IF([.AB192] &lt; [.W192];&quot;BETTER&quot;;IF([.AB192] &gt;[.W192]*1.1;&quot;WORSE&quot;;&quot;&quot;))">
            <text:p/>
          </table:table-cell>
        </table:table-row>
        <table:table-row table:style-name="ro3">
          <table:table-cell/>
          <table:table-cell office:value-type="float" office:value="191">
            <text:p>191</text:p>
          </table:table-cell>
          <table:table-cell office:value-type="string">
            <text:p>9.99999991487674045e-01</text:p>
          </table:table-cell>
          <table:table-cell office:value-type="float" office:value="59">
            <text:p>59</text:p>
          </table:table-cell>
          <table:table-cell office:value-type="float" office:value="0.0000000010864">
            <text:p>1.09E-009</text:p>
          </table:table-cell>
          <table:table-cell office:value-type="float" office:value="0.000000002768">
            <text:p>2.77E-009</text:p>
          </table:table-cell>
          <table:table-cell/>
          <table:table-cell office:value-type="float" office:value="467">
            <text:p>467</text:p>
          </table:table-cell>
          <table:table-cell office:value-type="float" office:value="0.000000000063137">
            <text:p>6.31E-011</text:p>
          </table:table-cell>
          <table:table-cell office:value-type="float" office:value="0.0000000056885">
            <text:p>5.69E-009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14649">
            <text:p>1.46E-010</text:p>
          </table:table-cell>
          <table:table-cell office:value-type="float" office:value="0.0000000085123">
            <text:p>8.51E-009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39378">
            <text:p>3.94E-009</text:p>
          </table:table-cell>
          <table:table-cell office:value-type="float" office:value="0.0000000069286">
            <text:p>6.93E-009</text:p>
          </table:table-cell>
          <table:table-cell table:formula="of:=IF([.P193] &lt; [.L193];&quot;BETTER&quot;;IF([.P193]-2 &gt; [.L193]; &quot;WORSE&quot;;&quot;&quot;))" office:value-type="string" office:string-value="BETTER">
            <text:p>BETTER</text:p>
          </table:table-cell>
          <table:table-cell table:formula="of:=IF([.R193] &lt; [.N193];&quot;BETTER&quot;;IF([.R193] &gt;[.N193]*1.1;&quot;WORSE&quot;;&quot;&quot;))" office:value-type="string" office:string-value="BETTER">
            <text:p>BETTER</text:p>
          </table:table-cell>
          <table:table-cell office:value-type="float" office:value="101">
            <text:p>101</text:p>
          </table:table-cell>
          <table:table-cell office:value-type="float" office:value="0.0000000039378">
            <text:p>3.94E-009</text:p>
          </table:table-cell>
          <table:table-cell office:value-type="float" office:value="0.0000000069286">
            <text:p>6.93E-009</text:p>
          </table:table-cell>
          <table:table-cell table:formula="of:=IF([.U193] &lt; [.P193];&quot;BETTER&quot;;IF([.U193]-2 &gt; [.P193]; &quot;WORSE&quot;;&quot;&quot;))">
            <text:p/>
          </table:table-cell>
          <table:table-cell table:formula="of:=IF([.W193] &lt; [.R193];&quot;BETTER&quot;;IF([.W193] &gt;[.R193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11399">
            <text:p>1.14E-006</text:p>
          </table:table-cell>
          <table:table-cell office:value-type="float" office:value="0.0000000069286">
            <text:p>6.93E-009</text:p>
          </table:table-cell>
          <table:table-cell table:formula="of:=IF([.Z193] &lt; [.U193];&quot;BETTER&quot;;IF([.Z193]-2 &gt; [.U193]; &quot;WORSE&quot;;&quot;&quot;))">
            <text:p/>
          </table:table-cell>
          <table:table-cell table:formula="of:=IF([.AB193] &lt; [.W193];&quot;BETTER&quot;;IF([.AB193] &gt;[.W193]*1.1;&quot;WORSE&quot;;&quot;&quot;))">
            <text:p/>
          </table:table-cell>
        </table:table-row>
        <table:table-row table:style-name="ro3">
          <table:table-cell/>
          <table:table-cell office:value-type="float" office:value="192">
            <text:p>192</text:p>
          </table:table-cell>
          <table:table-cell office:value-type="string">
            <text:p>0.00000000000000000e+00</text:p>
          </table:table-cell>
          <table:table-cell office:value-type="float" office:value="3">
            <text:p>3</text:p>
          </table:table-cell>
          <table:table-cell office:value-type="float" office:value="0">
            <text:p>0.00E+000</text:p>
          </table:table-cell>
          <table:table-cell office:value-type="float" office:value="1.823E+307">
            <text:p>1.82E+307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.00E+000</text:p>
          </table:table-cell>
          <table:table-cell office:value-type="float" office:value="1.823E+307">
            <text:p>1.82E+307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.00E+000</text:p>
          </table:table-cell>
          <table:table-cell office:value-type="float" office:value="1.823E+307">
            <text:p>1.82E+307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.00E+000</text:p>
          </table:table-cell>
          <table:table-cell office:value-type="float" office:value="1.823E+307">
            <text:p>1.82E+307</text:p>
          </table:table-cell>
          <table:table-cell table:formula="of:=IF([.P194] &lt; [.L194];&quot;BETTER&quot;;IF([.P194]-2 &gt; [.L194]; &quot;WORSE&quot;;&quot;&quot;))">
            <text:p/>
          </table:table-cell>
          <table:table-cell table:formula="of:=IF([.R194] &lt; [.N194];&quot;BETTER&quot;;IF([.R194] &gt;[.N194]*1.1;&quot;WORSE&quot;;&quot;&quot;))">
            <text:p/>
          </table:table-cell>
          <table:table-cell office:value-type="float" office:value="13">
            <text:p>13</text:p>
          </table:table-cell>
          <table:table-cell office:value-type="float" office:value="0">
            <text:p>0.00E+000</text:p>
          </table:table-cell>
          <table:table-cell office:value-type="float" office:value="1.823E+307">
            <text:p>1.82E+307</text:p>
          </table:table-cell>
          <table:table-cell table:formula="of:=IF([.U194] &lt; [.P194];&quot;BETTER&quot;;IF([.U194]-2 &gt; [.P194]; &quot;WORSE&quot;;&quot;&quot;))">
            <text:p/>
          </table:table-cell>
          <table:table-cell table:formula="of:=IF([.W194] &lt; [.R194];&quot;BETTER&quot;;IF([.W194] &gt;[.R194]*1.1;&quot;WORSE&quot;;&quot;&quot;))">
            <text:p/>
          </table:table-cell>
          <table:table-cell office:value-type="float" office:value="13">
            <text:p>13</text:p>
          </table:table-cell>
          <table:table-cell office:value-type="float" office:value="0">
            <text:p>0.00E+000</text:p>
          </table:table-cell>
          <table:table-cell office:value-type="float" office:value="1.823E+307">
            <text:p>1.82E+307</text:p>
          </table:table-cell>
          <table:table-cell table:formula="of:=IF([.Z194] &lt; [.U194];&quot;BETTER&quot;;IF([.Z194]-2 &gt; [.U194]; &quot;WORSE&quot;;&quot;&quot;))">
            <text:p/>
          </table:table-cell>
          <table:table-cell table:formula="of:=IF([.AB194] &lt; [.W194];&quot;BETTER&quot;;IF([.AB194] &gt;[.W194]*1.1;&quot;WORSE&quot;;&quot;&quot;))">
            <text:p/>
          </table:table-cell>
        </table:table-row>
        <table:table-row table:style-name="ro3">
          <table:table-cell/>
          <table:table-cell office:value-type="float" office:value="193">
            <text:p>193</text:p>
          </table:table-cell>
          <table:table-cell office:value-type="string">
            <text:p>8.16060279414278833e-01</text:p>
          </table:table-cell>
          <table:table-cell office:value-type="float" office:value="58">
            <text:p>58</text:p>
          </table:table-cell>
          <table:table-cell office:value-type="float" office:value="0.0000000000003491">
            <text:p>3.49E-013</text:p>
          </table:table-cell>
          <table:table-cell office:value-type="float" office:value="0.000000000017497">
            <text:p>1.75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3491">
            <text:p>3.49E-013</text:p>
          </table:table-cell>
          <table:table-cell office:value-type="float" office:value="0.000000000017497">
            <text:p>1.7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7497">
            <text:p>1.7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7497">
            <text:p>1.75E-011</text:p>
          </table:table-cell>
          <table:table-cell table:formula="of:=IF([.P195] &lt; [.L195];&quot;BETTER&quot;;IF([.P195]-2 &gt; [.L195]; &quot;WORSE&quot;;&quot;&quot;))">
            <text:p/>
          </table:table-cell>
          <table:table-cell table:formula="of:=IF([.R195] &lt; [.N195];&quot;BETTER&quot;;IF([.R195] &gt;[.N19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7497">
            <text:p>1.75E-011</text:p>
          </table:table-cell>
          <table:table-cell table:formula="of:=IF([.U195] &lt; [.P195];&quot;BETTER&quot;;IF([.U195]-2 &gt; [.P195]; &quot;WORSE&quot;;&quot;&quot;))">
            <text:p/>
          </table:table-cell>
          <table:table-cell table:formula="of:=IF([.W195] &lt; [.R195];&quot;BETTER&quot;;IF([.W195] &gt;[.R19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34584">
            <text:p>3.46E-014</text:p>
          </table:table-cell>
          <table:table-cell office:value-type="float" office:value="0.000000000017497">
            <text:p>1.75E-011</text:p>
          </table:table-cell>
          <table:table-cell table:formula="of:=IF([.Z195] &lt; [.U195];&quot;BETTER&quot;;IF([.Z195]-2 &gt; [.U195]; &quot;WORSE&quot;;&quot;&quot;))">
            <text:p/>
          </table:table-cell>
          <table:table-cell table:formula="of:=IF([.AB195] &lt; [.W195];&quot;BETTER&quot;;IF([.AB195] &gt;[.W195]*1.1;&quot;WORSE&quot;;&quot;&quot;))">
            <text:p/>
          </table:table-cell>
        </table:table-row>
        <table:table-row table:style-name="ro3">
          <table:table-cell/>
          <table:table-cell office:value-type="float" office:value="194">
            <text:p>194</text:p>
          </table:table-cell>
          <table:table-cell office:value-type="string">
            <text:p>-1.64493406684822574e+00</text:p>
          </table:table-cell>
          <table:table-cell office:value-type="float" office:value="59">
            <text:p>59</text:p>
          </table:table-cell>
          <table:table-cell office:value-type="float" office:value="6.7493E-015">
            <text:p>6.75E-015</text:p>
          </table:table-cell>
          <table:table-cell office:value-type="float" office:value="0.000000000029313">
            <text:p>2.93E-011</text:p>
          </table:table-cell>
          <table:table-cell/>
          <table:table-cell office:value-type="float" office:value="59">
            <text:p>59</text:p>
          </table:table-cell>
          <table:table-cell office:value-type="float" office:value="6.7493E-015">
            <text:p>6.75E-015</text:p>
          </table:table-cell>
          <table:table-cell office:value-type="float" office:value="0.000000000029313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2.8866E-015">
            <text:p>2.89E-015</text:p>
          </table:table-cell>
          <table:table-cell office:value-type="float" office:value="0.000000000029318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2.8866E-015">
            <text:p>2.89E-015</text:p>
          </table:table-cell>
          <table:table-cell office:value-type="float" office:value="0.000000000029318">
            <text:p>2.93E-011</text:p>
          </table:table-cell>
          <table:table-cell table:formula="of:=IF([.P196] &lt; [.L196];&quot;BETTER&quot;;IF([.P196]-2 &gt; [.L196]; &quot;WORSE&quot;;&quot;&quot;))">
            <text:p/>
          </table:table-cell>
          <table:table-cell table:formula="of:=IF([.R196] &lt; [.N196];&quot;BETTER&quot;;IF([.R196] &gt;[.N19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2.8866E-015">
            <text:p>2.89E-015</text:p>
          </table:table-cell>
          <table:table-cell office:value-type="float" office:value="0.000000000029318">
            <text:p>2.93E-011</text:p>
          </table:table-cell>
          <table:table-cell table:formula="of:=IF([.U196] &lt; [.P196];&quot;BETTER&quot;;IF([.U196]-2 &gt; [.P196]; &quot;WORSE&quot;;&quot;&quot;))">
            <text:p/>
          </table:table-cell>
          <table:table-cell table:formula="of:=IF([.W196] &lt; [.R196];&quot;BETTER&quot;;IF([.W196] &gt;[.R19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40978">
            <text:p>4.10E-013</text:p>
          </table:table-cell>
          <table:table-cell office:value-type="float" office:value="0.000000000029318">
            <text:p>2.93E-011</text:p>
          </table:table-cell>
          <table:table-cell table:formula="of:=IF([.Z196] &lt; [.U196];&quot;BETTER&quot;;IF([.Z196]-2 &gt; [.U196]; &quot;WORSE&quot;;&quot;&quot;))">
            <text:p/>
          </table:table-cell>
          <table:table-cell table:formula="of:=IF([.AB196] &lt; [.W196];&quot;BETTER&quot;;IF([.AB196] &gt;[.W196]*1.1;&quot;WORSE&quot;;&quot;&quot;))">
            <text:p/>
          </table:table-cell>
        </table:table-row>
        <table:table-row table:style-name="ro3">
          <table:table-cell/>
          <table:table-cell office:value-type="float" office:value="195">
            <text:p>195</text:p>
          </table:table-cell>
          <table:table-cell office:value-type="string">
            <text:p>1.93147180559945286e-01</text:p>
          </table:table-cell>
          <table:table-cell office:value-type="float" office:value="58">
            <text:p>58</text:p>
          </table:table-cell>
          <table:table-cell office:value-type="float" office:value="0.00000000000042435">
            <text:p>4.24E-013</text:p>
          </table:table-cell>
          <table:table-cell office:value-type="float" office:value="0.00000000020738">
            <text:p>2.07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42435">
            <text:p>4.24E-013</text:p>
          </table:table-cell>
          <table:table-cell office:value-type="float" office:value="0.00000000020738">
            <text:p>2.0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0805">
            <text:p>5.08E-012</text:p>
          </table:table-cell>
          <table:table-cell office:value-type="float" office:value="0.00000000020738">
            <text:p>2.0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0805">
            <text:p>5.08E-012</text:p>
          </table:table-cell>
          <table:table-cell office:value-type="float" office:value="0.00000000020738">
            <text:p>2.07E-010</text:p>
          </table:table-cell>
          <table:table-cell table:formula="of:=IF([.P197] &lt; [.L197];&quot;BETTER&quot;;IF([.P197]-2 &gt; [.L197]; &quot;WORSE&quot;;&quot;&quot;))">
            <text:p/>
          </table:table-cell>
          <table:table-cell table:formula="of:=IF([.R197] &lt; [.N197];&quot;BETTER&quot;;IF([.R197] &gt;[.N19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0805">
            <text:p>5.08E-012</text:p>
          </table:table-cell>
          <table:table-cell office:value-type="float" office:value="0.00000000020738">
            <text:p>2.07E-010</text:p>
          </table:table-cell>
          <table:table-cell table:formula="of:=IF([.U197] &lt; [.P197];&quot;BETTER&quot;;IF([.U197]-2 &gt; [.P197]; &quot;WORSE&quot;;&quot;&quot;))">
            <text:p/>
          </table:table-cell>
          <table:table-cell table:formula="of:=IF([.W197] &lt; [.R197];&quot;BETTER&quot;;IF([.W197] &gt;[.R19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0862">
            <text:p>5.09E-012</text:p>
          </table:table-cell>
          <table:table-cell office:value-type="float" office:value="0.00000000020738">
            <text:p>2.07E-010</text:p>
          </table:table-cell>
          <table:table-cell table:formula="of:=IF([.Z197] &lt; [.U197];&quot;BETTER&quot;;IF([.Z197]-2 &gt; [.U197]; &quot;WORSE&quot;;&quot;&quot;))">
            <text:p/>
          </table:table-cell>
          <table:table-cell table:formula="of:=IF([.AB197] &lt; [.W197];&quot;BETTER&quot;;IF([.AB197] &gt;[.W197]*1.1;&quot;WORSE&quot;;&quot;&quot;))">
            <text:p/>
          </table:table-cell>
        </table:table-row>
        <table:table-row table:style-name="ro3">
          <table:table-cell/>
          <table:table-cell office:value-type="float" office:value="196">
            <text:p>196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1.5543E-015">
            <text:p>1.55E-015</text:p>
          </table:table-cell>
          <table:table-cell office:value-type="float" office:value="0.0000000000032491">
            <text:p>3.25E-012</text:p>
          </table:table-cell>
          <table:table-cell/>
          <table:table-cell office:value-type="float" office:value="59">
            <text:p>59</text:p>
          </table:table-cell>
          <table:table-cell office:value-type="float" office:value="1.5543E-015">
            <text:p>1.55E-015</text:p>
          </table:table-cell>
          <table:table-cell office:value-type="float" office:value="0.0000000000032491">
            <text:p>3.25E-012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198] &lt; [.L198];&quot;BETTER&quot;;IF([.P198]-2 &gt; [.L198]; &quot;WORSE&quot;;&quot;&quot;))">
            <text:p/>
          </table:table-cell>
          <table:table-cell table:formula="of:=IF([.R198] &lt; [.N198];&quot;BETTER&quot;;IF([.R198] &gt;[.N198]*1.1;&quot;WORSE&quot;;&quot;&quot;))">
            <text:p/>
          </table:table-cell>
          <table:table-cell office:value-type="float" office:value="75">
            <text:p>75</text:p>
          </table:table-cell>
          <table:table-cell office:value-type="float" office:value="0.000000000000028688">
            <text:p>2.87E-014</text:p>
          </table:table-cell>
          <table:table-cell office:value-type="float" office:value="0.000000000003249">
            <text:p>3.25E-012</text:p>
          </table:table-cell>
          <table:table-cell table:formula="of:=IF([.U198] &lt; [.P198];&quot;BETTER&quot;;IF([.U198]-2 &gt; [.P198]; &quot;WORSE&quot;;&quot;&quot;))" office:value-type="string" office:string-value="BETTER">
            <text:p>BETTER</text:p>
          </table:table-cell>
          <table:table-cell table:formula="of:=IF([.W198] &lt; [.R198];&quot;BETTER&quot;;IF([.W198] &gt;[.R198]*1.1;&quot;WORSE&quot;;&quot;&quot;))" office:value-type="string" office:string-value="BETTER">
            <text:p>BETTER</text:p>
          </table:table-cell>
          <table:table-cell office:value-type="float" office:value="75">
            <text:p>75</text:p>
          </table:table-cell>
          <table:table-cell office:value-type="float" office:value="0.000000000000028688">
            <text:p>2.87E-014</text:p>
          </table:table-cell>
          <table:table-cell office:value-type="float" office:value="0.000000000003249">
            <text:p>3.25E-012</text:p>
          </table:table-cell>
          <table:table-cell table:formula="of:=IF([.Z198] &lt; [.U198];&quot;BETTER&quot;;IF([.Z198]-2 &gt; [.U198]; &quot;WORSE&quot;;&quot;&quot;))">
            <text:p/>
          </table:table-cell>
          <table:table-cell table:formula="of:=IF([.AB198] &lt; [.W198];&quot;BETTER&quot;;IF([.AB198] &gt;[.W198]*1.1;&quot;WORSE&quot;;&quot;&quot;))">
            <text:p/>
          </table:table-cell>
        </table:table-row>
        <table:table-row table:style-name="ro3">
          <table:table-cell/>
          <table:table-cell office:value-type="float" office:value="197">
            <text:p>197</text:p>
          </table:table-cell>
          <table:table-cell office:value-type="string">
            <text:p>1.74803836952807989e+00</text:p>
          </table:table-cell>
          <table:table-cell office:value-type="float" office:value="53">
            <text:p>53</text:p>
          </table:table-cell>
          <table:table-cell office:value-type="float" office:value="0.0000000000064606">
            <text:p>6.46E-012</text:p>
          </table:table-cell>
          <table:table-cell office:value-type="float" office:value="0.000000000016034">
            <text:p>1.60E-011</text:p>
          </table:table-cell>
          <table:table-cell/>
          <table:table-cell office:value-type="float" office:value="53">
            <text:p>53</text:p>
          </table:table-cell>
          <table:table-cell office:value-type="float" office:value="0.0000000000064606">
            <text:p>6.46E-012</text:p>
          </table:table-cell>
          <table:table-cell office:value-type="float" office:value="0.000000000016034">
            <text:p>1.60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38769">
            <text:p>3.88E-013</text:p>
          </table:table-cell>
          <table:table-cell office:value-type="float" office:value="0.000000000016064">
            <text:p>1.61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38769">
            <text:p>3.88E-013</text:p>
          </table:table-cell>
          <table:table-cell office:value-type="float" office:value="0.000000000016064">
            <text:p>1.61E-011</text:p>
          </table:table-cell>
          <table:table-cell table:formula="of:=IF([.P199] &lt; [.L199];&quot;BETTER&quot;;IF([.P199]-2 &gt; [.L199]; &quot;WORSE&quot;;&quot;&quot;))">
            <text:p/>
          </table:table-cell>
          <table:table-cell table:formula="of:=IF([.R199] &lt; [.N199];&quot;BETTER&quot;;IF([.R199] &gt;[.N19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38769">
            <text:p>3.88E-013</text:p>
          </table:table-cell>
          <table:table-cell office:value-type="float" office:value="0.000000000016064">
            <text:p>1.61E-011</text:p>
          </table:table-cell>
          <table:table-cell table:formula="of:=IF([.U199] &lt; [.P199];&quot;BETTER&quot;;IF([.U199]-2 &gt; [.P199]; &quot;WORSE&quot;;&quot;&quot;))">
            <text:p/>
          </table:table-cell>
          <table:table-cell table:formula="of:=IF([.W199] &lt; [.R199];&quot;BETTER&quot;;IF([.W199] &gt;[.R19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38769">
            <text:p>3.88E-013</text:p>
          </table:table-cell>
          <table:table-cell office:value-type="float" office:value="0.000000000016064">
            <text:p>1.61E-011</text:p>
          </table:table-cell>
          <table:table-cell table:formula="of:=IF([.Z199] &lt; [.U199];&quot;BETTER&quot;;IF([.Z199]-2 &gt; [.U199]; &quot;WORSE&quot;;&quot;&quot;))">
            <text:p/>
          </table:table-cell>
          <table:table-cell table:formula="of:=IF([.AB199] &lt; [.W199];&quot;BETTER&quot;;IF([.AB199] &gt;[.W199]*1.1;&quot;WORSE&quot;;&quot;&quot;))">
            <text:p/>
          </table:table-cell>
        </table:table-row>
        <table:table-row table:style-name="ro3">
          <table:table-cell/>
          <table:table-cell office:value-type="float" office:value="198">
            <text:p>198</text:p>
          </table:table-cell>
          <table:table-cell office:value-type="string">
            <text:p>2.98583253954986745e+01</text:p>
          </table:table-cell>
          <table:table-cell office:value-type="float" office:value="206">
            <text:p>206</text:p>
          </table:table-cell>
          <table:table-cell office:value-type="float" office:value="0.00000000049802">
            <text:p>4.98E-010</text:p>
          </table:table-cell>
          <table:table-cell office:value-type="float" office:value="0.00000000018029">
            <text:p>1.80E-010</text:p>
          </table:table-cell>
          <table:table-cell/>
          <table:table-cell office:value-type="float" office:value="212">
            <text:p>212</text:p>
          </table:table-cell>
          <table:table-cell office:value-type="float" office:value="0.00000000066707">
            <text:p>6.67E-010</text:p>
          </table:table-cell>
          <table:table-cell office:value-type="float" office:value="0.000000000010963">
            <text:p>1.10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067786">
            <text:p>6.78E-012</text:p>
          </table:table-cell>
          <table:table-cell office:value-type="float" office:value="0.000000000000044382">
            <text:p>4.44E-014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067786">
            <text:p>6.78E-012</text:p>
          </table:table-cell>
          <table:table-cell office:value-type="float" office:value="0.000000000000044382">
            <text:p>4.44E-014</text:p>
          </table:table-cell>
          <table:table-cell table:formula="of:=IF([.P200] &lt; [.L200];&quot;BETTER&quot;;IF([.P200]-2 &gt; [.L200]; &quot;WORSE&quot;;&quot;&quot;))">
            <text:p/>
          </table:table-cell>
          <table:table-cell table:formula="of:=IF([.R200] &lt; [.N200];&quot;BETTER&quot;;IF([.R200] &gt;[.N200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067821">
            <text:p>6.78E-012</text:p>
          </table:table-cell>
          <table:table-cell office:value-type="float" office:value="0.000000000000044382">
            <text:p>4.44E-014</text:p>
          </table:table-cell>
          <table:table-cell table:formula="of:=IF([.U200] &lt; [.P200];&quot;BETTER&quot;;IF([.U200]-2 &gt; [.P200]; &quot;WORSE&quot;;&quot;&quot;))">
            <text:p/>
          </table:table-cell>
          <table:table-cell table:formula="of:=IF([.W200] &lt; [.R200];&quot;BETTER&quot;;IF([.W200] &gt;[.R200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068877">
            <text:p>6.89E-012</text:p>
          </table:table-cell>
          <table:table-cell office:value-type="float" office:value="0.000000000000044382">
            <text:p>4.44E-014</text:p>
          </table:table-cell>
          <table:table-cell table:formula="of:=IF([.Z200] &lt; [.U200];&quot;BETTER&quot;;IF([.Z200]-2 &gt; [.U200]; &quot;WORSE&quot;;&quot;&quot;))">
            <text:p/>
          </table:table-cell>
          <table:table-cell table:formula="of:=IF([.AB200] &lt; [.W200];&quot;BETTER&quot;;IF([.AB200] &gt;[.W200]*1.1;&quot;WORSE&quot;;&quot;&quot;))">
            <text:p/>
          </table:table-cell>
        </table:table-row>
        <table:table-row table:style-name="ro3">
          <table:table-cell/>
          <table:table-cell office:value-type="float" office:value="199">
            <text:p>199</text:p>
          </table:table-cell>
          <table:table-cell office:value-type="string">
            <text:p>2.58736774710287687e+00</text:p>
          </table:table-cell>
          <table:table-cell office:value-type="float" office:value="59">
            <text:p>59</text:p>
          </table:table-cell>
          <table:table-cell office:value-type="float" office:value="0.00000000071043">
            <text:p>7.10E-010</text:p>
          </table:table-cell>
          <table:table-cell office:value-type="float" office:value="0.0000000018345">
            <text:p>1.83E-009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71043">
            <text:p>7.10E-010</text:p>
          </table:table-cell>
          <table:table-cell office:value-type="float" office:value="0.0000000018345">
            <text:p>1.83E-009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24865">
            <text:p>2.49E-010</text:p>
          </table:table-cell>
          <table:table-cell office:value-type="float" office:value="0.000000005603">
            <text:p>5.60E-009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24865">
            <text:p>2.49E-010</text:p>
          </table:table-cell>
          <table:table-cell office:value-type="float" office:value="0.000000005603">
            <text:p>5.60E-009</text:p>
          </table:table-cell>
          <table:table-cell table:formula="of:=IF([.P201] &lt; [.L201];&quot;BETTER&quot;;IF([.P201]-2 &gt; [.L201]; &quot;WORSE&quot;;&quot;&quot;))">
            <text:p/>
          </table:table-cell>
          <table:table-cell table:formula="of:=IF([.R201] &lt; [.N201];&quot;BETTER&quot;;IF([.R201] &gt;[.N201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00024865">
            <text:p>2.49E-010</text:p>
          </table:table-cell>
          <table:table-cell office:value-type="float" office:value="0.000000005603">
            <text:p>5.60E-009</text:p>
          </table:table-cell>
          <table:table-cell table:formula="of:=IF([.U201] &lt; [.P201];&quot;BETTER&quot;;IF([.U201]-2 &gt; [.P201]; &quot;WORSE&quot;;&quot;&quot;))">
            <text:p/>
          </table:table-cell>
          <table:table-cell table:formula="of:=IF([.W201] &lt; [.R201];&quot;BETTER&quot;;IF([.W201] &gt;[.R201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41358">
            <text:p>4.14E-007</text:p>
          </table:table-cell>
          <table:table-cell office:value-type="float" office:value="0.000000005603">
            <text:p>5.60E-009</text:p>
          </table:table-cell>
          <table:table-cell table:formula="of:=IF([.Z201] &lt; [.U201];&quot;BETTER&quot;;IF([.Z201]-2 &gt; [.U201]; &quot;WORSE&quot;;&quot;&quot;))">
            <text:p/>
          </table:table-cell>
          <table:table-cell table:formula="of:=IF([.AB201] &lt; [.W201];&quot;BETTER&quot;;IF([.AB201] &gt;[.W201]*1.1;&quot;WORSE&quot;;&quot;&quot;))">
            <text:p/>
          </table:table-cell>
        </table:table-row>
        <table:table-row table:style-name="ro3">
          <table:table-cell/>
          <table:table-cell office:value-type="float" office:value="200">
            <text:p>200</text:p>
          </table:table-cell>
          <table:table-cell office:value-type="string">
            <text:p>8.59140914229522545e-01</text:p>
          </table:table-cell>
          <table:table-cell office:value-type="float" office:value="58">
            <text:p>58</text:p>
          </table:table-cell>
          <table:table-cell office:value-type="float" office:value="0.000000000000019901">
            <text:p>1.99E-014</text:p>
          </table:table-cell>
          <table:table-cell office:value-type="float" office:value="0.000000000034363">
            <text:p>3.44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9901">
            <text:p>1.99E-014</text:p>
          </table:table-cell>
          <table:table-cell office:value-type="float" office:value="0.000000000034363">
            <text:p>3.4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7085">
            <text:p>7.71E-012</text:p>
          </table:table-cell>
          <table:table-cell office:value-type="float" office:value="0.000000000034363">
            <text:p>3.4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7085">
            <text:p>7.71E-012</text:p>
          </table:table-cell>
          <table:table-cell office:value-type="float" office:value="0.000000000034363">
            <text:p>3.44E-011</text:p>
          </table:table-cell>
          <table:table-cell table:formula="of:=IF([.P202] &lt; [.L202];&quot;BETTER&quot;;IF([.P202]-2 &gt; [.L202]; &quot;WORSE&quot;;&quot;&quot;))">
            <text:p/>
          </table:table-cell>
          <table:table-cell table:formula="of:=IF([.R202] &lt; [.N202];&quot;BETTER&quot;;IF([.R202] &gt;[.N20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77084">
            <text:p>7.71E-012</text:p>
          </table:table-cell>
          <table:table-cell office:value-type="float" office:value="0.000000000034363">
            <text:p>3.44E-011</text:p>
          </table:table-cell>
          <table:table-cell table:formula="of:=IF([.U202] &lt; [.P202];&quot;BETTER&quot;;IF([.U202]-2 &gt; [.P202]; &quot;WORSE&quot;;&quot;&quot;))">
            <text:p/>
          </table:table-cell>
          <table:table-cell table:formula="of:=IF([.W202] &lt; [.R202];&quot;BETTER&quot;;IF([.W202] &gt;[.R20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77239">
            <text:p>7.72E-012</text:p>
          </table:table-cell>
          <table:table-cell office:value-type="float" office:value="0.000000000034363">
            <text:p>3.44E-011</text:p>
          </table:table-cell>
          <table:table-cell table:formula="of:=IF([.Z202] &lt; [.U202];&quot;BETTER&quot;;IF([.Z202]-2 &gt; [.U202]; &quot;WORSE&quot;;&quot;&quot;))">
            <text:p/>
          </table:table-cell>
          <table:table-cell table:formula="of:=IF([.AB202] &lt; [.W202];&quot;BETTER&quot;;IF([.AB202] &gt;[.W202]*1.1;&quot;WORSE&quot;;&quot;&quot;))">
            <text:p/>
          </table:table-cell>
        </table:table-row>
        <table:table-row table:style-name="ro3">
          <table:table-cell/>
          <table:table-cell office:value-type="float" office:value="201">
            <text:p>201</text:p>
          </table:table-cell>
          <table:table-cell office:value-type="string">
            <text:p>9.09090909090909061e-01</text:p>
          </table:table-cell>
          <table:table-cell office:value-type="float" office:value="56">
            <text:p>56</text:p>
          </table:table-cell>
          <table:table-cell office:value-type="float" office:value="0.00000000000089261">
            <text:p>8.93E-013</text:p>
          </table:table-cell>
          <table:table-cell office:value-type="float" office:value="0.000000000010892">
            <text:p>1.09E-011</text:p>
          </table:table-cell>
          <table:table-cell/>
          <table:table-cell office:value-type="float" office:value="59">
            <text:p>59</text:p>
          </table:table-cell>
          <table:table-cell office:value-type="float" office:value="8.5487E-016">
            <text:p>8.55E-016</text:p>
          </table:table-cell>
          <table:table-cell office:value-type="float" office:value="0.00000000001">
            <text:p>1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3846">
            <text:p>5.38E-014</text:p>
          </table:table-cell>
          <table:table-cell office:value-type="float" office:value="0.00000000001">
            <text:p>1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3846">
            <text:p>5.38E-014</text:p>
          </table:table-cell>
          <table:table-cell office:value-type="float" office:value="0.00000000001">
            <text:p>1.00E-011</text:p>
          </table:table-cell>
          <table:table-cell table:formula="of:=IF([.P203] &lt; [.L203];&quot;BETTER&quot;;IF([.P203]-2 &gt; [.L203]; &quot;WORSE&quot;;&quot;&quot;))">
            <text:p/>
          </table:table-cell>
          <table:table-cell table:formula="of:=IF([.R203] &lt; [.N203];&quot;BETTER&quot;;IF([.R203] &gt;[.N20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53735">
            <text:p>5.37E-014</text:p>
          </table:table-cell>
          <table:table-cell office:value-type="float" office:value="0.0000000000099999">
            <text:p>1.00E-011</text:p>
          </table:table-cell>
          <table:table-cell table:formula="of:=IF([.U203] &lt; [.P203];&quot;BETTER&quot;;IF([.U203]-2 &gt; [.P203]; &quot;WORSE&quot;;&quot;&quot;))">
            <text:p/>
          </table:table-cell>
          <table:table-cell table:formula="of:=IF([.W203] &lt; [.R203];&quot;BETTER&quot;;IF([.W203] &gt;[.R203]*1.1;&quot;WORSE&quot;;&quot;&quot;))" office:value-type="string" office:string-value="BETTER">
            <text:p>BETTER</text:p>
          </table:table-cell>
          <table:table-cell office:value-type="float" office:value="74">
            <text:p>74</text:p>
          </table:table-cell>
          <table:table-cell office:value-type="float" office:value="0.000000000000065152">
            <text:p>6.52E-014</text:p>
          </table:table-cell>
          <table:table-cell office:value-type="float" office:value="0.0000000000099999">
            <text:p>1.00E-011</text:p>
          </table:table-cell>
          <table:table-cell table:formula="of:=IF([.Z203] &lt; [.U203];&quot;BETTER&quot;;IF([.Z203]-2 &gt; [.U203]; &quot;WORSE&quot;;&quot;&quot;))">
            <text:p/>
          </table:table-cell>
          <table:table-cell table:formula="of:=IF([.AB203] &lt; [.W203];&quot;BETTER&quot;;IF([.AB203] &gt;[.W203]*1.1;&quot;WORSE&quot;;&quot;&quot;))">
            <text:p/>
          </table:table-cell>
        </table:table-row>
        <table:table-row table:style-name="ro3">
          <table:table-cell/>
          <table:table-cell office:value-type="float" office:value="202">
            <text:p>202</text:p>
          </table:table-cell>
          <table:table-cell office:value-type="string">
            <text:p>8.15336411981116171e+00</text:p>
          </table:table-cell>
          <table:table-cell office:value-type="float" office:value="58">
            <text:p>58</text:p>
          </table:table-cell>
          <table:table-cell office:value-type="float" office:value="0.0000000000012042">
            <text:p>1.20E-012</text:p>
          </table:table-cell>
          <table:table-cell office:value-type="float" office:value="0.000000000001368">
            <text:p>1.37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12042">
            <text:p>1.20E-012</text:p>
          </table:table-cell>
          <table:table-cell office:value-type="float" office:value="0.000000000001368">
            <text:p>1.3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3.5527E-015">
            <text:p>3.55E-015</text:p>
          </table:table-cell>
          <table:table-cell office:value-type="float" office:value="0.0000000000013689">
            <text:p>1.3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3.5527E-015">
            <text:p>3.55E-015</text:p>
          </table:table-cell>
          <table:table-cell office:value-type="float" office:value="0.0000000000013689">
            <text:p>1.37E-012</text:p>
          </table:table-cell>
          <table:table-cell table:formula="of:=IF([.P204] &lt; [.L204];&quot;BETTER&quot;;IF([.P204]-2 &gt; [.L204]; &quot;WORSE&quot;;&quot;&quot;))">
            <text:p/>
          </table:table-cell>
          <table:table-cell table:formula="of:=IF([.R204] &lt; [.N204];&quot;BETTER&quot;;IF([.R204] &gt;[.N20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5527E-015">
            <text:p>3.55E-015</text:p>
          </table:table-cell>
          <table:table-cell office:value-type="float" office:value="0.0000000000013689">
            <text:p>1.37E-012</text:p>
          </table:table-cell>
          <table:table-cell table:formula="of:=IF([.U204] &lt; [.P204];&quot;BETTER&quot;;IF([.U204]-2 &gt; [.P204]; &quot;WORSE&quot;;&quot;&quot;))">
            <text:p/>
          </table:table-cell>
          <table:table-cell table:formula="of:=IF([.W204] &lt; [.R204];&quot;BETTER&quot;;IF([.W204] &gt;[.R20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43465">
            <text:p>4.35E-012</text:p>
          </table:table-cell>
          <table:table-cell office:value-type="float" office:value="0.0000000000013689">
            <text:p>1.37E-012</text:p>
          </table:table-cell>
          <table:table-cell table:formula="of:=IF([.Z204] &lt; [.U204];&quot;BETTER&quot;;IF([.Z204]-2 &gt; [.U204]; &quot;WORSE&quot;;&quot;&quot;))">
            <text:p/>
          </table:table-cell>
          <table:table-cell table:formula="of:=IF([.AB204] &lt; [.W204];&quot;BETTER&quot;;IF([.AB204] &gt;[.W204]*1.1;&quot;WORSE&quot;;&quot;&quot;))">
            <text:p/>
          </table:table-cell>
        </table:table-row>
        <table:table-row table:style-name="ro3">
          <table:table-cell/>
          <table:table-cell office:value-type="float" office:value="203">
            <text:p>203</text:p>
          </table:table-cell>
          <table:table-cell office:value-type="string">
            <text:p>1.99208529608525673e+01</text:p>
          </table:table-cell>
          <table:table-cell office:value-type="float" office:value="57">
            <text:p>57</text:p>
          </table:table-cell>
          <table:table-cell office:value-type="float" office:value="0.00000000018597">
            <text:p>1.86E-010</text:p>
          </table:table-cell>
          <table:table-cell office:value-type="float" office:value="0.000000000002383">
            <text:p>2.38E-012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18597">
            <text:p>1.86E-010</text:p>
          </table:table-cell>
          <table:table-cell office:value-type="float" office:value="0.000000000002383">
            <text:p>2.38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14211">
            <text:p>1.42E-014</text:p>
          </table:table-cell>
          <table:table-cell office:value-type="float" office:value="0.000000000002381">
            <text:p>2.38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14211">
            <text:p>1.42E-014</text:p>
          </table:table-cell>
          <table:table-cell office:value-type="float" office:value="0.000000000002381">
            <text:p>2.38E-012</text:p>
          </table:table-cell>
          <table:table-cell table:formula="of:=IF([.P205] &lt; [.L205];&quot;BETTER&quot;;IF([.P205]-2 &gt; [.L205]; &quot;WORSE&quot;;&quot;&quot;))">
            <text:p/>
          </table:table-cell>
          <table:table-cell table:formula="of:=IF([.R205] &lt; [.N205];&quot;BETTER&quot;;IF([.R205] &gt;[.N20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014211">
            <text:p>1.42E-014</text:p>
          </table:table-cell>
          <table:table-cell office:value-type="float" office:value="0.0000000000023812">
            <text:p>2.38E-012</text:p>
          </table:table-cell>
          <table:table-cell table:formula="of:=IF([.U205] &lt; [.P205];&quot;BETTER&quot;;IF([.U205]-2 &gt; [.P205]; &quot;WORSE&quot;;&quot;&quot;))">
            <text:p/>
          </table:table-cell>
          <table:table-cell table:formula="of:=IF([.W205] &lt; [.R205];&quot;BETTER&quot;;IF([.W205] &gt;[.R20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2265">
            <text:p>2.27E-011</text:p>
          </table:table-cell>
          <table:table-cell office:value-type="float" office:value="0.0000000000023812">
            <text:p>2.38E-012</text:p>
          </table:table-cell>
          <table:table-cell table:formula="of:=IF([.Z205] &lt; [.U205];&quot;BETTER&quot;;IF([.Z205]-2 &gt; [.U205]; &quot;WORSE&quot;;&quot;&quot;))">
            <text:p/>
          </table:table-cell>
          <table:table-cell table:formula="of:=IF([.AB205] &lt; [.W205];&quot;BETTER&quot;;IF([.AB205] &gt;[.W205]*1.1;&quot;WORSE&quot;;&quot;&quot;))">
            <text:p/>
          </table:table-cell>
        </table:table-row>
        <table:table-row table:style-name="ro3">
          <table:table-cell/>
          <table:table-cell office:value-type="float" office:value="204">
            <text:p>204</text:p>
          </table:table-cell>
          <table:table-cell office:value-type="string">
            <text:p>-1.42602475634625270e+00</text:p>
          </table:table-cell>
          <table:table-cell office:value-type="float" office:value="111">
            <text:p>111</text:p>
          </table:table-cell>
          <table:table-cell office:value-type="float" office:value="0.0000000000049895">
            <text:p>4.99E-012</text:p>
          </table:table-cell>
          <table:table-cell office:value-type="float" office:value="0.000000000027426">
            <text:p>2.74E-011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08128">
            <text:p>8.13E-014</text:p>
          </table:table-cell>
          <table:table-cell office:value-type="float" office:value="0.000000000032353">
            <text:p>3.2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1883">
            <text:p>1.19E-011</text:p>
          </table:table-cell>
          <table:table-cell office:value-type="float" office:value="0.000000000032435">
            <text:p>3.2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1883">
            <text:p>1.19E-011</text:p>
          </table:table-cell>
          <table:table-cell office:value-type="float" office:value="0.000000000032435">
            <text:p>3.24E-011</text:p>
          </table:table-cell>
          <table:table-cell table:formula="of:=IF([.P206] &lt; [.L206];&quot;BETTER&quot;;IF([.P206]-2 &gt; [.L206]; &quot;WORSE&quot;;&quot;&quot;))">
            <text:p/>
          </table:table-cell>
          <table:table-cell table:formula="of:=IF([.R206] &lt; [.N206];&quot;BETTER&quot;;IF([.R206] &gt;[.N206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1884">
            <text:p>1.19E-011</text:p>
          </table:table-cell>
          <table:table-cell office:value-type="float" office:value="0.000000000032435">
            <text:p>3.24E-011</text:p>
          </table:table-cell>
          <table:table-cell table:formula="of:=IF([.U206] &lt; [.P206];&quot;BETTER&quot;;IF([.U206]-2 &gt; [.P206]; &quot;WORSE&quot;;&quot;&quot;))">
            <text:p/>
          </table:table-cell>
          <table:table-cell table:formula="of:=IF([.W206] &lt; [.R206];&quot;BETTER&quot;;IF([.W206] &gt;[.R206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2251">
            <text:p>2.25E-011</text:p>
          </table:table-cell>
          <table:table-cell office:value-type="float" office:value="0.000000000032435">
            <text:p>3.24E-011</text:p>
          </table:table-cell>
          <table:table-cell table:formula="of:=IF([.Z206] &lt; [.U206];&quot;BETTER&quot;;IF([.Z206]-2 &gt; [.U206]; &quot;WORSE&quot;;&quot;&quot;))">
            <text:p/>
          </table:table-cell>
          <table:table-cell table:formula="of:=IF([.AB206] &lt; [.W206];&quot;BETTER&quot;;IF([.AB206] &gt;[.W206]*1.1;&quot;WORSE&quot;;&quot;&quot;))">
            <text:p/>
          </table:table-cell>
        </table:table-row>
        <table:table-row table:style-name="ro3">
          <table:table-cell/>
          <table:table-cell office:value-type="float" office:value="205">
            <text:p>205</text:p>
          </table:table-cell>
          <table:table-cell office:value-type="string">
            <text:p>5.56151551721407844e-01</text:p>
          </table:table-cell>
          <table:table-cell office:value-type="float" office:value="59">
            <text:p>59</text:p>
          </table:table-cell>
          <table:table-cell office:value-type="float" office:value="0.00000000077045">
            <text:p>7.70E-010</text:p>
          </table:table-cell>
          <table:table-cell office:value-type="float" office:value="0.00000020007">
            <text:p>2.00E-007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77045">
            <text:p>7.70E-010</text:p>
          </table:table-cell>
          <table:table-cell office:value-type="float" office:value="0.00000020007">
            <text:p>2.00E-007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064944">
            <text:p>6.49E-011</text:p>
          </table:table-cell>
          <table:table-cell office:value-type="float" office:value="0.00000019549">
            <text:p>1.95E-007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064944">
            <text:p>6.49E-011</text:p>
          </table:table-cell>
          <table:table-cell office:value-type="float" office:value="0.00000019549">
            <text:p>1.95E-007</text:p>
          </table:table-cell>
          <table:table-cell table:formula="of:=IF([.P207] &lt; [.L207];&quot;BETTER&quot;;IF([.P207]-2 &gt; [.L207]; &quot;WORSE&quot;;&quot;&quot;))">
            <text:p/>
          </table:table-cell>
          <table:table-cell table:formula="of:=IF([.R207] &lt; [.N207];&quot;BETTER&quot;;IF([.R207] &gt;[.N207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000064944">
            <text:p>6.49E-011</text:p>
          </table:table-cell>
          <table:table-cell office:value-type="float" office:value="0.00000019549">
            <text:p>1.95E-007</text:p>
          </table:table-cell>
          <table:table-cell table:formula="of:=IF([.U207] &lt; [.P207];&quot;BETTER&quot;;IF([.U207]-2 &gt; [.P207]; &quot;WORSE&quot;;&quot;&quot;))">
            <text:p/>
          </table:table-cell>
          <table:table-cell table:formula="of:=IF([.W207] &lt; [.R207];&quot;BETTER&quot;;IF([.W207] &gt;[.R207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10802">
            <text:p>1.08E-007</text:p>
          </table:table-cell>
          <table:table-cell office:value-type="float" office:value="0.00000019549">
            <text:p>1.95E-007</text:p>
          </table:table-cell>
          <table:table-cell table:formula="of:=IF([.Z207] &lt; [.U207];&quot;BETTER&quot;;IF([.Z207]-2 &gt; [.U207]; &quot;WORSE&quot;;&quot;&quot;))">
            <text:p/>
          </table:table-cell>
          <table:table-cell table:formula="of:=IF([.AB207] &lt; [.W207];&quot;BETTER&quot;;IF([.AB207] &gt;[.W207]*1.1;&quot;WORSE&quot;;&quot;&quot;))">
            <text:p/>
          </table:table-cell>
        </table:table-row>
        <table:table-row table:style-name="ro3">
          <table:table-cell/>
          <table:table-cell office:value-type="float" office:value="206">
            <text:p>206</text:p>
          </table:table-cell>
          <table:table-cell office:value-type="string">
            <text:p>4.01146603636404907e+11</text:p>
          </table:table-cell>
          <table:table-cell office:value-type="float" office:value="113">
            <text:p>113</text:p>
          </table:table-cell>
          <table:table-cell office:value-type="float" office:value="0.0000000000013077">
            <text:p>1.31E-012</text:p>
          </table:table-cell>
          <table:table-cell office:value-type="float" office:value="0.0000000000013143">
            <text:p>1.31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13077">
            <text:p>1.31E-012</text:p>
          </table:table-cell>
          <table:table-cell office:value-type="float" office:value="0.0000000000013143">
            <text:p>1.31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38147">
            <text:p>3.81E-003</text:p>
          </table:table-cell>
          <table:table-cell office:value-type="float" office:value="2.7387E-015">
            <text:p>2.74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0.0038147">
            <text:p>3.81E-003</text:p>
          </table:table-cell>
          <table:table-cell office:value-type="float" office:value="2.7387E-015">
            <text:p>2.74E-015</text:p>
          </table:table-cell>
          <table:table-cell table:formula="of:=IF([.P208] &lt; [.L208];&quot;BETTER&quot;;IF([.P208]-2 &gt; [.L208]; &quot;WORSE&quot;;&quot;&quot;))">
            <text:p/>
          </table:table-cell>
          <table:table-cell table:formula="of:=IF([.R208] &lt; [.N208];&quot;BETTER&quot;;IF([.R208] &gt;[.N20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38147">
            <text:p>3.81E-003</text:p>
          </table:table-cell>
          <table:table-cell office:value-type="float" office:value="2.7387E-015">
            <text:p>2.74E-015</text:p>
          </table:table-cell>
          <table:table-cell table:formula="of:=IF([.U208] &lt; [.P208];&quot;BETTER&quot;;IF([.U208]-2 &gt; [.P208]; &quot;WORSE&quot;;&quot;&quot;))">
            <text:p/>
          </table:table-cell>
          <table:table-cell table:formula="of:=IF([.W208] &lt; [.R208];&quot;BETTER&quot;;IF([.W208] &gt;[.R20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78702">
            <text:p>7.87E-001</text:p>
          </table:table-cell>
          <table:table-cell office:value-type="float" office:value="2.7387E-015">
            <text:p>2.74E-015</text:p>
          </table:table-cell>
          <table:table-cell table:formula="of:=IF([.Z208] &lt; [.U208];&quot;BETTER&quot;;IF([.Z208]-2 &gt; [.U208]; &quot;WORSE&quot;;&quot;&quot;))">
            <text:p/>
          </table:table-cell>
          <table:table-cell table:formula="of:=IF([.AB208] &lt; [.W208];&quot;BETTER&quot;;IF([.AB208] &gt;[.W208]*1.1;&quot;WORSE&quot;;&quot;&quot;))">
            <text:p/>
          </table:table-cell>
        </table:table-row>
        <table:table-row table:style-name="ro3">
          <table:table-cell/>
          <table:table-cell office:value-type="float" office:value="207">
            <text:p>207</text:p>
          </table:table-cell>
          <table:table-cell office:value-type="string">
            <text:p>-1.09861228866810956e+00</text:p>
          </table:table-cell>
          <table:table-cell office:value-type="float" office:value="57">
            <text:p>57</text:p>
          </table:table-cell>
          <table:table-cell office:value-type="float" office:value="0.00000000000033046">
            <text:p>3.30E-013</text:p>
          </table:table-cell>
          <table:table-cell office:value-type="float" office:value="0.000000000029028">
            <text:p>2.90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33046">
            <text:p>3.30E-013</text:p>
          </table:table-cell>
          <table:table-cell office:value-type="float" office:value="0.000000000029028">
            <text:p>2.90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70073">
            <text:p>7.01E-011</text:p>
          </table:table-cell>
          <table:table-cell office:value-type="float" office:value="0.000000000029028">
            <text:p>2.90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70073">
            <text:p>7.01E-011</text:p>
          </table:table-cell>
          <table:table-cell office:value-type="float" office:value="0.000000000029028">
            <text:p>2.90E-011</text:p>
          </table:table-cell>
          <table:table-cell table:formula="of:=IF([.P209] &lt; [.L209];&quot;BETTER&quot;;IF([.P209]-2 &gt; [.L209]; &quot;WORSE&quot;;&quot;&quot;))">
            <text:p/>
          </table:table-cell>
          <table:table-cell table:formula="of:=IF([.R209] &lt; [.N209];&quot;BETTER&quot;;IF([.R209] &gt;[.N20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70073">
            <text:p>7.01E-011</text:p>
          </table:table-cell>
          <table:table-cell office:value-type="float" office:value="0.000000000029028">
            <text:p>2.90E-011</text:p>
          </table:table-cell>
          <table:table-cell table:formula="of:=IF([.U209] &lt; [.P209];&quot;BETTER&quot;;IF([.U209]-2 &gt; [.P209]; &quot;WORSE&quot;;&quot;&quot;))">
            <text:p/>
          </table:table-cell>
          <table:table-cell table:formula="of:=IF([.W209] &lt; [.R209];&quot;BETTER&quot;;IF([.W209] &gt;[.R20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70103">
            <text:p>7.01E-011</text:p>
          </table:table-cell>
          <table:table-cell office:value-type="float" office:value="0.000000000029028">
            <text:p>2.90E-011</text:p>
          </table:table-cell>
          <table:table-cell table:formula="of:=IF([.Z209] &lt; [.U209];&quot;BETTER&quot;;IF([.Z209]-2 &gt; [.U209]; &quot;WORSE&quot;;&quot;&quot;))">
            <text:p/>
          </table:table-cell>
          <table:table-cell table:formula="of:=IF([.AB209] &lt; [.W209];&quot;BETTER&quot;;IF([.AB209] &gt;[.W209]*1.1;&quot;WORSE&quot;;&quot;&quot;))">
            <text:p/>
          </table:table-cell>
        </table:table-row>
        <table:table-row table:style-name="ro3">
          <table:table-cell/>
          <table:table-cell office:value-type="float" office:value="208">
            <text:p>208</text:p>
          </table:table-cell>
          <table:table-cell office:value-type="string">
            <text:p>1.77247907969601881e+00</text:p>
          </table:table-cell>
          <table:table-cell office:value-type="float" office:value="63">
            <text:p>63</text:p>
          </table:table-cell>
          <table:table-cell office:value-type="float" office:value="0.00000000000028537">
            <text:p>2.85E-013</text:p>
          </table:table-cell>
          <table:table-cell office:value-type="float" office:value="0.0000000000023822">
            <text:p>2.38E-012</text:p>
          </table:table-cell>
          <table:table-cell/>
          <table:table-cell office:value-type="float" office:value="64">
            <text:p>64</text:p>
          </table:table-cell>
          <table:table-cell office:value-type="float" office:value="0.00000000000014933">
            <text:p>1.49E-013</text:p>
          </table:table-cell>
          <table:table-cell office:value-type="float" office:value="0.0000000000022462">
            <text:p>2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8047">
            <text:p>8.05E-010</text:p>
          </table:table-cell>
          <table:table-cell office:value-type="float" office:value="0.0000000000022462">
            <text:p>2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8047">
            <text:p>8.05E-010</text:p>
          </table:table-cell>
          <table:table-cell office:value-type="float" office:value="0.0000000000022462">
            <text:p>2.25E-012</text:p>
          </table:table-cell>
          <table:table-cell table:formula="of:=IF([.P210] &lt; [.L210];&quot;BETTER&quot;;IF([.P210]-2 &gt; [.L210]; &quot;WORSE&quot;;&quot;&quot;))">
            <text:p/>
          </table:table-cell>
          <table:table-cell table:formula="of:=IF([.R210] &lt; [.N210];&quot;BETTER&quot;;IF([.R210] &gt;[.N21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8047">
            <text:p>8.05E-010</text:p>
          </table:table-cell>
          <table:table-cell office:value-type="float" office:value="0.0000000000022463">
            <text:p>2.25E-012</text:p>
          </table:table-cell>
          <table:table-cell table:formula="of:=IF([.U210] &lt; [.P210];&quot;BETTER&quot;;IF([.U210]-2 &gt; [.P210]; &quot;WORSE&quot;;&quot;&quot;))">
            <text:p/>
          </table:table-cell>
          <table:table-cell table:formula="of:=IF([.W210] &lt; [.R210];&quot;BETTER&quot;;IF([.W210] &gt;[.R21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80471">
            <text:p>8.05E-010</text:p>
          </table:table-cell>
          <table:table-cell office:value-type="float" office:value="0.0000000000022463">
            <text:p>2.25E-012</text:p>
          </table:table-cell>
          <table:table-cell table:formula="of:=IF([.Z210] &lt; [.U210];&quot;BETTER&quot;;IF([.Z210]-2 &gt; [.U210]; &quot;WORSE&quot;;&quot;&quot;))">
            <text:p/>
          </table:table-cell>
          <table:table-cell table:formula="of:=IF([.AB210] &lt; [.W210];&quot;BETTER&quot;;IF([.AB210] &gt;[.W210]*1.1;&quot;WORSE&quot;;&quot;&quot;))">
            <text:p/>
          </table:table-cell>
        </table:table-row>
        <table:table-row table:style-name="ro3">
          <table:table-cell/>
          <table:table-cell office:value-type="float" office:value="209">
            <text:p>209</text:p>
          </table:table-cell>
          <table:table-cell office:value-type="string">
            <text:p>2.50182287076316756e+00</text:p>
          </table:table-cell>
          <table:table-cell office:value-type="float" office:value="106">
            <text:p>106</text:p>
          </table:table-cell>
          <table:table-cell office:value-type="float" office:value="0.0000000096409">
            <text:p>9.64E-009</text:p>
          </table:table-cell>
          <table:table-cell office:value-type="float" office:value="0.000000000046837">
            <text:p>4.68E-011</text:p>
          </table:table-cell>
          <table:table-cell/>
          <table:table-cell office:value-type="float" office:value="212">
            <text:p>212</text:p>
          </table:table-cell>
          <table:table-cell office:value-type="float" office:value="0.0000000000084653">
            <text:p>8.47E-012</text:p>
          </table:table-cell>
          <table:table-cell office:value-type="float" office:value="0.000000000024591">
            <text:p>2.46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10316">
            <text:p>1.03E-010</text:p>
          </table:table-cell>
          <table:table-cell office:value-type="float" office:value="0.000000000014722">
            <text:p>1.47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10316">
            <text:p>1.03E-010</text:p>
          </table:table-cell>
          <table:table-cell office:value-type="float" office:value="0.000000000014722">
            <text:p>1.47E-011</text:p>
          </table:table-cell>
          <table:table-cell table:formula="of:=IF([.P211] &lt; [.L211];&quot;BETTER&quot;;IF([.P211]-2 &gt; [.L211]; &quot;WORSE&quot;;&quot;&quot;))">
            <text:p/>
          </table:table-cell>
          <table:table-cell table:formula="of:=IF([.R211] &lt; [.N211];&quot;BETTER&quot;;IF([.R211] &gt;[.N21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10316">
            <text:p>1.03E-010</text:p>
          </table:table-cell>
          <table:table-cell office:value-type="float" office:value="0.000000000014722">
            <text:p>1.47E-011</text:p>
          </table:table-cell>
          <table:table-cell table:formula="of:=IF([.U211] &lt; [.P211];&quot;BETTER&quot;;IF([.U211]-2 &gt; [.P211]; &quot;WORSE&quot;;&quot;&quot;))">
            <text:p/>
          </table:table-cell>
          <table:table-cell table:formula="of:=IF([.W211] &lt; [.R211];&quot;BETTER&quot;;IF([.W211] &gt;[.R21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10318">
            <text:p>1.03E-010</text:p>
          </table:table-cell>
          <table:table-cell office:value-type="float" office:value="0.000000000014722">
            <text:p>1.47E-011</text:p>
          </table:table-cell>
          <table:table-cell table:formula="of:=IF([.Z211] &lt; [.U211];&quot;BETTER&quot;;IF([.Z211]-2 &gt; [.U211]; &quot;WORSE&quot;;&quot;&quot;))">
            <text:p/>
          </table:table-cell>
          <table:table-cell table:formula="of:=IF([.AB211] &lt; [.W211];&quot;BETTER&quot;;IF([.AB211] &gt;[.W211]*1.1;&quot;WORSE&quot;;&quot;&quot;))">
            <text:p/>
          </table:table-cell>
        </table:table-row>
        <table:table-row table:style-name="ro3">
          <table:table-cell/>
          <table:table-cell office:value-type="float" office:value="210">
            <text:p>210</text:p>
          </table:table-cell>
          <table:table-cell office:value-type="string">
            <text:p>8.53348093951837416e-01</text:p>
          </table:table-cell>
          <table:table-cell office:value-type="float" office:value="58">
            <text:p>58</text:p>
          </table:table-cell>
          <table:table-cell office:value-type="float" office:value="0.000000000000053952">
            <text:p>5.40E-014</text:p>
          </table:table-cell>
          <table:table-cell office:value-type="float" office:value="0.000000000060746">
            <text:p>6.07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53952">
            <text:p>5.40E-014</text:p>
          </table:table-cell>
          <table:table-cell office:value-type="float" office:value="0.000000000060746">
            <text:p>6.0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0271">
            <text:p>1.03E-011</text:p>
          </table:table-cell>
          <table:table-cell office:value-type="float" office:value="0.000000000060746">
            <text:p>6.0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0271">
            <text:p>1.03E-011</text:p>
          </table:table-cell>
          <table:table-cell office:value-type="float" office:value="0.000000000060746">
            <text:p>6.07E-011</text:p>
          </table:table-cell>
          <table:table-cell table:formula="of:=IF([.P212] &lt; [.L212];&quot;BETTER&quot;;IF([.P212]-2 &gt; [.L212]; &quot;WORSE&quot;;&quot;&quot;))">
            <text:p/>
          </table:table-cell>
          <table:table-cell table:formula="of:=IF([.R212] &lt; [.N212];&quot;BETTER&quot;;IF([.R212] &gt;[.N21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0271">
            <text:p>1.03E-011</text:p>
          </table:table-cell>
          <table:table-cell office:value-type="float" office:value="0.000000000060746">
            <text:p>6.07E-011</text:p>
          </table:table-cell>
          <table:table-cell table:formula="of:=IF([.U212] &lt; [.P212];&quot;BETTER&quot;;IF([.U212]-2 &gt; [.P212]; &quot;WORSE&quot;;&quot;&quot;))">
            <text:p/>
          </table:table-cell>
          <table:table-cell table:formula="of:=IF([.W212] &lt; [.R212];&quot;BETTER&quot;;IF([.W212] &gt;[.R21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0285">
            <text:p>1.03E-011</text:p>
          </table:table-cell>
          <table:table-cell office:value-type="float" office:value="0.000000000060746">
            <text:p>6.07E-011</text:p>
          </table:table-cell>
          <table:table-cell table:formula="of:=IF([.Z212] &lt; [.U212];&quot;BETTER&quot;;IF([.Z212]-2 &gt; [.U212]; &quot;WORSE&quot;;&quot;&quot;))">
            <text:p/>
          </table:table-cell>
          <table:table-cell table:formula="of:=IF([.AB212] &lt; [.W212];&quot;BETTER&quot;;IF([.AB212] &gt;[.W212]*1.1;&quot;WORSE&quot;;&quot;&quot;))">
            <text:p/>
          </table:table-cell>
        </table:table-row>
        <table:table-row table:style-name="ro3">
          <table:table-cell/>
          <table:table-cell office:value-type="float" office:value="211">
            <text:p>211</text:p>
          </table:table-cell>
          <table:table-cell office:value-type="string">
            <text:p>9.99327552534745323e+00</text:p>
          </table:table-cell>
          <table:table-cell office:value-type="float" office:value="4723">
            <text:p>4723</text:p>
          </table:table-cell>
          <table:table-cell office:value-type="float" office:value="0.000000006479">
            <text:p>6.48E-009</text:p>
          </table:table-cell>
          <table:table-cell office:value-type="float" office:value="0.000023125">
            <text:p>2.31E-005</text:p>
          </table:table-cell>
          <table:table-cell/>
          <table:table-cell office:value-type="float" office:value="146515">
            <text:p>146515</text:p>
          </table:table-cell>
          <table:table-cell office:value-type="float" office:value="0.00000002993">
            <text:p>2.99E-008</text:p>
          </table:table-cell>
          <table:table-cell office:value-type="float" office:value="0.000023166">
            <text:p>2.32E-005</text:p>
          </table:table-cell>
          <table:table-cell/>
          <table:table-cell office:value-type="float" office:value="586">
            <text:p>586</text:p>
          </table:table-cell>
          <table:table-cell office:value-type="float" office:value="0.0037712">
            <text:p>3.77E-003</text:p>
          </table:table-cell>
          <table:table-cell office:value-type="float" office:value="0.011376">
            <text:p>1.14E-002</text:p>
          </table:table-cell>
          <table:table-cell/>
          <table:table-cell office:value-type="float" office:value="18752">
            <text:p>18752</text:p>
          </table:table-cell>
          <table:table-cell office:value-type="float" office:value="0.0000000000105">
            <text:p>1.05E-011</text:p>
          </table:table-cell>
          <table:table-cell office:value-type="float" office:value="0.000023109">
            <text:p>2.31E-005</text:p>
          </table:table-cell>
          <table:table-cell table:formula="of:=IF([.P213] &lt; [.L213];&quot;BETTER&quot;;IF([.P213]-2 &gt; [.L213]; &quot;WORSE&quot;;&quot;&quot;))" office:value-type="string" office:string-value="WORSE">
            <text:p>WORSE</text:p>
          </table:table-cell>
          <table:table-cell table:formula="of:=IF([.R213] &lt; [.N213];&quot;BETTER&quot;;IF([.R213] &gt;[.N213]*1.1;&quot;WORSE&quot;;&quot;&quot;))" office:value-type="string" office:string-value="BETTER">
            <text:p>BETTER</text:p>
          </table:table-cell>
          <table:table-cell office:value-type="float" office:value="18752">
            <text:p>18752</text:p>
          </table:table-cell>
          <table:table-cell office:value-type="float" office:value="0.0000000000105">
            <text:p>1.05E-011</text:p>
          </table:table-cell>
          <table:table-cell office:value-type="float" office:value="0.000023109">
            <text:p>2.31E-005</text:p>
          </table:table-cell>
          <table:table-cell table:formula="of:=IF([.U213] &lt; [.P213];&quot;BETTER&quot;;IF([.U213]-2 &gt; [.P213]; &quot;WORSE&quot;;&quot;&quot;))">
            <text:p/>
          </table:table-cell>
          <table:table-cell table:formula="of:=IF([.W213] &lt; [.R213];&quot;BETTER&quot;;IF([.W213] &gt;[.R213]*1.1;&quot;WORSE&quot;;&quot;&quot;))">
            <text:p/>
          </table:table-cell>
          <table:table-cell office:value-type="float" office:value="18748">
            <text:p>18748</text:p>
          </table:table-cell>
          <table:table-cell office:value-type="float" office:value="0.0000000000105">
            <text:p>1.05E-011</text:p>
          </table:table-cell>
          <table:table-cell office:value-type="float" office:value="0.000023109">
            <text:p>2.31E-005</text:p>
          </table:table-cell>
          <table:table-cell table:formula="of:=IF([.Z213] &lt; [.U213];&quot;BETTER&quot;;IF([.Z213]-2 &gt; [.U213]; &quot;WORSE&quot;;&quot;&quot;))" office:value-type="string" office:string-value="BETTER">
            <text:p>BETTER</text:p>
          </table:table-cell>
          <table:table-cell table:formula="of:=IF([.AB213] &lt; [.W213];&quot;BETTER&quot;;IF([.AB213] &gt;[.W213]*1.1;&quot;WORSE&quot;;&quot;&quot;))">
            <text:p/>
          </table:table-cell>
        </table:table-row>
        <table:table-row table:style-name="ro3">
          <table:table-cell/>
          <table:table-cell office:value-type="float" office:value="212">
            <text:p>212</text:p>
          </table:table-cell>
          <table:table-cell office:value-type="string">
            <text:p>1.38629436111988857e+00</text:p>
          </table:table-cell>
          <table:table-cell office:value-type="float" office:value="65">
            <text:p>65</text:p>
          </table:table-cell>
          <table:table-cell office:value-type="float" office:value="0.000000000015487">
            <text:p>1.55E-011</text:p>
          </table:table-cell>
          <table:table-cell office:value-type="float" office:value="0.000000000014168">
            <text:p>1.42E-011</text:p>
          </table:table-cell>
          <table:table-cell/>
          <table:table-cell office:value-type="float" office:value="67">
            <text:p>67</text:p>
          </table:table-cell>
          <table:table-cell office:value-type="float" office:value="0.000000000015473">
            <text:p>1.55E-011</text:p>
          </table:table-cell>
          <table:table-cell office:value-type="float" office:value="0.000000000014182">
            <text:p>1.42E-011</text:p>
          </table:table-cell>
          <table:table-cell/>
          <table:table-cell office:value-type="float" office:value="407">
            <text:p>407</text:p>
          </table:table-cell>
          <table:table-cell office:value-type="float" office:value="2.6645E-015">
            <text:p>2.66E-015</text:p>
          </table:table-cell>
          <table:table-cell office:value-type="float" office:value="0.000000000014347">
            <text:p>1.43E-011</text:p>
          </table:table-cell>
          <table:table-cell/>
          <table:table-cell office:value-type="float" office:value="407">
            <text:p>407</text:p>
          </table:table-cell>
          <table:table-cell office:value-type="float" office:value="2.6645E-015">
            <text:p>2.66E-015</text:p>
          </table:table-cell>
          <table:table-cell office:value-type="float" office:value="0.000000000014347">
            <text:p>1.43E-011</text:p>
          </table:table-cell>
          <table:table-cell table:formula="of:=IF([.P214] &lt; [.L214];&quot;BETTER&quot;;IF([.P214]-2 &gt; [.L214]; &quot;WORSE&quot;;&quot;&quot;))">
            <text:p/>
          </table:table-cell>
          <table:table-cell table:formula="of:=IF([.R214] &lt; [.N214];&quot;BETTER&quot;;IF([.R214] &gt;[.N214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2.6645E-015">
            <text:p>2.66E-015</text:p>
          </table:table-cell>
          <table:table-cell office:value-type="float" office:value="0.000000000014347">
            <text:p>1.43E-011</text:p>
          </table:table-cell>
          <table:table-cell table:formula="of:=IF([.U214] &lt; [.P214];&quot;BETTER&quot;;IF([.U214]-2 &gt; [.P214]; &quot;WORSE&quot;;&quot;&quot;))">
            <text:p/>
          </table:table-cell>
          <table:table-cell table:formula="of:=IF([.W214] &lt; [.R214];&quot;BETTER&quot;;IF([.W214] &gt;[.R214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2.6645E-015">
            <text:p>2.66E-015</text:p>
          </table:table-cell>
          <table:table-cell office:value-type="float" office:value="0.000000000014347">
            <text:p>1.43E-011</text:p>
          </table:table-cell>
          <table:table-cell table:formula="of:=IF([.Z214] &lt; [.U214];&quot;BETTER&quot;;IF([.Z214]-2 &gt; [.U214]; &quot;WORSE&quot;;&quot;&quot;))">
            <text:p/>
          </table:table-cell>
          <table:table-cell table:formula="of:=IF([.AB214] &lt; [.W214];&quot;BETTER&quot;;IF([.AB214] &gt;[.W214]*1.1;&quot;WORSE&quot;;&quot;&quot;))">
            <text:p/>
          </table:table-cell>
        </table:table-row>
        <table:table-row table:style-name="ro3">
          <table:table-cell/>
          <table:table-cell office:value-type="float" office:value="213">
            <text:p>213</text:p>
          </table:table-cell>
          <table:table-cell office:value-type="string">
            <text:p>2.77878441962795764e+00</text:p>
          </table:table-cell>
          <table:table-cell office:value-type="float" office:value="396">
            <text:p>396</text:p>
          </table:table-cell>
          <table:table-cell office:value-type="float" office:value="0.0000000004086">
            <text:p>4.09E-010</text:p>
          </table:table-cell>
          <table:table-cell office:value-type="float" office:value="0.0000000005337">
            <text:p>5.34E-010</text:p>
          </table:table-cell>
          <table:table-cell/>
          <table:table-cell office:value-type="float" office:value="412">
            <text:p>412</text:p>
          </table:table-cell>
          <table:table-cell office:value-type="float" office:value="0.000000000028763">
            <text:p>2.88E-011</text:p>
          </table:table-cell>
          <table:table-cell office:value-type="float" office:value="0.000000000026175">
            <text:p>2.62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23446">
            <text:p>2.34E-009</text:p>
          </table:table-cell>
          <table:table-cell office:value-type="float" office:value="0.000000000010061">
            <text:p>1.01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23446">
            <text:p>2.34E-009</text:p>
          </table:table-cell>
          <table:table-cell office:value-type="float" office:value="0.000000000010061">
            <text:p>1.01E-011</text:p>
          </table:table-cell>
          <table:table-cell table:formula="of:=IF([.P215] &lt; [.L215];&quot;BETTER&quot;;IF([.P215]-2 &gt; [.L215]; &quot;WORSE&quot;;&quot;&quot;))">
            <text:p/>
          </table:table-cell>
          <table:table-cell table:formula="of:=IF([.R215] &lt; [.N215];&quot;BETTER&quot;;IF([.R215] &gt;[.N215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23446">
            <text:p>2.34E-009</text:p>
          </table:table-cell>
          <table:table-cell office:value-type="float" office:value="0.000000000010061">
            <text:p>1.01E-011</text:p>
          </table:table-cell>
          <table:table-cell table:formula="of:=IF([.U215] &lt; [.P215];&quot;BETTER&quot;;IF([.U215]-2 &gt; [.P215]; &quot;WORSE&quot;;&quot;&quot;))">
            <text:p/>
          </table:table-cell>
          <table:table-cell table:formula="of:=IF([.W215] &lt; [.R215];&quot;BETTER&quot;;IF([.W215] &gt;[.R215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23446">
            <text:p>2.34E-009</text:p>
          </table:table-cell>
          <table:table-cell office:value-type="float" office:value="0.000000000010061">
            <text:p>1.01E-011</text:p>
          </table:table-cell>
          <table:table-cell table:formula="of:=IF([.Z215] &lt; [.U215];&quot;BETTER&quot;;IF([.Z215]-2 &gt; [.U215]; &quot;WORSE&quot;;&quot;&quot;))">
            <text:p/>
          </table:table-cell>
          <table:table-cell table:formula="of:=IF([.AB215] &lt; [.W215];&quot;BETTER&quot;;IF([.AB215] &gt;[.W215]*1.1;&quot;WORSE&quot;;&quot;&quot;))">
            <text:p/>
          </table:table-cell>
        </table:table-row>
        <table:table-row table:style-name="ro3">
          <table:table-cell/>
          <table:table-cell office:value-type="float" office:value="214">
            <text:p>214</text:p>
          </table:table-cell>
          <table:table-cell office:value-type="string">
            <text:p>2.90880102183932232e-01</text:p>
          </table:table-cell>
          <table:table-cell office:value-type="float" office:value="419">
            <text:p>419</text:p>
          </table:table-cell>
          <table:table-cell office:value-type="float" office:value="0.00000000028695">
            <text:p>2.87E-010</text:p>
          </table:table-cell>
          <table:table-cell office:value-type="float" office:value="0.00000000042964">
            <text:p>4.30E-010</text:p>
          </table:table-cell>
          <table:table-cell/>
          <table:table-cell office:value-type="float" office:value="431">
            <text:p>431</text:p>
          </table:table-cell>
          <table:table-cell office:value-type="float" office:value="0.000000000028968">
            <text:p>2.90E-011</text:p>
          </table:table-cell>
          <table:table-cell office:value-type="float" office:value="0.000000000086881">
            <text:p>8.69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000109">
            <text:p>1.09E-014</text:p>
          </table:table-cell>
          <table:table-cell office:value-type="float" office:value="0.000000000055238">
            <text:p>5.52E-011</text:p>
          </table:table-cell>
          <table:table-cell/>
          <table:table-cell office:value-type="float" office:value="588">
            <text:p>588</text:p>
          </table:table-cell>
          <table:table-cell office:value-type="float" office:value="0.0000000000000109">
            <text:p>1.09E-014</text:p>
          </table:table-cell>
          <table:table-cell office:value-type="float" office:value="0.000000000055238">
            <text:p>5.52E-011</text:p>
          </table:table-cell>
          <table:table-cell table:formula="of:=IF([.P216] &lt; [.L216];&quot;BETTER&quot;;IF([.P216]-2 &gt; [.L216]; &quot;WORSE&quot;;&quot;&quot;))">
            <text:p/>
          </table:table-cell>
          <table:table-cell table:formula="of:=IF([.R216] &lt; [.N216];&quot;BETTER&quot;;IF([.R216] &gt;[.N216]*1.1;&quot;WORSE&quot;;&quot;&quot;))">
            <text:p/>
          </table:table-cell>
          <table:table-cell office:value-type="float" office:value="588">
            <text:p>588</text:p>
          </table:table-cell>
          <table:table-cell office:value-type="float" office:value="0.0000000000000109">
            <text:p>1.09E-014</text:p>
          </table:table-cell>
          <table:table-cell office:value-type="float" office:value="0.000000000055238">
            <text:p>5.52E-011</text:p>
          </table:table-cell>
          <table:table-cell table:formula="of:=IF([.U216] &lt; [.P216];&quot;BETTER&quot;;IF([.U216]-2 &gt; [.P216]; &quot;WORSE&quot;;&quot;&quot;))">
            <text:p/>
          </table:table-cell>
          <table:table-cell table:formula="of:=IF([.W216] &lt; [.R216];&quot;BETTER&quot;;IF([.W216] &gt;[.R216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00031625">
            <text:p>3.16E-014</text:p>
          </table:table-cell>
          <table:table-cell office:value-type="float" office:value="0.000000000055238">
            <text:p>5.52E-011</text:p>
          </table:table-cell>
          <table:table-cell table:formula="of:=IF([.Z216] &lt; [.U216];&quot;BETTER&quot;;IF([.Z216]-2 &gt; [.U216]; &quot;WORSE&quot;;&quot;&quot;))" office:value-type="string" office:string-value="BETTER">
            <text:p>BETTER</text:p>
          </table:table-cell>
          <table:table-cell table:formula="of:=IF([.AB216] &lt; [.W216];&quot;BETTER&quot;;IF([.AB216] &gt;[.W216]*1.1;&quot;WORSE&quot;;&quot;&quot;))">
            <text:p/>
          </table:table-cell>
        </table:table-row>
        <table:table-row table:style-name="ro3">
          <table:table-cell/>
          <table:table-cell office:value-type="float" office:value="215">
            <text:p>215</text:p>
          </table:table-cell>
          <table:table-cell office:value-type="string">
            <text:p>-1.48594479678807085e-04</text:p>
          </table:table-cell>
          <table:table-cell office:value-type="float" office:value="439">
            <text:p>439</text:p>
          </table:table-cell>
          <table:table-cell office:value-type="float" office:value="0.00000000014633">
            <text:p>1.46E-010</text:p>
          </table:table-cell>
          <table:table-cell office:value-type="float" office:value="0.00000013744">
            <text:p>1.37E-007</text:p>
          </table:table-cell>
          <table:table-cell/>
          <table:table-cell office:value-type="float" office:value="452">
            <text:p>452</text:p>
          </table:table-cell>
          <table:table-cell office:value-type="float" office:value="0.0000000000059387">
            <text:p>5.94E-012</text:p>
          </table:table-cell>
          <table:table-cell office:value-type="float" office:value="0.00000013678">
            <text:p>1.37E-007</text:p>
          </table:table-cell>
          <table:table-cell/>
          <table:table-cell office:value-type="float" office:value="1172">
            <text:p>1172</text:p>
          </table:table-cell>
          <table:table-cell office:value-type="float" office:value="3.9844E-017">
            <text:p>3.98E-017</text:p>
          </table:table-cell>
          <table:table-cell office:value-type="float" office:value="0.00000013676">
            <text:p>1.37E-007</text:p>
          </table:table-cell>
          <table:table-cell/>
          <table:table-cell office:value-type="float" office:value="1172">
            <text:p>1172</text:p>
          </table:table-cell>
          <table:table-cell office:value-type="float" office:value="3.9844E-017">
            <text:p>3.98E-017</text:p>
          </table:table-cell>
          <table:table-cell office:value-type="float" office:value="0.00000013676">
            <text:p>1.37E-007</text:p>
          </table:table-cell>
          <table:table-cell table:formula="of:=IF([.P217] &lt; [.L217];&quot;BETTER&quot;;IF([.P217]-2 &gt; [.L217]; &quot;WORSE&quot;;&quot;&quot;))">
            <text:p/>
          </table:table-cell>
          <table:table-cell table:formula="of:=IF([.R217] &lt; [.N217];&quot;BETTER&quot;;IF([.R217] &gt;[.N217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4.0034E-017">
            <text:p>4.00E-017</text:p>
          </table:table-cell>
          <table:table-cell office:value-type="float" office:value="0.00000013676">
            <text:p>1.37E-007</text:p>
          </table:table-cell>
          <table:table-cell table:formula="of:=IF([.U217] &lt; [.P217];&quot;BETTER&quot;;IF([.U217]-2 &gt; [.P217]; &quot;WORSE&quot;;&quot;&quot;))">
            <text:p/>
          </table:table-cell>
          <table:table-cell table:formula="of:=IF([.W217] &lt; [.R217];&quot;BETTER&quot;;IF([.W217] &gt;[.R217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5.0343E-015">
            <text:p>5.03E-015</text:p>
          </table:table-cell>
          <table:table-cell office:value-type="float" office:value="0.00000013676">
            <text:p>1.37E-007</text:p>
          </table:table-cell>
          <table:table-cell table:formula="of:=IF([.Z217] &lt; [.U217];&quot;BETTER&quot;;IF([.Z217]-2 &gt; [.U217]; &quot;WORSE&quot;;&quot;&quot;))">
            <text:p/>
          </table:table-cell>
          <table:table-cell table:formula="of:=IF([.AB217] &lt; [.W217];&quot;BETTER&quot;;IF([.AB217] &gt;[.W217]*1.1;&quot;WORSE&quot;;&quot;&quot;))">
            <text:p/>
          </table:table-cell>
        </table:table-row>
        <table:table-row table:style-name="ro3">
          <table:table-cell/>
          <table:table-cell office:value-type="float" office:value="216">
            <text:p>216</text:p>
          </table:table-cell>
          <table:table-cell office:value-type="string">
            <text:p>9.99999991487674045e-01</text:p>
          </table:table-cell>
          <table:table-cell office:value-type="float" office:value="59">
            <text:p>59</text:p>
          </table:table-cell>
          <table:table-cell office:value-type="float" office:value="0.0000000010864">
            <text:p>1.09E-009</text:p>
          </table:table-cell>
          <table:table-cell office:value-type="float" office:value="0.000000002768">
            <text:p>2.77E-009</text:p>
          </table:table-cell>
          <table:table-cell/>
          <table:table-cell office:value-type="float" office:value="467">
            <text:p>467</text:p>
          </table:table-cell>
          <table:table-cell office:value-type="float" office:value="0.000000000063137">
            <text:p>6.31E-011</text:p>
          </table:table-cell>
          <table:table-cell office:value-type="float" office:value="0.0000000056885">
            <text:p>5.69E-009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14649">
            <text:p>1.46E-010</text:p>
          </table:table-cell>
          <table:table-cell office:value-type="float" office:value="0.0000000085123">
            <text:p>8.51E-009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39378">
            <text:p>3.94E-009</text:p>
          </table:table-cell>
          <table:table-cell office:value-type="float" office:value="0.0000000069286">
            <text:p>6.93E-009</text:p>
          </table:table-cell>
          <table:table-cell table:formula="of:=IF([.P218] &lt; [.L218];&quot;BETTER&quot;;IF([.P218]-2 &gt; [.L218]; &quot;WORSE&quot;;&quot;&quot;))" office:value-type="string" office:string-value="BETTER">
            <text:p>BETTER</text:p>
          </table:table-cell>
          <table:table-cell table:formula="of:=IF([.R218] &lt; [.N218];&quot;BETTER&quot;;IF([.R218] &gt;[.N218]*1.1;&quot;WORSE&quot;;&quot;&quot;))" office:value-type="string" office:string-value="BETTER">
            <text:p>BETTER</text:p>
          </table:table-cell>
          <table:table-cell office:value-type="float" office:value="101">
            <text:p>101</text:p>
          </table:table-cell>
          <table:table-cell office:value-type="float" office:value="0.0000000039378">
            <text:p>3.94E-009</text:p>
          </table:table-cell>
          <table:table-cell office:value-type="float" office:value="0.0000000069286">
            <text:p>6.93E-009</text:p>
          </table:table-cell>
          <table:table-cell table:formula="of:=IF([.U218] &lt; [.P218];&quot;BETTER&quot;;IF([.U218]-2 &gt; [.P218]; &quot;WORSE&quot;;&quot;&quot;))">
            <text:p/>
          </table:table-cell>
          <table:table-cell table:formula="of:=IF([.W218] &lt; [.R218];&quot;BETTER&quot;;IF([.W218] &gt;[.R21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11399">
            <text:p>1.14E-006</text:p>
          </table:table-cell>
          <table:table-cell office:value-type="float" office:value="0.0000000069286">
            <text:p>6.93E-009</text:p>
          </table:table-cell>
          <table:table-cell table:formula="of:=IF([.Z218] &lt; [.U218];&quot;BETTER&quot;;IF([.Z218]-2 &gt; [.U218]; &quot;WORSE&quot;;&quot;&quot;))">
            <text:p/>
          </table:table-cell>
          <table:table-cell table:formula="of:=IF([.AB218] &lt; [.W218];&quot;BETTER&quot;;IF([.AB218] &gt;[.W218]*1.1;&quot;WORSE&quot;;&quot;&quot;))">
            <text:p/>
          </table:table-cell>
        </table:table-row>
        <table:table-row table:style-name="ro3">
          <table:table-cell/>
          <table:table-cell office:value-type="float" office:value="217">
            <text:p>217</text:p>
          </table:table-cell>
          <table:table-cell office:value-type="string">
            <text:p>0.00000000000000000e+00</text:p>
          </table:table-cell>
          <table:table-cell office:value-type="float" office:value="3">
            <text:p>3</text:p>
          </table:table-cell>
          <table:table-cell office:value-type="float" office:value="0">
            <text:p>0.00E+000</text:p>
          </table:table-cell>
          <table:table-cell office:value-type="float" office:value="2.2471E+307">
            <text:p>2.25E+307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.00E+000</text:p>
          </table:table-cell>
          <table:table-cell office:value-type="float" office:value="2.2471E+307">
            <text:p>2.25E+307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.00E+000</text:p>
          </table:table-cell>
          <table:table-cell office:value-type="float" office:value="2.2471E+307">
            <text:p>2.25E+307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.00E+000</text:p>
          </table:table-cell>
          <table:table-cell office:value-type="float" office:value="2.2471E+307">
            <text:p>2.25E+307</text:p>
          </table:table-cell>
          <table:table-cell table:formula="of:=IF([.P219] &lt; [.L219];&quot;BETTER&quot;;IF([.P219]-2 &gt; [.L219]; &quot;WORSE&quot;;&quot;&quot;))">
            <text:p/>
          </table:table-cell>
          <table:table-cell table:formula="of:=IF([.R219] &lt; [.N219];&quot;BETTER&quot;;IF([.R219] &gt;[.N219]*1.1;&quot;WORSE&quot;;&quot;&quot;))">
            <text:p/>
          </table:table-cell>
          <table:table-cell office:value-type="float" office:value="19">
            <text:p>19</text:p>
          </table:table-cell>
          <table:table-cell office:value-type="float" office:value="0">
            <text:p>0.00E+000</text:p>
          </table:table-cell>
          <table:table-cell office:value-type="float" office:value="2.2471E+307">
            <text:p>2.25E+307</text:p>
          </table:table-cell>
          <table:table-cell table:formula="of:=IF([.U219] &lt; [.P219];&quot;BETTER&quot;;IF([.U219]-2 &gt; [.P219]; &quot;WORSE&quot;;&quot;&quot;))">
            <text:p/>
          </table:table-cell>
          <table:table-cell table:formula="of:=IF([.W219] &lt; [.R219];&quot;BETTER&quot;;IF([.W219] &gt;[.R219]*1.1;&quot;WORSE&quot;;&quot;&quot;))">
            <text:p/>
          </table:table-cell>
          <table:table-cell office:value-type="float" office:value="19">
            <text:p>19</text:p>
          </table:table-cell>
          <table:table-cell office:value-type="float" office:value="0">
            <text:p>0.00E+000</text:p>
          </table:table-cell>
          <table:table-cell office:value-type="float" office:value="2.2471E+307">
            <text:p>2.25E+307</text:p>
          </table:table-cell>
          <table:table-cell table:formula="of:=IF([.Z219] &lt; [.U219];&quot;BETTER&quot;;IF([.Z219]-2 &gt; [.U219]; &quot;WORSE&quot;;&quot;&quot;))">
            <text:p/>
          </table:table-cell>
          <table:table-cell table:formula="of:=IF([.AB219] &lt; [.W219];&quot;BETTER&quot;;IF([.AB219] &gt;[.W219]*1.1;&quot;WORSE&quot;;&quot;&quot;))">
            <text:p/>
          </table:table-cell>
        </table:table-row>
        <table:table-row table:style-name="ro3">
          <table:table-cell/>
          <table:table-cell office:value-type="float" office:value="218">
            <text:p>218</text:p>
          </table:table-cell>
          <table:table-cell office:value-type="string">
            <text:p>1.00000000000000000e+00</text:p>
          </table:table-cell>
          <table:table-cell office:value-type="float" office:value="53">
            <text:p>53</text:p>
          </table:table-cell>
          <table:table-cell office:value-type="float" office:value="4.2188E-015">
            <text:p>4.22E-015</text:p>
          </table:table-cell>
          <table:table-cell office:value-type="float" office:value="0.000000000000022871">
            <text:p>2.29E-014</text:p>
          </table:table-cell>
          <table:table-cell/>
          <table:table-cell office:value-type="float" office:value="53">
            <text:p>53</text:p>
          </table:table-cell>
          <table:table-cell office:value-type="float" office:value="4.2188E-015">
            <text:p>4.22E-015</text:p>
          </table:table-cell>
          <table:table-cell office:value-type="float" office:value="0.000000000000022871">
            <text:p>2.29E-014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30924">
            <text:p>3.09E-012</text:p>
          </table:table-cell>
          <table:table-cell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30924">
            <text:p>3.09E-012</text:p>
          </table:table-cell>
          <table:table-cell office:value-type="float" office:value="0">
            <text:p>0.00E+000</text:p>
          </table:table-cell>
          <table:table-cell table:formula="of:=IF([.P220] &lt; [.L220];&quot;BETTER&quot;;IF([.P220]-2 &gt; [.L220]; &quot;WORSE&quot;;&quot;&quot;))">
            <text:p/>
          </table:table-cell>
          <table:table-cell table:formula="of:=IF([.R220] &lt; [.N220];&quot;BETTER&quot;;IF([.R220] &gt;[.N22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30924">
            <text:p>3.09E-012</text:p>
          </table:table-cell>
          <table:table-cell office:value-type="float" office:value="0">
            <text:p>0.00E+000</text:p>
          </table:table-cell>
          <table:table-cell table:formula="of:=IF([.U220] &lt; [.P220];&quot;BETTER&quot;;IF([.U220]-2 &gt; [.P220]; &quot;WORSE&quot;;&quot;&quot;))">
            <text:p/>
          </table:table-cell>
          <table:table-cell table:formula="of:=IF([.W220] &lt; [.R220];&quot;BETTER&quot;;IF([.W220] &gt;[.R22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30924">
            <text:p>3.09E-012</text:p>
          </table:table-cell>
          <table:table-cell office:value-type="float" office:value="0">
            <text:p>0.00E+000</text:p>
          </table:table-cell>
          <table:table-cell table:formula="of:=IF([.Z220] &lt; [.U220];&quot;BETTER&quot;;IF([.Z220]-2 &gt; [.U220]; &quot;WORSE&quot;;&quot;&quot;))">
            <text:p/>
          </table:table-cell>
          <table:table-cell table:formula="of:=IF([.AB220] &lt; [.W220];&quot;BETTER&quot;;IF([.AB220] &gt;[.W220]*1.1;&quot;WORSE&quot;;&quot;&quot;))">
            <text:p/>
          </table:table-cell>
        </table:table-row>
        <table:table-row table:style-name="ro3">
          <table:table-cell/>
          <table:table-cell office:value-type="float" office:value="219">
            <text:p>219</text:p>
          </table:table-cell>
          <table:table-cell office:value-type="string">
            <text:p>1.00000000000000000e+00</text:p>
          </table:table-cell>
          <table:table-cell office:value-type="float" office:value="55">
            <text:p>55</text:p>
          </table:table-cell>
          <table:table-cell office:value-type="float" office:value="0.00000000055319">
            <text:p>5.53E-010</text:p>
          </table:table-cell>
          <table:table-cell office:value-type="float" office:value="0.00000000000097966">
            <text:p>9.80E-013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55221">
            <text:p>5.52E-010</text:p>
          </table:table-cell>
          <table:table-cell office:value-type="float" office:value="2.2204E-016">
            <text:p>2.22E-016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4856">
            <text:p>1.49E-011</text:p>
          </table:table-cell>
          <table:table-cell office:value-type="float" office:value="0">
            <text:p>0.00E+00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4856">
            <text:p>1.49E-011</text:p>
          </table:table-cell>
          <table:table-cell office:value-type="float" office:value="0">
            <text:p>0.00E+000</text:p>
          </table:table-cell>
          <table:table-cell table:formula="of:=IF([.P221] &lt; [.L221];&quot;BETTER&quot;;IF([.P221]-2 &gt; [.L221]; &quot;WORSE&quot;;&quot;&quot;))">
            <text:p/>
          </table:table-cell>
          <table:table-cell table:formula="of:=IF([.R221] &lt; [.N221];&quot;BETTER&quot;;IF([.R221] &gt;[.N22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4855">
            <text:p>1.49E-011</text:p>
          </table:table-cell>
          <table:table-cell office:value-type="float" office:value="0">
            <text:p>0.00E+000</text:p>
          </table:table-cell>
          <table:table-cell table:formula="of:=IF([.U221] &lt; [.P221];&quot;BETTER&quot;;IF([.U221]-2 &gt; [.P221]; &quot;WORSE&quot;;&quot;&quot;))">
            <text:p/>
          </table:table-cell>
          <table:table-cell table:formula="of:=IF([.W221] &lt; [.R221];&quot;BETTER&quot;;IF([.W221] &gt;[.R22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4975">
            <text:p>1.50E-011</text:p>
          </table:table-cell>
          <table:table-cell office:value-type="float" office:value="0">
            <text:p>0.00E+000</text:p>
          </table:table-cell>
          <table:table-cell table:formula="of:=IF([.Z221] &lt; [.U221];&quot;BETTER&quot;;IF([.Z221]-2 &gt; [.U221]; &quot;WORSE&quot;;&quot;&quot;))">
            <text:p/>
          </table:table-cell>
          <table:table-cell table:formula="of:=IF([.AB221] &lt; [.W221];&quot;BETTER&quot;;IF([.AB221] &gt;[.W221]*1.1;&quot;WORSE&quot;;&quot;&quot;))">
            <text:p/>
          </table:table-cell>
        </table:table-row>
        <table:table-row table:style-name="ro3">
          <table:table-cell/>
          <table:table-cell office:value-type="float" office:value="220">
            <text:p>220</text:p>
          </table:table-cell>
          <table:table-cell office:value-type="string">
            <text:p>3.14090125281914156e+00</text:p>
          </table:table-cell>
          <table:table-cell office:value-type="float" office:value="2545">
            <text:p>2545</text:p>
          </table:table-cell>
          <table:table-cell office:value-type="float" office:value="0.0000000053936">
            <text:p>5.39E-009</text:p>
          </table:table-cell>
          <table:table-cell office:value-type="float" office:value="0.00022014">
            <text:p>2.20E-004</text:p>
          </table:table-cell>
          <table:table-cell/>
          <table:table-cell office:value-type="float" office:value="149273">
            <text:p>149273</text:p>
          </table:table-cell>
          <table:table-cell office:value-type="float" office:value="0.000000062509">
            <text:p>6.25E-008</text:p>
          </table:table-cell>
          <table:table-cell office:value-type="float" office:value="0.00022024">
            <text:p>2.20E-004</text:p>
          </table:table-cell>
          <table:table-cell/>
          <table:table-cell office:value-type="float" office:value="6497">
            <text:p>6497</text:p>
          </table:table-cell>
          <table:table-cell office:value-type="float" office:value="0.00000000014292">
            <text:p>1.43E-010</text:p>
          </table:table-cell>
          <table:table-cell office:value-type="float" office:value="0.00022013">
            <text:p>2.20E-004</text:p>
          </table:table-cell>
          <table:table-cell/>
          <table:table-cell office:value-type="float" office:value="6499">
            <text:p>6499</text:p>
          </table:table-cell>
          <table:table-cell office:value-type="float" office:value="0.00000000014292">
            <text:p>1.43E-010</text:p>
          </table:table-cell>
          <table:table-cell office:value-type="float" office:value="0.00022013">
            <text:p>2.20E-004</text:p>
          </table:table-cell>
          <table:table-cell table:formula="of:=IF([.P222] &lt; [.L222];&quot;BETTER&quot;;IF([.P222]-2 &gt; [.L222]; &quot;WORSE&quot;;&quot;&quot;))">
            <text:p/>
          </table:table-cell>
          <table:table-cell table:formula="of:=IF([.R222] &lt; [.N222];&quot;BETTER&quot;;IF([.R222] &gt;[.N222]*1.1;&quot;WORSE&quot;;&quot;&quot;))">
            <text:p/>
          </table:table-cell>
          <table:table-cell office:value-type="float" office:value="6499">
            <text:p>6499</text:p>
          </table:table-cell>
          <table:table-cell office:value-type="float" office:value="0.00000000014292">
            <text:p>1.43E-010</text:p>
          </table:table-cell>
          <table:table-cell office:value-type="float" office:value="0.00022013">
            <text:p>2.20E-004</text:p>
          </table:table-cell>
          <table:table-cell table:formula="of:=IF([.U222] &lt; [.P222];&quot;BETTER&quot;;IF([.U222]-2 &gt; [.P222]; &quot;WORSE&quot;;&quot;&quot;))">
            <text:p/>
          </table:table-cell>
          <table:table-cell table:formula="of:=IF([.W222] &lt; [.R222];&quot;BETTER&quot;;IF([.W222] &gt;[.R222]*1.1;&quot;WORSE&quot;;&quot;&quot;))">
            <text:p/>
          </table:table-cell>
          <table:table-cell office:value-type="float" office:value="6497">
            <text:p>6497</text:p>
          </table:table-cell>
          <table:table-cell office:value-type="float" office:value="0.00000000014292">
            <text:p>1.43E-010</text:p>
          </table:table-cell>
          <table:table-cell office:value-type="float" office:value="0.00022013">
            <text:p>2.20E-004</text:p>
          </table:table-cell>
          <table:table-cell table:formula="of:=IF([.Z222] &lt; [.U222];&quot;BETTER&quot;;IF([.Z222]-2 &gt; [.U222]; &quot;WORSE&quot;;&quot;&quot;))" office:value-type="string" office:string-value="BETTER">
            <text:p>BETTER</text:p>
          </table:table-cell>
          <table:table-cell table:formula="of:=IF([.AB222] &lt; [.W222];&quot;BETTER&quot;;IF([.AB222] &gt;[.W222]*1.1;&quot;WORSE&quot;;&quot;&quot;))">
            <text:p/>
          </table:table-cell>
        </table:table-row>
        <table:table-row table:style-name="ro3">
          <table:table-cell/>
          <table:table-cell office:value-type="float" office:value="221">
            <text:p>221</text:p>
          </table:table-cell>
          <table:table-cell office:value-type="string">
            <text:p>8.97589681613006896e+00</text:p>
          </table:table-cell>
          <table:table-cell office:value-type="float" office:value="757">
            <text:p>757</text:p>
          </table:table-cell>
          <table:table-cell office:value-type="float" office:value="0.0000000010772">
            <text:p>1.08E-009</text:p>
          </table:table-cell>
          <table:table-cell office:value-type="float" office:value="0.0000000015466">
            <text:p>1.55E-009</text:p>
          </table:table-cell>
          <table:table-cell/>
          <table:table-cell office:value-type="float" office:value="787">
            <text:p>787</text:p>
          </table:table-cell>
          <table:table-cell office:value-type="float" office:value="0.00000000010425">
            <text:p>1.04E-010</text:p>
          </table:table-cell>
          <table:table-cell office:value-type="float" office:value="0.00000000013832">
            <text:p>1.38E-010</text:p>
          </table:table-cell>
          <table:table-cell/>
          <table:table-cell office:value-type="float" office:value="1620">
            <text:p>1620</text:p>
          </table:table-cell>
          <table:table-cell office:value-type="float" office:value="0">
            <text:p>0.00E+000</text:p>
          </table:table-cell>
          <table:table-cell office:value-type="float" office:value="0.0000000000033499">
            <text:p>3.35E-012</text:p>
          </table:table-cell>
          <table:table-cell/>
          <table:table-cell office:value-type="float" office:value="1622">
            <text:p>1622</text:p>
          </table:table-cell>
          <table:table-cell office:value-type="float" office:value="0">
            <text:p>0.00E+000</text:p>
          </table:table-cell>
          <table:table-cell office:value-type="float" office:value="0.0000000000033499">
            <text:p>3.35E-012</text:p>
          </table:table-cell>
          <table:table-cell table:formula="of:=IF([.P223] &lt; [.L223];&quot;BETTER&quot;;IF([.P223]-2 &gt; [.L223]; &quot;WORSE&quot;;&quot;&quot;))">
            <text:p/>
          </table:table-cell>
          <table:table-cell table:formula="of:=IF([.R223] &lt; [.N223];&quot;BETTER&quot;;IF([.R223] &gt;[.N223]*1.1;&quot;WORSE&quot;;&quot;&quot;))">
            <text:p/>
          </table:table-cell>
          <table:table-cell office:value-type="float" office:value="1622">
            <text:p>1622</text:p>
          </table:table-cell>
          <table:table-cell office:value-type="float" office:value="0">
            <text:p>0.00E+000</text:p>
          </table:table-cell>
          <table:table-cell office:value-type="float" office:value="0.0000000000033499">
            <text:p>3.35E-012</text:p>
          </table:table-cell>
          <table:table-cell table:formula="of:=IF([.U223] &lt; [.P223];&quot;BETTER&quot;;IF([.U223]-2 &gt; [.P223]; &quot;WORSE&quot;;&quot;&quot;))">
            <text:p/>
          </table:table-cell>
          <table:table-cell table:formula="of:=IF([.W223] &lt; [.R223];&quot;BETTER&quot;;IF([.W223] &gt;[.R223]*1.1;&quot;WORSE&quot;;&quot;&quot;))">
            <text:p/>
          </table:table-cell>
          <table:table-cell office:value-type="float" office:value="1620">
            <text:p>1620</text:p>
          </table:table-cell>
          <table:table-cell office:value-type="float" office:value="3.5956E-015">
            <text:p>3.60E-015</text:p>
          </table:table-cell>
          <table:table-cell office:value-type="float" office:value="0.0000000000033499">
            <text:p>3.35E-012</text:p>
          </table:table-cell>
          <table:table-cell table:formula="of:=IF([.Z223] &lt; [.U223];&quot;BETTER&quot;;IF([.Z223]-2 &gt; [.U223]; &quot;WORSE&quot;;&quot;&quot;))" office:value-type="string" office:string-value="BETTER">
            <text:p>BETTER</text:p>
          </table:table-cell>
          <table:table-cell table:formula="of:=IF([.AB223] &lt; [.W223];&quot;BETTER&quot;;IF([.AB223] &gt;[.W223]*1.1;&quot;WORSE&quot;;&quot;&quot;))">
            <text:p/>
          </table:table-cell>
        </table:table-row>
        <table:table-row table:style-name="ro3">
          <table:table-cell/>
          <table:table-cell office:value-type="float" office:value="222">
            <text:p>222</text:p>
          </table:table-cell>
          <table:table-cell office:value-type="string">
            <text:p>EXCEPTION!!</text:p>
          </table:table-cell>
          <table:table-cell office:value-type="float" office:value="113">
            <text:p>113</text:p>
          </table:table-cell>
          <table:table-cell office:value-type="float" office:value="0.000000000082161">
            <text:p>8.22E-011</text:p>
          </table:table-cell>
          <table:table-cell office:value-type="float" office:value="0.000000000025422">
            <text:p>2.54E-011</text:p>
          </table:table-cell>
          <table:table-cell/>
          <table:table-cell office:value-type="float" office:value="115">
            <text:p>115</text:p>
          </table:table-cell>
          <table:table-cell office:value-type="float" office:value="0.000000000080549">
            <text:p>8.05E-011</text:p>
          </table:table-cell>
          <table:table-cell office:value-type="float" office:value="0.00000000002381">
            <text:p>2.38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224] &lt; [.L224];&quot;BETTER&quot;;IF([.P224]-2 &gt; [.L224]; &quot;WORSE&quot;;&quot;&quot;))">
            <text:p/>
          </table:table-cell>
          <table:table-cell table:formula="of:=IF([.R224] &lt; [.N224];&quot;BETTER&quot;;IF([.R224] &gt;[.N224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00031884">
            <text:p>3.19E-013</text:p>
          </table:table-cell>
          <table:table-cell office:value-type="float" office:value="0.000000000024128">
            <text:p>2.41E-011</text:p>
          </table:table-cell>
          <table:table-cell table:formula="of:=IF([.U224] &lt; [.P224];&quot;BETTER&quot;;IF([.U224]-2 &gt; [.P224]; &quot;WORSE&quot;;&quot;&quot;))" office:value-type="string" office:string-value="BETTER">
            <text:p>BETTER</text:p>
          </table:table-cell>
          <table:table-cell table:formula="of:=IF([.W224] &lt; [.R224];&quot;BETTER&quot;;IF([.W224] &gt;[.R224]*1.1;&quot;WORSE&quot;;&quot;&quot;))" office:value-type="string" office:string-value="BETTER">
            <text:p>BETTER</text:p>
          </table:table-cell>
          <table:table-cell office:value-type="float" office:value="203">
            <text:p>203</text:p>
          </table:table-cell>
          <table:table-cell office:value-type="float" office:value="0.000000000087532">
            <text:p>8.75E-011</text:p>
          </table:table-cell>
          <table:table-cell office:value-type="float" office:value="0.000000000024128">
            <text:p>2.41E-011</text:p>
          </table:table-cell>
          <table:table-cell table:formula="of:=IF([.Z224] &lt; [.U224];&quot;BETTER&quot;;IF([.Z224]-2 &gt; [.U224]; &quot;WORSE&quot;;&quot;&quot;))">
            <text:p/>
          </table:table-cell>
          <table:table-cell table:formula="of:=IF([.AB224] &lt; [.W224];&quot;BETTER&quot;;IF([.AB224] &gt;[.W224]*1.1;&quot;WORSE&quot;;&quot;&quot;))">
            <text:p/>
          </table:table-cell>
        </table:table-row>
        <table:table-row table:style-name="ro3">
          <table:table-cell/>
          <table:table-cell office:value-type="float" office:value="223">
            <text:p>223</text:p>
          </table:table-cell>
          <table:table-cell office:value-type="string">
            <text:p>-9.99999999999998890e-01</text:p>
          </table:table-cell>
          <table:table-cell office:value-type="float" office:value="58">
            <text:p>58</text:p>
          </table:table-cell>
          <table:table-cell office:value-type="float" office:value="0.0000000013855">
            <text:p>1.39E-009</text:p>
          </table:table-cell>
          <table:table-cell office:value-type="float" office:value="1.8874E-015">
            <text:p>1.89E-015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50393">
            <text:p>5.04E-013</text:p>
          </table:table-cell>
          <table:table-cell office:value-type="float" office:value="0.00000000000050582">
            <text:p>5.06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7534">
            <text:p>7.53E-013</text:p>
          </table:table-cell>
          <table:table-cell office:value-type="float" office:value="1.1102E-015">
            <text:p>1.11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7534">
            <text:p>7.53E-013</text:p>
          </table:table-cell>
          <table:table-cell office:value-type="float" office:value="1.1102E-015">
            <text:p>1.11E-015</text:p>
          </table:table-cell>
          <table:table-cell table:formula="of:=IF([.P225] &lt; [.L225];&quot;BETTER&quot;;IF([.P225]-2 &gt; [.L225]; &quot;WORSE&quot;;&quot;&quot;))">
            <text:p/>
          </table:table-cell>
          <table:table-cell table:formula="of:=IF([.R225] &lt; [.N225];&quot;BETTER&quot;;IF([.R225] &gt;[.N22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7534">
            <text:p>7.53E-013</text:p>
          </table:table-cell>
          <table:table-cell office:value-type="float" office:value="1.1102E-015">
            <text:p>1.11E-015</text:p>
          </table:table-cell>
          <table:table-cell table:formula="of:=IF([.U225] &lt; [.P225];&quot;BETTER&quot;;IF([.U225]-2 &gt; [.P225]; &quot;WORSE&quot;;&quot;&quot;))">
            <text:p/>
          </table:table-cell>
          <table:table-cell table:formula="of:=IF([.W225] &lt; [.R225];&quot;BETTER&quot;;IF([.W225] &gt;[.R22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5055">
            <text:p>1.51E-012</text:p>
          </table:table-cell>
          <table:table-cell office:value-type="float" office:value="1.1102E-015">
            <text:p>1.11E-015</text:p>
          </table:table-cell>
          <table:table-cell table:formula="of:=IF([.Z225] &lt; [.U225];&quot;BETTER&quot;;IF([.Z225]-2 &gt; [.U225]; &quot;WORSE&quot;;&quot;&quot;))">
            <text:p/>
          </table:table-cell>
          <table:table-cell table:formula="of:=IF([.AB225] &lt; [.W225];&quot;BETTER&quot;;IF([.AB225] &gt;[.W225]*1.1;&quot;WORSE&quot;;&quot;&quot;))">
            <text:p/>
          </table:table-cell>
        </table:table-row>
        <table:table-row table:style-name="ro3">
          <table:table-cell/>
          <table:table-cell office:value-type="float" office:value="224">
            <text:p>224</text:p>
          </table:table-cell>
          <table:table-cell office:value-type="string">
            <text:p>2.40393943064461979e+00</text:p>
          </table:table-cell>
          <table:table-cell office:value-type="float" office:value="58">
            <text:p>58</text:p>
          </table:table-cell>
          <table:table-cell office:value-type="float" office:value="0.000000000019456">
            <text:p>1.95E-011</text:p>
          </table:table-cell>
          <table:table-cell office:value-type="float" office:value="0.000000000018561">
            <text:p>1.86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19456">
            <text:p>1.95E-011</text:p>
          </table:table-cell>
          <table:table-cell office:value-type="float" office:value="0.000000000018561">
            <text:p>1.8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17788">
            <text:p>1.78E-014</text:p>
          </table:table-cell>
          <table:table-cell office:value-type="float" office:value="0.000000000018561">
            <text:p>1.8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17788">
            <text:p>1.78E-014</text:p>
          </table:table-cell>
          <table:table-cell office:value-type="float" office:value="0.000000000018561">
            <text:p>1.86E-011</text:p>
          </table:table-cell>
          <table:table-cell table:formula="of:=IF([.P226] &lt; [.L226];&quot;BETTER&quot;;IF([.P226]-2 &gt; [.L226]; &quot;WORSE&quot;;&quot;&quot;))">
            <text:p/>
          </table:table-cell>
          <table:table-cell table:formula="of:=IF([.R226] &lt; [.N226];&quot;BETTER&quot;;IF([.R226] &gt;[.N22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17788">
            <text:p>1.78E-014</text:p>
          </table:table-cell>
          <table:table-cell office:value-type="float" office:value="0.000000000018561">
            <text:p>1.86E-011</text:p>
          </table:table-cell>
          <table:table-cell table:formula="of:=IF([.U226] &lt; [.P226];&quot;BETTER&quot;;IF([.U226]-2 &gt; [.P226]; &quot;WORSE&quot;;&quot;&quot;))">
            <text:p/>
          </table:table-cell>
          <table:table-cell table:formula="of:=IF([.W226] &lt; [.R226];&quot;BETTER&quot;;IF([.W226] &gt;[.R22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31313">
            <text:p>3.13E-013</text:p>
          </table:table-cell>
          <table:table-cell office:value-type="float" office:value="0.000000000018561">
            <text:p>1.86E-011</text:p>
          </table:table-cell>
          <table:table-cell table:formula="of:=IF([.Z226] &lt; [.U226];&quot;BETTER&quot;;IF([.Z226]-2 &gt; [.U226]; &quot;WORSE&quot;;&quot;&quot;))">
            <text:p/>
          </table:table-cell>
          <table:table-cell table:formula="of:=IF([.AB226] &lt; [.W226];&quot;BETTER&quot;;IF([.AB226] &gt;[.W226]*1.1;&quot;WORSE&quot;;&quot;&quot;))">
            <text:p/>
          </table:table-cell>
        </table:table-row>
        <table:table-row table:style-name="ro3">
          <table:table-cell/>
          <table:table-cell office:value-type="float" office:value="225">
            <text:p>225</text:p>
          </table:table-cell>
          <table:table-cell office:value-type="string">
            <text:p>EXCEPTION!!</text:p>
          </table:table-cell>
          <table:table-cell office:value-type="float" office:value="389">
            <text:p>389</text:p>
          </table:table-cell>
          <table:table-cell office:value-type="float" office:value="0.00000000011426">
            <text:p>1.14E-010</text:p>
          </table:table-cell>
          <table:table-cell office:value-type="float" office:value="0.00000000014815">
            <text:p>1.48E-010</text:p>
          </table:table-cell>
          <table:table-cell/>
          <table:table-cell office:value-type="float" office:value="400">
            <text:p>400</text:p>
          </table:table-cell>
          <table:table-cell office:value-type="float" office:value="0.0000000000219">
            <text:p>2.19E-011</text:p>
          </table:table-cell>
          <table:table-cell office:value-type="float" office:value="0.000000000013755">
            <text:p>1.38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227] &lt; [.L227];&quot;BETTER&quot;;IF([.P227]-2 &gt; [.L227]; &quot;WORSE&quot;;&quot;&quot;))">
            <text:p/>
          </table:table-cell>
          <table:table-cell table:formula="of:=IF([.R227] &lt; [.N227];&quot;BETTER&quot;;IF([.R227] &gt;[.N227]*1.1;&quot;WORSE&quot;;&quot;&quot;))">
            <text:p/>
          </table:table-cell>
          <table:table-cell office:value-type="float" office:value="1127">
            <text:p>1127</text:p>
          </table:table-cell>
          <table:table-cell office:value-type="float" office:value="0.00000000000003732">
            <text:p>3.73E-014</text:p>
          </table:table-cell>
          <table:table-cell office:value-type="float" office:value="0.000000000036683">
            <text:p>3.67E-011</text:p>
          </table:table-cell>
          <table:table-cell table:formula="of:=IF([.U227] &lt; [.P227];&quot;BETTER&quot;;IF([.U227]-2 &gt; [.P227]; &quot;WORSE&quot;;&quot;&quot;))" office:value-type="string" office:string-value="BETTER">
            <text:p>BETTER</text:p>
          </table:table-cell>
          <table:table-cell table:formula="of:=IF([.W227] &lt; [.R227];&quot;BETTER&quot;;IF([.W227] &gt;[.R227]*1.1;&quot;WORSE&quot;;&quot;&quot;))" office:value-type="string" office:string-value="BETTER">
            <text:p>BETTER</text:p>
          </table:table-cell>
          <table:table-cell office:value-type="float" office:value="1125">
            <text:p>1125</text:p>
          </table:table-cell>
          <table:table-cell office:value-type="float" office:value="0.0000000000092928">
            <text:p>9.29E-012</text:p>
          </table:table-cell>
          <table:table-cell office:value-type="float" office:value="0.000000000036683">
            <text:p>3.67E-011</text:p>
          </table:table-cell>
          <table:table-cell table:formula="of:=IF([.Z227] &lt; [.U227];&quot;BETTER&quot;;IF([.Z227]-2 &gt; [.U227]; &quot;WORSE&quot;;&quot;&quot;))" office:value-type="string" office:string-value="BETTER">
            <text:p>BETTER</text:p>
          </table:table-cell>
          <table:table-cell table:formula="of:=IF([.AB227] &lt; [.W227];&quot;BETTER&quot;;IF([.AB227] &gt;[.W227]*1.1;&quot;WORSE&quot;;&quot;&quot;))">
            <text:p/>
          </table:table-cell>
        </table:table-row>
        <table:table-row table:style-name="ro3">
          <table:table-cell/>
          <table:table-cell office:value-type="float" office:value="226">
            <text:p>226</text:p>
          </table:table-cell>
          <table:table-cell office:value-type="string">
            <text:p>-3.02622016388888401e-02</text:p>
          </table:table-cell>
          <table:table-cell office:value-type="float" office:value="49">
            <text:p>49</text:p>
          </table:table-cell>
          <table:table-cell office:value-type="float" office:value="0.0000000000066045">
            <text:p>6.60E-012</text:p>
          </table:table-cell>
          <table:table-cell office:value-type="float" office:value="0.0000000012851">
            <text:p>1.29E-009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066045">
            <text:p>6.60E-012</text:p>
          </table:table-cell>
          <table:table-cell office:value-type="float" office:value="0.0000000012851">
            <text:p>1.29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12851">
            <text:p>1.29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12851">
            <text:p>1.29E-009</text:p>
          </table:table-cell>
          <table:table-cell table:formula="of:=IF([.P228] &lt; [.L228];&quot;BETTER&quot;;IF([.P228]-2 &gt; [.L228]; &quot;WORSE&quot;;&quot;&quot;))">
            <text:p/>
          </table:table-cell>
          <table:table-cell table:formula="of:=IF([.R228] &lt; [.N228];&quot;BETTER&quot;;IF([.R228] &gt;[.N22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12851">
            <text:p>1.29E-009</text:p>
          </table:table-cell>
          <table:table-cell table:formula="of:=IF([.U228] &lt; [.P228];&quot;BETTER&quot;;IF([.U228]-2 &gt; [.P228]; &quot;WORSE&quot;;&quot;&quot;))">
            <text:p/>
          </table:table-cell>
          <table:table-cell table:formula="of:=IF([.W228] &lt; [.R228];&quot;BETTER&quot;;IF([.W228] &gt;[.R22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9.0432E-029">
            <text:p>9.04E-029</text:p>
          </table:table-cell>
          <table:table-cell office:value-type="float" office:value="0.0000000012851">
            <text:p>1.29E-009</text:p>
          </table:table-cell>
          <table:table-cell table:formula="of:=IF([.Z228] &lt; [.U228];&quot;BETTER&quot;;IF([.Z228]-2 &gt; [.U228]; &quot;WORSE&quot;;&quot;&quot;))">
            <text:p/>
          </table:table-cell>
          <table:table-cell table:formula="of:=IF([.AB228] &lt; [.W228];&quot;BETTER&quot;;IF([.AB228] &gt;[.W228]*1.1;&quot;WORSE&quot;;&quot;&quot;))">
            <text:p/>
          </table:table-cell>
        </table:table-row>
        <table:table-row table:style-name="ro3">
          <table:table-cell/>
          <table:table-cell office:value-type="float" office:value="227">
            <text:p>227</text:p>
          </table:table-cell>
          <table:table-cell office:value-type="string">
            <text:p>1.51864580413410910e+00</text:p>
          </table:table-cell>
          <table:table-cell office:value-type="float" office:value="110">
            <text:p>110</text:p>
          </table:table-cell>
          <table:table-cell office:value-type="float" office:value="0.000000000014467">
            <text:p>1.45E-011</text:p>
          </table:table-cell>
          <table:table-cell office:value-type="float" office:value="0.0000000000079921">
            <text:p>7.99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41543">
            <text:p>4.15E-013</text:p>
          </table:table-cell>
          <table:table-cell office:value-type="float" office:value="0.000000000022044">
            <text:p>2.2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78113">
            <text:p>7.81E-011</text:p>
          </table:table-cell>
          <table:table-cell office:value-type="float" office:value="0.00000000002246">
            <text:p>2.2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78113">
            <text:p>7.81E-011</text:p>
          </table:table-cell>
          <table:table-cell office:value-type="float" office:value="0.00000000002246">
            <text:p>2.25E-011</text:p>
          </table:table-cell>
          <table:table-cell table:formula="of:=IF([.P229] &lt; [.L229];&quot;BETTER&quot;;IF([.P229]-2 &gt; [.L229]; &quot;WORSE&quot;;&quot;&quot;))">
            <text:p/>
          </table:table-cell>
          <table:table-cell table:formula="of:=IF([.R229] &lt; [.N229];&quot;BETTER&quot;;IF([.R229] &gt;[.N22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78113">
            <text:p>7.81E-011</text:p>
          </table:table-cell>
          <table:table-cell office:value-type="float" office:value="0.00000000002246">
            <text:p>2.25E-011</text:p>
          </table:table-cell>
          <table:table-cell table:formula="of:=IF([.U229] &lt; [.P229];&quot;BETTER&quot;;IF([.U229]-2 &gt; [.P229]; &quot;WORSE&quot;;&quot;&quot;))">
            <text:p/>
          </table:table-cell>
          <table:table-cell table:formula="of:=IF([.W229] &lt; [.R229];&quot;BETTER&quot;;IF([.W229] &gt;[.R22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78115">
            <text:p>7.81E-011</text:p>
          </table:table-cell>
          <table:table-cell office:value-type="float" office:value="0.00000000002246">
            <text:p>2.25E-011</text:p>
          </table:table-cell>
          <table:table-cell table:formula="of:=IF([.Z229] &lt; [.U229];&quot;BETTER&quot;;IF([.Z229]-2 &gt; [.U229]; &quot;WORSE&quot;;&quot;&quot;))">
            <text:p/>
          </table:table-cell>
          <table:table-cell table:formula="of:=IF([.AB229] &lt; [.W229];&quot;BETTER&quot;;IF([.AB229] &gt;[.W229]*1.1;&quot;WORSE&quot;;&quot;&quot;))">
            <text:p/>
          </table:table-cell>
        </table:table-row>
        <table:table-row table:style-name="ro3">
          <table:table-cell/>
          <table:table-cell office:value-type="float" office:value="228">
            <text:p>228</text:p>
          </table:table-cell>
          <table:table-cell office:value-type="string">
            <text:p>1.26155105579642695e+05</text:p>
          </table:table-cell>
          <table:table-cell office:value-type="float" office:value="58">
            <text:p>58</text:p>
          </table:table-cell>
          <table:table-cell office:value-type="float" office:value="0.0000000000015506">
            <text:p>1.55E-012</text:p>
          </table:table-cell>
          <table:table-cell office:value-type="float" office:value="3.3451E-015">
            <text:p>3.35E-015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15506">
            <text:p>1.55E-012</text:p>
          </table:table-cell>
          <table:table-cell office:value-type="float" office:value="3.3451E-015">
            <text:p>3.35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7276">
            <text:p>7.28E-011</text:p>
          </table:table-cell>
          <table:table-cell office:value-type="float" office:value="2.4223E-015">
            <text:p>2.42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7276">
            <text:p>7.28E-011</text:p>
          </table:table-cell>
          <table:table-cell office:value-type="float" office:value="2.4223E-015">
            <text:p>2.42E-015</text:p>
          </table:table-cell>
          <table:table-cell table:formula="of:=IF([.P230] &lt; [.L230];&quot;BETTER&quot;;IF([.P230]-2 &gt; [.L230]; &quot;WORSE&quot;;&quot;&quot;))">
            <text:p/>
          </table:table-cell>
          <table:table-cell table:formula="of:=IF([.R230] &lt; [.N230];&quot;BETTER&quot;;IF([.R230] &gt;[.N23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7276">
            <text:p>7.28E-011</text:p>
          </table:table-cell>
          <table:table-cell office:value-type="float" office:value="2.5377E-015">
            <text:p>2.54E-015</text:p>
          </table:table-cell>
          <table:table-cell table:formula="of:=IF([.U230] &lt; [.P230];&quot;BETTER&quot;;IF([.U230]-2 &gt; [.P230]; &quot;WORSE&quot;;&quot;&quot;))">
            <text:p/>
          </table:table-cell>
          <table:table-cell table:formula="of:=IF([.W230] &lt; [.R230];&quot;BETTER&quot;;IF([.W230] &gt;[.R23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65013">
            <text:p>6.50E-008</text:p>
          </table:table-cell>
          <table:table-cell office:value-type="float" office:value="2.5377E-015">
            <text:p>2.54E-015</text:p>
          </table:table-cell>
          <table:table-cell table:formula="of:=IF([.Z230] &lt; [.U230];&quot;BETTER&quot;;IF([.Z230]-2 &gt; [.U230]; &quot;WORSE&quot;;&quot;&quot;))">
            <text:p/>
          </table:table-cell>
          <table:table-cell table:formula="of:=IF([.AB230] &lt; [.W230];&quot;BETTER&quot;;IF([.AB230] &gt;[.W230]*1.1;&quot;WORSE&quot;;&quot;&quot;))">
            <text:p/>
          </table:table-cell>
        </table:table-row>
        <table:table-row table:style-name="ro3">
          <table:table-cell/>
          <table:table-cell office:value-type="float" office:value="229">
            <text:p>229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office:value-type="float" office:value="0.00000000000032038">
            <text:p>3.20E-013</text:p>
          </table:table-cell>
          <table:table-cell office:value-type="float" office:value="0.0000000000009982">
            <text:p>9.98E-013</text:p>
          </table:table-cell>
          <table:table-cell/>
          <table:table-cell office:value-type="float" office:value="60">
            <text:p>60</text:p>
          </table:table-cell>
          <table:table-cell office:value-type="float" office:value="0.00000000000029545">
            <text:p>2.95E-013</text:p>
          </table:table-cell>
          <table:table-cell office:value-type="float" office:value="0.0000000000010232">
            <text:p>1.02E-012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231] &lt; [.L231];&quot;BETTER&quot;;IF([.P231]-2 &gt; [.L231]; &quot;WORSE&quot;;&quot;&quot;))">
            <text:p/>
          </table:table-cell>
          <table:table-cell table:formula="of:=IF([.R231] &lt; [.N231];&quot;BETTER&quot;;IF([.R231] &gt;[.N231]*1.1;&quot;WORSE&quot;;&quot;&quot;))">
            <text:p/>
          </table:table-cell>
          <table:table-cell office:value-type="float" office:value="70">
            <text:p>70</text:p>
          </table:table-cell>
          <table:table-cell office:value-type="float" office:value="0.000000011138">
            <text:p>1.11E-008</text:p>
          </table:table-cell>
          <table:table-cell office:value-type="float" office:value="0.0000000000010229">
            <text:p>1.02E-012</text:p>
          </table:table-cell>
          <table:table-cell table:formula="of:=IF([.U231] &lt; [.P231];&quot;BETTER&quot;;IF([.U231]-2 &gt; [.P231]; &quot;WORSE&quot;;&quot;&quot;))" office:value-type="string" office:string-value="BETTER">
            <text:p>BETTER</text:p>
          </table:table-cell>
          <table:table-cell table:formula="of:=IF([.W231] &lt; [.R231];&quot;BETTER&quot;;IF([.W231] &gt;[.R231]*1.1;&quot;WORSE&quot;;&quot;&quot;))" office:value-type="string" office:string-value="BETTER">
            <text:p>BETTER</text:p>
          </table:table-cell>
          <table:table-cell office:value-type="float" office:value="70">
            <text:p>70</text:p>
          </table:table-cell>
          <table:table-cell office:value-type="float" office:value="0.000000011138">
            <text:p>1.11E-008</text:p>
          </table:table-cell>
          <table:table-cell office:value-type="float" office:value="0.0000000000010229">
            <text:p>1.02E-012</text:p>
          </table:table-cell>
          <table:table-cell table:formula="of:=IF([.Z231] &lt; [.U231];&quot;BETTER&quot;;IF([.Z231]-2 &gt; [.U231]; &quot;WORSE&quot;;&quot;&quot;))">
            <text:p/>
          </table:table-cell>
          <table:table-cell table:formula="of:=IF([.AB231] &lt; [.W231];&quot;BETTER&quot;;IF([.AB231] &gt;[.W231]*1.1;&quot;WORSE&quot;;&quot;&quot;))">
            <text:p/>
          </table:table-cell>
        </table:table-row>
        <table:table-row table:style-name="ro3">
          <table:table-cell/>
          <table:table-cell office:value-type="float" office:value="230">
            <text:p>230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0000014886">
            <text:p>1.49E-014</text:p>
          </table:table-cell>
          <table:table-cell office:value-type="float" office:value="0.00000000001401">
            <text:p>1.40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4886">
            <text:p>1.49E-014</text:p>
          </table:table-cell>
          <table:table-cell office:value-type="float" office:value="0.00000000001401">
            <text:p>1.40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232] &lt; [.L232];&quot;BETTER&quot;;IF([.P232]-2 &gt; [.L232]; &quot;WORSE&quot;;&quot;&quot;))">
            <text:p/>
          </table:table-cell>
          <table:table-cell table:formula="of:=IF([.R232] &lt; [.N232];&quot;BETTER&quot;;IF([.R232] &gt;[.N232]*1.1;&quot;WORSE&quot;;&quot;&quot;))">
            <text:p/>
          </table:table-cell>
          <table:table-cell office:value-type="float" office:value="70">
            <text:p>70</text:p>
          </table:table-cell>
          <table:table-cell office:value-type="float" office:value="0.0000000000021276">
            <text:p>2.13E-012</text:p>
          </table:table-cell>
          <table:table-cell office:value-type="float" office:value="0.00000000001401">
            <text:p>1.40E-011</text:p>
          </table:table-cell>
          <table:table-cell table:formula="of:=IF([.U232] &lt; [.P232];&quot;BETTER&quot;;IF([.U232]-2 &gt; [.P232]; &quot;WORSE&quot;;&quot;&quot;))" office:value-type="string" office:string-value="BETTER">
            <text:p>BETTER</text:p>
          </table:table-cell>
          <table:table-cell table:formula="of:=IF([.W232] &lt; [.R232];&quot;BETTER&quot;;IF([.W232] &gt;[.R232]*1.1;&quot;WORSE&quot;;&quot;&quot;))" office:value-type="string" office:string-value="BETTER">
            <text:p>BETTER</text:p>
          </table:table-cell>
          <table:table-cell office:value-type="float" office:value="70">
            <text:p>70</text:p>
          </table:table-cell>
          <table:table-cell office:value-type="float" office:value="0.0000000000021387">
            <text:p>2.14E-012</text:p>
          </table:table-cell>
          <table:table-cell office:value-type="float" office:value="0.00000000001401">
            <text:p>1.40E-011</text:p>
          </table:table-cell>
          <table:table-cell table:formula="of:=IF([.Z232] &lt; [.U232];&quot;BETTER&quot;;IF([.Z232]-2 &gt; [.U232]; &quot;WORSE&quot;;&quot;&quot;))">
            <text:p/>
          </table:table-cell>
          <table:table-cell table:formula="of:=IF([.AB232] &lt; [.W232];&quot;BETTER&quot;;IF([.AB232] &gt;[.W232]*1.1;&quot;WORSE&quot;;&quot;&quot;))">
            <text:p/>
          </table:table-cell>
        </table:table-row>
        <table:table-row table:style-name="ro3">
          <table:table-cell/>
          <table:table-cell office:value-type="float" office:value="231">
            <text:p>231</text:p>
          </table:table-cell>
          <table:table-cell office:value-type="string">
            <text:p>3.14159265358979312e+00</text:p>
          </table:table-cell>
          <table:table-cell office:value-type="float" office:value="56">
            <text:p>56</text:p>
          </table:table-cell>
          <table:table-cell office:value-type="float" office:value="0.0000000000035932">
            <text:p>3.59E-012</text:p>
          </table:table-cell>
          <table:table-cell office:value-type="float" office:value="0.0000000000042286">
            <text:p>4.23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26137">
            <text:p>2.61E-012</text:p>
          </table:table-cell>
          <table:table-cell office:value-type="float" office:value="0.0000000000032491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03249">
            <text:p>3.25E-012</text:p>
          </table:table-cell>
          <table:table-cell table:formula="of:=IF([.P233] &lt; [.L233];&quot;BETTER&quot;;IF([.P233]-2 &gt; [.L233]; &quot;WORSE&quot;;&quot;&quot;))">
            <text:p/>
          </table:table-cell>
          <table:table-cell table:formula="of:=IF([.R233] &lt; [.N233];&quot;BETTER&quot;;IF([.R233] &gt;[.N23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03249">
            <text:p>3.25E-012</text:p>
          </table:table-cell>
          <table:table-cell table:formula="of:=IF([.U233] &lt; [.P233];&quot;BETTER&quot;;IF([.U233]-2 &gt; [.P233]; &quot;WORSE&quot;;&quot;&quot;))">
            <text:p/>
          </table:table-cell>
          <table:table-cell table:formula="of:=IF([.W233] &lt; [.R233];&quot;BETTER&quot;;IF([.W233] &gt;[.R23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03249">
            <text:p>3.25E-012</text:p>
          </table:table-cell>
          <table:table-cell table:formula="of:=IF([.Z233] &lt; [.U233];&quot;BETTER&quot;;IF([.Z233]-2 &gt; [.U233]; &quot;WORSE&quot;;&quot;&quot;))">
            <text:p/>
          </table:table-cell>
          <table:table-cell table:formula="of:=IF([.AB233] &lt; [.W233];&quot;BETTER&quot;;IF([.AB233] &gt;[.W233]*1.1;&quot;WORSE&quot;;&quot;&quot;))">
            <text:p/>
          </table:table-cell>
        </table:table-row>
        <table:table-row table:style-name="ro3">
          <table:table-cell/>
          <table:table-cell office:value-type="float" office:value="232">
            <text:p>232</text:p>
          </table:table-cell>
          <table:table-cell office:value-type="string">
            <text:p>5.71428571428571480e-02</text:p>
          </table:table-cell>
          <table:table-cell office:value-type="float" office:value="49">
            <text:p>49</text:p>
          </table:table-cell>
          <table:table-cell office:value-type="float" office:value="0.000000000017914">
            <text:p>1.79E-011</text:p>
          </table:table-cell>
          <table:table-cell office:value-type="float" office:value="0.00000000074997">
            <text:p>7.50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7949">
            <text:p>1.79E-011</text:p>
          </table:table-cell>
          <table:table-cell office:value-type="float" office:value="0.00000000075">
            <text:p>7.5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75">
            <text:p>7.5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75">
            <text:p>7.50E-010</text:p>
          </table:table-cell>
          <table:table-cell table:formula="of:=IF([.P234] &lt; [.L234];&quot;BETTER&quot;;IF([.P234]-2 &gt; [.L234]; &quot;WORSE&quot;;&quot;&quot;))">
            <text:p/>
          </table:table-cell>
          <table:table-cell table:formula="of:=IF([.R234] &lt; [.N234];&quot;BETTER&quot;;IF([.R234] &gt;[.N23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75">
            <text:p>7.50E-010</text:p>
          </table:table-cell>
          <table:table-cell table:formula="of:=IF([.U234] &lt; [.P234];&quot;BETTER&quot;;IF([.U234]-2 &gt; [.P234]; &quot;WORSE&quot;;&quot;&quot;))">
            <text:p/>
          </table:table-cell>
          <table:table-cell table:formula="of:=IF([.W234] &lt; [.R234];&quot;BETTER&quot;;IF([.W234] &gt;[.R23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2186E-028">
            <text:p>5.22E-028</text:p>
          </table:table-cell>
          <table:table-cell office:value-type="float" office:value="0.00000000075">
            <text:p>7.50E-010</text:p>
          </table:table-cell>
          <table:table-cell table:formula="of:=IF([.Z234] &lt; [.U234];&quot;BETTER&quot;;IF([.Z234]-2 &gt; [.U234]; &quot;WORSE&quot;;&quot;&quot;))">
            <text:p/>
          </table:table-cell>
          <table:table-cell table:formula="of:=IF([.AB234] &lt; [.W234];&quot;BETTER&quot;;IF([.AB234] &gt;[.W234]*1.1;&quot;WORSE&quot;;&quot;&quot;))">
            <text:p/>
          </table:table-cell>
        </table:table-row>
        <table:table-row table:style-name="ro3">
          <table:table-cell/>
          <table:table-cell office:value-type="float" office:value="233">
            <text:p>233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2.2051E-015">
            <text:p>2.21E-015</text:p>
          </table:table-cell>
          <table:table-cell office:value-type="float" office:value="0.000000000018313">
            <text:p>1.83E-011</text:p>
          </table:table-cell>
          <table:table-cell/>
          <table:table-cell office:value-type="float" office:value="59">
            <text:p>59</text:p>
          </table:table-cell>
          <table:table-cell office:value-type="float" office:value="2.2051E-015">
            <text:p>2.21E-015</text:p>
          </table:table-cell>
          <table:table-cell office:value-type="float" office:value="0.000000000018313">
            <text:p>1.83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235] &lt; [.L235];&quot;BETTER&quot;;IF([.P235]-2 &gt; [.L235]; &quot;WORSE&quot;;&quot;&quot;))">
            <text:p/>
          </table:table-cell>
          <table:table-cell table:formula="of:=IF([.R235] &lt; [.N235];&quot;BETTER&quot;;IF([.R235] &gt;[.N235]*1.1;&quot;WORSE&quot;;&quot;&quot;))">
            <text:p/>
          </table:table-cell>
          <table:table-cell office:value-type="float" office:value="56">
            <text:p>56</text:p>
          </table:table-cell>
          <table:table-cell office:value-type="float" office:value="0.0000000000011298">
            <text:p>1.13E-012</text:p>
          </table:table-cell>
          <table:table-cell office:value-type="float" office:value="0.000000000018313">
            <text:p>1.83E-011</text:p>
          </table:table-cell>
          <table:table-cell table:formula="of:=IF([.U235] &lt; [.P235];&quot;BETTER&quot;;IF([.U235]-2 &gt; [.P235]; &quot;WORSE&quot;;&quot;&quot;))" office:value-type="string" office:string-value="BETTER">
            <text:p>BETTER</text:p>
          </table:table-cell>
          <table:table-cell table:formula="of:=IF([.W235] &lt; [.R235];&quot;BETTER&quot;;IF([.W235] &gt;[.R235]*1.1;&quot;WORSE&quot;;&quot;&quot;))" office:value-type="string" office:string-value="BETTER">
            <text:p>BETTER</text:p>
          </table:table-cell>
          <table:table-cell office:value-type="float" office:value="56">
            <text:p>56</text:p>
          </table:table-cell>
          <table:table-cell office:value-type="float" office:value="0.000000000036775">
            <text:p>3.68E-011</text:p>
          </table:table-cell>
          <table:table-cell office:value-type="float" office:value="0.000000000018313">
            <text:p>1.83E-011</text:p>
          </table:table-cell>
          <table:table-cell table:formula="of:=IF([.Z235] &lt; [.U235];&quot;BETTER&quot;;IF([.Z235]-2 &gt; [.U235]; &quot;WORSE&quot;;&quot;&quot;))">
            <text:p/>
          </table:table-cell>
          <table:table-cell table:formula="of:=IF([.AB235] &lt; [.W235];&quot;BETTER&quot;;IF([.AB235] &gt;[.W235]*1.1;&quot;WORSE&quot;;&quot;&quot;))">
            <text:p/>
          </table:table-cell>
        </table:table-row>
        <table:table-row table:style-name="ro3">
          <table:table-cell/>
          <table:table-cell office:value-type="float" office:value="234">
            <text:p>234</text:p>
          </table:table-cell>
          <table:table-cell office:value-type="string">
            <text:p>5.32125098821534026e-01</text:p>
          </table:table-cell>
          <table:table-cell office:value-type="float" office:value="56">
            <text:p>56</text:p>
          </table:table-cell>
          <table:table-cell office:value-type="float" office:value="0.000000000009825">
            <text:p>9.83E-012</text:p>
          </table:table-cell>
          <table:table-cell office:value-type="float" office:value="0.000000000039936">
            <text:p>3.99E-011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10357">
            <text:p>1.04E-011</text:p>
          </table:table-cell>
          <table:table-cell office:value-type="float" office:value="0.000000000040468">
            <text:p>4.0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40468">
            <text:p>4.0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40468">
            <text:p>4.05E-011</text:p>
          </table:table-cell>
          <table:table-cell table:formula="of:=IF([.P236] &lt; [.L236];&quot;BETTER&quot;;IF([.P236]-2 &gt; [.L236]; &quot;WORSE&quot;;&quot;&quot;))">
            <text:p/>
          </table:table-cell>
          <table:table-cell table:formula="of:=IF([.R236] &lt; [.N236];&quot;BETTER&quot;;IF([.R236] &gt;[.N23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40468">
            <text:p>4.05E-011</text:p>
          </table:table-cell>
          <table:table-cell table:formula="of:=IF([.U236] &lt; [.P236];&quot;BETTER&quot;;IF([.U236]-2 &gt; [.P236]; &quot;WORSE&quot;;&quot;&quot;))">
            <text:p/>
          </table:table-cell>
          <table:table-cell table:formula="of:=IF([.W236] &lt; [.R236];&quot;BETTER&quot;;IF([.W236] &gt;[.R23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34691">
            <text:p>3.47E-014</text:p>
          </table:table-cell>
          <table:table-cell office:value-type="float" office:value="0.000000000040468">
            <text:p>4.05E-011</text:p>
          </table:table-cell>
          <table:table-cell table:formula="of:=IF([.Z236] &lt; [.U236];&quot;BETTER&quot;;IF([.Z236]-2 &gt; [.U236]; &quot;WORSE&quot;;&quot;&quot;))">
            <text:p/>
          </table:table-cell>
          <table:table-cell table:formula="of:=IF([.AB236] &lt; [.W236];&quot;BETTER&quot;;IF([.AB236] &gt;[.W236]*1.1;&quot;WORSE&quot;;&quot;&quot;))">
            <text:p/>
          </table:table-cell>
        </table:table-row>
        <table:table-row table:style-name="ro3">
          <table:table-cell/>
          <table:table-cell office:value-type="float" office:value="235">
            <text:p>235</text:p>
          </table:table-cell>
          <table:table-cell office:value-type="string">
            <text:p>2.14507053941711234e+00</text:p>
          </table:table-cell>
          <table:table-cell office:value-type="float" office:value="57">
            <text:p>57</text:p>
          </table:table-cell>
          <table:table-cell office:value-type="float" office:value="0.000000000052649">
            <text:p>5.26E-011</text:p>
          </table:table-cell>
          <table:table-cell office:value-type="float" office:value="0.0000000000079776">
            <text:p>7.98E-012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52649">
            <text:p>5.26E-011</text:p>
          </table:table-cell>
          <table:table-cell office:value-type="float" office:value="0.0000000000079776">
            <text:p>7.98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0298">
            <text:p>1.03E-011</text:p>
          </table:table-cell>
          <table:table-cell office:value-type="float" office:value="0.0000000000079776">
            <text:p>7.98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0298">
            <text:p>1.03E-011</text:p>
          </table:table-cell>
          <table:table-cell office:value-type="float" office:value="0.0000000000079776">
            <text:p>7.98E-012</text:p>
          </table:table-cell>
          <table:table-cell table:formula="of:=IF([.P237] &lt; [.L237];&quot;BETTER&quot;;IF([.P237]-2 &gt; [.L237]; &quot;WORSE&quot;;&quot;&quot;))">
            <text:p/>
          </table:table-cell>
          <table:table-cell table:formula="of:=IF([.R237] &lt; [.N237];&quot;BETTER&quot;;IF([.R237] &gt;[.N237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0299">
            <text:p>1.03E-011</text:p>
          </table:table-cell>
          <table:table-cell office:value-type="float" office:value="0.0000000000079776">
            <text:p>7.98E-012</text:p>
          </table:table-cell>
          <table:table-cell table:formula="of:=IF([.U237] &lt; [.P237];&quot;BETTER&quot;;IF([.U237]-2 &gt; [.P237]; &quot;WORSE&quot;;&quot;&quot;))">
            <text:p/>
          </table:table-cell>
          <table:table-cell table:formula="of:=IF([.W237] &lt; [.R237];&quot;BETTER&quot;;IF([.W237] &gt;[.R237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0723">
            <text:p>1.07E-011</text:p>
          </table:table-cell>
          <table:table-cell office:value-type="float" office:value="0.0000000000079776">
            <text:p>7.98E-012</text:p>
          </table:table-cell>
          <table:table-cell table:formula="of:=IF([.Z237] &lt; [.U237];&quot;BETTER&quot;;IF([.Z237]-2 &gt; [.U237]; &quot;WORSE&quot;;&quot;&quot;))">
            <text:p/>
          </table:table-cell>
          <table:table-cell table:formula="of:=IF([.AB237] &lt; [.W237];&quot;BETTER&quot;;IF([.AB237] &gt;[.W237]*1.1;&quot;WORSE&quot;;&quot;&quot;))">
            <text:p/>
          </table:table-cell>
        </table:table-row>
        <table:table-row table:style-name="ro3">
          <table:table-cell/>
          <table:table-cell office:value-type="float" office:value="236">
            <text:p>236</text:p>
          </table:table-cell>
          <table:table-cell office:value-type="string">
            <text:p>7.95492652103325959e+00</text:p>
          </table:table-cell>
          <table:table-cell office:value-type="float" office:value="110">
            <text:p>110</text:p>
          </table:table-cell>
          <table:table-cell office:value-type="float" office:value="0.0000000000034603">
            <text:p>3.46E-012</text:p>
          </table:table-cell>
          <table:table-cell office:value-type="float" office:value="0.00000000000072071">
            <text:p>7.21E-013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099266">
            <text:p>9.93E-014</text:p>
          </table:table-cell>
          <table:table-cell office:value-type="float" office:value="0.0000000000040818">
            <text:p>4.08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004181">
            <text:p>4.18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004181">
            <text:p>4.18E-012</text:p>
          </table:table-cell>
          <table:table-cell table:formula="of:=IF([.P238] &lt; [.L238];&quot;BETTER&quot;;IF([.P238]-2 &gt; [.L238]; &quot;WORSE&quot;;&quot;&quot;))">
            <text:p/>
          </table:table-cell>
          <table:table-cell table:formula="of:=IF([.R238] &lt; [.N238];&quot;BETTER&quot;;IF([.R238] &gt;[.N23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004181">
            <text:p>4.18E-012</text:p>
          </table:table-cell>
          <table:table-cell table:formula="of:=IF([.U238] &lt; [.P238];&quot;BETTER&quot;;IF([.U238]-2 &gt; [.P238]; &quot;WORSE&quot;;&quot;&quot;))">
            <text:p/>
          </table:table-cell>
          <table:table-cell table:formula="of:=IF([.W238] &lt; [.R238];&quot;BETTER&quot;;IF([.W238] &gt;[.R23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20936">
            <text:p>2.09E-013</text:p>
          </table:table-cell>
          <table:table-cell office:value-type="float" office:value="0.000000000004181">
            <text:p>4.18E-012</text:p>
          </table:table-cell>
          <table:table-cell table:formula="of:=IF([.Z238] &lt; [.U238];&quot;BETTER&quot;;IF([.Z238]-2 &gt; [.U238]; &quot;WORSE&quot;;&quot;&quot;))">
            <text:p/>
          </table:table-cell>
          <table:table-cell table:formula="of:=IF([.AB238] &lt; [.W238];&quot;BETTER&quot;;IF([.AB238] &gt;[.W238]*1.1;&quot;WORSE&quot;;&quot;&quot;))">
            <text:p/>
          </table:table-cell>
        </table:table-row>
        <table:table-row table:style-name="ro3">
          <table:table-cell/>
          <table:table-cell office:value-type="float" office:value="237">
            <text:p>237</text:p>
          </table:table-cell>
          <table:table-cell office:value-type="string">
            <text:p>3.95825969834333935e-01</text:p>
          </table:table-cell>
          <table:table-cell office:value-type="float" office:value="410">
            <text:p>410</text:p>
          </table:table-cell>
          <table:table-cell office:value-type="float" office:value="0.00000000036268">
            <text:p>3.63E-010</text:p>
          </table:table-cell>
          <table:table-cell office:value-type="float" office:value="0.00000000031983">
            <text:p>3.20E-010</text:p>
          </table:table-cell>
          <table:table-cell/>
          <table:table-cell office:value-type="float" office:value="421">
            <text:p>421</text:p>
          </table:table-cell>
          <table:table-cell office:value-type="float" office:value="0.000000000039389">
            <text:p>3.94E-011</text:p>
          </table:table-cell>
          <table:table-cell office:value-type="float" office:value="0.00000000003884">
            <text:p>3.88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33279">
            <text:p>3.33E-011</text:p>
          </table:table-cell>
          <table:table-cell office:value-type="float" office:value="0.00000000008674">
            <text:p>8.67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33279">
            <text:p>3.33E-011</text:p>
          </table:table-cell>
          <table:table-cell office:value-type="float" office:value="0.00000000008674">
            <text:p>8.67E-011</text:p>
          </table:table-cell>
          <table:table-cell table:formula="of:=IF([.P239] &lt; [.L239];&quot;BETTER&quot;;IF([.P239]-2 &gt; [.L239]; &quot;WORSE&quot;;&quot;&quot;))">
            <text:p/>
          </table:table-cell>
          <table:table-cell table:formula="of:=IF([.R239] &lt; [.N239];&quot;BETTER&quot;;IF([.R239] &gt;[.N239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33279">
            <text:p>3.33E-011</text:p>
          </table:table-cell>
          <table:table-cell office:value-type="float" office:value="0.00000000008674">
            <text:p>8.67E-011</text:p>
          </table:table-cell>
          <table:table-cell table:formula="of:=IF([.U239] &lt; [.P239];&quot;BETTER&quot;;IF([.U239]-2 &gt; [.P239]; &quot;WORSE&quot;;&quot;&quot;))">
            <text:p/>
          </table:table-cell>
          <table:table-cell table:formula="of:=IF([.W239] &lt; [.R239];&quot;BETTER&quot;;IF([.W239] &gt;[.R239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33279">
            <text:p>3.33E-011</text:p>
          </table:table-cell>
          <table:table-cell office:value-type="float" office:value="0.00000000008674">
            <text:p>8.67E-011</text:p>
          </table:table-cell>
          <table:table-cell table:formula="of:=IF([.Z239] &lt; [.U239];&quot;BETTER&quot;;IF([.Z239]-2 &gt; [.U239]; &quot;WORSE&quot;;&quot;&quot;))">
            <text:p/>
          </table:table-cell>
          <table:table-cell table:formula="of:=IF([.AB239] &lt; [.W239];&quot;BETTER&quot;;IF([.AB239] &gt;[.W239]*1.1;&quot;WORSE&quot;;&quot;&quot;))">
            <text:p/>
          </table:table-cell>
        </table:table-row>
        <table:table-row table:style-name="ro3">
          <table:table-cell/>
          <table:table-cell office:value-type="float" office:value="238">
            <text:p>238</text:p>
          </table:table-cell>
          <table:table-cell office:value-type="string">
            <text:p>4.99363381076456725e-01</text:p>
          </table:table-cell>
          <table:table-cell office:value-type="float" office:value="223">
            <text:p>223</text:p>
          </table:table-cell>
          <table:table-cell office:value-type="float" office:value="0.00000000019571">
            <text:p>1.96E-010</text:p>
          </table:table-cell>
          <table:table-cell office:value-type="float" office:value="0.000000000076698">
            <text:p>7.67E-011</text:p>
          </table:table-cell>
          <table:table-cell/>
          <table:table-cell office:value-type="float" office:value="227">
            <text:p>227</text:p>
          </table:table-cell>
          <table:table-cell office:value-type="float" office:value="0.00000000017075">
            <text:p>1.71E-010</text:p>
          </table:table-cell>
          <table:table-cell office:value-type="float" office:value="0.000000000051697">
            <text:p>5.17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7">
            <text:p>4.71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7">
            <text:p>4.71E-011</text:p>
          </table:table-cell>
          <table:table-cell table:formula="of:=IF([.P240] &lt; [.L240];&quot;BETTER&quot;;IF([.P240]-2 &gt; [.L240]; &quot;WORSE&quot;;&quot;&quot;))">
            <text:p/>
          </table:table-cell>
          <table:table-cell table:formula="of:=IF([.R240] &lt; [.N240];&quot;BETTER&quot;;IF([.R240] &gt;[.N240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7">
            <text:p>4.71E-011</text:p>
          </table:table-cell>
          <table:table-cell table:formula="of:=IF([.U240] &lt; [.P240];&quot;BETTER&quot;;IF([.U240]-2 &gt; [.P240]; &quot;WORSE&quot;;&quot;&quot;))">
            <text:p/>
          </table:table-cell>
          <table:table-cell table:formula="of:=IF([.W240] &lt; [.R240];&quot;BETTER&quot;;IF([.W240] &gt;[.R240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7">
            <text:p>4.71E-011</text:p>
          </table:table-cell>
          <table:table-cell table:formula="of:=IF([.Z240] &lt; [.U240];&quot;BETTER&quot;;IF([.Z240]-2 &gt; [.U240]; &quot;WORSE&quot;;&quot;&quot;))">
            <text:p/>
          </table:table-cell>
          <table:table-cell table:formula="of:=IF([.AB240] &lt; [.W240];&quot;BETTER&quot;;IF([.AB240] &gt;[.W240]*1.1;&quot;WORSE&quot;;&quot;&quot;))">
            <text:p/>
          </table:table-cell>
        </table:table-row>
        <table:table-row table:style-name="ro3">
          <table:table-cell/>
          <table:table-cell office:value-type="float" office:value="239">
            <text:p>239</text:p>
          </table:table-cell>
          <table:table-cell office:value-type="string">
            <text:p>2.00000000000000000e+00</text:p>
          </table:table-cell>
          <table:table-cell office:value-type="float" office:value="63">
            <text:p>63</text:p>
          </table:table-cell>
          <table:table-cell office:value-type="float" office:value="0.00000000000014366">
            <text:p>1.44E-013</text:p>
          </table:table-cell>
          <table:table-cell office:value-type="float" office:value="0.00000000000014322">
            <text:p>1.43E-013</text:p>
          </table:table-cell>
          <table:table-cell/>
          <table:table-cell office:value-type="float" office:value="64">
            <text:p>64</text:p>
          </table:table-cell>
          <table:table-cell office:value-type="float" office:value="4.4409E-016">
            <text:p>4.44E-016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3.1086E-015">
            <text:p>3.11E-015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3.1086E-015">
            <text:p>3.11E-015</text:p>
          </table:table-cell>
          <table:table-cell office:value-type="float" office:value="0">
            <text:p>0.00E+000</text:p>
          </table:table-cell>
          <table:table-cell table:formula="of:=IF([.P241] &lt; [.L241];&quot;BETTER&quot;;IF([.P241]-2 &gt; [.L241]; &quot;WORSE&quot;;&quot;&quot;))">
            <text:p/>
          </table:table-cell>
          <table:table-cell table:formula="of:=IF([.R241] &lt; [.N241];&quot;BETTER&quot;;IF([.R241] &gt;[.N24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3.1086E-015">
            <text:p>3.11E-015</text:p>
          </table:table-cell>
          <table:table-cell office:value-type="float" office:value="0">
            <text:p>0.00E+000</text:p>
          </table:table-cell>
          <table:table-cell table:formula="of:=IF([.U241] &lt; [.P241];&quot;BETTER&quot;;IF([.U241]-2 &gt; [.P241]; &quot;WORSE&quot;;&quot;&quot;))">
            <text:p/>
          </table:table-cell>
          <table:table-cell table:formula="of:=IF([.W241] &lt; [.R241];&quot;BETTER&quot;;IF([.W241] &gt;[.R24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4526">
            <text:p>1.45E-014</text:p>
          </table:table-cell>
          <table:table-cell office:value-type="float" office:value="0">
            <text:p>0.00E+000</text:p>
          </table:table-cell>
          <table:table-cell table:formula="of:=IF([.Z241] &lt; [.U241];&quot;BETTER&quot;;IF([.Z241]-2 &gt; [.U241]; &quot;WORSE&quot;;&quot;&quot;))">
            <text:p/>
          </table:table-cell>
          <table:table-cell table:formula="of:=IF([.AB241] &lt; [.W241];&quot;BETTER&quot;;IF([.AB241] &gt;[.W241]*1.1;&quot;WORSE&quot;;&quot;&quot;))">
            <text:p/>
          </table:table-cell>
        </table:table-row>
        <table:table-row table:style-name="ro3">
          <table:table-cell/>
          <table:table-cell office:value-type="float" office:value="240">
            <text:p>240</text:p>
          </table:table-cell>
          <table:table-cell office:value-type="string">
            <text:p>3.95825969834333935e-01</text:p>
          </table:table-cell>
          <table:table-cell office:value-type="float" office:value="410">
            <text:p>410</text:p>
          </table:table-cell>
          <table:table-cell office:value-type="float" office:value="0.00000000036268">
            <text:p>3.63E-010</text:p>
          </table:table-cell>
          <table:table-cell office:value-type="float" office:value="0.00000000031983">
            <text:p>3.20E-010</text:p>
          </table:table-cell>
          <table:table-cell/>
          <table:table-cell office:value-type="float" office:value="421">
            <text:p>421</text:p>
          </table:table-cell>
          <table:table-cell office:value-type="float" office:value="0.000000000039389">
            <text:p>3.94E-011</text:p>
          </table:table-cell>
          <table:table-cell office:value-type="float" office:value="0.00000000003884">
            <text:p>3.88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33279">
            <text:p>3.33E-011</text:p>
          </table:table-cell>
          <table:table-cell office:value-type="float" office:value="0.00000000008674">
            <text:p>8.67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33279">
            <text:p>3.33E-011</text:p>
          </table:table-cell>
          <table:table-cell office:value-type="float" office:value="0.00000000008674">
            <text:p>8.67E-011</text:p>
          </table:table-cell>
          <table:table-cell table:formula="of:=IF([.P242] &lt; [.L242];&quot;BETTER&quot;;IF([.P242]-2 &gt; [.L242]; &quot;WORSE&quot;;&quot;&quot;))">
            <text:p/>
          </table:table-cell>
          <table:table-cell table:formula="of:=IF([.R242] &lt; [.N242];&quot;BETTER&quot;;IF([.R242] &gt;[.N242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33279">
            <text:p>3.33E-011</text:p>
          </table:table-cell>
          <table:table-cell office:value-type="float" office:value="0.00000000008674">
            <text:p>8.67E-011</text:p>
          </table:table-cell>
          <table:table-cell table:formula="of:=IF([.U242] &lt; [.P242];&quot;BETTER&quot;;IF([.U242]-2 &gt; [.P242]; &quot;WORSE&quot;;&quot;&quot;))">
            <text:p/>
          </table:table-cell>
          <table:table-cell table:formula="of:=IF([.W242] &lt; [.R242];&quot;BETTER&quot;;IF([.W242] &gt;[.R242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33279">
            <text:p>3.33E-011</text:p>
          </table:table-cell>
          <table:table-cell office:value-type="float" office:value="0.00000000008674">
            <text:p>8.67E-011</text:p>
          </table:table-cell>
          <table:table-cell table:formula="of:=IF([.Z242] &lt; [.U242];&quot;BETTER&quot;;IF([.Z242]-2 &gt; [.U242]; &quot;WORSE&quot;;&quot;&quot;))">
            <text:p/>
          </table:table-cell>
          <table:table-cell table:formula="of:=IF([.AB242] &lt; [.W242];&quot;BETTER&quot;;IF([.AB242] &gt;[.W242]*1.1;&quot;WORSE&quot;;&quot;&quot;))">
            <text:p/>
          </table:table-cell>
        </table:table-row>
        <table:table-row table:style-name="ro3">
          <table:table-cell/>
          <table:table-cell office:value-type="float" office:value="241">
            <text:p>241</text:p>
          </table:table-cell>
          <table:table-cell office:value-type="string">
            <text:p>1.12280199804117009e+00</text:p>
          </table:table-cell>
          <table:table-cell office:value-type="float" office:value="58">
            <text:p>58</text:p>
          </table:table-cell>
          <table:table-cell office:value-type="float" office:value="0.00000000013992">
            <text:p>1.40E-010</text:p>
          </table:table-cell>
          <table:table-cell office:value-type="float" office:value="0.000000000036667">
            <text:p>3.67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13992">
            <text:p>1.40E-010</text:p>
          </table:table-cell>
          <table:table-cell office:value-type="float" office:value="0.000000000036667">
            <text:p>3.6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1844">
            <text:p>6.18E-010</text:p>
          </table:table-cell>
          <table:table-cell office:value-type="float" office:value="0.000000000036667">
            <text:p>3.6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1844">
            <text:p>6.18E-010</text:p>
          </table:table-cell>
          <table:table-cell office:value-type="float" office:value="0.000000000036667">
            <text:p>3.67E-011</text:p>
          </table:table-cell>
          <table:table-cell table:formula="of:=IF([.P243] &lt; [.L243];&quot;BETTER&quot;;IF([.P243]-2 &gt; [.L243]; &quot;WORSE&quot;;&quot;&quot;))">
            <text:p/>
          </table:table-cell>
          <table:table-cell table:formula="of:=IF([.R243] &lt; [.N243];&quot;BETTER&quot;;IF([.R243] &gt;[.N24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1844">
            <text:p>6.18E-010</text:p>
          </table:table-cell>
          <table:table-cell office:value-type="float" office:value="0.000000000036667">
            <text:p>3.67E-011</text:p>
          </table:table-cell>
          <table:table-cell table:formula="of:=IF([.U243] &lt; [.P243];&quot;BETTER&quot;;IF([.U243]-2 &gt; [.P243]; &quot;WORSE&quot;;&quot;&quot;))">
            <text:p/>
          </table:table-cell>
          <table:table-cell table:formula="of:=IF([.W243] &lt; [.R243];&quot;BETTER&quot;;IF([.W243] &gt;[.R24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1846">
            <text:p>6.18E-010</text:p>
          </table:table-cell>
          <table:table-cell office:value-type="float" office:value="0.000000000036667">
            <text:p>3.67E-011</text:p>
          </table:table-cell>
          <table:table-cell table:formula="of:=IF([.Z243] &lt; [.U243];&quot;BETTER&quot;;IF([.Z243]-2 &gt; [.U243]; &quot;WORSE&quot;;&quot;&quot;))">
            <text:p/>
          </table:table-cell>
          <table:table-cell table:formula="of:=IF([.AB243] &lt; [.W243];&quot;BETTER&quot;;IF([.AB243] &gt;[.W243]*1.1;&quot;WORSE&quot;;&quot;&quot;))">
            <text:p/>
          </table:table-cell>
        </table:table-row>
        <table:table-row table:style-name="ro3">
          <table:table-cell/>
          <table:table-cell office:value-type="float" office:value="242">
            <text:p>242</text:p>
          </table:table-cell>
          <table:table-cell office:value-type="string">
            <text:p>8.22467033424113980e-01</text:p>
          </table:table-cell>
          <table:table-cell office:value-type="float" office:value="58">
            <text:p>58</text:p>
          </table:table-cell>
          <table:table-cell office:value-type="float" office:value="0.000000000000024838">
            <text:p>2.48E-014</text:p>
          </table:table-cell>
          <table:table-cell office:value-type="float" office:value="0.000000000029316">
            <text:p>2.9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24838">
            <text:p>2.48E-014</text:p>
          </table:table-cell>
          <table:table-cell office:value-type="float" office:value="0.000000000029316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608">
            <text:p>1.61E-012</text:p>
          </table:table-cell>
          <table:table-cell office:value-type="float" office:value="0.000000000029319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608">
            <text:p>1.61E-012</text:p>
          </table:table-cell>
          <table:table-cell office:value-type="float" office:value="0.000000000029319">
            <text:p>2.93E-011</text:p>
          </table:table-cell>
          <table:table-cell table:formula="of:=IF([.P244] &lt; [.L244];&quot;BETTER&quot;;IF([.P244]-2 &gt; [.L244]; &quot;WORSE&quot;;&quot;&quot;))">
            <text:p/>
          </table:table-cell>
          <table:table-cell table:formula="of:=IF([.R244] &lt; [.N244];&quot;BETTER&quot;;IF([.R244] &gt;[.N24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6079">
            <text:p>1.61E-012</text:p>
          </table:table-cell>
          <table:table-cell office:value-type="float" office:value="0.000000000029319">
            <text:p>2.93E-011</text:p>
          </table:table-cell>
          <table:table-cell table:formula="of:=IF([.U244] &lt; [.P244];&quot;BETTER&quot;;IF([.U244]-2 &gt; [.P244]; &quot;WORSE&quot;;&quot;&quot;))">
            <text:p/>
          </table:table-cell>
          <table:table-cell table:formula="of:=IF([.W244] &lt; [.R244];&quot;BETTER&quot;;IF([.W244] &gt;[.R24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6158">
            <text:p>1.62E-012</text:p>
          </table:table-cell>
          <table:table-cell office:value-type="float" office:value="0.000000000029319">
            <text:p>2.93E-011</text:p>
          </table:table-cell>
          <table:table-cell table:formula="of:=IF([.Z244] &lt; [.U244];&quot;BETTER&quot;;IF([.Z244]-2 &gt; [.U244]; &quot;WORSE&quot;;&quot;&quot;))">
            <text:p/>
          </table:table-cell>
          <table:table-cell table:formula="of:=IF([.AB244] &lt; [.W244];&quot;BETTER&quot;;IF([.AB244] &gt;[.W244]*1.1;&quot;WORSE&quot;;&quot;&quot;))">
            <text:p/>
          </table:table-cell>
        </table:table-row>
        <table:table-row table:style-name="ro3">
          <table:table-cell/>
          <table:table-cell office:value-type="float" office:value="243">
            <text:p>243</text:p>
          </table:table-cell>
          <table:table-cell office:value-type="string">
            <text:p>8.15336411981116171e+00</text:p>
          </table:table-cell>
          <table:table-cell office:value-type="float" office:value="58">
            <text:p>58</text:p>
          </table:table-cell>
          <table:table-cell office:value-type="float" office:value="0.0000000000012042">
            <text:p>1.20E-012</text:p>
          </table:table-cell>
          <table:table-cell office:value-type="float" office:value="0.000000000001368">
            <text:p>1.37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12042">
            <text:p>1.20E-012</text:p>
          </table:table-cell>
          <table:table-cell office:value-type="float" office:value="0.000000000001368">
            <text:p>1.3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3.5527E-015">
            <text:p>3.55E-015</text:p>
          </table:table-cell>
          <table:table-cell office:value-type="float" office:value="0.0000000000013689">
            <text:p>1.3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3.5527E-015">
            <text:p>3.55E-015</text:p>
          </table:table-cell>
          <table:table-cell office:value-type="float" office:value="0.0000000000013689">
            <text:p>1.37E-012</text:p>
          </table:table-cell>
          <table:table-cell table:formula="of:=IF([.P245] &lt; [.L245];&quot;BETTER&quot;;IF([.P245]-2 &gt; [.L245]; &quot;WORSE&quot;;&quot;&quot;))">
            <text:p/>
          </table:table-cell>
          <table:table-cell table:formula="of:=IF([.R245] &lt; [.N245];&quot;BETTER&quot;;IF([.R245] &gt;[.N24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5527E-015">
            <text:p>3.55E-015</text:p>
          </table:table-cell>
          <table:table-cell office:value-type="float" office:value="0.0000000000013689">
            <text:p>1.37E-012</text:p>
          </table:table-cell>
          <table:table-cell table:formula="of:=IF([.U245] &lt; [.P245];&quot;BETTER&quot;;IF([.U245]-2 &gt; [.P245]; &quot;WORSE&quot;;&quot;&quot;))">
            <text:p/>
          </table:table-cell>
          <table:table-cell table:formula="of:=IF([.W245] &lt; [.R245];&quot;BETTER&quot;;IF([.W245] &gt;[.R24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43465">
            <text:p>4.35E-012</text:p>
          </table:table-cell>
          <table:table-cell office:value-type="float" office:value="0.0000000000013689">
            <text:p>1.37E-012</text:p>
          </table:table-cell>
          <table:table-cell table:formula="of:=IF([.Z245] &lt; [.U245];&quot;BETTER&quot;;IF([.Z245]-2 &gt; [.U245]; &quot;WORSE&quot;;&quot;&quot;))">
            <text:p/>
          </table:table-cell>
          <table:table-cell table:formula="of:=IF([.AB245] &lt; [.W245];&quot;BETTER&quot;;IF([.AB245] &gt;[.W245]*1.1;&quot;WORSE&quot;;&quot;&quot;))">
            <text:p/>
          </table:table-cell>
        </table:table-row>
        <table:table-row table:style-name="ro3">
          <table:table-cell/>
          <table:table-cell office:value-type="float" office:value="244">
            <text:p>244</text:p>
          </table:table-cell>
          <table:table-cell office:value-type="string">
            <text:p>2.03819742706723650e+00</text:p>
          </table:table-cell>
          <table:table-cell office:value-type="float" office:value="56">
            <text:p>56</text:p>
          </table:table-cell>
          <table:table-cell office:value-type="float" office:value="0.00000000000059107">
            <text:p>5.91E-013</text:p>
          </table:table-cell>
          <table:table-cell office:value-type="float" office:value="0.000000000016668">
            <text:p>1.67E-011</text:p>
          </table:table-cell>
          <table:table-cell/>
          <table:table-cell office:value-type="float" office:value="58">
            <text:p>58</text:p>
          </table:table-cell>
          <table:table-cell office:value-type="float" office:value="1.7113E-015">
            <text:p>1.71E-015</text:p>
          </table:table-cell>
          <table:table-cell office:value-type="float" office:value="0.000000000016075">
            <text:p>1.6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 table:formula="of:=IF([.P246] &lt; [.L246];&quot;BETTER&quot;;IF([.P246]-2 &gt; [.L246]; &quot;WORSE&quot;;&quot;&quot;))">
            <text:p/>
          </table:table-cell>
          <table:table-cell table:formula="of:=IF([.R246] &lt; [.N246];&quot;BETTER&quot;;IF([.R246] &gt;[.N24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 table:formula="of:=IF([.U246] &lt; [.P246];&quot;BETTER&quot;;IF([.U246]-2 &gt; [.P246]; &quot;WORSE&quot;;&quot;&quot;))">
            <text:p/>
          </table:table-cell>
          <table:table-cell table:formula="of:=IF([.W246] &lt; [.R246];&quot;BETTER&quot;;IF([.W246] &gt;[.R24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 table:formula="of:=IF([.Z246] &lt; [.U246];&quot;BETTER&quot;;IF([.Z246]-2 &gt; [.U246]; &quot;WORSE&quot;;&quot;&quot;))">
            <text:p/>
          </table:table-cell>
          <table:table-cell table:formula="of:=IF([.AB246] &lt; [.W246];&quot;BETTER&quot;;IF([.AB246] &gt;[.W246]*1.1;&quot;WORSE&quot;;&quot;&quot;))">
            <text:p/>
          </table:table-cell>
        </table:table-row>
        <table:table-row table:style-name="ro3">
          <table:table-cell/>
          <table:table-cell office:value-type="float" office:value="245">
            <text:p>245</text:p>
          </table:table-cell>
          <table:table-cell office:value-type="string">
            <text:p>3.60000000000000098e+00</text:p>
          </table:table-cell>
          <table:table-cell office:value-type="float" office:value="58">
            <text:p>58</text:p>
          </table:table-cell>
          <table:table-cell office:value-type="float" office:value="0.0000000000018168">
            <text:p>1.82E-012</text:p>
          </table:table-cell>
          <table:table-cell office:value-type="float" office:value="1.1102E-015">
            <text:p>1.11E-015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18168">
            <text:p>1.82E-012</text:p>
          </table:table-cell>
          <table:table-cell office:value-type="float" office:value="1.1102E-015">
            <text:p>1.11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2.4672E-016">
            <text:p>2.47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2.4672E-016">
            <text:p>2.47E-016</text:p>
          </table:table-cell>
          <table:table-cell table:formula="of:=IF([.P247] &lt; [.L247];&quot;BETTER&quot;;IF([.P247]-2 &gt; [.L247]; &quot;WORSE&quot;;&quot;&quot;))">
            <text:p/>
          </table:table-cell>
          <table:table-cell table:formula="of:=IF([.R247] &lt; [.N247];&quot;BETTER&quot;;IF([.R247] &gt;[.N24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3.7007E-016">
            <text:p>3.70E-016</text:p>
          </table:table-cell>
          <table:table-cell table:formula="of:=IF([.U247] &lt; [.P247];&quot;BETTER&quot;;IF([.U247]-2 &gt; [.P247]; &quot;WORSE&quot;;&quot;&quot;))">
            <text:p/>
          </table:table-cell>
          <table:table-cell table:formula="of:=IF([.W247] &lt; [.R247];&quot;BETTER&quot;;IF([.W247] &gt;[.R247]*1.1;&quot;WORSE&quot;;&quot;&quot;))" office:value-type="string" office:string-value="WORSE">
            <text:p>WORSE</text:p>
          </table:table-cell>
          <table:table-cell office:value-type="float" office:value="147">
            <text:p>147</text:p>
          </table:table-cell>
          <table:table-cell office:value-type="float" office:value="0.00000000000094099">
            <text:p>9.41E-013</text:p>
          </table:table-cell>
          <table:table-cell office:value-type="float" office:value="3.7007E-016">
            <text:p>3.70E-016</text:p>
          </table:table-cell>
          <table:table-cell table:formula="of:=IF([.Z247] &lt; [.U247];&quot;BETTER&quot;;IF([.Z247]-2 &gt; [.U247]; &quot;WORSE&quot;;&quot;&quot;))">
            <text:p/>
          </table:table-cell>
          <table:table-cell table:formula="of:=IF([.AB247] &lt; [.W247];&quot;BETTER&quot;;IF([.AB247] &gt;[.W247]*1.1;&quot;WORSE&quot;;&quot;&quot;))">
            <text:p/>
          </table:table-cell>
        </table:table-row>
        <table:table-row table:style-name="ro3">
          <table:table-cell/>
          <table:table-cell office:value-type="float" office:value="246">
            <text:p>246</text:p>
          </table:table-cell>
          <table:table-cell office:value-type="string">
            <text:p>-7.46279184305963517e-01</text:p>
          </table:table-cell>
          <table:table-cell office:value-type="float" office:value="57">
            <text:p>57</text:p>
          </table:table-cell>
          <table:table-cell office:value-type="float" office:value="0.000000000035893">
            <text:p>3.59E-011</text:p>
          </table:table-cell>
          <table:table-cell office:value-type="float" office:value="0.0000000000079946">
            <text:p>7.99E-012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35893">
            <text:p>3.59E-011</text:p>
          </table:table-cell>
          <table:table-cell office:value-type="float" office:value="0.0000000000079946">
            <text:p>7.99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1.1102E-015">
            <text:p>1.11E-015</text:p>
          </table:table-cell>
          <table:table-cell office:value-type="float" office:value="0.0000000000079911">
            <text:p>7.99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1.1102E-015">
            <text:p>1.11E-015</text:p>
          </table:table-cell>
          <table:table-cell office:value-type="float" office:value="0.0000000000079911">
            <text:p>7.99E-012</text:p>
          </table:table-cell>
          <table:table-cell table:formula="of:=IF([.P248] &lt; [.L248];&quot;BETTER&quot;;IF([.P248]-2 &gt; [.L248]; &quot;WORSE&quot;;&quot;&quot;))">
            <text:p/>
          </table:table-cell>
          <table:table-cell table:formula="of:=IF([.R248] &lt; [.N248];&quot;BETTER&quot;;IF([.R248] &gt;[.N24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9.992E-016">
            <text:p>9.99E-016</text:p>
          </table:table-cell>
          <table:table-cell office:value-type="float" office:value="0.0000000000079911">
            <text:p>7.99E-012</text:p>
          </table:table-cell>
          <table:table-cell table:formula="of:=IF([.U248] &lt; [.P248];&quot;BETTER&quot;;IF([.U248]-2 &gt; [.P248]; &quot;WORSE&quot;;&quot;&quot;))">
            <text:p/>
          </table:table-cell>
          <table:table-cell table:formula="of:=IF([.W248] &lt; [.R248];&quot;BETTER&quot;;IF([.W248] &gt;[.R24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42329">
            <text:p>4.23E-012</text:p>
          </table:table-cell>
          <table:table-cell office:value-type="float" office:value="0.0000000000079911">
            <text:p>7.99E-012</text:p>
          </table:table-cell>
          <table:table-cell table:formula="of:=IF([.Z248] &lt; [.U248];&quot;BETTER&quot;;IF([.Z248]-2 &gt; [.U248]; &quot;WORSE&quot;;&quot;&quot;))">
            <text:p/>
          </table:table-cell>
          <table:table-cell table:formula="of:=IF([.AB248] &lt; [.W248];&quot;BETTER&quot;;IF([.AB248] &gt;[.W248]*1.1;&quot;WORSE&quot;;&quot;&quot;))">
            <text:p/>
          </table:table-cell>
        </table:table-row>
        <table:table-row table:style-name="ro3">
          <table:table-cell/>
          <table:table-cell office:value-type="float" office:value="247">
            <text:p>247</text:p>
          </table:table-cell>
          <table:table-cell office:value-type="string">
            <text:p>2.93068145216971629e+01</text:p>
          </table:table-cell>
          <table:table-cell office:value-type="float" office:value="57">
            <text:p>57</text:p>
          </table:table-cell>
          <table:table-cell office:value-type="float" office:value="0.00000000001704">
            <text:p>1.70E-011</text:p>
          </table:table-cell>
          <table:table-cell office:value-type="float" office:value="0.000000000000097465">
            <text:p>9.75E-014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1704">
            <text:p>1.70E-011</text:p>
          </table:table-cell>
          <table:table-cell office:value-type="float" office:value="0.000000000000097465">
            <text:p>9.75E-014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15987">
            <text:p>1.60E-014</text:p>
          </table:table-cell>
          <table:table-cell office:value-type="float" office:value="0.000000000000096859">
            <text:p>9.69E-014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15987">
            <text:p>1.60E-014</text:p>
          </table:table-cell>
          <table:table-cell office:value-type="float" office:value="0.000000000000096859">
            <text:p>9.69E-014</text:p>
          </table:table-cell>
          <table:table-cell table:formula="of:=IF([.P249] &lt; [.L249];&quot;BETTER&quot;;IF([.P249]-2 &gt; [.L249]; &quot;WORSE&quot;;&quot;&quot;))">
            <text:p/>
          </table:table-cell>
          <table:table-cell table:formula="of:=IF([.R249] &lt; [.N249];&quot;BETTER&quot;;IF([.R249] &gt;[.N24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010658">
            <text:p>1.07E-014</text:p>
          </table:table-cell>
          <table:table-cell office:value-type="float" office:value="0.000000000000096737">
            <text:p>9.67E-014</text:p>
          </table:table-cell>
          <table:table-cell table:formula="of:=IF([.U249] &lt; [.P249];&quot;BETTER&quot;;IF([.U249]-2 &gt; [.P249]; &quot;WORSE&quot;;&quot;&quot;))">
            <text:p/>
          </table:table-cell>
          <table:table-cell table:formula="of:=IF([.W249] &lt; [.R249];&quot;BETTER&quot;;IF([.W249] &gt;[.R249]*1.1;&quot;WORSE&quot;;&quot;&quot;))" office:value-type="string" office:string-value="BETTER">
            <text:p>BETTER</text:p>
          </table:table-cell>
          <table:table-cell office:value-type="float" office:value="101">
            <text:p>101</text:p>
          </table:table-cell>
          <table:table-cell office:value-type="float" office:value="0.000000000013111">
            <text:p>1.31E-011</text:p>
          </table:table-cell>
          <table:table-cell office:value-type="float" office:value="0.000000000000096737">
            <text:p>9.67E-014</text:p>
          </table:table-cell>
          <table:table-cell table:formula="of:=IF([.Z249] &lt; [.U249];&quot;BETTER&quot;;IF([.Z249]-2 &gt; [.U249]; &quot;WORSE&quot;;&quot;&quot;))">
            <text:p/>
          </table:table-cell>
          <table:table-cell table:formula="of:=IF([.AB249] &lt; [.W249];&quot;BETTER&quot;;IF([.AB249] &gt;[.W249]*1.1;&quot;WORSE&quot;;&quot;&quot;))">
            <text:p/>
          </table:table-cell>
        </table:table-row>
        <table:table-row table:style-name="ro3">
          <table:table-cell/>
          <table:table-cell office:value-type="float" office:value="248">
            <text:p>248</text:p>
          </table:table-cell>
          <table:table-cell office:value-type="string">
            <text:p>1.70774270471604706e-01</text:p>
          </table:table-cell>
          <table:table-cell office:value-type="float" office:value="57">
            <text:p>57</text:p>
          </table:table-cell>
          <table:table-cell office:value-type="float" office:value="0.00000000000050611">
            <text:p>5.06E-013</text:p>
          </table:table-cell>
          <table:table-cell office:value-type="float" office:value="0.00000000016627">
            <text:p>1.66E-010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50611">
            <text:p>5.06E-013</text:p>
          </table:table-cell>
          <table:table-cell office:value-type="float" office:value="0.00000000016627">
            <text:p>1.66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41743">
            <text:p>4.17E-011</text:p>
          </table:table-cell>
          <table:table-cell office:value-type="float" office:value="0.00000000016627">
            <text:p>1.66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41743">
            <text:p>4.17E-011</text:p>
          </table:table-cell>
          <table:table-cell office:value-type="float" office:value="0.00000000016627">
            <text:p>1.66E-010</text:p>
          </table:table-cell>
          <table:table-cell table:formula="of:=IF([.P250] &lt; [.L250];&quot;BETTER&quot;;IF([.P250]-2 &gt; [.L250]; &quot;WORSE&quot;;&quot;&quot;))">
            <text:p/>
          </table:table-cell>
          <table:table-cell table:formula="of:=IF([.R250] &lt; [.N250];&quot;BETTER&quot;;IF([.R250] &gt;[.N25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41743">
            <text:p>4.17E-011</text:p>
          </table:table-cell>
          <table:table-cell office:value-type="float" office:value="0.00000000016627">
            <text:p>1.66E-010</text:p>
          </table:table-cell>
          <table:table-cell table:formula="of:=IF([.U250] &lt; [.P250];&quot;BETTER&quot;;IF([.U250]-2 &gt; [.P250]; &quot;WORSE&quot;;&quot;&quot;))">
            <text:p/>
          </table:table-cell>
          <table:table-cell table:formula="of:=IF([.W250] &lt; [.R250];&quot;BETTER&quot;;IF([.W250] &gt;[.R25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41755">
            <text:p>4.18E-011</text:p>
          </table:table-cell>
          <table:table-cell office:value-type="float" office:value="0.00000000016627">
            <text:p>1.66E-010</text:p>
          </table:table-cell>
          <table:table-cell table:formula="of:=IF([.Z250] &lt; [.U250];&quot;BETTER&quot;;IF([.Z250]-2 &gt; [.U250]; &quot;WORSE&quot;;&quot;&quot;))">
            <text:p/>
          </table:table-cell>
          <table:table-cell table:formula="of:=IF([.AB250] &lt; [.W250];&quot;BETTER&quot;;IF([.AB250] &gt;[.W250]*1.1;&quot;WORSE&quot;;&quot;&quot;))">
            <text:p/>
          </table:table-cell>
        </table:table-row>
        <table:table-row table:style-name="ro3">
          <table:table-cell/>
          <table:table-cell office:value-type="float" office:value="249">
            <text:p>249</text:p>
          </table:table-cell>
          <table:table-cell office:value-type="string">
            <text:p>1.04840642115557739e+03</text:p>
          </table:table-cell>
          <table:table-cell office:value-type="float" office:value="57">
            <text:p>57</text:p>
          </table:table-cell>
          <table:table-cell office:value-type="float" office:value="0.0000000000078209">
            <text:p>7.82E-012</text:p>
          </table:table-cell>
          <table:table-cell office:value-type="float" office:value="0.000000000000021904">
            <text:p>2.19E-014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78209">
            <text:p>7.82E-012</text:p>
          </table:table-cell>
          <table:table-cell office:value-type="float" office:value="0.000000000000021904">
            <text:p>2.19E-014</text:p>
          </table:table-cell>
          <table:table-cell/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021471">
            <text:p>2.15E-014</text:p>
          </table:table-cell>
          <table:table-cell/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021471">
            <text:p>2.15E-014</text:p>
          </table:table-cell>
          <table:table-cell table:formula="of:=IF([.P251] &lt; [.L251];&quot;BETTER&quot;;IF([.P251]-2 &gt; [.L251]; &quot;WORSE&quot;;&quot;&quot;))">
            <text:p/>
          </table:table-cell>
          <table:table-cell table:formula="of:=IF([.R251] &lt; [.N251];&quot;BETTER&quot;;IF([.R251] &gt;[.N25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021471">
            <text:p>2.15E-014</text:p>
          </table:table-cell>
          <table:table-cell table:formula="of:=IF([.U251] &lt; [.P251];&quot;BETTER&quot;;IF([.U251]-2 &gt; [.P251]; &quot;WORSE&quot;;&quot;&quot;))">
            <text:p/>
          </table:table-cell>
          <table:table-cell table:formula="of:=IF([.W251] &lt; [.R251];&quot;BETTER&quot;;IF([.W251] &gt;[.R25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30875">
            <text:p>3.09E-010</text:p>
          </table:table-cell>
          <table:table-cell office:value-type="float" office:value="0.000000000000021471">
            <text:p>2.15E-014</text:p>
          </table:table-cell>
          <table:table-cell table:formula="of:=IF([.Z251] &lt; [.U251];&quot;BETTER&quot;;IF([.Z251]-2 &gt; [.U251]; &quot;WORSE&quot;;&quot;&quot;))">
            <text:p/>
          </table:table-cell>
          <table:table-cell table:formula="of:=IF([.AB251] &lt; [.W251];&quot;BETTER&quot;;IF([.AB251] &gt;[.W251]*1.1;&quot;WORSE&quot;;&quot;&quot;))">
            <text:p/>
          </table:table-cell>
        </table:table-row>
        <table:table-row table:style-name="ro3">
          <table:table-cell/>
          <table:table-cell office:value-type="float" office:value="250">
            <text:p>250</text:p>
          </table:table-cell>
          <table:table-cell office:value-type="string">
            <text:p>-4.00000000000000000e+00</text:p>
          </table:table-cell>
          <table:table-cell office:value-type="float" office:value="57">
            <text:p>57</text:p>
          </table:table-cell>
          <table:table-cell office:value-type="float" office:value="1.6653E-015">
            <text:p>1.67E-015</text:p>
          </table:table-cell>
          <table:table-cell office:value-type="float" office:value="3.3307E-016">
            <text:p>3.33E-016</text:p>
          </table:table-cell>
          <table:table-cell/>
          <table:table-cell office:value-type="float" office:value="57">
            <text:p>57</text:p>
          </table:table-cell>
          <table:table-cell office:value-type="float" office:value="1.6653E-015">
            <text:p>1.67E-015</text:p>
          </table:table-cell>
          <table:table-cell office:value-type="float" office:value="3.3307E-016">
            <text:p>3.33E-016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14655">
            <text:p>1.47E-013</text:p>
          </table:table-cell>
          <table:table-cell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14655">
            <text:p>1.47E-013</text:p>
          </table:table-cell>
          <table:table-cell office:value-type="float" office:value="0">
            <text:p>0.00E+000</text:p>
          </table:table-cell>
          <table:table-cell table:formula="of:=IF([.P252] &lt; [.L252];&quot;BETTER&quot;;IF([.P252]-2 &gt; [.L252]; &quot;WORSE&quot;;&quot;&quot;))">
            <text:p/>
          </table:table-cell>
          <table:table-cell table:formula="of:=IF([.R252] &lt; [.N252];&quot;BETTER&quot;;IF([.R252] &gt;[.N25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014655">
            <text:p>1.47E-013</text:p>
          </table:table-cell>
          <table:table-cell office:value-type="float" office:value="0">
            <text:p>0.00E+000</text:p>
          </table:table-cell>
          <table:table-cell table:formula="of:=IF([.U252] &lt; [.P252];&quot;BETTER&quot;;IF([.U252]-2 &gt; [.P252]; &quot;WORSE&quot;;&quot;&quot;))">
            <text:p/>
          </table:table-cell>
          <table:table-cell table:formula="of:=IF([.W252] &lt; [.R252];&quot;BETTER&quot;;IF([.W252] &gt;[.R25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069459">
            <text:p>6.95E-013</text:p>
          </table:table-cell>
          <table:table-cell office:value-type="float" office:value="0">
            <text:p>0.00E+000</text:p>
          </table:table-cell>
          <table:table-cell table:formula="of:=IF([.Z252] &lt; [.U252];&quot;BETTER&quot;;IF([.Z252]-2 &gt; [.U252]; &quot;WORSE&quot;;&quot;&quot;))">
            <text:p/>
          </table:table-cell>
          <table:table-cell table:formula="of:=IF([.AB252] &lt; [.W252];&quot;BETTER&quot;;IF([.AB252] &gt;[.W252]*1.1;&quot;WORSE&quot;;&quot;&quot;))">
            <text:p/>
          </table:table-cell>
        </table:table-row>
        <table:table-row table:style-name="ro3">
          <table:table-cell/>
          <table:table-cell office:value-type="float" office:value="251">
            <text:p>251</text:p>
          </table:table-cell>
          <table:table-cell office:value-type="string">
            <text:p>-3.00000000000000000e+01</text:p>
          </table:table-cell>
          <table:table-cell office:value-type="float" office:value="57">
            <text:p>57</text:p>
          </table:table-cell>
          <table:table-cell office:value-type="float" office:value="0.00000000000048974">
            <text:p>4.90E-013</text:p>
          </table:table-cell>
          <table:table-cell office:value-type="float" office:value="2.1316E-015">
            <text:p>2.13E-015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48974">
            <text:p>4.90E-013</text:p>
          </table:table-cell>
          <table:table-cell office:value-type="float" office:value="2.1316E-015">
            <text:p>2.13E-015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10609">
            <text:p>1.06E-008</text:p>
          </table:table-cell>
          <table:table-cell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10609">
            <text:p>1.06E-008</text:p>
          </table:table-cell>
          <table:table-cell office:value-type="float" office:value="0">
            <text:p>0.00E+000</text:p>
          </table:table-cell>
          <table:table-cell table:formula="of:=IF([.P253] &lt; [.L253];&quot;BETTER&quot;;IF([.P253]-2 &gt; [.L253]; &quot;WORSE&quot;;&quot;&quot;))">
            <text:p/>
          </table:table-cell>
          <table:table-cell table:formula="of:=IF([.R253] &lt; [.N253];&quot;BETTER&quot;;IF([.R253] &gt;[.N253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10609">
            <text:p>1.06E-008</text:p>
          </table:table-cell>
          <table:table-cell office:value-type="float" office:value="0">
            <text:p>0.00E+000</text:p>
          </table:table-cell>
          <table:table-cell table:formula="of:=IF([.U253] &lt; [.P253];&quot;BETTER&quot;;IF([.U253]-2 &gt; [.P253]; &quot;WORSE&quot;;&quot;&quot;))">
            <text:p/>
          </table:table-cell>
          <table:table-cell table:formula="of:=IF([.W253] &lt; [.R253];&quot;BETTER&quot;;IF([.W253] &gt;[.R253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10613">
            <text:p>1.06E-008</text:p>
          </table:table-cell>
          <table:table-cell office:value-type="float" office:value="0">
            <text:p>0.00E+000</text:p>
          </table:table-cell>
          <table:table-cell table:formula="of:=IF([.Z253] &lt; [.U253];&quot;BETTER&quot;;IF([.Z253]-2 &gt; [.U253]; &quot;WORSE&quot;;&quot;&quot;))">
            <text:p/>
          </table:table-cell>
          <table:table-cell table:formula="of:=IF([.AB253] &lt; [.W253];&quot;BETTER&quot;;IF([.AB253] &gt;[.W253]*1.1;&quot;WORSE&quot;;&quot;&quot;))">
            <text:p/>
          </table:table-cell>
        </table:table-row>
        <table:table-row table:style-name="ro3">
          <table:table-cell/>
          <table:table-cell office:value-type="float" office:value="252">
            <text:p>252</text:p>
          </table:table-cell>
          <table:table-cell office:value-type="string">
            <text:p>-1.50482539682539482e+02</text:p>
          </table:table-cell>
          <table:table-cell office:value-type="float" office:value="57">
            <text:p>57</text:p>
          </table:table-cell>
          <table:table-cell office:value-type="float" office:value="0.0000000015575">
            <text:p>1.56E-009</text:p>
          </table:table-cell>
          <table:table-cell office:value-type="float" office:value="0.0000000000002597">
            <text:p>2.60E-013</text:p>
          </table:table-cell>
          <table:table-cell/>
          <table:table-cell office:value-type="float" office:value="111">
            <text:p>111</text:p>
          </table:table-cell>
          <table:table-cell office:value-type="float" office:value="0.000000000001097">
            <text:p>1.10E-012</text:p>
          </table:table-cell>
          <table:table-cell office:value-type="float" office:value="0.00000000000083726">
            <text:p>8.37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14211">
            <text:p>1.42E-013</text:p>
          </table:table-cell>
          <table:table-cell office:value-type="float" office:value="0.00000000000026234">
            <text:p>2.62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14211">
            <text:p>1.42E-013</text:p>
          </table:table-cell>
          <table:table-cell office:value-type="float" office:value="0.00000000000026234">
            <text:p>2.62E-013</text:p>
          </table:table-cell>
          <table:table-cell table:formula="of:=IF([.P254] &lt; [.L254];&quot;BETTER&quot;;IF([.P254]-2 &gt; [.L254]; &quot;WORSE&quot;;&quot;&quot;))">
            <text:p/>
          </table:table-cell>
          <table:table-cell table:formula="of:=IF([.R254] &lt; [.N254];&quot;BETTER&quot;;IF([.R254] &gt;[.N254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14211">
            <text:p>1.42E-013</text:p>
          </table:table-cell>
          <table:table-cell office:value-type="float" office:value="0.00000000000026234">
            <text:p>2.62E-013</text:p>
          </table:table-cell>
          <table:table-cell table:formula="of:=IF([.U254] &lt; [.P254];&quot;BETTER&quot;;IF([.U254]-2 &gt; [.P254]; &quot;WORSE&quot;;&quot;&quot;))">
            <text:p/>
          </table:table-cell>
          <table:table-cell table:formula="of:=IF([.W254] &lt; [.R254];&quot;BETTER&quot;;IF([.W254] &gt;[.R254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49802">
            <text:p>4.98E-010</text:p>
          </table:table-cell>
          <table:table-cell office:value-type="float" office:value="0.00000000000026234">
            <text:p>2.62E-013</text:p>
          </table:table-cell>
          <table:table-cell table:formula="of:=IF([.Z254] &lt; [.U254];&quot;BETTER&quot;;IF([.Z254]-2 &gt; [.U254]; &quot;WORSE&quot;;&quot;&quot;))">
            <text:p/>
          </table:table-cell>
          <table:table-cell table:formula="of:=IF([.AB254] &lt; [.W254];&quot;BETTER&quot;;IF([.AB254] &gt;[.W254]*1.1;&quot;WORSE&quot;;&quot;&quot;))">
            <text:p/>
          </table:table-cell>
        </table:table-row>
        <table:table-row table:style-name="ro3">
          <table:table-cell/>
          <table:table-cell office:value-type="float" office:value="253">
            <text:p>253</text:p>
          </table:table-cell>
          <table:table-cell office:value-type="string">
            <text:p>9.39342209599801208e+02</text:p>
          </table:table-cell>
          <table:table-cell office:value-type="float" office:value="57">
            <text:p>57</text:p>
          </table:table-cell>
          <table:table-cell office:value-type="float" office:value="0.000000000042207">
            <text:p>4.22E-011</text:p>
          </table:table-cell>
          <table:table-cell office:value-type="float" office:value="0">
            <text:p>0.00E+000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42207">
            <text:p>4.22E-011</text:p>
          </table:table-cell>
          <table:table-cell office:value-type="float" office:value="0">
            <text:p>0.00E+00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71054">
            <text:p>7.11E-013</text:p>
          </table:table-cell>
          <table:table-cell office:value-type="float" office:value="1.3313E-015">
            <text:p>1.33E-015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71054">
            <text:p>7.11E-013</text:p>
          </table:table-cell>
          <table:table-cell office:value-type="float" office:value="1.3313E-015">
            <text:p>1.33E-015</text:p>
          </table:table-cell>
          <table:table-cell table:formula="of:=IF([.P255] &lt; [.L255];&quot;BETTER&quot;;IF([.P255]-2 &gt; [.L255]; &quot;WORSE&quot;;&quot;&quot;))">
            <text:p/>
          </table:table-cell>
          <table:table-cell table:formula="of:=IF([.R255] &lt; [.N255];&quot;BETTER&quot;;IF([.R255] &gt;[.N25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71054">
            <text:p>7.11E-013</text:p>
          </table:table-cell>
          <table:table-cell office:value-type="float" office:value="1.3313E-015">
            <text:p>1.33E-015</text:p>
          </table:table-cell>
          <table:table-cell table:formula="of:=IF([.U255] &lt; [.P255];&quot;BETTER&quot;;IF([.U255]-2 &gt; [.P255]; &quot;WORSE&quot;;&quot;&quot;))">
            <text:p/>
          </table:table-cell>
          <table:table-cell table:formula="of:=IF([.W255] &lt; [.R255];&quot;BETTER&quot;;IF([.W255] &gt;[.R25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12564">
            <text:p>1.26E-009</text:p>
          </table:table-cell>
          <table:table-cell office:value-type="float" office:value="1.3313E-015">
            <text:p>1.33E-015</text:p>
          </table:table-cell>
          <table:table-cell table:formula="of:=IF([.Z255] &lt; [.U255];&quot;BETTER&quot;;IF([.Z255]-2 &gt; [.U255]; &quot;WORSE&quot;;&quot;&quot;))">
            <text:p/>
          </table:table-cell>
          <table:table-cell table:formula="of:=IF([.AB255] &lt; [.W255];&quot;BETTER&quot;;IF([.AB255] &gt;[.W255]*1.1;&quot;WORSE&quot;;&quot;&quot;))">
            <text:p/>
          </table:table-cell>
        </table:table-row>
        <table:table-row table:style-name="ro3">
          <table:table-cell/>
          <table:table-cell office:value-type="float" office:value="254">
            <text:p>254</text:p>
          </table:table-cell>
          <table:table-cell office:value-type="string">
            <text:p>8.93334711820725907e-02</text:p>
          </table:table-cell>
          <table:table-cell office:value-type="float" office:value="57">
            <text:p>57</text:p>
          </table:table-cell>
          <table:table-cell office:value-type="float" office:value="0.0000000072148">
            <text:p>7.21E-009</text:p>
          </table:table-cell>
          <table:table-cell office:value-type="float" office:value="0.00000000020069">
            <text:p>2.01E-010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044915">
            <text:p>4.49E-014</text:p>
          </table:table-cell>
          <table:table-cell office:value-type="float" office:value="0.00000000020074">
            <text:p>2.01E-010</text:p>
          </table:table-cell>
          <table:table-cell/>
          <table:table-cell office:value-type="float" office:value="102">
            <text:p>102</text:p>
          </table:table-cell>
          <table:table-cell office:value-type="float" office:value="1.249E-016">
            <text:p>1.25E-016</text:p>
          </table:table-cell>
          <table:table-cell office:value-type="float" office:value="0.00000000020068">
            <text:p>2.01E-010</text:p>
          </table:table-cell>
          <table:table-cell/>
          <table:table-cell office:value-type="float" office:value="102">
            <text:p>102</text:p>
          </table:table-cell>
          <table:table-cell office:value-type="float" office:value="1.249E-016">
            <text:p>1.25E-016</text:p>
          </table:table-cell>
          <table:table-cell office:value-type="float" office:value="0.00000000020068">
            <text:p>2.01E-010</text:p>
          </table:table-cell>
          <table:table-cell table:formula="of:=IF([.P256] &lt; [.L256];&quot;BETTER&quot;;IF([.P256]-2 &gt; [.L256]; &quot;WORSE&quot;;&quot;&quot;))">
            <text:p/>
          </table:table-cell>
          <table:table-cell table:formula="of:=IF([.R256] &lt; [.N256];&quot;BETTER&quot;;IF([.R256] &gt;[.N256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1.249E-016">
            <text:p>1.25E-016</text:p>
          </table:table-cell>
          <table:table-cell office:value-type="float" office:value="0.00000000020068">
            <text:p>2.01E-010</text:p>
          </table:table-cell>
          <table:table-cell table:formula="of:=IF([.U256] &lt; [.P256];&quot;BETTER&quot;;IF([.U256]-2 &gt; [.P256]; &quot;WORSE&quot;;&quot;&quot;))">
            <text:p/>
          </table:table-cell>
          <table:table-cell table:formula="of:=IF([.W256] &lt; [.R256];&quot;BETTER&quot;;IF([.W256] &gt;[.R256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0.0000000000001385">
            <text:p>1.39E-013</text:p>
          </table:table-cell>
          <table:table-cell office:value-type="float" office:value="0.00000000020068">
            <text:p>2.01E-010</text:p>
          </table:table-cell>
          <table:table-cell table:formula="of:=IF([.Z256] &lt; [.U256];&quot;BETTER&quot;;IF([.Z256]-2 &gt; [.U256]; &quot;WORSE&quot;;&quot;&quot;))">
            <text:p/>
          </table:table-cell>
          <table:table-cell table:formula="of:=IF([.AB256] &lt; [.W256];&quot;BETTER&quot;;IF([.AB256] &gt;[.W256]*1.1;&quot;WORSE&quot;;&quot;&quot;))">
            <text:p/>
          </table:table-cell>
        </table:table-row>
        <table:table-row table:style-name="ro3">
          <table:table-cell/>
          <table:table-cell office:value-type="float" office:value="255">
            <text:p>255</text:p>
          </table:table-cell>
          <table:table-cell office:value-type="string">
            <text:p>1.52183213559303877e+04</text:p>
          </table:table-cell>
          <table:table-cell office:value-type="float" office:value="111">
            <text:p>111</text:p>
          </table:table-cell>
          <table:table-cell office:value-type="float" office:value="0.0000000000015301">
            <text:p>1.53E-012</text:p>
          </table:table-cell>
          <table:table-cell office:value-type="float" office:value="0.0000000000015348">
            <text:p>1.53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023457">
            <text:p>2.35E-014</text:p>
          </table:table-cell>
          <table:table-cell office:value-type="float" office:value="0.000000000000028328">
            <text:p>2.83E-014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94942">
            <text:p>9.49E-006</text:p>
          </table:table-cell>
          <table:table-cell office:value-type="float" office:value="8.3668E-016">
            <text:p>8.37E-016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94942">
            <text:p>9.49E-006</text:p>
          </table:table-cell>
          <table:table-cell office:value-type="float" office:value="8.3668E-016">
            <text:p>8.37E-016</text:p>
          </table:table-cell>
          <table:table-cell table:formula="of:=IF([.P257] &lt; [.L257];&quot;BETTER&quot;;IF([.P257]-2 &gt; [.L257]; &quot;WORSE&quot;;&quot;&quot;))">
            <text:p/>
          </table:table-cell>
          <table:table-cell table:formula="of:=IF([.R257] &lt; [.N257];&quot;BETTER&quot;;IF([.R257] &gt;[.N257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94942">
            <text:p>9.49E-006</text:p>
          </table:table-cell>
          <table:table-cell office:value-type="float" office:value="8.3668E-016">
            <text:p>8.37E-016</text:p>
          </table:table-cell>
          <table:table-cell table:formula="of:=IF([.U257] &lt; [.P257];&quot;BETTER&quot;;IF([.U257]-2 &gt; [.P257]; &quot;WORSE&quot;;&quot;&quot;))">
            <text:p/>
          </table:table-cell>
          <table:table-cell table:formula="of:=IF([.W257] &lt; [.R257];&quot;BETTER&quot;;IF([.W257] &gt;[.R257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9529">
            <text:p>9.53E-006</text:p>
          </table:table-cell>
          <table:table-cell office:value-type="float" office:value="8.3668E-016">
            <text:p>8.37E-016</text:p>
          </table:table-cell>
          <table:table-cell table:formula="of:=IF([.Z257] &lt; [.U257];&quot;BETTER&quot;;IF([.Z257]-2 &gt; [.U257]; &quot;WORSE&quot;;&quot;&quot;))">
            <text:p/>
          </table:table-cell>
          <table:table-cell table:formula="of:=IF([.AB257] &lt; [.W257];&quot;BETTER&quot;;IF([.AB257] &gt;[.W257]*1.1;&quot;WORSE&quot;;&quot;&quot;))">
            <text:p/>
          </table:table-cell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string">
            <text:p>-5.15935788444225807e+01</text:p>
          </table:table-cell>
          <table:table-cell office:value-type="float" office:value="57">
            <text:p>57</text:p>
          </table:table-cell>
          <table:table-cell office:value-type="float" office:value="0.00000000015889">
            <text:p>1.59E-010</text:p>
          </table:table-cell>
          <table:table-cell office:value-type="float" office:value="0.00000000000044111">
            <text:p>4.41E-013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15889">
            <text:p>1.59E-010</text:p>
          </table:table-cell>
          <table:table-cell office:value-type="float" office:value="0.00000000000044111">
            <text:p>4.41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53291">
            <text:p>5.33E-014</text:p>
          </table:table-cell>
          <table:table-cell office:value-type="float" office:value="0.00000000000043767">
            <text:p>4.38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53291">
            <text:p>5.33E-014</text:p>
          </table:table-cell>
          <table:table-cell office:value-type="float" office:value="0.00000000000043767">
            <text:p>4.38E-013</text:p>
          </table:table-cell>
          <table:table-cell table:formula="of:=IF([.P258] &lt; [.L258];&quot;BETTER&quot;;IF([.P258]-2 &gt; [.L258]; &quot;WORSE&quot;;&quot;&quot;))">
            <text:p/>
          </table:table-cell>
          <table:table-cell table:formula="of:=IF([.R258] &lt; [.N258];&quot;BETTER&quot;;IF([.R258] &gt;[.N25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053291">
            <text:p>5.33E-014</text:p>
          </table:table-cell>
          <table:table-cell office:value-type="float" office:value="0.00000000000043767">
            <text:p>4.38E-013</text:p>
          </table:table-cell>
          <table:table-cell table:formula="of:=IF([.U258] &lt; [.P258];&quot;BETTER&quot;;IF([.U258]-2 &gt; [.P258]; &quot;WORSE&quot;;&quot;&quot;))">
            <text:p/>
          </table:table-cell>
          <table:table-cell table:formula="of:=IF([.W258] &lt; [.R258];&quot;BETTER&quot;;IF([.W258] &gt;[.R25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13957">
            <text:p>1.40E-010</text:p>
          </table:table-cell>
          <table:table-cell office:value-type="float" office:value="0.00000000000043767">
            <text:p>4.38E-013</text:p>
          </table:table-cell>
          <table:table-cell table:formula="of:=IF([.Z258] &lt; [.U258];&quot;BETTER&quot;;IF([.Z258]-2 &gt; [.U258]; &quot;WORSE&quot;;&quot;&quot;))">
            <text:p/>
          </table:table-cell>
          <table:table-cell table:formula="of:=IF([.AB258] &lt; [.W258];&quot;BETTER&quot;;IF([.AB258] &gt;[.W258]*1.1;&quot;WORSE&quot;;&quot;&quot;))">
            <text:p/>
          </table:table-cell>
        </table:table-row>
        <table:table-row table:style-name="ro3">
          <table:table-cell/>
          <table:table-cell office:value-type="float" office:value="257">
            <text:p>257</text:p>
          </table:table-cell>
          <table:table-cell office:value-type="string">
            <text:p>7.85398163404981475e-01</text:p>
          </table:table-cell>
          <table:table-cell office:value-type="float" office:value="57">
            <text:p>57</text:p>
          </table:table-cell>
          <table:table-cell office:value-type="float" office:value="0.0000000000088445">
            <text:p>8.84E-012</text:p>
          </table:table-cell>
          <table:table-cell office:value-type="float" office:value="0.0000000000063422">
            <text:p>6.34E-012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88445">
            <text:p>8.84E-012</text:p>
          </table:table-cell>
          <table:table-cell office:value-type="float" office:value="0.0000000000063422">
            <text:p>6.34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0063426">
            <text:p>6.34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0063426">
            <text:p>6.34E-012</text:p>
          </table:table-cell>
          <table:table-cell table:formula="of:=IF([.P259] &lt; [.L259];&quot;BETTER&quot;;IF([.P259]-2 &gt; [.L259]; &quot;WORSE&quot;;&quot;&quot;))">
            <text:p/>
          </table:table-cell>
          <table:table-cell table:formula="of:=IF([.R259] &lt; [.N259];&quot;BETTER&quot;;IF([.R259] &gt;[.N25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0063426">
            <text:p>6.34E-012</text:p>
          </table:table-cell>
          <table:table-cell table:formula="of:=IF([.U259] &lt; [.P259];&quot;BETTER&quot;;IF([.U259]-2 &gt; [.P259]; &quot;WORSE&quot;;&quot;&quot;))">
            <text:p/>
          </table:table-cell>
          <table:table-cell table:formula="of:=IF([.W259] &lt; [.R259];&quot;BETTER&quot;;IF([.W259] &gt;[.R25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19134">
            <text:p>1.91E-013</text:p>
          </table:table-cell>
          <table:table-cell office:value-type="float" office:value="0.0000000000063426">
            <text:p>6.34E-012</text:p>
          </table:table-cell>
          <table:table-cell table:formula="of:=IF([.Z259] &lt; [.U259];&quot;BETTER&quot;;IF([.Z259]-2 &gt; [.U259]; &quot;WORSE&quot;;&quot;&quot;))">
            <text:p/>
          </table:table-cell>
          <table:table-cell table:formula="of:=IF([.AB259] &lt; [.W259];&quot;BETTER&quot;;IF([.AB259] &gt;[.W259]*1.1;&quot;WORSE&quot;;&quot;&quot;))">
            <text:p/>
          </table:table-cell>
        </table:table-row>
        <table:table-row table:style-name="ro3">
          <table:table-cell/>
          <table:table-cell office:value-type="float" office:value="258">
            <text:p>258</text:p>
          </table:table-cell>
          <table:table-cell office:value-type="string">
            <text:p>6.07589591755374059e+00</text:p>
          </table:table-cell>
          <table:table-cell office:value-type="float" office:value="58">
            <text:p>58</text:p>
          </table:table-cell>
          <table:table-cell office:value-type="float" office:value="1.3156E-015">
            <text:p>1.32E-015</text:p>
          </table:table-cell>
          <table:table-cell office:value-type="float" office:value="0.0000000000076138">
            <text:p>7.61E-012</text:p>
          </table:table-cell>
          <table:table-cell/>
          <table:table-cell office:value-type="float" office:value="59">
            <text:p>59</text:p>
          </table:table-cell>
          <table:table-cell office:value-type="float" office:value="1.3156E-015">
            <text:p>1.32E-015</text:p>
          </table:table-cell>
          <table:table-cell office:value-type="float" office:value="0.0000000000076138">
            <text:p>7.6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52847">
            <text:p>5.28E-013</text:p>
          </table:table-cell>
          <table:table-cell office:value-type="float" office:value="0.0000000000076135">
            <text:p>7.6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52847">
            <text:p>5.28E-013</text:p>
          </table:table-cell>
          <table:table-cell office:value-type="float" office:value="0.0000000000076135">
            <text:p>7.61E-012</text:p>
          </table:table-cell>
          <table:table-cell table:formula="of:=IF([.P260] &lt; [.L260];&quot;BETTER&quot;;IF([.P260]-2 &gt; [.L260]; &quot;WORSE&quot;;&quot;&quot;))">
            <text:p/>
          </table:table-cell>
          <table:table-cell table:formula="of:=IF([.R260] &lt; [.N260];&quot;BETTER&quot;;IF([.R260] &gt;[.N26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52758">
            <text:p>5.28E-013</text:p>
          </table:table-cell>
          <table:table-cell office:value-type="float" office:value="0.0000000000076134">
            <text:p>7.61E-012</text:p>
          </table:table-cell>
          <table:table-cell table:formula="of:=IF([.U260] &lt; [.P260];&quot;BETTER&quot;;IF([.U260]-2 &gt; [.P260]; &quot;WORSE&quot;;&quot;&quot;))">
            <text:p/>
          </table:table-cell>
          <table:table-cell table:formula="of:=IF([.W260] &lt; [.R260];&quot;BETTER&quot;;IF([.W260] &gt;[.R260]*1.1;&quot;WORSE&quot;;&quot;&quot;))" office:value-type="string" office:string-value="BETTER">
            <text:p>BETTER</text:p>
          </table:table-cell>
          <table:table-cell office:value-type="float" office:value="74">
            <text:p>74</text:p>
          </table:table-cell>
          <table:table-cell office:value-type="float" office:value="0.00000000000060668">
            <text:p>6.07E-013</text:p>
          </table:table-cell>
          <table:table-cell office:value-type="float" office:value="0.0000000000076134">
            <text:p>7.61E-012</text:p>
          </table:table-cell>
          <table:table-cell table:formula="of:=IF([.Z260] &lt; [.U260];&quot;BETTER&quot;;IF([.Z260]-2 &gt; [.U260]; &quot;WORSE&quot;;&quot;&quot;))">
            <text:p/>
          </table:table-cell>
          <table:table-cell table:formula="of:=IF([.AB260] &lt; [.W260];&quot;BETTER&quot;;IF([.AB260] &gt;[.W260]*1.1;&quot;WORSE&quot;;&quot;&quot;))">
            <text:p/>
          </table:table-cell>
        </table:table-row>
        <table:table-row table:style-name="ro3">
          <table:table-cell/>
          <table:table-cell office:value-type="float" office:value="259">
            <text:p>259</text:p>
          </table:table-cell>
          <table:table-cell office:value-type="string">
            <text:p>2.03480531920757013e+00</text:p>
          </table:table-cell>
          <table:table-cell office:value-type="float" office:value="63">
            <text:p>63</text:p>
          </table:table-cell>
          <table:table-cell office:value-type="float" office:value="0.0000000000001423">
            <text:p>1.42E-013</text:p>
          </table:table-cell>
          <table:table-cell office:value-type="float" office:value="0.0000000000035792">
            <text:p>3.58E-012</text:p>
          </table:table-cell>
          <table:table-cell/>
          <table:table-cell office:value-type="float" office:value="64">
            <text:p>64</text:p>
          </table:table-cell>
          <table:table-cell office:value-type="float" office:value="1.3095E-015">
            <text:p>1.31E-015</text:p>
          </table:table-cell>
          <table:table-cell office:value-type="float" office:value="0.0000000000037202">
            <text:p>3.72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7001">
            <text:p>2.70E-013</text:p>
          </table:table-cell>
          <table:table-cell office:value-type="float" office:value="0.0000000000037202">
            <text:p>3.72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7001">
            <text:p>2.70E-013</text:p>
          </table:table-cell>
          <table:table-cell office:value-type="float" office:value="0.0000000000037202">
            <text:p>3.72E-012</text:p>
          </table:table-cell>
          <table:table-cell table:formula="of:=IF([.P261] &lt; [.L261];&quot;BETTER&quot;;IF([.P261]-2 &gt; [.L261]; &quot;WORSE&quot;;&quot;&quot;))">
            <text:p/>
          </table:table-cell>
          <table:table-cell table:formula="of:=IF([.R261] &lt; [.N261];&quot;BETTER&quot;;IF([.R261] &gt;[.N26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7001">
            <text:p>2.70E-013</text:p>
          </table:table-cell>
          <table:table-cell office:value-type="float" office:value="0.0000000000037202">
            <text:p>3.72E-012</text:p>
          </table:table-cell>
          <table:table-cell table:formula="of:=IF([.U261] &lt; [.P261];&quot;BETTER&quot;;IF([.U261]-2 &gt; [.P261]; &quot;WORSE&quot;;&quot;&quot;))">
            <text:p/>
          </table:table-cell>
          <table:table-cell table:formula="of:=IF([.W261] &lt; [.R261];&quot;BETTER&quot;;IF([.W261] &gt;[.R26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8245">
            <text:p>2.82E-013</text:p>
          </table:table-cell>
          <table:table-cell office:value-type="float" office:value="0.0000000000037202">
            <text:p>3.72E-012</text:p>
          </table:table-cell>
          <table:table-cell table:formula="of:=IF([.Z261] &lt; [.U261];&quot;BETTER&quot;;IF([.Z261]-2 &gt; [.U261]; &quot;WORSE&quot;;&quot;&quot;))">
            <text:p/>
          </table:table-cell>
          <table:table-cell table:formula="of:=IF([.AB261] &lt; [.W261];&quot;BETTER&quot;;IF([.AB261] &gt;[.W261]*1.1;&quot;WORSE&quot;;&quot;&quot;))">
            <text:p/>
          </table:table-cell>
        </table:table-row>
        <table:table-row table:style-name="ro3">
          <table:table-cell/>
          <table:table-cell office:value-type="float" office:value="260">
            <text:p>260</text:p>
          </table:table-cell>
          <table:table-cell office:value-type="string">
            <text:p>6.27874005016977460e-02</text:p>
          </table:table-cell>
          <table:table-cell office:value-type="float" office:value="425">
            <text:p>425</text:p>
          </table:table-cell>
          <table:table-cell office:value-type="float" office:value="0.00000000017045">
            <text:p>1.70E-010</text:p>
          </table:table-cell>
          <table:table-cell office:value-type="float" office:value="0.0000000004411">
            <text:p>4.41E-010</text:p>
          </table:table-cell>
          <table:table-cell/>
          <table:table-cell office:value-type="float" office:value="435">
            <text:p>435</text:p>
          </table:table-cell>
          <table:table-cell office:value-type="float" office:value="0.0000000000020054">
            <text:p>2.01E-012</text:p>
          </table:table-cell>
          <table:table-cell office:value-type="float" office:value="0.000000000025124">
            <text:p>2.51E-011</text:p>
          </table:table-cell>
          <table:table-cell/>
          <table:table-cell office:value-type="float" office:value="1172">
            <text:p>1172</text:p>
          </table:table-cell>
          <table:table-cell office:value-type="float" office:value="1.9292E-015">
            <text:p>1.93E-015</text:p>
          </table:table-cell>
          <table:table-cell office:value-type="float" office:value="0.000000000027039">
            <text:p>2.70E-011</text:p>
          </table:table-cell>
          <table:table-cell/>
          <table:table-cell office:value-type="float" office:value="1174">
            <text:p>1174</text:p>
          </table:table-cell>
          <table:table-cell office:value-type="float" office:value="1.9292E-015">
            <text:p>1.93E-015</text:p>
          </table:table-cell>
          <table:table-cell office:value-type="float" office:value="0.000000000027039">
            <text:p>2.70E-011</text:p>
          </table:table-cell>
          <table:table-cell table:formula="of:=IF([.P262] &lt; [.L262];&quot;BETTER&quot;;IF([.P262]-2 &gt; [.L262]; &quot;WORSE&quot;;&quot;&quot;))">
            <text:p/>
          </table:table-cell>
          <table:table-cell table:formula="of:=IF([.R262] &lt; [.N262];&quot;BETTER&quot;;IF([.R262] &gt;[.N262]*1.1;&quot;WORSE&quot;;&quot;&quot;))">
            <text:p/>
          </table:table-cell>
          <table:table-cell office:value-type="float" office:value="1174">
            <text:p>1174</text:p>
          </table:table-cell>
          <table:table-cell office:value-type="float" office:value="1.9292E-015">
            <text:p>1.93E-015</text:p>
          </table:table-cell>
          <table:table-cell office:value-type="float" office:value="0.00000000002704">
            <text:p>2.70E-011</text:p>
          </table:table-cell>
          <table:table-cell table:formula="of:=IF([.U262] &lt; [.P262];&quot;BETTER&quot;;IF([.U262]-2 &gt; [.P262]; &quot;WORSE&quot;;&quot;&quot;))">
            <text:p/>
          </table:table-cell>
          <table:table-cell table:formula="of:=IF([.W262] &lt; [.R262];&quot;BETTER&quot;;IF([.W262] &gt;[.R262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0.000000000000017632">
            <text:p>1.76E-014</text:p>
          </table:table-cell>
          <table:table-cell office:value-type="float" office:value="0.00000000002704">
            <text:p>2.70E-011</text:p>
          </table:table-cell>
          <table:table-cell table:formula="of:=IF([.Z262] &lt; [.U262];&quot;BETTER&quot;;IF([.Z262]-2 &gt; [.U262]; &quot;WORSE&quot;;&quot;&quot;))" office:value-type="string" office:string-value="BETTER">
            <text:p>BETTER</text:p>
          </table:table-cell>
          <table:table-cell table:formula="of:=IF([.AB262] &lt; [.W262];&quot;BETTER&quot;;IF([.AB262] &gt;[.W262]*1.1;&quot;WORSE&quot;;&quot;&quot;))">
            <text:p/>
          </table:table-cell>
        </table:table-row>
        <table:table-row table:style-name="ro3">
          <table:table-cell/>
          <table:table-cell office:value-type="float" office:value="261">
            <text:p>261</text:p>
          </table:table-cell>
          <table:table-cell office:value-type="string">
            <text:p>-1.13747653148919681e+00</text:p>
          </table:table-cell>
          <table:table-cell office:value-type="float" office:value="24429">
            <text:p>24429</text:p>
          </table:table-cell>
          <table:table-cell office:value-type="float" office:value="0.000042195">
            <text:p>4.22E-005</text:p>
          </table:table-cell>
          <table:table-cell office:value-type="float" office:value="0.000029214">
            <text:p>2.92E-005</text:p>
          </table:table-cell>
          <table:table-cell/>
          <table:table-cell office:value-type="float" office:value="24429">
            <text:p>24429</text:p>
          </table:table-cell>
          <table:table-cell office:value-type="float" office:value="0.000042195">
            <text:p>4.22E-005</text:p>
          </table:table-cell>
          <table:table-cell office:value-type="float" office:value="0.000029214">
            <text:p>2.92E-005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14501">
            <text:p>1.45E-004</text:p>
          </table:table-cell>
          <table:table-cell office:value-type="float" office:value="0.000056931">
            <text:p>5.69E-005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14501">
            <text:p>1.45E-004</text:p>
          </table:table-cell>
          <table:table-cell office:value-type="float" office:value="0.000056931">
            <text:p>5.69E-005</text:p>
          </table:table-cell>
          <table:table-cell table:formula="of:=IF([.P263] &lt; [.L263];&quot;BETTER&quot;;IF([.P263]-2 &gt; [.L263]; &quot;WORSE&quot;;&quot;&quot;))">
            <text:p/>
          </table:table-cell>
          <table:table-cell table:formula="of:=IF([.R263] &lt; [.N263];&quot;BETTER&quot;;IF([.R263] &gt;[.N263]*1.1;&quot;WORSE&quot;;&quot;&quot;))">
            <text:p/>
          </table:table-cell>
          <table:table-cell office:value-type="float" office:value="149980">
            <text:p>149980</text:p>
          </table:table-cell>
          <table:table-cell office:value-type="float" office:value="0.00014501">
            <text:p>1.45E-004</text:p>
          </table:table-cell>
          <table:table-cell office:value-type="float" office:value="0.000056931">
            <text:p>5.69E-005</text:p>
          </table:table-cell>
          <table:table-cell table:formula="of:=IF([.U263] &lt; [.P263];&quot;BETTER&quot;;IF([.U263]-2 &gt; [.P263]; &quot;WORSE&quot;;&quot;&quot;))">
            <text:p/>
          </table:table-cell>
          <table:table-cell table:formula="of:=IF([.W263] &lt; [.R263];&quot;BETTER&quot;;IF([.W263] &gt;[.R263]*1.1;&quot;WORSE&quot;;&quot;&quot;))">
            <text:p/>
          </table:table-cell>
          <table:table-cell office:value-type="float" office:value="149980">
            <text:p>149980</text:p>
          </table:table-cell>
          <table:table-cell office:value-type="float" office:value="0.00014501">
            <text:p>1.45E-004</text:p>
          </table:table-cell>
          <table:table-cell office:value-type="float" office:value="0.000056931">
            <text:p>5.69E-005</text:p>
          </table:table-cell>
          <table:table-cell table:formula="of:=IF([.Z263] &lt; [.U263];&quot;BETTER&quot;;IF([.Z263]-2 &gt; [.U263]; &quot;WORSE&quot;;&quot;&quot;))">
            <text:p/>
          </table:table-cell>
          <table:table-cell table:formula="of:=IF([.AB263] &lt; [.W263];&quot;BETTER&quot;;IF([.AB263] &gt;[.W263]*1.1;&quot;WORSE&quot;;&quot;&quot;))">
            <text:p/>
          </table:table-cell>
        </table:table-row>
        <table:table-row table:style-name="ro3">
          <table:table-cell/>
          <table:table-cell office:value-type="float" office:value="262">
            <text:p>262</text:p>
          </table:table-cell>
          <table:table-cell office:value-type="string">
            <text:p>1.99225240795039982e+00</text:p>
          </table:table-cell>
          <table:table-cell office:value-type="float" office:value="107">
            <text:p>107</text:p>
          </table:table-cell>
          <table:table-cell office:value-type="float" office:value="0.0000000000019183">
            <text:p>1.92E-012</text:p>
          </table:table-cell>
          <table:table-cell office:value-type="float" office:value="0.000000000027617">
            <text:p>2.76E-011</text:p>
          </table:table-cell>
          <table:table-cell/>
          <table:table-cell office:value-type="float" office:value="111">
            <text:p>111</text:p>
          </table:table-cell>
          <table:table-cell office:value-type="float" office:value="0.000000000000076457">
            <text:p>7.65E-014</text:p>
          </table:table-cell>
          <table:table-cell office:value-type="float" office:value="0.000000000024962">
            <text:p>2.50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40662">
            <text:p>4.07E-010</text:p>
          </table:table-cell>
          <table:table-cell office:value-type="float" office:value="0.000000000024896">
            <text:p>2.49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40662">
            <text:p>4.07E-010</text:p>
          </table:table-cell>
          <table:table-cell office:value-type="float" office:value="0.000000000024896">
            <text:p>2.49E-011</text:p>
          </table:table-cell>
          <table:table-cell table:formula="of:=IF([.P264] &lt; [.L264];&quot;BETTER&quot;;IF([.P264]-2 &gt; [.L264]; &quot;WORSE&quot;;&quot;&quot;))">
            <text:p/>
          </table:table-cell>
          <table:table-cell table:formula="of:=IF([.R264] &lt; [.N264];&quot;BETTER&quot;;IF([.R264] &gt;[.N264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40662">
            <text:p>4.07E-010</text:p>
          </table:table-cell>
          <table:table-cell office:value-type="float" office:value="0.000000000024896">
            <text:p>2.49E-011</text:p>
          </table:table-cell>
          <table:table-cell table:formula="of:=IF([.U264] &lt; [.P264];&quot;BETTER&quot;;IF([.U264]-2 &gt; [.P264]; &quot;WORSE&quot;;&quot;&quot;))">
            <text:p/>
          </table:table-cell>
          <table:table-cell table:formula="of:=IF([.W264] &lt; [.R264];&quot;BETTER&quot;;IF([.W264] &gt;[.R264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40682">
            <text:p>4.07E-010</text:p>
          </table:table-cell>
          <table:table-cell office:value-type="float" office:value="0.000000000024896">
            <text:p>2.49E-011</text:p>
          </table:table-cell>
          <table:table-cell table:formula="of:=IF([.Z264] &lt; [.U264];&quot;BETTER&quot;;IF([.Z264]-2 &gt; [.U264]; &quot;WORSE&quot;;&quot;&quot;))">
            <text:p/>
          </table:table-cell>
          <table:table-cell table:formula="of:=IF([.AB264] &lt; [.W264];&quot;BETTER&quot;;IF([.AB264] &gt;[.W264]*1.1;&quot;WORSE&quot;;&quot;&quot;))">
            <text:p/>
          </table:table-cell>
        </table:table-row>
        <table:table-row table:style-name="ro3">
          <table:table-cell/>
          <table:table-cell office:value-type="float" office:value="263">
            <text:p>263</text:p>
          </table:table-cell>
          <table:table-cell office:value-type="string">
            <text:p>1.46046077288096310e+00</text:p>
          </table:table-cell>
          <table:table-cell office:value-type="float" office:value="179487">
            <text:p>179487</text:p>
          </table:table-cell>
          <table:table-cell office:value-type="float" office:value="0.0000004367">
            <text:p>4.37E-007</text:p>
          </table:table-cell>
          <table:table-cell office:value-type="float" office:value="0.00000075025">
            <text:p>7.50E-007</text:p>
          </table:table-cell>
          <table:table-cell/>
          <table:table-cell office:value-type="float" office:value="189101">
            <text:p>189101</text:p>
          </table:table-cell>
          <table:table-cell office:value-type="float" office:value="0.000000089507">
            <text:p>8.95E-008</text:p>
          </table:table-cell>
          <table:table-cell office:value-type="float" office:value="0.000000087933">
            <text:p>8.79E-008</text:p>
          </table:table-cell>
          <table:table-cell/>
          <table:table-cell office:value-type="float" office:value="6497">
            <text:p>6497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/>
          <table:table-cell office:value-type="float" office:value="6499">
            <text:p>6499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 table:formula="of:=IF([.P265] &lt; [.L265];&quot;BETTER&quot;;IF([.P265]-2 &gt; [.L265]; &quot;WORSE&quot;;&quot;&quot;))">
            <text:p/>
          </table:table-cell>
          <table:table-cell table:formula="of:=IF([.R265] &lt; [.N265];&quot;BETTER&quot;;IF([.R265] &gt;[.N265]*1.1;&quot;WORSE&quot;;&quot;&quot;))">
            <text:p/>
          </table:table-cell>
          <table:table-cell office:value-type="float" office:value="6499">
            <text:p>6499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 table:formula="of:=IF([.U265] &lt; [.P265];&quot;BETTER&quot;;IF([.U265]-2 &gt; [.P265]; &quot;WORSE&quot;;&quot;&quot;))">
            <text:p/>
          </table:table-cell>
          <table:table-cell table:formula="of:=IF([.W265] &lt; [.R265];&quot;BETTER&quot;;IF([.W265] &gt;[.R265]*1.1;&quot;WORSE&quot;;&quot;&quot;))">
            <text:p/>
          </table:table-cell>
          <table:table-cell office:value-type="float" office:value="6497">
            <text:p>6497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 table:formula="of:=IF([.Z265] &lt; [.U265];&quot;BETTER&quot;;IF([.Z265]-2 &gt; [.U265]; &quot;WORSE&quot;;&quot;&quot;))" office:value-type="string" office:string-value="BETTER">
            <text:p>BETTER</text:p>
          </table:table-cell>
          <table:table-cell table:formula="of:=IF([.AB265] &lt; [.W265];&quot;BETTER&quot;;IF([.AB265] &gt;[.W265]*1.1;&quot;WORSE&quot;;&quot;&quot;))">
            <text:p/>
          </table:table-cell>
        </table:table-row>
        <table:table-row table:style-name="ro3">
          <table:table-cell/>
          <table:table-cell office:value-type="float" office:value="264">
            <text:p>264</text:p>
          </table:table-cell>
          <table:table-cell office:value-type="string">
            <text:p>5.84232409539919284e-01</text:p>
          </table:table-cell>
          <table:table-cell office:value-type="float" office:value="319">
            <text:p>319</text:p>
          </table:table-cell>
          <table:table-cell office:value-type="float" office:value="0.00000000018655">
            <text:p>1.87E-010</text:p>
          </table:table-cell>
          <table:table-cell office:value-type="float" office:value="0.00000000021631">
            <text:p>2.16E-010</text:p>
          </table:table-cell>
          <table:table-cell/>
          <table:table-cell office:value-type="float" office:value="327">
            <text:p>327</text:p>
          </table:table-cell>
          <table:table-cell office:value-type="float" office:value="0.000000000016601">
            <text:p>1.66E-011</text:p>
          </table:table-cell>
          <table:table-cell office:value-type="float" office:value="0.000000000026191">
            <text:p>2.62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47866">
            <text:p>4.79E-002</text:p>
          </table:table-cell>
          <table:table-cell office:value-type="float" office:value="0.16846">
            <text:p>1.68E-001</text:p>
          </table:table-cell>
          <table:table-cell/>
          <table:table-cell office:value-type="float" office:value="590">
            <text:p>590</text:p>
          </table:table-cell>
          <table:table-cell office:value-type="float" office:value="0.047866">
            <text:p>4.79E-002</text:p>
          </table:table-cell>
          <table:table-cell office:value-type="float" office:value="0.16846">
            <text:p>1.68E-001</text:p>
          </table:table-cell>
          <table:table-cell table:formula="of:=IF([.P266] &lt; [.L266];&quot;BETTER&quot;;IF([.P266]-2 &gt; [.L266]; &quot;WORSE&quot;;&quot;&quot;))" office:value-type="string" office:string-value="WORSE">
            <text:p>WORSE</text:p>
          </table:table-cell>
          <table:table-cell table:formula="of:=IF([.R266] &lt; [.N266];&quot;BETTER&quot;;IF([.R266] &gt;[.N266]*1.1;&quot;WORSE&quot;;&quot;&quot;))">
            <text:p/>
          </table:table-cell>
          <table:table-cell office:value-type="float" office:value="590">
            <text:p>590</text:p>
          </table:table-cell>
          <table:table-cell office:value-type="float" office:value="0.047866">
            <text:p>4.79E-002</text:p>
          </table:table-cell>
          <table:table-cell office:value-type="float" office:value="0.16846">
            <text:p>1.68E-001</text:p>
          </table:table-cell>
          <table:table-cell table:formula="of:=IF([.U266] &lt; [.P266];&quot;BETTER&quot;;IF([.U266]-2 &gt; [.P266]; &quot;WORSE&quot;;&quot;&quot;))">
            <text:p/>
          </table:table-cell>
          <table:table-cell table:formula="of:=IF([.W266] &lt; [.R266];&quot;BETTER&quot;;IF([.W266] &gt;[.R266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47866">
            <text:p>4.79E-002</text:p>
          </table:table-cell>
          <table:table-cell office:value-type="float" office:value="0.16846">
            <text:p>1.68E-001</text:p>
          </table:table-cell>
          <table:table-cell table:formula="of:=IF([.Z266] &lt; [.U266];&quot;BETTER&quot;;IF([.Z266]-2 &gt; [.U266]; &quot;WORSE&quot;;&quot;&quot;))" office:value-type="string" office:string-value="BETTER">
            <text:p>BETTER</text:p>
          </table:table-cell>
          <table:table-cell table:formula="of:=IF([.AB266] &lt; [.W266];&quot;BETTER&quot;;IF([.AB266] &gt;[.W266]*1.1;&quot;WORSE&quot;;&quot;&quot;))">
            <text:p/>
          </table:table-cell>
        </table:table-row>
        <table:table-row table:style-name="ro3">
          <table:table-cell/>
          <table:table-cell office:value-type="float" office:value="265">
            <text:p>265</text:p>
          </table:table-cell>
          <table:table-cell office:value-type="string">
            <text:p>1.70557349502438199e-01</text:p>
          </table:table-cell>
          <table:table-cell office:value-type="float" office:value="58">
            <text:p>58</text:p>
          </table:table-cell>
          <table:table-cell office:value-type="float" office:value="0.000000000000016599">
            <text:p>1.66E-014</text:p>
          </table:table-cell>
          <table:table-cell office:value-type="float" office:value="0.000000000014295">
            <text:p>1.4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6599">
            <text:p>1.66E-014</text:p>
          </table:table-cell>
          <table:table-cell office:value-type="float" office:value="0.000000000014295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4636">
            <text:p>1.46E-011</text:p>
          </table:table-cell>
          <table:table-cell office:value-type="float" office:value="0.000000000014295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4636">
            <text:p>1.46E-011</text:p>
          </table:table-cell>
          <table:table-cell office:value-type="float" office:value="0.000000000014295">
            <text:p>1.43E-011</text:p>
          </table:table-cell>
          <table:table-cell table:formula="of:=IF([.P267] &lt; [.L267];&quot;BETTER&quot;;IF([.P267]-2 &gt; [.L267]; &quot;WORSE&quot;;&quot;&quot;))">
            <text:p/>
          </table:table-cell>
          <table:table-cell table:formula="of:=IF([.R267] &lt; [.N267];&quot;BETTER&quot;;IF([.R267] &gt;[.N26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4636">
            <text:p>1.46E-011</text:p>
          </table:table-cell>
          <table:table-cell office:value-type="float" office:value="0.000000000014295">
            <text:p>1.43E-011</text:p>
          </table:table-cell>
          <table:table-cell table:formula="of:=IF([.U267] &lt; [.P267];&quot;BETTER&quot;;IF([.U267]-2 &gt; [.P267]; &quot;WORSE&quot;;&quot;&quot;))">
            <text:p/>
          </table:table-cell>
          <table:table-cell table:formula="of:=IF([.W267] &lt; [.R267];&quot;BETTER&quot;;IF([.W267] &gt;[.R26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4639">
            <text:p>1.46E-011</text:p>
          </table:table-cell>
          <table:table-cell office:value-type="float" office:value="0.000000000014295">
            <text:p>1.43E-011</text:p>
          </table:table-cell>
          <table:table-cell table:formula="of:=IF([.Z267] &lt; [.U267];&quot;BETTER&quot;;IF([.Z267]-2 &gt; [.U267]; &quot;WORSE&quot;;&quot;&quot;))">
            <text:p/>
          </table:table-cell>
          <table:table-cell table:formula="of:=IF([.AB267] &lt; [.W267];&quot;BETTER&quot;;IF([.AB267] &gt;[.W267]*1.1;&quot;WORSE&quot;;&quot;&quot;))">
            <text:p/>
          </table:table-cell>
        </table:table-row>
        <table:table-row table:style-name="ro3">
          <table:table-cell/>
          <table:table-cell office:value-type="float" office:value="266">
            <text:p>266</text:p>
          </table:table-cell>
          <table:table-cell office:value-type="string">
            <text:p>2.10802735500548732e-01</text:p>
          </table:table-cell>
          <table:table-cell office:value-type="float" office:value="169356">
            <text:p>169356</text:p>
          </table:table-cell>
          <table:table-cell office:value-type="float" office:value="0.00000044833">
            <text:p>4.48E-007</text:p>
          </table:table-cell>
          <table:table-cell office:value-type="float" office:value="0.00000084924">
            <text:p>8.49E-007</text:p>
          </table:table-cell>
          <table:table-cell/>
          <table:table-cell office:value-type="float" office:value="180546">
            <text:p>180546</text:p>
          </table:table-cell>
          <table:table-cell office:value-type="float" office:value="0.000000037306">
            <text:p>3.73E-008</text:p>
          </table:table-cell>
          <table:table-cell office:value-type="float" office:value="0.000000071248">
            <text:p>7.12E-008</text:p>
          </table:table-cell>
          <table:table-cell/>
          <table:table-cell office:value-type="float" office:value="74990">
            <text:p>74990</text:p>
          </table:table-cell>
          <table:table-cell office:value-type="float" office:value="2.7756E-016">
            <text:p>2.78E-016</text:p>
          </table:table-cell>
          <table:table-cell office:value-type="float" office:value="0.000000000002603">
            <text:p>2.60E-012</text:p>
          </table:table-cell>
          <table:table-cell/>
          <table:table-cell office:value-type="float" office:value="74992">
            <text:p>74992</text:p>
          </table:table-cell>
          <table:table-cell office:value-type="float" office:value="2.7756E-016">
            <text:p>2.78E-016</text:p>
          </table:table-cell>
          <table:table-cell office:value-type="float" office:value="0.000000000002603">
            <text:p>2.60E-012</text:p>
          </table:table-cell>
          <table:table-cell table:formula="of:=IF([.P268] &lt; [.L268];&quot;BETTER&quot;;IF([.P268]-2 &gt; [.L268]; &quot;WORSE&quot;;&quot;&quot;))">
            <text:p/>
          </table:table-cell>
          <table:table-cell table:formula="of:=IF([.R268] &lt; [.N268];&quot;BETTER&quot;;IF([.R268] &gt;[.N268]*1.1;&quot;WORSE&quot;;&quot;&quot;))">
            <text:p/>
          </table:table-cell>
          <table:table-cell office:value-type="float" office:value="74992">
            <text:p>74992</text:p>
          </table:table-cell>
          <table:table-cell office:value-type="float" office:value="2.7756E-016">
            <text:p>2.78E-016</text:p>
          </table:table-cell>
          <table:table-cell office:value-type="float" office:value="0.000000000002603">
            <text:p>2.60E-012</text:p>
          </table:table-cell>
          <table:table-cell table:formula="of:=IF([.U268] &lt; [.P268];&quot;BETTER&quot;;IF([.U268]-2 &gt; [.P268]; &quot;WORSE&quot;;&quot;&quot;))">
            <text:p/>
          </table:table-cell>
          <table:table-cell table:formula="of:=IF([.W268] &lt; [.R268];&quot;BETTER&quot;;IF([.W268] &gt;[.R268]*1.1;&quot;WORSE&quot;;&quot;&quot;))">
            <text:p/>
          </table:table-cell>
          <table:table-cell office:value-type="float" office:value="74990">
            <text:p>74990</text:p>
          </table:table-cell>
          <table:table-cell office:value-type="float" office:value="2.7756E-016">
            <text:p>2.78E-016</text:p>
          </table:table-cell>
          <table:table-cell office:value-type="float" office:value="0.000000000002603">
            <text:p>2.60E-012</text:p>
          </table:table-cell>
          <table:table-cell table:formula="of:=IF([.Z268] &lt; [.U268];&quot;BETTER&quot;;IF([.Z268]-2 &gt; [.U268]; &quot;WORSE&quot;;&quot;&quot;))" office:value-type="string" office:string-value="BETTER">
            <text:p>BETTER</text:p>
          </table:table-cell>
          <table:table-cell table:formula="of:=IF([.AB268] &lt; [.W268];&quot;BETTER&quot;;IF([.AB268] &gt;[.W268]*1.1;&quot;WORSE&quot;;&quot;&quot;))">
            <text:p/>
          </table:table-cell>
        </table:table-row>
        <table:table-row table:style-name="ro3">
          <table:table-cell/>
          <table:table-cell office:value-type="float" office:value="267">
            <text:p>267</text:p>
          </table:table-cell>
          <table:table-cell office:value-type="string">
            <text:p>-1.60994668995076129e+00</text:p>
          </table:table-cell>
          <table:table-cell office:value-type="float" office:value="174768">
            <text:p>174768</text:p>
          </table:table-cell>
          <table:table-cell office:value-type="float" office:value="0.0000087073">
            <text:p>8.71E-006</text:p>
          </table:table-cell>
          <table:table-cell office:value-type="float" office:value="0.0000026538">
            <text:p>2.65E-006</text:p>
          </table:table-cell>
          <table:table-cell/>
          <table:table-cell office:value-type="float" office:value="185090">
            <text:p>185090</text:p>
          </table:table-cell>
          <table:table-cell office:value-type="float" office:value="0.0000090825">
            <text:p>9.08E-006</text:p>
          </table:table-cell>
          <table:table-cell office:value-type="float" office:value="0.00000194">
            <text:p>1.94E-006</text:p>
          </table:table-cell>
          <table:table-cell/>
          <table:table-cell office:value-type="float" office:value="9374">
            <text:p>9374</text:p>
          </table:table-cell>
          <table:table-cell office:value-type="float" office:value="0.00014215">
            <text:p>1.42E-004</text:p>
          </table:table-cell>
          <table:table-cell office:value-type="float" office:value="0.00056996">
            <text:p>5.70E-004</text:p>
          </table:table-cell>
          <table:table-cell/>
          <table:table-cell office:value-type="float" office:value="9376">
            <text:p>9376</text:p>
          </table:table-cell>
          <table:table-cell office:value-type="float" office:value="0.00014215">
            <text:p>1.42E-004</text:p>
          </table:table-cell>
          <table:table-cell office:value-type="float" office:value="0.00056996">
            <text:p>5.70E-004</text:p>
          </table:table-cell>
          <table:table-cell table:formula="of:=IF([.P269] &lt; [.L269];&quot;BETTER&quot;;IF([.P269]-2 &gt; [.L269]; &quot;WORSE&quot;;&quot;&quot;))">
            <text:p/>
          </table:table-cell>
          <table:table-cell table:formula="of:=IF([.R269] &lt; [.N269];&quot;BETTER&quot;;IF([.R269] &gt;[.N269]*1.1;&quot;WORSE&quot;;&quot;&quot;))">
            <text:p/>
          </table:table-cell>
          <table:table-cell office:value-type="float" office:value="9376">
            <text:p>9376</text:p>
          </table:table-cell>
          <table:table-cell office:value-type="float" office:value="0.00014215">
            <text:p>1.42E-004</text:p>
          </table:table-cell>
          <table:table-cell office:value-type="float" office:value="0.00056996">
            <text:p>5.70E-004</text:p>
          </table:table-cell>
          <table:table-cell table:formula="of:=IF([.U269] &lt; [.P269];&quot;BETTER&quot;;IF([.U269]-2 &gt; [.P269]; &quot;WORSE&quot;;&quot;&quot;))">
            <text:p/>
          </table:table-cell>
          <table:table-cell table:formula="of:=IF([.W269] &lt; [.R269];&quot;BETTER&quot;;IF([.W269] &gt;[.R269]*1.1;&quot;WORSE&quot;;&quot;&quot;))">
            <text:p/>
          </table:table-cell>
          <table:table-cell office:value-type="float" office:value="9374">
            <text:p>9374</text:p>
          </table:table-cell>
          <table:table-cell office:value-type="float" office:value="0.00014215">
            <text:p>1.42E-004</text:p>
          </table:table-cell>
          <table:table-cell office:value-type="float" office:value="0.00056996">
            <text:p>5.70E-004</text:p>
          </table:table-cell>
          <table:table-cell table:formula="of:=IF([.Z269] &lt; [.U269];&quot;BETTER&quot;;IF([.Z269]-2 &gt; [.U269]; &quot;WORSE&quot;;&quot;&quot;))" office:value-type="string" office:string-value="BETTER">
            <text:p>BETTER</text:p>
          </table:table-cell>
          <table:table-cell table:formula="of:=IF([.AB269] &lt; [.W269];&quot;BETTER&quot;;IF([.AB269] &gt;[.W269]*1.1;&quot;WORSE&quot;;&quot;&quot;))">
            <text:p/>
          </table:table-cell>
        </table:table-row>
        <table:table-row table:style-name="ro3">
          <table:table-cell/>
          <table:table-cell office:value-type="float" office:value="268">
            <text:p>268</text:p>
          </table:table-cell>
          <table:table-cell office:value-type="string">
            <text:p>7.95492652106833464e+00</text:p>
          </table:table-cell>
          <table:table-cell office:value-type="float" office:value="110">
            <text:p>110</text:p>
          </table:table-cell>
          <table:table-cell office:value-type="float" office:value="0.0000000000094064">
            <text:p>9.41E-012</text:p>
          </table:table-cell>
          <table:table-cell office:value-type="float" office:value="0.00000000000081706">
            <text:p>8.17E-013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27009">
            <text:p>2.70E-013</text:p>
          </table:table-cell>
          <table:table-cell office:value-type="float" office:value="0.0000000000083193">
            <text:p>8.32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3377">
            <text:p>3.38E-010</text:p>
          </table:table-cell>
          <table:table-cell office:value-type="float" office:value="0.0000000000085902">
            <text:p>8.5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3377">
            <text:p>3.38E-010</text:p>
          </table:table-cell>
          <table:table-cell office:value-type="float" office:value="0.0000000000085902">
            <text:p>8.59E-012</text:p>
          </table:table-cell>
          <table:table-cell table:formula="of:=IF([.P270] &lt; [.L270];&quot;BETTER&quot;;IF([.P270]-2 &gt; [.L270]; &quot;WORSE&quot;;&quot;&quot;))">
            <text:p/>
          </table:table-cell>
          <table:table-cell table:formula="of:=IF([.R270] &lt; [.N270];&quot;BETTER&quot;;IF([.R270] &gt;[.N27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3377">
            <text:p>3.38E-010</text:p>
          </table:table-cell>
          <table:table-cell office:value-type="float" office:value="0.0000000000085902">
            <text:p>8.59E-012</text:p>
          </table:table-cell>
          <table:table-cell table:formula="of:=IF([.U270] &lt; [.P270];&quot;BETTER&quot;;IF([.U270]-2 &gt; [.P270]; &quot;WORSE&quot;;&quot;&quot;))">
            <text:p/>
          </table:table-cell>
          <table:table-cell table:formula="of:=IF([.W270] &lt; [.R270];&quot;BETTER&quot;;IF([.W270] &gt;[.R27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3393">
            <text:p>3.39E-010</text:p>
          </table:table-cell>
          <table:table-cell office:value-type="float" office:value="0.0000000000085902">
            <text:p>8.59E-012</text:p>
          </table:table-cell>
          <table:table-cell table:formula="of:=IF([.Z270] &lt; [.U270];&quot;BETTER&quot;;IF([.Z270]-2 &gt; [.U270]; &quot;WORSE&quot;;&quot;&quot;))">
            <text:p/>
          </table:table-cell>
          <table:table-cell table:formula="of:=IF([.AB270] &lt; [.W270];&quot;BETTER&quot;;IF([.AB270] &gt;[.W270]*1.1;&quot;WORSE&quot;;&quot;&quot;))">
            <text:p/>
          </table:table-cell>
        </table:table-row>
        <table:table-row table:style-name="ro3">
          <table:table-cell/>
          <table:table-cell office:value-type="float" office:value="269">
            <text:p>269</text:p>
          </table:table-cell>
          <table:table-cell office:value-type="string">
            <text:p>8.41116916640328061e-01</text:p>
          </table:table-cell>
          <table:table-cell office:value-type="float" office:value="61">
            <text:p>61</text:p>
          </table:table-cell>
          <table:table-cell office:value-type="float" office:value="0.0000000000000821">
            <text:p>8.21E-014</text:p>
          </table:table-cell>
          <table:table-cell office:value-type="float" office:value="0.000000000047865">
            <text:p>4.79E-011</text:p>
          </table:table-cell>
          <table:table-cell/>
          <table:table-cell office:value-type="float" office:value="62">
            <text:p>62</text:p>
          </table:table-cell>
          <table:table-cell office:value-type="float" office:value="5.2798E-016">
            <text:p>5.28E-016</text:p>
          </table:table-cell>
          <table:table-cell office:value-type="float" office:value="0.000000000047946">
            <text:p>4.79E-011</text:p>
          </table:table-cell>
          <table:table-cell/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47946">
            <text:p>4.79E-011</text:p>
          </table:table-cell>
          <table:table-cell/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47946">
            <text:p>4.79E-011</text:p>
          </table:table-cell>
          <table:table-cell table:formula="of:=IF([.P271] &lt; [.L271];&quot;BETTER&quot;;IF([.P271]-2 &gt; [.L271]; &quot;WORSE&quot;;&quot;&quot;))">
            <text:p/>
          </table:table-cell>
          <table:table-cell table:formula="of:=IF([.R271] &lt; [.N271];&quot;BETTER&quot;;IF([.R271] &gt;[.N27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47946">
            <text:p>4.79E-011</text:p>
          </table:table-cell>
          <table:table-cell table:formula="of:=IF([.U271] &lt; [.P271];&quot;BETTER&quot;;IF([.U271]-2 &gt; [.P271]; &quot;WORSE&quot;;&quot;&quot;))">
            <text:p/>
          </table:table-cell>
          <table:table-cell table:formula="of:=IF([.W271] &lt; [.R271];&quot;BETTER&quot;;IF([.W271] &gt;[.R27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8.1512E-015">
            <text:p>8.15E-015</text:p>
          </table:table-cell>
          <table:table-cell office:value-type="float" office:value="0.000000000047946">
            <text:p>4.79E-011</text:p>
          </table:table-cell>
          <table:table-cell table:formula="of:=IF([.Z271] &lt; [.U271];&quot;BETTER&quot;;IF([.Z271]-2 &gt; [.U271]; &quot;WORSE&quot;;&quot;&quot;))">
            <text:p/>
          </table:table-cell>
          <table:table-cell table:formula="of:=IF([.AB271] &lt; [.W271];&quot;BETTER&quot;;IF([.AB271] &gt;[.W271]*1.1;&quot;WORSE&quot;;&quot;&quot;))">
            <text:p/>
          </table:table-cell>
        </table:table-row>
        <table:table-row table:style-name="ro3">
          <table:table-cell/>
          <table:table-cell office:value-type="float" office:value="270">
            <text:p>270</text:p>
          </table:table-cell>
          <table:table-cell office:value-type="string">
            <text:p>1.91280704065620137e-02</text:p>
          </table:table-cell>
          <table:table-cell office:value-type="float" office:value="363">
            <text:p>363</text:p>
          </table:table-cell>
          <table:table-cell office:value-type="float" office:value="0.00000000016414">
            <text:p>1.64E-010</text:p>
          </table:table-cell>
          <table:table-cell office:value-type="float" office:value="0.000000000158">
            <text:p>1.58E-010</text:p>
          </table:table-cell>
          <table:table-cell/>
          <table:table-cell office:value-type="float" office:value="371">
            <text:p>371</text:p>
          </table:table-cell>
          <table:table-cell office:value-type="float" office:value="0.000000000021387">
            <text:p>2.14E-011</text:p>
          </table:table-cell>
          <table:table-cell office:value-type="float" office:value="0.00000000031861">
            <text:p>3.19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0021464">
            <text:p>2.15E-013</text:p>
          </table:table-cell>
          <table:table-cell office:value-type="float" office:value="0.00000000034306">
            <text:p>3.43E-010</text:p>
          </table:table-cell>
          <table:table-cell/>
          <table:table-cell office:value-type="float" office:value="590">
            <text:p>590</text:p>
          </table:table-cell>
          <table:table-cell office:value-type="float" office:value="0.00000000000021464">
            <text:p>2.15E-013</text:p>
          </table:table-cell>
          <table:table-cell office:value-type="float" office:value="0.00000000034306">
            <text:p>3.43E-010</text:p>
          </table:table-cell>
          <table:table-cell table:formula="of:=IF([.P272] &lt; [.L272];&quot;BETTER&quot;;IF([.P272]-2 &gt; [.L272]; &quot;WORSE&quot;;&quot;&quot;))" office:value-type="string" office:string-value="WORSE">
            <text:p>WORSE</text:p>
          </table:table-cell>
          <table:table-cell table:formula="of:=IF([.R272] &lt; [.N272];&quot;BETTER&quot;;IF([.R272] &gt;[.N272]*1.1;&quot;WORSE&quot;;&quot;&quot;))">
            <text:p/>
          </table:table-cell>
          <table:table-cell office:value-type="float" office:value="590">
            <text:p>590</text:p>
          </table:table-cell>
          <table:table-cell office:value-type="float" office:value="0.00000000000021464">
            <text:p>2.15E-013</text:p>
          </table:table-cell>
          <table:table-cell office:value-type="float" office:value="0.00000000034306">
            <text:p>3.43E-010</text:p>
          </table:table-cell>
          <table:table-cell table:formula="of:=IF([.U272] &lt; [.P272];&quot;BETTER&quot;;IF([.U272]-2 &gt; [.P272]; &quot;WORSE&quot;;&quot;&quot;))">
            <text:p/>
          </table:table-cell>
          <table:table-cell table:formula="of:=IF([.W272] &lt; [.R272];&quot;BETTER&quot;;IF([.W272] &gt;[.R272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0021464">
            <text:p>2.15E-013</text:p>
          </table:table-cell>
          <table:table-cell office:value-type="float" office:value="0.00000000034306">
            <text:p>3.43E-010</text:p>
          </table:table-cell>
          <table:table-cell table:formula="of:=IF([.Z272] &lt; [.U272];&quot;BETTER&quot;;IF([.Z272]-2 &gt; [.U272]; &quot;WORSE&quot;;&quot;&quot;))" office:value-type="string" office:string-value="BETTER">
            <text:p>BETTER</text:p>
          </table:table-cell>
          <table:table-cell table:formula="of:=IF([.AB272] &lt; [.W272];&quot;BETTER&quot;;IF([.AB272] &gt;[.W272]*1.1;&quot;WORSE&quot;;&quot;&quot;))">
            <text:p/>
          </table:table-cell>
        </table:table-row>
        <table:table-row table:style-name="ro3">
          <table:table-cell/>
          <table:table-cell office:value-type="float" office:value="271">
            <text:p>271</text:p>
          </table:table-cell>
          <table:table-cell office:value-type="string">
            <text:p>-4.52756962516067674e+00</text:p>
          </table:table-cell>
          <table:table-cell office:value-type="float" office:value="109">
            <text:p>109</text:p>
          </table:table-cell>
          <table:table-cell office:value-type="float" office:value="0.000000000042924">
            <text:p>4.29E-011</text:p>
          </table:table-cell>
          <table:table-cell office:value-type="float" office:value="0.000000000013924">
            <text:p>1.39E-011</text:p>
          </table:table-cell>
          <table:table-cell/>
          <table:table-cell office:value-type="float" office:value="111">
            <text:p>111</text:p>
          </table:table-cell>
          <table:table-cell office:value-type="float" office:value="0.000000000020966">
            <text:p>2.10E-011</text:p>
          </table:table-cell>
          <table:table-cell office:value-type="float" office:value="0.0000000000080344">
            <text:p>8.03E-012</text:p>
          </table:table-cell>
          <table:table-cell/>
          <table:table-cell office:value-type="float" office:value="202">
            <text:p>202</text:p>
          </table:table-cell>
          <table:table-cell office:value-type="float" office:value="2.2204E-015">
            <text:p>2.22E-015</text:p>
          </table:table-cell>
          <table:table-cell office:value-type="float" office:value="0.0000000000086853">
            <text:p>8.69E-012</text:p>
          </table:table-cell>
          <table:table-cell/>
          <table:table-cell office:value-type="float" office:value="202">
            <text:p>202</text:p>
          </table:table-cell>
          <table:table-cell office:value-type="float" office:value="2.2204E-015">
            <text:p>2.22E-015</text:p>
          </table:table-cell>
          <table:table-cell office:value-type="float" office:value="0.0000000000086853">
            <text:p>8.69E-012</text:p>
          </table:table-cell>
          <table:table-cell table:formula="of:=IF([.P273] &lt; [.L273];&quot;BETTER&quot;;IF([.P273]-2 &gt; [.L273]; &quot;WORSE&quot;;&quot;&quot;))">
            <text:p/>
          </table:table-cell>
          <table:table-cell table:formula="of:=IF([.R273] &lt; [.N273];&quot;BETTER&quot;;IF([.R273] &gt;[.N273]*1.1;&quot;WORSE&quot;;&quot;&quot;))">
            <text:p/>
          </table:table-cell>
          <table:table-cell office:value-type="float" office:value="202">
            <text:p>202</text:p>
          </table:table-cell>
          <table:table-cell office:value-type="float" office:value="2.2204E-015">
            <text:p>2.22E-015</text:p>
          </table:table-cell>
          <table:table-cell office:value-type="float" office:value="0.0000000000086853">
            <text:p>8.69E-012</text:p>
          </table:table-cell>
          <table:table-cell table:formula="of:=IF([.U273] &lt; [.P273];&quot;BETTER&quot;;IF([.U273]-2 &gt; [.P273]; &quot;WORSE&quot;;&quot;&quot;))">
            <text:p/>
          </table:table-cell>
          <table:table-cell table:formula="of:=IF([.W273] &lt; [.R273];&quot;BETTER&quot;;IF([.W273] &gt;[.R273]*1.1;&quot;WORSE&quot;;&quot;&quot;))">
            <text:p/>
          </table:table-cell>
          <table:table-cell office:value-type="float" office:value="202">
            <text:p>202</text:p>
          </table:table-cell>
          <table:table-cell office:value-type="float" office:value="0.0000000000023074">
            <text:p>2.31E-012</text:p>
          </table:table-cell>
          <table:table-cell office:value-type="float" office:value="0.0000000000086853">
            <text:p>8.69E-012</text:p>
          </table:table-cell>
          <table:table-cell table:formula="of:=IF([.Z273] &lt; [.U273];&quot;BETTER&quot;;IF([.Z273]-2 &gt; [.U273]; &quot;WORSE&quot;;&quot;&quot;))">
            <text:p/>
          </table:table-cell>
          <table:table-cell table:formula="of:=IF([.AB273] &lt; [.W273];&quot;BETTER&quot;;IF([.AB273] &gt;[.W273]*1.1;&quot;WORSE&quot;;&quot;&quot;))">
            <text:p/>
          </table:table-cell>
        </table:table-row>
        <table:table-row table:style-name="ro3">
          <table:table-cell/>
          <table:table-cell office:value-type="float" office:value="272">
            <text:p>272</text:p>
          </table:table-cell>
          <table:table-cell office:value-type="string">
            <text:p>-1.20703463166258231e+01</text:p>
          </table:table-cell>
          <table:table-cell office:value-type="float" office:value="58">
            <text:p>58</text:p>
          </table:table-cell>
          <table:table-cell office:value-type="float" office:value="0.0000000000069806">
            <text:p>6.98E-012</text:p>
          </table:table-cell>
          <table:table-cell office:value-type="float" office:value="0.000000000018708">
            <text:p>1.87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69806">
            <text:p>6.98E-012</text:p>
          </table:table-cell>
          <table:table-cell office:value-type="float" office:value="0.000000000018708">
            <text:p>1.8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806E-015">
            <text:p>5.58E-015</text:p>
          </table:table-cell>
          <table:table-cell office:value-type="float" office:value="0.000000000018709">
            <text:p>1.8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806E-015">
            <text:p>5.58E-015</text:p>
          </table:table-cell>
          <table:table-cell office:value-type="float" office:value="0.000000000018709">
            <text:p>1.87E-011</text:p>
          </table:table-cell>
          <table:table-cell table:formula="of:=IF([.P274] &lt; [.L274];&quot;BETTER&quot;;IF([.P274]-2 &gt; [.L274]; &quot;WORSE&quot;;&quot;&quot;))">
            <text:p/>
          </table:table-cell>
          <table:table-cell table:formula="of:=IF([.R274] &lt; [.N274];&quot;BETTER&quot;;IF([.R274] &gt;[.N27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806E-015">
            <text:p>5.58E-015</text:p>
          </table:table-cell>
          <table:table-cell office:value-type="float" office:value="0.000000000018709">
            <text:p>1.87E-011</text:p>
          </table:table-cell>
          <table:table-cell table:formula="of:=IF([.U274] &lt; [.P274];&quot;BETTER&quot;;IF([.U274]-2 &gt; [.P274]; &quot;WORSE&quot;;&quot;&quot;))">
            <text:p/>
          </table:table-cell>
          <table:table-cell table:formula="of:=IF([.W274] &lt; [.R274];&quot;BETTER&quot;;IF([.W274] &gt;[.R27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684">
            <text:p>6.84E-012</text:p>
          </table:table-cell>
          <table:table-cell office:value-type="float" office:value="0.000000000018709">
            <text:p>1.87E-011</text:p>
          </table:table-cell>
          <table:table-cell table:formula="of:=IF([.Z274] &lt; [.U274];&quot;BETTER&quot;;IF([.Z274]-2 &gt; [.U274]; &quot;WORSE&quot;;&quot;&quot;))">
            <text:p/>
          </table:table-cell>
          <table:table-cell table:formula="of:=IF([.AB274] &lt; [.W274];&quot;BETTER&quot;;IF([.AB274] &gt;[.W274]*1.1;&quot;WORSE&quot;;&quot;&quot;))">
            <text:p/>
          </table:table-cell>
        </table:table-row>
        <table:table-row table:style-name="ro3">
          <table:table-cell/>
          <table:table-cell office:value-type="float" office:value="273">
            <text:p>273</text:p>
          </table:table-cell>
          <table:table-cell office:value-type="string">
            <text:p>8.86226925452758163e-01</text:p>
          </table:table-cell>
          <table:table-cell office:value-type="float" office:value="58">
            <text:p>58</text:p>
          </table:table-cell>
          <table:table-cell office:value-type="float" office:value="3.5077E-015">
            <text:p>3.51E-015</text:p>
          </table:table-cell>
          <table:table-cell office:value-type="float" office:value="0.000000000053309">
            <text:p>5.33E-011</text:p>
          </table:table-cell>
          <table:table-cell/>
          <table:table-cell office:value-type="float" office:value="59">
            <text:p>59</text:p>
          </table:table-cell>
          <table:table-cell office:value-type="float" office:value="3.5077E-015">
            <text:p>3.51E-015</text:p>
          </table:table-cell>
          <table:table-cell office:value-type="float" office:value="0.000000000053309">
            <text:p>5.3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3989">
            <text:p>1.40E-014</text:p>
          </table:table-cell>
          <table:table-cell office:value-type="float" office:value="0.000000000053307">
            <text:p>5.3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3989">
            <text:p>1.40E-014</text:p>
          </table:table-cell>
          <table:table-cell office:value-type="float" office:value="0.000000000053307">
            <text:p>5.33E-011</text:p>
          </table:table-cell>
          <table:table-cell table:formula="of:=IF([.P275] &lt; [.L275];&quot;BETTER&quot;;IF([.P275]-2 &gt; [.L275]; &quot;WORSE&quot;;&quot;&quot;))">
            <text:p/>
          </table:table-cell>
          <table:table-cell table:formula="of:=IF([.R275] &lt; [.N275];&quot;BETTER&quot;;IF([.R275] &gt;[.N27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3989">
            <text:p>1.40E-014</text:p>
          </table:table-cell>
          <table:table-cell office:value-type="float" office:value="0.000000000053307">
            <text:p>5.33E-011</text:p>
          </table:table-cell>
          <table:table-cell table:formula="of:=IF([.U275] &lt; [.P275];&quot;BETTER&quot;;IF([.U275]-2 &gt; [.P275]; &quot;WORSE&quot;;&quot;&quot;))">
            <text:p/>
          </table:table-cell>
          <table:table-cell table:formula="of:=IF([.W275] &lt; [.R275];&quot;BETTER&quot;;IF([.W275] &gt;[.R27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3989">
            <text:p>1.40E-014</text:p>
          </table:table-cell>
          <table:table-cell office:value-type="float" office:value="0.000000000053307">
            <text:p>5.33E-011</text:p>
          </table:table-cell>
          <table:table-cell table:formula="of:=IF([.Z275] &lt; [.U275];&quot;BETTER&quot;;IF([.Z275]-2 &gt; [.U275]; &quot;WORSE&quot;;&quot;&quot;))">
            <text:p/>
          </table:table-cell>
          <table:table-cell table:formula="of:=IF([.AB275] &lt; [.W275];&quot;BETTER&quot;;IF([.AB275] &gt;[.W275]*1.1;&quot;WORSE&quot;;&quot;&quot;))">
            <text:p/>
          </table:table-cell>
        </table:table-row>
        <table:table-row table:style-name="ro3">
          <table:table-cell/>
          <table:table-cell office:value-type="float" office:value="274">
            <text:p>274</text:p>
          </table:table-cell>
          <table:table-cell office:value-type="string">
            <text:p>2.42582597704894356e+07</text:p>
          </table:table-cell>
          <table:table-cell office:value-type="float" office:value="111">
            <text:p>111</text:p>
          </table:table-cell>
          <table:table-cell office:value-type="float" office:value="0.0000000000025207">
            <text:p>2.52E-012</text:p>
          </table:table-cell>
          <table:table-cell office:value-type="float" office:value="0.00000000000253">
            <text:p>2.53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03916">
            <text:p>3.92E-014</text:p>
          </table:table-cell>
          <table:table-cell office:value-type="float" office:value="0.000000000000048527">
            <text:p>4.85E-014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27705">
            <text:p>2.77E-005</text:p>
          </table:table-cell>
          <table:table-cell office:value-type="float" office:value="2.6107E-015">
            <text:p>2.61E-015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27705">
            <text:p>2.77E-005</text:p>
          </table:table-cell>
          <table:table-cell office:value-type="float" office:value="2.6107E-015">
            <text:p>2.61E-015</text:p>
          </table:table-cell>
          <table:table-cell table:formula="of:=IF([.P276] &lt; [.L276];&quot;BETTER&quot;;IF([.P276]-2 &gt; [.L276]; &quot;WORSE&quot;;&quot;&quot;))">
            <text:p/>
          </table:table-cell>
          <table:table-cell table:formula="of:=IF([.R276] &lt; [.N276];&quot;BETTER&quot;;IF([.R276] &gt;[.N276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27709">
            <text:p>2.77E-005</text:p>
          </table:table-cell>
          <table:table-cell office:value-type="float" office:value="2.7642E-015">
            <text:p>2.76E-015</text:p>
          </table:table-cell>
          <table:table-cell table:formula="of:=IF([.U276] &lt; [.P276];&quot;BETTER&quot;;IF([.U276]-2 &gt; [.P276]; &quot;WORSE&quot;;&quot;&quot;))">
            <text:p/>
          </table:table-cell>
          <table:table-cell table:formula="of:=IF([.W276] &lt; [.R276];&quot;BETTER&quot;;IF([.W276] &gt;[.R276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11893">
            <text:p>1.19E-004</text:p>
          </table:table-cell>
          <table:table-cell office:value-type="float" office:value="2.7642E-015">
            <text:p>2.76E-015</text:p>
          </table:table-cell>
          <table:table-cell table:formula="of:=IF([.Z276] &lt; [.U276];&quot;BETTER&quot;;IF([.Z276]-2 &gt; [.U276]; &quot;WORSE&quot;;&quot;&quot;))">
            <text:p/>
          </table:table-cell>
          <table:table-cell table:formula="of:=IF([.AB276] &lt; [.W276];&quot;BETTER&quot;;IF([.AB276] &gt;[.W276]*1.1;&quot;WORSE&quot;;&quot;&quot;))">
            <text:p/>
          </table:table-cell>
        </table:table-row>
        <table:table-row table:style-name="ro3">
          <table:table-cell/>
          <table:table-cell office:value-type="float" office:value="275">
            <text:p>275</text:p>
          </table:table-cell>
          <table:table-cell office:value-type="string">
            <text:p>3.64899739785758820e-02</text:p>
          </table:table-cell>
          <table:table-cell office:value-type="float" office:value="49">
            <text:p>49</text:p>
          </table:table-cell>
          <table:table-cell office:value-type="float" office:value="0.0000000000021861">
            <text:p>2.19E-012</text:p>
          </table:table-cell>
          <table:table-cell office:value-type="float" office:value="0.00000000058712">
            <text:p>5.87E-010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021861">
            <text:p>2.19E-012</text:p>
          </table:table-cell>
          <table:table-cell office:value-type="float" office:value="0.00000000058712">
            <text:p>5.8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9919">
            <text:p>4.99E-012</text:p>
          </table:table-cell>
          <table:table-cell office:value-type="float" office:value="0.00000000058712">
            <text:p>5.8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9919">
            <text:p>4.99E-012</text:p>
          </table:table-cell>
          <table:table-cell office:value-type="float" office:value="0.00000000058712">
            <text:p>5.87E-010</text:p>
          </table:table-cell>
          <table:table-cell table:formula="of:=IF([.P277] &lt; [.L277];&quot;BETTER&quot;;IF([.P277]-2 &gt; [.L277]; &quot;WORSE&quot;;&quot;&quot;))">
            <text:p/>
          </table:table-cell>
          <table:table-cell table:formula="of:=IF([.R277] &lt; [.N277];&quot;BETTER&quot;;IF([.R277] &gt;[.N27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9919">
            <text:p>4.99E-012</text:p>
          </table:table-cell>
          <table:table-cell office:value-type="float" office:value="0.00000000058712">
            <text:p>5.87E-010</text:p>
          </table:table-cell>
          <table:table-cell table:formula="of:=IF([.U277] &lt; [.P277];&quot;BETTER&quot;;IF([.U277]-2 &gt; [.P277]; &quot;WORSE&quot;;&quot;&quot;))">
            <text:p/>
          </table:table-cell>
          <table:table-cell table:formula="of:=IF([.W277] &lt; [.R277];&quot;BETTER&quot;;IF([.W277] &gt;[.R27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9976">
            <text:p>5.00E-012</text:p>
          </table:table-cell>
          <table:table-cell office:value-type="float" office:value="0.00000000058712">
            <text:p>5.87E-010</text:p>
          </table:table-cell>
          <table:table-cell table:formula="of:=IF([.Z277] &lt; [.U277];&quot;BETTER&quot;;IF([.Z277]-2 &gt; [.U277]; &quot;WORSE&quot;;&quot;&quot;))">
            <text:p/>
          </table:table-cell>
          <table:table-cell table:formula="of:=IF([.AB277] &lt; [.W277];&quot;BETTER&quot;;IF([.AB277] &gt;[.W277]*1.1;&quot;WORSE&quot;;&quot;&quot;))">
            <text:p/>
          </table:table-cell>
        </table:table-row>
        <table:table-row table:style-name="ro3">
          <table:table-cell/>
          <table:table-cell office:value-type="float" office:value="276">
            <text:p>276</text:p>
          </table:table-cell>
          <table:table-cell office:value-type="string">
            <text:p>1.11111111111111105e-01</text:p>
          </table:table-cell>
          <table:table-cell office:value-type="float" office:value="49">
            <text:p>49</text:p>
          </table:table-cell>
          <table:table-cell office:value-type="float" office:value="1.3739E-015">
            <text:p>1.37E-015</text:p>
          </table:table-cell>
          <table:table-cell office:value-type="float" office:value="0.000000000099991">
            <text:p>1.00E-010</text:p>
          </table:table-cell>
          <table:table-cell/>
          <table:table-cell office:value-type="float" office:value="49">
            <text:p>49</text:p>
          </table:table-cell>
          <table:table-cell office:value-type="float" office:value="1.3739E-015">
            <text:p>1.37E-015</text:p>
          </table:table-cell>
          <table:table-cell office:value-type="float" office:value="0.00000000009999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8861">
            <text:p>3.89E-011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8861">
            <text:p>3.89E-011</text:p>
          </table:table-cell>
          <table:table-cell office:value-type="float" office:value="0.0000000001">
            <text:p>1.00E-010</text:p>
          </table:table-cell>
          <table:table-cell table:formula="of:=IF([.P278] &lt; [.L278];&quot;BETTER&quot;;IF([.P278]-2 &gt; [.L278]; &quot;WORSE&quot;;&quot;&quot;))">
            <text:p/>
          </table:table-cell>
          <table:table-cell table:formula="of:=IF([.R278] &lt; [.N278];&quot;BETTER&quot;;IF([.R278] &gt;[.N27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38861">
            <text:p>3.89E-011</text:p>
          </table:table-cell>
          <table:table-cell office:value-type="float" office:value="0.0000000001">
            <text:p>1.00E-010</text:p>
          </table:table-cell>
          <table:table-cell table:formula="of:=IF([.U278] &lt; [.P278];&quot;BETTER&quot;;IF([.U278]-2 &gt; [.P278]; &quot;WORSE&quot;;&quot;&quot;))">
            <text:p/>
          </table:table-cell>
          <table:table-cell table:formula="of:=IF([.W278] &lt; [.R278];&quot;BETTER&quot;;IF([.W278] &gt;[.R27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38861">
            <text:p>3.89E-011</text:p>
          </table:table-cell>
          <table:table-cell office:value-type="float" office:value="0.0000000001">
            <text:p>1.00E-010</text:p>
          </table:table-cell>
          <table:table-cell table:formula="of:=IF([.Z278] &lt; [.U278];&quot;BETTER&quot;;IF([.Z278]-2 &gt; [.U278]; &quot;WORSE&quot;;&quot;&quot;))">
            <text:p/>
          </table:table-cell>
          <table:table-cell table:formula="of:=IF([.AB278] &lt; [.W278];&quot;BETTER&quot;;IF([.AB278] &gt;[.W278]*1.1;&quot;WORSE&quot;;&quot;&quot;))">
            <text:p/>
          </table:table-cell>
        </table:table-row>
        <table:table-row table:style-name="ro3">
          <table:table-cell/>
          <table:table-cell office:value-type="float" office:value="277">
            <text:p>277</text:p>
          </table:table-cell>
          <table:table-cell office:value-type="string">
            <text:p>4.79428226688801584e-01</text:p>
          </table:table-cell>
          <table:table-cell office:value-type="float" office:value="57">
            <text:p>57</text:p>
          </table:table-cell>
          <table:table-cell office:value-type="float" office:value="0.00000000000072945">
            <text:p>7.29E-013</text:p>
          </table:table-cell>
          <table:table-cell office:value-type="float" office:value="0.000000000023359">
            <text:p>2.34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72945">
            <text:p>7.29E-013</text:p>
          </table:table-cell>
          <table:table-cell office:value-type="float" office:value="0.000000000023359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 table:formula="of:=IF([.P279] &lt; [.L279];&quot;BETTER&quot;;IF([.P279]-2 &gt; [.L279]; &quot;WORSE&quot;;&quot;&quot;))">
            <text:p/>
          </table:table-cell>
          <table:table-cell table:formula="of:=IF([.R279] &lt; [.N279];&quot;BETTER&quot;;IF([.R279] &gt;[.N27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 table:formula="of:=IF([.U279] &lt; [.P279];&quot;BETTER&quot;;IF([.U279]-2 &gt; [.P279]; &quot;WORSE&quot;;&quot;&quot;))">
            <text:p/>
          </table:table-cell>
          <table:table-cell table:formula="of:=IF([.W279] &lt; [.R279];&quot;BETTER&quot;;IF([.W279] &gt;[.R27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33089">
            <text:p>3.31E-013</text:p>
          </table:table-cell>
          <table:table-cell office:value-type="float" office:value="0.000000000023358">
            <text:p>2.34E-011</text:p>
          </table:table-cell>
          <table:table-cell table:formula="of:=IF([.Z279] &lt; [.U279];&quot;BETTER&quot;;IF([.Z279]-2 &gt; [.U279]; &quot;WORSE&quot;;&quot;&quot;))">
            <text:p/>
          </table:table-cell>
          <table:table-cell table:formula="of:=IF([.AB279] &lt; [.W279];&quot;BETTER&quot;;IF([.AB279] &gt;[.W279]*1.1;&quot;WORSE&quot;;&quot;&quot;))">
            <text:p/>
          </table:table-cell>
        </table:table-row>
        <table:table-row table:style-name="ro3">
          <table:table-cell/>
          <table:table-cell office:value-type="float" office:value="278">
            <text:p>278</text:p>
          </table:table-cell>
          <table:table-cell office:value-type="string">
            <text:p>4.33788002644939996e-01</text:p>
          </table:table-cell>
          <table:table-cell office:value-type="float" office:value="216">
            <text:p>216</text:p>
          </table:table-cell>
          <table:table-cell office:value-type="float" office:value="0.000000000042318">
            <text:p>4.23E-011</text:p>
          </table:table-cell>
          <table:table-cell office:value-type="float" office:value="0.000000000060364">
            <text:p>6.04E-011</text:p>
          </table:table-cell>
          <table:table-cell/>
          <table:table-cell office:value-type="float" office:value="219">
            <text:p>219</text:p>
          </table:table-cell>
          <table:table-cell office:value-type="float" office:value="0.0000000000075191">
            <text:p>7.52E-012</text:p>
          </table:table-cell>
          <table:table-cell office:value-type="float" office:value="0.000000000095163">
            <text:p>9.52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4.3598E-016">
            <text:p>4.36E-016</text:p>
          </table:table-cell>
          <table:table-cell office:value-type="float" office:value="0.0000000001036">
            <text:p>1.04E-010</text:p>
          </table:table-cell>
          <table:table-cell/>
          <table:table-cell office:value-type="float" office:value="588">
            <text:p>588</text:p>
          </table:table-cell>
          <table:table-cell office:value-type="float" office:value="4.3598E-016">
            <text:p>4.36E-016</text:p>
          </table:table-cell>
          <table:table-cell office:value-type="float" office:value="0.0000000001036">
            <text:p>1.04E-010</text:p>
          </table:table-cell>
          <table:table-cell table:formula="of:=IF([.P280] &lt; [.L280];&quot;BETTER&quot;;IF([.P280]-2 &gt; [.L280]; &quot;WORSE&quot;;&quot;&quot;))">
            <text:p/>
          </table:table-cell>
          <table:table-cell table:formula="of:=IF([.R280] &lt; [.N280];&quot;BETTER&quot;;IF([.R280] &gt;[.N280]*1.1;&quot;WORSE&quot;;&quot;&quot;))">
            <text:p/>
          </table:table-cell>
          <table:table-cell office:value-type="float" office:value="588">
            <text:p>588</text:p>
          </table:table-cell>
          <table:table-cell office:value-type="float" office:value="3.4879E-016">
            <text:p>3.49E-016</text:p>
          </table:table-cell>
          <table:table-cell office:value-type="float" office:value="0.0000000001036">
            <text:p>1.04E-010</text:p>
          </table:table-cell>
          <table:table-cell table:formula="of:=IF([.U280] &lt; [.P280];&quot;BETTER&quot;;IF([.U280]-2 &gt; [.P280]; &quot;WORSE&quot;;&quot;&quot;))">
            <text:p/>
          </table:table-cell>
          <table:table-cell table:formula="of:=IF([.W280] &lt; [.R280];&quot;BETTER&quot;;IF([.W280] &gt;[.R280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00021074">
            <text:p>2.11E-014</text:p>
          </table:table-cell>
          <table:table-cell office:value-type="float" office:value="0.0000000001036">
            <text:p>1.04E-010</text:p>
          </table:table-cell>
          <table:table-cell table:formula="of:=IF([.Z280] &lt; [.U280];&quot;BETTER&quot;;IF([.Z280]-2 &gt; [.U280]; &quot;WORSE&quot;;&quot;&quot;))" office:value-type="string" office:string-value="BETTER">
            <text:p>BETTER</text:p>
          </table:table-cell>
          <table:table-cell table:formula="of:=IF([.AB280] &lt; [.W280];&quot;BETTER&quot;;IF([.AB280] &gt;[.W280]*1.1;&quot;WORSE&quot;;&quot;&quot;))">
            <text:p/>
          </table:table-cell>
        </table:table-row>
        <table:table-row table:style-name="ro3">
          <table:table-cell/>
          <table:table-cell office:value-type="float" office:value="279">
            <text:p>279</text:p>
          </table:table-cell>
          <table:table-cell office:value-type="string">
            <text:p>1.11111111111111119e-01</text:p>
          </table:table-cell>
          <table:table-cell office:value-type="float" office:value="58">
            <text:p>58</text:p>
          </table:table-cell>
          <table:table-cell office:value-type="float" office:value="0.00000000000020484">
            <text:p>2.05E-013</text:p>
          </table:table-cell>
          <table:table-cell office:value-type="float" office:value="0.000000000099999">
            <text:p>1.00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20484">
            <text:p>2.05E-013</text:p>
          </table:table-cell>
          <table:table-cell office:value-type="float" office:value="0.000000000099999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37">
            <text:p>1.64E-011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37">
            <text:p>1.64E-011</text:p>
          </table:table-cell>
          <table:table-cell office:value-type="float" office:value="0.0000000001">
            <text:p>1.00E-010</text:p>
          </table:table-cell>
          <table:table-cell table:formula="of:=IF([.P281] &lt; [.L281];&quot;BETTER&quot;;IF([.P281]-2 &gt; [.L281]; &quot;WORSE&quot;;&quot;&quot;))">
            <text:p/>
          </table:table-cell>
          <table:table-cell table:formula="of:=IF([.R281] &lt; [.N281];&quot;BETTER&quot;;IF([.R281] &gt;[.N28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637">
            <text:p>1.64E-011</text:p>
          </table:table-cell>
          <table:table-cell office:value-type="float" office:value="0.0000000001">
            <text:p>1.00E-010</text:p>
          </table:table-cell>
          <table:table-cell table:formula="of:=IF([.U281] &lt; [.P281];&quot;BETTER&quot;;IF([.U281]-2 &gt; [.P281]; &quot;WORSE&quot;;&quot;&quot;))">
            <text:p/>
          </table:table-cell>
          <table:table-cell table:formula="of:=IF([.W281] &lt; [.R281];&quot;BETTER&quot;;IF([.W281] &gt;[.R28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6375">
            <text:p>1.64E-011</text:p>
          </table:table-cell>
          <table:table-cell office:value-type="float" office:value="0.0000000001">
            <text:p>1.00E-010</text:p>
          </table:table-cell>
          <table:table-cell table:formula="of:=IF([.Z281] &lt; [.U281];&quot;BETTER&quot;;IF([.Z281]-2 &gt; [.U281]; &quot;WORSE&quot;;&quot;&quot;))">
            <text:p/>
          </table:table-cell>
          <table:table-cell table:formula="of:=IF([.AB281] &lt; [.W281];&quot;BETTER&quot;;IF([.AB281] &gt;[.W281]*1.1;&quot;WORSE&quot;;&quot;&quot;))">
            <text:p/>
          </table:table-cell>
        </table:table-row>
        <table:table-row table:style-name="ro3">
          <table:table-cell/>
          <table:table-cell office:value-type="float" office:value="280">
            <text:p>280</text:p>
          </table:table-cell>
          <table:table-cell office:value-type="string">
            <text:p>1.64785445003969910e-01</text:p>
          </table:table-cell>
          <table:table-cell office:value-type="float" office:value="58">
            <text:p>58</text:p>
          </table:table-cell>
          <table:table-cell office:value-type="float" office:value="0.00000000000013862">
            <text:p>1.39E-013</text:p>
          </table:table-cell>
          <table:table-cell office:value-type="float" office:value="0.000000000024091">
            <text:p>2.41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3862">
            <text:p>1.39E-013</text:p>
          </table:table-cell>
          <table:table-cell office:value-type="float" office:value="0.000000000024091">
            <text:p>2.4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368">
            <text:p>1.64E-011</text:p>
          </table:table-cell>
          <table:table-cell office:value-type="float" office:value="0.000000000024091">
            <text:p>2.4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368">
            <text:p>1.64E-011</text:p>
          </table:table-cell>
          <table:table-cell office:value-type="float" office:value="0.000000000024091">
            <text:p>2.41E-011</text:p>
          </table:table-cell>
          <table:table-cell table:formula="of:=IF([.P282] &lt; [.L282];&quot;BETTER&quot;;IF([.P282]-2 &gt; [.L282]; &quot;WORSE&quot;;&quot;&quot;))">
            <text:p/>
          </table:table-cell>
          <table:table-cell table:formula="of:=IF([.R282] &lt; [.N282];&quot;BETTER&quot;;IF([.R282] &gt;[.N28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6368">
            <text:p>1.64E-011</text:p>
          </table:table-cell>
          <table:table-cell office:value-type="float" office:value="0.000000000024091">
            <text:p>2.41E-011</text:p>
          </table:table-cell>
          <table:table-cell table:formula="of:=IF([.U282] &lt; [.P282];&quot;BETTER&quot;;IF([.U282]-2 &gt; [.P282]; &quot;WORSE&quot;;&quot;&quot;))">
            <text:p/>
          </table:table-cell>
          <table:table-cell table:formula="of:=IF([.W282] &lt; [.R282];&quot;BETTER&quot;;IF([.W282] &gt;[.R28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6368">
            <text:p>1.64E-011</text:p>
          </table:table-cell>
          <table:table-cell office:value-type="float" office:value="0.000000000024091">
            <text:p>2.41E-011</text:p>
          </table:table-cell>
          <table:table-cell table:formula="of:=IF([.Z282] &lt; [.U282];&quot;BETTER&quot;;IF([.Z282]-2 &gt; [.U282]; &quot;WORSE&quot;;&quot;&quot;))">
            <text:p/>
          </table:table-cell>
          <table:table-cell table:formula="of:=IF([.AB282] &lt; [.W282];&quot;BETTER&quot;;IF([.AB282] &gt;[.W282]*1.1;&quot;WORSE&quot;;&quot;&quot;))">
            <text:p/>
          </table:table-cell>
        </table:table-row>
        <table:table-row table:style-name="ro3">
          <table:table-cell/>
          <table:table-cell office:value-type="float" office:value="281">
            <text:p>281</text:p>
          </table:table-cell>
          <table:table-cell office:value-type="string">
            <text:p>-1.10018355656023407e-02</text:p>
          </table:table-cell>
          <table:table-cell office:value-type="float" office:value="113">
            <text:p>113</text:p>
          </table:table-cell>
          <table:table-cell office:value-type="float" office:value="0.0000000000032431">
            <text:p>3.24E-012</text:p>
          </table:table-cell>
          <table:table-cell office:value-type="float" office:value="0.0000000031234">
            <text:p>3.12E-009</text:p>
          </table:table-cell>
          <table:table-cell/>
          <table:table-cell office:value-type="float" office:value="115">
            <text:p>115</text:p>
          </table:table-cell>
          <table:table-cell office:value-type="float" office:value="0.00000000000013371">
            <text:p>1.34E-013</text:p>
          </table:table-cell>
          <table:table-cell office:value-type="float" office:value="0.0000000031265">
            <text:p>3.13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6.245E-017">
            <text:p>6.25E-017</text:p>
          </table:table-cell>
          <table:table-cell office:value-type="float" office:value="0.0000000031265">
            <text:p>3.13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6.245E-017">
            <text:p>6.25E-017</text:p>
          </table:table-cell>
          <table:table-cell office:value-type="float" office:value="0.0000000031265">
            <text:p>3.13E-009</text:p>
          </table:table-cell>
          <table:table-cell table:formula="of:=IF([.P283] &lt; [.L283];&quot;BETTER&quot;;IF([.P283]-2 &gt; [.L283]; &quot;WORSE&quot;;&quot;&quot;))">
            <text:p/>
          </table:table-cell>
          <table:table-cell table:formula="of:=IF([.R283] &lt; [.N283];&quot;BETTER&quot;;IF([.R283] &gt;[.N28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6.245E-017">
            <text:p>6.25E-017</text:p>
          </table:table-cell>
          <table:table-cell office:value-type="float" office:value="0.0000000031265">
            <text:p>3.13E-009</text:p>
          </table:table-cell>
          <table:table-cell table:formula="of:=IF([.U283] &lt; [.P283];&quot;BETTER&quot;;IF([.U283]-2 &gt; [.P283]; &quot;WORSE&quot;;&quot;&quot;))">
            <text:p/>
          </table:table-cell>
          <table:table-cell table:formula="of:=IF([.W283] &lt; [.R283];&quot;BETTER&quot;;IF([.W283] &gt;[.R28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18436">
            <text:p>1.84E-014</text:p>
          </table:table-cell>
          <table:table-cell office:value-type="float" office:value="0.0000000031265">
            <text:p>3.13E-009</text:p>
          </table:table-cell>
          <table:table-cell table:formula="of:=IF([.Z283] &lt; [.U283];&quot;BETTER&quot;;IF([.Z283]-2 &gt; [.U283]; &quot;WORSE&quot;;&quot;&quot;))">
            <text:p/>
          </table:table-cell>
          <table:table-cell table:formula="of:=IF([.AB283] &lt; [.W283];&quot;BETTER&quot;;IF([.AB283] &gt;[.W283]*1.1;&quot;WORSE&quot;;&quot;&quot;))">
            <text:p/>
          </table:table-cell>
        </table:table-row>
        <table:table-row table:style-name="ro3">
          <table:table-cell/>
          <table:table-cell office:value-type="float" office:value="282">
            <text:p>282</text:p>
          </table:table-cell>
          <table:table-cell office:value-type="string">
            <text:p>6.06909095959047118e+00</text:p>
          </table:table-cell>
          <table:table-cell office:value-type="float" office:value="58">
            <text:p>58</text:p>
          </table:table-cell>
          <table:table-cell office:value-type="float" office:value="0.0000000063616">
            <text:p>6.36E-009</text:p>
          </table:table-cell>
          <table:table-cell office:value-type="float" office:value="0.0000000000015703">
            <text:p>1.57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16367">
            <text:p>1.64E-013</text:p>
          </table:table-cell>
          <table:table-cell office:value-type="float" office:value="0.0000000000017339">
            <text:p>1.7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56483">
            <text:p>5.65E-012</text:p>
          </table:table-cell>
          <table:table-cell office:value-type="float" office:value="0.00000000000157">
            <text:p>1.5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56483">
            <text:p>5.65E-012</text:p>
          </table:table-cell>
          <table:table-cell office:value-type="float" office:value="0.00000000000157">
            <text:p>1.57E-012</text:p>
          </table:table-cell>
          <table:table-cell table:formula="of:=IF([.P284] &lt; [.L284];&quot;BETTER&quot;;IF([.P284]-2 &gt; [.L284]; &quot;WORSE&quot;;&quot;&quot;))">
            <text:p/>
          </table:table-cell>
          <table:table-cell table:formula="of:=IF([.R284] &lt; [.N284];&quot;BETTER&quot;;IF([.R284] &gt;[.N28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5649">
            <text:p>5.65E-012</text:p>
          </table:table-cell>
          <table:table-cell office:value-type="float" office:value="0.00000000000157">
            <text:p>1.57E-012</text:p>
          </table:table-cell>
          <table:table-cell table:formula="of:=IF([.U284] &lt; [.P284];&quot;BETTER&quot;;IF([.U284]-2 &gt; [.P284]; &quot;WORSE&quot;;&quot;&quot;))">
            <text:p/>
          </table:table-cell>
          <table:table-cell table:formula="of:=IF([.W284] &lt; [.R284];&quot;BETTER&quot;;IF([.W284] &gt;[.R28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63925">
            <text:p>6.39E-012</text:p>
          </table:table-cell>
          <table:table-cell office:value-type="float" office:value="0.00000000000157">
            <text:p>1.57E-012</text:p>
          </table:table-cell>
          <table:table-cell table:formula="of:=IF([.Z284] &lt; [.U284];&quot;BETTER&quot;;IF([.Z284]-2 &gt; [.U284]; &quot;WORSE&quot;;&quot;&quot;))">
            <text:p/>
          </table:table-cell>
          <table:table-cell table:formula="of:=IF([.AB284] &lt; [.W284];&quot;BETTER&quot;;IF([.AB284] &gt;[.W284]*1.1;&quot;WORSE&quot;;&quot;&quot;))">
            <text:p/>
          </table:table-cell>
        </table:table-row>
        <table:table-row table:style-name="ro3">
          <table:table-cell/>
          <table:table-cell office:value-type="float" office:value="283">
            <text:p>283</text:p>
          </table:table-cell>
          <table:table-cell office:value-type="string">
            <text:p>-4.44444444444444420e-01</text:p>
          </table:table-cell>
          <table:table-cell office:value-type="float" office:value="53">
            <text:p>53</text:p>
          </table:table-cell>
          <table:table-cell office:value-type="float" office:value="0.00000000000024206">
            <text:p>2.42E-013</text:p>
          </table:table-cell>
          <table:table-cell office:value-type="float" office:value="0.000000000099768">
            <text:p>9.98E-011</text:p>
          </table:table-cell>
          <table:table-cell/>
          <table:table-cell office:value-type="float" office:value="56">
            <text:p>56</text:p>
          </table:table-cell>
          <table:table-cell office:value-type="float" office:value="0.000000000000010242">
            <text:p>1.02E-014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 table:formula="of:=IF([.P285] &lt; [.L285];&quot;BETTER&quot;;IF([.P285]-2 &gt; [.L285]; &quot;WORSE&quot;;&quot;&quot;))">
            <text:p/>
          </table:table-cell>
          <table:table-cell table:formula="of:=IF([.R285] &lt; [.N285];&quot;BETTER&quot;;IF([.R285] &gt;[.N28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 table:formula="of:=IF([.U285] &lt; [.P285];&quot;BETTER&quot;;IF([.U285]-2 &gt; [.P285]; &quot;WORSE&quot;;&quot;&quot;))">
            <text:p/>
          </table:table-cell>
          <table:table-cell table:formula="of:=IF([.W285] &lt; [.R285];&quot;BETTER&quot;;IF([.W285] &gt;[.R28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 table:formula="of:=IF([.Z285] &lt; [.U285];&quot;BETTER&quot;;IF([.Z285]-2 &gt; [.U285]; &quot;WORSE&quot;;&quot;&quot;))">
            <text:p/>
          </table:table-cell>
          <table:table-cell table:formula="of:=IF([.AB285] &lt; [.W285];&quot;BETTER&quot;;IF([.AB285] &gt;[.W285]*1.1;&quot;WORSE&quot;;&quot;&quot;))">
            <text:p/>
          </table:table-cell>
        </table:table-row>
        <table:table-row table:style-name="ro3">
          <table:table-cell/>
          <table:table-cell office:value-type="float" office:value="284">
            <text:p>284</text:p>
          </table:table-cell>
          <table:table-cell office:value-type="string">
            <text:p>5.27431533810202566e+01</text:p>
          </table:table-cell>
          <table:table-cell office:value-type="float" office:value="183206">
            <text:p>183206</text:p>
          </table:table-cell>
          <table:table-cell office:value-type="float" office:value="0.0000066729">
            <text:p>6.67E-006</text:p>
          </table:table-cell>
          <table:table-cell office:value-type="float" office:value="0.0000027431">
            <text:p>2.74E-006</text:p>
          </table:table-cell>
          <table:table-cell/>
          <table:table-cell office:value-type="float" office:value="192303">
            <text:p>192303</text:p>
          </table:table-cell>
          <table:table-cell office:value-type="float" office:value="0.0000063463">
            <text:p>6.35E-006</text:p>
          </table:table-cell>
          <table:table-cell office:value-type="float" office:value="0.0000021187">
            <text:p>2.12E-006</text:p>
          </table:table-cell>
          <table:table-cell/>
          <table:table-cell office:value-type="float" office:value="37495">
            <text:p>37495</text:p>
          </table:table-cell>
          <table:table-cell office:value-type="float" office:value="0.00054479">
            <text:p>5.45E-004</text:p>
          </table:table-cell>
          <table:table-cell office:value-type="float" office:value="0.0000456">
            <text:p>4.56E-005</text:p>
          </table:table-cell>
          <table:table-cell/>
          <table:table-cell office:value-type="float" office:value="37497">
            <text:p>37497</text:p>
          </table:table-cell>
          <table:table-cell office:value-type="float" office:value="0.00054479">
            <text:p>5.45E-004</text:p>
          </table:table-cell>
          <table:table-cell office:value-type="float" office:value="0.0000456">
            <text:p>4.56E-005</text:p>
          </table:table-cell>
          <table:table-cell table:formula="of:=IF([.P286] &lt; [.L286];&quot;BETTER&quot;;IF([.P286]-2 &gt; [.L286]; &quot;WORSE&quot;;&quot;&quot;))">
            <text:p/>
          </table:table-cell>
          <table:table-cell table:formula="of:=IF([.R286] &lt; [.N286];&quot;BETTER&quot;;IF([.R286] &gt;[.N286]*1.1;&quot;WORSE&quot;;&quot;&quot;))">
            <text:p/>
          </table:table-cell>
          <table:table-cell office:value-type="float" office:value="37497">
            <text:p>37497</text:p>
          </table:table-cell>
          <table:table-cell office:value-type="float" office:value="0.00054479">
            <text:p>5.45E-004</text:p>
          </table:table-cell>
          <table:table-cell office:value-type="float" office:value="0.0000456">
            <text:p>4.56E-005</text:p>
          </table:table-cell>
          <table:table-cell table:formula="of:=IF([.U286] &lt; [.P286];&quot;BETTER&quot;;IF([.U286]-2 &gt; [.P286]; &quot;WORSE&quot;;&quot;&quot;))">
            <text:p/>
          </table:table-cell>
          <table:table-cell table:formula="of:=IF([.W286] &lt; [.R286];&quot;BETTER&quot;;IF([.W286] &gt;[.R286]*1.1;&quot;WORSE&quot;;&quot;&quot;))">
            <text:p/>
          </table:table-cell>
          <table:table-cell office:value-type="float" office:value="37495">
            <text:p>37495</text:p>
          </table:table-cell>
          <table:table-cell office:value-type="float" office:value="0.00054479">
            <text:p>5.45E-004</text:p>
          </table:table-cell>
          <table:table-cell office:value-type="float" office:value="0.0000456">
            <text:p>4.56E-005</text:p>
          </table:table-cell>
          <table:table-cell table:formula="of:=IF([.Z286] &lt; [.U286];&quot;BETTER&quot;;IF([.Z286]-2 &gt; [.U286]; &quot;WORSE&quot;;&quot;&quot;))" office:value-type="string" office:string-value="BETTER">
            <text:p>BETTER</text:p>
          </table:table-cell>
          <table:table-cell table:formula="of:=IF([.AB286] &lt; [.W286];&quot;BETTER&quot;;IF([.AB286] &gt;[.W286]*1.1;&quot;WORSE&quot;;&quot;&quot;))">
            <text:p/>
          </table:table-cell>
        </table:table-row>
        <table:table-row table:style-name="ro3">
          <table:table-cell/>
          <table:table-cell office:value-type="float" office:value="285">
            <text:p>285</text:p>
          </table:table-cell>
          <table:table-cell office:value-type="string">
            <text:p>1.47244395827523866e+00</text:p>
          </table:table-cell>
          <table:table-cell office:value-type="float" office:value="175546">
            <text:p>175546</text:p>
          </table:table-cell>
          <table:table-cell office:value-type="float" office:value="0.00050177">
            <text:p>5.02E-004</text:p>
          </table:table-cell>
          <table:table-cell office:value-type="float" office:value="0.0014437">
            <text:p>1.44E-003</text:p>
          </table:table-cell>
          <table:table-cell/>
          <table:table-cell office:value-type="float" office:value="185747">
            <text:p>185747</text:p>
          </table:table-cell>
          <table:table-cell office:value-type="float" office:value="0.0005014">
            <text:p>5.01E-004</text:p>
          </table:table-cell>
          <table:table-cell office:value-type="float" office:value="0.001443">
            <text:p>1.44E-003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41463">
            <text:p>4.15E-003</text:p>
          </table:table-cell>
          <table:table-cell office:value-type="float" office:value="0.021854">
            <text:p>2.19E-002</text:p>
          </table:table-cell>
          <table:table-cell/>
          <table:table-cell office:value-type="float" office:value="37499">
            <text:p>37499</text:p>
          </table:table-cell>
          <table:table-cell office:value-type="float" office:value="0.00003481">
            <text:p>3.48E-005</text:p>
          </table:table-cell>
          <table:table-cell office:value-type="float" office:value="0.0077378">
            <text:p>7.74E-003</text:p>
          </table:table-cell>
          <table:table-cell table:formula="of:=IF([.P287] &lt; [.L287];&quot;BETTER&quot;;IF([.P287]-2 &gt; [.L287]; &quot;WORSE&quot;;&quot;&quot;))" office:value-type="string" office:string-value="WORSE">
            <text:p>WORSE</text:p>
          </table:table-cell>
          <table:table-cell table:formula="of:=IF([.R287] &lt; [.N287];&quot;BETTER&quot;;IF([.R287] &gt;[.N287]*1.1;&quot;WORSE&quot;;&quot;&quot;))" office:value-type="string" office:string-value="BETTER">
            <text:p>BETTER</text:p>
          </table:table-cell>
          <table:table-cell office:value-type="float" office:value="37499">
            <text:p>37499</text:p>
          </table:table-cell>
          <table:table-cell office:value-type="float" office:value="0.00003481">
            <text:p>3.48E-005</text:p>
          </table:table-cell>
          <table:table-cell office:value-type="float" office:value="0.0077378">
            <text:p>7.74E-003</text:p>
          </table:table-cell>
          <table:table-cell table:formula="of:=IF([.U287] &lt; [.P287];&quot;BETTER&quot;;IF([.U287]-2 &gt; [.P287]; &quot;WORSE&quot;;&quot;&quot;))">
            <text:p/>
          </table:table-cell>
          <table:table-cell table:formula="of:=IF([.W287] &lt; [.R287];&quot;BETTER&quot;;IF([.W287] &gt;[.R287]*1.1;&quot;WORSE&quot;;&quot;&quot;))">
            <text:p/>
          </table:table-cell>
          <table:table-cell office:value-type="float" office:value="37495">
            <text:p>37495</text:p>
          </table:table-cell>
          <table:table-cell office:value-type="float" office:value="0.00003481">
            <text:p>3.48E-005</text:p>
          </table:table-cell>
          <table:table-cell office:value-type="float" office:value="0.0077378">
            <text:p>7.74E-003</text:p>
          </table:table-cell>
          <table:table-cell table:formula="of:=IF([.Z287] &lt; [.U287];&quot;BETTER&quot;;IF([.Z287]-2 &gt; [.U287]; &quot;WORSE&quot;;&quot;&quot;))" office:value-type="string" office:string-value="BETTER">
            <text:p>BETTER</text:p>
          </table:table-cell>
          <table:table-cell table:formula="of:=IF([.AB287] &lt; [.W287];&quot;BETTER&quot;;IF([.AB287] &gt;[.W287]*1.1;&quot;WORSE&quot;;&quot;&quot;))">
            <text:p/>
          </table:table-cell>
        </table:table-row>
        <table:table-row table:style-name="ro3">
          <table:table-cell/>
          <table:table-cell office:value-type="float" office:value="286">
            <text:p>286</text:p>
          </table:table-cell>
          <table:table-cell office:value-type="string">
            <text:p>8.33333333333333259e-01</text:p>
          </table:table-cell>
          <table:table-cell office:value-type="float" office:value="56">
            <text:p>56</text:p>
          </table:table-cell>
          <table:table-cell office:value-type="float" office:value="0.00000000000092673">
            <text:p>9.27E-013</text:p>
          </table:table-cell>
          <table:table-cell office:value-type="float" office:value="0.000000000039074">
            <text:p>3.91E-011</text:p>
          </table:table-cell>
          <table:table-cell/>
          <table:table-cell office:value-type="float" office:value="59">
            <text:p>59</text:p>
          </table:table-cell>
          <table:table-cell office:value-type="float" office:value="7.9936E-016">
            <text:p>7.99E-016</text:p>
          </table:table-cell>
          <table:table-cell office:value-type="float" office:value="0.00000000004">
            <text:p>4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76383">
            <text:p>7.64E-014</text:p>
          </table:table-cell>
          <table:table-cell office:value-type="float" office:value="0.00000000004">
            <text:p>4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76383">
            <text:p>7.64E-014</text:p>
          </table:table-cell>
          <table:table-cell office:value-type="float" office:value="0.00000000004">
            <text:p>4.00E-011</text:p>
          </table:table-cell>
          <table:table-cell table:formula="of:=IF([.P288] &lt; [.L288];&quot;BETTER&quot;;IF([.P288]-2 &gt; [.L288]; &quot;WORSE&quot;;&quot;&quot;))">
            <text:p/>
          </table:table-cell>
          <table:table-cell table:formula="of:=IF([.R288] &lt; [.N288];&quot;BETTER&quot;;IF([.R288] &gt;[.N28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76383">
            <text:p>7.64E-014</text:p>
          </table:table-cell>
          <table:table-cell office:value-type="float" office:value="0.00000000004">
            <text:p>4.00E-011</text:p>
          </table:table-cell>
          <table:table-cell table:formula="of:=IF([.U288] &lt; [.P288];&quot;BETTER&quot;;IF([.U288]-2 &gt; [.P288]; &quot;WORSE&quot;;&quot;&quot;))">
            <text:p/>
          </table:table-cell>
          <table:table-cell table:formula="of:=IF([.W288] &lt; [.R288];&quot;BETTER&quot;;IF([.W288] &gt;[.R28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87801">
            <text:p>8.78E-014</text:p>
          </table:table-cell>
          <table:table-cell office:value-type="float" office:value="0.00000000004">
            <text:p>4.00E-011</text:p>
          </table:table-cell>
          <table:table-cell table:formula="of:=IF([.Z288] &lt; [.U288];&quot;BETTER&quot;;IF([.Z288]-2 &gt; [.U288]; &quot;WORSE&quot;;&quot;&quot;))">
            <text:p/>
          </table:table-cell>
          <table:table-cell table:formula="of:=IF([.AB288] &lt; [.W288];&quot;BETTER&quot;;IF([.AB288] &gt;[.W288]*1.1;&quot;WORSE&quot;;&quot;&quot;))">
            <text:p/>
          </table:table-cell>
        </table:table-row>
        <table:table-row table:style-name="ro3">
          <table:table-cell/>
          <table:table-cell office:value-type="float" office:value="287">
            <text:p>287</text:p>
          </table:table-cell>
          <table:table-cell office:value-type="string">
            <text:p>4.74421154996059635e-01</text:p>
          </table:table-cell>
          <table:table-cell office:value-type="float" office:value="55">
            <text:p>55</text:p>
          </table:table-cell>
          <table:table-cell office:value-type="float" office:value="7.4885E-015">
            <text:p>7.49E-015</text:p>
          </table:table-cell>
          <table:table-cell office:value-type="float" office:value="0.0000000000083058">
            <text:p>8.31E-012</text:p>
          </table:table-cell>
          <table:table-cell/>
          <table:table-cell office:value-type="float" office:value="56">
            <text:p>56</text:p>
          </table:table-cell>
          <table:table-cell office:value-type="float" office:value="7.4885E-015">
            <text:p>7.49E-015</text:p>
          </table:table-cell>
          <table:table-cell office:value-type="float" office:value="0.0000000000083058">
            <text:p>8.3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2417">
            <text:p>6.24E-013</text:p>
          </table:table-cell>
          <table:table-cell office:value-type="float" office:value="0.0000000000083056">
            <text:p>8.3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2417">
            <text:p>6.24E-013</text:p>
          </table:table-cell>
          <table:table-cell office:value-type="float" office:value="0.0000000000083056">
            <text:p>8.31E-012</text:p>
          </table:table-cell>
          <table:table-cell table:formula="of:=IF([.P289] &lt; [.L289];&quot;BETTER&quot;;IF([.P289]-2 &gt; [.L289]; &quot;WORSE&quot;;&quot;&quot;))">
            <text:p/>
          </table:table-cell>
          <table:table-cell table:formula="of:=IF([.R289] &lt; [.N289];&quot;BETTER&quot;;IF([.R289] &gt;[.N28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2417">
            <text:p>6.24E-013</text:p>
          </table:table-cell>
          <table:table-cell office:value-type="float" office:value="0.0000000000083056">
            <text:p>8.31E-012</text:p>
          </table:table-cell>
          <table:table-cell table:formula="of:=IF([.U289] &lt; [.P289];&quot;BETTER&quot;;IF([.U289]-2 &gt; [.P289]; &quot;WORSE&quot;;&quot;&quot;))">
            <text:p/>
          </table:table-cell>
          <table:table-cell table:formula="of:=IF([.W289] &lt; [.R289];&quot;BETTER&quot;;IF([.W289] &gt;[.R28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2417">
            <text:p>6.24E-013</text:p>
          </table:table-cell>
          <table:table-cell office:value-type="float" office:value="0.0000000000083056">
            <text:p>8.31E-012</text:p>
          </table:table-cell>
          <table:table-cell table:formula="of:=IF([.Z289] &lt; [.U289];&quot;BETTER&quot;;IF([.Z289]-2 &gt; [.U289]; &quot;WORSE&quot;;&quot;&quot;))">
            <text:p/>
          </table:table-cell>
          <table:table-cell table:formula="of:=IF([.AB289] &lt; [.W289];&quot;BETTER&quot;;IF([.AB289] &gt;[.W289]*1.1;&quot;WORSE&quot;;&quot;&quot;))">
            <text:p/>
          </table:table-cell>
        </table:table-row>
        <table:table-row table:style-name="ro3">
          <table:table-cell/>
          <table:table-cell office:value-type="float" office:value="288">
            <text:p>288</text:p>
          </table:table-cell>
          <table:table-cell office:value-type="string">
            <text:p>2.85714285714285698e-01</text:p>
          </table:table-cell>
          <table:table-cell office:value-type="float" office:value="58">
            <text:p>58</text:p>
          </table:table-cell>
          <table:table-cell office:value-type="float" office:value="0.000000000000060424">
            <text:p>6.04E-014</text:p>
          </table:table-cell>
          <table:table-cell office:value-type="float" office:value="0.000000000049999">
            <text:p>5.00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60424">
            <text:p>6.04E-014</text:p>
          </table:table-cell>
          <table:table-cell office:value-type="float" office:value="0.000000000049999">
            <text:p>5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7576">
            <text:p>3.76E-011</text:p>
          </table:table-cell>
          <table:table-cell office:value-type="float" office:value="0.00000000005">
            <text:p>5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7576">
            <text:p>3.76E-011</text:p>
          </table:table-cell>
          <table:table-cell office:value-type="float" office:value="0.00000000005">
            <text:p>5.00E-011</text:p>
          </table:table-cell>
          <table:table-cell table:formula="of:=IF([.P290] &lt; [.L290];&quot;BETTER&quot;;IF([.P290]-2 &gt; [.L290]; &quot;WORSE&quot;;&quot;&quot;))">
            <text:p/>
          </table:table-cell>
          <table:table-cell table:formula="of:=IF([.R290] &lt; [.N290];&quot;BETTER&quot;;IF([.R290] &gt;[.N29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37576">
            <text:p>3.76E-011</text:p>
          </table:table-cell>
          <table:table-cell office:value-type="float" office:value="0.00000000005">
            <text:p>5.00E-011</text:p>
          </table:table-cell>
          <table:table-cell table:formula="of:=IF([.U290] &lt; [.P290];&quot;BETTER&quot;;IF([.U290]-2 &gt; [.P290]; &quot;WORSE&quot;;&quot;&quot;))">
            <text:p/>
          </table:table-cell>
          <table:table-cell table:formula="of:=IF([.W290] &lt; [.R290];&quot;BETTER&quot;;IF([.W290] &gt;[.R29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37587">
            <text:p>3.76E-011</text:p>
          </table:table-cell>
          <table:table-cell office:value-type="float" office:value="0.00000000005">
            <text:p>5.00E-011</text:p>
          </table:table-cell>
          <table:table-cell table:formula="of:=IF([.Z290] &lt; [.U290];&quot;BETTER&quot;;IF([.Z290]-2 &gt; [.U290]; &quot;WORSE&quot;;&quot;&quot;))">
            <text:p/>
          </table:table-cell>
          <table:table-cell table:formula="of:=IF([.AB290] &lt; [.W290];&quot;BETTER&quot;;IF([.AB290] &gt;[.W290]*1.1;&quot;WORSE&quot;;&quot;&quot;))">
            <text:p/>
          </table:table-cell>
        </table:table-row>
        <table:table-row table:style-name="ro3">
          <table:table-cell/>
          <table:table-cell office:value-type="float" office:value="289">
            <text:p>289</text:p>
          </table:table-cell>
          <table:table-cell office:value-type="string">
            <text:p>2.03819742706723650e+00</text:p>
          </table:table-cell>
          <table:table-cell office:value-type="float" office:value="56">
            <text:p>56</text:p>
          </table:table-cell>
          <table:table-cell office:value-type="float" office:value="0.00000000000059107">
            <text:p>5.91E-013</text:p>
          </table:table-cell>
          <table:table-cell office:value-type="float" office:value="0.000000000016668">
            <text:p>1.67E-011</text:p>
          </table:table-cell>
          <table:table-cell/>
          <table:table-cell office:value-type="float" office:value="58">
            <text:p>58</text:p>
          </table:table-cell>
          <table:table-cell office:value-type="float" office:value="1.7113E-015">
            <text:p>1.71E-015</text:p>
          </table:table-cell>
          <table:table-cell office:value-type="float" office:value="0.000000000016075">
            <text:p>1.6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 table:formula="of:=IF([.P291] &lt; [.L291];&quot;BETTER&quot;;IF([.P291]-2 &gt; [.L291]; &quot;WORSE&quot;;&quot;&quot;))">
            <text:p/>
          </table:table-cell>
          <table:table-cell table:formula="of:=IF([.R291] &lt; [.N291];&quot;BETTER&quot;;IF([.R291] &gt;[.N29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 table:formula="of:=IF([.U291] &lt; [.P291];&quot;BETTER&quot;;IF([.U291]-2 &gt; [.P291]; &quot;WORSE&quot;;&quot;&quot;))">
            <text:p/>
          </table:table-cell>
          <table:table-cell table:formula="of:=IF([.W291] &lt; [.R291];&quot;BETTER&quot;;IF([.W291] &gt;[.R29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 table:formula="of:=IF([.Z291] &lt; [.U291];&quot;BETTER&quot;;IF([.Z291]-2 &gt; [.U291]; &quot;WORSE&quot;;&quot;&quot;))">
            <text:p/>
          </table:table-cell>
          <table:table-cell table:formula="of:=IF([.AB291] &lt; [.W291];&quot;BETTER&quot;;IF([.AB291] &gt;[.W291]*1.1;&quot;WORSE&quot;;&quot;&quot;))">
            <text:p/>
          </table:table-cell>
        </table:table-row>
        <table:table-row table:style-name="ro3">
          <table:table-cell/>
          <table:table-cell office:value-type="float" office:value="290">
            <text:p>290</text:p>
          </table:table-cell>
          <table:table-cell office:value-type="string">
            <text:p>3.80375651465091202e+00</text:p>
          </table:table-cell>
          <table:table-cell office:value-type="float" office:value="113">
            <text:p>113</text:p>
          </table:table-cell>
          <table:table-cell office:value-type="float" office:value="0.0000000014221">
            <text:p>1.42E-009</text:p>
          </table:table-cell>
          <table:table-cell office:value-type="float" office:value="0.00000000002122">
            <text:p>2.12E-011</text:p>
          </table:table-cell>
          <table:table-cell/>
          <table:table-cell office:value-type="float" office:value="226">
            <text:p>226</text:p>
          </table:table-cell>
          <table:table-cell office:value-type="float" office:value="0.0000000000017321">
            <text:p>1.73E-012</text:p>
          </table:table-cell>
          <table:table-cell office:value-type="float" office:value="0.000000000014764">
            <text:p>1.48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049738">
            <text:p>4.97E-014</text:p>
          </table:table-cell>
          <table:table-cell office:value-type="float" office:value="0.000000000012905">
            <text:p>1.29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049738">
            <text:p>4.97E-014</text:p>
          </table:table-cell>
          <table:table-cell office:value-type="float" office:value="0.000000000012905">
            <text:p>1.29E-011</text:p>
          </table:table-cell>
          <table:table-cell table:formula="of:=IF([.P292] &lt; [.L292];&quot;BETTER&quot;;IF([.P292]-2 &gt; [.L292]; &quot;WORSE&quot;;&quot;&quot;))">
            <text:p/>
          </table:table-cell>
          <table:table-cell table:formula="of:=IF([.R292] &lt; [.N292];&quot;BETTER&quot;;IF([.R292] &gt;[.N29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49738">
            <text:p>4.97E-014</text:p>
          </table:table-cell>
          <table:table-cell office:value-type="float" office:value="0.000000000012905">
            <text:p>1.29E-011</text:p>
          </table:table-cell>
          <table:table-cell table:formula="of:=IF([.U292] &lt; [.P292];&quot;BETTER&quot;;IF([.U292]-2 &gt; [.P292]; &quot;WORSE&quot;;&quot;&quot;))">
            <text:p/>
          </table:table-cell>
          <table:table-cell table:formula="of:=IF([.W292] &lt; [.R292];&quot;BETTER&quot;;IF([.W292] &gt;[.R29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1671">
            <text:p>1.67E-011</text:p>
          </table:table-cell>
          <table:table-cell office:value-type="float" office:value="0.000000000012905">
            <text:p>1.29E-011</text:p>
          </table:table-cell>
          <table:table-cell table:formula="of:=IF([.Z292] &lt; [.U292];&quot;BETTER&quot;;IF([.Z292]-2 &gt; [.U292]; &quot;WORSE&quot;;&quot;&quot;))">
            <text:p/>
          </table:table-cell>
          <table:table-cell table:formula="of:=IF([.AB292] &lt; [.W292];&quot;BETTER&quot;;IF([.AB292] &gt;[.W292]*1.1;&quot;WORSE&quot;;&quot;&quot;))">
            <text:p/>
          </table:table-cell>
        </table:table-row>
        <table:table-row table:style-name="ro3">
          <table:table-cell/>
          <table:table-cell office:value-type="float" office:value="291">
            <text:p>291</text:p>
          </table:table-cell>
          <table:table-cell office:value-type="string">
            <text:p>6.16919644547880064e-01</text:p>
          </table:table-cell>
          <table:table-cell office:value-type="float" office:value="45554">
            <text:p>45554</text:p>
          </table:table-cell>
          <table:table-cell office:value-type="float" office:value="0.0000000077168">
            <text:p>7.72E-009</text:p>
          </table:table-cell>
          <table:table-cell office:value-type="float" office:value="0.00000014447">
            <text:p>1.44E-007</text:p>
          </table:table-cell>
          <table:table-cell/>
          <table:table-cell office:value-type="float" office:value="185985">
            <text:p>185985</text:p>
          </table:table-cell>
          <table:table-cell office:value-type="float" office:value="0.000000039562">
            <text:p>3.96E-008</text:p>
          </table:table-cell>
          <table:table-cell office:value-type="float" office:value="0.000000065088">
            <text:p>6.51E-008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2927">
            <text:p>2.93E-006</text:p>
          </table:table-cell>
          <table:table-cell office:value-type="float" office:value="0.00001142">
            <text:p>1.14E-005</text:p>
          </table:table-cell>
          <table:table-cell/>
          <table:table-cell office:value-type="float" office:value="1174">
            <text:p>1174</text:p>
          </table:table-cell>
          <table:table-cell office:value-type="float" office:value="0.000076172">
            <text:p>7.62E-005</text:p>
          </table:table-cell>
          <table:table-cell office:value-type="float" office:value="0.0001013">
            <text:p>1.01E-004</text:p>
          </table:table-cell>
          <table:table-cell table:formula="of:=IF([.P293] &lt; [.L293];&quot;BETTER&quot;;IF([.P293]-2 &gt; [.L293]; &quot;WORSE&quot;;&quot;&quot;))" office:value-type="string" office:string-value="BETTER">
            <text:p>BETTER</text:p>
          </table:table-cell>
          <table:table-cell table:formula="of:=IF([.R293] &lt; [.N293];&quot;BETTER&quot;;IF([.R293] &gt;[.N293]*1.1;&quot;WORSE&quot;;&quot;&quot;))" office:value-type="string" office:string-value="WORSE">
            <text:p>WORSE</text:p>
          </table:table-cell>
          <table:table-cell office:value-type="float" office:value="1174">
            <text:p>1174</text:p>
          </table:table-cell>
          <table:table-cell office:value-type="float" office:value="0.000076172">
            <text:p>7.62E-005</text:p>
          </table:table-cell>
          <table:table-cell office:value-type="float" office:value="0.0001013">
            <text:p>1.01E-004</text:p>
          </table:table-cell>
          <table:table-cell table:formula="of:=IF([.U293] &lt; [.P293];&quot;BETTER&quot;;IF([.U293]-2 &gt; [.P293]; &quot;WORSE&quot;;&quot;&quot;))">
            <text:p/>
          </table:table-cell>
          <table:table-cell table:formula="of:=IF([.W293] &lt; [.R293];&quot;BETTER&quot;;IF([.W293] &gt;[.R293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0.000076172">
            <text:p>7.62E-005</text:p>
          </table:table-cell>
          <table:table-cell office:value-type="float" office:value="0.0001013">
            <text:p>1.01E-004</text:p>
          </table:table-cell>
          <table:table-cell table:formula="of:=IF([.Z293] &lt; [.U293];&quot;BETTER&quot;;IF([.Z293]-2 &gt; [.U293]; &quot;WORSE&quot;;&quot;&quot;))" office:value-type="string" office:string-value="BETTER">
            <text:p>BETTER</text:p>
          </table:table-cell>
          <table:table-cell table:formula="of:=IF([.AB293] &lt; [.W293];&quot;BETTER&quot;;IF([.AB293] &gt;[.W293]*1.1;&quot;WORSE&quot;;&quot;&quot;))">
            <text:p/>
          </table:table-cell>
        </table:table-row>
        <table:table-row table:style-name="ro3">
          <table:table-cell/>
          <table:table-cell office:value-type="float" office:value="292">
            <text:p>292</text:p>
          </table:table-cell>
          <table:table-cell office:value-type="string">
            <text:p>-9.15965594175450315e-01</text:p>
          </table:table-cell>
          <table:table-cell office:value-type="float" office:value="59">
            <text:p>59</text:p>
          </table:table-cell>
          <table:table-cell office:value-type="float" office:value="0.000000000000025513">
            <text:p>2.55E-014</text:p>
          </table:table-cell>
          <table:table-cell office:value-type="float" office:value="0.000000000026817">
            <text:p>2.68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25513">
            <text:p>2.55E-014</text:p>
          </table:table-cell>
          <table:table-cell office:value-type="float" office:value="0.000000000026817">
            <text:p>2.6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5038">
            <text:p>1.50E-012</text:p>
          </table:table-cell>
          <table:table-cell office:value-type="float" office:value="0.000000000026802">
            <text:p>2.6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5038">
            <text:p>1.50E-012</text:p>
          </table:table-cell>
          <table:table-cell office:value-type="float" office:value="0.000000000026802">
            <text:p>2.68E-011</text:p>
          </table:table-cell>
          <table:table-cell table:formula="of:=IF([.P294] &lt; [.L294];&quot;BETTER&quot;;IF([.P294]-2 &gt; [.L294]; &quot;WORSE&quot;;&quot;&quot;))">
            <text:p/>
          </table:table-cell>
          <table:table-cell table:formula="of:=IF([.R294] &lt; [.N294];&quot;BETTER&quot;;IF([.R294] &gt;[.N29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5038">
            <text:p>1.50E-012</text:p>
          </table:table-cell>
          <table:table-cell office:value-type="float" office:value="0.000000000026802">
            <text:p>2.68E-011</text:p>
          </table:table-cell>
          <table:table-cell table:formula="of:=IF([.U294] &lt; [.P294];&quot;BETTER&quot;;IF([.U294]-2 &gt; [.P294]; &quot;WORSE&quot;;&quot;&quot;))">
            <text:p/>
          </table:table-cell>
          <table:table-cell table:formula="of:=IF([.W294] &lt; [.R294];&quot;BETTER&quot;;IF([.W294] &gt;[.R29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51">
            <text:p>1.51E-012</text:p>
          </table:table-cell>
          <table:table-cell office:value-type="float" office:value="0.000000000026802">
            <text:p>2.68E-011</text:p>
          </table:table-cell>
          <table:table-cell table:formula="of:=IF([.Z294] &lt; [.U294];&quot;BETTER&quot;;IF([.Z294]-2 &gt; [.U294]; &quot;WORSE&quot;;&quot;&quot;))">
            <text:p/>
          </table:table-cell>
          <table:table-cell table:formula="of:=IF([.AB294] &lt; [.W294];&quot;BETTER&quot;;IF([.AB294] &gt;[.W294]*1.1;&quot;WORSE&quot;;&quot;&quot;))">
            <text:p/>
          </table:table-cell>
        </table:table-row>
        <table:table-row table:style-name="ro3">
          <table:table-cell/>
          <table:table-cell office:value-type="float" office:value="293">
            <text:p>293</text:p>
          </table:table-cell>
          <table:table-cell office:value-type="string">
            <text:p>5.15229793824444116e+00</text:p>
          </table:table-cell>
          <table:table-cell office:value-type="float" office:value="113">
            <text:p>113</text:p>
          </table:table-cell>
          <table:table-cell office:value-type="float" office:value="0.00000000000052095">
            <text:p>5.21E-013</text:p>
          </table:table-cell>
          <table:table-cell office:value-type="float" office:value="0.0000000000073784">
            <text:p>7.38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52095">
            <text:p>5.21E-013</text:p>
          </table:table-cell>
          <table:table-cell office:value-type="float" office:value="0.0000000000073784">
            <text:p>7.3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16261">
            <text:p>1.63E-011</text:p>
          </table:table-cell>
          <table:table-cell office:value-type="float" office:value="0.0000000000086255">
            <text:p>8.6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16261">
            <text:p>1.63E-011</text:p>
          </table:table-cell>
          <table:table-cell office:value-type="float" office:value="0.0000000000086255">
            <text:p>8.63E-012</text:p>
          </table:table-cell>
          <table:table-cell table:formula="of:=IF([.P295] &lt; [.L295];&quot;BETTER&quot;;IF([.P295]-2 &gt; [.L295]; &quot;WORSE&quot;;&quot;&quot;))">
            <text:p/>
          </table:table-cell>
          <table:table-cell table:formula="of:=IF([.R295] &lt; [.N295];&quot;BETTER&quot;;IF([.R295] &gt;[.N29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16261">
            <text:p>1.63E-011</text:p>
          </table:table-cell>
          <table:table-cell office:value-type="float" office:value="0.0000000000086255">
            <text:p>8.63E-012</text:p>
          </table:table-cell>
          <table:table-cell table:formula="of:=IF([.U295] &lt; [.P295];&quot;BETTER&quot;;IF([.U295]-2 &gt; [.P295]; &quot;WORSE&quot;;&quot;&quot;))">
            <text:p/>
          </table:table-cell>
          <table:table-cell table:formula="of:=IF([.W295] &lt; [.R295];&quot;BETTER&quot;;IF([.W295] &gt;[.R29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16409">
            <text:p>1.64E-011</text:p>
          </table:table-cell>
          <table:table-cell office:value-type="float" office:value="0.0000000000086255">
            <text:p>8.63E-012</text:p>
          </table:table-cell>
          <table:table-cell table:formula="of:=IF([.Z295] &lt; [.U295];&quot;BETTER&quot;;IF([.Z295]-2 &gt; [.U295]; &quot;WORSE&quot;;&quot;&quot;))">
            <text:p/>
          </table:table-cell>
          <table:table-cell table:formula="of:=IF([.AB295] &lt; [.W295];&quot;BETTER&quot;;IF([.AB295] &gt;[.W295]*1.1;&quot;WORSE&quot;;&quot;&quot;))">
            <text:p/>
          </table:table-cell>
        </table:table-row>
        <table:table-row table:style-name="ro3">
          <table:table-cell/>
          <table:table-cell office:value-type="float" office:value="294">
            <text:p>294</text:p>
          </table:table-cell>
          <table:table-cell office:value-type="string">
            <text:p>3.54964677830384190e+00</text:p>
          </table:table-cell>
          <table:table-cell office:value-type="float" office:value="112">
            <text:p>112</text:p>
          </table:table-cell>
          <table:table-cell office:value-type="float" office:value="0.00000000000067934">
            <text:p>6.79E-013</text:p>
          </table:table-cell>
          <table:table-cell office:value-type="float" office:value="0.00000000000040122">
            <text:p>4.01E-013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67934">
            <text:p>6.79E-013</text:p>
          </table:table-cell>
          <table:table-cell office:value-type="float" office:value="0.00000000000040122">
            <text:p>4.01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5">
            <text:p>2.22E-015</text:p>
          </table:table-cell>
          <table:table-cell office:value-type="float" office:value="0.0000000000010823">
            <text:p>1.0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5">
            <text:p>2.22E-015</text:p>
          </table:table-cell>
          <table:table-cell office:value-type="float" office:value="0.0000000000010823">
            <text:p>1.08E-012</text:p>
          </table:table-cell>
          <table:table-cell table:formula="of:=IF([.P296] &lt; [.L296];&quot;BETTER&quot;;IF([.P296]-2 &gt; [.L296]; &quot;WORSE&quot;;&quot;&quot;))">
            <text:p/>
          </table:table-cell>
          <table:table-cell table:formula="of:=IF([.R296] &lt; [.N296];&quot;BETTER&quot;;IF([.R296] &gt;[.N29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7764E-015">
            <text:p>1.78E-015</text:p>
          </table:table-cell>
          <table:table-cell office:value-type="float" office:value="0.0000000000010823">
            <text:p>1.08E-012</text:p>
          </table:table-cell>
          <table:table-cell table:formula="of:=IF([.U296] &lt; [.P296];&quot;BETTER&quot;;IF([.U296]-2 &gt; [.P296]; &quot;WORSE&quot;;&quot;&quot;))">
            <text:p/>
          </table:table-cell>
          <table:table-cell table:formula="of:=IF([.W296] &lt; [.R296];&quot;BETTER&quot;;IF([.W296] &gt;[.R29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35554">
            <text:p>3.56E-012</text:p>
          </table:table-cell>
          <table:table-cell office:value-type="float" office:value="0.0000000000010823">
            <text:p>1.08E-012</text:p>
          </table:table-cell>
          <table:table-cell table:formula="of:=IF([.Z296] &lt; [.U296];&quot;BETTER&quot;;IF([.Z296]-2 &gt; [.U296]; &quot;WORSE&quot;;&quot;&quot;))">
            <text:p/>
          </table:table-cell>
          <table:table-cell table:formula="of:=IF([.AB296] &lt; [.W296];&quot;BETTER&quot;;IF([.AB296] &gt;[.W296]*1.1;&quot;WORSE&quot;;&quot;&quot;))">
            <text:p/>
          </table:table-cell>
        </table:table-row>
        <table:table-row table:style-name="ro3">
          <table:table-cell/>
          <table:table-cell office:value-type="float" office:value="295">
            <text:p>295</text:p>
          </table:table-cell>
          <table:table-cell office:value-type="string">
            <text:p>3.04964677830384279e+00</text:p>
          </table:table-cell>
          <table:table-cell office:value-type="float" office:value="112">
            <text:p>112</text:p>
          </table:table-cell>
          <table:table-cell office:value-type="float" office:value="0.00000000000071237">
            <text:p>7.12E-013</text:p>
          </table:table-cell>
          <table:table-cell office:value-type="float" office:value="0.00000000000054564">
            <text:p>5.46E-013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71237">
            <text:p>7.12E-013</text:p>
          </table:table-cell>
          <table:table-cell office:value-type="float" office:value="0.00000000000054564">
            <text:p>5.46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126">
            <text:p>1.26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126">
            <text:p>1.26E-012</text:p>
          </table:table-cell>
          <table:table-cell table:formula="of:=IF([.P297] &lt; [.L297];&quot;BETTER&quot;;IF([.P297]-2 &gt; [.L297]; &quot;WORSE&quot;;&quot;&quot;))">
            <text:p/>
          </table:table-cell>
          <table:table-cell table:formula="of:=IF([.R297] &lt; [.N297];&quot;BETTER&quot;;IF([.R297] &gt;[.N29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0126">
            <text:p>1.26E-012</text:p>
          </table:table-cell>
          <table:table-cell table:formula="of:=IF([.U297] &lt; [.P297];&quot;BETTER&quot;;IF([.U297]-2 &gt; [.P297]; &quot;WORSE&quot;;&quot;&quot;))">
            <text:p/>
          </table:table-cell>
          <table:table-cell table:formula="of:=IF([.W297] &lt; [.R297];&quot;BETTER&quot;;IF([.W297] &gt;[.R29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32203">
            <text:p>3.22E-012</text:p>
          </table:table-cell>
          <table:table-cell office:value-type="float" office:value="0.00000000000126">
            <text:p>1.26E-012</text:p>
          </table:table-cell>
          <table:table-cell table:formula="of:=IF([.Z297] &lt; [.U297];&quot;BETTER&quot;;IF([.Z297]-2 &gt; [.U297]; &quot;WORSE&quot;;&quot;&quot;))">
            <text:p/>
          </table:table-cell>
          <table:table-cell table:formula="of:=IF([.AB297] &lt; [.W297];&quot;BETTER&quot;;IF([.AB297] &gt;[.W297]*1.1;&quot;WORSE&quot;;&quot;&quot;))">
            <text:p/>
          </table:table-cell>
        </table:table-row>
        <table:table-row table:style-name="ro3">
          <table:table-cell/>
          <table:table-cell office:value-type="float" office:value="296">
            <text:p>296</text:p>
          </table:table-cell>
          <table:table-cell office:value-type="string">
            <text:p>1.25440122225167414e+01</text:p>
          </table:table-cell>
          <table:table-cell office:value-type="float" office:value="57">
            <text:p>57</text:p>
          </table:table-cell>
          <table:table-cell office:value-type="float" office:value="0.0000000074103">
            <text:p>7.41E-009</text:p>
          </table:table-cell>
          <table:table-cell office:value-type="float" office:value="0.0000000000013389">
            <text:p>1.34E-012</text:p>
          </table:table-cell>
          <table:table-cell/>
          <table:table-cell office:value-type="float" office:value="111">
            <text:p>111</text:p>
          </table:table-cell>
          <table:table-cell office:value-type="float" office:value="0.00000000000051022">
            <text:p>5.10E-013</text:p>
          </table:table-cell>
          <table:table-cell office:value-type="float" office:value="0.0000000000008287">
            <text:p>8.29E-013</text:p>
          </table:table-cell>
          <table:table-cell/>
          <table:table-cell office:value-type="float" office:value="99">
            <text:p>99</text:p>
          </table:table-cell>
          <table:table-cell office:value-type="float" office:value="0.000000000000071054">
            <text:p>7.11E-014</text:p>
          </table:table-cell>
          <table:table-cell office:value-type="float" office:value="0.0000000000013347">
            <text:p>1.33E-012</text:p>
          </table:table-cell>
          <table:table-cell/>
          <table:table-cell office:value-type="float" office:value="99">
            <text:p>99</text:p>
          </table:table-cell>
          <table:table-cell office:value-type="float" office:value="0.000000000000071054">
            <text:p>7.11E-014</text:p>
          </table:table-cell>
          <table:table-cell office:value-type="float" office:value="0.0000000000013347">
            <text:p>1.33E-012</text:p>
          </table:table-cell>
          <table:table-cell table:formula="of:=IF([.P298] &lt; [.L298];&quot;BETTER&quot;;IF([.P298]-2 &gt; [.L298]; &quot;WORSE&quot;;&quot;&quot;))">
            <text:p/>
          </table:table-cell>
          <table:table-cell table:formula="of:=IF([.R298] &lt; [.N298];&quot;BETTER&quot;;IF([.R298] &gt;[.N298]*1.1;&quot;WORSE&quot;;&quot;&quot;))">
            <text:p/>
          </table:table-cell>
          <table:table-cell office:value-type="float" office:value="99">
            <text:p>99</text:p>
          </table:table-cell>
          <table:table-cell office:value-type="float" office:value="0.000000000000071054">
            <text:p>7.11E-014</text:p>
          </table:table-cell>
          <table:table-cell office:value-type="float" office:value="0.0000000000013347">
            <text:p>1.33E-012</text:p>
          </table:table-cell>
          <table:table-cell table:formula="of:=IF([.U298] &lt; [.P298];&quot;BETTER&quot;;IF([.U298]-2 &gt; [.P298]; &quot;WORSE&quot;;&quot;&quot;))">
            <text:p/>
          </table:table-cell>
          <table:table-cell table:formula="of:=IF([.W298] &lt; [.R298];&quot;BETTER&quot;;IF([.W298] &gt;[.R298]*1.1;&quot;WORSE&quot;;&quot;&quot;))">
            <text:p/>
          </table:table-cell>
          <table:table-cell office:value-type="float" office:value="99">
            <text:p>99</text:p>
          </table:table-cell>
          <table:table-cell office:value-type="float" office:value="0.0000000000096261">
            <text:p>9.63E-012</text:p>
          </table:table-cell>
          <table:table-cell office:value-type="float" office:value="0.0000000000013347">
            <text:p>1.33E-012</text:p>
          </table:table-cell>
          <table:table-cell table:formula="of:=IF([.Z298] &lt; [.U298];&quot;BETTER&quot;;IF([.Z298]-2 &gt; [.U298]; &quot;WORSE&quot;;&quot;&quot;))">
            <text:p/>
          </table:table-cell>
          <table:table-cell table:formula="of:=IF([.AB298] &lt; [.W298];&quot;BETTER&quot;;IF([.AB298] &gt;[.W298]*1.1;&quot;WORSE&quot;;&quot;&quot;))">
            <text:p/>
          </table:table-cell>
        </table:table-row>
        <table:table-row table:style-name="ro3">
          <table:table-cell/>
          <table:table-cell office:value-type="float" office:value="297">
            <text:p>297</text:p>
          </table:table-cell>
          <table:table-cell office:value-type="string">
            <text:p>1.99999998671198620e+00</text:p>
          </table:table-cell>
          <table:table-cell office:value-type="float" office:value="61">
            <text:p>61</text:p>
          </table:table-cell>
          <table:table-cell office:value-type="float" office:value="0.000000007799">
            <text:p>7.80E-009</text:p>
          </table:table-cell>
          <table:table-cell office:value-type="float" office:value="0.000000010396">
            <text:p>1.04E-008</text:p>
          </table:table-cell>
          <table:table-cell/>
          <table:table-cell office:value-type="float" office:value="475">
            <text:p>475</text:p>
          </table:table-cell>
          <table:table-cell office:value-type="float" office:value="0.00000000030594">
            <text:p>3.06E-010</text:p>
          </table:table-cell>
          <table:table-cell office:value-type="float" office:value="0.000000003571">
            <text:p>3.57E-009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16273">
            <text:p>1.63E-009</text:p>
          </table:table-cell>
          <table:table-cell office:value-type="float" office:value="0.000000006644">
            <text:p>6.64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27358">
            <text:p>2.74E-009</text:p>
          </table:table-cell>
          <table:table-cell office:value-type="float" office:value="0.00000000277">
            <text:p>2.77E-009</text:p>
          </table:table-cell>
          <table:table-cell table:formula="of:=IF([.P299] &lt; [.L299];&quot;BETTER&quot;;IF([.P299]-2 &gt; [.L299]; &quot;WORSE&quot;;&quot;&quot;))" office:value-type="string" office:string-value="BETTER">
            <text:p>BETTER</text:p>
          </table:table-cell>
          <table:table-cell table:formula="of:=IF([.R299] &lt; [.N299];&quot;BETTER&quot;;IF([.R299] &gt;[.N299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27358">
            <text:p>2.74E-009</text:p>
          </table:table-cell>
          <table:table-cell office:value-type="float" office:value="0.00000000277">
            <text:p>2.77E-009</text:p>
          </table:table-cell>
          <table:table-cell table:formula="of:=IF([.U299] &lt; [.P299];&quot;BETTER&quot;;IF([.U299]-2 &gt; [.P299]; &quot;WORSE&quot;;&quot;&quot;))">
            <text:p/>
          </table:table-cell>
          <table:table-cell table:formula="of:=IF([.W299] &lt; [.R299];&quot;BETTER&quot;;IF([.W299] &gt;[.R29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96687">
            <text:p>9.67E-007</text:p>
          </table:table-cell>
          <table:table-cell office:value-type="float" office:value="0.00000000277">
            <text:p>2.77E-009</text:p>
          </table:table-cell>
          <table:table-cell table:formula="of:=IF([.Z299] &lt; [.U299];&quot;BETTER&quot;;IF([.Z299]-2 &gt; [.U299]; &quot;WORSE&quot;;&quot;&quot;))">
            <text:p/>
          </table:table-cell>
          <table:table-cell table:formula="of:=IF([.AB299] &lt; [.W299];&quot;BETTER&quot;;IF([.AB299] &gt;[.W299]*1.1;&quot;WORSE&quot;;&quot;&quot;))">
            <text:p/>
          </table:table-cell>
        </table:table-row>
        <table:table-row table:style-name="ro3">
          <table:table-cell/>
          <table:table-cell office:value-type="float" office:value="298">
            <text:p>298</text:p>
          </table:table-cell>
          <table:table-cell office:value-type="string">
            <text:p>1.42857142857142870e-02</text:p>
          </table:table-cell>
          <table:table-cell office:value-type="float" office:value="59">
            <text:p>59</text:p>
          </table:table-cell>
          <table:table-cell office:value-type="float" office:value="0.00000000000016296">
            <text:p>1.63E-013</text:p>
          </table:table-cell>
          <table:table-cell office:value-type="float" office:value="0.000000001">
            <text:p>1.00E-009</text:p>
          </table:table-cell>
          <table:table-cell/>
          <table:table-cell office:value-type="float" office:value="60">
            <text:p>60</text:p>
          </table:table-cell>
          <table:table-cell office:value-type="float" office:value="0.00000000000014596">
            <text:p>1.46E-013</text:p>
          </table:table-cell>
          <table:table-cell office:value-type="float" office:value="0.000000001">
            <text:p>1.00E-009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4603">
            <text:p>1.46E-013</text:p>
          </table:table-cell>
          <table:table-cell office:value-type="float" office:value="0.000000001">
            <text:p>1.00E-009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4603">
            <text:p>1.46E-013</text:p>
          </table:table-cell>
          <table:table-cell office:value-type="float" office:value="0.000000001">
            <text:p>1.00E-009</text:p>
          </table:table-cell>
          <table:table-cell table:formula="of:=IF([.P300] &lt; [.L300];&quot;BETTER&quot;;IF([.P300]-2 &gt; [.L300]; &quot;WORSE&quot;;&quot;&quot;))">
            <text:p/>
          </table:table-cell>
          <table:table-cell table:formula="of:=IF([.R300] &lt; [.N300];&quot;BETTER&quot;;IF([.R300] &gt;[.N30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4603">
            <text:p>1.46E-013</text:p>
          </table:table-cell>
          <table:table-cell office:value-type="float" office:value="0.000000001">
            <text:p>1.00E-009</text:p>
          </table:table-cell>
          <table:table-cell table:formula="of:=IF([.U300] &lt; [.P300];&quot;BETTER&quot;;IF([.U300]-2 &gt; [.P300]; &quot;WORSE&quot;;&quot;&quot;))">
            <text:p/>
          </table:table-cell>
          <table:table-cell table:formula="of:=IF([.W300] &lt; [.R300];&quot;BETTER&quot;;IF([.W300] &gt;[.R30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4603">
            <text:p>1.46E-013</text:p>
          </table:table-cell>
          <table:table-cell office:value-type="float" office:value="0.000000001">
            <text:p>1.00E-009</text:p>
          </table:table-cell>
          <table:table-cell table:formula="of:=IF([.Z300] &lt; [.U300];&quot;BETTER&quot;;IF([.Z300]-2 &gt; [.U300]; &quot;WORSE&quot;;&quot;&quot;))">
            <text:p/>
          </table:table-cell>
          <table:table-cell table:formula="of:=IF([.AB300] &lt; [.W300];&quot;BETTER&quot;;IF([.AB300] &gt;[.W300]*1.1;&quot;WORSE&quot;;&quot;&quot;))">
            <text:p/>
          </table:table-cell>
        </table:table-row>
        <table:table-row table:style-name="ro3">
          <table:table-cell/>
          <table:table-cell office:value-type="float" office:value="299">
            <text:p>299</text:p>
          </table:table-cell>
          <table:table-cell office:value-type="string">
            <text:p>1.00000000000000000e+00</text:p>
          </table:table-cell>
          <table:table-cell office:value-type="float" office:value="58">
            <text:p>58</text:p>
          </table:table-cell>
          <table:table-cell office:value-type="float" office:value="0.000000000010663">
            <text:p>1.07E-011</text:p>
          </table:table-cell>
          <table:table-cell office:value-type="float" office:value="1.1102E-015">
            <text:p>1.11E-015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10663">
            <text:p>1.07E-011</text:p>
          </table:table-cell>
          <table:table-cell office:value-type="float" office:value="1.1102E-015">
            <text:p>1.11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">
            <text:p>0.00E+000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">
            <text:p>0.00E+000</text:p>
          </table:table-cell>
          <table:table-cell table:formula="of:=IF([.P301] &lt; [.L301];&quot;BETTER&quot;;IF([.P301]-2 &gt; [.L301]; &quot;WORSE&quot;;&quot;&quot;))">
            <text:p/>
          </table:table-cell>
          <table:table-cell table:formula="of:=IF([.R301] &lt; [.N301];&quot;BETTER&quot;;IF([.R301] &gt;[.N30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1.1102E-016">
            <text:p>1.11E-016</text:p>
          </table:table-cell>
          <table:table-cell table:formula="of:=IF([.U301] &lt; [.P301];&quot;BETTER&quot;;IF([.U301]-2 &gt; [.P301]; &quot;WORSE&quot;;&quot;&quot;))">
            <text:p/>
          </table:table-cell>
          <table:table-cell table:formula="of:=IF([.W301] &lt; [.R301];&quot;BETTER&quot;;IF([.W301] &gt;[.R301]*1.1;&quot;WORSE&quot;;&quot;&quot;))" office:value-type="string" office:string-value="WORSE">
            <text:p>WORSE</text:p>
          </table:table-cell>
          <table:table-cell office:value-type="float" office:value="147">
            <text:p>147</text:p>
          </table:table-cell>
          <table:table-cell office:value-type="float" office:value="3.1887E-015">
            <text:p>3.19E-015</text:p>
          </table:table-cell>
          <table:table-cell office:value-type="float" office:value="1.1102E-016">
            <text:p>1.11E-016</text:p>
          </table:table-cell>
          <table:table-cell table:formula="of:=IF([.Z301] &lt; [.U301];&quot;BETTER&quot;;IF([.Z301]-2 &gt; [.U301]; &quot;WORSE&quot;;&quot;&quot;))">
            <text:p/>
          </table:table-cell>
          <table:table-cell table:formula="of:=IF([.AB301] &lt; [.W301];&quot;BETTER&quot;;IF([.AB301] &gt;[.W301]*1.1;&quot;WORSE&quot;;&quot;&quot;))">
            <text:p/>
          </table:table-cell>
        </table:table-row>
        <table:table-row table:style-name="ro3">
          <table:table-cell/>
          <table:table-cell office:value-type="float" office:value="300">
            <text:p>300</text:p>
          </table:table-cell>
          <table:table-cell office:value-type="string">
            <text:p>1.00000000000000000e+00</text:p>
          </table:table-cell>
          <table:table-cell office:value-type="float" office:value="113">
            <text:p>113</text:p>
          </table:table-cell>
          <table:table-cell office:value-type="float" office:value="0.0000000000032209">
            <text:p>3.22E-012</text:p>
          </table:table-cell>
          <table:table-cell office:value-type="float" office:value="0.0000000000063275">
            <text:p>6.33E-012</text:p>
          </table:table-cell>
          <table:table-cell/>
          <table:table-cell office:value-type="float" office:value="116">
            <text:p>116</text:p>
          </table:table-cell>
          <table:table-cell office:value-type="float" office:value="0.0000000000029711">
            <text:p>2.97E-012</text:p>
          </table:table-cell>
          <table:table-cell office:value-type="float" office:value="0.00000000000011136">
            <text:p>1.11E-013</text:p>
          </table:table-cell>
          <table:table-cell/>
          <table:table-cell office:value-type="float" office:value="293">
            <text:p>293</text:p>
          </table:table-cell>
          <table:table-cell table:number-columns-repeated="2" office:value-type="float" office:value="0">
            <text:p>0.00E+000</text:p>
          </table:table-cell>
          <table:table-cell/>
          <table:table-cell office:value-type="float" office:value="293">
            <text:p>293</text:p>
          </table:table-cell>
          <table:table-cell table:number-columns-repeated="2" office:value-type="float" office:value="0">
            <text:p>0.00E+000</text:p>
          </table:table-cell>
          <table:table-cell table:formula="of:=IF([.P302] &lt; [.L302];&quot;BETTER&quot;;IF([.P302]-2 &gt; [.L302]; &quot;WORSE&quot;;&quot;&quot;))">
            <text:p/>
          </table:table-cell>
          <table:table-cell table:formula="of:=IF([.R302] &lt; [.N302];&quot;BETTER&quot;;IF([.R302] &gt;[.N302]*1.1;&quot;WORSE&quot;;&quot;&quot;))">
            <text:p/>
          </table:table-cell>
          <table:table-cell office:value-type="float" office:value="293">
            <text:p>293</text:p>
          </table:table-cell>
          <table:table-cell table:number-columns-repeated="2" office:value-type="float" office:value="0">
            <text:p>0.00E+000</text:p>
          </table:table-cell>
          <table:table-cell table:formula="of:=IF([.U302] &lt; [.P302];&quot;BETTER&quot;;IF([.U302]-2 &gt; [.P302]; &quot;WORSE&quot;;&quot;&quot;))">
            <text:p/>
          </table:table-cell>
          <table:table-cell table:formula="of:=IF([.W302] &lt; [.R302];&quot;BETTER&quot;;IF([.W302] &gt;[.R30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2395E-055">
            <text:p>1.24E-055</text:p>
          </table:table-cell>
          <table:table-cell office:value-type="float" office:value="0">
            <text:p>0.00E+000</text:p>
          </table:table-cell>
          <table:table-cell table:formula="of:=IF([.Z302] &lt; [.U302];&quot;BETTER&quot;;IF([.Z302]-2 &gt; [.U302]; &quot;WORSE&quot;;&quot;&quot;))">
            <text:p/>
          </table:table-cell>
          <table:table-cell table:formula="of:=IF([.AB302] &lt; [.W302];&quot;BETTER&quot;;IF([.AB302] &gt;[.W302]*1.1;&quot;WORSE&quot;;&quot;&quot;))">
            <text:p/>
          </table:table-cell>
        </table:table-row>
        <table:table-row table:style-name="ro3">
          <table:table-cell/>
          <table:table-cell office:value-type="float" office:value="301">
            <text:p>301</text:p>
          </table:table-cell>
          <table:table-cell office:value-type="string">
            <text:p>2.67096531488669786e+00</text:p>
          </table:table-cell>
          <table:table-cell office:value-type="float" office:value="113">
            <text:p>113</text:p>
          </table:table-cell>
          <table:table-cell office:value-type="float" office:value="0.00000000000049514">
            <text:p>4.95E-013</text:p>
          </table:table-cell>
          <table:table-cell office:value-type="float" office:value="0.0000000000061869">
            <text:p>6.19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49514">
            <text:p>4.95E-013</text:p>
          </table:table-cell>
          <table:table-cell office:value-type="float" office:value="0.0000000000061869">
            <text:p>6.1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88844">
            <text:p>8.88E-012</text:p>
          </table:table-cell>
          <table:table-cell office:value-type="float" office:value="0.0000000000049803">
            <text:p>4.9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88844">
            <text:p>8.88E-012</text:p>
          </table:table-cell>
          <table:table-cell office:value-type="float" office:value="0.0000000000049803">
            <text:p>4.98E-012</text:p>
          </table:table-cell>
          <table:table-cell table:formula="of:=IF([.P303] &lt; [.L303];&quot;BETTER&quot;;IF([.P303]-2 &gt; [.L303]; &quot;WORSE&quot;;&quot;&quot;))">
            <text:p/>
          </table:table-cell>
          <table:table-cell table:formula="of:=IF([.R303] &lt; [.N303];&quot;BETTER&quot;;IF([.R303] &gt;[.N30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88844">
            <text:p>8.88E-012</text:p>
          </table:table-cell>
          <table:table-cell office:value-type="float" office:value="0.0000000000049805">
            <text:p>4.98E-012</text:p>
          </table:table-cell>
          <table:table-cell table:formula="of:=IF([.U303] &lt; [.P303];&quot;BETTER&quot;;IF([.U303]-2 &gt; [.P303]; &quot;WORSE&quot;;&quot;&quot;))">
            <text:p/>
          </table:table-cell>
          <table:table-cell table:formula="of:=IF([.W303] &lt; [.R303];&quot;BETTER&quot;;IF([.W303] &gt;[.R30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13585">
            <text:p>1.36E-011</text:p>
          </table:table-cell>
          <table:table-cell office:value-type="float" office:value="0.0000000000049805">
            <text:p>4.98E-012</text:p>
          </table:table-cell>
          <table:table-cell table:formula="of:=IF([.Z303] &lt; [.U303];&quot;BETTER&quot;;IF([.Z303]-2 &gt; [.U303]; &quot;WORSE&quot;;&quot;&quot;))">
            <text:p/>
          </table:table-cell>
          <table:table-cell table:formula="of:=IF([.AB303] &lt; [.W303];&quot;BETTER&quot;;IF([.AB303] &gt;[.W303]*1.1;&quot;WORSE&quot;;&quot;&quot;))">
            <text:p/>
          </table:table-cell>
        </table:table-row>
        <table:table-row table:style-name="ro3">
          <table:table-cell/>
          <table:table-cell office:value-type="float" office:value="302">
            <text:p>302</text:p>
          </table:table-cell>
          <table:table-cell office:value-type="string">
            <text:p>1.11111111111111116e+00</text:p>
          </table:table-cell>
          <table:table-cell office:value-type="float" office:value="49">
            <text:p>49</text:p>
          </table:table-cell>
          <table:table-cell office:value-type="float" office:value="0.000000000000027178">
            <text:p>2.72E-014</text:p>
          </table:table-cell>
          <table:table-cell office:value-type="float" office:value="0.0000000000098729">
            <text:p>9.87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09992">
            <text:p>9.99E-014</text:p>
          </table:table-cell>
          <table:table-cell office:value-type="float" office:value="0.00000000001">
            <text:p>1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964">
            <text:p>2.96E-010</text:p>
          </table:table-cell>
          <table:table-cell office:value-type="float" office:value="0.00000000001">
            <text:p>1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964">
            <text:p>2.96E-010</text:p>
          </table:table-cell>
          <table:table-cell office:value-type="float" office:value="0.00000000001">
            <text:p>1.00E-011</text:p>
          </table:table-cell>
          <table:table-cell table:formula="of:=IF([.P304] &lt; [.L304];&quot;BETTER&quot;;IF([.P304]-2 &gt; [.L304]; &quot;WORSE&quot;;&quot;&quot;))">
            <text:p/>
          </table:table-cell>
          <table:table-cell table:formula="of:=IF([.R304] &lt; [.N304];&quot;BETTER&quot;;IF([.R304] &gt;[.N30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964">
            <text:p>2.96E-010</text:p>
          </table:table-cell>
          <table:table-cell office:value-type="float" office:value="0.00000000001">
            <text:p>1.00E-011</text:p>
          </table:table-cell>
          <table:table-cell table:formula="of:=IF([.U304] &lt; [.P304];&quot;BETTER&quot;;IF([.U304]-2 &gt; [.P304]; &quot;WORSE&quot;;&quot;&quot;))">
            <text:p/>
          </table:table-cell>
          <table:table-cell table:formula="of:=IF([.W304] &lt; [.R304];&quot;BETTER&quot;;IF([.W304] &gt;[.R30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964">
            <text:p>2.96E-010</text:p>
          </table:table-cell>
          <table:table-cell office:value-type="float" office:value="0.00000000001">
            <text:p>1.00E-011</text:p>
          </table:table-cell>
          <table:table-cell table:formula="of:=IF([.Z304] &lt; [.U304];&quot;BETTER&quot;;IF([.Z304]-2 &gt; [.U304]; &quot;WORSE&quot;;&quot;&quot;))">
            <text:p/>
          </table:table-cell>
          <table:table-cell table:formula="of:=IF([.AB304] &lt; [.W304];&quot;BETTER&quot;;IF([.AB304] &gt;[.W304]*1.1;&quot;WORSE&quot;;&quot;&quot;))">
            <text:p/>
          </table:table-cell>
        </table:table-row>
        <table:table-row table:style-name="ro3">
          <table:table-cell/>
          <table:table-cell office:value-type="float" office:value="303">
            <text:p>303</text:p>
          </table:table-cell>
          <table:table-cell office:value-type="string">
            <text:p>6.11399999999999909e+03</text:p>
          </table:table-cell>
          <table:table-cell office:value-type="float" office:value="59">
            <text:p>59</text:p>
          </table:table-cell>
          <table:table-cell office:value-type="float" office:value="0.000000000000020677">
            <text:p>2.07E-014</text:p>
          </table:table-cell>
          <table:table-cell office:value-type="float" office:value="9.9667E-015">
            <text:p>9.97E-015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20677">
            <text:p>2.07E-014</text:p>
          </table:table-cell>
          <table:table-cell office:value-type="float" office:value="9.9667E-015">
            <text:p>9.97E-015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10029">
            <text:p>1.00E-008</text:p>
          </table:table-cell>
          <table:table-cell office:value-type="float" office:value="1.4876E-016">
            <text:p>1.49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10029">
            <text:p>1.00E-008</text:p>
          </table:table-cell>
          <table:table-cell office:value-type="float" office:value="1.4876E-016">
            <text:p>1.49E-016</text:p>
          </table:table-cell>
          <table:table-cell table:formula="of:=IF([.P305] &lt; [.L305];&quot;BETTER&quot;;IF([.P305]-2 &gt; [.L305]; &quot;WORSE&quot;;&quot;&quot;))">
            <text:p/>
          </table:table-cell>
          <table:table-cell table:formula="of:=IF([.R305] &lt; [.N305];&quot;BETTER&quot;;IF([.R305] &gt;[.N30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10029">
            <text:p>1.00E-008</text:p>
          </table:table-cell>
          <table:table-cell office:value-type="float" office:value="1.4876E-016">
            <text:p>1.49E-016</text:p>
          </table:table-cell>
          <table:table-cell table:formula="of:=IF([.U305] &lt; [.P305];&quot;BETTER&quot;;IF([.U305]-2 &gt; [.P305]; &quot;WORSE&quot;;&quot;&quot;))">
            <text:p/>
          </table:table-cell>
          <table:table-cell table:formula="of:=IF([.W305] &lt; [.R305];&quot;BETTER&quot;;IF([.W305] &gt;[.R30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10029">
            <text:p>1.00E-008</text:p>
          </table:table-cell>
          <table:table-cell office:value-type="float" office:value="1.4876E-016">
            <text:p>1.49E-016</text:p>
          </table:table-cell>
          <table:table-cell table:formula="of:=IF([.Z305] &lt; [.U305];&quot;BETTER&quot;;IF([.Z305]-2 &gt; [.U305]; &quot;WORSE&quot;;&quot;&quot;))">
            <text:p/>
          </table:table-cell>
          <table:table-cell table:formula="of:=IF([.AB305] &lt; [.W305];&quot;BETTER&quot;;IF([.AB305] &gt;[.W305]*1.1;&quot;WORSE&quot;;&quot;&quot;))">
            <text:p/>
          </table:table-cell>
        </table:table-row>
        <table:table-row table:style-name="ro3">
          <table:table-cell/>
          <table:table-cell office:value-type="float" office:value="304">
            <text:p>304</text:p>
          </table:table-cell>
          <table:table-cell office:value-type="string">
            <text:p>-1.14159265358979312e+00</text:p>
          </table:table-cell>
          <table:table-cell office:value-type="float" office:value="63">
            <text:p>63</text:p>
          </table:table-cell>
          <table:table-cell office:value-type="float" office:value="0.00000000000021784">
            <text:p>2.18E-013</text:p>
          </table:table-cell>
          <table:table-cell office:value-type="float" office:value="0.0000000000091919">
            <text:p>9.19E-012</text:p>
          </table:table-cell>
          <table:table-cell/>
          <table:table-cell office:value-type="float" office:value="64">
            <text:p>64</text:p>
          </table:table-cell>
          <table:table-cell office:value-type="float" office:value="0.00000000000003326">
            <text:p>3.33E-014</text:p>
          </table:table-cell>
          <table:table-cell office:value-type="float" office:value="0.0000000000089408">
            <text:p>8.94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313">
            <text:p>1.63E-011</text:p>
          </table:table-cell>
          <table:table-cell office:value-type="float" office:value="0.000000000008941">
            <text:p>8.94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313">
            <text:p>1.63E-011</text:p>
          </table:table-cell>
          <table:table-cell office:value-type="float" office:value="0.000000000008941">
            <text:p>8.94E-012</text:p>
          </table:table-cell>
          <table:table-cell table:formula="of:=IF([.P306] &lt; [.L306];&quot;BETTER&quot;;IF([.P306]-2 &gt; [.L306]; &quot;WORSE&quot;;&quot;&quot;))">
            <text:p/>
          </table:table-cell>
          <table:table-cell table:formula="of:=IF([.R306] &lt; [.N306];&quot;BETTER&quot;;IF([.R306] &gt;[.N30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6313">
            <text:p>1.63E-011</text:p>
          </table:table-cell>
          <table:table-cell office:value-type="float" office:value="0.000000000008941">
            <text:p>8.94E-012</text:p>
          </table:table-cell>
          <table:table-cell table:formula="of:=IF([.U306] &lt; [.P306];&quot;BETTER&quot;;IF([.U306]-2 &gt; [.P306]; &quot;WORSE&quot;;&quot;&quot;))">
            <text:p/>
          </table:table-cell>
          <table:table-cell table:formula="of:=IF([.W306] &lt; [.R306];&quot;BETTER&quot;;IF([.W306] &gt;[.R30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6313">
            <text:p>1.63E-011</text:p>
          </table:table-cell>
          <table:table-cell office:value-type="float" office:value="0.000000000008941">
            <text:p>8.94E-012</text:p>
          </table:table-cell>
          <table:table-cell table:formula="of:=IF([.Z306] &lt; [.U306];&quot;BETTER&quot;;IF([.Z306]-2 &gt; [.U306]; &quot;WORSE&quot;;&quot;&quot;))">
            <text:p/>
          </table:table-cell>
          <table:table-cell table:formula="of:=IF([.AB306] &lt; [.W306];&quot;BETTER&quot;;IF([.AB306] &gt;[.W306]*1.1;&quot;WORSE&quot;;&quot;&quot;))">
            <text:p/>
          </table:table-cell>
        </table:table-row>
        <table:table-row table:style-name="ro3">
          <table:table-cell/>
          <table:table-cell office:value-type="float" office:value="305">
            <text:p>305</text:p>
          </table:table-cell>
          <table:table-cell office:value-type="string">
            <text:p>1.57079630635126133e+00</text:p>
          </table:table-cell>
          <table:table-cell office:value-type="float" office:value="120">
            <text:p>120</text:p>
          </table:table-cell>
          <table:table-cell office:value-type="float" office:value="0.0000000074317">
            <text:p>7.43E-009</text:p>
          </table:table-cell>
          <table:table-cell office:value-type="float" office:value="0.000000017069">
            <text:p>1.71E-008</text:p>
          </table:table-cell>
          <table:table-cell/>
          <table:table-cell office:value-type="float" office:value="477">
            <text:p>477</text:p>
          </table:table-cell>
          <table:table-cell office:value-type="float" office:value="0.00000000074395">
            <text:p>7.44E-010</text:p>
          </table:table-cell>
          <table:table-cell office:value-type="float" office:value="0.000000008388">
            <text:p>8.39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15159">
            <text:p>1.52E-009</text:p>
          </table:table-cell>
          <table:table-cell office:value-type="float" office:value="0.000000013018">
            <text:p>1.30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65307">
            <text:p>6.53E-009</text:p>
          </table:table-cell>
          <table:table-cell table:formula="of:=IF([.P307] &lt; [.L307];&quot;BETTER&quot;;IF([.P307]-2 &gt; [.L307]; &quot;WORSE&quot;;&quot;&quot;))" office:value-type="string" office:string-value="BETTER">
            <text:p>BETTER</text:p>
          </table:table-cell>
          <table:table-cell table:formula="of:=IF([.R307] &lt; [.N307];&quot;BETTER&quot;;IF([.R307] &gt;[.N307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65307">
            <text:p>6.53E-009</text:p>
          </table:table-cell>
          <table:table-cell table:formula="of:=IF([.U307] &lt; [.P307];&quot;BETTER&quot;;IF([.U307]-2 &gt; [.P307]; &quot;WORSE&quot;;&quot;&quot;))">
            <text:p/>
          </table:table-cell>
          <table:table-cell table:formula="of:=IF([.W307] &lt; [.R307];&quot;BETTER&quot;;IF([.W307] &gt;[.R30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7898">
            <text:p>1.79E-006</text:p>
          </table:table-cell>
          <table:table-cell office:value-type="float" office:value="0.0000000065307">
            <text:p>6.53E-009</text:p>
          </table:table-cell>
          <table:table-cell table:formula="of:=IF([.Z307] &lt; [.U307];&quot;BETTER&quot;;IF([.Z307]-2 &gt; [.U307]; &quot;WORSE&quot;;&quot;&quot;))">
            <text:p/>
          </table:table-cell>
          <table:table-cell table:formula="of:=IF([.AB307] &lt; [.W307];&quot;BETTER&quot;;IF([.AB307] &gt;[.W307]*1.1;&quot;WORSE&quot;;&quot;&quot;))">
            <text:p/>
          </table:table-cell>
        </table:table-row>
        <table:table-row table:style-name="ro3">
          <table:table-cell/>
          <table:table-cell office:value-type="float" office:value="306">
            <text:p>306</text:p>
          </table:table-cell>
          <table:table-cell office:value-type="string">
            <text:p>6.60653199838824756e-01</text:p>
          </table:table-cell>
          <table:table-cell office:value-type="float" office:value="58">
            <text:p>58</text:p>
          </table:table-cell>
          <table:table-cell office:value-type="float" office:value="0.000000000012816">
            <text:p>1.28E-011</text:p>
          </table:table-cell>
          <table:table-cell office:value-type="float" office:value="0.000000000058767">
            <text:p>5.88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12816">
            <text:p>1.28E-011</text:p>
          </table:table-cell>
          <table:table-cell office:value-type="float" office:value="0.000000000058767">
            <text:p>5.8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82379">
            <text:p>8.24E-014</text:p>
          </table:table-cell>
          <table:table-cell office:value-type="float" office:value="0.000000000058767">
            <text:p>5.8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82379">
            <text:p>8.24E-014</text:p>
          </table:table-cell>
          <table:table-cell office:value-type="float" office:value="0.000000000058767">
            <text:p>5.88E-011</text:p>
          </table:table-cell>
          <table:table-cell table:formula="of:=IF([.P308] &lt; [.L308];&quot;BETTER&quot;;IF([.P308]-2 &gt; [.L308]; &quot;WORSE&quot;;&quot;&quot;))">
            <text:p/>
          </table:table-cell>
          <table:table-cell table:formula="of:=IF([.R308] &lt; [.N308];&quot;BETTER&quot;;IF([.R308] &gt;[.N30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8249">
            <text:p>8.25E-014</text:p>
          </table:table-cell>
          <table:table-cell office:value-type="float" office:value="0.000000000058767">
            <text:p>5.88E-011</text:p>
          </table:table-cell>
          <table:table-cell table:formula="of:=IF([.U308] &lt; [.P308];&quot;BETTER&quot;;IF([.U308]-2 &gt; [.P308]; &quot;WORSE&quot;;&quot;&quot;))">
            <text:p/>
          </table:table-cell>
          <table:table-cell table:formula="of:=IF([.W308] &lt; [.R308];&quot;BETTER&quot;;IF([.W308] &gt;[.R30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765">
            <text:p>1.77E-013</text:p>
          </table:table-cell>
          <table:table-cell office:value-type="float" office:value="0.000000000058767">
            <text:p>5.88E-011</text:p>
          </table:table-cell>
          <table:table-cell table:formula="of:=IF([.Z308] &lt; [.U308];&quot;BETTER&quot;;IF([.Z308]-2 &gt; [.U308]; &quot;WORSE&quot;;&quot;&quot;))">
            <text:p/>
          </table:table-cell>
          <table:table-cell table:formula="of:=IF([.AB308] &lt; [.W308];&quot;BETTER&quot;;IF([.AB308] &gt;[.W308]*1.1;&quot;WORSE&quot;;&quot;&quot;))">
            <text:p/>
          </table:table-cell>
        </table:table-row>
        <table:table-row table:style-name="ro3">
          <table:table-cell/>
          <table:table-cell office:value-type="float" office:value="307">
            <text:p>307</text:p>
          </table:table-cell>
          <table:table-cell office:value-type="string">
            <text:p>1.66666666666666657e-01</text:p>
          </table:table-cell>
          <table:table-cell office:value-type="float" office:value="58">
            <text:p>58</text:p>
          </table:table-cell>
          <table:table-cell office:value-type="float" office:value="0.000000000000015654">
            <text:p>1.57E-014</text:p>
          </table:table-cell>
          <table:table-cell office:value-type="float" office:value="0.0000000002">
            <text:p>2.00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5654">
            <text:p>1.57E-014</text:p>
          </table:table-cell>
          <table:table-cell office:value-type="float" office:value="0.0000000002">
            <text:p>2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893">
            <text:p>2.89E-013</text:p>
          </table:table-cell>
          <table:table-cell office:value-type="float" office:value="0.0000000002">
            <text:p>2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893">
            <text:p>2.89E-013</text:p>
          </table:table-cell>
          <table:table-cell office:value-type="float" office:value="0.0000000002">
            <text:p>2.00E-010</text:p>
          </table:table-cell>
          <table:table-cell table:formula="of:=IF([.P309] &lt; [.L309];&quot;BETTER&quot;;IF([.P309]-2 &gt; [.L309]; &quot;WORSE&quot;;&quot;&quot;))">
            <text:p/>
          </table:table-cell>
          <table:table-cell table:formula="of:=IF([.R309] &lt; [.N309];&quot;BETTER&quot;;IF([.R309] &gt;[.N30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893">
            <text:p>2.89E-013</text:p>
          </table:table-cell>
          <table:table-cell office:value-type="float" office:value="0.0000000002">
            <text:p>2.00E-010</text:p>
          </table:table-cell>
          <table:table-cell table:formula="of:=IF([.U309] &lt; [.P309];&quot;BETTER&quot;;IF([.U309]-2 &gt; [.P309]; &quot;WORSE&quot;;&quot;&quot;))">
            <text:p/>
          </table:table-cell>
          <table:table-cell table:formula="of:=IF([.W309] &lt; [.R309];&quot;BETTER&quot;;IF([.W309] &gt;[.R30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893">
            <text:p>2.89E-013</text:p>
          </table:table-cell>
          <table:table-cell office:value-type="float" office:value="0.0000000002">
            <text:p>2.00E-010</text:p>
          </table:table-cell>
          <table:table-cell table:formula="of:=IF([.Z309] &lt; [.U309];&quot;BETTER&quot;;IF([.Z309]-2 &gt; [.U309]; &quot;WORSE&quot;;&quot;&quot;))">
            <text:p/>
          </table:table-cell>
          <table:table-cell table:formula="of:=IF([.AB309] &lt; [.W309];&quot;BETTER&quot;;IF([.AB309] &gt;[.W309]*1.1;&quot;WORSE&quot;;&quot;&quot;))">
            <text:p/>
          </table:table-cell>
        </table:table-row>
        <table:table-row table:style-name="ro3">
          <table:table-cell/>
          <table:table-cell office:value-type="float" office:value="308">
            <text:p>308</text:p>
          </table:table-cell>
          <table:table-cell office:value-type="string">
            <text:p>6.60652812106663267e-01</text:p>
          </table:table-cell>
          <table:table-cell office:value-type="float" office:value="3767">
            <text:p>3767</text:p>
          </table:table-cell>
          <table:table-cell office:value-type="float" office:value="0.0000000071971">
            <text:p>7.20E-009</text:p>
          </table:table-cell>
          <table:table-cell office:value-type="float" office:value="0.00000035415">
            <text:p>3.54E-007</text:p>
          </table:table-cell>
          <table:table-cell/>
          <table:table-cell office:value-type="float" office:value="30094">
            <text:p>30094</text:p>
          </table:table-cell>
          <table:table-cell office:value-type="float" office:value="0.00000000012359">
            <text:p>1.24E-010</text:p>
          </table:table-cell>
          <table:table-cell office:value-type="float" office:value="0.00000035105">
            <text:p>3.51E-007</text:p>
          </table:table-cell>
          <table:table-cell/>
          <table:table-cell office:value-type="float" office:value="74990">
            <text:p>74990</text:p>
          </table:table-cell>
          <table:table-cell office:value-type="float" office:value="0.00000000017843">
            <text:p>1.78E-010</text:p>
          </table:table-cell>
          <table:table-cell office:value-type="float" office:value="0.00000058683">
            <text:p>5.87E-007</text:p>
          </table:table-cell>
          <table:table-cell/>
          <table:table-cell office:value-type="float" office:value="149">
            <text:p>149</text:p>
          </table:table-cell>
          <table:table-cell office:value-type="float" office:value="0.00000012096">
            <text:p>1.21E-007</text:p>
          </table:table-cell>
          <table:table-cell office:value-type="float" office:value="0.00000034826">
            <text:p>3.48E-007</text:p>
          </table:table-cell>
          <table:table-cell table:formula="of:=IF([.P310] &lt; [.L310];&quot;BETTER&quot;;IF([.P310]-2 &gt; [.L310]; &quot;WORSE&quot;;&quot;&quot;))" office:value-type="string" office:string-value="BETTER">
            <text:p>BETTER</text:p>
          </table:table-cell>
          <table:table-cell table:formula="of:=IF([.R310] &lt; [.N310];&quot;BETTER&quot;;IF([.R310] &gt;[.N310]*1.1;&quot;WORSE&quot;;&quot;&quot;))" office:value-type="string" office:string-value="BETTER">
            <text:p>BETTER</text:p>
          </table:table-cell>
          <table:table-cell office:value-type="float" office:value="149">
            <text:p>149</text:p>
          </table:table-cell>
          <table:table-cell office:value-type="float" office:value="0.00000012096">
            <text:p>1.21E-007</text:p>
          </table:table-cell>
          <table:table-cell office:value-type="float" office:value="0.00000034826">
            <text:p>3.48E-007</text:p>
          </table:table-cell>
          <table:table-cell table:formula="of:=IF([.U310] &lt; [.P310];&quot;BETTER&quot;;IF([.U310]-2 &gt; [.P310]; &quot;WORSE&quot;;&quot;&quot;))">
            <text:p/>
          </table:table-cell>
          <table:table-cell table:formula="of:=IF([.W310] &lt; [.R310];&quot;BETTER&quot;;IF([.W310] &gt;[.R31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1952">
            <text:p>1.95E-005</text:p>
          </table:table-cell>
          <table:table-cell office:value-type="float" office:value="0.00000034826">
            <text:p>3.48E-007</text:p>
          </table:table-cell>
          <table:table-cell table:formula="of:=IF([.Z310] &lt; [.U310];&quot;BETTER&quot;;IF([.Z310]-2 &gt; [.U310]; &quot;WORSE&quot;;&quot;&quot;))" office:value-type="string" office:string-value="BETTER">
            <text:p>BETTER</text:p>
          </table:table-cell>
          <table:table-cell table:formula="of:=IF([.AB310] &lt; [.W310];&quot;BETTER&quot;;IF([.AB310] &gt;[.W310]*1.1;&quot;WORSE&quot;;&quot;&quot;))">
            <text:p/>
          </table:table-cell>
        </table:table-row>
        <table:table-row table:style-name="ro3">
          <table:table-cell/>
          <table:table-cell office:value-type="float" office:value="309">
            <text:p>309</text:p>
          </table:table-cell>
          <table:table-cell office:value-type="string">
            <text:p>1.09861229367717717e+00</text:p>
          </table:table-cell>
          <table:table-cell office:value-type="float" office:value="58">
            <text:p>58</text:p>
          </table:table-cell>
          <table:table-cell office:value-type="float" office:value="0.0000000036">
            <text:p>3.60E-009</text:p>
          </table:table-cell>
          <table:table-cell office:value-type="float" office:value="0.0000000053327">
            <text:p>5.33E-009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76775">
            <text:p>7.68E-010</text:p>
          </table:table-cell>
          <table:table-cell office:value-type="float" office:value="0.000000004565">
            <text:p>4.57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042603">
            <text:p>4.26E-010</text:p>
          </table:table-cell>
          <table:table-cell office:value-type="float" office:value="0.0000000045304">
            <text:p>4.53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24069">
            <text:p>2.41E-009</text:p>
          </table:table-cell>
          <table:table-cell office:value-type="float" office:value="0.0000000016631">
            <text:p>1.66E-009</text:p>
          </table:table-cell>
          <table:table-cell table:formula="of:=IF([.P311] &lt; [.L311];&quot;BETTER&quot;;IF([.P311]-2 &gt; [.L311]; &quot;WORSE&quot;;&quot;&quot;))" office:value-type="string" office:string-value="BETTER">
            <text:p>BETTER</text:p>
          </table:table-cell>
          <table:table-cell table:formula="of:=IF([.R311] &lt; [.N311];&quot;BETTER&quot;;IF([.R311] &gt;[.N311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24069">
            <text:p>2.41E-009</text:p>
          </table:table-cell>
          <table:table-cell office:value-type="float" office:value="0.0000000016631">
            <text:p>1.66E-009</text:p>
          </table:table-cell>
          <table:table-cell table:formula="of:=IF([.U311] &lt; [.P311];&quot;BETTER&quot;;IF([.U311]-2 &gt; [.P311]; &quot;WORSE&quot;;&quot;&quot;))">
            <text:p/>
          </table:table-cell>
          <table:table-cell table:formula="of:=IF([.W311] &lt; [.R311];&quot;BETTER&quot;;IF([.W311] &gt;[.R31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24071">
            <text:p>2.41E-009</text:p>
          </table:table-cell>
          <table:table-cell office:value-type="float" office:value="0.0000000016631">
            <text:p>1.66E-009</text:p>
          </table:table-cell>
          <table:table-cell table:formula="of:=IF([.Z311] &lt; [.U311];&quot;BETTER&quot;;IF([.Z311]-2 &gt; [.U311]; &quot;WORSE&quot;;&quot;&quot;))">
            <text:p/>
          </table:table-cell>
          <table:table-cell table:formula="of:=IF([.AB311] &lt; [.W311];&quot;BETTER&quot;;IF([.AB311] &gt;[.W311]*1.1;&quot;WORSE&quot;;&quot;&quot;))">
            <text:p/>
          </table:table-cell>
        </table:table-row>
        <table:table-row table:style-name="ro3">
          <table:table-cell/>
          <table:table-cell office:value-type="float" office:value="310">
            <text:p>310</text:p>
          </table:table-cell>
          <table:table-cell office:value-type="string">
            <text:p>-4.29203673205104663e-01</text:p>
          </table:table-cell>
          <table:table-cell office:value-type="float" office:value="56">
            <text:p>56</text:p>
          </table:table-cell>
          <table:table-cell office:value-type="float" office:value="0.00000000000094298">
            <text:p>9.43E-013</text:p>
          </table:table-cell>
          <table:table-cell office:value-type="float" office:value="0.000000000010996">
            <text:p>1.10E-011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00046302">
            <text:p>4.63E-014</text:p>
          </table:table-cell>
          <table:table-cell office:value-type="float" office:value="0.000000000011893">
            <text:p>1.1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1547">
            <text:p>8.15E-012</text:p>
          </table:table-cell>
          <table:table-cell office:value-type="float" office:value="0.000000000011893">
            <text:p>1.1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1547">
            <text:p>8.15E-012</text:p>
          </table:table-cell>
          <table:table-cell office:value-type="float" office:value="0.000000000011893">
            <text:p>1.19E-011</text:p>
          </table:table-cell>
          <table:table-cell table:formula="of:=IF([.P312] &lt; [.L312];&quot;BETTER&quot;;IF([.P312]-2 &gt; [.L312]; &quot;WORSE&quot;;&quot;&quot;))">
            <text:p/>
          </table:table-cell>
          <table:table-cell table:formula="of:=IF([.R312] &lt; [.N312];&quot;BETTER&quot;;IF([.R312] &gt;[.N31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1547">
            <text:p>8.15E-012</text:p>
          </table:table-cell>
          <table:table-cell office:value-type="float" office:value="0.000000000011893">
            <text:p>1.19E-011</text:p>
          </table:table-cell>
          <table:table-cell table:formula="of:=IF([.U312] &lt; [.P312];&quot;BETTER&quot;;IF([.U312]-2 &gt; [.P312]; &quot;WORSE&quot;;&quot;&quot;))">
            <text:p/>
          </table:table-cell>
          <table:table-cell table:formula="of:=IF([.W312] &lt; [.R312];&quot;BETTER&quot;;IF([.W312] &gt;[.R31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1623">
            <text:p>8.16E-012</text:p>
          </table:table-cell>
          <table:table-cell office:value-type="float" office:value="0.000000000011893">
            <text:p>1.19E-011</text:p>
          </table:table-cell>
          <table:table-cell table:formula="of:=IF([.Z312] &lt; [.U312];&quot;BETTER&quot;;IF([.Z312]-2 &gt; [.U312]; &quot;WORSE&quot;;&quot;&quot;))">
            <text:p/>
          </table:table-cell>
          <table:table-cell table:formula="of:=IF([.AB312] &lt; [.W312];&quot;BETTER&quot;;IF([.AB312] &gt;[.W312]*1.1;&quot;WORSE&quot;;&quot;&quot;))">
            <text:p/>
          </table:table-cell>
        </table:table-row>
        <table:table-row table:style-name="ro3">
          <table:table-cell/>
          <table:table-cell office:value-type="float" office:value="311">
            <text:p>311</text:p>
          </table:table-cell>
          <table:table-cell office:value-type="string">
            <text:p>1.38629436111989079e+00</text:p>
          </table:table-cell>
          <table:table-cell office:value-type="float" office:value="58">
            <text:p>58</text:p>
          </table:table-cell>
          <table:table-cell office:value-type="float" office:value="0.000000000002774">
            <text:p>2.77E-012</text:p>
          </table:table-cell>
          <table:table-cell office:value-type="float" office:value="0.000000000014348">
            <text:p>1.4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2774">
            <text:p>2.77E-012</text:p>
          </table:table-cell>
          <table:table-cell office:value-type="float" office:value="0.000000000014348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8895">
            <text:p>8.90E-011</text:p>
          </table:table-cell>
          <table:table-cell office:value-type="float" office:value="0.000000000014348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8895">
            <text:p>8.90E-011</text:p>
          </table:table-cell>
          <table:table-cell office:value-type="float" office:value="0.000000000014348">
            <text:p>1.43E-011</text:p>
          </table:table-cell>
          <table:table-cell table:formula="of:=IF([.P313] &lt; [.L313];&quot;BETTER&quot;;IF([.P313]-2 &gt; [.L313]; &quot;WORSE&quot;;&quot;&quot;))">
            <text:p/>
          </table:table-cell>
          <table:table-cell table:formula="of:=IF([.R313] &lt; [.N313];&quot;BETTER&quot;;IF([.R313] &gt;[.N31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8895">
            <text:p>8.90E-011</text:p>
          </table:table-cell>
          <table:table-cell office:value-type="float" office:value="0.000000000014348">
            <text:p>1.43E-011</text:p>
          </table:table-cell>
          <table:table-cell table:formula="of:=IF([.U313] &lt; [.P313];&quot;BETTER&quot;;IF([.U313]-2 &gt; [.P313]; &quot;WORSE&quot;;&quot;&quot;))">
            <text:p/>
          </table:table-cell>
          <table:table-cell table:formula="of:=IF([.W313] &lt; [.R313];&quot;BETTER&quot;;IF([.W313] &gt;[.R31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89033">
            <text:p>8.90E-011</text:p>
          </table:table-cell>
          <table:table-cell office:value-type="float" office:value="0.000000000014348">
            <text:p>1.43E-011</text:p>
          </table:table-cell>
          <table:table-cell table:formula="of:=IF([.Z313] &lt; [.U313];&quot;BETTER&quot;;IF([.Z313]-2 &gt; [.U313]; &quot;WORSE&quot;;&quot;&quot;))">
            <text:p/>
          </table:table-cell>
          <table:table-cell table:formula="of:=IF([.AB313] &lt; [.W313];&quot;BETTER&quot;;IF([.AB313] &gt;[.W313]*1.1;&quot;WORSE&quot;;&quot;&quot;))">
            <text:p/>
          </table:table-cell>
        </table:table-row>
        <table:table-row table:style-name="ro3">
          <table:table-cell/>
          <table:table-cell office:value-type="float" office:value="312">
            <text:p>312</text:p>
          </table:table-cell>
          <table:table-cell office:value-type="string">
            <text:p>1.00000000000000000e+00</text:p>
          </table:table-cell>
          <table:table-cell office:value-type="float" office:value="91">
            <text:p>91</text:p>
          </table:table-cell>
          <table:table-cell office:value-type="float" office:value="0.0000000000024431">
            <text:p>2.44E-012</text:p>
          </table:table-cell>
          <table:table-cell office:value-type="float" office:value="0.0000000000024563">
            <text:p>2.46E-012</text:p>
          </table:table-cell>
          <table:table-cell/>
          <table:table-cell office:value-type="float" office:value="93">
            <text:p>93</text:p>
          </table:table-cell>
          <table:table-cell office:value-type="float" office:value="0.000000000000046563">
            <text:p>4.66E-014</text:p>
          </table:table-cell>
          <table:table-cell office:value-type="float" office:value="0.00000000000005973">
            <text:p>5.97E-014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30086">
            <text:p>3.01E-012</text:p>
          </table:table-cell>
          <table:table-cell office:value-type="float" office:value="0">
            <text:p>0.00E+00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30086">
            <text:p>3.01E-012</text:p>
          </table:table-cell>
          <table:table-cell office:value-type="float" office:value="0">
            <text:p>0.00E+000</text:p>
          </table:table-cell>
          <table:table-cell table:formula="of:=IF([.P314] &lt; [.L314];&quot;BETTER&quot;;IF([.P314]-2 &gt; [.L314]; &quot;WORSE&quot;;&quot;&quot;))">
            <text:p/>
          </table:table-cell>
          <table:table-cell table:formula="of:=IF([.R314] &lt; [.N314];&quot;BETTER&quot;;IF([.R314] &gt;[.N31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30086">
            <text:p>3.01E-012</text:p>
          </table:table-cell>
          <table:table-cell office:value-type="float" office:value="0">
            <text:p>0.00E+000</text:p>
          </table:table-cell>
          <table:table-cell table:formula="of:=IF([.U314] &lt; [.P314];&quot;BETTER&quot;;IF([.U314]-2 &gt; [.P314]; &quot;WORSE&quot;;&quot;&quot;))">
            <text:p/>
          </table:table-cell>
          <table:table-cell table:formula="of:=IF([.W314] &lt; [.R314];&quot;BETTER&quot;;IF([.W314] &gt;[.R31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30086">
            <text:p>3.01E-012</text:p>
          </table:table-cell>
          <table:table-cell office:value-type="float" office:value="0">
            <text:p>0.00E+000</text:p>
          </table:table-cell>
          <table:table-cell table:formula="of:=IF([.Z314] &lt; [.U314];&quot;BETTER&quot;;IF([.Z314]-2 &gt; [.U314]; &quot;WORSE&quot;;&quot;&quot;))">
            <text:p/>
          </table:table-cell>
          <table:table-cell table:formula="of:=IF([.AB314] &lt; [.W314];&quot;BETTER&quot;;IF([.AB314] &gt;[.W314]*1.1;&quot;WORSE&quot;;&quot;&quot;))">
            <text:p/>
          </table:table-cell>
        </table:table-row>
        <table:table-row table:style-name="ro3">
          <table:table-cell/>
          <table:table-cell office:value-type="float" office:value="313">
            <text:p>313</text:p>
          </table:table-cell>
          <table:table-cell office:value-type="string">
            <text:p>2.61799387799149408e-01</text:p>
          </table:table-cell>
          <table:table-cell office:value-type="float" office:value="89">
            <text:p>89</text:p>
          </table:table-cell>
          <table:table-cell office:value-type="float" office:value="0.000000000025282">
            <text:p>2.53E-011</text:p>
          </table:table-cell>
          <table:table-cell office:value-type="float" office:value="0.000000000028535">
            <text:p>2.85E-011</text:p>
          </table:table-cell>
          <table:table-cell/>
          <table:table-cell office:value-type="float" office:value="91">
            <text:p>91</text:p>
          </table:table-cell>
          <table:table-cell office:value-type="float" office:value="0.0000000000008748">
            <text:p>8.75E-013</text:p>
          </table:table-cell>
          <table:table-cell office:value-type="float" office:value="0.0000000000041281">
            <text:p>4.1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18772">
            <text:p>1.88E-010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18772">
            <text:p>1.88E-010</text:p>
          </table:table-cell>
          <table:table-cell office:value-type="float" office:value="0.000000000003249">
            <text:p>3.25E-012</text:p>
          </table:table-cell>
          <table:table-cell table:formula="of:=IF([.P315] &lt; [.L315];&quot;BETTER&quot;;IF([.P315]-2 &gt; [.L315]; &quot;WORSE&quot;;&quot;&quot;))">
            <text:p/>
          </table:table-cell>
          <table:table-cell table:formula="of:=IF([.R315] &lt; [.N315];&quot;BETTER&quot;;IF([.R315] &gt;[.N31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18772">
            <text:p>1.88E-010</text:p>
          </table:table-cell>
          <table:table-cell office:value-type="float" office:value="0.000000000003249">
            <text:p>3.25E-012</text:p>
          </table:table-cell>
          <table:table-cell table:formula="of:=IF([.U315] &lt; [.P315];&quot;BETTER&quot;;IF([.U315]-2 &gt; [.P315]; &quot;WORSE&quot;;&quot;&quot;))">
            <text:p/>
          </table:table-cell>
          <table:table-cell table:formula="of:=IF([.W315] &lt; [.R315];&quot;BETTER&quot;;IF([.W315] &gt;[.R31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18772">
            <text:p>1.88E-010</text:p>
          </table:table-cell>
          <table:table-cell office:value-type="float" office:value="0.000000000003249">
            <text:p>3.25E-012</text:p>
          </table:table-cell>
          <table:table-cell table:formula="of:=IF([.Z315] &lt; [.U315];&quot;BETTER&quot;;IF([.Z315]-2 &gt; [.U315]; &quot;WORSE&quot;;&quot;&quot;))">
            <text:p/>
          </table:table-cell>
          <table:table-cell table:formula="of:=IF([.AB315] &lt; [.W315];&quot;BETTER&quot;;IF([.AB315] &gt;[.W315]*1.1;&quot;WORSE&quot;;&quot;&quot;))">
            <text:p/>
          </table:table-cell>
        </table:table-row>
        <table:table-row table:style-name="ro3">
          <table:table-cell/>
          <table:table-cell office:value-type="float" office:value="314">
            <text:p>314</text:p>
          </table:table-cell>
          <table:table-cell office:value-type="string">
            <text:p>2.32221498518314862e-01</text:p>
          </table:table-cell>
          <table:table-cell office:value-type="float" office:value="49">
            <text:p>49</text:p>
          </table:table-cell>
          <table:table-cell office:value-type="float" office:value="0.00000000062374">
            <text:p>6.24E-010</text:p>
          </table:table-cell>
          <table:table-cell office:value-type="float" office:value="0.000000000078884">
            <text:p>7.89E-011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62374">
            <text:p>6.24E-010</text:p>
          </table:table-cell>
          <table:table-cell office:value-type="float" office:value="0.000000000078884">
            <text:p>7.8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1545">
            <text:p>1.15E-013</text:p>
          </table:table-cell>
          <table:table-cell office:value-type="float" office:value="0.000000000078868">
            <text:p>7.8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1545">
            <text:p>1.15E-013</text:p>
          </table:table-cell>
          <table:table-cell office:value-type="float" office:value="0.000000000078868">
            <text:p>7.89E-011</text:p>
          </table:table-cell>
          <table:table-cell table:formula="of:=IF([.P316] &lt; [.L316];&quot;BETTER&quot;;IF([.P316]-2 &gt; [.L316]; &quot;WORSE&quot;;&quot;&quot;))">
            <text:p/>
          </table:table-cell>
          <table:table-cell table:formula="of:=IF([.R316] &lt; [.N316];&quot;BETTER&quot;;IF([.R316] &gt;[.N31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1545">
            <text:p>1.15E-013</text:p>
          </table:table-cell>
          <table:table-cell office:value-type="float" office:value="0.000000000078868">
            <text:p>7.89E-011</text:p>
          </table:table-cell>
          <table:table-cell table:formula="of:=IF([.U316] &lt; [.P316];&quot;BETTER&quot;;IF([.U316]-2 &gt; [.P316]; &quot;WORSE&quot;;&quot;&quot;))">
            <text:p/>
          </table:table-cell>
          <table:table-cell table:formula="of:=IF([.W316] &lt; [.R316];&quot;BETTER&quot;;IF([.W316] &gt;[.R31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1545">
            <text:p>1.15E-013</text:p>
          </table:table-cell>
          <table:table-cell office:value-type="float" office:value="0.000000000078868">
            <text:p>7.89E-011</text:p>
          </table:table-cell>
          <table:table-cell table:formula="of:=IF([.Z316] &lt; [.U316];&quot;BETTER&quot;;IF([.Z316]-2 &gt; [.U316]; &quot;WORSE&quot;;&quot;&quot;))">
            <text:p/>
          </table:table-cell>
          <table:table-cell table:formula="of:=IF([.AB316] &lt; [.W316];&quot;BETTER&quot;;IF([.AB316] &gt;[.W316]*1.1;&quot;WORSE&quot;;&quot;&quot;))">
            <text:p/>
          </table:table-cell>
        </table:table-row>
        <table:table-row table:style-name="ro3">
          <table:table-cell/>
          <table:table-cell office:value-type="float" office:value="315">
            <text:p>315</text:p>
          </table:table-cell>
          <table:table-cell office:value-type="string">
            <text:p>1.15080552339698383e-01</text:p>
          </table:table-cell>
          <table:table-cell office:value-type="float" office:value="97201">
            <text:p>97201</text:p>
          </table:table-cell>
          <table:table-cell office:value-type="float" office:value="0.012237">
            <text:p>1.22E-002</text:p>
          </table:table-cell>
          <table:table-cell office:value-type="float" office:value="0.01242">
            <text:p>1.24E-002</text:p>
          </table:table-cell>
          <table:table-cell/>
          <table:table-cell office:value-type="float" office:value="120643">
            <text:p>120643</text:p>
          </table:table-cell>
          <table:table-cell office:value-type="float" office:value="0.0000051545">
            <text:p>5.15E-006</text:p>
          </table:table-cell>
          <table:table-cell office:value-type="float" office:value="0.000004911">
            <text:p>4.91E-006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1636">
            <text:p>1.64E-008</text:p>
          </table:table-cell>
          <table:table-cell office:value-type="float" office:value="0.0000000074756">
            <text:p>7.48E-009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086791">
            <text:p>8.68E-009</text:p>
          </table:table-cell>
          <table:table-cell office:value-type="float" office:value="0.00000014964">
            <text:p>1.50E-007</text:p>
          </table:table-cell>
          <table:table-cell table:formula="of:=IF([.P317] &lt; [.L317];&quot;BETTER&quot;;IF([.P317]-2 &gt; [.L317]; &quot;WORSE&quot;;&quot;&quot;))">
            <text:p/>
          </table:table-cell>
          <table:table-cell table:formula="of:=IF([.R317] &lt; [.N317];&quot;BETTER&quot;;IF([.R317] &gt;[.N317]*1.1;&quot;WORSE&quot;;&quot;&quot;))" office:value-type="string" office:string-value="WORSE">
            <text:p>WORSE</text:p>
          </table:table-cell>
          <table:table-cell office:value-type="float" office:value="149980">
            <text:p>149980</text:p>
          </table:table-cell>
          <table:table-cell office:value-type="float" office:value="0.0000000086791">
            <text:p>8.68E-009</text:p>
          </table:table-cell>
          <table:table-cell office:value-type="float" office:value="0.00000014964">
            <text:p>1.50E-007</text:p>
          </table:table-cell>
          <table:table-cell table:formula="of:=IF([.U317] &lt; [.P317];&quot;BETTER&quot;;IF([.U317]-2 &gt; [.P317]; &quot;WORSE&quot;;&quot;&quot;))">
            <text:p/>
          </table:table-cell>
          <table:table-cell table:formula="of:=IF([.W317] &lt; [.R317];&quot;BETTER&quot;;IF([.W317] &gt;[.R317]*1.1;&quot;WORSE&quot;;&quot;&quot;))">
            <text:p/>
          </table:table-cell>
          <table:table-cell office:value-type="float" office:value="149980">
            <text:p>149980</text:p>
          </table:table-cell>
          <table:table-cell office:value-type="float" office:value="0.0000000086791">
            <text:p>8.68E-009</text:p>
          </table:table-cell>
          <table:table-cell office:value-type="float" office:value="0.00000014964">
            <text:p>1.50E-007</text:p>
          </table:table-cell>
          <table:table-cell table:formula="of:=IF([.Z317] &lt; [.U317];&quot;BETTER&quot;;IF([.Z317]-2 &gt; [.U317]; &quot;WORSE&quot;;&quot;&quot;))">
            <text:p/>
          </table:table-cell>
          <table:table-cell table:formula="of:=IF([.AB317] &lt; [.W317];&quot;BETTER&quot;;IF([.AB317] &gt;[.W317]*1.1;&quot;WORSE&quot;;&quot;&quot;))">
            <text:p/>
          </table:table-cell>
        </table:table-row>
        <table:table-row table:style-name="ro3">
          <table:table-cell/>
          <table:table-cell office:value-type="float" office:value="316">
            <text:p>316</text:p>
          </table:table-cell>
          <table:table-cell office:value-type="string">
            <text:p>-1.64493406684822641e+00</text:p>
          </table:table-cell>
          <table:table-cell office:value-type="float" office:value="59">
            <text:p>59</text:p>
          </table:table-cell>
          <table:table-cell office:value-type="float" office:value="6.7493E-015">
            <text:p>6.75E-015</text:p>
          </table:table-cell>
          <table:table-cell office:value-type="float" office:value="0.000000000029313">
            <text:p>2.93E-011</text:p>
          </table:table-cell>
          <table:table-cell/>
          <table:table-cell office:value-type="float" office:value="59">
            <text:p>59</text:p>
          </table:table-cell>
          <table:table-cell office:value-type="float" office:value="6.7493E-015">
            <text:p>6.75E-015</text:p>
          </table:table-cell>
          <table:table-cell office:value-type="float" office:value="0.000000000029313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29318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29318">
            <text:p>2.93E-011</text:p>
          </table:table-cell>
          <table:table-cell table:formula="of:=IF([.P318] &lt; [.L318];&quot;BETTER&quot;;IF([.P318]-2 &gt; [.L318]; &quot;WORSE&quot;;&quot;&quot;))">
            <text:p/>
          </table:table-cell>
          <table:table-cell table:formula="of:=IF([.R318] &lt; [.N318];&quot;BETTER&quot;;IF([.R318] &gt;[.N31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29318">
            <text:p>2.93E-011</text:p>
          </table:table-cell>
          <table:table-cell table:formula="of:=IF([.U318] &lt; [.P318];&quot;BETTER&quot;;IF([.U318]-2 &gt; [.P318]; &quot;WORSE&quot;;&quot;&quot;))">
            <text:p/>
          </table:table-cell>
          <table:table-cell table:formula="of:=IF([.W318] &lt; [.R318];&quot;BETTER&quot;;IF([.W318] &gt;[.R31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386">
            <text:p>1.39E-014</text:p>
          </table:table-cell>
          <table:table-cell office:value-type="float" office:value="0.000000000029318">
            <text:p>2.93E-011</text:p>
          </table:table-cell>
          <table:table-cell table:formula="of:=IF([.Z318] &lt; [.U318];&quot;BETTER&quot;;IF([.Z318]-2 &gt; [.U318]; &quot;WORSE&quot;;&quot;&quot;))">
            <text:p/>
          </table:table-cell>
          <table:table-cell table:formula="of:=IF([.AB318] &lt; [.W318];&quot;BETTER&quot;;IF([.AB318] &gt;[.W318]*1.1;&quot;WORSE&quot;;&quot;&quot;))">
            <text:p/>
          </table:table-cell>
        </table:table-row>
        <table:table-row table:style-name="ro3">
          <table:table-cell/>
          <table:table-cell office:value-type="float" office:value="317">
            <text:p>317</text:p>
          </table:table-cell>
          <table:table-cell office:value-type="string">
            <text:p>2.72198261287951881e-01</text:p>
          </table:table-cell>
          <table:table-cell office:value-type="float" office:value="59">
            <text:p>59</text:p>
          </table:table-cell>
          <table:table-cell office:value-type="float" office:value="0.00000000000012236">
            <text:p>1.22E-013</text:p>
          </table:table-cell>
          <table:table-cell office:value-type="float" office:value="0.000000000044284">
            <text:p>4.4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2236">
            <text:p>1.22E-013</text:p>
          </table:table-cell>
          <table:table-cell office:value-type="float" office:value="0.000000000044284">
            <text:p>4.4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4433E-015">
            <text:p>1.44E-015</text:p>
          </table:table-cell>
          <table:table-cell office:value-type="float" office:value="0.000000000044262">
            <text:p>4.4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4433E-015">
            <text:p>1.44E-015</text:p>
          </table:table-cell>
          <table:table-cell office:value-type="float" office:value="0.000000000044262">
            <text:p>4.43E-011</text:p>
          </table:table-cell>
          <table:table-cell table:formula="of:=IF([.P319] &lt; [.L319];&quot;BETTER&quot;;IF([.P319]-2 &gt; [.L319]; &quot;WORSE&quot;;&quot;&quot;))">
            <text:p/>
          </table:table-cell>
          <table:table-cell table:formula="of:=IF([.R319] &lt; [.N319];&quot;BETTER&quot;;IF([.R319] &gt;[.N31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4433E-015">
            <text:p>1.44E-015</text:p>
          </table:table-cell>
          <table:table-cell office:value-type="float" office:value="0.000000000044262">
            <text:p>4.43E-011</text:p>
          </table:table-cell>
          <table:table-cell table:formula="of:=IF([.U319] &lt; [.P319];&quot;BETTER&quot;;IF([.U319]-2 &gt; [.P319]; &quot;WORSE&quot;;&quot;&quot;))">
            <text:p/>
          </table:table-cell>
          <table:table-cell table:formula="of:=IF([.W319] &lt; [.R319];&quot;BETTER&quot;;IF([.W319] &gt;[.R31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577">
            <text:p>1.58E-012</text:p>
          </table:table-cell>
          <table:table-cell office:value-type="float" office:value="0.000000000044262">
            <text:p>4.43E-011</text:p>
          </table:table-cell>
          <table:table-cell table:formula="of:=IF([.Z319] &lt; [.U319];&quot;BETTER&quot;;IF([.Z319]-2 &gt; [.U319]; &quot;WORSE&quot;;&quot;&quot;))">
            <text:p/>
          </table:table-cell>
          <table:table-cell table:formula="of:=IF([.AB319] &lt; [.W319];&quot;BETTER&quot;;IF([.AB319] &gt;[.W319]*1.1;&quot;WORSE&quot;;&quot;&quot;))">
            <text:p/>
          </table:table-cell>
        </table:table-row>
        <table:table-row table:style-name="ro3">
          <table:table-cell/>
          <table:table-cell office:value-type="float" office:value="318">
            <text:p>318</text:p>
          </table:table-cell>
          <table:table-cell office:value-type="string">
            <text:p>1.09861229367717561e+00</text:p>
          </table:table-cell>
          <table:table-cell office:value-type="float" office:value="58">
            <text:p>58</text:p>
          </table:table-cell>
          <table:table-cell office:value-type="float" office:value="0.0000000036166">
            <text:p>3.62E-009</text:p>
          </table:table-cell>
          <table:table-cell office:value-type="float" office:value="0.0000000053327">
            <text:p>5.33E-009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76803">
            <text:p>7.68E-010</text:p>
          </table:table-cell>
          <table:table-cell office:value-type="float" office:value="0.0000000045647">
            <text:p>4.56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042603">
            <text:p>4.26E-010</text:p>
          </table:table-cell>
          <table:table-cell office:value-type="float" office:value="0.0000000045304">
            <text:p>4.53E-009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12367">
            <text:p>1.24E-009</text:p>
          </table:table-cell>
          <table:table-cell office:value-type="float" office:value="0.0000000016478">
            <text:p>1.65E-009</text:p>
          </table:table-cell>
          <table:table-cell table:formula="of:=IF([.P320] &lt; [.L320];&quot;BETTER&quot;;IF([.P320]-2 &gt; [.L320]; &quot;WORSE&quot;;&quot;&quot;))" office:value-type="string" office:string-value="BETTER">
            <text:p>BETTER</text:p>
          </table:table-cell>
          <table:table-cell table:formula="of:=IF([.R320] &lt; [.N320];&quot;BETTER&quot;;IF([.R320] &gt;[.N320]*1.1;&quot;WORSE&quot;;&quot;&quot;))" office:value-type="string" office:string-value="BETTER">
            <text:p>BETTER</text:p>
          </table:table-cell>
          <table:table-cell office:value-type="float" office:value="586">
            <text:p>586</text:p>
          </table:table-cell>
          <table:table-cell office:value-type="float" office:value="0.0000000012367">
            <text:p>1.24E-009</text:p>
          </table:table-cell>
          <table:table-cell office:value-type="float" office:value="0.0000000016478">
            <text:p>1.65E-009</text:p>
          </table:table-cell>
          <table:table-cell table:formula="of:=IF([.U320] &lt; [.P320];&quot;BETTER&quot;;IF([.U320]-2 &gt; [.P320]; &quot;WORSE&quot;;&quot;&quot;))">
            <text:p/>
          </table:table-cell>
          <table:table-cell table:formula="of:=IF([.W320] &lt; [.R320];&quot;BETTER&quot;;IF([.W320] &gt;[.R320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12368">
            <text:p>1.24E-009</text:p>
          </table:table-cell>
          <table:table-cell office:value-type="float" office:value="0.0000000016478">
            <text:p>1.65E-009</text:p>
          </table:table-cell>
          <table:table-cell table:formula="of:=IF([.Z320] &lt; [.U320];&quot;BETTER&quot;;IF([.Z320]-2 &gt; [.U320]; &quot;WORSE&quot;;&quot;&quot;))">
            <text:p/>
          </table:table-cell>
          <table:table-cell table:formula="of:=IF([.AB320] &lt; [.W320];&quot;BETTER&quot;;IF([.AB320] &gt;[.W320]*1.1;&quot;WORSE&quot;;&quot;&quot;))">
            <text:p/>
          </table:table-cell>
        </table:table-row>
        <table:table-row table:style-name="ro3">
          <table:table-cell/>
          <table:table-cell office:value-type="float" office:value="319">
            <text:p>319</text:p>
          </table:table-cell>
          <table:table-cell office:value-type="string">
            <text:p>3.12500000000000000e-02</text:p>
          </table:table-cell>
          <table:table-cell office:value-type="float" office:value="95">
            <text:p>95</text:p>
          </table:table-cell>
          <table:table-cell office:value-type="float" office:value="0.0000000012888">
            <text:p>1.29E-009</text:p>
          </table:table-cell>
          <table:table-cell office:value-type="float" office:value="0.0000000000011819">
            <text:p>1.18E-012</text:p>
          </table:table-cell>
          <table:table-cell/>
          <table:table-cell office:value-type="float" office:value="185">
            <text:p>185</text:p>
          </table:table-cell>
          <table:table-cell office:value-type="float" office:value="0.0000000000018106">
            <text:p>1.81E-012</text:p>
          </table:table-cell>
          <table:table-cell office:value-type="float" office:value="0.0000000000018254">
            <text:p>1.83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1.9776E-016">
            <text:p>1.98E-016</text:p>
          </table:table-cell>
          <table:table-cell office:value-type="float" office:value="0">
            <text:p>0.00E+000</text:p>
          </table:table-cell>
          <table:table-cell/>
          <table:table-cell office:value-type="float" office:value="293">
            <text:p>293</text:p>
          </table:table-cell>
          <table:table-cell office:value-type="float" office:value="1.9776E-016">
            <text:p>1.98E-016</text:p>
          </table:table-cell>
          <table:table-cell office:value-type="float" office:value="0">
            <text:p>0.00E+000</text:p>
          </table:table-cell>
          <table:table-cell table:formula="of:=IF([.P321] &lt; [.L321];&quot;BETTER&quot;;IF([.P321]-2 &gt; [.L321]; &quot;WORSE&quot;;&quot;&quot;))">
            <text:p/>
          </table:table-cell>
          <table:table-cell table:formula="of:=IF([.R321] &lt; [.N321];&quot;BETTER&quot;;IF([.R321] &gt;[.N32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9776E-016">
            <text:p>1.98E-016</text:p>
          </table:table-cell>
          <table:table-cell office:value-type="float" office:value="0">
            <text:p>0.00E+000</text:p>
          </table:table-cell>
          <table:table-cell table:formula="of:=IF([.U321] &lt; [.P321];&quot;BETTER&quot;;IF([.U321]-2 &gt; [.P321]; &quot;WORSE&quot;;&quot;&quot;))">
            <text:p/>
          </table:table-cell>
          <table:table-cell table:formula="of:=IF([.W321] &lt; [.R321];&quot;BETTER&quot;;IF([.W321] &gt;[.R32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9776E-016">
            <text:p>1.98E-016</text:p>
          </table:table-cell>
          <table:table-cell office:value-type="float" office:value="0">
            <text:p>0.00E+000</text:p>
          </table:table-cell>
          <table:table-cell table:formula="of:=IF([.Z321] &lt; [.U321];&quot;BETTER&quot;;IF([.Z321]-2 &gt; [.U321]; &quot;WORSE&quot;;&quot;&quot;))">
            <text:p/>
          </table:table-cell>
          <table:table-cell table:formula="of:=IF([.AB321] &lt; [.W321];&quot;BETTER&quot;;IF([.AB321] &gt;[.W321]*1.1;&quot;WORSE&quot;;&quot;&quot;))">
            <text:p/>
          </table:table-cell>
        </table:table-row>
        <table:table-row table:style-name="ro3">
          <table:table-cell/>
          <table:table-cell office:value-type="float" office:value="320">
            <text:p>320</text:p>
          </table:table-cell>
          <table:table-cell office:value-type="string">
            <text:p>3.59140914229522656e-01</text:p>
          </table:table-cell>
          <table:table-cell office:value-type="float" office:value="58">
            <text:p>58</text:p>
          </table:table-cell>
          <table:table-cell office:value-type="float" office:value="0.00000000000033294">
            <text:p>3.33E-013</text:p>
          </table:table-cell>
          <table:table-cell office:value-type="float" office:value="0.000000000082203">
            <text:p>8.22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33294">
            <text:p>3.33E-013</text:p>
          </table:table-cell>
          <table:table-cell office:value-type="float" office:value="0.000000000082203">
            <text:p>8.2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3229">
            <text:p>4.32E-012</text:p>
          </table:table-cell>
          <table:table-cell office:value-type="float" office:value="0.000000000082204">
            <text:p>8.2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3229">
            <text:p>4.32E-012</text:p>
          </table:table-cell>
          <table:table-cell office:value-type="float" office:value="0.000000000082204">
            <text:p>8.22E-011</text:p>
          </table:table-cell>
          <table:table-cell table:formula="of:=IF([.P322] &lt; [.L322];&quot;BETTER&quot;;IF([.P322]-2 &gt; [.L322]; &quot;WORSE&quot;;&quot;&quot;))">
            <text:p/>
          </table:table-cell>
          <table:table-cell table:formula="of:=IF([.R322] &lt; [.N322];&quot;BETTER&quot;;IF([.R322] &gt;[.N32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3228">
            <text:p>4.32E-012</text:p>
          </table:table-cell>
          <table:table-cell office:value-type="float" office:value="0.000000000082203">
            <text:p>8.22E-011</text:p>
          </table:table-cell>
          <table:table-cell table:formula="of:=IF([.U322] &lt; [.P322];&quot;BETTER&quot;;IF([.U322]-2 &gt; [.P322]; &quot;WORSE&quot;;&quot;&quot;))">
            <text:p/>
          </table:table-cell>
          <table:table-cell table:formula="of:=IF([.W322] &lt; [.R322];&quot;BETTER&quot;;IF([.W322] &gt;[.R322]*1.1;&quot;WORSE&quot;;&quot;&quot;))" office:value-type="string" office:string-value="BETTER">
            <text:p>BETTER</text:p>
          </table:table-cell>
          <table:table-cell office:value-type="float" office:value="74">
            <text:p>74</text:p>
          </table:table-cell>
          <table:table-cell office:value-type="float" office:value="0.0000000000043306">
            <text:p>4.33E-012</text:p>
          </table:table-cell>
          <table:table-cell office:value-type="float" office:value="0.000000000082203">
            <text:p>8.22E-011</text:p>
          </table:table-cell>
          <table:table-cell table:formula="of:=IF([.Z322] &lt; [.U322];&quot;BETTER&quot;;IF([.Z322]-2 &gt; [.U322]; &quot;WORSE&quot;;&quot;&quot;))">
            <text:p/>
          </table:table-cell>
          <table:table-cell table:formula="of:=IF([.AB322] &lt; [.W322];&quot;BETTER&quot;;IF([.AB322] &gt;[.W322]*1.1;&quot;WORSE&quot;;&quot;&quot;))">
            <text:p/>
          </table:table-cell>
        </table:table-row>
        <table:table-row table:style-name="ro3">
          <table:table-cell/>
          <table:table-cell office:value-type="float" office:value="321">
            <text:p>321</text:p>
          </table:table-cell>
          <table:table-cell office:value-type="string">
            <text:p>2.72198261315714007e-01</text:p>
          </table:table-cell>
          <table:table-cell office:value-type="float" office:value="58">
            <text:p>58</text:p>
          </table:table-cell>
          <table:table-cell office:value-type="float" office:value="4.2407E-016">
            <text:p>4.24E-016</text:p>
          </table:table-cell>
          <table:table-cell office:value-type="float" office:value="0.00000000005773">
            <text:p>5.77E-011</text:p>
          </table:table-cell>
          <table:table-cell/>
          <table:table-cell office:value-type="float" office:value="59">
            <text:p>59</text:p>
          </table:table-cell>
          <table:table-cell office:value-type="float" office:value="4.2407E-016">
            <text:p>4.24E-016</text:p>
          </table:table-cell>
          <table:table-cell office:value-type="float" office:value="0.00000000005773">
            <text:p>5.7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8477E-017">
            <text:p>3.85E-017</text:p>
          </table:table-cell>
          <table:table-cell office:value-type="float" office:value="0.00000000005773">
            <text:p>5.7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8477E-017">
            <text:p>3.85E-017</text:p>
          </table:table-cell>
          <table:table-cell office:value-type="float" office:value="0.00000000005773">
            <text:p>5.77E-011</text:p>
          </table:table-cell>
          <table:table-cell table:formula="of:=IF([.P323] &lt; [.L323];&quot;BETTER&quot;;IF([.P323]-2 &gt; [.L323]; &quot;WORSE&quot;;&quot;&quot;))">
            <text:p/>
          </table:table-cell>
          <table:table-cell table:formula="of:=IF([.R323] &lt; [.N323];&quot;BETTER&quot;;IF([.R323] &gt;[.N32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5773">
            <text:p>5.77E-011</text:p>
          </table:table-cell>
          <table:table-cell table:formula="of:=IF([.U323] &lt; [.P323];&quot;BETTER&quot;;IF([.U323]-2 &gt; [.P323]; &quot;WORSE&quot;;&quot;&quot;))">
            <text:p/>
          </table:table-cell>
          <table:table-cell table:formula="of:=IF([.W323] &lt; [.R323];&quot;BETTER&quot;;IF([.W323] &gt;[.R32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45168">
            <text:p>4.52E-014</text:p>
          </table:table-cell>
          <table:table-cell office:value-type="float" office:value="0.00000000005773">
            <text:p>5.77E-011</text:p>
          </table:table-cell>
          <table:table-cell table:formula="of:=IF([.Z323] &lt; [.U323];&quot;BETTER&quot;;IF([.Z323]-2 &gt; [.U323]; &quot;WORSE&quot;;&quot;&quot;))">
            <text:p/>
          </table:table-cell>
          <table:table-cell table:formula="of:=IF([.AB323] &lt; [.W323];&quot;BETTER&quot;;IF([.AB323] &gt;[.W323]*1.1;&quot;WORSE&quot;;&quot;&quot;))">
            <text:p/>
          </table:table-cell>
        </table:table-row>
        <table:table-row table:style-name="ro3">
          <table:table-cell/>
          <table:table-cell office:value-type="float" office:value="322">
            <text:p>322</text:p>
          </table:table-cell>
          <table:table-cell office:value-type="string">
            <text:p>-1.09861229367717605e+00</text:p>
          </table:table-cell>
          <table:table-cell office:value-type="float" office:value="110">
            <text:p>110</text:p>
          </table:table-cell>
          <table:table-cell office:value-type="float" office:value="0.0000000019796">
            <text:p>1.98E-009</text:p>
          </table:table-cell>
          <table:table-cell office:value-type="float" office:value="0.0000000045612">
            <text:p>4.56E-009</text:p>
          </table:table-cell>
          <table:table-cell/>
          <table:table-cell office:value-type="float" office:value="217">
            <text:p>217</text:p>
          </table:table-cell>
          <table:table-cell office:value-type="float" office:value="0.00000000069921">
            <text:p>6.99E-010</text:p>
          </table:table-cell>
          <table:table-cell office:value-type="float" office:value="0.0000000052642">
            <text:p>5.26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042603">
            <text:p>4.26E-010</text:p>
          </table:table-cell>
          <table:table-cell office:value-type="float" office:value="0.0000000045304">
            <text:p>4.53E-009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12481">
            <text:p>1.25E-009</text:p>
          </table:table-cell>
          <table:table-cell office:value-type="float" office:value="0.0000000016478">
            <text:p>1.65E-009</text:p>
          </table:table-cell>
          <table:table-cell table:formula="of:=IF([.P324] &lt; [.L324];&quot;BETTER&quot;;IF([.P324]-2 &gt; [.L324]; &quot;WORSE&quot;;&quot;&quot;))" office:value-type="string" office:string-value="BETTER">
            <text:p>BETTER</text:p>
          </table:table-cell>
          <table:table-cell table:formula="of:=IF([.R324] &lt; [.N324];&quot;BETTER&quot;;IF([.R324] &gt;[.N324]*1.1;&quot;WORSE&quot;;&quot;&quot;))" office:value-type="string" office:string-value="BETTER">
            <text:p>BETTER</text:p>
          </table:table-cell>
          <table:table-cell office:value-type="float" office:value="586">
            <text:p>586</text:p>
          </table:table-cell>
          <table:table-cell office:value-type="float" office:value="0.0000000012481">
            <text:p>1.25E-009</text:p>
          </table:table-cell>
          <table:table-cell office:value-type="float" office:value="0.0000000016478">
            <text:p>1.65E-009</text:p>
          </table:table-cell>
          <table:table-cell table:formula="of:=IF([.U324] &lt; [.P324];&quot;BETTER&quot;;IF([.U324]-2 &gt; [.P324]; &quot;WORSE&quot;;&quot;&quot;))">
            <text:p/>
          </table:table-cell>
          <table:table-cell table:formula="of:=IF([.W324] &lt; [.R324];&quot;BETTER&quot;;IF([.W324] &gt;[.R324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12481">
            <text:p>1.25E-009</text:p>
          </table:table-cell>
          <table:table-cell office:value-type="float" office:value="0.0000000016478">
            <text:p>1.65E-009</text:p>
          </table:table-cell>
          <table:table-cell table:formula="of:=IF([.Z324] &lt; [.U324];&quot;BETTER&quot;;IF([.Z324]-2 &gt; [.U324]; &quot;WORSE&quot;;&quot;&quot;))">
            <text:p/>
          </table:table-cell>
          <table:table-cell table:formula="of:=IF([.AB324] &lt; [.W324];&quot;BETTER&quot;;IF([.AB324] &gt;[.W324]*1.1;&quot;WORSE&quot;;&quot;&quot;))">
            <text:p/>
          </table:table-cell>
        </table:table-row>
        <table:table-row table:style-name="ro3">
          <table:table-cell/>
          <table:table-cell office:value-type="float" office:value="323">
            <text:p>323</text:p>
          </table:table-cell>
          <table:table-cell office:value-type="string">
            <text:p>1.81254700968864410e-02</text:p>
          </table:table-cell>
          <table:table-cell office:value-type="float" office:value="61">
            <text:p>61</text:p>
          </table:table-cell>
          <table:table-cell office:value-type="float" office:value="0.0000000046978">
            <text:p>4.70E-009</text:p>
          </table:table-cell>
          <table:table-cell office:value-type="float" office:value="0.000000007547">
            <text:p>7.55E-009</text:p>
          </table:table-cell>
          <table:table-cell/>
          <table:table-cell office:value-type="float" office:value="475">
            <text:p>475</text:p>
          </table:table-cell>
          <table:table-cell office:value-type="float" office:value="0.00000000038646">
            <text:p>3.86E-010</text:p>
          </table:table-cell>
          <table:table-cell office:value-type="float" office:value="0.0000000041812">
            <text:p>4.18E-009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052273">
            <text:p>5.23E-012</text:p>
          </table:table-cell>
          <table:table-cell office:value-type="float" office:value="0.0000000056889">
            <text:p>5.69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31506">
            <text:p>3.15E-011</text:p>
          </table:table-cell>
          <table:table-cell office:value-type="float" office:value="0.0000000045526">
            <text:p>4.55E-009</text:p>
          </table:table-cell>
          <table:table-cell table:formula="of:=IF([.P325] &lt; [.L325];&quot;BETTER&quot;;IF([.P325]-2 &gt; [.L325]; &quot;WORSE&quot;;&quot;&quot;))" office:value-type="string" office:string-value="BETTER">
            <text:p>BETTER</text:p>
          </table:table-cell>
          <table:table-cell table:formula="of:=IF([.R325] &lt; [.N325];&quot;BETTER&quot;;IF([.R325] &gt;[.N325]*1.1;&quot;WORSE&quot;;&quot;&quot;))" office:value-type="string" office:string-value="BETTER">
            <text:p>BETTER</text:p>
          </table:table-cell>
          <table:table-cell office:value-type="float" office:value="293">
            <text:p>293</text:p>
          </table:table-cell>
          <table:table-cell office:value-type="float" office:value="0.000000000031506">
            <text:p>3.15E-011</text:p>
          </table:table-cell>
          <table:table-cell office:value-type="float" office:value="0.0000000045526">
            <text:p>4.55E-009</text:p>
          </table:table-cell>
          <table:table-cell table:formula="of:=IF([.U325] &lt; [.P325];&quot;BETTER&quot;;IF([.U325]-2 &gt; [.P325]; &quot;WORSE&quot;;&quot;&quot;))">
            <text:p/>
          </table:table-cell>
          <table:table-cell table:formula="of:=IF([.W325] &lt; [.R325];&quot;BETTER&quot;;IF([.W325] &gt;[.R325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30058">
            <text:p>3.01E-009</text:p>
          </table:table-cell>
          <table:table-cell office:value-type="float" office:value="0.0000000045526">
            <text:p>4.55E-009</text:p>
          </table:table-cell>
          <table:table-cell table:formula="of:=IF([.Z325] &lt; [.U325];&quot;BETTER&quot;;IF([.Z325]-2 &gt; [.U325]; &quot;WORSE&quot;;&quot;&quot;))">
            <text:p/>
          </table:table-cell>
          <table:table-cell table:formula="of:=IF([.AB325] &lt; [.W325];&quot;BETTER&quot;;IF([.AB325] &gt;[.W325]*1.1;&quot;WORSE&quot;;&quot;&quot;))">
            <text:p/>
          </table:table-cell>
        </table:table-row>
        <table:table-row table:style-name="ro3">
          <table:table-cell/>
          <table:table-cell office:value-type="float" office:value="324">
            <text:p>324</text:p>
          </table:table-cell>
          <table:table-cell office:value-type="string">
            <text:p>3.14159265362041662e+00</text:p>
          </table:table-cell>
          <table:table-cell office:value-type="float" office:value="58">
            <text:p>58</text:p>
          </table:table-cell>
          <table:table-cell office:value-type="float" office:value="0.0000000013844">
            <text:p>1.38E-009</text:p>
          </table:table-cell>
          <table:table-cell office:value-type="float" office:value="0.0000000000064965">
            <text:p>6.50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37792">
            <text:p>3.78E-013</text:p>
          </table:table-cell>
          <table:table-cell office:value-type="float" office:value="0.0000000000061187">
            <text:p>6.12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23634">
            <text:p>2.36E-012</text:p>
          </table:table-cell>
          <table:table-cell office:value-type="float" office:value="0.0000000000064988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23634">
            <text:p>2.36E-012</text:p>
          </table:table-cell>
          <table:table-cell office:value-type="float" office:value="0.0000000000064988">
            <text:p>6.50E-012</text:p>
          </table:table-cell>
          <table:table-cell table:formula="of:=IF([.P326] &lt; [.L326];&quot;BETTER&quot;;IF([.P326]-2 &gt; [.L326]; &quot;WORSE&quot;;&quot;&quot;))">
            <text:p/>
          </table:table-cell>
          <table:table-cell table:formula="of:=IF([.R326] &lt; [.N326];&quot;BETTER&quot;;IF([.R326] &gt;[.N32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23634">
            <text:p>2.36E-012</text:p>
          </table:table-cell>
          <table:table-cell office:value-type="float" office:value="0.0000000000064988">
            <text:p>6.50E-012</text:p>
          </table:table-cell>
          <table:table-cell table:formula="of:=IF([.U326] &lt; [.P326];&quot;BETTER&quot;;IF([.U326]-2 &gt; [.P326]; &quot;WORSE&quot;;&quot;&quot;))">
            <text:p/>
          </table:table-cell>
          <table:table-cell table:formula="of:=IF([.W326] &lt; [.R326];&quot;BETTER&quot;;IF([.W326] &gt;[.R32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32494">
            <text:p>3.25E-012</text:p>
          </table:table-cell>
          <table:table-cell office:value-type="float" office:value="0.0000000000064988">
            <text:p>6.50E-012</text:p>
          </table:table-cell>
          <table:table-cell table:formula="of:=IF([.Z326] &lt; [.U326];&quot;BETTER&quot;;IF([.Z326]-2 &gt; [.U326]; &quot;WORSE&quot;;&quot;&quot;))">
            <text:p/>
          </table:table-cell>
          <table:table-cell table:formula="of:=IF([.AB326] &lt; [.W326];&quot;BETTER&quot;;IF([.AB326] &gt;[.W326]*1.1;&quot;WORSE&quot;;&quot;&quot;))">
            <text:p/>
          </table:table-cell>
        </table:table-row>
        <table:table-row table:style-name="ro3">
          <table:table-cell/>
          <table:table-cell office:value-type="float" office:value="325">
            <text:p>325</text:p>
          </table:table-cell>
          <table:table-cell office:value-type="string">
            <text:p>3.14159265362041662e+00</text:p>
          </table:table-cell>
          <table:table-cell office:value-type="float" office:value="58">
            <text:p>58</text:p>
          </table:table-cell>
          <table:table-cell office:value-type="float" office:value="0.0000000000023404">
            <text:p>2.34E-012</text:p>
          </table:table-cell>
          <table:table-cell office:value-type="float" office:value="0.0000000000064965">
            <text:p>6.50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23404">
            <text:p>2.34E-012</text:p>
          </table:table-cell>
          <table:table-cell office:value-type="float" office:value="0.0000000000064965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0927E-015">
            <text:p>2.09E-015</text:p>
          </table:table-cell>
          <table:table-cell office:value-type="float" office:value="0.0000000000064988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0927E-015">
            <text:p>2.09E-015</text:p>
          </table:table-cell>
          <table:table-cell office:value-type="float" office:value="0.0000000000064988">
            <text:p>6.50E-012</text:p>
          </table:table-cell>
          <table:table-cell table:formula="of:=IF([.P327] &lt; [.L327];&quot;BETTER&quot;;IF([.P327]-2 &gt; [.L327]; &quot;WORSE&quot;;&quot;&quot;))">
            <text:p/>
          </table:table-cell>
          <table:table-cell table:formula="of:=IF([.R327] &lt; [.N327];&quot;BETTER&quot;;IF([.R327] &gt;[.N32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3951E-015">
            <text:p>1.40E-015</text:p>
          </table:table-cell>
          <table:table-cell office:value-type="float" office:value="0.0000000000064988">
            <text:p>6.50E-012</text:p>
          </table:table-cell>
          <table:table-cell table:formula="of:=IF([.U327] &lt; [.P327];&quot;BETTER&quot;;IF([.U327]-2 &gt; [.P327]; &quot;WORSE&quot;;&quot;&quot;))">
            <text:p/>
          </table:table-cell>
          <table:table-cell table:formula="of:=IF([.W327] &lt; [.R327];&quot;BETTER&quot;;IF([.W327] &gt;[.R32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88742">
            <text:p>8.87E-013</text:p>
          </table:table-cell>
          <table:table-cell office:value-type="float" office:value="0.0000000000064988">
            <text:p>6.50E-012</text:p>
          </table:table-cell>
          <table:table-cell table:formula="of:=IF([.Z327] &lt; [.U327];&quot;BETTER&quot;;IF([.Z327]-2 &gt; [.U327]; &quot;WORSE&quot;;&quot;&quot;))">
            <text:p/>
          </table:table-cell>
          <table:table-cell table:formula="of:=IF([.AB327] &lt; [.W327];&quot;BETTER&quot;;IF([.AB327] &gt;[.W327]*1.1;&quot;WORSE&quot;;&quot;&quot;))">
            <text:p/>
          </table:table-cell>
        </table:table-row>
        <table:table-row table:style-name="ro3">
          <table:table-cell/>
          <table:table-cell office:value-type="float" office:value="326">
            <text:p>326</text:p>
          </table:table-cell>
          <table:table-cell office:value-type="string">
            <text:p>1.57079632679999959e+00</text:p>
          </table:table-cell>
          <table:table-cell office:value-type="float" office:value="58">
            <text:p>58</text:p>
          </table:table-cell>
          <table:table-cell office:value-type="float" office:value="0.000000000002341">
            <text:p>2.34E-012</text:p>
          </table:table-cell>
          <table:table-cell office:value-type="float" office:value="1.2722E-015">
            <text:p>1.27E-015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2341">
            <text:p>2.34E-012</text:p>
          </table:table-cell>
          <table:table-cell office:value-type="float" office:value="1.2722E-015">
            <text:p>1.27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2.8272E-016">
            <text:p>2.83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2.8272E-016">
            <text:p>2.83E-016</text:p>
          </table:table-cell>
          <table:table-cell table:formula="of:=IF([.P328] &lt; [.L328];&quot;BETTER&quot;;IF([.P328]-2 &gt; [.L328]; &quot;WORSE&quot;;&quot;&quot;))">
            <text:p/>
          </table:table-cell>
          <table:table-cell table:formula="of:=IF([.R328] &lt; [.N328];&quot;BETTER&quot;;IF([.R328] &gt;[.N32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2.8272E-016">
            <text:p>2.83E-016</text:p>
          </table:table-cell>
          <table:table-cell table:formula="of:=IF([.U328] &lt; [.P328];&quot;BETTER&quot;;IF([.U328]-2 &gt; [.P328]; &quot;WORSE&quot;;&quot;&quot;))">
            <text:p/>
          </table:table-cell>
          <table:table-cell table:formula="of:=IF([.W328] &lt; [.R328];&quot;BETTER&quot;;IF([.W328] &gt;[.R32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4802">
            <text:p>1.48E-013</text:p>
          </table:table-cell>
          <table:table-cell office:value-type="float" office:value="2.8272E-016">
            <text:p>2.83E-016</text:p>
          </table:table-cell>
          <table:table-cell table:formula="of:=IF([.Z328] &lt; [.U328];&quot;BETTER&quot;;IF([.Z328]-2 &gt; [.U328]; &quot;WORSE&quot;;&quot;&quot;))">
            <text:p/>
          </table:table-cell>
          <table:table-cell table:formula="of:=IF([.AB328] &lt; [.W328];&quot;BETTER&quot;;IF([.AB328] &gt;[.W328]*1.1;&quot;WORSE&quot;;&quot;&quot;))">
            <text:p/>
          </table:table-cell>
        </table:table-row>
        <table:table-row table:style-name="ro3">
          <table:table-cell/>
          <table:table-cell office:value-type="float" office:value="327">
            <text:p>327</text:p>
          </table:table-cell>
          <table:table-cell office:value-type="string">
            <text:p>-6.97873325059438221e-02</text:p>
          </table:table-cell>
          <table:table-cell office:value-type="float" office:value="113">
            <text:p>113</text:p>
          </table:table-cell>
          <table:table-cell office:value-type="float" office:value="0.0000000000037792">
            <text:p>3.78E-012</text:p>
          </table:table-cell>
          <table:table-cell office:value-type="float" office:value="0.000000000081382">
            <text:p>8.14E-011</text:p>
          </table:table-cell>
          <table:table-cell/>
          <table:table-cell office:value-type="float" office:value="115">
            <text:p>115</text:p>
          </table:table-cell>
          <table:table-cell office:value-type="float" office:value="0.000000000000055289">
            <text:p>5.53E-014</text:p>
          </table:table-cell>
          <table:table-cell office:value-type="float" office:value="0.000000000085106">
            <text:p>8.5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68495">
            <text:p>6.85E-012</text:p>
          </table:table-cell>
          <table:table-cell office:value-type="float" office:value="0.000000000085171">
            <text:p>8.52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68495">
            <text:p>6.85E-012</text:p>
          </table:table-cell>
          <table:table-cell office:value-type="float" office:value="0.000000000085171">
            <text:p>8.52E-011</text:p>
          </table:table-cell>
          <table:table-cell table:formula="of:=IF([.P329] &lt; [.L329];&quot;BETTER&quot;;IF([.P329]-2 &gt; [.L329]; &quot;WORSE&quot;;&quot;&quot;))">
            <text:p/>
          </table:table-cell>
          <table:table-cell table:formula="of:=IF([.R329] &lt; [.N329];&quot;BETTER&quot;;IF([.R329] &gt;[.N32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68495">
            <text:p>6.85E-012</text:p>
          </table:table-cell>
          <table:table-cell office:value-type="float" office:value="0.000000000085171">
            <text:p>8.52E-011</text:p>
          </table:table-cell>
          <table:table-cell table:formula="of:=IF([.U329] &lt; [.P329];&quot;BETTER&quot;;IF([.U329]-2 &gt; [.P329]; &quot;WORSE&quot;;&quot;&quot;))">
            <text:p/>
          </table:table-cell>
          <table:table-cell table:formula="of:=IF([.W329] &lt; [.R329];&quot;BETTER&quot;;IF([.W329] &gt;[.R32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74402">
            <text:p>7.44E-012</text:p>
          </table:table-cell>
          <table:table-cell office:value-type="float" office:value="0.000000000085171">
            <text:p>8.52E-011</text:p>
          </table:table-cell>
          <table:table-cell table:formula="of:=IF([.Z329] &lt; [.U329];&quot;BETTER&quot;;IF([.Z329]-2 &gt; [.U329]; &quot;WORSE&quot;;&quot;&quot;))">
            <text:p/>
          </table:table-cell>
          <table:table-cell table:formula="of:=IF([.AB329] &lt; [.W329];&quot;BETTER&quot;;IF([.AB329] &gt;[.W329]*1.1;&quot;WORSE&quot;;&quot;&quot;))">
            <text:p/>
          </table:table-cell>
        </table:table-row>
        <table:table-row table:style-name="ro3">
          <table:table-cell/>
          <table:table-cell office:value-type="float" office:value="328">
            <text:p>328</text:p>
          </table:table-cell>
          <table:table-cell office:value-type="string">
            <text:p>9.81747704246810349e-02</text:p>
          </table:table-cell>
          <table:table-cell office:value-type="float" office:value="83">
            <text:p>83</text:p>
          </table:table-cell>
          <table:table-cell office:value-type="float" office:value="0.0000000000010977">
            <text:p>1.10E-012</text:p>
          </table:table-cell>
          <table:table-cell office:value-type="float" office:value="0.00000000025017">
            <text:p>2.50E-010</text:p>
          </table:table-cell>
          <table:table-cell/>
          <table:table-cell office:value-type="float" office:value="85">
            <text:p>85</text:p>
          </table:table-cell>
          <table:table-cell office:value-type="float" office:value="0.00000000000011346">
            <text:p>1.13E-013</text:p>
          </table:table-cell>
          <table:table-cell office:value-type="float" office:value="0.00000000025138">
            <text:p>2.5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1534">
            <text:p>1.53E-011</text:p>
          </table:table-cell>
          <table:table-cell office:value-type="float" office:value="0.0000000002514">
            <text:p>2.5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1534">
            <text:p>1.53E-011</text:p>
          </table:table-cell>
          <table:table-cell office:value-type="float" office:value="0.0000000002514">
            <text:p>2.51E-010</text:p>
          </table:table-cell>
          <table:table-cell table:formula="of:=IF([.P330] &lt; [.L330];&quot;BETTER&quot;;IF([.P330]-2 &gt; [.L330]; &quot;WORSE&quot;;&quot;&quot;))">
            <text:p/>
          </table:table-cell>
          <table:table-cell table:formula="of:=IF([.R330] &lt; [.N330];&quot;BETTER&quot;;IF([.R330] &gt;[.N33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1534">
            <text:p>1.53E-011</text:p>
          </table:table-cell>
          <table:table-cell office:value-type="float" office:value="0.0000000002514">
            <text:p>2.51E-010</text:p>
          </table:table-cell>
          <table:table-cell table:formula="of:=IF([.U330] &lt; [.P330];&quot;BETTER&quot;;IF([.U330]-2 &gt; [.P330]; &quot;WORSE&quot;;&quot;&quot;))">
            <text:p/>
          </table:table-cell>
          <table:table-cell table:formula="of:=IF([.W330] &lt; [.R330];&quot;BETTER&quot;;IF([.W330] &gt;[.R33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1534">
            <text:p>1.53E-011</text:p>
          </table:table-cell>
          <table:table-cell office:value-type="float" office:value="0.0000000002514">
            <text:p>2.51E-010</text:p>
          </table:table-cell>
          <table:table-cell table:formula="of:=IF([.Z330] &lt; [.U330];&quot;BETTER&quot;;IF([.Z330]-2 &gt; [.U330]; &quot;WORSE&quot;;&quot;&quot;))">
            <text:p/>
          </table:table-cell>
          <table:table-cell table:formula="of:=IF([.AB330] &lt; [.W330];&quot;BETTER&quot;;IF([.AB330] &gt;[.W330]*1.1;&quot;WORSE&quot;;&quot;&quot;))">
            <text:p/>
          </table:table-cell>
        </table:table-row>
        <table:table-row table:style-name="ro3">
          <table:table-cell/>
          <table:table-cell office:value-type="float" office:value="329">
            <text:p>329</text:p>
          </table:table-cell>
          <table:table-cell office:value-type="string">
            <text:p>3.92699081691919860e-01</text:p>
          </table:table-cell>
          <table:table-cell office:value-type="float" office:value="112">
            <text:p>112</text:p>
          </table:table-cell>
          <table:table-cell office:value-type="float" office:value="0.00000000000067379">
            <text:p>6.74E-013</text:p>
          </table:table-cell>
          <table:table-cell office:value-type="float" office:value="0.00000000002125">
            <text:p>2.13E-011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67379">
            <text:p>6.74E-013</text:p>
          </table:table-cell>
          <table:table-cell office:value-type="float" office:value="0.00000000002125">
            <text:p>2.1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97425">
            <text:p>9.74E-013</text:p>
          </table:table-cell>
          <table:table-cell office:value-type="float" office:value="0.000000000020576">
            <text:p>2.0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97425">
            <text:p>9.74E-013</text:p>
          </table:table-cell>
          <table:table-cell office:value-type="float" office:value="0.000000000020576">
            <text:p>2.06E-011</text:p>
          </table:table-cell>
          <table:table-cell table:formula="of:=IF([.P331] &lt; [.L331];&quot;BETTER&quot;;IF([.P331]-2 &gt; [.L331]; &quot;WORSE&quot;;&quot;&quot;))">
            <text:p/>
          </table:table-cell>
          <table:table-cell table:formula="of:=IF([.R331] &lt; [.N331];&quot;BETTER&quot;;IF([.R331] &gt;[.N33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97425">
            <text:p>9.74E-013</text:p>
          </table:table-cell>
          <table:table-cell office:value-type="float" office:value="0.000000000020576">
            <text:p>2.06E-011</text:p>
          </table:table-cell>
          <table:table-cell table:formula="of:=IF([.U331] &lt; [.P331];&quot;BETTER&quot;;IF([.U331]-2 &gt; [.P331]; &quot;WORSE&quot;;&quot;&quot;))">
            <text:p/>
          </table:table-cell>
          <table:table-cell table:formula="of:=IF([.W331] &lt; [.R331];&quot;BETTER&quot;;IF([.W331] &gt;[.R33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1711">
            <text:p>1.17E-012</text:p>
          </table:table-cell>
          <table:table-cell office:value-type="float" office:value="0.000000000020576">
            <text:p>2.06E-011</text:p>
          </table:table-cell>
          <table:table-cell table:formula="of:=IF([.Z331] &lt; [.U331];&quot;BETTER&quot;;IF([.Z331]-2 &gt; [.U331]; &quot;WORSE&quot;;&quot;&quot;))">
            <text:p/>
          </table:table-cell>
          <table:table-cell table:formula="of:=IF([.AB331] &lt; [.W331];&quot;BETTER&quot;;IF([.AB331] &gt;[.W331]*1.1;&quot;WORSE&quot;;&quot;&quot;))">
            <text:p/>
          </table:table-cell>
        </table:table-row>
        <table:table-row table:style-name="ro3">
          <table:table-cell/>
          <table:table-cell office:value-type="float" office:value="330">
            <text:p>330</text:p>
          </table:table-cell>
          <table:table-cell office:value-type="string">
            <text:p>1.24645048028046102e+00</text:p>
          </table:table-cell>
          <table:table-cell office:value-type="float" office:value="58">
            <text:p>58</text:p>
          </table:table-cell>
          <table:table-cell office:value-type="float" office:value="0.0000000000023463">
            <text:p>2.35E-012</text:p>
          </table:table-cell>
          <table:table-cell office:value-type="float" office:value="0.000000000015676">
            <text:p>1.57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23463">
            <text:p>2.35E-012</text:p>
          </table:table-cell>
          <table:table-cell office:value-type="float" office:value="0.000000000015676">
            <text:p>1.5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1163">
            <text:p>1.12E-010</text:p>
          </table:table-cell>
          <table:table-cell office:value-type="float" office:value="0.000000000015676">
            <text:p>1.5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1163">
            <text:p>1.12E-010</text:p>
          </table:table-cell>
          <table:table-cell office:value-type="float" office:value="0.000000000015676">
            <text:p>1.57E-011</text:p>
          </table:table-cell>
          <table:table-cell table:formula="of:=IF([.P332] &lt; [.L332];&quot;BETTER&quot;;IF([.P332]-2 &gt; [.L332]; &quot;WORSE&quot;;&quot;&quot;))">
            <text:p/>
          </table:table-cell>
          <table:table-cell table:formula="of:=IF([.R332] &lt; [.N332];&quot;BETTER&quot;;IF([.R332] &gt;[.N33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1163">
            <text:p>1.12E-010</text:p>
          </table:table-cell>
          <table:table-cell office:value-type="float" office:value="0.000000000015676">
            <text:p>1.57E-011</text:p>
          </table:table-cell>
          <table:table-cell table:formula="of:=IF([.U332] &lt; [.P332];&quot;BETTER&quot;;IF([.U332]-2 &gt; [.P332]; &quot;WORSE&quot;;&quot;&quot;))">
            <text:p/>
          </table:table-cell>
          <table:table-cell table:formula="of:=IF([.W332] &lt; [.R332];&quot;BETTER&quot;;IF([.W332] &gt;[.R33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1165">
            <text:p>1.12E-010</text:p>
          </table:table-cell>
          <table:table-cell office:value-type="float" office:value="0.000000000015676">
            <text:p>1.57E-011</text:p>
          </table:table-cell>
          <table:table-cell table:formula="of:=IF([.Z332] &lt; [.U332];&quot;BETTER&quot;;IF([.Z332]-2 &gt; [.U332]; &quot;WORSE&quot;;&quot;&quot;))">
            <text:p/>
          </table:table-cell>
          <table:table-cell table:formula="of:=IF([.AB332] &lt; [.W332];&quot;BETTER&quot;;IF([.AB332] &gt;[.W332]*1.1;&quot;WORSE&quot;;&quot;&quot;))">
            <text:p/>
          </table:table-cell>
        </table:table-row>
        <table:table-row table:style-name="ro3">
          <table:table-cell/>
          <table:table-cell office:value-type="float" office:value="331">
            <text:p>331</text:p>
          </table:table-cell>
          <table:table-cell office:value-type="string">
            <text:p>1.57079632679489656e+00</text:p>
          </table:table-cell>
          <table:table-cell office:value-type="float" office:value="58">
            <text:p>58</text:p>
          </table:table-cell>
          <table:table-cell office:value-type="float" office:value="0.0000000000011698">
            <text:p>1.17E-012</text:p>
          </table:table-cell>
          <table:table-cell office:value-type="float" office:value="0.0000000000032497">
            <text:p>3.25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11698">
            <text:p>1.17E-012</text:p>
          </table:table-cell>
          <table:table-cell office:value-type="float" office:value="0.0000000000032497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249">
            <text:p>3.25E-012</text:p>
          </table:table-cell>
          <table:table-cell table:formula="of:=IF([.P333] &lt; [.L333];&quot;BETTER&quot;;IF([.P333]-2 &gt; [.L333]; &quot;WORSE&quot;;&quot;&quot;))">
            <text:p/>
          </table:table-cell>
          <table:table-cell table:formula="of:=IF([.R333] &lt; [.N333];&quot;BETTER&quot;;IF([.R333] &gt;[.N33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249">
            <text:p>3.25E-012</text:p>
          </table:table-cell>
          <table:table-cell table:formula="of:=IF([.U333] &lt; [.P333];&quot;BETTER&quot;;IF([.U333]-2 &gt; [.P333]; &quot;WORSE&quot;;&quot;&quot;))">
            <text:p/>
          </table:table-cell>
          <table:table-cell table:formula="of:=IF([.W333] &lt; [.R333];&quot;BETTER&quot;;IF([.W333] &gt;[.R33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9929E-058">
            <text:p>3.99E-058</text:p>
          </table:table-cell>
          <table:table-cell office:value-type="float" office:value="0.000000000003249">
            <text:p>3.25E-012</text:p>
          </table:table-cell>
          <table:table-cell table:formula="of:=IF([.Z333] &lt; [.U333];&quot;BETTER&quot;;IF([.Z333]-2 &gt; [.U333]; &quot;WORSE&quot;;&quot;&quot;))">
            <text:p/>
          </table:table-cell>
          <table:table-cell table:formula="of:=IF([.AB333] &lt; [.W333];&quot;BETTER&quot;;IF([.AB333] &gt;[.W333]*1.1;&quot;WORSE&quot;;&quot;&quot;))">
            <text:p/>
          </table:table-cell>
        </table:table-row>
        <table:table-row table:style-name="ro3">
          <table:table-cell/>
          <table:table-cell office:value-type="float" office:value="332">
            <text:p>332</text:p>
          </table:table-cell>
          <table:table-cell office:value-type="string">
            <text:p>1.57079632679489656e+00</text:p>
          </table:table-cell>
          <table:table-cell office:value-type="float" office:value="58">
            <text:p>58</text:p>
          </table:table-cell>
          <table:table-cell office:value-type="float" office:value="0.00000000000117">
            <text:p>1.17E-012</text:p>
          </table:table-cell>
          <table:table-cell office:value-type="float" office:value="0.0000000000032498">
            <text:p>3.25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117">
            <text:p>1.17E-012</text:p>
          </table:table-cell>
          <table:table-cell office:value-type="float" office:value="0.0000000000032498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249">
            <text:p>3.25E-012</text:p>
          </table:table-cell>
          <table:table-cell table:formula="of:=IF([.P334] &lt; [.L334];&quot;BETTER&quot;;IF([.P334]-2 &gt; [.L334]; &quot;WORSE&quot;;&quot;&quot;))">
            <text:p/>
          </table:table-cell>
          <table:table-cell table:formula="of:=IF([.R334] &lt; [.N334];&quot;BETTER&quot;;IF([.R334] &gt;[.N33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249">
            <text:p>3.25E-012</text:p>
          </table:table-cell>
          <table:table-cell table:formula="of:=IF([.U334] &lt; [.P334];&quot;BETTER&quot;;IF([.U334]-2 &gt; [.P334]; &quot;WORSE&quot;;&quot;&quot;))">
            <text:p/>
          </table:table-cell>
          <table:table-cell table:formula="of:=IF([.W334] &lt; [.R334];&quot;BETTER&quot;;IF([.W334] &gt;[.R33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9929E-058">
            <text:p>3.99E-058</text:p>
          </table:table-cell>
          <table:table-cell office:value-type="float" office:value="0.000000000003249">
            <text:p>3.25E-012</text:p>
          </table:table-cell>
          <table:table-cell table:formula="of:=IF([.Z334] &lt; [.U334];&quot;BETTER&quot;;IF([.Z334]-2 &gt; [.U334]; &quot;WORSE&quot;;&quot;&quot;))">
            <text:p/>
          </table:table-cell>
          <table:table-cell table:formula="of:=IF([.AB334] &lt; [.W334];&quot;BETTER&quot;;IF([.AB334] &gt;[.W334]*1.1;&quot;WORSE&quot;;&quot;&quot;))">
            <text:p/>
          </table:table-cell>
        </table:table-row>
        <table:table-row table:style-name="ro3">
          <table:table-cell/>
          <table:table-cell office:value-type="float" office:value="333">
            <text:p>333</text:p>
          </table:table-cell>
          <table:table-cell office:value-type="string">
            <text:p>3.99876005055766148e-01</text:p>
          </table:table-cell>
          <table:table-cell office:value-type="float" office:value="58">
            <text:p>58</text:p>
          </table:table-cell>
          <table:table-cell office:value-type="float" office:value="0.0000000085972">
            <text:p>8.60E-009</text:p>
          </table:table-cell>
          <table:table-cell office:value-type="float" office:value="0.00000000011062">
            <text:p>1.11E-010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17131">
            <text:p>1.71E-013</text:p>
          </table:table-cell>
          <table:table-cell office:value-type="float" office:value="0.00000000011079">
            <text:p>1.1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54945">
            <text:p>5.49E-013</text:p>
          </table:table-cell>
          <table:table-cell office:value-type="float" office:value="0.00000000011062">
            <text:p>1.1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54945">
            <text:p>5.49E-013</text:p>
          </table:table-cell>
          <table:table-cell office:value-type="float" office:value="0.00000000011062">
            <text:p>1.11E-010</text:p>
          </table:table-cell>
          <table:table-cell table:formula="of:=IF([.P335] &lt; [.L335];&quot;BETTER&quot;;IF([.P335]-2 &gt; [.L335]; &quot;WORSE&quot;;&quot;&quot;))">
            <text:p/>
          </table:table-cell>
          <table:table-cell table:formula="of:=IF([.R335] &lt; [.N335];&quot;BETTER&quot;;IF([.R335] &gt;[.N33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5495">
            <text:p>5.50E-013</text:p>
          </table:table-cell>
          <table:table-cell office:value-type="float" office:value="0.00000000011062">
            <text:p>1.11E-010</text:p>
          </table:table-cell>
          <table:table-cell table:formula="of:=IF([.U335] &lt; [.P335];&quot;BETTER&quot;;IF([.U335]-2 &gt; [.P335]; &quot;WORSE&quot;;&quot;&quot;))">
            <text:p/>
          </table:table-cell>
          <table:table-cell table:formula="of:=IF([.W335] &lt; [.R335];&quot;BETTER&quot;;IF([.W335] &gt;[.R33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55805">
            <text:p>5.58E-013</text:p>
          </table:table-cell>
          <table:table-cell office:value-type="float" office:value="0.00000000011062">
            <text:p>1.11E-010</text:p>
          </table:table-cell>
          <table:table-cell table:formula="of:=IF([.Z335] &lt; [.U335];&quot;BETTER&quot;;IF([.Z335]-2 &gt; [.U335]; &quot;WORSE&quot;;&quot;&quot;))">
            <text:p/>
          </table:table-cell>
          <table:table-cell table:formula="of:=IF([.AB335] &lt; [.W335];&quot;BETTER&quot;;IF([.AB335] &gt;[.W335]*1.1;&quot;WORSE&quot;;&quot;&quot;))">
            <text:p/>
          </table:table-cell>
        </table:table-row>
        <table:table-row table:style-name="ro3">
          <table:table-cell/>
          <table:table-cell office:value-type="float" office:value="334">
            <text:p>334</text:p>
          </table:table-cell>
          <table:table-cell office:value-type="string">
            <text:p>3.84393665059733547e-01</text:p>
          </table:table-cell>
          <table:table-cell office:value-type="float" office:value="73">
            <text:p>73</text:p>
          </table:table-cell>
          <table:table-cell office:value-type="float" office:value="0.0000000000052894">
            <text:p>5.29E-012</text:p>
          </table:table-cell>
          <table:table-cell office:value-type="float" office:value="0.00000000011004">
            <text:p>1.10E-010</text:p>
          </table:table-cell>
          <table:table-cell/>
          <table:table-cell office:value-type="float" office:value="75">
            <text:p>75</text:p>
          </table:table-cell>
          <table:table-cell office:value-type="float" office:value="0.000000000000085406">
            <text:p>8.54E-014</text:p>
          </table:table-cell>
          <table:table-cell office:value-type="float" office:value="0.00000000010484">
            <text:p>1.05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8.4145E-015">
            <text:p>8.41E-015</text:p>
          </table:table-cell>
          <table:table-cell office:value-type="float" office:value="0.00000000010475">
            <text:p>1.05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8.4145E-015">
            <text:p>8.41E-015</text:p>
          </table:table-cell>
          <table:table-cell office:value-type="float" office:value="0.00000000010475">
            <text:p>1.05E-010</text:p>
          </table:table-cell>
          <table:table-cell table:formula="of:=IF([.P336] &lt; [.L336];&quot;BETTER&quot;;IF([.P336]-2 &gt; [.L336]; &quot;WORSE&quot;;&quot;&quot;))">
            <text:p/>
          </table:table-cell>
          <table:table-cell table:formula="of:=IF([.R336] &lt; [.N336];&quot;BETTER&quot;;IF([.R336] &gt;[.N33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4145E-015">
            <text:p>8.41E-015</text:p>
          </table:table-cell>
          <table:table-cell office:value-type="float" office:value="0.00000000010475">
            <text:p>1.05E-010</text:p>
          </table:table-cell>
          <table:table-cell table:formula="of:=IF([.U336] &lt; [.P336];&quot;BETTER&quot;;IF([.U336]-2 &gt; [.P336]; &quot;WORSE&quot;;&quot;&quot;))">
            <text:p/>
          </table:table-cell>
          <table:table-cell table:formula="of:=IF([.W336] &lt; [.R336];&quot;BETTER&quot;;IF([.W336] &gt;[.R33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4145E-015">
            <text:p>8.41E-015</text:p>
          </table:table-cell>
          <table:table-cell office:value-type="float" office:value="0.00000000010475">
            <text:p>1.05E-010</text:p>
          </table:table-cell>
          <table:table-cell table:formula="of:=IF([.Z336] &lt; [.U336];&quot;BETTER&quot;;IF([.Z336]-2 &gt; [.U336]; &quot;WORSE&quot;;&quot;&quot;))">
            <text:p/>
          </table:table-cell>
          <table:table-cell table:formula="of:=IF([.AB336] &lt; [.W336];&quot;BETTER&quot;;IF([.AB336] &gt;[.W336]*1.1;&quot;WORSE&quot;;&quot;&quot;))">
            <text:p/>
          </table:table-cell>
        </table:table-row>
        <table:table-row table:style-name="ro3">
          <table:table-cell/>
          <table:table-cell office:value-type="float" office:value="335">
            <text:p>335</text:p>
          </table:table-cell>
          <table:table-cell office:value-type="string">
            <text:p>1.84206008052470249e+00</text:p>
          </table:table-cell>
          <table:table-cell office:value-type="float" office:value="63">
            <text:p>63</text:p>
          </table:table-cell>
          <table:table-cell office:value-type="float" office:value="0.000000000000088235">
            <text:p>8.82E-014</text:p>
          </table:table-cell>
          <table:table-cell office:value-type="float" office:value="0.000000000013251">
            <text:p>1.33E-011</text:p>
          </table:table-cell>
          <table:table-cell/>
          <table:table-cell office:value-type="float" office:value="64">
            <text:p>64</text:p>
          </table:table-cell>
          <table:table-cell office:value-type="float" office:value="0.000000000000071068">
            <text:p>7.11E-014</text:p>
          </table:table-cell>
          <table:table-cell office:value-type="float" office:value="0.00000000001341">
            <text:p>1.3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6181">
            <text:p>4.62E-011</text:p>
          </table:table-cell>
          <table:table-cell office:value-type="float" office:value="0.00000000001341">
            <text:p>1.3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6181">
            <text:p>4.62E-011</text:p>
          </table:table-cell>
          <table:table-cell office:value-type="float" office:value="0.00000000001341">
            <text:p>1.34E-011</text:p>
          </table:table-cell>
          <table:table-cell table:formula="of:=IF([.P337] &lt; [.L337];&quot;BETTER&quot;;IF([.P337]-2 &gt; [.L337]; &quot;WORSE&quot;;&quot;&quot;))">
            <text:p/>
          </table:table-cell>
          <table:table-cell table:formula="of:=IF([.R337] &lt; [.N337];&quot;BETTER&quot;;IF([.R337] &gt;[.N33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6181">
            <text:p>4.62E-011</text:p>
          </table:table-cell>
          <table:table-cell office:value-type="float" office:value="0.00000000001341">
            <text:p>1.34E-011</text:p>
          </table:table-cell>
          <table:table-cell table:formula="of:=IF([.U337] &lt; [.P337];&quot;BETTER&quot;;IF([.U337]-2 &gt; [.P337]; &quot;WORSE&quot;;&quot;&quot;))">
            <text:p/>
          </table:table-cell>
          <table:table-cell table:formula="of:=IF([.W337] &lt; [.R337];&quot;BETTER&quot;;IF([.W337] &gt;[.R33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6194">
            <text:p>4.62E-011</text:p>
          </table:table-cell>
          <table:table-cell office:value-type="float" office:value="0.00000000001341">
            <text:p>1.34E-011</text:p>
          </table:table-cell>
          <table:table-cell table:formula="of:=IF([.Z337] &lt; [.U337];&quot;BETTER&quot;;IF([.Z337]-2 &gt; [.U337]; &quot;WORSE&quot;;&quot;&quot;))">
            <text:p/>
          </table:table-cell>
          <table:table-cell table:formula="of:=IF([.AB337] &lt; [.W337];&quot;BETTER&quot;;IF([.AB337] &gt;[.W337]*1.1;&quot;WORSE&quot;;&quot;&quot;))">
            <text:p/>
          </table:table-cell>
        </table:table-row>
        <table:table-row table:style-name="ro3">
          <table:table-cell/>
          <table:table-cell office:value-type="float" office:value="336">
            <text:p>336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012577">
            <text:p>1.26E-010</text:p>
          </table:table-cell>
          <table:table-cell office:value-type="float" office:value="0.000000000079689">
            <text:p>7.97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12577">
            <text:p>1.26E-010</text:p>
          </table:table-cell>
          <table:table-cell office:value-type="float" office:value="0.000000000079689">
            <text:p>7.97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338] &lt; [.L338];&quot;BETTER&quot;;IF([.P338]-2 &gt; [.L338]; &quot;WORSE&quot;;&quot;&quot;))">
            <text:p/>
          </table:table-cell>
          <table:table-cell table:formula="of:=IF([.R338] &lt; [.N338];&quot;BETTER&quot;;IF([.R338] &gt;[.N338]*1.1;&quot;WORSE&quot;;&quot;&quot;))">
            <text:p/>
          </table:table-cell>
          <table:table-cell office:value-type="float" office:value="186">
            <text:p>186</text:p>
          </table:table-cell>
          <table:table-cell office:value-type="float" office:value="0.000000022675">
            <text:p>2.27E-008</text:p>
          </table:table-cell>
          <table:table-cell office:value-type="float" office:value="0.000000000095261">
            <text:p>9.53E-011</text:p>
          </table:table-cell>
          <table:table-cell table:formula="of:=IF([.U338] &lt; [.P338];&quot;BETTER&quot;;IF([.U338]-2 &gt; [.P338]; &quot;WORSE&quot;;&quot;&quot;))" office:value-type="string" office:string-value="BETTER">
            <text:p>BETTER</text:p>
          </table:table-cell>
          <table:table-cell table:formula="of:=IF([.W338] &lt; [.R338];&quot;BETTER&quot;;IF([.W338] &gt;[.R338]*1.1;&quot;WORSE&quot;;&quot;&quot;))" office:value-type="string" office:string-value="BETTER">
            <text:p>BETTER</text:p>
          </table:table-cell>
          <table:table-cell office:value-type="float" office:value="186">
            <text:p>186</text:p>
          </table:table-cell>
          <table:table-cell office:value-type="float" office:value="0.0000010859">
            <text:p>1.09E-006</text:p>
          </table:table-cell>
          <table:table-cell office:value-type="float" office:value="0.000000000095261">
            <text:p>9.53E-011</text:p>
          </table:table-cell>
          <table:table-cell table:formula="of:=IF([.Z338] &lt; [.U338];&quot;BETTER&quot;;IF([.Z338]-2 &gt; [.U338]; &quot;WORSE&quot;;&quot;&quot;))">
            <text:p/>
          </table:table-cell>
          <table:table-cell table:formula="of:=IF([.AB338] &lt; [.W338];&quot;BETTER&quot;;IF([.AB338] &gt;[.W338]*1.1;&quot;WORSE&quot;;&quot;&quot;))">
            <text:p/>
          </table:table-cell>
        </table:table-row>
        <table:table-row table:style-name="ro3">
          <table:table-cell/>
          <table:table-cell office:value-type="float" office:value="337">
            <text:p>337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00064906">
            <text:p>6.49E-012</text:p>
          </table:table-cell>
          <table:table-cell office:value-type="float" office:value="0.000000000013838">
            <text:p>1.38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64906">
            <text:p>6.49E-012</text:p>
          </table:table-cell>
          <table:table-cell office:value-type="float" office:value="0.000000000013838">
            <text:p>1.38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339] &lt; [.L339];&quot;BETTER&quot;;IF([.P339]-2 &gt; [.L339]; &quot;WORSE&quot;;&quot;&quot;))">
            <text:p/>
          </table:table-cell>
          <table:table-cell table:formula="of:=IF([.R339] &lt; [.N339];&quot;BETTER&quot;;IF([.R339] &gt;[.N339]*1.1;&quot;WORSE&quot;;&quot;&quot;))">
            <text:p/>
          </table:table-cell>
          <table:table-cell office:value-type="float" office:value="53">
            <text:p>53</text:p>
          </table:table-cell>
          <table:table-cell office:value-type="float" office:value="0.000000000069637">
            <text:p>6.96E-011</text:p>
          </table:table-cell>
          <table:table-cell office:value-type="float" office:value="0.000000000008016">
            <text:p>8.02E-012</text:p>
          </table:table-cell>
          <table:table-cell table:formula="of:=IF([.U339] &lt; [.P339];&quot;BETTER&quot;;IF([.U339]-2 &gt; [.P339]; &quot;WORSE&quot;;&quot;&quot;))" office:value-type="string" office:string-value="BETTER">
            <text:p>BETTER</text:p>
          </table:table-cell>
          <table:table-cell table:formula="of:=IF([.W339] &lt; [.R339];&quot;BETTER&quot;;IF([.W339] &gt;[.R339]*1.1;&quot;WORSE&quot;;&quot;&quot;))" office:value-type="string" office:string-value="BETTER">
            <text:p>BETTER</text:p>
          </table:table-cell>
          <table:table-cell office:value-type="float" office:value="53">
            <text:p>53</text:p>
          </table:table-cell>
          <table:table-cell office:value-type="float" office:value="0.000000000069854">
            <text:p>6.99E-011</text:p>
          </table:table-cell>
          <table:table-cell office:value-type="float" office:value="0.000000000008016">
            <text:p>8.02E-012</text:p>
          </table:table-cell>
          <table:table-cell table:formula="of:=IF([.Z339] &lt; [.U339];&quot;BETTER&quot;;IF([.Z339]-2 &gt; [.U339]; &quot;WORSE&quot;;&quot;&quot;))">
            <text:p/>
          </table:table-cell>
          <table:table-cell table:formula="of:=IF([.AB339] &lt; [.W339];&quot;BETTER&quot;;IF([.AB339] &gt;[.W339]*1.1;&quot;WORSE&quot;;&quot;&quot;))">
            <text:p/>
          </table:table-cell>
        </table:table-row>
        <table:table-row table:style-name="ro3">
          <table:table-cell/>
          <table:table-cell office:value-type="float" office:value="338">
            <text:p>338</text:p>
          </table:table-cell>
          <table:table-cell office:value-type="string">
            <text:p>7.85398163398724369e-01</text:p>
          </table:table-cell>
          <table:table-cell office:value-type="float" office:value="207">
            <text:p>207</text:p>
          </table:table-cell>
          <table:table-cell office:value-type="float" office:value="0.000000000061611">
            <text:p>6.16E-011</text:p>
          </table:table-cell>
          <table:table-cell office:value-type="float" office:value="0.000000000065808">
            <text:p>6.58E-011</text:p>
          </table:table-cell>
          <table:table-cell/>
          <table:table-cell office:value-type="float" office:value="211">
            <text:p>211</text:p>
          </table:table-cell>
          <table:table-cell office:value-type="float" office:value="0.000000000013206">
            <text:p>1.32E-011</text:p>
          </table:table-cell>
          <table:table-cell office:value-type="float" office:value="0.000000000017019">
            <text:p>1.70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59259">
            <text:p>5.93E-010</text:p>
          </table:table-cell>
          <table:table-cell office:value-type="float" office:value="0.0000000000016242">
            <text:p>1.62E-012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59259">
            <text:p>5.93E-010</text:p>
          </table:table-cell>
          <table:table-cell office:value-type="float" office:value="0.0000000000016242">
            <text:p>1.62E-012</text:p>
          </table:table-cell>
          <table:table-cell table:formula="of:=IF([.P340] &lt; [.L340];&quot;BETTER&quot;;IF([.P340]-2 &gt; [.L340]; &quot;WORSE&quot;;&quot;&quot;))">
            <text:p/>
          </table:table-cell>
          <table:table-cell table:formula="of:=IF([.R340] &lt; [.N340];&quot;BETTER&quot;;IF([.R340] &gt;[.N340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59259">
            <text:p>5.93E-010</text:p>
          </table:table-cell>
          <table:table-cell office:value-type="float" office:value="0.0000000000016242">
            <text:p>1.62E-012</text:p>
          </table:table-cell>
          <table:table-cell table:formula="of:=IF([.U340] &lt; [.P340];&quot;BETTER&quot;;IF([.U340]-2 &gt; [.P340]; &quot;WORSE&quot;;&quot;&quot;))">
            <text:p/>
          </table:table-cell>
          <table:table-cell table:formula="of:=IF([.W340] &lt; [.R340];&quot;BETTER&quot;;IF([.W340] &gt;[.R340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59259">
            <text:p>5.93E-010</text:p>
          </table:table-cell>
          <table:table-cell office:value-type="float" office:value="0.0000000000016242">
            <text:p>1.62E-012</text:p>
          </table:table-cell>
          <table:table-cell table:formula="of:=IF([.Z340] &lt; [.U340];&quot;BETTER&quot;;IF([.Z340]-2 &gt; [.U340]; &quot;WORSE&quot;;&quot;&quot;))">
            <text:p/>
          </table:table-cell>
          <table:table-cell table:formula="of:=IF([.AB340] &lt; [.W340];&quot;BETTER&quot;;IF([.AB340] &gt;[.W340]*1.1;&quot;WORSE&quot;;&quot;&quot;))">
            <text:p/>
          </table:table-cell>
        </table:table-row>
        <table:table-row table:style-name="ro3">
          <table:table-cell/>
          <table:table-cell office:value-type="float" office:value="339">
            <text:p>339</text:p>
          </table:table-cell>
          <table:table-cell office:value-type="string">
            <text:p>3.61377669179674232e-01</text:p>
          </table:table-cell>
          <table:table-cell office:value-type="float" office:value="58">
            <text:p>58</text:p>
          </table:table-cell>
          <table:table-cell office:value-type="float" office:value="0.0000000013672">
            <text:p>1.37E-009</text:p>
          </table:table-cell>
          <table:table-cell office:value-type="float" office:value="0.000000000056246">
            <text:p>5.62E-011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42974">
            <text:p>4.30E-013</text:p>
          </table:table-cell>
          <table:table-cell office:value-type="float" office:value="0.000000000056676">
            <text:p>5.6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56245">
            <text:p>5.62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56245">
            <text:p>5.62E-011</text:p>
          </table:table-cell>
          <table:table-cell table:formula="of:=IF([.P341] &lt; [.L341];&quot;BETTER&quot;;IF([.P341]-2 &gt; [.L341]; &quot;WORSE&quot;;&quot;&quot;))">
            <text:p/>
          </table:table-cell>
          <table:table-cell table:formula="of:=IF([.R341] &lt; [.N341];&quot;BETTER&quot;;IF([.R341] &gt;[.N34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56245">
            <text:p>5.62E-011</text:p>
          </table:table-cell>
          <table:table-cell table:formula="of:=IF([.U341] &lt; [.P341];&quot;BETTER&quot;;IF([.U341]-2 &gt; [.P341]; &quot;WORSE&quot;;&quot;&quot;))">
            <text:p/>
          </table:table-cell>
          <table:table-cell table:formula="of:=IF([.W341] &lt; [.R341];&quot;BETTER&quot;;IF([.W341] &gt;[.R34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23214">
            <text:p>2.32E-013</text:p>
          </table:table-cell>
          <table:table-cell office:value-type="float" office:value="0.000000000056245">
            <text:p>5.62E-011</text:p>
          </table:table-cell>
          <table:table-cell table:formula="of:=IF([.Z341] &lt; [.U341];&quot;BETTER&quot;;IF([.Z341]-2 &gt; [.U341]; &quot;WORSE&quot;;&quot;&quot;))">
            <text:p/>
          </table:table-cell>
          <table:table-cell table:formula="of:=IF([.AB341] &lt; [.W341];&quot;BETTER&quot;;IF([.AB341] &gt;[.W341]*1.1;&quot;WORSE&quot;;&quot;&quot;))">
            <text:p/>
          </table:table-cell>
        </table:table-row>
        <table:table-row table:style-name="ro3">
          <table:table-cell/>
          <table:table-cell office:value-type="float" office:value="340">
            <text:p>340</text:p>
          </table:table-cell>
          <table:table-cell office:value-type="string">
            <text:p>4.11233516715619529e-01</text:p>
          </table:table-cell>
          <table:table-cell office:value-type="float" office:value="58">
            <text:p>58</text:p>
          </table:table-cell>
          <table:table-cell office:value-type="float" office:value="0.0000000072943">
            <text:p>7.29E-009</text:p>
          </table:table-cell>
          <table:table-cell office:value-type="float" office:value="0.000000000037981">
            <text:p>3.80E-011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1673">
            <text:p>1.67E-013</text:p>
          </table:table-cell>
          <table:table-cell office:value-type="float" office:value="0.000000000037814">
            <text:p>3.7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50025">
            <text:p>5.00E-013</text:p>
          </table:table-cell>
          <table:table-cell office:value-type="float" office:value="0.000000000037982">
            <text:p>3.8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50025">
            <text:p>5.00E-013</text:p>
          </table:table-cell>
          <table:table-cell office:value-type="float" office:value="0.000000000037982">
            <text:p>3.80E-011</text:p>
          </table:table-cell>
          <table:table-cell table:formula="of:=IF([.P342] &lt; [.L342];&quot;BETTER&quot;;IF([.P342]-2 &gt; [.L342]; &quot;WORSE&quot;;&quot;&quot;))">
            <text:p/>
          </table:table-cell>
          <table:table-cell table:formula="of:=IF([.R342] &lt; [.N342];&quot;BETTER&quot;;IF([.R342] &gt;[.N34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50025">
            <text:p>5.00E-013</text:p>
          </table:table-cell>
          <table:table-cell office:value-type="float" office:value="0.000000000037982">
            <text:p>3.80E-011</text:p>
          </table:table-cell>
          <table:table-cell table:formula="of:=IF([.U342] &lt; [.P342];&quot;BETTER&quot;;IF([.U342]-2 &gt; [.P342]; &quot;WORSE&quot;;&quot;&quot;))">
            <text:p/>
          </table:table-cell>
          <table:table-cell table:formula="of:=IF([.W342] &lt; [.R342];&quot;BETTER&quot;;IF([.W342] &gt;[.R34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60334">
            <text:p>6.03E-013</text:p>
          </table:table-cell>
          <table:table-cell office:value-type="float" office:value="0.000000000037982">
            <text:p>3.80E-011</text:p>
          </table:table-cell>
          <table:table-cell table:formula="of:=IF([.Z342] &lt; [.U342];&quot;BETTER&quot;;IF([.Z342]-2 &gt; [.U342]; &quot;WORSE&quot;;&quot;&quot;))">
            <text:p/>
          </table:table-cell>
          <table:table-cell table:formula="of:=IF([.AB342] &lt; [.W342];&quot;BETTER&quot;;IF([.AB342] &gt;[.W342]*1.1;&quot;WORSE&quot;;&quot;&quot;))">
            <text:p/>
          </table:table-cell>
        </table:table-row>
        <table:table-row table:style-name="ro3">
          <table:table-cell/>
          <table:table-cell office:value-type="float" office:value="341">
            <text:p>341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93418">
            <text:p>9.34E-009</text:p>
          </table:table-cell>
          <table:table-cell office:value-type="float" office:value="0.0000000029418">
            <text:p>2.94E-009</text:p>
          </table:table-cell>
          <table:table-cell/>
          <table:table-cell office:value-type="float" office:value="1617">
            <text:p>1617</text:p>
          </table:table-cell>
          <table:table-cell office:value-type="float" office:value="0.00000000099907">
            <text:p>9.99E-010</text:p>
          </table:table-cell>
          <table:table-cell office:value-type="float" office:value="0.0000000064235">
            <text:p>6.42E-009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343] &lt; [.L343];&quot;BETTER&quot;;IF([.P343]-2 &gt; [.L343]; &quot;WORSE&quot;;&quot;&quot;))">
            <text:p/>
          </table:table-cell>
          <table:table-cell table:formula="of:=IF([.R343] &lt; [.N343];&quot;BETTER&quot;;IF([.R343] &gt;[.N343]*1.1;&quot;WORSE&quot;;&quot;&quot;))">
            <text:p/>
          </table:table-cell>
          <table:table-cell office:value-type="float" office:value="263">
            <text:p>263</text:p>
          </table:table-cell>
          <table:table-cell office:value-type="float" office:value="0.0000000014733">
            <text:p>1.47E-009</text:p>
          </table:table-cell>
          <table:table-cell office:value-type="float" office:value="0.0000000090261">
            <text:p>9.03E-009</text:p>
          </table:table-cell>
          <table:table-cell table:formula="of:=IF([.U343] &lt; [.P343];&quot;BETTER&quot;;IF([.U343]-2 &gt; [.P343]; &quot;WORSE&quot;;&quot;&quot;))" office:value-type="string" office:string-value="BETTER">
            <text:p>BETTER</text:p>
          </table:table-cell>
          <table:table-cell table:formula="of:=IF([.W343] &lt; [.R343];&quot;BETTER&quot;;IF([.W343] &gt;[.R343]*1.1;&quot;WORSE&quot;;&quot;&quot;))" office:value-type="string" office:string-value="BETTER">
            <text:p>BETTER</text:p>
          </table:table-cell>
          <table:table-cell office:value-type="float" office:value="263">
            <text:p>263</text:p>
          </table:table-cell>
          <table:table-cell office:value-type="float" office:value="0.0000000014734">
            <text:p>1.47E-009</text:p>
          </table:table-cell>
          <table:table-cell office:value-type="float" office:value="0.0000000090261">
            <text:p>9.03E-009</text:p>
          </table:table-cell>
          <table:table-cell table:formula="of:=IF([.Z343] &lt; [.U343];&quot;BETTER&quot;;IF([.Z343]-2 &gt; [.U343]; &quot;WORSE&quot;;&quot;&quot;))">
            <text:p/>
          </table:table-cell>
          <table:table-cell table:formula="of:=IF([.AB343] &lt; [.W343];&quot;BETTER&quot;;IF([.AB343] &gt;[.W343]*1.1;&quot;WORSE&quot;;&quot;&quot;))">
            <text:p/>
          </table:table-cell>
        </table:table-row>
        <table:table-row table:style-name="ro3">
          <table:table-cell/>
          <table:table-cell office:value-type="float" office:value="342">
            <text:p>342</text:p>
          </table:table-cell>
          <table:table-cell office:value-type="string">
            <text:p>5.14412800990545649e-01</text:p>
          </table:table-cell>
          <table:table-cell office:value-type="float" office:value="58">
            <text:p>58</text:p>
          </table:table-cell>
          <table:table-cell office:value-type="float" office:value="0.00000000001262">
            <text:p>1.26E-011</text:p>
          </table:table-cell>
          <table:table-cell office:value-type="float" office:value="0.000000000018379">
            <text:p>1.84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1262">
            <text:p>1.26E-011</text:p>
          </table:table-cell>
          <table:table-cell office:value-type="float" office:value="0.000000000018379">
            <text:p>1.8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7.2164E-015">
            <text:p>7.22E-015</text:p>
          </table:table-cell>
          <table:table-cell office:value-type="float" office:value="0.000000000018379">
            <text:p>1.8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7.2164E-015">
            <text:p>7.22E-015</text:p>
          </table:table-cell>
          <table:table-cell office:value-type="float" office:value="0.000000000018379">
            <text:p>1.84E-011</text:p>
          </table:table-cell>
          <table:table-cell table:formula="of:=IF([.P344] &lt; [.L344];&quot;BETTER&quot;;IF([.P344]-2 &gt; [.L344]; &quot;WORSE&quot;;&quot;&quot;))">
            <text:p/>
          </table:table-cell>
          <table:table-cell table:formula="of:=IF([.R344] &lt; [.N344];&quot;BETTER&quot;;IF([.R344] &gt;[.N34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7.1054E-015">
            <text:p>7.11E-015</text:p>
          </table:table-cell>
          <table:table-cell office:value-type="float" office:value="0.000000000018379">
            <text:p>1.84E-011</text:p>
          </table:table-cell>
          <table:table-cell table:formula="of:=IF([.U344] &lt; [.P344];&quot;BETTER&quot;;IF([.U344]-2 &gt; [.P344]; &quot;WORSE&quot;;&quot;&quot;))">
            <text:p/>
          </table:table-cell>
          <table:table-cell table:formula="of:=IF([.W344] &lt; [.R344];&quot;BETTER&quot;;IF([.W344] &gt;[.R34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22774">
            <text:p>2.28E-014</text:p>
          </table:table-cell>
          <table:table-cell office:value-type="float" office:value="0.000000000018379">
            <text:p>1.84E-011</text:p>
          </table:table-cell>
          <table:table-cell table:formula="of:=IF([.Z344] &lt; [.U344];&quot;BETTER&quot;;IF([.Z344]-2 &gt; [.U344]; &quot;WORSE&quot;;&quot;&quot;))">
            <text:p/>
          </table:table-cell>
          <table:table-cell table:formula="of:=IF([.AB344] &lt; [.W344];&quot;BETTER&quot;;IF([.AB344] &gt;[.W344]*1.1;&quot;WORSE&quot;;&quot;&quot;))">
            <text:p/>
          </table:table-cell>
        </table:table-row>
        <table:table-row table:style-name="ro3">
          <table:table-cell/>
          <table:table-cell office:value-type="float" office:value="343">
            <text:p>343</text:p>
          </table:table-cell>
          <table:table-cell office:value-type="string">
            <text:p>EXCEPTION!!</text:p>
          </table:table-cell>
          <table:table-cell office:value-type="float" office:value="56">
            <text:p>56</text:p>
          </table:table-cell>
          <table:table-cell office:value-type="float" office:value="0.000000000002558">
            <text:p>2.56E-012</text:p>
          </table:table-cell>
          <table:table-cell office:value-type="float" office:value="0.000000000026689">
            <text:p>2.67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34676">
            <text:p>3.47E-012</text:p>
          </table:table-cell>
          <table:table-cell office:value-type="float" office:value="0.000000000027598">
            <text:p>2.76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345] &lt; [.L345];&quot;BETTER&quot;;IF([.P345]-2 &gt; [.L345]; &quot;WORSE&quot;;&quot;&quot;))">
            <text:p/>
          </table:table-cell>
          <table:table-cell table:formula="of:=IF([.R345] &lt; [.N345];&quot;BETTER&quot;;IF([.R345] &gt;[.N345]*1.1;&quot;WORSE&quot;;&quot;&quot;))">
            <text:p/>
          </table:table-cell>
          <table:table-cell office:value-type="float" office:value="135">
            <text:p>135</text:p>
          </table:table-cell>
          <table:table-cell office:value-type="float" office:value="1.7439E-016">
            <text:p>1.74E-016</text:p>
          </table:table-cell>
          <table:table-cell office:value-type="float" office:value="0.000000000027598">
            <text:p>2.76E-011</text:p>
          </table:table-cell>
          <table:table-cell table:formula="of:=IF([.U345] &lt; [.P345];&quot;BETTER&quot;;IF([.U345]-2 &gt; [.P345]; &quot;WORSE&quot;;&quot;&quot;))" office:value-type="string" office:string-value="BETTER">
            <text:p>BETTER</text:p>
          </table:table-cell>
          <table:table-cell table:formula="of:=IF([.W345] &lt; [.R345];&quot;BETTER&quot;;IF([.W345] &gt;[.R345]*1.1;&quot;WORSE&quot;;&quot;&quot;))" office:value-type="string" office:string-value="BETTER">
            <text:p>BETTER</text:p>
          </table:table-cell>
          <table:table-cell office:value-type="float" office:value="135">
            <text:p>135</text:p>
          </table:table-cell>
          <table:table-cell office:value-type="float" office:value="1.7439E-016">
            <text:p>1.74E-016</text:p>
          </table:table-cell>
          <table:table-cell office:value-type="float" office:value="0.000000000027598">
            <text:p>2.76E-011</text:p>
          </table:table-cell>
          <table:table-cell table:formula="of:=IF([.Z345] &lt; [.U345];&quot;BETTER&quot;;IF([.Z345]-2 &gt; [.U345]; &quot;WORSE&quot;;&quot;&quot;))">
            <text:p/>
          </table:table-cell>
          <table:table-cell table:formula="of:=IF([.AB345] &lt; [.W345];&quot;BETTER&quot;;IF([.AB345] &gt;[.W345]*1.1;&quot;WORSE&quot;;&quot;&quot;))">
            <text:p/>
          </table:table-cell>
        </table:table-row>
        <table:table-row table:style-name="ro3">
          <table:table-cell/>
          <table:table-cell office:value-type="float" office:value="344">
            <text:p>344</text:p>
          </table:table-cell>
          <table:table-cell office:value-type="string">
            <text:p>-3.18309886183790608e-02</text:p>
          </table:table-cell>
          <table:table-cell office:value-type="float" office:value="95">
            <text:p>95</text:p>
          </table:table-cell>
          <table:table-cell office:value-type="float" office:value="0.0000000000040581">
            <text:p>4.06E-012</text:p>
          </table:table-cell>
          <table:table-cell office:value-type="float" office:value="0.00000000057334">
            <text:p>5.73E-010</text:p>
          </table:table-cell>
          <table:table-cell/>
          <table:table-cell office:value-type="float" office:value="97">
            <text:p>97</text:p>
          </table:table-cell>
          <table:table-cell office:value-type="float" office:value="0.000000000000058204">
            <text:p>5.82E-014</text:p>
          </table:table-cell>
          <table:table-cell office:value-type="float" office:value="0.00000000057734">
            <text:p>5.77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9.7145E-017">
            <text:p>9.71E-017</text:p>
          </table:table-cell>
          <table:table-cell office:value-type="float" office:value="0.0000000005774">
            <text:p>5.77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9.7145E-017">
            <text:p>9.71E-017</text:p>
          </table:table-cell>
          <table:table-cell office:value-type="float" office:value="0.0000000005774">
            <text:p>5.77E-010</text:p>
          </table:table-cell>
          <table:table-cell table:formula="of:=IF([.P346] &lt; [.L346];&quot;BETTER&quot;;IF([.P346]-2 &gt; [.L346]; &quot;WORSE&quot;;&quot;&quot;))">
            <text:p/>
          </table:table-cell>
          <table:table-cell table:formula="of:=IF([.R346] &lt; [.N346];&quot;BETTER&quot;;IF([.R346] &gt;[.N34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9.7145E-017">
            <text:p>9.71E-017</text:p>
          </table:table-cell>
          <table:table-cell office:value-type="float" office:value="0.0000000005774">
            <text:p>5.77E-010</text:p>
          </table:table-cell>
          <table:table-cell table:formula="of:=IF([.U346] &lt; [.P346];&quot;BETTER&quot;;IF([.U346]-2 &gt; [.P346]; &quot;WORSE&quot;;&quot;&quot;))">
            <text:p/>
          </table:table-cell>
          <table:table-cell table:formula="of:=IF([.W346] &lt; [.R346];&quot;BETTER&quot;;IF([.W346] &gt;[.R34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9.7145E-017">
            <text:p>9.71E-017</text:p>
          </table:table-cell>
          <table:table-cell office:value-type="float" office:value="0.0000000005774">
            <text:p>5.77E-010</text:p>
          </table:table-cell>
          <table:table-cell table:formula="of:=IF([.Z346] &lt; [.U346];&quot;BETTER&quot;;IF([.Z346]-2 &gt; [.U346]; &quot;WORSE&quot;;&quot;&quot;))">
            <text:p/>
          </table:table-cell>
          <table:table-cell table:formula="of:=IF([.AB346] &lt; [.W346];&quot;BETTER&quot;;IF([.AB346] &gt;[.W346]*1.1;&quot;WORSE&quot;;&quot;&quot;))">
            <text:p/>
          </table:table-cell>
        </table:table-row>
        <table:table-row table:style-name="ro3">
          <table:table-cell/>
          <table:table-cell office:value-type="float" office:value="345">
            <text:p>345</text:p>
          </table:table-cell>
          <table:table-cell office:value-type="string">
            <text:p>6.67858328493993447e+00</text:p>
          </table:table-cell>
          <table:table-cell office:value-type="float" office:value="91">
            <text:p>91</text:p>
          </table:table-cell>
          <table:table-cell office:value-type="float" office:value="0.0000000000055256">
            <text:p>5.53E-012</text:p>
          </table:table-cell>
          <table:table-cell office:value-type="float" office:value="0.00000000000042424">
            <text:p>4.24E-013</text:p>
          </table:table-cell>
          <table:table-cell/>
          <table:table-cell office:value-type="float" office:value="95">
            <text:p>95</text:p>
          </table:table-cell>
          <table:table-cell office:value-type="float" office:value="0.00000000000012158">
            <text:p>1.22E-013</text:p>
          </table:table-cell>
          <table:table-cell office:value-type="float" office:value="0.0000000000058582">
            <text:p>5.86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14211">
            <text:p>1.42E-010</text:p>
          </table:table-cell>
          <table:table-cell office:value-type="float" office:value="0.0000000000059795">
            <text:p>5.9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14211">
            <text:p>1.42E-010</text:p>
          </table:table-cell>
          <table:table-cell office:value-type="float" office:value="0.0000000000059795">
            <text:p>5.98E-012</text:p>
          </table:table-cell>
          <table:table-cell table:formula="of:=IF([.P347] &lt; [.L347];&quot;BETTER&quot;;IF([.P347]-2 &gt; [.L347]; &quot;WORSE&quot;;&quot;&quot;))">
            <text:p/>
          </table:table-cell>
          <table:table-cell table:formula="of:=IF([.R347] &lt; [.N347];&quot;BETTER&quot;;IF([.R347] &gt;[.N34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14211">
            <text:p>1.42E-010</text:p>
          </table:table-cell>
          <table:table-cell office:value-type="float" office:value="0.0000000000059795">
            <text:p>5.98E-012</text:p>
          </table:table-cell>
          <table:table-cell table:formula="of:=IF([.U347] &lt; [.P347];&quot;BETTER&quot;;IF([.U347]-2 &gt; [.P347]; &quot;WORSE&quot;;&quot;&quot;))">
            <text:p/>
          </table:table-cell>
          <table:table-cell table:formula="of:=IF([.W347] &lt; [.R347];&quot;BETTER&quot;;IF([.W347] &gt;[.R34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14211">
            <text:p>1.42E-010</text:p>
          </table:table-cell>
          <table:table-cell office:value-type="float" office:value="0.0000000000059795">
            <text:p>5.98E-012</text:p>
          </table:table-cell>
          <table:table-cell table:formula="of:=IF([.Z347] &lt; [.U347];&quot;BETTER&quot;;IF([.Z347]-2 &gt; [.U347]; &quot;WORSE&quot;;&quot;&quot;))">
            <text:p/>
          </table:table-cell>
          <table:table-cell table:formula="of:=IF([.AB347] &lt; [.W347];&quot;BETTER&quot;;IF([.AB347] &gt;[.W347]*1.1;&quot;WORSE&quot;;&quot;&quot;))">
            <text:p/>
          </table:table-cell>
        </table:table-row>
        <table:table-row table:style-name="ro3">
          <table:table-cell/>
          <table:table-cell office:value-type="float" office:value="346">
            <text:p>346</text:p>
          </table:table-cell>
          <table:table-cell office:value-type="string">
            <text:p>8.57338033835710576e+01</text:p>
          </table:table-cell>
          <table:table-cell office:value-type="float" office:value="110">
            <text:p>110</text:p>
          </table:table-cell>
          <table:table-cell office:value-type="float" office:value="0.000000000017536">
            <text:p>1.75E-011</text:p>
          </table:table-cell>
          <table:table-cell office:value-type="float" office:value="0.000000000017876">
            <text:p>1.79E-011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50355">
            <text:p>5.04E-013</text:p>
          </table:table-cell>
          <table:table-cell office:value-type="float" office:value="0.00000000000084336">
            <text:p>8.43E-013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00033764">
            <text:p>3.38E-013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00033764">
            <text:p>3.38E-013</text:p>
          </table:table-cell>
          <table:table-cell table:formula="of:=IF([.P348] &lt; [.L348];&quot;BETTER&quot;;IF([.P348]-2 &gt; [.L348]; &quot;WORSE&quot;;&quot;&quot;))">
            <text:p/>
          </table:table-cell>
          <table:table-cell table:formula="of:=IF([.R348] &lt; [.N348];&quot;BETTER&quot;;IF([.R348] &gt;[.N34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00033781">
            <text:p>3.38E-013</text:p>
          </table:table-cell>
          <table:table-cell table:formula="of:=IF([.U348] &lt; [.P348];&quot;BETTER&quot;;IF([.U348]-2 &gt; [.P348]; &quot;WORSE&quot;;&quot;&quot;))">
            <text:p/>
          </table:table-cell>
          <table:table-cell table:formula="of:=IF([.W348] &lt; [.R348];&quot;BETTER&quot;;IF([.W348] &gt;[.R34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7.669E-015">
            <text:p>7.67E-015</text:p>
          </table:table-cell>
          <table:table-cell office:value-type="float" office:value="0.00000000000033781">
            <text:p>3.38E-013</text:p>
          </table:table-cell>
          <table:table-cell table:formula="of:=IF([.Z348] &lt; [.U348];&quot;BETTER&quot;;IF([.Z348]-2 &gt; [.U348]; &quot;WORSE&quot;;&quot;&quot;))">
            <text:p/>
          </table:table-cell>
          <table:table-cell table:formula="of:=IF([.AB348] &lt; [.W348];&quot;BETTER&quot;;IF([.AB348] &gt;[.W348]*1.1;&quot;WORSE&quot;;&quot;&quot;))">
            <text:p/>
          </table:table-cell>
        </table:table-row>
        <table:table-row table:style-name="ro3">
          <table:table-cell/>
          <table:table-cell office:value-type="float" office:value="347">
            <text:p>347</text:p>
          </table:table-cell>
          <table:table-cell office:value-type="string">
            <text:p>2.21556731363189457e-01</text:p>
          </table:table-cell>
          <table:table-cell office:value-type="float" office:value="149">
            <text:p>149</text:p>
          </table:table-cell>
          <table:table-cell office:value-type="float" office:value="0.000000000025077">
            <text:p>2.51E-011</text:p>
          </table:table-cell>
          <table:table-cell office:value-type="float" office:value="0.00000000019441">
            <text:p>1.94E-010</text:p>
          </table:table-cell>
          <table:table-cell/>
          <table:table-cell office:value-type="float" office:value="155">
            <text:p>155</text:p>
          </table:table-cell>
          <table:table-cell office:value-type="float" office:value="0.000000000004562">
            <text:p>4.56E-012</text:p>
          </table:table-cell>
          <table:table-cell office:value-type="float" office:value="0.00000000017077">
            <text:p>1.71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98681">
            <text:p>9.87E-012</text:p>
          </table:table-cell>
          <table:table-cell office:value-type="float" office:value="0.00000000016615">
            <text:p>1.66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98681">
            <text:p>9.87E-012</text:p>
          </table:table-cell>
          <table:table-cell office:value-type="float" office:value="0.00000000016615">
            <text:p>1.66E-010</text:p>
          </table:table-cell>
          <table:table-cell table:formula="of:=IF([.P349] &lt; [.L349];&quot;BETTER&quot;;IF([.P349]-2 &gt; [.L349]; &quot;WORSE&quot;;&quot;&quot;))">
            <text:p/>
          </table:table-cell>
          <table:table-cell table:formula="of:=IF([.R349] &lt; [.N349];&quot;BETTER&quot;;IF([.R349] &gt;[.N34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98681">
            <text:p>9.87E-012</text:p>
          </table:table-cell>
          <table:table-cell office:value-type="float" office:value="0.00000000016615">
            <text:p>1.66E-010</text:p>
          </table:table-cell>
          <table:table-cell table:formula="of:=IF([.U349] &lt; [.P349];&quot;BETTER&quot;;IF([.U349]-2 &gt; [.P349]; &quot;WORSE&quot;;&quot;&quot;))">
            <text:p/>
          </table:table-cell>
          <table:table-cell table:formula="of:=IF([.W349] &lt; [.R349];&quot;BETTER&quot;;IF([.W349] &gt;[.R34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98681">
            <text:p>9.87E-012</text:p>
          </table:table-cell>
          <table:table-cell office:value-type="float" office:value="0.00000000016615">
            <text:p>1.66E-010</text:p>
          </table:table-cell>
          <table:table-cell table:formula="of:=IF([.Z349] &lt; [.U349];&quot;BETTER&quot;;IF([.Z349]-2 &gt; [.U349]; &quot;WORSE&quot;;&quot;&quot;))">
            <text:p/>
          </table:table-cell>
          <table:table-cell table:formula="of:=IF([.AB349] &lt; [.W349];&quot;BETTER&quot;;IF([.AB349] &gt;[.W349]*1.1;&quot;WORSE&quot;;&quot;&quot;))">
            <text:p/>
          </table:table-cell>
        </table:table-row>
        <table:table-row table:style-name="ro3">
          <table:table-cell/>
          <table:table-cell office:value-type="float" office:value="348">
            <text:p>348</text:p>
          </table:table-cell>
          <table:table-cell office:value-type="string">
            <text:p>1.45620582645116414e+00</text:p>
          </table:table-cell>
          <table:table-cell office:value-type="float" office:value="55">
            <text:p>55</text:p>
          </table:table-cell>
          <table:table-cell office:value-type="float" office:value="0.0000000048559">
            <text:p>4.86E-009</text:p>
          </table:table-cell>
          <table:table-cell office:value-type="float" office:value="0.000000000034241">
            <text:p>3.42E-011</text:p>
          </table:table-cell>
          <table:table-cell/>
          <table:table-cell office:value-type="float" office:value="109">
            <text:p>109</text:p>
          </table:table-cell>
          <table:table-cell office:value-type="float" office:value="0.0000000000020051">
            <text:p>2.01E-012</text:p>
          </table:table-cell>
          <table:table-cell office:value-type="float" office:value="0.000000000035542">
            <text:p>3.55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42595">
            <text:p>4.26E-011</text:p>
          </table:table-cell>
          <table:table-cell office:value-type="float" office:value="0.000000000033536">
            <text:p>3.35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42595">
            <text:p>4.26E-011</text:p>
          </table:table-cell>
          <table:table-cell office:value-type="float" office:value="0.000000000033536">
            <text:p>3.35E-011</text:p>
          </table:table-cell>
          <table:table-cell table:formula="of:=IF([.P350] &lt; [.L350];&quot;BETTER&quot;;IF([.P350]-2 &gt; [.L350]; &quot;WORSE&quot;;&quot;&quot;))">
            <text:p/>
          </table:table-cell>
          <table:table-cell table:formula="of:=IF([.R350] &lt; [.N350];&quot;BETTER&quot;;IF([.R350] &gt;[.N350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42595">
            <text:p>4.26E-011</text:p>
          </table:table-cell>
          <table:table-cell office:value-type="float" office:value="0.000000000033536">
            <text:p>3.35E-011</text:p>
          </table:table-cell>
          <table:table-cell table:formula="of:=IF([.U350] &lt; [.P350];&quot;BETTER&quot;;IF([.U350]-2 &gt; [.P350]; &quot;WORSE&quot;;&quot;&quot;))">
            <text:p/>
          </table:table-cell>
          <table:table-cell table:formula="of:=IF([.W350] &lt; [.R350];&quot;BETTER&quot;;IF([.W350] &gt;[.R350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4272">
            <text:p>4.27E-011</text:p>
          </table:table-cell>
          <table:table-cell office:value-type="float" office:value="0.000000000033536">
            <text:p>3.35E-011</text:p>
          </table:table-cell>
          <table:table-cell table:formula="of:=IF([.Z350] &lt; [.U350];&quot;BETTER&quot;;IF([.Z350]-2 &gt; [.U350]; &quot;WORSE&quot;;&quot;&quot;))">
            <text:p/>
          </table:table-cell>
          <table:table-cell table:formula="of:=IF([.AB350] &lt; [.W350];&quot;BETTER&quot;;IF([.AB350] &gt;[.W350]*1.1;&quot;WORSE&quot;;&quot;&quot;))">
            <text:p/>
          </table:table-cell>
        </table:table-row>
        <table:table-row table:style-name="ro3">
          <table:table-cell/>
          <table:table-cell office:value-type="float" office:value="349">
            <text:p>349</text:p>
          </table:table-cell>
          <table:table-cell office:value-type="string">
            <text:p>1.77245382290052134e+00</text:p>
          </table:table-cell>
          <table:table-cell office:value-type="float" office:value="120">
            <text:p>120</text:p>
          </table:table-cell>
          <table:table-cell office:value-type="float" office:value="0.0000000050017">
            <text:p>5.00E-009</text:p>
          </table:table-cell>
          <table:table-cell office:value-type="float" office:value="0.000000018908">
            <text:p>1.89E-008</text:p>
          </table:table-cell>
          <table:table-cell/>
          <table:table-cell office:value-type="float" office:value="1881">
            <text:p>1881</text:p>
          </table:table-cell>
          <table:table-cell office:value-type="float" office:value="0.00000000045623">
            <text:p>4.56E-010</text:p>
          </table:table-cell>
          <table:table-cell office:value-type="float" office:value="0.000000010812">
            <text:p>1.08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57695">
            <text:p>5.77E-009</text:p>
          </table:table-cell>
          <table:table-cell office:value-type="float" office:value="0.000000015797">
            <text:p>1.58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637">
            <text:p>3.64E-009</text:p>
          </table:table-cell>
          <table:table-cell office:value-type="float" office:value="0.000000012542">
            <text:p>1.25E-008</text:p>
          </table:table-cell>
          <table:table-cell table:formula="of:=IF([.P351] &lt; [.L351];&quot;BETTER&quot;;IF([.P351]-2 &gt; [.L351]; &quot;WORSE&quot;;&quot;&quot;))" office:value-type="string" office:string-value="BETTER">
            <text:p>BETTER</text:p>
          </table:table-cell>
          <table:table-cell table:formula="of:=IF([.R351] &lt; [.N351];&quot;BETTER&quot;;IF([.R351] &gt;[.N351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3637">
            <text:p>3.64E-009</text:p>
          </table:table-cell>
          <table:table-cell office:value-type="float" office:value="0.000000012542">
            <text:p>1.25E-008</text:p>
          </table:table-cell>
          <table:table-cell table:formula="of:=IF([.U351] &lt; [.P351];&quot;BETTER&quot;;IF([.U351]-2 &gt; [.P351]; &quot;WORSE&quot;;&quot;&quot;))">
            <text:p/>
          </table:table-cell>
          <table:table-cell table:formula="of:=IF([.W351] &lt; [.R351];&quot;BETTER&quot;;IF([.W351] &gt;[.R35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7534">
            <text:p>1.75E-006</text:p>
          </table:table-cell>
          <table:table-cell office:value-type="float" office:value="0.000000012542">
            <text:p>1.25E-008</text:p>
          </table:table-cell>
          <table:table-cell table:formula="of:=IF([.Z351] &lt; [.U351];&quot;BETTER&quot;;IF([.Z351]-2 &gt; [.U351]; &quot;WORSE&quot;;&quot;&quot;))">
            <text:p/>
          </table:table-cell>
          <table:table-cell table:formula="of:=IF([.AB351] &lt; [.W351];&quot;BETTER&quot;;IF([.AB351] &gt;[.W351]*1.1;&quot;WORSE&quot;;&quot;&quot;))">
            <text:p/>
          </table:table-cell>
        </table:table-row>
        <table:table-row table:style-name="ro3">
          <table:table-cell/>
          <table:table-cell office:value-type="float" office:value="350">
            <text:p>350</text:p>
          </table:table-cell>
          <table:table-cell office:value-type="string">
            <text:p>-1.08879304515180131e+00</text:p>
          </table:table-cell>
          <table:table-cell office:value-type="float" office:value="59">
            <text:p>59</text:p>
          </table:table-cell>
          <table:table-cell office:value-type="float" office:value="0.00000000000006583">
            <text:p>6.58E-014</text:p>
          </table:table-cell>
          <table:table-cell office:value-type="float" office:value="0.000000000044281">
            <text:p>4.4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6583">
            <text:p>6.58E-014</text:p>
          </table:table-cell>
          <table:table-cell office:value-type="float" office:value="0.000000000044281">
            <text:p>4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429">
            <text:p>5.43E-012</text:p>
          </table:table-cell>
          <table:table-cell office:value-type="float" office:value="0.000000000044268">
            <text:p>4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429">
            <text:p>5.43E-012</text:p>
          </table:table-cell>
          <table:table-cell office:value-type="float" office:value="0.000000000044268">
            <text:p>4.43E-011</text:p>
          </table:table-cell>
          <table:table-cell table:formula="of:=IF([.P352] &lt; [.L352];&quot;BETTER&quot;;IF([.P352]-2 &gt; [.L352]; &quot;WORSE&quot;;&quot;&quot;))">
            <text:p/>
          </table:table-cell>
          <table:table-cell table:formula="of:=IF([.R352] &lt; [.N352];&quot;BETTER&quot;;IF([.R352] &gt;[.N35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429">
            <text:p>5.43E-012</text:p>
          </table:table-cell>
          <table:table-cell office:value-type="float" office:value="0.000000000044268">
            <text:p>4.43E-011</text:p>
          </table:table-cell>
          <table:table-cell table:formula="of:=IF([.U352] &lt; [.P352];&quot;BETTER&quot;;IF([.U352]-2 &gt; [.P352]; &quot;WORSE&quot;;&quot;&quot;))">
            <text:p/>
          </table:table-cell>
          <table:table-cell table:formula="of:=IF([.W352] &lt; [.R352];&quot;BETTER&quot;;IF([.W352] &gt;[.R35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429">
            <text:p>5.43E-012</text:p>
          </table:table-cell>
          <table:table-cell office:value-type="float" office:value="0.000000000044268">
            <text:p>4.43E-011</text:p>
          </table:table-cell>
          <table:table-cell table:formula="of:=IF([.Z352] &lt; [.U352];&quot;BETTER&quot;;IF([.Z352]-2 &gt; [.U352]; &quot;WORSE&quot;;&quot;&quot;))">
            <text:p/>
          </table:table-cell>
          <table:table-cell table:formula="of:=IF([.AB352] &lt; [.W352];&quot;BETTER&quot;;IF([.AB352] &gt;[.W352]*1.1;&quot;WORSE&quot;;&quot;&quot;))">
            <text:p/>
          </table:table-cell>
        </table:table-row>
        <table:table-row table:style-name="ro3">
          <table:table-cell/>
          <table:table-cell office:value-type="float" office:value="351">
            <text:p>351</text:p>
          </table:table-cell>
          <table:table-cell office:value-type="string">
            <text:p>2.31863031316826895e-01</text:p>
          </table:table-cell>
          <table:table-cell office:value-type="float" office:value="64">
            <text:p>64</text:p>
          </table:table-cell>
          <table:table-cell office:value-type="float" office:value="9.0977E-015">
            <text:p>9.10E-015</text:p>
          </table:table-cell>
          <table:table-cell office:value-type="float" office:value="0.000000000072582">
            <text:p>7.26E-011</text:p>
          </table:table-cell>
          <table:table-cell/>
          <table:table-cell office:value-type="float" office:value="65">
            <text:p>65</text:p>
          </table:table-cell>
          <table:table-cell office:value-type="float" office:value="9.0977E-015">
            <text:p>9.10E-015</text:p>
          </table:table-cell>
          <table:table-cell office:value-type="float" office:value="0.000000000072582">
            <text:p>7.26E-011</text:p>
          </table:table-cell>
          <table:table-cell/>
          <table:table-cell office:value-type="float" office:value="74">
            <text:p>74</text:p>
          </table:table-cell>
          <table:table-cell office:value-type="float" office:value="7.2164E-016">
            <text:p>7.22E-016</text:p>
          </table:table-cell>
          <table:table-cell office:value-type="float" office:value="0.000000000072573">
            <text:p>7.26E-011</text:p>
          </table:table-cell>
          <table:table-cell/>
          <table:table-cell office:value-type="float" office:value="74">
            <text:p>74</text:p>
          </table:table-cell>
          <table:table-cell office:value-type="float" office:value="7.2164E-016">
            <text:p>7.22E-016</text:p>
          </table:table-cell>
          <table:table-cell office:value-type="float" office:value="0.000000000072573">
            <text:p>7.26E-011</text:p>
          </table:table-cell>
          <table:table-cell table:formula="of:=IF([.P353] &lt; [.L353];&quot;BETTER&quot;;IF([.P353]-2 &gt; [.L353]; &quot;WORSE&quot;;&quot;&quot;))">
            <text:p/>
          </table:table-cell>
          <table:table-cell table:formula="of:=IF([.R353] &lt; [.N353];&quot;BETTER&quot;;IF([.R353] &gt;[.N35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7.2164E-016">
            <text:p>7.22E-016</text:p>
          </table:table-cell>
          <table:table-cell office:value-type="float" office:value="0.000000000072573">
            <text:p>7.26E-011</text:p>
          </table:table-cell>
          <table:table-cell table:formula="of:=IF([.U353] &lt; [.P353];&quot;BETTER&quot;;IF([.U353]-2 &gt; [.P353]; &quot;WORSE&quot;;&quot;&quot;))">
            <text:p/>
          </table:table-cell>
          <table:table-cell table:formula="of:=IF([.W353] &lt; [.R353];&quot;BETTER&quot;;IF([.W353] &gt;[.R35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40433">
            <text:p>4.04E-013</text:p>
          </table:table-cell>
          <table:table-cell office:value-type="float" office:value="0.000000000072573">
            <text:p>7.26E-011</text:p>
          </table:table-cell>
          <table:table-cell table:formula="of:=IF([.Z353] &lt; [.U353];&quot;BETTER&quot;;IF([.Z353]-2 &gt; [.U353]; &quot;WORSE&quot;;&quot;&quot;))">
            <text:p/>
          </table:table-cell>
          <table:table-cell table:formula="of:=IF([.AB353] &lt; [.W353];&quot;BETTER&quot;;IF([.AB353] &gt;[.W353]*1.1;&quot;WORSE&quot;;&quot;&quot;))">
            <text:p/>
          </table:table-cell>
        </table:table-row>
        <table:table-row table:style-name="ro3">
          <table:table-cell/>
          <table:table-cell office:value-type="float" office:value="352">
            <text:p>352</text:p>
          </table:table-cell>
          <table:table-cell office:value-type="string">
            <text:p>4.13734525407314369e+00</text:p>
          </table:table-cell>
          <table:table-cell office:value-type="float" office:value="58">
            <text:p>58</text:p>
          </table:table-cell>
          <table:table-cell office:value-type="float" office:value="0.0000000000056172">
            <text:p>5.62E-012</text:p>
          </table:table-cell>
          <table:table-cell office:value-type="float" office:value="0.0000000000064915">
            <text:p>6.49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56172">
            <text:p>5.62E-012</text:p>
          </table:table-cell>
          <table:table-cell office:value-type="float" office:value="0.0000000000064915">
            <text:p>6.4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7903E-015">
            <text:p>2.79E-015</text:p>
          </table:table-cell>
          <table:table-cell office:value-type="float" office:value="0.0000000000064913">
            <text:p>6.4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7903E-015">
            <text:p>2.79E-015</text:p>
          </table:table-cell>
          <table:table-cell office:value-type="float" office:value="0.0000000000064913">
            <text:p>6.49E-012</text:p>
          </table:table-cell>
          <table:table-cell table:formula="of:=IF([.P354] &lt; [.L354];&quot;BETTER&quot;;IF([.P354]-2 &gt; [.L354]; &quot;WORSE&quot;;&quot;&quot;))">
            <text:p/>
          </table:table-cell>
          <table:table-cell table:formula="of:=IF([.R354] &lt; [.N354];&quot;BETTER&quot;;IF([.R354] &gt;[.N35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7903E-015">
            <text:p>2.79E-015</text:p>
          </table:table-cell>
          <table:table-cell office:value-type="float" office:value="0.0000000000064913">
            <text:p>6.49E-012</text:p>
          </table:table-cell>
          <table:table-cell table:formula="of:=IF([.U354] &lt; [.P354];&quot;BETTER&quot;;IF([.U354]-2 &gt; [.P354]; &quot;WORSE&quot;;&quot;&quot;))">
            <text:p/>
          </table:table-cell>
          <table:table-cell table:formula="of:=IF([.W354] &lt; [.R354];&quot;BETTER&quot;;IF([.W354] &gt;[.R35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20751">
            <text:p>2.08E-013</text:p>
          </table:table-cell>
          <table:table-cell office:value-type="float" office:value="0.0000000000064913">
            <text:p>6.49E-012</text:p>
          </table:table-cell>
          <table:table-cell table:formula="of:=IF([.Z354] &lt; [.U354];&quot;BETTER&quot;;IF([.Z354]-2 &gt; [.U354]; &quot;WORSE&quot;;&quot;&quot;))">
            <text:p/>
          </table:table-cell>
          <table:table-cell table:formula="of:=IF([.AB354] &lt; [.W354];&quot;BETTER&quot;;IF([.AB354] &gt;[.W354]*1.1;&quot;WORSE&quot;;&quot;&quot;))">
            <text:p/>
          </table:table-cell>
        </table:table-row>
        <table:table-row table:style-name="ro3">
          <table:table-cell/>
          <table:table-cell office:value-type="float" office:value="353">
            <text:p>353</text:p>
          </table:table-cell>
          <table:table-cell office:value-type="string">
            <text:p>2.61310330837417872e+01</text:p>
          </table:table-cell>
          <table:table-cell office:value-type="float" office:value="110">
            <text:p>110</text:p>
          </table:table-cell>
          <table:table-cell office:value-type="float" office:value="0.0000000089376">
            <text:p>8.94E-009</text:p>
          </table:table-cell>
          <table:table-cell office:value-type="float" office:value="0.0000000000011465">
            <text:p>1.15E-012</text:p>
          </table:table-cell>
          <table:table-cell/>
          <table:table-cell office:value-type="float" office:value="217">
            <text:p>217</text:p>
          </table:table-cell>
          <table:table-cell office:value-type="float" office:value="0.0000000000057079">
            <text:p>5.71E-012</text:p>
          </table:table-cell>
          <table:table-cell office:value-type="float" office:value="0.00000000000040515">
            <text:p>4.05E-013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467">
            <text:p>4.47E-010</text:p>
          </table:table-cell>
          <table:table-cell office:value-type="float" office:value="0.0000000000054261">
            <text:p>5.43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467">
            <text:p>4.47E-010</text:p>
          </table:table-cell>
          <table:table-cell office:value-type="float" office:value="0.0000000000054261">
            <text:p>5.43E-012</text:p>
          </table:table-cell>
          <table:table-cell table:formula="of:=IF([.P355] &lt; [.L355];&quot;BETTER&quot;;IF([.P355]-2 &gt; [.L355]; &quot;WORSE&quot;;&quot;&quot;))">
            <text:p/>
          </table:table-cell>
          <table:table-cell table:formula="of:=IF([.R355] &lt; [.N355];&quot;BETTER&quot;;IF([.R355] &gt;[.N355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4467">
            <text:p>4.47E-010</text:p>
          </table:table-cell>
          <table:table-cell office:value-type="float" office:value="0.0000000000054261">
            <text:p>5.43E-012</text:p>
          </table:table-cell>
          <table:table-cell table:formula="of:=IF([.U355] &lt; [.P355];&quot;BETTER&quot;;IF([.U355]-2 &gt; [.P355]; &quot;WORSE&quot;;&quot;&quot;))">
            <text:p/>
          </table:table-cell>
          <table:table-cell table:formula="of:=IF([.W355] &lt; [.R355];&quot;BETTER&quot;;IF([.W355] &gt;[.R355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44771">
            <text:p>4.48E-010</text:p>
          </table:table-cell>
          <table:table-cell office:value-type="float" office:value="0.0000000000054261">
            <text:p>5.43E-012</text:p>
          </table:table-cell>
          <table:table-cell table:formula="of:=IF([.Z355] &lt; [.U355];&quot;BETTER&quot;;IF([.Z355]-2 &gt; [.U355]; &quot;WORSE&quot;;&quot;&quot;))">
            <text:p/>
          </table:table-cell>
          <table:table-cell table:formula="of:=IF([.AB355] &lt; [.W355];&quot;BETTER&quot;;IF([.AB355] &gt;[.W355]*1.1;&quot;WORSE&quot;;&quot;&quot;))">
            <text:p/>
          </table:table-cell>
        </table:table-row>
        <table:table-row table:style-name="ro3">
          <table:table-cell/>
          <table:table-cell office:value-type="float" office:value="354">
            <text:p>354</text:p>
          </table:table-cell>
          <table:table-cell office:value-type="string">
            <text:p>1.64065938868421646e+00</text:p>
          </table:table-cell>
          <table:table-cell office:value-type="float" office:value="58">
            <text:p>58</text:p>
          </table:table-cell>
          <table:table-cell office:value-type="float" office:value="0.0000000014449">
            <text:p>1.44E-009</text:p>
          </table:table-cell>
          <table:table-cell office:value-type="float" office:value="0.0000000000096211">
            <text:p>9.62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14732">
            <text:p>1.47E-013</text:p>
          </table:table-cell>
          <table:table-cell office:value-type="float" office:value="0.0000000000097685">
            <text:p>9.7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1126">
            <text:p>1.11E-013</text:p>
          </table:table-cell>
          <table:table-cell office:value-type="float" office:value="0.0000000000096203">
            <text:p>9.62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1126">
            <text:p>1.11E-013</text:p>
          </table:table-cell>
          <table:table-cell office:value-type="float" office:value="0.0000000000096203">
            <text:p>9.62E-012</text:p>
          </table:table-cell>
          <table:table-cell table:formula="of:=IF([.P356] &lt; [.L356];&quot;BETTER&quot;;IF([.P356]-2 &gt; [.L356]; &quot;WORSE&quot;;&quot;&quot;))">
            <text:p/>
          </table:table-cell>
          <table:table-cell table:formula="of:=IF([.R356] &lt; [.N356];&quot;BETTER&quot;;IF([.R356] &gt;[.N35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1126">
            <text:p>1.11E-013</text:p>
          </table:table-cell>
          <table:table-cell office:value-type="float" office:value="0.0000000000096203">
            <text:p>9.62E-012</text:p>
          </table:table-cell>
          <table:table-cell table:formula="of:=IF([.U356] &lt; [.P356];&quot;BETTER&quot;;IF([.U356]-2 &gt; [.P356]; &quot;WORSE&quot;;&quot;&quot;))">
            <text:p/>
          </table:table-cell>
          <table:table-cell table:formula="of:=IF([.W356] &lt; [.R356];&quot;BETTER&quot;;IF([.W356] &gt;[.R35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1126">
            <text:p>1.11E-013</text:p>
          </table:table-cell>
          <table:table-cell office:value-type="float" office:value="0.0000000000096203">
            <text:p>9.62E-012</text:p>
          </table:table-cell>
          <table:table-cell table:formula="of:=IF([.Z356] &lt; [.U356];&quot;BETTER&quot;;IF([.Z356]-2 &gt; [.U356]; &quot;WORSE&quot;;&quot;&quot;))">
            <text:p/>
          </table:table-cell>
          <table:table-cell table:formula="of:=IF([.AB356] &lt; [.W356];&quot;BETTER&quot;;IF([.AB356] &gt;[.W356]*1.1;&quot;WORSE&quot;;&quot;&quot;))">
            <text:p/>
          </table:table-cell>
        </table:table-row>
        <table:table-row table:style-name="ro3">
          <table:table-cell/>
          <table:table-cell office:value-type="float" office:value="355">
            <text:p>355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0020279">
            <text:p>2.03E-011</text:p>
          </table:table-cell>
          <table:table-cell office:value-type="float" office:value="0.00000000008354">
            <text:p>8.35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20279">
            <text:p>2.03E-011</text:p>
          </table:table-cell>
          <table:table-cell office:value-type="float" office:value="0.00000000008354">
            <text:p>8.35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357] &lt; [.L357];&quot;BETTER&quot;;IF([.P357]-2 &gt; [.L357]; &quot;WORSE&quot;;&quot;&quot;))">
            <text:p/>
          </table:table-cell>
          <table:table-cell table:formula="of:=IF([.R357] &lt; [.N357];&quot;BETTER&quot;;IF([.R357] &gt;[.N357]*1.1;&quot;WORSE&quot;;&quot;&quot;))">
            <text:p/>
          </table:table-cell>
          <table:table-cell office:value-type="float" office:value="75">
            <text:p>75</text:p>
          </table:table-cell>
          <table:table-cell office:value-type="float" office:value="0.00000000014111">
            <text:p>1.41E-010</text:p>
          </table:table-cell>
          <table:table-cell office:value-type="float" office:value="0.000000000048515">
            <text:p>4.85E-011</text:p>
          </table:table-cell>
          <table:table-cell table:formula="of:=IF([.U357] &lt; [.P357];&quot;BETTER&quot;;IF([.U357]-2 &gt; [.P357]; &quot;WORSE&quot;;&quot;&quot;))" office:value-type="string" office:string-value="BETTER">
            <text:p>BETTER</text:p>
          </table:table-cell>
          <table:table-cell table:formula="of:=IF([.W357] &lt; [.R357];&quot;BETTER&quot;;IF([.W357] &gt;[.R357]*1.1;&quot;WORSE&quot;;&quot;&quot;))" office:value-type="string" office:string-value="BETTER">
            <text:p>BETTER</text:p>
          </table:table-cell>
          <table:table-cell office:value-type="float" office:value="75">
            <text:p>75</text:p>
          </table:table-cell>
          <table:table-cell office:value-type="float" office:value="0.00000032039">
            <text:p>3.20E-007</text:p>
          </table:table-cell>
          <table:table-cell office:value-type="float" office:value="0.000000000048515">
            <text:p>4.85E-011</text:p>
          </table:table-cell>
          <table:table-cell table:formula="of:=IF([.Z357] &lt; [.U357];&quot;BETTER&quot;;IF([.Z357]-2 &gt; [.U357]; &quot;WORSE&quot;;&quot;&quot;))">
            <text:p/>
          </table:table-cell>
          <table:table-cell table:formula="of:=IF([.AB357] &lt; [.W357];&quot;BETTER&quot;;IF([.AB357] &gt;[.W357]*1.1;&quot;WORSE&quot;;&quot;&quot;))">
            <text:p/>
          </table:table-cell>
        </table:table-row>
        <table:table-row table:style-name="ro3">
          <table:table-cell/>
          <table:table-cell office:value-type="float" office:value="356">
            <text:p>356</text:p>
          </table:table-cell>
          <table:table-cell office:value-type="string">
            <text:p>6.11325702910648339e+00</text:p>
          </table:table-cell>
          <table:table-cell office:value-type="float" office:value="59">
            <text:p>59</text:p>
          </table:table-cell>
          <table:table-cell office:value-type="float" office:value="0.00000000000618">
            <text:p>6.18E-012</text:p>
          </table:table-cell>
          <table:table-cell office:value-type="float" office:value="0.000000000051247">
            <text:p>5.12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618">
            <text:p>6.18E-012</text:p>
          </table:table-cell>
          <table:table-cell office:value-type="float" office:value="0.000000000051247">
            <text:p>5.12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21533">
            <text:p>2.15E-011</text:p>
          </table:table-cell>
          <table:table-cell office:value-type="float" office:value="0.000000000050134">
            <text:p>5.0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21533">
            <text:p>2.15E-011</text:p>
          </table:table-cell>
          <table:table-cell office:value-type="float" office:value="0.000000000050134">
            <text:p>5.01E-011</text:p>
          </table:table-cell>
          <table:table-cell table:formula="of:=IF([.P358] &lt; [.L358];&quot;BETTER&quot;;IF([.P358]-2 &gt; [.L358]; &quot;WORSE&quot;;&quot;&quot;))">
            <text:p/>
          </table:table-cell>
          <table:table-cell table:formula="of:=IF([.R358] &lt; [.N358];&quot;BETTER&quot;;IF([.R358] &gt;[.N35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21533">
            <text:p>2.15E-011</text:p>
          </table:table-cell>
          <table:table-cell office:value-type="float" office:value="0.000000000050134">
            <text:p>5.01E-011</text:p>
          </table:table-cell>
          <table:table-cell table:formula="of:=IF([.U358] &lt; [.P358];&quot;BETTER&quot;;IF([.U358]-2 &gt; [.P358]; &quot;WORSE&quot;;&quot;&quot;))">
            <text:p/>
          </table:table-cell>
          <table:table-cell table:formula="of:=IF([.W358] &lt; [.R358];&quot;BETTER&quot;;IF([.W358] &gt;[.R35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29622">
            <text:p>2.96E-011</text:p>
          </table:table-cell>
          <table:table-cell office:value-type="float" office:value="0.000000000050134">
            <text:p>5.01E-011</text:p>
          </table:table-cell>
          <table:table-cell table:formula="of:=IF([.Z358] &lt; [.U358];&quot;BETTER&quot;;IF([.Z358]-2 &gt; [.U358]; &quot;WORSE&quot;;&quot;&quot;))">
            <text:p/>
          </table:table-cell>
          <table:table-cell table:formula="of:=IF([.AB358] &lt; [.W358];&quot;BETTER&quot;;IF([.AB358] &gt;[.W358]*1.1;&quot;WORSE&quot;;&quot;&quot;))">
            <text:p/>
          </table:table-cell>
        </table:table-row>
        <table:table-row table:style-name="ro3">
          <table:table-cell/>
          <table:table-cell office:value-type="float" office:value="357">
            <text:p>357</text:p>
          </table:table-cell>
          <table:table-cell office:value-type="string">
            <text:p>1.08333333333333304e+00</text:p>
          </table:table-cell>
          <table:table-cell office:value-type="float" office:value="58">
            <text:p>58</text:p>
          </table:table-cell>
          <table:table-cell office:value-type="float" office:value="0.00000000000011642">
            <text:p>1.16E-013</text:p>
          </table:table-cell>
          <table:table-cell office:value-type="float" office:value="0.000000000030769">
            <text:p>3.08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1642">
            <text:p>1.16E-013</text:p>
          </table:table-cell>
          <table:table-cell office:value-type="float" office:value="0.000000000030769">
            <text:p>3.0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90016">
            <text:p>9.00E-011</text:p>
          </table:table-cell>
          <table:table-cell office:value-type="float" office:value="0.000000000030769">
            <text:p>3.0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90016">
            <text:p>9.00E-011</text:p>
          </table:table-cell>
          <table:table-cell office:value-type="float" office:value="0.000000000030769">
            <text:p>3.08E-011</text:p>
          </table:table-cell>
          <table:table-cell table:formula="of:=IF([.P359] &lt; [.L359];&quot;BETTER&quot;;IF([.P359]-2 &gt; [.L359]; &quot;WORSE&quot;;&quot;&quot;))">
            <text:p/>
          </table:table-cell>
          <table:table-cell table:formula="of:=IF([.R359] &lt; [.N359];&quot;BETTER&quot;;IF([.R359] &gt;[.N35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90016">
            <text:p>9.00E-011</text:p>
          </table:table-cell>
          <table:table-cell office:value-type="float" office:value="0.000000000030769">
            <text:p>3.08E-011</text:p>
          </table:table-cell>
          <table:table-cell table:formula="of:=IF([.U359] &lt; [.P359];&quot;BETTER&quot;;IF([.U359]-2 &gt; [.P359]; &quot;WORSE&quot;;&quot;&quot;))">
            <text:p/>
          </table:table-cell>
          <table:table-cell table:formula="of:=IF([.W359] &lt; [.R359];&quot;BETTER&quot;;IF([.W359] &gt;[.R35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90061">
            <text:p>9.01E-011</text:p>
          </table:table-cell>
          <table:table-cell office:value-type="float" office:value="0.000000000030769">
            <text:p>3.08E-011</text:p>
          </table:table-cell>
          <table:table-cell table:formula="of:=IF([.Z359] &lt; [.U359];&quot;BETTER&quot;;IF([.Z359]-2 &gt; [.U359]; &quot;WORSE&quot;;&quot;&quot;))">
            <text:p/>
          </table:table-cell>
          <table:table-cell table:formula="of:=IF([.AB359] &lt; [.W359];&quot;BETTER&quot;;IF([.AB359] &gt;[.W359]*1.1;&quot;WORSE&quot;;&quot;&quot;))">
            <text:p/>
          </table:table-cell>
        </table:table-row>
        <table:table-row table:style-name="ro3">
          <table:table-cell/>
          <table:table-cell office:value-type="float" office:value="358">
            <text:p>358</text:p>
          </table:table-cell>
          <table:table-cell office:value-type="string">
            <text:p>-6.44934066848226406e-01</text:p>
          </table:table-cell>
          <table:table-cell office:value-type="float" office:value="59">
            <text:p>59</text:p>
          </table:table-cell>
          <table:table-cell office:value-type="float" office:value="0.00000000000015562">
            <text:p>1.56E-013</text:p>
          </table:table-cell>
          <table:table-cell office:value-type="float" office:value="0.000000000074764">
            <text:p>7.48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5562">
            <text:p>1.56E-013</text:p>
          </table:table-cell>
          <table:table-cell office:value-type="float" office:value="0.000000000074764">
            <text:p>7.4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51411">
            <text:p>5.14E-011</text:p>
          </table:table-cell>
          <table:table-cell office:value-type="float" office:value="0.000000000074777">
            <text:p>7.4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51411">
            <text:p>5.14E-011</text:p>
          </table:table-cell>
          <table:table-cell office:value-type="float" office:value="0.000000000074777">
            <text:p>7.48E-011</text:p>
          </table:table-cell>
          <table:table-cell table:formula="of:=IF([.P360] &lt; [.L360];&quot;BETTER&quot;;IF([.P360]-2 &gt; [.L360]; &quot;WORSE&quot;;&quot;&quot;))">
            <text:p/>
          </table:table-cell>
          <table:table-cell table:formula="of:=IF([.R360] &lt; [.N360];&quot;BETTER&quot;;IF([.R360] &gt;[.N36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51411">
            <text:p>5.14E-011</text:p>
          </table:table-cell>
          <table:table-cell office:value-type="float" office:value="0.000000000074777">
            <text:p>7.48E-011</text:p>
          </table:table-cell>
          <table:table-cell table:formula="of:=IF([.U360] &lt; [.P360];&quot;BETTER&quot;;IF([.U360]-2 &gt; [.P360]; &quot;WORSE&quot;;&quot;&quot;))">
            <text:p/>
          </table:table-cell>
          <table:table-cell table:formula="of:=IF([.W360] &lt; [.R360];&quot;BETTER&quot;;IF([.W360] &gt;[.R36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51411">
            <text:p>5.14E-011</text:p>
          </table:table-cell>
          <table:table-cell office:value-type="float" office:value="0.000000000074777">
            <text:p>7.48E-011</text:p>
          </table:table-cell>
          <table:table-cell table:formula="of:=IF([.Z360] &lt; [.U360];&quot;BETTER&quot;;IF([.Z360]-2 &gt; [.U360]; &quot;WORSE&quot;;&quot;&quot;))">
            <text:p/>
          </table:table-cell>
          <table:table-cell table:formula="of:=IF([.AB360] &lt; [.W360];&quot;BETTER&quot;;IF([.AB360] &gt;[.W360]*1.1;&quot;WORSE&quot;;&quot;&quot;))">
            <text:p/>
          </table:table-cell>
        </table:table-row>
        <table:table-row table:style-name="ro3">
          <table:table-cell/>
          <table:table-cell office:value-type="float" office:value="359">
            <text:p>359</text:p>
          </table:table-cell>
          <table:table-cell office:value-type="string">
            <text:p>-1.73286795139986349e-01</text:p>
          </table:table-cell>
          <table:table-cell office:value-type="float" office:value="49">
            <text:p>49</text:p>
          </table:table-cell>
          <table:table-cell office:value-type="float" office:value="0.0000000000013531">
            <text:p>1.35E-012</text:p>
          </table:table-cell>
          <table:table-cell office:value-type="float" office:value="0.00000000023065">
            <text:p>2.31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14566">
            <text:p>1.46E-012</text:p>
          </table:table-cell>
          <table:table-cell office:value-type="float" office:value="0.00000000023075">
            <text:p>2.3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23075">
            <text:p>2.3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23075">
            <text:p>2.31E-010</text:p>
          </table:table-cell>
          <table:table-cell table:formula="of:=IF([.P361] &lt; [.L361];&quot;BETTER&quot;;IF([.P361]-2 &gt; [.L361]; &quot;WORSE&quot;;&quot;&quot;))">
            <text:p/>
          </table:table-cell>
          <table:table-cell table:formula="of:=IF([.R361] &lt; [.N361];&quot;BETTER&quot;;IF([.R361] &gt;[.N36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23075">
            <text:p>2.31E-010</text:p>
          </table:table-cell>
          <table:table-cell table:formula="of:=IF([.U361] &lt; [.P361];&quot;BETTER&quot;;IF([.U361]-2 &gt; [.P361]; &quot;WORSE&quot;;&quot;&quot;))">
            <text:p/>
          </table:table-cell>
          <table:table-cell table:formula="of:=IF([.W361] &lt; [.R361];&quot;BETTER&quot;;IF([.W361] &gt;[.R36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23075">
            <text:p>2.31E-010</text:p>
          </table:table-cell>
          <table:table-cell table:formula="of:=IF([.Z361] &lt; [.U361];&quot;BETTER&quot;;IF([.Z361]-2 &gt; [.U361]; &quot;WORSE&quot;;&quot;&quot;))">
            <text:p/>
          </table:table-cell>
          <table:table-cell table:formula="of:=IF([.AB361] &lt; [.W361];&quot;BETTER&quot;;IF([.AB361] &gt;[.W361]*1.1;&quot;WORSE&quot;;&quot;&quot;))">
            <text:p/>
          </table:table-cell>
        </table:table-row>
        <table:table-row table:style-name="ro3">
          <table:table-cell/>
          <table:table-cell office:value-type="float" office:value="360">
            <text:p>360</text:p>
          </table:table-cell>
          <table:table-cell office:value-type="string">
            <text:p>6.44934066848225296e-01</text:p>
          </table:table-cell>
          <table:table-cell office:value-type="float" office:value="58">
            <text:p>58</text:p>
          </table:table-cell>
          <table:table-cell office:value-type="float" office:value="3.9593E-015">
            <text:p>3.96E-015</text:p>
          </table:table-cell>
          <table:table-cell office:value-type="float" office:value="0.000000000074774">
            <text:p>7.48E-011</text:p>
          </table:table-cell>
          <table:table-cell/>
          <table:table-cell office:value-type="float" office:value="59">
            <text:p>59</text:p>
          </table:table-cell>
          <table:table-cell office:value-type="float" office:value="3.9593E-015">
            <text:p>3.96E-015</text:p>
          </table:table-cell>
          <table:table-cell office:value-type="float" office:value="0.000000000074774">
            <text:p>7.48E-011</text:p>
          </table:table-cell>
          <table:table-cell/>
          <table:table-cell office:value-type="float" office:value="74">
            <text:p>74</text:p>
          </table:table-cell>
          <table:table-cell office:value-type="float" office:value="1.9984E-015">
            <text:p>2.00E-015</text:p>
          </table:table-cell>
          <table:table-cell office:value-type="float" office:value="0.000000000074776">
            <text:p>7.48E-011</text:p>
          </table:table-cell>
          <table:table-cell/>
          <table:table-cell office:value-type="float" office:value="74">
            <text:p>74</text:p>
          </table:table-cell>
          <table:table-cell office:value-type="float" office:value="1.9984E-015">
            <text:p>2.00E-015</text:p>
          </table:table-cell>
          <table:table-cell office:value-type="float" office:value="0.000000000074776">
            <text:p>7.48E-011</text:p>
          </table:table-cell>
          <table:table-cell table:formula="of:=IF([.P362] &lt; [.L362];&quot;BETTER&quot;;IF([.P362]-2 &gt; [.L362]; &quot;WORSE&quot;;&quot;&quot;))">
            <text:p/>
          </table:table-cell>
          <table:table-cell table:formula="of:=IF([.R362] &lt; [.N362];&quot;BETTER&quot;;IF([.R362] &gt;[.N36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1.9984E-015">
            <text:p>2.00E-015</text:p>
          </table:table-cell>
          <table:table-cell office:value-type="float" office:value="0.000000000074776">
            <text:p>7.48E-011</text:p>
          </table:table-cell>
          <table:table-cell table:formula="of:=IF([.U362] &lt; [.P362];&quot;BETTER&quot;;IF([.U362]-2 &gt; [.P362]; &quot;WORSE&quot;;&quot;&quot;))">
            <text:p/>
          </table:table-cell>
          <table:table-cell table:formula="of:=IF([.W362] &lt; [.R362];&quot;BETTER&quot;;IF([.W362] &gt;[.R36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7.7071E-015">
            <text:p>7.71E-015</text:p>
          </table:table-cell>
          <table:table-cell office:value-type="float" office:value="0.000000000074776">
            <text:p>7.48E-011</text:p>
          </table:table-cell>
          <table:table-cell table:formula="of:=IF([.Z362] &lt; [.U362];&quot;BETTER&quot;;IF([.Z362]-2 &gt; [.U362]; &quot;WORSE&quot;;&quot;&quot;))">
            <text:p/>
          </table:table-cell>
          <table:table-cell table:formula="of:=IF([.AB362] &lt; [.W362];&quot;BETTER&quot;;IF([.AB362] &gt;[.W362]*1.1;&quot;WORSE&quot;;&quot;&quot;))">
            <text:p/>
          </table:table-cell>
        </table:table-row>
        <table:table-row table:style-name="ro3">
          <table:table-cell/>
          <table:table-cell office:value-type="float" office:value="361">
            <text:p>361</text:p>
          </table:table-cell>
          <table:table-cell office:value-type="string">
            <text:p>-2.72198261287950272e-01</text:p>
          </table:table-cell>
          <table:table-cell office:value-type="float" office:value="53">
            <text:p>53</text:p>
          </table:table-cell>
          <table:table-cell office:value-type="float" office:value="6.322E-015">
            <text:p>6.32E-015</text:p>
          </table:table-cell>
          <table:table-cell office:value-type="float" office:value="0.000000000044276">
            <text:p>4.43E-011</text:p>
          </table:table-cell>
          <table:table-cell/>
          <table:table-cell office:value-type="float" office:value="53">
            <text:p>53</text:p>
          </table:table-cell>
          <table:table-cell office:value-type="float" office:value="6.322E-015">
            <text:p>6.32E-015</text:p>
          </table:table-cell>
          <table:table-cell office:value-type="float" office:value="0.000000000044276">
            <text:p>4.4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44268">
            <text:p>4.4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44268">
            <text:p>4.43E-011</text:p>
          </table:table-cell>
          <table:table-cell table:formula="of:=IF([.P363] &lt; [.L363];&quot;BETTER&quot;;IF([.P363]-2 &gt; [.L363]; &quot;WORSE&quot;;&quot;&quot;))">
            <text:p/>
          </table:table-cell>
          <table:table-cell table:formula="of:=IF([.R363] &lt; [.N363];&quot;BETTER&quot;;IF([.R363] &gt;[.N36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44268">
            <text:p>4.43E-011</text:p>
          </table:table-cell>
          <table:table-cell table:formula="of:=IF([.U363] &lt; [.P363];&quot;BETTER&quot;;IF([.U363]-2 &gt; [.P363]; &quot;WORSE&quot;;&quot;&quot;))">
            <text:p/>
          </table:table-cell>
          <table:table-cell table:formula="of:=IF([.W363] &lt; [.R363];&quot;BETTER&quot;;IF([.W363] &gt;[.R36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514E-017">
            <text:p>5.55E-017</text:p>
          </table:table-cell>
          <table:table-cell office:value-type="float" office:value="0.000000000044268">
            <text:p>4.43E-011</text:p>
          </table:table-cell>
          <table:table-cell table:formula="of:=IF([.Z363] &lt; [.U363];&quot;BETTER&quot;;IF([.Z363]-2 &gt; [.U363]; &quot;WORSE&quot;;&quot;&quot;))">
            <text:p/>
          </table:table-cell>
          <table:table-cell table:formula="of:=IF([.AB363] &lt; [.W363];&quot;BETTER&quot;;IF([.AB363] &gt;[.W363]*1.1;&quot;WORSE&quot;;&quot;&quot;))">
            <text:p/>
          </table:table-cell>
        </table:table-row>
        <table:table-row table:style-name="ro3">
          <table:table-cell/>
          <table:table-cell office:value-type="float" office:value="362">
            <text:p>362</text:p>
          </table:table-cell>
          <table:table-cell office:value-type="string">
            <text:p>-2.98679853164655118e-01</text:p>
          </table:table-cell>
          <table:table-cell office:value-type="float" office:value="53">
            <text:p>53</text:p>
          </table:table-cell>
          <table:table-cell office:value-type="float" office:value="0.00000000000041817">
            <text:p>4.18E-013</text:p>
          </table:table-cell>
          <table:table-cell office:value-type="float" office:value="0.00000000011866">
            <text:p>1.19E-010</text:p>
          </table:table-cell>
          <table:table-cell/>
          <table:table-cell office:value-type="float" office:value="56">
            <text:p>56</text:p>
          </table:table-cell>
          <table:table-cell office:value-type="float" office:value="0.000000000000096273">
            <text:p>9.63E-014</text:p>
          </table:table-cell>
          <table:table-cell office:value-type="float" office:value="0.00000000011834">
            <text:p>1.18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11834">
            <text:p>1.18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11834">
            <text:p>1.18E-010</text:p>
          </table:table-cell>
          <table:table-cell table:formula="of:=IF([.P364] &lt; [.L364];&quot;BETTER&quot;;IF([.P364]-2 &gt; [.L364]; &quot;WORSE&quot;;&quot;&quot;))">
            <text:p/>
          </table:table-cell>
          <table:table-cell table:formula="of:=IF([.R364] &lt; [.N364];&quot;BETTER&quot;;IF([.R364] &gt;[.N36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11834">
            <text:p>1.18E-010</text:p>
          </table:table-cell>
          <table:table-cell table:formula="of:=IF([.U364] &lt; [.P364];&quot;BETTER&quot;;IF([.U364]-2 &gt; [.P364]; &quot;WORSE&quot;;&quot;&quot;))">
            <text:p/>
          </table:table-cell>
          <table:table-cell table:formula="of:=IF([.W364] &lt; [.R364];&quot;BETTER&quot;;IF([.W364] &gt;[.R36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3515E-019">
            <text:p>6.35E-019</text:p>
          </table:table-cell>
          <table:table-cell office:value-type="float" office:value="0.00000000011834">
            <text:p>1.18E-010</text:p>
          </table:table-cell>
          <table:table-cell table:formula="of:=IF([.Z364] &lt; [.U364];&quot;BETTER&quot;;IF([.Z364]-2 &gt; [.U364]; &quot;WORSE&quot;;&quot;&quot;))">
            <text:p/>
          </table:table-cell>
          <table:table-cell table:formula="of:=IF([.AB364] &lt; [.W364];&quot;BETTER&quot;;IF([.AB364] &gt;[.W364]*1.1;&quot;WORSE&quot;;&quot;&quot;))">
            <text:p/>
          </table:table-cell>
        </table:table-row>
        <table:table-row table:style-name="ro3">
          <table:table-cell/>
          <table:table-cell office:value-type="float" office:value="363">
            <text:p>363</text:p>
          </table:table-cell>
          <table:table-cell office:value-type="string">
            <text:p>2.21005952937519989e+00</text:p>
          </table:table-cell>
          <table:table-cell office:value-type="float" office:value="59">
            <text:p>59</text:p>
          </table:table-cell>
          <table:table-cell office:value-type="float" office:value="0.00000000000010308">
            <text:p>1.03E-013</text:p>
          </table:table-cell>
          <table:table-cell office:value-type="float" office:value="0.000000000011376">
            <text:p>1.14E-011</text:p>
          </table:table-cell>
          <table:table-cell/>
          <table:table-cell office:value-type="float" office:value="60">
            <text:p>60</text:p>
          </table:table-cell>
          <table:table-cell office:value-type="float" office:value="0.000000000000051843">
            <text:p>5.18E-014</text:p>
          </table:table-cell>
          <table:table-cell office:value-type="float" office:value="0.000000000011221">
            <text:p>1.12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11221">
            <text:p>1.12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11221">
            <text:p>1.12E-011</text:p>
          </table:table-cell>
          <table:table-cell table:formula="of:=IF([.P365] &lt; [.L365];&quot;BETTER&quot;;IF([.P365]-2 &gt; [.L365]; &quot;WORSE&quot;;&quot;&quot;))">
            <text:p/>
          </table:table-cell>
          <table:table-cell table:formula="of:=IF([.R365] &lt; [.N365];&quot;BETTER&quot;;IF([.R365] &gt;[.N36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11221">
            <text:p>1.12E-011</text:p>
          </table:table-cell>
          <table:table-cell table:formula="of:=IF([.U365] &lt; [.P365];&quot;BETTER&quot;;IF([.U365]-2 &gt; [.P365]; &quot;WORSE&quot;;&quot;&quot;))">
            <text:p/>
          </table:table-cell>
          <table:table-cell table:formula="of:=IF([.W365] &lt; [.R365];&quot;BETTER&quot;;IF([.W365] &gt;[.R36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11221">
            <text:p>1.12E-011</text:p>
          </table:table-cell>
          <table:table-cell table:formula="of:=IF([.Z365] &lt; [.U365];&quot;BETTER&quot;;IF([.Z365]-2 &gt; [.U365]; &quot;WORSE&quot;;&quot;&quot;))">
            <text:p/>
          </table:table-cell>
          <table:table-cell table:formula="of:=IF([.AB365] &lt; [.W365];&quot;BETTER&quot;;IF([.AB365] &gt;[.W365]*1.1;&quot;WORSE&quot;;&quot;&quot;))">
            <text:p/>
          </table:table-cell>
        </table:table-row>
        <table:table-row table:style-name="ro3">
          <table:table-cell/>
          <table:table-cell office:value-type="float" office:value="364">
            <text:p>364</text:p>
          </table:table-cell>
          <table:table-cell office:value-type="string">
            <text:p>-4.51582705289454878e-01</text:p>
          </table:table-cell>
          <table:table-cell office:value-type="float" office:value="56">
            <text:p>56</text:p>
          </table:table-cell>
          <table:table-cell office:value-type="float" office:value="0.00000000000093743">
            <text:p>9.37E-013</text:p>
          </table:table-cell>
          <table:table-cell office:value-type="float" office:value="0.000000000024262">
            <text:p>2.4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27412">
            <text:p>2.74E-014</text:p>
          </table:table-cell>
          <table:table-cell office:value-type="float" office:value="0.000000000023352">
            <text:p>2.3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1861">
            <text:p>5.19E-012</text:p>
          </table:table-cell>
          <table:table-cell office:value-type="float" office:value="0.000000000023351">
            <text:p>2.3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1861">
            <text:p>5.19E-012</text:p>
          </table:table-cell>
          <table:table-cell office:value-type="float" office:value="0.000000000023351">
            <text:p>2.34E-011</text:p>
          </table:table-cell>
          <table:table-cell table:formula="of:=IF([.P366] &lt; [.L366];&quot;BETTER&quot;;IF([.P366]-2 &gt; [.L366]; &quot;WORSE&quot;;&quot;&quot;))">
            <text:p/>
          </table:table-cell>
          <table:table-cell table:formula="of:=IF([.R366] &lt; [.N366];&quot;BETTER&quot;;IF([.R366] &gt;[.N36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1861">
            <text:p>5.19E-012</text:p>
          </table:table-cell>
          <table:table-cell office:value-type="float" office:value="0.000000000023351">
            <text:p>2.34E-011</text:p>
          </table:table-cell>
          <table:table-cell table:formula="of:=IF([.U366] &lt; [.P366];&quot;BETTER&quot;;IF([.U366]-2 &gt; [.P366]; &quot;WORSE&quot;;&quot;&quot;))">
            <text:p/>
          </table:table-cell>
          <table:table-cell table:formula="of:=IF([.W366] &lt; [.R366];&quot;BETTER&quot;;IF([.W366] &gt;[.R36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1918">
            <text:p>5.19E-012</text:p>
          </table:table-cell>
          <table:table-cell office:value-type="float" office:value="0.000000000023351">
            <text:p>2.34E-011</text:p>
          </table:table-cell>
          <table:table-cell table:formula="of:=IF([.Z366] &lt; [.U366];&quot;BETTER&quot;;IF([.Z366]-2 &gt; [.U366]; &quot;WORSE&quot;;&quot;&quot;))">
            <text:p/>
          </table:table-cell>
          <table:table-cell table:formula="of:=IF([.AB366] &lt; [.W366];&quot;BETTER&quot;;IF([.AB366] &gt;[.W366]*1.1;&quot;WORSE&quot;;&quot;&quot;))">
            <text:p/>
          </table:table-cell>
        </table:table-row>
        <table:table-row table:style-name="ro3">
          <table:table-cell/>
          <table:table-cell office:value-type="float" office:value="365">
            <text:p>365</text:p>
          </table:table-cell>
          <table:table-cell office:value-type="string">
            <text:p>1.02332667994149373e+00</text:p>
          </table:table-cell>
          <table:table-cell office:value-type="float" office:value="121">
            <text:p>121</text:p>
          </table:table-cell>
          <table:table-cell office:value-type="float" office:value="0.0000000086632">
            <text:p>8.66E-009</text:p>
          </table:table-cell>
          <table:table-cell office:value-type="float" office:value="0.00000003271">
            <text:p>3.27E-008</text:p>
          </table:table-cell>
          <table:table-cell/>
          <table:table-cell office:value-type="float" office:value="1884">
            <text:p>1884</text:p>
          </table:table-cell>
          <table:table-cell office:value-type="float" office:value="0.00000000086683">
            <text:p>8.67E-010</text:p>
          </table:table-cell>
          <table:table-cell office:value-type="float" office:value="0.000000018573">
            <text:p>1.86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57695">
            <text:p>5.77E-009</text:p>
          </table:table-cell>
          <table:table-cell office:value-type="float" office:value="0.000000027321">
            <text:p>2.73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6337">
            <text:p>3.63E-009</text:p>
          </table:table-cell>
          <table:table-cell office:value-type="float" office:value="0.000000021683">
            <text:p>2.17E-008</text:p>
          </table:table-cell>
          <table:table-cell table:formula="of:=IF([.P367] &lt; [.L367];&quot;BETTER&quot;;IF([.P367]-2 &gt; [.L367]; &quot;WORSE&quot;;&quot;&quot;))" office:value-type="string" office:string-value="BETTER">
            <text:p>BETTER</text:p>
          </table:table-cell>
          <table:table-cell table:formula="of:=IF([.R367] &lt; [.N367];&quot;BETTER&quot;;IF([.R367] &gt;[.N367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36337">
            <text:p>3.63E-009</text:p>
          </table:table-cell>
          <table:table-cell office:value-type="float" office:value="0.000000021683">
            <text:p>2.17E-008</text:p>
          </table:table-cell>
          <table:table-cell table:formula="of:=IF([.U367] &lt; [.P367];&quot;BETTER&quot;;IF([.U367]-2 &gt; [.P367]; &quot;WORSE&quot;;&quot;&quot;))">
            <text:p/>
          </table:table-cell>
          <table:table-cell table:formula="of:=IF([.W367] &lt; [.R367];&quot;BETTER&quot;;IF([.W367] &gt;[.R36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7534">
            <text:p>1.75E-006</text:p>
          </table:table-cell>
          <table:table-cell office:value-type="float" office:value="0.000000021683">
            <text:p>2.17E-008</text:p>
          </table:table-cell>
          <table:table-cell table:formula="of:=IF([.Z367] &lt; [.U367];&quot;BETTER&quot;;IF([.Z367]-2 &gt; [.U367]; &quot;WORSE&quot;;&quot;&quot;))">
            <text:p/>
          </table:table-cell>
          <table:table-cell table:formula="of:=IF([.AB367] &lt; [.W367];&quot;BETTER&quot;;IF([.AB367] &gt;[.W367]*1.1;&quot;WORSE&quot;;&quot;&quot;))">
            <text:p/>
          </table:table-cell>
        </table:table-row>
        <table:table-row table:style-name="ro3">
          <table:table-cell/>
          <table:table-cell office:value-type="float" office:value="366">
            <text:p>366</text:p>
          </table:table-cell>
          <table:table-cell office:value-type="string">
            <text:p>5.77215664901532866e-01</text:p>
          </table:table-cell>
          <table:table-cell office:value-type="float" office:value="58">
            <text:p>58</text:p>
          </table:table-cell>
          <table:table-cell office:value-type="float" office:value="7.6936E-016">
            <text:p>7.69E-016</text:p>
          </table:table-cell>
          <table:table-cell office:value-type="float" office:value="0.0000000000026558">
            <text:p>2.66E-012</text:p>
          </table:table-cell>
          <table:table-cell/>
          <table:table-cell office:value-type="float" office:value="59">
            <text:p>59</text:p>
          </table:table-cell>
          <table:table-cell office:value-type="float" office:value="7.6936E-016">
            <text:p>7.69E-016</text:p>
          </table:table-cell>
          <table:table-cell office:value-type="float" office:value="0.0000000000026558">
            <text:p>2.66E-012</text:p>
          </table:table-cell>
          <table:table-cell/>
          <table:table-cell office:value-type="float" office:value="74">
            <text:p>74</text:p>
          </table:table-cell>
          <table:table-cell office:value-type="float" office:value="7.3275E-015">
            <text:p>7.33E-015</text:p>
          </table:table-cell>
          <table:table-cell office:value-type="float" office:value="0.0000000000026557">
            <text:p>2.66E-012</text:p>
          </table:table-cell>
          <table:table-cell/>
          <table:table-cell office:value-type="float" office:value="74">
            <text:p>74</text:p>
          </table:table-cell>
          <table:table-cell office:value-type="float" office:value="7.3275E-015">
            <text:p>7.33E-015</text:p>
          </table:table-cell>
          <table:table-cell office:value-type="float" office:value="0.0000000000026557">
            <text:p>2.66E-012</text:p>
          </table:table-cell>
          <table:table-cell table:formula="of:=IF([.P368] &lt; [.L368];&quot;BETTER&quot;;IF([.P368]-2 &gt; [.L368]; &quot;WORSE&quot;;&quot;&quot;))">
            <text:p/>
          </table:table-cell>
          <table:table-cell table:formula="of:=IF([.R368] &lt; [.N368];&quot;BETTER&quot;;IF([.R368] &gt;[.N36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7.4385E-015">
            <text:p>7.44E-015</text:p>
          </table:table-cell>
          <table:table-cell office:value-type="float" office:value="0.0000000000026557">
            <text:p>2.66E-012</text:p>
          </table:table-cell>
          <table:table-cell table:formula="of:=IF([.U368] &lt; [.P368];&quot;BETTER&quot;;IF([.U368]-2 &gt; [.P368]; &quot;WORSE&quot;;&quot;&quot;))">
            <text:p/>
          </table:table-cell>
          <table:table-cell table:formula="of:=IF([.W368] &lt; [.R368];&quot;BETTER&quot;;IF([.W368] &gt;[.R36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3147">
            <text:p>1.31E-014</text:p>
          </table:table-cell>
          <table:table-cell office:value-type="float" office:value="0.0000000000026557">
            <text:p>2.66E-012</text:p>
          </table:table-cell>
          <table:table-cell table:formula="of:=IF([.Z368] &lt; [.U368];&quot;BETTER&quot;;IF([.Z368]-2 &gt; [.U368]; &quot;WORSE&quot;;&quot;&quot;))">
            <text:p/>
          </table:table-cell>
          <table:table-cell table:formula="of:=IF([.AB368] &lt; [.W368];&quot;BETTER&quot;;IF([.AB368] &gt;[.W368]*1.1;&quot;WORSE&quot;;&quot;&quot;))">
            <text:p/>
          </table:table-cell>
        </table:table-row>
        <table:table-row table:style-name="ro3">
          <table:table-cell/>
          <table:table-cell office:value-type="float" office:value="367">
            <text:p>367</text:p>
          </table:table-cell>
          <table:table-cell office:value-type="string">
            <text:p>6.83098861837906635e-02</text:p>
          </table:table-cell>
          <table:table-cell office:value-type="float" office:value="56">
            <text:p>56</text:p>
          </table:table-cell>
          <table:table-cell office:value-type="float" office:value="0.00000000000056234">
            <text:p>5.62E-013</text:p>
          </table:table-cell>
          <table:table-cell office:value-type="float" office:value="0.00000000023787">
            <text:p>2.38E-010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00021332">
            <text:p>2.13E-014</text:p>
          </table:table-cell>
          <table:table-cell office:value-type="float" office:value="0.00000000023729">
            <text:p>2.37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23729">
            <text:p>2.37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23729">
            <text:p>2.37E-010</text:p>
          </table:table-cell>
          <table:table-cell table:formula="of:=IF([.P369] &lt; [.L369];&quot;BETTER&quot;;IF([.P369]-2 &gt; [.L369]; &quot;WORSE&quot;;&quot;&quot;))">
            <text:p/>
          </table:table-cell>
          <table:table-cell table:formula="of:=IF([.R369] &lt; [.N369];&quot;BETTER&quot;;IF([.R369] &gt;[.N36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23729">
            <text:p>2.37E-010</text:p>
          </table:table-cell>
          <table:table-cell table:formula="of:=IF([.U369] &lt; [.P369];&quot;BETTER&quot;;IF([.U369]-2 &gt; [.P369]; &quot;WORSE&quot;;&quot;&quot;))">
            <text:p/>
          </table:table-cell>
          <table:table-cell table:formula="of:=IF([.W369] &lt; [.R369];&quot;BETTER&quot;;IF([.W369] &gt;[.R36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7626E-015">
            <text:p>4.76E-015</text:p>
          </table:table-cell>
          <table:table-cell office:value-type="float" office:value="0.00000000023729">
            <text:p>2.37E-010</text:p>
          </table:table-cell>
          <table:table-cell table:formula="of:=IF([.Z369] &lt; [.U369];&quot;BETTER&quot;;IF([.Z369]-2 &gt; [.U369]; &quot;WORSE&quot;;&quot;&quot;))">
            <text:p/>
          </table:table-cell>
          <table:table-cell table:formula="of:=IF([.AB369] &lt; [.W369];&quot;BETTER&quot;;IF([.AB369] &gt;[.W369]*1.1;&quot;WORSE&quot;;&quot;&quot;))">
            <text:p/>
          </table:table-cell>
        </table:table-row>
        <table:table-row table:style-name="ro3">
          <table:table-cell/>
          <table:table-cell office:value-type="float" office:value="368">
            <text:p>368</text:p>
          </table:table-cell>
          <table:table-cell office:value-type="string">
            <text:p>2.41564469178775332e-01</text:p>
          </table:table-cell>
          <table:table-cell office:value-type="float" office:value="55">
            <text:p>55</text:p>
          </table:table-cell>
          <table:table-cell office:value-type="float" office:value="0.0000000075715">
            <text:p>7.57E-009</text:p>
          </table:table-cell>
          <table:table-cell office:value-type="float" office:value="0.000000010294">
            <text:p>1.03E-008</text:p>
          </table:table-cell>
          <table:table-cell/>
          <table:table-cell office:value-type="float" office:value="764">
            <text:p>764</text:p>
          </table:table-cell>
          <table:table-cell office:value-type="float" office:value="0.00000000077463">
            <text:p>7.75E-010</text:p>
          </table:table-cell>
          <table:table-cell office:value-type="float" office:value="0.000000012779">
            <text:p>1.28E-008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70045">
            <text:p>7.00E-010</text:p>
          </table:table-cell>
          <table:table-cell office:value-type="float" office:value="0.00000002534">
            <text:p>2.53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8421">
            <text:p>4.84E-010</text:p>
          </table:table-cell>
          <table:table-cell office:value-type="float" office:value="0.00000002244">
            <text:p>2.24E-008</text:p>
          </table:table-cell>
          <table:table-cell table:formula="of:=IF([.P370] &lt; [.L370];&quot;BETTER&quot;;IF([.P370]-2 &gt; [.L370]; &quot;WORSE&quot;;&quot;&quot;))" office:value-type="string" office:string-value="BETTER">
            <text:p>BETTER</text:p>
          </table:table-cell>
          <table:table-cell table:formula="of:=IF([.R370] &lt; [.N370];&quot;BETTER&quot;;IF([.R370] &gt;[.N370]*1.1;&quot;WORSE&quot;;&quot;&quot;))" office:value-type="string" office:string-value="BETTER">
            <text:p>BETTER</text:p>
          </table:table-cell>
          <table:table-cell office:value-type="float" office:value="293">
            <text:p>293</text:p>
          </table:table-cell>
          <table:table-cell office:value-type="float" office:value="0.00000000048421">
            <text:p>4.84E-010</text:p>
          </table:table-cell>
          <table:table-cell office:value-type="float" office:value="0.00000002244">
            <text:p>2.24E-008</text:p>
          </table:table-cell>
          <table:table-cell table:formula="of:=IF([.U370] &lt; [.P370];&quot;BETTER&quot;;IF([.U370]-2 &gt; [.P370]; &quot;WORSE&quot;;&quot;&quot;))">
            <text:p/>
          </table:table-cell>
          <table:table-cell table:formula="of:=IF([.W370] &lt; [.R370];&quot;BETTER&quot;;IF([.W370] &gt;[.R370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48421">
            <text:p>4.84E-010</text:p>
          </table:table-cell>
          <table:table-cell office:value-type="float" office:value="0.00000002244">
            <text:p>2.24E-008</text:p>
          </table:table-cell>
          <table:table-cell table:formula="of:=IF([.Z370] &lt; [.U370];&quot;BETTER&quot;;IF([.Z370]-2 &gt; [.U370]; &quot;WORSE&quot;;&quot;&quot;))">
            <text:p/>
          </table:table-cell>
          <table:table-cell table:formula="of:=IF([.AB370] &lt; [.W370];&quot;BETTER&quot;;IF([.AB370] &gt;[.W370]*1.1;&quot;WORSE&quot;;&quot;&quot;))">
            <text:p/>
          </table:table-cell>
        </table:table-row>
        <table:table-row table:style-name="ro3">
          <table:table-cell/>
          <table:table-cell office:value-type="float" office:value="369">
            <text:p>369</text:p>
          </table:table-cell>
          <table:table-cell office:value-type="string">
            <text:p>-1.71828182845904398e+00</text:p>
          </table:table-cell>
          <table:table-cell office:value-type="float" office:value="59">
            <text:p>59</text:p>
          </table:table-cell>
          <table:table-cell office:value-type="float" office:value="0.00000000000012431">
            <text:p>1.24E-013</text:p>
          </table:table-cell>
          <table:table-cell office:value-type="float" office:value="0.00000000002385">
            <text:p>2.39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2431">
            <text:p>1.24E-013</text:p>
          </table:table-cell>
          <table:table-cell office:value-type="float" office:value="0.00000000002385">
            <text:p>2.3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9976">
            <text:p>9.98E-011</text:p>
          </table:table-cell>
          <table:table-cell office:value-type="float" office:value="0.000000000023836">
            <text:p>2.3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9976">
            <text:p>9.98E-011</text:p>
          </table:table-cell>
          <table:table-cell office:value-type="float" office:value="0.000000000023836">
            <text:p>2.38E-011</text:p>
          </table:table-cell>
          <table:table-cell table:formula="of:=IF([.P371] &lt; [.L371];&quot;BETTER&quot;;IF([.P371]-2 &gt; [.L371]; &quot;WORSE&quot;;&quot;&quot;))">
            <text:p/>
          </table:table-cell>
          <table:table-cell table:formula="of:=IF([.R371] &lt; [.N371];&quot;BETTER&quot;;IF([.R371] &gt;[.N37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9976">
            <text:p>9.98E-011</text:p>
          </table:table-cell>
          <table:table-cell office:value-type="float" office:value="0.000000000023835">
            <text:p>2.38E-011</text:p>
          </table:table-cell>
          <table:table-cell table:formula="of:=IF([.U371] &lt; [.P371];&quot;BETTER&quot;;IF([.U371]-2 &gt; [.P371]; &quot;WORSE&quot;;&quot;&quot;))">
            <text:p/>
          </table:table-cell>
          <table:table-cell table:formula="of:=IF([.W371] &lt; [.R371];&quot;BETTER&quot;;IF([.W371] &gt;[.R371]*1.1;&quot;WORSE&quot;;&quot;&quot;))" office:value-type="string" office:string-value="BETTER">
            <text:p>BETTER</text:p>
          </table:table-cell>
          <table:table-cell office:value-type="float" office:value="74">
            <text:p>74</text:p>
          </table:table-cell>
          <table:table-cell office:value-type="float" office:value="0.00000000010087">
            <text:p>1.01E-010</text:p>
          </table:table-cell>
          <table:table-cell office:value-type="float" office:value="0.000000000023835">
            <text:p>2.38E-011</text:p>
          </table:table-cell>
          <table:table-cell table:formula="of:=IF([.Z371] &lt; [.U371];&quot;BETTER&quot;;IF([.Z371]-2 &gt; [.U371]; &quot;WORSE&quot;;&quot;&quot;))">
            <text:p/>
          </table:table-cell>
          <table:table-cell table:formula="of:=IF([.AB371] &lt; [.W371];&quot;BETTER&quot;;IF([.AB371] &gt;[.W371]*1.1;&quot;WORSE&quot;;&quot;&quot;))">
            <text:p/>
          </table:table-cell>
        </table:table-row>
        <table:table-row table:style-name="ro3">
          <table:table-cell/>
          <table:table-cell office:value-type="float" office:value="370">
            <text:p>370</text:p>
          </table:table-cell>
          <table:table-cell office:value-type="string">
            <text:p>-7.67132048600136646e-02</text:p>
          </table:table-cell>
          <table:table-cell office:value-type="float" office:value="41">
            <text:p>41</text:p>
          </table:table-cell>
          <table:table-cell office:value-type="float" office:value="0.00000000015342">
            <text:p>1.53E-010</text:p>
          </table:table-cell>
          <table:table-cell office:value-type="float" office:value="0.00000000052156">
            <text:p>5.22E-010</text:p>
          </table:table-cell>
          <table:table-cell/>
          <table:table-cell office:value-type="float" office:value="43">
            <text:p>43</text:p>
          </table:table-cell>
          <table:table-cell office:value-type="float" office:value="0.0000000001531">
            <text:p>1.53E-010</text:p>
          </table:table-cell>
          <table:table-cell office:value-type="float" office:value="0.00000000052124">
            <text:p>5.2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52124">
            <text:p>5.2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52124">
            <text:p>5.21E-010</text:p>
          </table:table-cell>
          <table:table-cell table:formula="of:=IF([.P372] &lt; [.L372];&quot;BETTER&quot;;IF([.P372]-2 &gt; [.L372]; &quot;WORSE&quot;;&quot;&quot;))">
            <text:p/>
          </table:table-cell>
          <table:table-cell table:formula="of:=IF([.R372] &lt; [.N372];&quot;BETTER&quot;;IF([.R372] &gt;[.N37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52124">
            <text:p>5.21E-010</text:p>
          </table:table-cell>
          <table:table-cell table:formula="of:=IF([.U372] &lt; [.P372];&quot;BETTER&quot;;IF([.U372]-2 &gt; [.P372]; &quot;WORSE&quot;;&quot;&quot;))">
            <text:p/>
          </table:table-cell>
          <table:table-cell table:formula="of:=IF([.W372] &lt; [.R372];&quot;BETTER&quot;;IF([.W372] &gt;[.R37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52124">
            <text:p>5.21E-010</text:p>
          </table:table-cell>
          <table:table-cell table:formula="of:=IF([.Z372] &lt; [.U372];&quot;BETTER&quot;;IF([.Z372]-2 &gt; [.U372]; &quot;WORSE&quot;;&quot;&quot;))">
            <text:p/>
          </table:table-cell>
          <table:table-cell table:formula="of:=IF([.AB372] &lt; [.W372];&quot;BETTER&quot;;IF([.AB372] &gt;[.W372]*1.1;&quot;WORSE&quot;;&quot;&quot;))">
            <text:p/>
          </table:table-cell>
        </table:table-row>
        <table:table-row table:style-name="ro3">
          <table:table-cell/>
          <table:table-cell office:value-type="float" office:value="371">
            <text:p>371</text:p>
          </table:table-cell>
          <table:table-cell office:value-type="string">
            <text:p>6.93147180563953413e-01</text:p>
          </table:table-cell>
          <table:table-cell office:value-type="float" office:value="58">
            <text:p>58</text:p>
          </table:table-cell>
          <table:table-cell office:value-type="float" office:value="0.00000000000068384">
            <text:p>6.84E-013</text:p>
          </table:table-cell>
          <table:table-cell office:value-type="float" office:value="0.000000000052004">
            <text:p>5.20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68384">
            <text:p>6.84E-013</text:p>
          </table:table-cell>
          <table:table-cell office:value-type="float" office:value="0.000000000052004">
            <text:p>5.2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8329">
            <text:p>4.83E-011</text:p>
          </table:table-cell>
          <table:table-cell office:value-type="float" office:value="0.000000000052004">
            <text:p>5.2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8329">
            <text:p>4.83E-011</text:p>
          </table:table-cell>
          <table:table-cell office:value-type="float" office:value="0.000000000052004">
            <text:p>5.20E-011</text:p>
          </table:table-cell>
          <table:table-cell table:formula="of:=IF([.P373] &lt; [.L373];&quot;BETTER&quot;;IF([.P373]-2 &gt; [.L373]; &quot;WORSE&quot;;&quot;&quot;))">
            <text:p/>
          </table:table-cell>
          <table:table-cell table:formula="of:=IF([.R373] &lt; [.N373];&quot;BETTER&quot;;IF([.R373] &gt;[.N37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833">
            <text:p>4.83E-011</text:p>
          </table:table-cell>
          <table:table-cell office:value-type="float" office:value="0.000000000052004">
            <text:p>5.20E-011</text:p>
          </table:table-cell>
          <table:table-cell table:formula="of:=IF([.U373] &lt; [.P373];&quot;BETTER&quot;;IF([.U373]-2 &gt; [.P373]; &quot;WORSE&quot;;&quot;&quot;))">
            <text:p/>
          </table:table-cell>
          <table:table-cell table:formula="of:=IF([.W373] &lt; [.R373];&quot;BETTER&quot;;IF([.W373] &gt;[.R37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8344">
            <text:p>4.83E-011</text:p>
          </table:table-cell>
          <table:table-cell office:value-type="float" office:value="0.000000000052004">
            <text:p>5.20E-011</text:p>
          </table:table-cell>
          <table:table-cell table:formula="of:=IF([.Z373] &lt; [.U373];&quot;BETTER&quot;;IF([.Z373]-2 &gt; [.U373]; &quot;WORSE&quot;;&quot;&quot;))">
            <text:p/>
          </table:table-cell>
          <table:table-cell table:formula="of:=IF([.AB373] &lt; [.W373];&quot;BETTER&quot;;IF([.AB373] &gt;[.W373]*1.1;&quot;WORSE&quot;;&quot;&quot;))">
            <text:p/>
          </table:table-cell>
        </table:table-row>
        <table:table-row table:style-name="ro3">
          <table:table-cell/>
          <table:table-cell office:value-type="float" office:value="372">
            <text:p>372</text:p>
          </table:table-cell>
          <table:table-cell office:value-type="string">
            <text:p>2.72198261289718912e-01</text:p>
          </table:table-cell>
          <table:table-cell office:value-type="float" office:value="58">
            <text:p>58</text:p>
          </table:table-cell>
          <table:table-cell office:value-type="float" office:value="1.6017E-015">
            <text:p>1.60E-015</text:p>
          </table:table-cell>
          <table:table-cell office:value-type="float" office:value="0.000000000037771">
            <text:p>3.78E-011</text:p>
          </table:table-cell>
          <table:table-cell/>
          <table:table-cell office:value-type="float" office:value="59">
            <text:p>59</text:p>
          </table:table-cell>
          <table:table-cell office:value-type="float" office:value="1.6017E-015">
            <text:p>1.60E-015</text:p>
          </table:table-cell>
          <table:table-cell office:value-type="float" office:value="0.000000000037771">
            <text:p>3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0.000000000037771">
            <text:p>3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0.000000000037771">
            <text:p>3.78E-011</text:p>
          </table:table-cell>
          <table:table-cell table:formula="of:=IF([.P374] &lt; [.L374];&quot;BETTER&quot;;IF([.P374]-2 &gt; [.L374]; &quot;WORSE&quot;;&quot;&quot;))">
            <text:p/>
          </table:table-cell>
          <table:table-cell table:formula="of:=IF([.R374] &lt; [.N374];&quot;BETTER&quot;;IF([.R374] &gt;[.N37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0.000000000037771">
            <text:p>3.78E-011</text:p>
          </table:table-cell>
          <table:table-cell table:formula="of:=IF([.U374] &lt; [.P374];&quot;BETTER&quot;;IF([.U374]-2 &gt; [.P374]; &quot;WORSE&quot;;&quot;&quot;))">
            <text:p/>
          </table:table-cell>
          <table:table-cell table:formula="of:=IF([.W374] &lt; [.R374];&quot;BETTER&quot;;IF([.W374] &gt;[.R37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6243">
            <text:p>1.62E-014</text:p>
          </table:table-cell>
          <table:table-cell office:value-type="float" office:value="0.000000000037771">
            <text:p>3.78E-011</text:p>
          </table:table-cell>
          <table:table-cell table:formula="of:=IF([.Z374] &lt; [.U374];&quot;BETTER&quot;;IF([.Z374]-2 &gt; [.U374]; &quot;WORSE&quot;;&quot;&quot;))">
            <text:p/>
          </table:table-cell>
          <table:table-cell table:formula="of:=IF([.AB374] &lt; [.W374];&quot;BETTER&quot;;IF([.AB374] &gt;[.W374]*1.1;&quot;WORSE&quot;;&quot;&quot;))">
            <text:p/>
          </table:table-cell>
        </table:table-row>
        <table:table-row table:style-name="ro3">
          <table:table-cell/>
          <table:table-cell office:value-type="float" office:value="373">
            <text:p>373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0040552">
            <text:p>4.06E-011</text:p>
          </table:table-cell>
          <table:table-cell office:value-type="float" office:value="0.00000000029338">
            <text:p>2.93E-010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40552">
            <text:p>4.06E-011</text:p>
          </table:table-cell>
          <table:table-cell office:value-type="float" office:value="0.00000000029338">
            <text:p>2.93E-01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375] &lt; [.L375];&quot;BETTER&quot;;IF([.P375]-2 &gt; [.L375]; &quot;WORSE&quot;;&quot;&quot;))">
            <text:p/>
          </table:table-cell>
          <table:table-cell table:formula="of:=IF([.R375] &lt; [.N375];&quot;BETTER&quot;;IF([.R375] &gt;[.N375]*1.1;&quot;WORSE&quot;;&quot;&quot;))">
            <text:p/>
          </table:table-cell>
          <table:table-cell office:value-type="float" office:value="75">
            <text:p>75</text:p>
          </table:table-cell>
          <table:table-cell office:value-type="float" office:value="0.000000000068891">
            <text:p>6.89E-011</text:p>
          </table:table-cell>
          <table:table-cell office:value-type="float" office:value="0.00000000003562">
            <text:p>3.56E-011</text:p>
          </table:table-cell>
          <table:table-cell table:formula="of:=IF([.U375] &lt; [.P375];&quot;BETTER&quot;;IF([.U375]-2 &gt; [.P375]; &quot;WORSE&quot;;&quot;&quot;))" office:value-type="string" office:string-value="BETTER">
            <text:p>BETTER</text:p>
          </table:table-cell>
          <table:table-cell table:formula="of:=IF([.W375] &lt; [.R375];&quot;BETTER&quot;;IF([.W375] &gt;[.R375]*1.1;&quot;WORSE&quot;;&quot;&quot;))" office:value-type="string" office:string-value="BETTER">
            <text:p>BETTER</text:p>
          </table:table-cell>
          <table:table-cell office:value-type="float" office:value="75">
            <text:p>75</text:p>
          </table:table-cell>
          <table:table-cell office:value-type="float" office:value="0.0000001551">
            <text:p>1.55E-007</text:p>
          </table:table-cell>
          <table:table-cell office:value-type="float" office:value="0.00000000003562">
            <text:p>3.56E-011</text:p>
          </table:table-cell>
          <table:table-cell table:formula="of:=IF([.Z375] &lt; [.U375];&quot;BETTER&quot;;IF([.Z375]-2 &gt; [.U375]; &quot;WORSE&quot;;&quot;&quot;))">
            <text:p/>
          </table:table-cell>
          <table:table-cell table:formula="of:=IF([.AB375] &lt; [.W375];&quot;BETTER&quot;;IF([.AB375] &gt;[.W375]*1.1;&quot;WORSE&quot;;&quot;&quot;))">
            <text:p/>
          </table:table-cell>
        </table:table-row>
        <table:table-row table:style-name="ro3">
          <table:table-cell/>
          <table:table-cell office:value-type="float" office:value="374">
            <text:p>374</text:p>
          </table:table-cell>
          <table:table-cell office:value-type="string">
            <text:p>-3.48022983545175535e+00</text:p>
          </table:table-cell>
          <table:table-cell office:value-type="float" office:value="1884">
            <text:p>1884</text:p>
          </table:table-cell>
          <table:table-cell office:value-type="float" office:value="0.000000009213">
            <text:p>9.21E-009</text:p>
          </table:table-cell>
          <table:table-cell office:value-type="float" office:value="0.00000021428">
            <text:p>2.14E-007</text:p>
          </table:table-cell>
          <table:table-cell/>
          <table:table-cell office:value-type="float" office:value="29978">
            <text:p>29978</text:p>
          </table:table-cell>
          <table:table-cell office:value-type="float" office:value="0.00000000095675">
            <text:p>9.57E-010</text:p>
          </table:table-cell>
          <table:table-cell office:value-type="float" office:value="0.00000020664">
            <text:p>2.07E-007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21143">
            <text:p>2.11E-007</text:p>
          </table:table-cell>
          <table:table-cell office:value-type="float" office:value="0.00000030787">
            <text:p>3.08E-007</text:p>
          </table:table-cell>
          <table:table-cell/>
          <table:table-cell office:value-type="float" office:value="149">
            <text:p>149</text:p>
          </table:table-cell>
          <table:table-cell office:value-type="float" office:value="0.00000011995">
            <text:p>1.20E-007</text:p>
          </table:table-cell>
          <table:table-cell office:value-type="float" office:value="0.00000024711">
            <text:p>2.47E-007</text:p>
          </table:table-cell>
          <table:table-cell table:formula="of:=IF([.P376] &lt; [.L376];&quot;BETTER&quot;;IF([.P376]-2 &gt; [.L376]; &quot;WORSE&quot;;&quot;&quot;))" office:value-type="string" office:string-value="BETTER">
            <text:p>BETTER</text:p>
          </table:table-cell>
          <table:table-cell table:formula="of:=IF([.R376] &lt; [.N376];&quot;BETTER&quot;;IF([.R376] &gt;[.N376]*1.1;&quot;WORSE&quot;;&quot;&quot;))" office:value-type="string" office:string-value="BETTER">
            <text:p>BETTER</text:p>
          </table:table-cell>
          <table:table-cell office:value-type="float" office:value="149">
            <text:p>149</text:p>
          </table:table-cell>
          <table:table-cell office:value-type="float" office:value="0.00000011995">
            <text:p>1.20E-007</text:p>
          </table:table-cell>
          <table:table-cell office:value-type="float" office:value="0.00000024711">
            <text:p>2.47E-007</text:p>
          </table:table-cell>
          <table:table-cell table:formula="of:=IF([.U376] &lt; [.P376];&quot;BETTER&quot;;IF([.U376]-2 &gt; [.P376]; &quot;WORSE&quot;;&quot;&quot;))">
            <text:p/>
          </table:table-cell>
          <table:table-cell table:formula="of:=IF([.W376] &lt; [.R376];&quot;BETTER&quot;;IF([.W376] &gt;[.R37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587">
            <text:p>5.87E-005</text:p>
          </table:table-cell>
          <table:table-cell office:value-type="float" office:value="0.00000024711">
            <text:p>2.47E-007</text:p>
          </table:table-cell>
          <table:table-cell table:formula="of:=IF([.Z376] &lt; [.U376];&quot;BETTER&quot;;IF([.Z376]-2 &gt; [.U376]; &quot;WORSE&quot;;&quot;&quot;))" office:value-type="string" office:string-value="BETTER">
            <text:p>BETTER</text:p>
          </table:table-cell>
          <table:table-cell table:formula="of:=IF([.AB376] &lt; [.W376];&quot;BETTER&quot;;IF([.AB376] &gt;[.W376]*1.1;&quot;WORSE&quot;;&quot;&quot;))">
            <text:p/>
          </table:table-cell>
        </table:table-row>
        <table:table-row table:style-name="ro3">
          <table:table-cell/>
          <table:table-cell office:value-type="float" office:value="375">
            <text:p>375</text:p>
          </table:table-cell>
          <table:table-cell office:value-type="string">
            <text:p>-9.15965594177218900e-01</text:p>
          </table:table-cell>
          <table:table-cell office:value-type="float" office:value="59">
            <text:p>59</text:p>
          </table:table-cell>
          <table:table-cell office:value-type="float" office:value="0.000000000000039029">
            <text:p>3.90E-014</text:p>
          </table:table-cell>
          <table:table-cell office:value-type="float" office:value="0.000000000024881">
            <text:p>2.49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39029">
            <text:p>3.90E-014</text:p>
          </table:table-cell>
          <table:table-cell office:value-type="float" office:value="0.000000000024881">
            <text:p>2.4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4871">
            <text:p>2.4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4871">
            <text:p>2.49E-011</text:p>
          </table:table-cell>
          <table:table-cell table:formula="of:=IF([.P377] &lt; [.L377];&quot;BETTER&quot;;IF([.P377]-2 &gt; [.L377]; &quot;WORSE&quot;;&quot;&quot;))">
            <text:p/>
          </table:table-cell>
          <table:table-cell table:formula="of:=IF([.R377] &lt; [.N377];&quot;BETTER&quot;;IF([.R377] &gt;[.N37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4871">
            <text:p>2.49E-011</text:p>
          </table:table-cell>
          <table:table-cell table:formula="of:=IF([.U377] &lt; [.P377];&quot;BETTER&quot;;IF([.U377]-2 &gt; [.P377]; &quot;WORSE&quot;;&quot;&quot;))">
            <text:p/>
          </table:table-cell>
          <table:table-cell table:formula="of:=IF([.W377] &lt; [.R377];&quot;BETTER&quot;;IF([.W377] &gt;[.R37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3047E-028">
            <text:p>1.30E-028</text:p>
          </table:table-cell>
          <table:table-cell office:value-type="float" office:value="0.000000000024871">
            <text:p>2.49E-011</text:p>
          </table:table-cell>
          <table:table-cell table:formula="of:=IF([.Z377] &lt; [.U377];&quot;BETTER&quot;;IF([.Z377]-2 &gt; [.U377]; &quot;WORSE&quot;;&quot;&quot;))">
            <text:p/>
          </table:table-cell>
          <table:table-cell table:formula="of:=IF([.AB377] &lt; [.W377];&quot;BETTER&quot;;IF([.AB377] &gt;[.W377]*1.1;&quot;WORSE&quot;;&quot;&quot;))">
            <text:p/>
          </table:table-cell>
        </table:table-row>
        <table:table-row table:style-name="ro3">
          <table:table-cell/>
          <table:table-cell office:value-type="float" office:value="376">
            <text:p>376</text:p>
          </table:table-cell>
          <table:table-cell office:value-type="string">
            <text:p>-1.08879304515180109e+00</text:p>
          </table:table-cell>
          <table:table-cell office:value-type="float" office:value="31">
            <text:p>31</text:p>
          </table:table-cell>
          <table:table-cell office:value-type="float" office:value="0.000000000044681">
            <text:p>4.47E-011</text:p>
          </table:table-cell>
          <table:table-cell office:value-type="float" office:value="0.000000000044269">
            <text:p>4.43E-011</text:p>
          </table:table-cell>
          <table:table-cell/>
          <table:table-cell office:value-type="float" office:value="31">
            <text:p>31</text:p>
          </table:table-cell>
          <table:table-cell office:value-type="float" office:value="0.000000000044681">
            <text:p>4.47E-011</text:p>
          </table:table-cell>
          <table:table-cell office:value-type="float" office:value="0.000000000044269">
            <text:p>4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818">
            <text:p>2.82E-012</text:p>
          </table:table-cell>
          <table:table-cell office:value-type="float" office:value="0.000000000044268">
            <text:p>4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818">
            <text:p>2.82E-012</text:p>
          </table:table-cell>
          <table:table-cell office:value-type="float" office:value="0.000000000044268">
            <text:p>4.43E-011</text:p>
          </table:table-cell>
          <table:table-cell table:formula="of:=IF([.P378] &lt; [.L378];&quot;BETTER&quot;;IF([.P378]-2 &gt; [.L378]; &quot;WORSE&quot;;&quot;&quot;))">
            <text:p/>
          </table:table-cell>
          <table:table-cell table:formula="of:=IF([.R378] &lt; [.N378];&quot;BETTER&quot;;IF([.R378] &gt;[.N37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818">
            <text:p>2.82E-012</text:p>
          </table:table-cell>
          <table:table-cell office:value-type="float" office:value="0.000000000044268">
            <text:p>4.43E-011</text:p>
          </table:table-cell>
          <table:table-cell table:formula="of:=IF([.U378] &lt; [.P378];&quot;BETTER&quot;;IF([.U378]-2 &gt; [.P378]; &quot;WORSE&quot;;&quot;&quot;))">
            <text:p/>
          </table:table-cell>
          <table:table-cell table:formula="of:=IF([.W378] &lt; [.R378];&quot;BETTER&quot;;IF([.W378] &gt;[.R37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818">
            <text:p>2.82E-012</text:p>
          </table:table-cell>
          <table:table-cell office:value-type="float" office:value="0.000000000044268">
            <text:p>4.43E-011</text:p>
          </table:table-cell>
          <table:table-cell table:formula="of:=IF([.Z378] &lt; [.U378];&quot;BETTER&quot;;IF([.Z378]-2 &gt; [.U378]; &quot;WORSE&quot;;&quot;&quot;))">
            <text:p/>
          </table:table-cell>
          <table:table-cell table:formula="of:=IF([.AB378] &lt; [.W378];&quot;BETTER&quot;;IF([.AB378] &gt;[.W378]*1.1;&quot;WORSE&quot;;&quot;&quot;))">
            <text:p/>
          </table:table-cell>
        </table:table-row>
        <table:table-row table:style-name="ro3">
          <table:table-cell/>
          <table:table-cell office:value-type="float" office:value="377">
            <text:p>377</text:p>
          </table:table-cell>
          <table:table-cell office:value-type="string">
            <text:p>-9.37095604274624683e-01</text:p>
          </table:table-cell>
          <table:table-cell office:value-type="float" office:value="59">
            <text:p>59</text:p>
          </table:table-cell>
          <table:table-cell office:value-type="float" office:value="0.000000000000013506">
            <text:p>1.35E-014</text:p>
          </table:table-cell>
          <table:table-cell office:value-type="float" office:value="0.000000000027088">
            <text:p>2.71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3506">
            <text:p>1.35E-014</text:p>
          </table:table-cell>
          <table:table-cell office:value-type="float" office:value="0.000000000027088">
            <text:p>2.7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0086">
            <text:p>3.01E-012</text:p>
          </table:table-cell>
          <table:table-cell office:value-type="float" office:value="0.000000000027079">
            <text:p>2.7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0086">
            <text:p>3.01E-012</text:p>
          </table:table-cell>
          <table:table-cell office:value-type="float" office:value="0.000000000027079">
            <text:p>2.71E-011</text:p>
          </table:table-cell>
          <table:table-cell table:formula="of:=IF([.P379] &lt; [.L379];&quot;BETTER&quot;;IF([.P379]-2 &gt; [.L379]; &quot;WORSE&quot;;&quot;&quot;))">
            <text:p/>
          </table:table-cell>
          <table:table-cell table:formula="of:=IF([.R379] &lt; [.N379];&quot;BETTER&quot;;IF([.R379] &gt;[.N37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0086">
            <text:p>3.01E-012</text:p>
          </table:table-cell>
          <table:table-cell office:value-type="float" office:value="0.000000000027079">
            <text:p>2.71E-011</text:p>
          </table:table-cell>
          <table:table-cell table:formula="of:=IF([.U379] &lt; [.P379];&quot;BETTER&quot;;IF([.U379]-2 &gt; [.P379]; &quot;WORSE&quot;;&quot;&quot;))">
            <text:p/>
          </table:table-cell>
          <table:table-cell table:formula="of:=IF([.W379] &lt; [.R379];&quot;BETTER&quot;;IF([.W379] &gt;[.R37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0086">
            <text:p>3.01E-012</text:p>
          </table:table-cell>
          <table:table-cell office:value-type="float" office:value="0.000000000027079">
            <text:p>2.71E-011</text:p>
          </table:table-cell>
          <table:table-cell table:formula="of:=IF([.Z379] &lt; [.U379];&quot;BETTER&quot;;IF([.Z379]-2 &gt; [.U379]; &quot;WORSE&quot;;&quot;&quot;))">
            <text:p/>
          </table:table-cell>
          <table:table-cell table:formula="of:=IF([.AB379] &lt; [.W379];&quot;BETTER&quot;;IF([.AB379] &gt;[.W379]*1.1;&quot;WORSE&quot;;&quot;&quot;))">
            <text:p/>
          </table:table-cell>
        </table:table-row>
        <table:table-row table:style-name="ro3">
          <table:table-cell/>
          <table:table-cell office:value-type="float" office:value="378">
            <text:p>378</text:p>
          </table:table-cell>
          <table:table-cell office:value-type="string">
            <text:p>2.05544517187371722e+00</text:p>
          </table:table-cell>
          <table:table-cell office:value-type="float" office:value="59">
            <text:p>59</text:p>
          </table:table-cell>
          <table:table-cell office:value-type="float" office:value="0.00000000000036902">
            <text:p>3.69E-013</text:p>
          </table:table-cell>
          <table:table-cell office:value-type="float" office:value="0.000000000012954">
            <text:p>1.30E-011</text:p>
          </table:table-cell>
          <table:table-cell/>
          <table:table-cell office:value-type="float" office:value="60">
            <text:p>60</text:p>
          </table:table-cell>
          <table:table-cell office:value-type="float" office:value="0.00000000000020266">
            <text:p>2.03E-013</text:p>
          </table:table-cell>
          <table:table-cell office:value-type="float" office:value="0.000000000012787">
            <text:p>1.2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9968E-015">
            <text:p>4.00E-015</text:p>
          </table:table-cell>
          <table:table-cell office:value-type="float" office:value="0.000000000012787">
            <text:p>1.2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9968E-015">
            <text:p>4.00E-015</text:p>
          </table:table-cell>
          <table:table-cell office:value-type="float" office:value="0.000000000012787">
            <text:p>1.28E-011</text:p>
          </table:table-cell>
          <table:table-cell table:formula="of:=IF([.P380] &lt; [.L380];&quot;BETTER&quot;;IF([.P380]-2 &gt; [.L380]; &quot;WORSE&quot;;&quot;&quot;))">
            <text:p/>
          </table:table-cell>
          <table:table-cell table:formula="of:=IF([.R380] &lt; [.N380];&quot;BETTER&quot;;IF([.R380] &gt;[.N38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9968E-015">
            <text:p>4.00E-015</text:p>
          </table:table-cell>
          <table:table-cell office:value-type="float" office:value="0.000000000012787">
            <text:p>1.28E-011</text:p>
          </table:table-cell>
          <table:table-cell table:formula="of:=IF([.U380] &lt; [.P380];&quot;BETTER&quot;;IF([.U380]-2 &gt; [.P380]; &quot;WORSE&quot;;&quot;&quot;))">
            <text:p/>
          </table:table-cell>
          <table:table-cell table:formula="of:=IF([.W380] &lt; [.R380];&quot;BETTER&quot;;IF([.W380] &gt;[.R38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9968E-015">
            <text:p>4.00E-015</text:p>
          </table:table-cell>
          <table:table-cell office:value-type="float" office:value="0.000000000012787">
            <text:p>1.28E-011</text:p>
          </table:table-cell>
          <table:table-cell table:formula="of:=IF([.Z380] &lt; [.U380];&quot;BETTER&quot;;IF([.Z380]-2 &gt; [.U380]; &quot;WORSE&quot;;&quot;&quot;))">
            <text:p/>
          </table:table-cell>
          <table:table-cell table:formula="of:=IF([.AB380] &lt; [.W380];&quot;BETTER&quot;;IF([.AB380] &gt;[.W380]*1.1;&quot;WORSE&quot;;&quot;&quot;))">
            <text:p/>
          </table:table-cell>
        </table:table-row>
        <table:table-row table:style-name="ro3">
          <table:table-cell/>
          <table:table-cell office:value-type="float" office:value="379">
            <text:p>379</text:p>
          </table:table-cell>
          <table:table-cell office:value-type="string">
            <text:p>-5.68219697698347481e+00</text:p>
          </table:table-cell>
          <table:table-cell office:value-type="float" office:value="60">
            <text:p>60</text:p>
          </table:table-cell>
          <table:table-cell office:value-type="float" office:value="0.000000000000094567">
            <text:p>9.46E-014</text:p>
          </table:table-cell>
          <table:table-cell office:value-type="float" office:value="0.0000000000029083">
            <text:p>2.91E-012</text:p>
          </table:table-cell>
          <table:table-cell/>
          <table:table-cell office:value-type="float" office:value="61">
            <text:p>61</text:p>
          </table:table-cell>
          <table:table-cell office:value-type="float" office:value="0.000000000000094567">
            <text:p>9.46E-014</text:p>
          </table:table-cell>
          <table:table-cell office:value-type="float" office:value="0.0000000000029083">
            <text:p>2.9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5121">
            <text:p>2.51E-010</text:p>
          </table:table-cell>
          <table:table-cell office:value-type="float" office:value="0.0000000000029083">
            <text:p>2.9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5121">
            <text:p>2.51E-010</text:p>
          </table:table-cell>
          <table:table-cell office:value-type="float" office:value="0.0000000000029083">
            <text:p>2.91E-012</text:p>
          </table:table-cell>
          <table:table-cell table:formula="of:=IF([.P381] &lt; [.L381];&quot;BETTER&quot;;IF([.P381]-2 &gt; [.L381]; &quot;WORSE&quot;;&quot;&quot;))">
            <text:p/>
          </table:table-cell>
          <table:table-cell table:formula="of:=IF([.R381] &lt; [.N381];&quot;BETTER&quot;;IF([.R381] &gt;[.N38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5121">
            <text:p>2.51E-010</text:p>
          </table:table-cell>
          <table:table-cell office:value-type="float" office:value="0.0000000000029083">
            <text:p>2.91E-012</text:p>
          </table:table-cell>
          <table:table-cell table:formula="of:=IF([.U381] &lt; [.P381];&quot;BETTER&quot;;IF([.U381]-2 &gt; [.P381]; &quot;WORSE&quot;;&quot;&quot;))">
            <text:p/>
          </table:table-cell>
          <table:table-cell table:formula="of:=IF([.W381] &lt; [.R381];&quot;BETTER&quot;;IF([.W381] &gt;[.R38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5121">
            <text:p>2.51E-010</text:p>
          </table:table-cell>
          <table:table-cell office:value-type="float" office:value="0.0000000000029083">
            <text:p>2.91E-012</text:p>
          </table:table-cell>
          <table:table-cell table:formula="of:=IF([.Z381] &lt; [.U381];&quot;BETTER&quot;;IF([.Z381]-2 &gt; [.U381]; &quot;WORSE&quot;;&quot;&quot;))">
            <text:p/>
          </table:table-cell>
          <table:table-cell table:formula="of:=IF([.AB381] &lt; [.W381];&quot;BETTER&quot;;IF([.AB381] &gt;[.W381]*1.1;&quot;WORSE&quot;;&quot;&quot;))">
            <text:p/>
          </table:table-cell>
        </table:table-row>
        <table:table-row table:style-name="ro3">
          <table:table-cell/>
          <table:table-cell office:value-type="float" office:value="380">
            <text:p>380</text:p>
          </table:table-cell>
          <table:table-cell office:value-type="string">
            <text:p>2.39077878738501148e+01</text:p>
          </table:table-cell>
          <table:table-cell office:value-type="float" office:value="61">
            <text:p>61</text:p>
          </table:table-cell>
          <table:table-cell office:value-type="float" office:value="0.0000000000028637">
            <text:p>2.86E-012</text:p>
          </table:table-cell>
          <table:table-cell office:value-type="float" office:value="0.0000000000020881">
            <text:p>2.09E-012</text:p>
          </table:table-cell>
          <table:table-cell/>
          <table:table-cell office:value-type="float" office:value="61">
            <text:p>61</text:p>
          </table:table-cell>
          <table:table-cell office:value-type="float" office:value="0.0000000000028637">
            <text:p>2.86E-012</text:p>
          </table:table-cell>
          <table:table-cell office:value-type="float" office:value="0.0000000000020881">
            <text:p>2.09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17512">
            <text:p>1.75E-008</text:p>
          </table:table-cell>
          <table:table-cell office:value-type="float" office:value="0.0000000000020865">
            <text:p>2.09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17512">
            <text:p>1.75E-008</text:p>
          </table:table-cell>
          <table:table-cell office:value-type="float" office:value="0.0000000000020865">
            <text:p>2.09E-012</text:p>
          </table:table-cell>
          <table:table-cell table:formula="of:=IF([.P382] &lt; [.L382];&quot;BETTER&quot;;IF([.P382]-2 &gt; [.L382]; &quot;WORSE&quot;;&quot;&quot;))">
            <text:p/>
          </table:table-cell>
          <table:table-cell table:formula="of:=IF([.R382] &lt; [.N382];&quot;BETTER&quot;;IF([.R382] &gt;[.N38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17512">
            <text:p>1.75E-008</text:p>
          </table:table-cell>
          <table:table-cell office:value-type="float" office:value="0.0000000000020865">
            <text:p>2.09E-012</text:p>
          </table:table-cell>
          <table:table-cell table:formula="of:=IF([.U382] &lt; [.P382];&quot;BETTER&quot;;IF([.U382]-2 &gt; [.P382]; &quot;WORSE&quot;;&quot;&quot;))">
            <text:p/>
          </table:table-cell>
          <table:table-cell table:formula="of:=IF([.W382] &lt; [.R382];&quot;BETTER&quot;;IF([.W382] &gt;[.R38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17512">
            <text:p>1.75E-008</text:p>
          </table:table-cell>
          <table:table-cell office:value-type="float" office:value="0.0000000000020865">
            <text:p>2.09E-012</text:p>
          </table:table-cell>
          <table:table-cell table:formula="of:=IF([.Z382] &lt; [.U382];&quot;BETTER&quot;;IF([.Z382]-2 &gt; [.U382]; &quot;WORSE&quot;;&quot;&quot;))">
            <text:p/>
          </table:table-cell>
          <table:table-cell table:formula="of:=IF([.AB382] &lt; [.W382];&quot;BETTER&quot;;IF([.AB382] &gt;[.W382]*1.1;&quot;WORSE&quot;;&quot;&quot;))">
            <text:p/>
          </table:table-cell>
        </table:table-row>
        <table:table-row table:style-name="ro3">
          <table:table-cell/>
          <table:table-cell office:value-type="float" office:value="381">
            <text:p>381</text:p>
          </table:table-cell>
          <table:table-cell office:value-type="string">
            <text:p>-1.05009115009482207e-01</text:p>
          </table:table-cell>
          <table:table-cell office:value-type="float" office:value="58">
            <text:p>58</text:p>
          </table:table-cell>
          <table:table-cell office:value-type="float" office:value="0.00000000000019414">
            <text:p>1.94E-013</text:p>
          </table:table-cell>
          <table:table-cell office:value-type="float" office:value="0.000000000090298">
            <text:p>9.0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9414">
            <text:p>1.94E-013</text:p>
          </table:table-cell>
          <table:table-cell office:value-type="float" office:value="0.000000000090298">
            <text:p>9.0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90299">
            <text:p>9.0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90299">
            <text:p>9.03E-011</text:p>
          </table:table-cell>
          <table:table-cell table:formula="of:=IF([.P383] &lt; [.L383];&quot;BETTER&quot;;IF([.P383]-2 &gt; [.L383]; &quot;WORSE&quot;;&quot;&quot;))">
            <text:p/>
          </table:table-cell>
          <table:table-cell table:formula="of:=IF([.R383] &lt; [.N383];&quot;BETTER&quot;;IF([.R383] &gt;[.N38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3878E-017">
            <text:p>1.39E-017</text:p>
          </table:table-cell>
          <table:table-cell office:value-type="float" office:value="0.000000000090299">
            <text:p>9.03E-011</text:p>
          </table:table-cell>
          <table:table-cell table:formula="of:=IF([.U383] &lt; [.P383];&quot;BETTER&quot;;IF([.U383]-2 &gt; [.P383]; &quot;WORSE&quot;;&quot;&quot;))">
            <text:p/>
          </table:table-cell>
          <table:table-cell table:formula="of:=IF([.W383] &lt; [.R383];&quot;BETTER&quot;;IF([.W383] &gt;[.R38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23516">
            <text:p>2.35E-014</text:p>
          </table:table-cell>
          <table:table-cell office:value-type="float" office:value="0.000000000090299">
            <text:p>9.03E-011</text:p>
          </table:table-cell>
          <table:table-cell table:formula="of:=IF([.Z383] &lt; [.U383];&quot;BETTER&quot;;IF([.Z383]-2 &gt; [.U383]; &quot;WORSE&quot;;&quot;&quot;))">
            <text:p/>
          </table:table-cell>
          <table:table-cell table:formula="of:=IF([.AB383] &lt; [.W383];&quot;BETTER&quot;;IF([.AB383] &gt;[.W383]*1.1;&quot;WORSE&quot;;&quot;&quot;))">
            <text:p/>
          </table:table-cell>
        </table:table-row>
        <table:table-row table:style-name="ro3">
          <table:table-cell/>
          <table:table-cell office:value-type="float" office:value="382">
            <text:p>382</text:p>
          </table:table-cell>
          <table:table-cell office:value-type="string">
            <text:p>2.87682072451780901e-01</text:p>
          </table:table-cell>
          <table:table-cell office:value-type="float" office:value="58">
            <text:p>58</text:p>
          </table:table-cell>
          <table:table-cell office:value-type="float" office:value="0.000000000000073904">
            <text:p>7.39E-014</text:p>
          </table:table-cell>
          <table:table-cell office:value-type="float" office:value="0.00000000016761">
            <text:p>1.68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73904">
            <text:p>7.39E-014</text:p>
          </table:table-cell>
          <table:table-cell office:value-type="float" office:value="0.00000000016761">
            <text:p>1.68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2277">
            <text:p>3.23E-011</text:p>
          </table:table-cell>
          <table:table-cell office:value-type="float" office:value="0.00000000016761">
            <text:p>1.68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2277">
            <text:p>3.23E-011</text:p>
          </table:table-cell>
          <table:table-cell office:value-type="float" office:value="0.00000000016761">
            <text:p>1.68E-010</text:p>
          </table:table-cell>
          <table:table-cell table:formula="of:=IF([.P384] &lt; [.L384];&quot;BETTER&quot;;IF([.P384]-2 &gt; [.L384]; &quot;WORSE&quot;;&quot;&quot;))">
            <text:p/>
          </table:table-cell>
          <table:table-cell table:formula="of:=IF([.R384] &lt; [.N384];&quot;BETTER&quot;;IF([.R384] &gt;[.N38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32277">
            <text:p>3.23E-011</text:p>
          </table:table-cell>
          <table:table-cell office:value-type="float" office:value="0.00000000016761">
            <text:p>1.68E-010</text:p>
          </table:table-cell>
          <table:table-cell table:formula="of:=IF([.U384] &lt; [.P384];&quot;BETTER&quot;;IF([.U384]-2 &gt; [.P384]; &quot;WORSE&quot;;&quot;&quot;))">
            <text:p/>
          </table:table-cell>
          <table:table-cell table:formula="of:=IF([.W384] &lt; [.R384];&quot;BETTER&quot;;IF([.W384] &gt;[.R38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32288">
            <text:p>3.23E-011</text:p>
          </table:table-cell>
          <table:table-cell office:value-type="float" office:value="0.00000000016761">
            <text:p>1.68E-010</text:p>
          </table:table-cell>
          <table:table-cell table:formula="of:=IF([.Z384] &lt; [.U384];&quot;BETTER&quot;;IF([.Z384]-2 &gt; [.U384]; &quot;WORSE&quot;;&quot;&quot;))">
            <text:p/>
          </table:table-cell>
          <table:table-cell table:formula="of:=IF([.AB384] &lt; [.W384];&quot;BETTER&quot;;IF([.AB384] &gt;[.W384]*1.1;&quot;WORSE&quot;;&quot;&quot;))">
            <text:p/>
          </table:table-cell>
        </table:table-row>
        <table:table-row table:style-name="ro3">
          <table:table-cell/>
          <table:table-cell office:value-type="float" office:value="383">
            <text:p>383</text:p>
          </table:table-cell>
          <table:table-cell office:value-type="string">
            <text:p>1.17783035656383414e-01</text:p>
          </table:table-cell>
          <table:table-cell office:value-type="float" office:value="58">
            <text:p>58</text:p>
          </table:table-cell>
          <table:table-cell office:value-type="float" office:value="0.000000000034221">
            <text:p>3.42E-011</text:p>
          </table:table-cell>
          <table:table-cell office:value-type="float" office:value="0.00000000037032">
            <text:p>3.70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34221">
            <text:p>3.42E-011</text:p>
          </table:table-cell>
          <table:table-cell office:value-type="float" office:value="0.00000000037032">
            <text:p>3.7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37031">
            <text:p>3.7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37031">
            <text:p>3.70E-010</text:p>
          </table:table-cell>
          <table:table-cell table:formula="of:=IF([.P385] &lt; [.L385];&quot;BETTER&quot;;IF([.P385]-2 &gt; [.L385]; &quot;WORSE&quot;;&quot;&quot;))">
            <text:p/>
          </table:table-cell>
          <table:table-cell table:formula="of:=IF([.R385] &lt; [.N385];&quot;BETTER&quot;;IF([.R385] &gt;[.N38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37031">
            <text:p>3.70E-010</text:p>
          </table:table-cell>
          <table:table-cell table:formula="of:=IF([.U385] &lt; [.P385];&quot;BETTER&quot;;IF([.U385]-2 &gt; [.P385]; &quot;WORSE&quot;;&quot;&quot;))">
            <text:p/>
          </table:table-cell>
          <table:table-cell table:formula="of:=IF([.W385] &lt; [.R385];&quot;BETTER&quot;;IF([.W385] &gt;[.R38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9408">
            <text:p>9.41E-014</text:p>
          </table:table-cell>
          <table:table-cell office:value-type="float" office:value="0.00000000037031">
            <text:p>3.70E-010</text:p>
          </table:table-cell>
          <table:table-cell table:formula="of:=IF([.Z385] &lt; [.U385];&quot;BETTER&quot;;IF([.Z385]-2 &gt; [.U385]; &quot;WORSE&quot;;&quot;&quot;))">
            <text:p/>
          </table:table-cell>
          <table:table-cell table:formula="of:=IF([.AB385] &lt; [.W385];&quot;BETTER&quot;;IF([.AB385] &gt;[.W385]*1.1;&quot;WORSE&quot;;&quot;&quot;))">
            <text:p/>
          </table:table-cell>
        </table:table-row>
        <table:table-row table:style-name="ro3">
          <table:table-cell/>
          <table:table-cell office:value-type="float" office:value="384">
            <text:p>384</text:p>
          </table:table-cell>
          <table:table-cell office:value-type="string">
            <text:p>3.04876750905550908e+00</text:p>
          </table:table-cell>
          <table:table-cell office:value-type="float" office:value="224196">
            <text:p>224196</text:p>
          </table:table-cell>
          <table:table-cell office:value-type="float" office:value="0.023491">
            <text:p>2.35E-002</text:p>
          </table:table-cell>
          <table:table-cell office:value-type="float" office:value="0.024529">
            <text:p>2.45E-002</text:p>
          </table:table-cell>
          <table:table-cell/>
          <table:table-cell office:value-type="float" office:value="334142">
            <text:p>334142</text:p>
          </table:table-cell>
          <table:table-cell office:value-type="float" office:value="0.000000026448">
            <text:p>2.64E-008</text:p>
          </table:table-cell>
          <table:table-cell office:value-type="float" office:value="0.00046174">
            <text:p>4.62E-004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48229">
            <text:p>4.82E-008</text:p>
          </table:table-cell>
          <table:table-cell office:value-type="float" office:value="0.00051784">
            <text:p>5.18E-004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48229">
            <text:p>4.82E-008</text:p>
          </table:table-cell>
          <table:table-cell office:value-type="float" office:value="0.00051784">
            <text:p>5.18E-004</text:p>
          </table:table-cell>
          <table:table-cell table:formula="of:=IF([.P386] &lt; [.L386];&quot;BETTER&quot;;IF([.P386]-2 &gt; [.L386]; &quot;WORSE&quot;;&quot;&quot;))">
            <text:p/>
          </table:table-cell>
          <table:table-cell table:formula="of:=IF([.R386] &lt; [.N386];&quot;BETTER&quot;;IF([.R386] &gt;[.N386]*1.1;&quot;WORSE&quot;;&quot;&quot;))">
            <text:p/>
          </table:table-cell>
          <table:table-cell office:value-type="float" office:value="149980">
            <text:p>149980</text:p>
          </table:table-cell>
          <table:table-cell office:value-type="float" office:value="0.000000048229">
            <text:p>4.82E-008</text:p>
          </table:table-cell>
          <table:table-cell office:value-type="float" office:value="0.00051784">
            <text:p>5.18E-004</text:p>
          </table:table-cell>
          <table:table-cell table:formula="of:=IF([.U386] &lt; [.P386];&quot;BETTER&quot;;IF([.U386]-2 &gt; [.P386]; &quot;WORSE&quot;;&quot;&quot;))">
            <text:p/>
          </table:table-cell>
          <table:table-cell table:formula="of:=IF([.W386] &lt; [.R386];&quot;BETTER&quot;;IF([.W386] &gt;[.R386]*1.1;&quot;WORSE&quot;;&quot;&quot;))">
            <text:p/>
          </table:table-cell>
          <table:table-cell office:value-type="float" office:value="149980">
            <text:p>149980</text:p>
          </table:table-cell>
          <table:table-cell office:value-type="float" office:value="0.000000048229">
            <text:p>4.82E-008</text:p>
          </table:table-cell>
          <table:table-cell office:value-type="float" office:value="0.00051784">
            <text:p>5.18E-004</text:p>
          </table:table-cell>
          <table:table-cell table:formula="of:=IF([.Z386] &lt; [.U386];&quot;BETTER&quot;;IF([.Z386]-2 &gt; [.U386]; &quot;WORSE&quot;;&quot;&quot;))">
            <text:p/>
          </table:table-cell>
          <table:table-cell table:formula="of:=IF([.AB386] &lt; [.W386];&quot;BETTER&quot;;IF([.AB386] &gt;[.W386]*1.1;&quot;WORSE&quot;;&quot;&quot;))">
            <text:p/>
          </table:table-cell>
        </table:table-row>
        <table:table-row table:style-name="ro3">
          <table:table-cell/>
          <table:table-cell office:value-type="float" office:value="385">
            <text:p>385</text:p>
          </table:table-cell>
          <table:table-cell office:value-type="string">
            <text:p>-5.82240526465012453e-01</text:p>
          </table:table-cell>
          <table:table-cell office:value-type="float" office:value="58">
            <text:p>58</text:p>
          </table:table-cell>
          <table:table-cell office:value-type="float" office:value="0.000000000000018877">
            <text:p>1.89E-014</text:p>
          </table:table-cell>
          <table:table-cell office:value-type="float" office:value="0.000000000060091">
            <text:p>6.01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8877">
            <text:p>1.89E-014</text:p>
          </table:table-cell>
          <table:table-cell office:value-type="float" office:value="0.000000000060091">
            <text:p>6.0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85765">
            <text:p>8.58E-013</text:p>
          </table:table-cell>
          <table:table-cell office:value-type="float" office:value="0.000000000060091">
            <text:p>6.0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85765">
            <text:p>8.58E-013</text:p>
          </table:table-cell>
          <table:table-cell office:value-type="float" office:value="0.000000000060091">
            <text:p>6.01E-011</text:p>
          </table:table-cell>
          <table:table-cell table:formula="of:=IF([.P387] &lt; [.L387];&quot;BETTER&quot;;IF([.P387]-2 &gt; [.L387]; &quot;WORSE&quot;;&quot;&quot;))">
            <text:p/>
          </table:table-cell>
          <table:table-cell table:formula="of:=IF([.R387] &lt; [.N387];&quot;BETTER&quot;;IF([.R387] &gt;[.N38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85765">
            <text:p>8.58E-013</text:p>
          </table:table-cell>
          <table:table-cell office:value-type="float" office:value="0.000000000060091">
            <text:p>6.01E-011</text:p>
          </table:table-cell>
          <table:table-cell table:formula="of:=IF([.U387] &lt; [.P387];&quot;BETTER&quot;;IF([.U387]-2 &gt; [.P387]; &quot;WORSE&quot;;&quot;&quot;))">
            <text:p/>
          </table:table-cell>
          <table:table-cell table:formula="of:=IF([.W387] &lt; [.R387];&quot;BETTER&quot;;IF([.W387] &gt;[.R38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86526">
            <text:p>8.65E-013</text:p>
          </table:table-cell>
          <table:table-cell office:value-type="float" office:value="0.000000000060091">
            <text:p>6.01E-011</text:p>
          </table:table-cell>
          <table:table-cell table:formula="of:=IF([.Z387] &lt; [.U387];&quot;BETTER&quot;;IF([.Z387]-2 &gt; [.U387]; &quot;WORSE&quot;;&quot;&quot;))">
            <text:p/>
          </table:table-cell>
          <table:table-cell table:formula="of:=IF([.AB387] &lt; [.W387];&quot;BETTER&quot;;IF([.AB387] &gt;[.W387]*1.1;&quot;WORSE&quot;;&quot;&quot;))">
            <text:p/>
          </table:table-cell>
        </table:table-row>
        <table:table-row table:style-name="ro3">
          <table:table-cell/>
          <table:table-cell office:value-type="float" office:value="386">
            <text:p>386</text:p>
          </table:table-cell>
          <table:table-cell office:value-type="string">
            <text:p>1.70473788577808136e-02</text:p>
          </table:table-cell>
          <table:table-cell office:value-type="float" office:value="56">
            <text:p>56</text:p>
          </table:table-cell>
          <table:table-cell office:value-type="float" office:value="0.0000000000015516">
            <text:p>1.55E-012</text:p>
          </table:table-cell>
          <table:table-cell office:value-type="float" office:value="0.0000000024774">
            <text:p>2.48E-009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024204">
            <text:p>2.42E-012</text:p>
          </table:table-cell>
          <table:table-cell office:value-type="float" office:value="0.0000000024766">
            <text:p>2.48E-009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3379">
            <text:p>7.34E-012</text:p>
          </table:table-cell>
          <table:table-cell office:value-type="float" office:value="0.0000000024766">
            <text:p>2.48E-009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3379">
            <text:p>7.34E-012</text:p>
          </table:table-cell>
          <table:table-cell office:value-type="float" office:value="0.0000000024766">
            <text:p>2.48E-009</text:p>
          </table:table-cell>
          <table:table-cell table:formula="of:=IF([.P388] &lt; [.L388];&quot;BETTER&quot;;IF([.P388]-2 &gt; [.L388]; &quot;WORSE&quot;;&quot;&quot;))">
            <text:p/>
          </table:table-cell>
          <table:table-cell table:formula="of:=IF([.R388] &lt; [.N388];&quot;BETTER&quot;;IF([.R388] &gt;[.N38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73379">
            <text:p>7.34E-012</text:p>
          </table:table-cell>
          <table:table-cell office:value-type="float" office:value="0.0000000024766">
            <text:p>2.48E-009</text:p>
          </table:table-cell>
          <table:table-cell table:formula="of:=IF([.U388] &lt; [.P388];&quot;BETTER&quot;;IF([.U388]-2 &gt; [.P388]; &quot;WORSE&quot;;&quot;&quot;))">
            <text:p/>
          </table:table-cell>
          <table:table-cell table:formula="of:=IF([.W388] &lt; [.R388];&quot;BETTER&quot;;IF([.W388] &gt;[.R38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73381">
            <text:p>7.34E-012</text:p>
          </table:table-cell>
          <table:table-cell office:value-type="float" office:value="0.0000000024766">
            <text:p>2.48E-009</text:p>
          </table:table-cell>
          <table:table-cell table:formula="of:=IF([.Z388] &lt; [.U388];&quot;BETTER&quot;;IF([.Z388]-2 &gt; [.U388]; &quot;WORSE&quot;;&quot;&quot;))">
            <text:p/>
          </table:table-cell>
          <table:table-cell table:formula="of:=IF([.AB388] &lt; [.W388];&quot;BETTER&quot;;IF([.AB388] &gt;[.W388]*1.1;&quot;WORSE&quot;;&quot;&quot;))">
            <text:p/>
          </table:table-cell>
        </table:table-row>
        <table:table-row table:style-name="ro3">
          <table:table-cell/>
          <table:table-cell office:value-type="float" office:value="387">
            <text:p>387</text:p>
          </table:table-cell>
          <table:table-cell office:value-type="string">
            <text:p>8.83953842577960003e-02</text:p>
          </table:table-cell>
          <table:table-cell office:value-type="float" office:value="56">
            <text:p>56</text:p>
          </table:table-cell>
          <table:table-cell office:value-type="float" office:value="0.00000000000091011">
            <text:p>9.10E-013</text:p>
          </table:table-cell>
          <table:table-cell office:value-type="float" office:value="0.0000000004782">
            <text:p>4.78E-010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0015605">
            <text:p>1.56E-013</text:p>
          </table:table-cell>
          <table:table-cell office:value-type="float" office:value="0.00000000047745">
            <text:p>4.77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47745">
            <text:p>4.77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47745">
            <text:p>4.77E-010</text:p>
          </table:table-cell>
          <table:table-cell table:formula="of:=IF([.P389] &lt; [.L389];&quot;BETTER&quot;;IF([.P389]-2 &gt; [.L389]; &quot;WORSE&quot;;&quot;&quot;))">
            <text:p/>
          </table:table-cell>
          <table:table-cell table:formula="of:=IF([.R389] &lt; [.N389];&quot;BETTER&quot;;IF([.R389] &gt;[.N38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3878E-017">
            <text:p>1.39E-017</text:p>
          </table:table-cell>
          <table:table-cell office:value-type="float" office:value="0.00000000047745">
            <text:p>4.77E-010</text:p>
          </table:table-cell>
          <table:table-cell table:formula="of:=IF([.U389] &lt; [.P389];&quot;BETTER&quot;;IF([.U389]-2 &gt; [.P389]; &quot;WORSE&quot;;&quot;&quot;))">
            <text:p/>
          </table:table-cell>
          <table:table-cell table:formula="of:=IF([.W389] &lt; [.R389];&quot;BETTER&quot;;IF([.W389] &gt;[.R38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1593E-015">
            <text:p>8.16E-015</text:p>
          </table:table-cell>
          <table:table-cell office:value-type="float" office:value="0.00000000047745">
            <text:p>4.77E-010</text:p>
          </table:table-cell>
          <table:table-cell table:formula="of:=IF([.Z389] &lt; [.U389];&quot;BETTER&quot;;IF([.Z389]-2 &gt; [.U389]; &quot;WORSE&quot;;&quot;&quot;))">
            <text:p/>
          </table:table-cell>
          <table:table-cell table:formula="of:=IF([.AB389] &lt; [.W389];&quot;BETTER&quot;;IF([.AB389] &gt;[.W389]*1.1;&quot;WORSE&quot;;&quot;&quot;))">
            <text:p/>
          </table:table-cell>
        </table:table-row>
        <table:table-row table:style-name="ro3">
          <table:table-cell/>
          <table:table-cell office:value-type="float" office:value="388">
            <text:p>388</text:p>
          </table:table-cell>
          <table:table-cell office:value-type="string">
            <text:p>9.15965594177217346e-01</text:p>
          </table:table-cell>
          <table:table-cell office:value-type="float" office:value="59">
            <text:p>59</text:p>
          </table:table-cell>
          <table:table-cell office:value-type="float" office:value="0.000000000000027151">
            <text:p>2.72E-014</text:p>
          </table:table-cell>
          <table:table-cell office:value-type="float" office:value="0.000000000024876">
            <text:p>2.49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27151">
            <text:p>2.72E-014</text:p>
          </table:table-cell>
          <table:table-cell office:value-type="float" office:value="0.000000000024876">
            <text:p>2.4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5543E-015">
            <text:p>1.55E-015</text:p>
          </table:table-cell>
          <table:table-cell office:value-type="float" office:value="0.000000000024873">
            <text:p>2.4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5543E-015">
            <text:p>1.55E-015</text:p>
          </table:table-cell>
          <table:table-cell office:value-type="float" office:value="0.000000000024873">
            <text:p>2.49E-011</text:p>
          </table:table-cell>
          <table:table-cell table:formula="of:=IF([.P390] &lt; [.L390];&quot;BETTER&quot;;IF([.P390]-2 &gt; [.L390]; &quot;WORSE&quot;;&quot;&quot;))">
            <text:p/>
          </table:table-cell>
          <table:table-cell table:formula="of:=IF([.R390] &lt; [.N390];&quot;BETTER&quot;;IF([.R390] &gt;[.N39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5543E-015">
            <text:p>1.55E-015</text:p>
          </table:table-cell>
          <table:table-cell office:value-type="float" office:value="0.000000000024873">
            <text:p>2.49E-011</text:p>
          </table:table-cell>
          <table:table-cell table:formula="of:=IF([.U390] &lt; [.P390];&quot;BETTER&quot;;IF([.U390]-2 &gt; [.P390]; &quot;WORSE&quot;;&quot;&quot;))">
            <text:p/>
          </table:table-cell>
          <table:table-cell table:formula="of:=IF([.W390] &lt; [.R390];&quot;BETTER&quot;;IF([.W390] &gt;[.R39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6097">
            <text:p>1.61E-012</text:p>
          </table:table-cell>
          <table:table-cell office:value-type="float" office:value="0.000000000024873">
            <text:p>2.49E-011</text:p>
          </table:table-cell>
          <table:table-cell table:formula="of:=IF([.Z390] &lt; [.U390];&quot;BETTER&quot;;IF([.Z390]-2 &gt; [.U390]; &quot;WORSE&quot;;&quot;&quot;))">
            <text:p/>
          </table:table-cell>
          <table:table-cell table:formula="of:=IF([.AB390] &lt; [.W390];&quot;BETTER&quot;;IF([.AB390] &gt;[.W390]*1.1;&quot;WORSE&quot;;&quot;&quot;))">
            <text:p/>
          </table:table-cell>
        </table:table-row>
        <table:table-row table:style-name="ro3">
          <table:table-cell/>
          <table:table-cell office:value-type="float" office:value="389">
            <text:p>389</text:p>
          </table:table-cell>
          <table:table-cell office:value-type="string">
            <text:p>-2.40226506959099750e-01</text:p>
          </table:table-cell>
          <table:table-cell office:value-type="float" office:value="59">
            <text:p>59</text:p>
          </table:table-cell>
          <table:table-cell office:value-type="float" office:value="0.00000000000025696">
            <text:p>2.57E-013</text:p>
          </table:table-cell>
          <table:table-cell office:value-type="float" office:value="0.00000000017027">
            <text:p>1.70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25696">
            <text:p>2.57E-013</text:p>
          </table:table-cell>
          <table:table-cell office:value-type="float" office:value="0.00000000017027">
            <text:p>1.7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021">
            <text:p>7.02E-012</text:p>
          </table:table-cell>
          <table:table-cell office:value-type="float" office:value="0.00000000017026">
            <text:p>1.7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021">
            <text:p>7.02E-012</text:p>
          </table:table-cell>
          <table:table-cell office:value-type="float" office:value="0.00000000017026">
            <text:p>1.70E-010</text:p>
          </table:table-cell>
          <table:table-cell table:formula="of:=IF([.P391] &lt; [.L391];&quot;BETTER&quot;;IF([.P391]-2 &gt; [.L391]; &quot;WORSE&quot;;&quot;&quot;))">
            <text:p/>
          </table:table-cell>
          <table:table-cell table:formula="of:=IF([.R391] &lt; [.N391];&quot;BETTER&quot;;IF([.R391] &gt;[.N39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7021">
            <text:p>7.02E-012</text:p>
          </table:table-cell>
          <table:table-cell office:value-type="float" office:value="0.00000000017026">
            <text:p>1.70E-010</text:p>
          </table:table-cell>
          <table:table-cell table:formula="of:=IF([.U391] &lt; [.P391];&quot;BETTER&quot;;IF([.U391]-2 &gt; [.P391]; &quot;WORSE&quot;;&quot;&quot;))">
            <text:p/>
          </table:table-cell>
          <table:table-cell table:formula="of:=IF([.W391] &lt; [.R391];&quot;BETTER&quot;;IF([.W391] &gt;[.R39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72228">
            <text:p>7.22E-012</text:p>
          </table:table-cell>
          <table:table-cell office:value-type="float" office:value="0.00000000017026">
            <text:p>1.70E-010</text:p>
          </table:table-cell>
          <table:table-cell table:formula="of:=IF([.Z391] &lt; [.U391];&quot;BETTER&quot;;IF([.Z391]-2 &gt; [.U391]; &quot;WORSE&quot;;&quot;&quot;))">
            <text:p/>
          </table:table-cell>
          <table:table-cell table:formula="of:=IF([.AB391] &lt; [.W391];&quot;BETTER&quot;;IF([.AB391] &gt;[.W391]*1.1;&quot;WORSE&quot;;&quot;&quot;))">
            <text:p/>
          </table:table-cell>
        </table:table-row>
        <table:table-row table:style-name="ro3">
          <table:table-cell/>
          <table:table-cell office:value-type="float" office:value="390">
            <text:p>390</text:p>
          </table:table-cell>
          <table:table-cell office:value-type="string">
            <text:p>-6.32120558828557666e-01</text:p>
          </table:table-cell>
          <table:table-cell office:value-type="float" office:value="59">
            <text:p>59</text:p>
          </table:table-cell>
          <table:table-cell office:value-type="float" office:value="0.00000000000012488">
            <text:p>1.25E-013</text:p>
          </table:table-cell>
          <table:table-cell office:value-type="float" office:value="0.000000000045163">
            <text:p>4.52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2488">
            <text:p>1.25E-013</text:p>
          </table:table-cell>
          <table:table-cell office:value-type="float" office:value="0.000000000045163">
            <text:p>4.5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6699">
            <text:p>3.67E-011</text:p>
          </table:table-cell>
          <table:table-cell office:value-type="float" office:value="0.000000000045178">
            <text:p>4.5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6699">
            <text:p>3.67E-011</text:p>
          </table:table-cell>
          <table:table-cell office:value-type="float" office:value="0.000000000045178">
            <text:p>4.52E-011</text:p>
          </table:table-cell>
          <table:table-cell table:formula="of:=IF([.P392] &lt; [.L392];&quot;BETTER&quot;;IF([.P392]-2 &gt; [.L392]; &quot;WORSE&quot;;&quot;&quot;))">
            <text:p/>
          </table:table-cell>
          <table:table-cell table:formula="of:=IF([.R392] &lt; [.N392];&quot;BETTER&quot;;IF([.R392] &gt;[.N39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36699">
            <text:p>3.67E-011</text:p>
          </table:table-cell>
          <table:table-cell office:value-type="float" office:value="0.000000000045178">
            <text:p>4.52E-011</text:p>
          </table:table-cell>
          <table:table-cell table:formula="of:=IF([.U392] &lt; [.P392];&quot;BETTER&quot;;IF([.U392]-2 &gt; [.P392]; &quot;WORSE&quot;;&quot;&quot;))">
            <text:p/>
          </table:table-cell>
          <table:table-cell table:formula="of:=IF([.W392] &lt; [.R392];&quot;BETTER&quot;;IF([.W392] &gt;[.R39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36699">
            <text:p>3.67E-011</text:p>
          </table:table-cell>
          <table:table-cell office:value-type="float" office:value="0.000000000045178">
            <text:p>4.52E-011</text:p>
          </table:table-cell>
          <table:table-cell table:formula="of:=IF([.Z392] &lt; [.U392];&quot;BETTER&quot;;IF([.Z392]-2 &gt; [.U392]; &quot;WORSE&quot;;&quot;&quot;))">
            <text:p/>
          </table:table-cell>
          <table:table-cell table:formula="of:=IF([.AB392] &lt; [.W392];&quot;BETTER&quot;;IF([.AB392] &gt;[.W392]*1.1;&quot;WORSE&quot;;&quot;&quot;))">
            <text:p/>
          </table:table-cell>
        </table:table-row>
        <table:table-row table:style-name="ro3">
          <table:table-cell/>
          <table:table-cell office:value-type="float" office:value="391">
            <text:p>391</text:p>
          </table:table-cell>
          <table:table-cell office:value-type="string">
            <text:p>-1.51697440877176348e-01</text:p>
          </table:table-cell>
          <table:table-cell office:value-type="float" office:value="43">
            <text:p>43</text:p>
          </table:table-cell>
          <table:table-cell office:value-type="float" office:value="0.00000000000020923">
            <text:p>2.09E-013</text:p>
          </table:table-cell>
          <table:table-cell office:value-type="float" office:value="0.00000000015046">
            <text:p>1.50E-010</text:p>
          </table:table-cell>
          <table:table-cell/>
          <table:table-cell office:value-type="float" office:value="45">
            <text:p>45</text:p>
          </table:table-cell>
          <table:table-cell office:value-type="float" office:value="0.00000000000020923">
            <text:p>2.09E-013</text:p>
          </table:table-cell>
          <table:table-cell office:value-type="float" office:value="0.00000000015046">
            <text:p>1.5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1799E-017">
            <text:p>2.18E-017</text:p>
          </table:table-cell>
          <table:table-cell office:value-type="float" office:value="0.00000000015046">
            <text:p>1.5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1799E-017">
            <text:p>2.18E-017</text:p>
          </table:table-cell>
          <table:table-cell office:value-type="float" office:value="0.00000000015046">
            <text:p>1.50E-010</text:p>
          </table:table-cell>
          <table:table-cell table:formula="of:=IF([.P393] &lt; [.L393];&quot;BETTER&quot;;IF([.P393]-2 &gt; [.L393]; &quot;WORSE&quot;;&quot;&quot;))">
            <text:p/>
          </table:table-cell>
          <table:table-cell table:formula="of:=IF([.R393] &lt; [.N393];&quot;BETTER&quot;;IF([.R393] &gt;[.N39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1799E-017">
            <text:p>2.18E-017</text:p>
          </table:table-cell>
          <table:table-cell office:value-type="float" office:value="0.00000000015046">
            <text:p>1.50E-010</text:p>
          </table:table-cell>
          <table:table-cell table:formula="of:=IF([.U393] &lt; [.P393];&quot;BETTER&quot;;IF([.U393]-2 &gt; [.P393]; &quot;WORSE&quot;;&quot;&quot;))">
            <text:p/>
          </table:table-cell>
          <table:table-cell table:formula="of:=IF([.W393] &lt; [.R393];&quot;BETTER&quot;;IF([.W393] &gt;[.R39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1799E-017">
            <text:p>2.18E-017</text:p>
          </table:table-cell>
          <table:table-cell office:value-type="float" office:value="0.00000000015046">
            <text:p>1.50E-010</text:p>
          </table:table-cell>
          <table:table-cell table:formula="of:=IF([.Z393] &lt; [.U393];&quot;BETTER&quot;;IF([.Z393]-2 &gt; [.U393]; &quot;WORSE&quot;;&quot;&quot;))">
            <text:p/>
          </table:table-cell>
          <table:table-cell table:formula="of:=IF([.AB393] &lt; [.W393];&quot;BETTER&quot;;IF([.AB393] &gt;[.W393]*1.1;&quot;WORSE&quot;;&quot;&quot;))">
            <text:p/>
          </table:table-cell>
        </table:table-row>
        <table:table-row table:style-name="ro3">
          <table:table-cell/>
          <table:table-cell office:value-type="float" office:value="392">
            <text:p>392</text:p>
          </table:table-cell>
          <table:table-cell office:value-type="string">
            <text:p>6.93147180559945286e-01</text:p>
          </table:table-cell>
          <table:table-cell office:value-type="float" office:value="49">
            <text:p>49</text:p>
          </table:table-cell>
          <table:table-cell office:value-type="float" office:value="0.00000000000013398">
            <text:p>1.34E-013</text:p>
          </table:table-cell>
          <table:table-cell office:value-type="float" office:value="0.000000000057854">
            <text:p>5.79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066673">
            <text:p>6.67E-014</text:p>
          </table:table-cell>
          <table:table-cell office:value-type="float" office:value="0.000000000057787">
            <text:p>5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42661">
            <text:p>4.27E-010</text:p>
          </table:table-cell>
          <table:table-cell office:value-type="float" office:value="0.000000000057787">
            <text:p>5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42661">
            <text:p>4.27E-010</text:p>
          </table:table-cell>
          <table:table-cell office:value-type="float" office:value="0.000000000057787">
            <text:p>5.78E-011</text:p>
          </table:table-cell>
          <table:table-cell table:formula="of:=IF([.P394] &lt; [.L394];&quot;BETTER&quot;;IF([.P394]-2 &gt; [.L394]; &quot;WORSE&quot;;&quot;&quot;))">
            <text:p/>
          </table:table-cell>
          <table:table-cell table:formula="of:=IF([.R394] &lt; [.N394];&quot;BETTER&quot;;IF([.R394] &gt;[.N39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42661">
            <text:p>4.27E-010</text:p>
          </table:table-cell>
          <table:table-cell office:value-type="float" office:value="0.000000000057787">
            <text:p>5.78E-011</text:p>
          </table:table-cell>
          <table:table-cell table:formula="of:=IF([.U394] &lt; [.P394];&quot;BETTER&quot;;IF([.U394]-2 &gt; [.P394]; &quot;WORSE&quot;;&quot;&quot;))">
            <text:p/>
          </table:table-cell>
          <table:table-cell table:formula="of:=IF([.W394] &lt; [.R394];&quot;BETTER&quot;;IF([.W394] &gt;[.R39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42661">
            <text:p>4.27E-010</text:p>
          </table:table-cell>
          <table:table-cell office:value-type="float" office:value="0.000000000057787">
            <text:p>5.78E-011</text:p>
          </table:table-cell>
          <table:table-cell table:formula="of:=IF([.Z394] &lt; [.U394];&quot;BETTER&quot;;IF([.Z394]-2 &gt; [.U394]; &quot;WORSE&quot;;&quot;&quot;))">
            <text:p/>
          </table:table-cell>
          <table:table-cell table:formula="of:=IF([.AB394] &lt; [.W394];&quot;BETTER&quot;;IF([.AB394] &gt;[.W394]*1.1;&quot;WORSE&quot;;&quot;&quot;))">
            <text:p/>
          </table:table-cell>
        </table:table-row>
        <table:table-row table:style-name="ro3">
          <table:table-cell/>
          <table:table-cell office:value-type="float" office:value="393">
            <text:p>393</text:p>
          </table:table-cell>
          <table:table-cell office:value-type="string">
            <text:p>1.64493406775875162e+00</text:p>
          </table:table-cell>
          <table:table-cell office:value-type="float" office:value="178432">
            <text:p>178432</text:p>
          </table:table-cell>
          <table:table-cell office:value-type="float" office:value="0.00000038662">
            <text:p>3.87E-007</text:p>
          </table:table-cell>
          <table:table-cell office:value-type="float" office:value="0.00000073633">
            <text:p>7.36E-007</text:p>
          </table:table-cell>
          <table:table-cell/>
          <table:table-cell office:value-type="float" office:value="188199">
            <text:p>188199</text:p>
          </table:table-cell>
          <table:table-cell office:value-type="float" office:value="0.000000033113">
            <text:p>3.31E-008</text:p>
          </table:table-cell>
          <table:table-cell office:value-type="float" office:value="0.000000063028">
            <text:p>6.30E-008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0090346">
            <text:p>9.03E-010</text:p>
          </table:table-cell>
          <table:table-cell office:value-type="float" office:value="0.00000000058285">
            <text:p>5.83E-010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0090346">
            <text:p>9.03E-010</text:p>
          </table:table-cell>
          <table:table-cell office:value-type="float" office:value="0.00000000058285">
            <text:p>5.83E-010</text:p>
          </table:table-cell>
          <table:table-cell table:formula="of:=IF([.P395] &lt; [.L395];&quot;BETTER&quot;;IF([.P395]-2 &gt; [.L395]; &quot;WORSE&quot;;&quot;&quot;))">
            <text:p/>
          </table:table-cell>
          <table:table-cell table:formula="of:=IF([.R395] &lt; [.N395];&quot;BETTER&quot;;IF([.R395] &gt;[.N395]*1.1;&quot;WORSE&quot;;&quot;&quot;))">
            <text:p/>
          </table:table-cell>
          <table:table-cell office:value-type="float" office:value="149980">
            <text:p>149980</text:p>
          </table:table-cell>
          <table:table-cell office:value-type="float" office:value="0.00000000090346">
            <text:p>9.03E-010</text:p>
          </table:table-cell>
          <table:table-cell office:value-type="float" office:value="0.00000000058285">
            <text:p>5.83E-010</text:p>
          </table:table-cell>
          <table:table-cell table:formula="of:=IF([.U395] &lt; [.P395];&quot;BETTER&quot;;IF([.U395]-2 &gt; [.P395]; &quot;WORSE&quot;;&quot;&quot;))">
            <text:p/>
          </table:table-cell>
          <table:table-cell table:formula="of:=IF([.W395] &lt; [.R395];&quot;BETTER&quot;;IF([.W395] &gt;[.R395]*1.1;&quot;WORSE&quot;;&quot;&quot;))">
            <text:p/>
          </table:table-cell>
          <table:table-cell office:value-type="float" office:value="149980">
            <text:p>149980</text:p>
          </table:table-cell>
          <table:table-cell office:value-type="float" office:value="0.00000000090347">
            <text:p>9.03E-010</text:p>
          </table:table-cell>
          <table:table-cell office:value-type="float" office:value="0.00000000058285">
            <text:p>5.83E-010</text:p>
          </table:table-cell>
          <table:table-cell table:formula="of:=IF([.Z395] &lt; [.U395];&quot;BETTER&quot;;IF([.Z395]-2 &gt; [.U395]; &quot;WORSE&quot;;&quot;&quot;))">
            <text:p/>
          </table:table-cell>
          <table:table-cell table:formula="of:=IF([.AB395] &lt; [.W395];&quot;BETTER&quot;;IF([.AB395] &gt;[.W395]*1.1;&quot;WORSE&quot;;&quot;&quot;))">
            <text:p/>
          </table:table-cell>
        </table:table-row>
        <table:table-row table:style-name="ro3">
          <table:table-cell/>
          <table:table-cell office:value-type="float" office:value="394">
            <text:p>394</text:p>
          </table:table-cell>
          <table:table-cell office:value-type="string">
            <text:p>-4.11233516712056768e-01</text:p>
          </table:table-cell>
          <table:table-cell office:value-type="float" office:value="49">
            <text:p>49</text:p>
          </table:table-cell>
          <table:table-cell office:value-type="float" office:value="0.00000000000025826">
            <text:p>2.58E-013</text:p>
          </table:table-cell>
          <table:table-cell office:value-type="float" office:value="0.000000000029213">
            <text:p>2.9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15182">
            <text:p>1.52E-013</text:p>
          </table:table-cell>
          <table:table-cell office:value-type="float" office:value="0.000000000029319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8076">
            <text:p>2.81E-011</text:p>
          </table:table-cell>
          <table:table-cell office:value-type="float" office:value="0.000000000029318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8076">
            <text:p>2.81E-011</text:p>
          </table:table-cell>
          <table:table-cell office:value-type="float" office:value="0.000000000029318">
            <text:p>2.93E-011</text:p>
          </table:table-cell>
          <table:table-cell table:formula="of:=IF([.P396] &lt; [.L396];&quot;BETTER&quot;;IF([.P396]-2 &gt; [.L396]; &quot;WORSE&quot;;&quot;&quot;))">
            <text:p/>
          </table:table-cell>
          <table:table-cell table:formula="of:=IF([.R396] &lt; [.N396];&quot;BETTER&quot;;IF([.R396] &gt;[.N39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8076">
            <text:p>2.81E-011</text:p>
          </table:table-cell>
          <table:table-cell office:value-type="float" office:value="0.000000000029318">
            <text:p>2.93E-011</text:p>
          </table:table-cell>
          <table:table-cell table:formula="of:=IF([.U396] &lt; [.P396];&quot;BETTER&quot;;IF([.U396]-2 &gt; [.P396]; &quot;WORSE&quot;;&quot;&quot;))">
            <text:p/>
          </table:table-cell>
          <table:table-cell table:formula="of:=IF([.W396] &lt; [.R396];&quot;BETTER&quot;;IF([.W396] &gt;[.R39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8076">
            <text:p>2.81E-011</text:p>
          </table:table-cell>
          <table:table-cell office:value-type="float" office:value="0.000000000029318">
            <text:p>2.93E-011</text:p>
          </table:table-cell>
          <table:table-cell table:formula="of:=IF([.Z396] &lt; [.U396];&quot;BETTER&quot;;IF([.Z396]-2 &gt; [.U396]; &quot;WORSE&quot;;&quot;&quot;))">
            <text:p/>
          </table:table-cell>
          <table:table-cell table:formula="of:=IF([.AB396] &lt; [.W396];&quot;BETTER&quot;;IF([.AB396] &gt;[.W396]*1.1;&quot;WORSE&quot;;&quot;&quot;))">
            <text:p/>
          </table:table-cell>
        </table:table-row>
        <table:table-row table:style-name="ro3">
          <table:table-cell/>
          <table:table-cell office:value-type="float" office:value="395">
            <text:p>395</text:p>
          </table:table-cell>
          <table:table-cell office:value-type="string">
            <text:p>2.38417787552278787e+04</text:p>
          </table:table-cell>
          <table:table-cell office:value-type="float" office:value="105">
            <text:p>105</text:p>
          </table:table-cell>
          <table:table-cell office:value-type="float" office:value="0.000000000010914">
            <text:p>1.09E-011</text:p>
          </table:table-cell>
          <table:table-cell office:value-type="float" office:value="0.000000000011084">
            <text:p>1.11E-011</text:p>
          </table:table-cell>
          <table:table-cell/>
          <table:table-cell office:value-type="float" office:value="109">
            <text:p>109</text:p>
          </table:table-cell>
          <table:table-cell office:value-type="float" office:value="0.00000000000048599">
            <text:p>4.86E-013</text:p>
          </table:table-cell>
          <table:table-cell office:value-type="float" office:value="0.00000000000048508">
            <text:p>4.85E-013</text:p>
          </table:table-cell>
          <table:table-cell/>
          <table:table-cell office:value-type="float" office:value="102">
            <text:p>102</text:p>
          </table:table-cell>
          <table:table-cell office:value-type="float" office:value="0.000016162">
            <text:p>1.62E-005</text:p>
          </table:table-cell>
          <table:table-cell office:value-type="float" office:value="9.1553E-016">
            <text:p>9.16E-016</text:p>
          </table:table-cell>
          <table:table-cell/>
          <table:table-cell office:value-type="float" office:value="102">
            <text:p>102</text:p>
          </table:table-cell>
          <table:table-cell office:value-type="float" office:value="0.000016162">
            <text:p>1.62E-005</text:p>
          </table:table-cell>
          <table:table-cell office:value-type="float" office:value="9.1553E-016">
            <text:p>9.16E-016</text:p>
          </table:table-cell>
          <table:table-cell table:formula="of:=IF([.P397] &lt; [.L397];&quot;BETTER&quot;;IF([.P397]-2 &gt; [.L397]; &quot;WORSE&quot;;&quot;&quot;))">
            <text:p/>
          </table:table-cell>
          <table:table-cell table:formula="of:=IF([.R397] &lt; [.N397];&quot;BETTER&quot;;IF([.R397] &gt;[.N397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0.000016162">
            <text:p>1.62E-005</text:p>
          </table:table-cell>
          <table:table-cell office:value-type="float" office:value="9.1553E-016">
            <text:p>9.16E-016</text:p>
          </table:table-cell>
          <table:table-cell table:formula="of:=IF([.U397] &lt; [.P397];&quot;BETTER&quot;;IF([.U397]-2 &gt; [.P397]; &quot;WORSE&quot;;&quot;&quot;))">
            <text:p/>
          </table:table-cell>
          <table:table-cell table:formula="of:=IF([.W397] &lt; [.R397];&quot;BETTER&quot;;IF([.W397] &gt;[.R397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0.000016162">
            <text:p>1.62E-005</text:p>
          </table:table-cell>
          <table:table-cell office:value-type="float" office:value="9.1553E-016">
            <text:p>9.16E-016</text:p>
          </table:table-cell>
          <table:table-cell table:formula="of:=IF([.Z397] &lt; [.U397];&quot;BETTER&quot;;IF([.Z397]-2 &gt; [.U397]; &quot;WORSE&quot;;&quot;&quot;))">
            <text:p/>
          </table:table-cell>
          <table:table-cell table:formula="of:=IF([.AB397] &lt; [.W397];&quot;BETTER&quot;;IF([.AB397] &gt;[.W397]*1.1;&quot;WORSE&quot;;&quot;&quot;))">
            <text:p/>
          </table:table-cell>
        </table:table-row>
        <table:table-row table:style-name="ro3">
          <table:table-cell/>
          <table:table-cell office:value-type="float" office:value="396">
            <text:p>396</text:p>
          </table:table-cell>
          <table:table-cell office:value-type="string">
            <text:p>1.14077789739688740e-01</text:p>
          </table:table-cell>
          <table:table-cell office:value-type="float" office:value="83">
            <text:p>83</text:p>
          </table:table-cell>
          <table:table-cell office:value-type="float" office:value="0.0000000000016084">
            <text:p>1.61E-012</text:p>
          </table:table-cell>
          <table:table-cell office:value-type="float" office:value="0.0000000003463">
            <text:p>3.46E-010</text:p>
          </table:table-cell>
          <table:table-cell/>
          <table:table-cell office:value-type="float" office:value="85">
            <text:p>85</text:p>
          </table:table-cell>
          <table:table-cell office:value-type="float" office:value="0.000000000000015936">
            <text:p>1.59E-014</text:p>
          </table:table-cell>
          <table:table-cell office:value-type="float" office:value="0.00000000034789">
            <text:p>3.48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22623">
            <text:p>2.26E-011</text:p>
          </table:table-cell>
          <table:table-cell office:value-type="float" office:value="0.00000000034791">
            <text:p>3.48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22623">
            <text:p>2.26E-011</text:p>
          </table:table-cell>
          <table:table-cell office:value-type="float" office:value="0.00000000034791">
            <text:p>3.48E-010</text:p>
          </table:table-cell>
          <table:table-cell table:formula="of:=IF([.P398] &lt; [.L398];&quot;BETTER&quot;;IF([.P398]-2 &gt; [.L398]; &quot;WORSE&quot;;&quot;&quot;))">
            <text:p/>
          </table:table-cell>
          <table:table-cell table:formula="of:=IF([.R398] &lt; [.N398];&quot;BETTER&quot;;IF([.R398] &gt;[.N39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22623">
            <text:p>2.26E-011</text:p>
          </table:table-cell>
          <table:table-cell office:value-type="float" office:value="0.00000000034791">
            <text:p>3.48E-010</text:p>
          </table:table-cell>
          <table:table-cell table:formula="of:=IF([.U398] &lt; [.P398];&quot;BETTER&quot;;IF([.U398]-2 &gt; [.P398]; &quot;WORSE&quot;;&quot;&quot;))">
            <text:p/>
          </table:table-cell>
          <table:table-cell table:formula="of:=IF([.W398] &lt; [.R398];&quot;BETTER&quot;;IF([.W398] &gt;[.R39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22623">
            <text:p>2.26E-011</text:p>
          </table:table-cell>
          <table:table-cell office:value-type="float" office:value="0.00000000034791">
            <text:p>3.48E-010</text:p>
          </table:table-cell>
          <table:table-cell table:formula="of:=IF([.Z398] &lt; [.U398];&quot;BETTER&quot;;IF([.Z398]-2 &gt; [.U398]; &quot;WORSE&quot;;&quot;&quot;))">
            <text:p/>
          </table:table-cell>
          <table:table-cell table:formula="of:=IF([.AB398] &lt; [.W398];&quot;BETTER&quot;;IF([.AB398] &gt;[.W398]*1.1;&quot;WORSE&quot;;&quot;&quot;))">
            <text:p/>
          </table:table-cell>
        </table:table-row>
        <table:table-row table:style-name="ro3">
          <table:table-cell/>
          <table:table-cell office:value-type="float" office:value="397">
            <text:p>397</text:p>
          </table:table-cell>
          <table:table-cell office:value-type="string">
            <text:p>1.14779357470353638e+00</text:p>
          </table:table-cell>
          <table:table-cell office:value-type="float" office:value="58">
            <text:p>58</text:p>
          </table:table-cell>
          <table:table-cell office:value-type="float" office:value="0.0000000000012027">
            <text:p>1.20E-012</text:p>
          </table:table-cell>
          <table:table-cell office:value-type="float" office:value="0.0000000000030806">
            <text:p>3.08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12027">
            <text:p>1.20E-012</text:p>
          </table:table-cell>
          <table:table-cell office:value-type="float" office:value="0.0000000000030806">
            <text:p>3.08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6317">
            <text:p>2.63E-010</text:p>
          </table:table-cell>
          <table:table-cell office:value-type="float" office:value="0.0000000000030809">
            <text:p>3.08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6317">
            <text:p>2.63E-010</text:p>
          </table:table-cell>
          <table:table-cell office:value-type="float" office:value="0.0000000000030809">
            <text:p>3.08E-012</text:p>
          </table:table-cell>
          <table:table-cell table:formula="of:=IF([.P399] &lt; [.L399];&quot;BETTER&quot;;IF([.P399]-2 &gt; [.L399]; &quot;WORSE&quot;;&quot;&quot;))">
            <text:p/>
          </table:table-cell>
          <table:table-cell table:formula="of:=IF([.R399] &lt; [.N399];&quot;BETTER&quot;;IF([.R399] &gt;[.N39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6317">
            <text:p>2.63E-010</text:p>
          </table:table-cell>
          <table:table-cell office:value-type="float" office:value="0.0000000000030809">
            <text:p>3.08E-012</text:p>
          </table:table-cell>
          <table:table-cell table:formula="of:=IF([.U399] &lt; [.P399];&quot;BETTER&quot;;IF([.U399]-2 &gt; [.P399]; &quot;WORSE&quot;;&quot;&quot;))">
            <text:p/>
          </table:table-cell>
          <table:table-cell table:formula="of:=IF([.W399] &lt; [.R399];&quot;BETTER&quot;;IF([.W399] &gt;[.R39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6319">
            <text:p>2.63E-010</text:p>
          </table:table-cell>
          <table:table-cell office:value-type="float" office:value="0.0000000000030809">
            <text:p>3.08E-012</text:p>
          </table:table-cell>
          <table:table-cell table:formula="of:=IF([.Z399] &lt; [.U399];&quot;BETTER&quot;;IF([.Z399]-2 &gt; [.U399]; &quot;WORSE&quot;;&quot;&quot;))">
            <text:p/>
          </table:table-cell>
          <table:table-cell table:formula="of:=IF([.AB399] &lt; [.W399];&quot;BETTER&quot;;IF([.AB399] &gt;[.W399]*1.1;&quot;WORSE&quot;;&quot;&quot;))">
            <text:p/>
          </table:table-cell>
        </table:table-row>
        <table:table-row table:style-name="ro3">
          <table:table-cell/>
          <table:table-cell office:value-type="float" office:value="398">
            <text:p>398</text:p>
          </table:table-cell>
          <table:table-cell office:value-type="string">
            <text:p>5.41161616855569072e-01</text:p>
          </table:table-cell>
          <table:table-cell office:value-type="float" office:value="51">
            <text:p>51</text:p>
          </table:table-cell>
          <table:table-cell office:value-type="float" office:value="0.00000000000001313">
            <text:p>1.31E-014</text:p>
          </table:table-cell>
          <table:table-cell office:value-type="float" office:value="0.000000000082103">
            <text:p>8.21E-011</text:p>
          </table:table-cell>
          <table:table-cell/>
          <table:table-cell office:value-type="float" office:value="53">
            <text:p>53</text:p>
          </table:table-cell>
          <table:table-cell office:value-type="float" office:value="0.00000000000001313">
            <text:p>1.31E-014</text:p>
          </table:table-cell>
          <table:table-cell office:value-type="float" office:value="0.000000000082103">
            <text:p>8.2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20983">
            <text:p>2.10E-014</text:p>
          </table:table-cell>
          <table:table-cell office:value-type="float" office:value="0.000000000082103">
            <text:p>8.2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20983">
            <text:p>2.10E-014</text:p>
          </table:table-cell>
          <table:table-cell office:value-type="float" office:value="0.000000000082103">
            <text:p>8.21E-011</text:p>
          </table:table-cell>
          <table:table-cell table:formula="of:=IF([.P400] &lt; [.L400];&quot;BETTER&quot;;IF([.P400]-2 &gt; [.L400]; &quot;WORSE&quot;;&quot;&quot;))">
            <text:p/>
          </table:table-cell>
          <table:table-cell table:formula="of:=IF([.R400] &lt; [.N400];&quot;BETTER&quot;;IF([.R400] &gt;[.N40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20983">
            <text:p>2.10E-014</text:p>
          </table:table-cell>
          <table:table-cell office:value-type="float" office:value="0.000000000082103">
            <text:p>8.21E-011</text:p>
          </table:table-cell>
          <table:table-cell table:formula="of:=IF([.U400] &lt; [.P400];&quot;BETTER&quot;;IF([.U400]-2 &gt; [.P400]; &quot;WORSE&quot;;&quot;&quot;))">
            <text:p/>
          </table:table-cell>
          <table:table-cell table:formula="of:=IF([.W400] &lt; [.R400];&quot;BETTER&quot;;IF([.W400] &gt;[.R40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20983">
            <text:p>2.10E-014</text:p>
          </table:table-cell>
          <table:table-cell office:value-type="float" office:value="0.000000000082103">
            <text:p>8.21E-011</text:p>
          </table:table-cell>
          <table:table-cell table:formula="of:=IF([.Z400] &lt; [.U400];&quot;BETTER&quot;;IF([.Z400]-2 &gt; [.U400]; &quot;WORSE&quot;;&quot;&quot;))">
            <text:p/>
          </table:table-cell>
          <table:table-cell table:formula="of:=IF([.AB400] &lt; [.W400];&quot;BETTER&quot;;IF([.AB400] &gt;[.W400]*1.1;&quot;WORSE&quot;;&quot;&quot;))">
            <text:p/>
          </table:table-cell>
        </table:table-row>
        <table:table-row table:style-name="ro3">
          <table:table-cell/>
          <table:table-cell office:value-type="float" office:value="399">
            <text:p>399</text:p>
          </table:table-cell>
          <table:table-cell office:value-type="string">
            <text:p>3.14159262899612868e+00</text:p>
          </table:table-cell>
          <table:table-cell office:value-type="float" office:value="63">
            <text:p>63</text:p>
          </table:table-cell>
          <table:table-cell office:value-type="float" office:value="0.0000000091894">
            <text:p>9.19E-009</text:p>
          </table:table-cell>
          <table:table-cell office:value-type="float" office:value="0.000000012252">
            <text:p>1.23E-008</text:p>
          </table:table-cell>
          <table:table-cell/>
          <table:table-cell office:value-type="float" office:value="483">
            <text:p>483</text:p>
          </table:table-cell>
          <table:table-cell office:value-type="float" office:value="0.0000000003348">
            <text:p>3.35E-010</text:p>
          </table:table-cell>
          <table:table-cell office:value-type="float" office:value="0.0000000042428">
            <text:p>4.24E-009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30118">
            <text:p>3.01E-009</text:p>
          </table:table-cell>
          <table:table-cell office:value-type="float" office:value="0.0000000078317">
            <text:p>7.83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3267">
            <text:p>3.27E-009</text:p>
          </table:table-cell>
          <table:table-cell table:formula="of:=IF([.P401] &lt; [.L401];&quot;BETTER&quot;;IF([.P401]-2 &gt; [.L401]; &quot;WORSE&quot;;&quot;&quot;))" office:value-type="string" office:string-value="BETTER">
            <text:p>BETTER</text:p>
          </table:table-cell>
          <table:table-cell table:formula="of:=IF([.R401] &lt; [.N401];&quot;BETTER&quot;;IF([.R401] &gt;[.N401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3267">
            <text:p>3.27E-009</text:p>
          </table:table-cell>
          <table:table-cell table:formula="of:=IF([.U401] &lt; [.P401];&quot;BETTER&quot;;IF([.U401]-2 &gt; [.P401]; &quot;WORSE&quot;;&quot;&quot;))">
            <text:p/>
          </table:table-cell>
          <table:table-cell table:formula="of:=IF([.W401] &lt; [.R401];&quot;BETTER&quot;;IF([.W401] &gt;[.R40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7898">
            <text:p>1.79E-006</text:p>
          </table:table-cell>
          <table:table-cell office:value-type="float" office:value="0.000000003267">
            <text:p>3.27E-009</text:p>
          </table:table-cell>
          <table:table-cell table:formula="of:=IF([.Z401] &lt; [.U401];&quot;BETTER&quot;;IF([.Z401]-2 &gt; [.U401]; &quot;WORSE&quot;;&quot;&quot;))">
            <text:p/>
          </table:table-cell>
          <table:table-cell table:formula="of:=IF([.AB401] &lt; [.W401];&quot;BETTER&quot;;IF([.AB401] &gt;[.W401]*1.1;&quot;WORSE&quot;;&quot;&quot;))">
            <text:p/>
          </table:table-cell>
        </table:table-row>
        <table:table-row table:style-name="ro3">
          <table:table-cell/>
          <table:table-cell office:value-type="float" office:value="400">
            <text:p>400</text:p>
          </table:table-cell>
          <table:table-cell office:value-type="string">
            <text:p>-1.35102171771207979e+00</text:p>
          </table:table-cell>
          <table:table-cell office:value-type="float" office:value="107">
            <text:p>107</text:p>
          </table:table-cell>
          <table:table-cell office:value-type="float" office:value="0.0000000000017928">
            <text:p>1.79E-012</text:p>
          </table:table-cell>
          <table:table-cell office:value-type="float" office:value="0.0000000000064004">
            <text:p>6.40E-012</text:p>
          </table:table-cell>
          <table:table-cell/>
          <table:table-cell office:value-type="float" office:value="109">
            <text:p>109</text:p>
          </table:table-cell>
          <table:table-cell office:value-type="float" office:value="0.0000000000021724">
            <text:p>2.17E-012</text:p>
          </table:table-cell>
          <table:table-cell office:value-type="float" office:value="0.0000000000067801">
            <text:p>6.78E-012</text:p>
          </table:table-cell>
          <table:table-cell/>
          <table:table-cell office:value-type="float" office:value="203">
            <text:p>203</text:p>
          </table:table-cell>
          <table:table-cell office:value-type="float" office:value="2.2204E-016">
            <text:p>2.22E-016</text:p>
          </table:table-cell>
          <table:table-cell office:value-type="float" office:value="0.0000000000089413">
            <text:p>8.94E-012</text:p>
          </table:table-cell>
          <table:table-cell/>
          <table:table-cell office:value-type="float" office:value="203">
            <text:p>203</text:p>
          </table:table-cell>
          <table:table-cell office:value-type="float" office:value="2.2204E-016">
            <text:p>2.22E-016</text:p>
          </table:table-cell>
          <table:table-cell office:value-type="float" office:value="0.0000000000089413">
            <text:p>8.94E-012</text:p>
          </table:table-cell>
          <table:table-cell table:formula="of:=IF([.P402] &lt; [.L402];&quot;BETTER&quot;;IF([.P402]-2 &gt; [.L402]; &quot;WORSE&quot;;&quot;&quot;))">
            <text:p/>
          </table:table-cell>
          <table:table-cell table:formula="of:=IF([.R402] &lt; [.N402];&quot;BETTER&quot;;IF([.R402] &gt;[.N402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">
            <text:p>0.00E+000</text:p>
          </table:table-cell>
          <table:table-cell office:value-type="float" office:value="0.0000000000089413">
            <text:p>8.94E-012</text:p>
          </table:table-cell>
          <table:table-cell table:formula="of:=IF([.U402] &lt; [.P402];&quot;BETTER&quot;;IF([.U402]-2 &gt; [.P402]; &quot;WORSE&quot;;&quot;&quot;))">
            <text:p/>
          </table:table-cell>
          <table:table-cell table:formula="of:=IF([.W402] &lt; [.R402];&quot;BETTER&quot;;IF([.W402] &gt;[.R402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000020151">
            <text:p>2.02E-014</text:p>
          </table:table-cell>
          <table:table-cell office:value-type="float" office:value="0.0000000000089413">
            <text:p>8.94E-012</text:p>
          </table:table-cell>
          <table:table-cell table:formula="of:=IF([.Z402] &lt; [.U402];&quot;BETTER&quot;;IF([.Z402]-2 &gt; [.U402]; &quot;WORSE&quot;;&quot;&quot;))">
            <text:p/>
          </table:table-cell>
          <table:table-cell table:formula="of:=IF([.AB402] &lt; [.W402];&quot;BETTER&quot;;IF([.AB402] &gt;[.W402]*1.1;&quot;WORSE&quot;;&quot;&quot;))">
            <text:p/>
          </table:table-cell>
        </table:table-row>
        <table:table-row table:style-name="ro3">
          <table:table-cell/>
          <table:table-cell office:value-type="float" office:value="401">
            <text:p>401</text:p>
          </table:table-cell>
          <table:table-cell office:value-type="string">
            <text:p>-1.24645048028046102e+00</text:p>
          </table:table-cell>
          <table:table-cell office:value-type="float" office:value="58">
            <text:p>58</text:p>
          </table:table-cell>
          <table:table-cell office:value-type="float" office:value="0.0000000000023463">
            <text:p>2.35E-012</text:p>
          </table:table-cell>
          <table:table-cell office:value-type="float" office:value="0.000000000015676">
            <text:p>1.57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23463">
            <text:p>2.35E-012</text:p>
          </table:table-cell>
          <table:table-cell office:value-type="float" office:value="0.000000000015676">
            <text:p>1.5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1163">
            <text:p>1.12E-010</text:p>
          </table:table-cell>
          <table:table-cell office:value-type="float" office:value="0.000000000015676">
            <text:p>1.5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1163">
            <text:p>1.12E-010</text:p>
          </table:table-cell>
          <table:table-cell office:value-type="float" office:value="0.000000000015676">
            <text:p>1.57E-011</text:p>
          </table:table-cell>
          <table:table-cell table:formula="of:=IF([.P403] &lt; [.L403];&quot;BETTER&quot;;IF([.P403]-2 &gt; [.L403]; &quot;WORSE&quot;;&quot;&quot;))">
            <text:p/>
          </table:table-cell>
          <table:table-cell table:formula="of:=IF([.R403] &lt; [.N403];&quot;BETTER&quot;;IF([.R403] &gt;[.N40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1163">
            <text:p>1.12E-010</text:p>
          </table:table-cell>
          <table:table-cell office:value-type="float" office:value="0.000000000015676">
            <text:p>1.57E-011</text:p>
          </table:table-cell>
          <table:table-cell table:formula="of:=IF([.U403] &lt; [.P403];&quot;BETTER&quot;;IF([.U403]-2 &gt; [.P403]; &quot;WORSE&quot;;&quot;&quot;))">
            <text:p/>
          </table:table-cell>
          <table:table-cell table:formula="of:=IF([.W403] &lt; [.R403];&quot;BETTER&quot;;IF([.W403] &gt;[.R40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1165">
            <text:p>1.12E-010</text:p>
          </table:table-cell>
          <table:table-cell office:value-type="float" office:value="0.000000000015676">
            <text:p>1.57E-011</text:p>
          </table:table-cell>
          <table:table-cell table:formula="of:=IF([.Z403] &lt; [.U403];&quot;BETTER&quot;;IF([.Z403]-2 &gt; [.U403]; &quot;WORSE&quot;;&quot;&quot;))">
            <text:p/>
          </table:table-cell>
          <table:table-cell table:formula="of:=IF([.AB403] &lt; [.W403];&quot;BETTER&quot;;IF([.AB403] &gt;[.W403]*1.1;&quot;WORSE&quot;;&quot;&quot;))">
            <text:p/>
          </table:table-cell>
        </table:table-row>
        <table:table-row table:style-name="ro3">
          <table:table-cell/>
          <table:table-cell office:value-type="float" office:value="402">
            <text:p>402</text:p>
          </table:table-cell>
          <table:table-cell office:value-type="string">
            <text:p>6.24418036907159024e-01</text:p>
          </table:table-cell>
          <table:table-cell office:value-type="float" office:value="58">
            <text:p>58</text:p>
          </table:table-cell>
          <table:table-cell office:value-type="float" office:value="5.334E-016">
            <text:p>5.33E-016</text:p>
          </table:table-cell>
          <table:table-cell office:value-type="float" office:value="0.000000000011465">
            <text:p>1.15E-011</text:p>
          </table:table-cell>
          <table:table-cell/>
          <table:table-cell office:value-type="float" office:value="59">
            <text:p>59</text:p>
          </table:table-cell>
          <table:table-cell office:value-type="float" office:value="5.334E-016">
            <text:p>5.33E-016</text:p>
          </table:table-cell>
          <table:table-cell office:value-type="float" office:value="0.000000000011465">
            <text:p>1.1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8289">
            <text:p>3.83E-012</text:p>
          </table:table-cell>
          <table:table-cell office:value-type="float" office:value="0.000000000011465">
            <text:p>1.1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8289">
            <text:p>3.83E-012</text:p>
          </table:table-cell>
          <table:table-cell office:value-type="float" office:value="0.000000000011465">
            <text:p>1.15E-011</text:p>
          </table:table-cell>
          <table:table-cell table:formula="of:=IF([.P404] &lt; [.L404];&quot;BETTER&quot;;IF([.P404]-2 &gt; [.L404]; &quot;WORSE&quot;;&quot;&quot;))">
            <text:p/>
          </table:table-cell>
          <table:table-cell table:formula="of:=IF([.R404] &lt; [.N404];&quot;BETTER&quot;;IF([.R404] &gt;[.N40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8289">
            <text:p>3.83E-012</text:p>
          </table:table-cell>
          <table:table-cell office:value-type="float" office:value="0.000000000011465">
            <text:p>1.15E-011</text:p>
          </table:table-cell>
          <table:table-cell table:formula="of:=IF([.U404] &lt; [.P404];&quot;BETTER&quot;;IF([.U404]-2 &gt; [.P404]; &quot;WORSE&quot;;&quot;&quot;))">
            <text:p/>
          </table:table-cell>
          <table:table-cell table:formula="of:=IF([.W404] &lt; [.R404];&quot;BETTER&quot;;IF([.W404] &gt;[.R40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8357">
            <text:p>3.84E-012</text:p>
          </table:table-cell>
          <table:table-cell office:value-type="float" office:value="0.000000000011465">
            <text:p>1.15E-011</text:p>
          </table:table-cell>
          <table:table-cell table:formula="of:=IF([.Z404] &lt; [.U404];&quot;BETTER&quot;;IF([.Z404]-2 &gt; [.U404]; &quot;WORSE&quot;;&quot;&quot;))">
            <text:p/>
          </table:table-cell>
          <table:table-cell table:formula="of:=IF([.AB404] &lt; [.W404];&quot;BETTER&quot;;IF([.AB404] &gt;[.W404]*1.1;&quot;WORSE&quot;;&quot;&quot;))">
            <text:p/>
          </table:table-cell>
        </table:table-row>
        <table:table-row table:style-name="ro3">
          <table:table-cell/>
          <table:table-cell office:value-type="float" office:value="403">
            <text:p>403</text:p>
          </table:table-cell>
          <table:table-cell office:value-type="string">
            <text:p>3.25307509018175123e-01</text:p>
          </table:table-cell>
          <table:table-cell office:value-type="float" office:value="211">
            <text:p>211</text:p>
          </table:table-cell>
          <table:table-cell office:value-type="float" office:value="0.00000000006625">
            <text:p>6.63E-011</text:p>
          </table:table-cell>
          <table:table-cell office:value-type="float" office:value="0.000000000021374">
            <text:p>2.14E-011</text:p>
          </table:table-cell>
          <table:table-cell/>
          <table:table-cell office:value-type="float" office:value="217">
            <text:p>217</text:p>
          </table:table-cell>
          <table:table-cell office:value-type="float" office:value="0.000000000002605">
            <text:p>2.61E-012</text:p>
          </table:table-cell>
          <table:table-cell office:value-type="float" office:value="0.000000000052946">
            <text:p>5.29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000038802">
            <text:p>3.88E-014</text:p>
          </table:table-cell>
          <table:table-cell office:value-type="float" office:value="0.000000000055871">
            <text:p>5.59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000038802">
            <text:p>3.88E-014</text:p>
          </table:table-cell>
          <table:table-cell office:value-type="float" office:value="0.000000000055871">
            <text:p>5.59E-011</text:p>
          </table:table-cell>
          <table:table-cell table:formula="of:=IF([.P405] &lt; [.L405];&quot;BETTER&quot;;IF([.P405]-2 &gt; [.L405]; &quot;WORSE&quot;;&quot;&quot;))">
            <text:p/>
          </table:table-cell>
          <table:table-cell table:formula="of:=IF([.R405] &lt; [.N405];&quot;BETTER&quot;;IF([.R405] &gt;[.N405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000038747">
            <text:p>3.87E-014</text:p>
          </table:table-cell>
          <table:table-cell office:value-type="float" office:value="0.00000000005587">
            <text:p>5.59E-011</text:p>
          </table:table-cell>
          <table:table-cell table:formula="of:=IF([.U405] &lt; [.P405];&quot;BETTER&quot;;IF([.U405]-2 &gt; [.P405]; &quot;WORSE&quot;;&quot;&quot;))">
            <text:p/>
          </table:table-cell>
          <table:table-cell table:formula="of:=IF([.W405] &lt; [.R405];&quot;BETTER&quot;;IF([.W405] &gt;[.R405]*1.1;&quot;WORSE&quot;;&quot;&quot;))" office:value-type="string" office:string-value="BETTER">
            <text:p>BETTER</text:p>
          </table:table-cell>
          <table:table-cell office:value-type="float" office:value="203">
            <text:p>203</text:p>
          </table:table-cell>
          <table:table-cell office:value-type="float" office:value="0.000000000000044914">
            <text:p>4.49E-014</text:p>
          </table:table-cell>
          <table:table-cell office:value-type="float" office:value="0.00000000005587">
            <text:p>5.59E-011</text:p>
          </table:table-cell>
          <table:table-cell table:formula="of:=IF([.Z405] &lt; [.U405];&quot;BETTER&quot;;IF([.Z405]-2 &gt; [.U405]; &quot;WORSE&quot;;&quot;&quot;))">
            <text:p/>
          </table:table-cell>
          <table:table-cell table:formula="of:=IF([.AB405] &lt; [.W405];&quot;BETTER&quot;;IF([.AB405] &gt;[.W405]*1.1;&quot;WORSE&quot;;&quot;&quot;))">
            <text:p/>
          </table:table-cell>
        </table:table-row>
        <table:table-row table:style-name="ro3">
          <table:table-cell/>
          <table:table-cell office:value-type="float" office:value="404">
            <text:p>404</text:p>
          </table:table-cell>
          <table:table-cell office:value-type="string">
            <text:p>1.34329340045249546e+00</text:p>
          </table:table-cell>
          <table:table-cell office:value-type="float" office:value="120">
            <text:p>120</text:p>
          </table:table-cell>
          <table:table-cell office:value-type="float" office:value="0.0000000086904">
            <text:p>8.69E-009</text:p>
          </table:table-cell>
          <table:table-cell office:value-type="float" office:value="0.000000023122">
            <text:p>2.31E-008</text:p>
          </table:table-cell>
          <table:table-cell/>
          <table:table-cell office:value-type="float" office:value="477">
            <text:p>477</text:p>
          </table:table-cell>
          <table:table-cell office:value-type="float" office:value="0.00000000086994">
            <text:p>8.70E-010</text:p>
          </table:table-cell>
          <table:table-cell office:value-type="float" office:value="0.000000012971">
            <text:p>1.30E-008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00007506">
            <text:p>7.51E-010</text:p>
          </table:table-cell>
          <table:table-cell office:value-type="float" office:value="0.000000018944">
            <text:p>1.89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527">
            <text:p>5.35E-009</text:p>
          </table:table-cell>
          <table:table-cell office:value-type="float" office:value="0.000000010799">
            <text:p>1.08E-008</text:p>
          </table:table-cell>
          <table:table-cell table:formula="of:=IF([.P406] &lt; [.L406];&quot;BETTER&quot;;IF([.P406]-2 &gt; [.L406]; &quot;WORSE&quot;;&quot;&quot;))" office:value-type="string" office:string-value="BETTER">
            <text:p>BETTER</text:p>
          </table:table-cell>
          <table:table-cell table:formula="of:=IF([.R406] &lt; [.N406];&quot;BETTER&quot;;IF([.R406] &gt;[.N406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527">
            <text:p>5.35E-009</text:p>
          </table:table-cell>
          <table:table-cell office:value-type="float" office:value="0.000000010799">
            <text:p>1.08E-008</text:p>
          </table:table-cell>
          <table:table-cell table:formula="of:=IF([.U406] &lt; [.P406];&quot;BETTER&quot;;IF([.U406]-2 &gt; [.P406]; &quot;WORSE&quot;;&quot;&quot;))">
            <text:p/>
          </table:table-cell>
          <table:table-cell table:formula="of:=IF([.W406] &lt; [.R406];&quot;BETTER&quot;;IF([.W406] &gt;[.R40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7898">
            <text:p>1.79E-006</text:p>
          </table:table-cell>
          <table:table-cell office:value-type="float" office:value="0.000000010799">
            <text:p>1.08E-008</text:p>
          </table:table-cell>
          <table:table-cell table:formula="of:=IF([.Z406] &lt; [.U406];&quot;BETTER&quot;;IF([.Z406]-2 &gt; [.U406]; &quot;WORSE&quot;;&quot;&quot;))">
            <text:p/>
          </table:table-cell>
          <table:table-cell table:formula="of:=IF([.AB406] &lt; [.W406];&quot;BETTER&quot;;IF([.AB406] &gt;[.W406]*1.1;&quot;WORSE&quot;;&quot;&quot;))">
            <text:p/>
          </table:table-cell>
        </table:table-row>
        <table:table-row table:style-name="ro3">
          <table:table-cell/>
          <table:table-cell office:value-type="float" office:value="405">
            <text:p>405</text:p>
          </table:table-cell>
          <table:table-cell office:value-type="string">
            <text:p>9.15965594181227249e-01</text:p>
          </table:table-cell>
          <table:table-cell office:value-type="float" office:value="58">
            <text:p>58</text:p>
          </table:table-cell>
          <table:table-cell office:value-type="float" office:value="0.00000000000014546">
            <text:p>1.45E-013</text:p>
          </table:table-cell>
          <table:table-cell office:value-type="float" office:value="0.000000000020495">
            <text:p>2.05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4546">
            <text:p>1.45E-013</text:p>
          </table:table-cell>
          <table:table-cell office:value-type="float" office:value="0.000000000020495">
            <text:p>2.0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2739">
            <text:p>8.27E-012</text:p>
          </table:table-cell>
          <table:table-cell office:value-type="float" office:value="0.000000000020495">
            <text:p>2.0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2739">
            <text:p>8.27E-012</text:p>
          </table:table-cell>
          <table:table-cell office:value-type="float" office:value="0.000000000020495">
            <text:p>2.05E-011</text:p>
          </table:table-cell>
          <table:table-cell table:formula="of:=IF([.P407] &lt; [.L407];&quot;BETTER&quot;;IF([.P407]-2 &gt; [.L407]; &quot;WORSE&quot;;&quot;&quot;))">
            <text:p/>
          </table:table-cell>
          <table:table-cell table:formula="of:=IF([.R407] &lt; [.N407];&quot;BETTER&quot;;IF([.R407] &gt;[.N40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2739">
            <text:p>8.27E-012</text:p>
          </table:table-cell>
          <table:table-cell office:value-type="float" office:value="0.000000000020495">
            <text:p>2.05E-011</text:p>
          </table:table-cell>
          <table:table-cell table:formula="of:=IF([.U407] &lt; [.P407];&quot;BETTER&quot;;IF([.U407]-2 &gt; [.P407]; &quot;WORSE&quot;;&quot;&quot;))">
            <text:p/>
          </table:table-cell>
          <table:table-cell table:formula="of:=IF([.W407] &lt; [.R407];&quot;BETTER&quot;;IF([.W407] &gt;[.R40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288">
            <text:p>8.29E-012</text:p>
          </table:table-cell>
          <table:table-cell office:value-type="float" office:value="0.000000000020495">
            <text:p>2.05E-011</text:p>
          </table:table-cell>
          <table:table-cell table:formula="of:=IF([.Z407] &lt; [.U407];&quot;BETTER&quot;;IF([.Z407]-2 &gt; [.U407]; &quot;WORSE&quot;;&quot;&quot;))">
            <text:p/>
          </table:table-cell>
          <table:table-cell table:formula="of:=IF([.AB407] &lt; [.W407];&quot;BETTER&quot;;IF([.AB407] &gt;[.W407]*1.1;&quot;WORSE&quot;;&quot;&quot;))">
            <text:p/>
          </table:table-cell>
        </table:table-row>
        <table:table-row table:style-name="ro3">
          <table:table-cell/>
          <table:table-cell office:value-type="float" office:value="406">
            <text:p>406</text:p>
          </table:table-cell>
          <table:table-cell office:value-type="string">
            <text:p>EXCEPTION!!</text:p>
          </table:table-cell>
          <table:table-cell office:value-type="float" office:value="7">
            <text:p>7</text:p>
          </table:table-cell>
          <table:table-cell table:style-name="Default" office:value-type="string">
            <text:p>nan</text:p>
          </table:table-cell>
          <table:table-cell table:style-name="ce3" office:value-type="float" office:value="INF">
            <text:p>INF</text:p>
          </table:table-cell>
          <table:table-cell table:style-name="ce3"/>
          <table:table-cell office:value-type="float" office:value="57">
            <text:p>57</text:p>
          </table:table-cell>
          <table:table-cell office:value-type="float" office:value="0.00000000000066619">
            <text:p>6.66E-013</text:p>
          </table:table-cell>
          <table:table-cell office:value-type="float" office:value="0.0000000000067979">
            <text:p>6.80E-012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408] &lt; [.L408];&quot;BETTER&quot;;IF([.P408]-2 &gt; [.L408]; &quot;WORSE&quot;;&quot;&quot;))">
            <text:p/>
          </table:table-cell>
          <table:table-cell table:formula="of:=IF([.R408] &lt; [.N408];&quot;BETTER&quot;;IF([.R408] &gt;[.N408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46232">
            <text:p>4.62E-010</text:p>
          </table:table-cell>
          <table:table-cell office:value-type="float" office:value="0.0000000000067983">
            <text:p>6.80E-012</text:p>
          </table:table-cell>
          <table:table-cell table:formula="of:=IF([.U408] &lt; [.P408];&quot;BETTER&quot;;IF([.U408]-2 &gt; [.P408]; &quot;WORSE&quot;;&quot;&quot;))" office:value-type="string" office:string-value="BETTER">
            <text:p>BETTER</text:p>
          </table:table-cell>
          <table:table-cell table:formula="of:=IF([.W408] &lt; [.R408];&quot;BETTER&quot;;IF([.W408] &gt;[.R408]*1.1;&quot;WORSE&quot;;&quot;&quot;))" office:value-type="string" office:string-value="BETTER">
            <text:p>BETTER</text:p>
          </table:table-cell>
          <table:table-cell office:value-type="float" office:value="51">
            <text:p>51</text:p>
          </table:table-cell>
          <table:table-cell office:value-type="float" office:value="0.00000000046243">
            <text:p>4.62E-010</text:p>
          </table:table-cell>
          <table:table-cell office:value-type="float" office:value="0.0000000000067983">
            <text:p>6.80E-012</text:p>
          </table:table-cell>
          <table:table-cell table:formula="of:=IF([.Z408] &lt; [.U408];&quot;BETTER&quot;;IF([.Z408]-2 &gt; [.U408]; &quot;WORSE&quot;;&quot;&quot;))">
            <text:p/>
          </table:table-cell>
          <table:table-cell table:formula="of:=IF([.AB408] &lt; [.W408];&quot;BETTER&quot;;IF([.AB408] &gt;[.W408]*1.1;&quot;WORSE&quot;;&quot;&quot;))">
            <text:p/>
          </table:table-cell>
        </table:table-row>
        <table:table-row table:style-name="ro3">
          <table:table-cell/>
          <table:table-cell office:value-type="float" office:value="407">
            <text:p>407</text:p>
          </table:table-cell>
          <table:table-cell office:value-type="string">
            <text:p>9.15965594177219011e-01</text:p>
          </table:table-cell>
          <table:table-cell office:value-type="float" office:value="59">
            <text:p>59</text:p>
          </table:table-cell>
          <table:table-cell office:value-type="float" office:value="0.000000000000012566">
            <text:p>1.26E-014</text:p>
          </table:table-cell>
          <table:table-cell office:value-type="float" office:value="0.000000000024879">
            <text:p>2.49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2566">
            <text:p>1.26E-014</text:p>
          </table:table-cell>
          <table:table-cell office:value-type="float" office:value="0.000000000024879">
            <text:p>2.4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2303">
            <text:p>1.23E-012</text:p>
          </table:table-cell>
          <table:table-cell office:value-type="float" office:value="0.000000000024871">
            <text:p>2.4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2303">
            <text:p>1.23E-012</text:p>
          </table:table-cell>
          <table:table-cell office:value-type="float" office:value="0.000000000024871">
            <text:p>2.49E-011</text:p>
          </table:table-cell>
          <table:table-cell table:formula="of:=IF([.P409] &lt; [.L409];&quot;BETTER&quot;;IF([.P409]-2 &gt; [.L409]; &quot;WORSE&quot;;&quot;&quot;))">
            <text:p/>
          </table:table-cell>
          <table:table-cell table:formula="of:=IF([.R409] &lt; [.N409];&quot;BETTER&quot;;IF([.R409] &gt;[.N40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2303">
            <text:p>1.23E-012</text:p>
          </table:table-cell>
          <table:table-cell office:value-type="float" office:value="0.000000000024871">
            <text:p>2.49E-011</text:p>
          </table:table-cell>
          <table:table-cell table:formula="of:=IF([.U409] &lt; [.P409];&quot;BETTER&quot;;IF([.U409]-2 &gt; [.P409]; &quot;WORSE&quot;;&quot;&quot;))">
            <text:p/>
          </table:table-cell>
          <table:table-cell table:formula="of:=IF([.W409] &lt; [.R409];&quot;BETTER&quot;;IF([.W409] &gt;[.R40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2303">
            <text:p>1.23E-012</text:p>
          </table:table-cell>
          <table:table-cell office:value-type="float" office:value="0.000000000024871">
            <text:p>2.49E-011</text:p>
          </table:table-cell>
          <table:table-cell table:formula="of:=IF([.Z409] &lt; [.U409];&quot;BETTER&quot;;IF([.Z409]-2 &gt; [.U409]; &quot;WORSE&quot;;&quot;&quot;))">
            <text:p/>
          </table:table-cell>
          <table:table-cell table:formula="of:=IF([.AB409] &lt; [.W409];&quot;BETTER&quot;;IF([.AB409] &gt;[.W409]*1.1;&quot;WORSE&quot;;&quot;&quot;))">
            <text:p/>
          </table:table-cell>
        </table:table-row>
        <table:table-row table:style-name="ro3">
          <table:table-cell/>
          <table:table-cell office:value-type="float" office:value="408">
            <text:p>408</text:p>
          </table:table-cell>
          <table:table-cell office:value-type="string">
            <text:p>-5.77215664901530978e-01</text:p>
          </table:table-cell>
          <table:table-cell office:value-type="float" office:value="59">
            <text:p>59</text:p>
          </table:table-cell>
          <table:table-cell office:value-type="float" office:value="0.000000000000015195">
            <text:p>1.52E-014</text:p>
          </table:table-cell>
          <table:table-cell office:value-type="float" office:value="0.0000000000026374">
            <text:p>2.64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5195">
            <text:p>1.52E-014</text:p>
          </table:table-cell>
          <table:table-cell office:value-type="float" office:value="0.0000000000026374">
            <text:p>2.64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7065">
            <text:p>5.71E-014</text:p>
          </table:table-cell>
          <table:table-cell office:value-type="float" office:value="0.0000000000026524">
            <text:p>2.6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7065">
            <text:p>5.71E-014</text:p>
          </table:table-cell>
          <table:table-cell office:value-type="float" office:value="0.0000000000026524">
            <text:p>2.65E-012</text:p>
          </table:table-cell>
          <table:table-cell table:formula="of:=IF([.P410] &lt; [.L410];&quot;BETTER&quot;;IF([.P410]-2 &gt; [.L410]; &quot;WORSE&quot;;&quot;&quot;))">
            <text:p/>
          </table:table-cell>
          <table:table-cell table:formula="of:=IF([.R410] &lt; [.N410];&quot;BETTER&quot;;IF([.R410] &gt;[.N41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57065">
            <text:p>5.71E-014</text:p>
          </table:table-cell>
          <table:table-cell office:value-type="float" office:value="0.0000000000026524">
            <text:p>2.65E-012</text:p>
          </table:table-cell>
          <table:table-cell table:formula="of:=IF([.U410] &lt; [.P410];&quot;BETTER&quot;;IF([.U410]-2 &gt; [.P410]; &quot;WORSE&quot;;&quot;&quot;))">
            <text:p/>
          </table:table-cell>
          <table:table-cell table:formula="of:=IF([.W410] &lt; [.R410];&quot;BETTER&quot;;IF([.W410] &gt;[.R41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46068">
            <text:p>4.61E-013</text:p>
          </table:table-cell>
          <table:table-cell office:value-type="float" office:value="0.0000000000026524">
            <text:p>2.65E-012</text:p>
          </table:table-cell>
          <table:table-cell table:formula="of:=IF([.Z410] &lt; [.U410];&quot;BETTER&quot;;IF([.Z410]-2 &gt; [.U410]; &quot;WORSE&quot;;&quot;&quot;))">
            <text:p/>
          </table:table-cell>
          <table:table-cell table:formula="of:=IF([.AB410] &lt; [.W410];&quot;BETTER&quot;;IF([.AB410] &gt;[.W410]*1.1;&quot;WORSE&quot;;&quot;&quot;))">
            <text:p/>
          </table:table-cell>
        </table:table-row>
        <table:table-row table:style-name="ro3">
          <table:table-cell/>
          <table:table-cell office:value-type="float" office:value="409">
            <text:p>409</text:p>
          </table:table-cell>
          <table:table-cell office:value-type="string">
            <text:p>-1.78899602876758657e-01</text:p>
          </table:table-cell>
          <table:table-cell office:value-type="float" office:value="58">
            <text:p>58</text:p>
          </table:table-cell>
          <table:table-cell office:value-type="float" office:value="0.0000000010975">
            <text:p>1.10E-009</text:p>
          </table:table-cell>
          <table:table-cell office:value-type="float" office:value="0.00000000012991">
            <text:p>1.30E-010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45148">
            <text:p>4.51E-013</text:p>
          </table:table-cell>
          <table:table-cell office:value-type="float" office:value="0.00000000013037">
            <text:p>1.3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36887">
            <text:p>3.69E-014</text:p>
          </table:table-cell>
          <table:table-cell office:value-type="float" office:value="0.00000000012991">
            <text:p>1.3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36887">
            <text:p>3.69E-014</text:p>
          </table:table-cell>
          <table:table-cell office:value-type="float" office:value="0.00000000012991">
            <text:p>1.30E-010</text:p>
          </table:table-cell>
          <table:table-cell table:formula="of:=IF([.P411] &lt; [.L411];&quot;BETTER&quot;;IF([.P411]-2 &gt; [.L411]; &quot;WORSE&quot;;&quot;&quot;))">
            <text:p/>
          </table:table-cell>
          <table:table-cell table:formula="of:=IF([.R411] &lt; [.N411];&quot;BETTER&quot;;IF([.R411] &gt;[.N41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36887">
            <text:p>3.69E-014</text:p>
          </table:table-cell>
          <table:table-cell office:value-type="float" office:value="0.00000000012991">
            <text:p>1.30E-010</text:p>
          </table:table-cell>
          <table:table-cell table:formula="of:=IF([.U411] &lt; [.P411];&quot;BETTER&quot;;IF([.U411]-2 &gt; [.P411]; &quot;WORSE&quot;;&quot;&quot;))">
            <text:p/>
          </table:table-cell>
          <table:table-cell table:formula="of:=IF([.W411] &lt; [.R411];&quot;BETTER&quot;;IF([.W411] &gt;[.R41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25131">
            <text:p>2.51E-013</text:p>
          </table:table-cell>
          <table:table-cell office:value-type="float" office:value="0.00000000012991">
            <text:p>1.30E-010</text:p>
          </table:table-cell>
          <table:table-cell table:formula="of:=IF([.Z411] &lt; [.U411];&quot;BETTER&quot;;IF([.Z411]-2 &gt; [.U411]; &quot;WORSE&quot;;&quot;&quot;))">
            <text:p/>
          </table:table-cell>
          <table:table-cell table:formula="of:=IF([.AB411] &lt; [.W411];&quot;BETTER&quot;;IF([.AB411] &gt;[.W411]*1.1;&quot;WORSE&quot;;&quot;&quot;))">
            <text:p/>
          </table:table-cell>
        </table:table-row>
        <table:table-row table:style-name="ro3">
          <table:table-cell/>
          <table:table-cell office:value-type="float" office:value="410">
            <text:p>410</text:p>
          </table:table-cell>
          <table:table-cell office:value-type="string">
            <text:p>9.15965594177218900e-01</text:p>
          </table:table-cell>
          <table:table-cell office:value-type="float" office:value="58">
            <text:p>58</text:p>
          </table:table-cell>
          <table:table-cell office:value-type="float" office:value="6.0604E-016">
            <text:p>6.06E-016</text:p>
          </table:table-cell>
          <table:table-cell office:value-type="float" office:value="0.000000000024871">
            <text:p>2.49E-011</text:p>
          </table:table-cell>
          <table:table-cell/>
          <table:table-cell office:value-type="float" office:value="59">
            <text:p>59</text:p>
          </table:table-cell>
          <table:table-cell office:value-type="float" office:value="6.0604E-016">
            <text:p>6.06E-016</text:p>
          </table:table-cell>
          <table:table-cell office:value-type="float" office:value="0.000000000024871">
            <text:p>2.4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0199">
            <text:p>6.02E-010</text:p>
          </table:table-cell>
          <table:table-cell office:value-type="float" office:value="0.000000000024871">
            <text:p>2.4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0199">
            <text:p>6.02E-010</text:p>
          </table:table-cell>
          <table:table-cell office:value-type="float" office:value="0.000000000024871">
            <text:p>2.49E-011</text:p>
          </table:table-cell>
          <table:table-cell table:formula="of:=IF([.P412] &lt; [.L412];&quot;BETTER&quot;;IF([.P412]-2 &gt; [.L412]; &quot;WORSE&quot;;&quot;&quot;))">
            <text:p/>
          </table:table-cell>
          <table:table-cell table:formula="of:=IF([.R412] &lt; [.N412];&quot;BETTER&quot;;IF([.R412] &gt;[.N41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0199">
            <text:p>6.02E-010</text:p>
          </table:table-cell>
          <table:table-cell office:value-type="float" office:value="0.000000000024871">
            <text:p>2.49E-011</text:p>
          </table:table-cell>
          <table:table-cell table:formula="of:=IF([.U412] &lt; [.P412];&quot;BETTER&quot;;IF([.U412]-2 &gt; [.P412]; &quot;WORSE&quot;;&quot;&quot;))">
            <text:p/>
          </table:table-cell>
          <table:table-cell table:formula="of:=IF([.W412] &lt; [.R412];&quot;BETTER&quot;;IF([.W412] &gt;[.R41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02">
            <text:p>6.02E-010</text:p>
          </table:table-cell>
          <table:table-cell office:value-type="float" office:value="0.000000000024871">
            <text:p>2.49E-011</text:p>
          </table:table-cell>
          <table:table-cell table:formula="of:=IF([.Z412] &lt; [.U412];&quot;BETTER&quot;;IF([.Z412]-2 &gt; [.U412]; &quot;WORSE&quot;;&quot;&quot;))">
            <text:p/>
          </table:table-cell>
          <table:table-cell table:formula="of:=IF([.AB412] &lt; [.W412];&quot;BETTER&quot;;IF([.AB412] &gt;[.W412]*1.1;&quot;WORSE&quot;;&quot;&quot;))">
            <text:p/>
          </table:table-cell>
        </table:table-row>
        <table:table-row table:style-name="ro3">
          <table:table-cell/>
          <table:table-cell office:value-type="float" office:value="411">
            <text:p>411</text:p>
          </table:table-cell>
          <table:table-cell office:value-type="string">
            <text:p>-3.56812374320448489e-02</text:p>
          </table:table-cell>
          <table:table-cell office:value-type="float" office:value="115">
            <text:p>115</text:p>
          </table:table-cell>
          <table:table-cell office:value-type="float" office:value="0.0000000000012517">
            <text:p>1.25E-012</text:p>
          </table:table-cell>
          <table:table-cell office:value-type="float" office:value="0.00000000089862">
            <text:p>8.99E-010</text:p>
          </table:table-cell>
          <table:table-cell/>
          <table:table-cell office:value-type="float" office:value="116">
            <text:p>116</text:p>
          </table:table-cell>
          <table:table-cell office:value-type="float" office:value="0.0000000000013049">
            <text:p>1.30E-012</text:p>
          </table:table-cell>
          <table:table-cell office:value-type="float" office:value="0.00000000089857">
            <text:p>8.99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5.6379E-017">
            <text:p>5.64E-017</text:p>
          </table:table-cell>
          <table:table-cell office:value-type="float" office:value="0.00000000089809">
            <text:p>8.98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5.6379E-017">
            <text:p>5.64E-017</text:p>
          </table:table-cell>
          <table:table-cell office:value-type="float" office:value="0.00000000089809">
            <text:p>8.98E-010</text:p>
          </table:table-cell>
          <table:table-cell table:formula="of:=IF([.P413] &lt; [.L413];&quot;BETTER&quot;;IF([.P413]-2 &gt; [.L413]; &quot;WORSE&quot;;&quot;&quot;))">
            <text:p/>
          </table:table-cell>
          <table:table-cell table:formula="of:=IF([.R413] &lt; [.N413];&quot;BETTER&quot;;IF([.R413] &gt;[.N41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8215E-016">
            <text:p>1.82E-016</text:p>
          </table:table-cell>
          <table:table-cell office:value-type="float" office:value="0.00000000089809">
            <text:p>8.98E-010</text:p>
          </table:table-cell>
          <table:table-cell table:formula="of:=IF([.U413] &lt; [.P413];&quot;BETTER&quot;;IF([.U413]-2 &gt; [.P413]; &quot;WORSE&quot;;&quot;&quot;))">
            <text:p/>
          </table:table-cell>
          <table:table-cell table:formula="of:=IF([.W413] &lt; [.R413];&quot;BETTER&quot;;IF([.W413] &gt;[.R41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21659">
            <text:p>2.17E-014</text:p>
          </table:table-cell>
          <table:table-cell office:value-type="float" office:value="0.00000000089809">
            <text:p>8.98E-010</text:p>
          </table:table-cell>
          <table:table-cell table:formula="of:=IF([.Z413] &lt; [.U413];&quot;BETTER&quot;;IF([.Z413]-2 &gt; [.U413]; &quot;WORSE&quot;;&quot;&quot;))">
            <text:p/>
          </table:table-cell>
          <table:table-cell table:formula="of:=IF([.AB413] &lt; [.W413];&quot;BETTER&quot;;IF([.AB413] &gt;[.W413]*1.1;&quot;WORSE&quot;;&quot;&quot;))">
            <text:p/>
          </table:table-cell>
        </table:table-row>
        <table:table-row table:style-name="ro3">
          <table:table-cell/>
          <table:table-cell office:value-type="float" office:value="412">
            <text:p>412</text:p>
          </table:table-cell>
          <table:table-cell office:value-type="string">
            <text:p>2.73167869101793748e-01</text:p>
          </table:table-cell>
          <table:table-cell office:value-type="float" office:value="58">
            <text:p>58</text:p>
          </table:table-cell>
          <table:table-cell office:value-type="float" office:value="0.00000000000013247">
            <text:p>1.32E-013</text:p>
          </table:table-cell>
          <table:table-cell office:value-type="float" office:value="0.0000000000065656">
            <text:p>6.57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3247">
            <text:p>1.32E-013</text:p>
          </table:table-cell>
          <table:table-cell office:value-type="float" office:value="0.0000000000065656">
            <text:p>6.57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7374">
            <text:p>1.74E-011</text:p>
          </table:table-cell>
          <table:table-cell office:value-type="float" office:value="0.0000000000065664">
            <text:p>6.57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7374">
            <text:p>1.74E-011</text:p>
          </table:table-cell>
          <table:table-cell office:value-type="float" office:value="0.0000000000065664">
            <text:p>6.57E-012</text:p>
          </table:table-cell>
          <table:table-cell table:formula="of:=IF([.P414] &lt; [.L414];&quot;BETTER&quot;;IF([.P414]-2 &gt; [.L414]; &quot;WORSE&quot;;&quot;&quot;))">
            <text:p/>
          </table:table-cell>
          <table:table-cell table:formula="of:=IF([.R414] &lt; [.N414];&quot;BETTER&quot;;IF([.R414] &gt;[.N41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7374">
            <text:p>1.74E-011</text:p>
          </table:table-cell>
          <table:table-cell office:value-type="float" office:value="0.0000000000065664">
            <text:p>6.57E-012</text:p>
          </table:table-cell>
          <table:table-cell table:formula="of:=IF([.U414] &lt; [.P414];&quot;BETTER&quot;;IF([.U414]-2 &gt; [.P414]; &quot;WORSE&quot;;&quot;&quot;))">
            <text:p/>
          </table:table-cell>
          <table:table-cell table:formula="of:=IF([.W414] &lt; [.R414];&quot;BETTER&quot;;IF([.W414] &gt;[.R41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7378">
            <text:p>1.74E-011</text:p>
          </table:table-cell>
          <table:table-cell office:value-type="float" office:value="0.0000000000065664">
            <text:p>6.57E-012</text:p>
          </table:table-cell>
          <table:table-cell table:formula="of:=IF([.Z414] &lt; [.U414];&quot;BETTER&quot;;IF([.Z414]-2 &gt; [.U414]; &quot;WORSE&quot;;&quot;&quot;))">
            <text:p/>
          </table:table-cell>
          <table:table-cell table:formula="of:=IF([.AB414] &lt; [.W414];&quot;BETTER&quot;;IF([.AB414] &gt;[.W414]*1.1;&quot;WORSE&quot;;&quot;&quot;))">
            <text:p/>
          </table:table-cell>
        </table:table-row>
        <table:table-row table:style-name="ro3">
          <table:table-cell/>
          <table:table-cell office:value-type="float" office:value="413">
            <text:p>413</text:p>
          </table:table-cell>
          <table:table-cell office:value-type="string">
            <text:p>1.35704047054267662e+00</text:p>
          </table:table-cell>
          <table:table-cell office:value-type="float" office:value="204">
            <text:p>204</text:p>
          </table:table-cell>
          <table:table-cell office:value-type="float" office:value="0.00000000014735">
            <text:p>1.47E-010</text:p>
          </table:table-cell>
          <table:table-cell office:value-type="float" office:value="0.00000000012939">
            <text:p>1.29E-010</text:p>
          </table:table-cell>
          <table:table-cell/>
          <table:table-cell office:value-type="float" office:value="212">
            <text:p>212</text:p>
          </table:table-cell>
          <table:table-cell office:value-type="float" office:value="0.000000000023148">
            <text:p>2.31E-011</text:p>
          </table:table-cell>
          <table:table-cell office:value-type="float" office:value="0.000000000022539">
            <text:p>2.25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5.2318E-016">
            <text:p>5.23E-016</text:p>
          </table:table-cell>
          <table:table-cell office:value-type="float" office:value="0.000000000031448">
            <text:p>3.14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5.2318E-016">
            <text:p>5.23E-016</text:p>
          </table:table-cell>
          <table:table-cell office:value-type="float" office:value="0.000000000031448">
            <text:p>3.14E-011</text:p>
          </table:table-cell>
          <table:table-cell table:formula="of:=IF([.P415] &lt; [.L415];&quot;BETTER&quot;;IF([.P415]-2 &gt; [.L415]; &quot;WORSE&quot;;&quot;&quot;))">
            <text:p/>
          </table:table-cell>
          <table:table-cell table:formula="of:=IF([.R415] &lt; [.N415];&quot;BETTER&quot;;IF([.R415] &gt;[.N415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5.2318E-016">
            <text:p>5.23E-016</text:p>
          </table:table-cell>
          <table:table-cell office:value-type="float" office:value="0.000000000031448">
            <text:p>3.14E-011</text:p>
          </table:table-cell>
          <table:table-cell table:formula="of:=IF([.U415] &lt; [.P415];&quot;BETTER&quot;;IF([.U415]-2 &gt; [.P415]; &quot;WORSE&quot;;&quot;&quot;))">
            <text:p/>
          </table:table-cell>
          <table:table-cell table:formula="of:=IF([.W415] &lt; [.R415];&quot;BETTER&quot;;IF([.W415] &gt;[.R415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3.1139E-015">
            <text:p>3.11E-015</text:p>
          </table:table-cell>
          <table:table-cell office:value-type="float" office:value="0.000000000031448">
            <text:p>3.14E-011</text:p>
          </table:table-cell>
          <table:table-cell table:formula="of:=IF([.Z415] &lt; [.U415];&quot;BETTER&quot;;IF([.Z415]-2 &gt; [.U415]; &quot;WORSE&quot;;&quot;&quot;))">
            <text:p/>
          </table:table-cell>
          <table:table-cell table:formula="of:=IF([.AB415] &lt; [.W415];&quot;BETTER&quot;;IF([.AB415] &gt;[.W415]*1.1;&quot;WORSE&quot;;&quot;&quot;))">
            <text:p/>
          </table:table-cell>
        </table:table-row>
        <table:table-row table:style-name="ro3">
          <table:table-cell/>
          <table:table-cell office:value-type="float" office:value="414">
            <text:p>414</text:p>
          </table:table-cell>
          <table:table-cell office:value-type="string">
            <text:p>7.81225402995357476e-02</text:p>
          </table:table-cell>
          <table:table-cell office:value-type="float" office:value="58">
            <text:p>58</text:p>
          </table:table-cell>
          <table:table-cell office:value-type="float" office:value="0.0000000024629">
            <text:p>2.46E-009</text:p>
          </table:table-cell>
          <table:table-cell office:value-type="float" office:value="0.00000000000594">
            <text:p>5.94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71216">
            <text:p>7.12E-013</text:p>
          </table:table-cell>
          <table:table-cell office:value-type="float" office:value="0.0000000000052278">
            <text:p>5.2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31045">
            <text:p>3.10E-012</text:p>
          </table:table-cell>
          <table:table-cell office:value-type="float" office:value="0.0000000000059426">
            <text:p>5.94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31045">
            <text:p>3.10E-012</text:p>
          </table:table-cell>
          <table:table-cell office:value-type="float" office:value="0.0000000000059426">
            <text:p>5.94E-012</text:p>
          </table:table-cell>
          <table:table-cell table:formula="of:=IF([.P416] &lt; [.L416];&quot;BETTER&quot;;IF([.P416]-2 &gt; [.L416]; &quot;WORSE&quot;;&quot;&quot;))">
            <text:p/>
          </table:table-cell>
          <table:table-cell table:formula="of:=IF([.R416] &lt; [.N416];&quot;BETTER&quot;;IF([.R416] &gt;[.N41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31045">
            <text:p>3.10E-012</text:p>
          </table:table-cell>
          <table:table-cell office:value-type="float" office:value="0.0000000000059426">
            <text:p>5.94E-012</text:p>
          </table:table-cell>
          <table:table-cell table:formula="of:=IF([.U416] &lt; [.P416];&quot;BETTER&quot;;IF([.U416]-2 &gt; [.P416]; &quot;WORSE&quot;;&quot;&quot;))">
            <text:p/>
          </table:table-cell>
          <table:table-cell table:formula="of:=IF([.W416] &lt; [.R416];&quot;BETTER&quot;;IF([.W416] &gt;[.R41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31874">
            <text:p>3.19E-012</text:p>
          </table:table-cell>
          <table:table-cell office:value-type="float" office:value="0.0000000000059426">
            <text:p>5.94E-012</text:p>
          </table:table-cell>
          <table:table-cell table:formula="of:=IF([.Z416] &lt; [.U416];&quot;BETTER&quot;;IF([.Z416]-2 &gt; [.U416]; &quot;WORSE&quot;;&quot;&quot;))">
            <text:p/>
          </table:table-cell>
          <table:table-cell table:formula="of:=IF([.AB416] &lt; [.W416];&quot;BETTER&quot;;IF([.AB416] &gt;[.W416]*1.1;&quot;WORSE&quot;;&quot;&quot;))">
            <text:p/>
          </table:table-cell>
        </table:table-row>
        <table:table-row table:style-name="ro3">
          <table:table-cell/>
          <table:table-cell office:value-type="float" office:value="415">
            <text:p>415</text:p>
          </table:table-cell>
          <table:table-cell office:value-type="string">
            <text:p>3.03855179090761263e-01</text:p>
          </table:table-cell>
          <table:table-cell office:value-type="float" office:value="58">
            <text:p>58</text:p>
          </table:table-cell>
          <table:table-cell office:value-type="float" office:value="0.00000000000005572">
            <text:p>5.57E-014</text:p>
          </table:table-cell>
          <table:table-cell office:value-type="float" office:value="0.000000000030405">
            <text:p>3.04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5572">
            <text:p>5.57E-014</text:p>
          </table:table-cell>
          <table:table-cell office:value-type="float" office:value="0.000000000030405">
            <text:p>3.0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1687">
            <text:p>1.17E-010</text:p>
          </table:table-cell>
          <table:table-cell office:value-type="float" office:value="0.000000000030405">
            <text:p>3.0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1687">
            <text:p>1.17E-010</text:p>
          </table:table-cell>
          <table:table-cell office:value-type="float" office:value="0.000000000030405">
            <text:p>3.04E-011</text:p>
          </table:table-cell>
          <table:table-cell table:formula="of:=IF([.P417] &lt; [.L417];&quot;BETTER&quot;;IF([.P417]-2 &gt; [.L417]; &quot;WORSE&quot;;&quot;&quot;))">
            <text:p/>
          </table:table-cell>
          <table:table-cell table:formula="of:=IF([.R417] &lt; [.N417];&quot;BETTER&quot;;IF([.R417] &gt;[.N41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1687">
            <text:p>1.17E-010</text:p>
          </table:table-cell>
          <table:table-cell office:value-type="float" office:value="0.000000000030405">
            <text:p>3.04E-011</text:p>
          </table:table-cell>
          <table:table-cell table:formula="of:=IF([.U417] &lt; [.P417];&quot;BETTER&quot;;IF([.U417]-2 &gt; [.P417]; &quot;WORSE&quot;;&quot;&quot;))">
            <text:p/>
          </table:table-cell>
          <table:table-cell table:formula="of:=IF([.W417] &lt; [.R417];&quot;BETTER&quot;;IF([.W417] &gt;[.R41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1688">
            <text:p>1.17E-010</text:p>
          </table:table-cell>
          <table:table-cell office:value-type="float" office:value="0.000000000030405">
            <text:p>3.04E-011</text:p>
          </table:table-cell>
          <table:table-cell table:formula="of:=IF([.Z417] &lt; [.U417];&quot;BETTER&quot;;IF([.Z417]-2 &gt; [.U417]; &quot;WORSE&quot;;&quot;&quot;))">
            <text:p/>
          </table:table-cell>
          <table:table-cell table:formula="of:=IF([.AB417] &lt; [.W417];&quot;BETTER&quot;;IF([.AB417] &gt;[.W417]*1.1;&quot;WORSE&quot;;&quot;&quot;))">
            <text:p/>
          </table:table-cell>
        </table:table-row>
        <table:table-row table:style-name="ro3">
          <table:table-cell/>
          <table:table-cell office:value-type="float" office:value="416">
            <text:p>416</text:p>
          </table:table-cell>
          <table:table-cell office:value-type="string">
            <text:p>-3.70047331572390004e+00</text:p>
          </table:table-cell>
          <table:table-cell office:value-type="float" office:value="113">
            <text:p>113</text:p>
          </table:table-cell>
          <table:table-cell office:value-type="float" office:value="0.0000000000016784">
            <text:p>1.68E-012</text:p>
          </table:table-cell>
          <table:table-cell office:value-type="float" office:value="0.0000000000047785">
            <text:p>4.78E-012</text:p>
          </table:table-cell>
          <table:table-cell/>
          <table:table-cell office:value-type="float" office:value="115">
            <text:p>115</text:p>
          </table:table-cell>
          <table:table-cell office:value-type="float" office:value="0.000000000000028322">
            <text:p>2.83E-014</text:p>
          </table:table-cell>
          <table:table-cell office:value-type="float" office:value="0.0000000000064286">
            <text:p>6.4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73008">
            <text:p>7.30E-013</text:p>
          </table:table-cell>
          <table:table-cell office:value-type="float" office:value="0.0000000000064586">
            <text:p>6.46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73008">
            <text:p>7.30E-013</text:p>
          </table:table-cell>
          <table:table-cell office:value-type="float" office:value="0.0000000000064586">
            <text:p>6.46E-012</text:p>
          </table:table-cell>
          <table:table-cell table:formula="of:=IF([.P418] &lt; [.L418];&quot;BETTER&quot;;IF([.P418]-2 &gt; [.L418]; &quot;WORSE&quot;;&quot;&quot;))">
            <text:p/>
          </table:table-cell>
          <table:table-cell table:formula="of:=IF([.R418] &lt; [.N418];&quot;BETTER&quot;;IF([.R418] &gt;[.N41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73053">
            <text:p>7.31E-013</text:p>
          </table:table-cell>
          <table:table-cell office:value-type="float" office:value="0.0000000000064586">
            <text:p>6.46E-012</text:p>
          </table:table-cell>
          <table:table-cell table:formula="of:=IF([.U418] &lt; [.P418];&quot;BETTER&quot;;IF([.U418]-2 &gt; [.P418]; &quot;WORSE&quot;;&quot;&quot;))">
            <text:p/>
          </table:table-cell>
          <table:table-cell table:formula="of:=IF([.W418] &lt; [.R418];&quot;BETTER&quot;;IF([.W418] &gt;[.R41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10031">
            <text:p>1.00E-011</text:p>
          </table:table-cell>
          <table:table-cell office:value-type="float" office:value="0.0000000000064586">
            <text:p>6.46E-012</text:p>
          </table:table-cell>
          <table:table-cell table:formula="of:=IF([.Z418] &lt; [.U418];&quot;BETTER&quot;;IF([.Z418]-2 &gt; [.U418]; &quot;WORSE&quot;;&quot;&quot;))">
            <text:p/>
          </table:table-cell>
          <table:table-cell table:formula="of:=IF([.AB418] &lt; [.W418];&quot;BETTER&quot;;IF([.AB418] &gt;[.W418]*1.1;&quot;WORSE&quot;;&quot;&quot;))">
            <text:p/>
          </table:table-cell>
        </table:table-row>
        <table:table-row table:style-name="ro3">
          <table:table-cell/>
          <table:table-cell office:value-type="float" office:value="417">
            <text:p>417</text:p>
          </table:table-cell>
          <table:table-cell office:value-type="string">
            <text:p>-6.60375263462741925e-03</text:p>
          </table:table-cell>
          <table:table-cell office:value-type="float" office:value="57">
            <text:p>57</text:p>
          </table:table-cell>
          <table:table-cell office:value-type="float" office:value="0.000000000004691">
            <text:p>4.69E-012</text:p>
          </table:table-cell>
          <table:table-cell office:value-type="float" office:value="0.0000000052436">
            <text:p>5.24E-009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4691">
            <text:p>4.69E-012</text:p>
          </table:table-cell>
          <table:table-cell office:value-type="float" office:value="0.0000000052436">
            <text:p>5.24E-009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14762">
            <text:p>1.48E-012</text:p>
          </table:table-cell>
          <table:table-cell office:value-type="float" office:value="0.0000000052436">
            <text:p>5.24E-009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14762">
            <text:p>1.48E-012</text:p>
          </table:table-cell>
          <table:table-cell office:value-type="float" office:value="0.0000000052436">
            <text:p>5.24E-009</text:p>
          </table:table-cell>
          <table:table-cell table:formula="of:=IF([.P419] &lt; [.L419];&quot;BETTER&quot;;IF([.P419]-2 &gt; [.L419]; &quot;WORSE&quot;;&quot;&quot;))">
            <text:p/>
          </table:table-cell>
          <table:table-cell table:formula="of:=IF([.R419] &lt; [.N419];&quot;BETTER&quot;;IF([.R419] &gt;[.N41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14762">
            <text:p>1.48E-012</text:p>
          </table:table-cell>
          <table:table-cell office:value-type="float" office:value="0.0000000052436">
            <text:p>5.24E-009</text:p>
          </table:table-cell>
          <table:table-cell table:formula="of:=IF([.U419] &lt; [.P419];&quot;BETTER&quot;;IF([.U419]-2 &gt; [.P419]; &quot;WORSE&quot;;&quot;&quot;))">
            <text:p/>
          </table:table-cell>
          <table:table-cell table:formula="of:=IF([.W419] &lt; [.R419];&quot;BETTER&quot;;IF([.W419] &gt;[.R41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14778">
            <text:p>1.48E-012</text:p>
          </table:table-cell>
          <table:table-cell office:value-type="float" office:value="0.0000000052436">
            <text:p>5.24E-009</text:p>
          </table:table-cell>
          <table:table-cell table:formula="of:=IF([.Z419] &lt; [.U419];&quot;BETTER&quot;;IF([.Z419]-2 &gt; [.U419]; &quot;WORSE&quot;;&quot;&quot;))">
            <text:p/>
          </table:table-cell>
          <table:table-cell table:formula="of:=IF([.AB419] &lt; [.W419];&quot;BETTER&quot;;IF([.AB419] &gt;[.W419]*1.1;&quot;WORSE&quot;;&quot;&quot;))">
            <text:p/>
          </table:table-cell>
        </table:table-row>
        <table:table-row table:style-name="ro3">
          <table:table-cell/>
          <table:table-cell office:value-type="float" office:value="418">
            <text:p>418</text:p>
          </table:table-cell>
          <table:table-cell office:value-type="string">
            <text:p>1.55740772465490207e+00</text:p>
          </table:table-cell>
          <table:table-cell office:value-type="float" office:value="58">
            <text:p>58</text:p>
          </table:table-cell>
          <table:table-cell office:value-type="float" office:value="0.0000000000020496">
            <text:p>2.05E-012</text:p>
          </table:table-cell>
          <table:table-cell office:value-type="float" office:value="0.000000000028958">
            <text:p>2.90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20496">
            <text:p>2.05E-012</text:p>
          </table:table-cell>
          <table:table-cell office:value-type="float" office:value="0.000000000028958">
            <text:p>2.9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2378">
            <text:p>2.24E-010</text:p>
          </table:table-cell>
          <table:table-cell office:value-type="float" office:value="0.000000000028957">
            <text:p>2.9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2378">
            <text:p>2.24E-010</text:p>
          </table:table-cell>
          <table:table-cell office:value-type="float" office:value="0.000000000028957">
            <text:p>2.90E-011</text:p>
          </table:table-cell>
          <table:table-cell table:formula="of:=IF([.P420] &lt; [.L420];&quot;BETTER&quot;;IF([.P420]-2 &gt; [.L420]; &quot;WORSE&quot;;&quot;&quot;))">
            <text:p/>
          </table:table-cell>
          <table:table-cell table:formula="of:=IF([.R420] &lt; [.N420];&quot;BETTER&quot;;IF([.R420] &gt;[.N42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2378">
            <text:p>2.24E-010</text:p>
          </table:table-cell>
          <table:table-cell office:value-type="float" office:value="0.000000000028957">
            <text:p>2.90E-011</text:p>
          </table:table-cell>
          <table:table-cell table:formula="of:=IF([.U420] &lt; [.P420];&quot;BETTER&quot;;IF([.U420]-2 &gt; [.P420]; &quot;WORSE&quot;;&quot;&quot;))">
            <text:p/>
          </table:table-cell>
          <table:table-cell table:formula="of:=IF([.W420] &lt; [.R420];&quot;BETTER&quot;;IF([.W420] &gt;[.R42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2382">
            <text:p>2.24E-010</text:p>
          </table:table-cell>
          <table:table-cell office:value-type="float" office:value="0.000000000028957">
            <text:p>2.90E-011</text:p>
          </table:table-cell>
          <table:table-cell table:formula="of:=IF([.Z420] &lt; [.U420];&quot;BETTER&quot;;IF([.Z420]-2 &gt; [.U420]; &quot;WORSE&quot;;&quot;&quot;))">
            <text:p/>
          </table:table-cell>
          <table:table-cell table:formula="of:=IF([.AB420] &lt; [.W420];&quot;BETTER&quot;;IF([.AB420] &gt;[.W420]*1.1;&quot;WORSE&quot;;&quot;&quot;))">
            <text:p/>
          </table:table-cell>
        </table:table-row>
        <table:table-row table:style-name="ro3">
          <table:table-cell/>
          <table:table-cell office:value-type="float" office:value="419">
            <text:p>419</text:p>
          </table:table-cell>
          <table:table-cell office:value-type="string">
            <text:p>4.53697510156209516e-01</text:p>
          </table:table-cell>
          <table:table-cell office:value-type="float" office:value="58">
            <text:p>58</text:p>
          </table:table-cell>
          <table:table-cell office:value-type="float" office:value="0.000000000000029242">
            <text:p>2.92E-014</text:p>
          </table:table-cell>
          <table:table-cell office:value-type="float" office:value="0.000000000096519">
            <text:p>9.65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29242">
            <text:p>2.92E-014</text:p>
          </table:table-cell>
          <table:table-cell office:value-type="float" office:value="0.000000000096519">
            <text:p>9.6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30853">
            <text:p>3.09E-013</text:p>
          </table:table-cell>
          <table:table-cell office:value-type="float" office:value="0.000000000096519">
            <text:p>9.6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30853">
            <text:p>3.09E-013</text:p>
          </table:table-cell>
          <table:table-cell office:value-type="float" office:value="0.000000000096519">
            <text:p>9.65E-011</text:p>
          </table:table-cell>
          <table:table-cell table:formula="of:=IF([.P421] &lt; [.L421];&quot;BETTER&quot;;IF([.P421]-2 &gt; [.L421]; &quot;WORSE&quot;;&quot;&quot;))">
            <text:p/>
          </table:table-cell>
          <table:table-cell table:formula="of:=IF([.R421] &lt; [.N421];&quot;BETTER&quot;;IF([.R421] &gt;[.N42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30853">
            <text:p>3.09E-013</text:p>
          </table:table-cell>
          <table:table-cell office:value-type="float" office:value="0.000000000096519">
            <text:p>9.65E-011</text:p>
          </table:table-cell>
          <table:table-cell table:formula="of:=IF([.U421] &lt; [.P421];&quot;BETTER&quot;;IF([.U421]-2 &gt; [.P421]; &quot;WORSE&quot;;&quot;&quot;))">
            <text:p/>
          </table:table-cell>
          <table:table-cell table:formula="of:=IF([.W421] &lt; [.R421];&quot;BETTER&quot;;IF([.W421] &gt;[.R42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31254">
            <text:p>3.13E-013</text:p>
          </table:table-cell>
          <table:table-cell office:value-type="float" office:value="0.000000000096519">
            <text:p>9.65E-011</text:p>
          </table:table-cell>
          <table:table-cell table:formula="of:=IF([.Z421] &lt; [.U421];&quot;BETTER&quot;;IF([.Z421]-2 &gt; [.U421]; &quot;WORSE&quot;;&quot;&quot;))">
            <text:p/>
          </table:table-cell>
          <table:table-cell table:formula="of:=IF([.AB421] &lt; [.W421];&quot;BETTER&quot;;IF([.AB421] &gt;[.W421]*1.1;&quot;WORSE&quot;;&quot;&quot;))">
            <text:p/>
          </table:table-cell>
        </table:table-row>
        <table:table-row table:style-name="ro3">
          <table:table-cell/>
          <table:table-cell office:value-type="float" office:value="420">
            <text:p>420</text:p>
          </table:table-cell>
          <table:table-cell office:value-type="string">
            <text:p>3.31914277913618197e-03</text:p>
          </table:table-cell>
          <table:table-cell office:value-type="float" office:value="59">
            <text:p>59</text:p>
          </table:table-cell>
          <table:table-cell office:value-type="float" office:value="0.0000000000016386">
            <text:p>1.64E-012</text:p>
          </table:table-cell>
          <table:table-cell office:value-type="float" office:value="0.0000000062859">
            <text:p>6.29E-009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16386">
            <text:p>1.64E-012</text:p>
          </table:table-cell>
          <table:table-cell office:value-type="float" office:value="0.0000000062859">
            <text:p>6.29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9.541E-018">
            <text:p>9.54E-018</text:p>
          </table:table-cell>
          <table:table-cell office:value-type="float" office:value="0.0000000062859">
            <text:p>6.29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9.541E-018">
            <text:p>9.54E-018</text:p>
          </table:table-cell>
          <table:table-cell office:value-type="float" office:value="0.0000000062859">
            <text:p>6.29E-009</text:p>
          </table:table-cell>
          <table:table-cell table:formula="of:=IF([.P422] &lt; [.L422];&quot;BETTER&quot;;IF([.P422]-2 &gt; [.L422]; &quot;WORSE&quot;;&quot;&quot;))">
            <text:p/>
          </table:table-cell>
          <table:table-cell table:formula="of:=IF([.R422] &lt; [.N422];&quot;BETTER&quot;;IF([.R422] &gt;[.N42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2143E-017">
            <text:p>1.21E-017</text:p>
          </table:table-cell>
          <table:table-cell office:value-type="float" office:value="0.0000000062859">
            <text:p>6.29E-009</text:p>
          </table:table-cell>
          <table:table-cell table:formula="of:=IF([.U422] &lt; [.P422];&quot;BETTER&quot;;IF([.U422]-2 &gt; [.P422]; &quot;WORSE&quot;;&quot;&quot;))">
            <text:p/>
          </table:table-cell>
          <table:table-cell table:formula="of:=IF([.W422] &lt; [.R422];&quot;BETTER&quot;;IF([.W422] &gt;[.R42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13146">
            <text:p>1.31E-014</text:p>
          </table:table-cell>
          <table:table-cell office:value-type="float" office:value="0.0000000062859">
            <text:p>6.29E-009</text:p>
          </table:table-cell>
          <table:table-cell table:formula="of:=IF([.Z422] &lt; [.U422];&quot;BETTER&quot;;IF([.Z422]-2 &gt; [.U422]; &quot;WORSE&quot;;&quot;&quot;))">
            <text:p/>
          </table:table-cell>
          <table:table-cell table:formula="of:=IF([.AB422] &lt; [.W422];&quot;BETTER&quot;;IF([.AB422] &gt;[.W422]*1.1;&quot;WORSE&quot;;&quot;&quot;))">
            <text:p/>
          </table:table-cell>
        </table:table-row>
        <table:table-row table:style-name="ro3">
          <table:table-cell/>
          <table:table-cell office:value-type="float" office:value="421">
            <text:p>421</text:p>
          </table:table-cell>
          <table:table-cell office:value-type="string">
            <text:p>8.50815717680925565e-01</text:p>
          </table:table-cell>
          <table:table-cell office:value-type="float" office:value="58">
            <text:p>58</text:p>
          </table:table-cell>
          <table:table-cell office:value-type="float" office:value="0.0000000000038291">
            <text:p>3.83E-012</text:p>
          </table:table-cell>
          <table:table-cell office:value-type="float" office:value="0.00000000002242">
            <text:p>2.24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38291">
            <text:p>3.83E-012</text:p>
          </table:table-cell>
          <table:table-cell office:value-type="float" office:value="0.00000000002242">
            <text:p>2.2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352">
            <text:p>2.35E-010</text:p>
          </table:table-cell>
          <table:table-cell office:value-type="float" office:value="0.000000000022419">
            <text:p>2.2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352">
            <text:p>2.35E-010</text:p>
          </table:table-cell>
          <table:table-cell office:value-type="float" office:value="0.000000000022419">
            <text:p>2.24E-011</text:p>
          </table:table-cell>
          <table:table-cell table:formula="of:=IF([.P423] &lt; [.L423];&quot;BETTER&quot;;IF([.P423]-2 &gt; [.L423]; &quot;WORSE&quot;;&quot;&quot;))">
            <text:p/>
          </table:table-cell>
          <table:table-cell table:formula="of:=IF([.R423] &lt; [.N423];&quot;BETTER&quot;;IF([.R423] &gt;[.N42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352">
            <text:p>2.35E-010</text:p>
          </table:table-cell>
          <table:table-cell office:value-type="float" office:value="0.000000000022419">
            <text:p>2.24E-011</text:p>
          </table:table-cell>
          <table:table-cell table:formula="of:=IF([.U423] &lt; [.P423];&quot;BETTER&quot;;IF([.U423]-2 &gt; [.P423]; &quot;WORSE&quot;;&quot;&quot;))">
            <text:p/>
          </table:table-cell>
          <table:table-cell table:formula="of:=IF([.W423] &lt; [.R423];&quot;BETTER&quot;;IF([.W423] &gt;[.R42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3523">
            <text:p>2.35E-010</text:p>
          </table:table-cell>
          <table:table-cell office:value-type="float" office:value="0.000000000022419">
            <text:p>2.24E-011</text:p>
          </table:table-cell>
          <table:table-cell table:formula="of:=IF([.Z423] &lt; [.U423];&quot;BETTER&quot;;IF([.Z423]-2 &gt; [.U423]; &quot;WORSE&quot;;&quot;&quot;))">
            <text:p/>
          </table:table-cell>
          <table:table-cell table:formula="of:=IF([.AB423] &lt; [.W423];&quot;BETTER&quot;;IF([.AB423] &gt;[.W423]*1.1;&quot;WORSE&quot;;&quot;&quot;))">
            <text:p/>
          </table:table-cell>
        </table:table-row>
        <table:table-row table:style-name="ro3">
          <table:table-cell/>
          <table:table-cell office:value-type="float" office:value="422">
            <text:p>422</text:p>
          </table:table-cell>
          <table:table-cell office:value-type="string">
            <text:p>3.10817514746147161e-01</text:p>
          </table:table-cell>
          <table:table-cell office:value-type="float" office:value="83">
            <text:p>83</text:p>
          </table:table-cell>
          <table:table-cell office:value-type="float" office:value="0.0000000000013282">
            <text:p>1.33E-012</text:p>
          </table:table-cell>
          <table:table-cell office:value-type="float" office:value="0.00000000014714">
            <text:p>1.47E-010</text:p>
          </table:table-cell>
          <table:table-cell/>
          <table:table-cell office:value-type="float" office:value="85">
            <text:p>85</text:p>
          </table:table-cell>
          <table:table-cell office:value-type="float" office:value="0.000000000000013216">
            <text:p>1.32E-014</text:p>
          </table:table-cell>
          <table:table-cell office:value-type="float" office:value="0.00000000014845">
            <text:p>1.48E-01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.00E+000</text:p>
          </table:table-cell>
          <table:table-cell office:value-type="float" office:value="0.00000000014847">
            <text:p>1.48E-01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.00E+000</text:p>
          </table:table-cell>
          <table:table-cell office:value-type="float" office:value="0.00000000014847">
            <text:p>1.48E-010</text:p>
          </table:table-cell>
          <table:table-cell table:formula="of:=IF([.P424] &lt; [.L424];&quot;BETTER&quot;;IF([.P424]-2 &gt; [.L424]; &quot;WORSE&quot;;&quot;&quot;))">
            <text:p/>
          </table:table-cell>
          <table:table-cell table:formula="of:=IF([.R424] &lt; [.N424];&quot;BETTER&quot;;IF([.R424] &gt;[.N424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">
            <text:p>0.00E+000</text:p>
          </table:table-cell>
          <table:table-cell office:value-type="float" office:value="0.00000000014847">
            <text:p>1.48E-010</text:p>
          </table:table-cell>
          <table:table-cell table:formula="of:=IF([.U424] &lt; [.P424];&quot;BETTER&quot;;IF([.U424]-2 &gt; [.P424]; &quot;WORSE&quot;;&quot;&quot;))">
            <text:p/>
          </table:table-cell>
          <table:table-cell table:formula="of:=IF([.W424] &lt; [.R424];&quot;BETTER&quot;;IF([.W424] &gt;[.R424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1.7364E-044">
            <text:p>1.74E-044</text:p>
          </table:table-cell>
          <table:table-cell office:value-type="float" office:value="0.00000000014847">
            <text:p>1.48E-010</text:p>
          </table:table-cell>
          <table:table-cell table:formula="of:=IF([.Z424] &lt; [.U424];&quot;BETTER&quot;;IF([.Z424]-2 &gt; [.U424]; &quot;WORSE&quot;;&quot;&quot;))">
            <text:p/>
          </table:table-cell>
          <table:table-cell table:formula="of:=IF([.AB424] &lt; [.W424];&quot;BETTER&quot;;IF([.AB424] &gt;[.W424]*1.1;&quot;WORSE&quot;;&quot;&quot;))">
            <text:p/>
          </table:table-cell>
        </table:table-row>
        <table:table-row table:style-name="ro3">
          <table:table-cell/>
          <table:table-cell office:value-type="float" office:value="423">
            <text:p>423</text:p>
          </table:table-cell>
          <table:table-cell office:value-type="string">
            <text:p>1.18525566807017507e-01</text:p>
          </table:table-cell>
          <table:table-cell office:value-type="float" office:value="58">
            <text:p>58</text:p>
          </table:table-cell>
          <table:table-cell office:value-type="float" office:value="1.1709E-016">
            <text:p>1.17E-016</text:p>
          </table:table-cell>
          <table:table-cell office:value-type="float" office:value="0.000000000059206">
            <text:p>5.92E-011</text:p>
          </table:table-cell>
          <table:table-cell/>
          <table:table-cell office:value-type="float" office:value="59">
            <text:p>59</text:p>
          </table:table-cell>
          <table:table-cell office:value-type="float" office:value="1.1709E-016">
            <text:p>1.17E-016</text:p>
          </table:table-cell>
          <table:table-cell office:value-type="float" office:value="0.000000000059206">
            <text:p>5.9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2612">
            <text:p>2.26E-012</text:p>
          </table:table-cell>
          <table:table-cell office:value-type="float" office:value="0.000000000059207">
            <text:p>5.9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2612">
            <text:p>2.26E-012</text:p>
          </table:table-cell>
          <table:table-cell office:value-type="float" office:value="0.000000000059207">
            <text:p>5.92E-011</text:p>
          </table:table-cell>
          <table:table-cell table:formula="of:=IF([.P425] &lt; [.L425];&quot;BETTER&quot;;IF([.P425]-2 &gt; [.L425]; &quot;WORSE&quot;;&quot;&quot;))">
            <text:p/>
          </table:table-cell>
          <table:table-cell table:formula="of:=IF([.R425] &lt; [.N425];&quot;BETTER&quot;;IF([.R425] &gt;[.N42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2612">
            <text:p>2.26E-012</text:p>
          </table:table-cell>
          <table:table-cell office:value-type="float" office:value="0.000000000059207">
            <text:p>5.92E-011</text:p>
          </table:table-cell>
          <table:table-cell table:formula="of:=IF([.U425] &lt; [.P425];&quot;BETTER&quot;;IF([.U425]-2 &gt; [.P425]; &quot;WORSE&quot;;&quot;&quot;))">
            <text:p/>
          </table:table-cell>
          <table:table-cell table:formula="of:=IF([.W425] &lt; [.R425];&quot;BETTER&quot;;IF([.W425] &gt;[.R42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2638">
            <text:p>2.26E-012</text:p>
          </table:table-cell>
          <table:table-cell office:value-type="float" office:value="0.000000000059207">
            <text:p>5.92E-011</text:p>
          </table:table-cell>
          <table:table-cell table:formula="of:=IF([.Z425] &lt; [.U425];&quot;BETTER&quot;;IF([.Z425]-2 &gt; [.U425]; &quot;WORSE&quot;;&quot;&quot;))">
            <text:p/>
          </table:table-cell>
          <table:table-cell table:formula="of:=IF([.AB425] &lt; [.W425];&quot;BETTER&quot;;IF([.AB425] &gt;[.W425]*1.1;&quot;WORSE&quot;;&quot;&quot;))">
            <text:p/>
          </table:table-cell>
        </table:table-row>
        <table:table-row table:style-name="ro3">
          <table:table-cell/>
          <table:table-cell office:value-type="float" office:value="424">
            <text:p>424</text:p>
          </table:table-cell>
          <table:table-cell office:value-type="string">
            <text:p>3.58147449920845240e-01</text:p>
          </table:table-cell>
          <table:table-cell office:value-type="float" office:value="57">
            <text:p>57</text:p>
          </table:table-cell>
          <table:table-cell office:value-type="float" office:value="0.00000000000043341">
            <text:p>4.33E-013</text:p>
          </table:table-cell>
          <table:table-cell office:value-type="float" office:value="0.000000000058202">
            <text:p>5.82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43341">
            <text:p>4.33E-013</text:p>
          </table:table-cell>
          <table:table-cell office:value-type="float" office:value="0.000000000058202">
            <text:p>5.8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3405">
            <text:p>1.34E-011</text:p>
          </table:table-cell>
          <table:table-cell office:value-type="float" office:value="0.000000000058203">
            <text:p>5.8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3405">
            <text:p>1.34E-011</text:p>
          </table:table-cell>
          <table:table-cell office:value-type="float" office:value="0.000000000058203">
            <text:p>5.82E-011</text:p>
          </table:table-cell>
          <table:table-cell table:formula="of:=IF([.P426] &lt; [.L426];&quot;BETTER&quot;;IF([.P426]-2 &gt; [.L426]; &quot;WORSE&quot;;&quot;&quot;))">
            <text:p/>
          </table:table-cell>
          <table:table-cell table:formula="of:=IF([.R426] &lt; [.N426];&quot;BETTER&quot;;IF([.R426] &gt;[.N42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3405">
            <text:p>1.34E-011</text:p>
          </table:table-cell>
          <table:table-cell office:value-type="float" office:value="0.000000000058203">
            <text:p>5.82E-011</text:p>
          </table:table-cell>
          <table:table-cell table:formula="of:=IF([.U426] &lt; [.P426];&quot;BETTER&quot;;IF([.U426]-2 &gt; [.P426]; &quot;WORSE&quot;;&quot;&quot;))">
            <text:p/>
          </table:table-cell>
          <table:table-cell table:formula="of:=IF([.W426] &lt; [.R426];&quot;BETTER&quot;;IF([.W426] &gt;[.R42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3415">
            <text:p>1.34E-011</text:p>
          </table:table-cell>
          <table:table-cell office:value-type="float" office:value="0.000000000058203">
            <text:p>5.82E-011</text:p>
          </table:table-cell>
          <table:table-cell table:formula="of:=IF([.Z426] &lt; [.U426];&quot;BETTER&quot;;IF([.Z426]-2 &gt; [.U426]; &quot;WORSE&quot;;&quot;&quot;))">
            <text:p/>
          </table:table-cell>
          <table:table-cell table:formula="of:=IF([.AB426] &lt; [.W426];&quot;BETTER&quot;;IF([.AB426] &gt;[.W426]*1.1;&quot;WORSE&quot;;&quot;&quot;))">
            <text:p/>
          </table:table-cell>
        </table:table-row>
        <table:table-row table:style-name="ro3">
          <table:table-cell/>
          <table:table-cell office:value-type="float" office:value="425">
            <text:p>425</text:p>
          </table:table-cell>
          <table:table-cell office:value-type="string">
            <text:p>-1.04531026829646759e-04</text:p>
          </table:table-cell>
          <table:table-cell office:value-type="float" office:value="57">
            <text:p>57</text:p>
          </table:table-cell>
          <table:table-cell office:value-type="float" office:value="0.00000000013904">
            <text:p>1.39E-010</text:p>
          </table:table-cell>
          <table:table-cell office:value-type="float" office:value="0.00000025667">
            <text:p>2.57E-007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13904">
            <text:p>1.39E-010</text:p>
          </table:table-cell>
          <table:table-cell office:value-type="float" office:value="0.00000025667">
            <text:p>2.57E-007</text:p>
          </table:table-cell>
          <table:table-cell/>
          <table:table-cell office:value-type="float" office:value="101">
            <text:p>101</text:p>
          </table:table-cell>
          <table:table-cell office:value-type="float" office:value="1.0164E-019">
            <text:p>1.02E-019</text:p>
          </table:table-cell>
          <table:table-cell office:value-type="float" office:value="0.00000025667">
            <text:p>2.57E-007</text:p>
          </table:table-cell>
          <table:table-cell/>
          <table:table-cell office:value-type="float" office:value="101">
            <text:p>101</text:p>
          </table:table-cell>
          <table:table-cell office:value-type="float" office:value="1.0164E-019">
            <text:p>1.02E-019</text:p>
          </table:table-cell>
          <table:table-cell office:value-type="float" office:value="0.00000025667">
            <text:p>2.57E-007</text:p>
          </table:table-cell>
          <table:table-cell table:formula="of:=IF([.P427] &lt; [.L427];&quot;BETTER&quot;;IF([.P427]-2 &gt; [.L427]; &quot;WORSE&quot;;&quot;&quot;))">
            <text:p/>
          </table:table-cell>
          <table:table-cell table:formula="of:=IF([.R427] &lt; [.N427];&quot;BETTER&quot;;IF([.R427] &gt;[.N427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1.0164E-019">
            <text:p>1.02E-019</text:p>
          </table:table-cell>
          <table:table-cell office:value-type="float" office:value="0.00000025667">
            <text:p>2.57E-007</text:p>
          </table:table-cell>
          <table:table-cell table:formula="of:=IF([.U427] &lt; [.P427];&quot;BETTER&quot;;IF([.U427]-2 &gt; [.P427]; &quot;WORSE&quot;;&quot;&quot;))">
            <text:p/>
          </table:table-cell>
          <table:table-cell table:formula="of:=IF([.W427] &lt; [.R427];&quot;BETTER&quot;;IF([.W427] &gt;[.R427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9.4115E-017">
            <text:p>9.41E-017</text:p>
          </table:table-cell>
          <table:table-cell office:value-type="float" office:value="0.00000025667">
            <text:p>2.57E-007</text:p>
          </table:table-cell>
          <table:table-cell table:formula="of:=IF([.Z427] &lt; [.U427];&quot;BETTER&quot;;IF([.Z427]-2 &gt; [.U427]; &quot;WORSE&quot;;&quot;&quot;))">
            <text:p/>
          </table:table-cell>
          <table:table-cell table:formula="of:=IF([.AB427] &lt; [.W427];&quot;BETTER&quot;;IF([.AB427] &gt;[.W427]*1.1;&quot;WORSE&quot;;&quot;&quot;))">
            <text:p/>
          </table:table-cell>
        </table:table-row>
        <table:table-row table:style-name="ro3">
          <table:table-cell/>
          <table:table-cell office:value-type="float" office:value="426">
            <text:p>426</text:p>
          </table:table-cell>
          <table:table-cell office:value-type="string">
            <text:p>3.76000000000000023e+00</text:p>
          </table:table-cell>
          <table:table-cell office:value-type="float" office:value="57">
            <text:p>57</text:p>
          </table:table-cell>
          <table:table-cell office:value-type="float" office:value="0.000000000000086928">
            <text:p>8.69E-014</text:p>
          </table:table-cell>
          <table:table-cell office:value-type="float" office:value="4.7244E-016">
            <text:p>4.72E-016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086928">
            <text:p>8.69E-014</text:p>
          </table:table-cell>
          <table:table-cell office:value-type="float" office:value="4.7244E-016">
            <text:p>4.72E-016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2325">
            <text:p>2.33E-010</text:p>
          </table:table-cell>
          <table:table-cell office:value-type="float" office:value="1.1811E-016">
            <text:p>1.18E-016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2325">
            <text:p>2.33E-010</text:p>
          </table:table-cell>
          <table:table-cell office:value-type="float" office:value="1.1811E-016">
            <text:p>1.18E-016</text:p>
          </table:table-cell>
          <table:table-cell table:formula="of:=IF([.P428] &lt; [.L428];&quot;BETTER&quot;;IF([.P428]-2 &gt; [.L428]; &quot;WORSE&quot;;&quot;&quot;))">
            <text:p/>
          </table:table-cell>
          <table:table-cell table:formula="of:=IF([.R428] &lt; [.N428];&quot;BETTER&quot;;IF([.R428] &gt;[.N428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2325">
            <text:p>2.33E-010</text:p>
          </table:table-cell>
          <table:table-cell office:value-type="float" office:value="0">
            <text:p>0.00E+000</text:p>
          </table:table-cell>
          <table:table-cell table:formula="of:=IF([.U428] &lt; [.P428];&quot;BETTER&quot;;IF([.U428]-2 &gt; [.P428]; &quot;WORSE&quot;;&quot;&quot;))">
            <text:p/>
          </table:table-cell>
          <table:table-cell table:formula="of:=IF([.W428] &lt; [.R428];&quot;BETTER&quot;;IF([.W428] &gt;[.R428]*1.1;&quot;WORSE&quot;;&quot;&quot;))" office:value-type="string" office:string-value="BETTER">
            <text:p>BETTER</text:p>
          </table:table-cell>
          <table:table-cell office:value-type="float" office:value="51">
            <text:p>51</text:p>
          </table:table-cell>
          <table:table-cell office:value-type="float" office:value="0.00000000023264">
            <text:p>2.33E-010</text:p>
          </table:table-cell>
          <table:table-cell office:value-type="float" office:value="0">
            <text:p>0.00E+000</text:p>
          </table:table-cell>
          <table:table-cell table:formula="of:=IF([.Z428] &lt; [.U428];&quot;BETTER&quot;;IF([.Z428]-2 &gt; [.U428]; &quot;WORSE&quot;;&quot;&quot;))">
            <text:p/>
          </table:table-cell>
          <table:table-cell table:formula="of:=IF([.AB428] &lt; [.W428];&quot;BETTER&quot;;IF([.AB428] &gt;[.W428]*1.1;&quot;WORSE&quot;;&quot;&quot;))">
            <text:p/>
          </table:table-cell>
        </table:table-row>
        <table:table-row table:style-name="ro3">
          <table:table-cell/>
          <table:table-cell office:value-type="float" office:value="427">
            <text:p>427</text:p>
          </table:table-cell>
          <table:table-cell office:value-type="string">
            <text:p>3.23972608791477212e-01</text:p>
          </table:table-cell>
          <table:table-cell office:value-type="float" office:value="55">
            <text:p>55</text:p>
          </table:table-cell>
          <table:table-cell office:value-type="float" office:value="0.0000000041437">
            <text:p>4.14E-009</text:p>
          </table:table-cell>
          <table:table-cell office:value-type="float" office:value="0.000000000026496">
            <text:p>2.65E-011</text:p>
          </table:table-cell>
          <table:table-cell/>
          <table:table-cell office:value-type="float" office:value="109">
            <text:p>109</text:p>
          </table:table-cell>
          <table:table-cell office:value-type="float" office:value="0.00000000000053802">
            <text:p>5.38E-013</text:p>
          </table:table-cell>
          <table:table-cell office:value-type="float" office:value="0.000000000026845">
            <text:p>2.6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23561">
            <text:p>2.36E-012</text:p>
          </table:table-cell>
          <table:table-cell office:value-type="float" office:value="0.000000000026307">
            <text:p>2.63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23561">
            <text:p>2.36E-012</text:p>
          </table:table-cell>
          <table:table-cell office:value-type="float" office:value="0.000000000026307">
            <text:p>2.63E-011</text:p>
          </table:table-cell>
          <table:table-cell table:formula="of:=IF([.P429] &lt; [.L429];&quot;BETTER&quot;;IF([.P429]-2 &gt; [.L429]; &quot;WORSE&quot;;&quot;&quot;))">
            <text:p/>
          </table:table-cell>
          <table:table-cell table:formula="of:=IF([.R429] &lt; [.N429];&quot;BETTER&quot;;IF([.R429] &gt;[.N42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23561">
            <text:p>2.36E-012</text:p>
          </table:table-cell>
          <table:table-cell office:value-type="float" office:value="0.000000000026307">
            <text:p>2.63E-011</text:p>
          </table:table-cell>
          <table:table-cell table:formula="of:=IF([.U429] &lt; [.P429];&quot;BETTER&quot;;IF([.U429]-2 &gt; [.P429]; &quot;WORSE&quot;;&quot;&quot;))">
            <text:p/>
          </table:table-cell>
          <table:table-cell table:formula="of:=IF([.W429] &lt; [.R429];&quot;BETTER&quot;;IF([.W429] &gt;[.R42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23635">
            <text:p>2.36E-012</text:p>
          </table:table-cell>
          <table:table-cell office:value-type="float" office:value="0.000000000026307">
            <text:p>2.63E-011</text:p>
          </table:table-cell>
          <table:table-cell table:formula="of:=IF([.Z429] &lt; [.U429];&quot;BETTER&quot;;IF([.Z429]-2 &gt; [.U429]; &quot;WORSE&quot;;&quot;&quot;))">
            <text:p/>
          </table:table-cell>
          <table:table-cell table:formula="of:=IF([.AB429] &lt; [.W429];&quot;BETTER&quot;;IF([.AB429] &gt;[.W429]*1.1;&quot;WORSE&quot;;&quot;&quot;))">
            <text:p/>
          </table:table-cell>
        </table:table-row>
        <table:table-row table:style-name="ro3">
          <table:table-cell/>
          <table:table-cell office:value-type="float" office:value="428">
            <text:p>428</text:p>
          </table:table-cell>
          <table:table-cell office:value-type="string">
            <text:p>6.91354999524711911e-01</text:p>
          </table:table-cell>
          <table:table-cell office:value-type="float" office:value="55">
            <text:p>55</text:p>
          </table:table-cell>
          <table:table-cell office:value-type="float" office:value="0.000000000018723">
            <text:p>1.87E-011</text:p>
          </table:table-cell>
          <table:table-cell office:value-type="float" office:value="0.000000000035116">
            <text:p>3.51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19351">
            <text:p>1.94E-011</text:p>
          </table:table-cell>
          <table:table-cell office:value-type="float" office:value="0.000000000035744">
            <text:p>3.57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35744">
            <text:p>3.57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35744">
            <text:p>3.57E-011</text:p>
          </table:table-cell>
          <table:table-cell table:formula="of:=IF([.P430] &lt; [.L430];&quot;BETTER&quot;;IF([.P430]-2 &gt; [.L430]; &quot;WORSE&quot;;&quot;&quot;))">
            <text:p/>
          </table:table-cell>
          <table:table-cell table:formula="of:=IF([.R430] &lt; [.N430];&quot;BETTER&quot;;IF([.R430] &gt;[.N430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35744">
            <text:p>3.57E-011</text:p>
          </table:table-cell>
          <table:table-cell table:formula="of:=IF([.U430] &lt; [.P430];&quot;BETTER&quot;;IF([.U430]-2 &gt; [.P430]; &quot;WORSE&quot;;&quot;&quot;))">
            <text:p/>
          </table:table-cell>
          <table:table-cell table:formula="of:=IF([.W430] &lt; [.R430];&quot;BETTER&quot;;IF([.W430] &gt;[.R430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053289">
            <text:p>5.33E-014</text:p>
          </table:table-cell>
          <table:table-cell office:value-type="float" office:value="0.000000000035744">
            <text:p>3.57E-011</text:p>
          </table:table-cell>
          <table:table-cell table:formula="of:=IF([.Z430] &lt; [.U430];&quot;BETTER&quot;;IF([.Z430]-2 &gt; [.U430]; &quot;WORSE&quot;;&quot;&quot;))">
            <text:p/>
          </table:table-cell>
          <table:table-cell table:formula="of:=IF([.AB430] &lt; [.W430];&quot;BETTER&quot;;IF([.AB430] &gt;[.W430]*1.1;&quot;WORSE&quot;;&quot;&quot;))">
            <text:p/>
          </table:table-cell>
        </table:table-row>
        <table:table-row table:style-name="ro3">
          <table:table-cell/>
          <table:table-cell office:value-type="float" office:value="429">
            <text:p>429</text:p>
          </table:table-cell>
          <table:table-cell office:value-type="string">
            <text:p>9.40094663144777698e+00</text:p>
          </table:table-cell>
          <table:table-cell office:value-type="float" office:value="111">
            <text:p>111</text:p>
          </table:table-cell>
          <table:table-cell office:value-type="float" office:value="0.0000000000025095">
            <text:p>2.51E-012</text:p>
          </table:table-cell>
          <table:table-cell office:value-type="float" office:value="0.0000000000023961">
            <text:p>2.40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12811">
            <text:p>1.28E-013</text:p>
          </table:table-cell>
          <table:table-cell office:value-type="float" office:value="0.0000000000050338">
            <text:p>5.03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4031">
            <text:p>1.40E-011</text:p>
          </table:table-cell>
          <table:table-cell office:value-type="float" office:value="0.0000000000050821">
            <text:p>5.08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4031">
            <text:p>1.40E-011</text:p>
          </table:table-cell>
          <table:table-cell office:value-type="float" office:value="0.0000000000050821">
            <text:p>5.08E-012</text:p>
          </table:table-cell>
          <table:table-cell table:formula="of:=IF([.P431] &lt; [.L431];&quot;BETTER&quot;;IF([.P431]-2 &gt; [.L431]; &quot;WORSE&quot;;&quot;&quot;))">
            <text:p/>
          </table:table-cell>
          <table:table-cell table:formula="of:=IF([.R431] &lt; [.N431];&quot;BETTER&quot;;IF([.R431] &gt;[.N43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4033">
            <text:p>1.40E-011</text:p>
          </table:table-cell>
          <table:table-cell office:value-type="float" office:value="0.0000000000050823">
            <text:p>5.08E-012</text:p>
          </table:table-cell>
          <table:table-cell table:formula="of:=IF([.U431] &lt; [.P431];&quot;BETTER&quot;;IF([.U431]-2 &gt; [.P431]; &quot;WORSE&quot;;&quot;&quot;))">
            <text:p/>
          </table:table-cell>
          <table:table-cell table:formula="of:=IF([.W431] &lt; [.R431];&quot;BETTER&quot;;IF([.W431] &gt;[.R43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51609">
            <text:p>5.16E-011</text:p>
          </table:table-cell>
          <table:table-cell office:value-type="float" office:value="0.0000000000050823">
            <text:p>5.08E-012</text:p>
          </table:table-cell>
          <table:table-cell table:formula="of:=IF([.Z431] &lt; [.U431];&quot;BETTER&quot;;IF([.Z431]-2 &gt; [.U431]; &quot;WORSE&quot;;&quot;&quot;))">
            <text:p/>
          </table:table-cell>
          <table:table-cell table:formula="of:=IF([.AB431] &lt; [.W431];&quot;BETTER&quot;;IF([.AB431] &gt;[.W431]*1.1;&quot;WORSE&quot;;&quot;&quot;))">
            <text:p/>
          </table:table-cell>
        </table:table-row>
        <table:table-row table:style-name="ro3">
          <table:table-cell/>
          <table:table-cell office:value-type="float" office:value="430">
            <text:p>430</text:p>
          </table:table-cell>
          <table:table-cell office:value-type="string">
            <text:p>-7.40094663144777876e+00</text:p>
          </table:table-cell>
          <table:table-cell office:value-type="float" office:value="111">
            <text:p>111</text:p>
          </table:table-cell>
          <table:table-cell office:value-type="float" office:value="0.000000000003154">
            <text:p>3.15E-012</text:p>
          </table:table-cell>
          <table:table-cell office:value-type="float" office:value="0.0000000000030776">
            <text:p>3.08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16309">
            <text:p>1.63E-013</text:p>
          </table:table-cell>
          <table:table-cell office:value-type="float" office:value="0.0000000000063947">
            <text:p>6.39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4033">
            <text:p>1.40E-011</text:p>
          </table:table-cell>
          <table:table-cell office:value-type="float" office:value="0.0000000000064558">
            <text:p>6.46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4033">
            <text:p>1.40E-011</text:p>
          </table:table-cell>
          <table:table-cell office:value-type="float" office:value="0.0000000000064558">
            <text:p>6.46E-012</text:p>
          </table:table-cell>
          <table:table-cell table:formula="of:=IF([.P432] &lt; [.L432];&quot;BETTER&quot;;IF([.P432]-2 &gt; [.L432]; &quot;WORSE&quot;;&quot;&quot;))">
            <text:p/>
          </table:table-cell>
          <table:table-cell table:formula="of:=IF([.R432] &lt; [.N432];&quot;BETTER&quot;;IF([.R432] &gt;[.N432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4033">
            <text:p>1.40E-011</text:p>
          </table:table-cell>
          <table:table-cell office:value-type="float" office:value="0.0000000000064558">
            <text:p>6.46E-012</text:p>
          </table:table-cell>
          <table:table-cell table:formula="of:=IF([.U432] &lt; [.P432];&quot;BETTER&quot;;IF([.U432]-2 &gt; [.P432]; &quot;WORSE&quot;;&quot;&quot;))">
            <text:p/>
          </table:table-cell>
          <table:table-cell table:formula="of:=IF([.W432] &lt; [.R432];&quot;BETTER&quot;;IF([.W432] &gt;[.R432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51233">
            <text:p>5.12E-011</text:p>
          </table:table-cell>
          <table:table-cell office:value-type="float" office:value="0.0000000000064558">
            <text:p>6.46E-012</text:p>
          </table:table-cell>
          <table:table-cell table:formula="of:=IF([.Z432] &lt; [.U432];&quot;BETTER&quot;;IF([.Z432]-2 &gt; [.U432]; &quot;WORSE&quot;;&quot;&quot;))">
            <text:p/>
          </table:table-cell>
          <table:table-cell table:formula="of:=IF([.AB432] &lt; [.W432];&quot;BETTER&quot;;IF([.AB432] &gt;[.W432]*1.1;&quot;WORSE&quot;;&quot;&quot;))">
            <text:p/>
          </table:table-cell>
        </table:table-row>
        <table:table-row table:style-name="ro3">
          <table:table-cell/>
          <table:table-cell office:value-type="float" office:value="431">
            <text:p>431</text:p>
          </table:table-cell>
          <table:table-cell office:value-type="string">
            <text:p>1.11481544930980370e+00</text:p>
          </table:table-cell>
          <table:table-cell office:value-type="float" office:value="57">
            <text:p>57</text:p>
          </table:table-cell>
          <table:table-cell office:value-type="float" office:value="0.00000000050897">
            <text:p>5.09E-010</text:p>
          </table:table-cell>
          <table:table-cell office:value-type="float" office:value="0.0000000000087928">
            <text:p>8.79E-012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50897">
            <text:p>5.09E-010</text:p>
          </table:table-cell>
          <table:table-cell office:value-type="float" office:value="0.0000000000087928">
            <text:p>8.79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4.4409E-016">
            <text:p>4.44E-016</text:p>
          </table:table-cell>
          <table:table-cell office:value-type="float" office:value="0.000000000008794">
            <text:p>8.79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4.4409E-016">
            <text:p>4.44E-016</text:p>
          </table:table-cell>
          <table:table-cell office:value-type="float" office:value="0.000000000008794">
            <text:p>8.79E-012</text:p>
          </table:table-cell>
          <table:table-cell table:formula="of:=IF([.P433] &lt; [.L433];&quot;BETTER&quot;;IF([.P433]-2 &gt; [.L433]; &quot;WORSE&quot;;&quot;&quot;))">
            <text:p/>
          </table:table-cell>
          <table:table-cell table:formula="of:=IF([.R433] &lt; [.N433];&quot;BETTER&quot;;IF([.R433] &gt;[.N433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4.4409E-016">
            <text:p>4.44E-016</text:p>
          </table:table-cell>
          <table:table-cell office:value-type="float" office:value="0.000000000008794">
            <text:p>8.79E-012</text:p>
          </table:table-cell>
          <table:table-cell table:formula="of:=IF([.U433] &lt; [.P433];&quot;BETTER&quot;;IF([.U433]-2 &gt; [.P433]; &quot;WORSE&quot;;&quot;&quot;))">
            <text:p/>
          </table:table-cell>
          <table:table-cell table:formula="of:=IF([.W433] &lt; [.R433];&quot;BETTER&quot;;IF([.W433] &gt;[.R433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91254">
            <text:p>9.13E-013</text:p>
          </table:table-cell>
          <table:table-cell office:value-type="float" office:value="0.000000000008794">
            <text:p>8.79E-012</text:p>
          </table:table-cell>
          <table:table-cell table:formula="of:=IF([.Z433] &lt; [.U433];&quot;BETTER&quot;;IF([.Z433]-2 &gt; [.U433]; &quot;WORSE&quot;;&quot;&quot;))">
            <text:p/>
          </table:table-cell>
          <table:table-cell table:formula="of:=IF([.AB433] &lt; [.W433];&quot;BETTER&quot;;IF([.AB433] &gt;[.W433]*1.1;&quot;WORSE&quot;;&quot;&quot;))">
            <text:p/>
          </table:table-cell>
        </table:table-row>
        <table:table-row table:style-name="ro3">
          <table:table-cell/>
          <table:table-cell office:value-type="float" office:value="432">
            <text:p>432</text:p>
          </table:table-cell>
          <table:table-cell office:value-type="string">
            <text:p>1.20000000000000000e+02</text:p>
          </table:table-cell>
          <table:table-cell office:value-type="float" office:value="61">
            <text:p>61</text:p>
          </table:table-cell>
          <table:table-cell office:value-type="float" office:value="0.0000000000080343">
            <text:p>8.03E-012</text:p>
          </table:table-cell>
          <table:table-cell office:value-type="float" office:value="0.000000000000015632">
            <text:p>1.56E-014</text:p>
          </table:table-cell>
          <table:table-cell/>
          <table:table-cell office:value-type="float" office:value="62">
            <text:p>62</text:p>
          </table:table-cell>
          <table:table-cell office:value-type="float" office:value="0.0000000000080185">
            <text:p>8.02E-012</text:p>
          </table:table-cell>
          <table:table-cell office:value-type="float" office:value="2.3685E-016">
            <text:p>2.37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103">
            <text:p>1.11E-009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103">
            <text:p>1.11E-009</text:p>
          </table:table-cell>
          <table:table-cell office:value-type="float" office:value="0">
            <text:p>0.00E+000</text:p>
          </table:table-cell>
          <table:table-cell table:formula="of:=IF([.P434] &lt; [.L434];&quot;BETTER&quot;;IF([.P434]-2 &gt; [.L434]; &quot;WORSE&quot;;&quot;&quot;))">
            <text:p/>
          </table:table-cell>
          <table:table-cell table:formula="of:=IF([.R434] &lt; [.N434];&quot;BETTER&quot;;IF([.R434] &gt;[.N43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1103">
            <text:p>1.11E-009</text:p>
          </table:table-cell>
          <table:table-cell office:value-type="float" office:value="0">
            <text:p>0.00E+000</text:p>
          </table:table-cell>
          <table:table-cell table:formula="of:=IF([.U434] &lt; [.P434];&quot;BETTER&quot;;IF([.U434]-2 &gt; [.P434]; &quot;WORSE&quot;;&quot;&quot;))">
            <text:p/>
          </table:table-cell>
          <table:table-cell table:formula="of:=IF([.W434] &lt; [.R434];&quot;BETTER&quot;;IF([.W434] &gt;[.R43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1103">
            <text:p>1.11E-009</text:p>
          </table:table-cell>
          <table:table-cell office:value-type="float" office:value="0">
            <text:p>0.00E+000</text:p>
          </table:table-cell>
          <table:table-cell table:formula="of:=IF([.Z434] &lt; [.U434];&quot;BETTER&quot;;IF([.Z434]-2 &gt; [.U434]; &quot;WORSE&quot;;&quot;&quot;))">
            <text:p/>
          </table:table-cell>
          <table:table-cell table:formula="of:=IF([.AB434] &lt; [.W434];&quot;BETTER&quot;;IF([.AB434] &gt;[.W434]*1.1;&quot;WORSE&quot;;&quot;&quot;))">
            <text:p/>
          </table:table-cell>
        </table:table-row>
        <table:table-row table:style-name="ro3">
          <table:table-cell/>
          <table:table-cell office:value-type="float" office:value="433">
            <text:p>433</text:p>
          </table:table-cell>
          <table:table-cell office:value-type="string">
            <text:p>1.55400155400155454e-04</text:p>
          </table:table-cell>
          <table:table-cell office:value-type="float" office:value="37">
            <text:p>37</text:p>
          </table:table-cell>
          <table:table-cell office:value-type="float" office:value="0.0000000079724">
            <text:p>7.97E-009</text:p>
          </table:table-cell>
          <table:table-cell office:value-type="float" office:value="0.000000287">
            <text:p>2.87E-007</text:p>
          </table:table-cell>
          <table:table-cell/>
          <table:table-cell office:value-type="float" office:value="73">
            <text:p>73</text:p>
          </table:table-cell>
          <table:table-cell office:value-type="float" office:value="0.000000000000049536">
            <text:p>4.95E-014</text:p>
          </table:table-cell>
          <table:table-cell office:value-type="float" office:value="0.000000287">
            <text:p>2.87E-007</text:p>
          </table:table-cell>
          <table:table-cell/>
          <table:table-cell office:value-type="float" office:value="147">
            <text:p>147</text:p>
          </table:table-cell>
          <table:table-cell office:value-type="float" office:value="1.6263E-018">
            <text:p>1.63E-018</text:p>
          </table:table-cell>
          <table:table-cell office:value-type="float" office:value="0.000000287">
            <text:p>2.87E-007</text:p>
          </table:table-cell>
          <table:table-cell/>
          <table:table-cell office:value-type="float" office:value="147">
            <text:p>147</text:p>
          </table:table-cell>
          <table:table-cell office:value-type="float" office:value="1.6263E-018">
            <text:p>1.63E-018</text:p>
          </table:table-cell>
          <table:table-cell office:value-type="float" office:value="0.000000287">
            <text:p>2.87E-007</text:p>
          </table:table-cell>
          <table:table-cell table:formula="of:=IF([.P435] &lt; [.L435];&quot;BETTER&quot;;IF([.P435]-2 &gt; [.L435]; &quot;WORSE&quot;;&quot;&quot;))">
            <text:p/>
          </table:table-cell>
          <table:table-cell table:formula="of:=IF([.R435] &lt; [.N435];&quot;BETTER&quot;;IF([.R435] &gt;[.N43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6263E-018">
            <text:p>1.63E-018</text:p>
          </table:table-cell>
          <table:table-cell office:value-type="float" office:value="0.000000287">
            <text:p>2.87E-007</text:p>
          </table:table-cell>
          <table:table-cell table:formula="of:=IF([.U435] &lt; [.P435];&quot;BETTER&quot;;IF([.U435]-2 &gt; [.P435]; &quot;WORSE&quot;;&quot;&quot;))">
            <text:p/>
          </table:table-cell>
          <table:table-cell table:formula="of:=IF([.W435] &lt; [.R435];&quot;BETTER&quot;;IF([.W435] &gt;[.R43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6263E-018">
            <text:p>1.63E-018</text:p>
          </table:table-cell>
          <table:table-cell office:value-type="float" office:value="0.000000287">
            <text:p>2.87E-007</text:p>
          </table:table-cell>
          <table:table-cell table:formula="of:=IF([.Z435] &lt; [.U435];&quot;BETTER&quot;;IF([.Z435]-2 &gt; [.U435]; &quot;WORSE&quot;;&quot;&quot;))">
            <text:p/>
          </table:table-cell>
          <table:table-cell table:formula="of:=IF([.AB435] &lt; [.W435];&quot;BETTER&quot;;IF([.AB435] &gt;[.W435]*1.1;&quot;WORSE&quot;;&quot;&quot;))">
            <text:p/>
          </table:table-cell>
        </table:table-row>
        <table:table-row table:style-name="ro3">
          <table:table-cell/>
          <table:table-cell office:value-type="float" office:value="434">
            <text:p>434</text:p>
          </table:table-cell>
          <table:table-cell office:value-type="string">
            <text:p>2.03743057208876266e+01</text:p>
          </table:table-cell>
          <table:table-cell office:value-type="float" office:value="57">
            <text:p>57</text:p>
          </table:table-cell>
          <table:table-cell office:value-type="float" office:value="5.2312E-015">
            <text:p>5.23E-015</text:p>
          </table:table-cell>
          <table:table-cell office:value-type="float" office:value="0.00000000000060734">
            <text:p>6.07E-013</text:p>
          </table:table-cell>
          <table:table-cell/>
          <table:table-cell office:value-type="float" office:value="57">
            <text:p>57</text:p>
          </table:table-cell>
          <table:table-cell office:value-type="float" office:value="5.2312E-015">
            <text:p>5.23E-015</text:p>
          </table:table-cell>
          <table:table-cell office:value-type="float" office:value="0.00000000000060734">
            <text:p>6.07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0409">
            <text:p>1.04E-011</text:p>
          </table:table-cell>
          <table:table-cell office:value-type="float" office:value="0.00000000000060734">
            <text:p>6.07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0409">
            <text:p>1.04E-011</text:p>
          </table:table-cell>
          <table:table-cell office:value-type="float" office:value="0.00000000000060734">
            <text:p>6.07E-013</text:p>
          </table:table-cell>
          <table:table-cell table:formula="of:=IF([.P436] &lt; [.L436];&quot;BETTER&quot;;IF([.P436]-2 &gt; [.L436]; &quot;WORSE&quot;;&quot;&quot;))">
            <text:p/>
          </table:table-cell>
          <table:table-cell table:formula="of:=IF([.R436] &lt; [.N436];&quot;BETTER&quot;;IF([.R436] &gt;[.N43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0409">
            <text:p>1.04E-011</text:p>
          </table:table-cell>
          <table:table-cell office:value-type="float" office:value="0.00000000000060734">
            <text:p>6.07E-013</text:p>
          </table:table-cell>
          <table:table-cell table:formula="of:=IF([.U436] &lt; [.P436];&quot;BETTER&quot;;IF([.U436]-2 &gt; [.P436]; &quot;WORSE&quot;;&quot;&quot;))">
            <text:p/>
          </table:table-cell>
          <table:table-cell table:formula="of:=IF([.W436] &lt; [.R436];&quot;BETTER&quot;;IF([.W436] &gt;[.R43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087">
            <text:p>1.09E-011</text:p>
          </table:table-cell>
          <table:table-cell office:value-type="float" office:value="0.00000000000060734">
            <text:p>6.07E-013</text:p>
          </table:table-cell>
          <table:table-cell table:formula="of:=IF([.Z436] &lt; [.U436];&quot;BETTER&quot;;IF([.Z436]-2 &gt; [.U436]; &quot;WORSE&quot;;&quot;&quot;))">
            <text:p/>
          </table:table-cell>
          <table:table-cell table:formula="of:=IF([.AB436] &lt; [.W436];&quot;BETTER&quot;;IF([.AB436] &gt;[.W436]*1.1;&quot;WORSE&quot;;&quot;&quot;))">
            <text:p/>
          </table:table-cell>
        </table:table-row>
        <table:table-row table:style-name="ro3">
          <table:table-cell/>
          <table:table-cell office:value-type="float" office:value="435">
            <text:p>435</text:p>
          </table:table-cell>
          <table:table-cell office:value-type="string">
            <text:p>1.39297177426004870e+00</text:p>
          </table:table-cell>
          <table:table-cell office:value-type="float" office:value="57">
            <text:p>57</text:p>
          </table:table-cell>
          <table:table-cell office:value-type="float" office:value="0.00000000033047">
            <text:p>3.30E-010</text:p>
          </table:table-cell>
          <table:table-cell office:value-type="float" office:value="0.000000000028681">
            <text:p>2.87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33047">
            <text:p>3.30E-010</text:p>
          </table:table-cell>
          <table:table-cell office:value-type="float" office:value="0.000000000028681">
            <text:p>2.87E-011</text:p>
          </table:table-cell>
          <table:table-cell/>
          <table:table-cell office:value-type="float" office:value="102">
            <text:p>102</text:p>
          </table:table-cell>
          <table:table-cell office:value-type="float" office:value="2.2482E-015">
            <text:p>2.25E-015</text:p>
          </table:table-cell>
          <table:table-cell office:value-type="float" office:value="0.000000000028681">
            <text:p>2.87E-011</text:p>
          </table:table-cell>
          <table:table-cell/>
          <table:table-cell office:value-type="float" office:value="102">
            <text:p>102</text:p>
          </table:table-cell>
          <table:table-cell office:value-type="float" office:value="2.2482E-015">
            <text:p>2.25E-015</text:p>
          </table:table-cell>
          <table:table-cell office:value-type="float" office:value="0.000000000028681">
            <text:p>2.87E-011</text:p>
          </table:table-cell>
          <table:table-cell table:formula="of:=IF([.P437] &lt; [.L437];&quot;BETTER&quot;;IF([.P437]-2 &gt; [.L437]; &quot;WORSE&quot;;&quot;&quot;))">
            <text:p/>
          </table:table-cell>
          <table:table-cell table:formula="of:=IF([.R437] &lt; [.N437];&quot;BETTER&quot;;IF([.R437] &gt;[.N437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2.2482E-015">
            <text:p>2.25E-015</text:p>
          </table:table-cell>
          <table:table-cell office:value-type="float" office:value="0.000000000028681">
            <text:p>2.87E-011</text:p>
          </table:table-cell>
          <table:table-cell table:formula="of:=IF([.U437] &lt; [.P437];&quot;BETTER&quot;;IF([.U437]-2 &gt; [.P437]; &quot;WORSE&quot;;&quot;&quot;))">
            <text:p/>
          </table:table-cell>
          <table:table-cell table:formula="of:=IF([.W437] &lt; [.R437];&quot;BETTER&quot;;IF([.W437] &gt;[.R437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0.000000000000063743">
            <text:p>6.37E-014</text:p>
          </table:table-cell>
          <table:table-cell office:value-type="float" office:value="0.000000000028681">
            <text:p>2.87E-011</text:p>
          </table:table-cell>
          <table:table-cell table:formula="of:=IF([.Z437] &lt; [.U437];&quot;BETTER&quot;;IF([.Z437]-2 &gt; [.U437]; &quot;WORSE&quot;;&quot;&quot;))">
            <text:p/>
          </table:table-cell>
          <table:table-cell table:formula="of:=IF([.AB437] &lt; [.W437];&quot;BETTER&quot;;IF([.AB437] &gt;[.W437]*1.1;&quot;WORSE&quot;;&quot;&quot;))">
            <text:p/>
          </table:table-cell>
        </table:table-row>
        <table:table-row table:style-name="ro3">
          <table:table-cell/>
          <table:table-cell office:value-type="float" office:value="436">
            <text:p>436</text:p>
          </table:table-cell>
          <table:table-cell office:value-type="string">
            <text:p>7.79893400376822754e-01</text:p>
          </table:table-cell>
          <table:table-cell office:value-type="float" office:value="56">
            <text:p>56</text:p>
          </table:table-cell>
          <table:table-cell office:value-type="float" office:value="0.0000000000014247">
            <text:p>1.42E-012</text:p>
          </table:table-cell>
          <table:table-cell office:value-type="float" office:value="0.000000000030705">
            <text:p>3.07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43846">
            <text:p>4.38E-013</text:p>
          </table:table-cell>
          <table:table-cell office:value-type="float" office:value="0.000000000029718">
            <text:p>2.9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9718">
            <text:p>2.9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9718">
            <text:p>2.97E-011</text:p>
          </table:table-cell>
          <table:table-cell table:formula="of:=IF([.P438] &lt; [.L438];&quot;BETTER&quot;;IF([.P438]-2 &gt; [.L438]; &quot;WORSE&quot;;&quot;&quot;))">
            <text:p/>
          </table:table-cell>
          <table:table-cell table:formula="of:=IF([.R438] &lt; [.N438];&quot;BETTER&quot;;IF([.R438] &gt;[.N43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9718">
            <text:p>2.97E-011</text:p>
          </table:table-cell>
          <table:table-cell table:formula="of:=IF([.U438] &lt; [.P438];&quot;BETTER&quot;;IF([.U438]-2 &gt; [.P438]; &quot;WORSE&quot;;&quot;&quot;))">
            <text:p/>
          </table:table-cell>
          <table:table-cell table:formula="of:=IF([.W438] &lt; [.R438];&quot;BETTER&quot;;IF([.W438] &gt;[.R43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1986E-028">
            <text:p>8.20E-028</text:p>
          </table:table-cell>
          <table:table-cell office:value-type="float" office:value="0.000000000029718">
            <text:p>2.97E-011</text:p>
          </table:table-cell>
          <table:table-cell table:formula="of:=IF([.Z438] &lt; [.U438];&quot;BETTER&quot;;IF([.Z438]-2 &gt; [.U438]; &quot;WORSE&quot;;&quot;&quot;))">
            <text:p/>
          </table:table-cell>
          <table:table-cell table:formula="of:=IF([.AB438] &lt; [.W438];&quot;BETTER&quot;;IF([.AB438] &gt;[.W438]*1.1;&quot;WORSE&quot;;&quot;&quot;))">
            <text:p/>
          </table:table-cell>
        </table:table-row>
        <table:table-row table:style-name="ro3">
          <table:table-cell/>
          <table:table-cell office:value-type="float" office:value="437">
            <text:p>437</text:p>
          </table:table-cell>
          <table:table-cell office:value-type="string">
            <text:p>4.38259147390354653e-01</text:p>
          </table:table-cell>
          <table:table-cell office:value-type="float" office:value="58">
            <text:p>58</text:p>
          </table:table-cell>
          <table:table-cell office:value-type="float" office:value="0.00000000000090615">
            <text:p>9.06E-013</text:p>
          </table:table-cell>
          <table:table-cell office:value-type="float" office:value="0.000000000022009">
            <text:p>2.20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90615">
            <text:p>9.06E-013</text:p>
          </table:table-cell>
          <table:table-cell office:value-type="float" office:value="0.000000000022009">
            <text:p>2.2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22008">
            <text:p>2.2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22008">
            <text:p>2.20E-011</text:p>
          </table:table-cell>
          <table:table-cell table:formula="of:=IF([.P439] &lt; [.L439];&quot;BETTER&quot;;IF([.P439]-2 &gt; [.L439]; &quot;WORSE&quot;;&quot;&quot;))">
            <text:p/>
          </table:table-cell>
          <table:table-cell table:formula="of:=IF([.R439] &lt; [.N439];&quot;BETTER&quot;;IF([.R439] &gt;[.N43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22008">
            <text:p>2.20E-011</text:p>
          </table:table-cell>
          <table:table-cell table:formula="of:=IF([.U439] &lt; [.P439];&quot;BETTER&quot;;IF([.U439]-2 &gt; [.P439]; &quot;WORSE&quot;;&quot;&quot;))">
            <text:p/>
          </table:table-cell>
          <table:table-cell table:formula="of:=IF([.W439] &lt; [.R439];&quot;BETTER&quot;;IF([.W439] &gt;[.R43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94121">
            <text:p>9.41E-014</text:p>
          </table:table-cell>
          <table:table-cell office:value-type="float" office:value="0.000000000022008">
            <text:p>2.20E-011</text:p>
          </table:table-cell>
          <table:table-cell table:formula="of:=IF([.Z439] &lt; [.U439];&quot;BETTER&quot;;IF([.Z439]-2 &gt; [.U439]; &quot;WORSE&quot;;&quot;&quot;))">
            <text:p/>
          </table:table-cell>
          <table:table-cell table:formula="of:=IF([.AB439] &lt; [.W439];&quot;BETTER&quot;;IF([.AB439] &gt;[.W439]*1.1;&quot;WORSE&quot;;&quot;&quot;))">
            <text:p/>
          </table:table-cell>
        </table:table-row>
        <table:table-row table:style-name="ro3">
          <table:table-cell/>
          <table:table-cell office:value-type="float" office:value="438">
            <text:p>438</text:p>
          </table:table-cell>
          <table:table-cell office:value-type="string">
            <text:p>3.69716702374149747e-02</text:p>
          </table:table-cell>
          <table:table-cell office:value-type="float" office:value="58">
            <text:p>58</text:p>
          </table:table-cell>
          <table:table-cell office:value-type="float" office:value="0.000000000024534">
            <text:p>2.45E-011</text:p>
          </table:table-cell>
          <table:table-cell office:value-type="float" office:value="0.000000001012">
            <text:p>1.01E-009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24534">
            <text:p>2.45E-011</text:p>
          </table:table-cell>
          <table:table-cell office:value-type="float" office:value="0.000000001012">
            <text:p>1.01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1012">
            <text:p>1.01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1012">
            <text:p>1.01E-009</text:p>
          </table:table-cell>
          <table:table-cell table:formula="of:=IF([.P440] &lt; [.L440];&quot;BETTER&quot;;IF([.P440]-2 &gt; [.L440]; &quot;WORSE&quot;;&quot;&quot;))">
            <text:p/>
          </table:table-cell>
          <table:table-cell table:formula="of:=IF([.R440] &lt; [.N440];&quot;BETTER&quot;;IF([.R440] &gt;[.N44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1012">
            <text:p>1.01E-009</text:p>
          </table:table-cell>
          <table:table-cell table:formula="of:=IF([.U440] &lt; [.P440];&quot;BETTER&quot;;IF([.U440]-2 &gt; [.P440]; &quot;WORSE&quot;;&quot;&quot;))">
            <text:p/>
          </table:table-cell>
          <table:table-cell table:formula="of:=IF([.W440] &lt; [.R440];&quot;BETTER&quot;;IF([.W440] &gt;[.R44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695E-016">
            <text:p>2.27E-016</text:p>
          </table:table-cell>
          <table:table-cell office:value-type="float" office:value="0.000000001012">
            <text:p>1.01E-009</text:p>
          </table:table-cell>
          <table:table-cell table:formula="of:=IF([.Z440] &lt; [.U440];&quot;BETTER&quot;;IF([.Z440]-2 &gt; [.U440]; &quot;WORSE&quot;;&quot;&quot;))">
            <text:p/>
          </table:table-cell>
          <table:table-cell table:formula="of:=IF([.AB440] &lt; [.W440];&quot;BETTER&quot;;IF([.AB440] &gt;[.W440]*1.1;&quot;WORSE&quot;;&quot;&quot;))">
            <text:p/>
          </table:table-cell>
        </table:table-row>
        <table:table-row table:style-name="ro3">
          <table:table-cell/>
          <table:table-cell office:value-type="float" office:value="439">
            <text:p>439</text:p>
          </table:table-cell>
          <table:table-cell office:value-type="string">
            <text:p>2.62890007598844733e+00</text:p>
          </table:table-cell>
          <table:table-cell office:value-type="float" office:value="58">
            <text:p>58</text:p>
          </table:table-cell>
          <table:table-cell office:value-type="float" office:value="0.000000000038066">
            <text:p>3.81E-011</text:p>
          </table:table-cell>
          <table:table-cell office:value-type="float" office:value="0.0000000000043956">
            <text:p>4.40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38066">
            <text:p>3.81E-011</text:p>
          </table:table-cell>
          <table:table-cell office:value-type="float" office:value="0.0000000000043956">
            <text:p>4.4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1.3323E-015">
            <text:p>1.33E-015</text:p>
          </table:table-cell>
          <table:table-cell office:value-type="float" office:value="0.0000000000043944">
            <text:p>4.3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1.3323E-015">
            <text:p>1.33E-015</text:p>
          </table:table-cell>
          <table:table-cell office:value-type="float" office:value="0.0000000000043944">
            <text:p>4.39E-012</text:p>
          </table:table-cell>
          <table:table-cell table:formula="of:=IF([.P441] &lt; [.L441];&quot;BETTER&quot;;IF([.P441]-2 &gt; [.L441]; &quot;WORSE&quot;;&quot;&quot;))">
            <text:p/>
          </table:table-cell>
          <table:table-cell table:formula="of:=IF([.R441] &lt; [.N441];&quot;BETTER&quot;;IF([.R441] &gt;[.N44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43944">
            <text:p>4.39E-012</text:p>
          </table:table-cell>
          <table:table-cell table:formula="of:=IF([.U441] &lt; [.P441];&quot;BETTER&quot;;IF([.U441]-2 &gt; [.P441]; &quot;WORSE&quot;;&quot;&quot;))">
            <text:p/>
          </table:table-cell>
          <table:table-cell table:formula="of:=IF([.W441] &lt; [.R441];&quot;BETTER&quot;;IF([.W441] &gt;[.R44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8891">
            <text:p>1.89E-012</text:p>
          </table:table-cell>
          <table:table-cell office:value-type="float" office:value="0.0000000000043944">
            <text:p>4.39E-012</text:p>
          </table:table-cell>
          <table:table-cell table:formula="of:=IF([.Z441] &lt; [.U441];&quot;BETTER&quot;;IF([.Z441]-2 &gt; [.U441]; &quot;WORSE&quot;;&quot;&quot;))">
            <text:p/>
          </table:table-cell>
          <table:table-cell table:formula="of:=IF([.AB441] &lt; [.W441];&quot;BETTER&quot;;IF([.AB441] &gt;[.W441]*1.1;&quot;WORSE&quot;;&quot;&quot;))">
            <text:p/>
          </table:table-cell>
        </table:table-row>
        <table:table-row table:style-name="ro3">
          <table:table-cell/>
          <table:table-cell office:value-type="float" office:value="440">
            <text:p>440</text:p>
          </table:table-cell>
          <table:table-cell office:value-type="string">
            <text:p>4.46820470088546362e-01</text:p>
          </table:table-cell>
          <table:table-cell office:value-type="float" office:value="58">
            <text:p>58</text:p>
          </table:table-cell>
          <table:table-cell office:value-type="float" office:value="0.000000000010923">
            <text:p>1.09E-011</text:p>
          </table:table-cell>
          <table:table-cell office:value-type="float" office:value="0.000000000025634">
            <text:p>2.56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10923">
            <text:p>1.09E-011</text:p>
          </table:table-cell>
          <table:table-cell office:value-type="float" office:value="0.000000000025634">
            <text:p>2.5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5859">
            <text:p>4.59E-011</text:p>
          </table:table-cell>
          <table:table-cell office:value-type="float" office:value="0.000000000025634">
            <text:p>2.5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5859">
            <text:p>4.59E-011</text:p>
          </table:table-cell>
          <table:table-cell office:value-type="float" office:value="0.000000000025634">
            <text:p>2.56E-011</text:p>
          </table:table-cell>
          <table:table-cell table:formula="of:=IF([.P442] &lt; [.L442];&quot;BETTER&quot;;IF([.P442]-2 &gt; [.L442]; &quot;WORSE&quot;;&quot;&quot;))">
            <text:p/>
          </table:table-cell>
          <table:table-cell table:formula="of:=IF([.R442] &lt; [.N442];&quot;BETTER&quot;;IF([.R442] &gt;[.N44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5859">
            <text:p>4.59E-011</text:p>
          </table:table-cell>
          <table:table-cell office:value-type="float" office:value="0.000000000025634">
            <text:p>2.56E-011</text:p>
          </table:table-cell>
          <table:table-cell table:formula="of:=IF([.U442] &lt; [.P442];&quot;BETTER&quot;;IF([.U442]-2 &gt; [.P442]; &quot;WORSE&quot;;&quot;&quot;))">
            <text:p/>
          </table:table-cell>
          <table:table-cell table:formula="of:=IF([.W442] &lt; [.R442];&quot;BETTER&quot;;IF([.W442] &gt;[.R44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5873">
            <text:p>4.59E-011</text:p>
          </table:table-cell>
          <table:table-cell office:value-type="float" office:value="0.000000000025634">
            <text:p>2.56E-011</text:p>
          </table:table-cell>
          <table:table-cell table:formula="of:=IF([.Z442] &lt; [.U442];&quot;BETTER&quot;;IF([.Z442]-2 &gt; [.U442]; &quot;WORSE&quot;;&quot;&quot;))">
            <text:p/>
          </table:table-cell>
          <table:table-cell table:formula="of:=IF([.AB442] &lt; [.W442];&quot;BETTER&quot;;IF([.AB442] &gt;[.W442]*1.1;&quot;WORSE&quot;;&quot;&quot;))">
            <text:p/>
          </table:table-cell>
        </table:table-row>
        <table:table-row table:style-name="ro3">
          <table:table-cell/>
          <table:table-cell office:value-type="float" office:value="441">
            <text:p>441</text:p>
          </table:table-cell>
          <table:table-cell office:value-type="string">
            <text:p>3.10001628759191239e-01</text:p>
          </table:table-cell>
          <table:table-cell office:value-type="float" office:value="58">
            <text:p>58</text:p>
          </table:table-cell>
          <table:table-cell office:value-type="float" office:value="0.000000000028493">
            <text:p>2.85E-011</text:p>
          </table:table-cell>
          <table:table-cell office:value-type="float" office:value="0.00000000013164">
            <text:p>1.32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28493">
            <text:p>2.85E-011</text:p>
          </table:table-cell>
          <table:table-cell office:value-type="float" office:value="0.00000000013164">
            <text:p>1.32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13164">
            <text:p>1.32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13164">
            <text:p>1.32E-010</text:p>
          </table:table-cell>
          <table:table-cell table:formula="of:=IF([.P443] &lt; [.L443];&quot;BETTER&quot;;IF([.P443]-2 &gt; [.L443]; &quot;WORSE&quot;;&quot;&quot;))">
            <text:p/>
          </table:table-cell>
          <table:table-cell table:formula="of:=IF([.R443] &lt; [.N443];&quot;BETTER&quot;;IF([.R443] &gt;[.N44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13164">
            <text:p>1.32E-010</text:p>
          </table:table-cell>
          <table:table-cell table:formula="of:=IF([.U443] &lt; [.P443];&quot;BETTER&quot;;IF([.U443]-2 &gt; [.P443]; &quot;WORSE&quot;;&quot;&quot;))">
            <text:p/>
          </table:table-cell>
          <table:table-cell table:formula="of:=IF([.W443] &lt; [.R443];&quot;BETTER&quot;;IF([.W443] &gt;[.R44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21096">
            <text:p>2.11E-013</text:p>
          </table:table-cell>
          <table:table-cell office:value-type="float" office:value="0.00000000013164">
            <text:p>1.32E-010</text:p>
          </table:table-cell>
          <table:table-cell table:formula="of:=IF([.Z443] &lt; [.U443];&quot;BETTER&quot;;IF([.Z443]-2 &gt; [.U443]; &quot;WORSE&quot;;&quot;&quot;))">
            <text:p/>
          </table:table-cell>
          <table:table-cell table:formula="of:=IF([.AB443] &lt; [.W443];&quot;BETTER&quot;;IF([.AB443] &gt;[.W443]*1.1;&quot;WORSE&quot;;&quot;&quot;))">
            <text:p/>
          </table:table-cell>
        </table:table-row>
        <table:table-row table:style-name="ro3">
          <table:table-cell/>
          <table:table-cell office:value-type="float" office:value="442">
            <text:p>442</text:p>
          </table:table-cell>
          <table:table-cell office:value-type="string">
            <text:p>2.70556951652159938e+00</text:p>
          </table:table-cell>
          <table:table-cell office:value-type="float" office:value="58">
            <text:p>58</text:p>
          </table:table-cell>
          <table:table-cell office:value-type="float" office:value="0.0000000000040413">
            <text:p>4.04E-012</text:p>
          </table:table-cell>
          <table:table-cell office:value-type="float" office:value="0.0000000000079827">
            <text:p>7.98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40413">
            <text:p>4.04E-012</text:p>
          </table:table-cell>
          <table:table-cell office:value-type="float" office:value="0.0000000000079827">
            <text:p>7.98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21207">
            <text:p>2.12E-009</text:p>
          </table:table-cell>
          <table:table-cell office:value-type="float" office:value="0.0000000000079832">
            <text:p>7.98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21207">
            <text:p>2.12E-009</text:p>
          </table:table-cell>
          <table:table-cell office:value-type="float" office:value="0.0000000000079832">
            <text:p>7.98E-012</text:p>
          </table:table-cell>
          <table:table-cell table:formula="of:=IF([.P444] &lt; [.L444];&quot;BETTER&quot;;IF([.P444]-2 &gt; [.L444]; &quot;WORSE&quot;;&quot;&quot;))">
            <text:p/>
          </table:table-cell>
          <table:table-cell table:formula="of:=IF([.R444] &lt; [.N444];&quot;BETTER&quot;;IF([.R444] &gt;[.N44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21207">
            <text:p>2.12E-009</text:p>
          </table:table-cell>
          <table:table-cell office:value-type="float" office:value="0.0000000000079832">
            <text:p>7.98E-012</text:p>
          </table:table-cell>
          <table:table-cell table:formula="of:=IF([.U444] &lt; [.P444];&quot;BETTER&quot;;IF([.U444]-2 &gt; [.P444]; &quot;WORSE&quot;;&quot;&quot;))">
            <text:p/>
          </table:table-cell>
          <table:table-cell table:formula="of:=IF([.W444] &lt; [.R444];&quot;BETTER&quot;;IF([.W444] &gt;[.R44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21208">
            <text:p>2.12E-009</text:p>
          </table:table-cell>
          <table:table-cell office:value-type="float" office:value="0.0000000000079832">
            <text:p>7.98E-012</text:p>
          </table:table-cell>
          <table:table-cell table:formula="of:=IF([.Z444] &lt; [.U444];&quot;BETTER&quot;;IF([.Z444]-2 &gt; [.U444]; &quot;WORSE&quot;;&quot;&quot;))">
            <text:p/>
          </table:table-cell>
          <table:table-cell table:formula="of:=IF([.AB444] &lt; [.W444];&quot;BETTER&quot;;IF([.AB444] &gt;[.W444]*1.1;&quot;WORSE&quot;;&quot;&quot;))">
            <text:p/>
          </table:table-cell>
        </table:table-row>
        <table:table-row table:style-name="ro3">
          <table:table-cell/>
          <table:table-cell office:value-type="float" office:value="443">
            <text:p>443</text:p>
          </table:table-cell>
          <table:table-cell office:value-type="string">
            <text:p>6.30014711225806323e-01</text:p>
          </table:table-cell>
          <table:table-cell office:value-type="float" office:value="58">
            <text:p>58</text:p>
          </table:table-cell>
          <table:table-cell office:value-type="float" office:value="0.000000000039046">
            <text:p>3.90E-011</text:p>
          </table:table-cell>
          <table:table-cell office:value-type="float" office:value="0.000000000040961">
            <text:p>4.10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39046">
            <text:p>3.90E-011</text:p>
          </table:table-cell>
          <table:table-cell office:value-type="float" office:value="0.000000000040961">
            <text:p>4.1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40962">
            <text:p>4.1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40962">
            <text:p>4.10E-011</text:p>
          </table:table-cell>
          <table:table-cell table:formula="of:=IF([.P445] &lt; [.L445];&quot;BETTER&quot;;IF([.P445]-2 &gt; [.L445]; &quot;WORSE&quot;;&quot;&quot;))">
            <text:p/>
          </table:table-cell>
          <table:table-cell table:formula="of:=IF([.R445] &lt; [.N445];&quot;BETTER&quot;;IF([.R445] &gt;[.N44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40962">
            <text:p>4.10E-011</text:p>
          </table:table-cell>
          <table:table-cell table:formula="of:=IF([.U445] &lt; [.P445];&quot;BETTER&quot;;IF([.U445]-2 &gt; [.P445]; &quot;WORSE&quot;;&quot;&quot;))">
            <text:p/>
          </table:table-cell>
          <table:table-cell table:formula="of:=IF([.W445] &lt; [.R445];&quot;BETTER&quot;;IF([.W445] &gt;[.R44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42742">
            <text:p>4.27E-013</text:p>
          </table:table-cell>
          <table:table-cell office:value-type="float" office:value="0.000000000040962">
            <text:p>4.10E-011</text:p>
          </table:table-cell>
          <table:table-cell table:formula="of:=IF([.Z445] &lt; [.U445];&quot;BETTER&quot;;IF([.Z445]-2 &gt; [.U445]; &quot;WORSE&quot;;&quot;&quot;))">
            <text:p/>
          </table:table-cell>
          <table:table-cell table:formula="of:=IF([.AB445] &lt; [.W445];&quot;BETTER&quot;;IF([.AB445] &gt;[.W445]*1.1;&quot;WORSE&quot;;&quot;&quot;))">
            <text:p/>
          </table:table-cell>
        </table:table-row>
        <table:table-row table:style-name="ro3">
          <table:table-cell/>
          <table:table-cell office:value-type="float" office:value="444">
            <text:p>444</text:p>
          </table:table-cell>
          <table:table-cell office:value-type="string">
            <text:p>9.15916015118245275e-01</text:p>
          </table:table-cell>
          <table:table-cell office:value-type="float" office:value="58">
            <text:p>58</text:p>
          </table:table-cell>
          <table:table-cell office:value-type="float" office:value="0.000000000028422">
            <text:p>2.84E-011</text:p>
          </table:table-cell>
          <table:table-cell office:value-type="float" office:value="0.000000000019919">
            <text:p>1.99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28422">
            <text:p>2.84E-011</text:p>
          </table:table-cell>
          <table:table-cell office:value-type="float" office:value="0.000000000019919">
            <text:p>1.9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992">
            <text:p>1.9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992">
            <text:p>1.99E-011</text:p>
          </table:table-cell>
          <table:table-cell table:formula="of:=IF([.P446] &lt; [.L446];&quot;BETTER&quot;;IF([.P446]-2 &gt; [.L446]; &quot;WORSE&quot;;&quot;&quot;))">
            <text:p/>
          </table:table-cell>
          <table:table-cell table:formula="of:=IF([.R446] &lt; [.N446];&quot;BETTER&quot;;IF([.R446] &gt;[.N44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992">
            <text:p>1.99E-011</text:p>
          </table:table-cell>
          <table:table-cell table:formula="of:=IF([.U446] &lt; [.P446];&quot;BETTER&quot;;IF([.U446]-2 &gt; [.P446]; &quot;WORSE&quot;;&quot;&quot;))">
            <text:p/>
          </table:table-cell>
          <table:table-cell table:formula="of:=IF([.W446] &lt; [.R446];&quot;BETTER&quot;;IF([.W446] &gt;[.R44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56108">
            <text:p>5.61E-013</text:p>
          </table:table-cell>
          <table:table-cell office:value-type="float" office:value="0.00000000001992">
            <text:p>1.99E-011</text:p>
          </table:table-cell>
          <table:table-cell table:formula="of:=IF([.Z446] &lt; [.U446];&quot;BETTER&quot;;IF([.Z446]-2 &gt; [.U446]; &quot;WORSE&quot;;&quot;&quot;))">
            <text:p/>
          </table:table-cell>
          <table:table-cell table:formula="of:=IF([.AB446] &lt; [.W446];&quot;BETTER&quot;;IF([.AB446] &gt;[.W446]*1.1;&quot;WORSE&quot;;&quot;&quot;))">
            <text:p/>
          </table:table-cell>
        </table:table-row>
        <table:table-row table:style-name="ro3">
          <table:table-cell/>
          <table:table-cell office:value-type="float" office:value="445">
            <text:p>445</text:p>
          </table:table-cell>
          <table:table-cell office:value-type="string">
            <text:p>1.54973831064786305e+00</text:p>
          </table:table-cell>
          <table:table-cell office:value-type="float" office:value="58">
            <text:p>58</text:p>
          </table:table-cell>
          <table:table-cell office:value-type="float" office:value="0.0000000000066579">
            <text:p>6.66E-012</text:p>
          </table:table-cell>
          <table:table-cell office:value-type="float" office:value="0.000000000030884">
            <text:p>3.09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66579">
            <text:p>6.66E-012</text:p>
          </table:table-cell>
          <table:table-cell office:value-type="float" office:value="0.000000000030884">
            <text:p>3.0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30885">
            <text:p>3.0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30885">
            <text:p>3.09E-011</text:p>
          </table:table-cell>
          <table:table-cell table:formula="of:=IF([.P447] &lt; [.L447];&quot;BETTER&quot;;IF([.P447]-2 &gt; [.L447]; &quot;WORSE&quot;;&quot;&quot;))">
            <text:p/>
          </table:table-cell>
          <table:table-cell table:formula="of:=IF([.R447] &lt; [.N447];&quot;BETTER&quot;;IF([.R447] &gt;[.N44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30885">
            <text:p>3.09E-011</text:p>
          </table:table-cell>
          <table:table-cell table:formula="of:=IF([.U447] &lt; [.P447];&quot;BETTER&quot;;IF([.U447]-2 &gt; [.P447]; &quot;WORSE&quot;;&quot;&quot;))">
            <text:p/>
          </table:table-cell>
          <table:table-cell table:formula="of:=IF([.W447] &lt; [.R447];&quot;BETTER&quot;;IF([.W447] &gt;[.R44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62705">
            <text:p>6.27E-013</text:p>
          </table:table-cell>
          <table:table-cell office:value-type="float" office:value="0.000000000030885">
            <text:p>3.09E-011</text:p>
          </table:table-cell>
          <table:table-cell table:formula="of:=IF([.Z447] &lt; [.U447];&quot;BETTER&quot;;IF([.Z447]-2 &gt; [.U447]; &quot;WORSE&quot;;&quot;&quot;))">
            <text:p/>
          </table:table-cell>
          <table:table-cell table:formula="of:=IF([.AB447] &lt; [.W447];&quot;BETTER&quot;;IF([.AB447] &gt;[.W447]*1.1;&quot;WORSE&quot;;&quot;&quot;))">
            <text:p/>
          </table:table-cell>
        </table:table-row>
        <table:table-row table:style-name="ro3">
          <table:table-cell/>
          <table:table-cell office:value-type="float" office:value="446">
            <text:p>446</text:p>
          </table:table-cell>
          <table:table-cell office:value-type="string">
            <text:p>7.58460734966697636e-01</text:p>
          </table:table-cell>
          <table:table-cell office:value-type="float" office:value="57">
            <text:p>57</text:p>
          </table:table-cell>
          <table:table-cell office:value-type="float" office:value="0.000000000079213">
            <text:p>7.92E-011</text:p>
          </table:table-cell>
          <table:table-cell office:value-type="float" office:value="0.000000000043908">
            <text:p>4.39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79213">
            <text:p>7.92E-011</text:p>
          </table:table-cell>
          <table:table-cell office:value-type="float" office:value="0.000000000043908">
            <text:p>4.39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3.3307E-016">
            <text:p>3.33E-016</text:p>
          </table:table-cell>
          <table:table-cell office:value-type="float" office:value="0.000000000043908">
            <text:p>4.39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3.3307E-016">
            <text:p>3.33E-016</text:p>
          </table:table-cell>
          <table:table-cell office:value-type="float" office:value="0.000000000043908">
            <text:p>4.39E-011</text:p>
          </table:table-cell>
          <table:table-cell table:formula="of:=IF([.P448] &lt; [.L448];&quot;BETTER&quot;;IF([.P448]-2 &gt; [.L448]; &quot;WORSE&quot;;&quot;&quot;))">
            <text:p/>
          </table:table-cell>
          <table:table-cell table:formula="of:=IF([.R448] &lt; [.N448];&quot;BETTER&quot;;IF([.R448] &gt;[.N44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3.3307E-016">
            <text:p>3.33E-016</text:p>
          </table:table-cell>
          <table:table-cell office:value-type="float" office:value="0.000000000043908">
            <text:p>4.39E-011</text:p>
          </table:table-cell>
          <table:table-cell table:formula="of:=IF([.U448] &lt; [.P448];&quot;BETTER&quot;;IF([.U448]-2 &gt; [.P448]; &quot;WORSE&quot;;&quot;&quot;))">
            <text:p/>
          </table:table-cell>
          <table:table-cell table:formula="of:=IF([.W448] &lt; [.R448];&quot;BETTER&quot;;IF([.W448] &gt;[.R44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32538">
            <text:p>3.25E-013</text:p>
          </table:table-cell>
          <table:table-cell office:value-type="float" office:value="0.000000000043908">
            <text:p>4.39E-011</text:p>
          </table:table-cell>
          <table:table-cell table:formula="of:=IF([.Z448] &lt; [.U448];&quot;BETTER&quot;;IF([.Z448]-2 &gt; [.U448]; &quot;WORSE&quot;;&quot;&quot;))">
            <text:p/>
          </table:table-cell>
          <table:table-cell table:formula="of:=IF([.AB448] &lt; [.W448];&quot;BETTER&quot;;IF([.AB448] &gt;[.W448]*1.1;&quot;WORSE&quot;;&quot;&quot;))">
            <text:p/>
          </table:table-cell>
        </table:table-row>
        <table:table-row table:style-name="ro3">
          <table:table-cell/>
          <table:table-cell office:value-type="float" office:value="447">
            <text:p>447</text:p>
          </table:table-cell>
          <table:table-cell office:value-type="string">
            <text:p>6.91551153486392067e-01</text:p>
          </table:table-cell>
          <table:table-cell office:value-type="float" office:value="57">
            <text:p>57</text:p>
          </table:table-cell>
          <table:table-cell office:value-type="float" office:value="0.000000000090277">
            <text:p>9.03E-011</text:p>
          </table:table-cell>
          <table:table-cell office:value-type="float" office:value="0.000000000019678">
            <text:p>1.97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90277">
            <text:p>9.03E-011</text:p>
          </table:table-cell>
          <table:table-cell office:value-type="float" office:value="0.000000000019678">
            <text:p>1.97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19677">
            <text:p>1.97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19677">
            <text:p>1.97E-011</text:p>
          </table:table-cell>
          <table:table-cell table:formula="of:=IF([.P449] &lt; [.L449];&quot;BETTER&quot;;IF([.P449]-2 &gt; [.L449]; &quot;WORSE&quot;;&quot;&quot;))">
            <text:p/>
          </table:table-cell>
          <table:table-cell table:formula="of:=IF([.R449] &lt; [.N449];&quot;BETTER&quot;;IF([.R449] &gt;[.N44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19677">
            <text:p>1.97E-011</text:p>
          </table:table-cell>
          <table:table-cell table:formula="of:=IF([.U449] &lt; [.P449];&quot;BETTER&quot;;IF([.U449]-2 &gt; [.P449]; &quot;WORSE&quot;;&quot;&quot;))">
            <text:p/>
          </table:table-cell>
          <table:table-cell table:formula="of:=IF([.W449] &lt; [.R449];&quot;BETTER&quot;;IF([.W449] &gt;[.R44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24898">
            <text:p>2.49E-013</text:p>
          </table:table-cell>
          <table:table-cell office:value-type="float" office:value="0.000000000019677">
            <text:p>1.97E-011</text:p>
          </table:table-cell>
          <table:table-cell table:formula="of:=IF([.Z449] &lt; [.U449];&quot;BETTER&quot;;IF([.Z449]-2 &gt; [.U449]; &quot;WORSE&quot;;&quot;&quot;))">
            <text:p/>
          </table:table-cell>
          <table:table-cell table:formula="of:=IF([.AB449] &lt; [.W449];&quot;BETTER&quot;;IF([.AB449] &gt;[.W449]*1.1;&quot;WORSE&quot;;&quot;&quot;))">
            <text:p/>
          </table:table-cell>
        </table:table-row>
        <table:table-row table:style-name="ro3">
          <table:table-cell/>
          <table:table-cell office:value-type="float" office:value="448">
            <text:p>448</text:p>
          </table:table-cell>
          <table:table-cell office:value-type="string">
            <text:p>4.33780830483027180e-01</text:p>
          </table:table-cell>
          <table:table-cell office:value-type="float" office:value="58">
            <text:p>58</text:p>
          </table:table-cell>
          <table:table-cell office:value-type="float" office:value="1.2797E-016">
            <text:p>1.28E-016</text:p>
          </table:table-cell>
          <table:table-cell office:value-type="float" office:value="0.000000000039128">
            <text:p>3.91E-011</text:p>
          </table:table-cell>
          <table:table-cell/>
          <table:table-cell office:value-type="float" office:value="59">
            <text:p>59</text:p>
          </table:table-cell>
          <table:table-cell office:value-type="float" office:value="1.2797E-016">
            <text:p>1.28E-016</text:p>
          </table:table-cell>
          <table:table-cell office:value-type="float" office:value="0.000000000039128">
            <text:p>3.9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34213">
            <text:p>3.42E-010</text:p>
          </table:table-cell>
          <table:table-cell office:value-type="float" office:value="0.000000000039128">
            <text:p>3.9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34213">
            <text:p>3.42E-010</text:p>
          </table:table-cell>
          <table:table-cell office:value-type="float" office:value="0.000000000039128">
            <text:p>3.91E-011</text:p>
          </table:table-cell>
          <table:table-cell table:formula="of:=IF([.P450] &lt; [.L450];&quot;BETTER&quot;;IF([.P450]-2 &gt; [.L450]; &quot;WORSE&quot;;&quot;&quot;))">
            <text:p/>
          </table:table-cell>
          <table:table-cell table:formula="of:=IF([.R450] &lt; [.N450];&quot;BETTER&quot;;IF([.R450] &gt;[.N45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34213">
            <text:p>3.42E-010</text:p>
          </table:table-cell>
          <table:table-cell office:value-type="float" office:value="0.000000000039128">
            <text:p>3.91E-011</text:p>
          </table:table-cell>
          <table:table-cell table:formula="of:=IF([.U450] &lt; [.P450];&quot;BETTER&quot;;IF([.U450]-2 &gt; [.P450]; &quot;WORSE&quot;;&quot;&quot;))">
            <text:p/>
          </table:table-cell>
          <table:table-cell table:formula="of:=IF([.W450] &lt; [.R450];&quot;BETTER&quot;;IF([.W450] &gt;[.R45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34214">
            <text:p>3.42E-010</text:p>
          </table:table-cell>
          <table:table-cell office:value-type="float" office:value="0.000000000039128">
            <text:p>3.91E-011</text:p>
          </table:table-cell>
          <table:table-cell table:formula="of:=IF([.Z450] &lt; [.U450];&quot;BETTER&quot;;IF([.Z450]-2 &gt; [.U450]; &quot;WORSE&quot;;&quot;&quot;))">
            <text:p/>
          </table:table-cell>
          <table:table-cell table:formula="of:=IF([.AB450] &lt; [.W450];&quot;BETTER&quot;;IF([.AB450] &gt;[.W450]*1.1;&quot;WORSE&quot;;&quot;&quot;))">
            <text:p/>
          </table:table-cell>
        </table:table-row>
        <table:table-row table:style-name="ro3">
          <table:table-cell/>
          <table:table-cell office:value-type="float" office:value="449">
            <text:p>449</text:p>
          </table:table-cell>
          <table:table-cell office:value-type="string">
            <text:p>1.91134908479129118e-01</text:p>
          </table:table-cell>
          <table:table-cell office:value-type="float" office:value="58">
            <text:p>58</text:p>
          </table:table-cell>
          <table:table-cell office:value-type="float" office:value="0.00000000000007798">
            <text:p>7.80E-014</text:p>
          </table:table-cell>
          <table:table-cell office:value-type="float" office:value="0.00000000010919">
            <text:p>1.09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7798">
            <text:p>7.80E-014</text:p>
          </table:table-cell>
          <table:table-cell office:value-type="float" office:value="0.00000000010919">
            <text:p>1.09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10919">
            <text:p>1.09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10919">
            <text:p>1.09E-010</text:p>
          </table:table-cell>
          <table:table-cell table:formula="of:=IF([.P451] &lt; [.L451];&quot;BETTER&quot;;IF([.P451]-2 &gt; [.L451]; &quot;WORSE&quot;;&quot;&quot;))">
            <text:p/>
          </table:table-cell>
          <table:table-cell table:formula="of:=IF([.R451] &lt; [.N451];&quot;BETTER&quot;;IF([.R451] &gt;[.N45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10919">
            <text:p>1.09E-010</text:p>
          </table:table-cell>
          <table:table-cell table:formula="of:=IF([.U451] &lt; [.P451];&quot;BETTER&quot;;IF([.U451]-2 &gt; [.P451]; &quot;WORSE&quot;;&quot;&quot;))">
            <text:p/>
          </table:table-cell>
          <table:table-cell table:formula="of:=IF([.W451] &lt; [.R451];&quot;BETTER&quot;;IF([.W451] &gt;[.R45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64137">
            <text:p>6.41E-014</text:p>
          </table:table-cell>
          <table:table-cell office:value-type="float" office:value="0.00000000010919">
            <text:p>1.09E-010</text:p>
          </table:table-cell>
          <table:table-cell table:formula="of:=IF([.Z451] &lt; [.U451];&quot;BETTER&quot;;IF([.Z451]-2 &gt; [.U451]; &quot;WORSE&quot;;&quot;&quot;))">
            <text:p/>
          </table:table-cell>
          <table:table-cell table:formula="of:=IF([.AB451] &lt; [.W451];&quot;BETTER&quot;;IF([.AB451] &gt;[.W451]*1.1;&quot;WORSE&quot;;&quot;&quot;))">
            <text:p/>
          </table:table-cell>
        </table:table-row>
        <table:table-row table:style-name="ro3">
          <table:table-cell/>
          <table:table-cell office:value-type="float" office:value="450">
            <text:p>450</text:p>
          </table:table-cell>
          <table:table-cell office:value-type="string">
            <text:p>4.14536805690848809e+00</text:p>
          </table:table-cell>
          <table:table-cell office:value-type="float" office:value="57">
            <text:p>57</text:p>
          </table:table-cell>
          <table:table-cell office:value-type="float" office:value="0.000000000014414">
            <text:p>1.44E-011</text:p>
          </table:table-cell>
          <table:table-cell office:value-type="float" office:value="0.0000000000020472">
            <text:p>2.05E-012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14414">
            <text:p>1.44E-011</text:p>
          </table:table-cell>
          <table:table-cell office:value-type="float" office:value="0.0000000000020472">
            <text:p>2.05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40726">
            <text:p>4.07E-009</text:p>
          </table:table-cell>
          <table:table-cell office:value-type="float" office:value="0.0000000000020477">
            <text:p>2.05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40726">
            <text:p>4.07E-009</text:p>
          </table:table-cell>
          <table:table-cell office:value-type="float" office:value="0.0000000000020477">
            <text:p>2.05E-012</text:p>
          </table:table-cell>
          <table:table-cell table:formula="of:=IF([.P452] &lt; [.L452];&quot;BETTER&quot;;IF([.P452]-2 &gt; [.L452]; &quot;WORSE&quot;;&quot;&quot;))">
            <text:p/>
          </table:table-cell>
          <table:table-cell table:formula="of:=IF([.R452] &lt; [.N452];&quot;BETTER&quot;;IF([.R452] &gt;[.N45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40726">
            <text:p>4.07E-009</text:p>
          </table:table-cell>
          <table:table-cell office:value-type="float" office:value="0.0000000000020477">
            <text:p>2.05E-012</text:p>
          </table:table-cell>
          <table:table-cell table:formula="of:=IF([.U452] &lt; [.P452];&quot;BETTER&quot;;IF([.U452]-2 &gt; [.P452]; &quot;WORSE&quot;;&quot;&quot;))">
            <text:p/>
          </table:table-cell>
          <table:table-cell table:formula="of:=IF([.W452] &lt; [.R452];&quot;BETTER&quot;;IF([.W452] &gt;[.R45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40727">
            <text:p>4.07E-009</text:p>
          </table:table-cell>
          <table:table-cell office:value-type="float" office:value="0.0000000000020477">
            <text:p>2.05E-012</text:p>
          </table:table-cell>
          <table:table-cell table:formula="of:=IF([.Z452] &lt; [.U452];&quot;BETTER&quot;;IF([.Z452]-2 &gt; [.U452]; &quot;WORSE&quot;;&quot;&quot;))">
            <text:p/>
          </table:table-cell>
          <table:table-cell table:formula="of:=IF([.AB452] &lt; [.W452];&quot;BETTER&quot;;IF([.AB452] &gt;[.W452]*1.1;&quot;WORSE&quot;;&quot;&quot;))">
            <text:p/>
          </table:table-cell>
        </table:table-row>
        <table:table-row table:style-name="ro3">
          <table:table-cell/>
          <table:table-cell office:value-type="float" office:value="451">
            <text:p>451</text:p>
          </table:table-cell>
          <table:table-cell office:value-type="string">
            <text:p>7.34253286249392829e+01</text:p>
          </table:table-cell>
          <table:table-cell office:value-type="float" office:value="57">
            <text:p>57</text:p>
          </table:table-cell>
          <table:table-cell office:value-type="float" office:value="0.0000000000028379">
            <text:p>2.84E-012</text:p>
          </table:table-cell>
          <table:table-cell office:value-type="float" office:value="0.00000000000053437">
            <text:p>5.34E-013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28379">
            <text:p>2.84E-012</text:p>
          </table:table-cell>
          <table:table-cell office:value-type="float" office:value="0.00000000000053437">
            <text:p>5.34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53495">
            <text:p>5.35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53495">
            <text:p>5.35E-013</text:p>
          </table:table-cell>
          <table:table-cell table:formula="of:=IF([.P453] &lt; [.L453];&quot;BETTER&quot;;IF([.P453]-2 &gt; [.L453]; &quot;WORSE&quot;;&quot;&quot;))">
            <text:p/>
          </table:table-cell>
          <table:table-cell table:formula="of:=IF([.R453] &lt; [.N453];&quot;BETTER&quot;;IF([.R453] &gt;[.N453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53495">
            <text:p>5.35E-013</text:p>
          </table:table-cell>
          <table:table-cell table:formula="of:=IF([.U453] &lt; [.P453];&quot;BETTER&quot;;IF([.U453]-2 &gt; [.P453]; &quot;WORSE&quot;;&quot;&quot;))">
            <text:p/>
          </table:table-cell>
          <table:table-cell table:formula="of:=IF([.W453] &lt; [.R453];&quot;BETTER&quot;;IF([.W453] &gt;[.R453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2867">
            <text:p>2.87E-011</text:p>
          </table:table-cell>
          <table:table-cell office:value-type="float" office:value="0.00000000000053495">
            <text:p>5.35E-013</text:p>
          </table:table-cell>
          <table:table-cell table:formula="of:=IF([.Z453] &lt; [.U453];&quot;BETTER&quot;;IF([.Z453]-2 &gt; [.U453]; &quot;WORSE&quot;;&quot;&quot;))">
            <text:p/>
          </table:table-cell>
          <table:table-cell table:formula="of:=IF([.AB453] &lt; [.W453];&quot;BETTER&quot;;IF([.AB453] &gt;[.W453]*1.1;&quot;WORSE&quot;;&quot;&quot;))">
            <text:p/>
          </table:table-cell>
        </table:table-row>
        <table:table-row table:style-name="ro3">
          <table:table-cell/>
          <table:table-cell office:value-type="float" office:value="452">
            <text:p>452</text:p>
          </table:table-cell>
          <table:table-cell office:value-type="string">
            <text:p>2.72250669052244043e-01</text:p>
          </table:table-cell>
          <table:table-cell office:value-type="float" office:value="57">
            <text:p>57</text:p>
          </table:table-cell>
          <table:table-cell office:value-type="float" office:value="0.00000000013781">
            <text:p>1.38E-010</text:p>
          </table:table-cell>
          <table:table-cell office:value-type="float" office:value="0.00000000017541">
            <text:p>1.75E-010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13781">
            <text:p>1.38E-010</text:p>
          </table:table-cell>
          <table:table-cell office:value-type="float" office:value="0.00000000017541">
            <text:p>1.75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1.6653E-016">
            <text:p>1.67E-016</text:p>
          </table:table-cell>
          <table:table-cell office:value-type="float" office:value="0.00000000017541">
            <text:p>1.75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1.6653E-016">
            <text:p>1.67E-016</text:p>
          </table:table-cell>
          <table:table-cell office:value-type="float" office:value="0.00000000017541">
            <text:p>1.75E-010</text:p>
          </table:table-cell>
          <table:table-cell table:formula="of:=IF([.P454] &lt; [.L454];&quot;BETTER&quot;;IF([.P454]-2 &gt; [.L454]; &quot;WORSE&quot;;&quot;&quot;))">
            <text:p/>
          </table:table-cell>
          <table:table-cell table:formula="of:=IF([.R454] &lt; [.N454];&quot;BETTER&quot;;IF([.R454] &gt;[.N454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1.6653E-016">
            <text:p>1.67E-016</text:p>
          </table:table-cell>
          <table:table-cell office:value-type="float" office:value="0.00000000017541">
            <text:p>1.75E-010</text:p>
          </table:table-cell>
          <table:table-cell table:formula="of:=IF([.U454] &lt; [.P454];&quot;BETTER&quot;;IF([.U454]-2 &gt; [.P454]; &quot;WORSE&quot;;&quot;&quot;))">
            <text:p/>
          </table:table-cell>
          <table:table-cell table:formula="of:=IF([.W454] &lt; [.R454];&quot;BETTER&quot;;IF([.W454] &gt;[.R454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2076">
            <text:p>2.08E-013</text:p>
          </table:table-cell>
          <table:table-cell office:value-type="float" office:value="0.00000000017541">
            <text:p>1.75E-010</text:p>
          </table:table-cell>
          <table:table-cell table:formula="of:=IF([.Z454] &lt; [.U454];&quot;BETTER&quot;;IF([.Z454]-2 &gt; [.U454]; &quot;WORSE&quot;;&quot;&quot;))">
            <text:p/>
          </table:table-cell>
          <table:table-cell table:formula="of:=IF([.AB454] &lt; [.W454];&quot;BETTER&quot;;IF([.AB454] &gt;[.W454]*1.1;&quot;WORSE&quot;;&quot;&quot;))">
            <text:p/>
          </table:table-cell>
        </table:table-row>
        <table:table-row table:style-name="ro3">
          <table:table-cell/>
          <table:table-cell office:value-type="float" office:value="453">
            <text:p>453</text:p>
          </table:table-cell>
          <table:table-cell office:value-type="string">
            <text:p>8.67561660966054360e-01</text:p>
          </table:table-cell>
          <table:table-cell office:value-type="float" office:value="58">
            <text:p>58</text:p>
          </table:table-cell>
          <table:table-cell office:value-type="float" office:value="1.2797E-016">
            <text:p>1.28E-016</text:p>
          </table:table-cell>
          <table:table-cell office:value-type="float" office:value="0.000000000039128">
            <text:p>3.91E-011</text:p>
          </table:table-cell>
          <table:table-cell/>
          <table:table-cell office:value-type="float" office:value="59">
            <text:p>59</text:p>
          </table:table-cell>
          <table:table-cell office:value-type="float" office:value="1.2797E-016">
            <text:p>1.28E-016</text:p>
          </table:table-cell>
          <table:table-cell office:value-type="float" office:value="0.000000000039128">
            <text:p>3.9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8426">
            <text:p>6.84E-010</text:p>
          </table:table-cell>
          <table:table-cell office:value-type="float" office:value="0.000000000039128">
            <text:p>3.9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8426">
            <text:p>6.84E-010</text:p>
          </table:table-cell>
          <table:table-cell office:value-type="float" office:value="0.000000000039128">
            <text:p>3.91E-011</text:p>
          </table:table-cell>
          <table:table-cell table:formula="of:=IF([.P455] &lt; [.L455];&quot;BETTER&quot;;IF([.P455]-2 &gt; [.L455]; &quot;WORSE&quot;;&quot;&quot;))">
            <text:p/>
          </table:table-cell>
          <table:table-cell table:formula="of:=IF([.R455] &lt; [.N455];&quot;BETTER&quot;;IF([.R455] &gt;[.N45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8426">
            <text:p>6.84E-010</text:p>
          </table:table-cell>
          <table:table-cell office:value-type="float" office:value="0.000000000039128">
            <text:p>3.91E-011</text:p>
          </table:table-cell>
          <table:table-cell table:formula="of:=IF([.U455] &lt; [.P455];&quot;BETTER&quot;;IF([.U455]-2 &gt; [.P455]; &quot;WORSE&quot;;&quot;&quot;))">
            <text:p/>
          </table:table-cell>
          <table:table-cell table:formula="of:=IF([.W455] &lt; [.R455];&quot;BETTER&quot;;IF([.W455] &gt;[.R45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8428">
            <text:p>6.84E-010</text:p>
          </table:table-cell>
          <table:table-cell office:value-type="float" office:value="0.000000000039128">
            <text:p>3.91E-011</text:p>
          </table:table-cell>
          <table:table-cell table:formula="of:=IF([.Z455] &lt; [.U455];&quot;BETTER&quot;;IF([.Z455]-2 &gt; [.U455]; &quot;WORSE&quot;;&quot;&quot;))">
            <text:p/>
          </table:table-cell>
          <table:table-cell table:formula="of:=IF([.AB455] &lt; [.W455];&quot;BETTER&quot;;IF([.AB455] &gt;[.W455]*1.1;&quot;WORSE&quot;;&quot;&quot;))">
            <text:p/>
          </table:table-cell>
        </table:table-row>
        <table:table-row table:style-name="ro3">
          <table:table-cell/>
          <table:table-cell office:value-type="float" office:value="454">
            <text:p>454</text:p>
          </table:table-cell>
          <table:table-cell office:value-type="string">
            <text:p>2.83833820809153203e-01</text:p>
          </table:table-cell>
          <table:table-cell office:value-type="float" office:value="58">
            <text:p>58</text:p>
          </table:table-cell>
          <table:table-cell office:value-type="float" office:value="0.00000000000013788">
            <text:p>1.38E-013</text:p>
          </table:table-cell>
          <table:table-cell office:value-type="float" office:value="0.000000000032248">
            <text:p>3.22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3788">
            <text:p>1.38E-013</text:p>
          </table:table-cell>
          <table:table-cell office:value-type="float" office:value="0.000000000032248">
            <text:p>3.2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4645">
            <text:p>7.46E-012</text:p>
          </table:table-cell>
          <table:table-cell office:value-type="float" office:value="0.000000000032248">
            <text:p>3.2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4645">
            <text:p>7.46E-012</text:p>
          </table:table-cell>
          <table:table-cell office:value-type="float" office:value="0.000000000032248">
            <text:p>3.22E-011</text:p>
          </table:table-cell>
          <table:table-cell table:formula="of:=IF([.P456] &lt; [.L456];&quot;BETTER&quot;;IF([.P456]-2 &gt; [.L456]; &quot;WORSE&quot;;&quot;&quot;))">
            <text:p/>
          </table:table-cell>
          <table:table-cell table:formula="of:=IF([.R456] &lt; [.N456];&quot;BETTER&quot;;IF([.R456] &gt;[.N45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74645">
            <text:p>7.46E-012</text:p>
          </table:table-cell>
          <table:table-cell office:value-type="float" office:value="0.000000000032248">
            <text:p>3.22E-011</text:p>
          </table:table-cell>
          <table:table-cell table:formula="of:=IF([.U456] &lt; [.P456];&quot;BETTER&quot;;IF([.U456]-2 &gt; [.P456]; &quot;WORSE&quot;;&quot;&quot;))">
            <text:p/>
          </table:table-cell>
          <table:table-cell table:formula="of:=IF([.W456] &lt; [.R456];&quot;BETTER&quot;;IF([.W456] &gt;[.R45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74694">
            <text:p>7.47E-012</text:p>
          </table:table-cell>
          <table:table-cell office:value-type="float" office:value="0.000000000032248">
            <text:p>3.22E-011</text:p>
          </table:table-cell>
          <table:table-cell table:formula="of:=IF([.Z456] &lt; [.U456];&quot;BETTER&quot;;IF([.Z456]-2 &gt; [.U456]; &quot;WORSE&quot;;&quot;&quot;))">
            <text:p/>
          </table:table-cell>
          <table:table-cell table:formula="of:=IF([.AB456] &lt; [.W456];&quot;BETTER&quot;;IF([.AB456] &gt;[.W456]*1.1;&quot;WORSE&quot;;&quot;&quot;))">
            <text:p/>
          </table:table-cell>
        </table:table-row>
        <table:table-row table:style-name="ro3">
          <table:table-cell/>
          <table:table-cell office:value-type="float" office:value="455">
            <text:p>455</text:p>
          </table:table-cell>
          <table:table-cell office:value-type="string">
            <text:p>1.71828182845904531e+00</text:p>
          </table:table-cell>
          <table:table-cell office:value-type="float" office:value="58">
            <text:p>58</text:p>
          </table:table-cell>
          <table:table-cell office:value-type="float" office:value="0.000000000000019901">
            <text:p>1.99E-014</text:p>
          </table:table-cell>
          <table:table-cell office:value-type="float" office:value="0.000000000023835">
            <text:p>2.38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9901">
            <text:p>1.99E-014</text:p>
          </table:table-cell>
          <table:table-cell office:value-type="float" office:value="0.000000000023835">
            <text:p>2.3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5417">
            <text:p>1.54E-011</text:p>
          </table:table-cell>
          <table:table-cell office:value-type="float" office:value="0.000000000023835">
            <text:p>2.3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5417">
            <text:p>1.54E-011</text:p>
          </table:table-cell>
          <table:table-cell office:value-type="float" office:value="0.000000000023835">
            <text:p>2.38E-011</text:p>
          </table:table-cell>
          <table:table-cell table:formula="of:=IF([.P457] &lt; [.L457];&quot;BETTER&quot;;IF([.P457]-2 &gt; [.L457]; &quot;WORSE&quot;;&quot;&quot;))">
            <text:p/>
          </table:table-cell>
          <table:table-cell table:formula="of:=IF([.R457] &lt; [.N457];&quot;BETTER&quot;;IF([.R457] &gt;[.N45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5417">
            <text:p>1.54E-011</text:p>
          </table:table-cell>
          <table:table-cell office:value-type="float" office:value="0.000000000023835">
            <text:p>2.38E-011</text:p>
          </table:table-cell>
          <table:table-cell table:formula="of:=IF([.U457] &lt; [.P457];&quot;BETTER&quot;;IF([.U457]-2 &gt; [.P457]; &quot;WORSE&quot;;&quot;&quot;))">
            <text:p/>
          </table:table-cell>
          <table:table-cell table:formula="of:=IF([.W457] &lt; [.R457];&quot;BETTER&quot;;IF([.W457] &gt;[.R45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5448">
            <text:p>1.54E-011</text:p>
          </table:table-cell>
          <table:table-cell office:value-type="float" office:value="0.000000000023835">
            <text:p>2.38E-011</text:p>
          </table:table-cell>
          <table:table-cell table:formula="of:=IF([.Z457] &lt; [.U457];&quot;BETTER&quot;;IF([.Z457]-2 &gt; [.U457]; &quot;WORSE&quot;;&quot;&quot;))">
            <text:p/>
          </table:table-cell>
          <table:table-cell table:formula="of:=IF([.AB457] &lt; [.W457];&quot;BETTER&quot;;IF([.AB457] &gt;[.W457]*1.1;&quot;WORSE&quot;;&quot;&quot;))">
            <text:p/>
          </table:table-cell>
        </table:table-row>
        <table:table-row table:style-name="ro3">
          <table:table-cell/>
          <table:table-cell office:value-type="float" office:value="456">
            <text:p>456</text:p>
          </table:table-cell>
          <table:table-cell office:value-type="string">
            <text:p>-3.12944481517311690e-01</text:p>
          </table:table-cell>
          <table:table-cell office:value-type="float" office:value="57">
            <text:p>57</text:p>
          </table:table-cell>
          <table:table-cell office:value-type="float" office:value="0.00000000024523">
            <text:p>2.45E-010</text:p>
          </table:table-cell>
          <table:table-cell office:value-type="float" office:value="0.000000000055317">
            <text:p>5.53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24523">
            <text:p>2.45E-010</text:p>
          </table:table-cell>
          <table:table-cell office:value-type="float" office:value="0.000000000055317">
            <text:p>5.53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55319">
            <text:p>5.53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55319">
            <text:p>5.53E-011</text:p>
          </table:table-cell>
          <table:table-cell table:formula="of:=IF([.P458] &lt; [.L458];&quot;BETTER&quot;;IF([.P458]-2 &gt; [.L458]; &quot;WORSE&quot;;&quot;&quot;))">
            <text:p/>
          </table:table-cell>
          <table:table-cell table:formula="of:=IF([.R458] &lt; [.N458];&quot;BETTER&quot;;IF([.R458] &gt;[.N45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55319">
            <text:p>5.53E-011</text:p>
          </table:table-cell>
          <table:table-cell table:formula="of:=IF([.U458] &lt; [.P458];&quot;BETTER&quot;;IF([.U458]-2 &gt; [.P458]; &quot;WORSE&quot;;&quot;&quot;))">
            <text:p/>
          </table:table-cell>
          <table:table-cell table:formula="of:=IF([.W458] &lt; [.R458];&quot;BETTER&quot;;IF([.W458] &gt;[.R45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27257">
            <text:p>2.73E-013</text:p>
          </table:table-cell>
          <table:table-cell office:value-type="float" office:value="0.000000000055319">
            <text:p>5.53E-011</text:p>
          </table:table-cell>
          <table:table-cell table:formula="of:=IF([.Z458] &lt; [.U458];&quot;BETTER&quot;;IF([.Z458]-2 &gt; [.U458]; &quot;WORSE&quot;;&quot;&quot;))">
            <text:p/>
          </table:table-cell>
          <table:table-cell table:formula="of:=IF([.AB458] &lt; [.W458];&quot;BETTER&quot;;IF([.AB458] &gt;[.W458]*1.1;&quot;WORSE&quot;;&quot;&quot;))">
            <text:p/>
          </table:table-cell>
        </table:table-row>
        <table:table-row table:style-name="ro3">
          <table:table-cell/>
          <table:table-cell office:value-type="float" office:value="457">
            <text:p>457</text:p>
          </table:table-cell>
          <table:table-cell office:value-type="string">
            <text:p>3.67879441171442334e-01</text:p>
          </table:table-cell>
          <table:table-cell office:value-type="float" office:value="58">
            <text:p>58</text:p>
          </table:table-cell>
          <table:table-cell office:value-type="float" office:value="0.00000000000018666">
            <text:p>1.87E-013</text:p>
          </table:table-cell>
          <table:table-cell office:value-type="float" office:value="0.000000000077628">
            <text:p>7.76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8666">
            <text:p>1.87E-013</text:p>
          </table:table-cell>
          <table:table-cell office:value-type="float" office:value="0.000000000077628">
            <text:p>7.7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51876">
            <text:p>5.19E-011</text:p>
          </table:table-cell>
          <table:table-cell office:value-type="float" office:value="0.000000000077628">
            <text:p>7.7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51876">
            <text:p>5.19E-011</text:p>
          </table:table-cell>
          <table:table-cell office:value-type="float" office:value="0.000000000077628">
            <text:p>7.76E-011</text:p>
          </table:table-cell>
          <table:table-cell table:formula="of:=IF([.P459] &lt; [.L459];&quot;BETTER&quot;;IF([.P459]-2 &gt; [.L459]; &quot;WORSE&quot;;&quot;&quot;))">
            <text:p/>
          </table:table-cell>
          <table:table-cell table:formula="of:=IF([.R459] &lt; [.N459];&quot;BETTER&quot;;IF([.R459] &gt;[.N45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51876">
            <text:p>5.19E-011</text:p>
          </table:table-cell>
          <table:table-cell office:value-type="float" office:value="0.000000000077628">
            <text:p>7.76E-011</text:p>
          </table:table-cell>
          <table:table-cell table:formula="of:=IF([.U459] &lt; [.P459];&quot;BETTER&quot;;IF([.U459]-2 &gt; [.P459]; &quot;WORSE&quot;;&quot;&quot;))">
            <text:p/>
          </table:table-cell>
          <table:table-cell table:formula="of:=IF([.W459] &lt; [.R459];&quot;BETTER&quot;;IF([.W459] &gt;[.R45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5189">
            <text:p>5.19E-011</text:p>
          </table:table-cell>
          <table:table-cell office:value-type="float" office:value="0.000000000077628">
            <text:p>7.76E-011</text:p>
          </table:table-cell>
          <table:table-cell table:formula="of:=IF([.Z459] &lt; [.U459];&quot;BETTER&quot;;IF([.Z459]-2 &gt; [.U459]; &quot;WORSE&quot;;&quot;&quot;))">
            <text:p/>
          </table:table-cell>
          <table:table-cell table:formula="of:=IF([.AB459] &lt; [.W459];&quot;BETTER&quot;;IF([.AB459] &gt;[.W459]*1.1;&quot;WORSE&quot;;&quot;&quot;))">
            <text:p/>
          </table:table-cell>
        </table:table-row>
        <table:table-row table:style-name="ro3">
          <table:table-cell/>
          <table:table-cell office:value-type="float" office:value="458">
            <text:p>458</text:p>
          </table:table-cell>
          <table:table-cell office:value-type="string">
            <text:p>6.32120558828557666e-01</text:p>
          </table:table-cell>
          <table:table-cell office:value-type="float" office:value="58">
            <text:p>58</text:p>
          </table:table-cell>
          <table:table-cell office:value-type="float" office:value="0.000000000000064809">
            <text:p>6.48E-014</text:p>
          </table:table-cell>
          <table:table-cell office:value-type="float" office:value="0.000000000045177">
            <text:p>4.52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64809">
            <text:p>6.48E-014</text:p>
          </table:table-cell>
          <table:table-cell office:value-type="float" office:value="0.000000000045177">
            <text:p>4.5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8119">
            <text:p>2.81E-011</text:p>
          </table:table-cell>
          <table:table-cell office:value-type="float" office:value="0.000000000045178">
            <text:p>4.5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8119">
            <text:p>2.81E-011</text:p>
          </table:table-cell>
          <table:table-cell office:value-type="float" office:value="0.000000000045178">
            <text:p>4.52E-011</text:p>
          </table:table-cell>
          <table:table-cell table:formula="of:=IF([.P460] &lt; [.L460];&quot;BETTER&quot;;IF([.P460]-2 &gt; [.L460]; &quot;WORSE&quot;;&quot;&quot;))">
            <text:p/>
          </table:table-cell>
          <table:table-cell table:formula="of:=IF([.R460] &lt; [.N460];&quot;BETTER&quot;;IF([.R460] &gt;[.N46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8119">
            <text:p>2.81E-011</text:p>
          </table:table-cell>
          <table:table-cell office:value-type="float" office:value="0.000000000045178">
            <text:p>4.52E-011</text:p>
          </table:table-cell>
          <table:table-cell table:formula="of:=IF([.U460] &lt; [.P460];&quot;BETTER&quot;;IF([.U460]-2 &gt; [.P460]; &quot;WORSE&quot;;&quot;&quot;))">
            <text:p/>
          </table:table-cell>
          <table:table-cell table:formula="of:=IF([.W460] &lt; [.R460];&quot;BETTER&quot;;IF([.W460] &gt;[.R46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8137">
            <text:p>2.81E-011</text:p>
          </table:table-cell>
          <table:table-cell office:value-type="float" office:value="0.000000000045178">
            <text:p>4.52E-011</text:p>
          </table:table-cell>
          <table:table-cell table:formula="of:=IF([.Z460] &lt; [.U460];&quot;BETTER&quot;;IF([.Z460]-2 &gt; [.U460]; &quot;WORSE&quot;;&quot;&quot;))">
            <text:p/>
          </table:table-cell>
          <table:table-cell table:formula="of:=IF([.AB460] &lt; [.W460];&quot;BETTER&quot;;IF([.AB460] &gt;[.W460]*1.1;&quot;WORSE&quot;;&quot;&quot;))">
            <text:p/>
          </table:table-cell>
        </table:table-row>
        <table:table-row table:style-name="ro3">
          <table:table-cell/>
          <table:table-cell office:value-type="float" office:value="459">
            <text:p>459</text:p>
          </table:table-cell>
          <table:table-cell office:value-type="string">
            <text:p>3.64834477500966203e-01</text:p>
          </table:table-cell>
          <table:table-cell office:value-type="float" office:value="57">
            <text:p>57</text:p>
          </table:table-cell>
          <table:table-cell office:value-type="float" office:value="0.0000000011904">
            <text:p>1.19E-009</text:p>
          </table:table-cell>
          <table:table-cell office:value-type="float" office:value="0.0000000000026481">
            <text:p>2.65E-012</text:p>
          </table:table-cell>
          <table:table-cell/>
          <table:table-cell office:value-type="float" office:value="111">
            <text:p>111</text:p>
          </table:table-cell>
          <table:table-cell office:value-type="float" office:value="0.00000000000029031">
            <text:p>2.90E-013</text:p>
          </table:table-cell>
          <table:table-cell office:value-type="float" office:value="0.0000000000023578">
            <text:p>2.36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9.4369E-016">
            <text:p>9.44E-016</text:p>
          </table:table-cell>
          <table:table-cell office:value-type="float" office:value="0.0000000000026484">
            <text:p>2.65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9.4369E-016">
            <text:p>9.44E-016</text:p>
          </table:table-cell>
          <table:table-cell office:value-type="float" office:value="0.0000000000026484">
            <text:p>2.65E-012</text:p>
          </table:table-cell>
          <table:table-cell table:formula="of:=IF([.P461] &lt; [.L461];&quot;BETTER&quot;;IF([.P461]-2 &gt; [.L461]; &quot;WORSE&quot;;&quot;&quot;))">
            <text:p/>
          </table:table-cell>
          <table:table-cell table:formula="of:=IF([.R461] &lt; [.N461];&quot;BETTER&quot;;IF([.R461] &gt;[.N46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9.4369E-016">
            <text:p>9.44E-016</text:p>
          </table:table-cell>
          <table:table-cell office:value-type="float" office:value="0.0000000000026484">
            <text:p>2.65E-012</text:p>
          </table:table-cell>
          <table:table-cell table:formula="of:=IF([.U461] &lt; [.P461];&quot;BETTER&quot;;IF([.U461]-2 &gt; [.P461]; &quot;WORSE&quot;;&quot;&quot;))">
            <text:p/>
          </table:table-cell>
          <table:table-cell table:formula="of:=IF([.W461] &lt; [.R461];&quot;BETTER&quot;;IF([.W461] &gt;[.R46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15921">
            <text:p>1.59E-013</text:p>
          </table:table-cell>
          <table:table-cell office:value-type="float" office:value="0.0000000000026484">
            <text:p>2.65E-012</text:p>
          </table:table-cell>
          <table:table-cell table:formula="of:=IF([.Z461] &lt; [.U461];&quot;BETTER&quot;;IF([.Z461]-2 &gt; [.U461]; &quot;WORSE&quot;;&quot;&quot;))">
            <text:p/>
          </table:table-cell>
          <table:table-cell table:formula="of:=IF([.AB461] &lt; [.W461];&quot;BETTER&quot;;IF([.AB461] &gt;[.W461]*1.1;&quot;WORSE&quot;;&quot;&quot;))">
            <text:p/>
          </table:table-cell>
        </table:table-row>
        <table:table-row table:style-name="ro3">
          <table:table-cell/>
          <table:table-cell office:value-type="float" office:value="460">
            <text:p>460</text:p>
          </table:table-cell>
          <table:table-cell office:value-type="string">
            <text:p>1.08404701155535088e+00</text:p>
          </table:table-cell>
          <table:table-cell office:value-type="float" office:value="57">
            <text:p>57</text:p>
          </table:table-cell>
          <table:table-cell office:value-type="float" office:value="0.0000000000053751">
            <text:p>5.38E-012</text:p>
          </table:table-cell>
          <table:table-cell office:value-type="float" office:value="0.000000000041187">
            <text:p>4.12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53751">
            <text:p>5.38E-012</text:p>
          </table:table-cell>
          <table:table-cell office:value-type="float" office:value="0.000000000041187">
            <text:p>4.12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4.4409E-016">
            <text:p>4.44E-016</text:p>
          </table:table-cell>
          <table:table-cell office:value-type="float" office:value="0.000000000041187">
            <text:p>4.12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4.4409E-016">
            <text:p>4.44E-016</text:p>
          </table:table-cell>
          <table:table-cell office:value-type="float" office:value="0.000000000041187">
            <text:p>4.12E-011</text:p>
          </table:table-cell>
          <table:table-cell table:formula="of:=IF([.P462] &lt; [.L462];&quot;BETTER&quot;;IF([.P462]-2 &gt; [.L462]; &quot;WORSE&quot;;&quot;&quot;))">
            <text:p/>
          </table:table-cell>
          <table:table-cell table:formula="of:=IF([.R462] &lt; [.N462];&quot;BETTER&quot;;IF([.R462] &gt;[.N462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4.4409E-016">
            <text:p>4.44E-016</text:p>
          </table:table-cell>
          <table:table-cell office:value-type="float" office:value="0.000000000041187">
            <text:p>4.12E-011</text:p>
          </table:table-cell>
          <table:table-cell table:formula="of:=IF([.U462] &lt; [.P462];&quot;BETTER&quot;;IF([.U462]-2 &gt; [.P462]; &quot;WORSE&quot;;&quot;&quot;))">
            <text:p/>
          </table:table-cell>
          <table:table-cell table:formula="of:=IF([.W462] &lt; [.R462];&quot;BETTER&quot;;IF([.W462] &gt;[.R462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17331">
            <text:p>1.73E-013</text:p>
          </table:table-cell>
          <table:table-cell office:value-type="float" office:value="0.000000000041187">
            <text:p>4.12E-011</text:p>
          </table:table-cell>
          <table:table-cell table:formula="of:=IF([.Z462] &lt; [.U462];&quot;BETTER&quot;;IF([.Z462]-2 &gt; [.U462]; &quot;WORSE&quot;;&quot;&quot;))">
            <text:p/>
          </table:table-cell>
          <table:table-cell table:formula="of:=IF([.AB462] &lt; [.W462];&quot;BETTER&quot;;IF([.AB462] &gt;[.W462]*1.1;&quot;WORSE&quot;;&quot;&quot;))">
            <text:p/>
          </table:table-cell>
        </table:table-row>
        <table:table-row table:style-name="ro3">
          <table:table-cell/>
          <table:table-cell office:value-type="float" office:value="461">
            <text:p>461</text:p>
          </table:table-cell>
          <table:table-cell office:value-type="string">
            <text:p>1.48650077978372763e-01</text:p>
          </table:table-cell>
          <table:table-cell office:value-type="float" office:value="58">
            <text:p>58</text:p>
          </table:table-cell>
          <table:table-cell office:value-type="float" office:value="0.00000000000010998">
            <text:p>1.10E-013</text:p>
          </table:table-cell>
          <table:table-cell office:value-type="float" office:value="0.00000000014549">
            <text:p>1.45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0998">
            <text:p>1.10E-013</text:p>
          </table:table-cell>
          <table:table-cell office:value-type="float" office:value="0.00000000014549">
            <text:p>1.45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14549">
            <text:p>1.45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14549">
            <text:p>1.45E-010</text:p>
          </table:table-cell>
          <table:table-cell table:formula="of:=IF([.P463] &lt; [.L463];&quot;BETTER&quot;;IF([.P463]-2 &gt; [.L463]; &quot;WORSE&quot;;&quot;&quot;))">
            <text:p/>
          </table:table-cell>
          <table:table-cell table:formula="of:=IF([.R463] &lt; [.N463];&quot;BETTER&quot;;IF([.R463] &gt;[.N46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14549">
            <text:p>1.45E-010</text:p>
          </table:table-cell>
          <table:table-cell table:formula="of:=IF([.U463] &lt; [.P463];&quot;BETTER&quot;;IF([.U463]-2 &gt; [.P463]; &quot;WORSE&quot;;&quot;&quot;))">
            <text:p/>
          </table:table-cell>
          <table:table-cell table:formula="of:=IF([.W463] &lt; [.R463];&quot;BETTER&quot;;IF([.W463] &gt;[.R46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19432">
            <text:p>1.94E-014</text:p>
          </table:table-cell>
          <table:table-cell office:value-type="float" office:value="0.00000000014549">
            <text:p>1.45E-010</text:p>
          </table:table-cell>
          <table:table-cell table:formula="of:=IF([.Z463] &lt; [.U463];&quot;BETTER&quot;;IF([.Z463]-2 &gt; [.U463]; &quot;WORSE&quot;;&quot;&quot;))">
            <text:p/>
          </table:table-cell>
          <table:table-cell table:formula="of:=IF([.AB463] &lt; [.W463];&quot;BETTER&quot;;IF([.AB463] &gt;[.W463]*1.1;&quot;WORSE&quot;;&quot;&quot;))">
            <text:p/>
          </table:table-cell>
        </table:table-row>
        <table:table-row table:style-name="ro3">
          <table:table-cell/>
          <table:table-cell office:value-type="float" office:value="462">
            <text:p>462</text:p>
          </table:table-cell>
          <table:table-cell office:value-type="string">
            <text:p>1.90790965485720054e-01</text:p>
          </table:table-cell>
          <table:table-cell office:value-type="float" office:value="56">
            <text:p>56</text:p>
          </table:table-cell>
          <table:table-cell office:value-type="float" office:value="0.00000000000011667">
            <text:p>1.17E-013</text:p>
          </table:table-cell>
          <table:table-cell office:value-type="float" office:value="0.000000000075135">
            <text:p>7.51E-011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0017253">
            <text:p>1.73E-013</text:p>
          </table:table-cell>
          <table:table-cell office:value-type="float" office:value="0.000000000074846">
            <text:p>7.4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74846">
            <text:p>7.4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74846">
            <text:p>7.48E-011</text:p>
          </table:table-cell>
          <table:table-cell table:formula="of:=IF([.P464] &lt; [.L464];&quot;BETTER&quot;;IF([.P464]-2 &gt; [.L464]; &quot;WORSE&quot;;&quot;&quot;))">
            <text:p/>
          </table:table-cell>
          <table:table-cell table:formula="of:=IF([.R464] &lt; [.N464];&quot;BETTER&quot;;IF([.R464] &gt;[.N46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74846">
            <text:p>7.48E-011</text:p>
          </table:table-cell>
          <table:table-cell table:formula="of:=IF([.U464] &lt; [.P464];&quot;BETTER&quot;;IF([.U464]-2 &gt; [.P464]; &quot;WORSE&quot;;&quot;&quot;))">
            <text:p/>
          </table:table-cell>
          <table:table-cell table:formula="of:=IF([.W464] &lt; [.R464];&quot;BETTER&quot;;IF([.W464] &gt;[.R46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7416E-015">
            <text:p>6.74E-015</text:p>
          </table:table-cell>
          <table:table-cell office:value-type="float" office:value="0.000000000074846">
            <text:p>7.48E-011</text:p>
          </table:table-cell>
          <table:table-cell table:formula="of:=IF([.Z464] &lt; [.U464];&quot;BETTER&quot;;IF([.Z464]-2 &gt; [.U464]; &quot;WORSE&quot;;&quot;&quot;))">
            <text:p/>
          </table:table-cell>
          <table:table-cell table:formula="of:=IF([.AB464] &lt; [.W464];&quot;BETTER&quot;;IF([.AB464] &gt;[.W464]*1.1;&quot;WORSE&quot;;&quot;&quot;))">
            <text:p/>
          </table:table-cell>
        </table:table-row>
        <table:table-row table:style-name="ro3">
          <table:table-cell/>
          <table:table-cell office:value-type="float" office:value="463">
            <text:p>463</text:p>
          </table:table-cell>
          <table:table-cell office:value-type="string">
            <text:p>3.03161896573113376e-02</text:p>
          </table:table-cell>
          <table:table-cell office:value-type="float" office:value="58">
            <text:p>58</text:p>
          </table:table-cell>
          <table:table-cell office:value-type="float" office:value="0.0000000000045495">
            <text:p>4.55E-012</text:p>
          </table:table-cell>
          <table:table-cell office:value-type="float" office:value="0.0000000014081">
            <text:p>1.41E-009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45495">
            <text:p>4.55E-012</text:p>
          </table:table-cell>
          <table:table-cell office:value-type="float" office:value="0.0000000014081">
            <text:p>1.41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1.0408E-017">
            <text:p>1.04E-017</text:p>
          </table:table-cell>
          <table:table-cell office:value-type="float" office:value="0.0000000014081">
            <text:p>1.41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1.0408E-017">
            <text:p>1.04E-017</text:p>
          </table:table-cell>
          <table:table-cell office:value-type="float" office:value="0.0000000014081">
            <text:p>1.41E-009</text:p>
          </table:table-cell>
          <table:table-cell table:formula="of:=IF([.P465] &lt; [.L465];&quot;BETTER&quot;;IF([.P465]-2 &gt; [.L465]; &quot;WORSE&quot;;&quot;&quot;))">
            <text:p/>
          </table:table-cell>
          <table:table-cell table:formula="of:=IF([.R465] &lt; [.N465];&quot;BETTER&quot;;IF([.R465] &gt;[.N46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9389E-018">
            <text:p>6.94E-018</text:p>
          </table:table-cell>
          <table:table-cell office:value-type="float" office:value="0.0000000014081">
            <text:p>1.41E-009</text:p>
          </table:table-cell>
          <table:table-cell table:formula="of:=IF([.U465] &lt; [.P465];&quot;BETTER&quot;;IF([.U465]-2 &gt; [.P465]; &quot;WORSE&quot;;&quot;&quot;))">
            <text:p/>
          </table:table-cell>
          <table:table-cell table:formula="of:=IF([.W465] &lt; [.R465];&quot;BETTER&quot;;IF([.W465] &gt;[.R46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0237E-015">
            <text:p>4.02E-015</text:p>
          </table:table-cell>
          <table:table-cell office:value-type="float" office:value="0.0000000014081">
            <text:p>1.41E-009</text:p>
          </table:table-cell>
          <table:table-cell table:formula="of:=IF([.Z465] &lt; [.U465];&quot;BETTER&quot;;IF([.Z465]-2 &gt; [.U465]; &quot;WORSE&quot;;&quot;&quot;))">
            <text:p/>
          </table:table-cell>
          <table:table-cell table:formula="of:=IF([.AB465] &lt; [.W465];&quot;BETTER&quot;;IF([.AB465] &gt;[.W465]*1.1;&quot;WORSE&quot;;&quot;&quot;))">
            <text:p/>
          </table:table-cell>
        </table:table-row>
        <table:table-row table:style-name="ro3">
          <table:table-cell/>
          <table:table-cell office:value-type="float" office:value="464">
            <text:p>464</text:p>
          </table:table-cell>
          <table:table-cell office:value-type="string">
            <text:p>3.91118023549065330e-01</text:p>
          </table:table-cell>
          <table:table-cell office:value-type="float" office:value="58">
            <text:p>58</text:p>
          </table:table-cell>
          <table:table-cell office:value-type="float" office:value="0.0000000000083247">
            <text:p>8.32E-012</text:p>
          </table:table-cell>
          <table:table-cell office:value-type="float" office:value="0.00000000012545">
            <text:p>1.25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83247">
            <text:p>8.32E-012</text:p>
          </table:table-cell>
          <table:table-cell office:value-type="float" office:value="0.00000000012545">
            <text:p>1.25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779">
            <text:p>2.18E-010</text:p>
          </table:table-cell>
          <table:table-cell office:value-type="float" office:value="0.00000000012545">
            <text:p>1.25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779">
            <text:p>2.18E-010</text:p>
          </table:table-cell>
          <table:table-cell office:value-type="float" office:value="0.00000000012545">
            <text:p>1.25E-010</text:p>
          </table:table-cell>
          <table:table-cell table:formula="of:=IF([.P466] &lt; [.L466];&quot;BETTER&quot;;IF([.P466]-2 &gt; [.L466]; &quot;WORSE&quot;;&quot;&quot;))">
            <text:p/>
          </table:table-cell>
          <table:table-cell table:formula="of:=IF([.R466] &lt; [.N466];&quot;BETTER&quot;;IF([.R466] &gt;[.N46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1779">
            <text:p>2.18E-010</text:p>
          </table:table-cell>
          <table:table-cell office:value-type="float" office:value="0.00000000012545">
            <text:p>1.25E-010</text:p>
          </table:table-cell>
          <table:table-cell table:formula="of:=IF([.U466] &lt; [.P466];&quot;BETTER&quot;;IF([.U466]-2 &gt; [.P466]; &quot;WORSE&quot;;&quot;&quot;))">
            <text:p/>
          </table:table-cell>
          <table:table-cell table:formula="of:=IF([.W466] &lt; [.R466];&quot;BETTER&quot;;IF([.W466] &gt;[.R46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1781">
            <text:p>2.18E-010</text:p>
          </table:table-cell>
          <table:table-cell office:value-type="float" office:value="0.00000000012545">
            <text:p>1.25E-010</text:p>
          </table:table-cell>
          <table:table-cell table:formula="of:=IF([.Z466] &lt; [.U466];&quot;BETTER&quot;;IF([.Z466]-2 &gt; [.U466]; &quot;WORSE&quot;;&quot;&quot;))">
            <text:p/>
          </table:table-cell>
          <table:table-cell table:formula="of:=IF([.AB466] &lt; [.W466];&quot;BETTER&quot;;IF([.AB466] &gt;[.W466]*1.1;&quot;WORSE&quot;;&quot;&quot;))">
            <text:p/>
          </table:table-cell>
        </table:table-row>
        <table:table-row table:style-name="ro3">
          <table:table-cell/>
          <table:table-cell office:value-type="float" office:value="465">
            <text:p>465</text:p>
          </table:table-cell>
          <table:table-cell office:value-type="string">
            <text:p>1.78000135825859518e+00</text:p>
          </table:table-cell>
          <table:table-cell office:value-type="float" office:value="58">
            <text:p>58</text:p>
          </table:table-cell>
          <table:table-cell office:value-type="float" office:value="0.00000000017079">
            <text:p>1.71E-010</text:p>
          </table:table-cell>
          <table:table-cell office:value-type="float" office:value="0.000000000023262">
            <text:p>2.3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17079">
            <text:p>1.71E-010</text:p>
          </table:table-cell>
          <table:table-cell office:value-type="float" office:value="0.000000000023262">
            <text:p>2.3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23261">
            <text:p>2.3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23261">
            <text:p>2.33E-011</text:p>
          </table:table-cell>
          <table:table-cell table:formula="of:=IF([.P467] &lt; [.L467];&quot;BETTER&quot;;IF([.P467]-2 &gt; [.L467]; &quot;WORSE&quot;;&quot;&quot;))">
            <text:p/>
          </table:table-cell>
          <table:table-cell table:formula="of:=IF([.R467] &lt; [.N467];&quot;BETTER&quot;;IF([.R467] &gt;[.N46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23261">
            <text:p>2.33E-011</text:p>
          </table:table-cell>
          <table:table-cell table:formula="of:=IF([.U467] &lt; [.P467];&quot;BETTER&quot;;IF([.U467]-2 &gt; [.P467]; &quot;WORSE&quot;;&quot;&quot;))">
            <text:p/>
          </table:table-cell>
          <table:table-cell table:formula="of:=IF([.W467] &lt; [.R467];&quot;BETTER&quot;;IF([.W467] &gt;[.R46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92892">
            <text:p>9.29E-013</text:p>
          </table:table-cell>
          <table:table-cell office:value-type="float" office:value="0.000000000023261">
            <text:p>2.33E-011</text:p>
          </table:table-cell>
          <table:table-cell table:formula="of:=IF([.Z467] &lt; [.U467];&quot;BETTER&quot;;IF([.Z467]-2 &gt; [.U467]; &quot;WORSE&quot;;&quot;&quot;))">
            <text:p/>
          </table:table-cell>
          <table:table-cell table:formula="of:=IF([.AB467] &lt; [.W467];&quot;BETTER&quot;;IF([.AB467] &gt;[.W467]*1.1;&quot;WORSE&quot;;&quot;&quot;))">
            <text:p/>
          </table:table-cell>
        </table:table-row>
        <table:table-row table:style-name="ro3">
          <table:table-cell/>
          <table:table-cell office:value-type="float" office:value="466">
            <text:p>466</text:p>
          </table:table-cell>
          <table:table-cell office:value-type="string">
            <text:p>1.01416245187176984e-01</text:p>
          </table:table-cell>
          <table:table-cell office:value-type="float" office:value="57">
            <text:p>57</text:p>
          </table:table-cell>
          <table:table-cell office:value-type="float" office:value="0.0000000000040786">
            <text:p>4.08E-012</text:p>
          </table:table-cell>
          <table:table-cell office:value-type="float" office:value="0.00000000012644">
            <text:p>1.26E-010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40786">
            <text:p>4.08E-012</text:p>
          </table:table-cell>
          <table:table-cell office:value-type="float" office:value="0.00000000012644">
            <text:p>1.26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13231">
            <text:p>1.32E-010</text:p>
          </table:table-cell>
          <table:table-cell office:value-type="float" office:value="0.00000000012644">
            <text:p>1.26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13231">
            <text:p>1.32E-010</text:p>
          </table:table-cell>
          <table:table-cell office:value-type="float" office:value="0.00000000012644">
            <text:p>1.26E-010</text:p>
          </table:table-cell>
          <table:table-cell table:formula="of:=IF([.P468] &lt; [.L468];&quot;BETTER&quot;;IF([.P468]-2 &gt; [.L468]; &quot;WORSE&quot;;&quot;&quot;))">
            <text:p/>
          </table:table-cell>
          <table:table-cell table:formula="of:=IF([.R468] &lt; [.N468];&quot;BETTER&quot;;IF([.R468] &gt;[.N468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13231">
            <text:p>1.32E-010</text:p>
          </table:table-cell>
          <table:table-cell office:value-type="float" office:value="0.00000000012644">
            <text:p>1.26E-010</text:p>
          </table:table-cell>
          <table:table-cell table:formula="of:=IF([.U468] &lt; [.P468];&quot;BETTER&quot;;IF([.U468]-2 &gt; [.P468]; &quot;WORSE&quot;;&quot;&quot;))">
            <text:p/>
          </table:table-cell>
          <table:table-cell table:formula="of:=IF([.W468] &lt; [.R468];&quot;BETTER&quot;;IF([.W468] &gt;[.R468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13233">
            <text:p>1.32E-010</text:p>
          </table:table-cell>
          <table:table-cell office:value-type="float" office:value="0.00000000012644">
            <text:p>1.26E-010</text:p>
          </table:table-cell>
          <table:table-cell table:formula="of:=IF([.Z468] &lt; [.U468];&quot;BETTER&quot;;IF([.Z468]-2 &gt; [.U468]; &quot;WORSE&quot;;&quot;&quot;))">
            <text:p/>
          </table:table-cell>
          <table:table-cell table:formula="of:=IF([.AB468] &lt; [.W468];&quot;BETTER&quot;;IF([.AB468] &gt;[.W468]*1.1;&quot;WORSE&quot;;&quot;&quot;))">
            <text:p/>
          </table:table-cell>
        </table:table-row>
        <table:table-row table:style-name="ro3">
          <table:table-cell/>
          <table:table-cell office:value-type="float" office:value="467">
            <text:p>467</text:p>
          </table:table-cell>
          <table:table-cell office:value-type="string">
            <text:p>2.93472201258882404e+00</text:p>
          </table:table-cell>
          <table:table-cell office:value-type="float" office:value="57">
            <text:p>57</text:p>
          </table:table-cell>
          <table:table-cell office:value-type="float" office:value="0.000000000000011864">
            <text:p>1.19E-014</text:p>
          </table:table-cell>
          <table:table-cell office:value-type="float" office:value="0.0000000000038056">
            <text:p>3.81E-012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011864">
            <text:p>1.19E-014</text:p>
          </table:table-cell>
          <table:table-cell office:value-type="float" office:value="0.0000000000038056">
            <text:p>3.81E-012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090047">
            <text:p>9.00E-012</text:p>
          </table:table-cell>
          <table:table-cell office:value-type="float" office:value="0.0000000000038082">
            <text:p>3.81E-012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090047">
            <text:p>9.00E-012</text:p>
          </table:table-cell>
          <table:table-cell office:value-type="float" office:value="0.0000000000038082">
            <text:p>3.81E-012</text:p>
          </table:table-cell>
          <table:table-cell table:formula="of:=IF([.P469] &lt; [.L469];&quot;BETTER&quot;;IF([.P469]-2 &gt; [.L469]; &quot;WORSE&quot;;&quot;&quot;))">
            <text:p/>
          </table:table-cell>
          <table:table-cell table:formula="of:=IF([.R469] &lt; [.N469];&quot;BETTER&quot;;IF([.R469] &gt;[.N469]*1.1;&quot;WORSE&quot;;&quot;&quot;))">
            <text:p/>
          </table:table-cell>
          <table:table-cell office:value-type="float" office:value="49">
            <text:p>49</text:p>
          </table:table-cell>
          <table:table-cell office:value-type="float" office:value="0.0000000000090047">
            <text:p>9.00E-012</text:p>
          </table:table-cell>
          <table:table-cell office:value-type="float" office:value="0.0000000000038082">
            <text:p>3.81E-012</text:p>
          </table:table-cell>
          <table:table-cell table:formula="of:=IF([.U469] &lt; [.P469];&quot;BETTER&quot;;IF([.U469]-2 &gt; [.P469]; &quot;WORSE&quot;;&quot;&quot;))">
            <text:p/>
          </table:table-cell>
          <table:table-cell table:formula="of:=IF([.W469] &lt; [.R469];&quot;BETTER&quot;;IF([.W469] &gt;[.R469]*1.1;&quot;WORSE&quot;;&quot;&quot;))">
            <text:p/>
          </table:table-cell>
          <table:table-cell office:value-type="float" office:value="49">
            <text:p>49</text:p>
          </table:table-cell>
          <table:table-cell office:value-type="float" office:value="0.00000000015924">
            <text:p>1.59E-010</text:p>
          </table:table-cell>
          <table:table-cell office:value-type="float" office:value="0.0000000000038082">
            <text:p>3.81E-012</text:p>
          </table:table-cell>
          <table:table-cell table:formula="of:=IF([.Z469] &lt; [.U469];&quot;BETTER&quot;;IF([.Z469]-2 &gt; [.U469]; &quot;WORSE&quot;;&quot;&quot;))">
            <text:p/>
          </table:table-cell>
          <table:table-cell table:formula="of:=IF([.AB469] &lt; [.W469];&quot;BETTER&quot;;IF([.AB469] &gt;[.W469]*1.1;&quot;WORSE&quot;;&quot;&quot;))">
            <text:p/>
          </table:table-cell>
        </table:table-row>
        <table:table-row table:style-name="ro3">
          <table:table-cell/>
          <table:table-cell office:value-type="float" office:value="468">
            <text:p>468</text:p>
          </table:table-cell>
          <table:table-cell office:value-type="string">
            <text:p>4.42592275345097708e-01</text:p>
          </table:table-cell>
          <table:table-cell office:value-type="float" office:value="56">
            <text:p>56</text:p>
          </table:table-cell>
          <table:table-cell office:value-type="float" office:value="0.0000000000064803">
            <text:p>6.48E-012</text:p>
          </table:table-cell>
          <table:table-cell office:value-type="float" office:value="0.00000000010263">
            <text:p>1.03E-010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072198">
            <text:p>7.22E-012</text:p>
          </table:table-cell>
          <table:table-cell office:value-type="float" office:value="0.00000000010189">
            <text:p>1.02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2371">
            <text:p>2.24E-010</text:p>
          </table:table-cell>
          <table:table-cell office:value-type="float" office:value="0.00000000010189">
            <text:p>1.02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2371">
            <text:p>2.24E-010</text:p>
          </table:table-cell>
          <table:table-cell office:value-type="float" office:value="0.00000000010189">
            <text:p>1.02E-010</text:p>
          </table:table-cell>
          <table:table-cell table:formula="of:=IF([.P470] &lt; [.L470];&quot;BETTER&quot;;IF([.P470]-2 &gt; [.L470]; &quot;WORSE&quot;;&quot;&quot;))">
            <text:p/>
          </table:table-cell>
          <table:table-cell table:formula="of:=IF([.R470] &lt; [.N470];&quot;BETTER&quot;;IF([.R470] &gt;[.N47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2371">
            <text:p>2.24E-010</text:p>
          </table:table-cell>
          <table:table-cell office:value-type="float" office:value="0.00000000010189">
            <text:p>1.02E-010</text:p>
          </table:table-cell>
          <table:table-cell table:formula="of:=IF([.U470] &lt; [.P470];&quot;BETTER&quot;;IF([.U470]-2 &gt; [.P470]; &quot;WORSE&quot;;&quot;&quot;))">
            <text:p/>
          </table:table-cell>
          <table:table-cell table:formula="of:=IF([.W470] &lt; [.R470];&quot;BETTER&quot;;IF([.W470] &gt;[.R47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2372">
            <text:p>2.24E-010</text:p>
          </table:table-cell>
          <table:table-cell office:value-type="float" office:value="0.00000000010189">
            <text:p>1.02E-010</text:p>
          </table:table-cell>
          <table:table-cell table:formula="of:=IF([.Z470] &lt; [.U470];&quot;BETTER&quot;;IF([.Z470]-2 &gt; [.U470]; &quot;WORSE&quot;;&quot;&quot;))">
            <text:p/>
          </table:table-cell>
          <table:table-cell table:formula="of:=IF([.AB470] &lt; [.W470];&quot;BETTER&quot;;IF([.AB470] &gt;[.W470]*1.1;&quot;WORSE&quot;;&quot;&quot;))">
            <text:p/>
          </table:table-cell>
        </table:table-row>
        <table:table-row table:style-name="ro3">
          <table:table-cell/>
          <table:table-cell office:value-type="float" office:value="469">
            <text:p>469</text:p>
          </table:table-cell>
          <table:table-cell office:value-type="string">
            <text:p>-7.00749489116150537e-01</text:p>
          </table:table-cell>
          <table:table-cell office:value-type="float" office:value="55">
            <text:p>55</text:p>
          </table:table-cell>
          <table:table-cell office:value-type="float" office:value="0.0000000000020633">
            <text:p>2.06E-012</text:p>
          </table:table-cell>
          <table:table-cell office:value-type="float" office:value="0.0000000000229">
            <text:p>2.29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22113">
            <text:p>2.21E-012</text:p>
          </table:table-cell>
          <table:table-cell office:value-type="float" office:value="0.000000000023048">
            <text:p>2.30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2375">
            <text:p>2.24E-011</text:p>
          </table:table-cell>
          <table:table-cell office:value-type="float" office:value="0.000000000023048">
            <text:p>2.30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2375">
            <text:p>2.24E-011</text:p>
          </table:table-cell>
          <table:table-cell office:value-type="float" office:value="0.000000000023048">
            <text:p>2.30E-011</text:p>
          </table:table-cell>
          <table:table-cell table:formula="of:=IF([.P471] &lt; [.L471];&quot;BETTER&quot;;IF([.P471]-2 &gt; [.L471]; &quot;WORSE&quot;;&quot;&quot;))">
            <text:p/>
          </table:table-cell>
          <table:table-cell table:formula="of:=IF([.R471] &lt; [.N471];&quot;BETTER&quot;;IF([.R471] &gt;[.N471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22375">
            <text:p>2.24E-011</text:p>
          </table:table-cell>
          <table:table-cell office:value-type="float" office:value="0.000000000023048">
            <text:p>2.30E-011</text:p>
          </table:table-cell>
          <table:table-cell table:formula="of:=IF([.U471] &lt; [.P471];&quot;BETTER&quot;;IF([.U471]-2 &gt; [.P471]; &quot;WORSE&quot;;&quot;&quot;))">
            <text:p/>
          </table:table-cell>
          <table:table-cell table:formula="of:=IF([.W471] &lt; [.R471];&quot;BETTER&quot;;IF([.W471] &gt;[.R471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22382">
            <text:p>2.24E-011</text:p>
          </table:table-cell>
          <table:table-cell office:value-type="float" office:value="0.000000000023048">
            <text:p>2.30E-011</text:p>
          </table:table-cell>
          <table:table-cell table:formula="of:=IF([.Z471] &lt; [.U471];&quot;BETTER&quot;;IF([.Z471]-2 &gt; [.U471]; &quot;WORSE&quot;;&quot;&quot;))">
            <text:p/>
          </table:table-cell>
          <table:table-cell table:formula="of:=IF([.AB471] &lt; [.W471];&quot;BETTER&quot;;IF([.AB471] &gt;[.W471]*1.1;&quot;WORSE&quot;;&quot;&quot;))">
            <text:p/>
          </table:table-cell>
        </table:table-row>
        <table:table-row table:style-name="ro3">
          <table:table-cell/>
          <table:table-cell office:value-type="float" office:value="470">
            <text:p>470</text:p>
          </table:table-cell>
          <table:table-cell office:value-type="string">
            <text:p>-6.72223173964706655e-01</text:p>
          </table:table-cell>
          <table:table-cell office:value-type="float" office:value="58">
            <text:p>58</text:p>
          </table:table-cell>
          <table:table-cell office:value-type="float" office:value="0.000000000014256">
            <text:p>1.43E-011</text:p>
          </table:table-cell>
          <table:table-cell office:value-type="float" office:value="0.000000000052504">
            <text:p>5.25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14256">
            <text:p>1.43E-011</text:p>
          </table:table-cell>
          <table:table-cell office:value-type="float" office:value="0.000000000052504">
            <text:p>5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7119">
            <text:p>6.71E-010</text:p>
          </table:table-cell>
          <table:table-cell office:value-type="float" office:value="0.000000000052502">
            <text:p>5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7119">
            <text:p>6.71E-010</text:p>
          </table:table-cell>
          <table:table-cell office:value-type="float" office:value="0.000000000052502">
            <text:p>5.25E-011</text:p>
          </table:table-cell>
          <table:table-cell table:formula="of:=IF([.P472] &lt; [.L472];&quot;BETTER&quot;;IF([.P472]-2 &gt; [.L472]; &quot;WORSE&quot;;&quot;&quot;))">
            <text:p/>
          </table:table-cell>
          <table:table-cell table:formula="of:=IF([.R472] &lt; [.N472];&quot;BETTER&quot;;IF([.R472] &gt;[.N47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7119">
            <text:p>6.71E-010</text:p>
          </table:table-cell>
          <table:table-cell office:value-type="float" office:value="0.000000000052502">
            <text:p>5.25E-011</text:p>
          </table:table-cell>
          <table:table-cell table:formula="of:=IF([.U472] &lt; [.P472];&quot;BETTER&quot;;IF([.U472]-2 &gt; [.P472]; &quot;WORSE&quot;;&quot;&quot;))">
            <text:p/>
          </table:table-cell>
          <table:table-cell table:formula="of:=IF([.W472] &lt; [.R472];&quot;BETTER&quot;;IF([.W472] &gt;[.R47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7126">
            <text:p>6.71E-010</text:p>
          </table:table-cell>
          <table:table-cell office:value-type="float" office:value="0.000000000052502">
            <text:p>5.25E-011</text:p>
          </table:table-cell>
          <table:table-cell table:formula="of:=IF([.Z472] &lt; [.U472];&quot;BETTER&quot;;IF([.Z472]-2 &gt; [.U472]; &quot;WORSE&quot;;&quot;&quot;))">
            <text:p/>
          </table:table-cell>
          <table:table-cell table:formula="of:=IF([.AB472] &lt; [.W472];&quot;BETTER&quot;;IF([.AB472] &gt;[.W472]*1.1;&quot;WORSE&quot;;&quot;&quot;))">
            <text:p/>
          </table:table-cell>
        </table:table-row>
        <table:table-row table:style-name="ro3">
          <table:table-cell/>
          <table:table-cell office:value-type="float" office:value="471">
            <text:p>471</text:p>
          </table:table-cell>
          <table:table-cell office:value-type="string">
            <text:p>9.08200177677606857e-01</text:p>
          </table:table-cell>
          <table:table-cell office:value-type="float" office:value="57">
            <text:p>57</text:p>
          </table:table-cell>
          <table:table-cell office:value-type="float" office:value="0.00000000000003924">
            <text:p>3.92E-014</text:p>
          </table:table-cell>
          <table:table-cell office:value-type="float" office:value="0.000000000024657">
            <text:p>2.47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03924">
            <text:p>3.92E-014</text:p>
          </table:table-cell>
          <table:table-cell office:value-type="float" office:value="0.000000000024657">
            <text:p>2.47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52238">
            <text:p>5.22E-012</text:p>
          </table:table-cell>
          <table:table-cell office:value-type="float" office:value="0.000000000024657">
            <text:p>2.47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52238">
            <text:p>5.22E-012</text:p>
          </table:table-cell>
          <table:table-cell office:value-type="float" office:value="0.000000000024657">
            <text:p>2.47E-011</text:p>
          </table:table-cell>
          <table:table-cell table:formula="of:=IF([.P473] &lt; [.L473];&quot;BETTER&quot;;IF([.P473]-2 &gt; [.L473]; &quot;WORSE&quot;;&quot;&quot;))">
            <text:p/>
          </table:table-cell>
          <table:table-cell table:formula="of:=IF([.R473] &lt; [.N473];&quot;BETTER&quot;;IF([.R473] &gt;[.N473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52237">
            <text:p>5.22E-012</text:p>
          </table:table-cell>
          <table:table-cell office:value-type="float" office:value="0.000000000024657">
            <text:p>2.47E-011</text:p>
          </table:table-cell>
          <table:table-cell table:formula="of:=IF([.U473] &lt; [.P473];&quot;BETTER&quot;;IF([.U473]-2 &gt; [.P473]; &quot;WORSE&quot;;&quot;&quot;))">
            <text:p/>
          </table:table-cell>
          <table:table-cell table:formula="of:=IF([.W473] &lt; [.R473];&quot;BETTER&quot;;IF([.W473] &gt;[.R473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52439">
            <text:p>5.24E-012</text:p>
          </table:table-cell>
          <table:table-cell office:value-type="float" office:value="0.000000000024657">
            <text:p>2.47E-011</text:p>
          </table:table-cell>
          <table:table-cell table:formula="of:=IF([.Z473] &lt; [.U473];&quot;BETTER&quot;;IF([.Z473]-2 &gt; [.U473]; &quot;WORSE&quot;;&quot;&quot;))">
            <text:p/>
          </table:table-cell>
          <table:table-cell table:formula="of:=IF([.AB473] &lt; [.W473];&quot;BETTER&quot;;IF([.AB473] &gt;[.W473]*1.1;&quot;WORSE&quot;;&quot;&quot;))">
            <text:p/>
          </table:table-cell>
        </table:table-row>
        <table:table-row table:style-name="ro3">
          <table:table-cell/>
          <table:table-cell office:value-type="float" office:value="472">
            <text:p>472</text:p>
          </table:table-cell>
          <table:table-cell office:value-type="string">
            <text:p>8.44466015672369230e-01</text:p>
          </table:table-cell>
          <table:table-cell office:value-type="float" office:value="58">
            <text:p>58</text:p>
          </table:table-cell>
          <table:table-cell office:value-type="float" office:value="3.4182E-015">
            <text:p>3.42E-015</text:p>
          </table:table-cell>
          <table:table-cell office:value-type="float" office:value="0.00000000003272">
            <text:p>3.27E-011</text:p>
          </table:table-cell>
          <table:table-cell/>
          <table:table-cell office:value-type="float" office:value="59">
            <text:p>59</text:p>
          </table:table-cell>
          <table:table-cell office:value-type="float" office:value="3.4182E-015">
            <text:p>3.42E-015</text:p>
          </table:table-cell>
          <table:table-cell office:value-type="float" office:value="0.00000000003272">
            <text:p>3.2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8303">
            <text:p>2.83E-011</text:p>
          </table:table-cell>
          <table:table-cell office:value-type="float" office:value="0.00000000003272">
            <text:p>3.2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8303">
            <text:p>2.83E-011</text:p>
          </table:table-cell>
          <table:table-cell office:value-type="float" office:value="0.00000000003272">
            <text:p>3.27E-011</text:p>
          </table:table-cell>
          <table:table-cell table:formula="of:=IF([.P474] &lt; [.L474];&quot;BETTER&quot;;IF([.P474]-2 &gt; [.L474]; &quot;WORSE&quot;;&quot;&quot;))">
            <text:p/>
          </table:table-cell>
          <table:table-cell table:formula="of:=IF([.R474] &lt; [.N474];&quot;BETTER&quot;;IF([.R474] &gt;[.N47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8303">
            <text:p>2.83E-011</text:p>
          </table:table-cell>
          <table:table-cell office:value-type="float" office:value="0.00000000003272">
            <text:p>3.27E-011</text:p>
          </table:table-cell>
          <table:table-cell table:formula="of:=IF([.U474] &lt; [.P474];&quot;BETTER&quot;;IF([.U474]-2 &gt; [.P474]; &quot;WORSE&quot;;&quot;&quot;))">
            <text:p/>
          </table:table-cell>
          <table:table-cell table:formula="of:=IF([.W474] &lt; [.R474];&quot;BETTER&quot;;IF([.W474] &gt;[.R47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8309">
            <text:p>2.83E-011</text:p>
          </table:table-cell>
          <table:table-cell office:value-type="float" office:value="0.00000000003272">
            <text:p>3.27E-011</text:p>
          </table:table-cell>
          <table:table-cell table:formula="of:=IF([.Z474] &lt; [.U474];&quot;BETTER&quot;;IF([.Z474]-2 &gt; [.U474]; &quot;WORSE&quot;;&quot;&quot;))">
            <text:p/>
          </table:table-cell>
          <table:table-cell table:formula="of:=IF([.AB474] &lt; [.W474];&quot;BETTER&quot;;IF([.AB474] &gt;[.W474]*1.1;&quot;WORSE&quot;;&quot;&quot;))">
            <text:p/>
          </table:table-cell>
        </table:table-row>
        <table:table-row table:style-name="ro3">
          <table:table-cell/>
          <table:table-cell office:value-type="float" office:value="473">
            <text:p>473</text:p>
          </table:table-cell>
          <table:table-cell office:value-type="string">
            <text:p>9.66710748100356621e-01</text:p>
          </table:table-cell>
          <table:table-cell office:value-type="float" office:value="58">
            <text:p>58</text:p>
          </table:table-cell>
          <table:table-cell office:value-type="float" office:value="0.000000000000031468">
            <text:p>3.15E-014</text:p>
          </table:table-cell>
          <table:table-cell office:value-type="float" office:value="0.00000000000036877">
            <text:p>3.69E-013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31468">
            <text:p>3.15E-014</text:p>
          </table:table-cell>
          <table:table-cell office:value-type="float" office:value="0.00000000000036877">
            <text:p>3.69E-013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92631">
            <text:p>9.26E-011</text:p>
          </table:table-cell>
          <table:table-cell office:value-type="float" office:value="0.00000000000036888">
            <text:p>3.69E-013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92631">
            <text:p>9.26E-011</text:p>
          </table:table-cell>
          <table:table-cell office:value-type="float" office:value="0.00000000000036888">
            <text:p>3.69E-013</text:p>
          </table:table-cell>
          <table:table-cell table:formula="of:=IF([.P475] &lt; [.L475];&quot;BETTER&quot;;IF([.P475]-2 &gt; [.L475]; &quot;WORSE&quot;;&quot;&quot;))">
            <text:p/>
          </table:table-cell>
          <table:table-cell table:formula="of:=IF([.R475] &lt; [.N475];&quot;BETTER&quot;;IF([.R475] &gt;[.N47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92631">
            <text:p>9.26E-011</text:p>
          </table:table-cell>
          <table:table-cell office:value-type="float" office:value="0.000000000000369">
            <text:p>3.69E-013</text:p>
          </table:table-cell>
          <table:table-cell table:formula="of:=IF([.U475] &lt; [.P475];&quot;BETTER&quot;;IF([.U475]-2 &gt; [.P475]; &quot;WORSE&quot;;&quot;&quot;))">
            <text:p/>
          </table:table-cell>
          <table:table-cell table:formula="of:=IF([.W475] &lt; [.R475];&quot;BETTER&quot;;IF([.W475] &gt;[.R47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92641">
            <text:p>9.26E-011</text:p>
          </table:table-cell>
          <table:table-cell office:value-type="float" office:value="0.000000000000369">
            <text:p>3.69E-013</text:p>
          </table:table-cell>
          <table:table-cell table:formula="of:=IF([.Z475] &lt; [.U475];&quot;BETTER&quot;;IF([.Z475]-2 &gt; [.U475]; &quot;WORSE&quot;;&quot;&quot;))">
            <text:p/>
          </table:table-cell>
          <table:table-cell table:formula="of:=IF([.AB475] &lt; [.W475];&quot;BETTER&quot;;IF([.AB475] &gt;[.W475]*1.1;&quot;WORSE&quot;;&quot;&quot;))">
            <text:p/>
          </table:table-cell>
        </table:table-row>
        <table:table-row table:style-name="ro3">
          <table:table-cell/>
          <table:table-cell office:value-type="float" office:value="474">
            <text:p>474</text:p>
          </table:table-cell>
          <table:table-cell office:value-type="string">
            <text:p>9.64934760891940746e-01</text:p>
          </table:table-cell>
          <table:table-cell office:value-type="float" office:value="56">
            <text:p>56</text:p>
          </table:table-cell>
          <table:table-cell office:value-type="float" office:value="0.000000000012834">
            <text:p>1.28E-011</text:p>
          </table:table-cell>
          <table:table-cell office:value-type="float" office:value="0.0000000000091497">
            <text:p>9.15E-012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12037">
            <text:p>1.20E-011</text:p>
          </table:table-cell>
          <table:table-cell office:value-type="float" office:value="0.0000000000083523">
            <text:p>8.3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1.6653E-016">
            <text:p>1.67E-016</text:p>
          </table:table-cell>
          <table:table-cell office:value-type="float" office:value="0.0000000000083521">
            <text:p>8.3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1.6653E-016">
            <text:p>1.67E-016</text:p>
          </table:table-cell>
          <table:table-cell office:value-type="float" office:value="0.0000000000083521">
            <text:p>8.35E-012</text:p>
          </table:table-cell>
          <table:table-cell table:formula="of:=IF([.P476] &lt; [.L476];&quot;BETTER&quot;;IF([.P476]-2 &gt; [.L476]; &quot;WORSE&quot;;&quot;&quot;))">
            <text:p/>
          </table:table-cell>
          <table:table-cell table:formula="of:=IF([.R476] &lt; [.N476];&quot;BETTER&quot;;IF([.R476] &gt;[.N47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83521">
            <text:p>8.35E-012</text:p>
          </table:table-cell>
          <table:table-cell table:formula="of:=IF([.U476] &lt; [.P476];&quot;BETTER&quot;;IF([.U476]-2 &gt; [.P476]; &quot;WORSE&quot;;&quot;&quot;))">
            <text:p/>
          </table:table-cell>
          <table:table-cell table:formula="of:=IF([.W476] &lt; [.R476];&quot;BETTER&quot;;IF([.W476] &gt;[.R47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9401">
            <text:p>9.40E-014</text:p>
          </table:table-cell>
          <table:table-cell office:value-type="float" office:value="0.0000000000083521">
            <text:p>8.35E-012</text:p>
          </table:table-cell>
          <table:table-cell table:formula="of:=IF([.Z476] &lt; [.U476];&quot;BETTER&quot;;IF([.Z476]-2 &gt; [.U476]; &quot;WORSE&quot;;&quot;&quot;))">
            <text:p/>
          </table:table-cell>
          <table:table-cell table:formula="of:=IF([.AB476] &lt; [.W476];&quot;BETTER&quot;;IF([.AB476] &gt;[.W476]*1.1;&quot;WORSE&quot;;&quot;&quot;))">
            <text:p/>
          </table:table-cell>
        </table:table-row>
        <table:table-row table:style-name="ro3">
          <table:table-cell/>
          <table:table-cell office:value-type="float" office:value="475">
            <text:p>475</text:p>
          </table:table-cell>
          <table:table-cell office:value-type="string">
            <text:p>6.96711259706121688e-01</text:p>
          </table:table-cell>
          <table:table-cell office:value-type="float" office:value="56">
            <text:p>56</text:p>
          </table:table-cell>
          <table:table-cell office:value-type="float" office:value="0.0000000000059592">
            <text:p>5.96E-012</text:p>
          </table:table-cell>
          <table:table-cell office:value-type="float" office:value="0.0000000000084184">
            <text:p>8.42E-012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063273">
            <text:p>6.33E-012</text:p>
          </table:table-cell>
          <table:table-cell office:value-type="float" office:value="0.0000000000087865">
            <text:p>8.7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87865">
            <text:p>8.7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87865">
            <text:p>8.79E-012</text:p>
          </table:table-cell>
          <table:table-cell table:formula="of:=IF([.P477] &lt; [.L477];&quot;BETTER&quot;;IF([.P477]-2 &gt; [.L477]; &quot;WORSE&quot;;&quot;&quot;))">
            <text:p/>
          </table:table-cell>
          <table:table-cell table:formula="of:=IF([.R477] &lt; [.N477];&quot;BETTER&quot;;IF([.R477] &gt;[.N47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3267E-017">
            <text:p>8.33E-017</text:p>
          </table:table-cell>
          <table:table-cell office:value-type="float" office:value="0.0000000000087865">
            <text:p>8.79E-012</text:p>
          </table:table-cell>
          <table:table-cell table:formula="of:=IF([.U477] &lt; [.P477];&quot;BETTER&quot;;IF([.U477]-2 &gt; [.P477]; &quot;WORSE&quot;;&quot;&quot;))">
            <text:p/>
          </table:table-cell>
          <table:table-cell table:formula="of:=IF([.W477] &lt; [.R477];&quot;BETTER&quot;;IF([.W477] &gt;[.R47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3142">
            <text:p>3.14E-014</text:p>
          </table:table-cell>
          <table:table-cell office:value-type="float" office:value="0.0000000000087865">
            <text:p>8.79E-012</text:p>
          </table:table-cell>
          <table:table-cell table:formula="of:=IF([.Z477] &lt; [.U477];&quot;BETTER&quot;;IF([.Z477]-2 &gt; [.U477]; &quot;WORSE&quot;;&quot;&quot;))">
            <text:p/>
          </table:table-cell>
          <table:table-cell table:formula="of:=IF([.AB477] &lt; [.W477];&quot;BETTER&quot;;IF([.AB477] &gt;[.W477]*1.1;&quot;WORSE&quot;;&quot;&quot;))">
            <text:p/>
          </table:table-cell>
        </table:table-row>
        <table:table-row table:style-name="ro3">
          <table:table-cell/>
          <table:table-cell office:value-type="float" office:value="476">
            <text:p>476</text:p>
          </table:table-cell>
          <table:table-cell office:value-type="string">
            <text:p>-1.28291942774830581e-01</text:p>
          </table:table-cell>
          <table:table-cell office:value-type="float" office:value="59">
            <text:p>59</text:p>
          </table:table-cell>
          <table:table-cell office:value-type="float" office:value="0.0000000027435">
            <text:p>2.74E-009</text:p>
          </table:table-cell>
          <table:table-cell office:value-type="float" office:value="0.00000000019619">
            <text:p>1.96E-010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74986">
            <text:p>7.50E-013</text:p>
          </table:table-cell>
          <table:table-cell office:value-type="float" office:value="0.00000000019694">
            <text:p>1.97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4055">
            <text:p>1.41E-013</text:p>
          </table:table-cell>
          <table:table-cell office:value-type="float" office:value="0.00000000019619">
            <text:p>1.96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4055">
            <text:p>1.41E-013</text:p>
          </table:table-cell>
          <table:table-cell office:value-type="float" office:value="0.00000000019619">
            <text:p>1.96E-010</text:p>
          </table:table-cell>
          <table:table-cell table:formula="of:=IF([.P478] &lt; [.L478];&quot;BETTER&quot;;IF([.P478]-2 &gt; [.L478]; &quot;WORSE&quot;;&quot;&quot;))">
            <text:p/>
          </table:table-cell>
          <table:table-cell table:formula="of:=IF([.R478] &lt; [.N478];&quot;BETTER&quot;;IF([.R478] &gt;[.N47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4055">
            <text:p>1.41E-013</text:p>
          </table:table-cell>
          <table:table-cell office:value-type="float" office:value="0.00000000019619">
            <text:p>1.96E-010</text:p>
          </table:table-cell>
          <table:table-cell table:formula="of:=IF([.U478] &lt; [.P478];&quot;BETTER&quot;;IF([.U478]-2 &gt; [.P478]; &quot;WORSE&quot;;&quot;&quot;))">
            <text:p/>
          </table:table-cell>
          <table:table-cell table:formula="of:=IF([.W478] &lt; [.R478];&quot;BETTER&quot;;IF([.W478] &gt;[.R47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6449">
            <text:p>1.64E-013</text:p>
          </table:table-cell>
          <table:table-cell office:value-type="float" office:value="0.00000000019619">
            <text:p>1.96E-010</text:p>
          </table:table-cell>
          <table:table-cell table:formula="of:=IF([.Z478] &lt; [.U478];&quot;BETTER&quot;;IF([.Z478]-2 &gt; [.U478]; &quot;WORSE&quot;;&quot;&quot;))">
            <text:p/>
          </table:table-cell>
          <table:table-cell table:formula="of:=IF([.AB478] &lt; [.W478];&quot;BETTER&quot;;IF([.AB478] &gt;[.W478]*1.1;&quot;WORSE&quot;;&quot;&quot;))">
            <text:p/>
          </table:table-cell>
        </table:table-row>
        <table:table-row table:style-name="ro3">
          <table:table-cell/>
          <table:table-cell office:value-type="float" office:value="477">
            <text:p>477</text:p>
          </table:table-cell>
          <table:table-cell office:value-type="string">
            <text:p>-1.74295011871843181e-01</text:p>
          </table:table-cell>
          <table:table-cell office:value-type="float" office:value="58">
            <text:p>58</text:p>
          </table:table-cell>
          <table:table-cell office:value-type="float" office:value="0.0000000022546">
            <text:p>2.25E-009</text:p>
          </table:table-cell>
          <table:table-cell office:value-type="float" office:value="0.00000000016155">
            <text:p>1.62E-010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30766">
            <text:p>3.08E-013</text:p>
          </table:table-cell>
          <table:table-cell office:value-type="float" office:value="0.00000000016124">
            <text:p>1.6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7644">
            <text:p>1.76E-013</text:p>
          </table:table-cell>
          <table:table-cell office:value-type="float" office:value="0.00000000016155">
            <text:p>1.62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7644">
            <text:p>1.76E-013</text:p>
          </table:table-cell>
          <table:table-cell office:value-type="float" office:value="0.00000000016155">
            <text:p>1.62E-010</text:p>
          </table:table-cell>
          <table:table-cell table:formula="of:=IF([.P479] &lt; [.L479];&quot;BETTER&quot;;IF([.P479]-2 &gt; [.L479]; &quot;WORSE&quot;;&quot;&quot;))">
            <text:p/>
          </table:table-cell>
          <table:table-cell table:formula="of:=IF([.R479] &lt; [.N479];&quot;BETTER&quot;;IF([.R479] &gt;[.N47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7644">
            <text:p>1.76E-013</text:p>
          </table:table-cell>
          <table:table-cell office:value-type="float" office:value="0.00000000016155">
            <text:p>1.62E-010</text:p>
          </table:table-cell>
          <table:table-cell table:formula="of:=IF([.U479] &lt; [.P479];&quot;BETTER&quot;;IF([.U479]-2 &gt; [.P479]; &quot;WORSE&quot;;&quot;&quot;))">
            <text:p/>
          </table:table-cell>
          <table:table-cell table:formula="of:=IF([.W479] &lt; [.R479];&quot;BETTER&quot;;IF([.W479] &gt;[.R47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21634">
            <text:p>2.16E-013</text:p>
          </table:table-cell>
          <table:table-cell office:value-type="float" office:value="0.00000000016155">
            <text:p>1.62E-010</text:p>
          </table:table-cell>
          <table:table-cell table:formula="of:=IF([.Z479] &lt; [.U479];&quot;BETTER&quot;;IF([.Z479]-2 &gt; [.U479]; &quot;WORSE&quot;;&quot;&quot;))">
            <text:p/>
          </table:table-cell>
          <table:table-cell table:formula="of:=IF([.AB479] &lt; [.W479];&quot;BETTER&quot;;IF([.AB479] &gt;[.W479]*1.1;&quot;WORSE&quot;;&quot;&quot;))">
            <text:p/>
          </table:table-cell>
        </table:table-row>
        <table:table-row table:style-name="ro3">
          <table:table-cell/>
          <table:table-cell office:value-type="float" office:value="478">
            <text:p>478</text:p>
          </table:table-cell>
          <table:table-cell office:value-type="string">
            <text:p>2.01627971961709651e+00</text:p>
          </table:table-cell>
          <table:table-cell office:value-type="float" office:value="58">
            <text:p>58</text:p>
          </table:table-cell>
          <table:table-cell office:value-type="float" office:value="0.0000000043447">
            <text:p>4.34E-009</text:p>
          </table:table-cell>
          <table:table-cell office:value-type="float" office:value="0.0000000000084786">
            <text:p>8.48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1251">
            <text:p>1.25E-013</text:p>
          </table:table-cell>
          <table:table-cell office:value-type="float" office:value="0.0000000000083535">
            <text:p>8.3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6.2172E-015">
            <text:p>6.22E-015</text:p>
          </table:table-cell>
          <table:table-cell office:value-type="float" office:value="0.0000000000084793">
            <text:p>8.4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6.2172E-015">
            <text:p>6.22E-015</text:p>
          </table:table-cell>
          <table:table-cell office:value-type="float" office:value="0.0000000000084793">
            <text:p>8.48E-012</text:p>
          </table:table-cell>
          <table:table-cell table:formula="of:=IF([.P480] &lt; [.L480];&quot;BETTER&quot;;IF([.P480]-2 &gt; [.L480]; &quot;WORSE&quot;;&quot;&quot;))">
            <text:p/>
          </table:table-cell>
          <table:table-cell table:formula="of:=IF([.R480] &lt; [.N480];&quot;BETTER&quot;;IF([.R480] &gt;[.N48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2172E-015">
            <text:p>6.22E-015</text:p>
          </table:table-cell>
          <table:table-cell office:value-type="float" office:value="0.0000000000084793">
            <text:p>8.48E-012</text:p>
          </table:table-cell>
          <table:table-cell table:formula="of:=IF([.U480] &lt; [.P480];&quot;BETTER&quot;;IF([.U480]-2 &gt; [.P480]; &quot;WORSE&quot;;&quot;&quot;))">
            <text:p/>
          </table:table-cell>
          <table:table-cell table:formula="of:=IF([.W480] &lt; [.R480];&quot;BETTER&quot;;IF([.W480] &gt;[.R48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9761">
            <text:p>1.98E-013</text:p>
          </table:table-cell>
          <table:table-cell office:value-type="float" office:value="0.0000000000084793">
            <text:p>8.48E-012</text:p>
          </table:table-cell>
          <table:table-cell table:formula="of:=IF([.Z480] &lt; [.U480];&quot;BETTER&quot;;IF([.Z480]-2 &gt; [.U480]; &quot;WORSE&quot;;&quot;&quot;))">
            <text:p/>
          </table:table-cell>
          <table:table-cell table:formula="of:=IF([.AB480] &lt; [.W480];&quot;BETTER&quot;;IF([.AB480] &gt;[.W480]*1.1;&quot;WORSE&quot;;&quot;&quot;))">
            <text:p/>
          </table:table-cell>
        </table:table-row>
        <table:table-row table:style-name="ro3">
          <table:table-cell/>
          <table:table-cell office:value-type="float" office:value="479">
            <text:p>479</text:p>
          </table:table-cell>
          <table:table-cell office:value-type="string">
            <text:p>3.83086839626689724e+00</text:p>
          </table:table-cell>
          <table:table-cell office:value-type="float" office:value="58">
            <text:p>58</text:p>
          </table:table-cell>
          <table:table-cell office:value-type="float" office:value="0.0000000054015">
            <text:p>5.40E-009</text:p>
          </table:table-cell>
          <table:table-cell office:value-type="float" office:value="0.0000000000086414">
            <text:p>8.64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10085">
            <text:p>1.01E-013</text:p>
          </table:table-cell>
          <table:table-cell office:value-type="float" office:value="0.0000000000087423">
            <text:p>8.74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36025">
            <text:p>3.60E-012</text:p>
          </table:table-cell>
          <table:table-cell office:value-type="float" office:value="0.0000000000086411">
            <text:p>8.64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36025">
            <text:p>3.60E-012</text:p>
          </table:table-cell>
          <table:table-cell office:value-type="float" office:value="0.0000000000086411">
            <text:p>8.64E-012</text:p>
          </table:table-cell>
          <table:table-cell table:formula="of:=IF([.P481] &lt; [.L481];&quot;BETTER&quot;;IF([.P481]-2 &gt; [.L481]; &quot;WORSE&quot;;&quot;&quot;))">
            <text:p/>
          </table:table-cell>
          <table:table-cell table:formula="of:=IF([.R481] &lt; [.N481];&quot;BETTER&quot;;IF([.R481] &gt;[.N48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36018">
            <text:p>3.60E-012</text:p>
          </table:table-cell>
          <table:table-cell office:value-type="float" office:value="0.0000000000086411">
            <text:p>8.64E-012</text:p>
          </table:table-cell>
          <table:table-cell table:formula="of:=IF([.U481] &lt; [.P481];&quot;BETTER&quot;;IF([.U481]-2 &gt; [.P481]; &quot;WORSE&quot;;&quot;&quot;))">
            <text:p/>
          </table:table-cell>
          <table:table-cell table:formula="of:=IF([.W481] &lt; [.R481];&quot;BETTER&quot;;IF([.W481] &gt;[.R48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39012">
            <text:p>3.90E-012</text:p>
          </table:table-cell>
          <table:table-cell office:value-type="float" office:value="0.0000000000086411">
            <text:p>8.64E-012</text:p>
          </table:table-cell>
          <table:table-cell table:formula="of:=IF([.Z481] &lt; [.U481];&quot;BETTER&quot;;IF([.Z481]-2 &gt; [.U481]; &quot;WORSE&quot;;&quot;&quot;))">
            <text:p/>
          </table:table-cell>
          <table:table-cell table:formula="of:=IF([.AB481] &lt; [.W481];&quot;BETTER&quot;;IF([.AB481] &gt;[.W481]*1.1;&quot;WORSE&quot;;&quot;&quot;))">
            <text:p/>
          </table:table-cell>
        </table:table-row>
        <table:table-row table:style-name="ro3">
          <table:table-cell/>
          <table:table-cell office:value-type="float" office:value="480">
            <text:p>480</text:p>
          </table:table-cell>
          <table:table-cell office:value-type="string">
            <text:p>1.08426040971939885e+00</text:p>
          </table:table-cell>
          <table:table-cell office:value-type="float" office:value="56">
            <text:p>56</text:p>
          </table:table-cell>
          <table:table-cell office:value-type="float" office:value="0.00000000009517">
            <text:p>9.52E-011</text:p>
          </table:table-cell>
          <table:table-cell office:value-type="float" office:value="0.000000000018308">
            <text:p>1.83E-011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94754">
            <text:p>9.48E-011</text:p>
          </table:table-cell>
          <table:table-cell office:value-type="float" office:value="0.000000000017892">
            <text:p>1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7891">
            <text:p>1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7891">
            <text:p>1.79E-011</text:p>
          </table:table-cell>
          <table:table-cell table:formula="of:=IF([.P482] &lt; [.L482];&quot;BETTER&quot;;IF([.P482]-2 &gt; [.L482]; &quot;WORSE&quot;;&quot;&quot;))">
            <text:p/>
          </table:table-cell>
          <table:table-cell table:formula="of:=IF([.R482] &lt; [.N482];&quot;BETTER&quot;;IF([.R482] &gt;[.N48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7891">
            <text:p>1.79E-011</text:p>
          </table:table-cell>
          <table:table-cell table:formula="of:=IF([.U482] &lt; [.P482];&quot;BETTER&quot;;IF([.U482]-2 &gt; [.P482]; &quot;WORSE&quot;;&quot;&quot;))">
            <text:p/>
          </table:table-cell>
          <table:table-cell table:formula="of:=IF([.W482] &lt; [.R482];&quot;BETTER&quot;;IF([.W482] &gt;[.R48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55544">
            <text:p>5.55E-014</text:p>
          </table:table-cell>
          <table:table-cell office:value-type="float" office:value="0.000000000017891">
            <text:p>1.79E-011</text:p>
          </table:table-cell>
          <table:table-cell table:formula="of:=IF([.Z482] &lt; [.U482];&quot;BETTER&quot;;IF([.Z482]-2 &gt; [.U482]; &quot;WORSE&quot;;&quot;&quot;))">
            <text:p/>
          </table:table-cell>
          <table:table-cell table:formula="of:=IF([.AB482] &lt; [.W482];&quot;BETTER&quot;;IF([.AB482] &gt;[.W482]*1.1;&quot;WORSE&quot;;&quot;&quot;))">
            <text:p/>
          </table:table-cell>
        </table:table-row>
        <table:table-row table:style-name="ro3">
          <table:table-cell/>
          <table:table-cell office:value-type="float" office:value="481">
            <text:p>481</text:p>
          </table:table-cell>
          <table:table-cell office:value-type="string">
            <text:p>7.25839517061429440e+00</text:p>
          </table:table-cell>
          <table:table-cell office:value-type="float" office:value="89">
            <text:p>89</text:p>
          </table:table-cell>
          <table:table-cell office:value-type="float" office:value="0.000000000071153">
            <text:p>7.12E-011</text:p>
          </table:table-cell>
          <table:table-cell office:value-type="float" office:value="0.000000000079409">
            <text:p>7.94E-011</text:p>
          </table:table-cell>
          <table:table-cell/>
          <table:table-cell office:value-type="float" office:value="96">
            <text:p>96</text:p>
          </table:table-cell>
          <table:table-cell office:value-type="float" office:value="0.0000000000063799">
            <text:p>6.38E-012</text:p>
          </table:table-cell>
          <table:table-cell office:value-type="float" office:value="0.00000000000037946">
            <text:p>3.79E-013</text:p>
          </table:table-cell>
          <table:table-cell/>
          <table:table-cell office:value-type="float" office:value="293">
            <text:p>293</text:p>
          </table:table-cell>
          <table:table-cell office:value-type="float" office:value="4.4409E-015">
            <text:p>4.44E-015</text:p>
          </table:table-cell>
          <table:table-cell office:value-type="float" office:value="0.0000000000019694">
            <text:p>1.97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4.4409E-015">
            <text:p>4.44E-015</text:p>
          </table:table-cell>
          <table:table-cell office:value-type="float" office:value="0.0000000000019694">
            <text:p>1.97E-012</text:p>
          </table:table-cell>
          <table:table-cell table:formula="of:=IF([.P483] &lt; [.L483];&quot;BETTER&quot;;IF([.P483]-2 &gt; [.L483]; &quot;WORSE&quot;;&quot;&quot;))">
            <text:p/>
          </table:table-cell>
          <table:table-cell table:formula="of:=IF([.R483] &lt; [.N483];&quot;BETTER&quot;;IF([.R483] &gt;[.N48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4.4409E-015">
            <text:p>4.44E-015</text:p>
          </table:table-cell>
          <table:table-cell office:value-type="float" office:value="0.0000000000019694">
            <text:p>1.97E-012</text:p>
          </table:table-cell>
          <table:table-cell table:formula="of:=IF([.U483] &lt; [.P483];&quot;BETTER&quot;;IF([.U483]-2 &gt; [.P483]; &quot;WORSE&quot;;&quot;&quot;))">
            <text:p/>
          </table:table-cell>
          <table:table-cell table:formula="of:=IF([.W483] &lt; [.R483];&quot;BETTER&quot;;IF([.W483] &gt;[.R48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4.4486E-015">
            <text:p>4.45E-015</text:p>
          </table:table-cell>
          <table:table-cell office:value-type="float" office:value="0.0000000000019694">
            <text:p>1.97E-012</text:p>
          </table:table-cell>
          <table:table-cell table:formula="of:=IF([.Z483] &lt; [.U483];&quot;BETTER&quot;;IF([.Z483]-2 &gt; [.U483]; &quot;WORSE&quot;;&quot;&quot;))">
            <text:p/>
          </table:table-cell>
          <table:table-cell table:formula="of:=IF([.AB483] &lt; [.W483];&quot;BETTER&quot;;IF([.AB483] &gt;[.W483]*1.1;&quot;WORSE&quot;;&quot;&quot;))">
            <text:p/>
          </table:table-cell>
        </table:table-row>
        <table:table-row table:style-name="ro3">
          <table:table-cell/>
          <table:table-cell office:value-type="float" office:value="482">
            <text:p>482</text:p>
          </table:table-cell>
          <table:table-cell office:value-type="string">
            <text:p>3.45999767217080478e+00</text:p>
          </table:table-cell>
          <table:table-cell office:value-type="float" office:value="58">
            <text:p>58</text:p>
          </table:table-cell>
          <table:table-cell office:value-type="float" office:value="0.000000000000032601">
            <text:p>3.26E-014</text:p>
          </table:table-cell>
          <table:table-cell office:value-type="float" office:value="0.0000000000084385">
            <text:p>8.44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32601">
            <text:p>3.26E-014</text:p>
          </table:table-cell>
          <table:table-cell office:value-type="float" office:value="0.0000000000084385">
            <text:p>8.44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7334">
            <text:p>2.73E-011</text:p>
          </table:table-cell>
          <table:table-cell office:value-type="float" office:value="0.000000000008438">
            <text:p>8.44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7334">
            <text:p>2.73E-011</text:p>
          </table:table-cell>
          <table:table-cell office:value-type="float" office:value="0.000000000008438">
            <text:p>8.44E-012</text:p>
          </table:table-cell>
          <table:table-cell table:formula="of:=IF([.P484] &lt; [.L484];&quot;BETTER&quot;;IF([.P484]-2 &gt; [.L484]; &quot;WORSE&quot;;&quot;&quot;))">
            <text:p/>
          </table:table-cell>
          <table:table-cell table:formula="of:=IF([.R484] &lt; [.N484];&quot;BETTER&quot;;IF([.R484] &gt;[.N48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7334">
            <text:p>2.73E-011</text:p>
          </table:table-cell>
          <table:table-cell office:value-type="float" office:value="0.000000000008438">
            <text:p>8.44E-012</text:p>
          </table:table-cell>
          <table:table-cell table:formula="of:=IF([.U484] &lt; [.P484];&quot;BETTER&quot;;IF([.U484]-2 &gt; [.P484]; &quot;WORSE&quot;;&quot;&quot;))">
            <text:p/>
          </table:table-cell>
          <table:table-cell table:formula="of:=IF([.W484] &lt; [.R484];&quot;BETTER&quot;;IF([.W484] &gt;[.R48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7358">
            <text:p>2.74E-011</text:p>
          </table:table-cell>
          <table:table-cell office:value-type="float" office:value="0.000000000008438">
            <text:p>8.44E-012</text:p>
          </table:table-cell>
          <table:table-cell table:formula="of:=IF([.Z484] &lt; [.U484];&quot;BETTER&quot;;IF([.Z484]-2 &gt; [.U484]; &quot;WORSE&quot;;&quot;&quot;))">
            <text:p/>
          </table:table-cell>
          <table:table-cell table:formula="of:=IF([.AB484] &lt; [.W484];&quot;BETTER&quot;;IF([.AB484] &gt;[.W484]*1.1;&quot;WORSE&quot;;&quot;&quot;))">
            <text:p/>
          </table:table-cell>
        </table:table-row>
        <table:table-row table:style-name="ro3">
          <table:table-cell/>
          <table:table-cell office:value-type="float" office:value="483">
            <text:p>483</text:p>
          </table:table-cell>
          <table:table-cell office:value-type="string">
            <text:p>4.51411666790140331e-01</text:p>
          </table:table-cell>
          <table:table-cell office:value-type="float" office:value="58">
            <text:p>58</text:p>
          </table:table-cell>
          <table:table-cell office:value-type="float" office:value="0.00000000000080547">
            <text:p>8.05E-013</text:p>
          </table:table-cell>
          <table:table-cell office:value-type="float" office:value="0.000000000021843">
            <text:p>2.18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80547">
            <text:p>8.05E-013</text:p>
          </table:table-cell>
          <table:table-cell office:value-type="float" office:value="0.000000000021843">
            <text:p>2.1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21842">
            <text:p>2.1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21842">
            <text:p>2.18E-011</text:p>
          </table:table-cell>
          <table:table-cell table:formula="of:=IF([.P485] &lt; [.L485];&quot;BETTER&quot;;IF([.P485]-2 &gt; [.L485]; &quot;WORSE&quot;;&quot;&quot;))">
            <text:p/>
          </table:table-cell>
          <table:table-cell table:formula="of:=IF([.R485] &lt; [.N485];&quot;BETTER&quot;;IF([.R485] &gt;[.N48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21842">
            <text:p>2.18E-011</text:p>
          </table:table-cell>
          <table:table-cell table:formula="of:=IF([.U485] &lt; [.P485];&quot;BETTER&quot;;IF([.U485]-2 &gt; [.P485]; &quot;WORSE&quot;;&quot;&quot;))">
            <text:p/>
          </table:table-cell>
          <table:table-cell table:formula="of:=IF([.W485] &lt; [.R485];&quot;BETTER&quot;;IF([.W485] &gt;[.R48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21842">
            <text:p>2.18E-011</text:p>
          </table:table-cell>
          <table:table-cell table:formula="of:=IF([.Z485] &lt; [.U485];&quot;BETTER&quot;;IF([.Z485]-2 &gt; [.U485]; &quot;WORSE&quot;;&quot;&quot;))">
            <text:p/>
          </table:table-cell>
          <table:table-cell table:formula="of:=IF([.AB485] &lt; [.W485];&quot;BETTER&quot;;IF([.AB485] &gt;[.W485]*1.1;&quot;WORSE&quot;;&quot;&quot;))">
            <text:p/>
          </table:table-cell>
        </table:table-row>
        <table:table-row table:style-name="ro3">
          <table:table-cell/>
          <table:table-cell office:value-type="float" office:value="484">
            <text:p>484</text:p>
          </table:table-cell>
          <table:table-cell office:value-type="string">
            <text:p>1.50948118249086327e-01</text:p>
          </table:table-cell>
          <table:table-cell office:value-type="float" office:value="58">
            <text:p>58</text:p>
          </table:table-cell>
          <table:table-cell office:value-type="float" office:value="0.0000000000018603">
            <text:p>1.86E-012</text:p>
          </table:table-cell>
          <table:table-cell office:value-type="float" office:value="0.00000000032519">
            <text:p>3.25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18603">
            <text:p>1.86E-012</text:p>
          </table:table-cell>
          <table:table-cell office:value-type="float" office:value="0.00000000032519">
            <text:p>3.25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8.3267E-017">
            <text:p>8.33E-017</text:p>
          </table:table-cell>
          <table:table-cell office:value-type="float" office:value="0.00000000032519">
            <text:p>3.25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8.3267E-017">
            <text:p>8.33E-017</text:p>
          </table:table-cell>
          <table:table-cell office:value-type="float" office:value="0.00000000032519">
            <text:p>3.25E-010</text:p>
          </table:table-cell>
          <table:table-cell table:formula="of:=IF([.P486] &lt; [.L486];&quot;BETTER&quot;;IF([.P486]-2 &gt; [.L486]; &quot;WORSE&quot;;&quot;&quot;))">
            <text:p/>
          </table:table-cell>
          <table:table-cell table:formula="of:=IF([.R486] &lt; [.N486];&quot;BETTER&quot;;IF([.R486] &gt;[.N48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32519">
            <text:p>3.25E-010</text:p>
          </table:table-cell>
          <table:table-cell table:formula="of:=IF([.U486] &lt; [.P486];&quot;BETTER&quot;;IF([.U486]-2 &gt; [.P486]; &quot;WORSE&quot;;&quot;&quot;))">
            <text:p/>
          </table:table-cell>
          <table:table-cell table:formula="of:=IF([.W486] &lt; [.R486];&quot;BETTER&quot;;IF([.W486] &gt;[.R48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82914">
            <text:p>8.29E-014</text:p>
          </table:table-cell>
          <table:table-cell office:value-type="float" office:value="0.00000000032519">
            <text:p>3.25E-010</text:p>
          </table:table-cell>
          <table:table-cell table:formula="of:=IF([.Z486] &lt; [.U486];&quot;BETTER&quot;;IF([.Z486]-2 &gt; [.U486]; &quot;WORSE&quot;;&quot;&quot;))">
            <text:p/>
          </table:table-cell>
          <table:table-cell table:formula="of:=IF([.AB486] &lt; [.W486];&quot;BETTER&quot;;IF([.AB486] &gt;[.W486]*1.1;&quot;WORSE&quot;;&quot;&quot;))">
            <text:p/>
          </table:table-cell>
        </table:table-row>
        <table:table-row table:style-name="ro3">
          <table:table-cell/>
          <table:table-cell office:value-type="float" office:value="485">
            <text:p>485</text:p>
          </table:table-cell>
          <table:table-cell office:value-type="string">
            <text:p>9.99999999999999889e-01</text:p>
          </table:table-cell>
          <table:table-cell office:value-type="float" office:value="58">
            <text:p>58</text:p>
          </table:table-cell>
          <table:table-cell office:value-type="float" office:value="0.00000000000010969">
            <text:p>1.10E-013</text:p>
          </table:table-cell>
          <table:table-cell office:value-type="float" office:value="4.4409E-016">
            <text:p>4.44E-016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0969">
            <text:p>1.10E-013</text:p>
          </table:table-cell>
          <table:table-cell office:value-type="float" office:value="4.4409E-016">
            <text:p>4.44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9995">
            <text:p>8.00E-011</text:p>
          </table:table-cell>
          <table:table-cell office:value-type="float" office:value="1.1102E-016">
            <text:p>1.11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9995">
            <text:p>8.00E-011</text:p>
          </table:table-cell>
          <table:table-cell office:value-type="float" office:value="1.1102E-016">
            <text:p>1.11E-016</text:p>
          </table:table-cell>
          <table:table-cell table:formula="of:=IF([.P487] &lt; [.L487];&quot;BETTER&quot;;IF([.P487]-2 &gt; [.L487]; &quot;WORSE&quot;;&quot;&quot;))">
            <text:p/>
          </table:table-cell>
          <table:table-cell table:formula="of:=IF([.R487] &lt; [.N487];&quot;BETTER&quot;;IF([.R487] &gt;[.N48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79995">
            <text:p>8.00E-011</text:p>
          </table:table-cell>
          <table:table-cell office:value-type="float" office:value="0">
            <text:p>0.00E+000</text:p>
          </table:table-cell>
          <table:table-cell table:formula="of:=IF([.U487] &lt; [.P487];&quot;BETTER&quot;;IF([.U487]-2 &gt; [.P487]; &quot;WORSE&quot;;&quot;&quot;))">
            <text:p/>
          </table:table-cell>
          <table:table-cell table:formula="of:=IF([.W487] &lt; [.R487];&quot;BETTER&quot;;IF([.W487] &gt;[.R487]*1.1;&quot;WORSE&quot;;&quot;&quot;))" office:value-type="string" office:string-value="BETTER">
            <text:p>BETTER</text:p>
          </table:table-cell>
          <table:table-cell office:value-type="float" office:value="74">
            <text:p>74</text:p>
          </table:table-cell>
          <table:table-cell office:value-type="float" office:value="0.000000000080026">
            <text:p>8.00E-011</text:p>
          </table:table-cell>
          <table:table-cell office:value-type="float" office:value="0">
            <text:p>0.00E+000</text:p>
          </table:table-cell>
          <table:table-cell table:formula="of:=IF([.Z487] &lt; [.U487];&quot;BETTER&quot;;IF([.Z487]-2 &gt; [.U487]; &quot;WORSE&quot;;&quot;&quot;))">
            <text:p/>
          </table:table-cell>
          <table:table-cell table:formula="of:=IF([.AB487] &lt; [.W487];&quot;BETTER&quot;;IF([.AB487] &gt;[.W487]*1.1;&quot;WORSE&quot;;&quot;&quot;))">
            <text:p/>
          </table:table-cell>
        </table:table-row>
        <table:table-row table:style-name="ro3">
          <table:table-cell/>
          <table:table-cell office:value-type="float" office:value="486">
            <text:p>486</text:p>
          </table:table-cell>
          <table:table-cell office:value-type="string">
            <text:p>4.38824573117475580e-01</text:p>
          </table:table-cell>
          <table:table-cell office:value-type="float" office:value="58">
            <text:p>58</text:p>
          </table:table-cell>
          <table:table-cell office:value-type="float" office:value="4.048E-015">
            <text:p>4.05E-015</text:p>
          </table:table-cell>
          <table:table-cell office:value-type="float" office:value="0.000000000039824">
            <text:p>3.98E-011</text:p>
          </table:table-cell>
          <table:table-cell/>
          <table:table-cell office:value-type="float" office:value="59">
            <text:p>59</text:p>
          </table:table-cell>
          <table:table-cell office:value-type="float" office:value="4.048E-015">
            <text:p>4.05E-015</text:p>
          </table:table-cell>
          <table:table-cell office:value-type="float" office:value="0.000000000039824">
            <text:p>3.9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529">
            <text:p>2.15E-010</text:p>
          </table:table-cell>
          <table:table-cell office:value-type="float" office:value="0.000000000039824">
            <text:p>3.9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529">
            <text:p>2.15E-010</text:p>
          </table:table-cell>
          <table:table-cell office:value-type="float" office:value="0.000000000039824">
            <text:p>3.98E-011</text:p>
          </table:table-cell>
          <table:table-cell table:formula="of:=IF([.P488] &lt; [.L488];&quot;BETTER&quot;;IF([.P488]-2 &gt; [.L488]; &quot;WORSE&quot;;&quot;&quot;))">
            <text:p/>
          </table:table-cell>
          <table:table-cell table:formula="of:=IF([.R488] &lt; [.N488];&quot;BETTER&quot;;IF([.R488] &gt;[.N48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1529">
            <text:p>2.15E-010</text:p>
          </table:table-cell>
          <table:table-cell office:value-type="float" office:value="0.000000000039824">
            <text:p>3.98E-011</text:p>
          </table:table-cell>
          <table:table-cell table:formula="of:=IF([.U488] &lt; [.P488];&quot;BETTER&quot;;IF([.U488]-2 &gt; [.P488]; &quot;WORSE&quot;;&quot;&quot;))">
            <text:p/>
          </table:table-cell>
          <table:table-cell table:formula="of:=IF([.W488] &lt; [.R488];&quot;BETTER&quot;;IF([.W488] &gt;[.R48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153">
            <text:p>2.15E-010</text:p>
          </table:table-cell>
          <table:table-cell office:value-type="float" office:value="0.000000000039824">
            <text:p>3.98E-011</text:p>
          </table:table-cell>
          <table:table-cell table:formula="of:=IF([.Z488] &lt; [.U488];&quot;BETTER&quot;;IF([.Z488]-2 &gt; [.U488]; &quot;WORSE&quot;;&quot;&quot;))">
            <text:p/>
          </table:table-cell>
          <table:table-cell table:formula="of:=IF([.AB488] &lt; [.W488];&quot;BETTER&quot;;IF([.AB488] &gt;[.W488]*1.1;&quot;WORSE&quot;;&quot;&quot;))">
            <text:p/>
          </table:table-cell>
        </table:table-row>
        <table:table-row table:style-name="ro3">
          <table:table-cell/>
          <table:table-cell office:value-type="float" office:value="487">
            <text:p>487</text:p>
          </table:table-cell>
          <table:table-cell office:value-type="string">
            <text:p>1.37802461354736372e+00</text:p>
          </table:table-cell>
          <table:table-cell office:value-type="float" office:value="58">
            <text:p>58</text:p>
          </table:table-cell>
          <table:table-cell office:value-type="float" office:value="0.000000000000037383">
            <text:p>3.74E-014</text:p>
          </table:table-cell>
          <table:table-cell office:value-type="float" office:value="0.000000000034371">
            <text:p>3.44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37383">
            <text:p>3.74E-014</text:p>
          </table:table-cell>
          <table:table-cell office:value-type="float" office:value="0.000000000034371">
            <text:p>3.4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4647">
            <text:p>1.46E-010</text:p>
          </table:table-cell>
          <table:table-cell office:value-type="float" office:value="0.000000000034371">
            <text:p>3.4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4647">
            <text:p>1.46E-010</text:p>
          </table:table-cell>
          <table:table-cell office:value-type="float" office:value="0.000000000034371">
            <text:p>3.44E-011</text:p>
          </table:table-cell>
          <table:table-cell table:formula="of:=IF([.P489] &lt; [.L489];&quot;BETTER&quot;;IF([.P489]-2 &gt; [.L489]; &quot;WORSE&quot;;&quot;&quot;))">
            <text:p/>
          </table:table-cell>
          <table:table-cell table:formula="of:=IF([.R489] &lt; [.N489];&quot;BETTER&quot;;IF([.R489] &gt;[.N48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4647">
            <text:p>1.46E-010</text:p>
          </table:table-cell>
          <table:table-cell office:value-type="float" office:value="0.000000000034371">
            <text:p>3.44E-011</text:p>
          </table:table-cell>
          <table:table-cell table:formula="of:=IF([.U489] &lt; [.P489];&quot;BETTER&quot;;IF([.U489]-2 &gt; [.P489]; &quot;WORSE&quot;;&quot;&quot;))">
            <text:p/>
          </table:table-cell>
          <table:table-cell table:formula="of:=IF([.W489] &lt; [.R489];&quot;BETTER&quot;;IF([.W489] &gt;[.R48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4649">
            <text:p>1.46E-010</text:p>
          </table:table-cell>
          <table:table-cell office:value-type="float" office:value="0.000000000034371">
            <text:p>3.44E-011</text:p>
          </table:table-cell>
          <table:table-cell table:formula="of:=IF([.Z489] &lt; [.U489];&quot;BETTER&quot;;IF([.Z489]-2 &gt; [.U489]; &quot;WORSE&quot;;&quot;&quot;))">
            <text:p/>
          </table:table-cell>
          <table:table-cell table:formula="of:=IF([.AB489] &lt; [.W489];&quot;BETTER&quot;;IF([.AB489] &gt;[.W489]*1.1;&quot;WORSE&quot;;&quot;&quot;))">
            <text:p/>
          </table:table-cell>
        </table:table-row>
        <table:table-row table:style-name="ro3">
          <table:table-cell/>
          <table:table-cell office:value-type="float" office:value="488">
            <text:p>488</text:p>
          </table:table-cell>
          <table:table-cell office:value-type="string">
            <text:p>1.26071077916572793e+00</text:p>
          </table:table-cell>
          <table:table-cell office:value-type="float" office:value="107">
            <text:p>107</text:p>
          </table:table-cell>
          <table:table-cell office:value-type="float" office:value="0.0000000000014442">
            <text:p>1.44E-012</text:p>
          </table:table-cell>
          <table:table-cell office:value-type="float" office:value="0.000000000029249">
            <text:p>2.92E-011</text:p>
          </table:table-cell>
          <table:table-cell/>
          <table:table-cell office:value-type="float" office:value="109">
            <text:p>109</text:p>
          </table:table-cell>
          <table:table-cell office:value-type="float" office:value="0.0000000000017528">
            <text:p>1.75E-012</text:p>
          </table:table-cell>
          <table:table-cell office:value-type="float" office:value="0.00000000002894">
            <text:p>2.89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2722">
            <text:p>2.72E-012</text:p>
          </table:table-cell>
          <table:table-cell office:value-type="float" office:value="0.000000000027185">
            <text:p>2.72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2722">
            <text:p>2.72E-012</text:p>
          </table:table-cell>
          <table:table-cell office:value-type="float" office:value="0.000000000027185">
            <text:p>2.72E-011</text:p>
          </table:table-cell>
          <table:table-cell table:formula="of:=IF([.P490] &lt; [.L490];&quot;BETTER&quot;;IF([.P490]-2 &gt; [.L490]; &quot;WORSE&quot;;&quot;&quot;))">
            <text:p/>
          </table:table-cell>
          <table:table-cell table:formula="of:=IF([.R490] &lt; [.N490];&quot;BETTER&quot;;IF([.R490] &gt;[.N490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2722">
            <text:p>2.72E-012</text:p>
          </table:table-cell>
          <table:table-cell office:value-type="float" office:value="0.000000000027185">
            <text:p>2.72E-011</text:p>
          </table:table-cell>
          <table:table-cell table:formula="of:=IF([.U490] &lt; [.P490];&quot;BETTER&quot;;IF([.U490]-2 &gt; [.P490]; &quot;WORSE&quot;;&quot;&quot;))">
            <text:p/>
          </table:table-cell>
          <table:table-cell table:formula="of:=IF([.W490] &lt; [.R490];&quot;BETTER&quot;;IF([.W490] &gt;[.R490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2817">
            <text:p>2.82E-012</text:p>
          </table:table-cell>
          <table:table-cell office:value-type="float" office:value="0.000000000027185">
            <text:p>2.72E-011</text:p>
          </table:table-cell>
          <table:table-cell table:formula="of:=IF([.Z490] &lt; [.U490];&quot;BETTER&quot;;IF([.Z490]-2 &gt; [.U490]; &quot;WORSE&quot;;&quot;&quot;))">
            <text:p/>
          </table:table-cell>
          <table:table-cell table:formula="of:=IF([.AB490] &lt; [.W490];&quot;BETTER&quot;;IF([.AB490] &gt;[.W490]*1.1;&quot;WORSE&quot;;&quot;&quot;))">
            <text:p/>
          </table:table-cell>
        </table:table-row>
        <table:table-row table:style-name="ro3">
          <table:table-cell/>
          <table:table-cell office:value-type="float" office:value="489">
            <text:p>489</text:p>
          </table:table-cell>
          <table:table-cell office:value-type="string">
            <text:p>2.73810521367825643e+00</text:p>
          </table:table-cell>
          <table:table-cell office:value-type="float" office:value="58">
            <text:p>58</text:p>
          </table:table-cell>
          <table:table-cell office:value-type="float" office:value="0.00000000000066108">
            <text:p>6.61E-013</text:p>
          </table:table-cell>
          <table:table-cell office:value-type="float" office:value="0.0000000000079414">
            <text:p>7.94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66108">
            <text:p>6.61E-013</text:p>
          </table:table-cell>
          <table:table-cell office:value-type="float" office:value="0.0000000000079414">
            <text:p>7.94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79411">
            <text:p>7.94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79411">
            <text:p>7.94E-012</text:p>
          </table:table-cell>
          <table:table-cell table:formula="of:=IF([.P491] &lt; [.L491];&quot;BETTER&quot;;IF([.P491]-2 &gt; [.L491]; &quot;WORSE&quot;;&quot;&quot;))">
            <text:p/>
          </table:table-cell>
          <table:table-cell table:formula="of:=IF([.R491] &lt; [.N491];&quot;BETTER&quot;;IF([.R491] &gt;[.N49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79411">
            <text:p>7.94E-012</text:p>
          </table:table-cell>
          <table:table-cell table:formula="of:=IF([.U491] &lt; [.P491];&quot;BETTER&quot;;IF([.U491]-2 &gt; [.P491]; &quot;WORSE&quot;;&quot;&quot;))">
            <text:p/>
          </table:table-cell>
          <table:table-cell table:formula="of:=IF([.W491] &lt; [.R491];&quot;BETTER&quot;;IF([.W491] &gt;[.R49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0645">
            <text:p>1.06E-012</text:p>
          </table:table-cell>
          <table:table-cell office:value-type="float" office:value="0.0000000000079411">
            <text:p>7.94E-012</text:p>
          </table:table-cell>
          <table:table-cell table:formula="of:=IF([.Z491] &lt; [.U491];&quot;BETTER&quot;;IF([.Z491]-2 &gt; [.U491]; &quot;WORSE&quot;;&quot;&quot;))">
            <text:p/>
          </table:table-cell>
          <table:table-cell table:formula="of:=IF([.AB491] &lt; [.W491];&quot;BETTER&quot;;IF([.AB491] &gt;[.W491]*1.1;&quot;WORSE&quot;;&quot;&quot;))">
            <text:p/>
          </table:table-cell>
        </table:table-row>
        <table:table-row table:style-name="ro3">
          <table:table-cell/>
          <table:table-cell office:value-type="float" office:value="490">
            <text:p>490</text:p>
          </table:table-cell>
          <table:table-cell office:value-type="string">
            <text:p>3.81773290676036270e-01</text:p>
          </table:table-cell>
          <table:table-cell office:value-type="float" office:value="58">
            <text:p>58</text:p>
          </table:table-cell>
          <table:table-cell office:value-type="float" office:value="2.6173E-015">
            <text:p>2.62E-015</text:p>
          </table:table-cell>
          <table:table-cell office:value-type="float" office:value="0.00000000006277">
            <text:p>6.28E-011</text:p>
          </table:table-cell>
          <table:table-cell/>
          <table:table-cell office:value-type="float" office:value="59">
            <text:p>59</text:p>
          </table:table-cell>
          <table:table-cell office:value-type="float" office:value="2.6173E-015">
            <text:p>2.62E-015</text:p>
          </table:table-cell>
          <table:table-cell office:value-type="float" office:value="0.00000000006277">
            <text:p>6.2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83144">
            <text:p>8.31E-011</text:p>
          </table:table-cell>
          <table:table-cell office:value-type="float" office:value="0.00000000006277">
            <text:p>6.2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83144">
            <text:p>8.31E-011</text:p>
          </table:table-cell>
          <table:table-cell office:value-type="float" office:value="0.00000000006277">
            <text:p>6.28E-011</text:p>
          </table:table-cell>
          <table:table-cell table:formula="of:=IF([.P492] &lt; [.L492];&quot;BETTER&quot;;IF([.P492]-2 &gt; [.L492]; &quot;WORSE&quot;;&quot;&quot;))">
            <text:p/>
          </table:table-cell>
          <table:table-cell table:formula="of:=IF([.R492] &lt; [.N492];&quot;BETTER&quot;;IF([.R492] &gt;[.N49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83144">
            <text:p>8.31E-011</text:p>
          </table:table-cell>
          <table:table-cell office:value-type="float" office:value="0.00000000006277">
            <text:p>6.28E-011</text:p>
          </table:table-cell>
          <table:table-cell table:formula="of:=IF([.U492] &lt; [.P492];&quot;BETTER&quot;;IF([.U492]-2 &gt; [.P492]; &quot;WORSE&quot;;&quot;&quot;))">
            <text:p/>
          </table:table-cell>
          <table:table-cell table:formula="of:=IF([.W492] &lt; [.R492];&quot;BETTER&quot;;IF([.W492] &gt;[.R49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8315">
            <text:p>8.32E-011</text:p>
          </table:table-cell>
          <table:table-cell office:value-type="float" office:value="0.00000000006277">
            <text:p>6.28E-011</text:p>
          </table:table-cell>
          <table:table-cell table:formula="of:=IF([.Z492] &lt; [.U492];&quot;BETTER&quot;;IF([.Z492]-2 &gt; [.U492]; &quot;WORSE&quot;;&quot;&quot;))">
            <text:p/>
          </table:table-cell>
          <table:table-cell table:formula="of:=IF([.AB492] &lt; [.W492];&quot;BETTER&quot;;IF([.AB492] &gt;[.W492]*1.1;&quot;WORSE&quot;;&quot;&quot;))">
            <text:p/>
          </table:table-cell>
        </table:table-row>
        <table:table-row table:style-name="ro3">
          <table:table-cell/>
          <table:table-cell office:value-type="float" office:value="491">
            <text:p>491</text:p>
          </table:table-cell>
          <table:table-cell office:value-type="string">
            <text:p>7.27324356706420261e-01</text:p>
          </table:table-cell>
          <table:table-cell office:value-type="float" office:value="58">
            <text:p>58</text:p>
          </table:table-cell>
          <table:table-cell office:value-type="float" office:value="0.000000000000010227">
            <text:p>1.02E-014</text:p>
          </table:table-cell>
          <table:table-cell office:value-type="float" office:value="0.0000000000088273">
            <text:p>8.83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0227">
            <text:p>1.02E-014</text:p>
          </table:table-cell>
          <table:table-cell office:value-type="float" office:value="0.0000000000088273">
            <text:p>8.8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275">
            <text:p>2.13E-010</text:p>
          </table:table-cell>
          <table:table-cell office:value-type="float" office:value="0.0000000000088273">
            <text:p>8.8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275">
            <text:p>2.13E-010</text:p>
          </table:table-cell>
          <table:table-cell office:value-type="float" office:value="0.0000000000088273">
            <text:p>8.83E-012</text:p>
          </table:table-cell>
          <table:table-cell table:formula="of:=IF([.P493] &lt; [.L493];&quot;BETTER&quot;;IF([.P493]-2 &gt; [.L493]; &quot;WORSE&quot;;&quot;&quot;))">
            <text:p/>
          </table:table-cell>
          <table:table-cell table:formula="of:=IF([.R493] &lt; [.N493];&quot;BETTER&quot;;IF([.R493] &gt;[.N49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1275">
            <text:p>2.13E-010</text:p>
          </table:table-cell>
          <table:table-cell office:value-type="float" office:value="0.0000000000088275">
            <text:p>8.83E-012</text:p>
          </table:table-cell>
          <table:table-cell table:formula="of:=IF([.U493] &lt; [.P493];&quot;BETTER&quot;;IF([.U493]-2 &gt; [.P493]; &quot;WORSE&quot;;&quot;&quot;))">
            <text:p/>
          </table:table-cell>
          <table:table-cell table:formula="of:=IF([.W493] &lt; [.R493];&quot;BETTER&quot;;IF([.W493] &gt;[.R49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1275">
            <text:p>2.13E-010</text:p>
          </table:table-cell>
          <table:table-cell office:value-type="float" office:value="0.0000000000088275">
            <text:p>8.83E-012</text:p>
          </table:table-cell>
          <table:table-cell table:formula="of:=IF([.Z493] &lt; [.U493];&quot;BETTER&quot;;IF([.Z493]-2 &gt; [.U493]; &quot;WORSE&quot;;&quot;&quot;))">
            <text:p/>
          </table:table-cell>
          <table:table-cell table:formula="of:=IF([.AB493] &lt; [.W493];&quot;BETTER&quot;;IF([.AB493] &gt;[.W493]*1.1;&quot;WORSE&quot;;&quot;&quot;))">
            <text:p/>
          </table:table-cell>
        </table:table-row>
        <table:table-row table:style-name="ro3">
          <table:table-cell/>
          <table:table-cell office:value-type="float" office:value="492">
            <text:p>492</text:p>
          </table:table-cell>
          <table:table-cell office:value-type="string">
            <text:p>3.09166393502533321e+00</text:p>
          </table:table-cell>
          <table:table-cell office:value-type="float" office:value="58">
            <text:p>58</text:p>
          </table:table-cell>
          <table:table-cell office:value-type="float" office:value="0.0000000015656">
            <text:p>1.57E-009</text:p>
          </table:table-cell>
          <table:table-cell office:value-type="float" office:value="0.0000000000081926">
            <text:p>8.19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57945">
            <text:p>5.79E-013</text:p>
          </table:table-cell>
          <table:table-cell office:value-type="float" office:value="0.0000000000076131">
            <text:p>7.61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5">
            <text:p>2.22E-015</text:p>
          </table:table-cell>
          <table:table-cell office:value-type="float" office:value="0.000000000008194">
            <text:p>8.1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5">
            <text:p>2.22E-015</text:p>
          </table:table-cell>
          <table:table-cell office:value-type="float" office:value="0.000000000008194">
            <text:p>8.19E-012</text:p>
          </table:table-cell>
          <table:table-cell table:formula="of:=IF([.P494] &lt; [.L494];&quot;BETTER&quot;;IF([.P494]-2 &gt; [.L494]; &quot;WORSE&quot;;&quot;&quot;))">
            <text:p/>
          </table:table-cell>
          <table:table-cell table:formula="of:=IF([.R494] &lt; [.N494];&quot;BETTER&quot;;IF([.R494] &gt;[.N49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7764E-015">
            <text:p>1.78E-015</text:p>
          </table:table-cell>
          <table:table-cell office:value-type="float" office:value="0.000000000008194">
            <text:p>8.19E-012</text:p>
          </table:table-cell>
          <table:table-cell table:formula="of:=IF([.U494] &lt; [.P494];&quot;BETTER&quot;;IF([.U494]-2 &gt; [.P494]; &quot;WORSE&quot;;&quot;&quot;))">
            <text:p/>
          </table:table-cell>
          <table:table-cell table:formula="of:=IF([.W494] &lt; [.R494];&quot;BETTER&quot;;IF([.W494] &gt;[.R49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26774">
            <text:p>2.68E-012</text:p>
          </table:table-cell>
          <table:table-cell office:value-type="float" office:value="0.000000000008194">
            <text:p>8.19E-012</text:p>
          </table:table-cell>
          <table:table-cell table:formula="of:=IF([.Z494] &lt; [.U494];&quot;BETTER&quot;;IF([.Z494]-2 &gt; [.U494]; &quot;WORSE&quot;;&quot;&quot;))">
            <text:p/>
          </table:table-cell>
          <table:table-cell table:formula="of:=IF([.AB494] &lt; [.W494];&quot;BETTER&quot;;IF([.AB494] &gt;[.W494]*1.1;&quot;WORSE&quot;;&quot;&quot;))">
            <text:p/>
          </table:table-cell>
        </table:table-row>
        <table:table-row table:style-name="ro3">
          <table:table-cell/>
          <table:table-cell office:value-type="float" office:value="493">
            <text:p>493</text:p>
          </table:table-cell>
          <table:table-cell office:value-type="string">
            <text:p>1.13943428318836482e+00</text:p>
          </table:table-cell>
          <table:table-cell office:value-type="float" office:value="58">
            <text:p>58</text:p>
          </table:table-cell>
          <table:table-cell office:value-type="float" office:value="0.000000000000074052">
            <text:p>7.41E-014</text:p>
          </table:table-cell>
          <table:table-cell office:value-type="float" office:value="0.000000000010212">
            <text:p>1.02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74052">
            <text:p>7.41E-014</text:p>
          </table:table-cell>
          <table:table-cell office:value-type="float" office:value="0.000000000010212">
            <text:p>1.0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0004">
            <text:p>5.00E-012</text:p>
          </table:table-cell>
          <table:table-cell office:value-type="float" office:value="0.000000000010211">
            <text:p>1.0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0004">
            <text:p>5.00E-012</text:p>
          </table:table-cell>
          <table:table-cell office:value-type="float" office:value="0.000000000010211">
            <text:p>1.02E-011</text:p>
          </table:table-cell>
          <table:table-cell table:formula="of:=IF([.P495] &lt; [.L495];&quot;BETTER&quot;;IF([.P495]-2 &gt; [.L495]; &quot;WORSE&quot;;&quot;&quot;))">
            <text:p/>
          </table:table-cell>
          <table:table-cell table:formula="of:=IF([.R495] &lt; [.N495];&quot;BETTER&quot;;IF([.R495] &gt;[.N49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0007">
            <text:p>5.00E-012</text:p>
          </table:table-cell>
          <table:table-cell office:value-type="float" office:value="0.000000000010211">
            <text:p>1.02E-011</text:p>
          </table:table-cell>
          <table:table-cell table:formula="of:=IF([.U495] &lt; [.P495];&quot;BETTER&quot;;IF([.U495]-2 &gt; [.P495]; &quot;WORSE&quot;;&quot;&quot;))">
            <text:p/>
          </table:table-cell>
          <table:table-cell table:formula="of:=IF([.W495] &lt; [.R495];&quot;BETTER&quot;;IF([.W495] &gt;[.R49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0109">
            <text:p>5.01E-012</text:p>
          </table:table-cell>
          <table:table-cell office:value-type="float" office:value="0.000000000010211">
            <text:p>1.02E-011</text:p>
          </table:table-cell>
          <table:table-cell table:formula="of:=IF([.Z495] &lt; [.U495];&quot;BETTER&quot;;IF([.Z495]-2 &gt; [.U495]; &quot;WORSE&quot;;&quot;&quot;))">
            <text:p/>
          </table:table-cell>
          <table:table-cell table:formula="of:=IF([.AB495] &lt; [.W495];&quot;BETTER&quot;;IF([.AB495] &gt;[.W495]*1.1;&quot;WORSE&quot;;&quot;&quot;))">
            <text:p/>
          </table:table-cell>
        </table:table-row>
        <table:table-row table:style-name="ro3">
          <table:table-cell/>
          <table:table-cell office:value-type="float" office:value="494">
            <text:p>494</text:p>
          </table:table-cell>
          <table:table-cell office:value-type="string">
            <text:p>1.11571775657104882e-01</text:p>
          </table:table-cell>
          <table:table-cell office:value-type="float" office:value="58">
            <text:p>58</text:p>
          </table:table-cell>
          <table:table-cell office:value-type="float" office:value="1.4926E-015">
            <text:p>1.49E-015</text:p>
          </table:table-cell>
          <table:table-cell office:value-type="float" office:value="0.00000000038446">
            <text:p>3.84E-010</text:p>
          </table:table-cell>
          <table:table-cell/>
          <table:table-cell office:value-type="float" office:value="59">
            <text:p>59</text:p>
          </table:table-cell>
          <table:table-cell office:value-type="float" office:value="1.4926E-015">
            <text:p>1.49E-015</text:p>
          </table:table-cell>
          <table:table-cell office:value-type="float" office:value="0.00000000038446">
            <text:p>3.84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9584">
            <text:p>4.96E-011</text:p>
          </table:table-cell>
          <table:table-cell office:value-type="float" office:value="0.00000000038446">
            <text:p>3.84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9584">
            <text:p>4.96E-011</text:p>
          </table:table-cell>
          <table:table-cell office:value-type="float" office:value="0.00000000038446">
            <text:p>3.84E-010</text:p>
          </table:table-cell>
          <table:table-cell table:formula="of:=IF([.P496] &lt; [.L496];&quot;BETTER&quot;;IF([.P496]-2 &gt; [.L496]; &quot;WORSE&quot;;&quot;&quot;))">
            <text:p/>
          </table:table-cell>
          <table:table-cell table:formula="of:=IF([.R496] &lt; [.N496];&quot;BETTER&quot;;IF([.R496] &gt;[.N49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9584">
            <text:p>4.96E-011</text:p>
          </table:table-cell>
          <table:table-cell office:value-type="float" office:value="0.00000000038446">
            <text:p>3.84E-010</text:p>
          </table:table-cell>
          <table:table-cell table:formula="of:=IF([.U496] &lt; [.P496];&quot;BETTER&quot;;IF([.U496]-2 &gt; [.P496]; &quot;WORSE&quot;;&quot;&quot;))">
            <text:p/>
          </table:table-cell>
          <table:table-cell table:formula="of:=IF([.W496] &lt; [.R496];&quot;BETTER&quot;;IF([.W496] &gt;[.R49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9587">
            <text:p>4.96E-011</text:p>
          </table:table-cell>
          <table:table-cell office:value-type="float" office:value="0.00000000038446">
            <text:p>3.84E-010</text:p>
          </table:table-cell>
          <table:table-cell table:formula="of:=IF([.Z496] &lt; [.U496];&quot;BETTER&quot;;IF([.Z496]-2 &gt; [.U496]; &quot;WORSE&quot;;&quot;&quot;))">
            <text:p/>
          </table:table-cell>
          <table:table-cell table:formula="of:=IF([.AB496] &lt; [.W496];&quot;BETTER&quot;;IF([.AB496] &gt;[.W496]*1.1;&quot;WORSE&quot;;&quot;&quot;))">
            <text:p/>
          </table:table-cell>
        </table:table-row>
        <table:table-row table:style-name="ro3">
          <table:table-cell/>
          <table:table-cell office:value-type="float" office:value="495">
            <text:p>495</text:p>
          </table:table-cell>
          <table:table-cell office:value-type="string">
            <text:p>2.31823804500403075e-01</text:p>
          </table:table-cell>
          <table:table-cell office:value-type="float" office:value="58">
            <text:p>58</text:p>
          </table:table-cell>
          <table:table-cell office:value-type="float" office:value="5.9864E-016">
            <text:p>5.99E-016</text:p>
          </table:table-cell>
          <table:table-cell office:value-type="float" office:value="0.0000000000017382">
            <text:p>1.74E-012</text:p>
          </table:table-cell>
          <table:table-cell/>
          <table:table-cell office:value-type="float" office:value="59">
            <text:p>59</text:p>
          </table:table-cell>
          <table:table-cell office:value-type="float" office:value="5.9864E-016">
            <text:p>5.99E-016</text:p>
          </table:table-cell>
          <table:table-cell office:value-type="float" office:value="0.0000000000017382">
            <text:p>1.74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1103">
            <text:p>3.11E-012</text:p>
          </table:table-cell>
          <table:table-cell office:value-type="float" office:value="0.0000000000017387">
            <text:p>1.74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1103">
            <text:p>3.11E-012</text:p>
          </table:table-cell>
          <table:table-cell office:value-type="float" office:value="0.0000000000017387">
            <text:p>1.74E-012</text:p>
          </table:table-cell>
          <table:table-cell table:formula="of:=IF([.P497] &lt; [.L497];&quot;BETTER&quot;;IF([.P497]-2 &gt; [.L497]; &quot;WORSE&quot;;&quot;&quot;))">
            <text:p/>
          </table:table-cell>
          <table:table-cell table:formula="of:=IF([.R497] &lt; [.N497];&quot;BETTER&quot;;IF([.R497] &gt;[.N49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1103">
            <text:p>3.11E-012</text:p>
          </table:table-cell>
          <table:table-cell office:value-type="float" office:value="0.0000000000017387">
            <text:p>1.74E-012</text:p>
          </table:table-cell>
          <table:table-cell table:formula="of:=IF([.U497] &lt; [.P497];&quot;BETTER&quot;;IF([.U497]-2 &gt; [.P497]; &quot;WORSE&quot;;&quot;&quot;))">
            <text:p/>
          </table:table-cell>
          <table:table-cell table:formula="of:=IF([.W497] &lt; [.R497];&quot;BETTER&quot;;IF([.W497] &gt;[.R49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1126">
            <text:p>3.11E-012</text:p>
          </table:table-cell>
          <table:table-cell office:value-type="float" office:value="0.0000000000017387">
            <text:p>1.74E-012</text:p>
          </table:table-cell>
          <table:table-cell table:formula="of:=IF([.Z497] &lt; [.U497];&quot;BETTER&quot;;IF([.Z497]-2 &gt; [.U497]; &quot;WORSE&quot;;&quot;&quot;))">
            <text:p/>
          </table:table-cell>
          <table:table-cell table:formula="of:=IF([.AB497] &lt; [.W497];&quot;BETTER&quot;;IF([.AB497] &gt;[.W497]*1.1;&quot;WORSE&quot;;&quot;&quot;))">
            <text:p/>
          </table:table-cell>
        </table:table-row>
        <table:table-row table:style-name="ro3">
          <table:table-cell/>
          <table:table-cell office:value-type="float" office:value="496">
            <text:p>496</text:p>
          </table:table-cell>
          <table:table-cell office:value-type="string">
            <text:p>2.49999999999999944e-02</text:p>
          </table:table-cell>
          <table:table-cell office:value-type="float" office:value="58">
            <text:p>58</text:p>
          </table:table-cell>
          <table:table-cell office:value-type="float" office:value="2.498E-015">
            <text:p>2.50E-015</text:p>
          </table:table-cell>
          <table:table-cell office:value-type="float" office:value="2.7756E-016">
            <text:p>2.78E-016</text:p>
          </table:table-cell>
          <table:table-cell/>
          <table:table-cell office:value-type="float" office:value="59">
            <text:p>59</text:p>
          </table:table-cell>
          <table:table-cell office:value-type="float" office:value="2.498E-015">
            <text:p>2.50E-015</text:p>
          </table:table-cell>
          <table:table-cell office:value-type="float" office:value="2.7756E-016">
            <text:p>2.78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8">
            <text:p>6.94E-018</text:p>
          </table:table-cell>
          <table:table-cell office:value-type="float" office:value="2.7756E-016">
            <text:p>2.78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8">
            <text:p>6.94E-018</text:p>
          </table:table-cell>
          <table:table-cell office:value-type="float" office:value="2.7756E-016">
            <text:p>2.78E-016</text:p>
          </table:table-cell>
          <table:table-cell table:formula="of:=IF([.P498] &lt; [.L498];&quot;BETTER&quot;;IF([.P498]-2 &gt; [.L498]; &quot;WORSE&quot;;&quot;&quot;))">
            <text:p/>
          </table:table-cell>
          <table:table-cell table:formula="of:=IF([.R498] &lt; [.N498];&quot;BETTER&quot;;IF([.R498] &gt;[.N49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9389E-018">
            <text:p>6.94E-018</text:p>
          </table:table-cell>
          <table:table-cell office:value-type="float" office:value="2.7756E-016">
            <text:p>2.78E-016</text:p>
          </table:table-cell>
          <table:table-cell table:formula="of:=IF([.U498] &lt; [.P498];&quot;BETTER&quot;;IF([.U498]-2 &gt; [.P498]; &quot;WORSE&quot;;&quot;&quot;))">
            <text:p/>
          </table:table-cell>
          <table:table-cell table:formula="of:=IF([.W498] &lt; [.R498];&quot;BETTER&quot;;IF([.W498] &gt;[.R49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7674E-015">
            <text:p>3.77E-015</text:p>
          </table:table-cell>
          <table:table-cell office:value-type="float" office:value="2.7756E-016">
            <text:p>2.78E-016</text:p>
          </table:table-cell>
          <table:table-cell table:formula="of:=IF([.Z498] &lt; [.U498];&quot;BETTER&quot;;IF([.Z498]-2 &gt; [.U498]; &quot;WORSE&quot;;&quot;&quot;))">
            <text:p/>
          </table:table-cell>
          <table:table-cell table:formula="of:=IF([.AB498] &lt; [.W498];&quot;BETTER&quot;;IF([.AB498] &gt;[.W498]*1.1;&quot;WORSE&quot;;&quot;&quot;))">
            <text:p/>
          </table:table-cell>
        </table:table-row>
        <table:table-row table:style-name="ro3">
          <table:table-cell/>
          <table:table-cell office:value-type="float" office:value="497">
            <text:p>497</text:p>
          </table:table-cell>
          <table:table-cell office:value-type="string">
            <text:p>6.15626470386014146e-01</text:p>
          </table:table-cell>
          <table:table-cell office:value-type="float" office:value="58">
            <text:p>58</text:p>
          </table:table-cell>
          <table:table-cell office:value-type="float" office:value="0.00000000000039026">
            <text:p>3.90E-013</text:p>
          </table:table-cell>
          <table:table-cell office:value-type="float" office:value="0.000000000022718">
            <text:p>2.27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39026">
            <text:p>3.90E-013</text:p>
          </table:table-cell>
          <table:table-cell office:value-type="float" office:value="0.000000000022718">
            <text:p>2.2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84244">
            <text:p>8.42E-011</text:p>
          </table:table-cell>
          <table:table-cell office:value-type="float" office:value="0.000000000022718">
            <text:p>2.2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84244">
            <text:p>8.42E-011</text:p>
          </table:table-cell>
          <table:table-cell office:value-type="float" office:value="0.000000000022718">
            <text:p>2.27E-011</text:p>
          </table:table-cell>
          <table:table-cell table:formula="of:=IF([.P499] &lt; [.L499];&quot;BETTER&quot;;IF([.P499]-2 &gt; [.L499]; &quot;WORSE&quot;;&quot;&quot;))">
            <text:p/>
          </table:table-cell>
          <table:table-cell table:formula="of:=IF([.R499] &lt; [.N499];&quot;BETTER&quot;;IF([.R499] &gt;[.N49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84244">
            <text:p>8.42E-011</text:p>
          </table:table-cell>
          <table:table-cell office:value-type="float" office:value="0.000000000022718">
            <text:p>2.27E-011</text:p>
          </table:table-cell>
          <table:table-cell table:formula="of:=IF([.U499] &lt; [.P499];&quot;BETTER&quot;;IF([.U499]-2 &gt; [.P499]; &quot;WORSE&quot;;&quot;&quot;))">
            <text:p/>
          </table:table-cell>
          <table:table-cell table:formula="of:=IF([.W499] &lt; [.R499];&quot;BETTER&quot;;IF([.W499] &gt;[.R49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84262">
            <text:p>8.43E-011</text:p>
          </table:table-cell>
          <table:table-cell office:value-type="float" office:value="0.000000000022718">
            <text:p>2.27E-011</text:p>
          </table:table-cell>
          <table:table-cell table:formula="of:=IF([.Z499] &lt; [.U499];&quot;BETTER&quot;;IF([.Z499]-2 &gt; [.U499]; &quot;WORSE&quot;;&quot;&quot;))">
            <text:p/>
          </table:table-cell>
          <table:table-cell table:formula="of:=IF([.AB499] &lt; [.W499];&quot;BETTER&quot;;IF([.AB499] &gt;[.W499]*1.1;&quot;WORSE&quot;;&quot;&quot;))">
            <text:p/>
          </table:table-cell>
        </table:table-row>
        <table:table-row table:style-name="ro3">
          <table:table-cell/>
          <table:table-cell office:value-type="float" office:value="498">
            <text:p>498</text:p>
          </table:table-cell>
          <table:table-cell office:value-type="string">
            <text:p>1.22619117088351715e+00</text:p>
          </table:table-cell>
          <table:table-cell office:value-type="float" office:value="58">
            <text:p>58</text:p>
          </table:table-cell>
          <table:table-cell office:value-type="float" office:value="0.00000000000021513">
            <text:p>2.15E-013</text:p>
          </table:table-cell>
          <table:table-cell office:value-type="float" office:value="0.000000000013443">
            <text:p>1.34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21513">
            <text:p>2.15E-013</text:p>
          </table:table-cell>
          <table:table-cell office:value-type="float" office:value="0.000000000013443">
            <text:p>1.3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82115">
            <text:p>8.21E-011</text:p>
          </table:table-cell>
          <table:table-cell office:value-type="float" office:value="0.000000000013442">
            <text:p>1.3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82115">
            <text:p>8.21E-011</text:p>
          </table:table-cell>
          <table:table-cell office:value-type="float" office:value="0.000000000013442">
            <text:p>1.34E-011</text:p>
          </table:table-cell>
          <table:table-cell table:formula="of:=IF([.P500] &lt; [.L500];&quot;BETTER&quot;;IF([.P500]-2 &gt; [.L500]; &quot;WORSE&quot;;&quot;&quot;))">
            <text:p/>
          </table:table-cell>
          <table:table-cell table:formula="of:=IF([.R500] &lt; [.N500];&quot;BETTER&quot;;IF([.R500] &gt;[.N50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82115">
            <text:p>8.21E-011</text:p>
          </table:table-cell>
          <table:table-cell office:value-type="float" office:value="0.000000000013442">
            <text:p>1.34E-011</text:p>
          </table:table-cell>
          <table:table-cell table:formula="of:=IF([.U500] &lt; [.P500];&quot;BETTER&quot;;IF([.U500]-2 &gt; [.P500]; &quot;WORSE&quot;;&quot;&quot;))">
            <text:p/>
          </table:table-cell>
          <table:table-cell table:formula="of:=IF([.W500] &lt; [.R500];&quot;BETTER&quot;;IF([.W500] &gt;[.R50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82136">
            <text:p>8.21E-011</text:p>
          </table:table-cell>
          <table:table-cell office:value-type="float" office:value="0.000000000013442">
            <text:p>1.34E-011</text:p>
          </table:table-cell>
          <table:table-cell table:formula="of:=IF([.Z500] &lt; [.U500];&quot;BETTER&quot;;IF([.Z500]-2 &gt; [.U500]; &quot;WORSE&quot;;&quot;&quot;))">
            <text:p/>
          </table:table-cell>
          <table:table-cell table:formula="of:=IF([.AB500] &lt; [.W500];&quot;BETTER&quot;;IF([.AB500] &gt;[.W500]*1.1;&quot;WORSE&quot;;&quot;&quot;))">
            <text:p/>
          </table:table-cell>
        </table:table-row>
        <table:table-row table:style-name="ro3">
          <table:table-cell/>
          <table:table-cell office:value-type="float" office:value="499">
            <text:p>499</text:p>
          </table:table-cell>
          <table:table-cell office:value-type="string">
            <text:p>7.46824132812426988e-01</text:p>
          </table:table-cell>
          <table:table-cell office:value-type="float" office:value="58">
            <text:p>58</text:p>
          </table:table-cell>
          <table:table-cell office:value-type="float" office:value="5.7977E-015">
            <text:p>5.80E-015</text:p>
          </table:table-cell>
          <table:table-cell office:value-type="float" office:value="0.000000000016639">
            <text:p>1.66E-011</text:p>
          </table:table-cell>
          <table:table-cell/>
          <table:table-cell office:value-type="float" office:value="59">
            <text:p>59</text:p>
          </table:table-cell>
          <table:table-cell office:value-type="float" office:value="5.7977E-015">
            <text:p>5.80E-015</text:p>
          </table:table-cell>
          <table:table-cell office:value-type="float" office:value="0.000000000016639">
            <text:p>1.6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7478">
            <text:p>2.75E-010</text:p>
          </table:table-cell>
          <table:table-cell office:value-type="float" office:value="0.00000000001664">
            <text:p>1.6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7478">
            <text:p>2.75E-010</text:p>
          </table:table-cell>
          <table:table-cell office:value-type="float" office:value="0.00000000001664">
            <text:p>1.66E-011</text:p>
          </table:table-cell>
          <table:table-cell table:formula="of:=IF([.P501] &lt; [.L501];&quot;BETTER&quot;;IF([.P501]-2 &gt; [.L501]; &quot;WORSE&quot;;&quot;&quot;))">
            <text:p/>
          </table:table-cell>
          <table:table-cell table:formula="of:=IF([.R501] &lt; [.N501];&quot;BETTER&quot;;IF([.R501] &gt;[.N50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7478">
            <text:p>2.75E-010</text:p>
          </table:table-cell>
          <table:table-cell office:value-type="float" office:value="0.00000000001664">
            <text:p>1.66E-011</text:p>
          </table:table-cell>
          <table:table-cell table:formula="of:=IF([.U501] &lt; [.P501];&quot;BETTER&quot;;IF([.U501]-2 &gt; [.P501]; &quot;WORSE&quot;;&quot;&quot;))">
            <text:p/>
          </table:table-cell>
          <table:table-cell table:formula="of:=IF([.W501] &lt; [.R501];&quot;BETTER&quot;;IF([.W501] &gt;[.R50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7478">
            <text:p>2.75E-010</text:p>
          </table:table-cell>
          <table:table-cell office:value-type="float" office:value="0.00000000001664">
            <text:p>1.66E-011</text:p>
          </table:table-cell>
          <table:table-cell table:formula="of:=IF([.Z501] &lt; [.U501];&quot;BETTER&quot;;IF([.Z501]-2 &gt; [.U501]; &quot;WORSE&quot;;&quot;&quot;))">
            <text:p/>
          </table:table-cell>
          <table:table-cell table:formula="of:=IF([.AB501] &lt; [.W501];&quot;BETTER&quot;;IF([.AB501] &gt;[.W501]*1.1;&quot;WORSE&quot;;&quot;&quot;))">
            <text:p/>
          </table:table-cell>
        </table:table-row>
        <table:table-row table:style-name="ro3">
          <table:table-cell/>
          <table:table-cell office:value-type="float" office:value="500">
            <text:p>500</text:p>
          </table:table-cell>
          <table:table-cell office:value-type="string">
            <text:p>2.58333333333333321e+01</text:p>
          </table:table-cell>
          <table:table-cell office:value-type="float" office:value="57">
            <text:p>57</text:p>
          </table:table-cell>
          <table:table-cell office:value-type="float" office:value="0.00000000000012363">
            <text:p>1.24E-013</text:p>
          </table:table-cell>
          <table:table-cell office:value-type="float" office:value="0.00000000000129">
            <text:p>1.29E-012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12363">
            <text:p>1.24E-013</text:p>
          </table:table-cell>
          <table:table-cell office:value-type="float" office:value="0.00000000000129">
            <text:p>1.29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81098">
            <text:p>8.11E-011</text:p>
          </table:table-cell>
          <table:table-cell office:value-type="float" office:value="0.0000000000012903">
            <text:p>1.29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81098">
            <text:p>8.11E-011</text:p>
          </table:table-cell>
          <table:table-cell office:value-type="float" office:value="0.0000000000012903">
            <text:p>1.29E-012</text:p>
          </table:table-cell>
          <table:table-cell table:formula="of:=IF([.P502] &lt; [.L502];&quot;BETTER&quot;;IF([.P502]-2 &gt; [.L502]; &quot;WORSE&quot;;&quot;&quot;))">
            <text:p/>
          </table:table-cell>
          <table:table-cell table:formula="of:=IF([.R502] &lt; [.N502];&quot;BETTER&quot;;IF([.R502] &gt;[.N50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81094">
            <text:p>8.11E-011</text:p>
          </table:table-cell>
          <table:table-cell office:value-type="float" office:value="0.0000000000012904">
            <text:p>1.29E-012</text:p>
          </table:table-cell>
          <table:table-cell table:formula="of:=IF([.U502] &lt; [.P502];&quot;BETTER&quot;;IF([.U502]-2 &gt; [.P502]; &quot;WORSE&quot;;&quot;&quot;))">
            <text:p/>
          </table:table-cell>
          <table:table-cell table:formula="of:=IF([.W502] &lt; [.R502];&quot;BETTER&quot;;IF([.W502] &gt;[.R50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81725">
            <text:p>8.17E-011</text:p>
          </table:table-cell>
          <table:table-cell office:value-type="float" office:value="0.0000000000012904">
            <text:p>1.29E-012</text:p>
          </table:table-cell>
          <table:table-cell table:formula="of:=IF([.Z502] &lt; [.U502];&quot;BETTER&quot;;IF([.Z502]-2 &gt; [.U502]; &quot;WORSE&quot;;&quot;&quot;))">
            <text:p/>
          </table:table-cell>
          <table:table-cell table:formula="of:=IF([.AB502] &lt; [.W502];&quot;BETTER&quot;;IF([.AB502] &gt;[.W502]*1.1;&quot;WORSE&quot;;&quot;&quot;))">
            <text:p/>
          </table:table-cell>
        </table:table-row>
        <table:table-row table:style-name="ro3">
          <table:table-cell/>
          <table:table-cell office:value-type="float" office:value="501">
            <text:p>501</text:p>
          </table:table-cell>
          <table:table-cell office:value-type="string">
            <text:p>6.02298070979270572e-01</text:p>
          </table:table-cell>
          <table:table-cell office:value-type="float" office:value="56">
            <text:p>56</text:p>
          </table:table-cell>
          <table:table-cell office:value-type="float" office:value="0.000000000028763">
            <text:p>2.88E-011</text:p>
          </table:table-cell>
          <table:table-cell office:value-type="float" office:value="0.0000000000345">
            <text:p>3.45E-011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2868">
            <text:p>2.87E-011</text:p>
          </table:table-cell>
          <table:table-cell office:value-type="float" office:value="0.000000000034417">
            <text:p>3.4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34417">
            <text:p>3.4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34417">
            <text:p>3.44E-011</text:p>
          </table:table-cell>
          <table:table-cell table:formula="of:=IF([.P503] &lt; [.L503];&quot;BETTER&quot;;IF([.P503]-2 &gt; [.L503]; &quot;WORSE&quot;;&quot;&quot;))">
            <text:p/>
          </table:table-cell>
          <table:table-cell table:formula="of:=IF([.R503] &lt; [.N503];&quot;BETTER&quot;;IF([.R503] &gt;[.N50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34417">
            <text:p>3.44E-011</text:p>
          </table:table-cell>
          <table:table-cell table:formula="of:=IF([.U503] &lt; [.P503];&quot;BETTER&quot;;IF([.U503]-2 &gt; [.P503]; &quot;WORSE&quot;;&quot;&quot;))">
            <text:p/>
          </table:table-cell>
          <table:table-cell table:formula="of:=IF([.W503] &lt; [.R503];&quot;BETTER&quot;;IF([.W503] &gt;[.R50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0437E-027">
            <text:p>1.04E-027</text:p>
          </table:table-cell>
          <table:table-cell office:value-type="float" office:value="0.000000000034417">
            <text:p>3.44E-011</text:p>
          </table:table-cell>
          <table:table-cell table:formula="of:=IF([.Z503] &lt; [.U503];&quot;BETTER&quot;;IF([.Z503]-2 &gt; [.U503]; &quot;WORSE&quot;;&quot;&quot;))">
            <text:p/>
          </table:table-cell>
          <table:table-cell table:formula="of:=IF([.AB503] &lt; [.W503];&quot;BETTER&quot;;IF([.AB503] &gt;[.W503]*1.1;&quot;WORSE&quot;;&quot;&quot;))">
            <text:p/>
          </table:table-cell>
        </table:table-row>
        <table:table-row table:style-name="ro3">
          <table:table-cell/>
          <table:table-cell office:value-type="float" office:value="502">
            <text:p>502</text:p>
          </table:table-cell>
          <table:table-cell office:value-type="string">
            <text:p>2.14500369597761420e-01</text:p>
          </table:table-cell>
          <table:table-cell office:value-type="float" office:value="57">
            <text:p>57</text:p>
          </table:table-cell>
          <table:table-cell office:value-type="float" office:value="3.8819E-016">
            <text:p>3.88E-016</text:p>
          </table:table-cell>
          <table:table-cell office:value-type="float" office:value="0.000000000010436">
            <text:p>1.04E-011</text:p>
          </table:table-cell>
          <table:table-cell/>
          <table:table-cell office:value-type="float" office:value="57">
            <text:p>57</text:p>
          </table:table-cell>
          <table:table-cell office:value-type="float" office:value="3.8819E-016">
            <text:p>3.88E-016</text:p>
          </table:table-cell>
          <table:table-cell office:value-type="float" office:value="0.000000000010436">
            <text:p>1.04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19367">
            <text:p>1.94E-010</text:p>
          </table:table-cell>
          <table:table-cell office:value-type="float" office:value="0.000000000010436">
            <text:p>1.04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19367">
            <text:p>1.94E-010</text:p>
          </table:table-cell>
          <table:table-cell office:value-type="float" office:value="0.000000000010436">
            <text:p>1.04E-011</text:p>
          </table:table-cell>
          <table:table-cell table:formula="of:=IF([.P504] &lt; [.L504];&quot;BETTER&quot;;IF([.P504]-2 &gt; [.L504]; &quot;WORSE&quot;;&quot;&quot;))">
            <text:p/>
          </table:table-cell>
          <table:table-cell table:formula="of:=IF([.R504] &lt; [.N504];&quot;BETTER&quot;;IF([.R504] &gt;[.N504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19367">
            <text:p>1.94E-010</text:p>
          </table:table-cell>
          <table:table-cell office:value-type="float" office:value="0.000000000010436">
            <text:p>1.04E-011</text:p>
          </table:table-cell>
          <table:table-cell table:formula="of:=IF([.U504] &lt; [.P504];&quot;BETTER&quot;;IF([.U504]-2 &gt; [.P504]; &quot;WORSE&quot;;&quot;&quot;))">
            <text:p/>
          </table:table-cell>
          <table:table-cell table:formula="of:=IF([.W504] &lt; [.R504];&quot;BETTER&quot;;IF([.W504] &gt;[.R504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19368">
            <text:p>1.94E-010</text:p>
          </table:table-cell>
          <table:table-cell office:value-type="float" office:value="0.000000000010436">
            <text:p>1.04E-011</text:p>
          </table:table-cell>
          <table:table-cell table:formula="of:=IF([.Z504] &lt; [.U504];&quot;BETTER&quot;;IF([.Z504]-2 &gt; [.U504]; &quot;WORSE&quot;;&quot;&quot;))">
            <text:p/>
          </table:table-cell>
          <table:table-cell table:formula="of:=IF([.AB504] &lt; [.W504];&quot;BETTER&quot;;IF([.AB504] &gt;[.W504]*1.1;&quot;WORSE&quot;;&quot;&quot;))">
            <text:p/>
          </table:table-cell>
        </table:table-row>
        <table:table-row table:style-name="ro3">
          <table:table-cell/>
          <table:table-cell office:value-type="float" office:value="503">
            <text:p>503</text:p>
          </table:table-cell>
          <table:table-cell office:value-type="string">
            <text:p>1.46046077288096310e+00</text:p>
          </table:table-cell>
          <table:table-cell office:value-type="float" office:value="179487">
            <text:p>179487</text:p>
          </table:table-cell>
          <table:table-cell office:value-type="float" office:value="0.0000004367">
            <text:p>4.37E-007</text:p>
          </table:table-cell>
          <table:table-cell office:value-type="float" office:value="0.00000075025">
            <text:p>7.50E-007</text:p>
          </table:table-cell>
          <table:table-cell/>
          <table:table-cell office:value-type="float" office:value="189101">
            <text:p>189101</text:p>
          </table:table-cell>
          <table:table-cell office:value-type="float" office:value="0.000000089507">
            <text:p>8.95E-008</text:p>
          </table:table-cell>
          <table:table-cell office:value-type="float" office:value="0.000000087933">
            <text:p>8.79E-008</text:p>
          </table:table-cell>
          <table:table-cell/>
          <table:table-cell office:value-type="float" office:value="6497">
            <text:p>6497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/>
          <table:table-cell office:value-type="float" office:value="6499">
            <text:p>6499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 table:formula="of:=IF([.P505] &lt; [.L505];&quot;BETTER&quot;;IF([.P505]-2 &gt; [.L505]; &quot;WORSE&quot;;&quot;&quot;))">
            <text:p/>
          </table:table-cell>
          <table:table-cell table:formula="of:=IF([.R505] &lt; [.N505];&quot;BETTER&quot;;IF([.R505] &gt;[.N505]*1.1;&quot;WORSE&quot;;&quot;&quot;))">
            <text:p/>
          </table:table-cell>
          <table:table-cell office:value-type="float" office:value="6499">
            <text:p>6499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 table:formula="of:=IF([.U505] &lt; [.P505];&quot;BETTER&quot;;IF([.U505]-2 &gt; [.P505]; &quot;WORSE&quot;;&quot;&quot;))">
            <text:p/>
          </table:table-cell>
          <table:table-cell table:formula="of:=IF([.W505] &lt; [.R505];&quot;BETTER&quot;;IF([.W505] &gt;[.R505]*1.1;&quot;WORSE&quot;;&quot;&quot;))">
            <text:p/>
          </table:table-cell>
          <table:table-cell office:value-type="float" office:value="6497">
            <text:p>6497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 table:formula="of:=IF([.Z505] &lt; [.U505];&quot;BETTER&quot;;IF([.Z505]-2 &gt; [.U505]; &quot;WORSE&quot;;&quot;&quot;))" office:value-type="string" office:string-value="BETTER">
            <text:p>BETTER</text:p>
          </table:table-cell>
          <table:table-cell table:formula="of:=IF([.AB505] &lt; [.W505];&quot;BETTER&quot;;IF([.AB505] &gt;[.W505]*1.1;&quot;WORSE&quot;;&quot;&quot;))">
            <text:p/>
          </table:table-cell>
        </table:table-row>
        <table:table-row table:style-name="ro3">
          <table:table-cell/>
          <table:table-cell office:value-type="float" office:value="504">
            <text:p>504</text:p>
          </table:table-cell>
          <table:table-cell office:value-type="string">
            <text:p>2.18162096596285701e-02</text:p>
          </table:table-cell>
          <table:table-cell office:value-type="float" office:value="218">
            <text:p>218</text:p>
          </table:table-cell>
          <table:table-cell office:value-type="float" office:value="0.000000000035812">
            <text:p>3.58E-011</text:p>
          </table:table-cell>
          <table:table-cell office:value-type="float" office:value="0.0000000018907">
            <text:p>1.89E-009</text:p>
          </table:table-cell>
          <table:table-cell/>
          <table:table-cell office:value-type="float" office:value="224">
            <text:p>224</text:p>
          </table:table-cell>
          <table:table-cell office:value-type="float" office:value="0.0000000000063169">
            <text:p>6.32E-012</text:p>
          </table:table-cell>
          <table:table-cell office:value-type="float" office:value="0.0000000018569">
            <text:p>1.86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1.1796E-016">
            <text:p>1.18E-016</text:p>
          </table:table-cell>
          <table:table-cell office:value-type="float" office:value="0.0000000018505">
            <text:p>1.85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1.1796E-016">
            <text:p>1.18E-016</text:p>
          </table:table-cell>
          <table:table-cell office:value-type="float" office:value="0.0000000018505">
            <text:p>1.85E-009</text:p>
          </table:table-cell>
          <table:table-cell table:formula="of:=IF([.P506] &lt; [.L506];&quot;BETTER&quot;;IF([.P506]-2 &gt; [.L506]; &quot;WORSE&quot;;&quot;&quot;))">
            <text:p/>
          </table:table-cell>
          <table:table-cell table:formula="of:=IF([.R506] &lt; [.N506];&quot;BETTER&quot;;IF([.R506] &gt;[.N50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1796E-016">
            <text:p>1.18E-016</text:p>
          </table:table-cell>
          <table:table-cell office:value-type="float" office:value="0.0000000018505">
            <text:p>1.85E-009</text:p>
          </table:table-cell>
          <table:table-cell table:formula="of:=IF([.U506] &lt; [.P506];&quot;BETTER&quot;;IF([.U506]-2 &gt; [.P506]; &quot;WORSE&quot;;&quot;&quot;))">
            <text:p/>
          </table:table-cell>
          <table:table-cell table:formula="of:=IF([.W506] &lt; [.R506];&quot;BETTER&quot;;IF([.W506] &gt;[.R50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2223">
            <text:p>2.22E-014</text:p>
          </table:table-cell>
          <table:table-cell office:value-type="float" office:value="0.0000000018505">
            <text:p>1.85E-009</text:p>
          </table:table-cell>
          <table:table-cell table:formula="of:=IF([.Z506] &lt; [.U506];&quot;BETTER&quot;;IF([.Z506]-2 &gt; [.U506]; &quot;WORSE&quot;;&quot;&quot;))">
            <text:p/>
          </table:table-cell>
          <table:table-cell table:formula="of:=IF([.AB506] &lt; [.W506];&quot;BETTER&quot;;IF([.AB506] &gt;[.W506]*1.1;&quot;WORSE&quot;;&quot;&quot;))">
            <text:p/>
          </table:table-cell>
        </table:table-row>
        <table:table-row table:style-name="ro3">
          <table:table-cell/>
          <table:table-cell office:value-type="float" office:value="505">
            <text:p>505</text:p>
          </table:table-cell>
          <table:table-cell office:value-type="string">
            <text:p>3.70915603970187924e+00</text:p>
          </table:table-cell>
          <table:table-cell office:value-type="float" office:value="58">
            <text:p>58</text:p>
          </table:table-cell>
          <table:table-cell office:value-type="float" office:value="0.0000000000038366">
            <text:p>3.84E-012</text:p>
          </table:table-cell>
          <table:table-cell office:value-type="float" office:value="0.00000000000050669">
            <text:p>5.07E-013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38366">
            <text:p>3.84E-012</text:p>
          </table:table-cell>
          <table:table-cell office:value-type="float" office:value="0.00000000000050669">
            <text:p>5.07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050669">
            <text:p>5.07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050669">
            <text:p>5.07E-013</text:p>
          </table:table-cell>
          <table:table-cell table:formula="of:=IF([.P507] &lt; [.L507];&quot;BETTER&quot;;IF([.P507]-2 &gt; [.L507]; &quot;WORSE&quot;;&quot;&quot;))">
            <text:p/>
          </table:table-cell>
          <table:table-cell table:formula="of:=IF([.R507] &lt; [.N507];&quot;BETTER&quot;;IF([.R507] &gt;[.N50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050669">
            <text:p>5.07E-013</text:p>
          </table:table-cell>
          <table:table-cell table:formula="of:=IF([.U507] &lt; [.P507];&quot;BETTER&quot;;IF([.U507]-2 &gt; [.P507]; &quot;WORSE&quot;;&quot;&quot;))">
            <text:p/>
          </table:table-cell>
          <table:table-cell table:formula="of:=IF([.W507] &lt; [.R507];&quot;BETTER&quot;;IF([.W507] &gt;[.R50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3236">
            <text:p>1.32E-013</text:p>
          </table:table-cell>
          <table:table-cell office:value-type="float" office:value="0.00000000000050669">
            <text:p>5.07E-013</text:p>
          </table:table-cell>
          <table:table-cell table:formula="of:=IF([.Z507] &lt; [.U507];&quot;BETTER&quot;;IF([.Z507]-2 &gt; [.U507]; &quot;WORSE&quot;;&quot;&quot;))">
            <text:p/>
          </table:table-cell>
          <table:table-cell table:formula="of:=IF([.AB507] &lt; [.W507];&quot;BETTER&quot;;IF([.AB507] &gt;[.W507]*1.1;&quot;WORSE&quot;;&quot;&quot;))">
            <text:p/>
          </table:table-cell>
        </table:table-row>
        <table:table-row table:style-name="ro3">
          <table:table-cell/>
          <table:table-cell office:value-type="float" office:value="506">
            <text:p>506</text:p>
          </table:table-cell>
          <table:table-cell office:value-type="string">
            <text:p>2.18668945873941922e-01</text:p>
          </table:table-cell>
          <table:table-cell office:value-type="float" office:value="57">
            <text:p>57</text:p>
          </table:table-cell>
          <table:table-cell office:value-type="float" office:value="0.00000000000020905">
            <text:p>2.09E-013</text:p>
          </table:table-cell>
          <table:table-cell office:value-type="float" office:value="0.00000000011917">
            <text:p>1.19E-010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20905">
            <text:p>2.09E-013</text:p>
          </table:table-cell>
          <table:table-cell office:value-type="float" office:value="0.00000000011917">
            <text:p>1.19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2598">
            <text:p>2.26E-011</text:p>
          </table:table-cell>
          <table:table-cell office:value-type="float" office:value="0.00000000011917">
            <text:p>1.19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2598">
            <text:p>2.26E-011</text:p>
          </table:table-cell>
          <table:table-cell office:value-type="float" office:value="0.00000000011917">
            <text:p>1.19E-010</text:p>
          </table:table-cell>
          <table:table-cell table:formula="of:=IF([.P508] &lt; [.L508];&quot;BETTER&quot;;IF([.P508]-2 &gt; [.L508]; &quot;WORSE&quot;;&quot;&quot;))">
            <text:p/>
          </table:table-cell>
          <table:table-cell table:formula="of:=IF([.R508] &lt; [.N508];&quot;BETTER&quot;;IF([.R508] &gt;[.N508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22598">
            <text:p>2.26E-011</text:p>
          </table:table-cell>
          <table:table-cell office:value-type="float" office:value="0.00000000011917">
            <text:p>1.19E-010</text:p>
          </table:table-cell>
          <table:table-cell table:formula="of:=IF([.U508] &lt; [.P508];&quot;BETTER&quot;;IF([.U508]-2 &gt; [.P508]; &quot;WORSE&quot;;&quot;&quot;))">
            <text:p/>
          </table:table-cell>
          <table:table-cell table:formula="of:=IF([.W508] &lt; [.R508];&quot;BETTER&quot;;IF([.W508] &gt;[.R508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22604">
            <text:p>2.26E-011</text:p>
          </table:table-cell>
          <table:table-cell office:value-type="float" office:value="0.00000000011917">
            <text:p>1.19E-010</text:p>
          </table:table-cell>
          <table:table-cell table:formula="of:=IF([.Z508] &lt; [.U508];&quot;BETTER&quot;;IF([.Z508]-2 &gt; [.U508]; &quot;WORSE&quot;;&quot;&quot;))">
            <text:p/>
          </table:table-cell>
          <table:table-cell table:formula="of:=IF([.AB508] &lt; [.W508];&quot;BETTER&quot;;IF([.AB508] &gt;[.W508]*1.1;&quot;WORSE&quot;;&quot;&quot;))">
            <text:p/>
          </table:table-cell>
        </table:table-row>
        <table:table-row table:style-name="ro3">
          <table:table-cell/>
          <table:table-cell office:value-type="float" office:value="507">
            <text:p>507</text:p>
          </table:table-cell>
          <table:table-cell office:value-type="string">
            <text:p>1.79552128309389047e+00</text:p>
          </table:table-cell>
          <table:table-cell office:value-type="float" office:value="57">
            <text:p>57</text:p>
          </table:table-cell>
          <table:table-cell office:value-type="float" office:value="0.00000000026103">
            <text:p>2.61E-010</text:p>
          </table:table-cell>
          <table:table-cell office:value-type="float" office:value="0.0000000000034028">
            <text:p>3.40E-012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26103">
            <text:p>2.61E-010</text:p>
          </table:table-cell>
          <table:table-cell office:value-type="float" office:value="0.0000000000034028">
            <text:p>3.40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2608">
            <text:p>1.26E-011</text:p>
          </table:table-cell>
          <table:table-cell office:value-type="float" office:value="0.0000000000034027">
            <text:p>3.40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2608">
            <text:p>1.26E-011</text:p>
          </table:table-cell>
          <table:table-cell office:value-type="float" office:value="0.0000000000034027">
            <text:p>3.40E-012</text:p>
          </table:table-cell>
          <table:table-cell table:formula="of:=IF([.P509] &lt; [.L509];&quot;BETTER&quot;;IF([.P509]-2 &gt; [.L509]; &quot;WORSE&quot;;&quot;&quot;))">
            <text:p/>
          </table:table-cell>
          <table:table-cell table:formula="of:=IF([.R509] &lt; [.N509];&quot;BETTER&quot;;IF([.R509] &gt;[.N50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2608">
            <text:p>1.26E-011</text:p>
          </table:table-cell>
          <table:table-cell office:value-type="float" office:value="0.0000000000034027">
            <text:p>3.40E-012</text:p>
          </table:table-cell>
          <table:table-cell table:formula="of:=IF([.U509] &lt; [.P509];&quot;BETTER&quot;;IF([.U509]-2 &gt; [.P509]; &quot;WORSE&quot;;&quot;&quot;))">
            <text:p/>
          </table:table-cell>
          <table:table-cell table:formula="of:=IF([.W509] &lt; [.R509];&quot;BETTER&quot;;IF([.W509] &gt;[.R50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2898">
            <text:p>1.29E-011</text:p>
          </table:table-cell>
          <table:table-cell office:value-type="float" office:value="0.0000000000034027">
            <text:p>3.40E-012</text:p>
          </table:table-cell>
          <table:table-cell table:formula="of:=IF([.Z509] &lt; [.U509];&quot;BETTER&quot;;IF([.Z509]-2 &gt; [.U509]; &quot;WORSE&quot;;&quot;&quot;))">
            <text:p/>
          </table:table-cell>
          <table:table-cell table:formula="of:=IF([.AB509] &lt; [.W509];&quot;BETTER&quot;;IF([.AB509] &gt;[.W509]*1.1;&quot;WORSE&quot;;&quot;&quot;))">
            <text:p/>
          </table:table-cell>
        </table:table-row>
        <table:table-row table:style-name="ro3">
          <table:table-cell/>
          <table:table-cell office:value-type="float" office:value="508">
            <text:p>508</text:p>
          </table:table-cell>
          <table:table-cell office:value-type="string">
            <text:p>-1.10155082809982940e+00</text:p>
          </table:table-cell>
          <table:table-cell office:value-type="float" office:value="57">
            <text:p>57</text:p>
          </table:table-cell>
          <table:table-cell office:value-type="float" office:value="0.000000000000049184">
            <text:p>4.92E-014</text:p>
          </table:table-cell>
          <table:table-cell office:value-type="float" office:value="0.00000000000017557">
            <text:p>1.76E-013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26809">
            <text:p>2.68E-014</text:p>
          </table:table-cell>
          <table:table-cell office:value-type="float" office:value="0.0000000000001532">
            <text:p>1.53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17584">
            <text:p>1.76E-012</text:p>
          </table:table-cell>
          <table:table-cell office:value-type="float" office:value="0.00000000000015481">
            <text:p>1.55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17584">
            <text:p>1.76E-012</text:p>
          </table:table-cell>
          <table:table-cell office:value-type="float" office:value="0.00000000000015481">
            <text:p>1.55E-013</text:p>
          </table:table-cell>
          <table:table-cell table:formula="of:=IF([.P510] &lt; [.L510];&quot;BETTER&quot;;IF([.P510]-2 &gt; [.L510]; &quot;WORSE&quot;;&quot;&quot;))">
            <text:p/>
          </table:table-cell>
          <table:table-cell table:formula="of:=IF([.R510] &lt; [.N510];&quot;BETTER&quot;;IF([.R510] &gt;[.N51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17584">
            <text:p>1.76E-012</text:p>
          </table:table-cell>
          <table:table-cell office:value-type="float" office:value="0.00000000000015481">
            <text:p>1.55E-013</text:p>
          </table:table-cell>
          <table:table-cell table:formula="of:=IF([.U510] &lt; [.P510];&quot;BETTER&quot;;IF([.U510]-2 &gt; [.P510]; &quot;WORSE&quot;;&quot;&quot;))">
            <text:p/>
          </table:table-cell>
          <table:table-cell table:formula="of:=IF([.W510] &lt; [.R510];&quot;BETTER&quot;;IF([.W510] &gt;[.R51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28646">
            <text:p>2.86E-012</text:p>
          </table:table-cell>
          <table:table-cell office:value-type="float" office:value="0.00000000000015481">
            <text:p>1.55E-013</text:p>
          </table:table-cell>
          <table:table-cell table:formula="of:=IF([.Z510] &lt; [.U510];&quot;BETTER&quot;;IF([.Z510]-2 &gt; [.U510]; &quot;WORSE&quot;;&quot;&quot;))">
            <text:p/>
          </table:table-cell>
          <table:table-cell table:formula="of:=IF([.AB510] &lt; [.W510];&quot;BETTER&quot;;IF([.AB510] &gt;[.W510]*1.1;&quot;WORSE&quot;;&quot;&quot;))">
            <text:p/>
          </table:table-cell>
        </table:table-row>
        <table:table-row table:style-name="ro3">
          <table:table-cell/>
          <table:table-cell office:value-type="float" office:value="509">
            <text:p>509</text:p>
          </table:table-cell>
          <table:table-cell office:value-type="string">
            <text:p>-1.65462500000000000e+03</text:p>
          </table:table-cell>
          <table:table-cell office:value-type="float" office:value="57">
            <text:p>57</text:p>
          </table:table-cell>
          <table:table-cell office:value-type="float" office:value="0.00000000000091735">
            <text:p>9.17E-013</text:p>
          </table:table-cell>
          <table:table-cell office:value-type="float" office:value="3.9851E-015">
            <text:p>3.99E-015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91735">
            <text:p>9.17E-013</text:p>
          </table:table-cell>
          <table:table-cell office:value-type="float" office:value="3.9851E-015">
            <text:p>3.99E-015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10975">
            <text:p>1.10E-006</text:p>
          </table:table-cell>
          <table:table-cell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10975">
            <text:p>1.10E-006</text:p>
          </table:table-cell>
          <table:table-cell office:value-type="float" office:value="0">
            <text:p>0.00E+000</text:p>
          </table:table-cell>
          <table:table-cell table:formula="of:=IF([.P511] &lt; [.L511];&quot;BETTER&quot;;IF([.P511]-2 &gt; [.L511]; &quot;WORSE&quot;;&quot;&quot;))">
            <text:p/>
          </table:table-cell>
          <table:table-cell table:formula="of:=IF([.R511] &lt; [.N511];&quot;BETTER&quot;;IF([.R511] &gt;[.N511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10975">
            <text:p>1.10E-006</text:p>
          </table:table-cell>
          <table:table-cell office:value-type="float" office:value="1.3742E-016">
            <text:p>1.37E-016</text:p>
          </table:table-cell>
          <table:table-cell table:formula="of:=IF([.U511] &lt; [.P511];&quot;BETTER&quot;;IF([.U511]-2 &gt; [.P511]; &quot;WORSE&quot;;&quot;&quot;))">
            <text:p/>
          </table:table-cell>
          <table:table-cell table:formula="of:=IF([.W511] &lt; [.R511];&quot;BETTER&quot;;IF([.W511] &gt;[.R511]*1.1;&quot;WORSE&quot;;&quot;&quot;))" office:value-type="string" office:string-value="WORSE">
            <text:p>WORSE</text:p>
          </table:table-cell>
          <table:table-cell office:value-type="float" office:value="51">
            <text:p>51</text:p>
          </table:table-cell>
          <table:table-cell office:value-type="float" office:value="0.0000010978">
            <text:p>1.10E-006</text:p>
          </table:table-cell>
          <table:table-cell office:value-type="float" office:value="1.3742E-016">
            <text:p>1.37E-016</text:p>
          </table:table-cell>
          <table:table-cell table:formula="of:=IF([.Z511] &lt; [.U511];&quot;BETTER&quot;;IF([.Z511]-2 &gt; [.U511]; &quot;WORSE&quot;;&quot;&quot;))">
            <text:p/>
          </table:table-cell>
          <table:table-cell table:formula="of:=IF([.AB511] &lt; [.W511];&quot;BETTER&quot;;IF([.AB511] &gt;[.W511]*1.1;&quot;WORSE&quot;;&quot;&quot;))">
            <text:p/>
          </table:table-cell>
        </table:table-row>
        <table:table-row table:style-name="ro3">
          <table:table-cell/>
          <table:table-cell office:value-type="float" office:value="510">
            <text:p>510</text:p>
          </table:table-cell>
          <table:table-cell office:value-type="string">
            <text:p>1.01750101750101705e-04</text:p>
          </table:table-cell>
          <table:table-cell office:value-type="float" office:value="85">
            <text:p>85</text:p>
          </table:table-cell>
          <table:table-cell office:value-type="float" office:value="0.00000000000011774">
            <text:p>1.18E-013</text:p>
          </table:table-cell>
          <table:table-cell office:value-type="float" office:value="0.0000000172">
            <text:p>1.72E-008</text:p>
          </table:table-cell>
          <table:table-cell/>
          <table:table-cell office:value-type="float" office:value="87">
            <text:p>87</text:p>
          </table:table-cell>
          <table:table-cell office:value-type="float" office:value="0.00000000000012867">
            <text:p>1.29E-013</text:p>
          </table:table-cell>
          <table:table-cell office:value-type="float" office:value="0.0000000172">
            <text:p>1.72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8.3248E-016">
            <text:p>8.32E-016</text:p>
          </table:table-cell>
          <table:table-cell office:value-type="float" office:value="0.0000000172">
            <text:p>1.72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8.3248E-016">
            <text:p>8.32E-016</text:p>
          </table:table-cell>
          <table:table-cell office:value-type="float" office:value="0.0000000172">
            <text:p>1.72E-008</text:p>
          </table:table-cell>
          <table:table-cell table:formula="of:=IF([.P512] &lt; [.L512];&quot;BETTER&quot;;IF([.P512]-2 &gt; [.L512]; &quot;WORSE&quot;;&quot;&quot;))">
            <text:p/>
          </table:table-cell>
          <table:table-cell table:formula="of:=IF([.R512] &lt; [.N512];&quot;BETTER&quot;;IF([.R512] &gt;[.N51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3248E-016">
            <text:p>8.32E-016</text:p>
          </table:table-cell>
          <table:table-cell office:value-type="float" office:value="0.0000000172">
            <text:p>1.72E-008</text:p>
          </table:table-cell>
          <table:table-cell table:formula="of:=IF([.U512] &lt; [.P512];&quot;BETTER&quot;;IF([.U512]-2 &gt; [.P512]; &quot;WORSE&quot;;&quot;&quot;))">
            <text:p/>
          </table:table-cell>
          <table:table-cell table:formula="of:=IF([.W512] &lt; [.R512];&quot;BETTER&quot;;IF([.W512] &gt;[.R51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3248E-016">
            <text:p>8.32E-016</text:p>
          </table:table-cell>
          <table:table-cell office:value-type="float" office:value="0.0000000172">
            <text:p>1.72E-008</text:p>
          </table:table-cell>
          <table:table-cell table:formula="of:=IF([.Z512] &lt; [.U512];&quot;BETTER&quot;;IF([.Z512]-2 &gt; [.U512]; &quot;WORSE&quot;;&quot;&quot;))">
            <text:p/>
          </table:table-cell>
          <table:table-cell table:formula="of:=IF([.AB512] &lt; [.W512];&quot;BETTER&quot;;IF([.AB512] &gt;[.W512]*1.1;&quot;WORSE&quot;;&quot;&quot;))">
            <text:p/>
          </table:table-cell>
        </table:table-row>
        <table:table-row table:style-name="ro3">
          <table:table-cell/>
          <table:table-cell office:value-type="float" office:value="511">
            <text:p>511</text:p>
          </table:table-cell>
          <table:table-cell office:value-type="string">
            <text:p>7.38816738816736596e+00</text:p>
          </table:table-cell>
          <table:table-cell office:value-type="float" office:value="45">
            <text:p>45</text:p>
          </table:table-cell>
          <table:table-cell office:value-type="float" office:value="0.0000000017798">
            <text:p>1.78E-009</text:p>
          </table:table-cell>
          <table:table-cell office:value-type="float" office:value="0.0000000000044139">
            <text:p>4.41E-012</text:p>
          </table:table-cell>
          <table:table-cell/>
          <table:table-cell office:value-type="float" office:value="83">
            <text:p>83</text:p>
          </table:table-cell>
          <table:table-cell office:value-type="float" office:value="0.00000000000074811">
            <text:p>7.48E-013</text:p>
          </table:table-cell>
          <table:table-cell office:value-type="float" office:value="0.000000000005162">
            <text:p>5.16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44171">
            <text:p>4.42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44171">
            <text:p>4.42E-012</text:p>
          </table:table-cell>
          <table:table-cell table:formula="of:=IF([.P513] &lt; [.L513];&quot;BETTER&quot;;IF([.P513]-2 &gt; [.L513]; &quot;WORSE&quot;;&quot;&quot;))">
            <text:p/>
          </table:table-cell>
          <table:table-cell table:formula="of:=IF([.R513] &lt; [.N513];&quot;BETTER&quot;;IF([.R513] &gt;[.N51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44171">
            <text:p>4.42E-012</text:p>
          </table:table-cell>
          <table:table-cell table:formula="of:=IF([.U513] &lt; [.P513];&quot;BETTER&quot;;IF([.U513]-2 &gt; [.P513]; &quot;WORSE&quot;;&quot;&quot;))">
            <text:p/>
          </table:table-cell>
          <table:table-cell table:formula="of:=IF([.W513] &lt; [.R513];&quot;BETTER&quot;;IF([.W513] &gt;[.R51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8704E-026">
            <text:p>1.87E-026</text:p>
          </table:table-cell>
          <table:table-cell office:value-type="float" office:value="0.0000000000044171">
            <text:p>4.42E-012</text:p>
          </table:table-cell>
          <table:table-cell table:formula="of:=IF([.Z513] &lt; [.U513];&quot;BETTER&quot;;IF([.Z513]-2 &gt; [.U513]; &quot;WORSE&quot;;&quot;&quot;))">
            <text:p/>
          </table:table-cell>
          <table:table-cell table:formula="of:=IF([.AB513] &lt; [.W513];&quot;BETTER&quot;;IF([.AB513] &gt;[.W513]*1.1;&quot;WORSE&quot;;&quot;&quot;))">
            <text:p/>
          </table:table-cell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string">
            <text:p>6.06073628358089200e-01</text:p>
          </table:table-cell>
          <table:table-cell office:value-type="float" office:value="58">
            <text:p>58</text:p>
          </table:table-cell>
          <table:table-cell office:value-type="float" office:value="8.06E-015">
            <text:p>8.06E-015</text:p>
          </table:table-cell>
          <table:table-cell office:value-type="float" office:value="0.000000000069151">
            <text:p>6.92E-011</text:p>
          </table:table-cell>
          <table:table-cell/>
          <table:table-cell office:value-type="float" office:value="59">
            <text:p>59</text:p>
          </table:table-cell>
          <table:table-cell office:value-type="float" office:value="8.06E-015">
            <text:p>8.06E-015</text:p>
          </table:table-cell>
          <table:table-cell office:value-type="float" office:value="0.000000000069151">
            <text:p>6.9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6777">
            <text:p>5.68E-012</text:p>
          </table:table-cell>
          <table:table-cell office:value-type="float" office:value="0.000000000069151">
            <text:p>6.9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6777">
            <text:p>5.68E-012</text:p>
          </table:table-cell>
          <table:table-cell office:value-type="float" office:value="0.000000000069151">
            <text:p>6.92E-011</text:p>
          </table:table-cell>
          <table:table-cell table:formula="of:=IF([.P514] &lt; [.L514];&quot;BETTER&quot;;IF([.P514]-2 &gt; [.L514]; &quot;WORSE&quot;;&quot;&quot;))">
            <text:p/>
          </table:table-cell>
          <table:table-cell table:formula="of:=IF([.R514] &lt; [.N514];&quot;BETTER&quot;;IF([.R514] &gt;[.N51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6777">
            <text:p>5.68E-012</text:p>
          </table:table-cell>
          <table:table-cell office:value-type="float" office:value="0.000000000069151">
            <text:p>6.92E-011</text:p>
          </table:table-cell>
          <table:table-cell table:formula="of:=IF([.U514] &lt; [.P514];&quot;BETTER&quot;;IF([.U514]-2 &gt; [.P514]; &quot;WORSE&quot;;&quot;&quot;))">
            <text:p/>
          </table:table-cell>
          <table:table-cell table:formula="of:=IF([.W514] &lt; [.R514];&quot;BETTER&quot;;IF([.W514] &gt;[.R51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6812">
            <text:p>5.68E-012</text:p>
          </table:table-cell>
          <table:table-cell office:value-type="float" office:value="0.000000000069151">
            <text:p>6.92E-011</text:p>
          </table:table-cell>
          <table:table-cell table:formula="of:=IF([.Z514] &lt; [.U514];&quot;BETTER&quot;;IF([.Z514]-2 &gt; [.U514]; &quot;WORSE&quot;;&quot;&quot;))">
            <text:p/>
          </table:table-cell>
          <table:table-cell table:formula="of:=IF([.AB514] &lt; [.W514];&quot;BETTER&quot;;IF([.AB514] &gt;[.W514]*1.1;&quot;WORSE&quot;;&quot;&quot;))">
            <text:p/>
          </table:table-cell>
        </table:table-row>
        <table:table-row table:style-name="ro3">
          <table:table-cell/>
          <table:table-cell office:value-type="float" office:value="513">
            <text:p>513</text:p>
          </table:table-cell>
          <table:table-cell office:value-type="string">
            <text:p>1.80671262590654857e-01</text:p>
          </table:table-cell>
          <table:table-cell office:value-type="float" office:value="58">
            <text:p>58</text:p>
          </table:table-cell>
          <table:table-cell office:value-type="float" office:value="0.00000000000069961">
            <text:p>7.00E-013</text:p>
          </table:table-cell>
          <table:table-cell office:value-type="float" office:value="0.000000000051724">
            <text:p>5.17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69961">
            <text:p>7.00E-013</text:p>
          </table:table-cell>
          <table:table-cell office:value-type="float" office:value="0.000000000051724">
            <text:p>5.1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5">
            <text:p>2.78E-015</text:p>
          </table:table-cell>
          <table:table-cell office:value-type="float" office:value="0.000000000051725">
            <text:p>5.1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5">
            <text:p>2.78E-015</text:p>
          </table:table-cell>
          <table:table-cell office:value-type="float" office:value="0.000000000051725">
            <text:p>5.17E-011</text:p>
          </table:table-cell>
          <table:table-cell table:formula="of:=IF([.P515] &lt; [.L515];&quot;BETTER&quot;;IF([.P515]-2 &gt; [.L515]; &quot;WORSE&quot;;&quot;&quot;))">
            <text:p/>
          </table:table-cell>
          <table:table-cell table:formula="of:=IF([.R515] &lt; [.N515];&quot;BETTER&quot;;IF([.R515] &gt;[.N51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7478E-015">
            <text:p>2.75E-015</text:p>
          </table:table-cell>
          <table:table-cell office:value-type="float" office:value="0.000000000051725">
            <text:p>5.17E-011</text:p>
          </table:table-cell>
          <table:table-cell table:formula="of:=IF([.U515] &lt; [.P515];&quot;BETTER&quot;;IF([.U515]-2 &gt; [.P515]; &quot;WORSE&quot;;&quot;&quot;))">
            <text:p/>
          </table:table-cell>
          <table:table-cell table:formula="of:=IF([.W515] &lt; [.R515];&quot;BETTER&quot;;IF([.W515] &gt;[.R51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2625">
            <text:p>2.63E-014</text:p>
          </table:table-cell>
          <table:table-cell office:value-type="float" office:value="0.000000000051725">
            <text:p>5.17E-011</text:p>
          </table:table-cell>
          <table:table-cell table:formula="of:=IF([.Z515] &lt; [.U515];&quot;BETTER&quot;;IF([.Z515]-2 &gt; [.U515]; &quot;WORSE&quot;;&quot;&quot;))">
            <text:p/>
          </table:table-cell>
          <table:table-cell table:formula="of:=IF([.AB515] &lt; [.W515];&quot;BETTER&quot;;IF([.AB515] &gt;[.W515]*1.1;&quot;WORSE&quot;;&quot;&quot;))">
            <text:p/>
          </table:table-cell>
        </table:table-row>
        <table:table-row table:style-name="ro3">
          <table:table-cell/>
          <table:table-cell office:value-type="float" office:value="514">
            <text:p>514</text:p>
          </table:table-cell>
          <table:table-cell office:value-type="string">
            <text:p>3.84946472770628823e-01</text:p>
          </table:table-cell>
          <table:table-cell office:value-type="float" office:value="58">
            <text:p>58</text:p>
          </table:table-cell>
          <table:table-cell office:value-type="float" office:value="0.000000000026224">
            <text:p>2.62E-011</text:p>
          </table:table-cell>
          <table:table-cell office:value-type="float" office:value="0.000000000076299">
            <text:p>7.6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26224">
            <text:p>2.62E-011</text:p>
          </table:table-cell>
          <table:table-cell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76299">
            <text:p>7.63E-011</text:p>
          </table:table-cell>
          <table:table-cell table:formula="of:=IF([.P516] &lt; [.L516];&quot;BETTER&quot;;IF([.P516]-2 &gt; [.L516]; &quot;WORSE&quot;;&quot;&quot;))">
            <text:p/>
          </table:table-cell>
          <table:table-cell table:formula="of:=IF([.R516] &lt; [.N516];&quot;BETTER&quot;;IF([.R516] &gt;[.N51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76299">
            <text:p>7.63E-011</text:p>
          </table:table-cell>
          <table:table-cell table:formula="of:=IF([.U516] &lt; [.P516];&quot;BETTER&quot;;IF([.U516]-2 &gt; [.P516]; &quot;WORSE&quot;;&quot;&quot;))">
            <text:p/>
          </table:table-cell>
          <table:table-cell table:formula="of:=IF([.W516] &lt; [.R516];&quot;BETTER&quot;;IF([.W516] &gt;[.R51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82011">
            <text:p>8.20E-014</text:p>
          </table:table-cell>
          <table:table-cell office:value-type="float" office:value="0.000000000076299">
            <text:p>7.63E-011</text:p>
          </table:table-cell>
          <table:table-cell table:formula="of:=IF([.Z516] &lt; [.U516];&quot;BETTER&quot;;IF([.Z516]-2 &gt; [.U516]; &quot;WORSE&quot;;&quot;&quot;))">
            <text:p/>
          </table:table-cell>
          <table:table-cell table:formula="of:=IF([.AB516] &lt; [.W516];&quot;BETTER&quot;;IF([.AB516] &gt;[.W516]*1.1;&quot;WORSE&quot;;&quot;&quot;))">
            <text:p/>
          </table:table-cell>
        </table:table-row>
        <table:table-row table:style-name="ro3">
          <table:table-cell/>
          <table:table-cell office:value-type="float" office:value="515">
            <text:p>515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3.271E-015">
            <text:p>3.27E-015</text:p>
          </table:table-cell>
          <table:table-cell office:value-type="float" office:value="0.000000000036548">
            <text:p>3.65E-011</text:p>
          </table:table-cell>
          <table:table-cell/>
          <table:table-cell office:value-type="float" office:value="59">
            <text:p>59</text:p>
          </table:table-cell>
          <table:table-cell office:value-type="float" office:value="3.271E-015">
            <text:p>3.27E-015</text:p>
          </table:table-cell>
          <table:table-cell office:value-type="float" office:value="0.000000000036548">
            <text:p>3.65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517] &lt; [.L517];&quot;BETTER&quot;;IF([.P517]-2 &gt; [.L517]; &quot;WORSE&quot;;&quot;&quot;))">
            <text:p/>
          </table:table-cell>
          <table:table-cell table:formula="of:=IF([.R517] &lt; [.N517];&quot;BETTER&quot;;IF([.R517] &gt;[.N517]*1.1;&quot;WORSE&quot;;&quot;&quot;))">
            <text:p/>
          </table:table-cell>
          <table:table-cell office:value-type="float" office:value="105">
            <text:p>105</text:p>
          </table:table-cell>
          <table:table-cell office:value-type="float" office:value="9.992E-016">
            <text:p>9.99E-016</text:p>
          </table:table-cell>
          <table:table-cell office:value-type="float" office:value="0.00000000003655">
            <text:p>3.66E-011</text:p>
          </table:table-cell>
          <table:table-cell table:formula="of:=IF([.U517] &lt; [.P517];&quot;BETTER&quot;;IF([.U517]-2 &gt; [.P517]; &quot;WORSE&quot;;&quot;&quot;))" office:value-type="string" office:string-value="BETTER">
            <text:p>BETTER</text:p>
          </table:table-cell>
          <table:table-cell table:formula="of:=IF([.W517] &lt; [.R517];&quot;BETTER&quot;;IF([.W517] &gt;[.R517]*1.1;&quot;WORSE&quot;;&quot;&quot;))" office:value-type="string" office:string-value="BETTER">
            <text:p>BETTER</text:p>
          </table:table-cell>
          <table:table-cell office:value-type="float" office:value="105">
            <text:p>105</text:p>
          </table:table-cell>
          <table:table-cell office:value-type="float" office:value="0.00000000000081806">
            <text:p>8.18E-013</text:p>
          </table:table-cell>
          <table:table-cell office:value-type="float" office:value="0.00000000003655">
            <text:p>3.66E-011</text:p>
          </table:table-cell>
          <table:table-cell table:formula="of:=IF([.Z517] &lt; [.U517];&quot;BETTER&quot;;IF([.Z517]-2 &gt; [.U517]; &quot;WORSE&quot;;&quot;&quot;))">
            <text:p/>
          </table:table-cell>
          <table:table-cell table:formula="of:=IF([.AB517] &lt; [.W517];&quot;BETTER&quot;;IF([.AB517] &gt;[.W517]*1.1;&quot;WORSE&quot;;&quot;&quot;))">
            <text:p/>
          </table:table-cell>
        </table:table-row>
        <table:table-row table:style-name="ro3">
          <table:table-cell/>
          <table:table-cell office:value-type="float" office:value="516">
            <text:p>516</text:p>
          </table:table-cell>
          <table:table-cell office:value-type="string">
            <text:p>6.03714320414843408e-01</text:p>
          </table:table-cell>
          <table:table-cell office:value-type="float" office:value="58">
            <text:p>58</text:p>
          </table:table-cell>
          <table:table-cell office:value-type="float" office:value="0.000000000000010298">
            <text:p>1.03E-014</text:p>
          </table:table-cell>
          <table:table-cell office:value-type="float" office:value="0.000000000024587">
            <text:p>2.46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0298">
            <text:p>1.03E-014</text:p>
          </table:table-cell>
          <table:table-cell office:value-type="float" office:value="0.000000000024587">
            <text:p>2.4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24587">
            <text:p>2.4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24587">
            <text:p>2.46E-011</text:p>
          </table:table-cell>
          <table:table-cell table:formula="of:=IF([.P518] &lt; [.L518];&quot;BETTER&quot;;IF([.P518]-2 &gt; [.L518]; &quot;WORSE&quot;;&quot;&quot;))">
            <text:p/>
          </table:table-cell>
          <table:table-cell table:formula="of:=IF([.R518] &lt; [.N518];&quot;BETTER&quot;;IF([.R518] &gt;[.N51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24587">
            <text:p>2.46E-011</text:p>
          </table:table-cell>
          <table:table-cell table:formula="of:=IF([.U518] &lt; [.P518];&quot;BETTER&quot;;IF([.U518]-2 &gt; [.P518]; &quot;WORSE&quot;;&quot;&quot;))">
            <text:p/>
          </table:table-cell>
          <table:table-cell table:formula="of:=IF([.W518] &lt; [.R518];&quot;BETTER&quot;;IF([.W518] &gt;[.R51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8966">
            <text:p>8.97E-014</text:p>
          </table:table-cell>
          <table:table-cell office:value-type="float" office:value="0.000000000024587">
            <text:p>2.46E-011</text:p>
          </table:table-cell>
          <table:table-cell table:formula="of:=IF([.Z518] &lt; [.U518];&quot;BETTER&quot;;IF([.Z518]-2 &gt; [.U518]; &quot;WORSE&quot;;&quot;&quot;))">
            <text:p/>
          </table:table-cell>
          <table:table-cell table:formula="of:=IF([.AB518] &lt; [.W518];&quot;BETTER&quot;;IF([.AB518] &gt;[.W518]*1.1;&quot;WORSE&quot;;&quot;&quot;))">
            <text:p/>
          </table:table-cell>
        </table:table-row>
        <table:table-row table:style-name="ro3">
          <table:table-cell/>
          <table:table-cell office:value-type="float" office:value="517">
            <text:p>517</text:p>
          </table:table-cell>
          <table:table-cell office:value-type="string">
            <text:p>3.59999999999999858e+01</text:p>
          </table:table-cell>
          <table:table-cell office:value-type="float" office:value="57">
            <text:p>57</text:p>
          </table:table-cell>
          <table:table-cell office:value-type="float" office:value="0.00000000000013693">
            <text:p>1.37E-013</text:p>
          </table:table-cell>
          <table:table-cell office:value-type="float" office:value="7.8949E-016">
            <text:p>7.89E-016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13693">
            <text:p>1.37E-013</text:p>
          </table:table-cell>
          <table:table-cell office:value-type="float" office:value="7.8949E-016">
            <text:p>7.89E-016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35354">
            <text:p>3.54E-009</text:p>
          </table:table-cell>
          <table:table-cell office:value-type="float" office:value="3.9475E-016">
            <text:p>3.95E-016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35354">
            <text:p>3.54E-009</text:p>
          </table:table-cell>
          <table:table-cell office:value-type="float" office:value="3.9475E-016">
            <text:p>3.95E-016</text:p>
          </table:table-cell>
          <table:table-cell table:formula="of:=IF([.P519] &lt; [.L519];&quot;BETTER&quot;;IF([.P519]-2 &gt; [.L519]; &quot;WORSE&quot;;&quot;&quot;))">
            <text:p/>
          </table:table-cell>
          <table:table-cell table:formula="of:=IF([.R519] &lt; [.N519];&quot;BETTER&quot;;IF([.R519] &gt;[.N51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35354">
            <text:p>3.54E-009</text:p>
          </table:table-cell>
          <table:table-cell office:value-type="float" office:value="1.9737E-016">
            <text:p>1.97E-016</text:p>
          </table:table-cell>
          <table:table-cell table:formula="of:=IF([.U519] &lt; [.P519];&quot;BETTER&quot;;IF([.U519]-2 &gt; [.P519]; &quot;WORSE&quot;;&quot;&quot;))">
            <text:p/>
          </table:table-cell>
          <table:table-cell table:formula="of:=IF([.W519] &lt; [.R519];&quot;BETTER&quot;;IF([.W519] &gt;[.R519]*1.1;&quot;WORSE&quot;;&quot;&quot;))" office:value-type="string" office:string-value="BETTER">
            <text:p>BETTER</text:p>
          </table:table-cell>
          <table:table-cell office:value-type="float" office:value="51">
            <text:p>51</text:p>
          </table:table-cell>
          <table:table-cell office:value-type="float" office:value="0.0000000035411">
            <text:p>3.54E-009</text:p>
          </table:table-cell>
          <table:table-cell office:value-type="float" office:value="1.9737E-016">
            <text:p>1.97E-016</text:p>
          </table:table-cell>
          <table:table-cell table:formula="of:=IF([.Z519] &lt; [.U519];&quot;BETTER&quot;;IF([.Z519]-2 &gt; [.U519]; &quot;WORSE&quot;;&quot;&quot;))">
            <text:p/>
          </table:table-cell>
          <table:table-cell table:formula="of:=IF([.AB519] &lt; [.W519];&quot;BETTER&quot;;IF([.AB519] &gt;[.W519]*1.1;&quot;WORSE&quot;;&quot;&quot;))">
            <text:p/>
          </table:table-cell>
        </table:table-row>
        <table:table-row table:style-name="ro3">
          <table:table-cell/>
          <table:table-cell office:value-type="float" office:value="518">
            <text:p>518</text:p>
          </table:table-cell>
          <table:table-cell office:value-type="string">
            <text:p>2.43997012275814940e-01</text:p>
          </table:table-cell>
          <table:table-cell office:value-type="float" office:value="58">
            <text:p>58</text:p>
          </table:table-cell>
          <table:table-cell office:value-type="float" office:value="0.000000000013288">
            <text:p>1.33E-011</text:p>
          </table:table-cell>
          <table:table-cell office:value-type="float" office:value="0.000000000099121">
            <text:p>9.91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13288">
            <text:p>1.33E-011</text:p>
          </table:table-cell>
          <table:table-cell office:value-type="float" office:value="0.000000000099121">
            <text:p>9.9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1521">
            <text:p>1.52E-014</text:p>
          </table:table-cell>
          <table:table-cell office:value-type="float" office:value="0.00000000009912">
            <text:p>9.9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1521">
            <text:p>1.52E-014</text:p>
          </table:table-cell>
          <table:table-cell office:value-type="float" office:value="0.00000000009912">
            <text:p>9.91E-011</text:p>
          </table:table-cell>
          <table:table-cell table:formula="of:=IF([.P520] &lt; [.L520];&quot;BETTER&quot;;IF([.P520]-2 &gt; [.L520]; &quot;WORSE&quot;;&quot;&quot;))">
            <text:p/>
          </table:table-cell>
          <table:table-cell table:formula="of:=IF([.R520] &lt; [.N520];&quot;BETTER&quot;;IF([.R520] &gt;[.N52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15238">
            <text:p>1.52E-014</text:p>
          </table:table-cell>
          <table:table-cell office:value-type="float" office:value="0.00000000009912">
            <text:p>9.91E-011</text:p>
          </table:table-cell>
          <table:table-cell table:formula="of:=IF([.U520] &lt; [.P520];&quot;BETTER&quot;;IF([.U520]-2 &gt; [.P520]; &quot;WORSE&quot;;&quot;&quot;))">
            <text:p/>
          </table:table-cell>
          <table:table-cell table:formula="of:=IF([.W520] &lt; [.R520];&quot;BETTER&quot;;IF([.W520] &gt;[.R52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89571">
            <text:p>8.96E-014</text:p>
          </table:table-cell>
          <table:table-cell office:value-type="float" office:value="0.00000000009912">
            <text:p>9.91E-011</text:p>
          </table:table-cell>
          <table:table-cell table:formula="of:=IF([.Z520] &lt; [.U520];&quot;BETTER&quot;;IF([.Z520]-2 &gt; [.U520]; &quot;WORSE&quot;;&quot;&quot;))">
            <text:p/>
          </table:table-cell>
          <table:table-cell table:formula="of:=IF([.AB520] &lt; [.W520];&quot;BETTER&quot;;IF([.AB520] &gt;[.W520]*1.1;&quot;WORSE&quot;;&quot;&quot;))">
            <text:p/>
          </table:table-cell>
        </table:table-row>
        <table:table-row table:style-name="ro3">
          <table:table-cell/>
          <table:table-cell office:value-type="float" office:value="519">
            <text:p>519</text:p>
          </table:table-cell>
          <table:table-cell office:value-type="string">
            <text:p>-6.63493666631240986e-01</text:p>
          </table:table-cell>
          <table:table-cell office:value-type="float" office:value="57">
            <text:p>57</text:p>
          </table:table-cell>
          <table:table-cell office:value-type="float" office:value="0.00000000000093688">
            <text:p>9.37E-013</text:p>
          </table:table-cell>
          <table:table-cell office:value-type="float" office:value="0.000000000047085">
            <text:p>4.71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93688">
            <text:p>9.37E-013</text:p>
          </table:table-cell>
          <table:table-cell office:value-type="float" office:value="0.000000000047085">
            <text:p>4.71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1.1102E-016">
            <text:p>1.11E-016</text:p>
          </table:table-cell>
          <table:table-cell office:value-type="float" office:value="0.000000000047086">
            <text:p>4.71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1.1102E-016">
            <text:p>1.11E-016</text:p>
          </table:table-cell>
          <table:table-cell office:value-type="float" office:value="0.000000000047086">
            <text:p>4.71E-011</text:p>
          </table:table-cell>
          <table:table-cell table:formula="of:=IF([.P521] &lt; [.L521];&quot;BETTER&quot;;IF([.P521]-2 &gt; [.L521]; &quot;WORSE&quot;;&quot;&quot;))">
            <text:p/>
          </table:table-cell>
          <table:table-cell table:formula="of:=IF([.R521] &lt; [.N521];&quot;BETTER&quot;;IF([.R521] &gt;[.N52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47086">
            <text:p>4.71E-011</text:p>
          </table:table-cell>
          <table:table-cell table:formula="of:=IF([.U521] &lt; [.P521];&quot;BETTER&quot;;IF([.U521]-2 &gt; [.P521]; &quot;WORSE&quot;;&quot;&quot;))">
            <text:p/>
          </table:table-cell>
          <table:table-cell table:formula="of:=IF([.W521] &lt; [.R521];&quot;BETTER&quot;;IF([.W521] &gt;[.R52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48827">
            <text:p>4.88E-013</text:p>
          </table:table-cell>
          <table:table-cell office:value-type="float" office:value="0.000000000047086">
            <text:p>4.71E-011</text:p>
          </table:table-cell>
          <table:table-cell table:formula="of:=IF([.Z521] &lt; [.U521];&quot;BETTER&quot;;IF([.Z521]-2 &gt; [.U521]; &quot;WORSE&quot;;&quot;&quot;))">
            <text:p/>
          </table:table-cell>
          <table:table-cell table:formula="of:=IF([.AB521] &lt; [.W521];&quot;BETTER&quot;;IF([.AB521] &gt;[.W521]*1.1;&quot;WORSE&quot;;&quot;&quot;))">
            <text:p/>
          </table:table-cell>
        </table:table-row>
        <table:table-row table:style-name="ro3">
          <table:table-cell/>
          <table:table-cell office:value-type="float" office:value="520">
            <text:p>520</text:p>
          </table:table-cell>
          <table:table-cell office:value-type="string">
            <text:p>4.67160024646447902e-01</text:p>
          </table:table-cell>
          <table:table-cell office:value-type="float" office:value="58">
            <text:p>58</text:p>
          </table:table-cell>
          <table:table-cell office:value-type="float" office:value="5.9413E-016">
            <text:p>5.94E-016</text:p>
          </table:table-cell>
          <table:table-cell office:value-type="float" office:value="0.000000000099426">
            <text:p>9.94E-011</text:p>
          </table:table-cell>
          <table:table-cell/>
          <table:table-cell office:value-type="float" office:value="59">
            <text:p>59</text:p>
          </table:table-cell>
          <table:table-cell office:value-type="float" office:value="5.9413E-016">
            <text:p>5.94E-016</text:p>
          </table:table-cell>
          <table:table-cell office:value-type="float" office:value="0.000000000099426">
            <text:p>9.9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2086">
            <text:p>1.21E-011</text:p>
          </table:table-cell>
          <table:table-cell office:value-type="float" office:value="0.000000000099426">
            <text:p>9.9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2086">
            <text:p>1.21E-011</text:p>
          </table:table-cell>
          <table:table-cell office:value-type="float" office:value="0.000000000099426">
            <text:p>9.94E-011</text:p>
          </table:table-cell>
          <table:table-cell table:formula="of:=IF([.P522] &lt; [.L522];&quot;BETTER&quot;;IF([.P522]-2 &gt; [.L522]; &quot;WORSE&quot;;&quot;&quot;))">
            <text:p/>
          </table:table-cell>
          <table:table-cell table:formula="of:=IF([.R522] &lt; [.N522];&quot;BETTER&quot;;IF([.R522] &gt;[.N52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2086">
            <text:p>1.21E-011</text:p>
          </table:table-cell>
          <table:table-cell office:value-type="float" office:value="0.000000000099426">
            <text:p>9.94E-011</text:p>
          </table:table-cell>
          <table:table-cell table:formula="of:=IF([.U522] &lt; [.P522];&quot;BETTER&quot;;IF([.U522]-2 &gt; [.P522]; &quot;WORSE&quot;;&quot;&quot;))">
            <text:p/>
          </table:table-cell>
          <table:table-cell table:formula="of:=IF([.W522] &lt; [.R522];&quot;BETTER&quot;;IF([.W522] &gt;[.R52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2096">
            <text:p>1.21E-011</text:p>
          </table:table-cell>
          <table:table-cell office:value-type="float" office:value="0.000000000099426">
            <text:p>9.94E-011</text:p>
          </table:table-cell>
          <table:table-cell table:formula="of:=IF([.Z522] &lt; [.U522];&quot;BETTER&quot;;IF([.Z522]-2 &gt; [.U522]; &quot;WORSE&quot;;&quot;&quot;))">
            <text:p/>
          </table:table-cell>
          <table:table-cell table:formula="of:=IF([.AB522] &lt; [.W522];&quot;BETTER&quot;;IF([.AB522] &gt;[.W522]*1.1;&quot;WORSE&quot;;&quot;&quot;))">
            <text:p/>
          </table:table-cell>
        </table:table-row>
        <table:table-row table:style-name="ro3">
          <table:table-cell/>
          <table:table-cell office:value-type="float" office:value="521">
            <text:p>521</text:p>
          </table:table-cell>
          <table:table-cell office:value-type="string">
            <text:p>5.21323942410439223e-01</text:p>
          </table:table-cell>
          <table:table-cell office:value-type="float" office:value="58">
            <text:p>58</text:p>
          </table:table-cell>
          <table:table-cell office:value-type="float" office:value="1.4907E-015">
            <text:p>1.49E-015</text:p>
          </table:table-cell>
          <table:table-cell office:value-type="float" office:value="0.000000000020024">
            <text:p>2.00E-011</text:p>
          </table:table-cell>
          <table:table-cell/>
          <table:table-cell office:value-type="float" office:value="59">
            <text:p>59</text:p>
          </table:table-cell>
          <table:table-cell office:value-type="float" office:value="1.4907E-015">
            <text:p>1.49E-015</text:p>
          </table:table-cell>
          <table:table-cell office:value-type="float" office:value="0.000000000020024">
            <text:p>2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98563">
            <text:p>9.86E-011</text:p>
          </table:table-cell>
          <table:table-cell office:value-type="float" office:value="0.000000000020024">
            <text:p>2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98563">
            <text:p>9.86E-011</text:p>
          </table:table-cell>
          <table:table-cell office:value-type="float" office:value="0.000000000020024">
            <text:p>2.00E-011</text:p>
          </table:table-cell>
          <table:table-cell table:formula="of:=IF([.P523] &lt; [.L523];&quot;BETTER&quot;;IF([.P523]-2 &gt; [.L523]; &quot;WORSE&quot;;&quot;&quot;))">
            <text:p/>
          </table:table-cell>
          <table:table-cell table:formula="of:=IF([.R523] &lt; [.N523];&quot;BETTER&quot;;IF([.R523] &gt;[.N52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98563">
            <text:p>9.86E-011</text:p>
          </table:table-cell>
          <table:table-cell office:value-type="float" office:value="0.000000000020024">
            <text:p>2.00E-011</text:p>
          </table:table-cell>
          <table:table-cell table:formula="of:=IF([.U523] &lt; [.P523];&quot;BETTER&quot;;IF([.U523]-2 &gt; [.P523]; &quot;WORSE&quot;;&quot;&quot;))">
            <text:p/>
          </table:table-cell>
          <table:table-cell table:formula="of:=IF([.W523] &lt; [.R523];&quot;BETTER&quot;;IF([.W523] &gt;[.R52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98567">
            <text:p>9.86E-011</text:p>
          </table:table-cell>
          <table:table-cell office:value-type="float" office:value="0.000000000020024">
            <text:p>2.00E-011</text:p>
          </table:table-cell>
          <table:table-cell table:formula="of:=IF([.Z523] &lt; [.U523];&quot;BETTER&quot;;IF([.Z523]-2 &gt; [.U523]; &quot;WORSE&quot;;&quot;&quot;))">
            <text:p/>
          </table:table-cell>
          <table:table-cell table:formula="of:=IF([.AB523] &lt; [.W523];&quot;BETTER&quot;;IF([.AB523] &gt;[.W523]*1.1;&quot;WORSE&quot;;&quot;&quot;))">
            <text:p/>
          </table:table-cell>
        </table:table-row>
        <table:table-row table:style-name="ro3">
          <table:table-cell/>
          <table:table-cell office:value-type="float" office:value="522">
            <text:p>522</text:p>
          </table:table-cell>
          <table:table-cell office:value-type="string">
            <text:p>1.70863701630303382e+01</text:p>
          </table:table-cell>
          <table:table-cell office:value-type="float" office:value="59">
            <text:p>59</text:p>
          </table:table-cell>
          <table:table-cell office:value-type="float" office:value="0.0000000047776">
            <text:p>4.78E-009</text:p>
          </table:table-cell>
          <table:table-cell office:value-type="float" office:value="0.0000000000017734">
            <text:p>1.77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79033">
            <text:p>7.90E-013</text:p>
          </table:table-cell>
          <table:table-cell office:value-type="float" office:value="0.00000000000098308">
            <text:p>9.83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14211">
            <text:p>1.42E-014</text:p>
          </table:table-cell>
          <table:table-cell office:value-type="float" office:value="0.0000000000017755">
            <text:p>1.7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14211">
            <text:p>1.42E-014</text:p>
          </table:table-cell>
          <table:table-cell office:value-type="float" office:value="0.0000000000017755">
            <text:p>1.78E-012</text:p>
          </table:table-cell>
          <table:table-cell table:formula="of:=IF([.P524] &lt; [.L524];&quot;BETTER&quot;;IF([.P524]-2 &gt; [.L524]; &quot;WORSE&quot;;&quot;&quot;))">
            <text:p/>
          </table:table-cell>
          <table:table-cell table:formula="of:=IF([.R524] &lt; [.N524];&quot;BETTER&quot;;IF([.R524] &gt;[.N52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14211">
            <text:p>1.42E-014</text:p>
          </table:table-cell>
          <table:table-cell office:value-type="float" office:value="0.0000000000017755">
            <text:p>1.78E-012</text:p>
          </table:table-cell>
          <table:table-cell table:formula="of:=IF([.U524] &lt; [.P524];&quot;BETTER&quot;;IF([.U524]-2 &gt; [.P524]; &quot;WORSE&quot;;&quot;&quot;))">
            <text:p/>
          </table:table-cell>
          <table:table-cell table:formula="of:=IF([.W524] &lt; [.R524];&quot;BETTER&quot;;IF([.W524] &gt;[.R52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20174">
            <text:p>2.02E-011</text:p>
          </table:table-cell>
          <table:table-cell office:value-type="float" office:value="0.0000000000017755">
            <text:p>1.78E-012</text:p>
          </table:table-cell>
          <table:table-cell table:formula="of:=IF([.Z524] &lt; [.U524];&quot;BETTER&quot;;IF([.Z524]-2 &gt; [.U524]; &quot;WORSE&quot;;&quot;&quot;))">
            <text:p/>
          </table:table-cell>
          <table:table-cell table:formula="of:=IF([.AB524] &lt; [.W524];&quot;BETTER&quot;;IF([.AB524] &gt;[.W524]*1.1;&quot;WORSE&quot;;&quot;&quot;))">
            <text:p/>
          </table:table-cell>
        </table:table-row>
        <table:table-row table:style-name="ro3">
          <table:table-cell/>
          <table:table-cell office:value-type="float" office:value="523">
            <text:p>523</text:p>
          </table:table-cell>
          <table:table-cell office:value-type="string">
            <text:p>1.98903150673658358e+00</text:p>
          </table:table-cell>
          <table:table-cell office:value-type="float" office:value="57">
            <text:p>57</text:p>
          </table:table-cell>
          <table:table-cell office:value-type="float" office:value="0.0000000060624">
            <text:p>6.06E-009</text:p>
          </table:table-cell>
          <table:table-cell office:value-type="float" office:value="0.000000000018392">
            <text:p>1.84E-011</text:p>
          </table:table-cell>
          <table:table-cell/>
          <table:table-cell office:value-type="float" office:value="111">
            <text:p>111</text:p>
          </table:table-cell>
          <table:table-cell office:value-type="float" office:value="0.000000000000096899">
            <text:p>9.69E-014</text:p>
          </table:table-cell>
          <table:table-cell office:value-type="float" office:value="0.000000000018296">
            <text:p>1.83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95771">
            <text:p>9.58E-011</text:p>
          </table:table-cell>
          <table:table-cell office:value-type="float" office:value="0.000000000018393">
            <text:p>1.8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95771">
            <text:p>9.58E-011</text:p>
          </table:table-cell>
          <table:table-cell office:value-type="float" office:value="0.000000000018393">
            <text:p>1.84E-011</text:p>
          </table:table-cell>
          <table:table-cell table:formula="of:=IF([.P525] &lt; [.L525];&quot;BETTER&quot;;IF([.P525]-2 &gt; [.L525]; &quot;WORSE&quot;;&quot;&quot;))">
            <text:p/>
          </table:table-cell>
          <table:table-cell table:formula="of:=IF([.R525] &lt; [.N525];&quot;BETTER&quot;;IF([.R525] &gt;[.N52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95771">
            <text:p>9.58E-011</text:p>
          </table:table-cell>
          <table:table-cell office:value-type="float" office:value="0.000000000018393">
            <text:p>1.84E-011</text:p>
          </table:table-cell>
          <table:table-cell table:formula="of:=IF([.U525] &lt; [.P525];&quot;BETTER&quot;;IF([.U525]-2 &gt; [.P525]; &quot;WORSE&quot;;&quot;&quot;))">
            <text:p/>
          </table:table-cell>
          <table:table-cell table:formula="of:=IF([.W525] &lt; [.R525];&quot;BETTER&quot;;IF([.W525] &gt;[.R52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96062">
            <text:p>9.61E-011</text:p>
          </table:table-cell>
          <table:table-cell office:value-type="float" office:value="0.000000000018393">
            <text:p>1.84E-011</text:p>
          </table:table-cell>
          <table:table-cell table:formula="of:=IF([.Z525] &lt; [.U525];&quot;BETTER&quot;;IF([.Z525]-2 &gt; [.U525]; &quot;WORSE&quot;;&quot;&quot;))">
            <text:p/>
          </table:table-cell>
          <table:table-cell table:formula="of:=IF([.AB525] &lt; [.W525];&quot;BETTER&quot;;IF([.AB525] &gt;[.W525]*1.1;&quot;WORSE&quot;;&quot;&quot;))">
            <text:p/>
          </table:table-cell>
        </table:table-row>
        <table:table-row table:style-name="ro3">
          <table:table-cell/>
          <table:table-cell office:value-type="float" office:value="524">
            <text:p>524</text:p>
          </table:table-cell>
          <table:table-cell office:value-type="string">
            <text:p>9.99664537372097595e-01</text:p>
          </table:table-cell>
          <table:table-cell office:value-type="float" office:value="58">
            <text:p>58</text:p>
          </table:table-cell>
          <table:table-cell office:value-type="float" office:value="0.000000000076483">
            <text:p>7.65E-011</text:p>
          </table:table-cell>
          <table:table-cell office:value-type="float" office:value="0.000000000027914">
            <text:p>2.79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76483">
            <text:p>7.65E-011</text:p>
          </table:table-cell>
          <table:table-cell office:value-type="float" office:value="0.000000000027914">
            <text:p>2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7912">
            <text:p>2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7912">
            <text:p>2.79E-011</text:p>
          </table:table-cell>
          <table:table-cell table:formula="of:=IF([.P526] &lt; [.L526];&quot;BETTER&quot;;IF([.P526]-2 &gt; [.L526]; &quot;WORSE&quot;;&quot;&quot;))">
            <text:p/>
          </table:table-cell>
          <table:table-cell table:formula="of:=IF([.R526] &lt; [.N526];&quot;BETTER&quot;;IF([.R526] &gt;[.N52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7912">
            <text:p>2.79E-011</text:p>
          </table:table-cell>
          <table:table-cell table:formula="of:=IF([.U526] &lt; [.P526];&quot;BETTER&quot;;IF([.U526]-2 &gt; [.P526]; &quot;WORSE&quot;;&quot;&quot;))">
            <text:p/>
          </table:table-cell>
          <table:table-cell table:formula="of:=IF([.W526] &lt; [.R526];&quot;BETTER&quot;;IF([.W526] &gt;[.R52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523E-016">
            <text:p>2.52E-016</text:p>
          </table:table-cell>
          <table:table-cell office:value-type="float" office:value="0.000000000027912">
            <text:p>2.79E-011</text:p>
          </table:table-cell>
          <table:table-cell table:formula="of:=IF([.Z526] &lt; [.U526];&quot;BETTER&quot;;IF([.Z526]-2 &gt; [.U526]; &quot;WORSE&quot;;&quot;&quot;))">
            <text:p/>
          </table:table-cell>
          <table:table-cell table:formula="of:=IF([.AB526] &lt; [.W526];&quot;BETTER&quot;;IF([.AB526] &gt;[.W526]*1.1;&quot;WORSE&quot;;&quot;&quot;))">
            <text:p/>
          </table:table-cell>
        </table:table-row>
        <table:table-row table:style-name="ro3">
          <table:table-cell/>
          <table:table-cell office:value-type="float" office:value="525">
            <text:p>525</text:p>
          </table:table-cell>
          <table:table-cell office:value-type="string">
            <text:p>9.74464288839908432e-01</text:p>
          </table:table-cell>
          <table:table-cell office:value-type="float" office:value="58">
            <text:p>58</text:p>
          </table:table-cell>
          <table:table-cell office:value-type="float" office:value="0.00000000000040924">
            <text:p>4.09E-013</text:p>
          </table:table-cell>
          <table:table-cell office:value-type="float" office:value="0.000000000040954">
            <text:p>4.10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40924">
            <text:p>4.09E-013</text:p>
          </table:table-cell>
          <table:table-cell office:value-type="float" office:value="0.000000000040954">
            <text:p>4.1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40954">
            <text:p>4.1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40954">
            <text:p>4.10E-011</text:p>
          </table:table-cell>
          <table:table-cell table:formula="of:=IF([.P527] &lt; [.L527];&quot;BETTER&quot;;IF([.P527]-2 &gt; [.L527]; &quot;WORSE&quot;;&quot;&quot;))">
            <text:p/>
          </table:table-cell>
          <table:table-cell table:formula="of:=IF([.R527] &lt; [.N527];&quot;BETTER&quot;;IF([.R527] &gt;[.N52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40954">
            <text:p>4.10E-011</text:p>
          </table:table-cell>
          <table:table-cell table:formula="of:=IF([.U527] &lt; [.P527];&quot;BETTER&quot;;IF([.U527]-2 &gt; [.P527]; &quot;WORSE&quot;;&quot;&quot;))">
            <text:p/>
          </table:table-cell>
          <table:table-cell table:formula="of:=IF([.W527] &lt; [.R527];&quot;BETTER&quot;;IF([.W527] &gt;[.R52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8709">
            <text:p>1.87E-013</text:p>
          </table:table-cell>
          <table:table-cell office:value-type="float" office:value="0.000000000040954">
            <text:p>4.10E-011</text:p>
          </table:table-cell>
          <table:table-cell table:formula="of:=IF([.Z527] &lt; [.U527];&quot;BETTER&quot;;IF([.Z527]-2 &gt; [.U527]; &quot;WORSE&quot;;&quot;&quot;))">
            <text:p/>
          </table:table-cell>
          <table:table-cell table:formula="of:=IF([.AB527] &lt; [.W527];&quot;BETTER&quot;;IF([.AB527] &gt;[.W527]*1.1;&quot;WORSE&quot;;&quot;&quot;))">
            <text:p/>
          </table:table-cell>
        </table:table-row>
        <table:table-row table:style-name="ro3">
          <table:table-cell/>
          <table:table-cell office:value-type="float" office:value="526">
            <text:p>526</text:p>
          </table:table-cell>
          <table:table-cell office:value-type="string">
            <text:p>1.49364826562485398e+00</text:p>
          </table:table-cell>
          <table:table-cell office:value-type="float" office:value="63">
            <text:p>63</text:p>
          </table:table-cell>
          <table:table-cell office:value-type="float" office:value="0.00000000000019697">
            <text:p>1.97E-013</text:p>
          </table:table-cell>
          <table:table-cell office:value-type="float" office:value="0.000000000016448">
            <text:p>1.64E-011</text:p>
          </table:table-cell>
          <table:table-cell/>
          <table:table-cell office:value-type="float" office:value="64">
            <text:p>64</text:p>
          </table:table-cell>
          <table:table-cell office:value-type="float" office:value="4.9058E-015">
            <text:p>4.91E-015</text:p>
          </table:table-cell>
          <table:table-cell office:value-type="float" office:value="0.00000000001664">
            <text:p>1.6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5389">
            <text:p>2.54E-012</text:p>
          </table:table-cell>
          <table:table-cell office:value-type="float" office:value="0.00000000001664">
            <text:p>1.6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5389">
            <text:p>2.54E-012</text:p>
          </table:table-cell>
          <table:table-cell office:value-type="float" office:value="0.00000000001664">
            <text:p>1.66E-011</text:p>
          </table:table-cell>
          <table:table-cell table:formula="of:=IF([.P528] &lt; [.L528];&quot;BETTER&quot;;IF([.P528]-2 &gt; [.L528]; &quot;WORSE&quot;;&quot;&quot;))">
            <text:p/>
          </table:table-cell>
          <table:table-cell table:formula="of:=IF([.R528] &lt; [.N528];&quot;BETTER&quot;;IF([.R528] &gt;[.N52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5389">
            <text:p>2.54E-012</text:p>
          </table:table-cell>
          <table:table-cell office:value-type="float" office:value="0.00000000001664">
            <text:p>1.66E-011</text:p>
          </table:table-cell>
          <table:table-cell table:formula="of:=IF([.U528] &lt; [.P528];&quot;BETTER&quot;;IF([.U528]-2 &gt; [.P528]; &quot;WORSE&quot;;&quot;&quot;))">
            <text:p/>
          </table:table-cell>
          <table:table-cell table:formula="of:=IF([.W528] &lt; [.R528];&quot;BETTER&quot;;IF([.W528] &gt;[.R52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5431">
            <text:p>2.54E-012</text:p>
          </table:table-cell>
          <table:table-cell office:value-type="float" office:value="0.00000000001664">
            <text:p>1.66E-011</text:p>
          </table:table-cell>
          <table:table-cell table:formula="of:=IF([.Z528] &lt; [.U528];&quot;BETTER&quot;;IF([.Z528]-2 &gt; [.U528]; &quot;WORSE&quot;;&quot;&quot;))">
            <text:p/>
          </table:table-cell>
          <table:table-cell table:formula="of:=IF([.AB528] &lt; [.W528];&quot;BETTER&quot;;IF([.AB528] &gt;[.W528]*1.1;&quot;WORSE&quot;;&quot;&quot;))">
            <text:p/>
          </table:table-cell>
        </table:table-row>
        <table:table-row table:style-name="ro3">
          <table:table-cell/>
          <table:table-cell office:value-type="float" office:value="527">
            <text:p>527</text:p>
          </table:table-cell>
          <table:table-cell office:value-type="string">
            <text:p>1.93342149620071346e+00</text:p>
          </table:table-cell>
          <table:table-cell office:value-type="float" office:value="57">
            <text:p>57</text:p>
          </table:table-cell>
          <table:table-cell office:value-type="float" office:value="0.00000000000037853">
            <text:p>3.79E-013</text:p>
          </table:table-cell>
          <table:table-cell office:value-type="float" office:value="0.00000000000036854">
            <text:p>3.69E-013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37853">
            <text:p>3.79E-013</text:p>
          </table:table-cell>
          <table:table-cell office:value-type="float" office:value="0.00000000000036854">
            <text:p>3.69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12112">
            <text:p>1.21E-009</text:p>
          </table:table-cell>
          <table:table-cell office:value-type="float" office:value="0.000000000000369">
            <text:p>3.69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12112">
            <text:p>1.21E-009</text:p>
          </table:table-cell>
          <table:table-cell office:value-type="float" office:value="0.000000000000369">
            <text:p>3.69E-013</text:p>
          </table:table-cell>
          <table:table-cell table:formula="of:=IF([.P529] &lt; [.L529];&quot;BETTER&quot;;IF([.P529]-2 &gt; [.L529]; &quot;WORSE&quot;;&quot;&quot;))">
            <text:p/>
          </table:table-cell>
          <table:table-cell table:formula="of:=IF([.R529] &lt; [.N529];&quot;BETTER&quot;;IF([.R529] &gt;[.N52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12112">
            <text:p>1.21E-009</text:p>
          </table:table-cell>
          <table:table-cell office:value-type="float" office:value="0.000000000000369">
            <text:p>3.69E-013</text:p>
          </table:table-cell>
          <table:table-cell table:formula="of:=IF([.U529] &lt; [.P529];&quot;BETTER&quot;;IF([.U529]-2 &gt; [.P529]; &quot;WORSE&quot;;&quot;&quot;))">
            <text:p/>
          </table:table-cell>
          <table:table-cell table:formula="of:=IF([.W529] &lt; [.R529];&quot;BETTER&quot;;IF([.W529] &gt;[.R52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12112">
            <text:p>1.21E-009</text:p>
          </table:table-cell>
          <table:table-cell office:value-type="float" office:value="0.000000000000369">
            <text:p>3.69E-013</text:p>
          </table:table-cell>
          <table:table-cell table:formula="of:=IF([.Z529] &lt; [.U529];&quot;BETTER&quot;;IF([.Z529]-2 &gt; [.U529]; &quot;WORSE&quot;;&quot;&quot;))">
            <text:p/>
          </table:table-cell>
          <table:table-cell table:formula="of:=IF([.AB529] &lt; [.W529];&quot;BETTER&quot;;IF([.AB529] &gt;[.W529]*1.1;&quot;WORSE&quot;;&quot;&quot;))">
            <text:p/>
          </table:table-cell>
        </table:table-row>
        <table:table-row table:style-name="ro3">
          <table:table-cell/>
          <table:table-cell office:value-type="float" office:value="528">
            <text:p>528</text:p>
          </table:table-cell>
          <table:table-cell office:value-type="string">
            <text:p>8.78884622601832977e-01</text:p>
          </table:table-cell>
          <table:table-cell office:value-type="float" office:value="57">
            <text:p>57</text:p>
          </table:table-cell>
          <table:table-cell office:value-type="float" office:value="0.0000000000074784">
            <text:p>7.48E-012</text:p>
          </table:table-cell>
          <table:table-cell office:value-type="float" office:value="0.0000000000020847">
            <text:p>2.08E-012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74784">
            <text:p>7.48E-012</text:p>
          </table:table-cell>
          <table:table-cell office:value-type="float" office:value="0.0000000000020847">
            <text:p>2.08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5.5511E-016">
            <text:p>5.55E-016</text:p>
          </table:table-cell>
          <table:table-cell office:value-type="float" office:value="0.0000000000020856">
            <text:p>2.09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5.5511E-016">
            <text:p>5.55E-016</text:p>
          </table:table-cell>
          <table:table-cell office:value-type="float" office:value="0.0000000000020856">
            <text:p>2.09E-012</text:p>
          </table:table-cell>
          <table:table-cell table:formula="of:=IF([.P530] &lt; [.L530];&quot;BETTER&quot;;IF([.P530]-2 &gt; [.L530]; &quot;WORSE&quot;;&quot;&quot;))">
            <text:p/>
          </table:table-cell>
          <table:table-cell table:formula="of:=IF([.R530] &lt; [.N530];&quot;BETTER&quot;;IF([.R530] &gt;[.N530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4.4409E-016">
            <text:p>4.44E-016</text:p>
          </table:table-cell>
          <table:table-cell office:value-type="float" office:value="0.0000000000020856">
            <text:p>2.09E-012</text:p>
          </table:table-cell>
          <table:table-cell table:formula="of:=IF([.U530] &lt; [.P530];&quot;BETTER&quot;;IF([.U530]-2 &gt; [.P530]; &quot;WORSE&quot;;&quot;&quot;))">
            <text:p/>
          </table:table-cell>
          <table:table-cell table:formula="of:=IF([.W530] &lt; [.R530];&quot;BETTER&quot;;IF([.W530] &gt;[.R530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58071">
            <text:p>5.81E-013</text:p>
          </table:table-cell>
          <table:table-cell office:value-type="float" office:value="0.0000000000020856">
            <text:p>2.09E-012</text:p>
          </table:table-cell>
          <table:table-cell table:formula="of:=IF([.Z530] &lt; [.U530];&quot;BETTER&quot;;IF([.Z530]-2 &gt; [.U530]; &quot;WORSE&quot;;&quot;&quot;))">
            <text:p/>
          </table:table-cell>
          <table:table-cell table:formula="of:=IF([.AB530] &lt; [.W530];&quot;BETTER&quot;;IF([.AB530] &gt;[.W530]*1.1;&quot;WORSE&quot;;&quot;&quot;))">
            <text:p/>
          </table:table-cell>
        </table:table-row>
        <table:table-row table:style-name="ro3">
          <table:table-cell/>
          <table:table-cell office:value-type="float" office:value="529">
            <text:p>529</text:p>
          </table:table-cell>
          <table:table-cell office:value-type="string">
            <text:p>1.25331413731550008e+01</text:p>
          </table:table-cell>
          <table:table-cell office:value-type="float" office:value="59">
            <text:p>59</text:p>
          </table:table-cell>
          <table:table-cell office:value-type="float" office:value="0.0000000000043683">
            <text:p>4.37E-012</text:p>
          </table:table-cell>
          <table:table-cell office:value-type="float" office:value="0.0000000000079729">
            <text:p>7.97E-012</text:p>
          </table:table-cell>
          <table:table-cell/>
          <table:table-cell office:value-type="float" office:value="63">
            <text:p>63</text:p>
          </table:table-cell>
          <table:table-cell office:value-type="float" office:value="0.000000000000059669">
            <text:p>5.97E-014</text:p>
          </table:table-cell>
          <table:table-cell office:value-type="float" office:value="0.000000000003651">
            <text:p>3.65E-012</text:p>
          </table:table-cell>
          <table:table-cell/>
          <table:table-cell office:value-type="float" office:value="813">
            <text:p>813</text:p>
          </table:table-cell>
          <table:table-cell office:value-type="float" office:value="0">
            <text:p>0.00E+000</text:p>
          </table:table-cell>
          <table:table-cell office:value-type="float" office:value="0.0000000000035904">
            <text:p>3.59E-012</text:p>
          </table:table-cell>
          <table:table-cell/>
          <table:table-cell office:value-type="float" office:value="813">
            <text:p>813</text:p>
          </table:table-cell>
          <table:table-cell office:value-type="float" office:value="0">
            <text:p>0.00E+000</text:p>
          </table:table-cell>
          <table:table-cell office:value-type="float" office:value="0.0000000000035904">
            <text:p>3.59E-012</text:p>
          </table:table-cell>
          <table:table-cell table:formula="of:=IF([.P531] &lt; [.L531];&quot;BETTER&quot;;IF([.P531]-2 &gt; [.L531]; &quot;WORSE&quot;;&quot;&quot;))">
            <text:p/>
          </table:table-cell>
          <table:table-cell table:formula="of:=IF([.R531] &lt; [.N531];&quot;BETTER&quot;;IF([.R531] &gt;[.N531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">
            <text:p>0.00E+000</text:p>
          </table:table-cell>
          <table:table-cell office:value-type="float" office:value="0.0000000000035904">
            <text:p>3.59E-012</text:p>
          </table:table-cell>
          <table:table-cell table:formula="of:=IF([.U531] &lt; [.P531];&quot;BETTER&quot;;IF([.U531]-2 &gt; [.P531]; &quot;WORSE&quot;;&quot;&quot;))">
            <text:p/>
          </table:table-cell>
          <table:table-cell table:formula="of:=IF([.W531] &lt; [.R531];&quot;BETTER&quot;;IF([.W531] &gt;[.R531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1.5775E-099">
            <text:p>1.58E-099</text:p>
          </table:table-cell>
          <table:table-cell office:value-type="float" office:value="0.0000000000035904">
            <text:p>3.59E-012</text:p>
          </table:table-cell>
          <table:table-cell table:formula="of:=IF([.Z531] &lt; [.U531];&quot;BETTER&quot;;IF([.Z531]-2 &gt; [.U531]; &quot;WORSE&quot;;&quot;&quot;))">
            <text:p/>
          </table:table-cell>
          <table:table-cell table:formula="of:=IF([.AB531] &lt; [.W531];&quot;BETTER&quot;;IF([.AB531] &gt;[.W531]*1.1;&quot;WORSE&quot;;&quot;&quot;))">
            <text:p/>
          </table:table-cell>
        </table:table-row>
        <table:table-row table:style-name="ro3">
          <table:table-cell/>
          <table:table-cell office:value-type="float" office:value="530">
            <text:p>530</text:p>
          </table:table-cell>
          <table:table-cell office:value-type="string">
            <text:p>1.08426040971939885e+00</text:p>
          </table:table-cell>
          <table:table-cell office:value-type="float" office:value="56">
            <text:p>56</text:p>
          </table:table-cell>
          <table:table-cell office:value-type="float" office:value="0.00000000009517">
            <text:p>9.52E-011</text:p>
          </table:table-cell>
          <table:table-cell office:value-type="float" office:value="0.000000000018308">
            <text:p>1.83E-011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94754">
            <text:p>9.48E-011</text:p>
          </table:table-cell>
          <table:table-cell office:value-type="float" office:value="0.000000000017892">
            <text:p>1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7891">
            <text:p>1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7891">
            <text:p>1.79E-011</text:p>
          </table:table-cell>
          <table:table-cell table:formula="of:=IF([.P532] &lt; [.L532];&quot;BETTER&quot;;IF([.P532]-2 &gt; [.L532]; &quot;WORSE&quot;;&quot;&quot;))">
            <text:p/>
          </table:table-cell>
          <table:table-cell table:formula="of:=IF([.R532] &lt; [.N532];&quot;BETTER&quot;;IF([.R532] &gt;[.N53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7891">
            <text:p>1.79E-011</text:p>
          </table:table-cell>
          <table:table-cell table:formula="of:=IF([.U532] &lt; [.P532];&quot;BETTER&quot;;IF([.U532]-2 &gt; [.P532]; &quot;WORSE&quot;;&quot;&quot;))">
            <text:p/>
          </table:table-cell>
          <table:table-cell table:formula="of:=IF([.W532] &lt; [.R532];&quot;BETTER&quot;;IF([.W532] &gt;[.R53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55544">
            <text:p>5.55E-014</text:p>
          </table:table-cell>
          <table:table-cell office:value-type="float" office:value="0.000000000017891">
            <text:p>1.79E-011</text:p>
          </table:table-cell>
          <table:table-cell table:formula="of:=IF([.Z532] &lt; [.U532];&quot;BETTER&quot;;IF([.Z532]-2 &gt; [.U532]; &quot;WORSE&quot;;&quot;&quot;))">
            <text:p/>
          </table:table-cell>
          <table:table-cell table:formula="of:=IF([.AB532] &lt; [.W532];&quot;BETTER&quot;;IF([.AB532] &gt;[.W532]*1.1;&quot;WORSE&quot;;&quot;&quot;))">
            <text:p/>
          </table:table-cell>
        </table:table-row>
        <table:table-row table:style-name="ro3">
          <table:table-cell/>
          <table:table-cell office:value-type="float" office:value="531">
            <text:p>531</text:p>
          </table:table-cell>
          <table:table-cell office:value-type="string">
            <text:p>1.10613355350809925e+04</text:p>
          </table:table-cell>
          <table:table-cell office:value-type="float" office:value="57">
            <text:p>57</text:p>
          </table:table-cell>
          <table:table-cell office:value-type="float" office:value="0.00000000000002329">
            <text:p>2.33E-014</text:p>
          </table:table-cell>
          <table:table-cell office:value-type="float" office:value="8.2223E-015">
            <text:p>8.22E-015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02329">
            <text:p>2.33E-014</text:p>
          </table:table-cell>
          <table:table-cell office:value-type="float" office:value="8.2223E-015">
            <text:p>8.22E-015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67517">
            <text:p>6.75E-009</text:p>
          </table:table-cell>
          <table:table-cell office:value-type="float" office:value="8.3867E-015">
            <text:p>8.39E-015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67517">
            <text:p>6.75E-009</text:p>
          </table:table-cell>
          <table:table-cell office:value-type="float" office:value="8.3867E-015">
            <text:p>8.39E-015</text:p>
          </table:table-cell>
          <table:table-cell table:formula="of:=IF([.P533] &lt; [.L533];&quot;BETTER&quot;;IF([.P533]-2 &gt; [.L533]; &quot;WORSE&quot;;&quot;&quot;))">
            <text:p/>
          </table:table-cell>
          <table:table-cell table:formula="of:=IF([.R533] &lt; [.N533];&quot;BETTER&quot;;IF([.R533] &gt;[.N533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67517">
            <text:p>6.75E-009</text:p>
          </table:table-cell>
          <table:table-cell office:value-type="float" office:value="8.3867E-015">
            <text:p>8.39E-015</text:p>
          </table:table-cell>
          <table:table-cell table:formula="of:=IF([.U533] &lt; [.P533];&quot;BETTER&quot;;IF([.U533]-2 &gt; [.P533]; &quot;WORSE&quot;;&quot;&quot;))">
            <text:p/>
          </table:table-cell>
          <table:table-cell table:formula="of:=IF([.W533] &lt; [.R533];&quot;BETTER&quot;;IF([.W533] &gt;[.R533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70228">
            <text:p>7.02E-009</text:p>
          </table:table-cell>
          <table:table-cell office:value-type="float" office:value="8.3867E-015">
            <text:p>8.39E-015</text:p>
          </table:table-cell>
          <table:table-cell table:formula="of:=IF([.Z533] &lt; [.U533];&quot;BETTER&quot;;IF([.Z533]-2 &gt; [.U533]; &quot;WORSE&quot;;&quot;&quot;))">
            <text:p/>
          </table:table-cell>
          <table:table-cell table:formula="of:=IF([.AB533] &lt; [.W533];&quot;BETTER&quot;;IF([.AB533] &gt;[.W533]*1.1;&quot;WORSE&quot;;&quot;&quot;))">
            <text:p/>
          </table:table-cell>
        </table:table-row>
        <table:table-row table:style-name="ro3">
          <table:table-cell/>
          <table:table-cell office:value-type="float" office:value="532">
            <text:p>532</text:p>
          </table:table-cell>
          <table:table-cell office:value-type="string">
            <text:p>2.94225534860746802e+03</text:p>
          </table:table-cell>
          <table:table-cell office:value-type="float" office:value="389">
            <text:p>389</text:p>
          </table:table-cell>
          <table:table-cell office:value-type="float" office:value="0.0000000044748">
            <text:p>4.47E-009</text:p>
          </table:table-cell>
          <table:table-cell office:value-type="float" office:value="0.00000000051178">
            <text:p>5.12E-010</text:p>
          </table:table-cell>
          <table:table-cell/>
          <table:table-cell office:value-type="float" office:value="789">
            <text:p>789</text:p>
          </table:table-cell>
          <table:table-cell office:value-type="float" office:value="0.00000000011323">
            <text:p>1.13E-010</text:p>
          </table:table-cell>
          <table:table-cell office:value-type="float" office:value="0.00000000015344">
            <text:p>1.53E-010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51244">
            <text:p>5.12E-008</text:p>
          </table:table-cell>
          <table:table-cell office:value-type="float" office:value="0.000000000000010819">
            <text:p>1.08E-014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51244">
            <text:p>5.12E-008</text:p>
          </table:table-cell>
          <table:table-cell office:value-type="float" office:value="0.000000000000010819">
            <text:p>1.08E-014</text:p>
          </table:table-cell>
          <table:table-cell table:formula="of:=IF([.P534] &lt; [.L534];&quot;BETTER&quot;;IF([.P534]-2 &gt; [.L534]; &quot;WORSE&quot;;&quot;&quot;))">
            <text:p/>
          </table:table-cell>
          <table:table-cell table:formula="of:=IF([.R534] &lt; [.N534];&quot;BETTER&quot;;IF([.R534] &gt;[.N534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051244">
            <text:p>5.12E-008</text:p>
          </table:table-cell>
          <table:table-cell office:value-type="float" office:value="0.000000000000010819">
            <text:p>1.08E-014</text:p>
          </table:table-cell>
          <table:table-cell table:formula="of:=IF([.U534] &lt; [.P534];&quot;BETTER&quot;;IF([.U534]-2 &gt; [.P534]; &quot;WORSE&quot;;&quot;&quot;))">
            <text:p/>
          </table:table-cell>
          <table:table-cell table:formula="of:=IF([.W534] &lt; [.R534];&quot;BETTER&quot;;IF([.W534] &gt;[.R534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051245">
            <text:p>5.12E-008</text:p>
          </table:table-cell>
          <table:table-cell office:value-type="float" office:value="0.000000000000010819">
            <text:p>1.08E-014</text:p>
          </table:table-cell>
          <table:table-cell table:formula="of:=IF([.Z534] &lt; [.U534];&quot;BETTER&quot;;IF([.Z534]-2 &gt; [.U534]; &quot;WORSE&quot;;&quot;&quot;))">
            <text:p/>
          </table:table-cell>
          <table:table-cell table:formula="of:=IF([.AB534] &lt; [.W534];&quot;BETTER&quot;;IF([.AB534] &gt;[.W534]*1.1;&quot;WORSE&quot;;&quot;&quot;))">
            <text:p/>
          </table:table-cell>
        </table:table-row>
        <table:table-row table:style-name="ro3">
          <table:table-cell/>
          <table:table-cell office:value-type="float" office:value="533">
            <text:p>533</text:p>
          </table:table-cell>
          <table:table-cell office:value-type="string">
            <text:p>1.01999999999972224e+00</text:p>
          </table:table-cell>
          <table:table-cell office:value-type="float" office:value="58">
            <text:p>58</text:p>
          </table:table-cell>
          <table:table-cell office:value-type="float" office:value="0.0000000010324">
            <text:p>1.03E-009</text:p>
          </table:table-cell>
          <table:table-cell office:value-type="float" office:value="0.00000000000027277">
            <text:p>2.73E-013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15391">
            <text:p>1.54E-013</text:p>
          </table:table-cell>
          <table:table-cell office:value-type="float" office:value="0.00000000000042667">
            <text:p>4.27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5">
            <text:p>1.11E-015</text:p>
          </table:table-cell>
          <table:table-cell office:value-type="float" office:value="0.00000000000027233">
            <text:p>2.72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5">
            <text:p>1.11E-015</text:p>
          </table:table-cell>
          <table:table-cell office:value-type="float" office:value="0.00000000000027233">
            <text:p>2.72E-013</text:p>
          </table:table-cell>
          <table:table-cell table:formula="of:=IF([.P535] &lt; [.L535];&quot;BETTER&quot;;IF([.P535]-2 &gt; [.L535]; &quot;WORSE&quot;;&quot;&quot;))">
            <text:p/>
          </table:table-cell>
          <table:table-cell table:formula="of:=IF([.R535] &lt; [.N535];&quot;BETTER&quot;;IF([.R535] &gt;[.N53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5">
            <text:p>1.11E-015</text:p>
          </table:table-cell>
          <table:table-cell office:value-type="float" office:value="0.00000000000027233">
            <text:p>2.72E-013</text:p>
          </table:table-cell>
          <table:table-cell table:formula="of:=IF([.U535] &lt; [.P535];&quot;BETTER&quot;;IF([.U535]-2 &gt; [.P535]; &quot;WORSE&quot;;&quot;&quot;))">
            <text:p/>
          </table:table-cell>
          <table:table-cell table:formula="of:=IF([.W535] &lt; [.R535];&quot;BETTER&quot;;IF([.W535] &gt;[.R53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95121">
            <text:p>9.51E-014</text:p>
          </table:table-cell>
          <table:table-cell office:value-type="float" office:value="0.00000000000027233">
            <text:p>2.72E-013</text:p>
          </table:table-cell>
          <table:table-cell table:formula="of:=IF([.Z535] &lt; [.U535];&quot;BETTER&quot;;IF([.Z535]-2 &gt; [.U535]; &quot;WORSE&quot;;&quot;&quot;))">
            <text:p/>
          </table:table-cell>
          <table:table-cell table:formula="of:=IF([.AB535] &lt; [.W535];&quot;BETTER&quot;;IF([.AB535] &gt;[.W535]*1.1;&quot;WORSE&quot;;&quot;&quot;))">
            <text:p/>
          </table:table-cell>
        </table:table-row>
        <table:table-row table:style-name="ro3">
          <table:table-cell/>
          <table:table-cell office:value-type="float" office:value="534">
            <text:p>534</text:p>
          </table:table-cell>
          <table:table-cell office:value-type="string">
            <text:p>1.04068324873496221e+00</text:p>
          </table:table-cell>
          <table:table-cell office:value-type="float" office:value="1307">
            <text:p>1307</text:p>
          </table:table-cell>
          <table:table-cell office:value-type="float" office:value="0.0000000074072">
            <text:p>7.41E-009</text:p>
          </table:table-cell>
          <table:table-cell office:value-type="float" office:value="0.00000094906">
            <text:p>9.49E-007</text:p>
          </table:table-cell>
          <table:table-cell/>
          <table:table-cell office:value-type="float" office:value="10438">
            <text:p>10438</text:p>
          </table:table-cell>
          <table:table-cell office:value-type="float" office:value="0.0000000009305">
            <text:p>9.31E-010</text:p>
          </table:table-cell>
          <table:table-cell office:value-type="float" office:value="0.00000095371">
            <text:p>9.54E-007</text:p>
          </table:table-cell>
          <table:table-cell/>
          <table:table-cell office:value-type="float" office:value="18748">
            <text:p>18748</text:p>
          </table:table-cell>
          <table:table-cell office:value-type="float" office:value="0.00000000060568">
            <text:p>6.06E-010</text:p>
          </table:table-cell>
          <table:table-cell office:value-type="float" office:value="0.0000011932">
            <text:p>1.19E-006</text:p>
          </table:table-cell>
          <table:table-cell/>
          <table:table-cell office:value-type="float" office:value="18748">
            <text:p>18748</text:p>
          </table:table-cell>
          <table:table-cell office:value-type="float" office:value="0.00000000060568">
            <text:p>6.06E-010</text:p>
          </table:table-cell>
          <table:table-cell office:value-type="float" office:value="0.0000011932">
            <text:p>1.19E-006</text:p>
          </table:table-cell>
          <table:table-cell table:formula="of:=IF([.P536] &lt; [.L536];&quot;BETTER&quot;;IF([.P536]-2 &gt; [.L536]; &quot;WORSE&quot;;&quot;&quot;))">
            <text:p/>
          </table:table-cell>
          <table:table-cell table:formula="of:=IF([.R536] &lt; [.N536];&quot;BETTER&quot;;IF([.R536] &gt;[.N536]*1.1;&quot;WORSE&quot;;&quot;&quot;))">
            <text:p/>
          </table:table-cell>
          <table:table-cell office:value-type="float" office:value="18748">
            <text:p>18748</text:p>
          </table:table-cell>
          <table:table-cell office:value-type="float" office:value="0.00000000060568">
            <text:p>6.06E-010</text:p>
          </table:table-cell>
          <table:table-cell office:value-type="float" office:value="0.0000011932">
            <text:p>1.19E-006</text:p>
          </table:table-cell>
          <table:table-cell table:formula="of:=IF([.U536] &lt; [.P536];&quot;BETTER&quot;;IF([.U536]-2 &gt; [.P536]; &quot;WORSE&quot;;&quot;&quot;))">
            <text:p/>
          </table:table-cell>
          <table:table-cell table:formula="of:=IF([.W536] &lt; [.R536];&quot;BETTER&quot;;IF([.W536] &gt;[.R536]*1.1;&quot;WORSE&quot;;&quot;&quot;))">
            <text:p/>
          </table:table-cell>
          <table:table-cell office:value-type="float" office:value="18748">
            <text:p>18748</text:p>
          </table:table-cell>
          <table:table-cell office:value-type="float" office:value="0.0000024851">
            <text:p>2.49E-006</text:p>
          </table:table-cell>
          <table:table-cell office:value-type="float" office:value="0.0000011932">
            <text:p>1.19E-006</text:p>
          </table:table-cell>
          <table:table-cell table:formula="of:=IF([.Z536] &lt; [.U536];&quot;BETTER&quot;;IF([.Z536]-2 &gt; [.U536]; &quot;WORSE&quot;;&quot;&quot;))">
            <text:p/>
          </table:table-cell>
          <table:table-cell table:formula="of:=IF([.AB536] &lt; [.W536];&quot;BETTER&quot;;IF([.AB536] &gt;[.W536]*1.1;&quot;WORSE&quot;;&quot;&quot;))">
            <text:p/>
          </table:table-cell>
        </table:table-row>
        <table:table-row table:style-name="ro3">
          <table:table-cell/>
          <table:table-cell office:value-type="float" office:value="535">
            <text:p>535</text:p>
          </table:table-cell>
          <table:table-cell office:value-type="string">
            <text:p>2.58862863253409747e+00</text:p>
          </table:table-cell>
          <table:table-cell office:value-type="float" office:value="58">
            <text:p>58</text:p>
          </table:table-cell>
          <table:table-cell office:value-type="float" office:value="0.0000000000003452">
            <text:p>3.45E-013</text:p>
          </table:table-cell>
          <table:table-cell office:value-type="float" office:value="0.000000000013172">
            <text:p>1.32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3452">
            <text:p>3.45E-013</text:p>
          </table:table-cell>
          <table:table-cell office:value-type="float" office:value="0.000000000013172">
            <text:p>1.32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9757E-016">
            <text:p>6.98E-016</text:p>
          </table:table-cell>
          <table:table-cell office:value-type="float" office:value="0.000000000013172">
            <text:p>1.32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9757E-016">
            <text:p>6.98E-016</text:p>
          </table:table-cell>
          <table:table-cell office:value-type="float" office:value="0.000000000013172">
            <text:p>1.32E-011</text:p>
          </table:table-cell>
          <table:table-cell table:formula="of:=IF([.P537] &lt; [.L537];&quot;BETTER&quot;;IF([.P537]-2 &gt; [.L537]; &quot;WORSE&quot;;&quot;&quot;))">
            <text:p/>
          </table:table-cell>
          <table:table-cell table:formula="of:=IF([.R537] &lt; [.N537];&quot;BETTER&quot;;IF([.R537] &gt;[.N53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13172">
            <text:p>1.32E-011</text:p>
          </table:table-cell>
          <table:table-cell table:formula="of:=IF([.U537] &lt; [.P537];&quot;BETTER&quot;;IF([.U537]-2 &gt; [.P537]; &quot;WORSE&quot;;&quot;&quot;))">
            <text:p/>
          </table:table-cell>
          <table:table-cell table:formula="of:=IF([.W537] &lt; [.R537];&quot;BETTER&quot;;IF([.W537] &gt;[.R53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77937">
            <text:p>7.79E-013</text:p>
          </table:table-cell>
          <table:table-cell office:value-type="float" office:value="0.000000000013172">
            <text:p>1.32E-011</text:p>
          </table:table-cell>
          <table:table-cell table:formula="of:=IF([.Z537] &lt; [.U537];&quot;BETTER&quot;;IF([.Z537]-2 &gt; [.U537]; &quot;WORSE&quot;;&quot;&quot;))">
            <text:p/>
          </table:table-cell>
          <table:table-cell table:formula="of:=IF([.AB537] &lt; [.W537];&quot;BETTER&quot;;IF([.AB537] &gt;[.W537]*1.1;&quot;WORSE&quot;;&quot;&quot;))">
            <text:p/>
          </table:table-cell>
        </table:table-row>
        <table:table-row table:style-name="ro3">
          <table:table-cell/>
          <table:table-cell office:value-type="float" office:value="536">
            <text:p>536</text:p>
          </table:table-cell>
          <table:table-cell office:value-type="string">
            <text:p>3.59140914229522656e-01</text:p>
          </table:table-cell>
          <table:table-cell office:value-type="float" office:value="58">
            <text:p>58</text:p>
          </table:table-cell>
          <table:table-cell office:value-type="float" office:value="0.00000000000033294">
            <text:p>3.33E-013</text:p>
          </table:table-cell>
          <table:table-cell office:value-type="float" office:value="0.000000000082203">
            <text:p>8.22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33294">
            <text:p>3.33E-013</text:p>
          </table:table-cell>
          <table:table-cell office:value-type="float" office:value="0.000000000082203">
            <text:p>8.2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3229">
            <text:p>4.32E-012</text:p>
          </table:table-cell>
          <table:table-cell office:value-type="float" office:value="0.000000000082204">
            <text:p>8.2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3229">
            <text:p>4.32E-012</text:p>
          </table:table-cell>
          <table:table-cell office:value-type="float" office:value="0.000000000082204">
            <text:p>8.22E-011</text:p>
          </table:table-cell>
          <table:table-cell table:formula="of:=IF([.P538] &lt; [.L538];&quot;BETTER&quot;;IF([.P538]-2 &gt; [.L538]; &quot;WORSE&quot;;&quot;&quot;))">
            <text:p/>
          </table:table-cell>
          <table:table-cell table:formula="of:=IF([.R538] &lt; [.N538];&quot;BETTER&quot;;IF([.R538] &gt;[.N53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3228">
            <text:p>4.32E-012</text:p>
          </table:table-cell>
          <table:table-cell office:value-type="float" office:value="0.000000000082203">
            <text:p>8.22E-011</text:p>
          </table:table-cell>
          <table:table-cell table:formula="of:=IF([.U538] &lt; [.P538];&quot;BETTER&quot;;IF([.U538]-2 &gt; [.P538]; &quot;WORSE&quot;;&quot;&quot;))">
            <text:p/>
          </table:table-cell>
          <table:table-cell table:formula="of:=IF([.W538] &lt; [.R538];&quot;BETTER&quot;;IF([.W538] &gt;[.R538]*1.1;&quot;WORSE&quot;;&quot;&quot;))" office:value-type="string" office:string-value="BETTER">
            <text:p>BETTER</text:p>
          </table:table-cell>
          <table:table-cell office:value-type="float" office:value="74">
            <text:p>74</text:p>
          </table:table-cell>
          <table:table-cell office:value-type="float" office:value="0.0000000000043306">
            <text:p>4.33E-012</text:p>
          </table:table-cell>
          <table:table-cell office:value-type="float" office:value="0.000000000082203">
            <text:p>8.22E-011</text:p>
          </table:table-cell>
          <table:table-cell table:formula="of:=IF([.Z538] &lt; [.U538];&quot;BETTER&quot;;IF([.Z538]-2 &gt; [.U538]; &quot;WORSE&quot;;&quot;&quot;))">
            <text:p/>
          </table:table-cell>
          <table:table-cell table:formula="of:=IF([.AB538] &lt; [.W538];&quot;BETTER&quot;;IF([.AB538] &gt;[.W538]*1.1;&quot;WORSE&quot;;&quot;&quot;))">
            <text:p/>
          </table:table-cell>
        </table:table-row>
        <table:table-row table:style-name="ro3">
          <table:table-cell/>
          <table:table-cell office:value-type="float" office:value="537">
            <text:p>537</text:p>
          </table:table-cell>
          <table:table-cell office:value-type="string">
            <text:p>9.99999999999999889e-01</text:p>
          </table:table-cell>
          <table:table-cell office:value-type="float" office:value="56">
            <text:p>56</text:p>
          </table:table-cell>
          <table:table-cell office:value-type="float" office:value="0.0000000000040306">
            <text:p>4.03E-012</text:p>
          </table:table-cell>
          <table:table-cell office:value-type="float" office:value="0.00000000000028544">
            <text:p>2.85E-013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043162">
            <text:p>4.32E-012</text:p>
          </table:table-cell>
          <table:table-cell office:value-type="float" office:value="2.2204E-016">
            <text:p>2.22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1.1102E-016">
            <text:p>1.11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1.1102E-016">
            <text:p>1.11E-016</text:p>
          </table:table-cell>
          <table:table-cell table:formula="of:=IF([.P539] &lt; [.L539];&quot;BETTER&quot;;IF([.P539]-2 &gt; [.L539]; &quot;WORSE&quot;;&quot;&quot;))">
            <text:p/>
          </table:table-cell>
          <table:table-cell table:formula="of:=IF([.R539] &lt; [.N539];&quot;BETTER&quot;;IF([.R539] &gt;[.N53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1.1102E-016">
            <text:p>1.11E-016</text:p>
          </table:table-cell>
          <table:table-cell table:formula="of:=IF([.U539] &lt; [.P539];&quot;BETTER&quot;;IF([.U539]-2 &gt; [.P539]; &quot;WORSE&quot;;&quot;&quot;))">
            <text:p/>
          </table:table-cell>
          <table:table-cell table:formula="of:=IF([.W539] &lt; [.R539];&quot;BETTER&quot;;IF([.W539] &gt;[.R53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121E-024">
            <text:p>4.12E-024</text:p>
          </table:table-cell>
          <table:table-cell office:value-type="float" office:value="1.1102E-016">
            <text:p>1.11E-016</text:p>
          </table:table-cell>
          <table:table-cell table:formula="of:=IF([.Z539] &lt; [.U539];&quot;BETTER&quot;;IF([.Z539]-2 &gt; [.U539]; &quot;WORSE&quot;;&quot;&quot;))">
            <text:p/>
          </table:table-cell>
          <table:table-cell table:formula="of:=IF([.AB539] &lt; [.W539];&quot;BETTER&quot;;IF([.AB539] &gt;[.W539]*1.1;&quot;WORSE&quot;;&quot;&quot;))">
            <text:p/>
          </table:table-cell>
        </table:table-row>
        <table:table-row table:style-name="ro3">
          <table:table-cell/>
          <table:table-cell office:value-type="float" office:value="538">
            <text:p>538</text:p>
          </table:table-cell>
          <table:table-cell office:value-type="string">
            <text:p>7.00000000000000000e+01</text:p>
          </table:table-cell>
          <table:table-cell office:value-type="float" office:value="57">
            <text:p>57</text:p>
          </table:table-cell>
          <table:table-cell office:value-type="float" office:value="1.5226E-015">
            <text:p>1.52E-015</text:p>
          </table:table-cell>
          <table:table-cell office:value-type="float" office:value="2.0301E-016">
            <text:p>2.03E-016</text:p>
          </table:table-cell>
          <table:table-cell/>
          <table:table-cell office:value-type="float" office:value="57">
            <text:p>57</text:p>
          </table:table-cell>
          <table:table-cell office:value-type="float" office:value="1.5226E-015">
            <text:p>1.52E-015</text:p>
          </table:table-cell>
          <table:table-cell office:value-type="float" office:value="2.0301E-016">
            <text:p>2.03E-016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2558">
            <text:p>2.56E-012</text:p>
          </table:table-cell>
          <table:table-cell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2558">
            <text:p>2.56E-012</text:p>
          </table:table-cell>
          <table:table-cell office:value-type="float" office:value="0">
            <text:p>0.00E+000</text:p>
          </table:table-cell>
          <table:table-cell table:formula="of:=IF([.P540] &lt; [.L540];&quot;BETTER&quot;;IF([.P540]-2 &gt; [.L540]; &quot;WORSE&quot;;&quot;&quot;))">
            <text:p/>
          </table:table-cell>
          <table:table-cell table:formula="of:=IF([.R540] &lt; [.N540];&quot;BETTER&quot;;IF([.R540] &gt;[.N54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2558">
            <text:p>2.56E-012</text:p>
          </table:table-cell>
          <table:table-cell office:value-type="float" office:value="0">
            <text:p>0.00E+000</text:p>
          </table:table-cell>
          <table:table-cell table:formula="of:=IF([.U540] &lt; [.P540];&quot;BETTER&quot;;IF([.U540]-2 &gt; [.P540]; &quot;WORSE&quot;;&quot;&quot;))">
            <text:p/>
          </table:table-cell>
          <table:table-cell table:formula="of:=IF([.W540] &lt; [.R540];&quot;BETTER&quot;;IF([.W540] &gt;[.R54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5643">
            <text:p>5.64E-010</text:p>
          </table:table-cell>
          <table:table-cell office:value-type="float" office:value="0">
            <text:p>0.00E+000</text:p>
          </table:table-cell>
          <table:table-cell table:formula="of:=IF([.Z540] &lt; [.U540];&quot;BETTER&quot;;IF([.Z540]-2 &gt; [.U540]; &quot;WORSE&quot;;&quot;&quot;))">
            <text:p/>
          </table:table-cell>
          <table:table-cell table:formula="of:=IF([.AB540] &lt; [.W540];&quot;BETTER&quot;;IF([.AB540] &gt;[.W540]*1.1;&quot;WORSE&quot;;&quot;&quot;))">
            <text:p/>
          </table:table-cell>
        </table:table-row>
        <table:table-row table:style-name="ro3">
          <table:table-cell/>
          <table:table-cell office:value-type="float" office:value="539">
            <text:p>539</text:p>
          </table:table-cell>
          <table:table-cell office:value-type="string">
            <text:p>1.77245385090551588e+00</text:p>
          </table:table-cell>
          <table:table-cell office:value-type="float" office:value="45">
            <text:p>45</text:p>
          </table:table-cell>
          <table:table-cell office:value-type="float" office:value="0.00000000010214">
            <text:p>1.02E-010</text:p>
          </table:table-cell>
          <table:table-cell office:value-type="float" office:value="0.00000000000068864">
            <text:p>6.89E-013</text:p>
          </table:table-cell>
          <table:table-cell/>
          <table:table-cell office:value-type="float" office:value="47">
            <text:p>47</text:p>
          </table:table-cell>
          <table:table-cell office:value-type="float" office:value="0.000000000099727">
            <text:p>9.97E-011</text:p>
          </table:table-cell>
          <table:table-cell office:value-type="float" office:value="0.0000000000031019">
            <text:p>3.10E-012</text:p>
          </table:table-cell>
          <table:table-cell/>
          <table:table-cell office:value-type="float" office:value="407">
            <text:p>407</text:p>
          </table:table-cell>
          <table:table-cell office:value-type="float" office:value="1.3323E-015">
            <text:p>1.33E-015</text:p>
          </table:table-cell>
          <table:table-cell office:value-type="float" office:value="0.000000000003112">
            <text:p>3.11E-012</text:p>
          </table:table-cell>
          <table:table-cell/>
          <table:table-cell office:value-type="float" office:value="407">
            <text:p>407</text:p>
          </table:table-cell>
          <table:table-cell office:value-type="float" office:value="1.3323E-015">
            <text:p>1.33E-015</text:p>
          </table:table-cell>
          <table:table-cell office:value-type="float" office:value="0.000000000003112">
            <text:p>3.11E-012</text:p>
          </table:table-cell>
          <table:table-cell table:formula="of:=IF([.P541] &lt; [.L541];&quot;BETTER&quot;;IF([.P541]-2 &gt; [.L541]; &quot;WORSE&quot;;&quot;&quot;))">
            <text:p/>
          </table:table-cell>
          <table:table-cell table:formula="of:=IF([.R541] &lt; [.N541];&quot;BETTER&quot;;IF([.R541] &gt;[.N541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1.3323E-015">
            <text:p>1.33E-015</text:p>
          </table:table-cell>
          <table:table-cell office:value-type="float" office:value="0.000000000003112">
            <text:p>3.11E-012</text:p>
          </table:table-cell>
          <table:table-cell table:formula="of:=IF([.U541] &lt; [.P541];&quot;BETTER&quot;;IF([.U541]-2 &gt; [.P541]; &quot;WORSE&quot;;&quot;&quot;))">
            <text:p/>
          </table:table-cell>
          <table:table-cell table:formula="of:=IF([.W541] &lt; [.R541];&quot;BETTER&quot;;IF([.W541] &gt;[.R541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1.3323E-015">
            <text:p>1.33E-015</text:p>
          </table:table-cell>
          <table:table-cell office:value-type="float" office:value="0.000000000003112">
            <text:p>3.11E-012</text:p>
          </table:table-cell>
          <table:table-cell table:formula="of:=IF([.Z541] &lt; [.U541];&quot;BETTER&quot;;IF([.Z541]-2 &gt; [.U541]; &quot;WORSE&quot;;&quot;&quot;))">
            <text:p/>
          </table:table-cell>
          <table:table-cell table:formula="of:=IF([.AB541] &lt; [.W541];&quot;BETTER&quot;;IF([.AB541] &gt;[.W541]*1.1;&quot;WORSE&quot;;&quot;&quot;))">
            <text:p/>
          </table:table-cell>
        </table:table-row>
        <table:table-row table:style-name="ro3">
          <table:table-cell/>
          <table:table-cell office:value-type="float" office:value="540">
            <text:p>540</text:p>
          </table:table-cell>
          <table:table-cell office:value-type="string">
            <text:p>2.49999999999999944e-01</text:p>
          </table:table-cell>
          <table:table-cell office:value-type="float" office:value="58">
            <text:p>58</text:p>
          </table:table-cell>
          <table:table-cell office:value-type="float" office:value="0.00000000000013722">
            <text:p>1.37E-013</text:p>
          </table:table-cell>
          <table:table-cell office:value-type="float" office:value="8.8818E-016">
            <text:p>8.88E-016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3722">
            <text:p>1.37E-013</text:p>
          </table:table-cell>
          <table:table-cell office:value-type="float" office:value="8.8818E-016">
            <text:p>8.88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4551">
            <text:p>2.46E-011</text:p>
          </table:table-cell>
          <table:table-cell office:value-type="float" office:value="2.2204E-016">
            <text:p>2.22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4551">
            <text:p>2.46E-011</text:p>
          </table:table-cell>
          <table:table-cell office:value-type="float" office:value="2.2204E-016">
            <text:p>2.22E-016</text:p>
          </table:table-cell>
          <table:table-cell table:formula="of:=IF([.P542] &lt; [.L542];&quot;BETTER&quot;;IF([.P542]-2 &gt; [.L542]; &quot;WORSE&quot;;&quot;&quot;))">
            <text:p/>
          </table:table-cell>
          <table:table-cell table:formula="of:=IF([.R542] &lt; [.N542];&quot;BETTER&quot;;IF([.R542] &gt;[.N54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4551">
            <text:p>2.46E-011</text:p>
          </table:table-cell>
          <table:table-cell office:value-type="float" office:value="0">
            <text:p>0.00E+000</text:p>
          </table:table-cell>
          <table:table-cell table:formula="of:=IF([.U542] &lt; [.P542];&quot;BETTER&quot;;IF([.U542]-2 &gt; [.P542]; &quot;WORSE&quot;;&quot;&quot;))">
            <text:p/>
          </table:table-cell>
          <table:table-cell table:formula="of:=IF([.W542] &lt; [.R542];&quot;BETTER&quot;;IF([.W542] &gt;[.R542]*1.1;&quot;WORSE&quot;;&quot;&quot;))" office:value-type="string" office:string-value="BETTER">
            <text:p>BETTER</text:p>
          </table:table-cell>
          <table:table-cell office:value-type="float" office:value="74">
            <text:p>74</text:p>
          </table:table-cell>
          <table:table-cell office:value-type="float" office:value="0.000000000024563">
            <text:p>2.46E-011</text:p>
          </table:table-cell>
          <table:table-cell office:value-type="float" office:value="0">
            <text:p>0.00E+000</text:p>
          </table:table-cell>
          <table:table-cell table:formula="of:=IF([.Z542] &lt; [.U542];&quot;BETTER&quot;;IF([.Z542]-2 &gt; [.U542]; &quot;WORSE&quot;;&quot;&quot;))">
            <text:p/>
          </table:table-cell>
          <table:table-cell table:formula="of:=IF([.AB542] &lt; [.W542];&quot;BETTER&quot;;IF([.AB542] &gt;[.W542]*1.1;&quot;WORSE&quot;;&quot;&quot;))">
            <text:p/>
          </table:table-cell>
        </table:table-row>
        <table:table-row table:style-name="ro3">
          <table:table-cell/>
          <table:table-cell office:value-type="float" office:value="541">
            <text:p>541</text:p>
          </table:table-cell>
          <table:table-cell office:value-type="string">
            <text:p>1.42857142857142710e-01</text:p>
          </table:table-cell>
          <table:table-cell office:value-type="float" office:value="58">
            <text:p>58</text:p>
          </table:table-cell>
          <table:table-cell office:value-type="float" office:value="0.0000000000086136">
            <text:p>8.61E-012</text:p>
          </table:table-cell>
          <table:table-cell office:value-type="float" office:value="0.0000000003">
            <text:p>3.00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86136">
            <text:p>8.61E-012</text:p>
          </table:table-cell>
          <table:table-cell office:value-type="float" office:value="0.0000000003">
            <text:p>3.0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3">
            <text:p>3.0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3">
            <text:p>3.00E-010</text:p>
          </table:table-cell>
          <table:table-cell table:formula="of:=IF([.P543] &lt; [.L543];&quot;BETTER&quot;;IF([.P543]-2 &gt; [.L543]; &quot;WORSE&quot;;&quot;&quot;))">
            <text:p/>
          </table:table-cell>
          <table:table-cell table:formula="of:=IF([.R543] &lt; [.N543];&quot;BETTER&quot;;IF([.R543] &gt;[.N54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3267E-017">
            <text:p>8.33E-017</text:p>
          </table:table-cell>
          <table:table-cell office:value-type="float" office:value="0.0000000003">
            <text:p>3.00E-010</text:p>
          </table:table-cell>
          <table:table-cell table:formula="of:=IF([.U543] &lt; [.P543];&quot;BETTER&quot;;IF([.U543]-2 &gt; [.P543]; &quot;WORSE&quot;;&quot;&quot;))">
            <text:p/>
          </table:table-cell>
          <table:table-cell table:formula="of:=IF([.W543] &lt; [.R543];&quot;BETTER&quot;;IF([.W543] &gt;[.R54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94094">
            <text:p>9.41E-014</text:p>
          </table:table-cell>
          <table:table-cell office:value-type="float" office:value="0.0000000003">
            <text:p>3.00E-010</text:p>
          </table:table-cell>
          <table:table-cell table:formula="of:=IF([.Z543] &lt; [.U543];&quot;BETTER&quot;;IF([.Z543]-2 &gt; [.U543]; &quot;WORSE&quot;;&quot;&quot;))">
            <text:p/>
          </table:table-cell>
          <table:table-cell table:formula="of:=IF([.AB543] &lt; [.W543];&quot;BETTER&quot;;IF([.AB543] &gt;[.W543]*1.1;&quot;WORSE&quot;;&quot;&quot;))">
            <text:p/>
          </table:table-cell>
        </table:table-row>
        <table:table-row table:style-name="ro3">
          <table:table-cell/>
          <table:table-cell office:value-type="float" office:value="542">
            <text:p>542</text:p>
          </table:table-cell>
          <table:table-cell office:value-type="string">
            <text:p>9.09090909090908145e-02</text:p>
          </table:table-cell>
          <table:table-cell office:value-type="float" office:value="58">
            <text:p>58</text:p>
          </table:table-cell>
          <table:table-cell office:value-type="float" office:value="0.00000000019805">
            <text:p>1.98E-010</text:p>
          </table:table-cell>
          <table:table-cell office:value-type="float" office:value="0.000000000099997">
            <text:p>1.00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19805">
            <text:p>1.98E-010</text:p>
          </table:table-cell>
          <table:table-cell office:value-type="float" office:value="0.000000000099997">
            <text:p>1.0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099999">
            <text:p>1.0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099999">
            <text:p>1.00E-010</text:p>
          </table:table-cell>
          <table:table-cell table:formula="of:=IF([.P544] &lt; [.L544];&quot;BETTER&quot;;IF([.P544]-2 &gt; [.L544]; &quot;WORSE&quot;;&quot;&quot;))">
            <text:p/>
          </table:table-cell>
          <table:table-cell table:formula="of:=IF([.R544] &lt; [.N544];&quot;BETTER&quot;;IF([.R544] &gt;[.N54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3267E-017">
            <text:p>8.33E-017</text:p>
          </table:table-cell>
          <table:table-cell office:value-type="float" office:value="0.000000000099999">
            <text:p>1.00E-010</text:p>
          </table:table-cell>
          <table:table-cell table:formula="of:=IF([.U544] &lt; [.P544];&quot;BETTER&quot;;IF([.U544]-2 &gt; [.P544]; &quot;WORSE&quot;;&quot;&quot;))">
            <text:p/>
          </table:table-cell>
          <table:table-cell table:formula="of:=IF([.W544] &lt; [.R544];&quot;BETTER&quot;;IF([.W544] &gt;[.R54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94094">
            <text:p>9.41E-014</text:p>
          </table:table-cell>
          <table:table-cell office:value-type="float" office:value="0.000000000099999">
            <text:p>1.00E-010</text:p>
          </table:table-cell>
          <table:table-cell table:formula="of:=IF([.Z544] &lt; [.U544];&quot;BETTER&quot;;IF([.Z544]-2 &gt; [.U544]; &quot;WORSE&quot;;&quot;&quot;))">
            <text:p/>
          </table:table-cell>
          <table:table-cell table:formula="of:=IF([.AB544] &lt; [.W544];&quot;BETTER&quot;;IF([.AB544] &gt;[.W544]*1.1;&quot;WORSE&quot;;&quot;&quot;))">
            <text:p/>
          </table:table-cell>
        </table:table-row>
        <table:table-row table:style-name="ro3">
          <table:table-cell/>
          <table:table-cell office:value-type="float" office:value="543">
            <text:p>543</text:p>
          </table:table-cell>
          <table:table-cell office:value-type="string">
            <text:p>2.22222222222222210e-01</text:p>
          </table:table-cell>
          <table:table-cell office:value-type="float" office:value="58">
            <text:p>58</text:p>
          </table:table-cell>
          <table:table-cell office:value-type="float" office:value="0.00000000000049173">
            <text:p>4.92E-013</text:p>
          </table:table-cell>
          <table:table-cell office:value-type="float" office:value="0.000000000099999">
            <text:p>1.00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49173">
            <text:p>4.92E-013</text:p>
          </table:table-cell>
          <table:table-cell office:value-type="float" office:value="0.000000000099999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2716">
            <text:p>1.27E-010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2716">
            <text:p>1.27E-010</text:p>
          </table:table-cell>
          <table:table-cell office:value-type="float" office:value="0.0000000001">
            <text:p>1.00E-010</text:p>
          </table:table-cell>
          <table:table-cell table:formula="of:=IF([.P545] &lt; [.L545];&quot;BETTER&quot;;IF([.P545]-2 &gt; [.L545]; &quot;WORSE&quot;;&quot;&quot;))">
            <text:p/>
          </table:table-cell>
          <table:table-cell table:formula="of:=IF([.R545] &lt; [.N545];&quot;BETTER&quot;;IF([.R545] &gt;[.N54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2716">
            <text:p>1.27E-010</text:p>
          </table:table-cell>
          <table:table-cell office:value-type="float" office:value="0.0000000001">
            <text:p>1.00E-010</text:p>
          </table:table-cell>
          <table:table-cell table:formula="of:=IF([.U545] &lt; [.P545];&quot;BETTER&quot;;IF([.U545]-2 &gt; [.P545]; &quot;WORSE&quot;;&quot;&quot;))">
            <text:p/>
          </table:table-cell>
          <table:table-cell table:formula="of:=IF([.W545] &lt; [.R545];&quot;BETTER&quot;;IF([.W545] &gt;[.R54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2717">
            <text:p>1.27E-010</text:p>
          </table:table-cell>
          <table:table-cell office:value-type="float" office:value="0.0000000001">
            <text:p>1.00E-010</text:p>
          </table:table-cell>
          <table:table-cell table:formula="of:=IF([.Z545] &lt; [.U545];&quot;BETTER&quot;;IF([.Z545]-2 &gt; [.U545]; &quot;WORSE&quot;;&quot;&quot;))">
            <text:p/>
          </table:table-cell>
          <table:table-cell table:formula="of:=IF([.AB545] &lt; [.W545];&quot;BETTER&quot;;IF([.AB545] &gt;[.W545]*1.1;&quot;WORSE&quot;;&quot;&quot;))">
            <text:p/>
          </table:table-cell>
        </table:table-row>
        <table:table-row table:style-name="ro3">
          <table:table-cell/>
          <table:table-cell office:value-type="float" office:value="544">
            <text:p>544</text:p>
          </table:table-cell>
          <table:table-cell office:value-type="string">
            <text:p>1.11072073454214326e+00</text:p>
          </table:table-cell>
          <table:table-cell office:value-type="float" office:value="58">
            <text:p>58</text:p>
          </table:table-cell>
          <table:table-cell office:value-type="float" office:value="0.000000000020881">
            <text:p>2.09E-011</text:p>
          </table:table-cell>
          <table:table-cell office:value-type="float" office:value="0.000000000037942">
            <text:p>3.79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20881">
            <text:p>2.09E-011</text:p>
          </table:table-cell>
          <table:table-cell office:value-type="float" office:value="0.000000000037942">
            <text:p>3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5">
            <text:p>1.74E-015</text:p>
          </table:table-cell>
          <table:table-cell office:value-type="float" office:value="0.000000000037942">
            <text:p>3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5">
            <text:p>1.74E-015</text:p>
          </table:table-cell>
          <table:table-cell office:value-type="float" office:value="0.000000000037942">
            <text:p>3.79E-011</text:p>
          </table:table-cell>
          <table:table-cell table:formula="of:=IF([.P546] &lt; [.L546];&quot;BETTER&quot;;IF([.P546]-2 &gt; [.L546]; &quot;WORSE&quot;;&quot;&quot;))">
            <text:p/>
          </table:table-cell>
          <table:table-cell table:formula="of:=IF([.R546] &lt; [.N546];&quot;BETTER&quot;;IF([.R546] &gt;[.N54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7439E-015">
            <text:p>1.74E-015</text:p>
          </table:table-cell>
          <table:table-cell office:value-type="float" office:value="0.000000000037942">
            <text:p>3.79E-011</text:p>
          </table:table-cell>
          <table:table-cell table:formula="of:=IF([.U546] &lt; [.P546];&quot;BETTER&quot;;IF([.U546]-2 &gt; [.P546]; &quot;WORSE&quot;;&quot;&quot;))">
            <text:p/>
          </table:table-cell>
          <table:table-cell table:formula="of:=IF([.W546] &lt; [.R546];&quot;BETTER&quot;;IF([.W546] &gt;[.R54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75579">
            <text:p>7.56E-014</text:p>
          </table:table-cell>
          <table:table-cell office:value-type="float" office:value="0.000000000037942">
            <text:p>3.79E-011</text:p>
          </table:table-cell>
          <table:table-cell table:formula="of:=IF([.Z546] &lt; [.U546];&quot;BETTER&quot;;IF([.Z546]-2 &gt; [.U546]; &quot;WORSE&quot;;&quot;&quot;))">
            <text:p/>
          </table:table-cell>
          <table:table-cell table:formula="of:=IF([.AB546] &lt; [.W546];&quot;BETTER&quot;;IF([.AB546] &gt;[.W546]*1.1;&quot;WORSE&quot;;&quot;&quot;))">
            <text:p/>
          </table:table-cell>
        </table:table-row>
        <table:table-row table:style-name="ro3">
          <table:table-cell/>
          <table:table-cell office:value-type="float" office:value="545">
            <text:p>545</text:p>
          </table:table-cell>
          <table:table-cell office:value-type="string">
            <text:p>-3.29861111111111105e-01</text:p>
          </table:table-cell>
          <table:table-cell office:value-type="float" office:value="59">
            <text:p>59</text:p>
          </table:table-cell>
          <table:table-cell office:value-type="float" office:value="0.000000000033239">
            <text:p>3.32E-011</text:p>
          </table:table-cell>
          <table:table-cell office:value-type="float" office:value="0.000000000033681">
            <text:p>3.37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33239">
            <text:p>3.32E-011</text:p>
          </table:table-cell>
          <table:table-cell office:value-type="float" office:value="0.000000000033681">
            <text:p>3.3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033684">
            <text:p>3.3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033684">
            <text:p>3.37E-011</text:p>
          </table:table-cell>
          <table:table-cell table:formula="of:=IF([.P547] &lt; [.L547];&quot;BETTER&quot;;IF([.P547]-2 &gt; [.L547]; &quot;WORSE&quot;;&quot;&quot;))">
            <text:p/>
          </table:table-cell>
          <table:table-cell table:formula="of:=IF([.R547] &lt; [.N547];&quot;BETTER&quot;;IF([.R547] &gt;[.N54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033684">
            <text:p>3.37E-011</text:p>
          </table:table-cell>
          <table:table-cell table:formula="of:=IF([.U547] &lt; [.P547];&quot;BETTER&quot;;IF([.U547]-2 &gt; [.P547]; &quot;WORSE&quot;;&quot;&quot;))">
            <text:p/>
          </table:table-cell>
          <table:table-cell table:formula="of:=IF([.W547] &lt; [.R547];&quot;BETTER&quot;;IF([.W547] &gt;[.R54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033684">
            <text:p>3.37E-011</text:p>
          </table:table-cell>
          <table:table-cell table:formula="of:=IF([.Z547] &lt; [.U547];&quot;BETTER&quot;;IF([.Z547]-2 &gt; [.U547]; &quot;WORSE&quot;;&quot;&quot;))">
            <text:p/>
          </table:table-cell>
          <table:table-cell table:formula="of:=IF([.AB547] &lt; [.W547];&quot;BETTER&quot;;IF([.AB547] &gt;[.W547]*1.1;&quot;WORSE&quot;;&quot;&quot;))">
            <text:p/>
          </table:table-cell>
        </table:table-row>
        <table:table-row table:style-name="ro3">
          <table:table-cell/>
          <table:table-cell office:value-type="float" office:value="546">
            <text:p>546</text:p>
          </table:table-cell>
          <table:table-cell office:value-type="string">
            <text:p>2.49999997597549111e+07</text:p>
          </table:table-cell>
          <table:table-cell office:value-type="float" office:value="115">
            <text:p>115</text:p>
          </table:table-cell>
          <table:table-cell office:value-type="float" office:value="0.0000000020871">
            <text:p>2.09E-009</text:p>
          </table:table-cell>
          <table:table-cell office:value-type="float" office:value="0.00000000000049725">
            <text:p>4.97E-013</text:p>
          </table:table-cell>
          <table:table-cell/>
          <table:table-cell office:value-type="float" office:value="227">
            <text:p>227</text:p>
          </table:table-cell>
          <table:table-cell office:value-type="float" office:value="0.0000000000052619">
            <text:p>5.26E-012</text:p>
          </table:table-cell>
          <table:table-cell office:value-type="float" office:value="0.0000000000057103">
            <text:p>5.71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4.4703E-016">
            <text:p>4.47E-016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4.4703E-016">
            <text:p>4.47E-016</text:p>
          </table:table-cell>
          <table:table-cell table:formula="of:=IF([.P548] &lt; [.L548];&quot;BETTER&quot;;IF([.P548]-2 &gt; [.L548]; &quot;WORSE&quot;;&quot;&quot;))">
            <text:p/>
          </table:table-cell>
          <table:table-cell table:formula="of:=IF([.R548] &lt; [.N548];&quot;BETTER&quot;;IF([.R548] &gt;[.N54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4.4703E-016">
            <text:p>4.47E-016</text:p>
          </table:table-cell>
          <table:table-cell table:formula="of:=IF([.U548] &lt; [.P548];&quot;BETTER&quot;;IF([.U548]-2 &gt; [.P548]; &quot;WORSE&quot;;&quot;&quot;))">
            <text:p/>
          </table:table-cell>
          <table:table-cell table:formula="of:=IF([.W548] &lt; [.R548];&quot;BETTER&quot;;IF([.W548] &gt;[.R54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31703">
            <text:p>3.17E-014</text:p>
          </table:table-cell>
          <table:table-cell office:value-type="float" office:value="4.4703E-016">
            <text:p>4.47E-016</text:p>
          </table:table-cell>
          <table:table-cell table:formula="of:=IF([.Z548] &lt; [.U548];&quot;BETTER&quot;;IF([.Z548]-2 &gt; [.U548]; &quot;WORSE&quot;;&quot;&quot;))">
            <text:p/>
          </table:table-cell>
          <table:table-cell table:formula="of:=IF([.AB548] &lt; [.W548];&quot;BETTER&quot;;IF([.AB548] &gt;[.W548]*1.1;&quot;WORSE&quot;;&quot;&quot;))">
            <text:p/>
          </table:table-cell>
        </table:table-row>
        <table:table-row table:style-name="ro3">
          <table:table-cell/>
          <table:table-cell office:value-type="float" office:value="547">
            <text:p>547</text:p>
          </table:table-cell>
          <table:table-cell office:value-type="string">
            <text:p>4.99363381076456725e-01</text:p>
          </table:table-cell>
          <table:table-cell office:value-type="float" office:value="223">
            <text:p>223</text:p>
          </table:table-cell>
          <table:table-cell office:value-type="float" office:value="0.00000000019571">
            <text:p>1.96E-010</text:p>
          </table:table-cell>
          <table:table-cell office:value-type="float" office:value="0.000000000076698">
            <text:p>7.67E-011</text:p>
          </table:table-cell>
          <table:table-cell/>
          <table:table-cell office:value-type="float" office:value="227">
            <text:p>227</text:p>
          </table:table-cell>
          <table:table-cell office:value-type="float" office:value="0.00000000017075">
            <text:p>1.71E-010</text:p>
          </table:table-cell>
          <table:table-cell office:value-type="float" office:value="0.000000000051697">
            <text:p>5.17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7">
            <text:p>4.71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7">
            <text:p>4.71E-011</text:p>
          </table:table-cell>
          <table:table-cell table:formula="of:=IF([.P549] &lt; [.L549];&quot;BETTER&quot;;IF([.P549]-2 &gt; [.L549]; &quot;WORSE&quot;;&quot;&quot;))">
            <text:p/>
          </table:table-cell>
          <table:table-cell table:formula="of:=IF([.R549] &lt; [.N549];&quot;BETTER&quot;;IF([.R549] &gt;[.N54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7">
            <text:p>4.71E-011</text:p>
          </table:table-cell>
          <table:table-cell table:formula="of:=IF([.U549] &lt; [.P549];&quot;BETTER&quot;;IF([.U549]-2 &gt; [.P549]; &quot;WORSE&quot;;&quot;&quot;))">
            <text:p/>
          </table:table-cell>
          <table:table-cell table:formula="of:=IF([.W549] &lt; [.R549];&quot;BETTER&quot;;IF([.W549] &gt;[.R54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7">
            <text:p>4.71E-011</text:p>
          </table:table-cell>
          <table:table-cell table:formula="of:=IF([.Z549] &lt; [.U549];&quot;BETTER&quot;;IF([.Z549]-2 &gt; [.U549]; &quot;WORSE&quot;;&quot;&quot;))">
            <text:p/>
          </table:table-cell>
          <table:table-cell table:formula="of:=IF([.AB549] &lt; [.W549];&quot;BETTER&quot;;IF([.AB549] &gt;[.W549]*1.1;&quot;WORSE&quot;;&quot;&quot;))">
            <text:p/>
          </table:table-cell>
        </table:table-row>
        <table:table-row table:style-name="ro3">
          <table:table-cell/>
          <table:table-cell office:value-type="float" office:value="548">
            <text:p>548</text:p>
          </table:table-cell>
          <table:table-cell office:value-type="string">
            <text:p>9.09863753916741527e-03</text:p>
          </table:table-cell>
          <table:table-cell office:value-type="float" office:value="367">
            <text:p>367</text:p>
          </table:table-cell>
          <table:table-cell office:value-type="float" office:value="0.0000000001745">
            <text:p>1.75E-010</text:p>
          </table:table-cell>
          <table:table-cell office:value-type="float" office:value="0.000000004062">
            <text:p>4.06E-009</text:p>
          </table:table-cell>
          <table:table-cell/>
          <table:table-cell office:value-type="float" office:value="373">
            <text:p>373</text:p>
          </table:table-cell>
          <table:table-cell office:value-type="float" office:value="0.000000000020571">
            <text:p>2.06E-011</text:p>
          </table:table-cell>
          <table:table-cell office:value-type="float" office:value="0.0000000042739">
            <text:p>4.27E-009</text:p>
          </table:table-cell>
          <table:table-cell/>
          <table:table-cell office:value-type="float" office:value="812">
            <text:p>812</text:p>
          </table:table-cell>
          <table:table-cell office:value-type="float" office:value="2.7322E-016">
            <text:p>2.73E-016</text:p>
          </table:table-cell>
          <table:table-cell office:value-type="float" office:value="0.0000000043048">
            <text:p>4.30E-009</text:p>
          </table:table-cell>
          <table:table-cell/>
          <table:table-cell office:value-type="float" office:value="814">
            <text:p>814</text:p>
          </table:table-cell>
          <table:table-cell office:value-type="float" office:value="2.7322E-016">
            <text:p>2.73E-016</text:p>
          </table:table-cell>
          <table:table-cell office:value-type="float" office:value="0.0000000043048">
            <text:p>4.30E-009</text:p>
          </table:table-cell>
          <table:table-cell table:formula="of:=IF([.P550] &lt; [.L550];&quot;BETTER&quot;;IF([.P550]-2 &gt; [.L550]; &quot;WORSE&quot;;&quot;&quot;))">
            <text:p/>
          </table:table-cell>
          <table:table-cell table:formula="of:=IF([.R550] &lt; [.N550];&quot;BETTER&quot;;IF([.R550] &gt;[.N550]*1.1;&quot;WORSE&quot;;&quot;&quot;))">
            <text:p/>
          </table:table-cell>
          <table:table-cell office:value-type="float" office:value="814">
            <text:p>814</text:p>
          </table:table-cell>
          <table:table-cell office:value-type="float" office:value="2.7322E-016">
            <text:p>2.73E-016</text:p>
          </table:table-cell>
          <table:table-cell office:value-type="float" office:value="0.0000000043048">
            <text:p>4.30E-009</text:p>
          </table:table-cell>
          <table:table-cell table:formula="of:=IF([.U550] &lt; [.P550];&quot;BETTER&quot;;IF([.U550]-2 &gt; [.P550]; &quot;WORSE&quot;;&quot;&quot;))">
            <text:p/>
          </table:table-cell>
          <table:table-cell table:formula="of:=IF([.W550] &lt; [.R550];&quot;BETTER&quot;;IF([.W550] &gt;[.R550]*1.1;&quot;WORSE&quot;;&quot;&quot;))">
            <text:p/>
          </table:table-cell>
          <table:table-cell office:value-type="float" office:value="812">
            <text:p>812</text:p>
          </table:table-cell>
          <table:table-cell office:value-type="float" office:value="2.7322E-016">
            <text:p>2.73E-016</text:p>
          </table:table-cell>
          <table:table-cell office:value-type="float" office:value="0.0000000043048">
            <text:p>4.30E-009</text:p>
          </table:table-cell>
          <table:table-cell table:formula="of:=IF([.Z550] &lt; [.U550];&quot;BETTER&quot;;IF([.Z550]-2 &gt; [.U550]; &quot;WORSE&quot;;&quot;&quot;))" office:value-type="string" office:string-value="BETTER">
            <text:p>BETTER</text:p>
          </table:table-cell>
          <table:table-cell table:formula="of:=IF([.AB550] &lt; [.W550];&quot;BETTER&quot;;IF([.AB550] &gt;[.W550]*1.1;&quot;WORSE&quot;;&quot;&quot;))">
            <text:p/>
          </table:table-cell>
        </table:table-row>
        <table:table-row table:style-name="ro3">
          <table:table-cell/>
          <table:table-cell office:value-type="float" office:value="549">
            <text:p>549</text:p>
          </table:table-cell>
          <table:table-cell office:value-type="string">
            <text:p>-2.35619449019234573e+00</text:p>
          </table:table-cell>
          <table:table-cell office:value-type="float" office:value="95">
            <text:p>95</text:p>
          </table:table-cell>
          <table:table-cell office:value-type="float" office:value="0.0000000000012941">
            <text:p>1.29E-012</text:p>
          </table:table-cell>
          <table:table-cell office:value-type="float" office:value="0.0000000000045453">
            <text:p>4.55E-012</text:p>
          </table:table-cell>
          <table:table-cell/>
          <table:table-cell office:value-type="float" office:value="99">
            <text:p>99</text:p>
          </table:table-cell>
          <table:table-cell office:value-type="float" office:value="0.000000000000014211">
            <text:p>1.42E-014</text:p>
          </table:table-cell>
          <table:table-cell office:value-type="float" office:value="0.0000000000032656">
            <text:p>3.27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2.0927E-015">
            <text:p>2.09E-015</text:p>
          </table:table-cell>
          <table:table-cell office:value-type="float" office:value="0.0000000000032486">
            <text:p>3.25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2.0927E-015">
            <text:p>2.09E-015</text:p>
          </table:table-cell>
          <table:table-cell office:value-type="float" office:value="0.0000000000032486">
            <text:p>3.25E-012</text:p>
          </table:table-cell>
          <table:table-cell table:formula="of:=IF([.P551] &lt; [.L551];&quot;BETTER&quot;;IF([.P551]-2 &gt; [.L551]; &quot;WORSE&quot;;&quot;&quot;))">
            <text:p/>
          </table:table-cell>
          <table:table-cell table:formula="of:=IF([.R551] &lt; [.N551];&quot;BETTER&quot;;IF([.R551] &gt;[.N55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2.0927E-015">
            <text:p>2.09E-015</text:p>
          </table:table-cell>
          <table:table-cell office:value-type="float" office:value="0.0000000000032486">
            <text:p>3.25E-012</text:p>
          </table:table-cell>
          <table:table-cell table:formula="of:=IF([.U551] &lt; [.P551];&quot;BETTER&quot;;IF([.U551]-2 &gt; [.P551]; &quot;WORSE&quot;;&quot;&quot;))">
            <text:p/>
          </table:table-cell>
          <table:table-cell table:formula="of:=IF([.W551] &lt; [.R551];&quot;BETTER&quot;;IF([.W551] &gt;[.R55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2.0927E-015">
            <text:p>2.09E-015</text:p>
          </table:table-cell>
          <table:table-cell office:value-type="float" office:value="0.0000000000032486">
            <text:p>3.25E-012</text:p>
          </table:table-cell>
          <table:table-cell table:formula="of:=IF([.Z551] &lt; [.U551];&quot;BETTER&quot;;IF([.Z551]-2 &gt; [.U551]; &quot;WORSE&quot;;&quot;&quot;))">
            <text:p/>
          </table:table-cell>
          <table:table-cell table:formula="of:=IF([.AB551] &lt; [.W551];&quot;BETTER&quot;;IF([.AB551] &gt;[.W551]*1.1;&quot;WORSE&quot;;&quot;&quot;))">
            <text:p/>
          </table:table-cell>
        </table:table-row>
        <table:table-row table:style-name="ro3">
          <table:table-cell/>
          <table:table-cell office:value-type="float" office:value="550">
            <text:p>550</text:p>
          </table:table-cell>
          <table:table-cell office:value-type="string">
            <text:p>3.55065933151773483e-01</text:p>
          </table:table-cell>
          <table:table-cell office:value-type="float" office:value="49">
            <text:p>49</text:p>
          </table:table-cell>
          <table:table-cell office:value-type="float" office:value="0.000000000000070353">
            <text:p>7.04E-014</text:p>
          </table:table-cell>
          <table:table-cell office:value-type="float" office:value="0.00000000014571">
            <text:p>1.46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029079">
            <text:p>2.91E-014</text:p>
          </table:table-cell>
          <table:table-cell office:value-type="float" office:value="0.00000000014581">
            <text:p>1.46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4581">
            <text:p>1.46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4581">
            <text:p>1.46E-010</text:p>
          </table:table-cell>
          <table:table-cell table:formula="of:=IF([.P552] &lt; [.L552];&quot;BETTER&quot;;IF([.P552]-2 &gt; [.L552]; &quot;WORSE&quot;;&quot;&quot;))">
            <text:p/>
          </table:table-cell>
          <table:table-cell table:formula="of:=IF([.R552] &lt; [.N552];&quot;BETTER&quot;;IF([.R552] &gt;[.N55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4581">
            <text:p>1.46E-010</text:p>
          </table:table-cell>
          <table:table-cell table:formula="of:=IF([.U552] &lt; [.P552];&quot;BETTER&quot;;IF([.U552]-2 &gt; [.P552]; &quot;WORSE&quot;;&quot;&quot;))">
            <text:p/>
          </table:table-cell>
          <table:table-cell table:formula="of:=IF([.W552] &lt; [.R552];&quot;BETTER&quot;;IF([.W552] &gt;[.R55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4581">
            <text:p>1.46E-010</text:p>
          </table:table-cell>
          <table:table-cell table:formula="of:=IF([.Z552] &lt; [.U552];&quot;BETTER&quot;;IF([.Z552]-2 &gt; [.U552]; &quot;WORSE&quot;;&quot;&quot;))">
            <text:p/>
          </table:table-cell>
          <table:table-cell table:formula="of:=IF([.AB552] &lt; [.W552];&quot;BETTER&quot;;IF([.AB552] &gt;[.W552]*1.1;&quot;WORSE&quot;;&quot;&quot;))">
            <text:p/>
          </table:table-cell>
        </table:table-row>
        <table:table-row table:style-name="ro3">
          <table:table-cell/>
          <table:table-cell office:value-type="float" office:value="551">
            <text:p>551</text:p>
          </table:table-cell>
          <table:table-cell office:value-type="string">
            <text:p>EXCEPTION!!</text:p>
          </table:table-cell>
          <table:table-cell office:value-type="float" office:value="389">
            <text:p>389</text:p>
          </table:table-cell>
          <table:table-cell office:value-type="float" office:value="0.00000000011426">
            <text:p>1.14E-010</text:p>
          </table:table-cell>
          <table:table-cell office:value-type="float" office:value="0.00000000018747">
            <text:p>1.87E-010</text:p>
          </table:table-cell>
          <table:table-cell/>
          <table:table-cell office:value-type="float" office:value="400">
            <text:p>400</text:p>
          </table:table-cell>
          <table:table-cell office:value-type="float" office:value="0.0000000000219">
            <text:p>2.19E-011</text:p>
          </table:table-cell>
          <table:table-cell office:value-type="float" office:value="0.000000000025565">
            <text:p>2.56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553] &lt; [.L553];&quot;BETTER&quot;;IF([.P553]-2 &gt; [.L553]; &quot;WORSE&quot;;&quot;&quot;))">
            <text:p/>
          </table:table-cell>
          <table:table-cell table:formula="of:=IF([.R553] &lt; [.N553];&quot;BETTER&quot;;IF([.R553] &gt;[.N553]*1.1;&quot;WORSE&quot;;&quot;&quot;))">
            <text:p/>
          </table:table-cell>
          <table:table-cell office:value-type="float" office:value="1127">
            <text:p>1127</text:p>
          </table:table-cell>
          <table:table-cell office:value-type="float" office:value="0.000000000000074292">
            <text:p>7.43E-014</text:p>
          </table:table-cell>
          <table:table-cell office:value-type="float" office:value="0.000000000002637">
            <text:p>2.64E-012</text:p>
          </table:table-cell>
          <table:table-cell table:formula="of:=IF([.U553] &lt; [.P553];&quot;BETTER&quot;;IF([.U553]-2 &gt; [.P553]; &quot;WORSE&quot;;&quot;&quot;))" office:value-type="string" office:string-value="BETTER">
            <text:p>BETTER</text:p>
          </table:table-cell>
          <table:table-cell table:formula="of:=IF([.W553] &lt; [.R553];&quot;BETTER&quot;;IF([.W553] &gt;[.R553]*1.1;&quot;WORSE&quot;;&quot;&quot;))" office:value-type="string" office:string-value="BETTER">
            <text:p>BETTER</text:p>
          </table:table-cell>
          <table:table-cell office:value-type="float" office:value="1125">
            <text:p>1125</text:p>
          </table:table-cell>
          <table:table-cell office:value-type="float" office:value="0.000000000018585">
            <text:p>1.86E-011</text:p>
          </table:table-cell>
          <table:table-cell office:value-type="float" office:value="0.000000000002637">
            <text:p>2.64E-012</text:p>
          </table:table-cell>
          <table:table-cell table:formula="of:=IF([.Z553] &lt; [.U553];&quot;BETTER&quot;;IF([.Z553]-2 &gt; [.U553]; &quot;WORSE&quot;;&quot;&quot;))" office:value-type="string" office:string-value="BETTER">
            <text:p>BETTER</text:p>
          </table:table-cell>
          <table:table-cell table:formula="of:=IF([.AB553] &lt; [.W553];&quot;BETTER&quot;;IF([.AB553] &gt;[.W553]*1.1;&quot;WORSE&quot;;&quot;&quot;))">
            <text:p/>
          </table:table-cell>
        </table:table-row>
        <table:table-row table:style-name="ro3">
          <table:table-cell/>
          <table:table-cell office:value-type="float" office:value="552">
            <text:p>552</text:p>
          </table:table-cell>
          <table:table-cell office:value-type="string">
            <text:p>2.31863031316826895e-01</text:p>
          </table:table-cell>
          <table:table-cell office:value-type="float" office:value="64">
            <text:p>64</text:p>
          </table:table-cell>
          <table:table-cell office:value-type="float" office:value="9.0977E-015">
            <text:p>9.10E-015</text:p>
          </table:table-cell>
          <table:table-cell office:value-type="float" office:value="0.000000000072582">
            <text:p>7.26E-011</text:p>
          </table:table-cell>
          <table:table-cell/>
          <table:table-cell office:value-type="float" office:value="65">
            <text:p>65</text:p>
          </table:table-cell>
          <table:table-cell office:value-type="float" office:value="9.0977E-015">
            <text:p>9.10E-015</text:p>
          </table:table-cell>
          <table:table-cell office:value-type="float" office:value="0.000000000072582">
            <text:p>7.26E-011</text:p>
          </table:table-cell>
          <table:table-cell/>
          <table:table-cell office:value-type="float" office:value="74">
            <text:p>74</text:p>
          </table:table-cell>
          <table:table-cell office:value-type="float" office:value="7.2164E-016">
            <text:p>7.22E-016</text:p>
          </table:table-cell>
          <table:table-cell office:value-type="float" office:value="0.000000000072573">
            <text:p>7.26E-011</text:p>
          </table:table-cell>
          <table:table-cell/>
          <table:table-cell office:value-type="float" office:value="74">
            <text:p>74</text:p>
          </table:table-cell>
          <table:table-cell office:value-type="float" office:value="7.2164E-016">
            <text:p>7.22E-016</text:p>
          </table:table-cell>
          <table:table-cell office:value-type="float" office:value="0.000000000072573">
            <text:p>7.26E-011</text:p>
          </table:table-cell>
          <table:table-cell table:formula="of:=IF([.P554] &lt; [.L554];&quot;BETTER&quot;;IF([.P554]-2 &gt; [.L554]; &quot;WORSE&quot;;&quot;&quot;))">
            <text:p/>
          </table:table-cell>
          <table:table-cell table:formula="of:=IF([.R554] &lt; [.N554];&quot;BETTER&quot;;IF([.R554] &gt;[.N55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7.2164E-016">
            <text:p>7.22E-016</text:p>
          </table:table-cell>
          <table:table-cell office:value-type="float" office:value="0.000000000072573">
            <text:p>7.26E-011</text:p>
          </table:table-cell>
          <table:table-cell table:formula="of:=IF([.U554] &lt; [.P554];&quot;BETTER&quot;;IF([.U554]-2 &gt; [.P554]; &quot;WORSE&quot;;&quot;&quot;))">
            <text:p/>
          </table:table-cell>
          <table:table-cell table:formula="of:=IF([.W554] &lt; [.R554];&quot;BETTER&quot;;IF([.W554] &gt;[.R55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40433">
            <text:p>4.04E-013</text:p>
          </table:table-cell>
          <table:table-cell office:value-type="float" office:value="0.000000000072573">
            <text:p>7.26E-011</text:p>
          </table:table-cell>
          <table:table-cell table:formula="of:=IF([.Z554] &lt; [.U554];&quot;BETTER&quot;;IF([.Z554]-2 &gt; [.U554]; &quot;WORSE&quot;;&quot;&quot;))">
            <text:p/>
          </table:table-cell>
          <table:table-cell table:formula="of:=IF([.AB554] &lt; [.W554];&quot;BETTER&quot;;IF([.AB554] &gt;[.W554]*1.1;&quot;WORSE&quot;;&quot;&quot;))">
            <text:p/>
          </table:table-cell>
        </table:table-row>
        <table:table-row table:style-name="ro3">
          <table:table-cell/>
          <table:table-cell office:value-type="float" office:value="553">
            <text:p>553</text:p>
          </table:table-cell>
          <table:table-cell office:value-type="string">
            <text:p>3.14159262899612868e+00</text:p>
          </table:table-cell>
          <table:table-cell office:value-type="float" office:value="63">
            <text:p>63</text:p>
          </table:table-cell>
          <table:table-cell office:value-type="float" office:value="0.0000000091894">
            <text:p>9.19E-009</text:p>
          </table:table-cell>
          <table:table-cell office:value-type="float" office:value="0.000000012252">
            <text:p>1.23E-008</text:p>
          </table:table-cell>
          <table:table-cell/>
          <table:table-cell office:value-type="float" office:value="483">
            <text:p>483</text:p>
          </table:table-cell>
          <table:table-cell office:value-type="float" office:value="0.0000000003348">
            <text:p>3.35E-010</text:p>
          </table:table-cell>
          <table:table-cell office:value-type="float" office:value="0.0000000042428">
            <text:p>4.24E-009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30118">
            <text:p>3.01E-009</text:p>
          </table:table-cell>
          <table:table-cell office:value-type="float" office:value="0.0000000078317">
            <text:p>7.83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3267">
            <text:p>3.27E-009</text:p>
          </table:table-cell>
          <table:table-cell table:formula="of:=IF([.P555] &lt; [.L555];&quot;BETTER&quot;;IF([.P555]-2 &gt; [.L555]; &quot;WORSE&quot;;&quot;&quot;))" office:value-type="string" office:string-value="BETTER">
            <text:p>BETTER</text:p>
          </table:table-cell>
          <table:table-cell table:formula="of:=IF([.R555] &lt; [.N555];&quot;BETTER&quot;;IF([.R555] &gt;[.N555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3267">
            <text:p>3.27E-009</text:p>
          </table:table-cell>
          <table:table-cell table:formula="of:=IF([.U555] &lt; [.P555];&quot;BETTER&quot;;IF([.U555]-2 &gt; [.P555]; &quot;WORSE&quot;;&quot;&quot;))">
            <text:p/>
          </table:table-cell>
          <table:table-cell table:formula="of:=IF([.W555] &lt; [.R555];&quot;BETTER&quot;;IF([.W555] &gt;[.R55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7898">
            <text:p>1.79E-006</text:p>
          </table:table-cell>
          <table:table-cell office:value-type="float" office:value="0.000000003267">
            <text:p>3.27E-009</text:p>
          </table:table-cell>
          <table:table-cell table:formula="of:=IF([.Z555] &lt; [.U555];&quot;BETTER&quot;;IF([.Z555]-2 &gt; [.U555]; &quot;WORSE&quot;;&quot;&quot;))">
            <text:p/>
          </table:table-cell>
          <table:table-cell table:formula="of:=IF([.AB555] &lt; [.W555];&quot;BETTER&quot;;IF([.AB555] &gt;[.W555]*1.1;&quot;WORSE&quot;;&quot;&quot;))">
            <text:p/>
          </table:table-cell>
        </table:table-row>
        <table:table-row table:style-name="ro3">
          <table:table-cell/>
          <table:table-cell office:value-type="float" office:value="554">
            <text:p>554</text:p>
          </table:table-cell>
          <table:table-cell office:value-type="string">
            <text:p>1.34329340045249546e+00</text:p>
          </table:table-cell>
          <table:table-cell office:value-type="float" office:value="120">
            <text:p>120</text:p>
          </table:table-cell>
          <table:table-cell office:value-type="float" office:value="0.0000000086904">
            <text:p>8.69E-009</text:p>
          </table:table-cell>
          <table:table-cell office:value-type="float" office:value="0.000000023122">
            <text:p>2.31E-008</text:p>
          </table:table-cell>
          <table:table-cell/>
          <table:table-cell office:value-type="float" office:value="477">
            <text:p>477</text:p>
          </table:table-cell>
          <table:table-cell office:value-type="float" office:value="0.00000000086994">
            <text:p>8.70E-010</text:p>
          </table:table-cell>
          <table:table-cell office:value-type="float" office:value="0.000000012971">
            <text:p>1.30E-008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00007506">
            <text:p>7.51E-010</text:p>
          </table:table-cell>
          <table:table-cell office:value-type="float" office:value="0.000000018944">
            <text:p>1.89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527">
            <text:p>5.35E-009</text:p>
          </table:table-cell>
          <table:table-cell office:value-type="float" office:value="0.000000010799">
            <text:p>1.08E-008</text:p>
          </table:table-cell>
          <table:table-cell table:formula="of:=IF([.P556] &lt; [.L556];&quot;BETTER&quot;;IF([.P556]-2 &gt; [.L556]; &quot;WORSE&quot;;&quot;&quot;))" office:value-type="string" office:string-value="BETTER">
            <text:p>BETTER</text:p>
          </table:table-cell>
          <table:table-cell table:formula="of:=IF([.R556] &lt; [.N556];&quot;BETTER&quot;;IF([.R556] &gt;[.N556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527">
            <text:p>5.35E-009</text:p>
          </table:table-cell>
          <table:table-cell office:value-type="float" office:value="0.000000010799">
            <text:p>1.08E-008</text:p>
          </table:table-cell>
          <table:table-cell table:formula="of:=IF([.U556] &lt; [.P556];&quot;BETTER&quot;;IF([.U556]-2 &gt; [.P556]; &quot;WORSE&quot;;&quot;&quot;))">
            <text:p/>
          </table:table-cell>
          <table:table-cell table:formula="of:=IF([.W556] &lt; [.R556];&quot;BETTER&quot;;IF([.W556] &gt;[.R55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7898">
            <text:p>1.79E-006</text:p>
          </table:table-cell>
          <table:table-cell office:value-type="float" office:value="0.000000010799">
            <text:p>1.08E-008</text:p>
          </table:table-cell>
          <table:table-cell table:formula="of:=IF([.Z556] &lt; [.U556];&quot;BETTER&quot;;IF([.Z556]-2 &gt; [.U556]; &quot;WORSE&quot;;&quot;&quot;))">
            <text:p/>
          </table:table-cell>
          <table:table-cell table:formula="of:=IF([.AB556] &lt; [.W556];&quot;BETTER&quot;;IF([.AB556] &gt;[.W556]*1.1;&quot;WORSE&quot;;&quot;&quot;))">
            <text:p/>
          </table:table-cell>
        </table:table-row>
        <table:table-row table:style-name="ro3">
          <table:table-cell/>
          <table:table-cell office:value-type="float" office:value="555">
            <text:p>555</text:p>
          </table:table-cell>
          <table:table-cell office:value-type="string">
            <text:p>1.02045735917138725e+00</text:p>
          </table:table-cell>
          <table:table-cell office:value-type="float" office:value="58">
            <text:p>58</text:p>
          </table:table-cell>
          <table:table-cell office:value-type="float" office:value="0.0000000000001014">
            <text:p>1.01E-013</text:p>
          </table:table-cell>
          <table:table-cell office:value-type="float" office:value="0.0000000059078">
            <text:p>5.91E-009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014">
            <text:p>1.01E-013</text:p>
          </table:table-cell>
          <table:table-cell office:value-type="float" office:value="0.0000000059078">
            <text:p>5.91E-009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4468">
            <text:p>7.45E-011</text:p>
          </table:table-cell>
          <table:table-cell office:value-type="float" office:value="0.0000000059078">
            <text:p>5.91E-009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4468">
            <text:p>7.45E-011</text:p>
          </table:table-cell>
          <table:table-cell office:value-type="float" office:value="0.0000000059078">
            <text:p>5.91E-009</text:p>
          </table:table-cell>
          <table:table-cell table:formula="of:=IF([.P557] &lt; [.L557];&quot;BETTER&quot;;IF([.P557]-2 &gt; [.L557]; &quot;WORSE&quot;;&quot;&quot;))">
            <text:p/>
          </table:table-cell>
          <table:table-cell table:formula="of:=IF([.R557] &lt; [.N557];&quot;BETTER&quot;;IF([.R557] &gt;[.N55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74468">
            <text:p>7.45E-011</text:p>
          </table:table-cell>
          <table:table-cell office:value-type="float" office:value="0.0000000059078">
            <text:p>5.91E-009</text:p>
          </table:table-cell>
          <table:table-cell table:formula="of:=IF([.U557] &lt; [.P557];&quot;BETTER&quot;;IF([.U557]-2 &gt; [.P557]; &quot;WORSE&quot;;&quot;&quot;))">
            <text:p/>
          </table:table-cell>
          <table:table-cell table:formula="of:=IF([.W557] &lt; [.R557];&quot;BETTER&quot;;IF([.W557] &gt;[.R55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74499">
            <text:p>7.45E-011</text:p>
          </table:table-cell>
          <table:table-cell office:value-type="float" office:value="0.0000000059078">
            <text:p>5.91E-009</text:p>
          </table:table-cell>
          <table:table-cell table:formula="of:=IF([.Z557] &lt; [.U557];&quot;BETTER&quot;;IF([.Z557]-2 &gt; [.U557]; &quot;WORSE&quot;;&quot;&quot;))">
            <text:p/>
          </table:table-cell>
          <table:table-cell table:formula="of:=IF([.AB557] &lt; [.W557];&quot;BETTER&quot;;IF([.AB557] &gt;[.W557]*1.1;&quot;WORSE&quot;;&quot;&quot;))">
            <text:p/>
          </table:table-cell>
        </table:table-row>
        <table:table-row table:style-name="ro3">
          <table:table-cell/>
          <table:table-cell office:value-type="float" office:value="556">
            <text:p>556</text:p>
          </table:table-cell>
          <table:table-cell office:value-type="string">
            <text:p>1.93789229251873851e+00</text:p>
          </table:table-cell>
          <table:table-cell office:value-type="float" office:value="59">
            <text:p>59</text:p>
          </table:table-cell>
          <table:table-cell office:value-type="float" office:value="0.00000000000015331">
            <text:p>1.53E-013</text:p>
          </table:table-cell>
          <table:table-cell office:value-type="float" office:value="0.0000000000094932">
            <text:p>9.49E-012</text:p>
          </table:table-cell>
          <table:table-cell/>
          <table:table-cell office:value-type="float" office:value="60">
            <text:p>60</text:p>
          </table:table-cell>
          <table:table-cell office:value-type="float" office:value="0.000000000000023374">
            <text:p>2.34E-014</text:p>
          </table:table-cell>
          <table:table-cell office:value-type="float" office:value="0.0000000000096699">
            <text:p>9.6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096696">
            <text:p>9.6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096696">
            <text:p>9.67E-012</text:p>
          </table:table-cell>
          <table:table-cell table:formula="of:=IF([.P558] &lt; [.L558];&quot;BETTER&quot;;IF([.P558]-2 &gt; [.L558]; &quot;WORSE&quot;;&quot;&quot;))">
            <text:p/>
          </table:table-cell>
          <table:table-cell table:formula="of:=IF([.R558] &lt; [.N558];&quot;BETTER&quot;;IF([.R558] &gt;[.N55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096696">
            <text:p>9.67E-012</text:p>
          </table:table-cell>
          <table:table-cell table:formula="of:=IF([.U558] &lt; [.P558];&quot;BETTER&quot;;IF([.U558]-2 &gt; [.P558]; &quot;WORSE&quot;;&quot;&quot;))">
            <text:p/>
          </table:table-cell>
          <table:table-cell table:formula="of:=IF([.W558] &lt; [.R558];&quot;BETTER&quot;;IF([.W558] &gt;[.R55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096696">
            <text:p>9.67E-012</text:p>
          </table:table-cell>
          <table:table-cell table:formula="of:=IF([.Z558] &lt; [.U558];&quot;BETTER&quot;;IF([.Z558]-2 &gt; [.U558]; &quot;WORSE&quot;;&quot;&quot;))">
            <text:p/>
          </table:table-cell>
          <table:table-cell table:formula="of:=IF([.AB558] &lt; [.W558];&quot;BETTER&quot;;IF([.AB558] &gt;[.W558]*1.1;&quot;WORSE&quot;;&quot;&quot;))">
            <text:p/>
          </table:table-cell>
        </table:table-row>
        <table:table-row table:style-name="ro3">
          <table:table-cell/>
          <table:table-cell office:value-type="float" office:value="557">
            <text:p>557</text:p>
          </table:table-cell>
          <table:table-cell office:value-type="string">
            <text:p>2.56004339008566784e-01</text:p>
          </table:table-cell>
          <table:table-cell office:value-type="float" office:value="56">
            <text:p>56</text:p>
          </table:table-cell>
          <table:table-cell office:value-type="float" office:value="0.00000000000079536">
            <text:p>7.95E-013</text:p>
          </table:table-cell>
          <table:table-cell office:value-type="float" office:value="0.00000000003291">
            <text:p>3.29E-011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0024286">
            <text:p>2.43E-013</text:p>
          </table:table-cell>
          <table:table-cell office:value-type="float" office:value="0.000000000033463">
            <text:p>3.3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8735">
            <text:p>1.87E-011</text:p>
          </table:table-cell>
          <table:table-cell office:value-type="float" office:value="0.000000000033463">
            <text:p>3.3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8735">
            <text:p>1.87E-011</text:p>
          </table:table-cell>
          <table:table-cell office:value-type="float" office:value="0.000000000033463">
            <text:p>3.35E-011</text:p>
          </table:table-cell>
          <table:table-cell table:formula="of:=IF([.P559] &lt; [.L559];&quot;BETTER&quot;;IF([.P559]-2 &gt; [.L559]; &quot;WORSE&quot;;&quot;&quot;))">
            <text:p/>
          </table:table-cell>
          <table:table-cell table:formula="of:=IF([.R559] &lt; [.N559];&quot;BETTER&quot;;IF([.R559] &gt;[.N55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8735">
            <text:p>1.87E-011</text:p>
          </table:table-cell>
          <table:table-cell office:value-type="float" office:value="0.000000000033463">
            <text:p>3.35E-011</text:p>
          </table:table-cell>
          <table:table-cell table:formula="of:=IF([.U559] &lt; [.P559];&quot;BETTER&quot;;IF([.U559]-2 &gt; [.P559]; &quot;WORSE&quot;;&quot;&quot;))">
            <text:p/>
          </table:table-cell>
          <table:table-cell table:formula="of:=IF([.W559] &lt; [.R559];&quot;BETTER&quot;;IF([.W559] &gt;[.R55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8737">
            <text:p>1.87E-011</text:p>
          </table:table-cell>
          <table:table-cell office:value-type="float" office:value="0.000000000033463">
            <text:p>3.35E-011</text:p>
          </table:table-cell>
          <table:table-cell table:formula="of:=IF([.Z559] &lt; [.U559];&quot;BETTER&quot;;IF([.Z559]-2 &gt; [.U559]; &quot;WORSE&quot;;&quot;&quot;))">
            <text:p/>
          </table:table-cell>
          <table:table-cell table:formula="of:=IF([.AB559] &lt; [.W559];&quot;BETTER&quot;;IF([.AB559] &gt;[.W559]*1.1;&quot;WORSE&quot;;&quot;&quot;))">
            <text:p/>
          </table:table-cell>
        </table:table-row>
        <table:table-row table:style-name="ro3">
          <table:table-cell/>
          <table:table-cell office:value-type="float" office:value="558">
            <text:p>558</text:p>
          </table:table-cell>
          <table:table-cell office:value-type="string">
            <text:p>1.24934057847523361e+00</text:p>
          </table:table-cell>
          <table:table-cell office:value-type="float" office:value="58">
            <text:p>58</text:p>
          </table:table-cell>
          <table:table-cell office:value-type="float" office:value="5.3319E-016">
            <text:p>5.33E-016</text:p>
          </table:table-cell>
          <table:table-cell office:value-type="float" office:value="0.000000000019824">
            <text:p>1.98E-011</text:p>
          </table:table-cell>
          <table:table-cell/>
          <table:table-cell office:value-type="float" office:value="59">
            <text:p>59</text:p>
          </table:table-cell>
          <table:table-cell office:value-type="float" office:value="5.3319E-016">
            <text:p>5.33E-016</text:p>
          </table:table-cell>
          <table:table-cell office:value-type="float" office:value="0.000000000019824">
            <text:p>1.9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1235">
            <text:p>1.12E-013</text:p>
          </table:table-cell>
          <table:table-cell office:value-type="float" office:value="0.000000000019824">
            <text:p>1.9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1235">
            <text:p>1.12E-013</text:p>
          </table:table-cell>
          <table:table-cell office:value-type="float" office:value="0.000000000019824">
            <text:p>1.98E-011</text:p>
          </table:table-cell>
          <table:table-cell table:formula="of:=IF([.P560] &lt; [.L560];&quot;BETTER&quot;;IF([.P560]-2 &gt; [.L560]; &quot;WORSE&quot;;&quot;&quot;))">
            <text:p/>
          </table:table-cell>
          <table:table-cell table:formula="of:=IF([.R560] &lt; [.N560];&quot;BETTER&quot;;IF([.R560] &gt;[.N56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1235">
            <text:p>1.12E-013</text:p>
          </table:table-cell>
          <table:table-cell office:value-type="float" office:value="0.000000000019824">
            <text:p>1.98E-011</text:p>
          </table:table-cell>
          <table:table-cell table:formula="of:=IF([.U560] &lt; [.P560];&quot;BETTER&quot;;IF([.U560]-2 &gt; [.P560]; &quot;WORSE&quot;;&quot;&quot;))">
            <text:p/>
          </table:table-cell>
          <table:table-cell table:formula="of:=IF([.W560] &lt; [.R560];&quot;BETTER&quot;;IF([.W560] &gt;[.R56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2818">
            <text:p>1.28E-013</text:p>
          </table:table-cell>
          <table:table-cell office:value-type="float" office:value="0.000000000019824">
            <text:p>1.98E-011</text:p>
          </table:table-cell>
          <table:table-cell table:formula="of:=IF([.Z560] &lt; [.U560];&quot;BETTER&quot;;IF([.Z560]-2 &gt; [.U560]; &quot;WORSE&quot;;&quot;&quot;))">
            <text:p/>
          </table:table-cell>
          <table:table-cell table:formula="of:=IF([.AB560] &lt; [.W560];&quot;BETTER&quot;;IF([.AB560] &gt;[.W560]*1.1;&quot;WORSE&quot;;&quot;&quot;))">
            <text:p/>
          </table:table-cell>
        </table:table-row>
        <table:table-row table:style-name="ro3">
          <table:table-cell/>
          <table:table-cell office:value-type="float" office:value="559">
            <text:p>559</text:p>
          </table:table-cell>
          <table:table-cell office:value-type="string">
            <text:p>1.98412698412698402e-03</text:p>
          </table:table-cell>
          <table:table-cell office:value-type="float" office:value="41">
            <text:p>41</text:p>
          </table:table-cell>
          <table:table-cell office:value-type="float" office:value="0.00000000028929">
            <text:p>2.89E-010</text:p>
          </table:table-cell>
          <table:table-cell office:value-type="float" office:value="0.000000008">
            <text:p>8.00E-009</text:p>
          </table:table-cell>
          <table:table-cell/>
          <table:table-cell office:value-type="float" office:value="41">
            <text:p>41</text:p>
          </table:table-cell>
          <table:table-cell office:value-type="float" office:value="0.00000000028929">
            <text:p>2.89E-010</text:p>
          </table:table-cell>
          <table:table-cell office:value-type="float" office:value="0.000000008">
            <text:p>8.00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4.3368E-019">
            <text:p>4.34E-019</text:p>
          </table:table-cell>
          <table:table-cell office:value-type="float" office:value="0.000000008">
            <text:p>8.00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4.3368E-019">
            <text:p>4.34E-019</text:p>
          </table:table-cell>
          <table:table-cell office:value-type="float" office:value="0.000000008">
            <text:p>8.00E-009</text:p>
          </table:table-cell>
          <table:table-cell table:formula="of:=IF([.P561] &lt; [.L561];&quot;BETTER&quot;;IF([.P561]-2 &gt; [.L561]; &quot;WORSE&quot;;&quot;&quot;))">
            <text:p/>
          </table:table-cell>
          <table:table-cell table:formula="of:=IF([.R561] &lt; [.N561];&quot;BETTER&quot;;IF([.R561] &gt;[.N56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3368E-019">
            <text:p>4.34E-019</text:p>
          </table:table-cell>
          <table:table-cell office:value-type="float" office:value="0.000000008">
            <text:p>8.00E-009</text:p>
          </table:table-cell>
          <table:table-cell table:formula="of:=IF([.U561] &lt; [.P561];&quot;BETTER&quot;;IF([.U561]-2 &gt; [.P561]; &quot;WORSE&quot;;&quot;&quot;))">
            <text:p/>
          </table:table-cell>
          <table:table-cell table:formula="of:=IF([.W561] &lt; [.R561];&quot;BETTER&quot;;IF([.W561] &gt;[.R56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3368E-019">
            <text:p>4.34E-019</text:p>
          </table:table-cell>
          <table:table-cell office:value-type="float" office:value="0.000000008">
            <text:p>8.00E-009</text:p>
          </table:table-cell>
          <table:table-cell table:formula="of:=IF([.Z561] &lt; [.U561];&quot;BETTER&quot;;IF([.Z561]-2 &gt; [.U561]; &quot;WORSE&quot;;&quot;&quot;))">
            <text:p/>
          </table:table-cell>
          <table:table-cell table:formula="of:=IF([.AB561] &lt; [.W561];&quot;BETTER&quot;;IF([.AB561] &gt;[.W561]*1.1;&quot;WORSE&quot;;&quot;&quot;))">
            <text:p/>
          </table:table-cell>
        </table:table-row>
        <table:table-row table:style-name="ro3">
          <table:table-cell/>
          <table:table-cell office:value-type="float" office:value="560">
            <text:p>560</text:p>
          </table:table-cell>
          <table:table-cell office:value-type="string">
            <text:p>1.57079630635126133e+00</text:p>
          </table:table-cell>
          <table:table-cell office:value-type="float" office:value="120">
            <text:p>120</text:p>
          </table:table-cell>
          <table:table-cell office:value-type="float" office:value="0.0000000074317">
            <text:p>7.43E-009</text:p>
          </table:table-cell>
          <table:table-cell office:value-type="float" office:value="0.000000017069">
            <text:p>1.71E-008</text:p>
          </table:table-cell>
          <table:table-cell/>
          <table:table-cell office:value-type="float" office:value="477">
            <text:p>477</text:p>
          </table:table-cell>
          <table:table-cell office:value-type="float" office:value="0.00000000074395">
            <text:p>7.44E-010</text:p>
          </table:table-cell>
          <table:table-cell office:value-type="float" office:value="0.000000008388">
            <text:p>8.39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15159">
            <text:p>1.52E-009</text:p>
          </table:table-cell>
          <table:table-cell office:value-type="float" office:value="0.000000013018">
            <text:p>1.30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65307">
            <text:p>6.53E-009</text:p>
          </table:table-cell>
          <table:table-cell table:formula="of:=IF([.P562] &lt; [.L562];&quot;BETTER&quot;;IF([.P562]-2 &gt; [.L562]; &quot;WORSE&quot;;&quot;&quot;))" office:value-type="string" office:string-value="BETTER">
            <text:p>BETTER</text:p>
          </table:table-cell>
          <table:table-cell table:formula="of:=IF([.R562] &lt; [.N562];&quot;BETTER&quot;;IF([.R562] &gt;[.N562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65307">
            <text:p>6.53E-009</text:p>
          </table:table-cell>
          <table:table-cell table:formula="of:=IF([.U562] &lt; [.P562];&quot;BETTER&quot;;IF([.U562]-2 &gt; [.P562]; &quot;WORSE&quot;;&quot;&quot;))">
            <text:p/>
          </table:table-cell>
          <table:table-cell table:formula="of:=IF([.W562] &lt; [.R562];&quot;BETTER&quot;;IF([.W562] &gt;[.R56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7898">
            <text:p>1.79E-006</text:p>
          </table:table-cell>
          <table:table-cell office:value-type="float" office:value="0.0000000065307">
            <text:p>6.53E-009</text:p>
          </table:table-cell>
          <table:table-cell table:formula="of:=IF([.Z562] &lt; [.U562];&quot;BETTER&quot;;IF([.Z562]-2 &gt; [.U562]; &quot;WORSE&quot;;&quot;&quot;))">
            <text:p/>
          </table:table-cell>
          <table:table-cell table:formula="of:=IF([.AB562] &lt; [.W562];&quot;BETTER&quot;;IF([.AB562] &gt;[.W562]*1.1;&quot;WORSE&quot;;&quot;&quot;))">
            <text:p/>
          </table:table-cell>
        </table:table-row>
        <table:table-row table:style-name="ro3">
          <table:table-cell/>
          <table:table-cell office:value-type="float" office:value="561">
            <text:p>561</text:p>
          </table:table-cell>
          <table:table-cell office:value-type="string">
            <text:p>3.14159262899612868e+00</text:p>
          </table:table-cell>
          <table:table-cell office:value-type="float" office:value="63">
            <text:p>63</text:p>
          </table:table-cell>
          <table:table-cell office:value-type="float" office:value="0.0000000091894">
            <text:p>9.19E-009</text:p>
          </table:table-cell>
          <table:table-cell office:value-type="float" office:value="0.000000012252">
            <text:p>1.23E-008</text:p>
          </table:table-cell>
          <table:table-cell/>
          <table:table-cell office:value-type="float" office:value="483">
            <text:p>483</text:p>
          </table:table-cell>
          <table:table-cell office:value-type="float" office:value="0.0000000003348">
            <text:p>3.35E-010</text:p>
          </table:table-cell>
          <table:table-cell office:value-type="float" office:value="0.0000000042428">
            <text:p>4.24E-009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30118">
            <text:p>3.01E-009</text:p>
          </table:table-cell>
          <table:table-cell office:value-type="float" office:value="0.0000000078317">
            <text:p>7.83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3267">
            <text:p>3.27E-009</text:p>
          </table:table-cell>
          <table:table-cell table:formula="of:=IF([.P563] &lt; [.L563];&quot;BETTER&quot;;IF([.P563]-2 &gt; [.L563]; &quot;WORSE&quot;;&quot;&quot;))" office:value-type="string" office:string-value="BETTER">
            <text:p>BETTER</text:p>
          </table:table-cell>
          <table:table-cell table:formula="of:=IF([.R563] &lt; [.N563];&quot;BETTER&quot;;IF([.R563] &gt;[.N563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3267">
            <text:p>3.27E-009</text:p>
          </table:table-cell>
          <table:table-cell table:formula="of:=IF([.U563] &lt; [.P563];&quot;BETTER&quot;;IF([.U563]-2 &gt; [.P563]; &quot;WORSE&quot;;&quot;&quot;))">
            <text:p/>
          </table:table-cell>
          <table:table-cell table:formula="of:=IF([.W563] &lt; [.R563];&quot;BETTER&quot;;IF([.W563] &gt;[.R56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7898">
            <text:p>1.79E-006</text:p>
          </table:table-cell>
          <table:table-cell office:value-type="float" office:value="0.000000003267">
            <text:p>3.27E-009</text:p>
          </table:table-cell>
          <table:table-cell table:formula="of:=IF([.Z563] &lt; [.U563];&quot;BETTER&quot;;IF([.Z563]-2 &gt; [.U563]; &quot;WORSE&quot;;&quot;&quot;))">
            <text:p/>
          </table:table-cell>
          <table:table-cell table:formula="of:=IF([.AB563] &lt; [.W563];&quot;BETTER&quot;;IF([.AB563] &gt;[.W563]*1.1;&quot;WORSE&quot;;&quot;&quot;))">
            <text:p/>
          </table:table-cell>
        </table:table-row>
        <table:table-row table:style-name="ro3">
          <table:table-cell/>
          <table:table-cell office:value-type="float" office:value="562">
            <text:p>562</text:p>
          </table:table-cell>
          <table:table-cell office:value-type="string">
            <text:p>5.99076719415438497e-01</text:p>
          </table:table-cell>
          <table:table-cell office:value-type="float" office:value="475">
            <text:p>475</text:p>
          </table:table-cell>
          <table:table-cell office:value-type="float" office:value="0.0000000018904">
            <text:p>1.89E-009</text:p>
          </table:table-cell>
          <table:table-cell office:value-type="float" office:value="0.000000022143">
            <text:p>2.21E-008</text:p>
          </table:table-cell>
          <table:table-cell/>
          <table:table-cell office:value-type="float" office:value="3763">
            <text:p>3763</text:p>
          </table:table-cell>
          <table:table-cell office:value-type="float" office:value="0.00000000051403">
            <text:p>5.14E-010</text:p>
          </table:table-cell>
          <table:table-cell office:value-type="float" office:value="0.000000017576">
            <text:p>1.76E-008</text:p>
          </table:table-cell>
          <table:table-cell/>
          <table:table-cell office:value-type="float" office:value="9374">
            <text:p>9374</text:p>
          </table:table-cell>
          <table:table-cell office:value-type="float" office:value="0.00000000035647">
            <text:p>3.56E-010</text:p>
          </table:table-cell>
          <table:table-cell office:value-type="float" office:value="0.000000034861">
            <text:p>3.49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47201">
            <text:p>4.72E-009</text:p>
          </table:table-cell>
          <table:table-cell office:value-type="float" office:value="0.000000017193">
            <text:p>1.72E-008</text:p>
          </table:table-cell>
          <table:table-cell table:formula="of:=IF([.P564] &lt; [.L564];&quot;BETTER&quot;;IF([.P564]-2 &gt; [.L564]; &quot;WORSE&quot;;&quot;&quot;))" office:value-type="string" office:string-value="BETTER">
            <text:p>BETTER</text:p>
          </table:table-cell>
          <table:table-cell table:formula="of:=IF([.R564] &lt; [.N564];&quot;BETTER&quot;;IF([.R564] &gt;[.N564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47201">
            <text:p>4.72E-009</text:p>
          </table:table-cell>
          <table:table-cell office:value-type="float" office:value="0.000000017193">
            <text:p>1.72E-008</text:p>
          </table:table-cell>
          <table:table-cell table:formula="of:=IF([.U564] &lt; [.P564];&quot;BETTER&quot;;IF([.U564]-2 &gt; [.P564]; &quot;WORSE&quot;;&quot;&quot;))">
            <text:p/>
          </table:table-cell>
          <table:table-cell table:formula="of:=IF([.W564] &lt; [.R564];&quot;BETTER&quot;;IF([.W564] &gt;[.R56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7892">
            <text:p>1.79E-006</text:p>
          </table:table-cell>
          <table:table-cell office:value-type="float" office:value="0.000000017193">
            <text:p>1.72E-008</text:p>
          </table:table-cell>
          <table:table-cell table:formula="of:=IF([.Z564] &lt; [.U564];&quot;BETTER&quot;;IF([.Z564]-2 &gt; [.U564]; &quot;WORSE&quot;;&quot;&quot;))">
            <text:p/>
          </table:table-cell>
          <table:table-cell table:formula="of:=IF([.AB564] &lt; [.W564];&quot;BETTER&quot;;IF([.AB564] &gt;[.W564]*1.1;&quot;WORSE&quot;;&quot;&quot;))">
            <text:p/>
          </table:table-cell>
        </table:table-row>
        <table:table-row table:style-name="ro3">
          <table:table-cell/>
          <table:table-cell office:value-type="float" office:value="563">
            <text:p>563</text:p>
          </table:table-cell>
          <table:table-cell office:value-type="string">
            <text:p>3.92699076587790075e-01</text:p>
          </table:table-cell>
          <table:table-cell office:value-type="float" office:value="120">
            <text:p>120</text:p>
          </table:table-cell>
          <table:table-cell office:value-type="float" office:value="0.0000000074318">
            <text:p>7.43E-009</text:p>
          </table:table-cell>
          <table:table-cell office:value-type="float" office:value="0.000000017069">
            <text:p>1.71E-008</text:p>
          </table:table-cell>
          <table:table-cell/>
          <table:table-cell office:value-type="float" office:value="477">
            <text:p>477</text:p>
          </table:table-cell>
          <table:table-cell office:value-type="float" office:value="0.00000000074401">
            <text:p>7.44E-010</text:p>
          </table:table-cell>
          <table:table-cell office:value-type="float" office:value="0.0000000083881">
            <text:p>8.39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037895">
            <text:p>3.79E-010</text:p>
          </table:table-cell>
          <table:table-cell office:value-type="float" office:value="0.000000013018">
            <text:p>1.30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2329">
            <text:p>2.33E-009</text:p>
          </table:table-cell>
          <table:table-cell office:value-type="float" office:value="0.000000012462">
            <text:p>1.25E-008</text:p>
          </table:table-cell>
          <table:table-cell table:formula="of:=IF([.P565] &lt; [.L565];&quot;BETTER&quot;;IF([.P565]-2 &gt; [.L565]; &quot;WORSE&quot;;&quot;&quot;))" office:value-type="string" office:string-value="BETTER">
            <text:p>BETTER</text:p>
          </table:table-cell>
          <table:table-cell table:formula="of:=IF([.R565] &lt; [.N565];&quot;BETTER&quot;;IF([.R565] &gt;[.N565]*1.1;&quot;WORSE&quot;;&quot;&quot;))" office:value-type="string" office:string-value="BETTER">
            <text:p>BETTER</text:p>
          </table:table-cell>
          <table:table-cell office:value-type="float" office:value="293">
            <text:p>293</text:p>
          </table:table-cell>
          <table:table-cell office:value-type="float" office:value="0.000000002329">
            <text:p>2.33E-009</text:p>
          </table:table-cell>
          <table:table-cell office:value-type="float" office:value="0.000000012462">
            <text:p>1.25E-008</text:p>
          </table:table-cell>
          <table:table-cell table:formula="of:=IF([.U565] &lt; [.P565];&quot;BETTER&quot;;IF([.U565]-2 &gt; [.P565]; &quot;WORSE&quot;;&quot;&quot;))">
            <text:p/>
          </table:table-cell>
          <table:table-cell table:formula="of:=IF([.W565] &lt; [.R565];&quot;BETTER&quot;;IF([.W565] &gt;[.R565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26585">
            <text:p>2.66E-007</text:p>
          </table:table-cell>
          <table:table-cell office:value-type="float" office:value="0.000000012462">
            <text:p>1.25E-008</text:p>
          </table:table-cell>
          <table:table-cell table:formula="of:=IF([.Z565] &lt; [.U565];&quot;BETTER&quot;;IF([.Z565]-2 &gt; [.U565]; &quot;WORSE&quot;;&quot;&quot;))">
            <text:p/>
          </table:table-cell>
          <table:table-cell table:formula="of:=IF([.AB565] &lt; [.W565];&quot;BETTER&quot;;IF([.AB565] &gt;[.W565]*1.1;&quot;WORSE&quot;;&quot;&quot;))">
            <text:p/>
          </table:table-cell>
        </table:table-row>
        <table:table-row table:style-name="ro3">
          <table:table-cell/>
          <table:table-cell office:value-type="float" office:value="564">
            <text:p>564</text:p>
          </table:table-cell>
          <table:table-cell office:value-type="string">
            <text:p>1.11102236137711863e-01</text:p>
          </table:table-cell>
          <table:table-cell office:value-type="float" office:value="53">
            <text:p>53</text:p>
          </table:table-cell>
          <table:table-cell office:value-type="float" office:value="0.0000000066425">
            <text:p>6.64E-009</text:p>
          </table:table-cell>
          <table:table-cell office:value-type="float" office:value="0.00000000033909">
            <text:p>3.39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51425">
            <text:p>5.14E-013</text:p>
          </table:table-cell>
          <table:table-cell office:value-type="float" office:value="0.00000000033858">
            <text:p>3.39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33943">
            <text:p>3.39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33943">
            <text:p>3.39E-010</text:p>
          </table:table-cell>
          <table:table-cell table:formula="of:=IF([.P566] &lt; [.L566];&quot;BETTER&quot;;IF([.P566]-2 &gt; [.L566]; &quot;WORSE&quot;;&quot;&quot;))">
            <text:p/>
          </table:table-cell>
          <table:table-cell table:formula="of:=IF([.R566] &lt; [.N566];&quot;BETTER&quot;;IF([.R566] &gt;[.N56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33943">
            <text:p>3.39E-010</text:p>
          </table:table-cell>
          <table:table-cell table:formula="of:=IF([.U566] &lt; [.P566];&quot;BETTER&quot;;IF([.U566]-2 &gt; [.P566]; &quot;WORSE&quot;;&quot;&quot;))">
            <text:p/>
          </table:table-cell>
          <table:table-cell table:formula="of:=IF([.W566] &lt; [.R566];&quot;BETTER&quot;;IF([.W566] &gt;[.R56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4753E-017">
            <text:p>6.48E-017</text:p>
          </table:table-cell>
          <table:table-cell office:value-type="float" office:value="0.00000000033943">
            <text:p>3.39E-010</text:p>
          </table:table-cell>
          <table:table-cell table:formula="of:=IF([.Z566] &lt; [.U566];&quot;BETTER&quot;;IF([.Z566]-2 &gt; [.U566]; &quot;WORSE&quot;;&quot;&quot;))">
            <text:p/>
          </table:table-cell>
          <table:table-cell table:formula="of:=IF([.AB566] &lt; [.W566];&quot;BETTER&quot;;IF([.AB566] &gt;[.W566]*1.1;&quot;WORSE&quot;;&quot;&quot;))">
            <text:p/>
          </table:table-cell>
        </table:table-row>
        <table:table-row table:style-name="ro3">
          <table:table-cell/>
          <table:table-cell office:value-type="float" office:value="565">
            <text:p>565</text:p>
          </table:table-cell>
          <table:table-cell office:value-type="string">
            <text:p>3.59140914229522656e-01</text:p>
          </table:table-cell>
          <table:table-cell office:value-type="float" office:value="58">
            <text:p>58</text:p>
          </table:table-cell>
          <table:table-cell office:value-type="float" office:value="0.00000000000033294">
            <text:p>3.33E-013</text:p>
          </table:table-cell>
          <table:table-cell office:value-type="float" office:value="0.000000000082203">
            <text:p>8.22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33294">
            <text:p>3.33E-013</text:p>
          </table:table-cell>
          <table:table-cell office:value-type="float" office:value="0.000000000082203">
            <text:p>8.2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3229">
            <text:p>4.32E-012</text:p>
          </table:table-cell>
          <table:table-cell office:value-type="float" office:value="0.000000000082204">
            <text:p>8.2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3229">
            <text:p>4.32E-012</text:p>
          </table:table-cell>
          <table:table-cell office:value-type="float" office:value="0.000000000082204">
            <text:p>8.22E-011</text:p>
          </table:table-cell>
          <table:table-cell table:formula="of:=IF([.P567] &lt; [.L567];&quot;BETTER&quot;;IF([.P567]-2 &gt; [.L567]; &quot;WORSE&quot;;&quot;&quot;))">
            <text:p/>
          </table:table-cell>
          <table:table-cell table:formula="of:=IF([.R567] &lt; [.N567];&quot;BETTER&quot;;IF([.R567] &gt;[.N56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3228">
            <text:p>4.32E-012</text:p>
          </table:table-cell>
          <table:table-cell office:value-type="float" office:value="0.000000000082203">
            <text:p>8.22E-011</text:p>
          </table:table-cell>
          <table:table-cell table:formula="of:=IF([.U567] &lt; [.P567];&quot;BETTER&quot;;IF([.U567]-2 &gt; [.P567]; &quot;WORSE&quot;;&quot;&quot;))">
            <text:p/>
          </table:table-cell>
          <table:table-cell table:formula="of:=IF([.W567] &lt; [.R567];&quot;BETTER&quot;;IF([.W567] &gt;[.R567]*1.1;&quot;WORSE&quot;;&quot;&quot;))" office:value-type="string" office:string-value="BETTER">
            <text:p>BETTER</text:p>
          </table:table-cell>
          <table:table-cell office:value-type="float" office:value="74">
            <text:p>74</text:p>
          </table:table-cell>
          <table:table-cell office:value-type="float" office:value="0.0000000000043306">
            <text:p>4.33E-012</text:p>
          </table:table-cell>
          <table:table-cell office:value-type="float" office:value="0.000000000082203">
            <text:p>8.22E-011</text:p>
          </table:table-cell>
          <table:table-cell table:formula="of:=IF([.Z567] &lt; [.U567];&quot;BETTER&quot;;IF([.Z567]-2 &gt; [.U567]; &quot;WORSE&quot;;&quot;&quot;))">
            <text:p/>
          </table:table-cell>
          <table:table-cell table:formula="of:=IF([.AB567] &lt; [.W567];&quot;BETTER&quot;;IF([.AB567] &gt;[.W567]*1.1;&quot;WORSE&quot;;&quot;&quot;))">
            <text:p/>
          </table:table-cell>
        </table:table-row>
        <table:table-row table:style-name="ro3">
          <table:table-cell/>
          <table:table-cell office:value-type="float" office:value="566">
            <text:p>566</text:p>
          </table:table-cell>
          <table:table-cell office:value-type="string">
            <text:p>8.86226925227689422e-01</text:p>
          </table:table-cell>
          <table:table-cell office:value-type="float" office:value="64">
            <text:p>64</text:p>
          </table:table-cell>
          <table:table-cell office:value-type="float" office:value="0.00000000069117">
            <text:p>6.91E-010</text:p>
          </table:table-cell>
          <table:table-cell office:value-type="float" office:value="0.00000000030727">
            <text:p>3.07E-010</text:p>
          </table:table-cell>
          <table:table-cell/>
          <table:table-cell office:value-type="float" office:value="65">
            <text:p>65</text:p>
          </table:table-cell>
          <table:table-cell office:value-type="float" office:value="0.00000000069117">
            <text:p>6.91E-010</text:p>
          </table:table-cell>
          <table:table-cell office:value-type="float" office:value="0.00000000030727">
            <text:p>3.07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6">
            <text:p>2.78E-016</text:p>
          </table:table-cell>
          <table:table-cell office:value-type="float" office:value="0.00000000030727">
            <text:p>3.07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6">
            <text:p>2.78E-016</text:p>
          </table:table-cell>
          <table:table-cell office:value-type="float" office:value="0.00000000030727">
            <text:p>3.07E-010</text:p>
          </table:table-cell>
          <table:table-cell table:formula="of:=IF([.P568] &lt; [.L568];&quot;BETTER&quot;;IF([.P568]-2 &gt; [.L568]; &quot;WORSE&quot;;&quot;&quot;))">
            <text:p/>
          </table:table-cell>
          <table:table-cell table:formula="of:=IF([.R568] &lt; [.N568];&quot;BETTER&quot;;IF([.R568] &gt;[.N56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7756E-016">
            <text:p>2.78E-016</text:p>
          </table:table-cell>
          <table:table-cell office:value-type="float" office:value="0.00000000030727">
            <text:p>3.07E-010</text:p>
          </table:table-cell>
          <table:table-cell table:formula="of:=IF([.U568] &lt; [.P568];&quot;BETTER&quot;;IF([.U568]-2 &gt; [.P568]; &quot;WORSE&quot;;&quot;&quot;))">
            <text:p/>
          </table:table-cell>
          <table:table-cell table:formula="of:=IF([.W568] &lt; [.R568];&quot;BETTER&quot;;IF([.W568] &gt;[.R56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7756E-016">
            <text:p>2.78E-016</text:p>
          </table:table-cell>
          <table:table-cell office:value-type="float" office:value="0.00000000030727">
            <text:p>3.07E-010</text:p>
          </table:table-cell>
          <table:table-cell table:formula="of:=IF([.Z568] &lt; [.U568];&quot;BETTER&quot;;IF([.Z568]-2 &gt; [.U568]; &quot;WORSE&quot;;&quot;&quot;))">
            <text:p/>
          </table:table-cell>
          <table:table-cell table:formula="of:=IF([.AB568] &lt; [.W568];&quot;BETTER&quot;;IF([.AB568] &gt;[.W568]*1.1;&quot;WORSE&quot;;&quot;&quot;))">
            <text:p/>
          </table:table-cell>
        </table:table-row>
        <table:table-row table:style-name="ro3">
          <table:table-cell/>
          <table:table-cell office:value-type="float" office:value="567">
            <text:p>567</text:p>
          </table:table-cell>
          <table:table-cell office:value-type="string">
            <text:p>2.72198261315714007e-01</text:p>
          </table:table-cell>
          <table:table-cell office:value-type="float" office:value="58">
            <text:p>58</text:p>
          </table:table-cell>
          <table:table-cell office:value-type="float" office:value="4.2407E-016">
            <text:p>4.24E-016</text:p>
          </table:table-cell>
          <table:table-cell office:value-type="float" office:value="0.00000000005773">
            <text:p>5.77E-011</text:p>
          </table:table-cell>
          <table:table-cell/>
          <table:table-cell office:value-type="float" office:value="59">
            <text:p>59</text:p>
          </table:table-cell>
          <table:table-cell office:value-type="float" office:value="4.2407E-016">
            <text:p>4.24E-016</text:p>
          </table:table-cell>
          <table:table-cell office:value-type="float" office:value="0.00000000005773">
            <text:p>5.7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8477E-017">
            <text:p>3.85E-017</text:p>
          </table:table-cell>
          <table:table-cell office:value-type="float" office:value="0.00000000005773">
            <text:p>5.7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8477E-017">
            <text:p>3.85E-017</text:p>
          </table:table-cell>
          <table:table-cell office:value-type="float" office:value="0.00000000005773">
            <text:p>5.77E-011</text:p>
          </table:table-cell>
          <table:table-cell table:formula="of:=IF([.P569] &lt; [.L569];&quot;BETTER&quot;;IF([.P569]-2 &gt; [.L569]; &quot;WORSE&quot;;&quot;&quot;))">
            <text:p/>
          </table:table-cell>
          <table:table-cell table:formula="of:=IF([.R569] &lt; [.N569];&quot;BETTER&quot;;IF([.R569] &gt;[.N56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5773">
            <text:p>5.77E-011</text:p>
          </table:table-cell>
          <table:table-cell table:formula="of:=IF([.U569] &lt; [.P569];&quot;BETTER&quot;;IF([.U569]-2 &gt; [.P569]; &quot;WORSE&quot;;&quot;&quot;))">
            <text:p/>
          </table:table-cell>
          <table:table-cell table:formula="of:=IF([.W569] &lt; [.R569];&quot;BETTER&quot;;IF([.W569] &gt;[.R56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45168">
            <text:p>4.52E-014</text:p>
          </table:table-cell>
          <table:table-cell office:value-type="float" office:value="0.00000000005773">
            <text:p>5.77E-011</text:p>
          </table:table-cell>
          <table:table-cell table:formula="of:=IF([.Z569] &lt; [.U569];&quot;BETTER&quot;;IF([.Z569]-2 &gt; [.U569]; &quot;WORSE&quot;;&quot;&quot;))">
            <text:p/>
          </table:table-cell>
          <table:table-cell table:formula="of:=IF([.AB569] &lt; [.W569];&quot;BETTER&quot;;IF([.AB569] &gt;[.W569]*1.1;&quot;WORSE&quot;;&quot;&quot;))">
            <text:p/>
          </table:table-cell>
        </table:table-row>
        <table:table-row table:style-name="ro3">
          <table:table-cell/>
          <table:table-cell office:value-type="float" office:value="568">
            <text:p>568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2.2456E-015">
            <text:p>2.25E-015</text:p>
          </table:table-cell>
          <table:table-cell office:value-type="float" office:value="0.000000000096831">
            <text:p>9.68E-011</text:p>
          </table:table-cell>
          <table:table-cell/>
          <table:table-cell office:value-type="float" office:value="59">
            <text:p>59</text:p>
          </table:table-cell>
          <table:table-cell office:value-type="float" office:value="2.2456E-015">
            <text:p>2.25E-015</text:p>
          </table:table-cell>
          <table:table-cell office:value-type="float" office:value="0.000000000096831">
            <text:p>9.68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570] &lt; [.L570];&quot;BETTER&quot;;IF([.P570]-2 &gt; [.L570]; &quot;WORSE&quot;;&quot;&quot;))">
            <text:p/>
          </table:table-cell>
          <table:table-cell table:formula="of:=IF([.R570] &lt; [.N570];&quot;BETTER&quot;;IF([.R570] &gt;[.N570]*1.1;&quot;WORSE&quot;;&quot;&quot;))">
            <text:p/>
          </table:table-cell>
          <table:table-cell office:value-type="float" office:value="56">
            <text:p>56</text:p>
          </table:table-cell>
          <table:table-cell office:value-type="float" office:value="0.00000000000054238">
            <text:p>5.42E-013</text:p>
          </table:table-cell>
          <table:table-cell office:value-type="float" office:value="0.00000000009683">
            <text:p>9.68E-011</text:p>
          </table:table-cell>
          <table:table-cell table:formula="of:=IF([.U570] &lt; [.P570];&quot;BETTER&quot;;IF([.U570]-2 &gt; [.P570]; &quot;WORSE&quot;;&quot;&quot;))" office:value-type="string" office:string-value="BETTER">
            <text:p>BETTER</text:p>
          </table:table-cell>
          <table:table-cell table:formula="of:=IF([.W570] &lt; [.R570];&quot;BETTER&quot;;IF([.W570] &gt;[.R570]*1.1;&quot;WORSE&quot;;&quot;&quot;))" office:value-type="string" office:string-value="BETTER">
            <text:p>BETTER</text:p>
          </table:table-cell>
          <table:table-cell office:value-type="float" office:value="56">
            <text:p>56</text:p>
          </table:table-cell>
          <table:table-cell office:value-type="float" office:value="0.000000000017665">
            <text:p>1.77E-011</text:p>
          </table:table-cell>
          <table:table-cell office:value-type="float" office:value="0.00000000009683">
            <text:p>9.68E-011</text:p>
          </table:table-cell>
          <table:table-cell table:formula="of:=IF([.Z570] &lt; [.U570];&quot;BETTER&quot;;IF([.Z570]-2 &gt; [.U570]; &quot;WORSE&quot;;&quot;&quot;))">
            <text:p/>
          </table:table-cell>
          <table:table-cell table:formula="of:=IF([.AB570] &lt; [.W570];&quot;BETTER&quot;;IF([.AB570] &gt;[.W570]*1.1;&quot;WORSE&quot;;&quot;&quot;))">
            <text:p/>
          </table:table-cell>
        </table:table-row>
        <table:table-row table:style-name="ro3">
          <table:table-cell/>
          <table:table-cell office:value-type="float" office:value="569">
            <text:p>569</text:p>
          </table:table-cell>
          <table:table-cell office:value-type="string">
            <text:p>-1.38629436743642742e+00</text:p>
          </table:table-cell>
          <table:table-cell office:value-type="float" office:value="110">
            <text:p>110</text:p>
          </table:table-cell>
          <table:table-cell office:value-type="float" office:value="0.0000000030402">
            <text:p>3.04E-009</text:p>
          </table:table-cell>
          <table:table-cell office:value-type="float" office:value="0.0000000055067">
            <text:p>5.51E-009</text:p>
          </table:table-cell>
          <table:table-cell/>
          <table:table-cell office:value-type="float" office:value="823">
            <text:p>823</text:p>
          </table:table-cell>
          <table:table-cell office:value-type="float" office:value="0.00000000070809">
            <text:p>7.08E-010</text:p>
          </table:table-cell>
          <table:table-cell office:value-type="float" office:value="0.000000004985">
            <text:p>4.99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25116">
            <text:p>2.51E-010</text:p>
          </table:table-cell>
          <table:table-cell office:value-type="float" office:value="0.0000000045708">
            <text:p>4.57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25116">
            <text:p>2.51E-010</text:p>
          </table:table-cell>
          <table:table-cell office:value-type="float" office:value="0.0000000045708">
            <text:p>4.57E-009</text:p>
          </table:table-cell>
          <table:table-cell table:formula="of:=IF([.P571] &lt; [.L571];&quot;BETTER&quot;;IF([.P571]-2 &gt; [.L571]; &quot;WORSE&quot;;&quot;&quot;))">
            <text:p/>
          </table:table-cell>
          <table:table-cell table:formula="of:=IF([.R571] &lt; [.N571];&quot;BETTER&quot;;IF([.R571] &gt;[.N57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25116">
            <text:p>2.51E-010</text:p>
          </table:table-cell>
          <table:table-cell office:value-type="float" office:value="0.0000000045708">
            <text:p>4.57E-009</text:p>
          </table:table-cell>
          <table:table-cell table:formula="of:=IF([.U571] &lt; [.P571];&quot;BETTER&quot;;IF([.U571]-2 &gt; [.P571]; &quot;WORSE&quot;;&quot;&quot;))">
            <text:p/>
          </table:table-cell>
          <table:table-cell table:formula="of:=IF([.W571] &lt; [.R571];&quot;BETTER&quot;;IF([.W571] &gt;[.R57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25126">
            <text:p>2.51E-010</text:p>
          </table:table-cell>
          <table:table-cell office:value-type="float" office:value="0.0000000045708">
            <text:p>4.57E-009</text:p>
          </table:table-cell>
          <table:table-cell table:formula="of:=IF([.Z571] &lt; [.U571];&quot;BETTER&quot;;IF([.Z571]-2 &gt; [.U571]; &quot;WORSE&quot;;&quot;&quot;))">
            <text:p/>
          </table:table-cell>
          <table:table-cell table:formula="of:=IF([.AB571] &lt; [.W571];&quot;BETTER&quot;;IF([.AB571] &gt;[.W571]*1.1;&quot;WORSE&quot;;&quot;&quot;))">
            <text:p/>
          </table:table-cell>
        </table:table-row>
        <table:table-row table:style-name="ro3">
          <table:table-cell/>
          <table:table-cell office:value-type="float" office:value="570">
            <text:p>570</text:p>
          </table:table-cell>
          <table:table-cell office:value-type="string">
            <text:p>EXCEPTION!!</text:p>
          </table:table-cell>
          <table:table-cell office:value-type="float" office:value="110">
            <text:p>110</text:p>
          </table:table-cell>
          <table:table-cell office:value-type="float" office:value="0.000000000011168">
            <text:p>1.12E-011</text:p>
          </table:table-cell>
          <table:table-cell office:value-type="float" office:value="0.00000000014668">
            <text:p>1.47E-010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5302">
            <text:p>5.30E-013</text:p>
          </table:table-cell>
          <table:table-cell office:value-type="float" office:value="0.00000000013604">
            <text:p>1.36E-01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572] &lt; [.L572];&quot;BETTER&quot;;IF([.P572]-2 &gt; [.L572]; &quot;WORSE&quot;;&quot;&quot;))">
            <text:p/>
          </table:table-cell>
          <table:table-cell table:formula="of:=IF([.R572] &lt; [.N572];&quot;BETTER&quot;;IF([.R572] &gt;[.N572]*1.1;&quot;WORSE&quot;;&quot;&quot;))">
            <text:p/>
          </table:table-cell>
          <table:table-cell office:value-type="float" office:value="135">
            <text:p>135</text:p>
          </table:table-cell>
          <table:table-cell office:value-type="float" office:value="0.000000000000069552">
            <text:p>6.96E-014</text:p>
          </table:table-cell>
          <table:table-cell office:value-type="float" office:value="0.00000000013573">
            <text:p>1.36E-010</text:p>
          </table:table-cell>
          <table:table-cell table:formula="of:=IF([.U572] &lt; [.P572];&quot;BETTER&quot;;IF([.U572]-2 &gt; [.P572]; &quot;WORSE&quot;;&quot;&quot;))" office:value-type="string" office:string-value="BETTER">
            <text:p>BETTER</text:p>
          </table:table-cell>
          <table:table-cell table:formula="of:=IF([.W572] &lt; [.R572];&quot;BETTER&quot;;IF([.W572] &gt;[.R572]*1.1;&quot;WORSE&quot;;&quot;&quot;))" office:value-type="string" office:string-value="BETTER">
            <text:p>BETTER</text:p>
          </table:table-cell>
          <table:table-cell office:value-type="float" office:value="135">
            <text:p>135</text:p>
          </table:table-cell>
          <table:table-cell office:value-type="float" office:value="0.000000000000070185">
            <text:p>7.02E-014</text:p>
          </table:table-cell>
          <table:table-cell office:value-type="float" office:value="0.00000000013573">
            <text:p>1.36E-010</text:p>
          </table:table-cell>
          <table:table-cell table:formula="of:=IF([.Z572] &lt; [.U572];&quot;BETTER&quot;;IF([.Z572]-2 &gt; [.U572]; &quot;WORSE&quot;;&quot;&quot;))">
            <text:p/>
          </table:table-cell>
          <table:table-cell table:formula="of:=IF([.AB572] &lt; [.W572];&quot;BETTER&quot;;IF([.AB572] &gt;[.W572]*1.1;&quot;WORSE&quot;;&quot;&quot;))">
            <text:p/>
          </table:table-cell>
        </table:table-row>
        <table:table-row table:style-name="ro3">
          <table:table-cell/>
          <table:table-cell office:value-type="float" office:value="571">
            <text:p>571</text:p>
          </table:table-cell>
          <table:table-cell office:value-type="string">
            <text:p>6.71646710823367576e-01</text:p>
          </table:table-cell>
          <table:table-cell office:value-type="float" office:value="110">
            <text:p>110</text:p>
          </table:table-cell>
          <table:table-cell office:value-type="float" office:value="0.0000000032452">
            <text:p>3.25E-009</text:p>
          </table:table-cell>
          <table:table-cell office:value-type="float" office:value="0.000000000029668">
            <text:p>2.97E-011</text:p>
          </table:table-cell>
          <table:table-cell/>
          <table:table-cell office:value-type="float" office:value="217">
            <text:p>217</text:p>
          </table:table-cell>
          <table:table-cell office:value-type="float" office:value="0.0000000000068336">
            <text:p>6.83E-012</text:p>
          </table:table-cell>
          <table:table-cell office:value-type="float" office:value="0.00000000002781">
            <text:p>2.78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91208">
            <text:p>9.12E-013</text:p>
          </table:table-cell>
          <table:table-cell office:value-type="float" office:value="0.000000000034791">
            <text:p>3.48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91208">
            <text:p>9.12E-013</text:p>
          </table:table-cell>
          <table:table-cell office:value-type="float" office:value="0.000000000034791">
            <text:p>3.48E-011</text:p>
          </table:table-cell>
          <table:table-cell table:formula="of:=IF([.P573] &lt; [.L573];&quot;BETTER&quot;;IF([.P573]-2 &gt; [.L573]; &quot;WORSE&quot;;&quot;&quot;))">
            <text:p/>
          </table:table-cell>
          <table:table-cell table:formula="of:=IF([.R573] &lt; [.N573];&quot;BETTER&quot;;IF([.R573] &gt;[.N57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91208">
            <text:p>9.12E-013</text:p>
          </table:table-cell>
          <table:table-cell office:value-type="float" office:value="0.000000000034791">
            <text:p>3.48E-011</text:p>
          </table:table-cell>
          <table:table-cell table:formula="of:=IF([.U573] &lt; [.P573];&quot;BETTER&quot;;IF([.U573]-2 &gt; [.P573]; &quot;WORSE&quot;;&quot;&quot;))">
            <text:p/>
          </table:table-cell>
          <table:table-cell table:formula="of:=IF([.W573] &lt; [.R573];&quot;BETTER&quot;;IF([.W573] &gt;[.R57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91208">
            <text:p>9.12E-013</text:p>
          </table:table-cell>
          <table:table-cell office:value-type="float" office:value="0.000000000034791">
            <text:p>3.48E-011</text:p>
          </table:table-cell>
          <table:table-cell table:formula="of:=IF([.Z573] &lt; [.U573];&quot;BETTER&quot;;IF([.Z573]-2 &gt; [.U573]; &quot;WORSE&quot;;&quot;&quot;))">
            <text:p/>
          </table:table-cell>
          <table:table-cell table:formula="of:=IF([.AB573] &lt; [.W573];&quot;BETTER&quot;;IF([.AB573] &gt;[.W573]*1.1;&quot;WORSE&quot;;&quot;&quot;))">
            <text:p/>
          </table:table-cell>
        </table:table-row>
        <table:table-row table:style-name="ro3">
          <table:table-cell/>
          <table:table-cell office:value-type="float" office:value="572">
            <text:p>572</text:p>
          </table:table-cell>
          <table:table-cell office:value-type="string">
            <text:p>3.90261690703541273e-03</text:p>
          </table:table-cell>
          <table:table-cell office:value-type="float" office:value="61">
            <text:p>61</text:p>
          </table:table-cell>
          <table:table-cell office:value-type="float" office:value="0.0000000024833">
            <text:p>2.48E-009</text:p>
          </table:table-cell>
          <table:table-cell office:value-type="float" office:value="0.00000000024673">
            <text:p>2.47E-010</text:p>
          </table:table-cell>
          <table:table-cell/>
          <table:table-cell office:value-type="float" office:value="238">
            <text:p>238</text:p>
          </table:table-cell>
          <table:table-cell office:value-type="float" office:value="0.00000000099745">
            <text:p>9.97E-010</text:p>
          </table:table-cell>
          <table:table-cell office:value-type="float" office:value="0.0000000023263">
            <text:p>2.33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29724">
            <text:p>2.97E-012</text:p>
          </table:table-cell>
          <table:table-cell office:value-type="float" office:value="0.0000000018027">
            <text:p>1.80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29724">
            <text:p>2.97E-012</text:p>
          </table:table-cell>
          <table:table-cell office:value-type="float" office:value="0.0000000018027">
            <text:p>1.80E-009</text:p>
          </table:table-cell>
          <table:table-cell table:formula="of:=IF([.P574] &lt; [.L574];&quot;BETTER&quot;;IF([.P574]-2 &gt; [.L574]; &quot;WORSE&quot;;&quot;&quot;))">
            <text:p/>
          </table:table-cell>
          <table:table-cell table:formula="of:=IF([.R574] &lt; [.N574];&quot;BETTER&quot;;IF([.R574] &gt;[.N57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29724">
            <text:p>2.97E-012</text:p>
          </table:table-cell>
          <table:table-cell office:value-type="float" office:value="0.0000000018027">
            <text:p>1.80E-009</text:p>
          </table:table-cell>
          <table:table-cell table:formula="of:=IF([.U574] &lt; [.P574];&quot;BETTER&quot;;IF([.U574]-2 &gt; [.P574]; &quot;WORSE&quot;;&quot;&quot;))">
            <text:p/>
          </table:table-cell>
          <table:table-cell table:formula="of:=IF([.W574] &lt; [.R574];&quot;BETTER&quot;;IF([.W574] &gt;[.R57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60087">
            <text:p>6.01E-010</text:p>
          </table:table-cell>
          <table:table-cell office:value-type="float" office:value="0.0000000018027">
            <text:p>1.80E-009</text:p>
          </table:table-cell>
          <table:table-cell table:formula="of:=IF([.Z574] &lt; [.U574];&quot;BETTER&quot;;IF([.Z574]-2 &gt; [.U574]; &quot;WORSE&quot;;&quot;&quot;))">
            <text:p/>
          </table:table-cell>
          <table:table-cell table:formula="of:=IF([.AB574] &lt; [.W574];&quot;BETTER&quot;;IF([.AB574] &gt;[.W574]*1.1;&quot;WORSE&quot;;&quot;&quot;))">
            <text:p/>
          </table:table-cell>
        </table:table-row>
        <table:table-row table:style-name="ro3">
          <table:table-cell/>
          <table:table-cell office:value-type="float" office:value="573">
            <text:p>573</text:p>
          </table:table-cell>
          <table:table-cell office:value-type="string">
            <text:p>1.57079632678979331e+00</text:p>
          </table:table-cell>
          <table:table-cell office:value-type="float" office:value="58">
            <text:p>58</text:p>
          </table:table-cell>
          <table:table-cell office:value-type="float" office:value="0.000000000002341">
            <text:p>2.34E-012</text:p>
          </table:table-cell>
          <table:table-cell office:value-type="float" office:value="0.0000000000064992">
            <text:p>6.50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2341">
            <text:p>2.34E-012</text:p>
          </table:table-cell>
          <table:table-cell office:value-type="float" office:value="0.0000000000064992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064978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064978">
            <text:p>6.50E-012</text:p>
          </table:table-cell>
          <table:table-cell table:formula="of:=IF([.P575] &lt; [.L575];&quot;BETTER&quot;;IF([.P575]-2 &gt; [.L575]; &quot;WORSE&quot;;&quot;&quot;))">
            <text:p/>
          </table:table-cell>
          <table:table-cell table:formula="of:=IF([.R575] &lt; [.N575];&quot;BETTER&quot;;IF([.R575] &gt;[.N57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064978">
            <text:p>6.50E-012</text:p>
          </table:table-cell>
          <table:table-cell table:formula="of:=IF([.U575] &lt; [.P575];&quot;BETTER&quot;;IF([.U575]-2 &gt; [.P575]; &quot;WORSE&quot;;&quot;&quot;))">
            <text:p/>
          </table:table-cell>
          <table:table-cell table:formula="of:=IF([.W575] &lt; [.R575];&quot;BETTER&quot;;IF([.W575] &gt;[.R57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4785">
            <text:p>1.48E-013</text:p>
          </table:table-cell>
          <table:table-cell office:value-type="float" office:value="0.0000000000064978">
            <text:p>6.50E-012</text:p>
          </table:table-cell>
          <table:table-cell table:formula="of:=IF([.Z575] &lt; [.U575];&quot;BETTER&quot;;IF([.Z575]-2 &gt; [.U575]; &quot;WORSE&quot;;&quot;&quot;))">
            <text:p/>
          </table:table-cell>
          <table:table-cell table:formula="of:=IF([.AB575] &lt; [.W575];&quot;BETTER&quot;;IF([.AB575] &gt;[.W575]*1.1;&quot;WORSE&quot;;&quot;&quot;))">
            <text:p/>
          </table:table-cell>
        </table:table-row>
        <table:table-row table:style-name="ro3">
          <table:table-cell/>
          <table:table-cell office:value-type="float" office:value="574">
            <text:p>574</text:p>
          </table:table-cell>
          <table:table-cell office:value-type="string">
            <text:p>1.57079632679489634e+00</text:p>
          </table:table-cell>
          <table:table-cell office:value-type="float" office:value="110">
            <text:p>110</text:p>
          </table:table-cell>
          <table:table-cell office:value-type="float" office:value="0.000000000017525">
            <text:p>1.75E-011</text:p>
          </table:table-cell>
          <table:table-cell office:value-type="float" office:value="0.000000000020775">
            <text:p>2.08E-011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5036">
            <text:p>5.04E-013</text:p>
          </table:table-cell>
          <table:table-cell office:value-type="float" office:value="0.0000000000037543">
            <text:p>3.7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10145">
            <text:p>1.01E-009</text:p>
          </table:table-cell>
          <table:table-cell office:value-type="float" office:value="0.0000000000032491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10145">
            <text:p>1.01E-009</text:p>
          </table:table-cell>
          <table:table-cell office:value-type="float" office:value="0.0000000000032491">
            <text:p>3.25E-012</text:p>
          </table:table-cell>
          <table:table-cell table:formula="of:=IF([.P576] &lt; [.L576];&quot;BETTER&quot;;IF([.P576]-2 &gt; [.L576]; &quot;WORSE&quot;;&quot;&quot;))">
            <text:p/>
          </table:table-cell>
          <table:table-cell table:formula="of:=IF([.R576] &lt; [.N576];&quot;BETTER&quot;;IF([.R576] &gt;[.N57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10145">
            <text:p>1.01E-009</text:p>
          </table:table-cell>
          <table:table-cell office:value-type="float" office:value="0.0000000000032491">
            <text:p>3.25E-012</text:p>
          </table:table-cell>
          <table:table-cell table:formula="of:=IF([.U576] &lt; [.P576];&quot;BETTER&quot;;IF([.U576]-2 &gt; [.P576]; &quot;WORSE&quot;;&quot;&quot;))">
            <text:p/>
          </table:table-cell>
          <table:table-cell table:formula="of:=IF([.W576] &lt; [.R576];&quot;BETTER&quot;;IF([.W576] &gt;[.R57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10145">
            <text:p>1.01E-009</text:p>
          </table:table-cell>
          <table:table-cell office:value-type="float" office:value="0.0000000000032491">
            <text:p>3.25E-012</text:p>
          </table:table-cell>
          <table:table-cell table:formula="of:=IF([.Z576] &lt; [.U576];&quot;BETTER&quot;;IF([.Z576]-2 &gt; [.U576]; &quot;WORSE&quot;;&quot;&quot;))">
            <text:p/>
          </table:table-cell>
          <table:table-cell table:formula="of:=IF([.AB576] &lt; [.W576];&quot;BETTER&quot;;IF([.AB576] &gt;[.W576]*1.1;&quot;WORSE&quot;;&quot;&quot;))">
            <text:p/>
          </table:table-cell>
        </table:table-row>
        <table:table-row table:style-name="ro3">
          <table:table-cell/>
          <table:table-cell office:value-type="float" office:value="575">
            <text:p>575</text:p>
          </table:table-cell>
          <table:table-cell office:value-type="string">
            <text:p>3.14159265364082296e+00</text:p>
          </table:table-cell>
          <table:table-cell office:value-type="float" office:value="58">
            <text:p>58</text:p>
          </table:table-cell>
          <table:table-cell office:value-type="float" office:value="0.0000000027687">
            <text:p>2.77E-009</text:p>
          </table:table-cell>
          <table:table-cell office:value-type="float" office:value="0.000000000012994">
            <text:p>1.30E-011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6295">
            <text:p>6.30E-013</text:p>
          </table:table-cell>
          <table:table-cell office:value-type="float" office:value="0.000000000012364">
            <text:p>1.2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47351">
            <text:p>4.74E-012</text:p>
          </table:table-cell>
          <table:table-cell office:value-type="float" office:value="0.000000000012994">
            <text:p>1.3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47351">
            <text:p>4.74E-012</text:p>
          </table:table-cell>
          <table:table-cell office:value-type="float" office:value="0.000000000012994">
            <text:p>1.30E-011</text:p>
          </table:table-cell>
          <table:table-cell table:formula="of:=IF([.P577] &lt; [.L577];&quot;BETTER&quot;;IF([.P577]-2 &gt; [.L577]; &quot;WORSE&quot;;&quot;&quot;))">
            <text:p/>
          </table:table-cell>
          <table:table-cell table:formula="of:=IF([.R577] &lt; [.N577];&quot;BETTER&quot;;IF([.R577] &gt;[.N57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47351">
            <text:p>4.74E-012</text:p>
          </table:table-cell>
          <table:table-cell office:value-type="float" office:value="0.000000000012994">
            <text:p>1.30E-011</text:p>
          </table:table-cell>
          <table:table-cell table:formula="of:=IF([.U577] &lt; [.P577];&quot;BETTER&quot;;IF([.U577]-2 &gt; [.P577]; &quot;WORSE&quot;;&quot;&quot;))">
            <text:p/>
          </table:table-cell>
          <table:table-cell table:formula="of:=IF([.W577] &lt; [.R577];&quot;BETTER&quot;;IF([.W577] &gt;[.R57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62118">
            <text:p>6.21E-012</text:p>
          </table:table-cell>
          <table:table-cell office:value-type="float" office:value="0.000000000012994">
            <text:p>1.30E-011</text:p>
          </table:table-cell>
          <table:table-cell table:formula="of:=IF([.Z577] &lt; [.U577];&quot;BETTER&quot;;IF([.Z577]-2 &gt; [.U577]; &quot;WORSE&quot;;&quot;&quot;))">
            <text:p/>
          </table:table-cell>
          <table:table-cell table:formula="of:=IF([.AB577] &lt; [.W577];&quot;BETTER&quot;;IF([.AB577] &gt;[.W577]*1.1;&quot;WORSE&quot;;&quot;&quot;))">
            <text:p/>
          </table:table-cell>
        </table:table-row>
        <table:table-row table:style-name="ro3">
          <table:table-cell/>
          <table:table-cell office:value-type="float" office:value="576">
            <text:p>576</text:p>
          </table:table-cell>
          <table:table-cell office:value-type="string">
            <text:p>-3.14159265357958617e+00</text:p>
          </table:table-cell>
          <table:table-cell office:value-type="float" office:value="110">
            <text:p>110</text:p>
          </table:table-cell>
          <table:table-cell office:value-type="float" office:value="0.0000000000043814">
            <text:p>4.38E-012</text:p>
          </table:table-cell>
          <table:table-cell office:value-type="float" office:value="0.0000000000021151">
            <text:p>2.12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12612">
            <text:p>1.26E-013</text:p>
          </table:table-cell>
          <table:table-cell office:value-type="float" office:value="0.0000000000063704">
            <text:p>6.3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40673">
            <text:p>4.07E-009</text:p>
          </table:table-cell>
          <table:table-cell office:value-type="float" office:value="0.0000000000064979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40673">
            <text:p>4.07E-009</text:p>
          </table:table-cell>
          <table:table-cell office:value-type="float" office:value="0.0000000000064979">
            <text:p>6.50E-012</text:p>
          </table:table-cell>
          <table:table-cell table:formula="of:=IF([.P578] &lt; [.L578];&quot;BETTER&quot;;IF([.P578]-2 &gt; [.L578]; &quot;WORSE&quot;;&quot;&quot;))">
            <text:p/>
          </table:table-cell>
          <table:table-cell table:formula="of:=IF([.R578] &lt; [.N578];&quot;BETTER&quot;;IF([.R578] &gt;[.N57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40673">
            <text:p>4.07E-009</text:p>
          </table:table-cell>
          <table:table-cell office:value-type="float" office:value="0.0000000000064979">
            <text:p>6.50E-012</text:p>
          </table:table-cell>
          <table:table-cell table:formula="of:=IF([.U578] &lt; [.P578];&quot;BETTER&quot;;IF([.U578]-2 &gt; [.P578]; &quot;WORSE&quot;;&quot;&quot;))">
            <text:p/>
          </table:table-cell>
          <table:table-cell table:formula="of:=IF([.W578] &lt; [.R578];&quot;BETTER&quot;;IF([.W578] &gt;[.R57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40676">
            <text:p>4.07E-009</text:p>
          </table:table-cell>
          <table:table-cell office:value-type="float" office:value="0.0000000000064979">
            <text:p>6.50E-012</text:p>
          </table:table-cell>
          <table:table-cell table:formula="of:=IF([.Z578] &lt; [.U578];&quot;BETTER&quot;;IF([.Z578]-2 &gt; [.U578]; &quot;WORSE&quot;;&quot;&quot;))">
            <text:p/>
          </table:table-cell>
          <table:table-cell table:formula="of:=IF([.AB578] &lt; [.W578];&quot;BETTER&quot;;IF([.AB578] &gt;[.W578]*1.1;&quot;WORSE&quot;;&quot;&quot;))">
            <text:p/>
          </table:table-cell>
        </table:table-row>
        <table:table-row table:style-name="ro3">
          <table:table-cell/>
          <table:table-cell office:value-type="float" office:value="577">
            <text:p>577</text:p>
          </table:table-cell>
          <table:table-cell office:value-type="string">
            <text:p>4.36332313004961503e-02</text:p>
          </table:table-cell>
          <table:table-cell office:value-type="float" office:value="113">
            <text:p>113</text:p>
          </table:table-cell>
          <table:table-cell office:value-type="float" office:value="0.0000000000014174">
            <text:p>1.42E-012</text:p>
          </table:table-cell>
          <table:table-cell office:value-type="float" office:value="0.0000000000099488">
            <text:p>9.95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14174">
            <text:p>1.42E-012</text:p>
          </table:table-cell>
          <table:table-cell office:value-type="float" office:value="0.0000000000099488">
            <text:p>9.9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29246">
            <text:p>2.92E-013</text:p>
          </table:table-cell>
          <table:table-cell office:value-type="float" office:value="0.000000000011371">
            <text:p>1.1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29246">
            <text:p>2.92E-013</text:p>
          </table:table-cell>
          <table:table-cell office:value-type="float" office:value="0.000000000011371">
            <text:p>1.14E-011</text:p>
          </table:table-cell>
          <table:table-cell table:formula="of:=IF([.P579] &lt; [.L579];&quot;BETTER&quot;;IF([.P579]-2 &gt; [.L579]; &quot;WORSE&quot;;&quot;&quot;))">
            <text:p/>
          </table:table-cell>
          <table:table-cell table:formula="of:=IF([.R579] &lt; [.N579];&quot;BETTER&quot;;IF([.R579] &gt;[.N57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29246">
            <text:p>2.92E-013</text:p>
          </table:table-cell>
          <table:table-cell office:value-type="float" office:value="0.000000000011371">
            <text:p>1.14E-011</text:p>
          </table:table-cell>
          <table:table-cell table:formula="of:=IF([.U579] &lt; [.P579];&quot;BETTER&quot;;IF([.U579]-2 &gt; [.P579]; &quot;WORSE&quot;;&quot;&quot;))">
            <text:p/>
          </table:table-cell>
          <table:table-cell table:formula="of:=IF([.W579] &lt; [.R579];&quot;BETTER&quot;;IF([.W579] &gt;[.R57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31092">
            <text:p>3.11E-013</text:p>
          </table:table-cell>
          <table:table-cell office:value-type="float" office:value="0.000000000011371">
            <text:p>1.14E-011</text:p>
          </table:table-cell>
          <table:table-cell table:formula="of:=IF([.Z579] &lt; [.U579];&quot;BETTER&quot;;IF([.Z579]-2 &gt; [.U579]; &quot;WORSE&quot;;&quot;&quot;))">
            <text:p/>
          </table:table-cell>
          <table:table-cell table:formula="of:=IF([.AB579] &lt; [.W579];&quot;BETTER&quot;;IF([.AB579] &gt;[.W579]*1.1;&quot;WORSE&quot;;&quot;&quot;))">
            <text:p/>
          </table:table-cell>
        </table:table-row>
        <table:table-row table:style-name="ro3">
          <table:table-cell/>
          <table:table-cell office:value-type="float" office:value="578">
            <text:p>578</text:p>
          </table:table-cell>
          <table:table-cell office:value-type="string">
            <text:p>5.02654824574366092e-04</text:p>
          </table:table-cell>
          <table:table-cell office:value-type="float" office:value="85">
            <text:p>85</text:p>
          </table:table-cell>
          <table:table-cell office:value-type="float" office:value="0.000000000000099611">
            <text:p>9.96E-014</text:p>
          </table:table-cell>
          <table:table-cell office:value-type="float" office:value="0.000000048889">
            <text:p>4.89E-008</text:p>
          </table:table-cell>
          <table:table-cell/>
          <table:table-cell office:value-type="float" office:value="87">
            <text:p>87</text:p>
          </table:table-cell>
          <table:table-cell office:value-type="float" office:value="0.0000000000001091">
            <text:p>1.09E-013</text:p>
          </table:table-cell>
          <table:table-cell office:value-type="float" office:value="0.000000048889">
            <text:p>4.89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12252">
            <text:p>1.23E-012</text:p>
          </table:table-cell>
          <table:table-cell office:value-type="float" office:value="0.000000048889">
            <text:p>4.89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12252">
            <text:p>1.23E-012</text:p>
          </table:table-cell>
          <table:table-cell office:value-type="float" office:value="0.000000048889">
            <text:p>4.89E-008</text:p>
          </table:table-cell>
          <table:table-cell table:formula="of:=IF([.P580] &lt; [.L580];&quot;BETTER&quot;;IF([.P580]-2 &gt; [.L580]; &quot;WORSE&quot;;&quot;&quot;))">
            <text:p/>
          </table:table-cell>
          <table:table-cell table:formula="of:=IF([.R580] &lt; [.N580];&quot;BETTER&quot;;IF([.R580] &gt;[.N58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2252">
            <text:p>1.23E-012</text:p>
          </table:table-cell>
          <table:table-cell office:value-type="float" office:value="0.000000048889">
            <text:p>4.89E-008</text:p>
          </table:table-cell>
          <table:table-cell table:formula="of:=IF([.U580] &lt; [.P580];&quot;BETTER&quot;;IF([.U580]-2 &gt; [.P580]; &quot;WORSE&quot;;&quot;&quot;))">
            <text:p/>
          </table:table-cell>
          <table:table-cell table:formula="of:=IF([.W580] &lt; [.R580];&quot;BETTER&quot;;IF([.W580] &gt;[.R58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2252">
            <text:p>1.23E-012</text:p>
          </table:table-cell>
          <table:table-cell office:value-type="float" office:value="0.000000048889">
            <text:p>4.89E-008</text:p>
          </table:table-cell>
          <table:table-cell table:formula="of:=IF([.Z580] &lt; [.U580];&quot;BETTER&quot;;IF([.Z580]-2 &gt; [.U580]; &quot;WORSE&quot;;&quot;&quot;))">
            <text:p/>
          </table:table-cell>
          <table:table-cell table:formula="of:=IF([.AB580] &lt; [.W580];&quot;BETTER&quot;;IF([.AB580] &gt;[.W580]*1.1;&quot;WORSE&quot;;&quot;&quot;))">
            <text:p/>
          </table:table-cell>
        </table:table-row>
        <table:table-row table:style-name="ro3">
          <table:table-cell/>
          <table:table-cell office:value-type="float" office:value="579">
            <text:p>579</text:p>
          </table:table-cell>
          <table:table-cell office:value-type="string">
            <text:p>1.42857142862246156e-01</text:p>
          </table:table-cell>
          <table:table-cell office:value-type="float" office:value="58">
            <text:p>58</text:p>
          </table:table-cell>
          <table:table-cell office:value-type="float" office:value="0.00000000069548">
            <text:p>6.95E-010</text:p>
          </table:table-cell>
          <table:table-cell office:value-type="float" office:value="0.00000000026428">
            <text:p>2.64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69548">
            <text:p>6.95E-010</text:p>
          </table:table-cell>
          <table:table-cell office:value-type="float" office:value="0.00000000026428">
            <text:p>2.64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1.09E-016">
            <text:p>1.09E-016</text:p>
          </table:table-cell>
          <table:table-cell office:value-type="float" office:value="0.00000000026428">
            <text:p>2.64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1.09E-016">
            <text:p>1.09E-016</text:p>
          </table:table-cell>
          <table:table-cell office:value-type="float" office:value="0.00000000026428">
            <text:p>2.64E-010</text:p>
          </table:table-cell>
          <table:table-cell table:formula="of:=IF([.P581] &lt; [.L581];&quot;BETTER&quot;;IF([.P581]-2 &gt; [.L581]; &quot;WORSE&quot;;&quot;&quot;))">
            <text:p/>
          </table:table-cell>
          <table:table-cell table:formula="of:=IF([.R581] &lt; [.N581];&quot;BETTER&quot;;IF([.R581] &gt;[.N58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308E-016">
            <text:p>1.31E-016</text:p>
          </table:table-cell>
          <table:table-cell office:value-type="float" office:value="0.00000000026428">
            <text:p>2.64E-010</text:p>
          </table:table-cell>
          <table:table-cell table:formula="of:=IF([.U581] &lt; [.P581];&quot;BETTER&quot;;IF([.U581]-2 &gt; [.P581]; &quot;WORSE&quot;;&quot;&quot;))">
            <text:p/>
          </table:table-cell>
          <table:table-cell table:formula="of:=IF([.W581] &lt; [.R581];&quot;BETTER&quot;;IF([.W581] &gt;[.R58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478">
            <text:p>1.48E-013</text:p>
          </table:table-cell>
          <table:table-cell office:value-type="float" office:value="0.00000000026428">
            <text:p>2.64E-010</text:p>
          </table:table-cell>
          <table:table-cell table:formula="of:=IF([.Z581] &lt; [.U581];&quot;BETTER&quot;;IF([.Z581]-2 &gt; [.U581]; &quot;WORSE&quot;;&quot;&quot;))">
            <text:p/>
          </table:table-cell>
          <table:table-cell table:formula="of:=IF([.AB581] &lt; [.W581];&quot;BETTER&quot;;IF([.AB581] &gt;[.W581]*1.1;&quot;WORSE&quot;;&quot;&quot;))">
            <text:p/>
          </table:table-cell>
        </table:table-row>
        <table:table-row table:style-name="ro3">
          <table:table-cell/>
          <table:table-cell office:value-type="float" office:value="580">
            <text:p>580</text:p>
          </table:table-cell>
          <table:table-cell office:value-type="string">
            <text:p>1.57079632679489656e+00</text:p>
          </table:table-cell>
          <table:table-cell office:value-type="float" office:value="110">
            <text:p>110</text:p>
          </table:table-cell>
          <table:table-cell office:value-type="float" office:value="0.000000000021906">
            <text:p>2.19E-011</text:p>
          </table:table-cell>
          <table:table-cell office:value-type="float" office:value="0.000000000025157">
            <text:p>2.52E-011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62972">
            <text:p>6.30E-013</text:p>
          </table:table-cell>
          <table:table-cell office:value-type="float" office:value="0.0000000000038811">
            <text:p>3.88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1.7439E-016">
            <text:p>1.74E-016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1.7439E-016">
            <text:p>1.74E-016</text:p>
          </table:table-cell>
          <table:table-cell office:value-type="float" office:value="0.000000000003249">
            <text:p>3.25E-012</text:p>
          </table:table-cell>
          <table:table-cell table:formula="of:=IF([.P582] &lt; [.L582];&quot;BETTER&quot;;IF([.P582]-2 &gt; [.L582]; &quot;WORSE&quot;;&quot;&quot;))">
            <text:p/>
          </table:table-cell>
          <table:table-cell table:formula="of:=IF([.R582] &lt; [.N582];&quot;BETTER&quot;;IF([.R582] &gt;[.N58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7439E-016">
            <text:p>1.74E-016</text:p>
          </table:table-cell>
          <table:table-cell office:value-type="float" office:value="0.000000000003249">
            <text:p>3.25E-012</text:p>
          </table:table-cell>
          <table:table-cell table:formula="of:=IF([.U582] &lt; [.P582];&quot;BETTER&quot;;IF([.U582]-2 &gt; [.P582]; &quot;WORSE&quot;;&quot;&quot;))">
            <text:p/>
          </table:table-cell>
          <table:table-cell table:formula="of:=IF([.W582] &lt; [.R582];&quot;BETTER&quot;;IF([.W582] &gt;[.R58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7439E-016">
            <text:p>1.74E-016</text:p>
          </table:table-cell>
          <table:table-cell office:value-type="float" office:value="0.000000000003249">
            <text:p>3.25E-012</text:p>
          </table:table-cell>
          <table:table-cell table:formula="of:=IF([.Z582] &lt; [.U582];&quot;BETTER&quot;;IF([.Z582]-2 &gt; [.U582]; &quot;WORSE&quot;;&quot;&quot;))">
            <text:p/>
          </table:table-cell>
          <table:table-cell table:formula="of:=IF([.AB582] &lt; [.W582];&quot;BETTER&quot;;IF([.AB582] &gt;[.W582]*1.1;&quot;WORSE&quot;;&quot;&quot;))">
            <text:p/>
          </table:table-cell>
        </table:table-row>
        <table:table-row table:style-name="ro3">
          <table:table-cell/>
          <table:table-cell office:value-type="float" office:value="581">
            <text:p>581</text:p>
          </table:table-cell>
          <table:table-cell office:value-type="string">
            <text:p>1.19814023474069575e+00</text:p>
          </table:table-cell>
          <table:table-cell office:value-type="float" office:value="58">
            <text:p>58</text:p>
          </table:table-cell>
          <table:table-cell office:value-type="float" office:value="7.8599E-015">
            <text:p>7.86E-015</text:p>
          </table:table-cell>
          <table:table-cell office:value-type="float" office:value="0.000000000033965">
            <text:p>3.40E-011</text:p>
          </table:table-cell>
          <table:table-cell/>
          <table:table-cell office:value-type="float" office:value="59">
            <text:p>59</text:p>
          </table:table-cell>
          <table:table-cell office:value-type="float" office:value="7.8599E-015">
            <text:p>7.86E-015</text:p>
          </table:table-cell>
          <table:table-cell office:value-type="float" office:value="0.000000000033965">
            <text:p>3.4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1215">
            <text:p>3.12E-011</text:p>
          </table:table-cell>
          <table:table-cell office:value-type="float" office:value="0.000000000033966">
            <text:p>3.4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1215">
            <text:p>3.12E-011</text:p>
          </table:table-cell>
          <table:table-cell office:value-type="float" office:value="0.000000000033966">
            <text:p>3.40E-011</text:p>
          </table:table-cell>
          <table:table-cell table:formula="of:=IF([.P583] &lt; [.L583];&quot;BETTER&quot;;IF([.P583]-2 &gt; [.L583]; &quot;WORSE&quot;;&quot;&quot;))">
            <text:p/>
          </table:table-cell>
          <table:table-cell table:formula="of:=IF([.R583] &lt; [.N583];&quot;BETTER&quot;;IF([.R583] &gt;[.N58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31215">
            <text:p>3.12E-011</text:p>
          </table:table-cell>
          <table:table-cell office:value-type="float" office:value="0.000000000033966">
            <text:p>3.40E-011</text:p>
          </table:table-cell>
          <table:table-cell table:formula="of:=IF([.U583] &lt; [.P583];&quot;BETTER&quot;;IF([.U583]-2 &gt; [.P583]; &quot;WORSE&quot;;&quot;&quot;))">
            <text:p/>
          </table:table-cell>
          <table:table-cell table:formula="of:=IF([.W583] &lt; [.R583];&quot;BETTER&quot;;IF([.W583] &gt;[.R58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31233">
            <text:p>3.12E-011</text:p>
          </table:table-cell>
          <table:table-cell office:value-type="float" office:value="0.000000000033966">
            <text:p>3.40E-011</text:p>
          </table:table-cell>
          <table:table-cell table:formula="of:=IF([.Z583] &lt; [.U583];&quot;BETTER&quot;;IF([.Z583]-2 &gt; [.U583]; &quot;WORSE&quot;;&quot;&quot;))">
            <text:p/>
          </table:table-cell>
          <table:table-cell table:formula="of:=IF([.AB583] &lt; [.W583];&quot;BETTER&quot;;IF([.AB583] &gt;[.W583]*1.1;&quot;WORSE&quot;;&quot;&quot;))">
            <text:p/>
          </table:table-cell>
        </table:table-row>
        <table:table-row table:style-name="ro3">
          <table:table-cell/>
          <table:table-cell office:value-type="float" office:value="582">
            <text:p>582</text:p>
          </table:table-cell>
          <table:table-cell office:value-type="string">
            <text:p>2.62205755429722309e+00</text:p>
          </table:table-cell>
          <table:table-cell office:value-type="float" office:value="63">
            <text:p>63</text:p>
          </table:table-cell>
          <table:table-cell office:value-type="float" office:value="0.00000000000015018">
            <text:p>1.50E-013</text:p>
          </table:table-cell>
          <table:table-cell office:value-type="float" office:value="0.0000000000011959">
            <text:p>1.20E-012</text:p>
          </table:table-cell>
          <table:table-cell/>
          <table:table-cell office:value-type="float" office:value="64">
            <text:p>64</text:p>
          </table:table-cell>
          <table:table-cell office:value-type="float" office:value="0.000000000000013036">
            <text:p>1.30E-014</text:p>
          </table:table-cell>
          <table:table-cell office:value-type="float" office:value="0.0000000000010589">
            <text:p>1.06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64">
            <text:p>2.64E-012</text:p>
          </table:table-cell>
          <table:table-cell office:value-type="float" office:value="0.000000000001059">
            <text:p>1.06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64">
            <text:p>2.64E-012</text:p>
          </table:table-cell>
          <table:table-cell office:value-type="float" office:value="0.000000000001059">
            <text:p>1.06E-012</text:p>
          </table:table-cell>
          <table:table-cell table:formula="of:=IF([.P584] &lt; [.L584];&quot;BETTER&quot;;IF([.P584]-2 &gt; [.L584]; &quot;WORSE&quot;;&quot;&quot;))">
            <text:p/>
          </table:table-cell>
          <table:table-cell table:formula="of:=IF([.R584] &lt; [.N584];&quot;BETTER&quot;;IF([.R584] &gt;[.N58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6396">
            <text:p>2.64E-012</text:p>
          </table:table-cell>
          <table:table-cell office:value-type="float" office:value="0.0000000000010592">
            <text:p>1.06E-012</text:p>
          </table:table-cell>
          <table:table-cell table:formula="of:=IF([.U584] &lt; [.P584];&quot;BETTER&quot;;IF([.U584]-2 &gt; [.P584]; &quot;WORSE&quot;;&quot;&quot;))">
            <text:p/>
          </table:table-cell>
          <table:table-cell table:formula="of:=IF([.W584] &lt; [.R584];&quot;BETTER&quot;;IF([.W584] &gt;[.R58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6576">
            <text:p>2.66E-012</text:p>
          </table:table-cell>
          <table:table-cell office:value-type="float" office:value="0.0000000000010592">
            <text:p>1.06E-012</text:p>
          </table:table-cell>
          <table:table-cell table:formula="of:=IF([.Z584] &lt; [.U584];&quot;BETTER&quot;;IF([.Z584]-2 &gt; [.U584]; &quot;WORSE&quot;;&quot;&quot;))">
            <text:p/>
          </table:table-cell>
          <table:table-cell table:formula="of:=IF([.AB584] &lt; [.W584];&quot;BETTER&quot;;IF([.AB584] &gt;[.W584]*1.1;&quot;WORSE&quot;;&quot;&quot;))">
            <text:p/>
          </table:table-cell>
        </table:table-row>
        <table:table-row table:style-name="ro3">
          <table:table-cell/>
          <table:table-cell office:value-type="float" office:value="583">
            <text:p>583</text:p>
          </table:table-cell>
          <table:table-cell office:value-type="string">
            <text:p>7.97532495705149426e-03</text:p>
          </table:table-cell>
          <table:table-cell office:value-type="float" office:value="113">
            <text:p>113</text:p>
          </table:table-cell>
          <table:table-cell office:value-type="float" office:value="0.0000000000013786">
            <text:p>1.38E-012</text:p>
          </table:table-cell>
          <table:table-cell office:value-type="float" office:value="0.0000000053866">
            <text:p>5.39E-009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13786">
            <text:p>1.38E-012</text:p>
          </table:table-cell>
          <table:table-cell office:value-type="float" office:value="0.0000000053866">
            <text:p>5.39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31492">
            <text:p>3.15E-014</text:p>
          </table:table-cell>
          <table:table-cell office:value-type="float" office:value="0.0000000053852">
            <text:p>5.39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31492">
            <text:p>3.15E-014</text:p>
          </table:table-cell>
          <table:table-cell office:value-type="float" office:value="0.0000000053852">
            <text:p>5.39E-009</text:p>
          </table:table-cell>
          <table:table-cell table:formula="of:=IF([.P585] &lt; [.L585];&quot;BETTER&quot;;IF([.P585]-2 &gt; [.L585]; &quot;WORSE&quot;;&quot;&quot;))">
            <text:p/>
          </table:table-cell>
          <table:table-cell table:formula="of:=IF([.R585] &lt; [.N585];&quot;BETTER&quot;;IF([.R585] &gt;[.N58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31492">
            <text:p>3.15E-014</text:p>
          </table:table-cell>
          <table:table-cell office:value-type="float" office:value="0.0000000053852">
            <text:p>5.39E-009</text:p>
          </table:table-cell>
          <table:table-cell table:formula="of:=IF([.U585] &lt; [.P585];&quot;BETTER&quot;;IF([.U585]-2 &gt; [.P585]; &quot;WORSE&quot;;&quot;&quot;))">
            <text:p/>
          </table:table-cell>
          <table:table-cell table:formula="of:=IF([.W585] &lt; [.R585];&quot;BETTER&quot;;IF([.W585] &gt;[.R58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31492">
            <text:p>3.15E-014</text:p>
          </table:table-cell>
          <table:table-cell office:value-type="float" office:value="0.0000000053852">
            <text:p>5.39E-009</text:p>
          </table:table-cell>
          <table:table-cell table:formula="of:=IF([.Z585] &lt; [.U585];&quot;BETTER&quot;;IF([.Z585]-2 &gt; [.U585]; &quot;WORSE&quot;;&quot;&quot;))">
            <text:p/>
          </table:table-cell>
          <table:table-cell table:formula="of:=IF([.AB585] &lt; [.W585];&quot;BETTER&quot;;IF([.AB585] &gt;[.W585]*1.1;&quot;WORSE&quot;;&quot;&quot;))">
            <text:p/>
          </table:table-cell>
        </table:table-row>
        <table:table-row table:style-name="ro3">
          <table:table-cell/>
          <table:table-cell office:value-type="float" office:value="584">
            <text:p>584</text:p>
          </table:table-cell>
          <table:table-cell office:value-type="string">
            <text:p>3.92699081698724139e-01</text:p>
          </table:table-cell>
          <table:table-cell office:value-type="float" office:value="79">
            <text:p>79</text:p>
          </table:table-cell>
          <table:table-cell office:value-type="float" office:value="0.0000000000053173">
            <text:p>5.32E-012</text:p>
          </table:table-cell>
          <table:table-cell office:value-type="float" office:value="0.0000000000085722">
            <text:p>8.57E-012</text:p>
          </table:table-cell>
          <table:table-cell/>
          <table:table-cell office:value-type="float" office:value="83">
            <text:p>83</text:p>
          </table:table-cell>
          <table:table-cell office:value-type="float" office:value="0.000000000000095368">
            <text:p>9.54E-014</text:p>
          </table:table-cell>
          <table:table-cell office:value-type="float" office:value="0.0000000000033503">
            <text:p>3.3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2922">
            <text:p>2.92E-012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2922">
            <text:p>2.92E-012</text:p>
          </table:table-cell>
          <table:table-cell office:value-type="float" office:value="0.000000000003249">
            <text:p>3.25E-012</text:p>
          </table:table-cell>
          <table:table-cell table:formula="of:=IF([.P586] &lt; [.L586];&quot;BETTER&quot;;IF([.P586]-2 &gt; [.L586]; &quot;WORSE&quot;;&quot;&quot;))">
            <text:p/>
          </table:table-cell>
          <table:table-cell table:formula="of:=IF([.R586] &lt; [.N586];&quot;BETTER&quot;;IF([.R586] &gt;[.N58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2922">
            <text:p>2.92E-012</text:p>
          </table:table-cell>
          <table:table-cell office:value-type="float" office:value="0.000000000003249">
            <text:p>3.25E-012</text:p>
          </table:table-cell>
          <table:table-cell table:formula="of:=IF([.U586] &lt; [.P586];&quot;BETTER&quot;;IF([.U586]-2 &gt; [.P586]; &quot;WORSE&quot;;&quot;&quot;))">
            <text:p/>
          </table:table-cell>
          <table:table-cell table:formula="of:=IF([.W586] &lt; [.R586];&quot;BETTER&quot;;IF([.W586] &gt;[.R58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2922">
            <text:p>2.92E-012</text:p>
          </table:table-cell>
          <table:table-cell office:value-type="float" office:value="0.000000000003249">
            <text:p>3.25E-012</text:p>
          </table:table-cell>
          <table:table-cell table:formula="of:=IF([.Z586] &lt; [.U586];&quot;BETTER&quot;;IF([.Z586]-2 &gt; [.U586]; &quot;WORSE&quot;;&quot;&quot;))">
            <text:p/>
          </table:table-cell>
          <table:table-cell table:formula="of:=IF([.AB586] &lt; [.W586];&quot;BETTER&quot;;IF([.AB586] &gt;[.W586]*1.1;&quot;WORSE&quot;;&quot;&quot;))">
            <text:p/>
          </table:table-cell>
        </table:table-row>
        <table:table-row table:style-name="ro3">
          <table:table-cell/>
          <table:table-cell office:value-type="float" office:value="585">
            <text:p>585</text:p>
          </table:table-cell>
          <table:table-cell office:value-type="string">
            <text:p>EXCEPTION!!</text:p>
          </table:table-cell>
          <table:table-cell office:value-type="float" office:value="53">
            <text:p>53</text:p>
          </table:table-cell>
          <table:table-cell office:value-type="float" office:value="0.0000000000035497">
            <text:p>3.55E-012</text:p>
          </table:table-cell>
          <table:table-cell office:value-type="float" office:value="0.0000000000032791">
            <text:p>3.28E-012</text:p>
          </table:table-cell>
          <table:table-cell/>
          <table:table-cell office:value-type="float" office:value="53">
            <text:p>53</text:p>
          </table:table-cell>
          <table:table-cell office:value-type="float" office:value="0.0000000000035497">
            <text:p>3.55E-012</text:p>
          </table:table-cell>
          <table:table-cell office:value-type="float" office:value="0.0000000000032791">
            <text:p>3.28E-012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587] &lt; [.L587];&quot;BETTER&quot;;IF([.P587]-2 &gt; [.L587]; &quot;WORSE&quot;;&quot;&quot;))">
            <text:p/>
          </table:table-cell>
          <table:table-cell table:formula="of:=IF([.R587] &lt; [.N587];&quot;BETTER&quot;;IF([.R587] &gt;[.N587]*1.1;&quot;WORSE&quot;;&quot;&quot;))">
            <text:p/>
          </table:table-cell>
          <table:table-cell office:value-type="float" office:value="75">
            <text:p>75</text:p>
          </table:table-cell>
          <table:table-cell office:value-type="float" office:value="0.00000000013246">
            <text:p>1.32E-010</text:p>
          </table:table-cell>
          <table:table-cell office:value-type="float" office:value="0.0000000000032488">
            <text:p>3.25E-012</text:p>
          </table:table-cell>
          <table:table-cell table:formula="of:=IF([.U587] &lt; [.P587];&quot;BETTER&quot;;IF([.U587]-2 &gt; [.P587]; &quot;WORSE&quot;;&quot;&quot;))" office:value-type="string" office:string-value="BETTER">
            <text:p>BETTER</text:p>
          </table:table-cell>
          <table:table-cell table:formula="of:=IF([.W587] &lt; [.R587];&quot;BETTER&quot;;IF([.W587] &gt;[.R587]*1.1;&quot;WORSE&quot;;&quot;&quot;))" office:value-type="string" office:string-value="BETTER">
            <text:p>BETTER</text:p>
          </table:table-cell>
          <table:table-cell office:value-type="float" office:value="75">
            <text:p>75</text:p>
          </table:table-cell>
          <table:table-cell office:value-type="float" office:value="0.00000000013284">
            <text:p>1.33E-010</text:p>
          </table:table-cell>
          <table:table-cell office:value-type="float" office:value="0.0000000000032488">
            <text:p>3.25E-012</text:p>
          </table:table-cell>
          <table:table-cell table:formula="of:=IF([.Z587] &lt; [.U587];&quot;BETTER&quot;;IF([.Z587]-2 &gt; [.U587]; &quot;WORSE&quot;;&quot;&quot;))">
            <text:p/>
          </table:table-cell>
          <table:table-cell table:formula="of:=IF([.AB587] &lt; [.W587];&quot;BETTER&quot;;IF([.AB587] &gt;[.W587]*1.1;&quot;WORSE&quot;;&quot;&quot;))">
            <text:p/>
          </table:table-cell>
        </table:table-row>
        <table:table-row table:style-name="ro3">
          <table:table-cell/>
          <table:table-cell office:value-type="float" office:value="586">
            <text:p>586</text:p>
          </table:table-cell>
          <table:table-cell office:value-type="string">
            <text:p>2.74680153390004067e-01</text:p>
          </table:table-cell>
          <table:table-cell office:value-type="float" office:value="108">
            <text:p>108</text:p>
          </table:table-cell>
          <table:table-cell office:value-type="float" office:value="0.0000000000021028">
            <text:p>2.10E-012</text:p>
          </table:table-cell>
          <table:table-cell office:value-type="float" office:value="0.000000000039279">
            <text:p>3.93E-011</text:p>
          </table:table-cell>
          <table:table-cell/>
          <table:table-cell office:value-type="float" office:value="112">
            <text:p>112</text:p>
          </table:table-cell>
          <table:table-cell office:value-type="float" office:value="0.00000000000014809">
            <text:p>1.48E-013</text:p>
          </table:table-cell>
          <table:table-cell office:value-type="float" office:value="0.000000000036462">
            <text:p>3.6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67399">
            <text:p>6.74E-012</text:p>
          </table:table-cell>
          <table:table-cell office:value-type="float" office:value="0.000000000036391">
            <text:p>3.6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67399">
            <text:p>6.74E-012</text:p>
          </table:table-cell>
          <table:table-cell office:value-type="float" office:value="0.000000000036391">
            <text:p>3.64E-011</text:p>
          </table:table-cell>
          <table:table-cell table:formula="of:=IF([.P588] &lt; [.L588];&quot;BETTER&quot;;IF([.P588]-2 &gt; [.L588]; &quot;WORSE&quot;;&quot;&quot;))">
            <text:p/>
          </table:table-cell>
          <table:table-cell table:formula="of:=IF([.R588] &lt; [.N588];&quot;BETTER&quot;;IF([.R588] &gt;[.N58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67399">
            <text:p>6.74E-012</text:p>
          </table:table-cell>
          <table:table-cell office:value-type="float" office:value="0.000000000036391">
            <text:p>3.64E-011</text:p>
          </table:table-cell>
          <table:table-cell table:formula="of:=IF([.U588] &lt; [.P588];&quot;BETTER&quot;;IF([.U588]-2 &gt; [.P588]; &quot;WORSE&quot;;&quot;&quot;))">
            <text:p/>
          </table:table-cell>
          <table:table-cell table:formula="of:=IF([.W588] &lt; [.R588];&quot;BETTER&quot;;IF([.W588] &gt;[.R58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67688">
            <text:p>6.77E-012</text:p>
          </table:table-cell>
          <table:table-cell office:value-type="float" office:value="0.000000000036391">
            <text:p>3.64E-011</text:p>
          </table:table-cell>
          <table:table-cell table:formula="of:=IF([.Z588] &lt; [.U588];&quot;BETTER&quot;;IF([.Z588]-2 &gt; [.U588]; &quot;WORSE&quot;;&quot;&quot;))">
            <text:p/>
          </table:table-cell>
          <table:table-cell table:formula="of:=IF([.AB588] &lt; [.W588];&quot;BETTER&quot;;IF([.AB588] &gt;[.W588]*1.1;&quot;WORSE&quot;;&quot;&quot;))">
            <text:p/>
          </table:table-cell>
        </table:table-row>
        <table:table-row table:style-name="ro3">
          <table:table-cell/>
          <table:table-cell office:value-type="float" office:value="587">
            <text:p>587</text:p>
          </table:table-cell>
          <table:table-cell office:value-type="string">
            <text:p>5.00000000000000000e-01</text:p>
          </table:table-cell>
          <table:table-cell office:value-type="float" office:value="49">
            <text:p>49</text:p>
          </table:table-cell>
          <table:table-cell office:value-type="float" office:value="0.00000000023143">
            <text:p>2.31E-010</text:p>
          </table:table-cell>
          <table:table-cell office:value-type="float" office:value="0.000000000000010436">
            <text:p>1.04E-014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23143">
            <text:p>2.31E-010</text:p>
          </table:table-cell>
          <table:table-cell office:value-type="float" office:value="0.000000000000010436">
            <text:p>1.04E-014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12644">
            <text:p>1.26E-014</text:p>
          </table:table-cell>
          <table:table-cell office:value-type="float" office:value="0">
            <text:p>0.00E+00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12644">
            <text:p>1.26E-014</text:p>
          </table:table-cell>
          <table:table-cell office:value-type="float" office:value="0">
            <text:p>0.00E+000</text:p>
          </table:table-cell>
          <table:table-cell table:formula="of:=IF([.P589] &lt; [.L589];&quot;BETTER&quot;;IF([.P589]-2 &gt; [.L589]; &quot;WORSE&quot;;&quot;&quot;))">
            <text:p/>
          </table:table-cell>
          <table:table-cell table:formula="of:=IF([.R589] &lt; [.N589];&quot;BETTER&quot;;IF([.R589] &gt;[.N58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12644">
            <text:p>1.26E-014</text:p>
          </table:table-cell>
          <table:table-cell office:value-type="float" office:value="0">
            <text:p>0.00E+000</text:p>
          </table:table-cell>
          <table:table-cell table:formula="of:=IF([.U589] &lt; [.P589];&quot;BETTER&quot;;IF([.U589]-2 &gt; [.P589]; &quot;WORSE&quot;;&quot;&quot;))">
            <text:p/>
          </table:table-cell>
          <table:table-cell table:formula="of:=IF([.W589] &lt; [.R589];&quot;BETTER&quot;;IF([.W589] &gt;[.R58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12644">
            <text:p>1.26E-014</text:p>
          </table:table-cell>
          <table:table-cell office:value-type="float" office:value="0">
            <text:p>0.00E+000</text:p>
          </table:table-cell>
          <table:table-cell table:formula="of:=IF([.Z589] &lt; [.U589];&quot;BETTER&quot;;IF([.Z589]-2 &gt; [.U589]; &quot;WORSE&quot;;&quot;&quot;))">
            <text:p/>
          </table:table-cell>
          <table:table-cell table:formula="of:=IF([.AB589] &lt; [.W589];&quot;BETTER&quot;;IF([.AB589] &gt;[.W589]*1.1;&quot;WORSE&quot;;&quot;&quot;))">
            <text:p/>
          </table:table-cell>
        </table:table-row>
        <table:table-row table:style-name="ro3">
          <table:table-cell/>
          <table:table-cell office:value-type="float" office:value="588">
            <text:p>588</text:p>
          </table:table-cell>
          <table:table-cell office:value-type="string">
            <text:p>7.22091449378410077e-01</text:p>
          </table:table-cell>
          <table:table-cell office:value-type="float" office:value="56">
            <text:p>56</text:p>
          </table:table-cell>
          <table:table-cell office:value-type="float" office:value="0.0000000000018158">
            <text:p>1.82E-012</text:p>
          </table:table-cell>
          <table:table-cell office:value-type="float" office:value="0.000000000030796">
            <text:p>3.08E-011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0091928">
            <text:p>9.19E-013</text:p>
          </table:table-cell>
          <table:table-cell office:value-type="float" office:value="0.000000000029899">
            <text:p>2.9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4672">
            <text:p>2.47E-011</text:p>
          </table:table-cell>
          <table:table-cell office:value-type="float" office:value="0.000000000029899">
            <text:p>2.9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4672">
            <text:p>2.47E-011</text:p>
          </table:table-cell>
          <table:table-cell office:value-type="float" office:value="0.000000000029899">
            <text:p>2.99E-011</text:p>
          </table:table-cell>
          <table:table-cell table:formula="of:=IF([.P590] &lt; [.L590];&quot;BETTER&quot;;IF([.P590]-2 &gt; [.L590]; &quot;WORSE&quot;;&quot;&quot;))">
            <text:p/>
          </table:table-cell>
          <table:table-cell table:formula="of:=IF([.R590] &lt; [.N590];&quot;BETTER&quot;;IF([.R590] &gt;[.N59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4672">
            <text:p>2.47E-011</text:p>
          </table:table-cell>
          <table:table-cell office:value-type="float" office:value="0.000000000029899">
            <text:p>2.99E-011</text:p>
          </table:table-cell>
          <table:table-cell table:formula="of:=IF([.U590] &lt; [.P590];&quot;BETTER&quot;;IF([.U590]-2 &gt; [.P590]; &quot;WORSE&quot;;&quot;&quot;))">
            <text:p/>
          </table:table-cell>
          <table:table-cell table:formula="of:=IF([.W590] &lt; [.R590];&quot;BETTER&quot;;IF([.W590] &gt;[.R59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4672">
            <text:p>2.47E-011</text:p>
          </table:table-cell>
          <table:table-cell office:value-type="float" office:value="0.000000000029899">
            <text:p>2.99E-011</text:p>
          </table:table-cell>
          <table:table-cell table:formula="of:=IF([.Z590] &lt; [.U590];&quot;BETTER&quot;;IF([.Z590]-2 &gt; [.U590]; &quot;WORSE&quot;;&quot;&quot;))">
            <text:p/>
          </table:table-cell>
          <table:table-cell table:formula="of:=IF([.AB590] &lt; [.W590];&quot;BETTER&quot;;IF([.AB590] &gt;[.W590]*1.1;&quot;WORSE&quot;;&quot;&quot;))">
            <text:p/>
          </table:table-cell>
        </table:table-row>
        <table:table-row table:style-name="ro3">
          <table:table-cell/>
          <table:table-cell office:value-type="float" office:value="589">
            <text:p>589</text:p>
          </table:table-cell>
          <table:table-cell office:value-type="string">
            <text:p>1.30899693900850544e-01</text:p>
          </table:table-cell>
          <table:table-cell office:value-type="float" office:value="58">
            <text:p>58</text:p>
          </table:table-cell>
          <table:table-cell office:value-type="float" office:value="0.000000007142">
            <text:p>7.14E-009</text:p>
          </table:table-cell>
          <table:table-cell office:value-type="float" office:value="0.0000000000064972">
            <text:p>6.50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18852">
            <text:p>1.89E-013</text:p>
          </table:table-cell>
          <table:table-cell office:value-type="float" office:value="0.0000000000063087">
            <text:p>6.31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4277">
            <text:p>4.28E-014</text:p>
          </table:table-cell>
          <table:table-cell office:value-type="float" office:value="0.0000000000064977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4277">
            <text:p>4.28E-014</text:p>
          </table:table-cell>
          <table:table-cell office:value-type="float" office:value="0.0000000000064977">
            <text:p>6.50E-012</text:p>
          </table:table-cell>
          <table:table-cell table:formula="of:=IF([.P591] &lt; [.L591];&quot;BETTER&quot;;IF([.P591]-2 &gt; [.L591]; &quot;WORSE&quot;;&quot;&quot;))">
            <text:p/>
          </table:table-cell>
          <table:table-cell table:formula="of:=IF([.R591] &lt; [.N591];&quot;BETTER&quot;;IF([.R591] &gt;[.N59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42748">
            <text:p>4.27E-014</text:p>
          </table:table-cell>
          <table:table-cell office:value-type="float" office:value="0.0000000000064977">
            <text:p>6.50E-012</text:p>
          </table:table-cell>
          <table:table-cell table:formula="of:=IF([.U591] &lt; [.P591];&quot;BETTER&quot;;IF([.U591]-2 &gt; [.P591]; &quot;WORSE&quot;;&quot;&quot;))">
            <text:p/>
          </table:table-cell>
          <table:table-cell table:formula="of:=IF([.W591] &lt; [.R591];&quot;BETTER&quot;;IF([.W591] &gt;[.R59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79666">
            <text:p>7.97E-014</text:p>
          </table:table-cell>
          <table:table-cell office:value-type="float" office:value="0.0000000000064977">
            <text:p>6.50E-012</text:p>
          </table:table-cell>
          <table:table-cell table:formula="of:=IF([.Z591] &lt; [.U591];&quot;BETTER&quot;;IF([.Z591]-2 &gt; [.U591]; &quot;WORSE&quot;;&quot;&quot;))">
            <text:p/>
          </table:table-cell>
          <table:table-cell table:formula="of:=IF([.AB591] &lt; [.W591];&quot;BETTER&quot;;IF([.AB591] &gt;[.W591]*1.1;&quot;WORSE&quot;;&quot;&quot;))">
            <text:p/>
          </table:table-cell>
        </table:table-row>
        <table:table-row table:style-name="ro3">
          <table:table-cell/>
          <table:table-cell office:value-type="float" office:value="590">
            <text:p>590</text:p>
          </table:table-cell>
          <table:table-cell office:value-type="string">
            <text:p>1.96349540849362042e-01</text:p>
          </table:table-cell>
          <table:table-cell office:value-type="float" office:value="91">
            <text:p>91</text:p>
          </table:table-cell>
          <table:table-cell office:value-type="float" office:value="0.0000000000011711">
            <text:p>1.17E-012</text:p>
          </table:table-cell>
          <table:table-cell office:value-type="float" office:value="0.00000000025023">
            <text:p>2.50E-010</text:p>
          </table:table-cell>
          <table:table-cell/>
          <table:table-cell office:value-type="float" office:value="91">
            <text:p>91</text:p>
          </table:table-cell>
          <table:table-cell office:value-type="float" office:value="0.0000000000011711">
            <text:p>1.17E-012</text:p>
          </table:table-cell>
          <table:table-cell office:value-type="float" office:value="0.00000000025023">
            <text:p>2.50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2514">
            <text:p>2.51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2514">
            <text:p>2.51E-010</text:p>
          </table:table-cell>
          <table:table-cell table:formula="of:=IF([.P592] &lt; [.L592];&quot;BETTER&quot;;IF([.P592]-2 &gt; [.L592]; &quot;WORSE&quot;;&quot;&quot;))">
            <text:p/>
          </table:table-cell>
          <table:table-cell table:formula="of:=IF([.R592] &lt; [.N592];&quot;BETTER&quot;;IF([.R592] &gt;[.N59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2514">
            <text:p>2.51E-010</text:p>
          </table:table-cell>
          <table:table-cell table:formula="of:=IF([.U592] &lt; [.P592];&quot;BETTER&quot;;IF([.U592]-2 &gt; [.P592]; &quot;WORSE&quot;;&quot;&quot;))">
            <text:p/>
          </table:table-cell>
          <table:table-cell table:formula="of:=IF([.W592] &lt; [.R592];&quot;BETTER&quot;;IF([.W592] &gt;[.R59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6.9504E-048">
            <text:p>6.95E-048</text:p>
          </table:table-cell>
          <table:table-cell office:value-type="float" office:value="0.0000000002514">
            <text:p>2.51E-010</text:p>
          </table:table-cell>
          <table:table-cell table:formula="of:=IF([.Z592] &lt; [.U592];&quot;BETTER&quot;;IF([.Z592]-2 &gt; [.U592]; &quot;WORSE&quot;;&quot;&quot;))">
            <text:p/>
          </table:table-cell>
          <table:table-cell table:formula="of:=IF([.AB592] &lt; [.W592];&quot;BETTER&quot;;IF([.AB592] &gt;[.W592]*1.1;&quot;WORSE&quot;;&quot;&quot;))">
            <text:p/>
          </table:table-cell>
        </table:table-row>
        <table:table-row table:style-name="ro3">
          <table:table-cell/>
          <table:table-cell office:value-type="float" office:value="591">
            <text:p>591</text:p>
          </table:table-cell>
          <table:table-cell office:value-type="string">
            <text:p>2.32221498518314862e-01</text:p>
          </table:table-cell>
          <table:table-cell office:value-type="float" office:value="49">
            <text:p>49</text:p>
          </table:table-cell>
          <table:table-cell office:value-type="float" office:value="0.00000000062374">
            <text:p>6.24E-010</text:p>
          </table:table-cell>
          <table:table-cell office:value-type="float" office:value="0.000000000078884">
            <text:p>7.89E-011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62374">
            <text:p>6.24E-010</text:p>
          </table:table-cell>
          <table:table-cell office:value-type="float" office:value="0.000000000078884">
            <text:p>7.8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1545">
            <text:p>1.15E-013</text:p>
          </table:table-cell>
          <table:table-cell office:value-type="float" office:value="0.000000000078868">
            <text:p>7.8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1545">
            <text:p>1.15E-013</text:p>
          </table:table-cell>
          <table:table-cell office:value-type="float" office:value="0.000000000078868">
            <text:p>7.89E-011</text:p>
          </table:table-cell>
          <table:table-cell table:formula="of:=IF([.P593] &lt; [.L593];&quot;BETTER&quot;;IF([.P593]-2 &gt; [.L593]; &quot;WORSE&quot;;&quot;&quot;))">
            <text:p/>
          </table:table-cell>
          <table:table-cell table:formula="of:=IF([.R593] &lt; [.N593];&quot;BETTER&quot;;IF([.R593] &gt;[.N59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1545">
            <text:p>1.15E-013</text:p>
          </table:table-cell>
          <table:table-cell office:value-type="float" office:value="0.000000000078868">
            <text:p>7.89E-011</text:p>
          </table:table-cell>
          <table:table-cell table:formula="of:=IF([.U593] &lt; [.P593];&quot;BETTER&quot;;IF([.U593]-2 &gt; [.P593]; &quot;WORSE&quot;;&quot;&quot;))">
            <text:p/>
          </table:table-cell>
          <table:table-cell table:formula="of:=IF([.W593] &lt; [.R593];&quot;BETTER&quot;;IF([.W593] &gt;[.R59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1545">
            <text:p>1.15E-013</text:p>
          </table:table-cell>
          <table:table-cell office:value-type="float" office:value="0.000000000078868">
            <text:p>7.89E-011</text:p>
          </table:table-cell>
          <table:table-cell table:formula="of:=IF([.Z593] &lt; [.U593];&quot;BETTER&quot;;IF([.Z593]-2 &gt; [.U593]; &quot;WORSE&quot;;&quot;&quot;))">
            <text:p/>
          </table:table-cell>
          <table:table-cell table:formula="of:=IF([.AB593] &lt; [.W593];&quot;BETTER&quot;;IF([.AB593] &gt;[.W593]*1.1;&quot;WORSE&quot;;&quot;&quot;))">
            <text:p/>
          </table:table-cell>
        </table:table-row>
        <table:table-row table:style-name="ro3">
          <table:table-cell/>
          <table:table-cell office:value-type="float" office:value="592">
            <text:p>592</text:p>
          </table:table-cell>
          <table:table-cell office:value-type="string">
            <text:p>2.32221498518314945e-01</text:p>
          </table:table-cell>
          <table:table-cell office:value-type="float" office:value="49">
            <text:p>49</text:p>
          </table:table-cell>
          <table:table-cell office:value-type="float" office:value="0.00000000062374">
            <text:p>6.24E-010</text:p>
          </table:table-cell>
          <table:table-cell office:value-type="float" office:value="0.000000000078885">
            <text:p>7.89E-011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62374">
            <text:p>6.24E-010</text:p>
          </table:table-cell>
          <table:table-cell office:value-type="float" office:value="0.000000000078885">
            <text:p>7.8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1536">
            <text:p>1.15E-013</text:p>
          </table:table-cell>
          <table:table-cell office:value-type="float" office:value="0.000000000078868">
            <text:p>7.8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1536">
            <text:p>1.15E-013</text:p>
          </table:table-cell>
          <table:table-cell office:value-type="float" office:value="0.000000000078868">
            <text:p>7.89E-011</text:p>
          </table:table-cell>
          <table:table-cell table:formula="of:=IF([.P594] &lt; [.L594];&quot;BETTER&quot;;IF([.P594]-2 &gt; [.L594]; &quot;WORSE&quot;;&quot;&quot;))">
            <text:p/>
          </table:table-cell>
          <table:table-cell table:formula="of:=IF([.R594] &lt; [.N594];&quot;BETTER&quot;;IF([.R594] &gt;[.N59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1536">
            <text:p>1.15E-013</text:p>
          </table:table-cell>
          <table:table-cell office:value-type="float" office:value="0.000000000078868">
            <text:p>7.89E-011</text:p>
          </table:table-cell>
          <table:table-cell table:formula="of:=IF([.U594] &lt; [.P594];&quot;BETTER&quot;;IF([.U594]-2 &gt; [.P594]; &quot;WORSE&quot;;&quot;&quot;))">
            <text:p/>
          </table:table-cell>
          <table:table-cell table:formula="of:=IF([.W594] &lt; [.R594];&quot;BETTER&quot;;IF([.W594] &gt;[.R59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1536">
            <text:p>1.15E-013</text:p>
          </table:table-cell>
          <table:table-cell office:value-type="float" office:value="0.000000000078868">
            <text:p>7.89E-011</text:p>
          </table:table-cell>
          <table:table-cell table:formula="of:=IF([.Z594] &lt; [.U594];&quot;BETTER&quot;;IF([.Z594]-2 &gt; [.U594]; &quot;WORSE&quot;;&quot;&quot;))">
            <text:p/>
          </table:table-cell>
          <table:table-cell table:formula="of:=IF([.AB594] &lt; [.W594];&quot;BETTER&quot;;IF([.AB594] &gt;[.W594]*1.1;&quot;WORSE&quot;;&quot;&quot;))">
            <text:p/>
          </table:table-cell>
        </table:table-row>
        <table:table-row table:style-name="ro3">
          <table:table-cell/>
          <table:table-cell office:value-type="float" office:value="593">
            <text:p>593</text:p>
          </table:table-cell>
          <table:table-cell office:value-type="string">
            <text:p>1.15080552339698383e-01</text:p>
          </table:table-cell>
          <table:table-cell office:value-type="float" office:value="97201">
            <text:p>97201</text:p>
          </table:table-cell>
          <table:table-cell office:value-type="float" office:value="0.012237">
            <text:p>1.22E-002</text:p>
          </table:table-cell>
          <table:table-cell office:value-type="float" office:value="0.01242">
            <text:p>1.24E-002</text:p>
          </table:table-cell>
          <table:table-cell/>
          <table:table-cell office:value-type="float" office:value="120643">
            <text:p>120643</text:p>
          </table:table-cell>
          <table:table-cell office:value-type="float" office:value="0.0000051545">
            <text:p>5.15E-006</text:p>
          </table:table-cell>
          <table:table-cell office:value-type="float" office:value="0.000004911">
            <text:p>4.91E-006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1636">
            <text:p>1.64E-008</text:p>
          </table:table-cell>
          <table:table-cell office:value-type="float" office:value="0.0000000074756">
            <text:p>7.48E-009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086791">
            <text:p>8.68E-009</text:p>
          </table:table-cell>
          <table:table-cell office:value-type="float" office:value="0.00000014964">
            <text:p>1.50E-007</text:p>
          </table:table-cell>
          <table:table-cell table:formula="of:=IF([.P595] &lt; [.L595];&quot;BETTER&quot;;IF([.P595]-2 &gt; [.L595]; &quot;WORSE&quot;;&quot;&quot;))">
            <text:p/>
          </table:table-cell>
          <table:table-cell table:formula="of:=IF([.R595] &lt; [.N595];&quot;BETTER&quot;;IF([.R595] &gt;[.N595]*1.1;&quot;WORSE&quot;;&quot;&quot;))" office:value-type="string" office:string-value="WORSE">
            <text:p>WORSE</text:p>
          </table:table-cell>
          <table:table-cell office:value-type="float" office:value="149980">
            <text:p>149980</text:p>
          </table:table-cell>
          <table:table-cell office:value-type="float" office:value="0.0000000086791">
            <text:p>8.68E-009</text:p>
          </table:table-cell>
          <table:table-cell office:value-type="float" office:value="0.00000014964">
            <text:p>1.50E-007</text:p>
          </table:table-cell>
          <table:table-cell table:formula="of:=IF([.U595] &lt; [.P595];&quot;BETTER&quot;;IF([.U595]-2 &gt; [.P595]; &quot;WORSE&quot;;&quot;&quot;))">
            <text:p/>
          </table:table-cell>
          <table:table-cell table:formula="of:=IF([.W595] &lt; [.R595];&quot;BETTER&quot;;IF([.W595] &gt;[.R595]*1.1;&quot;WORSE&quot;;&quot;&quot;))">
            <text:p/>
          </table:table-cell>
          <table:table-cell office:value-type="float" office:value="149980">
            <text:p>149980</text:p>
          </table:table-cell>
          <table:table-cell office:value-type="float" office:value="0.0000000086791">
            <text:p>8.68E-009</text:p>
          </table:table-cell>
          <table:table-cell office:value-type="float" office:value="0.00000014964">
            <text:p>1.50E-007</text:p>
          </table:table-cell>
          <table:table-cell table:formula="of:=IF([.Z595] &lt; [.U595];&quot;BETTER&quot;;IF([.Z595]-2 &gt; [.U595]; &quot;WORSE&quot;;&quot;&quot;))">
            <text:p/>
          </table:table-cell>
          <table:table-cell table:formula="of:=IF([.AB595] &lt; [.W595];&quot;BETTER&quot;;IF([.AB595] &gt;[.W595]*1.1;&quot;WORSE&quot;;&quot;&quot;))">
            <text:p/>
          </table:table-cell>
        </table:table-row>
        <table:table-row table:style-name="ro3">
          <table:table-cell/>
          <table:table-cell office:value-type="float" office:value="594">
            <text:p>594</text:p>
          </table:table-cell>
          <table:table-cell office:value-type="string">
            <text:p>1.85784535802663353e-01</text:p>
          </table:table-cell>
          <table:table-cell office:value-type="float" office:value="58">
            <text:p>58</text:p>
          </table:table-cell>
          <table:table-cell office:value-type="float" office:value="0.00000000000074203">
            <text:p>7.42E-013</text:p>
          </table:table-cell>
          <table:table-cell office:value-type="float" office:value="0.000000000014335">
            <text:p>1.4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74203">
            <text:p>7.42E-013</text:p>
          </table:table-cell>
          <table:table-cell office:value-type="float" office:value="0.000000000014335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5256">
            <text:p>8.53E-012</text:p>
          </table:table-cell>
          <table:table-cell office:value-type="float" office:value="0.000000000014336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5256">
            <text:p>8.53E-012</text:p>
          </table:table-cell>
          <table:table-cell office:value-type="float" office:value="0.000000000014336">
            <text:p>1.43E-011</text:p>
          </table:table-cell>
          <table:table-cell table:formula="of:=IF([.P596] &lt; [.L596];&quot;BETTER&quot;;IF([.P596]-2 &gt; [.L596]; &quot;WORSE&quot;;&quot;&quot;))">
            <text:p/>
          </table:table-cell>
          <table:table-cell table:formula="of:=IF([.R596] &lt; [.N596];&quot;BETTER&quot;;IF([.R596] &gt;[.N59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5256">
            <text:p>8.53E-012</text:p>
          </table:table-cell>
          <table:table-cell office:value-type="float" office:value="0.000000000014336">
            <text:p>1.43E-011</text:p>
          </table:table-cell>
          <table:table-cell table:formula="of:=IF([.U596] &lt; [.P596];&quot;BETTER&quot;;IF([.U596]-2 &gt; [.P596]; &quot;WORSE&quot;;&quot;&quot;))">
            <text:p/>
          </table:table-cell>
          <table:table-cell table:formula="of:=IF([.W596] &lt; [.R596];&quot;BETTER&quot;;IF([.W596] &gt;[.R59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5327">
            <text:p>8.53E-012</text:p>
          </table:table-cell>
          <table:table-cell office:value-type="float" office:value="0.000000000014336">
            <text:p>1.43E-011</text:p>
          </table:table-cell>
          <table:table-cell table:formula="of:=IF([.Z596] &lt; [.U596];&quot;BETTER&quot;;IF([.Z596]-2 &gt; [.U596]; &quot;WORSE&quot;;&quot;&quot;))">
            <text:p/>
          </table:table-cell>
          <table:table-cell table:formula="of:=IF([.AB596] &lt; [.W596];&quot;BETTER&quot;;IF([.AB596] &gt;[.W596]*1.1;&quot;WORSE&quot;;&quot;&quot;))">
            <text:p/>
          </table:table-cell>
        </table:table-row>
        <table:table-row table:style-name="ro3">
          <table:table-cell/>
          <table:table-cell office:value-type="float" office:value="595">
            <text:p>595</text:p>
          </table:table-cell>
          <table:table-cell office:value-type="string">
            <text:p>7.30181058378563841e-01</text:p>
          </table:table-cell>
          <table:table-cell office:value-type="float" office:value="58">
            <text:p>58</text:p>
          </table:table-cell>
          <table:table-cell office:value-type="float" office:value="6.2097E-015">
            <text:p>6.21E-015</text:p>
          </table:table-cell>
          <table:table-cell office:value-type="float" office:value="0.000000000029358">
            <text:p>2.94E-011</text:p>
          </table:table-cell>
          <table:table-cell/>
          <table:table-cell office:value-type="float" office:value="59">
            <text:p>59</text:p>
          </table:table-cell>
          <table:table-cell office:value-type="float" office:value="6.2097E-015">
            <text:p>6.21E-015</text:p>
          </table:table-cell>
          <table:table-cell office:value-type="float" office:value="0.000000000029358">
            <text:p>2.9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5165">
            <text:p>2.52E-013</text:p>
          </table:table-cell>
          <table:table-cell office:value-type="float" office:value="0.000000000029357">
            <text:p>2.9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5165">
            <text:p>2.52E-013</text:p>
          </table:table-cell>
          <table:table-cell office:value-type="float" office:value="0.000000000029357">
            <text:p>2.94E-011</text:p>
          </table:table-cell>
          <table:table-cell table:formula="of:=IF([.P597] &lt; [.L597];&quot;BETTER&quot;;IF([.P597]-2 &gt; [.L597]; &quot;WORSE&quot;;&quot;&quot;))">
            <text:p/>
          </table:table-cell>
          <table:table-cell table:formula="of:=IF([.R597] &lt; [.N597];&quot;BETTER&quot;;IF([.R597] &gt;[.N59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5165">
            <text:p>2.52E-013</text:p>
          </table:table-cell>
          <table:table-cell office:value-type="float" office:value="0.000000000029357">
            <text:p>2.94E-011</text:p>
          </table:table-cell>
          <table:table-cell table:formula="of:=IF([.U597] &lt; [.P597];&quot;BETTER&quot;;IF([.U597]-2 &gt; [.P597]; &quot;WORSE&quot;;&quot;&quot;))">
            <text:p/>
          </table:table-cell>
          <table:table-cell table:formula="of:=IF([.W597] &lt; [.R597];&quot;BETTER&quot;;IF([.W597] &gt;[.R59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5869">
            <text:p>2.59E-013</text:p>
          </table:table-cell>
          <table:table-cell office:value-type="float" office:value="0.000000000029357">
            <text:p>2.94E-011</text:p>
          </table:table-cell>
          <table:table-cell table:formula="of:=IF([.Z597] &lt; [.U597];&quot;BETTER&quot;;IF([.Z597]-2 &gt; [.U597]; &quot;WORSE&quot;;&quot;&quot;))">
            <text:p/>
          </table:table-cell>
          <table:table-cell table:formula="of:=IF([.AB597] &lt; [.W597];&quot;BETTER&quot;;IF([.AB597] &gt;[.W597]*1.1;&quot;WORSE&quot;;&quot;&quot;))">
            <text:p/>
          </table:table-cell>
        </table:table-row>
        <table:table-row table:style-name="ro3">
          <table:table-cell/>
          <table:table-cell office:value-type="float" office:value="596">
            <text:p>596</text:p>
          </table:table-cell>
          <table:table-cell office:value-type="string">
            <text:p>1.83193118836245405e+00</text:p>
          </table:table-cell>
          <table:table-cell office:value-type="float" office:value="58">
            <text:p>58</text:p>
          </table:table-cell>
          <table:table-cell office:value-type="float" office:value="0.00000000000014565">
            <text:p>1.46E-013</text:p>
          </table:table-cell>
          <table:table-cell office:value-type="float" office:value="0.000000000020495">
            <text:p>2.05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4565">
            <text:p>1.46E-013</text:p>
          </table:table-cell>
          <table:table-cell office:value-type="float" office:value="0.000000000020495">
            <text:p>2.0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548">
            <text:p>1.65E-011</text:p>
          </table:table-cell>
          <table:table-cell office:value-type="float" office:value="0.000000000020495">
            <text:p>2.0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548">
            <text:p>1.65E-011</text:p>
          </table:table-cell>
          <table:table-cell office:value-type="float" office:value="0.000000000020495">
            <text:p>2.05E-011</text:p>
          </table:table-cell>
          <table:table-cell table:formula="of:=IF([.P598] &lt; [.L598];&quot;BETTER&quot;;IF([.P598]-2 &gt; [.L598]; &quot;WORSE&quot;;&quot;&quot;))">
            <text:p/>
          </table:table-cell>
          <table:table-cell table:formula="of:=IF([.R598] &lt; [.N598];&quot;BETTER&quot;;IF([.R598] &gt;[.N59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6548">
            <text:p>1.65E-011</text:p>
          </table:table-cell>
          <table:table-cell office:value-type="float" office:value="0.000000000020495">
            <text:p>2.05E-011</text:p>
          </table:table-cell>
          <table:table-cell table:formula="of:=IF([.U598] &lt; [.P598];&quot;BETTER&quot;;IF([.U598]-2 &gt; [.P598]; &quot;WORSE&quot;;&quot;&quot;))">
            <text:p/>
          </table:table-cell>
          <table:table-cell table:formula="of:=IF([.W598] &lt; [.R598];&quot;BETTER&quot;;IF([.W598] &gt;[.R59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6576">
            <text:p>1.66E-011</text:p>
          </table:table-cell>
          <table:table-cell office:value-type="float" office:value="0.000000000020495">
            <text:p>2.05E-011</text:p>
          </table:table-cell>
          <table:table-cell table:formula="of:=IF([.Z598] &lt; [.U598];&quot;BETTER&quot;;IF([.Z598]-2 &gt; [.U598]; &quot;WORSE&quot;;&quot;&quot;))">
            <text:p/>
          </table:table-cell>
          <table:table-cell table:formula="of:=IF([.AB598] &lt; [.W598];&quot;BETTER&quot;;IF([.AB598] &gt;[.W598]*1.1;&quot;WORSE&quot;;&quot;&quot;))">
            <text:p/>
          </table:table-cell>
        </table:table-row>
        <table:table-row table:style-name="ro3">
          <table:table-cell/>
          <table:table-cell office:value-type="float" office:value="597">
            <text:p>597</text:p>
          </table:table-cell>
          <table:table-cell office:value-type="string">
            <text:p>1.08879304515180086e+00</text:p>
          </table:table-cell>
          <table:table-cell office:value-type="float" office:value="58">
            <text:p>58</text:p>
          </table:table-cell>
          <table:table-cell office:value-type="float" office:value="0.00000000000026156">
            <text:p>2.62E-013</text:p>
          </table:table-cell>
          <table:table-cell office:value-type="float" office:value="0.000000000044268">
            <text:p>4.4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26156">
            <text:p>2.62E-013</text:p>
          </table:table-cell>
          <table:table-cell office:value-type="float" office:value="0.000000000044268">
            <text:p>4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7554">
            <text:p>1.76E-011</text:p>
          </table:table-cell>
          <table:table-cell office:value-type="float" office:value="0.000000000044268">
            <text:p>4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7554">
            <text:p>1.76E-011</text:p>
          </table:table-cell>
          <table:table-cell office:value-type="float" office:value="0.000000000044268">
            <text:p>4.43E-011</text:p>
          </table:table-cell>
          <table:table-cell table:formula="of:=IF([.P599] &lt; [.L599];&quot;BETTER&quot;;IF([.P599]-2 &gt; [.L599]; &quot;WORSE&quot;;&quot;&quot;))">
            <text:p/>
          </table:table-cell>
          <table:table-cell table:formula="of:=IF([.R599] &lt; [.N599];&quot;BETTER&quot;;IF([.R599] &gt;[.N59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7554">
            <text:p>1.76E-011</text:p>
          </table:table-cell>
          <table:table-cell office:value-type="float" office:value="0.000000000044268">
            <text:p>4.43E-011</text:p>
          </table:table-cell>
          <table:table-cell table:formula="of:=IF([.U599] &lt; [.P599];&quot;BETTER&quot;;IF([.U599]-2 &gt; [.P599]; &quot;WORSE&quot;;&quot;&quot;))">
            <text:p/>
          </table:table-cell>
          <table:table-cell table:formula="of:=IF([.W599] &lt; [.R599];&quot;BETTER&quot;;IF([.W599] &gt;[.R59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7554">
            <text:p>1.76E-011</text:p>
          </table:table-cell>
          <table:table-cell office:value-type="float" office:value="0.000000000044268">
            <text:p>4.43E-011</text:p>
          </table:table-cell>
          <table:table-cell table:formula="of:=IF([.Z599] &lt; [.U599];&quot;BETTER&quot;;IF([.Z599]-2 &gt; [.U599]; &quot;WORSE&quot;;&quot;&quot;))">
            <text:p/>
          </table:table-cell>
          <table:table-cell table:formula="of:=IF([.AB599] &lt; [.W599];&quot;BETTER&quot;;IF([.AB599] &gt;[.W599]*1.1;&quot;WORSE&quot;;&quot;&quot;))">
            <text:p/>
          </table:table-cell>
        </table:table-row>
        <table:table-row table:style-name="ro3">
          <table:table-cell/>
          <table:table-cell office:value-type="float" office:value="598">
            <text:p>598</text:p>
          </table:table-cell>
          <table:table-cell office:value-type="string">
            <text:p>1.08879304515690301e+00</text:p>
          </table:table-cell>
          <table:table-cell office:value-type="float" office:value="58">
            <text:p>58</text:p>
          </table:table-cell>
          <table:table-cell office:value-type="float" office:value="0.00000000000026188">
            <text:p>2.62E-013</text:p>
          </table:table-cell>
          <table:table-cell office:value-type="float" office:value="0.000000000039583">
            <text:p>3.96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26188">
            <text:p>2.62E-013</text:p>
          </table:table-cell>
          <table:table-cell office:value-type="float" office:value="0.000000000039583">
            <text:p>3.9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7554">
            <text:p>1.76E-011</text:p>
          </table:table-cell>
          <table:table-cell office:value-type="float" office:value="0.000000000039582">
            <text:p>3.9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7554">
            <text:p>1.76E-011</text:p>
          </table:table-cell>
          <table:table-cell office:value-type="float" office:value="0.000000000039582">
            <text:p>3.96E-011</text:p>
          </table:table-cell>
          <table:table-cell table:formula="of:=IF([.P600] &lt; [.L600];&quot;BETTER&quot;;IF([.P600]-2 &gt; [.L600]; &quot;WORSE&quot;;&quot;&quot;))">
            <text:p/>
          </table:table-cell>
          <table:table-cell table:formula="of:=IF([.R600] &lt; [.N600];&quot;BETTER&quot;;IF([.R600] &gt;[.N60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7554">
            <text:p>1.76E-011</text:p>
          </table:table-cell>
          <table:table-cell office:value-type="float" office:value="0.000000000039582">
            <text:p>3.96E-011</text:p>
          </table:table-cell>
          <table:table-cell table:formula="of:=IF([.U600] &lt; [.P600];&quot;BETTER&quot;;IF([.U600]-2 &gt; [.P600]; &quot;WORSE&quot;;&quot;&quot;))">
            <text:p/>
          </table:table-cell>
          <table:table-cell table:formula="of:=IF([.W600] &lt; [.R600];&quot;BETTER&quot;;IF([.W600] &gt;[.R60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7572">
            <text:p>1.76E-011</text:p>
          </table:table-cell>
          <table:table-cell office:value-type="float" office:value="0.000000000039582">
            <text:p>3.96E-011</text:p>
          </table:table-cell>
          <table:table-cell table:formula="of:=IF([.Z600] &lt; [.U600];&quot;BETTER&quot;;IF([.Z600]-2 &gt; [.U600]; &quot;WORSE&quot;;&quot;&quot;))">
            <text:p/>
          </table:table-cell>
          <table:table-cell table:formula="of:=IF([.AB600] &lt; [.W600];&quot;BETTER&quot;;IF([.AB600] &gt;[.W600]*1.1;&quot;WORSE&quot;;&quot;&quot;))">
            <text:p/>
          </table:table-cell>
        </table:table-row>
        <table:table-row table:style-name="ro3">
          <table:table-cell/>
          <table:table-cell office:value-type="float" office:value="599">
            <text:p>599</text:p>
          </table:table-cell>
          <table:table-cell office:value-type="string">
            <text:p>2.45281203469914444e-01</text:p>
          </table:table-cell>
          <table:table-cell office:value-type="float" office:value="58">
            <text:p>58</text:p>
          </table:table-cell>
          <table:table-cell office:value-type="float" office:value="0.0000000000033881">
            <text:p>3.39E-012</text:p>
          </table:table-cell>
          <table:table-cell office:value-type="float" office:value="0.00000000012266">
            <text:p>1.23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33881">
            <text:p>3.39E-012</text:p>
          </table:table-cell>
          <table:table-cell office:value-type="float" office:value="0.00000000012266">
            <text:p>1.23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63785">
            <text:p>6.38E-011</text:p>
          </table:table-cell>
          <table:table-cell office:value-type="float" office:value="0.00000000012266">
            <text:p>1.23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63785">
            <text:p>6.38E-011</text:p>
          </table:table-cell>
          <table:table-cell office:value-type="float" office:value="0.00000000012266">
            <text:p>1.23E-010</text:p>
          </table:table-cell>
          <table:table-cell table:formula="of:=IF([.P601] &lt; [.L601];&quot;BETTER&quot;;IF([.P601]-2 &gt; [.L601]; &quot;WORSE&quot;;&quot;&quot;))">
            <text:p/>
          </table:table-cell>
          <table:table-cell table:formula="of:=IF([.R601] &lt; [.N601];&quot;BETTER&quot;;IF([.R601] &gt;[.N60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63785">
            <text:p>6.38E-011</text:p>
          </table:table-cell>
          <table:table-cell office:value-type="float" office:value="0.00000000012266">
            <text:p>1.23E-010</text:p>
          </table:table-cell>
          <table:table-cell table:formula="of:=IF([.U601] &lt; [.P601];&quot;BETTER&quot;;IF([.U601]-2 &gt; [.P601]; &quot;WORSE&quot;;&quot;&quot;))">
            <text:p/>
          </table:table-cell>
          <table:table-cell table:formula="of:=IF([.W601] &lt; [.R601];&quot;BETTER&quot;;IF([.W601] &gt;[.R60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63796">
            <text:p>6.38E-011</text:p>
          </table:table-cell>
          <table:table-cell office:value-type="float" office:value="0.00000000012266">
            <text:p>1.23E-010</text:p>
          </table:table-cell>
          <table:table-cell table:formula="of:=IF([.Z601] &lt; [.U601];&quot;BETTER&quot;;IF([.Z601]-2 &gt; [.U601]; &quot;WORSE&quot;;&quot;&quot;))">
            <text:p/>
          </table:table-cell>
          <table:table-cell table:formula="of:=IF([.AB601] &lt; [.W601];&quot;BETTER&quot;;IF([.AB601] &gt;[.W601]*1.1;&quot;WORSE&quot;;&quot;&quot;))">
            <text:p/>
          </table:table-cell>
        </table:table-row>
        <table:table-row table:style-name="ro3">
          <table:table-cell/>
          <table:table-cell office:value-type="float" office:value="600">
            <text:p>600</text:p>
          </table:table-cell>
          <table:table-cell office:value-type="string">
            <text:p>9.96136275987931363e-02</text:p>
          </table:table-cell>
          <table:table-cell office:value-type="float" office:value="58">
            <text:p>58</text:p>
          </table:table-cell>
          <table:table-cell office:value-type="float" office:value="0.000000000015223">
            <text:p>1.52E-011</text:p>
          </table:table-cell>
          <table:table-cell office:value-type="float" office:value="0.000000000012117">
            <text:p>1.21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15223">
            <text:p>1.52E-011</text:p>
          </table:table-cell>
          <table:table-cell office:value-type="float" office:value="0.000000000012117">
            <text:p>1.2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12115">
            <text:p>1.2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12115">
            <text:p>1.21E-011</text:p>
          </table:table-cell>
          <table:table-cell table:formula="of:=IF([.P602] &lt; [.L602];&quot;BETTER&quot;;IF([.P602]-2 &gt; [.L602]; &quot;WORSE&quot;;&quot;&quot;))">
            <text:p/>
          </table:table-cell>
          <table:table-cell table:formula="of:=IF([.R602] &lt; [.N602];&quot;BETTER&quot;;IF([.R602] &gt;[.N60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12115">
            <text:p>1.21E-011</text:p>
          </table:table-cell>
          <table:table-cell table:formula="of:=IF([.U602] &lt; [.P602];&quot;BETTER&quot;;IF([.U602]-2 &gt; [.P602]; &quot;WORSE&quot;;&quot;&quot;))">
            <text:p/>
          </table:table-cell>
          <table:table-cell table:formula="of:=IF([.W602] &lt; [.R602];&quot;BETTER&quot;;IF([.W602] &gt;[.R60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58034">
            <text:p>5.80E-014</text:p>
          </table:table-cell>
          <table:table-cell office:value-type="float" office:value="0.000000000012115">
            <text:p>1.21E-011</text:p>
          </table:table-cell>
          <table:table-cell table:formula="of:=IF([.Z602] &lt; [.U602];&quot;BETTER&quot;;IF([.Z602]-2 &gt; [.U602]; &quot;WORSE&quot;;&quot;&quot;))">
            <text:p/>
          </table:table-cell>
          <table:table-cell table:formula="of:=IF([.AB602] &lt; [.W602];&quot;BETTER&quot;;IF([.AB602] &gt;[.W602]*1.1;&quot;WORSE&quot;;&quot;&quot;))">
            <text:p/>
          </table:table-cell>
        </table:table-row>
        <table:table-row table:style-name="ro3">
          <table:table-cell/>
          <table:table-cell office:value-type="float" office:value="601">
            <text:p>601</text:p>
          </table:table-cell>
          <table:table-cell office:value-type="string">
            <text:p>1.78025701953757193e-01</text:p>
          </table:table-cell>
          <table:table-cell office:value-type="float" office:value="58">
            <text:p>58</text:p>
          </table:table-cell>
          <table:table-cell office:value-type="float" office:value="0.000000000010979">
            <text:p>1.10E-011</text:p>
          </table:table-cell>
          <table:table-cell office:value-type="float" office:value="0.00000000025975">
            <text:p>2.60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10979">
            <text:p>1.10E-011</text:p>
          </table:table-cell>
          <table:table-cell office:value-type="float" office:value="0.00000000025975">
            <text:p>2.6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8.7197E-017">
            <text:p>8.72E-017</text:p>
          </table:table-cell>
          <table:table-cell office:value-type="float" office:value="0.00000000025975">
            <text:p>2.6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8.7197E-017">
            <text:p>8.72E-017</text:p>
          </table:table-cell>
          <table:table-cell office:value-type="float" office:value="0.00000000025975">
            <text:p>2.60E-010</text:p>
          </table:table-cell>
          <table:table-cell table:formula="of:=IF([.P603] &lt; [.L603];&quot;BETTER&quot;;IF([.P603]-2 &gt; [.L603]; &quot;WORSE&quot;;&quot;&quot;))">
            <text:p/>
          </table:table-cell>
          <table:table-cell table:formula="of:=IF([.R603] &lt; [.N603];&quot;BETTER&quot;;IF([.R603] &gt;[.N60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5398E-017">
            <text:p>6.54E-017</text:p>
          </table:table-cell>
          <table:table-cell office:value-type="float" office:value="0.00000000025975">
            <text:p>2.60E-010</text:p>
          </table:table-cell>
          <table:table-cell table:formula="of:=IF([.U603] &lt; [.P603];&quot;BETTER&quot;;IF([.U603]-2 &gt; [.P603]; &quot;WORSE&quot;;&quot;&quot;))">
            <text:p/>
          </table:table-cell>
          <table:table-cell table:formula="of:=IF([.W603] &lt; [.R603];&quot;BETTER&quot;;IF([.W603] &gt;[.R60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91156">
            <text:p>9.12E-014</text:p>
          </table:table-cell>
          <table:table-cell office:value-type="float" office:value="0.00000000025975">
            <text:p>2.60E-010</text:p>
          </table:table-cell>
          <table:table-cell table:formula="of:=IF([.Z603] &lt; [.U603];&quot;BETTER&quot;;IF([.Z603]-2 &gt; [.U603]; &quot;WORSE&quot;;&quot;&quot;))">
            <text:p/>
          </table:table-cell>
          <table:table-cell table:formula="of:=IF([.AB603] &lt; [.W603];&quot;BETTER&quot;;IF([.AB603] &gt;[.W603]*1.1;&quot;WORSE&quot;;&quot;&quot;))">
            <text:p/>
          </table:table-cell>
        </table:table-row>
        <table:table-row table:style-name="ro3">
          <table:table-cell/>
          <table:table-cell office:value-type="float" office:value="602">
            <text:p>602</text:p>
          </table:table-cell>
          <table:table-cell office:value-type="string">
            <text:p>1.39207673294650253e-01</text:p>
          </table:table-cell>
          <table:table-cell office:value-type="float" office:value="58">
            <text:p>58</text:p>
          </table:table-cell>
          <table:table-cell office:value-type="float" office:value="0.000000000019467">
            <text:p>1.95E-011</text:p>
          </table:table-cell>
          <table:table-cell office:value-type="float" office:value="0.000000000038431">
            <text:p>3.84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19467">
            <text:p>1.95E-011</text:p>
          </table:table-cell>
          <table:table-cell office:value-type="float" office:value="0.000000000038431">
            <text:p>3.8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5398E-017">
            <text:p>6.54E-017</text:p>
          </table:table-cell>
          <table:table-cell office:value-type="float" office:value="0.00000000003843">
            <text:p>3.8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5398E-017">
            <text:p>6.54E-017</text:p>
          </table:table-cell>
          <table:table-cell office:value-type="float" office:value="0.00000000003843">
            <text:p>3.84E-011</text:p>
          </table:table-cell>
          <table:table-cell table:formula="of:=IF([.P604] &lt; [.L604];&quot;BETTER&quot;;IF([.P604]-2 &gt; [.L604]; &quot;WORSE&quot;;&quot;&quot;))">
            <text:p/>
          </table:table-cell>
          <table:table-cell table:formula="of:=IF([.R604] &lt; [.N604];&quot;BETTER&quot;;IF([.R604] &gt;[.N60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5398E-017">
            <text:p>6.54E-017</text:p>
          </table:table-cell>
          <table:table-cell office:value-type="float" office:value="0.00000000003843">
            <text:p>3.84E-011</text:p>
          </table:table-cell>
          <table:table-cell table:formula="of:=IF([.U604] &lt; [.P604];&quot;BETTER&quot;;IF([.U604]-2 &gt; [.P604]; &quot;WORSE&quot;;&quot;&quot;))">
            <text:p/>
          </table:table-cell>
          <table:table-cell table:formula="of:=IF([.W604] &lt; [.R604];&quot;BETTER&quot;;IF([.W604] &gt;[.R60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91156">
            <text:p>9.12E-014</text:p>
          </table:table-cell>
          <table:table-cell office:value-type="float" office:value="0.00000000003843">
            <text:p>3.84E-011</text:p>
          </table:table-cell>
          <table:table-cell table:formula="of:=IF([.Z604] &lt; [.U604];&quot;BETTER&quot;;IF([.Z604]-2 &gt; [.U604]; &quot;WORSE&quot;;&quot;&quot;))">
            <text:p/>
          </table:table-cell>
          <table:table-cell table:formula="of:=IF([.AB604] &lt; [.W604];&quot;BETTER&quot;;IF([.AB604] &gt;[.W604]*1.1;&quot;WORSE&quot;;&quot;&quot;))">
            <text:p/>
          </table:table-cell>
        </table:table-row>
        <table:table-row table:style-name="ro3">
          <table:table-cell/>
          <table:table-cell office:value-type="float" office:value="603">
            <text:p>603</text:p>
          </table:table-cell>
          <table:table-cell office:value-type="string">
            <text:p>1.77245382290052134e+00</text:p>
          </table:table-cell>
          <table:table-cell office:value-type="float" office:value="120">
            <text:p>120</text:p>
          </table:table-cell>
          <table:table-cell office:value-type="float" office:value="0.0000000050017">
            <text:p>5.00E-009</text:p>
          </table:table-cell>
          <table:table-cell office:value-type="float" office:value="0.000000018908">
            <text:p>1.89E-008</text:p>
          </table:table-cell>
          <table:table-cell/>
          <table:table-cell office:value-type="float" office:value="1881">
            <text:p>1881</text:p>
          </table:table-cell>
          <table:table-cell office:value-type="float" office:value="0.00000000045623">
            <text:p>4.56E-010</text:p>
          </table:table-cell>
          <table:table-cell office:value-type="float" office:value="0.000000010812">
            <text:p>1.08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57695">
            <text:p>5.77E-009</text:p>
          </table:table-cell>
          <table:table-cell office:value-type="float" office:value="0.000000015797">
            <text:p>1.58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637">
            <text:p>3.64E-009</text:p>
          </table:table-cell>
          <table:table-cell office:value-type="float" office:value="0.000000012542">
            <text:p>1.25E-008</text:p>
          </table:table-cell>
          <table:table-cell table:formula="of:=IF([.P605] &lt; [.L605];&quot;BETTER&quot;;IF([.P605]-2 &gt; [.L605]; &quot;WORSE&quot;;&quot;&quot;))" office:value-type="string" office:string-value="BETTER">
            <text:p>BETTER</text:p>
          </table:table-cell>
          <table:table-cell table:formula="of:=IF([.R605] &lt; [.N605];&quot;BETTER&quot;;IF([.R605] &gt;[.N605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3637">
            <text:p>3.64E-009</text:p>
          </table:table-cell>
          <table:table-cell office:value-type="float" office:value="0.000000012542">
            <text:p>1.25E-008</text:p>
          </table:table-cell>
          <table:table-cell table:formula="of:=IF([.U605] &lt; [.P605];&quot;BETTER&quot;;IF([.U605]-2 &gt; [.P605]; &quot;WORSE&quot;;&quot;&quot;))">
            <text:p/>
          </table:table-cell>
          <table:table-cell table:formula="of:=IF([.W605] &lt; [.R605];&quot;BETTER&quot;;IF([.W605] &gt;[.R60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7534">
            <text:p>1.75E-006</text:p>
          </table:table-cell>
          <table:table-cell office:value-type="float" office:value="0.000000012542">
            <text:p>1.25E-008</text:p>
          </table:table-cell>
          <table:table-cell table:formula="of:=IF([.Z605] &lt; [.U605];&quot;BETTER&quot;;IF([.Z605]-2 &gt; [.U605]; &quot;WORSE&quot;;&quot;&quot;))">
            <text:p/>
          </table:table-cell>
          <table:table-cell table:formula="of:=IF([.AB605] &lt; [.W605];&quot;BETTER&quot;;IF([.AB605] &gt;[.W605]*1.1;&quot;WORSE&quot;;&quot;&quot;))">
            <text:p/>
          </table:table-cell>
        </table:table-row>
        <table:table-row table:style-name="ro3">
          <table:table-cell/>
          <table:table-cell office:value-type="float" office:value="604">
            <text:p>604</text:p>
          </table:table-cell>
          <table:table-cell office:value-type="string">
            <text:p>3.59140914239761133e-01</text:p>
          </table:table-cell>
          <table:table-cell office:value-type="float" office:value="55">
            <text:p>55</text:p>
          </table:table-cell>
          <table:table-cell office:value-type="float" office:value="0.000000000044498">
            <text:p>4.45E-011</text:p>
          </table:table-cell>
          <table:table-cell office:value-type="float" office:value="0.00000000010979">
            <text:p>1.10E-010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43578">
            <text:p>4.36E-011</text:p>
          </table:table-cell>
          <table:table-cell office:value-type="float" office:value="0.00000000011071">
            <text:p>1.11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11071">
            <text:p>1.11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11071">
            <text:p>1.11E-010</text:p>
          </table:table-cell>
          <table:table-cell table:formula="of:=IF([.P606] &lt; [.L606];&quot;BETTER&quot;;IF([.P606]-2 &gt; [.L606]; &quot;WORSE&quot;;&quot;&quot;))">
            <text:p/>
          </table:table-cell>
          <table:table-cell table:formula="of:=IF([.R606] &lt; [.N606];&quot;BETTER&quot;;IF([.R606] &gt;[.N606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11071">
            <text:p>1.11E-010</text:p>
          </table:table-cell>
          <table:table-cell table:formula="of:=IF([.U606] &lt; [.P606];&quot;BETTER&quot;;IF([.U606]-2 &gt; [.P606]; &quot;WORSE&quot;;&quot;&quot;))">
            <text:p/>
          </table:table-cell>
          <table:table-cell table:formula="of:=IF([.W606] &lt; [.R606];&quot;BETTER&quot;;IF([.W606] &gt;[.R606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040479">
            <text:p>4.05E-014</text:p>
          </table:table-cell>
          <table:table-cell office:value-type="float" office:value="0.00000000011071">
            <text:p>1.11E-010</text:p>
          </table:table-cell>
          <table:table-cell table:formula="of:=IF([.Z606] &lt; [.U606];&quot;BETTER&quot;;IF([.Z606]-2 &gt; [.U606]; &quot;WORSE&quot;;&quot;&quot;))">
            <text:p/>
          </table:table-cell>
          <table:table-cell table:formula="of:=IF([.AB606] &lt; [.W606];&quot;BETTER&quot;;IF([.AB606] &gt;[.W606]*1.1;&quot;WORSE&quot;;&quot;&quot;))">
            <text:p/>
          </table:table-cell>
        </table:table-row>
        <table:table-row table:style-name="ro3">
          <table:table-cell/>
          <table:table-cell office:value-type="float" office:value="605">
            <text:p>605</text:p>
          </table:table-cell>
          <table:table-cell office:value-type="string">
            <text:p>3.55065933151773483e-01</text:p>
          </table:table-cell>
          <table:table-cell office:value-type="float" office:value="49">
            <text:p>49</text:p>
          </table:table-cell>
          <table:table-cell office:value-type="float" office:value="0.000000000000070353">
            <text:p>7.04E-014</text:p>
          </table:table-cell>
          <table:table-cell office:value-type="float" office:value="0.00000000013592">
            <text:p>1.36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029079">
            <text:p>2.91E-014</text:p>
          </table:table-cell>
          <table:table-cell office:value-type="float" office:value="0.00000000013582">
            <text:p>1.36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 table:formula="of:=IF([.P607] &lt; [.L607];&quot;BETTER&quot;;IF([.P607]-2 &gt; [.L607]; &quot;WORSE&quot;;&quot;&quot;))">
            <text:p/>
          </table:table-cell>
          <table:table-cell table:formula="of:=IF([.R607] &lt; [.N607];&quot;BETTER&quot;;IF([.R607] &gt;[.N60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 table:formula="of:=IF([.U607] &lt; [.P607];&quot;BETTER&quot;;IF([.U607]-2 &gt; [.P607]; &quot;WORSE&quot;;&quot;&quot;))">
            <text:p/>
          </table:table-cell>
          <table:table-cell table:formula="of:=IF([.W607] &lt; [.R607];&quot;BETTER&quot;;IF([.W607] &gt;[.R60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 table:formula="of:=IF([.Z607] &lt; [.U607];&quot;BETTER&quot;;IF([.Z607]-2 &gt; [.U607]; &quot;WORSE&quot;;&quot;&quot;))">
            <text:p/>
          </table:table-cell>
          <table:table-cell table:formula="of:=IF([.AB607] &lt; [.W607];&quot;BETTER&quot;;IF([.AB607] &gt;[.W607]*1.1;&quot;WORSE&quot;;&quot;&quot;))">
            <text:p/>
          </table:table-cell>
        </table:table-row>
        <table:table-row table:style-name="ro3">
          <table:table-cell/>
          <table:table-cell office:value-type="float" office:value="606">
            <text:p>606</text:p>
          </table:table-cell>
          <table:table-cell office:value-type="string">
            <text:p>2.39077878738501148e+01</text:p>
          </table:table-cell>
          <table:table-cell office:value-type="float" office:value="61">
            <text:p>61</text:p>
          </table:table-cell>
          <table:table-cell office:value-type="float" office:value="0.0000000000022329">
            <text:p>2.23E-012</text:p>
          </table:table-cell>
          <table:table-cell office:value-type="float" office:value="0.0000000000020877">
            <text:p>2.09E-012</text:p>
          </table:table-cell>
          <table:table-cell/>
          <table:table-cell office:value-type="float" office:value="61">
            <text:p>61</text:p>
          </table:table-cell>
          <table:table-cell office:value-type="float" office:value="0.0000000000022329">
            <text:p>2.23E-012</text:p>
          </table:table-cell>
          <table:table-cell office:value-type="float" office:value="0.0000000000020877">
            <text:p>2.09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0431">
            <text:p>4.04E-011</text:p>
          </table:table-cell>
          <table:table-cell office:value-type="float" office:value="0.0000000000020865">
            <text:p>2.09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0431">
            <text:p>4.04E-011</text:p>
          </table:table-cell>
          <table:table-cell office:value-type="float" office:value="0.0000000000020865">
            <text:p>2.09E-012</text:p>
          </table:table-cell>
          <table:table-cell table:formula="of:=IF([.P608] &lt; [.L608];&quot;BETTER&quot;;IF([.P608]-2 &gt; [.L608]; &quot;WORSE&quot;;&quot;&quot;))">
            <text:p/>
          </table:table-cell>
          <table:table-cell table:formula="of:=IF([.R608] &lt; [.N608];&quot;BETTER&quot;;IF([.R608] &gt;[.N60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0431">
            <text:p>4.04E-011</text:p>
          </table:table-cell>
          <table:table-cell office:value-type="float" office:value="0.0000000000020865">
            <text:p>2.09E-012</text:p>
          </table:table-cell>
          <table:table-cell table:formula="of:=IF([.U608] &lt; [.P608];&quot;BETTER&quot;;IF([.U608]-2 &gt; [.P608]; &quot;WORSE&quot;;&quot;&quot;))">
            <text:p/>
          </table:table-cell>
          <table:table-cell table:formula="of:=IF([.W608] &lt; [.R608];&quot;BETTER&quot;;IF([.W608] &gt;[.R60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0431">
            <text:p>4.04E-011</text:p>
          </table:table-cell>
          <table:table-cell office:value-type="float" office:value="0.0000000000020865">
            <text:p>2.09E-012</text:p>
          </table:table-cell>
          <table:table-cell table:formula="of:=IF([.Z608] &lt; [.U608];&quot;BETTER&quot;;IF([.Z608]-2 &gt; [.U608]; &quot;WORSE&quot;;&quot;&quot;))">
            <text:p/>
          </table:table-cell>
          <table:table-cell table:formula="of:=IF([.AB608] &lt; [.W608];&quot;BETTER&quot;;IF([.AB608] &gt;[.W608]*1.1;&quot;WORSE&quot;;&quot;&quot;))">
            <text:p/>
          </table:table-cell>
        </table:table-row>
        <table:table-row table:style-name="ro3">
          <table:table-cell/>
          <table:table-cell office:value-type="float" office:value="607">
            <text:p>607</text:p>
          </table:table-cell>
          <table:table-cell office:value-type="string">
            <text:p>-9.15965594177219011e-01</text:p>
          </table:table-cell>
          <table:table-cell office:value-type="float" office:value="59">
            <text:p>59</text:p>
          </table:table-cell>
          <table:table-cell office:value-type="float" office:value="0.000000000000012566">
            <text:p>1.26E-014</text:p>
          </table:table-cell>
          <table:table-cell office:value-type="float" office:value="0.000000000024879">
            <text:p>2.49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2566">
            <text:p>1.26E-014</text:p>
          </table:table-cell>
          <table:table-cell office:value-type="float" office:value="0.000000000024879">
            <text:p>2.4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2303">
            <text:p>1.23E-012</text:p>
          </table:table-cell>
          <table:table-cell office:value-type="float" office:value="0.000000000024871">
            <text:p>2.4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2303">
            <text:p>1.23E-012</text:p>
          </table:table-cell>
          <table:table-cell office:value-type="float" office:value="0.000000000024871">
            <text:p>2.49E-011</text:p>
          </table:table-cell>
          <table:table-cell table:formula="of:=IF([.P609] &lt; [.L609];&quot;BETTER&quot;;IF([.P609]-2 &gt; [.L609]; &quot;WORSE&quot;;&quot;&quot;))">
            <text:p/>
          </table:table-cell>
          <table:table-cell table:formula="of:=IF([.R609] &lt; [.N609];&quot;BETTER&quot;;IF([.R609] &gt;[.N60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2303">
            <text:p>1.23E-012</text:p>
          </table:table-cell>
          <table:table-cell office:value-type="float" office:value="0.000000000024871">
            <text:p>2.49E-011</text:p>
          </table:table-cell>
          <table:table-cell table:formula="of:=IF([.U609] &lt; [.P609];&quot;BETTER&quot;;IF([.U609]-2 &gt; [.P609]; &quot;WORSE&quot;;&quot;&quot;))">
            <text:p/>
          </table:table-cell>
          <table:table-cell table:formula="of:=IF([.W609] &lt; [.R609];&quot;BETTER&quot;;IF([.W609] &gt;[.R60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2303">
            <text:p>1.23E-012</text:p>
          </table:table-cell>
          <table:table-cell office:value-type="float" office:value="0.000000000024871">
            <text:p>2.49E-011</text:p>
          </table:table-cell>
          <table:table-cell table:formula="of:=IF([.Z609] &lt; [.U609];&quot;BETTER&quot;;IF([.Z609]-2 &gt; [.U609]; &quot;WORSE&quot;;&quot;&quot;))">
            <text:p/>
          </table:table-cell>
          <table:table-cell table:formula="of:=IF([.AB609] &lt; [.W609];&quot;BETTER&quot;;IF([.AB609] &gt;[.W609]*1.1;&quot;WORSE&quot;;&quot;&quot;))">
            <text:p/>
          </table:table-cell>
        </table:table-row>
        <table:table-row table:style-name="ro3">
          <table:table-cell/>
          <table:table-cell office:value-type="float" office:value="608">
            <text:p>608</text:p>
          </table:table-cell>
          <table:table-cell office:value-type="string">
            <text:p>2.72198261289718912e-01</text:p>
          </table:table-cell>
          <table:table-cell office:value-type="float" office:value="58">
            <text:p>58</text:p>
          </table:table-cell>
          <table:table-cell office:value-type="float" office:value="1.6017E-015">
            <text:p>1.60E-015</text:p>
          </table:table-cell>
          <table:table-cell office:value-type="float" office:value="0.000000000037771">
            <text:p>3.78E-011</text:p>
          </table:table-cell>
          <table:table-cell/>
          <table:table-cell office:value-type="float" office:value="59">
            <text:p>59</text:p>
          </table:table-cell>
          <table:table-cell office:value-type="float" office:value="1.6017E-015">
            <text:p>1.60E-015</text:p>
          </table:table-cell>
          <table:table-cell office:value-type="float" office:value="0.000000000037771">
            <text:p>3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0.000000000037771">
            <text:p>3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0.000000000037771">
            <text:p>3.78E-011</text:p>
          </table:table-cell>
          <table:table-cell table:formula="of:=IF([.P610] &lt; [.L610];&quot;BETTER&quot;;IF([.P610]-2 &gt; [.L610]; &quot;WORSE&quot;;&quot;&quot;))">
            <text:p/>
          </table:table-cell>
          <table:table-cell table:formula="of:=IF([.R610] &lt; [.N610];&quot;BETTER&quot;;IF([.R610] &gt;[.N61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0.000000000037771">
            <text:p>3.78E-011</text:p>
          </table:table-cell>
          <table:table-cell table:formula="of:=IF([.U610] &lt; [.P610];&quot;BETTER&quot;;IF([.U610]-2 &gt; [.P610]; &quot;WORSE&quot;;&quot;&quot;))">
            <text:p/>
          </table:table-cell>
          <table:table-cell table:formula="of:=IF([.W610] &lt; [.R610];&quot;BETTER&quot;;IF([.W610] &gt;[.R61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6243">
            <text:p>1.62E-014</text:p>
          </table:table-cell>
          <table:table-cell office:value-type="float" office:value="0.000000000037771">
            <text:p>3.78E-011</text:p>
          </table:table-cell>
          <table:table-cell table:formula="of:=IF([.Z610] &lt; [.U610];&quot;BETTER&quot;;IF([.Z610]-2 &gt; [.U610]; &quot;WORSE&quot;;&quot;&quot;))">
            <text:p/>
          </table:table-cell>
          <table:table-cell table:formula="of:=IF([.AB610] &lt; [.W610];&quot;BETTER&quot;;IF([.AB610] &gt;[.W610]*1.1;&quot;WORSE&quot;;&quot;&quot;))">
            <text:p/>
          </table:table-cell>
        </table:table-row>
        <table:table-row table:style-name="ro3">
          <table:table-cell/>
          <table:table-cell office:value-type="float" office:value="609">
            <text:p>609</text:p>
          </table:table-cell>
          <table:table-cell office:value-type="string">
            <text:p>7.30181058378328585e-01</text:p>
          </table:table-cell>
          <table:table-cell office:value-type="float" office:value="59">
            <text:p>59</text:p>
          </table:table-cell>
          <table:table-cell office:value-type="float" office:value="7.4039E-015">
            <text:p>7.40E-015</text:p>
          </table:table-cell>
          <table:table-cell office:value-type="float" office:value="0.000000000029685">
            <text:p>2.97E-011</text:p>
          </table:table-cell>
          <table:table-cell/>
          <table:table-cell office:value-type="float" office:value="59">
            <text:p>59</text:p>
          </table:table-cell>
          <table:table-cell office:value-type="float" office:value="7.4039E-015">
            <text:p>7.40E-015</text:p>
          </table:table-cell>
          <table:table-cell office:value-type="float" office:value="0.000000000029685">
            <text:p>2.9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252">
            <text:p>6.25E-013</text:p>
          </table:table-cell>
          <table:table-cell office:value-type="float" office:value="0.00000000002968">
            <text:p>2.9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252">
            <text:p>6.25E-013</text:p>
          </table:table-cell>
          <table:table-cell office:value-type="float" office:value="0.00000000002968">
            <text:p>2.97E-011</text:p>
          </table:table-cell>
          <table:table-cell table:formula="of:=IF([.P611] &lt; [.L611];&quot;BETTER&quot;;IF([.P611]-2 &gt; [.L611]; &quot;WORSE&quot;;&quot;&quot;))">
            <text:p/>
          </table:table-cell>
          <table:table-cell table:formula="of:=IF([.R611] &lt; [.N611];&quot;BETTER&quot;;IF([.R611] &gt;[.N61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252">
            <text:p>6.25E-013</text:p>
          </table:table-cell>
          <table:table-cell office:value-type="float" office:value="0.00000000002968">
            <text:p>2.97E-011</text:p>
          </table:table-cell>
          <table:table-cell table:formula="of:=IF([.U611] &lt; [.P611];&quot;BETTER&quot;;IF([.U611]-2 &gt; [.P611]; &quot;WORSE&quot;;&quot;&quot;))">
            <text:p/>
          </table:table-cell>
          <table:table-cell table:formula="of:=IF([.W611] &lt; [.R611];&quot;BETTER&quot;;IF([.W611] &gt;[.R61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3142">
            <text:p>6.31E-013</text:p>
          </table:table-cell>
          <table:table-cell office:value-type="float" office:value="0.00000000002968">
            <text:p>2.97E-011</text:p>
          </table:table-cell>
          <table:table-cell table:formula="of:=IF([.Z611] &lt; [.U611];&quot;BETTER&quot;;IF([.Z611]-2 &gt; [.U611]; &quot;WORSE&quot;;&quot;&quot;))">
            <text:p/>
          </table:table-cell>
          <table:table-cell table:formula="of:=IF([.AB611] &lt; [.W611];&quot;BETTER&quot;;IF([.AB611] &gt;[.W611]*1.1;&quot;WORSE&quot;;&quot;&quot;))">
            <text:p/>
          </table:table-cell>
        </table:table-row>
        <table:table-row table:style-name="ro3">
          <table:table-cell/>
          <table:table-cell office:value-type="float" office:value="610">
            <text:p>610</text:p>
          </table:table-cell>
          <table:table-cell office:value-type="string">
            <text:p>1.38629436111988547e+00</text:p>
          </table:table-cell>
          <table:table-cell office:value-type="float" office:value="57">
            <text:p>57</text:p>
          </table:table-cell>
          <table:table-cell office:value-type="float" office:value="0.00000000000013166">
            <text:p>1.32E-013</text:p>
          </table:table-cell>
          <table:table-cell office:value-type="float" office:value="0.000000000014321">
            <text:p>1.4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0635">
            <text:p>1.06E-013</text:p>
          </table:table-cell>
          <table:table-cell office:value-type="float" office:value="0.000000000014346">
            <text:p>1.43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3876">
            <text:p>1.39E-011</text:p>
          </table:table-cell>
          <table:table-cell office:value-type="float" office:value="0.000000000014344">
            <text:p>1.43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3876">
            <text:p>1.39E-011</text:p>
          </table:table-cell>
          <table:table-cell office:value-type="float" office:value="0.000000000014344">
            <text:p>1.43E-011</text:p>
          </table:table-cell>
          <table:table-cell table:formula="of:=IF([.P612] &lt; [.L612];&quot;BETTER&quot;;IF([.P612]-2 &gt; [.L612]; &quot;WORSE&quot;;&quot;&quot;))">
            <text:p/>
          </table:table-cell>
          <table:table-cell table:formula="of:=IF([.R612] &lt; [.N612];&quot;BETTER&quot;;IF([.R612] &gt;[.N61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3876">
            <text:p>1.39E-011</text:p>
          </table:table-cell>
          <table:table-cell office:value-type="float" office:value="0.000000000014344">
            <text:p>1.43E-011</text:p>
          </table:table-cell>
          <table:table-cell table:formula="of:=IF([.U612] &lt; [.P612];&quot;BETTER&quot;;IF([.U612]-2 &gt; [.P612]; &quot;WORSE&quot;;&quot;&quot;))">
            <text:p/>
          </table:table-cell>
          <table:table-cell table:formula="of:=IF([.W612] &lt; [.R612];&quot;BETTER&quot;;IF([.W612] &gt;[.R61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5446">
            <text:p>1.54E-011</text:p>
          </table:table-cell>
          <table:table-cell office:value-type="float" office:value="0.000000000014344">
            <text:p>1.43E-011</text:p>
          </table:table-cell>
          <table:table-cell table:formula="of:=IF([.Z612] &lt; [.U612];&quot;BETTER&quot;;IF([.Z612]-2 &gt; [.U612]; &quot;WORSE&quot;;&quot;&quot;))">
            <text:p/>
          </table:table-cell>
          <table:table-cell table:formula="of:=IF([.AB612] &lt; [.W612];&quot;BETTER&quot;;IF([.AB612] &gt;[.W612]*1.1;&quot;WORSE&quot;;&quot;&quot;))">
            <text:p/>
          </table:table-cell>
        </table:table-row>
        <table:table-row table:style-name="ro3">
          <table:table-cell/>
          <table:table-cell office:value-type="float" office:value="611">
            <text:p>611</text:p>
          </table:table-cell>
          <table:table-cell office:value-type="string">
            <text:p>4.16348590801031870e-01</text:p>
          </table:table-cell>
          <table:table-cell office:value-type="float" office:value="56">
            <text:p>56</text:p>
          </table:table-cell>
          <table:table-cell office:value-type="float" office:value="0.00000000053691">
            <text:p>5.37E-010</text:p>
          </table:table-cell>
          <table:table-cell office:value-type="float" office:value="0.0000000000015611">
            <text:p>1.56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536">
            <text:p>5.36E-010</text:p>
          </table:table-cell>
          <table:table-cell office:value-type="float" office:value="0.0000000000024788">
            <text:p>2.4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90127">
            <text:p>9.01E-013</text:p>
          </table:table-cell>
          <table:table-cell office:value-type="float" office:value="0.0000000000024784">
            <text:p>2.4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90127">
            <text:p>9.01E-013</text:p>
          </table:table-cell>
          <table:table-cell office:value-type="float" office:value="0.0000000000024784">
            <text:p>2.48E-012</text:p>
          </table:table-cell>
          <table:table-cell table:formula="of:=IF([.P613] &lt; [.L613];&quot;BETTER&quot;;IF([.P613]-2 &gt; [.L613]; &quot;WORSE&quot;;&quot;&quot;))">
            <text:p/>
          </table:table-cell>
          <table:table-cell table:formula="of:=IF([.R613] &lt; [.N613];&quot;BETTER&quot;;IF([.R613] &gt;[.N61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90127">
            <text:p>9.01E-013</text:p>
          </table:table-cell>
          <table:table-cell office:value-type="float" office:value="0.0000000000024784">
            <text:p>2.48E-012</text:p>
          </table:table-cell>
          <table:table-cell table:formula="of:=IF([.U613] &lt; [.P613];&quot;BETTER&quot;;IF([.U613]-2 &gt; [.P613]; &quot;WORSE&quot;;&quot;&quot;))">
            <text:p/>
          </table:table-cell>
          <table:table-cell table:formula="of:=IF([.W613] &lt; [.R613];&quot;BETTER&quot;;IF([.W613] &gt;[.R61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94796">
            <text:p>9.48E-013</text:p>
          </table:table-cell>
          <table:table-cell office:value-type="float" office:value="0.0000000000024784">
            <text:p>2.48E-012</text:p>
          </table:table-cell>
          <table:table-cell table:formula="of:=IF([.Z613] &lt; [.U613];&quot;BETTER&quot;;IF([.Z613]-2 &gt; [.U613]; &quot;WORSE&quot;;&quot;&quot;))">
            <text:p/>
          </table:table-cell>
          <table:table-cell table:formula="of:=IF([.AB613] &lt; [.W613];&quot;BETTER&quot;;IF([.AB613] &gt;[.W613]*1.1;&quot;WORSE&quot;;&quot;&quot;))">
            <text:p/>
          </table:table-cell>
        </table:table-row>
        <table:table-row table:style-name="ro3">
          <table:table-cell/>
          <table:table-cell office:value-type="float" office:value="612">
            <text:p>612</text:p>
          </table:table-cell>
          <table:table-cell office:value-type="string">
            <text:p>6.66666666666666630e-01</text:p>
          </table:table-cell>
          <table:table-cell office:value-type="float" office:value="49">
            <text:p>49</text:p>
          </table:table-cell>
          <table:table-cell office:value-type="float" office:value="0.00000000056487">
            <text:p>5.65E-010</text:p>
          </table:table-cell>
          <table:table-cell office:value-type="float" office:value="0.000000000050011">
            <text:p>5.00E-011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56487">
            <text:p>5.65E-010</text:p>
          </table:table-cell>
          <table:table-cell office:value-type="float" office:value="0.000000000050011">
            <text:p>5.0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0211">
            <text:p>1.02E-013</text:p>
          </table:table-cell>
          <table:table-cell office:value-type="float" office:value="0.00000000005">
            <text:p>5.0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0211">
            <text:p>1.02E-013</text:p>
          </table:table-cell>
          <table:table-cell office:value-type="float" office:value="0.00000000005">
            <text:p>5.00E-011</text:p>
          </table:table-cell>
          <table:table-cell table:formula="of:=IF([.P614] &lt; [.L614];&quot;BETTER&quot;;IF([.P614]-2 &gt; [.L614]; &quot;WORSE&quot;;&quot;&quot;))">
            <text:p/>
          </table:table-cell>
          <table:table-cell table:formula="of:=IF([.R614] &lt; [.N614];&quot;BETTER&quot;;IF([.R614] &gt;[.N61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0211">
            <text:p>1.02E-013</text:p>
          </table:table-cell>
          <table:table-cell office:value-type="float" office:value="0.00000000005">
            <text:p>5.00E-011</text:p>
          </table:table-cell>
          <table:table-cell table:formula="of:=IF([.U614] &lt; [.P614];&quot;BETTER&quot;;IF([.U614]-2 &gt; [.P614]; &quot;WORSE&quot;;&quot;&quot;))">
            <text:p/>
          </table:table-cell>
          <table:table-cell table:formula="of:=IF([.W614] &lt; [.R614];&quot;BETTER&quot;;IF([.W614] &gt;[.R61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0211">
            <text:p>1.02E-013</text:p>
          </table:table-cell>
          <table:table-cell office:value-type="float" office:value="0.00000000005">
            <text:p>5.00E-011</text:p>
          </table:table-cell>
          <table:table-cell table:formula="of:=IF([.Z614] &lt; [.U614];&quot;BETTER&quot;;IF([.Z614]-2 &gt; [.U614]; &quot;WORSE&quot;;&quot;&quot;))">
            <text:p/>
          </table:table-cell>
          <table:table-cell table:formula="of:=IF([.AB614] &lt; [.W614];&quot;BETTER&quot;;IF([.AB614] &gt;[.W614]*1.1;&quot;WORSE&quot;;&quot;&quot;))">
            <text:p/>
          </table:table-cell>
        </table:table-row>
        <table:table-row table:style-name="ro3">
          <table:table-cell/>
          <table:table-cell office:value-type="float" office:value="613">
            <text:p>613</text:p>
          </table:table-cell>
          <table:table-cell office:value-type="string">
            <text:p>7.22091449378410077e-01</text:p>
          </table:table-cell>
          <table:table-cell office:value-type="float" office:value="56">
            <text:p>56</text:p>
          </table:table-cell>
          <table:table-cell office:value-type="float" office:value="0.0000000000018158">
            <text:p>1.82E-012</text:p>
          </table:table-cell>
          <table:table-cell office:value-type="float" office:value="0.000000000030796">
            <text:p>3.08E-011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0091928">
            <text:p>9.19E-013</text:p>
          </table:table-cell>
          <table:table-cell office:value-type="float" office:value="0.000000000029899">
            <text:p>2.9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4672">
            <text:p>2.47E-011</text:p>
          </table:table-cell>
          <table:table-cell office:value-type="float" office:value="0.000000000029899">
            <text:p>2.9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4672">
            <text:p>2.47E-011</text:p>
          </table:table-cell>
          <table:table-cell office:value-type="float" office:value="0.000000000029899">
            <text:p>2.99E-011</text:p>
          </table:table-cell>
          <table:table-cell table:formula="of:=IF([.P615] &lt; [.L615];&quot;BETTER&quot;;IF([.P615]-2 &gt; [.L615]; &quot;WORSE&quot;;&quot;&quot;))">
            <text:p/>
          </table:table-cell>
          <table:table-cell table:formula="of:=IF([.R615] &lt; [.N615];&quot;BETTER&quot;;IF([.R615] &gt;[.N61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4672">
            <text:p>2.47E-011</text:p>
          </table:table-cell>
          <table:table-cell office:value-type="float" office:value="0.000000000029899">
            <text:p>2.99E-011</text:p>
          </table:table-cell>
          <table:table-cell table:formula="of:=IF([.U615] &lt; [.P615];&quot;BETTER&quot;;IF([.U615]-2 &gt; [.P615]; &quot;WORSE&quot;;&quot;&quot;))">
            <text:p/>
          </table:table-cell>
          <table:table-cell table:formula="of:=IF([.W615] &lt; [.R615];&quot;BETTER&quot;;IF([.W615] &gt;[.R61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4672">
            <text:p>2.47E-011</text:p>
          </table:table-cell>
          <table:table-cell office:value-type="float" office:value="0.000000000029899">
            <text:p>2.99E-011</text:p>
          </table:table-cell>
          <table:table-cell table:formula="of:=IF([.Z615] &lt; [.U615];&quot;BETTER&quot;;IF([.Z615]-2 &gt; [.U615]; &quot;WORSE&quot;;&quot;&quot;))">
            <text:p/>
          </table:table-cell>
          <table:table-cell table:formula="of:=IF([.AB615] &lt; [.W615];&quot;BETTER&quot;;IF([.AB615] &gt;[.W615]*1.1;&quot;WORSE&quot;;&quot;&quot;))">
            <text:p/>
          </table:table-cell>
        </table:table-row>
        <table:table-row table:style-name="ro3">
          <table:table-cell/>
          <table:table-cell office:value-type="float" office:value="614">
            <text:p>614</text:p>
          </table:table-cell>
          <table:table-cell office:value-type="string">
            <text:p>2.22144146908428652e+00</text:p>
          </table:table-cell>
          <table:table-cell office:value-type="float" office:value="63">
            <text:p>63</text:p>
          </table:table-cell>
          <table:table-cell office:value-type="float" office:value="0.00000000000012184">
            <text:p>1.22E-013</text:p>
          </table:table-cell>
          <table:table-cell office:value-type="float" office:value="0.000000000007188">
            <text:p>7.19E-012</text:p>
          </table:table-cell>
          <table:table-cell/>
          <table:table-cell office:value-type="float" office:value="64">
            <text:p>64</text:p>
          </table:table-cell>
          <table:table-cell office:value-type="float" office:value="7.5364E-015">
            <text:p>7.54E-015</text:p>
          </table:table-cell>
          <table:table-cell office:value-type="float" office:value="0.0000000000070736">
            <text:p>7.07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5061">
            <text:p>1.51E-012</text:p>
          </table:table-cell>
          <table:table-cell office:value-type="float" office:value="0.0000000000070736">
            <text:p>7.07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5061">
            <text:p>1.51E-012</text:p>
          </table:table-cell>
          <table:table-cell office:value-type="float" office:value="0.0000000000070736">
            <text:p>7.07E-012</text:p>
          </table:table-cell>
          <table:table-cell table:formula="of:=IF([.P616] &lt; [.L616];&quot;BETTER&quot;;IF([.P616]-2 &gt; [.L616]; &quot;WORSE&quot;;&quot;&quot;))">
            <text:p/>
          </table:table-cell>
          <table:table-cell table:formula="of:=IF([.R616] &lt; [.N616];&quot;BETTER&quot;;IF([.R616] &gt;[.N61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5061">
            <text:p>1.51E-012</text:p>
          </table:table-cell>
          <table:table-cell office:value-type="float" office:value="0.0000000000070736">
            <text:p>7.07E-012</text:p>
          </table:table-cell>
          <table:table-cell table:formula="of:=IF([.U616] &lt; [.P616];&quot;BETTER&quot;;IF([.U616]-2 &gt; [.P616]; &quot;WORSE&quot;;&quot;&quot;))">
            <text:p/>
          </table:table-cell>
          <table:table-cell table:formula="of:=IF([.W616] &lt; [.R616];&quot;BETTER&quot;;IF([.W616] &gt;[.R61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524">
            <text:p>1.52E-012</text:p>
          </table:table-cell>
          <table:table-cell office:value-type="float" office:value="0.0000000000070736">
            <text:p>7.07E-012</text:p>
          </table:table-cell>
          <table:table-cell table:formula="of:=IF([.Z616] &lt; [.U616];&quot;BETTER&quot;;IF([.Z616]-2 &gt; [.U616]; &quot;WORSE&quot;;&quot;&quot;))">
            <text:p/>
          </table:table-cell>
          <table:table-cell table:formula="of:=IF([.AB616] &lt; [.W616];&quot;BETTER&quot;;IF([.AB616] &gt;[.W616]*1.1;&quot;WORSE&quot;;&quot;&quot;))">
            <text:p/>
          </table:table-cell>
        </table:table-row>
        <table:table-row table:style-name="ro3">
          <table:table-cell/>
          <table:table-cell office:value-type="float" office:value="615">
            <text:p>615</text:p>
          </table:table-cell>
          <table:table-cell office:value-type="string">
            <text:p>-2.21441469079183051e-01</text:p>
          </table:table-cell>
          <table:table-cell office:value-type="float" office:value="53">
            <text:p>53</text:p>
          </table:table-cell>
          <table:table-cell office:value-type="float" office:value="0.00000000000085802">
            <text:p>8.58E-013</text:p>
          </table:table-cell>
          <table:table-cell office:value-type="float" office:value="0.00000000009402">
            <text:p>9.40E-011</text:p>
          </table:table-cell>
          <table:table-cell/>
          <table:table-cell office:value-type="float" office:value="53">
            <text:p>53</text:p>
          </table:table-cell>
          <table:table-cell office:value-type="float" office:value="0.00000000000085802">
            <text:p>8.58E-013</text:p>
          </table:table-cell>
          <table:table-cell office:value-type="float" office:value="0.00000000009402">
            <text:p>9.4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2748">
            <text:p>3.27E-012</text:p>
          </table:table-cell>
          <table:table-cell office:value-type="float" office:value="0.000000000094007">
            <text:p>9.4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2748">
            <text:p>3.27E-012</text:p>
          </table:table-cell>
          <table:table-cell office:value-type="float" office:value="0.000000000094007">
            <text:p>9.40E-011</text:p>
          </table:table-cell>
          <table:table-cell table:formula="of:=IF([.P617] &lt; [.L617];&quot;BETTER&quot;;IF([.P617]-2 &gt; [.L617]; &quot;WORSE&quot;;&quot;&quot;))">
            <text:p/>
          </table:table-cell>
          <table:table-cell table:formula="of:=IF([.R617] &lt; [.N617];&quot;BETTER&quot;;IF([.R617] &gt;[.N61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2748">
            <text:p>3.27E-012</text:p>
          </table:table-cell>
          <table:table-cell office:value-type="float" office:value="0.000000000094007">
            <text:p>9.40E-011</text:p>
          </table:table-cell>
          <table:table-cell table:formula="of:=IF([.U617] &lt; [.P617];&quot;BETTER&quot;;IF([.U617]-2 &gt; [.P617]; &quot;WORSE&quot;;&quot;&quot;))">
            <text:p/>
          </table:table-cell>
          <table:table-cell table:formula="of:=IF([.W617] &lt; [.R617];&quot;BETTER&quot;;IF([.W617] &gt;[.R61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2748">
            <text:p>3.27E-012</text:p>
          </table:table-cell>
          <table:table-cell office:value-type="float" office:value="0.000000000094007">
            <text:p>9.40E-011</text:p>
          </table:table-cell>
          <table:table-cell table:formula="of:=IF([.Z617] &lt; [.U617];&quot;BETTER&quot;;IF([.Z617]-2 &gt; [.U617]; &quot;WORSE&quot;;&quot;&quot;))">
            <text:p/>
          </table:table-cell>
          <table:table-cell table:formula="of:=IF([.AB617] &lt; [.W617];&quot;BETTER&quot;;IF([.AB617] &gt;[.W617]*1.1;&quot;WORSE&quot;;&quot;&quot;))">
            <text:p/>
          </table:table-cell>
        </table:table-row>
        <table:table-row table:style-name="ro3">
          <table:table-cell/>
          <table:table-cell office:value-type="float" office:value="616">
            <text:p>616</text:p>
          </table:table-cell>
          <table:table-cell office:value-type="string">
            <text:p>1.30899693900850544e-01</text:p>
          </table:table-cell>
          <table:table-cell office:value-type="float" office:value="58">
            <text:p>58</text:p>
          </table:table-cell>
          <table:table-cell office:value-type="float" office:value="0.000000007142">
            <text:p>7.14E-009</text:p>
          </table:table-cell>
          <table:table-cell office:value-type="float" office:value="0.0000000000064972">
            <text:p>6.50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18852">
            <text:p>1.89E-013</text:p>
          </table:table-cell>
          <table:table-cell office:value-type="float" office:value="0.0000000000063087">
            <text:p>6.31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4277">
            <text:p>4.28E-014</text:p>
          </table:table-cell>
          <table:table-cell office:value-type="float" office:value="0.0000000000064977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4277">
            <text:p>4.28E-014</text:p>
          </table:table-cell>
          <table:table-cell office:value-type="float" office:value="0.0000000000064977">
            <text:p>6.50E-012</text:p>
          </table:table-cell>
          <table:table-cell table:formula="of:=IF([.P618] &lt; [.L618];&quot;BETTER&quot;;IF([.P618]-2 &gt; [.L618]; &quot;WORSE&quot;;&quot;&quot;))">
            <text:p/>
          </table:table-cell>
          <table:table-cell table:formula="of:=IF([.R618] &lt; [.N618];&quot;BETTER&quot;;IF([.R618] &gt;[.N61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42748">
            <text:p>4.27E-014</text:p>
          </table:table-cell>
          <table:table-cell office:value-type="float" office:value="0.0000000000064977">
            <text:p>6.50E-012</text:p>
          </table:table-cell>
          <table:table-cell table:formula="of:=IF([.U618] &lt; [.P618];&quot;BETTER&quot;;IF([.U618]-2 &gt; [.P618]; &quot;WORSE&quot;;&quot;&quot;))">
            <text:p/>
          </table:table-cell>
          <table:table-cell table:formula="of:=IF([.W618] &lt; [.R618];&quot;BETTER&quot;;IF([.W618] &gt;[.R61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79666">
            <text:p>7.97E-014</text:p>
          </table:table-cell>
          <table:table-cell office:value-type="float" office:value="0.0000000000064977">
            <text:p>6.50E-012</text:p>
          </table:table-cell>
          <table:table-cell table:formula="of:=IF([.Z618] &lt; [.U618];&quot;BETTER&quot;;IF([.Z618]-2 &gt; [.U618]; &quot;WORSE&quot;;&quot;&quot;))">
            <text:p/>
          </table:table-cell>
          <table:table-cell table:formula="of:=IF([.AB618] &lt; [.W618];&quot;BETTER&quot;;IF([.AB618] &gt;[.W618]*1.1;&quot;WORSE&quot;;&quot;&quot;))">
            <text:p/>
          </table:table-cell>
        </table:table-row>
        <table:table-row table:style-name="ro3">
          <table:table-cell/>
          <table:table-cell office:value-type="float" office:value="617">
            <text:p>617</text:p>
          </table:table-cell>
          <table:table-cell office:value-type="string">
            <text:p>-1.90178816158341590e-01</text:p>
          </table:table-cell>
          <table:table-cell office:value-type="float" office:value="49">
            <text:p>49</text:p>
          </table:table-cell>
          <table:table-cell office:value-type="float" office:value="0.0000000033024">
            <text:p>3.30E-009</text:p>
          </table:table-cell>
          <table:table-cell office:value-type="float" office:value="0.00000000021907">
            <text:p>2.19E-010</text:p>
          </table:table-cell>
          <table:table-cell/>
          <table:table-cell office:value-type="float" office:value="95">
            <text:p>95</text:p>
          </table:table-cell>
          <table:table-cell office:value-type="float" office:value="0.00000000000010167">
            <text:p>1.02E-013</text:p>
          </table:table-cell>
          <table:table-cell office:value-type="float" office:value="0.00000000021915">
            <text:p>2.19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8636">
            <text:p>8.64E-013</text:p>
          </table:table-cell>
          <table:table-cell office:value-type="float" office:value="0.00000000021905">
            <text:p>2.19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8636">
            <text:p>8.64E-013</text:p>
          </table:table-cell>
          <table:table-cell office:value-type="float" office:value="0.00000000021905">
            <text:p>2.19E-010</text:p>
          </table:table-cell>
          <table:table-cell table:formula="of:=IF([.P619] &lt; [.L619];&quot;BETTER&quot;;IF([.P619]-2 &gt; [.L619]; &quot;WORSE&quot;;&quot;&quot;))">
            <text:p/>
          </table:table-cell>
          <table:table-cell table:formula="of:=IF([.R619] &lt; [.N619];&quot;BETTER&quot;;IF([.R619] &gt;[.N61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8636">
            <text:p>8.64E-013</text:p>
          </table:table-cell>
          <table:table-cell office:value-type="float" office:value="0.00000000021905">
            <text:p>2.19E-010</text:p>
          </table:table-cell>
          <table:table-cell table:formula="of:=IF([.U619] &lt; [.P619];&quot;BETTER&quot;;IF([.U619]-2 &gt; [.P619]; &quot;WORSE&quot;;&quot;&quot;))">
            <text:p/>
          </table:table-cell>
          <table:table-cell table:formula="of:=IF([.W619] &lt; [.R619];&quot;BETTER&quot;;IF([.W619] &gt;[.R61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8636">
            <text:p>8.64E-013</text:p>
          </table:table-cell>
          <table:table-cell office:value-type="float" office:value="0.00000000021905">
            <text:p>2.19E-010</text:p>
          </table:table-cell>
          <table:table-cell table:formula="of:=IF([.Z619] &lt; [.U619];&quot;BETTER&quot;;IF([.Z619]-2 &gt; [.U619]; &quot;WORSE&quot;;&quot;&quot;))">
            <text:p/>
          </table:table-cell>
          <table:table-cell table:formula="of:=IF([.AB619] &lt; [.W619];&quot;BETTER&quot;;IF([.AB619] &gt;[.W619]*1.1;&quot;WORSE&quot;;&quot;&quot;))">
            <text:p/>
          </table:table-cell>
        </table:table-row>
        <table:table-row table:style-name="ro3">
          <table:table-cell/>
          <table:table-cell office:value-type="float" office:value="618">
            <text:p>618</text:p>
          </table:table-cell>
          <table:table-cell office:value-type="string">
            <text:p>6.94402045011472624e-01</text:p>
          </table:table-cell>
          <table:table-cell office:value-type="float" office:value="58">
            <text:p>58</text:p>
          </table:table-cell>
          <table:table-cell office:value-type="float" office:value="0.00000000000011224">
            <text:p>1.12E-013</text:p>
          </table:table-cell>
          <table:table-cell office:value-type="float" office:value="0.000000000016521">
            <text:p>1.65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1224">
            <text:p>1.12E-013</text:p>
          </table:table-cell>
          <table:table-cell office:value-type="float" office:value="0.000000000016521">
            <text:p>1.6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65582">
            <text:p>6.56E-012</text:p>
          </table:table-cell>
          <table:table-cell office:value-type="float" office:value="0.000000000016522">
            <text:p>1.6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65582">
            <text:p>6.56E-012</text:p>
          </table:table-cell>
          <table:table-cell office:value-type="float" office:value="0.000000000016522">
            <text:p>1.65E-011</text:p>
          </table:table-cell>
          <table:table-cell table:formula="of:=IF([.P620] &lt; [.L620];&quot;BETTER&quot;;IF([.P620]-2 &gt; [.L620]; &quot;WORSE&quot;;&quot;&quot;))">
            <text:p/>
          </table:table-cell>
          <table:table-cell table:formula="of:=IF([.R620] &lt; [.N620];&quot;BETTER&quot;;IF([.R620] &gt;[.N62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65581">
            <text:p>6.56E-012</text:p>
          </table:table-cell>
          <table:table-cell office:value-type="float" office:value="0.000000000016521">
            <text:p>1.65E-011</text:p>
          </table:table-cell>
          <table:table-cell table:formula="of:=IF([.U620] &lt; [.P620];&quot;BETTER&quot;;IF([.U620]-2 &gt; [.P620]; &quot;WORSE&quot;;&quot;&quot;))">
            <text:p/>
          </table:table-cell>
          <table:table-cell table:formula="of:=IF([.W620] &lt; [.R620];&quot;BETTER&quot;;IF([.W620] &gt;[.R620]*1.1;&quot;WORSE&quot;;&quot;&quot;))" office:value-type="string" office:string-value="BETTER">
            <text:p>BETTER</text:p>
          </table:table-cell>
          <table:table-cell office:value-type="float" office:value="74">
            <text:p>74</text:p>
          </table:table-cell>
          <table:table-cell office:value-type="float" office:value="0.0000000000065638">
            <text:p>6.56E-012</text:p>
          </table:table-cell>
          <table:table-cell office:value-type="float" office:value="0.000000000016521">
            <text:p>1.65E-011</text:p>
          </table:table-cell>
          <table:table-cell table:formula="of:=IF([.Z620] &lt; [.U620];&quot;BETTER&quot;;IF([.Z620]-2 &gt; [.U620]; &quot;WORSE&quot;;&quot;&quot;))">
            <text:p/>
          </table:table-cell>
          <table:table-cell table:formula="of:=IF([.AB620] &lt; [.W620];&quot;BETTER&quot;;IF([.AB620] &gt;[.W620]*1.1;&quot;WORSE&quot;;&quot;&quot;))">
            <text:p/>
          </table:table-cell>
        </table:table-row>
        <table:table-row table:style-name="ro3">
          <table:table-cell/>
          <table:table-cell office:value-type="float" office:value="619">
            <text:p>619</text:p>
          </table:table-cell>
          <table:table-cell office:value-type="string">
            <text:p>8.64137254872910376e-02</text:p>
          </table:table-cell>
          <table:table-cell office:value-type="float" office:value="49">
            <text:p>49</text:p>
          </table:table-cell>
          <table:table-cell office:value-type="float" office:value="0.0000000000008741">
            <text:p>8.74E-013</text:p>
          </table:table-cell>
          <table:table-cell office:value-type="float" office:value="0.00000000014708">
            <text:p>1.47E-010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008741">
            <text:p>8.74E-013</text:p>
          </table:table-cell>
          <table:table-cell office:value-type="float" office:value="0.00000000014708">
            <text:p>1.4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3945">
            <text:p>4.39E-012</text:p>
          </table:table-cell>
          <table:table-cell office:value-type="float" office:value="0.00000000014707">
            <text:p>1.4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3945">
            <text:p>4.39E-012</text:p>
          </table:table-cell>
          <table:table-cell office:value-type="float" office:value="0.00000000014707">
            <text:p>1.47E-010</text:p>
          </table:table-cell>
          <table:table-cell table:formula="of:=IF([.P621] &lt; [.L621];&quot;BETTER&quot;;IF([.P621]-2 &gt; [.L621]; &quot;WORSE&quot;;&quot;&quot;))">
            <text:p/>
          </table:table-cell>
          <table:table-cell table:formula="of:=IF([.R621] &lt; [.N621];&quot;BETTER&quot;;IF([.R621] &gt;[.N62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3945">
            <text:p>4.39E-012</text:p>
          </table:table-cell>
          <table:table-cell office:value-type="float" office:value="0.00000000014707">
            <text:p>1.47E-010</text:p>
          </table:table-cell>
          <table:table-cell table:formula="of:=IF([.U621] &lt; [.P621];&quot;BETTER&quot;;IF([.U621]-2 &gt; [.P621]; &quot;WORSE&quot;;&quot;&quot;))">
            <text:p/>
          </table:table-cell>
          <table:table-cell table:formula="of:=IF([.W621] &lt; [.R621];&quot;BETTER&quot;;IF([.W621] &gt;[.R62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3945">
            <text:p>4.39E-012</text:p>
          </table:table-cell>
          <table:table-cell office:value-type="float" office:value="0.00000000014707">
            <text:p>1.47E-010</text:p>
          </table:table-cell>
          <table:table-cell table:formula="of:=IF([.Z621] &lt; [.U621];&quot;BETTER&quot;;IF([.Z621]-2 &gt; [.U621]; &quot;WORSE&quot;;&quot;&quot;))">
            <text:p/>
          </table:table-cell>
          <table:table-cell table:formula="of:=IF([.AB621] &lt; [.W621];&quot;BETTER&quot;;IF([.AB621] &gt;[.W621]*1.1;&quot;WORSE&quot;;&quot;&quot;))">
            <text:p/>
          </table:table-cell>
        </table:table-row>
        <table:table-row table:style-name="ro3">
          <table:table-cell/>
          <table:table-cell office:value-type="float" office:value="620">
            <text:p>620</text:p>
          </table:table-cell>
          <table:table-cell office:value-type="string">
            <text:p>1.41798825704517018e-01</text:p>
          </table:table-cell>
          <table:table-cell office:value-type="float" office:value="49">
            <text:p>49</text:p>
          </table:table-cell>
          <table:table-cell office:value-type="float" office:value="0.0000000000036954">
            <text:p>3.70E-012</text:p>
          </table:table-cell>
          <table:table-cell office:value-type="float" office:value="0.000000000031841">
            <text:p>3.18E-011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036954">
            <text:p>3.70E-012</text:p>
          </table:table-cell>
          <table:table-cell office:value-type="float" office:value="0.000000000031841">
            <text:p>3.1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3619">
            <text:p>4.36E-011</text:p>
          </table:table-cell>
          <table:table-cell office:value-type="float" office:value="0.000000000031855">
            <text:p>3.1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3619">
            <text:p>4.36E-011</text:p>
          </table:table-cell>
          <table:table-cell office:value-type="float" office:value="0.000000000031855">
            <text:p>3.19E-011</text:p>
          </table:table-cell>
          <table:table-cell table:formula="of:=IF([.P622] &lt; [.L622];&quot;BETTER&quot;;IF([.P622]-2 &gt; [.L622]; &quot;WORSE&quot;;&quot;&quot;))">
            <text:p/>
          </table:table-cell>
          <table:table-cell table:formula="of:=IF([.R622] &lt; [.N622];&quot;BETTER&quot;;IF([.R622] &gt;[.N62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3619">
            <text:p>4.36E-011</text:p>
          </table:table-cell>
          <table:table-cell office:value-type="float" office:value="0.000000000031855">
            <text:p>3.19E-011</text:p>
          </table:table-cell>
          <table:table-cell table:formula="of:=IF([.U622] &lt; [.P622];&quot;BETTER&quot;;IF([.U622]-2 &gt; [.P622]; &quot;WORSE&quot;;&quot;&quot;))">
            <text:p/>
          </table:table-cell>
          <table:table-cell table:formula="of:=IF([.W622] &lt; [.R622];&quot;BETTER&quot;;IF([.W622] &gt;[.R62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3619">
            <text:p>4.36E-011</text:p>
          </table:table-cell>
          <table:table-cell office:value-type="float" office:value="0.000000000031855">
            <text:p>3.19E-011</text:p>
          </table:table-cell>
          <table:table-cell table:formula="of:=IF([.Z622] &lt; [.U622];&quot;BETTER&quot;;IF([.Z622]-2 &gt; [.U622]; &quot;WORSE&quot;;&quot;&quot;))">
            <text:p/>
          </table:table-cell>
          <table:table-cell table:formula="of:=IF([.AB622] &lt; [.W622];&quot;BETTER&quot;;IF([.AB622] &gt;[.W622]*1.1;&quot;WORSE&quot;;&quot;&quot;))">
            <text:p/>
          </table:table-cell>
        </table:table-row>
        <table:table-row table:style-name="ro3">
          <table:table-cell/>
          <table:table-cell office:value-type="float" office:value="621">
            <text:p>621</text:p>
          </table:table-cell>
          <table:table-cell office:value-type="string">
            <text:p>1.85784535801934714e-01</text:p>
          </table:table-cell>
          <table:table-cell office:value-type="float" office:value="58">
            <text:p>58</text:p>
          </table:table-cell>
          <table:table-cell office:value-type="float" office:value="0.000000000000028747">
            <text:p>2.87E-014</text:p>
          </table:table-cell>
          <table:table-cell office:value-type="float" office:value="0.000000000010413">
            <text:p>1.04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28747">
            <text:p>2.87E-014</text:p>
          </table:table-cell>
          <table:table-cell office:value-type="float" office:value="0.000000000010413">
            <text:p>1.04E-011</text:p>
          </table:table-cell>
          <table:table-cell/>
          <table:table-cell office:value-type="float" office:value="74">
            <text:p>74</text:p>
          </table:table-cell>
          <table:table-cell office:value-type="float" office:value="5.9512E-015">
            <text:p>5.95E-015</text:p>
          </table:table-cell>
          <table:table-cell office:value-type="float" office:value="0.000000000010414">
            <text:p>1.04E-011</text:p>
          </table:table-cell>
          <table:table-cell/>
          <table:table-cell office:value-type="float" office:value="74">
            <text:p>74</text:p>
          </table:table-cell>
          <table:table-cell office:value-type="float" office:value="5.9512E-015">
            <text:p>5.95E-015</text:p>
          </table:table-cell>
          <table:table-cell office:value-type="float" office:value="0.000000000010414">
            <text:p>1.04E-011</text:p>
          </table:table-cell>
          <table:table-cell table:formula="of:=IF([.P623] &lt; [.L623];&quot;BETTER&quot;;IF([.P623]-2 &gt; [.L623]; &quot;WORSE&quot;;&quot;&quot;))">
            <text:p/>
          </table:table-cell>
          <table:table-cell table:formula="of:=IF([.R623] &lt; [.N623];&quot;BETTER&quot;;IF([.R623] &gt;[.N62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5.973E-015">
            <text:p>5.97E-015</text:p>
          </table:table-cell>
          <table:table-cell office:value-type="float" office:value="0.000000000010414">
            <text:p>1.04E-011</text:p>
          </table:table-cell>
          <table:table-cell table:formula="of:=IF([.U623] &lt; [.P623];&quot;BETTER&quot;;IF([.U623]-2 &gt; [.P623]; &quot;WORSE&quot;;&quot;&quot;))">
            <text:p/>
          </table:table-cell>
          <table:table-cell table:formula="of:=IF([.W623] &lt; [.R623];&quot;BETTER&quot;;IF([.W623] &gt;[.R62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0457">
            <text:p>1.05E-014</text:p>
          </table:table-cell>
          <table:table-cell office:value-type="float" office:value="0.000000000010414">
            <text:p>1.04E-011</text:p>
          </table:table-cell>
          <table:table-cell table:formula="of:=IF([.Z623] &lt; [.U623];&quot;BETTER&quot;;IF([.Z623]-2 &gt; [.U623]; &quot;WORSE&quot;;&quot;&quot;))">
            <text:p/>
          </table:table-cell>
          <table:table-cell table:formula="of:=IF([.AB623] &lt; [.W623];&quot;BETTER&quot;;IF([.AB623] &gt;[.W623]*1.1;&quot;WORSE&quot;;&quot;&quot;))">
            <text:p/>
          </table:table-cell>
        </table:table-row>
        <table:table-row table:style-name="ro3">
          <table:table-cell/>
          <table:table-cell office:value-type="float" office:value="622">
            <text:p>622</text:p>
          </table:table-cell>
          <table:table-cell office:value-type="string">
            <text:p>7.30181058379839376e-01</text:p>
          </table:table-cell>
          <table:table-cell office:value-type="float" office:value="58">
            <text:p>58</text:p>
          </table:table-cell>
          <table:table-cell office:value-type="float" office:value="0.00000000000017507">
            <text:p>1.75E-013</text:p>
          </table:table-cell>
          <table:table-cell office:value-type="float" office:value="0.000000000027611">
            <text:p>2.76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7507">
            <text:p>1.75E-013</text:p>
          </table:table-cell>
          <table:table-cell office:value-type="float" office:value="0.000000000027611">
            <text:p>2.7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2682">
            <text:p>8.27E-012</text:p>
          </table:table-cell>
          <table:table-cell office:value-type="float" office:value="0.00000000002761">
            <text:p>2.7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2682">
            <text:p>8.27E-012</text:p>
          </table:table-cell>
          <table:table-cell office:value-type="float" office:value="0.00000000002761">
            <text:p>2.76E-011</text:p>
          </table:table-cell>
          <table:table-cell table:formula="of:=IF([.P624] &lt; [.L624];&quot;BETTER&quot;;IF([.P624]-2 &gt; [.L624]; &quot;WORSE&quot;;&quot;&quot;))">
            <text:p/>
          </table:table-cell>
          <table:table-cell table:formula="of:=IF([.R624] &lt; [.N624];&quot;BETTER&quot;;IF([.R624] &gt;[.N62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2682">
            <text:p>8.27E-012</text:p>
          </table:table-cell>
          <table:table-cell office:value-type="float" office:value="0.00000000002761">
            <text:p>2.76E-011</text:p>
          </table:table-cell>
          <table:table-cell table:formula="of:=IF([.U624] &lt; [.P624];&quot;BETTER&quot;;IF([.U624]-2 &gt; [.P624]; &quot;WORSE&quot;;&quot;&quot;))">
            <text:p/>
          </table:table-cell>
          <table:table-cell table:formula="of:=IF([.W624] &lt; [.R624];&quot;BETTER&quot;;IF([.W624] &gt;[.R62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2797">
            <text:p>8.28E-012</text:p>
          </table:table-cell>
          <table:table-cell office:value-type="float" office:value="0.00000000002761">
            <text:p>2.76E-011</text:p>
          </table:table-cell>
          <table:table-cell table:formula="of:=IF([.Z624] &lt; [.U624];&quot;BETTER&quot;;IF([.Z624]-2 &gt; [.U624]; &quot;WORSE&quot;;&quot;&quot;))">
            <text:p/>
          </table:table-cell>
          <table:table-cell table:formula="of:=IF([.AB624] &lt; [.W624];&quot;BETTER&quot;;IF([.AB624] &gt;[.W624]*1.1;&quot;WORSE&quot;;&quot;&quot;))">
            <text:p/>
          </table:table-cell>
        </table:table-row>
        <table:table-row table:style-name="ro3">
          <table:table-cell/>
          <table:table-cell office:value-type="float" office:value="623">
            <text:p>623</text:p>
          </table:table-cell>
          <table:table-cell office:value-type="string">
            <text:p>6.43767332891272970e-01</text:p>
          </table:table-cell>
          <table:table-cell office:value-type="float" office:value="58">
            <text:p>58</text:p>
          </table:table-cell>
          <table:table-cell office:value-type="float" office:value="0.00000000000011202">
            <text:p>1.12E-013</text:p>
          </table:table-cell>
          <table:table-cell office:value-type="float" office:value="0.000000000013557">
            <text:p>1.36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1202">
            <text:p>1.12E-013</text:p>
          </table:table-cell>
          <table:table-cell office:value-type="float" office:value="0.000000000013557">
            <text:p>1.3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1429">
            <text:p>4.14E-012</text:p>
          </table:table-cell>
          <table:table-cell office:value-type="float" office:value="0.000000000013556">
            <text:p>1.3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1429">
            <text:p>4.14E-012</text:p>
          </table:table-cell>
          <table:table-cell office:value-type="float" office:value="0.000000000013556">
            <text:p>1.36E-011</text:p>
          </table:table-cell>
          <table:table-cell table:formula="of:=IF([.P625] &lt; [.L625];&quot;BETTER&quot;;IF([.P625]-2 &gt; [.L625]; &quot;WORSE&quot;;&quot;&quot;))">
            <text:p/>
          </table:table-cell>
          <table:table-cell table:formula="of:=IF([.R625] &lt; [.N625];&quot;BETTER&quot;;IF([.R625] &gt;[.N62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1429">
            <text:p>4.14E-012</text:p>
          </table:table-cell>
          <table:table-cell office:value-type="float" office:value="0.000000000013556">
            <text:p>1.36E-011</text:p>
          </table:table-cell>
          <table:table-cell table:formula="of:=IF([.U625] &lt; [.P625];&quot;BETTER&quot;;IF([.U625]-2 &gt; [.P625]; &quot;WORSE&quot;;&quot;&quot;))">
            <text:p/>
          </table:table-cell>
          <table:table-cell table:formula="of:=IF([.W625] &lt; [.R625];&quot;BETTER&quot;;IF([.W625] &gt;[.R62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1499">
            <text:p>4.15E-012</text:p>
          </table:table-cell>
          <table:table-cell office:value-type="float" office:value="0.000000000013556">
            <text:p>1.36E-011</text:p>
          </table:table-cell>
          <table:table-cell table:formula="of:=IF([.Z625] &lt; [.U625];&quot;BETTER&quot;;IF([.Z625]-2 &gt; [.U625]; &quot;WORSE&quot;;&quot;&quot;))">
            <text:p/>
          </table:table-cell>
          <table:table-cell table:formula="of:=IF([.AB625] &lt; [.W625];&quot;BETTER&quot;;IF([.AB625] &gt;[.W625]*1.1;&quot;WORSE&quot;;&quot;&quot;))">
            <text:p/>
          </table:table-cell>
        </table:table-row>
        <table:table-row table:style-name="ro3">
          <table:table-cell/>
          <table:table-cell office:value-type="float" office:value="624">
            <text:p>624</text:p>
          </table:table-cell>
          <table:table-cell office:value-type="string">
            <text:p>1.66626311831529511e-01</text:p>
          </table:table-cell>
          <table:table-cell office:value-type="float" office:value="58">
            <text:p>58</text:p>
          </table:table-cell>
          <table:table-cell office:value-type="float" office:value="0.0000000000031604">
            <text:p>3.16E-012</text:p>
          </table:table-cell>
          <table:table-cell office:value-type="float" office:value="0.00000000018922">
            <text:p>1.89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31604">
            <text:p>3.16E-012</text:p>
          </table:table-cell>
          <table:table-cell office:value-type="float" office:value="0.00000000018922">
            <text:p>1.89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363">
            <text:p>4.36E-011</text:p>
          </table:table-cell>
          <table:table-cell office:value-type="float" office:value="0.00000000018922">
            <text:p>1.89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363">
            <text:p>4.36E-011</text:p>
          </table:table-cell>
          <table:table-cell office:value-type="float" office:value="0.00000000018922">
            <text:p>1.89E-010</text:p>
          </table:table-cell>
          <table:table-cell table:formula="of:=IF([.P626] &lt; [.L626];&quot;BETTER&quot;;IF([.P626]-2 &gt; [.L626]; &quot;WORSE&quot;;&quot;&quot;))">
            <text:p/>
          </table:table-cell>
          <table:table-cell table:formula="of:=IF([.R626] &lt; [.N626];&quot;BETTER&quot;;IF([.R626] &gt;[.N62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363">
            <text:p>4.36E-011</text:p>
          </table:table-cell>
          <table:table-cell office:value-type="float" office:value="0.00000000018922">
            <text:p>1.89E-010</text:p>
          </table:table-cell>
          <table:table-cell table:formula="of:=IF([.U626] &lt; [.P626];&quot;BETTER&quot;;IF([.U626]-2 &gt; [.P626]; &quot;WORSE&quot;;&quot;&quot;))">
            <text:p/>
          </table:table-cell>
          <table:table-cell table:formula="of:=IF([.W626] &lt; [.R626];&quot;BETTER&quot;;IF([.W626] &gt;[.R62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3637">
            <text:p>4.36E-011</text:p>
          </table:table-cell>
          <table:table-cell office:value-type="float" office:value="0.00000000018922">
            <text:p>1.89E-010</text:p>
          </table:table-cell>
          <table:table-cell table:formula="of:=IF([.Z626] &lt; [.U626];&quot;BETTER&quot;;IF([.Z626]-2 &gt; [.U626]; &quot;WORSE&quot;;&quot;&quot;))">
            <text:p/>
          </table:table-cell>
          <table:table-cell table:formula="of:=IF([.AB626] &lt; [.W626];&quot;BETTER&quot;;IF([.AB626] &gt;[.W626]*1.1;&quot;WORSE&quot;;&quot;&quot;))">
            <text:p/>
          </table:table-cell>
        </table:table-row>
        <table:table-row table:style-name="ro3">
          <table:table-cell/>
          <table:table-cell office:value-type="float" office:value="625">
            <text:p>625</text:p>
          </table:table-cell>
          <table:table-cell office:value-type="string">
            <text:p>4.51582705292703501e-01</text:p>
          </table:table-cell>
          <table:table-cell office:value-type="float" office:value="58">
            <text:p>58</text:p>
          </table:table-cell>
          <table:table-cell office:value-type="float" office:value="0.0000000000001734">
            <text:p>1.73E-013</text:p>
          </table:table-cell>
          <table:table-cell office:value-type="float" office:value="0.000000000016157">
            <text:p>1.62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734">
            <text:p>1.73E-013</text:p>
          </table:table-cell>
          <table:table-cell office:value-type="float" office:value="0.000000000016157">
            <text:p>1.6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1275">
            <text:p>5.13E-012</text:p>
          </table:table-cell>
          <table:table-cell office:value-type="float" office:value="0.000000000016158">
            <text:p>1.6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1275">
            <text:p>5.13E-012</text:p>
          </table:table-cell>
          <table:table-cell office:value-type="float" office:value="0.000000000016158">
            <text:p>1.62E-011</text:p>
          </table:table-cell>
          <table:table-cell table:formula="of:=IF([.P627] &lt; [.L627];&quot;BETTER&quot;;IF([.P627]-2 &gt; [.L627]; &quot;WORSE&quot;;&quot;&quot;))">
            <text:p/>
          </table:table-cell>
          <table:table-cell table:formula="of:=IF([.R627] &lt; [.N627];&quot;BETTER&quot;;IF([.R627] &gt;[.N62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1275">
            <text:p>5.13E-012</text:p>
          </table:table-cell>
          <table:table-cell office:value-type="float" office:value="0.000000000016158">
            <text:p>1.62E-011</text:p>
          </table:table-cell>
          <table:table-cell table:formula="of:=IF([.U627] &lt; [.P627];&quot;BETTER&quot;;IF([.U627]-2 &gt; [.P627]; &quot;WORSE&quot;;&quot;&quot;))">
            <text:p/>
          </table:table-cell>
          <table:table-cell table:formula="of:=IF([.W627] &lt; [.R627];&quot;BETTER&quot;;IF([.W627] &gt;[.R62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1389">
            <text:p>5.14E-012</text:p>
          </table:table-cell>
          <table:table-cell office:value-type="float" office:value="0.000000000016158">
            <text:p>1.62E-011</text:p>
          </table:table-cell>
          <table:table-cell table:formula="of:=IF([.Z627] &lt; [.U627];&quot;BETTER&quot;;IF([.Z627]-2 &gt; [.U627]; &quot;WORSE&quot;;&quot;&quot;))">
            <text:p/>
          </table:table-cell>
          <table:table-cell table:formula="of:=IF([.AB627] &lt; [.W627];&quot;BETTER&quot;;IF([.AB627] &gt;[.W627]*1.1;&quot;WORSE&quot;;&quot;&quot;))">
            <text:p/>
          </table:table-cell>
        </table:table-row>
        <table:table-row table:style-name="ro3">
          <table:table-cell/>
          <table:table-cell office:value-type="float" office:value="626">
            <text:p>626</text:p>
          </table:table-cell>
          <table:table-cell office:value-type="string">
            <text:p>6.84108846386970626e+00</text:p>
          </table:table-cell>
          <table:table-cell office:value-type="float" office:value="58">
            <text:p>58</text:p>
          </table:table-cell>
          <table:table-cell office:value-type="float" office:value="0.00000000000045763">
            <text:p>4.58E-013</text:p>
          </table:table-cell>
          <table:table-cell office:value-type="float" office:value="0.0000000000044282">
            <text:p>4.43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45763">
            <text:p>4.58E-013</text:p>
          </table:table-cell>
          <table:table-cell office:value-type="float" office:value="0.0000000000044282">
            <text:p>4.4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273">
            <text:p>2.13E-010</text:p>
          </table:table-cell>
          <table:table-cell office:value-type="float" office:value="0.0000000000044282">
            <text:p>4.4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273">
            <text:p>2.13E-010</text:p>
          </table:table-cell>
          <table:table-cell office:value-type="float" office:value="0.0000000000044282">
            <text:p>4.43E-012</text:p>
          </table:table-cell>
          <table:table-cell table:formula="of:=IF([.P628] &lt; [.L628];&quot;BETTER&quot;;IF([.P628]-2 &gt; [.L628]; &quot;WORSE&quot;;&quot;&quot;))">
            <text:p/>
          </table:table-cell>
          <table:table-cell table:formula="of:=IF([.R628] &lt; [.N628];&quot;BETTER&quot;;IF([.R628] &gt;[.N62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1273">
            <text:p>2.13E-010</text:p>
          </table:table-cell>
          <table:table-cell office:value-type="float" office:value="0.0000000000044282">
            <text:p>4.43E-012</text:p>
          </table:table-cell>
          <table:table-cell table:formula="of:=IF([.U628] &lt; [.P628];&quot;BETTER&quot;;IF([.U628]-2 &gt; [.P628]; &quot;WORSE&quot;;&quot;&quot;))">
            <text:p/>
          </table:table-cell>
          <table:table-cell table:formula="of:=IF([.W628] &lt; [.R628];&quot;BETTER&quot;;IF([.W628] &gt;[.R62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1278">
            <text:p>2.13E-010</text:p>
          </table:table-cell>
          <table:table-cell office:value-type="float" office:value="0.0000000000044282">
            <text:p>4.43E-012</text:p>
          </table:table-cell>
          <table:table-cell table:formula="of:=IF([.Z628] &lt; [.U628];&quot;BETTER&quot;;IF([.Z628]-2 &gt; [.U628]; &quot;WORSE&quot;;&quot;&quot;))">
            <text:p/>
          </table:table-cell>
          <table:table-cell table:formula="of:=IF([.AB628] &lt; [.W628];&quot;BETTER&quot;;IF([.AB628] &gt;[.W628]*1.1;&quot;WORSE&quot;;&quot;&quot;))">
            <text:p/>
          </table:table-cell>
        </table:table-row>
        <table:table-row table:style-name="ro3">
          <table:table-cell/>
          <table:table-cell office:value-type="float" office:value="627">
            <text:p>627</text:p>
          </table:table-cell>
          <table:table-cell office:value-type="string">
            <text:p>-1.48627628643733956e+00</text:p>
          </table:table-cell>
          <table:table-cell office:value-type="float" office:value="58">
            <text:p>58</text:p>
          </table:table-cell>
          <table:table-cell office:value-type="float" office:value="0.0000000000030091">
            <text:p>3.01E-012</text:p>
          </table:table-cell>
          <table:table-cell office:value-type="float" office:value="0.000000000025121">
            <text:p>2.51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30091">
            <text:p>3.01E-012</text:p>
          </table:table-cell>
          <table:table-cell office:value-type="float" office:value="0.000000000025121">
            <text:p>2.5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8776">
            <text:p>8.78E-010</text:p>
          </table:table-cell>
          <table:table-cell office:value-type="float" office:value="0.000000000025123">
            <text:p>2.5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8776">
            <text:p>8.78E-010</text:p>
          </table:table-cell>
          <table:table-cell office:value-type="float" office:value="0.000000000025123">
            <text:p>2.51E-011</text:p>
          </table:table-cell>
          <table:table-cell table:formula="of:=IF([.P629] &lt; [.L629];&quot;BETTER&quot;;IF([.P629]-2 &gt; [.L629]; &quot;WORSE&quot;;&quot;&quot;))">
            <text:p/>
          </table:table-cell>
          <table:table-cell table:formula="of:=IF([.R629] &lt; [.N629];&quot;BETTER&quot;;IF([.R629] &gt;[.N62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8776">
            <text:p>8.78E-010</text:p>
          </table:table-cell>
          <table:table-cell office:value-type="float" office:value="0.000000000025123">
            <text:p>2.51E-011</text:p>
          </table:table-cell>
          <table:table-cell table:formula="of:=IF([.U629] &lt; [.P629];&quot;BETTER&quot;;IF([.U629]-2 &gt; [.P629]; &quot;WORSE&quot;;&quot;&quot;))">
            <text:p/>
          </table:table-cell>
          <table:table-cell table:formula="of:=IF([.W629] &lt; [.R629];&quot;BETTER&quot;;IF([.W629] &gt;[.R62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87771">
            <text:p>8.78E-010</text:p>
          </table:table-cell>
          <table:table-cell office:value-type="float" office:value="0.000000000025123">
            <text:p>2.51E-011</text:p>
          </table:table-cell>
          <table:table-cell table:formula="of:=IF([.Z629] &lt; [.U629];&quot;BETTER&quot;;IF([.Z629]-2 &gt; [.U629]; &quot;WORSE&quot;;&quot;&quot;))">
            <text:p/>
          </table:table-cell>
          <table:table-cell table:formula="of:=IF([.AB629] &lt; [.W629];&quot;BETTER&quot;;IF([.AB629] &gt;[.W629]*1.1;&quot;WORSE&quot;;&quot;&quot;))">
            <text:p/>
          </table:table-cell>
        </table:table-row>
        <table:table-row table:style-name="ro3">
          <table:table-cell/>
          <table:table-cell office:value-type="float" office:value="628">
            <text:p>628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010301">
            <text:p>1.03E-010</text:p>
          </table:table-cell>
          <table:table-cell office:value-type="float" office:value="0.0000000002942">
            <text:p>2.94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10301">
            <text:p>1.03E-010</text:p>
          </table:table-cell>
          <table:table-cell office:value-type="float" office:value="0.0000000002942">
            <text:p>2.94E-01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630] &lt; [.L630];&quot;BETTER&quot;;IF([.P630]-2 &gt; [.L630]; &quot;WORSE&quot;;&quot;&quot;))">
            <text:p/>
          </table:table-cell>
          <table:table-cell table:formula="of:=IF([.R630] &lt; [.N630];&quot;BETTER&quot;;IF([.R630] &gt;[.N630]*1.1;&quot;WORSE&quot;;&quot;&quot;))">
            <text:p/>
          </table:table-cell>
          <table:table-cell office:value-type="float" office:value="84451">
            <text:p>84451</text:p>
          </table:table-cell>
          <table:table-cell office:value-type="float" office:value="0.000000012757">
            <text:p>1.28E-008</text:p>
          </table:table-cell>
          <table:table-cell office:value-type="float" office:value="0.000012109">
            <text:p>1.21E-005</text:p>
          </table:table-cell>
          <table:table-cell table:formula="of:=IF([.U630] &lt; [.P630];&quot;BETTER&quot;;IF([.U630]-2 &gt; [.P630]; &quot;WORSE&quot;;&quot;&quot;))" office:value-type="string" office:string-value="BETTER">
            <text:p>BETTER</text:p>
          </table:table-cell>
          <table:table-cell table:formula="of:=IF([.W630] &lt; [.R630];&quot;BETTER&quot;;IF([.W630] &gt;[.R630]*1.1;&quot;WORSE&quot;;&quot;&quot;))" office:value-type="string" office:string-value="BETTER">
            <text:p>BETTER</text:p>
          </table:table-cell>
          <table:table-cell office:value-type="float" office:value="88">
            <text:p>88</text:p>
          </table:table-cell>
          <table:table-cell office:value-type="float" office:value="0.00081667">
            <text:p>8.17E-004</text:p>
          </table:table-cell>
          <table:table-cell office:value-type="float" office:value="0.0000051446">
            <text:p>5.14E-006</text:p>
          </table:table-cell>
          <table:table-cell table:formula="of:=IF([.Z630] &lt; [.U630];&quot;BETTER&quot;;IF([.Z630]-2 &gt; [.U630]; &quot;WORSE&quot;;&quot;&quot;))" office:value-type="string" office:string-value="BETTER">
            <text:p>BETTER</text:p>
          </table:table-cell>
          <table:table-cell table:formula="of:=IF([.AB630] &lt; [.W630];&quot;BETTER&quot;;IF([.AB630] &gt;[.W630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629">
            <text:p>629</text:p>
          </table:table-cell>
          <table:table-cell office:value-type="string">
            <text:p>1.46036211676113603e+00</text:p>
          </table:table-cell>
          <table:table-cell office:value-type="float" office:value="58">
            <text:p>58</text:p>
          </table:table-cell>
          <table:table-cell office:value-type="float" office:value="0.0000000000009606">
            <text:p>9.61E-013</text:p>
          </table:table-cell>
          <table:table-cell office:value-type="float" office:value="0.000000000026613">
            <text:p>2.66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9606">
            <text:p>9.61E-013</text:p>
          </table:table-cell>
          <table:table-cell office:value-type="float" office:value="0.000000000026613">
            <text:p>2.6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3695">
            <text:p>2.37E-010</text:p>
          </table:table-cell>
          <table:table-cell office:value-type="float" office:value="0.000000000026613">
            <text:p>2.6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3695">
            <text:p>2.37E-010</text:p>
          </table:table-cell>
          <table:table-cell office:value-type="float" office:value="0.000000000026613">
            <text:p>2.66E-011</text:p>
          </table:table-cell>
          <table:table-cell table:formula="of:=IF([.P631] &lt; [.L631];&quot;BETTER&quot;;IF([.P631]-2 &gt; [.L631]; &quot;WORSE&quot;;&quot;&quot;))">
            <text:p/>
          </table:table-cell>
          <table:table-cell table:formula="of:=IF([.R631] &lt; [.N631];&quot;BETTER&quot;;IF([.R631] &gt;[.N63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3695">
            <text:p>2.37E-010</text:p>
          </table:table-cell>
          <table:table-cell office:value-type="float" office:value="0.000000000026613">
            <text:p>2.66E-011</text:p>
          </table:table-cell>
          <table:table-cell table:formula="of:=IF([.U631] &lt; [.P631];&quot;BETTER&quot;;IF([.U631]-2 &gt; [.P631]; &quot;WORSE&quot;;&quot;&quot;))">
            <text:p/>
          </table:table-cell>
          <table:table-cell table:formula="of:=IF([.W631] &lt; [.R631];&quot;BETTER&quot;;IF([.W631] &gt;[.R63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3698">
            <text:p>2.37E-010</text:p>
          </table:table-cell>
          <table:table-cell office:value-type="float" office:value="0.000000000026613">
            <text:p>2.66E-011</text:p>
          </table:table-cell>
          <table:table-cell table:formula="of:=IF([.Z631] &lt; [.U631];&quot;BETTER&quot;;IF([.Z631]-2 &gt; [.U631]; &quot;WORSE&quot;;&quot;&quot;))">
            <text:p/>
          </table:table-cell>
          <table:table-cell table:formula="of:=IF([.AB631] &lt; [.W631];&quot;BETTER&quot;;IF([.AB631] &gt;[.W631]*1.1;&quot;WORSE&quot;;&quot;&quot;))">
            <text:p/>
          </table:table-cell>
        </table:table-row>
        <table:table-row table:style-name="ro3">
          <table:table-cell/>
          <table:table-cell office:value-type="float" office:value="630">
            <text:p>630</text:p>
          </table:table-cell>
          <table:table-cell office:value-type="string">
            <text:p>5.99287488704020876e-02</text:p>
          </table:table-cell>
          <table:table-cell office:value-type="float" office:value="49">
            <text:p>49</text:p>
          </table:table-cell>
          <table:table-cell office:value-type="float" office:value="0.000000000050946">
            <text:p>5.09E-011</text:p>
          </table:table-cell>
          <table:table-cell office:value-type="float" office:value="0.00000000049389">
            <text:p>4.94E-010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50946">
            <text:p>5.09E-011</text:p>
          </table:table-cell>
          <table:table-cell office:value-type="float" office:value="0.00000000049389">
            <text:p>4.94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49389">
            <text:p>4.94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49389">
            <text:p>4.94E-010</text:p>
          </table:table-cell>
          <table:table-cell table:formula="of:=IF([.P632] &lt; [.L632];&quot;BETTER&quot;;IF([.P632]-2 &gt; [.L632]; &quot;WORSE&quot;;&quot;&quot;))">
            <text:p/>
          </table:table-cell>
          <table:table-cell table:formula="of:=IF([.R632] &lt; [.N632];&quot;BETTER&quot;;IF([.R632] &gt;[.N63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49389">
            <text:p>4.94E-010</text:p>
          </table:table-cell>
          <table:table-cell table:formula="of:=IF([.U632] &lt; [.P632];&quot;BETTER&quot;;IF([.U632]-2 &gt; [.P632]; &quot;WORSE&quot;;&quot;&quot;))">
            <text:p/>
          </table:table-cell>
          <table:table-cell table:formula="of:=IF([.W632] &lt; [.R632];&quot;BETTER&quot;;IF([.W632] &gt;[.R63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49389">
            <text:p>4.94E-010</text:p>
          </table:table-cell>
          <table:table-cell table:formula="of:=IF([.Z632] &lt; [.U632];&quot;BETTER&quot;;IF([.Z632]-2 &gt; [.U632]; &quot;WORSE&quot;;&quot;&quot;))">
            <text:p/>
          </table:table-cell>
          <table:table-cell table:formula="of:=IF([.AB632] &lt; [.W632];&quot;BETTER&quot;;IF([.AB632] &gt;[.W632]*1.1;&quot;WORSE&quot;;&quot;&quot;))">
            <text:p/>
          </table:table-cell>
        </table:table-row>
        <table:table-row table:style-name="ro3">
          <table:table-cell/>
          <table:table-cell office:value-type="float" office:value="631">
            <text:p>631</text:p>
          </table:table-cell>
          <table:table-cell office:value-type="string">
            <text:p>1.12547741244142782e-01</text:p>
          </table:table-cell>
          <table:table-cell office:value-type="float" office:value="89">
            <text:p>89</text:p>
          </table:table-cell>
          <table:table-cell office:value-type="float" office:value="0.000000000018476">
            <text:p>1.85E-011</text:p>
          </table:table-cell>
          <table:table-cell office:value-type="float" office:value="0.00000000037373">
            <text:p>3.74E-010</text:p>
          </table:table-cell>
          <table:table-cell/>
          <table:table-cell office:value-type="float" office:value="91">
            <text:p>91</text:p>
          </table:table-cell>
          <table:table-cell office:value-type="float" office:value="0.00000000000063898">
            <text:p>6.39E-013</text:p>
          </table:table-cell>
          <table:table-cell office:value-type="float" office:value="0.00000000039157">
            <text:p>3.92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15788">
            <text:p>1.58E-012</text:p>
          </table:table-cell>
          <table:table-cell office:value-type="float" office:value="0.00000000039221">
            <text:p>3.92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15788">
            <text:p>1.58E-012</text:p>
          </table:table-cell>
          <table:table-cell office:value-type="float" office:value="0.00000000039221">
            <text:p>3.92E-010</text:p>
          </table:table-cell>
          <table:table-cell table:formula="of:=IF([.P633] &lt; [.L633];&quot;BETTER&quot;;IF([.P633]-2 &gt; [.L633]; &quot;WORSE&quot;;&quot;&quot;))">
            <text:p/>
          </table:table-cell>
          <table:table-cell table:formula="of:=IF([.R633] &lt; [.N633];&quot;BETTER&quot;;IF([.R633] &gt;[.N63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5788">
            <text:p>1.58E-012</text:p>
          </table:table-cell>
          <table:table-cell office:value-type="float" office:value="0.00000000039221">
            <text:p>3.92E-010</text:p>
          </table:table-cell>
          <table:table-cell table:formula="of:=IF([.U633] &lt; [.P633];&quot;BETTER&quot;;IF([.U633]-2 &gt; [.P633]; &quot;WORSE&quot;;&quot;&quot;))">
            <text:p/>
          </table:table-cell>
          <table:table-cell table:formula="of:=IF([.W633] &lt; [.R633];&quot;BETTER&quot;;IF([.W633] &gt;[.R63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5788">
            <text:p>1.58E-012</text:p>
          </table:table-cell>
          <table:table-cell office:value-type="float" office:value="0.00000000039221">
            <text:p>3.92E-010</text:p>
          </table:table-cell>
          <table:table-cell table:formula="of:=IF([.Z633] &lt; [.U633];&quot;BETTER&quot;;IF([.Z633]-2 &gt; [.U633]; &quot;WORSE&quot;;&quot;&quot;))">
            <text:p/>
          </table:table-cell>
          <table:table-cell table:formula="of:=IF([.AB633] &lt; [.W633];&quot;BETTER&quot;;IF([.AB633] &gt;[.W633]*1.1;&quot;WORSE&quot;;&quot;&quot;))">
            <text:p/>
          </table:table-cell>
        </table:table-row>
        <table:table-row table:style-name="ro3">
          <table:table-cell/>
          <table:table-cell office:value-type="float" office:value="632">
            <text:p>632</text:p>
          </table:table-cell>
          <table:table-cell office:value-type="string">
            <text:p>1.78025701953757193e-01</text:p>
          </table:table-cell>
          <table:table-cell office:value-type="float" office:value="58">
            <text:p>58</text:p>
          </table:table-cell>
          <table:table-cell office:value-type="float" office:value="0.000000000010979">
            <text:p>1.10E-011</text:p>
          </table:table-cell>
          <table:table-cell office:value-type="float" office:value="0.00000000025975">
            <text:p>2.60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10979">
            <text:p>1.10E-011</text:p>
          </table:table-cell>
          <table:table-cell office:value-type="float" office:value="0.00000000025975">
            <text:p>2.6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8.7197E-017">
            <text:p>8.72E-017</text:p>
          </table:table-cell>
          <table:table-cell office:value-type="float" office:value="0.00000000025975">
            <text:p>2.6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8.7197E-017">
            <text:p>8.72E-017</text:p>
          </table:table-cell>
          <table:table-cell office:value-type="float" office:value="0.00000000025975">
            <text:p>2.60E-010</text:p>
          </table:table-cell>
          <table:table-cell table:formula="of:=IF([.P634] &lt; [.L634];&quot;BETTER&quot;;IF([.P634]-2 &gt; [.L634]; &quot;WORSE&quot;;&quot;&quot;))">
            <text:p/>
          </table:table-cell>
          <table:table-cell table:formula="of:=IF([.R634] &lt; [.N634];&quot;BETTER&quot;;IF([.R634] &gt;[.N63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5398E-017">
            <text:p>6.54E-017</text:p>
          </table:table-cell>
          <table:table-cell office:value-type="float" office:value="0.00000000025975">
            <text:p>2.60E-010</text:p>
          </table:table-cell>
          <table:table-cell table:formula="of:=IF([.U634] &lt; [.P634];&quot;BETTER&quot;;IF([.U634]-2 &gt; [.P634]; &quot;WORSE&quot;;&quot;&quot;))">
            <text:p/>
          </table:table-cell>
          <table:table-cell table:formula="of:=IF([.W634] &lt; [.R634];&quot;BETTER&quot;;IF([.W634] &gt;[.R63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91156">
            <text:p>9.12E-014</text:p>
          </table:table-cell>
          <table:table-cell office:value-type="float" office:value="0.00000000025975">
            <text:p>2.60E-010</text:p>
          </table:table-cell>
          <table:table-cell table:formula="of:=IF([.Z634] &lt; [.U634];&quot;BETTER&quot;;IF([.Z634]-2 &gt; [.U634]; &quot;WORSE&quot;;&quot;&quot;))">
            <text:p/>
          </table:table-cell>
          <table:table-cell table:formula="of:=IF([.AB634] &lt; [.W634];&quot;BETTER&quot;;IF([.AB634] &gt;[.W634]*1.1;&quot;WORSE&quot;;&quot;&quot;))">
            <text:p/>
          </table:table-cell>
        </table:table-row>
        <table:table-row table:style-name="ro3">
          <table:table-cell/>
          <table:table-cell office:value-type="float" office:value="633">
            <text:p>633</text:p>
          </table:table-cell>
          <table:table-cell office:value-type="string">
            <text:p>EXCEPTION!!</text:p>
          </table:table-cell>
          <table:table-cell office:value-type="float" office:value="56">
            <text:p>56</text:p>
          </table:table-cell>
          <table:table-cell office:value-type="float" office:value="0.000000000002558">
            <text:p>2.56E-012</text:p>
          </table:table-cell>
          <table:table-cell office:value-type="float" office:value="0.000000000026689">
            <text:p>2.67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34676">
            <text:p>3.47E-012</text:p>
          </table:table-cell>
          <table:table-cell office:value-type="float" office:value="0.000000000027598">
            <text:p>2.76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635] &lt; [.L635];&quot;BETTER&quot;;IF([.P635]-2 &gt; [.L635]; &quot;WORSE&quot;;&quot;&quot;))">
            <text:p/>
          </table:table-cell>
          <table:table-cell table:formula="of:=IF([.R635] &lt; [.N635];&quot;BETTER&quot;;IF([.R635] &gt;[.N635]*1.1;&quot;WORSE&quot;;&quot;&quot;))">
            <text:p/>
          </table:table-cell>
          <table:table-cell office:value-type="float" office:value="135">
            <text:p>135</text:p>
          </table:table-cell>
          <table:table-cell office:value-type="float" office:value="1.7439E-016">
            <text:p>1.74E-016</text:p>
          </table:table-cell>
          <table:table-cell office:value-type="float" office:value="0.000000000027598">
            <text:p>2.76E-011</text:p>
          </table:table-cell>
          <table:table-cell table:formula="of:=IF([.U635] &lt; [.P635];&quot;BETTER&quot;;IF([.U635]-2 &gt; [.P635]; &quot;WORSE&quot;;&quot;&quot;))" office:value-type="string" office:string-value="BETTER">
            <text:p>BETTER</text:p>
          </table:table-cell>
          <table:table-cell table:formula="of:=IF([.W635] &lt; [.R635];&quot;BETTER&quot;;IF([.W635] &gt;[.R635]*1.1;&quot;WORSE&quot;;&quot;&quot;))" office:value-type="string" office:string-value="BETTER">
            <text:p>BETTER</text:p>
          </table:table-cell>
          <table:table-cell office:value-type="float" office:value="135">
            <text:p>135</text:p>
          </table:table-cell>
          <table:table-cell office:value-type="float" office:value="1.7439E-016">
            <text:p>1.74E-016</text:p>
          </table:table-cell>
          <table:table-cell office:value-type="float" office:value="0.000000000027598">
            <text:p>2.76E-011</text:p>
          </table:table-cell>
          <table:table-cell table:formula="of:=IF([.Z635] &lt; [.U635];&quot;BETTER&quot;;IF([.Z635]-2 &gt; [.U635]; &quot;WORSE&quot;;&quot;&quot;))">
            <text:p/>
          </table:table-cell>
          <table:table-cell table:formula="of:=IF([.AB635] &lt; [.W635];&quot;BETTER&quot;;IF([.AB635] &gt;[.W635]*1.1;&quot;WORSE&quot;;&quot;&quot;))">
            <text:p/>
          </table:table-cell>
        </table:table-row>
        <table:table-row table:style-name="ro3">
          <table:table-cell/>
          <table:table-cell office:value-type="float" office:value="634">
            <text:p>634</text:p>
          </table:table-cell>
          <table:table-cell office:value-type="string">
            <text:p>5.99589825877031188e+01</text:p>
          </table:table-cell>
          <table:table-cell office:value-type="float" office:value="110">
            <text:p>110</text:p>
          </table:table-cell>
          <table:table-cell office:value-type="float" office:value="0.000000000013832">
            <text:p>1.38E-011</text:p>
          </table:table-cell>
          <table:table-cell office:value-type="float" office:value="0.000000000013781">
            <text:p>1.38E-011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39742">
            <text:p>3.97E-013</text:p>
          </table:table-cell>
          <table:table-cell office:value-type="float" office:value="0.00000000000034675">
            <text:p>3.47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22774">
            <text:p>2.28E-008</text:p>
          </table:table-cell>
          <table:table-cell office:value-type="float" office:value="0.000000000000052024">
            <text:p>5.20E-014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22774">
            <text:p>2.28E-008</text:p>
          </table:table-cell>
          <table:table-cell office:value-type="float" office:value="0.000000000000052024">
            <text:p>5.20E-014</text:p>
          </table:table-cell>
          <table:table-cell table:formula="of:=IF([.P636] &lt; [.L636];&quot;BETTER&quot;;IF([.P636]-2 &gt; [.L636]; &quot;WORSE&quot;;&quot;&quot;))">
            <text:p/>
          </table:table-cell>
          <table:table-cell table:formula="of:=IF([.R636] &lt; [.N636];&quot;BETTER&quot;;IF([.R636] &gt;[.N63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22774">
            <text:p>2.28E-008</text:p>
          </table:table-cell>
          <table:table-cell office:value-type="float" office:value="0.000000000000052024">
            <text:p>5.20E-014</text:p>
          </table:table-cell>
          <table:table-cell table:formula="of:=IF([.U636] &lt; [.P636];&quot;BETTER&quot;;IF([.U636]-2 &gt; [.P636]; &quot;WORSE&quot;;&quot;&quot;))">
            <text:p/>
          </table:table-cell>
          <table:table-cell table:formula="of:=IF([.W636] &lt; [.R636];&quot;BETTER&quot;;IF([.W636] &gt;[.R63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22774">
            <text:p>2.28E-008</text:p>
          </table:table-cell>
          <table:table-cell office:value-type="float" office:value="0.000000000000052024">
            <text:p>5.20E-014</text:p>
          </table:table-cell>
          <table:table-cell table:formula="of:=IF([.Z636] &lt; [.U636];&quot;BETTER&quot;;IF([.Z636]-2 &gt; [.U636]; &quot;WORSE&quot;;&quot;&quot;))">
            <text:p/>
          </table:table-cell>
          <table:table-cell table:formula="of:=IF([.AB636] &lt; [.W636];&quot;BETTER&quot;;IF([.AB636] &gt;[.W636]*1.1;&quot;WORSE&quot;;&quot;&quot;))">
            <text:p/>
          </table:table-cell>
        </table:table-row>
        <table:table-row table:style-name="ro3">
          <table:table-cell/>
          <table:table-cell office:value-type="float" office:value="635">
            <text:p>635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office:value-type="float" office:value="0.000000000015135">
            <text:p>1.51E-011</text:p>
          </table:table-cell>
          <table:table-cell office:value-type="float" office:value="0.000000000061966">
            <text:p>6.20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15135">
            <text:p>1.51E-011</text:p>
          </table:table-cell>
          <table:table-cell office:value-type="float" office:value="0.000000000061966">
            <text:p>6.20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637] &lt; [.L637];&quot;BETTER&quot;;IF([.P637]-2 &gt; [.L637]; &quot;WORSE&quot;;&quot;&quot;))">
            <text:p/>
          </table:table-cell>
          <table:table-cell table:formula="of:=IF([.R637] &lt; [.N637];&quot;BETTER&quot;;IF([.R637] &gt;[.N637]*1.1;&quot;WORSE&quot;;&quot;&quot;))">
            <text:p/>
          </table:table-cell>
          <table:table-cell office:value-type="float" office:value="75">
            <text:p>75</text:p>
          </table:table-cell>
          <table:table-cell office:value-type="float" office:value="0.000000000068976">
            <text:p>6.90E-011</text:p>
          </table:table-cell>
          <table:table-cell office:value-type="float" office:value="0.000000000035297">
            <text:p>3.53E-011</text:p>
          </table:table-cell>
          <table:table-cell table:formula="of:=IF([.U637] &lt; [.P637];&quot;BETTER&quot;;IF([.U637]-2 &gt; [.P637]; &quot;WORSE&quot;;&quot;&quot;))" office:value-type="string" office:string-value="BETTER">
            <text:p>BETTER</text:p>
          </table:table-cell>
          <table:table-cell table:formula="of:=IF([.W637] &lt; [.R637];&quot;BETTER&quot;;IF([.W637] &gt;[.R637]*1.1;&quot;WORSE&quot;;&quot;&quot;))" office:value-type="string" office:string-value="BETTER">
            <text:p>BETTER</text:p>
          </table:table-cell>
          <table:table-cell office:value-type="float" office:value="75">
            <text:p>75</text:p>
          </table:table-cell>
          <table:table-cell office:value-type="float" office:value="0.00000015765">
            <text:p>1.58E-007</text:p>
          </table:table-cell>
          <table:table-cell office:value-type="float" office:value="0.000000000035297">
            <text:p>3.53E-011</text:p>
          </table:table-cell>
          <table:table-cell table:formula="of:=IF([.Z637] &lt; [.U637];&quot;BETTER&quot;;IF([.Z637]-2 &gt; [.U637]; &quot;WORSE&quot;;&quot;&quot;))">
            <text:p/>
          </table:table-cell>
          <table:table-cell table:formula="of:=IF([.AB637] &lt; [.W637];&quot;BETTER&quot;;IF([.AB637] &gt;[.W637]*1.1;&quot;WORSE&quot;;&quot;&quot;))">
            <text:p/>
          </table:table-cell>
        </table:table-row>
        <table:table-row table:style-name="ro3">
          <table:table-cell/>
          <table:table-cell office:value-type="float" office:value="636">
            <text:p>636</text:p>
          </table:table-cell>
          <table:table-cell office:value-type="string">
            <text:p>1.85784535801543582e-01</text:p>
          </table:table-cell>
          <table:table-cell office:value-type="float" office:value="58">
            <text:p>58</text:p>
          </table:table-cell>
          <table:table-cell office:value-type="float" office:value="0.00000000000012766">
            <text:p>1.28E-013</text:p>
          </table:table-cell>
          <table:table-cell office:value-type="float" office:value="0.0000000000083084">
            <text:p>8.31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2766">
            <text:p>1.28E-013</text:p>
          </table:table-cell>
          <table:table-cell office:value-type="float" office:value="0.0000000000083084">
            <text:p>8.3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9725">
            <text:p>1.97E-012</text:p>
          </table:table-cell>
          <table:table-cell office:value-type="float" office:value="0.0000000000083084">
            <text:p>8.3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9725">
            <text:p>1.97E-012</text:p>
          </table:table-cell>
          <table:table-cell office:value-type="float" office:value="0.0000000000083084">
            <text:p>8.31E-012</text:p>
          </table:table-cell>
          <table:table-cell table:formula="of:=IF([.P638] &lt; [.L638];&quot;BETTER&quot;;IF([.P638]-2 &gt; [.L638]; &quot;WORSE&quot;;&quot;&quot;))">
            <text:p/>
          </table:table-cell>
          <table:table-cell table:formula="of:=IF([.R638] &lt; [.N638];&quot;BETTER&quot;;IF([.R638] &gt;[.N63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9725">
            <text:p>1.97E-012</text:p>
          </table:table-cell>
          <table:table-cell office:value-type="float" office:value="0.0000000000083081">
            <text:p>8.31E-012</text:p>
          </table:table-cell>
          <table:table-cell table:formula="of:=IF([.U638] &lt; [.P638];&quot;BETTER&quot;;IF([.U638]-2 &gt; [.P638]; &quot;WORSE&quot;;&quot;&quot;))">
            <text:p/>
          </table:table-cell>
          <table:table-cell table:formula="of:=IF([.W638] &lt; [.R638];&quot;BETTER&quot;;IF([.W638] &gt;[.R638]*1.1;&quot;WORSE&quot;;&quot;&quot;))" office:value-type="string" office:string-value="BETTER">
            <text:p>BETTER</text:p>
          </table:table-cell>
          <table:table-cell office:value-type="float" office:value="74">
            <text:p>74</text:p>
          </table:table-cell>
          <table:table-cell office:value-type="float" office:value="0.0000000000019756">
            <text:p>1.98E-012</text:p>
          </table:table-cell>
          <table:table-cell office:value-type="float" office:value="0.0000000000083081">
            <text:p>8.31E-012</text:p>
          </table:table-cell>
          <table:table-cell table:formula="of:=IF([.Z638] &lt; [.U638];&quot;BETTER&quot;;IF([.Z638]-2 &gt; [.U638]; &quot;WORSE&quot;;&quot;&quot;))">
            <text:p/>
          </table:table-cell>
          <table:table-cell table:formula="of:=IF([.AB638] &lt; [.W638];&quot;BETTER&quot;;IF([.AB638] &gt;[.W638]*1.1;&quot;WORSE&quot;;&quot;&quot;))">
            <text:p/>
          </table:table-cell>
        </table:table-row>
        <table:table-row table:style-name="ro3">
          <table:table-cell/>
          <table:table-cell office:value-type="float" office:value="637">
            <text:p>637</text:p>
          </table:table-cell>
          <table:table-cell office:value-type="string">
            <text:p>1.93789229251873918e+00</text:p>
          </table:table-cell>
          <table:table-cell office:value-type="float" office:value="59">
            <text:p>59</text:p>
          </table:table-cell>
          <table:table-cell office:value-type="float" office:value="0.00000000000012797">
            <text:p>1.28E-013</text:p>
          </table:table-cell>
          <table:table-cell office:value-type="float" office:value="0.0000000000095293">
            <text:p>9.53E-012</text:p>
          </table:table-cell>
          <table:table-cell/>
          <table:table-cell office:value-type="float" office:value="60">
            <text:p>60</text:p>
          </table:table-cell>
          <table:table-cell office:value-type="float" office:value="0.000000000000012599">
            <text:p>1.26E-014</text:p>
          </table:table-cell>
          <table:table-cell office:value-type="float" office:value="0.0000000000096699">
            <text:p>9.67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63368">
            <text:p>6.34E-012</text:p>
          </table:table-cell>
          <table:table-cell office:value-type="float" office:value="0.0000000000096699">
            <text:p>9.67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63368">
            <text:p>6.34E-012</text:p>
          </table:table-cell>
          <table:table-cell office:value-type="float" office:value="0.0000000000096699">
            <text:p>9.67E-012</text:p>
          </table:table-cell>
          <table:table-cell table:formula="of:=IF([.P639] &lt; [.L639];&quot;BETTER&quot;;IF([.P639]-2 &gt; [.L639]; &quot;WORSE&quot;;&quot;&quot;))">
            <text:p/>
          </table:table-cell>
          <table:table-cell table:formula="of:=IF([.R639] &lt; [.N639];&quot;BETTER&quot;;IF([.R639] &gt;[.N63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63368">
            <text:p>6.34E-012</text:p>
          </table:table-cell>
          <table:table-cell office:value-type="float" office:value="0.0000000000096699">
            <text:p>9.67E-012</text:p>
          </table:table-cell>
          <table:table-cell table:formula="of:=IF([.U639] &lt; [.P639];&quot;BETTER&quot;;IF([.U639]-2 &gt; [.P639]; &quot;WORSE&quot;;&quot;&quot;))">
            <text:p/>
          </table:table-cell>
          <table:table-cell table:formula="of:=IF([.W639] &lt; [.R639];&quot;BETTER&quot;;IF([.W639] &gt;[.R63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63368">
            <text:p>6.34E-012</text:p>
          </table:table-cell>
          <table:table-cell office:value-type="float" office:value="0.0000000000096699">
            <text:p>9.67E-012</text:p>
          </table:table-cell>
          <table:table-cell table:formula="of:=IF([.Z639] &lt; [.U639];&quot;BETTER&quot;;IF([.Z639]-2 &gt; [.U639]; &quot;WORSE&quot;;&quot;&quot;))">
            <text:p/>
          </table:table-cell>
          <table:table-cell table:formula="of:=IF([.AB639] &lt; [.W639];&quot;BETTER&quot;;IF([.AB639] &gt;[.W639]*1.1;&quot;WORSE&quot;;&quot;&quot;))">
            <text:p/>
          </table:table-cell>
        </table:table-row>
        <table:table-row table:style-name="ro3">
          <table:table-cell/>
          <table:table-cell office:value-type="float" office:value="638">
            <text:p>638</text:p>
          </table:table-cell>
          <table:table-cell office:value-type="string">
            <text:p>2.39077878738501148e+01</text:p>
          </table:table-cell>
          <table:table-cell office:value-type="float" office:value="61">
            <text:p>61</text:p>
          </table:table-cell>
          <table:table-cell office:value-type="float" office:value="0.0000000000022329">
            <text:p>2.23E-012</text:p>
          </table:table-cell>
          <table:table-cell office:value-type="float" office:value="0.0000000000020877">
            <text:p>2.09E-012</text:p>
          </table:table-cell>
          <table:table-cell/>
          <table:table-cell office:value-type="float" office:value="61">
            <text:p>61</text:p>
          </table:table-cell>
          <table:table-cell office:value-type="float" office:value="0.0000000000022329">
            <text:p>2.23E-012</text:p>
          </table:table-cell>
          <table:table-cell office:value-type="float" office:value="0.0000000000020877">
            <text:p>2.09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0431">
            <text:p>4.04E-011</text:p>
          </table:table-cell>
          <table:table-cell office:value-type="float" office:value="0.0000000000020865">
            <text:p>2.09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0431">
            <text:p>4.04E-011</text:p>
          </table:table-cell>
          <table:table-cell office:value-type="float" office:value="0.0000000000020865">
            <text:p>2.09E-012</text:p>
          </table:table-cell>
          <table:table-cell table:formula="of:=IF([.P640] &lt; [.L640];&quot;BETTER&quot;;IF([.P640]-2 &gt; [.L640]; &quot;WORSE&quot;;&quot;&quot;))">
            <text:p/>
          </table:table-cell>
          <table:table-cell table:formula="of:=IF([.R640] &lt; [.N640];&quot;BETTER&quot;;IF([.R640] &gt;[.N64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0431">
            <text:p>4.04E-011</text:p>
          </table:table-cell>
          <table:table-cell office:value-type="float" office:value="0.0000000000020865">
            <text:p>2.09E-012</text:p>
          </table:table-cell>
          <table:table-cell table:formula="of:=IF([.U640] &lt; [.P640];&quot;BETTER&quot;;IF([.U640]-2 &gt; [.P640]; &quot;WORSE&quot;;&quot;&quot;))">
            <text:p/>
          </table:table-cell>
          <table:table-cell table:formula="of:=IF([.W640] &lt; [.R640];&quot;BETTER&quot;;IF([.W640] &gt;[.R64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0431">
            <text:p>4.04E-011</text:p>
          </table:table-cell>
          <table:table-cell office:value-type="float" office:value="0.0000000000020865">
            <text:p>2.09E-012</text:p>
          </table:table-cell>
          <table:table-cell table:formula="of:=IF([.Z640] &lt; [.U640];&quot;BETTER&quot;;IF([.Z640]-2 &gt; [.U640]; &quot;WORSE&quot;;&quot;&quot;))">
            <text:p/>
          </table:table-cell>
          <table:table-cell table:formula="of:=IF([.AB640] &lt; [.W640];&quot;BETTER&quot;;IF([.AB640] &gt;[.W640]*1.1;&quot;WORSE&quot;;&quot;&quot;))">
            <text:p/>
          </table:table-cell>
        </table:table-row>
        <table:table-row table:style-name="ro3">
          <table:table-cell/>
          <table:table-cell office:value-type="float" office:value="639">
            <text:p>639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office:value-type="float" office:value="0.00000000057032">
            <text:p>5.70E-010</text:p>
          </table:table-cell>
          <table:table-cell office:value-type="float" office:value="0.000000001755">
            <text:p>1.76E-009</text:p>
          </table:table-cell>
          <table:table-cell/>
          <table:table-cell office:value-type="float" office:value="60">
            <text:p>60</text:p>
          </table:table-cell>
          <table:table-cell office:value-type="float" office:value="0.00000000057023">
            <text:p>5.70E-010</text:p>
          </table:table-cell>
          <table:table-cell office:value-type="float" office:value="0.0000000017551">
            <text:p>1.76E-009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641] &lt; [.L641];&quot;BETTER&quot;;IF([.P641]-2 &gt; [.L641]; &quot;WORSE&quot;;&quot;&quot;))">
            <text:p/>
          </table:table-cell>
          <table:table-cell table:formula="of:=IF([.R641] &lt; [.N641];&quot;BETTER&quot;;IF([.R641] &gt;[.N641]*1.1;&quot;WORSE&quot;;&quot;&quot;))">
            <text:p/>
          </table:table-cell>
          <table:table-cell office:value-type="float" office:value="143">
            <text:p>143</text:p>
          </table:table-cell>
          <table:table-cell office:value-type="float" office:value="0.0000000040219">
            <text:p>4.02E-009</text:p>
          </table:table-cell>
          <table:table-cell office:value-type="float" office:value="0.00000000018147">
            <text:p>1.81E-010</text:p>
          </table:table-cell>
          <table:table-cell table:formula="of:=IF([.U641] &lt; [.P641];&quot;BETTER&quot;;IF([.U641]-2 &gt; [.P641]; &quot;WORSE&quot;;&quot;&quot;))" office:value-type="string" office:string-value="BETTER">
            <text:p>BETTER</text:p>
          </table:table-cell>
          <table:table-cell table:formula="of:=IF([.W641] &lt; [.R641];&quot;BETTER&quot;;IF([.W641] &gt;[.R641]*1.1;&quot;WORSE&quot;;&quot;&quot;))" office:value-type="string" office:string-value="BETTER">
            <text:p>BETTER</text:p>
          </table:table-cell>
          <table:table-cell office:value-type="float" office:value="143">
            <text:p>143</text:p>
          </table:table-cell>
          <table:table-cell office:value-type="float" office:value="0.0000019524">
            <text:p>1.95E-006</text:p>
          </table:table-cell>
          <table:table-cell office:value-type="float" office:value="0.00000000018147">
            <text:p>1.81E-010</text:p>
          </table:table-cell>
          <table:table-cell table:formula="of:=IF([.Z641] &lt; [.U641];&quot;BETTER&quot;;IF([.Z641]-2 &gt; [.U641]; &quot;WORSE&quot;;&quot;&quot;))">
            <text:p/>
          </table:table-cell>
          <table:table-cell table:formula="of:=IF([.AB641] &lt; [.W641];&quot;BETTER&quot;;IF([.AB641] &gt;[.W641]*1.1;&quot;WORSE&quot;;&quot;&quot;))">
            <text:p/>
          </table:table-cell>
        </table:table-row>
        <table:table-row table:style-name="ro3">
          <table:table-cell/>
          <table:table-cell office:value-type="float" office:value="640">
            <text:p>640</text:p>
          </table:table-cell>
          <table:table-cell office:value-type="string">
            <text:p>3.71569071601318468e-01</text:p>
          </table:table-cell>
          <table:table-cell office:value-type="float" office:value="49">
            <text:p>49</text:p>
          </table:table-cell>
          <table:table-cell office:value-type="float" office:value="0.0000000000010026">
            <text:p>1.00E-012</text:p>
          </table:table-cell>
          <table:table-cell office:value-type="float" office:value="0.0000000000035353">
            <text:p>3.54E-012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010026">
            <text:p>1.00E-012</text:p>
          </table:table-cell>
          <table:table-cell office:value-type="float" office:value="0.0000000000035353">
            <text:p>3.54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1507">
            <text:p>4.15E-011</text:p>
          </table:table-cell>
          <table:table-cell office:value-type="float" office:value="0.0000000000035483">
            <text:p>3.5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1507">
            <text:p>4.15E-011</text:p>
          </table:table-cell>
          <table:table-cell office:value-type="float" office:value="0.0000000000035483">
            <text:p>3.55E-012</text:p>
          </table:table-cell>
          <table:table-cell table:formula="of:=IF([.P642] &lt; [.L642];&quot;BETTER&quot;;IF([.P642]-2 &gt; [.L642]; &quot;WORSE&quot;;&quot;&quot;))">
            <text:p/>
          </table:table-cell>
          <table:table-cell table:formula="of:=IF([.R642] &lt; [.N642];&quot;BETTER&quot;;IF([.R642] &gt;[.N64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1507">
            <text:p>4.15E-011</text:p>
          </table:table-cell>
          <table:table-cell office:value-type="float" office:value="0.0000000000035485">
            <text:p>3.55E-012</text:p>
          </table:table-cell>
          <table:table-cell table:formula="of:=IF([.U642] &lt; [.P642];&quot;BETTER&quot;;IF([.U642]-2 &gt; [.P642]; &quot;WORSE&quot;;&quot;&quot;))">
            <text:p/>
          </table:table-cell>
          <table:table-cell table:formula="of:=IF([.W642] &lt; [.R642];&quot;BETTER&quot;;IF([.W642] &gt;[.R64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1507">
            <text:p>4.15E-011</text:p>
          </table:table-cell>
          <table:table-cell office:value-type="float" office:value="0.0000000000035485">
            <text:p>3.55E-012</text:p>
          </table:table-cell>
          <table:table-cell table:formula="of:=IF([.Z642] &lt; [.U642];&quot;BETTER&quot;;IF([.Z642]-2 &gt; [.U642]; &quot;WORSE&quot;;&quot;&quot;))">
            <text:p/>
          </table:table-cell>
          <table:table-cell table:formula="of:=IF([.AB642] &lt; [.W642];&quot;BETTER&quot;;IF([.AB642] &gt;[.W642]*1.1;&quot;WORSE&quot;;&quot;&quot;))">
            <text:p/>
          </table:table-cell>
        </table:table-row>
        <table:table-row table:style-name="ro3">
          <table:table-cell/>
          <table:table-cell office:value-type="float" office:value="641">
            <text:p>641</text:p>
          </table:table-cell>
          <table:table-cell office:value-type="string">
            <text:p>EXCEPTION!!</text:p>
          </table:table-cell>
          <table:table-cell office:value-type="float" office:value="389">
            <text:p>389</text:p>
          </table:table-cell>
          <table:table-cell office:value-type="float" office:value="0.00000000011426">
            <text:p>1.14E-010</text:p>
          </table:table-cell>
          <table:table-cell office:value-type="float" office:value="0.00000000018747">
            <text:p>1.87E-010</text:p>
          </table:table-cell>
          <table:table-cell/>
          <table:table-cell office:value-type="float" office:value="400">
            <text:p>400</text:p>
          </table:table-cell>
          <table:table-cell office:value-type="float" office:value="0.000000000021899">
            <text:p>2.19E-011</text:p>
          </table:table-cell>
          <table:table-cell office:value-type="float" office:value="0.000000000025565">
            <text:p>2.56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643] &lt; [.L643];&quot;BETTER&quot;;IF([.P643]-2 &gt; [.L643]; &quot;WORSE&quot;;&quot;&quot;))">
            <text:p/>
          </table:table-cell>
          <table:table-cell table:formula="of:=IF([.R643] &lt; [.N643];&quot;BETTER&quot;;IF([.R643] &gt;[.N643]*1.1;&quot;WORSE&quot;;&quot;&quot;))">
            <text:p/>
          </table:table-cell>
          <table:table-cell office:value-type="float" office:value="1127">
            <text:p>1127</text:p>
          </table:table-cell>
          <table:table-cell office:value-type="float" office:value="0.000000000000076384">
            <text:p>7.64E-014</text:p>
          </table:table-cell>
          <table:table-cell office:value-type="float" office:value="0.0000000000026362">
            <text:p>2.64E-012</text:p>
          </table:table-cell>
          <table:table-cell table:formula="of:=IF([.U643] &lt; [.P643];&quot;BETTER&quot;;IF([.U643]-2 &gt; [.P643]; &quot;WORSE&quot;;&quot;&quot;))" office:value-type="string" office:string-value="BETTER">
            <text:p>BETTER</text:p>
          </table:table-cell>
          <table:table-cell table:formula="of:=IF([.W643] &lt; [.R643];&quot;BETTER&quot;;IF([.W643] &gt;[.R643]*1.1;&quot;WORSE&quot;;&quot;&quot;))" office:value-type="string" office:string-value="BETTER">
            <text:p>BETTER</text:p>
          </table:table-cell>
          <table:table-cell office:value-type="float" office:value="1125">
            <text:p>1125</text:p>
          </table:table-cell>
          <table:table-cell office:value-type="float" office:value="0.000000000018587">
            <text:p>1.86E-011</text:p>
          </table:table-cell>
          <table:table-cell office:value-type="float" office:value="0.0000000000026362">
            <text:p>2.64E-012</text:p>
          </table:table-cell>
          <table:table-cell table:formula="of:=IF([.Z643] &lt; [.U643];&quot;BETTER&quot;;IF([.Z643]-2 &gt; [.U643]; &quot;WORSE&quot;;&quot;&quot;))" office:value-type="string" office:string-value="BETTER">
            <text:p>BETTER</text:p>
          </table:table-cell>
          <table:table-cell table:formula="of:=IF([.AB643] &lt; [.W643];&quot;BETTER&quot;;IF([.AB643] &gt;[.W643]*1.1;&quot;WORSE&quot;;&quot;&quot;))">
            <text:p/>
          </table:table-cell>
        </table:table-row>
        <table:table-row table:style-name="ro3">
          <table:table-cell/>
          <table:table-cell office:value-type="float" office:value="642">
            <text:p>642</text:p>
          </table:table-cell>
          <table:table-cell office:value-type="string">
            <text:p>5.53186030042134916e-02</text:p>
          </table:table-cell>
          <table:table-cell office:value-type="float" office:value="111">
            <text:p>111</text:p>
          </table:table-cell>
          <table:table-cell office:value-type="float" office:value="0.0000000000047061">
            <text:p>4.71E-012</text:p>
          </table:table-cell>
          <table:table-cell office:value-type="float" office:value="0.000000000072316">
            <text:p>7.23E-011</text:p>
          </table:table-cell>
          <table:table-cell/>
          <table:table-cell office:value-type="float" office:value="115">
            <text:p>115</text:p>
          </table:table-cell>
          <table:table-cell office:value-type="float" office:value="0.00000000000092922">
            <text:p>9.29E-013</text:p>
          </table:table-cell>
          <table:table-cell office:value-type="float" office:value="0.000000000076108">
            <text:p>7.61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3.5388E-016">
            <text:p>3.54E-016</text:p>
          </table:table-cell>
          <table:table-cell office:value-type="float" office:value="0.000000000076168">
            <text:p>7.62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3.5388E-016">
            <text:p>3.54E-016</text:p>
          </table:table-cell>
          <table:table-cell office:value-type="float" office:value="0.000000000076168">
            <text:p>7.62E-011</text:p>
          </table:table-cell>
          <table:table-cell table:formula="of:=IF([.P644] &lt; [.L644];&quot;BETTER&quot;;IF([.P644]-2 &gt; [.L644]; &quot;WORSE&quot;;&quot;&quot;))">
            <text:p/>
          </table:table-cell>
          <table:table-cell table:formula="of:=IF([.R644] &lt; [.N644];&quot;BETTER&quot;;IF([.R644] &gt;[.N644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3.1919E-016">
            <text:p>3.19E-016</text:p>
          </table:table-cell>
          <table:table-cell office:value-type="float" office:value="0.000000000076168">
            <text:p>7.62E-011</text:p>
          </table:table-cell>
          <table:table-cell table:formula="of:=IF([.U644] &lt; [.P644];&quot;BETTER&quot;;IF([.U644]-2 &gt; [.P644]; &quot;WORSE&quot;;&quot;&quot;))">
            <text:p/>
          </table:table-cell>
          <table:table-cell table:formula="of:=IF([.W644] &lt; [.R644];&quot;BETTER&quot;;IF([.W644] &gt;[.R644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000013068">
            <text:p>1.31E-014</text:p>
          </table:table-cell>
          <table:table-cell office:value-type="float" office:value="0.000000000076168">
            <text:p>7.62E-011</text:p>
          </table:table-cell>
          <table:table-cell table:formula="of:=IF([.Z644] &lt; [.U644];&quot;BETTER&quot;;IF([.Z644]-2 &gt; [.U644]; &quot;WORSE&quot;;&quot;&quot;))">
            <text:p/>
          </table:table-cell>
          <table:table-cell table:formula="of:=IF([.AB644] &lt; [.W644];&quot;BETTER&quot;;IF([.AB644] &gt;[.W644]*1.1;&quot;WORSE&quot;;&quot;&quot;))">
            <text:p/>
          </table:table-cell>
        </table:table-row>
        <table:table-row table:style-name="ro3">
          <table:table-cell/>
          <table:table-cell office:value-type="float" office:value="643">
            <text:p>643</text:p>
          </table:table-cell>
          <table:table-cell office:value-type="string">
            <text:p>-3.21556002594904633e-01</text:p>
          </table:table-cell>
          <table:table-cell office:value-type="float" office:value="57">
            <text:p>57</text:p>
          </table:table-cell>
          <table:table-cell office:value-type="float" office:value="0.000000000066364">
            <text:p>6.64E-011</text:p>
          </table:table-cell>
          <table:table-cell office:value-type="float" office:value="0.000000000015848">
            <text:p>1.58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66364">
            <text:p>6.64E-011</text:p>
          </table:table-cell>
          <table:table-cell office:value-type="float" office:value="0.000000000015848">
            <text:p>1.5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1649E-015">
            <text:p>2.16E-015</text:p>
          </table:table-cell>
          <table:table-cell office:value-type="float" office:value="0.000000000015846">
            <text:p>1.5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1649E-015">
            <text:p>2.16E-015</text:p>
          </table:table-cell>
          <table:table-cell office:value-type="float" office:value="0.000000000015846">
            <text:p>1.58E-011</text:p>
          </table:table-cell>
          <table:table-cell table:formula="of:=IF([.P645] &lt; [.L645];&quot;BETTER&quot;;IF([.P645]-2 &gt; [.L645]; &quot;WORSE&quot;;&quot;&quot;))">
            <text:p/>
          </table:table-cell>
          <table:table-cell table:formula="of:=IF([.R645] &lt; [.N645];&quot;BETTER&quot;;IF([.R645] &gt;[.N64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1649E-015">
            <text:p>2.16E-015</text:p>
          </table:table-cell>
          <table:table-cell office:value-type="float" office:value="0.000000000015846">
            <text:p>1.58E-011</text:p>
          </table:table-cell>
          <table:table-cell table:formula="of:=IF([.U645] &lt; [.P645];&quot;BETTER&quot;;IF([.U645]-2 &gt; [.P645]; &quot;WORSE&quot;;&quot;&quot;))">
            <text:p/>
          </table:table-cell>
          <table:table-cell table:formula="of:=IF([.W645] &lt; [.R645];&quot;BETTER&quot;;IF([.W645] &gt;[.R64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34059">
            <text:p>3.41E-013</text:p>
          </table:table-cell>
          <table:table-cell office:value-type="float" office:value="0.000000000015846">
            <text:p>1.58E-011</text:p>
          </table:table-cell>
          <table:table-cell table:formula="of:=IF([.Z645] &lt; [.U645];&quot;BETTER&quot;;IF([.Z645]-2 &gt; [.U645]; &quot;WORSE&quot;;&quot;&quot;))">
            <text:p/>
          </table:table-cell>
          <table:table-cell table:formula="of:=IF([.AB645] &lt; [.W645];&quot;BETTER&quot;;IF([.AB645] &gt;[.W645]*1.1;&quot;WORSE&quot;;&quot;&quot;))">
            <text:p/>
          </table:table-cell>
        </table:table-row>
        <table:table-row table:style-name="ro3">
          <table:table-cell/>
          <table:table-cell office:value-type="float" office:value="644">
            <text:p>644</text:p>
          </table:table-cell>
          <table:table-cell office:value-type="string">
            <text:p>-1.76358246030562216e-01</text:p>
          </table:table-cell>
          <table:table-cell office:value-type="float" office:value="427">
            <text:p>427</text:p>
          </table:table-cell>
          <table:table-cell office:value-type="float" office:value="0.00000000015736">
            <text:p>1.57E-010</text:p>
          </table:table-cell>
          <table:table-cell office:value-type="float" office:value="0.00000000041313">
            <text:p>4.13E-010</text:p>
          </table:table-cell>
          <table:table-cell/>
          <table:table-cell office:value-type="float" office:value="435">
            <text:p>435</text:p>
          </table:table-cell>
          <table:table-cell office:value-type="float" office:value="0.000000000032242">
            <text:p>3.22E-011</text:p>
          </table:table-cell>
          <table:table-cell office:value-type="float" office:value="0.00000000021201">
            <text:p>2.12E-010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6939">
            <text:p>6.94E-010</text:p>
          </table:table-cell>
          <table:table-cell office:value-type="float" office:value="0.0000000001733">
            <text:p>1.73E-010</text:p>
          </table:table-cell>
          <table:table-cell/>
          <table:table-cell office:value-type="float" office:value="409">
            <text:p>409</text:p>
          </table:table-cell>
          <table:table-cell office:value-type="float" office:value="0.0000000006939">
            <text:p>6.94E-010</text:p>
          </table:table-cell>
          <table:table-cell office:value-type="float" office:value="0.0000000001733">
            <text:p>1.73E-010</text:p>
          </table:table-cell>
          <table:table-cell table:formula="of:=IF([.P646] &lt; [.L646];&quot;BETTER&quot;;IF([.P646]-2 &gt; [.L646]; &quot;WORSE&quot;;&quot;&quot;))">
            <text:p/>
          </table:table-cell>
          <table:table-cell table:formula="of:=IF([.R646] &lt; [.N646];&quot;BETTER&quot;;IF([.R646] &gt;[.N646]*1.1;&quot;WORSE&quot;;&quot;&quot;))">
            <text:p/>
          </table:table-cell>
          <table:table-cell office:value-type="float" office:value="409">
            <text:p>409</text:p>
          </table:table-cell>
          <table:table-cell office:value-type="float" office:value="0.0000000006939">
            <text:p>6.94E-010</text:p>
          </table:table-cell>
          <table:table-cell office:value-type="float" office:value="0.0000000001733">
            <text:p>1.73E-010</text:p>
          </table:table-cell>
          <table:table-cell table:formula="of:=IF([.U646] &lt; [.P646];&quot;BETTER&quot;;IF([.U646]-2 &gt; [.P646]; &quot;WORSE&quot;;&quot;&quot;))">
            <text:p/>
          </table:table-cell>
          <table:table-cell table:formula="of:=IF([.W646] &lt; [.R646];&quot;BETTER&quot;;IF([.W646] &gt;[.R646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0.00000000069395">
            <text:p>6.94E-010</text:p>
          </table:table-cell>
          <table:table-cell office:value-type="float" office:value="0.0000000001733">
            <text:p>1.73E-010</text:p>
          </table:table-cell>
          <table:table-cell table:formula="of:=IF([.Z646] &lt; [.U646];&quot;BETTER&quot;;IF([.Z646]-2 &gt; [.U646]; &quot;WORSE&quot;;&quot;&quot;))" office:value-type="string" office:string-value="BETTER">
            <text:p>BETTER</text:p>
          </table:table-cell>
          <table:table-cell table:formula="of:=IF([.AB646] &lt; [.W646];&quot;BETTER&quot;;IF([.AB646] &gt;[.W646]*1.1;&quot;WORSE&quot;;&quot;&quot;))">
            <text:p/>
          </table:table-cell>
        </table:table-row>
        <table:table-row table:style-name="ro3">
          <table:table-cell/>
          <table:table-cell office:value-type="float" office:value="645">
            <text:p>645</text:p>
          </table:table-cell>
          <table:table-cell office:value-type="string">
            <text:p>2.43808148220334697e+00</text:p>
          </table:table-cell>
          <table:table-cell office:value-type="float" office:value="411">
            <text:p>411</text:p>
          </table:table-cell>
          <table:table-cell office:value-type="float" office:value="0.00000000024213">
            <text:p>2.42E-010</text:p>
          </table:table-cell>
          <table:table-cell office:value-type="float" office:value="0.00000000030382">
            <text:p>3.04E-010</text:p>
          </table:table-cell>
          <table:table-cell/>
          <table:table-cell office:value-type="float" office:value="421">
            <text:p>421</text:p>
          </table:table-cell>
          <table:table-cell office:value-type="float" office:value="0.000000000022869">
            <text:p>2.29E-011</text:p>
          </table:table-cell>
          <table:table-cell office:value-type="float" office:value="0.000000000033725">
            <text:p>3.37E-011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92553">
            <text:p>9.26E-011</text:p>
          </table:table-cell>
          <table:table-cell office:value-type="float" office:value="0.0000000000013728">
            <text:p>1.37E-012</text:p>
          </table:table-cell>
          <table:table-cell/>
          <table:table-cell office:value-type="float" office:value="409">
            <text:p>409</text:p>
          </table:table-cell>
          <table:table-cell office:value-type="float" office:value="0.000000000092553">
            <text:p>9.26E-011</text:p>
          </table:table-cell>
          <table:table-cell office:value-type="float" office:value="0.0000000000013728">
            <text:p>1.37E-012</text:p>
          </table:table-cell>
          <table:table-cell table:formula="of:=IF([.P647] &lt; [.L647];&quot;BETTER&quot;;IF([.P647]-2 &gt; [.L647]; &quot;WORSE&quot;;&quot;&quot;))">
            <text:p/>
          </table:table-cell>
          <table:table-cell table:formula="of:=IF([.R647] &lt; [.N647];&quot;BETTER&quot;;IF([.R647] &gt;[.N647]*1.1;&quot;WORSE&quot;;&quot;&quot;))">
            <text:p/>
          </table:table-cell>
          <table:table-cell office:value-type="float" office:value="409">
            <text:p>409</text:p>
          </table:table-cell>
          <table:table-cell office:value-type="float" office:value="0.000000000092554">
            <text:p>9.26E-011</text:p>
          </table:table-cell>
          <table:table-cell office:value-type="float" office:value="0.0000000000013728">
            <text:p>1.37E-012</text:p>
          </table:table-cell>
          <table:table-cell table:formula="of:=IF([.U647] &lt; [.P647];&quot;BETTER&quot;;IF([.U647]-2 &gt; [.P647]; &quot;WORSE&quot;;&quot;&quot;))">
            <text:p/>
          </table:table-cell>
          <table:table-cell table:formula="of:=IF([.W647] &lt; [.R647];&quot;BETTER&quot;;IF([.W647] &gt;[.R647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0.000000000092575">
            <text:p>9.26E-011</text:p>
          </table:table-cell>
          <table:table-cell office:value-type="float" office:value="0.0000000000013728">
            <text:p>1.37E-012</text:p>
          </table:table-cell>
          <table:table-cell table:formula="of:=IF([.Z647] &lt; [.U647];&quot;BETTER&quot;;IF([.Z647]-2 &gt; [.U647]; &quot;WORSE&quot;;&quot;&quot;))" office:value-type="string" office:string-value="BETTER">
            <text:p>BETTER</text:p>
          </table:table-cell>
          <table:table-cell table:formula="of:=IF([.AB647] &lt; [.W647];&quot;BETTER&quot;;IF([.AB647] &gt;[.W647]*1.1;&quot;WORSE&quot;;&quot;&quot;))">
            <text:p/>
          </table:table-cell>
        </table:table-row>
        <table:table-row table:style-name="ro3">
          <table:table-cell/>
          <table:table-cell office:value-type="float" office:value="646">
            <text:p>646</text:p>
          </table:table-cell>
          <table:table-cell office:value-type="string">
            <text:p>2.27800622131559738e+00</text:p>
          </table:table-cell>
          <table:table-cell office:value-type="float" office:value="57">
            <text:p>57</text:p>
          </table:table-cell>
          <table:table-cell office:value-type="float" office:value="0.0000000000037342">
            <text:p>3.73E-012</text:p>
          </table:table-cell>
          <table:table-cell office:value-type="float" office:value="0.0000000000068467">
            <text:p>6.85E-012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37342">
            <text:p>3.73E-012</text:p>
          </table:table-cell>
          <table:table-cell office:value-type="float" office:value="0.0000000000068467">
            <text:p>6.85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2.6645E-015">
            <text:p>2.66E-015</text:p>
          </table:table-cell>
          <table:table-cell office:value-type="float" office:value="0.0000000000068469">
            <text:p>6.85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2.6645E-015">
            <text:p>2.66E-015</text:p>
          </table:table-cell>
          <table:table-cell office:value-type="float" office:value="0.0000000000068469">
            <text:p>6.85E-012</text:p>
          </table:table-cell>
          <table:table-cell table:formula="of:=IF([.P648] &lt; [.L648];&quot;BETTER&quot;;IF([.P648]-2 &gt; [.L648]; &quot;WORSE&quot;;&quot;&quot;))">
            <text:p/>
          </table:table-cell>
          <table:table-cell table:formula="of:=IF([.R648] &lt; [.N648];&quot;BETTER&quot;;IF([.R648] &gt;[.N64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6645E-015">
            <text:p>2.66E-015</text:p>
          </table:table-cell>
          <table:table-cell office:value-type="float" office:value="0.0000000000068469">
            <text:p>6.85E-012</text:p>
          </table:table-cell>
          <table:table-cell table:formula="of:=IF([.U648] &lt; [.P648];&quot;BETTER&quot;;IF([.U648]-2 &gt; [.P648]; &quot;WORSE&quot;;&quot;&quot;))">
            <text:p/>
          </table:table-cell>
          <table:table-cell table:formula="of:=IF([.W648] &lt; [.R648];&quot;BETTER&quot;;IF([.W648] &gt;[.R64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51443">
            <text:p>5.14E-013</text:p>
          </table:table-cell>
          <table:table-cell office:value-type="float" office:value="0.0000000000068469">
            <text:p>6.85E-012</text:p>
          </table:table-cell>
          <table:table-cell table:formula="of:=IF([.Z648] &lt; [.U648];&quot;BETTER&quot;;IF([.Z648]-2 &gt; [.U648]; &quot;WORSE&quot;;&quot;&quot;))">
            <text:p/>
          </table:table-cell>
          <table:table-cell table:formula="of:=IF([.AB648] &lt; [.W648];&quot;BETTER&quot;;IF([.AB648] &gt;[.W648]*1.1;&quot;WORSE&quot;;&quot;&quot;))">
            <text:p/>
          </table:table-cell>
        </table:table-row>
        <table:table-row table:style-name="ro3">
          <table:table-cell/>
          <table:table-cell office:value-type="float" office:value="647">
            <text:p>647</text:p>
          </table:table-cell>
          <table:table-cell office:value-type="string">
            <text:p>4.79428226688801584e-01</text:p>
          </table:table-cell>
          <table:table-cell office:value-type="float" office:value="57">
            <text:p>57</text:p>
          </table:table-cell>
          <table:table-cell office:value-type="float" office:value="0.00000000000072957">
            <text:p>7.30E-013</text:p>
          </table:table-cell>
          <table:table-cell office:value-type="float" office:value="0.000000000023359">
            <text:p>2.34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72957">
            <text:p>7.30E-013</text:p>
          </table:table-cell>
          <table:table-cell office:value-type="float" office:value="0.000000000023359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 table:formula="of:=IF([.P649] &lt; [.L649];&quot;BETTER&quot;;IF([.P649]-2 &gt; [.L649]; &quot;WORSE&quot;;&quot;&quot;))">
            <text:p/>
          </table:table-cell>
          <table:table-cell table:formula="of:=IF([.R649] &lt; [.N649];&quot;BETTER&quot;;IF([.R649] &gt;[.N64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 table:formula="of:=IF([.U649] &lt; [.P649];&quot;BETTER&quot;;IF([.U649]-2 &gt; [.P649]; &quot;WORSE&quot;;&quot;&quot;))">
            <text:p/>
          </table:table-cell>
          <table:table-cell table:formula="of:=IF([.W649] &lt; [.R649];&quot;BETTER&quot;;IF([.W649] &gt;[.R64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33089">
            <text:p>3.31E-013</text:p>
          </table:table-cell>
          <table:table-cell office:value-type="float" office:value="0.000000000023358">
            <text:p>2.34E-011</text:p>
          </table:table-cell>
          <table:table-cell table:formula="of:=IF([.Z649] &lt; [.U649];&quot;BETTER&quot;;IF([.Z649]-2 &gt; [.U649]; &quot;WORSE&quot;;&quot;&quot;))">
            <text:p/>
          </table:table-cell>
          <table:table-cell table:formula="of:=IF([.AB649] &lt; [.W649];&quot;BETTER&quot;;IF([.AB649] &gt;[.W649]*1.1;&quot;WORSE&quot;;&quot;&quot;))">
            <text:p/>
          </table:table-cell>
        </table:table-row>
        <table:table-row table:style-name="ro3">
          <table:table-cell/>
          <table:table-cell office:value-type="float" office:value="648">
            <text:p>648</text:p>
          </table:table-cell>
          <table:table-cell office:value-type="string">
            <text:p>-2.18673123892560273e-01</text:p>
          </table:table-cell>
          <table:table-cell office:value-type="float" office:value="111">
            <text:p>111</text:p>
          </table:table-cell>
          <table:table-cell office:value-type="float" office:value="0.000000000028058">
            <text:p>2.81E-011</text:p>
          </table:table-cell>
          <table:table-cell office:value-type="float" office:value="0.00000000003752">
            <text:p>3.75E-011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31492">
            <text:p>3.15E-011</text:p>
          </table:table-cell>
          <table:table-cell office:value-type="float" office:value="0.000000000034086">
            <text:p>3.41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1.1102E-015">
            <text:p>1.11E-015</text:p>
          </table:table-cell>
          <table:table-cell office:value-type="float" office:value="0.000000000034022">
            <text:p>3.40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1.1102E-015">
            <text:p>1.11E-015</text:p>
          </table:table-cell>
          <table:table-cell office:value-type="float" office:value="0.000000000034022">
            <text:p>3.40E-011</text:p>
          </table:table-cell>
          <table:table-cell table:formula="of:=IF([.P650] &lt; [.L650];&quot;BETTER&quot;;IF([.P650]-2 &gt; [.L650]; &quot;WORSE&quot;;&quot;&quot;))">
            <text:p/>
          </table:table-cell>
          <table:table-cell table:formula="of:=IF([.R650] &lt; [.N650];&quot;BETTER&quot;;IF([.R650] &gt;[.N650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1.0825E-015">
            <text:p>1.08E-015</text:p>
          </table:table-cell>
          <table:table-cell office:value-type="float" office:value="0.000000000034022">
            <text:p>3.40E-011</text:p>
          </table:table-cell>
          <table:table-cell table:formula="of:=IF([.U650] &lt; [.P650];&quot;BETTER&quot;;IF([.U650]-2 &gt; [.P650]; &quot;WORSE&quot;;&quot;&quot;))">
            <text:p/>
          </table:table-cell>
          <table:table-cell table:formula="of:=IF([.W650] &lt; [.R650];&quot;BETTER&quot;;IF([.W650] &gt;[.R650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000046816">
            <text:p>4.68E-014</text:p>
          </table:table-cell>
          <table:table-cell office:value-type="float" office:value="0.000000000034022">
            <text:p>3.40E-011</text:p>
          </table:table-cell>
          <table:table-cell table:formula="of:=IF([.Z650] &lt; [.U650];&quot;BETTER&quot;;IF([.Z650]-2 &gt; [.U650]; &quot;WORSE&quot;;&quot;&quot;))">
            <text:p/>
          </table:table-cell>
          <table:table-cell table:formula="of:=IF([.AB650] &lt; [.W650];&quot;BETTER&quot;;IF([.AB650] &gt;[.W650]*1.1;&quot;WORSE&quot;;&quot;&quot;))">
            <text:p/>
          </table:table-cell>
        </table:table-row>
        <table:table-row table:style-name="ro3">
          <table:table-cell/>
          <table:table-cell office:value-type="float" office:value="649">
            <text:p>649</text:p>
          </table:table-cell>
          <table:table-cell office:value-type="string">
            <text:p>3.55120831053970909e-01</text:p>
          </table:table-cell>
          <table:table-cell office:value-type="float" office:value="57">
            <text:p>57</text:p>
          </table:table-cell>
          <table:table-cell office:value-type="float" office:value="0.000000003724">
            <text:p>3.72E-009</text:p>
          </table:table-cell>
          <table:table-cell office:value-type="float" office:value="0.00000000012962">
            <text:p>1.30E-010</text:p>
          </table:table-cell>
          <table:table-cell/>
          <table:table-cell office:value-type="float" office:value="111">
            <text:p>111</text:p>
          </table:table-cell>
          <table:table-cell office:value-type="float" office:value="0.00000000000055617">
            <text:p>5.56E-013</text:p>
          </table:table-cell>
          <table:table-cell office:value-type="float" office:value="0.00000000013017">
            <text:p>1.30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2802">
            <text:p>1.28E-011</text:p>
          </table:table-cell>
          <table:table-cell office:value-type="float" office:value="0.00000000012962">
            <text:p>1.30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2802">
            <text:p>1.28E-011</text:p>
          </table:table-cell>
          <table:table-cell office:value-type="float" office:value="0.00000000012962">
            <text:p>1.30E-010</text:p>
          </table:table-cell>
          <table:table-cell table:formula="of:=IF([.P651] &lt; [.L651];&quot;BETTER&quot;;IF([.P651]-2 &gt; [.L651]; &quot;WORSE&quot;;&quot;&quot;))">
            <text:p/>
          </table:table-cell>
          <table:table-cell table:formula="of:=IF([.R651] &lt; [.N651];&quot;BETTER&quot;;IF([.R651] &gt;[.N65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2802">
            <text:p>1.28E-011</text:p>
          </table:table-cell>
          <table:table-cell office:value-type="float" office:value="0.00000000012962">
            <text:p>1.30E-010</text:p>
          </table:table-cell>
          <table:table-cell table:formula="of:=IF([.U651] &lt; [.P651];&quot;BETTER&quot;;IF([.U651]-2 &gt; [.P651]; &quot;WORSE&quot;;&quot;&quot;))">
            <text:p/>
          </table:table-cell>
          <table:table-cell table:formula="of:=IF([.W651] &lt; [.R651];&quot;BETTER&quot;;IF([.W651] &gt;[.R65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3097">
            <text:p>1.31E-011</text:p>
          </table:table-cell>
          <table:table-cell office:value-type="float" office:value="0.00000000012962">
            <text:p>1.30E-010</text:p>
          </table:table-cell>
          <table:table-cell table:formula="of:=IF([.Z651] &lt; [.U651];&quot;BETTER&quot;;IF([.Z651]-2 &gt; [.U651]; &quot;WORSE&quot;;&quot;&quot;))">
            <text:p/>
          </table:table-cell>
          <table:table-cell table:formula="of:=IF([.AB651] &lt; [.W651];&quot;BETTER&quot;;IF([.AB651] &gt;[.W651]*1.1;&quot;WORSE&quot;;&quot;&quot;))">
            <text:p/>
          </table:table-cell>
        </table:table-row>
        <table:table-row table:style-name="ro3">
          <table:table-cell/>
          <table:table-cell office:value-type="float" office:value="650">
            <text:p>650</text:p>
          </table:table-cell>
          <table:table-cell office:value-type="string">
            <text:p>3.98130064822844520e-01</text:p>
          </table:table-cell>
          <table:table-cell office:value-type="float" office:value="109">
            <text:p>109</text:p>
          </table:table-cell>
          <table:table-cell office:value-type="float" office:value="0.000000000020313">
            <text:p>2.03E-011</text:p>
          </table:table-cell>
          <table:table-cell office:value-type="float" office:value="0.000000000037064">
            <text:p>3.71E-011</text:p>
          </table:table-cell>
          <table:table-cell/>
          <table:table-cell office:value-type="float" office:value="111">
            <text:p>111</text:p>
          </table:table-cell>
          <table:table-cell office:value-type="float" office:value="0.00000000000058226">
            <text:p>5.82E-013</text:p>
          </table:table-cell>
          <table:table-cell office:value-type="float" office:value="0.000000000056794">
            <text:p>5.6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6919">
            <text:p>1.69E-011</text:p>
          </table:table-cell>
          <table:table-cell office:value-type="float" office:value="0.00000000005738">
            <text:p>5.7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6919">
            <text:p>1.69E-011</text:p>
          </table:table-cell>
          <table:table-cell office:value-type="float" office:value="0.00000000005738">
            <text:p>5.74E-011</text:p>
          </table:table-cell>
          <table:table-cell table:formula="of:=IF([.P652] &lt; [.L652];&quot;BETTER&quot;;IF([.P652]-2 &gt; [.L652]; &quot;WORSE&quot;;&quot;&quot;))">
            <text:p/>
          </table:table-cell>
          <table:table-cell table:formula="of:=IF([.R652] &lt; [.N652];&quot;BETTER&quot;;IF([.R652] &gt;[.N652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6919">
            <text:p>1.69E-011</text:p>
          </table:table-cell>
          <table:table-cell office:value-type="float" office:value="0.000000000057379">
            <text:p>5.74E-011</text:p>
          </table:table-cell>
          <table:table-cell table:formula="of:=IF([.U652] &lt; [.P652];&quot;BETTER&quot;;IF([.U652]-2 &gt; [.P652]; &quot;WORSE&quot;;&quot;&quot;))">
            <text:p/>
          </table:table-cell>
          <table:table-cell table:formula="of:=IF([.W652] &lt; [.R652];&quot;BETTER&quot;;IF([.W652] &gt;[.R652]*1.1;&quot;WORSE&quot;;&quot;&quot;))" office:value-type="string" office:string-value="BETTER">
            <text:p>BETTER</text:p>
          </table:table-cell>
          <table:table-cell office:value-type="float" office:value="101">
            <text:p>101</text:p>
          </table:table-cell>
          <table:table-cell office:value-type="float" office:value="0.000000000017375">
            <text:p>1.74E-011</text:p>
          </table:table-cell>
          <table:table-cell office:value-type="float" office:value="0.000000000057379">
            <text:p>5.74E-011</text:p>
          </table:table-cell>
          <table:table-cell table:formula="of:=IF([.Z652] &lt; [.U652];&quot;BETTER&quot;;IF([.Z652]-2 &gt; [.U652]; &quot;WORSE&quot;;&quot;&quot;))">
            <text:p/>
          </table:table-cell>
          <table:table-cell table:formula="of:=IF([.AB652] &lt; [.W652];&quot;BETTER&quot;;IF([.AB652] &gt;[.W652]*1.1;&quot;WORSE&quot;;&quot;&quot;))">
            <text:p/>
          </table:table-cell>
        </table:table-row>
        <table:table-row table:style-name="ro3">
          <table:table-cell/>
          <table:table-cell office:value-type="float" office:value="651">
            <text:p>651</text:p>
          </table:table-cell>
          <table:table-cell office:value-type="string">
            <text:p>-1.26968216456717926e-02</text:p>
          </table:table-cell>
          <table:table-cell office:value-type="float" office:value="221">
            <text:p>221</text:p>
          </table:table-cell>
          <table:table-cell office:value-type="float" office:value="0.000000000028817">
            <text:p>2.88E-011</text:p>
          </table:table-cell>
          <table:table-cell office:value-type="float" office:value="0.0000000035679">
            <text:p>3.57E-009</text:p>
          </table:table-cell>
          <table:table-cell/>
          <table:table-cell office:value-type="float" office:value="223">
            <text:p>223</text:p>
          </table:table-cell>
          <table:table-cell office:value-type="float" office:value="0.000000000004104">
            <text:p>4.10E-012</text:p>
          </table:table-cell>
          <table:table-cell office:value-type="float" office:value="0.0000000035926">
            <text:p>3.59E-009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038532">
            <text:p>3.85E-011</text:p>
          </table:table-cell>
          <table:table-cell office:value-type="float" office:value="0.0000000035971">
            <text:p>3.60E-009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038532">
            <text:p>3.85E-011</text:p>
          </table:table-cell>
          <table:table-cell office:value-type="float" office:value="0.0000000035971">
            <text:p>3.60E-009</text:p>
          </table:table-cell>
          <table:table-cell table:formula="of:=IF([.P653] &lt; [.L653];&quot;BETTER&quot;;IF([.P653]-2 &gt; [.L653]; &quot;WORSE&quot;;&quot;&quot;))">
            <text:p/>
          </table:table-cell>
          <table:table-cell table:formula="of:=IF([.R653] &lt; [.N653];&quot;BETTER&quot;;IF([.R653] &gt;[.N653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038532">
            <text:p>3.85E-011</text:p>
          </table:table-cell>
          <table:table-cell office:value-type="float" office:value="0.0000000035971">
            <text:p>3.60E-009</text:p>
          </table:table-cell>
          <table:table-cell table:formula="of:=IF([.U653] &lt; [.P653];&quot;BETTER&quot;;IF([.U653]-2 &gt; [.P653]; &quot;WORSE&quot;;&quot;&quot;))">
            <text:p/>
          </table:table-cell>
          <table:table-cell table:formula="of:=IF([.W653] &lt; [.R653];&quot;BETTER&quot;;IF([.W653] &gt;[.R653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038547">
            <text:p>3.85E-011</text:p>
          </table:table-cell>
          <table:table-cell office:value-type="float" office:value="0.0000000035971">
            <text:p>3.60E-009</text:p>
          </table:table-cell>
          <table:table-cell table:formula="of:=IF([.Z653] &lt; [.U653];&quot;BETTER&quot;;IF([.Z653]-2 &gt; [.U653]; &quot;WORSE&quot;;&quot;&quot;))">
            <text:p/>
          </table:table-cell>
          <table:table-cell table:formula="of:=IF([.AB653] &lt; [.W653];&quot;BETTER&quot;;IF([.AB653] &gt;[.W653]*1.1;&quot;WORSE&quot;;&quot;&quot;))">
            <text:p/>
          </table:table-cell>
        </table:table-row>
        <table:table-row table:style-name="ro3">
          <table:table-cell/>
          <table:table-cell office:value-type="float" office:value="652">
            <text:p>652</text:p>
          </table:table-cell>
          <table:table-cell office:value-type="string">
            <text:p>3.35187325881530704e-02</text:p>
          </table:table-cell>
          <table:table-cell office:value-type="float" office:value="423">
            <text:p>423</text:p>
          </table:table-cell>
          <table:table-cell office:value-type="float" office:value="0.00000000043375">
            <text:p>4.34E-010</text:p>
          </table:table-cell>
          <table:table-cell office:value-type="float" office:value="0.000000000096471">
            <text:p>9.65E-011</text:p>
          </table:table-cell>
          <table:table-cell/>
          <table:table-cell office:value-type="float" office:value="433">
            <text:p>433</text:p>
          </table:table-cell>
          <table:table-cell office:value-type="float" office:value="0.00000000001589">
            <text:p>1.59E-011</text:p>
          </table:table-cell>
          <table:table-cell office:value-type="float" office:value="0.00000000033462">
            <text:p>3.35E-010</text:p>
          </table:table-cell>
          <table:table-cell/>
          <table:table-cell office:value-type="float" office:value="813">
            <text:p>813</text:p>
          </table:table-cell>
          <table:table-cell office:value-type="float" office:value="1.7347E-016">
            <text:p>1.73E-016</text:p>
          </table:table-cell>
          <table:table-cell office:value-type="float" office:value="0.00000000035344">
            <text:p>3.53E-010</text:p>
          </table:table-cell>
          <table:table-cell/>
          <table:table-cell office:value-type="float" office:value="817">
            <text:p>817</text:p>
          </table:table-cell>
          <table:table-cell office:value-type="float" office:value="1.7347E-016">
            <text:p>1.73E-016</text:p>
          </table:table-cell>
          <table:table-cell office:value-type="float" office:value="0.00000000035344">
            <text:p>3.53E-010</text:p>
          </table:table-cell>
          <table:table-cell table:formula="of:=IF([.P654] &lt; [.L654];&quot;BETTER&quot;;IF([.P654]-2 &gt; [.L654]; &quot;WORSE&quot;;&quot;&quot;))" office:value-type="string" office:string-value="WORSE">
            <text:p>WORSE</text:p>
          </table:table-cell>
          <table:table-cell table:formula="of:=IF([.R654] &lt; [.N654];&quot;BETTER&quot;;IF([.R654] &gt;[.N654]*1.1;&quot;WORSE&quot;;&quot;&quot;))">
            <text:p/>
          </table:table-cell>
          <table:table-cell office:value-type="float" office:value="817">
            <text:p>817</text:p>
          </table:table-cell>
          <table:table-cell office:value-type="float" office:value="1.7347E-016">
            <text:p>1.73E-016</text:p>
          </table:table-cell>
          <table:table-cell office:value-type="float" office:value="0.00000000035344">
            <text:p>3.53E-010</text:p>
          </table:table-cell>
          <table:table-cell table:formula="of:=IF([.U654] &lt; [.P654];&quot;BETTER&quot;;IF([.U654]-2 &gt; [.P654]; &quot;WORSE&quot;;&quot;&quot;))">
            <text:p/>
          </table:table-cell>
          <table:table-cell table:formula="of:=IF([.W654] &lt; [.R654];&quot;BETTER&quot;;IF([.W654] &gt;[.R654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2.9303E-015">
            <text:p>2.93E-015</text:p>
          </table:table-cell>
          <table:table-cell office:value-type="float" office:value="0.00000000035344">
            <text:p>3.53E-010</text:p>
          </table:table-cell>
          <table:table-cell table:formula="of:=IF([.Z654] &lt; [.U654];&quot;BETTER&quot;;IF([.Z654]-2 &gt; [.U654]; &quot;WORSE&quot;;&quot;&quot;))" office:value-type="string" office:string-value="BETTER">
            <text:p>BETTER</text:p>
          </table:table-cell>
          <table:table-cell table:formula="of:=IF([.AB654] &lt; [.W654];&quot;BETTER&quot;;IF([.AB654] &gt;[.W654]*1.1;&quot;WORSE&quot;;&quot;&quot;))">
            <text:p/>
          </table:table-cell>
        </table:table-row>
        <table:table-row table:style-name="ro3">
          <table:table-cell/>
          <table:table-cell office:value-type="float" office:value="653">
            <text:p>653</text:p>
          </table:table-cell>
          <table:table-cell office:value-type="string">
            <text:p>6.31299652055892224e-01</text:p>
          </table:table-cell>
          <table:table-cell office:value-type="float" office:value="57">
            <text:p>57</text:p>
          </table:table-cell>
          <table:table-cell office:value-type="float" office:value="0.00000000018555">
            <text:p>1.86E-010</text:p>
          </table:table-cell>
          <table:table-cell office:value-type="float" office:value="0.000000000069869">
            <text:p>6.99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18555">
            <text:p>1.86E-010</text:p>
          </table:table-cell>
          <table:table-cell office:value-type="float" office:value="0.000000000069869">
            <text:p>6.99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69389">
            <text:p>6.94E-014</text:p>
          </table:table-cell>
          <table:table-cell office:value-type="float" office:value="0.000000000069868">
            <text:p>6.99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69389">
            <text:p>6.94E-014</text:p>
          </table:table-cell>
          <table:table-cell office:value-type="float" office:value="0.000000000069868">
            <text:p>6.99E-011</text:p>
          </table:table-cell>
          <table:table-cell table:formula="of:=IF([.P655] &lt; [.L655];&quot;BETTER&quot;;IF([.P655]-2 &gt; [.L655]; &quot;WORSE&quot;;&quot;&quot;))">
            <text:p/>
          </table:table-cell>
          <table:table-cell table:formula="of:=IF([.R655] &lt; [.N655];&quot;BETTER&quot;;IF([.R655] &gt;[.N65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0695">
            <text:p>6.95E-014</text:p>
          </table:table-cell>
          <table:table-cell office:value-type="float" office:value="0.000000000069868">
            <text:p>6.99E-011</text:p>
          </table:table-cell>
          <table:table-cell table:formula="of:=IF([.U655] &lt; [.P655];&quot;BETTER&quot;;IF([.U655]-2 &gt; [.P655]; &quot;WORSE&quot;;&quot;&quot;))">
            <text:p/>
          </table:table-cell>
          <table:table-cell table:formula="of:=IF([.W655] &lt; [.R655];&quot;BETTER&quot;;IF([.W655] &gt;[.R65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1492">
            <text:p>1.49E-013</text:p>
          </table:table-cell>
          <table:table-cell office:value-type="float" office:value="0.000000000069868">
            <text:p>6.99E-011</text:p>
          </table:table-cell>
          <table:table-cell table:formula="of:=IF([.Z655] &lt; [.U655];&quot;BETTER&quot;;IF([.Z655]-2 &gt; [.U655]; &quot;WORSE&quot;;&quot;&quot;))">
            <text:p/>
          </table:table-cell>
          <table:table-cell table:formula="of:=IF([.AB655] &lt; [.W655];&quot;BETTER&quot;;IF([.AB655] &gt;[.W655]*1.1;&quot;WORSE&quot;;&quot;&quot;))">
            <text:p/>
          </table:table-cell>
        </table:table-row>
        <table:table-row table:style-name="ro3">
          <table:table-cell/>
          <table:table-cell office:value-type="float" office:value="654">
            <text:p>654</text:p>
          </table:table-cell>
          <table:table-cell office:value-type="string">
            <text:p>-7.19818067507943860e-01</text:p>
          </table:table-cell>
          <table:table-cell office:value-type="float" office:value="173">
            <text:p>173</text:p>
          </table:table-cell>
          <table:table-cell office:value-type="float" office:value="0.0000000001121">
            <text:p>1.12E-010</text:p>
          </table:table-cell>
          <table:table-cell office:value-type="float" office:value="0.0000000001167">
            <text:p>1.17E-010</text:p>
          </table:table-cell>
          <table:table-cell/>
          <table:table-cell office:value-type="float" office:value="181">
            <text:p>181</text:p>
          </table:table-cell>
          <table:table-cell office:value-type="float" office:value="0.0000000000034706">
            <text:p>3.47E-012</text:p>
          </table:table-cell>
          <table:table-cell office:value-type="float" office:value="0.0000000000072462">
            <text:p>7.25E-012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10049">
            <text:p>1.00E-010</text:p>
          </table:table-cell>
          <table:table-cell office:value-type="float" office:value="0.000000000011036">
            <text:p>1.10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10049">
            <text:p>1.00E-010</text:p>
          </table:table-cell>
          <table:table-cell office:value-type="float" office:value="0.000000000011036">
            <text:p>1.10E-011</text:p>
          </table:table-cell>
          <table:table-cell table:formula="of:=IF([.P656] &lt; [.L656];&quot;BETTER&quot;;IF([.P656]-2 &gt; [.L656]; &quot;WORSE&quot;;&quot;&quot;))">
            <text:p/>
          </table:table-cell>
          <table:table-cell table:formula="of:=IF([.R656] &lt; [.N656];&quot;BETTER&quot;;IF([.R656] &gt;[.N656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10049">
            <text:p>1.00E-010</text:p>
          </table:table-cell>
          <table:table-cell office:value-type="float" office:value="0.000000000011036">
            <text:p>1.10E-011</text:p>
          </table:table-cell>
          <table:table-cell table:formula="of:=IF([.U656] &lt; [.P656];&quot;BETTER&quot;;IF([.U656]-2 &gt; [.P656]; &quot;WORSE&quot;;&quot;&quot;))">
            <text:p/>
          </table:table-cell>
          <table:table-cell table:formula="of:=IF([.W656] &lt; [.R656];&quot;BETTER&quot;;IF([.W656] &gt;[.R656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10051">
            <text:p>1.01E-010</text:p>
          </table:table-cell>
          <table:table-cell office:value-type="float" office:value="0.000000000011036">
            <text:p>1.10E-011</text:p>
          </table:table-cell>
          <table:table-cell table:formula="of:=IF([.Z656] &lt; [.U656];&quot;BETTER&quot;;IF([.Z656]-2 &gt; [.U656]; &quot;WORSE&quot;;&quot;&quot;))">
            <text:p/>
          </table:table-cell>
          <table:table-cell table:formula="of:=IF([.AB656] &lt; [.W656];&quot;BETTER&quot;;IF([.AB656] &gt;[.W656]*1.1;&quot;WORSE&quot;;&quot;&quot;))">
            <text:p/>
          </table:table-cell>
        </table:table-row>
        <table:table-row table:style-name="ro3">
          <table:table-cell/>
          <table:table-cell office:value-type="float" office:value="655">
            <text:p>655</text:p>
          </table:table-cell>
          <table:table-cell office:value-type="string">
            <text:p>1.17306589082458272e-02</text:p>
          </table:table-cell>
          <table:table-cell office:value-type="float" office:value="223">
            <text:p>223</text:p>
          </table:table-cell>
          <table:table-cell office:value-type="float" office:value="0.00000000006256">
            <text:p>6.26E-011</text:p>
          </table:table-cell>
          <table:table-cell office:value-type="float" office:value="0.00000000063971">
            <text:p>6.40E-010</text:p>
          </table:table-cell>
          <table:table-cell/>
          <table:table-cell office:value-type="float" office:value="228">
            <text:p>228</text:p>
          </table:table-cell>
          <table:table-cell office:value-type="float" office:value="0.0000000000010251">
            <text:p>1.03E-012</text:p>
          </table:table-cell>
          <table:table-cell office:value-type="float" office:value="0.00000000070132">
            <text:p>7.01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3.4694E-018">
            <text:p>3.47E-018</text:p>
          </table:table-cell>
          <table:table-cell office:value-type="float" office:value="0.00000000070293">
            <text:p>7.03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3.4694E-018">
            <text:p>3.47E-018</text:p>
          </table:table-cell>
          <table:table-cell office:value-type="float" office:value="0.00000000070293">
            <text:p>7.03E-010</text:p>
          </table:table-cell>
          <table:table-cell table:formula="of:=IF([.P657] &lt; [.L657];&quot;BETTER&quot;;IF([.P657]-2 &gt; [.L657]; &quot;WORSE&quot;;&quot;&quot;))">
            <text:p/>
          </table:table-cell>
          <table:table-cell table:formula="of:=IF([.R657] &lt; [.N657];&quot;BETTER&quot;;IF([.R657] &gt;[.N657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3.4694E-018">
            <text:p>3.47E-018</text:p>
          </table:table-cell>
          <table:table-cell office:value-type="float" office:value="0.00000000070293">
            <text:p>7.03E-010</text:p>
          </table:table-cell>
          <table:table-cell table:formula="of:=IF([.U657] &lt; [.P657];&quot;BETTER&quot;;IF([.U657]-2 &gt; [.P657]; &quot;WORSE&quot;;&quot;&quot;))">
            <text:p/>
          </table:table-cell>
          <table:table-cell table:formula="of:=IF([.W657] &lt; [.R657];&quot;BETTER&quot;;IF([.W657] &gt;[.R657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3.4694E-018">
            <text:p>3.47E-018</text:p>
          </table:table-cell>
          <table:table-cell office:value-type="float" office:value="0.00000000070293">
            <text:p>7.03E-010</text:p>
          </table:table-cell>
          <table:table-cell table:formula="of:=IF([.Z657] &lt; [.U657];&quot;BETTER&quot;;IF([.Z657]-2 &gt; [.U657]; &quot;WORSE&quot;;&quot;&quot;))">
            <text:p/>
          </table:table-cell>
          <table:table-cell table:formula="of:=IF([.AB657] &lt; [.W657];&quot;BETTER&quot;;IF([.AB657] &gt;[.W657]*1.1;&quot;WORSE&quot;;&quot;&quot;))">
            <text:p/>
          </table:table-cell>
        </table:table-row>
        <table:table-row table:style-name="ro3">
          <table:table-cell/>
          <table:table-cell office:value-type="float" office:value="656">
            <text:p>656</text:p>
          </table:table-cell>
          <table:table-cell office:value-type="string">
            <text:p>-1.77905930768788995e-02</text:p>
          </table:table-cell>
          <table:table-cell office:value-type="float" office:value="6295">
            <text:p>6295</text:p>
          </table:table-cell>
          <table:table-cell office:value-type="float" office:value="0.0000000081516">
            <text:p>8.15E-009</text:p>
          </table:table-cell>
          <table:table-cell office:value-type="float" office:value="0.000000013916">
            <text:p>1.39E-008</text:p>
          </table:table-cell>
          <table:table-cell/>
          <table:table-cell office:value-type="float" office:value="6515">
            <text:p>6515</text:p>
          </table:table-cell>
          <table:table-cell office:value-type="float" office:value="0.0000000007335">
            <text:p>7.34E-010</text:p>
          </table:table-cell>
          <table:table-cell office:value-type="float" office:value="0.000000000066577">
            <text:p>6.66E-011</text:p>
          </table:table-cell>
          <table:table-cell/>
          <table:table-cell office:value-type="float" office:value="6497">
            <text:p>6497</text:p>
          </table:table-cell>
          <table:table-cell office:value-type="float" office:value="0.0000000000006957">
            <text:p>6.96E-013</text:p>
          </table:table-cell>
          <table:table-cell office:value-type="float" office:value="0.0000000012996">
            <text:p>1.30E-009</text:p>
          </table:table-cell>
          <table:table-cell/>
          <table:table-cell office:value-type="float" office:value="6499">
            <text:p>6499</text:p>
          </table:table-cell>
          <table:table-cell office:value-type="float" office:value="0.0000000000006957">
            <text:p>6.96E-013</text:p>
          </table:table-cell>
          <table:table-cell office:value-type="float" office:value="0.0000000012996">
            <text:p>1.30E-009</text:p>
          </table:table-cell>
          <table:table-cell table:formula="of:=IF([.P658] &lt; [.L658];&quot;BETTER&quot;;IF([.P658]-2 &gt; [.L658]; &quot;WORSE&quot;;&quot;&quot;))">
            <text:p/>
          </table:table-cell>
          <table:table-cell table:formula="of:=IF([.R658] &lt; [.N658];&quot;BETTER&quot;;IF([.R658] &gt;[.N658]*1.1;&quot;WORSE&quot;;&quot;&quot;))">
            <text:p/>
          </table:table-cell>
          <table:table-cell office:value-type="float" office:value="6499">
            <text:p>6499</text:p>
          </table:table-cell>
          <table:table-cell office:value-type="float" office:value="0.0000000000006957">
            <text:p>6.96E-013</text:p>
          </table:table-cell>
          <table:table-cell office:value-type="float" office:value="0.0000000012996">
            <text:p>1.30E-009</text:p>
          </table:table-cell>
          <table:table-cell table:formula="of:=IF([.U658] &lt; [.P658];&quot;BETTER&quot;;IF([.U658]-2 &gt; [.P658]; &quot;WORSE&quot;;&quot;&quot;))">
            <text:p/>
          </table:table-cell>
          <table:table-cell table:formula="of:=IF([.W658] &lt; [.R658];&quot;BETTER&quot;;IF([.W658] &gt;[.R658]*1.1;&quot;WORSE&quot;;&quot;&quot;))">
            <text:p/>
          </table:table-cell>
          <table:table-cell office:value-type="float" office:value="6497">
            <text:p>6497</text:p>
          </table:table-cell>
          <table:table-cell office:value-type="float" office:value="0.00000000000069695">
            <text:p>6.97E-013</text:p>
          </table:table-cell>
          <table:table-cell office:value-type="float" office:value="0.0000000012996">
            <text:p>1.30E-009</text:p>
          </table:table-cell>
          <table:table-cell table:formula="of:=IF([.Z658] &lt; [.U658];&quot;BETTER&quot;;IF([.Z658]-2 &gt; [.U658]; &quot;WORSE&quot;;&quot;&quot;))" office:value-type="string" office:string-value="BETTER">
            <text:p>BETTER</text:p>
          </table:table-cell>
          <table:table-cell table:formula="of:=IF([.AB658] &lt; [.W658];&quot;BETTER&quot;;IF([.AB658] &gt;[.W658]*1.1;&quot;WORSE&quot;;&quot;&quot;))">
            <text:p/>
          </table:table-cell>
        </table:table-row>
        <table:table-row table:style-name="ro3">
          <table:table-cell/>
          <table:table-cell office:value-type="float" office:value="657">
            <text:p>657</text:p>
          </table:table-cell>
          <table:table-cell office:value-type="string">
            <text:p>4.54888834705421896e+00</text:p>
          </table:table-cell>
          <table:table-cell office:value-type="float" office:value="6109">
            <text:p>6109</text:p>
          </table:table-cell>
          <table:table-cell office:value-type="float" office:value="0.0000000059195">
            <text:p>5.92E-009</text:p>
          </table:table-cell>
          <table:table-cell office:value-type="float" office:value="0.000000028922">
            <text:p>2.89E-008</text:p>
          </table:table-cell>
          <table:table-cell/>
          <table:table-cell office:value-type="float" office:value="190637">
            <text:p>190637</text:p>
          </table:table-cell>
          <table:table-cell office:value-type="float" office:value="0.000000031851">
            <text:p>3.19E-008</text:p>
          </table:table-cell>
          <table:table-cell office:value-type="float" office:value="0.000000046745">
            <text:p>4.67E-008</text:p>
          </table:table-cell>
          <table:table-cell/>
          <table:table-cell office:value-type="float" office:value="3239">
            <text:p>3239</text:p>
          </table:table-cell>
          <table:table-cell office:value-type="float" office:value="0.0000019943">
            <text:p>1.99E-006</text:p>
          </table:table-cell>
          <table:table-cell office:value-type="float" office:value="0.0000026663">
            <text:p>2.67E-006</text:p>
          </table:table-cell>
          <table:table-cell/>
          <table:table-cell office:value-type="float" office:value="3241">
            <text:p>3241</text:p>
          </table:table-cell>
          <table:table-cell office:value-type="float" office:value="0.0000019943">
            <text:p>1.99E-006</text:p>
          </table:table-cell>
          <table:table-cell office:value-type="float" office:value="0.0000026663">
            <text:p>2.67E-006</text:p>
          </table:table-cell>
          <table:table-cell table:formula="of:=IF([.P659] &lt; [.L659];&quot;BETTER&quot;;IF([.P659]-2 &gt; [.L659]; &quot;WORSE&quot;;&quot;&quot;))">
            <text:p/>
          </table:table-cell>
          <table:table-cell table:formula="of:=IF([.R659] &lt; [.N659];&quot;BETTER&quot;;IF([.R659] &gt;[.N659]*1.1;&quot;WORSE&quot;;&quot;&quot;))">
            <text:p/>
          </table:table-cell>
          <table:table-cell office:value-type="float" office:value="3241">
            <text:p>3241</text:p>
          </table:table-cell>
          <table:table-cell office:value-type="float" office:value="0.0000019943">
            <text:p>1.99E-006</text:p>
          </table:table-cell>
          <table:table-cell office:value-type="float" office:value="0.0000026663">
            <text:p>2.67E-006</text:p>
          </table:table-cell>
          <table:table-cell table:formula="of:=IF([.U659] &lt; [.P659];&quot;BETTER&quot;;IF([.U659]-2 &gt; [.P659]; &quot;WORSE&quot;;&quot;&quot;))">
            <text:p/>
          </table:table-cell>
          <table:table-cell table:formula="of:=IF([.W659] &lt; [.R659];&quot;BETTER&quot;;IF([.W659] &gt;[.R659]*1.1;&quot;WORSE&quot;;&quot;&quot;))">
            <text:p/>
          </table:table-cell>
          <table:table-cell office:value-type="float" office:value="3239">
            <text:p>3239</text:p>
          </table:table-cell>
          <table:table-cell office:value-type="float" office:value="0.0000019943">
            <text:p>1.99E-006</text:p>
          </table:table-cell>
          <table:table-cell office:value-type="float" office:value="0.0000026663">
            <text:p>2.67E-006</text:p>
          </table:table-cell>
          <table:table-cell table:formula="of:=IF([.Z659] &lt; [.U659];&quot;BETTER&quot;;IF([.Z659]-2 &gt; [.U659]; &quot;WORSE&quot;;&quot;&quot;))" office:value-type="string" office:string-value="BETTER">
            <text:p>BETTER</text:p>
          </table:table-cell>
          <table:table-cell table:formula="of:=IF([.AB659] &lt; [.W659];&quot;BETTER&quot;;IF([.AB659] &gt;[.W659]*1.1;&quot;WORSE&quot;;&quot;&quot;))">
            <text:p/>
          </table:table-cell>
        </table:table-row>
        <table:table-row table:style-name="ro3">
          <table:table-cell/>
          <table:table-cell office:value-type="float" office:value="658">
            <text:p>658</text:p>
          </table:table-cell>
          <table:table-cell office:value-type="string">
            <text:p>2.99999999999999911e+00</text:p>
          </table:table-cell>
          <table:table-cell office:value-type="float" office:value="34">
            <text:p>34</text:p>
          </table:table-cell>
          <table:table-cell office:value-type="float" office:value="0.000000002652">
            <text:p>2.65E-009</text:p>
          </table:table-cell>
          <table:table-cell office:value-type="float" office:value="2.9606E-016">
            <text:p>2.96E-016</text:p>
          </table:table-cell>
          <table:table-cell/>
          <table:table-cell office:value-type="float" office:value="67">
            <text:p>67</text:p>
          </table:table-cell>
          <table:table-cell office:value-type="float" office:value="7.1054E-015">
            <text:p>7.11E-015</text:p>
          </table:table-cell>
          <table:table-cell office:value-type="float" office:value="7.2535E-015">
            <text:p>7.25E-015</text:p>
          </table:table-cell>
          <table:table-cell/>
          <table:table-cell office:value-type="float" office:value="74">
            <text:p>74</text:p>
          </table:table-cell>
          <table:table-cell office:value-type="float" office:value="8.8818E-016">
            <text:p>8.88E-016</text:p>
          </table:table-cell>
          <table:table-cell office:value-type="float" office:value="2.9606E-016">
            <text:p>2.96E-016</text:p>
          </table:table-cell>
          <table:table-cell/>
          <table:table-cell office:value-type="float" office:value="74">
            <text:p>74</text:p>
          </table:table-cell>
          <table:table-cell office:value-type="float" office:value="8.8818E-016">
            <text:p>8.88E-016</text:p>
          </table:table-cell>
          <table:table-cell office:value-type="float" office:value="2.9606E-016">
            <text:p>2.96E-016</text:p>
          </table:table-cell>
          <table:table-cell table:formula="of:=IF([.P660] &lt; [.L660];&quot;BETTER&quot;;IF([.P660]-2 &gt; [.L660]; &quot;WORSE&quot;;&quot;&quot;))">
            <text:p/>
          </table:table-cell>
          <table:table-cell table:formula="of:=IF([.R660] &lt; [.N660];&quot;BETTER&quot;;IF([.R660] &gt;[.N66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4.4409E-016">
            <text:p>4.44E-016</text:p>
          </table:table-cell>
          <table:table-cell office:value-type="float" office:value="1.4803E-016">
            <text:p>1.48E-016</text:p>
          </table:table-cell>
          <table:table-cell table:formula="of:=IF([.U660] &lt; [.P660];&quot;BETTER&quot;;IF([.U660]-2 &gt; [.P660]; &quot;WORSE&quot;;&quot;&quot;))">
            <text:p/>
          </table:table-cell>
          <table:table-cell table:formula="of:=IF([.W660] &lt; [.R660];&quot;BETTER&quot;;IF([.W660] &gt;[.R660]*1.1;&quot;WORSE&quot;;&quot;&quot;))" office:value-type="string" office:string-value="BETTER">
            <text:p>BETTER</text:p>
          </table:table-cell>
          <table:table-cell office:value-type="float" office:value="74">
            <text:p>74</text:p>
          </table:table-cell>
          <table:table-cell office:value-type="float" office:value="0.000000000000011862">
            <text:p>1.19E-014</text:p>
          </table:table-cell>
          <table:table-cell office:value-type="float" office:value="1.4803E-016">
            <text:p>1.48E-016</text:p>
          </table:table-cell>
          <table:table-cell table:formula="of:=IF([.Z660] &lt; [.U660];&quot;BETTER&quot;;IF([.Z660]-2 &gt; [.U660]; &quot;WORSE&quot;;&quot;&quot;))">
            <text:p/>
          </table:table-cell>
          <table:table-cell table:formula="of:=IF([.AB660] &lt; [.W660];&quot;BETTER&quot;;IF([.AB660] &gt;[.W660]*1.1;&quot;WORSE&quot;;&quot;&quot;))">
            <text:p/>
          </table:table-cell>
        </table:table-row>
        <table:table-row table:style-name="ro3">
          <table:table-cell/>
          <table:table-cell office:value-type="float" office:value="659">
            <text:p>659</text:p>
          </table:table-cell>
          <table:table-cell office:value-type="string">
            <text:p>5.35019070301838262e-01</text:p>
          </table:table-cell>
          <table:table-cell office:value-type="float" office:value="474">
            <text:p>474</text:p>
          </table:table-cell>
          <table:table-cell office:value-type="float" office:value="0.0000000011522">
            <text:p>1.15E-009</text:p>
          </table:table-cell>
          <table:table-cell office:value-type="float" office:value="0.000000013484">
            <text:p>1.35E-008</text:p>
          </table:table-cell>
          <table:table-cell/>
          <table:table-cell office:value-type="float" office:value="1886">
            <text:p>1886</text:p>
          </table:table-cell>
          <table:table-cell office:value-type="float" office:value="0.00000000064538">
            <text:p>6.45E-010</text:p>
          </table:table-cell>
          <table:table-cell office:value-type="float" office:value="0.000000011072">
            <text:p>1.11E-008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16385">
            <text:p>1.64E-009</text:p>
          </table:table-cell>
          <table:table-cell office:value-type="float" office:value="0.000000025049">
            <text:p>2.50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50681">
            <text:p>5.07E-009</text:p>
          </table:table-cell>
          <table:table-cell office:value-type="float" office:value="0.00000001994">
            <text:p>1.99E-008</text:p>
          </table:table-cell>
          <table:table-cell table:formula="of:=IF([.P661] &lt; [.L661];&quot;BETTER&quot;;IF([.P661]-2 &gt; [.L661]; &quot;WORSE&quot;;&quot;&quot;))" office:value-type="string" office:string-value="BETTER">
            <text:p>BETTER</text:p>
          </table:table-cell>
          <table:table-cell table:formula="of:=IF([.R661] &lt; [.N661];&quot;BETTER&quot;;IF([.R661] &gt;[.N661]*1.1;&quot;WORSE&quot;;&quot;&quot;))" office:value-type="string" office:string-value="BETTER">
            <text:p>BETTER</text:p>
          </table:table-cell>
          <table:table-cell office:value-type="float" office:value="293">
            <text:p>293</text:p>
          </table:table-cell>
          <table:table-cell office:value-type="float" office:value="0.0000000050681">
            <text:p>5.07E-009</text:p>
          </table:table-cell>
          <table:table-cell office:value-type="float" office:value="0.00000001994">
            <text:p>1.99E-008</text:p>
          </table:table-cell>
          <table:table-cell table:formula="of:=IF([.U661] &lt; [.P661];&quot;BETTER&quot;;IF([.U661]-2 &gt; [.P661]; &quot;WORSE&quot;;&quot;&quot;))">
            <text:p/>
          </table:table-cell>
          <table:table-cell table:formula="of:=IF([.W661] &lt; [.R661];&quot;BETTER&quot;;IF([.W661] &gt;[.R66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57852">
            <text:p>5.79E-007</text:p>
          </table:table-cell>
          <table:table-cell office:value-type="float" office:value="0.00000001994">
            <text:p>1.99E-008</text:p>
          </table:table-cell>
          <table:table-cell table:formula="of:=IF([.Z661] &lt; [.U661];&quot;BETTER&quot;;IF([.Z661]-2 &gt; [.U661]; &quot;WORSE&quot;;&quot;&quot;))">
            <text:p/>
          </table:table-cell>
          <table:table-cell table:formula="of:=IF([.AB661] &lt; [.W661];&quot;BETTER&quot;;IF([.AB661] &gt;[.W661]*1.1;&quot;WORSE&quot;;&quot;&quot;))">
            <text:p/>
          </table:table-cell>
        </table:table-row>
        <table:table-row table:style-name="ro3">
          <table:table-cell/>
          <table:table-cell office:value-type="float" office:value="660">
            <text:p>660</text:p>
          </table:table-cell>
          <table:table-cell office:value-type="string">
            <text:p>1.02147972074740734e+00</text:p>
          </table:table-cell>
          <table:table-cell office:value-type="float" office:value="59">
            <text:p>59</text:p>
          </table:table-cell>
          <table:table-cell office:value-type="float" office:value="0.000000002812">
            <text:p>2.81E-009</text:p>
          </table:table-cell>
          <table:table-cell office:value-type="float" office:value="0.0000000072121">
            <text:p>7.21E-009</text:p>
          </table:table-cell>
          <table:table-cell/>
          <table:table-cell office:value-type="float" office:value="467">
            <text:p>467</text:p>
          </table:table-cell>
          <table:table-cell office:value-type="float" office:value="0.0000000001901">
            <text:p>1.90E-010</text:p>
          </table:table-cell>
          <table:table-cell office:value-type="float" office:value="0.000000014744">
            <text:p>1.47E-008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38725">
            <text:p>3.87E-010</text:p>
          </table:table-cell>
          <table:table-cell office:value-type="float" office:value="0.000000022078">
            <text:p>2.21E-008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38725">
            <text:p>3.87E-010</text:p>
          </table:table-cell>
          <table:table-cell office:value-type="float" office:value="0.000000022078">
            <text:p>2.21E-008</text:p>
          </table:table-cell>
          <table:table-cell table:formula="of:=IF([.P662] &lt; [.L662];&quot;BETTER&quot;;IF([.P662]-2 &gt; [.L662]; &quot;WORSE&quot;;&quot;&quot;))">
            <text:p/>
          </table:table-cell>
          <table:table-cell table:formula="of:=IF([.R662] &lt; [.N662];&quot;BETTER&quot;;IF([.R662] &gt;[.N662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00038725">
            <text:p>3.87E-010</text:p>
          </table:table-cell>
          <table:table-cell office:value-type="float" office:value="0.000000022078">
            <text:p>2.21E-008</text:p>
          </table:table-cell>
          <table:table-cell table:formula="of:=IF([.U662] &lt; [.P662];&quot;BETTER&quot;;IF([.U662]-2 &gt; [.P662]; &quot;WORSE&quot;;&quot;&quot;))">
            <text:p/>
          </table:table-cell>
          <table:table-cell table:formula="of:=IF([.W662] &lt; [.R662];&quot;BETTER&quot;;IF([.W662] &gt;[.R662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6441">
            <text:p>6.44E-007</text:p>
          </table:table-cell>
          <table:table-cell office:value-type="float" office:value="0.000000022078">
            <text:p>2.21E-008</text:p>
          </table:table-cell>
          <table:table-cell table:formula="of:=IF([.Z662] &lt; [.U662];&quot;BETTER&quot;;IF([.Z662]-2 &gt; [.U662]; &quot;WORSE&quot;;&quot;&quot;))">
            <text:p/>
          </table:table-cell>
          <table:table-cell table:formula="of:=IF([.AB662] &lt; [.W662];&quot;BETTER&quot;;IF([.AB662] &gt;[.W662]*1.1;&quot;WORSE&quot;;&quot;&quot;))">
            <text:p/>
          </table:table-cell>
        </table:table-row>
        <table:table-row table:style-name="ro3">
          <table:table-cell/>
          <table:table-cell office:value-type="float" office:value="661">
            <text:p>661</text:p>
          </table:table-cell>
          <table:table-cell office:value-type="string">
            <text:p>2.77777777777777832e-02</text:p>
          </table:table-cell>
          <table:table-cell office:value-type="float" office:value="49">
            <text:p>49</text:p>
          </table:table-cell>
          <table:table-cell office:value-type="float" office:value="0.000000000015924">
            <text:p>1.59E-011</text:p>
          </table:table-cell>
          <table:table-cell office:value-type="float" office:value="0.00000000080004">
            <text:p>8.00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596">
            <text:p>1.60E-011</text:p>
          </table:table-cell>
          <table:table-cell office:value-type="float" office:value="0.0000000008">
            <text:p>8.0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8">
            <text:p>8.0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8">
            <text:p>8.00E-010</text:p>
          </table:table-cell>
          <table:table-cell table:formula="of:=IF([.P663] &lt; [.L663];&quot;BETTER&quot;;IF([.P663]-2 &gt; [.L663]; &quot;WORSE&quot;;&quot;&quot;))">
            <text:p/>
          </table:table-cell>
          <table:table-cell table:formula="of:=IF([.R663] &lt; [.N663];&quot;BETTER&quot;;IF([.R663] &gt;[.N66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8">
            <text:p>8.00E-010</text:p>
          </table:table-cell>
          <table:table-cell table:formula="of:=IF([.U663] &lt; [.P663];&quot;BETTER&quot;;IF([.U663]-2 &gt; [.P663]; &quot;WORSE&quot;;&quot;&quot;))">
            <text:p/>
          </table:table-cell>
          <table:table-cell table:formula="of:=IF([.W663] &lt; [.R663];&quot;BETTER&quot;;IF([.W663] &gt;[.R66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7137E-028">
            <text:p>2.71E-028</text:p>
          </table:table-cell>
          <table:table-cell office:value-type="float" office:value="0.0000000008">
            <text:p>8.00E-010</text:p>
          </table:table-cell>
          <table:table-cell table:formula="of:=IF([.Z663] &lt; [.U663];&quot;BETTER&quot;;IF([.Z663]-2 &gt; [.U663]; &quot;WORSE&quot;;&quot;&quot;))">
            <text:p/>
          </table:table-cell>
          <table:table-cell table:formula="of:=IF([.AB663] &lt; [.W663];&quot;BETTER&quot;;IF([.AB663] &gt;[.W663]*1.1;&quot;WORSE&quot;;&quot;&quot;))">
            <text:p/>
          </table:table-cell>
        </table:table-row>
        <table:table-row table:style-name="ro3">
          <table:table-cell/>
          <table:table-cell office:value-type="float" office:value="662">
            <text:p>662</text:p>
          </table:table-cell>
          <table:table-cell office:value-type="string">
            <text:p>EXCEPTION!!</text:p>
          </table:table-cell>
          <table:table-cell office:value-type="float" office:value="3">
            <text:p>3</text:p>
          </table:table-cell>
          <table:table-cell table:style-name="Default" office:value-type="string">
            <text:p>nan</text:p>
          </table:table-cell>
          <table:table-cell table:style-name="ce3" office:value-type="float" office:value="INF">
            <text:p>INF</text:p>
          </table:table-cell>
          <table:table-cell table:style-name="ce3"/>
          <table:table-cell office:value-type="float" office:value="59">
            <text:p>59</text:p>
          </table:table-cell>
          <table:table-cell office:value-type="float" office:value="4.8255E-015">
            <text:p>4.83E-015</text:p>
          </table:table-cell>
          <table:table-cell office:value-type="float" office:value="0.0000000000063402">
            <text:p>6.34E-012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664] &lt; [.L664];&quot;BETTER&quot;;IF([.P664]-2 &gt; [.L664]; &quot;WORSE&quot;;&quot;&quot;))">
            <text:p/>
          </table:table-cell>
          <table:table-cell table:formula="of:=IF([.R664] &lt; [.N664];&quot;BETTER&quot;;IF([.R664] &gt;[.N66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1025">
            <text:p>1.10E-013</text:p>
          </table:table-cell>
          <table:table-cell office:value-type="float" office:value="0.0000000000063397">
            <text:p>6.34E-012</text:p>
          </table:table-cell>
          <table:table-cell table:formula="of:=IF([.U664] &lt; [.P664];&quot;BETTER&quot;;IF([.U664]-2 &gt; [.P664]; &quot;WORSE&quot;;&quot;&quot;))" office:value-type="string" office:string-value="BETTER">
            <text:p>BETTER</text:p>
          </table:table-cell>
          <table:table-cell table:formula="of:=IF([.W664] &lt; [.R664];&quot;BETTER&quot;;IF([.W664] &gt;[.R664]*1.1;&quot;WORSE&quot;;&quot;&quot;))" office:value-type="string" office:string-value="BETTER">
            <text:p>BETTER</text:p>
          </table:table-cell>
          <table:table-cell office:value-type="float" office:value="74">
            <text:p>74</text:p>
          </table:table-cell>
          <table:table-cell office:value-type="float" office:value="0.00000000000012166">
            <text:p>1.22E-013</text:p>
          </table:table-cell>
          <table:table-cell office:value-type="float" office:value="0.0000000000063397">
            <text:p>6.34E-012</text:p>
          </table:table-cell>
          <table:table-cell table:formula="of:=IF([.Z664] &lt; [.U664];&quot;BETTER&quot;;IF([.Z664]-2 &gt; [.U664]; &quot;WORSE&quot;;&quot;&quot;))">
            <text:p/>
          </table:table-cell>
          <table:table-cell table:formula="of:=IF([.AB664] &lt; [.W664];&quot;BETTER&quot;;IF([.AB664] &gt;[.W664]*1.1;&quot;WORSE&quot;;&quot;&quot;))">
            <text:p/>
          </table:table-cell>
        </table:table-row>
        <table:table-row table:style-name="ro3">
          <table:table-cell/>
          <table:table-cell office:value-type="float" office:value="663">
            <text:p>663</text:p>
          </table:table-cell>
          <table:table-cell office:value-type="string">
            <text:p>4.89912103742572765e-03</text:p>
          </table:table-cell>
          <table:table-cell office:value-type="float" office:value="58">
            <text:p>58</text:p>
          </table:table-cell>
          <table:table-cell office:value-type="float" office:value="0.00000000000012021">
            <text:p>1.20E-013</text:p>
          </table:table-cell>
          <table:table-cell office:value-type="float" office:value="0.0000000076393">
            <text:p>7.64E-009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2021">
            <text:p>1.20E-013</text:p>
          </table:table-cell>
          <table:table-cell office:value-type="float" office:value="0.0000000076393">
            <text:p>7.64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8.6736E-019">
            <text:p>8.67E-019</text:p>
          </table:table-cell>
          <table:table-cell office:value-type="float" office:value="0.0000000076393">
            <text:p>7.64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8.6736E-019">
            <text:p>8.67E-019</text:p>
          </table:table-cell>
          <table:table-cell office:value-type="float" office:value="0.0000000076393">
            <text:p>7.64E-009</text:p>
          </table:table-cell>
          <table:table-cell table:formula="of:=IF([.P665] &lt; [.L665];&quot;BETTER&quot;;IF([.P665]-2 &gt; [.L665]; &quot;WORSE&quot;;&quot;&quot;))">
            <text:p/>
          </table:table-cell>
          <table:table-cell table:formula="of:=IF([.R665] &lt; [.N665];&quot;BETTER&quot;;IF([.R665] &gt;[.N66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6736E-019">
            <text:p>8.67E-019</text:p>
          </table:table-cell>
          <table:table-cell office:value-type="float" office:value="0.0000000076393">
            <text:p>7.64E-009</text:p>
          </table:table-cell>
          <table:table-cell table:formula="of:=IF([.U665] &lt; [.P665];&quot;BETTER&quot;;IF([.U665]-2 &gt; [.P665]; &quot;WORSE&quot;;&quot;&quot;))">
            <text:p/>
          </table:table-cell>
          <table:table-cell table:formula="of:=IF([.W665] &lt; [.R665];&quot;BETTER&quot;;IF([.W665] &gt;[.R66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9.3166E-016">
            <text:p>9.32E-016</text:p>
          </table:table-cell>
          <table:table-cell office:value-type="float" office:value="0.0000000076393">
            <text:p>7.64E-009</text:p>
          </table:table-cell>
          <table:table-cell table:formula="of:=IF([.Z665] &lt; [.U665];&quot;BETTER&quot;;IF([.Z665]-2 &gt; [.U665]; &quot;WORSE&quot;;&quot;&quot;))">
            <text:p/>
          </table:table-cell>
          <table:table-cell table:formula="of:=IF([.AB665] &lt; [.W665];&quot;BETTER&quot;;IF([.AB665] &gt;[.W665]*1.1;&quot;WORSE&quot;;&quot;&quot;))">
            <text:p/>
          </table:table-cell>
        </table:table-row>
        <table:table-row table:style-name="ro3">
          <table:table-cell/>
          <table:table-cell office:value-type="float" office:value="664">
            <text:p>664</text:p>
          </table:table-cell>
          <table:table-cell office:value-type="string">
            <text:p>4.48871788603617036e-03</text:p>
          </table:table-cell>
          <table:table-cell office:value-type="float" office:value="49">
            <text:p>49</text:p>
          </table:table-cell>
          <table:table-cell office:value-type="float" office:value="0.0000000000021443">
            <text:p>2.14E-012</text:p>
          </table:table-cell>
          <table:table-cell office:value-type="float" office:value="0.0000000031109">
            <text:p>3.11E-009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21029">
            <text:p>2.10E-012</text:p>
          </table:table-cell>
          <table:table-cell office:value-type="float" office:value="0.0000000031109">
            <text:p>3.11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31109">
            <text:p>3.11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31109">
            <text:p>3.11E-009</text:p>
          </table:table-cell>
          <table:table-cell table:formula="of:=IF([.P666] &lt; [.L666];&quot;BETTER&quot;;IF([.P666]-2 &gt; [.L666]; &quot;WORSE&quot;;&quot;&quot;))">
            <text:p/>
          </table:table-cell>
          <table:table-cell table:formula="of:=IF([.R666] &lt; [.N666];&quot;BETTER&quot;;IF([.R666] &gt;[.N66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31109">
            <text:p>3.11E-009</text:p>
          </table:table-cell>
          <table:table-cell table:formula="of:=IF([.U666] &lt; [.P666];&quot;BETTER&quot;;IF([.U666]-2 &gt; [.P666]; &quot;WORSE&quot;;&quot;&quot;))">
            <text:p/>
          </table:table-cell>
          <table:table-cell table:formula="of:=IF([.W666] &lt; [.R666];&quot;BETTER&quot;;IF([.W666] &gt;[.R66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5835E-030">
            <text:p>2.58E-030</text:p>
          </table:table-cell>
          <table:table-cell office:value-type="float" office:value="0.0000000031109">
            <text:p>3.11E-009</text:p>
          </table:table-cell>
          <table:table-cell table:formula="of:=IF([.Z666] &lt; [.U666];&quot;BETTER&quot;;IF([.Z666]-2 &gt; [.U666]; &quot;WORSE&quot;;&quot;&quot;))">
            <text:p/>
          </table:table-cell>
          <table:table-cell table:formula="of:=IF([.AB666] &lt; [.W666];&quot;BETTER&quot;;IF([.AB666] &gt;[.W666]*1.1;&quot;WORSE&quot;;&quot;&quot;))">
            <text:p/>
          </table:table-cell>
        </table:table-row>
        <table:table-row table:style-name="ro3">
          <table:table-cell/>
          <table:table-cell office:value-type="float" office:value="665">
            <text:p>665</text:p>
          </table:table-cell>
          <table:table-cell office:value-type="string">
            <text:p>1.39190589978131578e-03</text:p>
          </table:table-cell>
          <table:table-cell office:value-type="float" office:value="49">
            <text:p>49</text:p>
          </table:table-cell>
          <table:table-cell office:value-type="float" office:value="0.000000000009446">
            <text:p>9.45E-012</text:p>
          </table:table-cell>
          <table:table-cell office:value-type="float" office:value="0.00000000015724">
            <text:p>1.57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95787">
            <text:p>9.58E-012</text:p>
          </table:table-cell>
          <table:table-cell office:value-type="float" office:value="0.00000000015711">
            <text:p>1.57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1684E-019">
            <text:p>2.17E-019</text:p>
          </table:table-cell>
          <table:table-cell office:value-type="float" office:value="0.00000000015711">
            <text:p>1.57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1684E-019">
            <text:p>2.17E-019</text:p>
          </table:table-cell>
          <table:table-cell office:value-type="float" office:value="0.00000000015711">
            <text:p>1.57E-010</text:p>
          </table:table-cell>
          <table:table-cell table:formula="of:=IF([.P667] &lt; [.L667];&quot;BETTER&quot;;IF([.P667]-2 &gt; [.L667]; &quot;WORSE&quot;;&quot;&quot;))">
            <text:p/>
          </table:table-cell>
          <table:table-cell table:formula="of:=IF([.R667] &lt; [.N667];&quot;BETTER&quot;;IF([.R667] &gt;[.N66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1684E-019">
            <text:p>2.17E-019</text:p>
          </table:table-cell>
          <table:table-cell office:value-type="float" office:value="0.00000000015711">
            <text:p>1.57E-010</text:p>
          </table:table-cell>
          <table:table-cell table:formula="of:=IF([.U667] &lt; [.P667];&quot;BETTER&quot;;IF([.U667]-2 &gt; [.P667]; &quot;WORSE&quot;;&quot;&quot;))">
            <text:p/>
          </table:table-cell>
          <table:table-cell table:formula="of:=IF([.W667] &lt; [.R667];&quot;BETTER&quot;;IF([.W667] &gt;[.R66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1684E-019">
            <text:p>2.17E-019</text:p>
          </table:table-cell>
          <table:table-cell office:value-type="float" office:value="0.00000000015711">
            <text:p>1.57E-010</text:p>
          </table:table-cell>
          <table:table-cell table:formula="of:=IF([.Z667] &lt; [.U667];&quot;BETTER&quot;;IF([.Z667]-2 &gt; [.U667]; &quot;WORSE&quot;;&quot;&quot;))">
            <text:p/>
          </table:table-cell>
          <table:table-cell table:formula="of:=IF([.AB667] &lt; [.W667];&quot;BETTER&quot;;IF([.AB667] &gt;[.W667]*1.1;&quot;WORSE&quot;;&quot;&quot;))">
            <text:p/>
          </table:table-cell>
        </table:table-row>
        <table:table-row table:style-name="ro3">
          <table:table-cell/>
          <table:table-cell office:value-type="float" office:value="666">
            <text:p>666</text:p>
          </table:table-cell>
          <table:table-cell office:value-type="string">
            <text:p>-6.04120738023785188e-04</text:p>
          </table:table-cell>
          <table:table-cell office:value-type="float" office:value="189">
            <text:p>189</text:p>
          </table:table-cell>
          <table:table-cell office:value-type="float" office:value="0.000000000023545">
            <text:p>2.35E-011</text:p>
          </table:table-cell>
          <table:table-cell office:value-type="float" office:value="0.000000062966">
            <text:p>6.30E-008</text:p>
          </table:table-cell>
          <table:table-cell/>
          <table:table-cell office:value-type="float" office:value="195">
            <text:p>195</text:p>
          </table:table-cell>
          <table:table-cell office:value-type="float" office:value="0.0000000000029269">
            <text:p>2.93E-012</text:p>
          </table:table-cell>
          <table:table-cell office:value-type="float" office:value="0.000000062944">
            <text:p>6.29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11173">
            <text:p>1.12E-012</text:p>
          </table:table-cell>
          <table:table-cell office:value-type="float" office:value="0.000000062941">
            <text:p>6.29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11173">
            <text:p>1.12E-012</text:p>
          </table:table-cell>
          <table:table-cell office:value-type="float" office:value="0.000000062941">
            <text:p>6.29E-008</text:p>
          </table:table-cell>
          <table:table-cell table:formula="of:=IF([.P668] &lt; [.L668];&quot;BETTER&quot;;IF([.P668]-2 &gt; [.L668]; &quot;WORSE&quot;;&quot;&quot;))">
            <text:p/>
          </table:table-cell>
          <table:table-cell table:formula="of:=IF([.R668] &lt; [.N668];&quot;BETTER&quot;;IF([.R668] &gt;[.N66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11173">
            <text:p>1.12E-012</text:p>
          </table:table-cell>
          <table:table-cell office:value-type="float" office:value="0.000000062941">
            <text:p>6.29E-008</text:p>
          </table:table-cell>
          <table:table-cell table:formula="of:=IF([.U668] &lt; [.P668];&quot;BETTER&quot;;IF([.U668]-2 &gt; [.P668]; &quot;WORSE&quot;;&quot;&quot;))">
            <text:p/>
          </table:table-cell>
          <table:table-cell table:formula="of:=IF([.W668] &lt; [.R668];&quot;BETTER&quot;;IF([.W668] &gt;[.R66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11173">
            <text:p>1.12E-012</text:p>
          </table:table-cell>
          <table:table-cell office:value-type="float" office:value="0.000000062941">
            <text:p>6.29E-008</text:p>
          </table:table-cell>
          <table:table-cell table:formula="of:=IF([.Z668] &lt; [.U668];&quot;BETTER&quot;;IF([.Z668]-2 &gt; [.U668]; &quot;WORSE&quot;;&quot;&quot;))">
            <text:p/>
          </table:table-cell>
          <table:table-cell table:formula="of:=IF([.AB668] &lt; [.W668];&quot;BETTER&quot;;IF([.AB668] &gt;[.W668]*1.1;&quot;WORSE&quot;;&quot;&quot;))">
            <text:p/>
          </table:table-cell>
        </table:table-row>
        <table:table-row table:style-name="ro3">
          <table:table-cell/>
          <table:table-cell office:value-type="float" office:value="667">
            <text:p>667</text:p>
          </table:table-cell>
          <table:table-cell office:value-type="string">
            <text:p>8.85299549568381670e-04</text:p>
          </table:table-cell>
          <table:table-cell office:value-type="float" office:value="214">
            <text:p>214</text:p>
          </table:table-cell>
          <table:table-cell office:value-type="float" office:value="0.00000000012348">
            <text:p>1.23E-010</text:p>
          </table:table-cell>
          <table:table-cell office:value-type="float" office:value="0.000000055867">
            <text:p>5.59E-008</text:p>
          </table:table-cell>
          <table:table-cell/>
          <table:table-cell office:value-type="float" office:value="221">
            <text:p>221</text:p>
          </table:table-cell>
          <table:table-cell office:value-type="float" office:value="0.0000000000047635">
            <text:p>4.76E-012</text:p>
          </table:table-cell>
          <table:table-cell office:value-type="float" office:value="0.000000055986">
            <text:p>5.60E-008</text:p>
          </table:table-cell>
          <table:table-cell/>
          <table:table-cell office:value-type="float" office:value="586">
            <text:p>586</text:p>
          </table:table-cell>
          <table:table-cell office:value-type="float" office:value="2.7105E-018">
            <text:p>2.71E-018</text:p>
          </table:table-cell>
          <table:table-cell office:value-type="float" office:value="0.000000055991">
            <text:p>5.60E-008</text:p>
          </table:table-cell>
          <table:table-cell/>
          <table:table-cell office:value-type="float" office:value="588">
            <text:p>588</text:p>
          </table:table-cell>
          <table:table-cell office:value-type="float" office:value="2.7105E-018">
            <text:p>2.71E-018</text:p>
          </table:table-cell>
          <table:table-cell office:value-type="float" office:value="0.000000055991">
            <text:p>5.60E-008</text:p>
          </table:table-cell>
          <table:table-cell table:formula="of:=IF([.P669] &lt; [.L669];&quot;BETTER&quot;;IF([.P669]-2 &gt; [.L669]; &quot;WORSE&quot;;&quot;&quot;))">
            <text:p/>
          </table:table-cell>
          <table:table-cell table:formula="of:=IF([.R669] &lt; [.N669];&quot;BETTER&quot;;IF([.R669] &gt;[.N669]*1.1;&quot;WORSE&quot;;&quot;&quot;))">
            <text:p/>
          </table:table-cell>
          <table:table-cell office:value-type="float" office:value="588">
            <text:p>588</text:p>
          </table:table-cell>
          <table:table-cell office:value-type="float" office:value="2.8189E-018">
            <text:p>2.82E-018</text:p>
          </table:table-cell>
          <table:table-cell office:value-type="float" office:value="0.000000055991">
            <text:p>5.60E-008</text:p>
          </table:table-cell>
          <table:table-cell table:formula="of:=IF([.U669] &lt; [.P669];&quot;BETTER&quot;;IF([.U669]-2 &gt; [.P669]; &quot;WORSE&quot;;&quot;&quot;))">
            <text:p/>
          </table:table-cell>
          <table:table-cell table:formula="of:=IF([.W669] &lt; [.R669];&quot;BETTER&quot;;IF([.W669] &gt;[.R669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5.3368E-017">
            <text:p>5.34E-017</text:p>
          </table:table-cell>
          <table:table-cell office:value-type="float" office:value="0.000000055991">
            <text:p>5.60E-008</text:p>
          </table:table-cell>
          <table:table-cell table:formula="of:=IF([.Z669] &lt; [.U669];&quot;BETTER&quot;;IF([.Z669]-2 &gt; [.U669]; &quot;WORSE&quot;;&quot;&quot;))" office:value-type="string" office:string-value="BETTER">
            <text:p>BETTER</text:p>
          </table:table-cell>
          <table:table-cell table:formula="of:=IF([.AB669] &lt; [.W669];&quot;BETTER&quot;;IF([.AB669] &gt;[.W669]*1.1;&quot;WORSE&quot;;&quot;&quot;))">
            <text:p/>
          </table:table-cell>
        </table:table-row>
        <table:table-row table:style-name="ro3">
          <table:table-cell/>
          <table:table-cell office:value-type="float" office:value="668">
            <text:p>668</text:p>
          </table:table-cell>
          <table:table-cell office:value-type="string">
            <text:p>-1.62624066757643959e-03</text:p>
          </table:table-cell>
          <table:table-cell office:value-type="float" office:value="185">
            <text:p>185</text:p>
          </table:table-cell>
          <table:table-cell office:value-type="float" office:value="0.000000000046108">
            <text:p>4.61E-011</text:p>
          </table:table-cell>
          <table:table-cell office:value-type="float" office:value="0.000000019891">
            <text:p>1.99E-008</text:p>
          </table:table-cell>
          <table:table-cell/>
          <table:table-cell office:value-type="float" office:value="189">
            <text:p>189</text:p>
          </table:table-cell>
          <table:table-cell office:value-type="float" office:value="0.0000000000061221">
            <text:p>6.12E-012</text:p>
          </table:table-cell>
          <table:table-cell office:value-type="float" office:value="0.000000019931">
            <text:p>1.99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1.7738E-016">
            <text:p>1.77E-016</text:p>
          </table:table-cell>
          <table:table-cell office:value-type="float" office:value="0.000000019938">
            <text:p>1.99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1.7738E-016">
            <text:p>1.77E-016</text:p>
          </table:table-cell>
          <table:table-cell office:value-type="float" office:value="0.000000019938">
            <text:p>1.99E-008</text:p>
          </table:table-cell>
          <table:table-cell table:formula="of:=IF([.P670] &lt; [.L670];&quot;BETTER&quot;;IF([.P670]-2 &gt; [.L670]; &quot;WORSE&quot;;&quot;&quot;))">
            <text:p/>
          </table:table-cell>
          <table:table-cell table:formula="of:=IF([.R670] &lt; [.N670];&quot;BETTER&quot;;IF([.R670] &gt;[.N670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7738E-016">
            <text:p>1.77E-016</text:p>
          </table:table-cell>
          <table:table-cell office:value-type="float" office:value="0.000000019938">
            <text:p>1.99E-008</text:p>
          </table:table-cell>
          <table:table-cell table:formula="of:=IF([.U670] &lt; [.P670];&quot;BETTER&quot;;IF([.U670]-2 &gt; [.P670]; &quot;WORSE&quot;;&quot;&quot;))">
            <text:p/>
          </table:table-cell>
          <table:table-cell table:formula="of:=IF([.W670] &lt; [.R670];&quot;BETTER&quot;;IF([.W670] &gt;[.R670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7738E-016">
            <text:p>1.77E-016</text:p>
          </table:table-cell>
          <table:table-cell office:value-type="float" office:value="0.000000019938">
            <text:p>1.99E-008</text:p>
          </table:table-cell>
          <table:table-cell table:formula="of:=IF([.Z670] &lt; [.U670];&quot;BETTER&quot;;IF([.Z670]-2 &gt; [.U670]; &quot;WORSE&quot;;&quot;&quot;))">
            <text:p/>
          </table:table-cell>
          <table:table-cell table:formula="of:=IF([.AB670] &lt; [.W670];&quot;BETTER&quot;;IF([.AB670] &gt;[.W670]*1.1;&quot;WORSE&quot;;&quot;&quot;))">
            <text:p/>
          </table:table-cell>
        </table:table-row>
        <table:table-row table:style-name="ro3">
          <table:table-cell/>
          <table:table-cell office:value-type="float" office:value="669">
            <text:p>669</text:p>
          </table:table-cell>
          <table:table-cell office:value-type="string">
            <text:p>9.74956208520594725e-01</text:p>
          </table:table-cell>
          <table:table-cell office:value-type="float" office:value="59">
            <text:p>59</text:p>
          </table:table-cell>
          <table:table-cell office:value-type="float" office:value="0.000000000000011843">
            <text:p>1.18E-014</text:p>
          </table:table-cell>
          <table:table-cell office:value-type="float" office:value="0.000000000021112">
            <text:p>2.11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1843">
            <text:p>1.18E-014</text:p>
          </table:table-cell>
          <table:table-cell office:value-type="float" office:value="0.000000000021112">
            <text:p>2.1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7097">
            <text:p>1.71E-014</text:p>
          </table:table-cell>
          <table:table-cell office:value-type="float" office:value="0.000000000021124">
            <text:p>2.1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7097">
            <text:p>1.71E-014</text:p>
          </table:table-cell>
          <table:table-cell office:value-type="float" office:value="0.000000000021124">
            <text:p>2.11E-011</text:p>
          </table:table-cell>
          <table:table-cell table:formula="of:=IF([.P671] &lt; [.L671];&quot;BETTER&quot;;IF([.P671]-2 &gt; [.L671]; &quot;WORSE&quot;;&quot;&quot;))">
            <text:p/>
          </table:table-cell>
          <table:table-cell table:formula="of:=IF([.R671] &lt; [.N671];&quot;BETTER&quot;;IF([.R671] &gt;[.N67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7097">
            <text:p>1.71E-014</text:p>
          </table:table-cell>
          <table:table-cell office:value-type="float" office:value="0.000000000021124">
            <text:p>2.11E-011</text:p>
          </table:table-cell>
          <table:table-cell table:formula="of:=IF([.U671] &lt; [.P671];&quot;BETTER&quot;;IF([.U671]-2 &gt; [.P671]; &quot;WORSE&quot;;&quot;&quot;))">
            <text:p/>
          </table:table-cell>
          <table:table-cell table:formula="of:=IF([.W671] &lt; [.R671];&quot;BETTER&quot;;IF([.W671] &gt;[.R67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42005">
            <text:p>4.20E-013</text:p>
          </table:table-cell>
          <table:table-cell office:value-type="float" office:value="0.000000000021124">
            <text:p>2.11E-011</text:p>
          </table:table-cell>
          <table:table-cell table:formula="of:=IF([.Z671] &lt; [.U671];&quot;BETTER&quot;;IF([.Z671]-2 &gt; [.U671]; &quot;WORSE&quot;;&quot;&quot;))">
            <text:p/>
          </table:table-cell>
          <table:table-cell table:formula="of:=IF([.AB671] &lt; [.W671];&quot;BETTER&quot;;IF([.AB671] &gt;[.W671]*1.1;&quot;WORSE&quot;;&quot;&quot;))">
            <text:p/>
          </table:table-cell>
        </table:table-row>
        <table:table-row table:style-name="ro3">
          <table:table-cell/>
          <table:table-cell office:value-type="float" office:value="670">
            <text:p>670</text:p>
          </table:table-cell>
          <table:table-cell office:value-type="string">
            <text:p>3.25192766706954350e-01</text:p>
          </table:table-cell>
          <table:table-cell office:value-type="float" office:value="58">
            <text:p>58</text:p>
          </table:table-cell>
          <table:table-cell office:value-type="float" office:value="0.00000000000010601">
            <text:p>1.06E-013</text:p>
          </table:table-cell>
          <table:table-cell office:value-type="float" office:value="0.000000000021384">
            <text:p>2.14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0601">
            <text:p>1.06E-013</text:p>
          </table:table-cell>
          <table:table-cell office:value-type="float" office:value="0.000000000021384">
            <text:p>2.1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1625">
            <text:p>5.16E-014</text:p>
          </table:table-cell>
          <table:table-cell office:value-type="float" office:value="0.000000000021385">
            <text:p>2.1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1625">
            <text:p>5.16E-014</text:p>
          </table:table-cell>
          <table:table-cell office:value-type="float" office:value="0.000000000021385">
            <text:p>2.14E-011</text:p>
          </table:table-cell>
          <table:table-cell table:formula="of:=IF([.P672] &lt; [.L672];&quot;BETTER&quot;;IF([.P672]-2 &gt; [.L672]; &quot;WORSE&quot;;&quot;&quot;))">
            <text:p/>
          </table:table-cell>
          <table:table-cell table:formula="of:=IF([.R672] &lt; [.N672];&quot;BETTER&quot;;IF([.R672] &gt;[.N67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51625">
            <text:p>5.16E-014</text:p>
          </table:table-cell>
          <table:table-cell office:value-type="float" office:value="0.000000000021385">
            <text:p>2.14E-011</text:p>
          </table:table-cell>
          <table:table-cell table:formula="of:=IF([.U672] &lt; [.P672];&quot;BETTER&quot;;IF([.U672]-2 &gt; [.P672]; &quot;WORSE&quot;;&quot;&quot;))">
            <text:p/>
          </table:table-cell>
          <table:table-cell table:formula="of:=IF([.W672] &lt; [.R672];&quot;BETTER&quot;;IF([.W672] &gt;[.R67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5971">
            <text:p>5.97E-014</text:p>
          </table:table-cell>
          <table:table-cell office:value-type="float" office:value="0.000000000021385">
            <text:p>2.14E-011</text:p>
          </table:table-cell>
          <table:table-cell table:formula="of:=IF([.Z672] &lt; [.U672];&quot;BETTER&quot;;IF([.Z672]-2 &gt; [.U672]; &quot;WORSE&quot;;&quot;&quot;))">
            <text:p/>
          </table:table-cell>
          <table:table-cell table:formula="of:=IF([.AB672] &lt; [.W672];&quot;BETTER&quot;;IF([.AB672] &gt;[.W672]*1.1;&quot;WORSE&quot;;&quot;&quot;))">
            <text:p/>
          </table:table-cell>
        </table:table-row>
        <table:table-row table:style-name="ro3">
          <table:table-cell/>
          <table:table-cell office:value-type="float" office:value="671">
            <text:p>671</text:p>
          </table:table-cell>
          <table:table-cell office:value-type="string">
            <text:p>7.18281828459045091e-01</text:p>
          </table:table-cell>
          <table:table-cell office:value-type="float" office:value="58">
            <text:p>58</text:p>
          </table:table-cell>
          <table:table-cell office:value-type="float" office:value="0.00000000000044592">
            <text:p>4.46E-013</text:p>
          </table:table-cell>
          <table:table-cell office:value-type="float" office:value="0.000000000057018">
            <text:p>5.70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44592">
            <text:p>4.46E-013</text:p>
          </table:table-cell>
          <table:table-cell office:value-type="float" office:value="0.000000000057018">
            <text:p>5.7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5285">
            <text:p>2.53E-010</text:p>
          </table:table-cell>
          <table:table-cell office:value-type="float" office:value="0.000000000057018">
            <text:p>5.7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5285">
            <text:p>2.53E-010</text:p>
          </table:table-cell>
          <table:table-cell office:value-type="float" office:value="0.000000000057018">
            <text:p>5.70E-011</text:p>
          </table:table-cell>
          <table:table-cell table:formula="of:=IF([.P673] &lt; [.L673];&quot;BETTER&quot;;IF([.P673]-2 &gt; [.L673]; &quot;WORSE&quot;;&quot;&quot;))">
            <text:p/>
          </table:table-cell>
          <table:table-cell table:formula="of:=IF([.R673] &lt; [.N673];&quot;BETTER&quot;;IF([.R673] &gt;[.N67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5285">
            <text:p>2.53E-010</text:p>
          </table:table-cell>
          <table:table-cell office:value-type="float" office:value="0.000000000057018">
            <text:p>5.70E-011</text:p>
          </table:table-cell>
          <table:table-cell table:formula="of:=IF([.U673] &lt; [.P673];&quot;BETTER&quot;;IF([.U673]-2 &gt; [.P673]; &quot;WORSE&quot;;&quot;&quot;))">
            <text:p/>
          </table:table-cell>
          <table:table-cell table:formula="of:=IF([.W673] &lt; [.R673];&quot;BETTER&quot;;IF([.W673] &gt;[.R67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5288">
            <text:p>2.53E-010</text:p>
          </table:table-cell>
          <table:table-cell office:value-type="float" office:value="0.000000000057018">
            <text:p>5.70E-011</text:p>
          </table:table-cell>
          <table:table-cell table:formula="of:=IF([.Z673] &lt; [.U673];&quot;BETTER&quot;;IF([.Z673]-2 &gt; [.U673]; &quot;WORSE&quot;;&quot;&quot;))">
            <text:p/>
          </table:table-cell>
          <table:table-cell table:formula="of:=IF([.AB673] &lt; [.W673];&quot;BETTER&quot;;IF([.AB673] &gt;[.W673]*1.1;&quot;WORSE&quot;;&quot;&quot;))">
            <text:p/>
          </table:table-cell>
        </table:table-row>
        <table:table-row table:style-name="ro3">
          <table:table-cell/>
          <table:table-cell office:value-type="float" office:value="672">
            <text:p>672</text:p>
          </table:table-cell>
          <table:table-cell office:value-type="string">
            <text:p>7.67999999999999933e-03</text:p>
          </table:table-cell>
          <table:table-cell office:value-type="float" office:value="41">
            <text:p>41</text:p>
          </table:table-cell>
          <table:table-cell office:value-type="float" office:value="0.000000000080274">
            <text:p>8.03E-011</text:p>
          </table:table-cell>
          <table:table-cell office:value-type="float" office:value="1.1294E-016">
            <text:p>1.13E-016</text:p>
          </table:table-cell>
          <table:table-cell/>
          <table:table-cell office:value-type="float" office:value="41">
            <text:p>41</text:p>
          </table:table-cell>
          <table:table-cell office:value-type="float" office:value="0.000000000080274">
            <text:p>8.03E-011</text:p>
          </table:table-cell>
          <table:table-cell office:value-type="float" office:value="1.1294E-016">
            <text:p>1.13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8.6736E-019">
            <text:p>8.67E-019</text:p>
          </table:table-cell>
          <table:table-cell office:value-type="float" office:value="1.1294E-016">
            <text:p>1.13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8.6736E-019">
            <text:p>8.67E-019</text:p>
          </table:table-cell>
          <table:table-cell office:value-type="float" office:value="1.1294E-016">
            <text:p>1.13E-016</text:p>
          </table:table-cell>
          <table:table-cell table:formula="of:=IF([.P674] &lt; [.L674];&quot;BETTER&quot;;IF([.P674]-2 &gt; [.L674]; &quot;WORSE&quot;;&quot;&quot;))">
            <text:p/>
          </table:table-cell>
          <table:table-cell table:formula="of:=IF([.R674] &lt; [.N674];&quot;BETTER&quot;;IF([.R674] &gt;[.N67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6736E-019">
            <text:p>8.67E-019</text:p>
          </table:table-cell>
          <table:table-cell office:value-type="float" office:value="1.1294E-016">
            <text:p>1.13E-016</text:p>
          </table:table-cell>
          <table:table-cell table:formula="of:=IF([.U674] &lt; [.P674];&quot;BETTER&quot;;IF([.U674]-2 &gt; [.P674]; &quot;WORSE&quot;;&quot;&quot;))">
            <text:p/>
          </table:table-cell>
          <table:table-cell table:formula="of:=IF([.W674] &lt; [.R674];&quot;BETTER&quot;;IF([.W674] &gt;[.R67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6736E-019">
            <text:p>8.67E-019</text:p>
          </table:table-cell>
          <table:table-cell office:value-type="float" office:value="1.1294E-016">
            <text:p>1.13E-016</text:p>
          </table:table-cell>
          <table:table-cell table:formula="of:=IF([.Z674] &lt; [.U674];&quot;BETTER&quot;;IF([.Z674]-2 &gt; [.U674]; &quot;WORSE&quot;;&quot;&quot;))">
            <text:p/>
          </table:table-cell>
          <table:table-cell table:formula="of:=IF([.AB674] &lt; [.W674];&quot;BETTER&quot;;IF([.AB674] &gt;[.W674]*1.1;&quot;WORSE&quot;;&quot;&quot;))">
            <text:p/>
          </table:table-cell>
        </table:table-row>
        <table:table-row table:style-name="ro3">
          <table:table-cell/>
          <table:table-cell office:value-type="float" office:value="673">
            <text:p>673</text:p>
          </table:table-cell>
          <table:table-cell office:value-type="string">
            <text:p>7.66990393942820585e-03</text:p>
          </table:table-cell>
          <table:table-cell office:value-type="float" office:value="59">
            <text:p>59</text:p>
          </table:table-cell>
          <table:table-cell office:value-type="float" office:value="0.00000000000027747">
            <text:p>2.77E-013</text:p>
          </table:table-cell>
          <table:table-cell office:value-type="float" office:value="0.0000000051404">
            <text:p>5.14E-009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27747">
            <text:p>2.77E-013</text:p>
          </table:table-cell>
          <table:table-cell office:value-type="float" office:value="0.0000000051404">
            <text:p>5.14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49938">
            <text:p>4.99E-013</text:p>
          </table:table-cell>
          <table:table-cell office:value-type="float" office:value="0.0000000051406">
            <text:p>5.14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49938">
            <text:p>4.99E-013</text:p>
          </table:table-cell>
          <table:table-cell office:value-type="float" office:value="0.0000000051406">
            <text:p>5.14E-009</text:p>
          </table:table-cell>
          <table:table-cell table:formula="of:=IF([.P675] &lt; [.L675];&quot;BETTER&quot;;IF([.P675]-2 &gt; [.L675]; &quot;WORSE&quot;;&quot;&quot;))">
            <text:p/>
          </table:table-cell>
          <table:table-cell table:formula="of:=IF([.R675] &lt; [.N675];&quot;BETTER&quot;;IF([.R675] &gt;[.N67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49938">
            <text:p>4.99E-013</text:p>
          </table:table-cell>
          <table:table-cell office:value-type="float" office:value="0.0000000051406">
            <text:p>5.14E-009</text:p>
          </table:table-cell>
          <table:table-cell table:formula="of:=IF([.U675] &lt; [.P675];&quot;BETTER&quot;;IF([.U675]-2 &gt; [.P675]; &quot;WORSE&quot;;&quot;&quot;))">
            <text:p/>
          </table:table-cell>
          <table:table-cell table:formula="of:=IF([.W675] &lt; [.R675];&quot;BETTER&quot;;IF([.W675] &gt;[.R67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49938">
            <text:p>4.99E-013</text:p>
          </table:table-cell>
          <table:table-cell office:value-type="float" office:value="0.0000000051406">
            <text:p>5.14E-009</text:p>
          </table:table-cell>
          <table:table-cell table:formula="of:=IF([.Z675] &lt; [.U675];&quot;BETTER&quot;;IF([.Z675]-2 &gt; [.U675]; &quot;WORSE&quot;;&quot;&quot;))">
            <text:p/>
          </table:table-cell>
          <table:table-cell table:formula="of:=IF([.AB675] &lt; [.W675];&quot;BETTER&quot;;IF([.AB675] &gt;[.W675]*1.1;&quot;WORSE&quot;;&quot;&quot;))">
            <text:p/>
          </table:table-cell>
        </table:table-row>
        <table:table-row table:style-name="ro3">
          <table:table-cell/>
          <table:table-cell office:value-type="float" office:value="674">
            <text:p>674</text:p>
          </table:table-cell>
          <table:table-cell office:value-type="string">
            <text:p>2.04662202447274044e+00</text:p>
          </table:table-cell>
          <table:table-cell office:value-type="float" office:value="59">
            <text:p>59</text:p>
          </table:table-cell>
          <table:table-cell office:value-type="float" office:value="0.0000000000002178">
            <text:p>2.18E-013</text:p>
          </table:table-cell>
          <table:table-cell office:value-type="float" office:value="0.000000000013575">
            <text:p>1.36E-011</text:p>
          </table:table-cell>
          <table:table-cell/>
          <table:table-cell office:value-type="float" office:value="61">
            <text:p>61</text:p>
          </table:table-cell>
          <table:table-cell office:value-type="float" office:value="0.000000000000038515">
            <text:p>3.85E-014</text:p>
          </table:table-cell>
          <table:table-cell office:value-type="float" office:value="0.000000000013319">
            <text:p>1.3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50486">
            <text:p>5.05E-011</text:p>
          </table:table-cell>
          <table:table-cell office:value-type="float" office:value="0.000000000013319">
            <text:p>1.3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50486">
            <text:p>5.05E-011</text:p>
          </table:table-cell>
          <table:table-cell office:value-type="float" office:value="0.000000000013319">
            <text:p>1.33E-011</text:p>
          </table:table-cell>
          <table:table-cell table:formula="of:=IF([.P676] &lt; [.L676];&quot;BETTER&quot;;IF([.P676]-2 &gt; [.L676]; &quot;WORSE&quot;;&quot;&quot;))">
            <text:p/>
          </table:table-cell>
          <table:table-cell table:formula="of:=IF([.R676] &lt; [.N676];&quot;BETTER&quot;;IF([.R676] &gt;[.N67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50486">
            <text:p>5.05E-011</text:p>
          </table:table-cell>
          <table:table-cell office:value-type="float" office:value="0.000000000013319">
            <text:p>1.33E-011</text:p>
          </table:table-cell>
          <table:table-cell table:formula="of:=IF([.U676] &lt; [.P676];&quot;BETTER&quot;;IF([.U676]-2 &gt; [.P676]; &quot;WORSE&quot;;&quot;&quot;))">
            <text:p/>
          </table:table-cell>
          <table:table-cell table:formula="of:=IF([.W676] &lt; [.R676];&quot;BETTER&quot;;IF([.W676] &gt;[.R67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50486">
            <text:p>5.05E-011</text:p>
          </table:table-cell>
          <table:table-cell office:value-type="float" office:value="0.000000000013319">
            <text:p>1.33E-011</text:p>
          </table:table-cell>
          <table:table-cell table:formula="of:=IF([.Z676] &lt; [.U676];&quot;BETTER&quot;;IF([.Z676]-2 &gt; [.U676]; &quot;WORSE&quot;;&quot;&quot;))">
            <text:p/>
          </table:table-cell>
          <table:table-cell table:formula="of:=IF([.AB676] &lt; [.W676];&quot;BETTER&quot;;IF([.AB676] &gt;[.W676]*1.1;&quot;WORSE&quot;;&quot;&quot;))">
            <text:p/>
          </table:table-cell>
        </table:table-row>
        <table:table-row table:style-name="ro3">
          <table:table-cell/>
          <table:table-cell office:value-type="float" office:value="675">
            <text:p>675</text:p>
          </table:table-cell>
          <table:table-cell office:value-type="string">
            <text:p>8.86226925452758163e-01</text:p>
          </table:table-cell>
          <table:table-cell office:value-type="float" office:value="58">
            <text:p>58</text:p>
          </table:table-cell>
          <table:table-cell office:value-type="float" office:value="3.5077E-015">
            <text:p>3.51E-015</text:p>
          </table:table-cell>
          <table:table-cell office:value-type="float" office:value="0.000000000053309">
            <text:p>5.33E-011</text:p>
          </table:table-cell>
          <table:table-cell/>
          <table:table-cell office:value-type="float" office:value="59">
            <text:p>59</text:p>
          </table:table-cell>
          <table:table-cell office:value-type="float" office:value="3.5077E-015">
            <text:p>3.51E-015</text:p>
          </table:table-cell>
          <table:table-cell office:value-type="float" office:value="0.000000000053309">
            <text:p>5.3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3989">
            <text:p>1.40E-014</text:p>
          </table:table-cell>
          <table:table-cell office:value-type="float" office:value="0.000000000053307">
            <text:p>5.3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3989">
            <text:p>1.40E-014</text:p>
          </table:table-cell>
          <table:table-cell office:value-type="float" office:value="0.000000000053307">
            <text:p>5.33E-011</text:p>
          </table:table-cell>
          <table:table-cell table:formula="of:=IF([.P677] &lt; [.L677];&quot;BETTER&quot;;IF([.P677]-2 &gt; [.L677]; &quot;WORSE&quot;;&quot;&quot;))">
            <text:p/>
          </table:table-cell>
          <table:table-cell table:formula="of:=IF([.R677] &lt; [.N677];&quot;BETTER&quot;;IF([.R677] &gt;[.N67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3989">
            <text:p>1.40E-014</text:p>
          </table:table-cell>
          <table:table-cell office:value-type="float" office:value="0.000000000053307">
            <text:p>5.33E-011</text:p>
          </table:table-cell>
          <table:table-cell table:formula="of:=IF([.U677] &lt; [.P677];&quot;BETTER&quot;;IF([.U677]-2 &gt; [.P677]; &quot;WORSE&quot;;&quot;&quot;))">
            <text:p/>
          </table:table-cell>
          <table:table-cell table:formula="of:=IF([.W677] &lt; [.R677];&quot;BETTER&quot;;IF([.W677] &gt;[.R67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3989">
            <text:p>1.40E-014</text:p>
          </table:table-cell>
          <table:table-cell office:value-type="float" office:value="0.000000000053307">
            <text:p>5.33E-011</text:p>
          </table:table-cell>
          <table:table-cell table:formula="of:=IF([.Z677] &lt; [.U677];&quot;BETTER&quot;;IF([.Z677]-2 &gt; [.U677]; &quot;WORSE&quot;;&quot;&quot;))">
            <text:p/>
          </table:table-cell>
          <table:table-cell table:formula="of:=IF([.AB677] &lt; [.W677];&quot;BETTER&quot;;IF([.AB677] &gt;[.W677]*1.1;&quot;WORSE&quot;;&quot;&quot;))">
            <text:p/>
          </table:table-cell>
        </table:table-row>
        <table:table-row table:style-name="ro3">
          <table:table-cell/>
          <table:table-cell office:value-type="float" office:value="676">
            <text:p>676</text:p>
          </table:table-cell>
          <table:table-cell office:value-type="string">
            <text:p>2.75674380058034352e-01</text:p>
          </table:table-cell>
          <table:table-cell office:value-type="float" office:value="816">
            <text:p>816</text:p>
          </table:table-cell>
          <table:table-cell office:value-type="float" office:value="0.00000000066637">
            <text:p>6.66E-010</text:p>
          </table:table-cell>
          <table:table-cell office:value-type="float" office:value="0.00000000097501">
            <text:p>9.75E-010</text:p>
          </table:table-cell>
          <table:table-cell/>
          <table:table-cell office:value-type="float" office:value="841">
            <text:p>841</text:p>
          </table:table-cell>
          <table:table-cell office:value-type="float" office:value="0.000000000083681">
            <text:p>8.37E-011</text:p>
          </table:table-cell>
          <table:table-cell office:value-type="float" office:value="0.000000000037742">
            <text:p>3.77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20559">
            <text:p>2.06E-003</text:p>
          </table:table-cell>
          <table:table-cell office:value-type="float" office:value="0.15973">
            <text:p>1.60E-001</text:p>
          </table:table-cell>
          <table:table-cell/>
          <table:table-cell office:value-type="float" office:value="1176">
            <text:p>1176</text:p>
          </table:table-cell>
          <table:table-cell office:value-type="float" office:value="2.2204E-015">
            <text:p>2.22E-015</text:p>
          </table:table-cell>
          <table:table-cell office:value-type="float" office:value="0.00000000014373">
            <text:p>1.44E-010</text:p>
          </table:table-cell>
          <table:table-cell table:formula="of:=IF([.P678] &lt; [.L678];&quot;BETTER&quot;;IF([.P678]-2 &gt; [.L678]; &quot;WORSE&quot;;&quot;&quot;))" office:value-type="string" office:string-value="WORSE">
            <text:p>WORSE</text:p>
          </table:table-cell>
          <table:table-cell table:formula="of:=IF([.R678] &lt; [.N678];&quot;BETTER&quot;;IF([.R678] &gt;[.N678]*1.1;&quot;WORSE&quot;;&quot;&quot;))" office:value-type="string" office:string-value="BETTER">
            <text:p>BETTER</text:p>
          </table:table-cell>
          <table:table-cell office:value-type="float" office:value="1176">
            <text:p>1176</text:p>
          </table:table-cell>
          <table:table-cell office:value-type="float" office:value="2.1649E-015">
            <text:p>2.16E-015</text:p>
          </table:table-cell>
          <table:table-cell office:value-type="float" office:value="0.00000000014373">
            <text:p>1.44E-010</text:p>
          </table:table-cell>
          <table:table-cell table:formula="of:=IF([.U678] &lt; [.P678];&quot;BETTER&quot;;IF([.U678]-2 &gt; [.P678]; &quot;WORSE&quot;;&quot;&quot;))">
            <text:p/>
          </table:table-cell>
          <table:table-cell table:formula="of:=IF([.W678] &lt; [.R678];&quot;BETTER&quot;;IF([.W678] &gt;[.R678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3.2023E-015">
            <text:p>3.20E-015</text:p>
          </table:table-cell>
          <table:table-cell office:value-type="float" office:value="0.00000000014373">
            <text:p>1.44E-010</text:p>
          </table:table-cell>
          <table:table-cell table:formula="of:=IF([.Z678] &lt; [.U678];&quot;BETTER&quot;;IF([.Z678]-2 &gt; [.U678]; &quot;WORSE&quot;;&quot;&quot;))" office:value-type="string" office:string-value="BETTER">
            <text:p>BETTER</text:p>
          </table:table-cell>
          <table:table-cell table:formula="of:=IF([.AB678] &lt; [.W678];&quot;BETTER&quot;;IF([.AB678] &gt;[.W678]*1.1;&quot;WORSE&quot;;&quot;&quot;))">
            <text:p/>
          </table:table-cell>
        </table:table-row>
        <table:table-row table:style-name="ro3">
          <table:table-cell/>
          <table:table-cell office:value-type="float" office:value="677">
            <text:p>677</text:p>
          </table:table-cell>
          <table:table-cell office:value-type="string">
            <text:p>1.81818181818181879e-02</text:p>
          </table:table-cell>
          <table:table-cell office:value-type="float" office:value="59">
            <text:p>59</text:p>
          </table:table-cell>
          <table:table-cell office:value-type="float" office:value="0.0000000000096347">
            <text:p>9.63E-012</text:p>
          </table:table-cell>
          <table:table-cell office:value-type="float" office:value="0.000000001">
            <text:p>1.00E-009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96347">
            <text:p>9.63E-012</text:p>
          </table:table-cell>
          <table:table-cell office:value-type="float" office:value="0.000000001">
            <text:p>1.00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1">
            <text:p>1.00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1">
            <text:p>1.00E-009</text:p>
          </table:table-cell>
          <table:table-cell table:formula="of:=IF([.P679] &lt; [.L679];&quot;BETTER&quot;;IF([.P679]-2 &gt; [.L679]; &quot;WORSE&quot;;&quot;&quot;))">
            <text:p/>
          </table:table-cell>
          <table:table-cell table:formula="of:=IF([.R679] &lt; [.N679];&quot;BETTER&quot;;IF([.R679] &gt;[.N67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1">
            <text:p>1.00E-009</text:p>
          </table:table-cell>
          <table:table-cell table:formula="of:=IF([.U679] &lt; [.P679];&quot;BETTER&quot;;IF([.U679]-2 &gt; [.P679]; &quot;WORSE&quot;;&quot;&quot;))">
            <text:p/>
          </table:table-cell>
          <table:table-cell table:formula="of:=IF([.W679] &lt; [.R679];&quot;BETTER&quot;;IF([.W679] &gt;[.R67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5548E-147">
            <text:p>2.55E-147</text:p>
          </table:table-cell>
          <table:table-cell office:value-type="float" office:value="0.000000001">
            <text:p>1.00E-009</text:p>
          </table:table-cell>
          <table:table-cell table:formula="of:=IF([.Z679] &lt; [.U679];&quot;BETTER&quot;;IF([.Z679]-2 &gt; [.U679]; &quot;WORSE&quot;;&quot;&quot;))">
            <text:p/>
          </table:table-cell>
          <table:table-cell table:formula="of:=IF([.AB679] &lt; [.W679];&quot;BETTER&quot;;IF([.AB679] &gt;[.W679]*1.1;&quot;WORSE&quot;;&quot;&quot;))">
            <text:p/>
          </table:table-cell>
        </table:table-row>
        <table:table-row table:style-name="ro3">
          <table:table-cell/>
          <table:table-cell office:value-type="float" office:value="678">
            <text:p>678</text:p>
          </table:table-cell>
          <table:table-cell office:value-type="string">
            <text:p>4.74421154996059635e-01</text:p>
          </table:table-cell>
          <table:table-cell office:value-type="float" office:value="55">
            <text:p>55</text:p>
          </table:table-cell>
          <table:table-cell office:value-type="float" office:value="7.4885E-015">
            <text:p>7.49E-015</text:p>
          </table:table-cell>
          <table:table-cell office:value-type="float" office:value="0.0000000000083058">
            <text:p>8.31E-012</text:p>
          </table:table-cell>
          <table:table-cell/>
          <table:table-cell office:value-type="float" office:value="56">
            <text:p>56</text:p>
          </table:table-cell>
          <table:table-cell office:value-type="float" office:value="7.4885E-015">
            <text:p>7.49E-015</text:p>
          </table:table-cell>
          <table:table-cell office:value-type="float" office:value="0.0000000000083058">
            <text:p>8.3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2417">
            <text:p>6.24E-013</text:p>
          </table:table-cell>
          <table:table-cell office:value-type="float" office:value="0.0000000000083056">
            <text:p>8.3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2417">
            <text:p>6.24E-013</text:p>
          </table:table-cell>
          <table:table-cell office:value-type="float" office:value="0.0000000000083056">
            <text:p>8.31E-012</text:p>
          </table:table-cell>
          <table:table-cell table:formula="of:=IF([.P680] &lt; [.L680];&quot;BETTER&quot;;IF([.P680]-2 &gt; [.L680]; &quot;WORSE&quot;;&quot;&quot;))">
            <text:p/>
          </table:table-cell>
          <table:table-cell table:formula="of:=IF([.R680] &lt; [.N680];&quot;BETTER&quot;;IF([.R680] &gt;[.N68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2417">
            <text:p>6.24E-013</text:p>
          </table:table-cell>
          <table:table-cell office:value-type="float" office:value="0.0000000000083056">
            <text:p>8.31E-012</text:p>
          </table:table-cell>
          <table:table-cell table:formula="of:=IF([.U680] &lt; [.P680];&quot;BETTER&quot;;IF([.U680]-2 &gt; [.P680]; &quot;WORSE&quot;;&quot;&quot;))">
            <text:p/>
          </table:table-cell>
          <table:table-cell table:formula="of:=IF([.W680] &lt; [.R680];&quot;BETTER&quot;;IF([.W680] &gt;[.R68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2417">
            <text:p>6.24E-013</text:p>
          </table:table-cell>
          <table:table-cell office:value-type="float" office:value="0.0000000000083056">
            <text:p>8.31E-012</text:p>
          </table:table-cell>
          <table:table-cell table:formula="of:=IF([.Z680] &lt; [.U680];&quot;BETTER&quot;;IF([.Z680]-2 &gt; [.U680]; &quot;WORSE&quot;;&quot;&quot;))">
            <text:p/>
          </table:table-cell>
          <table:table-cell table:formula="of:=IF([.AB680] &lt; [.W680];&quot;BETTER&quot;;IF([.AB680] &gt;[.W680]*1.1;&quot;WORSE&quot;;&quot;&quot;))">
            <text:p/>
          </table:table-cell>
        </table:table-row>
        <table:table-row table:style-name="ro3">
          <table:table-cell/>
          <table:table-cell office:value-type="float" office:value="679">
            <text:p>679</text:p>
          </table:table-cell>
          <table:table-cell office:value-type="string">
            <text:p>7.85398163397448279e-01</text:p>
          </table:table-cell>
          <table:table-cell office:value-type="float" office:value="58">
            <text:p>58</text:p>
          </table:table-cell>
          <table:table-cell office:value-type="float" office:value="0.00000000042805">
            <text:p>4.28E-010</text:p>
          </table:table-cell>
          <table:table-cell office:value-type="float" office:value="0.0000000000032494">
            <text:p>3.25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42805">
            <text:p>4.28E-010</text:p>
          </table:table-cell>
          <table:table-cell office:value-type="float" office:value="0.0000000000032494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47862">
            <text:p>4.79E-013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47862">
            <text:p>4.79E-013</text:p>
          </table:table-cell>
          <table:table-cell office:value-type="float" office:value="0.000000000003249">
            <text:p>3.25E-012</text:p>
          </table:table-cell>
          <table:table-cell table:formula="of:=IF([.P681] &lt; [.L681];&quot;BETTER&quot;;IF([.P681]-2 &gt; [.L681]; &quot;WORSE&quot;;&quot;&quot;))">
            <text:p/>
          </table:table-cell>
          <table:table-cell table:formula="of:=IF([.R681] &lt; [.N681];&quot;BETTER&quot;;IF([.R681] &gt;[.N68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47851">
            <text:p>4.79E-013</text:p>
          </table:table-cell>
          <table:table-cell office:value-type="float" office:value="0.000000000003249">
            <text:p>3.25E-012</text:p>
          </table:table-cell>
          <table:table-cell table:formula="of:=IF([.U681] &lt; [.P681];&quot;BETTER&quot;;IF([.U681]-2 &gt; [.P681]; &quot;WORSE&quot;;&quot;&quot;))">
            <text:p/>
          </table:table-cell>
          <table:table-cell table:formula="of:=IF([.W681] &lt; [.R681];&quot;BETTER&quot;;IF([.W681] &gt;[.R68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61952">
            <text:p>6.20E-013</text:p>
          </table:table-cell>
          <table:table-cell office:value-type="float" office:value="0.000000000003249">
            <text:p>3.25E-012</text:p>
          </table:table-cell>
          <table:table-cell table:formula="of:=IF([.Z681] &lt; [.U681];&quot;BETTER&quot;;IF([.Z681]-2 &gt; [.U681]; &quot;WORSE&quot;;&quot;&quot;))">
            <text:p/>
          </table:table-cell>
          <table:table-cell table:formula="of:=IF([.AB681] &lt; [.W681];&quot;BETTER&quot;;IF([.AB681] &gt;[.W681]*1.1;&quot;WORSE&quot;;&quot;&quot;))">
            <text:p/>
          </table:table-cell>
        </table:table-row>
        <table:table-row table:style-name="ro3">
          <table:table-cell/>
          <table:table-cell office:value-type="float" office:value="680">
            <text:p>680</text:p>
          </table:table-cell>
          <table:table-cell office:value-type="string">
            <text:p>4.61461462433216507e-01</text:p>
          </table:table-cell>
          <table:table-cell office:value-type="float" office:value="63">
            <text:p>63</text:p>
          </table:table-cell>
          <table:table-cell office:value-type="float" office:value="0.0000000000010377">
            <text:p>1.04E-012</text:p>
          </table:table-cell>
          <table:table-cell office:value-type="float" office:value="0.000000000071359">
            <text:p>7.14E-011</text:p>
          </table:table-cell>
          <table:table-cell/>
          <table:table-cell office:value-type="float" office:value="65">
            <text:p>65</text:p>
          </table:table-cell>
          <table:table-cell office:value-type="float" office:value="0.00000000000041622">
            <text:p>4.16E-013</text:p>
          </table:table-cell>
          <table:table-cell office:value-type="float" office:value="0.000000000071981">
            <text:p>7.2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71981">
            <text:p>7.2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71981">
            <text:p>7.20E-011</text:p>
          </table:table-cell>
          <table:table-cell table:formula="of:=IF([.P682] &lt; [.L682];&quot;BETTER&quot;;IF([.P682]-2 &gt; [.L682]; &quot;WORSE&quot;;&quot;&quot;))">
            <text:p/>
          </table:table-cell>
          <table:table-cell table:formula="of:=IF([.R682] &lt; [.N682];&quot;BETTER&quot;;IF([.R682] &gt;[.N68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71981">
            <text:p>7.20E-011</text:p>
          </table:table-cell>
          <table:table-cell table:formula="of:=IF([.U682] &lt; [.P682];&quot;BETTER&quot;;IF([.U682]-2 &gt; [.P682]; &quot;WORSE&quot;;&quot;&quot;))">
            <text:p/>
          </table:table-cell>
          <table:table-cell table:formula="of:=IF([.W682] &lt; [.R682];&quot;BETTER&quot;;IF([.W682] &gt;[.R68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6156">
            <text:p>6.16E-014</text:p>
          </table:table-cell>
          <table:table-cell office:value-type="float" office:value="0.000000000071981">
            <text:p>7.20E-011</text:p>
          </table:table-cell>
          <table:table-cell table:formula="of:=IF([.Z682] &lt; [.U682];&quot;BETTER&quot;;IF([.Z682]-2 &gt; [.U682]; &quot;WORSE&quot;;&quot;&quot;))">
            <text:p/>
          </table:table-cell>
          <table:table-cell table:formula="of:=IF([.AB682] &lt; [.W682];&quot;BETTER&quot;;IF([.AB682] &gt;[.W682]*1.1;&quot;WORSE&quot;;&quot;&quot;))">
            <text:p/>
          </table:table-cell>
        </table:table-row>
        <table:table-row table:style-name="ro3">
          <table:table-cell/>
          <table:table-cell office:value-type="float" office:value="681">
            <text:p>681</text:p>
          </table:table-cell>
          <table:table-cell office:value-type="string">
            <text:p>6.07570274686048739e-01</text:p>
          </table:table-cell>
          <table:table-cell office:value-type="float" office:value="58">
            <text:p>58</text:p>
          </table:table-cell>
          <table:table-cell office:value-type="float" office:value="7.8575E-015">
            <text:p>7.86E-015</text:p>
          </table:table-cell>
          <table:table-cell office:value-type="float" office:value="0.000000000022963">
            <text:p>2.30E-011</text:p>
          </table:table-cell>
          <table:table-cell/>
          <table:table-cell office:value-type="float" office:value="59">
            <text:p>59</text:p>
          </table:table-cell>
          <table:table-cell office:value-type="float" office:value="7.8575E-015">
            <text:p>7.86E-015</text:p>
          </table:table-cell>
          <table:table-cell office:value-type="float" office:value="0.000000000022963">
            <text:p>2.3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0078">
            <text:p>2.01E-010</text:p>
          </table:table-cell>
          <table:table-cell office:value-type="float" office:value="0.000000000022962">
            <text:p>2.3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0078">
            <text:p>2.01E-010</text:p>
          </table:table-cell>
          <table:table-cell office:value-type="float" office:value="0.000000000022962">
            <text:p>2.30E-011</text:p>
          </table:table-cell>
          <table:table-cell table:formula="of:=IF([.P683] &lt; [.L683];&quot;BETTER&quot;;IF([.P683]-2 &gt; [.L683]; &quot;WORSE&quot;;&quot;&quot;))">
            <text:p/>
          </table:table-cell>
          <table:table-cell table:formula="of:=IF([.R683] &lt; [.N683];&quot;BETTER&quot;;IF([.R683] &gt;[.N68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0078">
            <text:p>2.01E-010</text:p>
          </table:table-cell>
          <table:table-cell office:value-type="float" office:value="0.000000000022962">
            <text:p>2.30E-011</text:p>
          </table:table-cell>
          <table:table-cell table:formula="of:=IF([.U683] &lt; [.P683];&quot;BETTER&quot;;IF([.U683]-2 &gt; [.P683]; &quot;WORSE&quot;;&quot;&quot;))">
            <text:p/>
          </table:table-cell>
          <table:table-cell table:formula="of:=IF([.W683] &lt; [.R683];&quot;BETTER&quot;;IF([.W683] &gt;[.R68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0079">
            <text:p>2.01E-010</text:p>
          </table:table-cell>
          <table:table-cell office:value-type="float" office:value="0.000000000022962">
            <text:p>2.30E-011</text:p>
          </table:table-cell>
          <table:table-cell table:formula="of:=IF([.Z683] &lt; [.U683];&quot;BETTER&quot;;IF([.Z683]-2 &gt; [.U683]; &quot;WORSE&quot;;&quot;&quot;))">
            <text:p/>
          </table:table-cell>
          <table:table-cell table:formula="of:=IF([.AB683] &lt; [.W683];&quot;BETTER&quot;;IF([.AB683] &gt;[.W683]*1.1;&quot;WORSE&quot;;&quot;&quot;))">
            <text:p/>
          </table:table-cell>
        </table:table-row>
        <table:table-row table:style-name="ro3">
          <table:table-cell/>
          <table:table-cell office:value-type="float" office:value="682">
            <text:p>682</text:p>
          </table:table-cell>
          <table:table-cell office:value-type="string">
            <text:p>3.84946472770628823e-01</text:p>
          </table:table-cell>
          <table:table-cell office:value-type="float" office:value="58">
            <text:p>58</text:p>
          </table:table-cell>
          <table:table-cell office:value-type="float" office:value="0.000000000026224">
            <text:p>2.62E-011</text:p>
          </table:table-cell>
          <table:table-cell office:value-type="float" office:value="0.000000000076299">
            <text:p>7.6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26224">
            <text:p>2.62E-011</text:p>
          </table:table-cell>
          <table:table-cell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76299">
            <text:p>7.63E-011</text:p>
          </table:table-cell>
          <table:table-cell table:formula="of:=IF([.P684] &lt; [.L684];&quot;BETTER&quot;;IF([.P684]-2 &gt; [.L684]; &quot;WORSE&quot;;&quot;&quot;))">
            <text:p/>
          </table:table-cell>
          <table:table-cell table:formula="of:=IF([.R684] &lt; [.N684];&quot;BETTER&quot;;IF([.R684] &gt;[.N68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76299">
            <text:p>7.63E-011</text:p>
          </table:table-cell>
          <table:table-cell table:formula="of:=IF([.U684] &lt; [.P684];&quot;BETTER&quot;;IF([.U684]-2 &gt; [.P684]; &quot;WORSE&quot;;&quot;&quot;))">
            <text:p/>
          </table:table-cell>
          <table:table-cell table:formula="of:=IF([.W684] &lt; [.R684];&quot;BETTER&quot;;IF([.W684] &gt;[.R68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82011">
            <text:p>8.20E-014</text:p>
          </table:table-cell>
          <table:table-cell office:value-type="float" office:value="0.000000000076299">
            <text:p>7.63E-011</text:p>
          </table:table-cell>
          <table:table-cell table:formula="of:=IF([.Z684] &lt; [.U684];&quot;BETTER&quot;;IF([.Z684]-2 &gt; [.U684]; &quot;WORSE&quot;;&quot;&quot;))">
            <text:p/>
          </table:table-cell>
          <table:table-cell table:formula="of:=IF([.AB684] &lt; [.W684];&quot;BETTER&quot;;IF([.AB684] &gt;[.W684]*1.1;&quot;WORSE&quot;;&quot;&quot;))">
            <text:p/>
          </table:table-cell>
        </table:table-row>
        <table:table-row table:style-name="ro3">
          <table:table-cell/>
          <table:table-cell office:value-type="float" office:value="683">
            <text:p>683</text:p>
          </table:table-cell>
          <table:table-cell office:value-type="string">
            <text:p>1.57044006384971135e+00</text:p>
          </table:table-cell>
          <table:table-cell office:value-type="float" office:value="1589">
            <text:p>1589</text:p>
          </table:table-cell>
          <table:table-cell office:value-type="float" office:value="0.0000000020232">
            <text:p>2.02E-009</text:p>
          </table:table-cell>
          <table:table-cell office:value-type="float" office:value="0.0000000030511">
            <text:p>3.05E-009</text:p>
          </table:table-cell>
          <table:table-cell/>
          <table:table-cell office:value-type="float" office:value="1643">
            <text:p>1643</text:p>
          </table:table-cell>
          <table:table-cell office:value-type="float" office:value="0.00000000016443">
            <text:p>1.64E-010</text:p>
          </table:table-cell>
          <table:table-cell office:value-type="float" office:value="0.00000000024978">
            <text:p>2.50E-010</text:p>
          </table:table-cell>
          <table:table-cell/>
          <table:table-cell office:value-type="float" office:value="1625">
            <text:p>1625</text:p>
          </table:table-cell>
          <table:table-cell office:value-type="float" office:value="0.000000000000016209">
            <text:p>1.62E-014</text:p>
          </table:table-cell>
          <table:table-cell office:value-type="float" office:value="0.000000000031654">
            <text:p>3.17E-011</text:p>
          </table:table-cell>
          <table:table-cell/>
          <table:table-cell office:value-type="float" office:value="1629">
            <text:p>1629</text:p>
          </table:table-cell>
          <table:table-cell office:value-type="float" office:value="0.000000000000016209">
            <text:p>1.62E-014</text:p>
          </table:table-cell>
          <table:table-cell office:value-type="float" office:value="0.000000000031654">
            <text:p>3.17E-011</text:p>
          </table:table-cell>
          <table:table-cell table:formula="of:=IF([.P685] &lt; [.L685];&quot;BETTER&quot;;IF([.P685]-2 &gt; [.L685]; &quot;WORSE&quot;;&quot;&quot;))" office:value-type="string" office:string-value="WORSE">
            <text:p>WORSE</text:p>
          </table:table-cell>
          <table:table-cell table:formula="of:=IF([.R685] &lt; [.N685];&quot;BETTER&quot;;IF([.R685] &gt;[.N685]*1.1;&quot;WORSE&quot;;&quot;&quot;))">
            <text:p/>
          </table:table-cell>
          <table:table-cell office:value-type="float" office:value="1629">
            <text:p>1629</text:p>
          </table:table-cell>
          <table:table-cell office:value-type="float" office:value="0.000000000000015987">
            <text:p>1.60E-014</text:p>
          </table:table-cell>
          <table:table-cell office:value-type="float" office:value="0.000000000031654">
            <text:p>3.17E-011</text:p>
          </table:table-cell>
          <table:table-cell table:formula="of:=IF([.U685] &lt; [.P685];&quot;BETTER&quot;;IF([.U685]-2 &gt; [.P685]; &quot;WORSE&quot;;&quot;&quot;))">
            <text:p/>
          </table:table-cell>
          <table:table-cell table:formula="of:=IF([.W685] &lt; [.R685];&quot;BETTER&quot;;IF([.W685] &gt;[.R685]*1.1;&quot;WORSE&quot;;&quot;&quot;))">
            <text:p/>
          </table:table-cell>
          <table:table-cell office:value-type="float" office:value="1625">
            <text:p>1625</text:p>
          </table:table-cell>
          <table:table-cell office:value-type="float" office:value="0.000000000000042217">
            <text:p>4.22E-014</text:p>
          </table:table-cell>
          <table:table-cell office:value-type="float" office:value="0.000000000031654">
            <text:p>3.17E-011</text:p>
          </table:table-cell>
          <table:table-cell table:formula="of:=IF([.Z685] &lt; [.U685];&quot;BETTER&quot;;IF([.Z685]-2 &gt; [.U685]; &quot;WORSE&quot;;&quot;&quot;))" office:value-type="string" office:string-value="BETTER">
            <text:p>BETTER</text:p>
          </table:table-cell>
          <table:table-cell table:formula="of:=IF([.AB685] &lt; [.W685];&quot;BETTER&quot;;IF([.AB685] &gt;[.W685]*1.1;&quot;WORSE&quot;;&quot;&quot;))">
            <text:p/>
          </table:table-cell>
        </table:table-row>
        <table:table-row table:style-name="ro3">
          <table:table-cell/>
          <table:table-cell office:value-type="float" office:value="684">
            <text:p>684</text:p>
          </table:table-cell>
          <table:table-cell office:value-type="string">
            <text:p>4.74284165485086184e+00</text:p>
          </table:table-cell>
          <table:table-cell office:value-type="float" office:value="56">
            <text:p>56</text:p>
          </table:table-cell>
          <table:table-cell office:value-type="float" office:value="0.000000000066539">
            <text:p>6.65E-011</text:p>
          </table:table-cell>
          <table:table-cell office:value-type="float" office:value="0.000000000010361">
            <text:p>1.04E-011</text:p>
          </table:table-cell>
          <table:table-cell/>
          <table:table-cell office:value-type="float" office:value="56">
            <text:p>56</text:p>
          </table:table-cell>
          <table:table-cell office:value-type="float" office:value="0.000000000066539">
            <text:p>6.65E-011</text:p>
          </table:table-cell>
          <table:table-cell office:value-type="float" office:value="0.000000000010361">
            <text:p>1.0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0361">
            <text:p>1.0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0361">
            <text:p>1.04E-011</text:p>
          </table:table-cell>
          <table:table-cell table:formula="of:=IF([.P686] &lt; [.L686];&quot;BETTER&quot;;IF([.P686]-2 &gt; [.L686]; &quot;WORSE&quot;;&quot;&quot;))">
            <text:p/>
          </table:table-cell>
          <table:table-cell table:formula="of:=IF([.R686] &lt; [.N686];&quot;BETTER&quot;;IF([.R686] &gt;[.N68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0361">
            <text:p>1.04E-011</text:p>
          </table:table-cell>
          <table:table-cell table:formula="of:=IF([.U686] &lt; [.P686];&quot;BETTER&quot;;IF([.U686]-2 &gt; [.P686]; &quot;WORSE&quot;;&quot;&quot;))">
            <text:p/>
          </table:table-cell>
          <table:table-cell table:formula="of:=IF([.W686] &lt; [.R686];&quot;BETTER&quot;;IF([.W686] &gt;[.R68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505E-101">
            <text:p>2.25E-101</text:p>
          </table:table-cell>
          <table:table-cell office:value-type="float" office:value="0.000000000010361">
            <text:p>1.04E-011</text:p>
          </table:table-cell>
          <table:table-cell table:formula="of:=IF([.Z686] &lt; [.U686];&quot;BETTER&quot;;IF([.Z686]-2 &gt; [.U686]; &quot;WORSE&quot;;&quot;&quot;))">
            <text:p/>
          </table:table-cell>
          <table:table-cell table:formula="of:=IF([.AB686] &lt; [.W686];&quot;BETTER&quot;;IF([.AB686] &gt;[.W686]*1.1;&quot;WORSE&quot;;&quot;&quot;))">
            <text:p/>
          </table:table-cell>
        </table:table-row>
        <table:table-row table:style-name="ro3">
          <table:table-cell/>
          <table:table-cell office:value-type="float" office:value="685">
            <text:p>685</text:p>
          </table:table-cell>
          <table:table-cell office:value-type="string">
            <text:p>EXCEPTION!!</text:p>
          </table:table-cell>
          <table:table-cell office:value-type="float" office:value="210">
            <text:p>210</text:p>
          </table:table-cell>
          <table:table-cell office:value-type="float" office:value="0.0000000030803">
            <text:p>3.08E-009</text:p>
          </table:table-cell>
          <table:table-cell office:value-type="float" office:value="0.00000000012798">
            <text:p>1.28E-010</text:p>
          </table:table-cell>
          <table:table-cell/>
          <table:table-cell office:value-type="float" office:value="421">
            <text:p>421</text:p>
          </table:table-cell>
          <table:table-cell office:value-type="float" office:value="0.00000000002763">
            <text:p>2.76E-011</text:p>
          </table:table-cell>
          <table:table-cell office:value-type="float" office:value="0.000000000033601">
            <text:p>3.36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687] &lt; [.L687];&quot;BETTER&quot;;IF([.P687]-2 &gt; [.L687]; &quot;WORSE&quot;;&quot;&quot;))">
            <text:p/>
          </table:table-cell>
          <table:table-cell table:formula="of:=IF([.R687] &lt; [.N687];&quot;BETTER&quot;;IF([.R687] &gt;[.N687]*1.1;&quot;WORSE&quot;;&quot;&quot;))">
            <text:p/>
          </table:table-cell>
          <table:table-cell office:value-type="float" office:value="526">
            <text:p>526</text:p>
          </table:table-cell>
          <table:table-cell office:value-type="float" office:value="0.000000000000018319">
            <text:p>1.83E-014</text:p>
          </table:table-cell>
          <table:table-cell office:value-type="float" office:value="2.2204E-016">
            <text:p>2.22E-016</text:p>
          </table:table-cell>
          <table:table-cell table:formula="of:=IF([.U687] &lt; [.P687];&quot;BETTER&quot;;IF([.U687]-2 &gt; [.P687]; &quot;WORSE&quot;;&quot;&quot;))" office:value-type="string" office:string-value="BETTER">
            <text:p>BETTER</text:p>
          </table:table-cell>
          <table:table-cell table:formula="of:=IF([.W687] &lt; [.R687];&quot;BETTER&quot;;IF([.W687] &gt;[.R687]*1.1;&quot;WORSE&quot;;&quot;&quot;))" office:value-type="string" office:string-value="BETTER">
            <text:p>BETTER</text:p>
          </table:table-cell>
          <table:table-cell office:value-type="float" office:value="526">
            <text:p>526</text:p>
          </table:table-cell>
          <table:table-cell office:value-type="float" office:value="0.000000000000024916">
            <text:p>2.49E-014</text:p>
          </table:table-cell>
          <table:table-cell office:value-type="float" office:value="2.2204E-016">
            <text:p>2.22E-016</text:p>
          </table:table-cell>
          <table:table-cell table:formula="of:=IF([.Z687] &lt; [.U687];&quot;BETTER&quot;;IF([.Z687]-2 &gt; [.U687]; &quot;WORSE&quot;;&quot;&quot;))">
            <text:p/>
          </table:table-cell>
          <table:table-cell table:formula="of:=IF([.AB687] &lt; [.W687];&quot;BETTER&quot;;IF([.AB687] &gt;[.W687]*1.1;&quot;WORSE&quot;;&quot;&quot;))">
            <text:p/>
          </table:table-cell>
        </table:table-row>
        <table:table-row table:style-name="ro3">
          <table:table-cell/>
          <table:table-cell office:value-type="float" office:value="686">
            <text:p>686</text:p>
          </table:table-cell>
          <table:table-cell office:value-type="string">
            <text:p>1.90171914812528051e+01</text:p>
          </table:table-cell>
          <table:table-cell office:value-type="float" office:value="58">
            <text:p>58</text:p>
          </table:table-cell>
          <table:table-cell office:value-type="float" office:value="0.000000000037891">
            <text:p>3.79E-011</text:p>
          </table:table-cell>
          <table:table-cell office:value-type="float" office:value="0.0000000000024804">
            <text:p>2.48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37891">
            <text:p>3.79E-011</text:p>
          </table:table-cell>
          <table:table-cell office:value-type="float" office:value="0.0000000000024804">
            <text:p>2.4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7.1054E-015">
            <text:p>7.11E-015</text:p>
          </table:table-cell>
          <table:table-cell office:value-type="float" office:value="0.0000000000024817">
            <text:p>2.4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7.1054E-015">
            <text:p>7.11E-015</text:p>
          </table:table-cell>
          <table:table-cell office:value-type="float" office:value="0.0000000000024817">
            <text:p>2.48E-012</text:p>
          </table:table-cell>
          <table:table-cell table:formula="of:=IF([.P688] &lt; [.L688];&quot;BETTER&quot;;IF([.P688]-2 &gt; [.L688]; &quot;WORSE&quot;;&quot;&quot;))">
            <text:p/>
          </table:table-cell>
          <table:table-cell table:formula="of:=IF([.R688] &lt; [.N688];&quot;BETTER&quot;;IF([.R688] &gt;[.N68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7.1054E-015">
            <text:p>7.11E-015</text:p>
          </table:table-cell>
          <table:table-cell office:value-type="float" office:value="0.0000000000024818">
            <text:p>2.48E-012</text:p>
          </table:table-cell>
          <table:table-cell table:formula="of:=IF([.U688] &lt; [.P688];&quot;BETTER&quot;;IF([.U688]-2 &gt; [.P688]; &quot;WORSE&quot;;&quot;&quot;))">
            <text:p/>
          </table:table-cell>
          <table:table-cell table:formula="of:=IF([.W688] &lt; [.R688];&quot;BETTER&quot;;IF([.W688] &gt;[.R68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95285">
            <text:p>9.53E-012</text:p>
          </table:table-cell>
          <table:table-cell office:value-type="float" office:value="0.0000000000024818">
            <text:p>2.48E-012</text:p>
          </table:table-cell>
          <table:table-cell table:formula="of:=IF([.Z688] &lt; [.U688];&quot;BETTER&quot;;IF([.Z688]-2 &gt; [.U688]; &quot;WORSE&quot;;&quot;&quot;))">
            <text:p/>
          </table:table-cell>
          <table:table-cell table:formula="of:=IF([.AB688] &lt; [.W688];&quot;BETTER&quot;;IF([.AB688] &gt;[.W688]*1.1;&quot;WORSE&quot;;&quot;&quot;))">
            <text:p/>
          </table:table-cell>
        </table:table-row>
        <table:table-row table:style-name="ro3">
          <table:table-cell/>
          <table:table-cell office:value-type="float" office:value="687">
            <text:p>687</text:p>
          </table:table-cell>
          <table:table-cell office:value-type="string">
            <text:p>-1.96691808977665222e-02</text:p>
          </table:table-cell>
          <table:table-cell office:value-type="float" office:value="416">
            <text:p>416</text:p>
          </table:table-cell>
          <table:table-cell office:value-type="float" office:value="0.00000000015065">
            <text:p>1.51E-010</text:p>
          </table:table-cell>
          <table:table-cell office:value-type="float" office:value="0.39782">
            <text:p>3.98E-001</text:p>
          </table:table-cell>
          <table:table-cell/>
          <table:table-cell office:value-type="float" office:value="428">
            <text:p>428</text:p>
          </table:table-cell>
          <table:table-cell office:value-type="float" office:value="0.000000000021936">
            <text:p>2.19E-011</text:p>
          </table:table-cell>
          <table:table-cell office:value-type="float" office:value="0.39782">
            <text:p>3.98E-001</text:p>
          </table:table-cell>
          <table:table-cell/>
          <table:table-cell office:value-type="float" office:value="1172">
            <text:p>1172</text:p>
          </table:table-cell>
          <table:table-cell office:value-type="float" office:value="3.1919E-016">
            <text:p>3.19E-016</text:p>
          </table:table-cell>
          <table:table-cell office:value-type="float" office:value="0.39782">
            <text:p>3.98E-001</text:p>
          </table:table-cell>
          <table:table-cell/>
          <table:table-cell office:value-type="float" office:value="1176">
            <text:p>1176</text:p>
          </table:table-cell>
          <table:table-cell office:value-type="float" office:value="3.1919E-016">
            <text:p>3.19E-016</text:p>
          </table:table-cell>
          <table:table-cell office:value-type="float" office:value="0.39782">
            <text:p>3.98E-001</text:p>
          </table:table-cell>
          <table:table-cell table:formula="of:=IF([.P689] &lt; [.L689];&quot;BETTER&quot;;IF([.P689]-2 &gt; [.L689]; &quot;WORSE&quot;;&quot;&quot;))" office:value-type="string" office:string-value="WORSE">
            <text:p>WORSE</text:p>
          </table:table-cell>
          <table:table-cell table:formula="of:=IF([.R689] &lt; [.N689];&quot;BETTER&quot;;IF([.R689] &gt;[.N689]*1.1;&quot;WORSE&quot;;&quot;&quot;))">
            <text:p/>
          </table:table-cell>
          <table:table-cell office:value-type="float" office:value="1176">
            <text:p>1176</text:p>
          </table:table-cell>
          <table:table-cell office:value-type="float" office:value="3.2266E-016">
            <text:p>3.23E-016</text:p>
          </table:table-cell>
          <table:table-cell office:value-type="float" office:value="0.39782">
            <text:p>3.98E-001</text:p>
          </table:table-cell>
          <table:table-cell table:formula="of:=IF([.U689] &lt; [.P689];&quot;BETTER&quot;;IF([.U689]-2 &gt; [.P689]; &quot;WORSE&quot;;&quot;&quot;))">
            <text:p/>
          </table:table-cell>
          <table:table-cell table:formula="of:=IF([.W689] &lt; [.R689];&quot;BETTER&quot;;IF([.W689] &gt;[.R689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2.2695E-015">
            <text:p>2.27E-015</text:p>
          </table:table-cell>
          <table:table-cell office:value-type="float" office:value="0.39782">
            <text:p>3.98E-001</text:p>
          </table:table-cell>
          <table:table-cell table:formula="of:=IF([.Z689] &lt; [.U689];&quot;BETTER&quot;;IF([.Z689]-2 &gt; [.U689]; &quot;WORSE&quot;;&quot;&quot;))" office:value-type="string" office:string-value="BETTER">
            <text:p>BETTER</text:p>
          </table:table-cell>
          <table:table-cell table:formula="of:=IF([.AB689] &lt; [.W689];&quot;BETTER&quot;;IF([.AB689] &gt;[.W689]*1.1;&quot;WORSE&quot;;&quot;&quot;))">
            <text:p/>
          </table:table-cell>
        </table:table-row>
        <table:table-row table:style-name="ro3">
          <table:table-cell/>
          <table:table-cell office:value-type="float" office:value="688">
            <text:p>688</text:p>
          </table:table-cell>
          <table:table-cell office:value-type="string">
            <text:p>7.95492652106833464e+00</text:p>
          </table:table-cell>
          <table:table-cell office:value-type="float" office:value="110">
            <text:p>110</text:p>
          </table:table-cell>
          <table:table-cell office:value-type="float" office:value="0.0000000000094064">
            <text:p>9.41E-012</text:p>
          </table:table-cell>
          <table:table-cell office:value-type="float" office:value="0.00000000000081706">
            <text:p>8.17E-013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27009">
            <text:p>2.70E-013</text:p>
          </table:table-cell>
          <table:table-cell office:value-type="float" office:value="0.0000000000083193">
            <text:p>8.32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3377">
            <text:p>3.38E-010</text:p>
          </table:table-cell>
          <table:table-cell office:value-type="float" office:value="0.0000000000085902">
            <text:p>8.5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3377">
            <text:p>3.38E-010</text:p>
          </table:table-cell>
          <table:table-cell office:value-type="float" office:value="0.0000000000085902">
            <text:p>8.59E-012</text:p>
          </table:table-cell>
          <table:table-cell table:formula="of:=IF([.P690] &lt; [.L690];&quot;BETTER&quot;;IF([.P690]-2 &gt; [.L690]; &quot;WORSE&quot;;&quot;&quot;))">
            <text:p/>
          </table:table-cell>
          <table:table-cell table:formula="of:=IF([.R690] &lt; [.N690];&quot;BETTER&quot;;IF([.R690] &gt;[.N69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3377">
            <text:p>3.38E-010</text:p>
          </table:table-cell>
          <table:table-cell office:value-type="float" office:value="0.0000000000085902">
            <text:p>8.59E-012</text:p>
          </table:table-cell>
          <table:table-cell table:formula="of:=IF([.U690] &lt; [.P690];&quot;BETTER&quot;;IF([.U690]-2 &gt; [.P690]; &quot;WORSE&quot;;&quot;&quot;))">
            <text:p/>
          </table:table-cell>
          <table:table-cell table:formula="of:=IF([.W690] &lt; [.R690];&quot;BETTER&quot;;IF([.W690] &gt;[.R69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3393">
            <text:p>3.39E-010</text:p>
          </table:table-cell>
          <table:table-cell office:value-type="float" office:value="0.0000000000085902">
            <text:p>8.59E-012</text:p>
          </table:table-cell>
          <table:table-cell table:formula="of:=IF([.Z690] &lt; [.U690];&quot;BETTER&quot;;IF([.Z690]-2 &gt; [.U690]; &quot;WORSE&quot;;&quot;&quot;))">
            <text:p/>
          </table:table-cell>
          <table:table-cell table:formula="of:=IF([.AB690] &lt; [.W690];&quot;BETTER&quot;;IF([.AB690] &gt;[.W690]*1.1;&quot;WORSE&quot;;&quot;&quot;))">
            <text:p/>
          </table:table-cell>
        </table:table-row>
        <table:table-row table:style-name="ro3">
          <table:table-cell/>
          <table:table-cell office:value-type="float" office:value="689">
            <text:p>689</text:p>
          </table:table-cell>
          <table:table-cell office:value-type="string">
            <text:p>5.67233357781530856e+00</text:p>
          </table:table-cell>
          <table:table-cell office:value-type="float" office:value="110">
            <text:p>110</text:p>
          </table:table-cell>
          <table:table-cell office:value-type="float" office:value="0.000000000023406">
            <text:p>2.34E-011</text:p>
          </table:table-cell>
          <table:table-cell office:value-type="float" office:value="0.0000000000021538">
            <text:p>2.15E-01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28119">
            <text:p>2.81E-011</text:p>
          </table:table-cell>
          <table:table-cell office:value-type="float" office:value="0.0000000000025596">
            <text:p>2.56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073943">
            <text:p>7.39E-014</text:p>
          </table:table-cell>
          <table:table-cell office:value-type="float" office:value="0.0000000000026988">
            <text:p>2.70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073943">
            <text:p>7.39E-014</text:p>
          </table:table-cell>
          <table:table-cell office:value-type="float" office:value="0.0000000000026988">
            <text:p>2.70E-012</text:p>
          </table:table-cell>
          <table:table-cell table:formula="of:=IF([.P691] &lt; [.L691];&quot;BETTER&quot;;IF([.P691]-2 &gt; [.L691]; &quot;WORSE&quot;;&quot;&quot;))">
            <text:p/>
          </table:table-cell>
          <table:table-cell table:formula="of:=IF([.R691] &lt; [.N691];&quot;BETTER&quot;;IF([.R691] &gt;[.N69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73943">
            <text:p>7.39E-014</text:p>
          </table:table-cell>
          <table:table-cell office:value-type="float" office:value="0.0000000000026988">
            <text:p>2.70E-012</text:p>
          </table:table-cell>
          <table:table-cell table:formula="of:=IF([.U691] &lt; [.P691];&quot;BETTER&quot;;IF([.U691]-2 &gt; [.P691]; &quot;WORSE&quot;;&quot;&quot;))">
            <text:p/>
          </table:table-cell>
          <table:table-cell table:formula="of:=IF([.W691] &lt; [.R691];&quot;BETTER&quot;;IF([.W691] &gt;[.R69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2833">
            <text:p>2.83E-013</text:p>
          </table:table-cell>
          <table:table-cell office:value-type="float" office:value="0.0000000000026988">
            <text:p>2.70E-012</text:p>
          </table:table-cell>
          <table:table-cell table:formula="of:=IF([.Z691] &lt; [.U691];&quot;BETTER&quot;;IF([.Z691]-2 &gt; [.U691]; &quot;WORSE&quot;;&quot;&quot;))">
            <text:p/>
          </table:table-cell>
          <table:table-cell table:formula="of:=IF([.AB691] &lt; [.W691];&quot;BETTER&quot;;IF([.AB691] &gt;[.W691]*1.1;&quot;WORSE&quot;;&quot;&quot;))">
            <text:p/>
          </table:table-cell>
        </table:table-row>
        <table:table-row table:style-name="ro3">
          <table:table-cell/>
          <table:table-cell office:value-type="float" office:value="690">
            <text:p>690</text:p>
          </table:table-cell>
          <table:table-cell office:value-type="string">
            <text:p>4.44288293815836610e+00</text:p>
          </table:table-cell>
          <table:table-cell office:value-type="float" office:value="147">
            <text:p>147</text:p>
          </table:table-cell>
          <table:table-cell office:value-type="float" office:value="0.000000000073357">
            <text:p>7.34E-011</text:p>
          </table:table-cell>
          <table:table-cell office:value-type="float" office:value="0.00000000008441">
            <text:p>8.44E-011</text:p>
          </table:table-cell>
          <table:table-cell/>
          <table:table-cell office:value-type="float" office:value="153">
            <text:p>153</text:p>
          </table:table-cell>
          <table:table-cell office:value-type="float" office:value="0.000000000002438">
            <text:p>2.44E-012</text:p>
          </table:table-cell>
          <table:table-cell office:value-type="float" office:value="0.000000000011829">
            <text:p>1.18E-011</text:p>
          </table:table-cell>
          <table:table-cell/>
          <table:table-cell office:value-type="float" office:value="407">
            <text:p>407</text:p>
          </table:table-cell>
          <table:table-cell office:value-type="float" office:value="1.3951E-015">
            <text:p>1.40E-015</text:p>
          </table:table-cell>
          <table:table-cell office:value-type="float" office:value="0.000000000009371">
            <text:p>9.37E-012</text:p>
          </table:table-cell>
          <table:table-cell/>
          <table:table-cell office:value-type="float" office:value="407">
            <text:p>407</text:p>
          </table:table-cell>
          <table:table-cell office:value-type="float" office:value="1.3951E-015">
            <text:p>1.40E-015</text:p>
          </table:table-cell>
          <table:table-cell office:value-type="float" office:value="0.000000000009371">
            <text:p>9.37E-012</text:p>
          </table:table-cell>
          <table:table-cell table:formula="of:=IF([.P692] &lt; [.L692];&quot;BETTER&quot;;IF([.P692]-2 &gt; [.L692]; &quot;WORSE&quot;;&quot;&quot;))">
            <text:p/>
          </table:table-cell>
          <table:table-cell table:formula="of:=IF([.R692] &lt; [.N692];&quot;BETTER&quot;;IF([.R692] &gt;[.N692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1.3951E-015">
            <text:p>1.40E-015</text:p>
          </table:table-cell>
          <table:table-cell office:value-type="float" office:value="0.000000000009371">
            <text:p>9.37E-012</text:p>
          </table:table-cell>
          <table:table-cell table:formula="of:=IF([.U692] &lt; [.P692];&quot;BETTER&quot;;IF([.U692]-2 &gt; [.P692]; &quot;WORSE&quot;;&quot;&quot;))">
            <text:p/>
          </table:table-cell>
          <table:table-cell table:formula="of:=IF([.W692] &lt; [.R692];&quot;BETTER&quot;;IF([.W692] &gt;[.R692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1.3951E-015">
            <text:p>1.40E-015</text:p>
          </table:table-cell>
          <table:table-cell office:value-type="float" office:value="0.000000000009371">
            <text:p>9.37E-012</text:p>
          </table:table-cell>
          <table:table-cell table:formula="of:=IF([.Z692] &lt; [.U692];&quot;BETTER&quot;;IF([.Z692]-2 &gt; [.U692]; &quot;WORSE&quot;;&quot;&quot;))">
            <text:p/>
          </table:table-cell>
          <table:table-cell table:formula="of:=IF([.AB692] &lt; [.W692];&quot;BETTER&quot;;IF([.AB692] &gt;[.W692]*1.1;&quot;WORSE&quot;;&quot;&quot;))">
            <text:p/>
          </table:table-cell>
        </table:table-row>
        <table:table-row table:style-name="ro3">
          <table:table-cell/>
          <table:table-cell office:value-type="float" office:value="691">
            <text:p>691</text:p>
          </table:table-cell>
          <table:table-cell office:value-type="string">
            <text:p>2.68658684329347031e+00</text:p>
          </table:table-cell>
          <table:table-cell office:value-type="float" office:value="81">
            <text:p>81</text:p>
          </table:table-cell>
          <table:table-cell office:value-type="float" office:value="0.00000000000015358">
            <text:p>1.54E-013</text:p>
          </table:table-cell>
          <table:table-cell office:value-type="float" office:value="0.000000000002431">
            <text:p>2.43E-012</text:p>
          </table:table-cell>
          <table:table-cell/>
          <table:table-cell office:value-type="float" office:value="81">
            <text:p>81</text:p>
          </table:table-cell>
          <table:table-cell office:value-type="float" office:value="0.00000000000015358">
            <text:p>1.54E-013</text:p>
          </table:table-cell>
          <table:table-cell office:value-type="float" office:value="0.000000000002431">
            <text:p>2.43E-012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52512">
            <text:p>5.25E-010</text:p>
          </table:table-cell>
          <table:table-cell office:value-type="float" office:value="0.0000000000024306">
            <text:p>2.43E-012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52512">
            <text:p>5.25E-010</text:p>
          </table:table-cell>
          <table:table-cell office:value-type="float" office:value="0.0000000000024306">
            <text:p>2.43E-012</text:p>
          </table:table-cell>
          <table:table-cell table:formula="of:=IF([.P693] &lt; [.L693];&quot;BETTER&quot;;IF([.P693]-2 &gt; [.L693]; &quot;WORSE&quot;;&quot;&quot;))">
            <text:p/>
          </table:table-cell>
          <table:table-cell table:formula="of:=IF([.R693] &lt; [.N693];&quot;BETTER&quot;;IF([.R693] &gt;[.N693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52512">
            <text:p>5.25E-010</text:p>
          </table:table-cell>
          <table:table-cell office:value-type="float" office:value="0.0000000000024306">
            <text:p>2.43E-012</text:p>
          </table:table-cell>
          <table:table-cell table:formula="of:=IF([.U693] &lt; [.P693];&quot;BETTER&quot;;IF([.U693]-2 &gt; [.P693]; &quot;WORSE&quot;;&quot;&quot;))">
            <text:p/>
          </table:table-cell>
          <table:table-cell table:formula="of:=IF([.W693] &lt; [.R693];&quot;BETTER&quot;;IF([.W693] &gt;[.R693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52512">
            <text:p>5.25E-010</text:p>
          </table:table-cell>
          <table:table-cell office:value-type="float" office:value="0.0000000000024306">
            <text:p>2.43E-012</text:p>
          </table:table-cell>
          <table:table-cell table:formula="of:=IF([.Z693] &lt; [.U693];&quot;BETTER&quot;;IF([.Z693]-2 &gt; [.U693]; &quot;WORSE&quot;;&quot;&quot;))">
            <text:p/>
          </table:table-cell>
          <table:table-cell table:formula="of:=IF([.AB693] &lt; [.W693];&quot;BETTER&quot;;IF([.AB693] &gt;[.W693]*1.1;&quot;WORSE&quot;;&quot;&quot;))">
            <text:p/>
          </table:table-cell>
        </table:table-row>
        <table:table-row table:style-name="ro3">
          <table:table-cell/>
          <table:table-cell office:value-type="float" office:value="692">
            <text:p>692</text:p>
          </table:table-cell>
          <table:table-cell office:value-type="string">
            <text:p>1.14658111025915410e+00</text:p>
          </table:table-cell>
          <table:table-cell office:value-type="float" office:value="57">
            <text:p>57</text:p>
          </table:table-cell>
          <table:table-cell office:value-type="float" office:value="3.8732E-016">
            <text:p>3.87E-016</text:p>
          </table:table-cell>
          <table:table-cell office:value-type="float" office:value="0.000000000035625">
            <text:p>3.56E-011</text:p>
          </table:table-cell>
          <table:table-cell/>
          <table:table-cell office:value-type="float" office:value="57">
            <text:p>57</text:p>
          </table:table-cell>
          <table:table-cell office:value-type="float" office:value="3.8732E-016">
            <text:p>3.87E-016</text:p>
          </table:table-cell>
          <table:table-cell office:value-type="float" office:value="0.000000000035625">
            <text:p>3.56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32152">
            <text:p>3.22E-013</text:p>
          </table:table-cell>
          <table:table-cell office:value-type="float" office:value="0.000000000035624">
            <text:p>3.56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32152">
            <text:p>3.22E-013</text:p>
          </table:table-cell>
          <table:table-cell office:value-type="float" office:value="0.000000000035624">
            <text:p>3.56E-011</text:p>
          </table:table-cell>
          <table:table-cell table:formula="of:=IF([.P694] &lt; [.L694];&quot;BETTER&quot;;IF([.P694]-2 &gt; [.L694]; &quot;WORSE&quot;;&quot;&quot;))">
            <text:p/>
          </table:table-cell>
          <table:table-cell table:formula="of:=IF([.R694] &lt; [.N694];&quot;BETTER&quot;;IF([.R694] &gt;[.N694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032152">
            <text:p>3.22E-013</text:p>
          </table:table-cell>
          <table:table-cell office:value-type="float" office:value="0.000000000035624">
            <text:p>3.56E-011</text:p>
          </table:table-cell>
          <table:table-cell table:formula="of:=IF([.U694] &lt; [.P694];&quot;BETTER&quot;;IF([.U694]-2 &gt; [.P694]; &quot;WORSE&quot;;&quot;&quot;))">
            <text:p/>
          </table:table-cell>
          <table:table-cell table:formula="of:=IF([.W694] &lt; [.R694];&quot;BETTER&quot;;IF([.W694] &gt;[.R694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034751">
            <text:p>3.48E-013</text:p>
          </table:table-cell>
          <table:table-cell office:value-type="float" office:value="0.000000000035624">
            <text:p>3.56E-011</text:p>
          </table:table-cell>
          <table:table-cell table:formula="of:=IF([.Z694] &lt; [.U694];&quot;BETTER&quot;;IF([.Z694]-2 &gt; [.U694]; &quot;WORSE&quot;;&quot;&quot;))">
            <text:p/>
          </table:table-cell>
          <table:table-cell table:formula="of:=IF([.AB694] &lt; [.W694];&quot;BETTER&quot;;IF([.AB694] &gt;[.W694]*1.1;&quot;WORSE&quot;;&quot;&quot;))">
            <text:p/>
          </table:table-cell>
        </table:table-row>
        <table:table-row table:style-name="ro3">
          <table:table-cell/>
          <table:table-cell office:value-type="float" office:value="693">
            <text:p>693</text:p>
          </table:table-cell>
          <table:table-cell office:value-type="string">
            <text:p>6.00000000000000000e+00</text:p>
          </table:table-cell>
          <table:table-cell office:value-type="float" office:value="64">
            <text:p>64</text:p>
          </table:table-cell>
          <table:table-cell office:value-type="float" office:value="3.5527E-015">
            <text:p>3.55E-015</text:p>
          </table:table-cell>
          <table:table-cell office:value-type="float" office:value="4.4409E-016">
            <text:p>4.44E-016</text:p>
          </table:table-cell>
          <table:table-cell/>
          <table:table-cell office:value-type="float" office:value="65">
            <text:p>65</text:p>
          </table:table-cell>
          <table:table-cell office:value-type="float" office:value="3.5527E-015">
            <text:p>3.55E-015</text:p>
          </table:table-cell>
          <table:table-cell office:value-type="float" office:value="4.4409E-016">
            <text:p>4.44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2434">
            <text:p>1.24E-014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2434">
            <text:p>1.24E-014</text:p>
          </table:table-cell>
          <table:table-cell office:value-type="float" office:value="0">
            <text:p>0.00E+000</text:p>
          </table:table-cell>
          <table:table-cell table:formula="of:=IF([.P695] &lt; [.L695];&quot;BETTER&quot;;IF([.P695]-2 &gt; [.L695]; &quot;WORSE&quot;;&quot;&quot;))">
            <text:p/>
          </table:table-cell>
          <table:table-cell table:formula="of:=IF([.R695] &lt; [.N695];&quot;BETTER&quot;;IF([.R695] &gt;[.N69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2434">
            <text:p>1.24E-014</text:p>
          </table:table-cell>
          <table:table-cell office:value-type="float" office:value="0">
            <text:p>0.00E+000</text:p>
          </table:table-cell>
          <table:table-cell table:formula="of:=IF([.U695] &lt; [.P695];&quot;BETTER&quot;;IF([.U695]-2 &gt; [.P695]; &quot;WORSE&quot;;&quot;&quot;))">
            <text:p/>
          </table:table-cell>
          <table:table-cell table:formula="of:=IF([.W695] &lt; [.R695];&quot;BETTER&quot;;IF([.W695] &gt;[.R69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23852">
            <text:p>2.39E-014</text:p>
          </table:table-cell>
          <table:table-cell office:value-type="float" office:value="0">
            <text:p>0.00E+000</text:p>
          </table:table-cell>
          <table:table-cell table:formula="of:=IF([.Z695] &lt; [.U695];&quot;BETTER&quot;;IF([.Z695]-2 &gt; [.U695]; &quot;WORSE&quot;;&quot;&quot;))">
            <text:p/>
          </table:table-cell>
          <table:table-cell table:formula="of:=IF([.AB695] &lt; [.W695];&quot;BETTER&quot;;IF([.AB695] &gt;[.W695]*1.1;&quot;WORSE&quot;;&quot;&quot;))">
            <text:p/>
          </table:table-cell>
        </table:table-row>
        <table:table-row table:style-name="ro3">
          <table:table-cell/>
          <table:table-cell office:value-type="float" office:value="694">
            <text:p>694</text:p>
          </table:table-cell>
          <table:table-cell office:value-type="string">
            <text:p>1.52278758756672428e+00</text:p>
          </table:table-cell>
          <table:table-cell office:value-type="float" office:value="475">
            <text:p>475</text:p>
          </table:table-cell>
          <table:table-cell office:value-type="float" office:value="0.0000000012047">
            <text:p>1.20E-009</text:p>
          </table:table-cell>
          <table:table-cell office:value-type="float" office:value="0.000000014063">
            <text:p>1.41E-008</text:p>
          </table:table-cell>
          <table:table-cell/>
          <table:table-cell office:value-type="float" office:value="1886">
            <text:p>1886</text:p>
          </table:table-cell>
          <table:table-cell office:value-type="float" office:value="0.00000000067519">
            <text:p>6.75E-010</text:p>
          </table:table-cell>
          <table:table-cell office:value-type="float" office:value="0.000000011541">
            <text:p>1.15E-008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00012158">
            <text:p>1.22E-009</text:p>
          </table:table-cell>
          <table:table-cell office:value-type="float" office:value="0.000000022546">
            <text:p>2.25E-008</text:p>
          </table:table-cell>
          <table:table-cell/>
          <table:table-cell office:value-type="float" office:value="149">
            <text:p>149</text:p>
          </table:table-cell>
          <table:table-cell office:value-type="float" office:value="0.0000000085406">
            <text:p>8.54E-009</text:p>
          </table:table-cell>
          <table:table-cell office:value-type="float" office:value="0.000000010909">
            <text:p>1.09E-008</text:p>
          </table:table-cell>
          <table:table-cell table:formula="of:=IF([.P696] &lt; [.L696];&quot;BETTER&quot;;IF([.P696]-2 &gt; [.L696]; &quot;WORSE&quot;;&quot;&quot;))" office:value-type="string" office:string-value="BETTER">
            <text:p>BETTER</text:p>
          </table:table-cell>
          <table:table-cell table:formula="of:=IF([.R696] &lt; [.N696];&quot;BETTER&quot;;IF([.R696] &gt;[.N696]*1.1;&quot;WORSE&quot;;&quot;&quot;))" office:value-type="string" office:string-value="BETTER">
            <text:p>BETTER</text:p>
          </table:table-cell>
          <table:table-cell office:value-type="float" office:value="149">
            <text:p>149</text:p>
          </table:table-cell>
          <table:table-cell office:value-type="float" office:value="0.0000000085406">
            <text:p>8.54E-009</text:p>
          </table:table-cell>
          <table:table-cell office:value-type="float" office:value="0.000000010909">
            <text:p>1.09E-008</text:p>
          </table:table-cell>
          <table:table-cell table:formula="of:=IF([.U696] &lt; [.P696];&quot;BETTER&quot;;IF([.U696]-2 &gt; [.P696]; &quot;WORSE&quot;;&quot;&quot;))">
            <text:p/>
          </table:table-cell>
          <table:table-cell table:formula="of:=IF([.W696] &lt; [.R696];&quot;BETTER&quot;;IF([.W696] &gt;[.R69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28989">
            <text:p>2.90E-006</text:p>
          </table:table-cell>
          <table:table-cell office:value-type="float" office:value="0.000000010909">
            <text:p>1.09E-008</text:p>
          </table:table-cell>
          <table:table-cell table:formula="of:=IF([.Z696] &lt; [.U696];&quot;BETTER&quot;;IF([.Z696]-2 &gt; [.U696]; &quot;WORSE&quot;;&quot;&quot;))" office:value-type="string" office:string-value="BETTER">
            <text:p>BETTER</text:p>
          </table:table-cell>
          <table:table-cell table:formula="of:=IF([.AB696] &lt; [.W696];&quot;BETTER&quot;;IF([.AB696] &gt;[.W696]*1.1;&quot;WORSE&quot;;&quot;&quot;))">
            <text:p/>
          </table:table-cell>
        </table:table-row>
        <table:table-row table:style-name="ro3">
          <table:table-cell/>
          <table:table-cell office:value-type="float" office:value="695">
            <text:p>695</text:p>
          </table:table-cell>
          <table:table-cell office:value-type="string">
            <text:p>2.34375000000000069e-02</text:p>
          </table:table-cell>
          <table:table-cell office:value-type="float" office:value="43">
            <text:p>43</text:p>
          </table:table-cell>
          <table:table-cell office:value-type="float" office:value="0.000000000080161">
            <text:p>8.02E-011</text:p>
          </table:table-cell>
          <table:table-cell office:value-type="float" office:value="1.4803E-016">
            <text:p>1.48E-016</text:p>
          </table:table-cell>
          <table:table-cell/>
          <table:table-cell office:value-type="float" office:value="43">
            <text:p>43</text:p>
          </table:table-cell>
          <table:table-cell office:value-type="float" office:value="0.000000000080161">
            <text:p>8.02E-011</text:p>
          </table:table-cell>
          <table:table-cell office:value-type="float" office:value="1.4803E-016">
            <text:p>1.48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2.9606E-016">
            <text:p>2.96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2.9606E-016">
            <text:p>2.96E-016</text:p>
          </table:table-cell>
          <table:table-cell table:formula="of:=IF([.P697] &lt; [.L697];&quot;BETTER&quot;;IF([.P697]-2 &gt; [.L697]; &quot;WORSE&quot;;&quot;&quot;))">
            <text:p/>
          </table:table-cell>
          <table:table-cell table:formula="of:=IF([.R697] &lt; [.N697];&quot;BETTER&quot;;IF([.R697] &gt;[.N69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2.9606E-016">
            <text:p>2.96E-016</text:p>
          </table:table-cell>
          <table:table-cell table:formula="of:=IF([.U697] &lt; [.P697];&quot;BETTER&quot;;IF([.U697]-2 &gt; [.P697]; &quot;WORSE&quot;;&quot;&quot;))">
            <text:p/>
          </table:table-cell>
          <table:table-cell table:formula="of:=IF([.W697] &lt; [.R697];&quot;BETTER&quot;;IF([.W697] &gt;[.R69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5269E-072">
            <text:p>6.53E-072</text:p>
          </table:table-cell>
          <table:table-cell office:value-type="float" office:value="2.9606E-016">
            <text:p>2.96E-016</text:p>
          </table:table-cell>
          <table:table-cell table:formula="of:=IF([.Z697] &lt; [.U697];&quot;BETTER&quot;;IF([.Z697]-2 &gt; [.U697]; &quot;WORSE&quot;;&quot;&quot;))">
            <text:p/>
          </table:table-cell>
          <table:table-cell table:formula="of:=IF([.AB697] &lt; [.W697];&quot;BETTER&quot;;IF([.AB697] &gt;[.W697]*1.1;&quot;WORSE&quot;;&quot;&quot;))">
            <text:p/>
          </table:table-cell>
        </table:table-row>
        <table:table-row table:style-name="ro3">
          <table:table-cell/>
          <table:table-cell office:value-type="float" office:value="696">
            <text:p>696</text:p>
          </table:table-cell>
          <table:table-cell office:value-type="string">
            <text:p>6.16919644547880064e-01</text:p>
          </table:table-cell>
          <table:table-cell office:value-type="float" office:value="45554">
            <text:p>45554</text:p>
          </table:table-cell>
          <table:table-cell office:value-type="float" office:value="0.0000000077168">
            <text:p>7.72E-009</text:p>
          </table:table-cell>
          <table:table-cell office:value-type="float" office:value="0.00000014447">
            <text:p>1.44E-007</text:p>
          </table:table-cell>
          <table:table-cell/>
          <table:table-cell office:value-type="float" office:value="185985">
            <text:p>185985</text:p>
          </table:table-cell>
          <table:table-cell office:value-type="float" office:value="0.000000039562">
            <text:p>3.96E-008</text:p>
          </table:table-cell>
          <table:table-cell office:value-type="float" office:value="0.000000065088">
            <text:p>6.51E-008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2927">
            <text:p>2.93E-006</text:p>
          </table:table-cell>
          <table:table-cell office:value-type="float" office:value="0.00001142">
            <text:p>1.14E-005</text:p>
          </table:table-cell>
          <table:table-cell/>
          <table:table-cell office:value-type="float" office:value="1174">
            <text:p>1174</text:p>
          </table:table-cell>
          <table:table-cell office:value-type="float" office:value="0.000076172">
            <text:p>7.62E-005</text:p>
          </table:table-cell>
          <table:table-cell office:value-type="float" office:value="0.0001013">
            <text:p>1.01E-004</text:p>
          </table:table-cell>
          <table:table-cell table:formula="of:=IF([.P698] &lt; [.L698];&quot;BETTER&quot;;IF([.P698]-2 &gt; [.L698]; &quot;WORSE&quot;;&quot;&quot;))" office:value-type="string" office:string-value="BETTER">
            <text:p>BETTER</text:p>
          </table:table-cell>
          <table:table-cell table:formula="of:=IF([.R698] &lt; [.N698];&quot;BETTER&quot;;IF([.R698] &gt;[.N698]*1.1;&quot;WORSE&quot;;&quot;&quot;))" office:value-type="string" office:string-value="WORSE">
            <text:p>WORSE</text:p>
          </table:table-cell>
          <table:table-cell office:value-type="float" office:value="1174">
            <text:p>1174</text:p>
          </table:table-cell>
          <table:table-cell office:value-type="float" office:value="0.000076172">
            <text:p>7.62E-005</text:p>
          </table:table-cell>
          <table:table-cell office:value-type="float" office:value="0.0001013">
            <text:p>1.01E-004</text:p>
          </table:table-cell>
          <table:table-cell table:formula="of:=IF([.U698] &lt; [.P698];&quot;BETTER&quot;;IF([.U698]-2 &gt; [.P698]; &quot;WORSE&quot;;&quot;&quot;))">
            <text:p/>
          </table:table-cell>
          <table:table-cell table:formula="of:=IF([.W698] &lt; [.R698];&quot;BETTER&quot;;IF([.W698] &gt;[.R698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0.000076172">
            <text:p>7.62E-005</text:p>
          </table:table-cell>
          <table:table-cell office:value-type="float" office:value="0.0001013">
            <text:p>1.01E-004</text:p>
          </table:table-cell>
          <table:table-cell table:formula="of:=IF([.Z698] &lt; [.U698];&quot;BETTER&quot;;IF([.Z698]-2 &gt; [.U698]; &quot;WORSE&quot;;&quot;&quot;))" office:value-type="string" office:string-value="BETTER">
            <text:p>BETTER</text:p>
          </table:table-cell>
          <table:table-cell table:formula="of:=IF([.AB698] &lt; [.W698];&quot;BETTER&quot;;IF([.AB698] &gt;[.W698]*1.1;&quot;WORSE&quot;;&quot;&quot;))">
            <text:p/>
          </table:table-cell>
        </table:table-row>
        <table:table-row table:style-name="ro3">
          <table:table-cell/>
          <table:table-cell office:value-type="float" office:value="697">
            <text:p>697</text:p>
          </table:table-cell>
          <table:table-cell office:value-type="string">
            <text:p>8.41116916640328061e-01</text:p>
          </table:table-cell>
          <table:table-cell office:value-type="float" office:value="61">
            <text:p>61</text:p>
          </table:table-cell>
          <table:table-cell office:value-type="float" office:value="0.0000000000000821">
            <text:p>8.21E-014</text:p>
          </table:table-cell>
          <table:table-cell office:value-type="float" office:value="0.000000000047865">
            <text:p>4.79E-011</text:p>
          </table:table-cell>
          <table:table-cell/>
          <table:table-cell office:value-type="float" office:value="62">
            <text:p>62</text:p>
          </table:table-cell>
          <table:table-cell office:value-type="float" office:value="5.2798E-016">
            <text:p>5.28E-016</text:p>
          </table:table-cell>
          <table:table-cell office:value-type="float" office:value="0.000000000047946">
            <text:p>4.79E-011</text:p>
          </table:table-cell>
          <table:table-cell/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47946">
            <text:p>4.79E-011</text:p>
          </table:table-cell>
          <table:table-cell/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47946">
            <text:p>4.79E-011</text:p>
          </table:table-cell>
          <table:table-cell table:formula="of:=IF([.P699] &lt; [.L699];&quot;BETTER&quot;;IF([.P699]-2 &gt; [.L699]; &quot;WORSE&quot;;&quot;&quot;))">
            <text:p/>
          </table:table-cell>
          <table:table-cell table:formula="of:=IF([.R699] &lt; [.N699];&quot;BETTER&quot;;IF([.R699] &gt;[.N69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47946">
            <text:p>4.79E-011</text:p>
          </table:table-cell>
          <table:table-cell table:formula="of:=IF([.U699] &lt; [.P699];&quot;BETTER&quot;;IF([.U699]-2 &gt; [.P699]; &quot;WORSE&quot;;&quot;&quot;))">
            <text:p/>
          </table:table-cell>
          <table:table-cell table:formula="of:=IF([.W699] &lt; [.R699];&quot;BETTER&quot;;IF([.W699] &gt;[.R69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8.1512E-015">
            <text:p>8.15E-015</text:p>
          </table:table-cell>
          <table:table-cell office:value-type="float" office:value="0.000000000047946">
            <text:p>4.79E-011</text:p>
          </table:table-cell>
          <table:table-cell table:formula="of:=IF([.Z699] &lt; [.U699];&quot;BETTER&quot;;IF([.Z699]-2 &gt; [.U699]; &quot;WORSE&quot;;&quot;&quot;))">
            <text:p/>
          </table:table-cell>
          <table:table-cell table:formula="of:=IF([.AB699] &lt; [.W699];&quot;BETTER&quot;;IF([.AB699] &gt;[.W699]*1.1;&quot;WORSE&quot;;&quot;&quot;))">
            <text:p/>
          </table:table-cell>
        </table:table-row>
        <table:table-row table:style-name="ro3">
          <table:table-cell/>
          <table:table-cell office:value-type="float" office:value="698">
            <text:p>698</text:p>
          </table:table-cell>
          <table:table-cell office:value-type="string">
            <text:p>2.72450421279611943e+00</text:p>
          </table:table-cell>
          <table:table-cell office:value-type="float" office:value="110">
            <text:p>110</text:p>
          </table:table-cell>
          <table:table-cell office:value-type="float" office:value="0.000000000010181">
            <text:p>1.02E-011</text:p>
          </table:table-cell>
          <table:table-cell office:value-type="float" office:value="0.00000000001164">
            <text:p>1.16E-011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25982">
            <text:p>2.60E-013</text:p>
          </table:table-cell>
          <table:table-cell office:value-type="float" office:value="0.0000000000017188">
            <text:p>1.72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56621">
            <text:p>5.66E-013</text:p>
          </table:table-cell>
          <table:table-cell office:value-type="float" office:value="0.0000000000014243">
            <text:p>1.42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56621">
            <text:p>5.66E-013</text:p>
          </table:table-cell>
          <table:table-cell office:value-type="float" office:value="0.0000000000014243">
            <text:p>1.42E-012</text:p>
          </table:table-cell>
          <table:table-cell table:formula="of:=IF([.P700] &lt; [.L700];&quot;BETTER&quot;;IF([.P700]-2 &gt; [.L700]; &quot;WORSE&quot;;&quot;&quot;))">
            <text:p/>
          </table:table-cell>
          <table:table-cell table:formula="of:=IF([.R700] &lt; [.N700];&quot;BETTER&quot;;IF([.R700] &gt;[.N70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56621">
            <text:p>5.66E-013</text:p>
          </table:table-cell>
          <table:table-cell office:value-type="float" office:value="0.0000000000014243">
            <text:p>1.42E-012</text:p>
          </table:table-cell>
          <table:table-cell table:formula="of:=IF([.U700] &lt; [.P700];&quot;BETTER&quot;;IF([.U700]-2 &gt; [.P700]; &quot;WORSE&quot;;&quot;&quot;))">
            <text:p/>
          </table:table-cell>
          <table:table-cell table:formula="of:=IF([.W700] &lt; [.R700];&quot;BETTER&quot;;IF([.W700] &gt;[.R70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82049">
            <text:p>8.20E-013</text:p>
          </table:table-cell>
          <table:table-cell office:value-type="float" office:value="0.0000000000014243">
            <text:p>1.42E-012</text:p>
          </table:table-cell>
          <table:table-cell table:formula="of:=IF([.Z700] &lt; [.U700];&quot;BETTER&quot;;IF([.Z700]-2 &gt; [.U700]; &quot;WORSE&quot;;&quot;&quot;))">
            <text:p/>
          </table:table-cell>
          <table:table-cell table:formula="of:=IF([.AB700] &lt; [.W700];&quot;BETTER&quot;;IF([.AB700] &gt;[.W700]*1.1;&quot;WORSE&quot;;&quot;&quot;))">
            <text:p/>
          </table:table-cell>
        </table:table-row>
        <table:table-row table:style-name="ro3">
          <table:table-cell/>
          <table:table-cell office:value-type="float" office:value="699">
            <text:p>699</text:p>
          </table:table-cell>
          <table:table-cell office:value-type="string">
            <text:p>1.57079632679489656e+00</text:p>
          </table:table-cell>
          <table:table-cell office:value-type="float" office:value="63">
            <text:p>63</text:p>
          </table:table-cell>
          <table:table-cell office:value-type="float" office:value="0.00000000000017048">
            <text:p>1.70E-013</text:p>
          </table:table-cell>
          <table:table-cell office:value-type="float" office:value="0.0000000000034313">
            <text:p>3.43E-012</text:p>
          </table:table-cell>
          <table:table-cell/>
          <table:table-cell office:value-type="float" office:value="64">
            <text:p>64</text:p>
          </table:table-cell>
          <table:table-cell office:value-type="float" office:value="0.000000000000012015">
            <text:p>1.20E-014</text:p>
          </table:table-cell>
          <table:table-cell office:value-type="float" office:value="0.0000000000032488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1579">
            <text:p>8.16E-012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1579">
            <text:p>8.16E-012</text:p>
          </table:table-cell>
          <table:table-cell office:value-type="float" office:value="0.000000000003249">
            <text:p>3.25E-012</text:p>
          </table:table-cell>
          <table:table-cell table:formula="of:=IF([.P701] &lt; [.L701];&quot;BETTER&quot;;IF([.P701]-2 &gt; [.L701]; &quot;WORSE&quot;;&quot;&quot;))">
            <text:p/>
          </table:table-cell>
          <table:table-cell table:formula="of:=IF([.R701] &lt; [.N701];&quot;BETTER&quot;;IF([.R701] &gt;[.N70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1579">
            <text:p>8.16E-012</text:p>
          </table:table-cell>
          <table:table-cell office:value-type="float" office:value="0.000000000003249">
            <text:p>3.25E-012</text:p>
          </table:table-cell>
          <table:table-cell table:formula="of:=IF([.U701] &lt; [.P701];&quot;BETTER&quot;;IF([.U701]-2 &gt; [.P701]; &quot;WORSE&quot;;&quot;&quot;))">
            <text:p/>
          </table:table-cell>
          <table:table-cell table:formula="of:=IF([.W701] &lt; [.R701];&quot;BETTER&quot;;IF([.W701] &gt;[.R70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1636">
            <text:p>8.16E-012</text:p>
          </table:table-cell>
          <table:table-cell office:value-type="float" office:value="0.000000000003249">
            <text:p>3.25E-012</text:p>
          </table:table-cell>
          <table:table-cell table:formula="of:=IF([.Z701] &lt; [.U701];&quot;BETTER&quot;;IF([.Z701]-2 &gt; [.U701]; &quot;WORSE&quot;;&quot;&quot;))">
            <text:p/>
          </table:table-cell>
          <table:table-cell table:formula="of:=IF([.AB701] &lt; [.W701];&quot;BETTER&quot;;IF([.AB701] &gt;[.W701]*1.1;&quot;WORSE&quot;;&quot;&quot;))">
            <text:p/>
          </table:table-cell>
        </table:table-row>
        <table:table-row table:style-name="ro3">
          <table:table-cell/>
          <table:table-cell office:value-type="float" office:value="700">
            <text:p>700</text:p>
          </table:table-cell>
          <table:table-cell office:value-type="string">
            <text:p>8.26444568243798749e-02</text:p>
          </table:table-cell>
          <table:table-cell office:value-type="float" office:value="109">
            <text:p>109</text:p>
          </table:table-cell>
          <table:table-cell office:value-type="float" office:value="0.000000000002899">
            <text:p>2.90E-012</text:p>
          </table:table-cell>
          <table:table-cell office:value-type="float" office:value="0.0000000002921">
            <text:p>2.92E-010</text:p>
          </table:table-cell>
          <table:table-cell/>
          <table:table-cell office:value-type="float" office:value="111">
            <text:p>111</text:p>
          </table:table-cell>
          <table:table-cell office:value-type="float" office:value="0.000000000000082785">
            <text:p>8.28E-014</text:p>
          </table:table-cell>
          <table:table-cell office:value-type="float" office:value="0.00000000029491">
            <text:p>2.95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8536">
            <text:p>1.85E-011</text:p>
          </table:table-cell>
          <table:table-cell office:value-type="float" office:value="0.000000000295">
            <text:p>2.95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8536">
            <text:p>1.85E-011</text:p>
          </table:table-cell>
          <table:table-cell office:value-type="float" office:value="0.000000000295">
            <text:p>2.95E-010</text:p>
          </table:table-cell>
          <table:table-cell table:formula="of:=IF([.P702] &lt; [.L702];&quot;BETTER&quot;;IF([.P702]-2 &gt; [.L702]; &quot;WORSE&quot;;&quot;&quot;))">
            <text:p/>
          </table:table-cell>
          <table:table-cell table:formula="of:=IF([.R702] &lt; [.N702];&quot;BETTER&quot;;IF([.R702] &gt;[.N702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8536">
            <text:p>1.85E-011</text:p>
          </table:table-cell>
          <table:table-cell office:value-type="float" office:value="0.000000000295">
            <text:p>2.95E-010</text:p>
          </table:table-cell>
          <table:table-cell table:formula="of:=IF([.U702] &lt; [.P702];&quot;BETTER&quot;;IF([.U702]-2 &gt; [.P702]; &quot;WORSE&quot;;&quot;&quot;))">
            <text:p/>
          </table:table-cell>
          <table:table-cell table:formula="of:=IF([.W702] &lt; [.R702];&quot;BETTER&quot;;IF([.W702] &gt;[.R702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8546">
            <text:p>1.85E-011</text:p>
          </table:table-cell>
          <table:table-cell office:value-type="float" office:value="0.000000000295">
            <text:p>2.95E-010</text:p>
          </table:table-cell>
          <table:table-cell table:formula="of:=IF([.Z702] &lt; [.U702];&quot;BETTER&quot;;IF([.Z702]-2 &gt; [.U702]; &quot;WORSE&quot;;&quot;&quot;))">
            <text:p/>
          </table:table-cell>
          <table:table-cell table:formula="of:=IF([.AB702] &lt; [.W702];&quot;BETTER&quot;;IF([.AB702] &gt;[.W702]*1.1;&quot;WORSE&quot;;&quot;&quot;))">
            <text:p/>
          </table:table-cell>
        </table:table-row>
        <table:table-row table:style-name="ro3">
          <table:table-cell/>
          <table:table-cell office:value-type="float" office:value="701">
            <text:p>701</text:p>
          </table:table-cell>
          <table:table-cell office:value-type="string">
            <text:p>-1.51697440877176348e-01</text:p>
          </table:table-cell>
          <table:table-cell office:value-type="float" office:value="53">
            <text:p>53</text:p>
          </table:table-cell>
          <table:table-cell office:value-type="float" office:value="9.8802E-015">
            <text:p>9.88E-015</text:p>
          </table:table-cell>
          <table:table-cell office:value-type="float" office:value="0.00000000015048">
            <text:p>1.50E-010</text:p>
          </table:table-cell>
          <table:table-cell/>
          <table:table-cell office:value-type="float" office:value="53">
            <text:p>53</text:p>
          </table:table-cell>
          <table:table-cell office:value-type="float" office:value="9.8802E-015">
            <text:p>9.88E-015</text:p>
          </table:table-cell>
          <table:table-cell office:value-type="float" office:value="0.00000000015048">
            <text:p>1.5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8267">
            <text:p>5.83E-012</text:p>
          </table:table-cell>
          <table:table-cell office:value-type="float" office:value="0.00000000015046">
            <text:p>1.5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8267">
            <text:p>5.83E-012</text:p>
          </table:table-cell>
          <table:table-cell office:value-type="float" office:value="0.00000000015046">
            <text:p>1.50E-010</text:p>
          </table:table-cell>
          <table:table-cell table:formula="of:=IF([.P703] &lt; [.L703];&quot;BETTER&quot;;IF([.P703]-2 &gt; [.L703]; &quot;WORSE&quot;;&quot;&quot;))">
            <text:p/>
          </table:table-cell>
          <table:table-cell table:formula="of:=IF([.R703] &lt; [.N703];&quot;BETTER&quot;;IF([.R703] &gt;[.N70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8267">
            <text:p>5.83E-012</text:p>
          </table:table-cell>
          <table:table-cell office:value-type="float" office:value="0.00000000015046">
            <text:p>1.50E-010</text:p>
          </table:table-cell>
          <table:table-cell table:formula="of:=IF([.U703] &lt; [.P703];&quot;BETTER&quot;;IF([.U703]-2 &gt; [.P703]; &quot;WORSE&quot;;&quot;&quot;))">
            <text:p/>
          </table:table-cell>
          <table:table-cell table:formula="of:=IF([.W703] &lt; [.R703];&quot;BETTER&quot;;IF([.W703] &gt;[.R70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8267">
            <text:p>5.83E-012</text:p>
          </table:table-cell>
          <table:table-cell office:value-type="float" office:value="0.00000000015046">
            <text:p>1.50E-010</text:p>
          </table:table-cell>
          <table:table-cell table:formula="of:=IF([.Z703] &lt; [.U703];&quot;BETTER&quot;;IF([.Z703]-2 &gt; [.U703]; &quot;WORSE&quot;;&quot;&quot;))">
            <text:p/>
          </table:table-cell>
          <table:table-cell table:formula="of:=IF([.AB703] &lt; [.W703];&quot;BETTER&quot;;IF([.AB703] &gt;[.W703]*1.1;&quot;WORSE&quot;;&quot;&quot;))">
            <text:p/>
          </table:table-cell>
        </table:table-row>
        <table:table-row table:style-name="ro3">
          <table:table-cell/>
          <table:table-cell office:value-type="float" office:value="702">
            <text:p>702</text:p>
          </table:table-cell>
          <table:table-cell office:value-type="string">
            <text:p>1.28078837281889918e+02</text:p>
          </table:table-cell>
          <table:table-cell office:value-type="float" office:value="1570">
            <text:p>1570</text:p>
          </table:table-cell>
          <table:table-cell office:value-type="float" office:value="0.0000000075134">
            <text:p>7.51E-009</text:p>
          </table:table-cell>
          <table:table-cell office:value-type="float" office:value="0.0000000033624">
            <text:p>3.36E-009</text:p>
          </table:table-cell>
          <table:table-cell/>
          <table:table-cell office:value-type="float" office:value="3203">
            <text:p>3203</text:p>
          </table:table-cell>
          <table:table-cell office:value-type="float" office:value="0.00000000040041">
            <text:p>4.00E-010</text:p>
          </table:table-cell>
          <table:table-cell office:value-type="float" office:value="0.00000000070969">
            <text:p>7.10E-010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0094047">
            <text:p>9.40E-008</text:p>
          </table:table-cell>
          <table:table-cell office:value-type="float" office:value="0.0000000000053866">
            <text:p>5.39E-012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0094047">
            <text:p>9.40E-008</text:p>
          </table:table-cell>
          <table:table-cell office:value-type="float" office:value="0.0000000000053866">
            <text:p>5.39E-012</text:p>
          </table:table-cell>
          <table:table-cell table:formula="of:=IF([.P704] &lt; [.L704];&quot;BETTER&quot;;IF([.P704]-2 &gt; [.L704]; &quot;WORSE&quot;;&quot;&quot;))">
            <text:p/>
          </table:table-cell>
          <table:table-cell table:formula="of:=IF([.R704] &lt; [.N704];&quot;BETTER&quot;;IF([.R704] &gt;[.N704]*1.1;&quot;WORSE&quot;;&quot;&quot;))">
            <text:p/>
          </table:table-cell>
          <table:table-cell office:value-type="float" office:value="4687">
            <text:p>4687</text:p>
          </table:table-cell>
          <table:table-cell office:value-type="float" office:value="0.000000094047">
            <text:p>9.40E-008</text:p>
          </table:table-cell>
          <table:table-cell office:value-type="float" office:value="0.0000000000053866">
            <text:p>5.39E-012</text:p>
          </table:table-cell>
          <table:table-cell table:formula="of:=IF([.U704] &lt; [.P704];&quot;BETTER&quot;;IF([.U704]-2 &gt; [.P704]; &quot;WORSE&quot;;&quot;&quot;))">
            <text:p/>
          </table:table-cell>
          <table:table-cell table:formula="of:=IF([.W704] &lt; [.R704];&quot;BETTER&quot;;IF([.W704] &gt;[.R704]*1.1;&quot;WORSE&quot;;&quot;&quot;))">
            <text:p/>
          </table:table-cell>
          <table:table-cell office:value-type="float" office:value="4687">
            <text:p>4687</text:p>
          </table:table-cell>
          <table:table-cell office:value-type="float" office:value="0.000000094048">
            <text:p>9.40E-008</text:p>
          </table:table-cell>
          <table:table-cell office:value-type="float" office:value="0.0000000000053866">
            <text:p>5.39E-012</text:p>
          </table:table-cell>
          <table:table-cell table:formula="of:=IF([.Z704] &lt; [.U704];&quot;BETTER&quot;;IF([.Z704]-2 &gt; [.U704]; &quot;WORSE&quot;;&quot;&quot;))">
            <text:p/>
          </table:table-cell>
          <table:table-cell table:formula="of:=IF([.AB704] &lt; [.W704];&quot;BETTER&quot;;IF([.AB704] &gt;[.W704]*1.1;&quot;WORSE&quot;;&quot;&quot;))">
            <text:p/>
          </table:table-cell>
        </table:table-row>
        <table:table-row table:style-name="ro3">
          <table:table-cell/>
          <table:table-cell office:value-type="float" office:value="703">
            <text:p>703</text:p>
          </table:table-cell>
          <table:table-cell office:value-type="string">
            <text:p>1.84642857142856883e+03</text:p>
          </table:table-cell>
          <table:table-cell office:value-type="float" office:value="57">
            <text:p>57</text:p>
          </table:table-cell>
          <table:table-cell office:value-type="float" office:value="0.0000000028415">
            <text:p>2.84E-009</text:p>
          </table:table-cell>
          <table:table-cell office:value-type="float" office:value="0.000000000000024136">
            <text:p>2.41E-014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032171">
            <text:p>3.22E-014</text:p>
          </table:table-cell>
          <table:table-cell office:value-type="float" office:value="0.000000000000056276">
            <text:p>5.63E-014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22737">
            <text:p>2.27E-012</text:p>
          </table:table-cell>
          <table:table-cell office:value-type="float" office:value="0.000000000000016871">
            <text:p>1.69E-014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22737">
            <text:p>2.27E-012</text:p>
          </table:table-cell>
          <table:table-cell office:value-type="float" office:value="0.000000000000016871">
            <text:p>1.69E-014</text:p>
          </table:table-cell>
          <table:table-cell table:formula="of:=IF([.P705] &lt; [.L705];&quot;BETTER&quot;;IF([.P705]-2 &gt; [.L705]; &quot;WORSE&quot;;&quot;&quot;))">
            <text:p/>
          </table:table-cell>
          <table:table-cell table:formula="of:=IF([.R705] &lt; [.N705];&quot;BETTER&quot;;IF([.R705] &gt;[.N70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22737">
            <text:p>2.27E-012</text:p>
          </table:table-cell>
          <table:table-cell office:value-type="float" office:value="0.000000000000016871">
            <text:p>1.69E-014</text:p>
          </table:table-cell>
          <table:table-cell table:formula="of:=IF([.U705] &lt; [.P705];&quot;BETTER&quot;;IF([.U705]-2 &gt; [.P705]; &quot;WORSE&quot;;&quot;&quot;))">
            <text:p/>
          </table:table-cell>
          <table:table-cell table:formula="of:=IF([.W705] &lt; [.R705];&quot;BETTER&quot;;IF([.W705] &gt;[.R70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57886">
            <text:p>5.79E-009</text:p>
          </table:table-cell>
          <table:table-cell office:value-type="float" office:value="0.000000000000016871">
            <text:p>1.69E-014</text:p>
          </table:table-cell>
          <table:table-cell table:formula="of:=IF([.Z705] &lt; [.U705];&quot;BETTER&quot;;IF([.Z705]-2 &gt; [.U705]; &quot;WORSE&quot;;&quot;&quot;))">
            <text:p/>
          </table:table-cell>
          <table:table-cell table:formula="of:=IF([.AB705] &lt; [.W705];&quot;BETTER&quot;;IF([.AB705] &gt;[.W705]*1.1;&quot;WORSE&quot;;&quot;&quot;))">
            <text:p/>
          </table:table-cell>
        </table:table-row>
        <table:table-row table:style-name="ro3">
          <table:table-cell/>
          <table:table-cell office:value-type="float" office:value="704">
            <text:p>704</text:p>
          </table:table-cell>
          <table:table-cell office:value-type="string">
            <text:p>4.45988571428570594e+03</text:p>
          </table:table-cell>
          <table:table-cell office:value-type="float" office:value="57">
            <text:p>57</text:p>
          </table:table-cell>
          <table:table-cell office:value-type="float" office:value="0.00000000089264">
            <text:p>8.93E-010</text:p>
          </table:table-cell>
          <table:table-cell office:value-type="float" office:value="2.0393E-015">
            <text:p>2.04E-015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89264">
            <text:p>8.93E-010</text:p>
          </table:table-cell>
          <table:table-cell office:value-type="float" office:value="2.0393E-015">
            <text:p>2.04E-015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68212">
            <text:p>6.82E-012</text:p>
          </table:table-cell>
          <table:table-cell office:value-type="float" office:value="1.4275E-015">
            <text:p>1.43E-015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68212">
            <text:p>6.82E-012</text:p>
          </table:table-cell>
          <table:table-cell office:value-type="float" office:value="1.4275E-015">
            <text:p>1.43E-015</text:p>
          </table:table-cell>
          <table:table-cell table:formula="of:=IF([.P706] &lt; [.L706];&quot;BETTER&quot;;IF([.P706]-2 &gt; [.L706]; &quot;WORSE&quot;;&quot;&quot;))">
            <text:p/>
          </table:table-cell>
          <table:table-cell table:formula="of:=IF([.R706] &lt; [.N706];&quot;BETTER&quot;;IF([.R706] &gt;[.N706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68212">
            <text:p>6.82E-012</text:p>
          </table:table-cell>
          <table:table-cell office:value-type="float" office:value="1.4275E-015">
            <text:p>1.43E-015</text:p>
          </table:table-cell>
          <table:table-cell table:formula="of:=IF([.U706] &lt; [.P706];&quot;BETTER&quot;;IF([.U706]-2 &gt; [.P706]; &quot;WORSE&quot;;&quot;&quot;))">
            <text:p/>
          </table:table-cell>
          <table:table-cell table:formula="of:=IF([.W706] &lt; [.R706];&quot;BETTER&quot;;IF([.W706] &gt;[.R706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11189">
            <text:p>1.12E-008</text:p>
          </table:table-cell>
          <table:table-cell office:value-type="float" office:value="1.4275E-015">
            <text:p>1.43E-015</text:p>
          </table:table-cell>
          <table:table-cell table:formula="of:=IF([.Z706] &lt; [.U706];&quot;BETTER&quot;;IF([.Z706]-2 &gt; [.U706]; &quot;WORSE&quot;;&quot;&quot;))">
            <text:p/>
          </table:table-cell>
          <table:table-cell table:formula="of:=IF([.AB706] &lt; [.W706];&quot;BETTER&quot;;IF([.AB706] &gt;[.W706]*1.1;&quot;WORSE&quot;;&quot;&quot;))">
            <text:p/>
          </table:table-cell>
        </table:table-row>
        <table:table-row table:style-name="ro3">
          <table:table-cell/>
          <table:table-cell office:value-type="float" office:value="705">
            <text:p>705</text:p>
          </table:table-cell>
          <table:table-cell office:value-type="string">
            <text:p>2.03819742706723650e+00</text:p>
          </table:table-cell>
          <table:table-cell office:value-type="float" office:value="56">
            <text:p>56</text:p>
          </table:table-cell>
          <table:table-cell office:value-type="float" office:value="0.00000000000059107">
            <text:p>5.91E-013</text:p>
          </table:table-cell>
          <table:table-cell office:value-type="float" office:value="0.000000000016668">
            <text:p>1.67E-011</text:p>
          </table:table-cell>
          <table:table-cell/>
          <table:table-cell office:value-type="float" office:value="58">
            <text:p>58</text:p>
          </table:table-cell>
          <table:table-cell office:value-type="float" office:value="1.7113E-015">
            <text:p>1.71E-015</text:p>
          </table:table-cell>
          <table:table-cell office:value-type="float" office:value="0.000000000016075">
            <text:p>1.6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 table:formula="of:=IF([.P707] &lt; [.L707];&quot;BETTER&quot;;IF([.P707]-2 &gt; [.L707]; &quot;WORSE&quot;;&quot;&quot;))">
            <text:p/>
          </table:table-cell>
          <table:table-cell table:formula="of:=IF([.R707] &lt; [.N707];&quot;BETTER&quot;;IF([.R707] &gt;[.N70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 table:formula="of:=IF([.U707] &lt; [.P707];&quot;BETTER&quot;;IF([.U707]-2 &gt; [.P707]; &quot;WORSE&quot;;&quot;&quot;))">
            <text:p/>
          </table:table-cell>
          <table:table-cell table:formula="of:=IF([.W707] &lt; [.R707];&quot;BETTER&quot;;IF([.W707] &gt;[.R70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 table:formula="of:=IF([.Z707] &lt; [.U707];&quot;BETTER&quot;;IF([.Z707]-2 &gt; [.U707]; &quot;WORSE&quot;;&quot;&quot;))">
            <text:p/>
          </table:table-cell>
          <table:table-cell table:formula="of:=IF([.AB707] &lt; [.W707];&quot;BETTER&quot;;IF([.AB707] &gt;[.W707]*1.1;&quot;WORSE&quot;;&quot;&quot;))">
            <text:p/>
          </table:table-cell>
        </table:table-row>
        <table:table-row table:style-name="ro3">
          <table:table-cell/>
          <table:table-cell office:value-type="float" office:value="706">
            <text:p>706</text:p>
          </table:table-cell>
          <table:table-cell office:value-type="string">
            <text:p>1.12025130033328013e+00</text:p>
          </table:table-cell>
          <table:table-cell office:value-type="float" office:value="56">
            <text:p>56</text:p>
          </table:table-cell>
          <table:table-cell office:value-type="float" office:value="0.000000001641">
            <text:p>1.64E-009</text:p>
          </table:table-cell>
          <table:table-cell office:value-type="float" office:value="0.000000000029021">
            <text:p>2.90E-011</text:p>
          </table:table-cell>
          <table:table-cell/>
          <table:table-cell office:value-type="float" office:value="110">
            <text:p>110</text:p>
          </table:table-cell>
          <table:table-cell office:value-type="float" office:value="0.0000000000019549">
            <text:p>1.95E-012</text:p>
          </table:table-cell>
          <table:table-cell office:value-type="float" office:value="0.000000000027753">
            <text:p>2.7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47705">
            <text:p>4.77E-011</text:p>
          </table:table-cell>
          <table:table-cell office:value-type="float" office:value="0.000000000029708">
            <text:p>2.9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47705">
            <text:p>4.77E-011</text:p>
          </table:table-cell>
          <table:table-cell office:value-type="float" office:value="0.000000000029708">
            <text:p>2.97E-011</text:p>
          </table:table-cell>
          <table:table-cell table:formula="of:=IF([.P708] &lt; [.L708];&quot;BETTER&quot;;IF([.P708]-2 &gt; [.L708]; &quot;WORSE&quot;;&quot;&quot;))">
            <text:p/>
          </table:table-cell>
          <table:table-cell table:formula="of:=IF([.R708] &lt; [.N708];&quot;BETTER&quot;;IF([.R708] &gt;[.N70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47705">
            <text:p>4.77E-011</text:p>
          </table:table-cell>
          <table:table-cell office:value-type="float" office:value="0.000000000029708">
            <text:p>2.97E-011</text:p>
          </table:table-cell>
          <table:table-cell table:formula="of:=IF([.U708] &lt; [.P708];&quot;BETTER&quot;;IF([.U708]-2 &gt; [.P708]; &quot;WORSE&quot;;&quot;&quot;))">
            <text:p/>
          </table:table-cell>
          <table:table-cell table:formula="of:=IF([.W708] &lt; [.R708];&quot;BETTER&quot;;IF([.W708] &gt;[.R70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47799">
            <text:p>4.78E-011</text:p>
          </table:table-cell>
          <table:table-cell office:value-type="float" office:value="0.000000000029708">
            <text:p>2.97E-011</text:p>
          </table:table-cell>
          <table:table-cell table:formula="of:=IF([.Z708] &lt; [.U708];&quot;BETTER&quot;;IF([.Z708]-2 &gt; [.U708]; &quot;WORSE&quot;;&quot;&quot;))">
            <text:p/>
          </table:table-cell>
          <table:table-cell table:formula="of:=IF([.AB708] &lt; [.W708];&quot;BETTER&quot;;IF([.AB708] &gt;[.W708]*1.1;&quot;WORSE&quot;;&quot;&quot;))">
            <text:p/>
          </table:table-cell>
        </table:table-row>
        <table:table-row table:style-name="ro3">
          <table:table-cell/>
          <table:table-cell office:value-type="float" office:value="707">
            <text:p>707</text:p>
          </table:table-cell>
          <table:table-cell office:value-type="string">
            <text:p>3.58827495918286402e-02</text:p>
          </table:table-cell>
          <table:table-cell office:value-type="float" office:value="93">
            <text:p>93</text:p>
          </table:table-cell>
          <table:table-cell office:value-type="float" office:value="0.00000000000059115">
            <text:p>5.91E-013</text:p>
          </table:table-cell>
          <table:table-cell office:value-type="float" office:value="0.00000000022848">
            <text:p>2.28E-010</text:p>
          </table:table-cell>
          <table:table-cell/>
          <table:table-cell office:value-type="float" office:value="95">
            <text:p>95</text:p>
          </table:table-cell>
          <table:table-cell office:value-type="float" office:value="0.00000000000067314">
            <text:p>6.73E-013</text:p>
          </table:table-cell>
          <table:table-cell office:value-type="float" office:value="0.0000000002284">
            <text:p>2.28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14792">
            <text:p>1.48E-013</text:p>
          </table:table-cell>
          <table:table-cell office:value-type="float" office:value="0.00000000022772">
            <text:p>2.28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14792">
            <text:p>1.48E-013</text:p>
          </table:table-cell>
          <table:table-cell office:value-type="float" office:value="0.00000000022772">
            <text:p>2.28E-010</text:p>
          </table:table-cell>
          <table:table-cell table:formula="of:=IF([.P709] &lt; [.L709];&quot;BETTER&quot;;IF([.P709]-2 &gt; [.L709]; &quot;WORSE&quot;;&quot;&quot;))">
            <text:p/>
          </table:table-cell>
          <table:table-cell table:formula="of:=IF([.R709] &lt; [.N709];&quot;BETTER&quot;;IF([.R709] &gt;[.N70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14792">
            <text:p>1.48E-013</text:p>
          </table:table-cell>
          <table:table-cell office:value-type="float" office:value="0.00000000022772">
            <text:p>2.28E-010</text:p>
          </table:table-cell>
          <table:table-cell table:formula="of:=IF([.U709] &lt; [.P709];&quot;BETTER&quot;;IF([.U709]-2 &gt; [.P709]; &quot;WORSE&quot;;&quot;&quot;))">
            <text:p/>
          </table:table-cell>
          <table:table-cell table:formula="of:=IF([.W709] &lt; [.R709];&quot;BETTER&quot;;IF([.W709] &gt;[.R70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14792">
            <text:p>1.48E-013</text:p>
          </table:table-cell>
          <table:table-cell office:value-type="float" office:value="0.00000000022772">
            <text:p>2.28E-010</text:p>
          </table:table-cell>
          <table:table-cell table:formula="of:=IF([.Z709] &lt; [.U709];&quot;BETTER&quot;;IF([.Z709]-2 &gt; [.U709]; &quot;WORSE&quot;;&quot;&quot;))">
            <text:p/>
          </table:table-cell>
          <table:table-cell table:formula="of:=IF([.AB709] &lt; [.W709];&quot;BETTER&quot;;IF([.AB709] &gt;[.W709]*1.1;&quot;WORSE&quot;;&quot;&quot;))">
            <text:p/>
          </table:table-cell>
        </table:table-row>
        <table:table-row table:style-name="ro3">
          <table:table-cell/>
          <table:table-cell office:value-type="float" office:value="708">
            <text:p>708</text:p>
          </table:table-cell>
          <table:table-cell office:value-type="string">
            <text:p>EXCEPTION!!</text:p>
          </table:table-cell>
          <table:table-cell office:value-type="float" office:value="33">
            <text:p>33</text:p>
          </table:table-cell>
          <table:table-cell office:value-type="float" office:value="0.0000000030109">
            <text:p>3.01E-009</text:p>
          </table:table-cell>
          <table:table-cell office:value-type="float" office:value="0.000000000017348">
            <text:p>1.73E-011</text:p>
          </table:table-cell>
          <table:table-cell/>
          <table:table-cell office:value-type="float" office:value="64">
            <text:p>64</text:p>
          </table:table-cell>
          <table:table-cell office:value-type="float" office:value="0">
            <text:p>0.00E+000</text:p>
          </table:table-cell>
          <table:table-cell office:value-type="float" office:value="0.000000000017348">
            <text:p>1.73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710] &lt; [.L710];&quot;BETTER&quot;;IF([.P710]-2 &gt; [.L710]; &quot;WORSE&quot;;&quot;&quot;))">
            <text:p/>
          </table:table-cell>
          <table:table-cell table:formula="of:=IF([.R710] &lt; [.N710];&quot;BETTER&quot;;IF([.R710] &gt;[.N710]*1.1;&quot;WORSE&quot;;&quot;&quot;))">
            <text:p/>
          </table:table-cell>
          <table:table-cell office:value-type="float" office:value="76">
            <text:p>76</text:p>
          </table:table-cell>
          <table:table-cell office:value-type="float" office:value="0.000000000031389">
            <text:p>3.14E-011</text:p>
          </table:table-cell>
          <table:table-cell office:value-type="float" office:value="0.000000000017348">
            <text:p>1.73E-011</text:p>
          </table:table-cell>
          <table:table-cell table:formula="of:=IF([.U710] &lt; [.P710];&quot;BETTER&quot;;IF([.U710]-2 &gt; [.P710]; &quot;WORSE&quot;;&quot;&quot;))" office:value-type="string" office:string-value="BETTER">
            <text:p>BETTER</text:p>
          </table:table-cell>
          <table:table-cell table:formula="of:=IF([.W710] &lt; [.R710];&quot;BETTER&quot;;IF([.W710] &gt;[.R710]*1.1;&quot;WORSE&quot;;&quot;&quot;))" office:value-type="string" office:string-value="BETTER">
            <text:p>BETTER</text:p>
          </table:table-cell>
          <table:table-cell office:value-type="float" office:value="76">
            <text:p>76</text:p>
          </table:table-cell>
          <table:table-cell office:value-type="float" office:value="0.000000000031397">
            <text:p>3.14E-011</text:p>
          </table:table-cell>
          <table:table-cell office:value-type="float" office:value="0.000000000017348">
            <text:p>1.73E-011</text:p>
          </table:table-cell>
          <table:table-cell table:formula="of:=IF([.Z710] &lt; [.U710];&quot;BETTER&quot;;IF([.Z710]-2 &gt; [.U710]; &quot;WORSE&quot;;&quot;&quot;))">
            <text:p/>
          </table:table-cell>
          <table:table-cell table:formula="of:=IF([.AB710] &lt; [.W710];&quot;BETTER&quot;;IF([.AB710] &gt;[.W710]*1.1;&quot;WORSE&quot;;&quot;&quot;))">
            <text:p/>
          </table:table-cell>
        </table:table-row>
        <table:table-row table:style-name="ro3">
          <table:table-cell/>
          <table:table-cell office:value-type="float" office:value="709">
            <text:p>709</text:p>
          </table:table-cell>
          <table:table-cell office:value-type="string">
            <text:p>3.23946328121005378e-01</text:p>
          </table:table-cell>
          <table:table-cell office:value-type="float" office:value="58">
            <text:p>58</text:p>
          </table:table-cell>
          <table:table-cell office:value-type="float" office:value="4.3868E-016">
            <text:p>4.39E-016</text:p>
          </table:table-cell>
          <table:table-cell office:value-type="float" office:value="0.000000000064842">
            <text:p>6.48E-011</text:p>
          </table:table-cell>
          <table:table-cell/>
          <table:table-cell office:value-type="float" office:value="59">
            <text:p>59</text:p>
          </table:table-cell>
          <table:table-cell office:value-type="float" office:value="4.3868E-016">
            <text:p>4.39E-016</text:p>
          </table:table-cell>
          <table:table-cell office:value-type="float" office:value="0.000000000064842">
            <text:p>6.4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481">
            <text:p>1.65E-011</text:p>
          </table:table-cell>
          <table:table-cell office:value-type="float" office:value="0.000000000064842">
            <text:p>6.4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481">
            <text:p>1.65E-011</text:p>
          </table:table-cell>
          <table:table-cell office:value-type="float" office:value="0.000000000064842">
            <text:p>6.48E-011</text:p>
          </table:table-cell>
          <table:table-cell table:formula="of:=IF([.P711] &lt; [.L711];&quot;BETTER&quot;;IF([.P711]-2 &gt; [.L711]; &quot;WORSE&quot;;&quot;&quot;))">
            <text:p/>
          </table:table-cell>
          <table:table-cell table:formula="of:=IF([.R711] &lt; [.N711];&quot;BETTER&quot;;IF([.R711] &gt;[.N71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6481">
            <text:p>1.65E-011</text:p>
          </table:table-cell>
          <table:table-cell office:value-type="float" office:value="0.000000000064842">
            <text:p>6.48E-011</text:p>
          </table:table-cell>
          <table:table-cell table:formula="of:=IF([.U711] &lt; [.P711];&quot;BETTER&quot;;IF([.U711]-2 &gt; [.P711]; &quot;WORSE&quot;;&quot;&quot;))">
            <text:p/>
          </table:table-cell>
          <table:table-cell table:formula="of:=IF([.W711] &lt; [.R711];&quot;BETTER&quot;;IF([.W711] &gt;[.R71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6486">
            <text:p>1.65E-011</text:p>
          </table:table-cell>
          <table:table-cell office:value-type="float" office:value="0.000000000064842">
            <text:p>6.48E-011</text:p>
          </table:table-cell>
          <table:table-cell table:formula="of:=IF([.Z711] &lt; [.U711];&quot;BETTER&quot;;IF([.Z711]-2 &gt; [.U711]; &quot;WORSE&quot;;&quot;&quot;))">
            <text:p/>
          </table:table-cell>
          <table:table-cell table:formula="of:=IF([.AB711] &lt; [.W711];&quot;BETTER&quot;;IF([.AB711] &gt;[.W711]*1.1;&quot;WORSE&quot;;&quot;&quot;))">
            <text:p/>
          </table:table-cell>
        </table:table-row>
        <table:table-row table:style-name="ro3">
          <table:table-cell/>
          <table:table-cell office:value-type="float" office:value="710">
            <text:p>710</text:p>
          </table:table-cell>
          <table:table-cell office:value-type="string">
            <text:p>8.86226925452757941e-01</text:p>
          </table:table-cell>
          <table:table-cell office:value-type="float" office:value="108">
            <text:p>108</text:p>
          </table:table-cell>
          <table:table-cell office:value-type="float" office:value="0.0000000000020375">
            <text:p>2.04E-012</text:p>
          </table:table-cell>
          <table:table-cell office:value-type="float" office:value="0.000000000056212">
            <text:p>5.62E-011</text:p>
          </table:table-cell>
          <table:table-cell/>
          <table:table-cell office:value-type="float" office:value="112">
            <text:p>112</text:p>
          </table:table-cell>
          <table:table-cell office:value-type="float" office:value="0.000000000000070655">
            <text:p>7.07E-014</text:p>
          </table:table-cell>
          <table:table-cell office:value-type="float" office:value="0.000000000053378">
            <text:p>5.3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5543E-015">
            <text:p>1.55E-015</text:p>
          </table:table-cell>
          <table:table-cell office:value-type="float" office:value="0.000000000053307">
            <text:p>5.3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5543E-015">
            <text:p>1.55E-015</text:p>
          </table:table-cell>
          <table:table-cell office:value-type="float" office:value="0.000000000053307">
            <text:p>5.33E-011</text:p>
          </table:table-cell>
          <table:table-cell table:formula="of:=IF([.P712] &lt; [.L712];&quot;BETTER&quot;;IF([.P712]-2 &gt; [.L712]; &quot;WORSE&quot;;&quot;&quot;))">
            <text:p/>
          </table:table-cell>
          <table:table-cell table:formula="of:=IF([.R712] &lt; [.N712];&quot;BETTER&quot;;IF([.R712] &gt;[.N71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5543E-015">
            <text:p>1.55E-015</text:p>
          </table:table-cell>
          <table:table-cell office:value-type="float" office:value="0.000000000053307">
            <text:p>5.33E-011</text:p>
          </table:table-cell>
          <table:table-cell table:formula="of:=IF([.U712] &lt; [.P712];&quot;BETTER&quot;;IF([.U712]-2 &gt; [.P712]; &quot;WORSE&quot;;&quot;&quot;))">
            <text:p/>
          </table:table-cell>
          <table:table-cell table:formula="of:=IF([.W712] &lt; [.R712];&quot;BETTER&quot;;IF([.W712] &gt;[.R71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95565">
            <text:p>9.56E-014</text:p>
          </table:table-cell>
          <table:table-cell office:value-type="float" office:value="0.000000000053307">
            <text:p>5.33E-011</text:p>
          </table:table-cell>
          <table:table-cell table:formula="of:=IF([.Z712] &lt; [.U712];&quot;BETTER&quot;;IF([.Z712]-2 &gt; [.U712]; &quot;WORSE&quot;;&quot;&quot;))">
            <text:p/>
          </table:table-cell>
          <table:table-cell table:formula="of:=IF([.AB712] &lt; [.W712];&quot;BETTER&quot;;IF([.AB712] &gt;[.W712]*1.1;&quot;WORSE&quot;;&quot;&quot;))">
            <text:p/>
          </table:table-cell>
        </table:table-row>
        <table:table-row table:style-name="ro3">
          <table:table-cell/>
          <table:table-cell office:value-type="float" office:value="711">
            <text:p>711</text:p>
          </table:table-cell>
          <table:table-cell office:value-type="string">
            <text:p>2.33333333307073332e+00</text:p>
          </table:table-cell>
          <table:table-cell office:value-type="float" office:value="1575">
            <text:p>1575</text:p>
          </table:table-cell>
          <table:table-cell office:value-type="float" office:value="0.0000000046601">
            <text:p>4.66E-009</text:p>
          </table:table-cell>
          <table:table-cell office:value-type="float" office:value="0.0000000041432">
            <text:p>4.14E-009</text:p>
          </table:table-cell>
          <table:table-cell/>
          <table:table-cell office:value-type="float" office:value="3213">
            <text:p>3213</text:p>
          </table:table-cell>
          <table:table-cell office:value-type="float" office:value="0.0000000002075">
            <text:p>2.08E-010</text:p>
          </table:table-cell>
          <table:table-cell office:value-type="float" office:value="0.00000000082383">
            <text:p>8.24E-010</text:p>
          </table:table-cell>
          <table:table-cell/>
          <table:table-cell office:value-type="float" office:value="6478">
            <text:p>6478</text:p>
          </table:table-cell>
          <table:table-cell office:value-type="float" office:value="0.0000000010818">
            <text:p>1.08E-009</text:p>
          </table:table-cell>
          <table:table-cell office:value-type="float" office:value="0.000000000098257">
            <text:p>9.83E-011</text:p>
          </table:table-cell>
          <table:table-cell/>
          <table:table-cell office:value-type="float" office:value="6480">
            <text:p>6480</text:p>
          </table:table-cell>
          <table:table-cell office:value-type="float" office:value="0.0000000010818">
            <text:p>1.08E-009</text:p>
          </table:table-cell>
          <table:table-cell office:value-type="float" office:value="0.000000000098257">
            <text:p>9.83E-011</text:p>
          </table:table-cell>
          <table:table-cell table:formula="of:=IF([.P713] &lt; [.L713];&quot;BETTER&quot;;IF([.P713]-2 &gt; [.L713]; &quot;WORSE&quot;;&quot;&quot;))">
            <text:p/>
          </table:table-cell>
          <table:table-cell table:formula="of:=IF([.R713] &lt; [.N713];&quot;BETTER&quot;;IF([.R713] &gt;[.N713]*1.1;&quot;WORSE&quot;;&quot;&quot;))">
            <text:p/>
          </table:table-cell>
          <table:table-cell office:value-type="float" office:value="6480">
            <text:p>6480</text:p>
          </table:table-cell>
          <table:table-cell office:value-type="float" office:value="0.0000000010818">
            <text:p>1.08E-009</text:p>
          </table:table-cell>
          <table:table-cell office:value-type="float" office:value="0.000000000098257">
            <text:p>9.83E-011</text:p>
          </table:table-cell>
          <table:table-cell table:formula="of:=IF([.U713] &lt; [.P713];&quot;BETTER&quot;;IF([.U713]-2 &gt; [.P713]; &quot;WORSE&quot;;&quot;&quot;))">
            <text:p/>
          </table:table-cell>
          <table:table-cell table:formula="of:=IF([.W713] &lt; [.R713];&quot;BETTER&quot;;IF([.W713] &gt;[.R713]*1.1;&quot;WORSE&quot;;&quot;&quot;))">
            <text:p/>
          </table:table-cell>
          <table:table-cell office:value-type="float" office:value="6478">
            <text:p>6478</text:p>
          </table:table-cell>
          <table:table-cell office:value-type="float" office:value="0.0000000010818">
            <text:p>1.08E-009</text:p>
          </table:table-cell>
          <table:table-cell office:value-type="float" office:value="0.000000000098257">
            <text:p>9.83E-011</text:p>
          </table:table-cell>
          <table:table-cell table:formula="of:=IF([.Z713] &lt; [.U713];&quot;BETTER&quot;;IF([.Z713]-2 &gt; [.U713]; &quot;WORSE&quot;;&quot;&quot;))" office:value-type="string" office:string-value="BETTER">
            <text:p>BETTER</text:p>
          </table:table-cell>
          <table:table-cell table:formula="of:=IF([.AB713] &lt; [.W713];&quot;BETTER&quot;;IF([.AB713] &gt;[.W713]*1.1;&quot;WORSE&quot;;&quot;&quot;))">
            <text:p/>
          </table:table-cell>
        </table:table-row>
        <table:table-row table:style-name="ro3">
          <table:table-cell/>
          <table:table-cell office:value-type="float" office:value="712">
            <text:p>712</text:p>
          </table:table-cell>
          <table:table-cell office:value-type="string">
            <text:p>7.40284240042952835e+00</text:p>
          </table:table-cell>
          <table:table-cell office:value-type="float" office:value="56">
            <text:p>56</text:p>
          </table:table-cell>
          <table:table-cell office:value-type="float" office:value="0.00000000040112">
            <text:p>4.01E-010</text:p>
          </table:table-cell>
          <table:table-cell office:value-type="float" office:value="0.0000000000036278">
            <text:p>3.63E-012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40148">
            <text:p>4.01E-010</text:p>
          </table:table-cell>
          <table:table-cell office:value-type="float" office:value="0.0000000000039893">
            <text:p>3.9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1.6653E-015">
            <text:p>1.67E-015</text:p>
          </table:table-cell>
          <table:table-cell office:value-type="float" office:value="0.0000000000039888">
            <text:p>3.9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1.6653E-015">
            <text:p>1.67E-015</text:p>
          </table:table-cell>
          <table:table-cell office:value-type="float" office:value="0.0000000000039888">
            <text:p>3.99E-012</text:p>
          </table:table-cell>
          <table:table-cell table:formula="of:=IF([.P714] &lt; [.L714];&quot;BETTER&quot;;IF([.P714]-2 &gt; [.L714]; &quot;WORSE&quot;;&quot;&quot;))">
            <text:p/>
          </table:table-cell>
          <table:table-cell table:formula="of:=IF([.R714] &lt; [.N714];&quot;BETTER&quot;;IF([.R714] &gt;[.N71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6653E-015">
            <text:p>1.67E-015</text:p>
          </table:table-cell>
          <table:table-cell office:value-type="float" office:value="0.0000000000039889">
            <text:p>3.99E-012</text:p>
          </table:table-cell>
          <table:table-cell table:formula="of:=IF([.U714] &lt; [.P714];&quot;BETTER&quot;;IF([.U714]-2 &gt; [.P714]; &quot;WORSE&quot;;&quot;&quot;))">
            <text:p/>
          </table:table-cell>
          <table:table-cell table:formula="of:=IF([.W714] &lt; [.R714];&quot;BETTER&quot;;IF([.W714] &gt;[.R71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32883">
            <text:p>3.29E-013</text:p>
          </table:table-cell>
          <table:table-cell office:value-type="float" office:value="0.0000000000039889">
            <text:p>3.99E-012</text:p>
          </table:table-cell>
          <table:table-cell table:formula="of:=IF([.Z714] &lt; [.U714];&quot;BETTER&quot;;IF([.Z714]-2 &gt; [.U714]; &quot;WORSE&quot;;&quot;&quot;))">
            <text:p/>
          </table:table-cell>
          <table:table-cell table:formula="of:=IF([.AB714] &lt; [.W714];&quot;BETTER&quot;;IF([.AB714] &gt;[.W714]*1.1;&quot;WORSE&quot;;&quot;&quot;))">
            <text:p/>
          </table:table-cell>
        </table:table-row>
        <table:table-row table:style-name="ro3">
          <table:table-cell/>
          <table:table-cell office:value-type="float" office:value="713">
            <text:p>713</text:p>
          </table:table-cell>
          <table:table-cell office:value-type="string">
            <text:p>5.98250839808641501e+01</text:p>
          </table:table-cell>
          <table:table-cell office:value-type="float" office:value="111">
            <text:p>111</text:p>
          </table:table-cell>
          <table:table-cell office:value-type="float" office:value="0.0000000000010497">
            <text:p>1.05E-012</text:p>
          </table:table-cell>
          <table:table-cell office:value-type="float" office:value="0.0000000000016523">
            <text:p>1.65E-012</text:p>
          </table:table-cell>
          <table:table-cell/>
          <table:table-cell office:value-type="float" office:value="111">
            <text:p>111</text:p>
          </table:table-cell>
          <table:table-cell office:value-type="float" office:value="0.0000000000010497">
            <text:p>1.05E-012</text:p>
          </table:table-cell>
          <table:table-cell office:value-type="float" office:value="0.0000000000016523">
            <text:p>1.65E-012</text:p>
          </table:table-cell>
          <table:table-cell/>
          <table:table-cell office:value-type="float" office:value="102">
            <text:p>102</text:p>
          </table:table-cell>
          <table:table-cell office:value-type="float" office:value="0.0000000000001279">
            <text:p>1.28E-013</text:p>
          </table:table-cell>
          <table:table-cell office:value-type="float" office:value="0.00000000000059919">
            <text:p>5.99E-013</text:p>
          </table:table-cell>
          <table:table-cell/>
          <table:table-cell office:value-type="float" office:value="102">
            <text:p>102</text:p>
          </table:table-cell>
          <table:table-cell office:value-type="float" office:value="0.0000000000001279">
            <text:p>1.28E-013</text:p>
          </table:table-cell>
          <table:table-cell office:value-type="float" office:value="0.00000000000059919">
            <text:p>5.99E-013</text:p>
          </table:table-cell>
          <table:table-cell table:formula="of:=IF([.P715] &lt; [.L715];&quot;BETTER&quot;;IF([.P715]-2 &gt; [.L715]; &quot;WORSE&quot;;&quot;&quot;))">
            <text:p/>
          </table:table-cell>
          <table:table-cell table:formula="of:=IF([.R715] &lt; [.N715];&quot;BETTER&quot;;IF([.R715] &gt;[.N715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0.0000000000001279">
            <text:p>1.28E-013</text:p>
          </table:table-cell>
          <table:table-cell office:value-type="float" office:value="0.00000000000059919">
            <text:p>5.99E-013</text:p>
          </table:table-cell>
          <table:table-cell table:formula="of:=IF([.U715] &lt; [.P715];&quot;BETTER&quot;;IF([.U715]-2 &gt; [.P715]; &quot;WORSE&quot;;&quot;&quot;))">
            <text:p/>
          </table:table-cell>
          <table:table-cell table:formula="of:=IF([.W715] &lt; [.R715];&quot;BETTER&quot;;IF([.W715] &gt;[.R715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0.0000000000015577">
            <text:p>1.56E-012</text:p>
          </table:table-cell>
          <table:table-cell office:value-type="float" office:value="0.00000000000059919">
            <text:p>5.99E-013</text:p>
          </table:table-cell>
          <table:table-cell table:formula="of:=IF([.Z715] &lt; [.U715];&quot;BETTER&quot;;IF([.Z715]-2 &gt; [.U715]; &quot;WORSE&quot;;&quot;&quot;))">
            <text:p/>
          </table:table-cell>
          <table:table-cell table:formula="of:=IF([.AB715] &lt; [.W715];&quot;BETTER&quot;;IF([.AB715] &gt;[.W715]*1.1;&quot;WORSE&quot;;&quot;&quot;))">
            <text:p/>
          </table:table-cell>
        </table:table-row>
        <table:table-row table:style-name="ro3">
          <table:table-cell/>
          <table:table-cell office:value-type="float" office:value="714">
            <text:p>714</text:p>
          </table:table-cell>
          <table:table-cell office:value-type="string">
            <text:p>1.75670005596768442e+00</text:p>
          </table:table-cell>
          <table:table-cell office:value-type="float" office:value="59">
            <text:p>59</text:p>
          </table:table-cell>
          <table:table-cell office:value-type="float" office:value="0.0000000014514">
            <text:p>1.45E-009</text:p>
          </table:table-cell>
          <table:table-cell office:value-type="float" office:value="0.0000000036744">
            <text:p>3.67E-009</text:p>
          </table:table-cell>
          <table:table-cell/>
          <table:table-cell office:value-type="float" office:value="467">
            <text:p>467</text:p>
          </table:table-cell>
          <table:table-cell office:value-type="float" office:value="0.000000000098108">
            <text:p>9.81E-011</text:p>
          </table:table-cell>
          <table:table-cell office:value-type="float" office:value="0.0000000075613">
            <text:p>7.56E-009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34369">
            <text:p>3.44E-010</text:p>
          </table:table-cell>
          <table:table-cell office:value-type="float" office:value="0.000000011346">
            <text:p>1.13E-008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34369">
            <text:p>3.44E-010</text:p>
          </table:table-cell>
          <table:table-cell office:value-type="float" office:value="0.000000011346">
            <text:p>1.13E-008</text:p>
          </table:table-cell>
          <table:table-cell table:formula="of:=IF([.P716] &lt; [.L716];&quot;BETTER&quot;;IF([.P716]-2 &gt; [.L716]; &quot;WORSE&quot;;&quot;&quot;))">
            <text:p/>
          </table:table-cell>
          <table:table-cell table:formula="of:=IF([.R716] &lt; [.N716];&quot;BETTER&quot;;IF([.R716] &gt;[.N716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00034369">
            <text:p>3.44E-010</text:p>
          </table:table-cell>
          <table:table-cell office:value-type="float" office:value="0.000000011346">
            <text:p>1.13E-008</text:p>
          </table:table-cell>
          <table:table-cell table:formula="of:=IF([.U716] &lt; [.P716];&quot;BETTER&quot;;IF([.U716]-2 &gt; [.P716]; &quot;WORSE&quot;;&quot;&quot;))">
            <text:p/>
          </table:table-cell>
          <table:table-cell table:formula="of:=IF([.W716] &lt; [.R716];&quot;BETTER&quot;;IF([.W716] &gt;[.R716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57166">
            <text:p>5.72E-007</text:p>
          </table:table-cell>
          <table:table-cell office:value-type="float" office:value="0.000000011346">
            <text:p>1.13E-008</text:p>
          </table:table-cell>
          <table:table-cell table:formula="of:=IF([.Z716] &lt; [.U716];&quot;BETTER&quot;;IF([.Z716]-2 &gt; [.U716]; &quot;WORSE&quot;;&quot;&quot;))">
            <text:p/>
          </table:table-cell>
          <table:table-cell table:formula="of:=IF([.AB716] &lt; [.W716];&quot;BETTER&quot;;IF([.AB716] &gt;[.W716]*1.1;&quot;WORSE&quot;;&quot;&quot;))">
            <text:p/>
          </table:table-cell>
        </table:table-row>
        <table:table-row table:style-name="ro3">
          <table:table-cell/>
          <table:table-cell office:value-type="float" office:value="715">
            <text:p>715</text:p>
          </table:table-cell>
          <table:table-cell office:value-type="string">
            <text:p>-1.21110666359540318e+02</text:p>
          </table:table-cell>
          <table:table-cell office:value-type="float" office:value="57">
            <text:p>57</text:p>
          </table:table-cell>
          <table:table-cell office:value-type="float" office:value="0.000000000080811">
            <text:p>8.08E-011</text:p>
          </table:table-cell>
          <table:table-cell office:value-type="float" office:value="0.00000000000033113">
            <text:p>3.31E-013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80811">
            <text:p>8.08E-011</text:p>
          </table:table-cell>
          <table:table-cell office:value-type="float" office:value="0.00000000000033113">
            <text:p>3.31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42633">
            <text:p>4.26E-014</text:p>
          </table:table-cell>
          <table:table-cell office:value-type="float" office:value="0.00000000000033289">
            <text:p>3.33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42633">
            <text:p>4.26E-014</text:p>
          </table:table-cell>
          <table:table-cell office:value-type="float" office:value="0.00000000000033289">
            <text:p>3.33E-013</text:p>
          </table:table-cell>
          <table:table-cell table:formula="of:=IF([.P717] &lt; [.L717];&quot;BETTER&quot;;IF([.P717]-2 &gt; [.L717]; &quot;WORSE&quot;;&quot;&quot;))">
            <text:p/>
          </table:table-cell>
          <table:table-cell table:formula="of:=IF([.R717] &lt; [.N717];&quot;BETTER&quot;;IF([.R717] &gt;[.N717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042633">
            <text:p>4.26E-014</text:p>
          </table:table-cell>
          <table:table-cell office:value-type="float" office:value="0.00000000000033289">
            <text:p>3.33E-013</text:p>
          </table:table-cell>
          <table:table-cell table:formula="of:=IF([.U717] &lt; [.P717];&quot;BETTER&quot;;IF([.U717]-2 &gt; [.P717]; &quot;WORSE&quot;;&quot;&quot;))">
            <text:p/>
          </table:table-cell>
          <table:table-cell table:formula="of:=IF([.W717] &lt; [.R717];&quot;BETTER&quot;;IF([.W717] &gt;[.R717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10226">
            <text:p>1.02E-010</text:p>
          </table:table-cell>
          <table:table-cell office:value-type="float" office:value="0.00000000000033289">
            <text:p>3.33E-013</text:p>
          </table:table-cell>
          <table:table-cell table:formula="of:=IF([.Z717] &lt; [.U717];&quot;BETTER&quot;;IF([.Z717]-2 &gt; [.U717]; &quot;WORSE&quot;;&quot;&quot;))">
            <text:p/>
          </table:table-cell>
          <table:table-cell table:formula="of:=IF([.AB717] &lt; [.W717];&quot;BETTER&quot;;IF([.AB717] &gt;[.W717]*1.1;&quot;WORSE&quot;;&quot;&quot;))">
            <text:p/>
          </table:table-cell>
        </table:table-row>
        <table:table-row table:style-name="ro5">
          <table:table-cell/>
          <table:table-cell office:value-type="float" office:value="716">
            <text:p>716</text:p>
          </table:table-cell>
          <table:table-cell office:value-type="string">
            <text:p>EXCEPTION!!</text:p>
          </table:table-cell>
          <table:table-cell office:value-type="float" office:value="7">
            <text:p>7</text:p>
          </table:table-cell>
          <table:table-cell table:style-name="Default" office:value-type="string">
            <text:p>nan</text:p>
          </table:table-cell>
          <table:table-cell table:style-name="ce3" office:value-type="float" office:value="INF">
            <text:p>INF</text:p>
          </table:table-cell>
          <table:table-cell table:style-name="ce3"/>
          <table:table-cell office:value-type="float" office:value="7">
            <text:p>7</text:p>
          </table:table-cell>
          <table:table-cell table:style-name="Default" office:value-type="string">
            <text:p>nan</text:p>
          </table:table-cell>
          <table:table-cell table:style-name="ce3" office:value-type="float" office:value="1.79769313486232E+308">
            <text:p>1.79769313486232E+308</text:p>
          </table:table-cell>
          <table:table-cell/>
          <table:table-cell table:style-name="ce4" office:value-type="string">
            <text:p>Cannot be evaluated numerically!!!</text:p>
          </table:table-cell>
          <table:table-cell table:style-name="Default"/>
          <table:table-cell table:style-name="Default"/>
          <table:table-cell/>
          <table:table-cell/>
          <table:table-cell table:style-name="Default"/>
          <table:table-cell table:style-name="Default"/>
          <table:table-cell table:formula="of:=IF([.P718] &lt; [.L718];&quot;BETTER&quot;;IF([.P718]-2 &gt; [.L718]; &quot;WORSE&quot;;&quot;&quot;))" office:value-type="string" office:string-value="BETTER">
            <text:p>BETTER</text:p>
          </table:table-cell>
          <table:table-cell table:formula="of:=IF([.R718] &lt; [.N718];&quot;BETTER&quot;;IF([.R718] &gt;[.N718]*1.1;&quot;WORSE&quot;;&quot;&quot;))">
            <text:p/>
          </table:table-cell>
          <table:table-cell/>
          <table:table-cell table:style-name="Default"/>
          <table:table-cell table:style-name="Default"/>
          <table:table-cell table:formula="of:=IF([.U718] &lt; [.P718];&quot;BETTER&quot;;IF([.U718]-2 &gt; [.P718]; &quot;WORSE&quot;;&quot;&quot;))">
            <text:p/>
          </table:table-cell>
          <table:table-cell table:formula="of:=IF([.W718] &lt; [.R718];&quot;BETTER&quot;;IF([.W718] &gt;[.R718]*1.1;&quot;WORSE&quot;;&quot;&quot;))">
            <text:p/>
          </table:table-cell>
          <table:table-cell/>
          <table:table-cell table:style-name="Default"/>
          <table:table-cell table:style-name="Default"/>
          <table:table-cell table:formula="of:=IF([.Z718] &lt; [.U718];&quot;BETTER&quot;;IF([.Z718]-2 &gt; [.U718]; &quot;WORSE&quot;;&quot;&quot;))">
            <text:p/>
          </table:table-cell>
          <table:table-cell table:formula="of:=IF([.AB718] &lt; [.W718];&quot;BETTER&quot;;IF([.AB718] &gt;[.W718]*1.1;&quot;WORSE&quot;;&quot;&quot;))">
            <text:p/>
          </table:table-cell>
        </table:table-row>
        <table:table-row table:style-name="ro3">
          <table:table-cell/>
          <table:table-cell office:value-type="float" office:value="717">
            <text:p>717</text:p>
          </table:table-cell>
          <table:table-cell office:value-type="string">
            <text:p>2.37367179971318176e+00</text:p>
          </table:table-cell>
          <table:table-cell office:value-type="float" office:value="805">
            <text:p>805</text:p>
          </table:table-cell>
          <table:table-cell office:value-type="float" office:value="0.00000000090813">
            <text:p>9.08E-010</text:p>
          </table:table-cell>
          <table:table-cell office:value-type="float" office:value="0.0000000012041">
            <text:p>1.20E-009</text:p>
          </table:table-cell>
          <table:table-cell/>
          <table:table-cell office:value-type="float" office:value="829">
            <text:p>829</text:p>
          </table:table-cell>
          <table:table-cell office:value-type="float" office:value="0.000000000071753">
            <text:p>7.18E-011</text:p>
          </table:table-cell>
          <table:table-cell office:value-type="float" office:value="0.0000000001107">
            <text:p>1.11E-010</text:p>
          </table:table-cell>
          <table:table-cell/>
          <table:table-cell office:value-type="float" office:value="1172">
            <text:p>1172</text:p>
          </table:table-cell>
          <table:table-cell office:value-type="float" office:value="0.0000000083458">
            <text:p>8.35E-009</text:p>
          </table:table-cell>
          <table:table-cell office:value-type="float" office:value="0.0000000000055534">
            <text:p>5.55E-012</text:p>
          </table:table-cell>
          <table:table-cell/>
          <table:table-cell office:value-type="float" office:value="1172">
            <text:p>1172</text:p>
          </table:table-cell>
          <table:table-cell office:value-type="float" office:value="0.0000000083458">
            <text:p>8.35E-009</text:p>
          </table:table-cell>
          <table:table-cell office:value-type="float" office:value="0.0000000000055534">
            <text:p>5.55E-012</text:p>
          </table:table-cell>
          <table:table-cell table:formula="of:=IF([.P719] &lt; [.L719];&quot;BETTER&quot;;IF([.P719]-2 &gt; [.L719]; &quot;WORSE&quot;;&quot;&quot;))">
            <text:p/>
          </table:table-cell>
          <table:table-cell table:formula="of:=IF([.R719] &lt; [.N719];&quot;BETTER&quot;;IF([.R719] &gt;[.N719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0.0000000083458">
            <text:p>8.35E-009</text:p>
          </table:table-cell>
          <table:table-cell office:value-type="float" office:value="0.0000000000055534">
            <text:p>5.55E-012</text:p>
          </table:table-cell>
          <table:table-cell table:formula="of:=IF([.U719] &lt; [.P719];&quot;BETTER&quot;;IF([.U719]-2 &gt; [.P719]; &quot;WORSE&quot;;&quot;&quot;))">
            <text:p/>
          </table:table-cell>
          <table:table-cell table:formula="of:=IF([.W719] &lt; [.R719];&quot;BETTER&quot;;IF([.W719] &gt;[.R719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0.0000000083459">
            <text:p>8.35E-009</text:p>
          </table:table-cell>
          <table:table-cell office:value-type="float" office:value="0.0000000000055534">
            <text:p>5.55E-012</text:p>
          </table:table-cell>
          <table:table-cell table:formula="of:=IF([.Z719] &lt; [.U719];&quot;BETTER&quot;;IF([.Z719]-2 &gt; [.U719]; &quot;WORSE&quot;;&quot;&quot;))">
            <text:p/>
          </table:table-cell>
          <table:table-cell table:formula="of:=IF([.AB719] &lt; [.W719];&quot;BETTER&quot;;IF([.AB719] &gt;[.W719]*1.1;&quot;WORSE&quot;;&quot;&quot;))">
            <text:p/>
          </table:table-cell>
        </table:table-row>
        <table:table-row table:style-name="ro3">
          <table:table-cell/>
          <table:table-cell office:value-type="float" office:value="718">
            <text:p>718</text:p>
          </table:table-cell>
          <table:table-cell office:value-type="string">
            <text:p>1.31376017588616548e+02</text:p>
          </table:table-cell>
          <table:table-cell office:value-type="float" office:value="211">
            <text:p>211</text:p>
          </table:table-cell>
          <table:table-cell office:value-type="float" office:value="0.000000000057553">
            <text:p>5.76E-011</text:p>
          </table:table-cell>
          <table:table-cell office:value-type="float" office:value="0.000000000067994">
            <text:p>6.80E-011</text:p>
          </table:table-cell>
          <table:table-cell/>
          <table:table-cell office:value-type="float" office:value="217">
            <text:p>217</text:p>
          </table:table-cell>
          <table:table-cell office:value-type="float" office:value="0.0000000000014207">
            <text:p>1.42E-012</text:p>
          </table:table-cell>
          <table:table-cell office:value-type="float" office:value="0.0000000000024464">
            <text:p>2.45E-012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0089528">
            <text:p>8.95E-013</text:p>
          </table:table-cell>
          <table:table-cell office:value-type="float" office:value="0.00000000000012591">
            <text:p>1.26E-013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0089528">
            <text:p>8.95E-013</text:p>
          </table:table-cell>
          <table:table-cell office:value-type="float" office:value="0.00000000000012591">
            <text:p>1.26E-013</text:p>
          </table:table-cell>
          <table:table-cell table:formula="of:=IF([.P720] &lt; [.L720];&quot;BETTER&quot;;IF([.P720]-2 &gt; [.L720]; &quot;WORSE&quot;;&quot;&quot;))">
            <text:p/>
          </table:table-cell>
          <table:table-cell table:formula="of:=IF([.R720] &lt; [.N720];&quot;BETTER&quot;;IF([.R720] &gt;[.N720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0.00000000000089528">
            <text:p>8.95E-013</text:p>
          </table:table-cell>
          <table:table-cell office:value-type="float" office:value="0.00000000000012591">
            <text:p>1.26E-013</text:p>
          </table:table-cell>
          <table:table-cell table:formula="of:=IF([.U720] &lt; [.P720];&quot;BETTER&quot;;IF([.U720]-2 &gt; [.P720]; &quot;WORSE&quot;;&quot;&quot;))">
            <text:p/>
          </table:table-cell>
          <table:table-cell table:formula="of:=IF([.W720] &lt; [.R720];&quot;BETTER&quot;;IF([.W720] &gt;[.R720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0.0000000000021422">
            <text:p>2.14E-012</text:p>
          </table:table-cell>
          <table:table-cell office:value-type="float" office:value="0.00000000000012591">
            <text:p>1.26E-013</text:p>
          </table:table-cell>
          <table:table-cell table:formula="of:=IF([.Z720] &lt; [.U720];&quot;BETTER&quot;;IF([.Z720]-2 &gt; [.U720]; &quot;WORSE&quot;;&quot;&quot;))">
            <text:p/>
          </table:table-cell>
          <table:table-cell table:formula="of:=IF([.AB720] &lt; [.W720];&quot;BETTER&quot;;IF([.AB720] &gt;[.W720]*1.1;&quot;WORSE&quot;;&quot;&quot;))">
            <text:p/>
          </table:table-cell>
        </table:table-row>
        <table:table-row table:style-name="ro3">
          <table:table-cell/>
          <table:table-cell office:value-type="float" office:value="719">
            <text:p>719</text:p>
          </table:table-cell>
          <table:table-cell office:value-type="string">
            <text:p>2.29558714939263808e+00</text:p>
          </table:table-cell>
          <table:table-cell office:value-type="float" office:value="63">
            <text:p>63</text:p>
          </table:table-cell>
          <table:table-cell office:value-type="float" office:value="0.00000000000012497">
            <text:p>1.25E-013</text:p>
          </table:table-cell>
          <table:table-cell office:value-type="float" office:value="0.000000000003332">
            <text:p>3.33E-012</text:p>
          </table:table-cell>
          <table:table-cell/>
          <table:table-cell office:value-type="float" office:value="64">
            <text:p>64</text:p>
          </table:table-cell>
          <table:table-cell office:value-type="float" office:value="0">
            <text:p>0.00E+000</text:p>
          </table:table-cell>
          <table:table-cell office:value-type="float" office:value="0.0000000000032071">
            <text:p>3.2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2967">
            <text:p>1.30E-013</text:p>
          </table:table-cell>
          <table:table-cell office:value-type="float" office:value="0.0000000000032071">
            <text:p>3.2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2967">
            <text:p>1.30E-013</text:p>
          </table:table-cell>
          <table:table-cell office:value-type="float" office:value="0.0000000000032071">
            <text:p>3.21E-012</text:p>
          </table:table-cell>
          <table:table-cell table:formula="of:=IF([.P721] &lt; [.L721];&quot;BETTER&quot;;IF([.P721]-2 &gt; [.L721]; &quot;WORSE&quot;;&quot;&quot;))">
            <text:p/>
          </table:table-cell>
          <table:table-cell table:formula="of:=IF([.R721] &lt; [.N721];&quot;BETTER&quot;;IF([.R721] &gt;[.N72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2967">
            <text:p>1.30E-013</text:p>
          </table:table-cell>
          <table:table-cell office:value-type="float" office:value="0.0000000000032071">
            <text:p>3.21E-012</text:p>
          </table:table-cell>
          <table:table-cell table:formula="of:=IF([.U721] &lt; [.P721];&quot;BETTER&quot;;IF([.U721]-2 &gt; [.P721]; &quot;WORSE&quot;;&quot;&quot;))">
            <text:p/>
          </table:table-cell>
          <table:table-cell table:formula="of:=IF([.W721] &lt; [.R721];&quot;BETTER&quot;;IF([.W721] &gt;[.R72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4582">
            <text:p>1.46E-013</text:p>
          </table:table-cell>
          <table:table-cell office:value-type="float" office:value="0.0000000000032071">
            <text:p>3.21E-012</text:p>
          </table:table-cell>
          <table:table-cell table:formula="of:=IF([.Z721] &lt; [.U721];&quot;BETTER&quot;;IF([.Z721]-2 &gt; [.U721]; &quot;WORSE&quot;;&quot;&quot;))">
            <text:p/>
          </table:table-cell>
          <table:table-cell table:formula="of:=IF([.AB721] &lt; [.W721];&quot;BETTER&quot;;IF([.AB721] &gt;[.W721]*1.1;&quot;WORSE&quot;;&quot;&quot;))">
            <text:p/>
          </table:table-cell>
        </table:table-row>
        <table:table-row table:style-name="ro3">
          <table:table-cell/>
          <table:table-cell office:value-type="float" office:value="720">
            <text:p>720</text:p>
          </table:table-cell>
          <table:table-cell office:value-type="string">
            <text:p>1.15443132980306173e+00</text:p>
          </table:table-cell>
          <table:table-cell office:value-type="float" office:value="57">
            <text:p>57</text:p>
          </table:table-cell>
          <table:table-cell office:value-type="float" office:value="0.000000000000017311">
            <text:p>1.73E-014</text:p>
          </table:table-cell>
          <table:table-cell office:value-type="float" office:value="0.0000000000026408">
            <text:p>2.64E-012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017311">
            <text:p>1.73E-014</text:p>
          </table:table-cell>
          <table:table-cell office:value-type="float" office:value="0.0000000000026408">
            <text:p>2.64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11369">
            <text:p>1.14E-013</text:p>
          </table:table-cell>
          <table:table-cell office:value-type="float" office:value="0.0000000000026522">
            <text:p>2.65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11369">
            <text:p>1.14E-013</text:p>
          </table:table-cell>
          <table:table-cell office:value-type="float" office:value="0.0000000000026522">
            <text:p>2.65E-012</text:p>
          </table:table-cell>
          <table:table-cell table:formula="of:=IF([.P722] &lt; [.L722];&quot;BETTER&quot;;IF([.P722]-2 &gt; [.L722]; &quot;WORSE&quot;;&quot;&quot;))">
            <text:p/>
          </table:table-cell>
          <table:table-cell table:formula="of:=IF([.R722] &lt; [.N722];&quot;BETTER&quot;;IF([.R722] &gt;[.N72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011369">
            <text:p>1.14E-013</text:p>
          </table:table-cell>
          <table:table-cell office:value-type="float" office:value="0.0000000000026522">
            <text:p>2.65E-012</text:p>
          </table:table-cell>
          <table:table-cell table:formula="of:=IF([.U722] &lt; [.P722];&quot;BETTER&quot;;IF([.U722]-2 &gt; [.P722]; &quot;WORSE&quot;;&quot;&quot;))">
            <text:p/>
          </table:table-cell>
          <table:table-cell table:formula="of:=IF([.W722] &lt; [.R722];&quot;BETTER&quot;;IF([.W722] &gt;[.R72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10025">
            <text:p>1.00E-012</text:p>
          </table:table-cell>
          <table:table-cell office:value-type="float" office:value="0.0000000000026522">
            <text:p>2.65E-012</text:p>
          </table:table-cell>
          <table:table-cell table:formula="of:=IF([.Z722] &lt; [.U722];&quot;BETTER&quot;;IF([.Z722]-2 &gt; [.U722]; &quot;WORSE&quot;;&quot;&quot;))">
            <text:p/>
          </table:table-cell>
          <table:table-cell table:formula="of:=IF([.AB722] &lt; [.W722];&quot;BETTER&quot;;IF([.AB722] &gt;[.W722]*1.1;&quot;WORSE&quot;;&quot;&quot;))">
            <text:p/>
          </table:table-cell>
        </table:table-row>
        <table:table-row table:style-name="ro3">
          <table:table-cell/>
          <table:table-cell office:value-type="float" office:value="721">
            <text:p>721</text:p>
          </table:table-cell>
          <table:table-cell office:value-type="string">
            <text:p>2.46740110027233994e+00</text:p>
          </table:table-cell>
          <table:table-cell office:value-type="float" office:value="91">
            <text:p>91</text:p>
          </table:table-cell>
          <table:table-cell office:value-type="float" office:value="0.0000000000088455">
            <text:p>8.85E-012</text:p>
          </table:table-cell>
          <table:table-cell office:value-type="float" office:value="0.000000000012383">
            <text:p>1.24E-011</text:p>
          </table:table-cell>
          <table:table-cell/>
          <table:table-cell office:value-type="float" office:value="91">
            <text:p>91</text:p>
          </table:table-cell>
          <table:table-cell office:value-type="float" office:value="0.0000000000088455">
            <text:p>8.85E-012</text:p>
          </table:table-cell>
          <table:table-cell office:value-type="float" office:value="0.000000000012383">
            <text:p>1.24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032437">
            <text:p>3.24E-014</text:p>
          </table:table-cell>
          <table:table-cell office:value-type="float" office:value="0.00000000001121">
            <text:p>1.12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032437">
            <text:p>3.24E-014</text:p>
          </table:table-cell>
          <table:table-cell office:value-type="float" office:value="0.00000000001121">
            <text:p>1.12E-011</text:p>
          </table:table-cell>
          <table:table-cell table:formula="of:=IF([.P723] &lt; [.L723];&quot;BETTER&quot;;IF([.P723]-2 &gt; [.L723]; &quot;WORSE&quot;;&quot;&quot;))">
            <text:p/>
          </table:table-cell>
          <table:table-cell table:formula="of:=IF([.R723] &lt; [.N723];&quot;BETTER&quot;;IF([.R723] &gt;[.N72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32437">
            <text:p>3.24E-014</text:p>
          </table:table-cell>
          <table:table-cell office:value-type="float" office:value="0.00000000001121">
            <text:p>1.12E-011</text:p>
          </table:table-cell>
          <table:table-cell table:formula="of:=IF([.U723] &lt; [.P723];&quot;BETTER&quot;;IF([.U723]-2 &gt; [.P723]; &quot;WORSE&quot;;&quot;&quot;))">
            <text:p/>
          </table:table-cell>
          <table:table-cell table:formula="of:=IF([.W723] &lt; [.R723];&quot;BETTER&quot;;IF([.W723] &gt;[.R72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32437">
            <text:p>3.24E-014</text:p>
          </table:table-cell>
          <table:table-cell office:value-type="float" office:value="0.00000000001121">
            <text:p>1.12E-011</text:p>
          </table:table-cell>
          <table:table-cell table:formula="of:=IF([.Z723] &lt; [.U723];&quot;BETTER&quot;;IF([.Z723]-2 &gt; [.U723]; &quot;WORSE&quot;;&quot;&quot;))">
            <text:p/>
          </table:table-cell>
          <table:table-cell table:formula="of:=IF([.AB723] &lt; [.W723];&quot;BETTER&quot;;IF([.AB723] &gt;[.W723]*1.1;&quot;WORSE&quot;;&quot;&quot;))">
            <text:p/>
          </table:table-cell>
        </table:table-row>
        <table:table-row table:style-name="ro3">
          <table:table-cell/>
          <table:table-cell office:value-type="float" office:value="722">
            <text:p>722</text:p>
          </table:table-cell>
          <table:table-cell office:value-type="string">
            <text:p>1.80671262590654857e-01</text:p>
          </table:table-cell>
          <table:table-cell office:value-type="float" office:value="58">
            <text:p>58</text:p>
          </table:table-cell>
          <table:table-cell office:value-type="float" office:value="0.00000000000069961">
            <text:p>7.00E-013</text:p>
          </table:table-cell>
          <table:table-cell office:value-type="float" office:value="0.000000000051724">
            <text:p>5.17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69961">
            <text:p>7.00E-013</text:p>
          </table:table-cell>
          <table:table-cell office:value-type="float" office:value="0.000000000051724">
            <text:p>5.1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5">
            <text:p>2.78E-015</text:p>
          </table:table-cell>
          <table:table-cell office:value-type="float" office:value="0.000000000051725">
            <text:p>5.1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5">
            <text:p>2.78E-015</text:p>
          </table:table-cell>
          <table:table-cell office:value-type="float" office:value="0.000000000051725">
            <text:p>5.17E-011</text:p>
          </table:table-cell>
          <table:table-cell table:formula="of:=IF([.P724] &lt; [.L724];&quot;BETTER&quot;;IF([.P724]-2 &gt; [.L724]; &quot;WORSE&quot;;&quot;&quot;))">
            <text:p/>
          </table:table-cell>
          <table:table-cell table:formula="of:=IF([.R724] &lt; [.N724];&quot;BETTER&quot;;IF([.R724] &gt;[.N72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7478E-015">
            <text:p>2.75E-015</text:p>
          </table:table-cell>
          <table:table-cell office:value-type="float" office:value="0.000000000051725">
            <text:p>5.17E-011</text:p>
          </table:table-cell>
          <table:table-cell table:formula="of:=IF([.U724] &lt; [.P724];&quot;BETTER&quot;;IF([.U724]-2 &gt; [.P724]; &quot;WORSE&quot;;&quot;&quot;))">
            <text:p/>
          </table:table-cell>
          <table:table-cell table:formula="of:=IF([.W724] &lt; [.R724];&quot;BETTER&quot;;IF([.W724] &gt;[.R72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2625">
            <text:p>2.63E-014</text:p>
          </table:table-cell>
          <table:table-cell office:value-type="float" office:value="0.000000000051725">
            <text:p>5.17E-011</text:p>
          </table:table-cell>
          <table:table-cell table:formula="of:=IF([.Z724] &lt; [.U724];&quot;BETTER&quot;;IF([.Z724]-2 &gt; [.U724]; &quot;WORSE&quot;;&quot;&quot;))">
            <text:p/>
          </table:table-cell>
          <table:table-cell table:formula="of:=IF([.AB724] &lt; [.W724];&quot;BETTER&quot;;IF([.AB724] &gt;[.W724]*1.1;&quot;WORSE&quot;;&quot;&quot;))">
            <text:p/>
          </table:table-cell>
        </table:table-row>
        <table:table-row table:style-name="ro3">
          <table:table-cell/>
          <table:table-cell office:value-type="float" office:value="723">
            <text:p>723</text:p>
          </table:table-cell>
          <table:table-cell office:value-type="string">
            <text:p>-5.83124927619675493e-01</text:p>
          </table:table-cell>
          <table:table-cell office:value-type="float" office:value="111">
            <text:p>111</text:p>
          </table:table-cell>
          <table:table-cell office:value-type="float" office:value="0.0000000029462">
            <text:p>2.95E-009</text:p>
          </table:table-cell>
          <table:table-cell office:value-type="float" office:value="0.000000000022966">
            <text:p>2.30E-011</text:p>
          </table:table-cell>
          <table:table-cell/>
          <table:table-cell office:value-type="float" office:value="223">
            <text:p>223</text:p>
          </table:table-cell>
          <table:table-cell office:value-type="float" office:value="0.000000000002252">
            <text:p>2.25E-012</text:p>
          </table:table-cell>
          <table:table-cell office:value-type="float" office:value="0.000000000031355">
            <text:p>3.14E-011</text:p>
          </table:table-cell>
          <table:table-cell/>
          <table:table-cell office:value-type="float" office:value="199">
            <text:p>199</text:p>
          </table:table-cell>
          <table:table-cell office:value-type="float" office:value="0.0000000000007162">
            <text:p>7.16E-013</text:p>
          </table:table-cell>
          <table:table-cell office:value-type="float" office:value="0.000000000033741">
            <text:p>3.37E-011</text:p>
          </table:table-cell>
          <table:table-cell/>
          <table:table-cell office:value-type="float" office:value="199">
            <text:p>199</text:p>
          </table:table-cell>
          <table:table-cell office:value-type="float" office:value="0.0000000000007162">
            <text:p>7.16E-013</text:p>
          </table:table-cell>
          <table:table-cell office:value-type="float" office:value="0.000000000033741">
            <text:p>3.37E-011</text:p>
          </table:table-cell>
          <table:table-cell table:formula="of:=IF([.P725] &lt; [.L725];&quot;BETTER&quot;;IF([.P725]-2 &gt; [.L725]; &quot;WORSE&quot;;&quot;&quot;))">
            <text:p/>
          </table:table-cell>
          <table:table-cell table:formula="of:=IF([.R725] &lt; [.N725];&quot;BETTER&quot;;IF([.R725] &gt;[.N725]*1.1;&quot;WORSE&quot;;&quot;&quot;))">
            <text:p/>
          </table:table-cell>
          <table:table-cell office:value-type="float" office:value="199">
            <text:p>199</text:p>
          </table:table-cell>
          <table:table-cell office:value-type="float" office:value="0.00000000000071632">
            <text:p>7.16E-013</text:p>
          </table:table-cell>
          <table:table-cell office:value-type="float" office:value="0.000000000033741">
            <text:p>3.37E-011</text:p>
          </table:table-cell>
          <table:table-cell table:formula="of:=IF([.U725] &lt; [.P725];&quot;BETTER&quot;;IF([.U725]-2 &gt; [.P725]; &quot;WORSE&quot;;&quot;&quot;))">
            <text:p/>
          </table:table-cell>
          <table:table-cell table:formula="of:=IF([.W725] &lt; [.R725];&quot;BETTER&quot;;IF([.W725] &gt;[.R725]*1.1;&quot;WORSE&quot;;&quot;&quot;))">
            <text:p/>
          </table:table-cell>
          <table:table-cell office:value-type="float" office:value="199">
            <text:p>199</text:p>
          </table:table-cell>
          <table:table-cell office:value-type="float" office:value="0.000000000004049">
            <text:p>4.05E-012</text:p>
          </table:table-cell>
          <table:table-cell office:value-type="float" office:value="0.000000000033741">
            <text:p>3.37E-011</text:p>
          </table:table-cell>
          <table:table-cell table:formula="of:=IF([.Z725] &lt; [.U725];&quot;BETTER&quot;;IF([.Z725]-2 &gt; [.U725]; &quot;WORSE&quot;;&quot;&quot;))">
            <text:p/>
          </table:table-cell>
          <table:table-cell table:formula="of:=IF([.AB725] &lt; [.W725];&quot;BETTER&quot;;IF([.AB725] &gt;[.W725]*1.1;&quot;WORSE&quot;;&quot;&quot;))">
            <text:p/>
          </table:table-cell>
        </table:table-row>
        <table:table-row table:style-name="ro3">
          <table:table-cell/>
          <table:table-cell office:value-type="float" office:value="724">
            <text:p>724</text:p>
          </table:table-cell>
          <table:table-cell office:value-type="string">
            <text:p>9.43254062815474859e-01</text:p>
          </table:table-cell>
          <table:table-cell office:value-type="float" office:value="110">
            <text:p>110</text:p>
          </table:table-cell>
          <table:table-cell office:value-type="float" office:value="0.000000000022873">
            <text:p>2.29E-011</text:p>
          </table:table-cell>
          <table:table-cell office:value-type="float" office:value="0.000000000039276">
            <text:p>3.93E-011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66042">
            <text:p>6.60E-013</text:p>
          </table:table-cell>
          <table:table-cell office:value-type="float" office:value="0.000000000017063">
            <text:p>1.71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5.2042E-016">
            <text:p>5.20E-016</text:p>
          </table:table-cell>
          <table:table-cell office:value-type="float" office:value="0.000000000016406">
            <text:p>1.64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5.2042E-016">
            <text:p>5.20E-016</text:p>
          </table:table-cell>
          <table:table-cell office:value-type="float" office:value="0.000000000016406">
            <text:p>1.64E-011</text:p>
          </table:table-cell>
          <table:table-cell table:formula="of:=IF([.P726] &lt; [.L726];&quot;BETTER&quot;;IF([.P726]-2 &gt; [.L726]; &quot;WORSE&quot;;&quot;&quot;))">
            <text:p/>
          </table:table-cell>
          <table:table-cell table:formula="of:=IF([.R726] &lt; [.N726];&quot;BETTER&quot;;IF([.R726] &gt;[.N72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5.2042E-016">
            <text:p>5.20E-016</text:p>
          </table:table-cell>
          <table:table-cell office:value-type="float" office:value="0.000000000016406">
            <text:p>1.64E-011</text:p>
          </table:table-cell>
          <table:table-cell table:formula="of:=IF([.U726] &lt; [.P726];&quot;BETTER&quot;;IF([.U726]-2 &gt; [.P726]; &quot;WORSE&quot;;&quot;&quot;))">
            <text:p/>
          </table:table-cell>
          <table:table-cell table:formula="of:=IF([.W726] &lt; [.R726];&quot;BETTER&quot;;IF([.W726] &gt;[.R72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36196">
            <text:p>3.62E-013</text:p>
          </table:table-cell>
          <table:table-cell office:value-type="float" office:value="0.000000000016406">
            <text:p>1.64E-011</text:p>
          </table:table-cell>
          <table:table-cell table:formula="of:=IF([.Z726] &lt; [.U726];&quot;BETTER&quot;;IF([.Z726]-2 &gt; [.U726]; &quot;WORSE&quot;;&quot;&quot;))">
            <text:p/>
          </table:table-cell>
          <table:table-cell table:formula="of:=IF([.AB726] &lt; [.W726];&quot;BETTER&quot;;IF([.AB726] &gt;[.W726]*1.1;&quot;WORSE&quot;;&quot;&quot;))">
            <text:p/>
          </table:table-cell>
        </table:table-row>
        <table:table-row table:style-name="ro3">
          <table:table-cell/>
          <table:table-cell office:value-type="float" office:value="725">
            <text:p>725</text:p>
          </table:table-cell>
          <table:table-cell office:value-type="string">
            <text:p>9.03906188839230344e-03</text:p>
          </table:table-cell>
          <table:table-cell office:value-type="float" office:value="116">
            <text:p>116</text:p>
          </table:table-cell>
          <table:table-cell office:value-type="float" office:value="0.00000000013944">
            <text:p>1.39E-010</text:p>
          </table:table-cell>
          <table:table-cell office:value-type="float" office:value="0.0000000012867">
            <text:p>1.29E-009</text:p>
          </table:table-cell>
          <table:table-cell/>
          <table:table-cell office:value-type="float" office:value="118">
            <text:p>118</text:p>
          </table:table-cell>
          <table:table-cell office:value-type="float" office:value="0.00000000013697">
            <text:p>1.37E-010</text:p>
          </table:table-cell>
          <table:table-cell office:value-type="float" office:value="0.0000000012842">
            <text:p>1.28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43988">
            <text:p>4.40E-012</text:p>
          </table:table-cell>
          <table:table-cell office:value-type="float" office:value="0.0000000012842">
            <text:p>1.28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43988">
            <text:p>4.40E-012</text:p>
          </table:table-cell>
          <table:table-cell office:value-type="float" office:value="0.0000000012842">
            <text:p>1.28E-009</text:p>
          </table:table-cell>
          <table:table-cell table:formula="of:=IF([.P727] &lt; [.L727];&quot;BETTER&quot;;IF([.P727]-2 &gt; [.L727]; &quot;WORSE&quot;;&quot;&quot;))">
            <text:p/>
          </table:table-cell>
          <table:table-cell table:formula="of:=IF([.R727] &lt; [.N727];&quot;BETTER&quot;;IF([.R727] &gt;[.N72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43988">
            <text:p>4.40E-012</text:p>
          </table:table-cell>
          <table:table-cell office:value-type="float" office:value="0.0000000012842">
            <text:p>1.28E-009</text:p>
          </table:table-cell>
          <table:table-cell table:formula="of:=IF([.U727] &lt; [.P727];&quot;BETTER&quot;;IF([.U727]-2 &gt; [.P727]; &quot;WORSE&quot;;&quot;&quot;))">
            <text:p/>
          </table:table-cell>
          <table:table-cell table:formula="of:=IF([.W727] &lt; [.R727];&quot;BETTER&quot;;IF([.W727] &gt;[.R72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44055">
            <text:p>4.41E-012</text:p>
          </table:table-cell>
          <table:table-cell office:value-type="float" office:value="0.0000000012842">
            <text:p>1.28E-009</text:p>
          </table:table-cell>
          <table:table-cell table:formula="of:=IF([.Z727] &lt; [.U727];&quot;BETTER&quot;;IF([.Z727]-2 &gt; [.U727]; &quot;WORSE&quot;;&quot;&quot;))">
            <text:p/>
          </table:table-cell>
          <table:table-cell table:formula="of:=IF([.AB727] &lt; [.W727];&quot;BETTER&quot;;IF([.AB727] &gt;[.W727]*1.1;&quot;WORSE&quot;;&quot;&quot;))">
            <text:p/>
          </table:table-cell>
        </table:table-row>
        <table:table-row table:style-name="ro3">
          <table:table-cell/>
          <table:table-cell office:value-type="float" office:value="726">
            <text:p>726</text:p>
          </table:table-cell>
          <table:table-cell office:value-type="string">
            <text:p>1.53992118745130036e+00</text:p>
          </table:table-cell>
          <table:table-cell office:value-type="float" office:value="113">
            <text:p>113</text:p>
          </table:table-cell>
          <table:table-cell office:value-type="float" office:value="0.000000000013765">
            <text:p>1.38E-011</text:p>
          </table:table-cell>
          <table:table-cell office:value-type="float" office:value="0.000000000045438">
            <text:p>4.54E-011</text:p>
          </table:table-cell>
          <table:table-cell/>
          <table:table-cell office:value-type="float" office:value="116">
            <text:p>116</text:p>
          </table:table-cell>
          <table:table-cell office:value-type="float" office:value="0.00000000000024693">
            <text:p>2.47E-013</text:p>
          </table:table-cell>
          <table:table-cell office:value-type="float" office:value="0.000000000031867">
            <text:p>3.1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18658">
            <text:p>1.87E-009</text:p>
          </table:table-cell>
          <table:table-cell office:value-type="float" office:value="0.000000000031625">
            <text:p>3.1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18658">
            <text:p>1.87E-009</text:p>
          </table:table-cell>
          <table:table-cell office:value-type="float" office:value="0.000000000031625">
            <text:p>3.16E-011</text:p>
          </table:table-cell>
          <table:table-cell table:formula="of:=IF([.P728] &lt; [.L728];&quot;BETTER&quot;;IF([.P728]-2 &gt; [.L728]; &quot;WORSE&quot;;&quot;&quot;))">
            <text:p/>
          </table:table-cell>
          <table:table-cell table:formula="of:=IF([.R728] &lt; [.N728];&quot;BETTER&quot;;IF([.R728] &gt;[.N72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18658">
            <text:p>1.87E-009</text:p>
          </table:table-cell>
          <table:table-cell office:value-type="float" office:value="0.000000000031625">
            <text:p>3.16E-011</text:p>
          </table:table-cell>
          <table:table-cell table:formula="of:=IF([.U728] &lt; [.P728];&quot;BETTER&quot;;IF([.U728]-2 &gt; [.P728]; &quot;WORSE&quot;;&quot;&quot;))">
            <text:p/>
          </table:table-cell>
          <table:table-cell table:formula="of:=IF([.W728] &lt; [.R728];&quot;BETTER&quot;;IF([.W728] &gt;[.R72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18658">
            <text:p>1.87E-009</text:p>
          </table:table-cell>
          <table:table-cell office:value-type="float" office:value="0.000000000031625">
            <text:p>3.16E-011</text:p>
          </table:table-cell>
          <table:table-cell table:formula="of:=IF([.Z728] &lt; [.U728];&quot;BETTER&quot;;IF([.Z728]-2 &gt; [.U728]; &quot;WORSE&quot;;&quot;&quot;))">
            <text:p/>
          </table:table-cell>
          <table:table-cell table:formula="of:=IF([.AB728] &lt; [.W728];&quot;BETTER&quot;;IF([.AB728] &gt;[.W728]*1.1;&quot;WORSE&quot;;&quot;&quot;))">
            <text:p/>
          </table:table-cell>
        </table:table-row>
        <table:table-row table:style-name="ro3">
          <table:table-cell/>
          <table:table-cell office:value-type="float" office:value="727">
            <text:p>727</text:p>
          </table:table-cell>
          <table:table-cell office:value-type="string">
            <text:p>1.16556371349818111e-01</text:p>
          </table:table-cell>
          <table:table-cell office:value-type="float" office:value="58">
            <text:p>58</text:p>
          </table:table-cell>
          <table:table-cell office:value-type="float" office:value="0.000000000000064533">
            <text:p>6.45E-014</text:p>
          </table:table-cell>
          <table:table-cell office:value-type="float" office:value="0.00000000042742">
            <text:p>4.27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64533">
            <text:p>6.45E-014</text:p>
          </table:table-cell>
          <table:table-cell office:value-type="float" office:value="0.00000000042742">
            <text:p>4.2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73963">
            <text:p>7.40E-013</text:p>
          </table:table-cell>
          <table:table-cell office:value-type="float" office:value="0.00000000042742">
            <text:p>4.2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73963">
            <text:p>7.40E-013</text:p>
          </table:table-cell>
          <table:table-cell office:value-type="float" office:value="0.00000000042742">
            <text:p>4.27E-010</text:p>
          </table:table-cell>
          <table:table-cell table:formula="of:=IF([.P729] &lt; [.L729];&quot;BETTER&quot;;IF([.P729]-2 &gt; [.L729]; &quot;WORSE&quot;;&quot;&quot;))">
            <text:p/>
          </table:table-cell>
          <table:table-cell table:formula="of:=IF([.R729] &lt; [.N729];&quot;BETTER&quot;;IF([.R729] &gt;[.N72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73964">
            <text:p>7.40E-013</text:p>
          </table:table-cell>
          <table:table-cell office:value-type="float" office:value="0.00000000042742">
            <text:p>4.27E-010</text:p>
          </table:table-cell>
          <table:table-cell table:formula="of:=IF([.U729] &lt; [.P729];&quot;BETTER&quot;;IF([.U729]-2 &gt; [.P729]; &quot;WORSE&quot;;&quot;&quot;))">
            <text:p/>
          </table:table-cell>
          <table:table-cell table:formula="of:=IF([.W729] &lt; [.R729];&quot;BETTER&quot;;IF([.W729] &gt;[.R72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74039">
            <text:p>7.40E-013</text:p>
          </table:table-cell>
          <table:table-cell office:value-type="float" office:value="0.00000000042742">
            <text:p>4.27E-010</text:p>
          </table:table-cell>
          <table:table-cell table:formula="of:=IF([.Z729] &lt; [.U729];&quot;BETTER&quot;;IF([.Z729]-2 &gt; [.U729]; &quot;WORSE&quot;;&quot;&quot;))">
            <text:p/>
          </table:table-cell>
          <table:table-cell table:formula="of:=IF([.AB729] &lt; [.W729];&quot;BETTER&quot;;IF([.AB729] &gt;[.W729]*1.1;&quot;WORSE&quot;;&quot;&quot;))">
            <text:p/>
          </table:table-cell>
        </table:table-row>
        <table:table-row table:style-name="ro3">
          <table:table-cell/>
          <table:table-cell office:value-type="float" office:value="728">
            <text:p>728</text:p>
          </table:table-cell>
          <table:table-cell office:value-type="string">
            <text:p>1.40597168132193112e-02</text:p>
          </table:table-cell>
          <table:table-cell office:value-type="float" office:value="49">
            <text:p>49</text:p>
          </table:table-cell>
          <table:table-cell office:value-type="float" office:value="0.000000000074654">
            <text:p>7.47E-011</text:p>
          </table:table-cell>
          <table:table-cell office:value-type="float" office:value="0.00000000094023">
            <text:p>9.40E-010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74654">
            <text:p>7.47E-011</text:p>
          </table:table-cell>
          <table:table-cell office:value-type="float" office:value="0.00000000094023">
            <text:p>9.40E-01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.00E+000</text:p>
          </table:table-cell>
          <table:table-cell office:value-type="float" office:value="0.00000000094023">
            <text:p>9.40E-01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.00E+000</text:p>
          </table:table-cell>
          <table:table-cell office:value-type="float" office:value="0.00000000094023">
            <text:p>9.40E-010</text:p>
          </table:table-cell>
          <table:table-cell table:formula="of:=IF([.P730] &lt; [.L730];&quot;BETTER&quot;;IF([.P730]-2 &gt; [.L730]; &quot;WORSE&quot;;&quot;&quot;))">
            <text:p/>
          </table:table-cell>
          <table:table-cell table:formula="of:=IF([.R730] &lt; [.N730];&quot;BETTER&quot;;IF([.R730] &gt;[.N730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">
            <text:p>0.00E+000</text:p>
          </table:table-cell>
          <table:table-cell office:value-type="float" office:value="0.00000000094023">
            <text:p>9.40E-010</text:p>
          </table:table-cell>
          <table:table-cell table:formula="of:=IF([.U730] &lt; [.P730];&quot;BETTER&quot;;IF([.U730]-2 &gt; [.P730]; &quot;WORSE&quot;;&quot;&quot;))">
            <text:p/>
          </table:table-cell>
          <table:table-cell table:formula="of:=IF([.W730] &lt; [.R730];&quot;BETTER&quot;;IF([.W730] &gt;[.R730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">
            <text:p>0.00E+000</text:p>
          </table:table-cell>
          <table:table-cell office:value-type="float" office:value="0.00000000094023">
            <text:p>9.40E-010</text:p>
          </table:table-cell>
          <table:table-cell table:formula="of:=IF([.Z730] &lt; [.U730];&quot;BETTER&quot;;IF([.Z730]-2 &gt; [.U730]; &quot;WORSE&quot;;&quot;&quot;))">
            <text:p/>
          </table:table-cell>
          <table:table-cell table:formula="of:=IF([.AB730] &lt; [.W730];&quot;BETTER&quot;;IF([.AB730] &gt;[.W730]*1.1;&quot;WORSE&quot;;&quot;&quot;))">
            <text:p/>
          </table:table-cell>
        </table:table-row>
        <table:table-row table:style-name="ro3">
          <table:table-cell/>
          <table:table-cell office:value-type="float" office:value="729">
            <text:p>729</text:p>
          </table:table-cell>
          <table:table-cell office:value-type="string">
            <text:p>1.48860615952098563e+00</text:p>
          </table:table-cell>
          <table:table-cell office:value-type="float" office:value="55">
            <text:p>55</text:p>
          </table:table-cell>
          <table:table-cell office:value-type="float" office:value="0.0000000011574">
            <text:p>1.16E-009</text:p>
          </table:table-cell>
          <table:table-cell office:value-type="float" office:value="0.000000000013228">
            <text:p>1.32E-011</text:p>
          </table:table-cell>
          <table:table-cell/>
          <table:table-cell office:value-type="float" office:value="111">
            <text:p>111</text:p>
          </table:table-cell>
          <table:table-cell office:value-type="float" office:value="0.000000000000070554">
            <text:p>7.06E-014</text:p>
          </table:table-cell>
          <table:table-cell office:value-type="float" office:value="0.000000000014027">
            <text:p>1.40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4508">
            <text:p>4.51E-011</text:p>
          </table:table-cell>
          <table:table-cell office:value-type="float" office:value="0.000000000014098">
            <text:p>1.41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4508">
            <text:p>4.51E-011</text:p>
          </table:table-cell>
          <table:table-cell office:value-type="float" office:value="0.000000000014098">
            <text:p>1.41E-011</text:p>
          </table:table-cell>
          <table:table-cell table:formula="of:=IF([.P731] &lt; [.L731];&quot;BETTER&quot;;IF([.P731]-2 &gt; [.L731]; &quot;WORSE&quot;;&quot;&quot;))">
            <text:p/>
          </table:table-cell>
          <table:table-cell table:formula="of:=IF([.R731] &lt; [.N731];&quot;BETTER&quot;;IF([.R731] &gt;[.N73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4508">
            <text:p>4.51E-011</text:p>
          </table:table-cell>
          <table:table-cell office:value-type="float" office:value="0.000000000014098">
            <text:p>1.41E-011</text:p>
          </table:table-cell>
          <table:table-cell table:formula="of:=IF([.U731] &lt; [.P731];&quot;BETTER&quot;;IF([.U731]-2 &gt; [.P731]; &quot;WORSE&quot;;&quot;&quot;))">
            <text:p/>
          </table:table-cell>
          <table:table-cell table:formula="of:=IF([.W731] &lt; [.R731];&quot;BETTER&quot;;IF([.W731] &gt;[.R73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45238">
            <text:p>4.52E-011</text:p>
          </table:table-cell>
          <table:table-cell office:value-type="float" office:value="0.000000000014098">
            <text:p>1.41E-011</text:p>
          </table:table-cell>
          <table:table-cell table:formula="of:=IF([.Z731] &lt; [.U731];&quot;BETTER&quot;;IF([.Z731]-2 &gt; [.U731]; &quot;WORSE&quot;;&quot;&quot;))">
            <text:p/>
          </table:table-cell>
          <table:table-cell table:formula="of:=IF([.AB731] &lt; [.W731];&quot;BETTER&quot;;IF([.AB731] &gt;[.W731]*1.1;&quot;WORSE&quot;;&quot;&quot;))">
            <text:p/>
          </table:table-cell>
        </table:table-row>
        <table:table-row table:style-name="ro3">
          <table:table-cell/>
          <table:table-cell office:value-type="float" office:value="730">
            <text:p>730</text:p>
          </table:table-cell>
          <table:table-cell office:value-type="string">
            <text:p>1.79777236317548694e+00</text:p>
          </table:table-cell>
          <table:table-cell office:value-type="float" office:value="202">
            <text:p>202</text:p>
          </table:table-cell>
          <table:table-cell office:value-type="float" office:value="0.00000000059911">
            <text:p>5.99E-010</text:p>
          </table:table-cell>
          <table:table-cell office:value-type="float" office:value="0.00000000010739">
            <text:p>1.07E-010</text:p>
          </table:table-cell>
          <table:table-cell/>
          <table:table-cell office:value-type="float" office:value="208">
            <text:p>208</text:p>
          </table:table-cell>
          <table:table-cell office:value-type="float" office:value="0.00000000051627">
            <text:p>5.16E-010</text:p>
          </table:table-cell>
          <table:table-cell office:value-type="float" office:value="0.00000000001991">
            <text:p>1.99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0099276">
            <text:p>9.93E-013</text:p>
          </table:table-cell>
          <table:table-cell office:value-type="float" office:value="0.000000000013635">
            <text:p>1.36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0099276">
            <text:p>9.93E-013</text:p>
          </table:table-cell>
          <table:table-cell office:value-type="float" office:value="0.000000000013635">
            <text:p>1.36E-011</text:p>
          </table:table-cell>
          <table:table-cell table:formula="of:=IF([.P732] &lt; [.L732];&quot;BETTER&quot;;IF([.P732]-2 &gt; [.L732]; &quot;WORSE&quot;;&quot;&quot;))">
            <text:p/>
          </table:table-cell>
          <table:table-cell table:formula="of:=IF([.R732] &lt; [.N732];&quot;BETTER&quot;;IF([.R732] &gt;[.N732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0099276">
            <text:p>9.93E-013</text:p>
          </table:table-cell>
          <table:table-cell office:value-type="float" office:value="0.000000000013635">
            <text:p>1.36E-011</text:p>
          </table:table-cell>
          <table:table-cell table:formula="of:=IF([.U732] &lt; [.P732];&quot;BETTER&quot;;IF([.U732]-2 &gt; [.P732]; &quot;WORSE&quot;;&quot;&quot;))">
            <text:p/>
          </table:table-cell>
          <table:table-cell table:formula="of:=IF([.W732] &lt; [.R732];&quot;BETTER&quot;;IF([.W732] &gt;[.R732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0099392">
            <text:p>9.94E-013</text:p>
          </table:table-cell>
          <table:table-cell office:value-type="float" office:value="0.000000000013635">
            <text:p>1.36E-011</text:p>
          </table:table-cell>
          <table:table-cell table:formula="of:=IF([.Z732] &lt; [.U732];&quot;BETTER&quot;;IF([.Z732]-2 &gt; [.U732]; &quot;WORSE&quot;;&quot;&quot;))">
            <text:p/>
          </table:table-cell>
          <table:table-cell table:formula="of:=IF([.AB732] &lt; [.W732];&quot;BETTER&quot;;IF([.AB732] &gt;[.W732]*1.1;&quot;WORSE&quot;;&quot;&quot;))">
            <text:p/>
          </table:table-cell>
        </table:table-row>
        <table:table-row table:style-name="ro3">
          <table:table-cell/>
          <table:table-cell office:value-type="float" office:value="731">
            <text:p>731</text:p>
          </table:table-cell>
          <table:table-cell office:value-type="string">
            <text:p>1.07586499259200163e-02</text:p>
          </table:table-cell>
          <table:table-cell office:value-type="float" office:value="58">
            <text:p>58</text:p>
          </table:table-cell>
          <table:table-cell office:value-type="float" office:value="0.000000000061435">
            <text:p>6.14E-011</text:p>
          </table:table-cell>
          <table:table-cell office:value-type="float" office:value="0.0000000024092">
            <text:p>2.41E-009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61435">
            <text:p>6.14E-011</text:p>
          </table:table-cell>
          <table:table-cell office:value-type="float" office:value="0.0000000024092">
            <text:p>2.41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7.6328E-016">
            <text:p>7.63E-016</text:p>
          </table:table-cell>
          <table:table-cell office:value-type="float" office:value="0.0000000024092">
            <text:p>2.41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7.6328E-016">
            <text:p>7.63E-016</text:p>
          </table:table-cell>
          <table:table-cell office:value-type="float" office:value="0.0000000024092">
            <text:p>2.41E-009</text:p>
          </table:table-cell>
          <table:table-cell table:formula="of:=IF([.P733] &lt; [.L733];&quot;BETTER&quot;;IF([.P733]-2 &gt; [.L733]; &quot;WORSE&quot;;&quot;&quot;))">
            <text:p/>
          </table:table-cell>
          <table:table-cell table:formula="of:=IF([.R733] &lt; [.N733];&quot;BETTER&quot;;IF([.R733] &gt;[.N73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7.6328E-016">
            <text:p>7.63E-016</text:p>
          </table:table-cell>
          <table:table-cell office:value-type="float" office:value="0.0000000024092">
            <text:p>2.41E-009</text:p>
          </table:table-cell>
          <table:table-cell table:formula="of:=IF([.U733] &lt; [.P733];&quot;BETTER&quot;;IF([.U733]-2 &gt; [.P733]; &quot;WORSE&quot;;&quot;&quot;))">
            <text:p/>
          </table:table-cell>
          <table:table-cell table:formula="of:=IF([.W733] &lt; [.R733];&quot;BETTER&quot;;IF([.W733] &gt;[.R73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158E-015">
            <text:p>2.22E-015</text:p>
          </table:table-cell>
          <table:table-cell office:value-type="float" office:value="0.0000000024092">
            <text:p>2.41E-009</text:p>
          </table:table-cell>
          <table:table-cell table:formula="of:=IF([.Z733] &lt; [.U733];&quot;BETTER&quot;;IF([.Z733]-2 &gt; [.U733]; &quot;WORSE&quot;;&quot;&quot;))">
            <text:p/>
          </table:table-cell>
          <table:table-cell table:formula="of:=IF([.AB733] &lt; [.W733];&quot;BETTER&quot;;IF([.AB733] &gt;[.W733]*1.1;&quot;WORSE&quot;;&quot;&quot;))">
            <text:p/>
          </table:table-cell>
        </table:table-row>
        <table:table-row table:style-name="ro3">
          <table:table-cell/>
          <table:table-cell office:value-type="float" office:value="732">
            <text:p>732</text:p>
          </table:table-cell>
          <table:table-cell office:value-type="string">
            <text:p>EXCEPTION!!</text:p>
          </table:table-cell>
          <table:table-cell office:value-type="float" office:value="7">
            <text:p>7</text:p>
          </table:table-cell>
          <table:table-cell table:style-name="Default" office:value-type="string">
            <text:p>nan</text:p>
          </table:table-cell>
          <table:table-cell table:style-name="ce3" office:value-type="float" office:value="INF">
            <text:p>INF</text:p>
          </table:table-cell>
          <table:table-cell table:style-name="ce3"/>
          <table:table-cell office:value-type="float" office:value="7">
            <text:p>7</text:p>
          </table:table-cell>
          <table:table-cell table:style-name="Default" office:value-type="string">
            <text:p>nan</text:p>
          </table:table-cell>
          <table:table-cell table:style-name="ce3" office:value-type="float" office:value="1.79769313486232E+308">
            <text:p>1.79769313486232E+308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734] &lt; [.L734];&quot;BETTER&quot;;IF([.P734]-2 &gt; [.L734]; &quot;WORSE&quot;;&quot;&quot;))">
            <text:p/>
          </table:table-cell>
          <table:table-cell table:formula="of:=IF([.R734] &lt; [.N734];&quot;BETTER&quot;;IF([.R734] &gt;[.N734]*1.1;&quot;WORSE&quot;;&quot;&quot;))">
            <text:p/>
          </table:table-cell>
          <table:table-cell/>
          <table:table-cell table:style-name="Default"/>
          <table:table-cell table:style-name="Default"/>
          <table:table-cell table:formula="of:=IF([.U734] &lt; [.P734];&quot;BETTER&quot;;IF([.U734]-2 &gt; [.P734]; &quot;WORSE&quot;;&quot;&quot;))" office:value-type="string" office:string-value="BETTER">
            <text:p>BETTER</text:p>
          </table:table-cell>
          <table:table-cell table:formula="of:=IF([.W734] &lt; [.R734];&quot;BETTER&quot;;IF([.W734] &gt;[.R734]*1.1;&quot;WORSE&quot;;&quot;&quot;))" office:value-type="string" office:string-value="BETTER">
            <text:p>BETTER</text:p>
          </table:table-cell>
          <table:table-cell/>
          <table:table-cell table:style-name="Default"/>
          <table:table-cell table:style-name="Default"/>
          <table:table-cell table:formula="of:=IF([.Z734] &lt; [.U734];&quot;BETTER&quot;;IF([.Z734]-2 &gt; [.U734]; &quot;WORSE&quot;;&quot;&quot;))">
            <text:p/>
          </table:table-cell>
          <table:table-cell table:formula="of:=IF([.AB734] &lt; [.W734];&quot;BETTER&quot;;IF([.AB734] &gt;[.W734]*1.1;&quot;WORSE&quot;;&quot;&quot;))">
            <text:p/>
          </table:table-cell>
        </table:table-row>
        <table:table-row table:style-name="ro3">
          <table:table-cell/>
          <table:table-cell office:value-type="float" office:value="733">
            <text:p>733</text:p>
          </table:table-cell>
          <table:table-cell office:value-type="string">
            <text:p>-2.39811742000564654e-01</text:p>
          </table:table-cell>
          <table:table-cell office:value-type="float" office:value="58">
            <text:p>58</text:p>
          </table:table-cell>
          <table:table-cell office:value-type="float" office:value="1.8518E-015">
            <text:p>1.85E-015</text:p>
          </table:table-cell>
          <table:table-cell office:value-type="float" office:value="0.0000000000023544">
            <text:p>2.35E-012</text:p>
          </table:table-cell>
          <table:table-cell/>
          <table:table-cell office:value-type="float" office:value="59">
            <text:p>59</text:p>
          </table:table-cell>
          <table:table-cell office:value-type="float" office:value="1.8518E-015">
            <text:p>1.85E-015</text:p>
          </table:table-cell>
          <table:table-cell office:value-type="float" office:value="0.0000000000023544">
            <text:p>2.3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1584">
            <text:p>3.16E-012</text:p>
          </table:table-cell>
          <table:table-cell office:value-type="float" office:value="0.0000000000023546">
            <text:p>2.3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1584">
            <text:p>3.16E-012</text:p>
          </table:table-cell>
          <table:table-cell office:value-type="float" office:value="0.0000000000023546">
            <text:p>2.35E-012</text:p>
          </table:table-cell>
          <table:table-cell table:formula="of:=IF([.P735] &lt; [.L735];&quot;BETTER&quot;;IF([.P735]-2 &gt; [.L735]; &quot;WORSE&quot;;&quot;&quot;))">
            <text:p/>
          </table:table-cell>
          <table:table-cell table:formula="of:=IF([.R735] &lt; [.N735];&quot;BETTER&quot;;IF([.R735] &gt;[.N73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1584">
            <text:p>3.16E-012</text:p>
          </table:table-cell>
          <table:table-cell office:value-type="float" office:value="0.0000000000023548">
            <text:p>2.35E-012</text:p>
          </table:table-cell>
          <table:table-cell table:formula="of:=IF([.U735] &lt; [.P735];&quot;BETTER&quot;;IF([.U735]-2 &gt; [.P735]; &quot;WORSE&quot;;&quot;&quot;))">
            <text:p/>
          </table:table-cell>
          <table:table-cell table:formula="of:=IF([.W735] &lt; [.R735];&quot;BETTER&quot;;IF([.W735] &gt;[.R73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1637">
            <text:p>3.16E-012</text:p>
          </table:table-cell>
          <table:table-cell office:value-type="float" office:value="0.0000000000023548">
            <text:p>2.35E-012</text:p>
          </table:table-cell>
          <table:table-cell table:formula="of:=IF([.Z735] &lt; [.U735];&quot;BETTER&quot;;IF([.Z735]-2 &gt; [.U735]; &quot;WORSE&quot;;&quot;&quot;))">
            <text:p/>
          </table:table-cell>
          <table:table-cell table:formula="of:=IF([.AB735] &lt; [.W735];&quot;BETTER&quot;;IF([.AB735] &gt;[.W735]*1.1;&quot;WORSE&quot;;&quot;&quot;))">
            <text:p/>
          </table:table-cell>
        </table:table-row>
        <table:table-row table:style-name="ro3">
          <table:table-cell/>
          <table:table-cell office:value-type="float" office:value="734">
            <text:p>734</text:p>
          </table:table-cell>
          <table:table-cell office:value-type="string">
            <text:p>4.99595363993473152e-01</text:p>
          </table:table-cell>
          <table:table-cell office:value-type="float" office:value="57">
            <text:p>57</text:p>
          </table:table-cell>
          <table:table-cell office:value-type="float" office:value="0.00000000000016589">
            <text:p>1.66E-013</text:p>
          </table:table-cell>
          <table:table-cell office:value-type="float" office:value="0.000000000013064">
            <text:p>1.31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16589">
            <text:p>1.66E-013</text:p>
          </table:table-cell>
          <table:table-cell office:value-type="float" office:value="0.000000000013064">
            <text:p>1.31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71905">
            <text:p>7.19E-012</text:p>
          </table:table-cell>
          <table:table-cell office:value-type="float" office:value="0.000000000013064">
            <text:p>1.31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71905">
            <text:p>7.19E-012</text:p>
          </table:table-cell>
          <table:table-cell office:value-type="float" office:value="0.000000000013064">
            <text:p>1.31E-011</text:p>
          </table:table-cell>
          <table:table-cell table:formula="of:=IF([.P736] &lt; [.L736];&quot;BETTER&quot;;IF([.P736]-2 &gt; [.L736]; &quot;WORSE&quot;;&quot;&quot;))">
            <text:p/>
          </table:table-cell>
          <table:table-cell table:formula="of:=IF([.R736] &lt; [.N736];&quot;BETTER&quot;;IF([.R736] &gt;[.N73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71905">
            <text:p>7.19E-012</text:p>
          </table:table-cell>
          <table:table-cell office:value-type="float" office:value="0.000000000013064">
            <text:p>1.31E-011</text:p>
          </table:table-cell>
          <table:table-cell table:formula="of:=IF([.U736] &lt; [.P736];&quot;BETTER&quot;;IF([.U736]-2 &gt; [.P736]; &quot;WORSE&quot;;&quot;&quot;))">
            <text:p/>
          </table:table-cell>
          <table:table-cell table:formula="of:=IF([.W736] &lt; [.R736];&quot;BETTER&quot;;IF([.W736] &gt;[.R73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72033">
            <text:p>7.20E-012</text:p>
          </table:table-cell>
          <table:table-cell office:value-type="float" office:value="0.000000000013064">
            <text:p>1.31E-011</text:p>
          </table:table-cell>
          <table:table-cell table:formula="of:=IF([.Z736] &lt; [.U736];&quot;BETTER&quot;;IF([.Z736]-2 &gt; [.U736]; &quot;WORSE&quot;;&quot;&quot;))">
            <text:p/>
          </table:table-cell>
          <table:table-cell table:formula="of:=IF([.AB736] &lt; [.W736];&quot;BETTER&quot;;IF([.AB736] &gt;[.W736]*1.1;&quot;WORSE&quot;;&quot;&quot;))">
            <text:p/>
          </table:table-cell>
        </table:table-row>
        <table:table-row table:style-name="ro3">
          <table:table-cell/>
          <table:table-cell office:value-type="float" office:value="735">
            <text:p>735</text:p>
          </table:table-cell>
          <table:table-cell office:value-type="string">
            <text:p>4.35990852806356521e-01</text:p>
          </table:table-cell>
          <table:table-cell office:value-type="float" office:value="57">
            <text:p>57</text:p>
          </table:table-cell>
          <table:table-cell office:value-type="float" office:value="7.512E-015">
            <text:p>7.51E-015</text:p>
          </table:table-cell>
          <table:table-cell office:value-type="float" office:value="0.000000000014579">
            <text:p>1.46E-011</text:p>
          </table:table-cell>
          <table:table-cell/>
          <table:table-cell office:value-type="float" office:value="57">
            <text:p>57</text:p>
          </table:table-cell>
          <table:table-cell office:value-type="float" office:value="7.512E-015">
            <text:p>7.51E-015</text:p>
          </table:table-cell>
          <table:table-cell office:value-type="float" office:value="0.000000000014579">
            <text:p>1.46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1552">
            <text:p>1.16E-011</text:p>
          </table:table-cell>
          <table:table-cell office:value-type="float" office:value="0.000000000014579">
            <text:p>1.46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1552">
            <text:p>1.16E-011</text:p>
          </table:table-cell>
          <table:table-cell office:value-type="float" office:value="0.000000000014579">
            <text:p>1.46E-011</text:p>
          </table:table-cell>
          <table:table-cell table:formula="of:=IF([.P737] &lt; [.L737];&quot;BETTER&quot;;IF([.P737]-2 &gt; [.L737]; &quot;WORSE&quot;;&quot;&quot;))">
            <text:p/>
          </table:table-cell>
          <table:table-cell table:formula="of:=IF([.R737] &lt; [.N737];&quot;BETTER&quot;;IF([.R737] &gt;[.N737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1552">
            <text:p>1.16E-011</text:p>
          </table:table-cell>
          <table:table-cell office:value-type="float" office:value="0.000000000014579">
            <text:p>1.46E-011</text:p>
          </table:table-cell>
          <table:table-cell table:formula="of:=IF([.U737] &lt; [.P737];&quot;BETTER&quot;;IF([.U737]-2 &gt; [.P737]; &quot;WORSE&quot;;&quot;&quot;))">
            <text:p/>
          </table:table-cell>
          <table:table-cell table:formula="of:=IF([.W737] &lt; [.R737];&quot;BETTER&quot;;IF([.W737] &gt;[.R737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1562">
            <text:p>1.16E-011</text:p>
          </table:table-cell>
          <table:table-cell office:value-type="float" office:value="0.000000000014579">
            <text:p>1.46E-011</text:p>
          </table:table-cell>
          <table:table-cell table:formula="of:=IF([.Z737] &lt; [.U737];&quot;BETTER&quot;;IF([.Z737]-2 &gt; [.U737]; &quot;WORSE&quot;;&quot;&quot;))">
            <text:p/>
          </table:table-cell>
          <table:table-cell table:formula="of:=IF([.AB737] &lt; [.W737];&quot;BETTER&quot;;IF([.AB737] &gt;[.W737]*1.1;&quot;WORSE&quot;;&quot;&quot;))">
            <text:p/>
          </table:table-cell>
        </table:table-row>
        <table:table-row table:style-name="ro3">
          <table:table-cell/>
          <table:table-cell office:value-type="float" office:value="736">
            <text:p>736</text:p>
          </table:table-cell>
          <table:table-cell office:value-type="string">
            <text:p>1.12692801104297269e+00</text:p>
          </table:table-cell>
          <table:table-cell office:value-type="float" office:value="57">
            <text:p>57</text:p>
          </table:table-cell>
          <table:table-cell office:value-type="float" office:value="0.000000000000073691">
            <text:p>7.37E-014</text:p>
          </table:table-cell>
          <table:table-cell office:value-type="float" office:value="0.000000000038132">
            <text:p>3.81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073691">
            <text:p>7.37E-014</text:p>
          </table:table-cell>
          <table:table-cell office:value-type="float" office:value="0.000000000038132">
            <text:p>3.81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25373">
            <text:p>2.54E-012</text:p>
          </table:table-cell>
          <table:table-cell office:value-type="float" office:value="0.000000000038133">
            <text:p>3.81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25373">
            <text:p>2.54E-012</text:p>
          </table:table-cell>
          <table:table-cell office:value-type="float" office:value="0.000000000038133">
            <text:p>3.81E-011</text:p>
          </table:table-cell>
          <table:table-cell table:formula="of:=IF([.P738] &lt; [.L738];&quot;BETTER&quot;;IF([.P738]-2 &gt; [.L738]; &quot;WORSE&quot;;&quot;&quot;))">
            <text:p/>
          </table:table-cell>
          <table:table-cell table:formula="of:=IF([.R738] &lt; [.N738];&quot;BETTER&quot;;IF([.R738] &gt;[.N738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25373">
            <text:p>2.54E-012</text:p>
          </table:table-cell>
          <table:table-cell office:value-type="float" office:value="0.000000000038132">
            <text:p>3.81E-011</text:p>
          </table:table-cell>
          <table:table-cell table:formula="of:=IF([.U738] &lt; [.P738];&quot;BETTER&quot;;IF([.U738]-2 &gt; [.P738]; &quot;WORSE&quot;;&quot;&quot;))">
            <text:p/>
          </table:table-cell>
          <table:table-cell table:formula="of:=IF([.W738] &lt; [.R738];&quot;BETTER&quot;;IF([.W738] &gt;[.R738]*1.1;&quot;WORSE&quot;;&quot;&quot;))" office:value-type="string" office:string-value="BETTER">
            <text:p>BETTER</text:p>
          </table:table-cell>
          <table:table-cell office:value-type="float" office:value="51">
            <text:p>51</text:p>
          </table:table-cell>
          <table:table-cell office:value-type="float" office:value="0.0000000000025641">
            <text:p>2.56E-012</text:p>
          </table:table-cell>
          <table:table-cell office:value-type="float" office:value="0.000000000038132">
            <text:p>3.81E-011</text:p>
          </table:table-cell>
          <table:table-cell table:formula="of:=IF([.Z738] &lt; [.U738];&quot;BETTER&quot;;IF([.Z738]-2 &gt; [.U738]; &quot;WORSE&quot;;&quot;&quot;))">
            <text:p/>
          </table:table-cell>
          <table:table-cell table:formula="of:=IF([.AB738] &lt; [.W738];&quot;BETTER&quot;;IF([.AB738] &gt;[.W738]*1.1;&quot;WORSE&quot;;&quot;&quot;))">
            <text:p/>
          </table:table-cell>
        </table:table-row>
        <table:table-row table:style-name="ro3">
          <table:table-cell/>
          <table:table-cell office:value-type="float" office:value="737">
            <text:p>737</text:p>
          </table:table-cell>
          <table:table-cell office:value-type="string">
            <text:p>8.86449354835047443e-02</text:p>
          </table:table-cell>
          <table:table-cell office:value-type="float" office:value="57">
            <text:p>57</text:p>
          </table:table-cell>
          <table:table-cell office:value-type="float" office:value="0.0000000000018636">
            <text:p>1.86E-012</text:p>
          </table:table-cell>
          <table:table-cell office:value-type="float" office:value="0.00000000018608">
            <text:p>1.86E-010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18636">
            <text:p>1.86E-012</text:p>
          </table:table-cell>
          <table:table-cell office:value-type="float" office:value="0.00000000018608">
            <text:p>1.86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4981">
            <text:p>2.50E-011</text:p>
          </table:table-cell>
          <table:table-cell office:value-type="float" office:value="0.00000000018608">
            <text:p>1.86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4981">
            <text:p>2.50E-011</text:p>
          </table:table-cell>
          <table:table-cell office:value-type="float" office:value="0.00000000018608">
            <text:p>1.86E-010</text:p>
          </table:table-cell>
          <table:table-cell table:formula="of:=IF([.P739] &lt; [.L739];&quot;BETTER&quot;;IF([.P739]-2 &gt; [.L739]; &quot;WORSE&quot;;&quot;&quot;))">
            <text:p/>
          </table:table-cell>
          <table:table-cell table:formula="of:=IF([.R739] &lt; [.N739];&quot;BETTER&quot;;IF([.R739] &gt;[.N73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24981">
            <text:p>2.50E-011</text:p>
          </table:table-cell>
          <table:table-cell office:value-type="float" office:value="0.00000000018608">
            <text:p>1.86E-010</text:p>
          </table:table-cell>
          <table:table-cell table:formula="of:=IF([.U739] &lt; [.P739];&quot;BETTER&quot;;IF([.U739]-2 &gt; [.P739]; &quot;WORSE&quot;;&quot;&quot;))">
            <text:p/>
          </table:table-cell>
          <table:table-cell table:formula="of:=IF([.W739] &lt; [.R739];&quot;BETTER&quot;;IF([.W739] &gt;[.R73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24995">
            <text:p>2.50E-011</text:p>
          </table:table-cell>
          <table:table-cell office:value-type="float" office:value="0.00000000018608">
            <text:p>1.86E-010</text:p>
          </table:table-cell>
          <table:table-cell table:formula="of:=IF([.Z739] &lt; [.U739];&quot;BETTER&quot;;IF([.Z739]-2 &gt; [.U739]; &quot;WORSE&quot;;&quot;&quot;))">
            <text:p/>
          </table:table-cell>
          <table:table-cell table:formula="of:=IF([.AB739] &lt; [.W739];&quot;BETTER&quot;;IF([.AB739] &gt;[.W739]*1.1;&quot;WORSE&quot;;&quot;&quot;))">
            <text:p/>
          </table:table-cell>
        </table:table-row>
        <table:table-row table:style-name="ro3">
          <table:table-cell/>
          <table:table-cell office:value-type="float" office:value="738">
            <text:p>738</text:p>
          </table:table-cell>
          <table:table-cell office:value-type="string">
            <text:p>8.91221916874837206e-01</text:p>
          </table:table-cell>
          <table:table-cell office:value-type="float" office:value="57">
            <text:p>57</text:p>
          </table:table-cell>
          <table:table-cell office:value-type="float" office:value="1.9932E-015">
            <text:p>1.99E-015</text:p>
          </table:table-cell>
          <table:table-cell office:value-type="float" office:value="0.000000000028234">
            <text:p>2.82E-011</text:p>
          </table:table-cell>
          <table:table-cell/>
          <table:table-cell office:value-type="float" office:value="57">
            <text:p>57</text:p>
          </table:table-cell>
          <table:table-cell office:value-type="float" office:value="1.9932E-015">
            <text:p>1.99E-015</text:p>
          </table:table-cell>
          <table:table-cell office:value-type="float" office:value="0.000000000028234">
            <text:p>2.8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7537">
            <text:p>2.75E-011</text:p>
          </table:table-cell>
          <table:table-cell office:value-type="float" office:value="0.000000000028234">
            <text:p>2.8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7537">
            <text:p>2.75E-011</text:p>
          </table:table-cell>
          <table:table-cell office:value-type="float" office:value="0.000000000028234">
            <text:p>2.82E-011</text:p>
          </table:table-cell>
          <table:table-cell table:formula="of:=IF([.P740] &lt; [.L740];&quot;BETTER&quot;;IF([.P740]-2 &gt; [.L740]; &quot;WORSE&quot;;&quot;&quot;))">
            <text:p/>
          </table:table-cell>
          <table:table-cell table:formula="of:=IF([.R740] &lt; [.N740];&quot;BETTER&quot;;IF([.R740] &gt;[.N74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27537">
            <text:p>2.75E-011</text:p>
          </table:table-cell>
          <table:table-cell office:value-type="float" office:value="0.000000000028234">
            <text:p>2.82E-011</text:p>
          </table:table-cell>
          <table:table-cell table:formula="of:=IF([.U740] &lt; [.P740];&quot;BETTER&quot;;IF([.U740]-2 &gt; [.P740]; &quot;WORSE&quot;;&quot;&quot;))">
            <text:p/>
          </table:table-cell>
          <table:table-cell table:formula="of:=IF([.W740] &lt; [.R740];&quot;BETTER&quot;;IF([.W740] &gt;[.R74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27557">
            <text:p>2.76E-011</text:p>
          </table:table-cell>
          <table:table-cell office:value-type="float" office:value="0.000000000028234">
            <text:p>2.82E-011</text:p>
          </table:table-cell>
          <table:table-cell table:formula="of:=IF([.Z740] &lt; [.U740];&quot;BETTER&quot;;IF([.Z740]-2 &gt; [.U740]; &quot;WORSE&quot;;&quot;&quot;))">
            <text:p/>
          </table:table-cell>
          <table:table-cell table:formula="of:=IF([.AB740] &lt; [.W740];&quot;BETTER&quot;;IF([.AB740] &gt;[.W740]*1.1;&quot;WORSE&quot;;&quot;&quot;))">
            <text:p/>
          </table:table-cell>
        </table:table-row>
        <table:table-row table:style-name="ro3">
          <table:table-cell/>
          <table:table-cell office:value-type="float" office:value="739">
            <text:p>739</text:p>
          </table:table-cell>
          <table:table-cell office:value-type="string">
            <text:p>1.20000000000000000e+02</text:p>
          </table:table-cell>
          <table:table-cell office:value-type="float" office:value="61">
            <text:p>61</text:p>
          </table:table-cell>
          <table:table-cell office:value-type="float" office:value="0.0000000000080343">
            <text:p>8.03E-012</text:p>
          </table:table-cell>
          <table:table-cell office:value-type="float" office:value="0.000000000000015632">
            <text:p>1.56E-014</text:p>
          </table:table-cell>
          <table:table-cell/>
          <table:table-cell office:value-type="float" office:value="62">
            <text:p>62</text:p>
          </table:table-cell>
          <table:table-cell office:value-type="float" office:value="0.0000000000080185">
            <text:p>8.02E-012</text:p>
          </table:table-cell>
          <table:table-cell office:value-type="float" office:value="2.3685E-016">
            <text:p>2.37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103">
            <text:p>1.11E-009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103">
            <text:p>1.11E-009</text:p>
          </table:table-cell>
          <table:table-cell office:value-type="float" office:value="0">
            <text:p>0.00E+000</text:p>
          </table:table-cell>
          <table:table-cell table:formula="of:=IF([.P741] &lt; [.L741];&quot;BETTER&quot;;IF([.P741]-2 &gt; [.L741]; &quot;WORSE&quot;;&quot;&quot;))">
            <text:p/>
          </table:table-cell>
          <table:table-cell table:formula="of:=IF([.R741] &lt; [.N741];&quot;BETTER&quot;;IF([.R741] &gt;[.N74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1103">
            <text:p>1.11E-009</text:p>
          </table:table-cell>
          <table:table-cell office:value-type="float" office:value="0">
            <text:p>0.00E+000</text:p>
          </table:table-cell>
          <table:table-cell table:formula="of:=IF([.U741] &lt; [.P741];&quot;BETTER&quot;;IF([.U741]-2 &gt; [.P741]; &quot;WORSE&quot;;&quot;&quot;))">
            <text:p/>
          </table:table-cell>
          <table:table-cell table:formula="of:=IF([.W741] &lt; [.R741];&quot;BETTER&quot;;IF([.W741] &gt;[.R74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1103">
            <text:p>1.11E-009</text:p>
          </table:table-cell>
          <table:table-cell office:value-type="float" office:value="0">
            <text:p>0.00E+000</text:p>
          </table:table-cell>
          <table:table-cell table:formula="of:=IF([.Z741] &lt; [.U741];&quot;BETTER&quot;;IF([.Z741]-2 &gt; [.U741]; &quot;WORSE&quot;;&quot;&quot;))">
            <text:p/>
          </table:table-cell>
          <table:table-cell table:formula="of:=IF([.AB741] &lt; [.W741];&quot;BETTER&quot;;IF([.AB741] &gt;[.W741]*1.1;&quot;WORSE&quot;;&quot;&quot;))">
            <text:p/>
          </table:table-cell>
        </table:table-row>
        <table:table-row table:style-name="ro3">
          <table:table-cell/>
          <table:table-cell office:value-type="float" office:value="740">
            <text:p>740</text:p>
          </table:table-cell>
          <table:table-cell office:value-type="string">
            <text:p>1.29128599706266334e+00</text:p>
          </table:table-cell>
          <table:table-cell office:value-type="float" office:value="58">
            <text:p>58</text:p>
          </table:table-cell>
          <table:table-cell office:value-type="float" office:value="0.000000000000018743">
            <text:p>1.87E-014</text:p>
          </table:table-cell>
          <table:table-cell office:value-type="float" office:value="0.000000000028914">
            <text:p>2.89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8743">
            <text:p>1.87E-014</text:p>
          </table:table-cell>
          <table:table-cell office:value-type="float" office:value="0.000000000028914">
            <text:p>2.8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4941">
            <text:p>6.49E-010</text:p>
          </table:table-cell>
          <table:table-cell office:value-type="float" office:value="0.000000000028914">
            <text:p>2.8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4941">
            <text:p>6.49E-010</text:p>
          </table:table-cell>
          <table:table-cell office:value-type="float" office:value="0.000000000028914">
            <text:p>2.89E-011</text:p>
          </table:table-cell>
          <table:table-cell table:formula="of:=IF([.P742] &lt; [.L742];&quot;BETTER&quot;;IF([.P742]-2 &gt; [.L742]; &quot;WORSE&quot;;&quot;&quot;))">
            <text:p/>
          </table:table-cell>
          <table:table-cell table:formula="of:=IF([.R742] &lt; [.N742];&quot;BETTER&quot;;IF([.R742] &gt;[.N74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4942">
            <text:p>6.49E-010</text:p>
          </table:table-cell>
          <table:table-cell office:value-type="float" office:value="0.000000000028914">
            <text:p>2.89E-011</text:p>
          </table:table-cell>
          <table:table-cell table:formula="of:=IF([.U742] &lt; [.P742];&quot;BETTER&quot;;IF([.U742]-2 &gt; [.P742]; &quot;WORSE&quot;;&quot;&quot;))">
            <text:p/>
          </table:table-cell>
          <table:table-cell table:formula="of:=IF([.W742] &lt; [.R742];&quot;BETTER&quot;;IF([.W742] &gt;[.R74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4943">
            <text:p>6.49E-010</text:p>
          </table:table-cell>
          <table:table-cell office:value-type="float" office:value="0.000000000028914">
            <text:p>2.89E-011</text:p>
          </table:table-cell>
          <table:table-cell table:formula="of:=IF([.Z742] &lt; [.U742];&quot;BETTER&quot;;IF([.Z742]-2 &gt; [.U742]; &quot;WORSE&quot;;&quot;&quot;))">
            <text:p/>
          </table:table-cell>
          <table:table-cell table:formula="of:=IF([.AB742] &lt; [.W742];&quot;BETTER&quot;;IF([.AB742] &gt;[.W742]*1.1;&quot;WORSE&quot;;&quot;&quot;))">
            <text:p/>
          </table:table-cell>
        </table:table-row>
        <table:table-row table:style-name="ro3">
          <table:table-cell/>
          <table:table-cell office:value-type="float" office:value="741">
            <text:p>741</text:p>
          </table:table-cell>
          <table:table-cell office:value-type="string">
            <text:p>7.83430510712134431e-01</text:p>
          </table:table-cell>
          <table:table-cell office:value-type="float" office:value="58">
            <text:p>58</text:p>
          </table:table-cell>
          <table:table-cell office:value-type="float" office:value="0.000000000000062495">
            <text:p>6.25E-014</text:p>
          </table:table-cell>
          <table:table-cell office:value-type="float" office:value="0.000000000015488">
            <text:p>1.55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62495">
            <text:p>6.25E-014</text:p>
          </table:table-cell>
          <table:table-cell office:value-type="float" office:value="0.000000000015488">
            <text:p>1.5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5361">
            <text:p>3.54E-012</text:p>
          </table:table-cell>
          <table:table-cell office:value-type="float" office:value="0.000000000015489">
            <text:p>1.5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5361">
            <text:p>3.54E-012</text:p>
          </table:table-cell>
          <table:table-cell office:value-type="float" office:value="0.000000000015489">
            <text:p>1.55E-011</text:p>
          </table:table-cell>
          <table:table-cell table:formula="of:=IF([.P743] &lt; [.L743];&quot;BETTER&quot;;IF([.P743]-2 &gt; [.L743]; &quot;WORSE&quot;;&quot;&quot;))">
            <text:p/>
          </table:table-cell>
          <table:table-cell table:formula="of:=IF([.R743] &lt; [.N743];&quot;BETTER&quot;;IF([.R743] &gt;[.N74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5362">
            <text:p>3.54E-012</text:p>
          </table:table-cell>
          <table:table-cell office:value-type="float" office:value="0.000000000015489">
            <text:p>1.55E-011</text:p>
          </table:table-cell>
          <table:table-cell table:formula="of:=IF([.U743] &lt; [.P743];&quot;BETTER&quot;;IF([.U743]-2 &gt; [.P743]; &quot;WORSE&quot;;&quot;&quot;))">
            <text:p/>
          </table:table-cell>
          <table:table-cell table:formula="of:=IF([.W743] &lt; [.R743];&quot;BETTER&quot;;IF([.W743] &gt;[.R74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5476">
            <text:p>3.55E-012</text:p>
          </table:table-cell>
          <table:table-cell office:value-type="float" office:value="0.000000000015489">
            <text:p>1.55E-011</text:p>
          </table:table-cell>
          <table:table-cell table:formula="of:=IF([.Z743] &lt; [.U743];&quot;BETTER&quot;;IF([.Z743]-2 &gt; [.U743]; &quot;WORSE&quot;;&quot;&quot;))">
            <text:p/>
          </table:table-cell>
          <table:table-cell table:formula="of:=IF([.AB743] &lt; [.W743];&quot;BETTER&quot;;IF([.AB743] &gt;[.W743]*1.1;&quot;WORSE&quot;;&quot;&quot;))">
            <text:p/>
          </table:table-cell>
        </table:table-row>
        <table:table-row table:style-name="ro3">
          <table:table-cell/>
          <table:table-cell office:value-type="float" office:value="742">
            <text:p>742</text:p>
          </table:table-cell>
          <table:table-cell office:value-type="string">
            <text:p>9.60906027836402776e-01</text:p>
          </table:table-cell>
          <table:table-cell office:value-type="float" office:value="57">
            <text:p>57</text:p>
          </table:table-cell>
          <table:table-cell office:value-type="float" office:value="0.00000000000064425">
            <text:p>6.44E-013</text:p>
          </table:table-cell>
          <table:table-cell office:value-type="float" office:value="0.000000000037884">
            <text:p>3.79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64425">
            <text:p>6.44E-013</text:p>
          </table:table-cell>
          <table:table-cell office:value-type="float" office:value="0.000000000037884">
            <text:p>3.79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6818">
            <text:p>1.68E-011</text:p>
          </table:table-cell>
          <table:table-cell office:value-type="float" office:value="0.000000000037884">
            <text:p>3.79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6818">
            <text:p>1.68E-011</text:p>
          </table:table-cell>
          <table:table-cell office:value-type="float" office:value="0.000000000037884">
            <text:p>3.79E-011</text:p>
          </table:table-cell>
          <table:table-cell table:formula="of:=IF([.P744] &lt; [.L744];&quot;BETTER&quot;;IF([.P744]-2 &gt; [.L744]; &quot;WORSE&quot;;&quot;&quot;))">
            <text:p/>
          </table:table-cell>
          <table:table-cell table:formula="of:=IF([.R744] &lt; [.N744];&quot;BETTER&quot;;IF([.R744] &gt;[.N744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6818">
            <text:p>1.68E-011</text:p>
          </table:table-cell>
          <table:table-cell office:value-type="float" office:value="0.000000000037884">
            <text:p>3.79E-011</text:p>
          </table:table-cell>
          <table:table-cell table:formula="of:=IF([.U744] &lt; [.P744];&quot;BETTER&quot;;IF([.U744]-2 &gt; [.P744]; &quot;WORSE&quot;;&quot;&quot;))">
            <text:p/>
          </table:table-cell>
          <table:table-cell table:formula="of:=IF([.W744] &lt; [.R744];&quot;BETTER&quot;;IF([.W744] &gt;[.R744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6834">
            <text:p>1.68E-011</text:p>
          </table:table-cell>
          <table:table-cell office:value-type="float" office:value="0.000000000037884">
            <text:p>3.79E-011</text:p>
          </table:table-cell>
          <table:table-cell table:formula="of:=IF([.Z744] &lt; [.U744];&quot;BETTER&quot;;IF([.Z744]-2 &gt; [.U744]; &quot;WORSE&quot;;&quot;&quot;))">
            <text:p/>
          </table:table-cell>
          <table:table-cell table:formula="of:=IF([.AB744] &lt; [.W744];&quot;BETTER&quot;;IF([.AB744] &gt;[.W744]*1.1;&quot;WORSE&quot;;&quot;&quot;))">
            <text:p/>
          </table:table-cell>
        </table:table-row>
        <table:table-row table:style-name="ro3">
          <table:table-cell/>
          <table:table-cell office:value-type="float" office:value="743">
            <text:p>743</text:p>
          </table:table-cell>
          <table:table-cell office:value-type="string">
            <text:p>1.20000000000000000e+01</text:p>
          </table:table-cell>
          <table:table-cell office:value-type="float" office:value="57">
            <text:p>57</text:p>
          </table:table-cell>
          <table:table-cell office:value-type="float" office:value="0.00000000000081213">
            <text:p>8.12E-013</text:p>
          </table:table-cell>
          <table:table-cell office:value-type="float" office:value="2.6645E-015">
            <text:p>2.66E-015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81213">
            <text:p>8.12E-013</text:p>
          </table:table-cell>
          <table:table-cell office:value-type="float" office:value="2.6645E-015">
            <text:p>2.66E-015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70739">
            <text:p>7.07E-009</text:p>
          </table:table-cell>
          <table:table-cell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70739">
            <text:p>7.07E-009</text:p>
          </table:table-cell>
          <table:table-cell office:value-type="float" office:value="0">
            <text:p>0.00E+000</text:p>
          </table:table-cell>
          <table:table-cell table:formula="of:=IF([.P745] &lt; [.L745];&quot;BETTER&quot;;IF([.P745]-2 &gt; [.L745]; &quot;WORSE&quot;;&quot;&quot;))">
            <text:p/>
          </table:table-cell>
          <table:table-cell table:formula="of:=IF([.R745] &lt; [.N745];&quot;BETTER&quot;;IF([.R745] &gt;[.N745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70739">
            <text:p>7.07E-009</text:p>
          </table:table-cell>
          <table:table-cell office:value-type="float" office:value="2.9606E-016">
            <text:p>2.96E-016</text:p>
          </table:table-cell>
          <table:table-cell table:formula="of:=IF([.U745] &lt; [.P745];&quot;BETTER&quot;;IF([.U745]-2 &gt; [.P745]; &quot;WORSE&quot;;&quot;&quot;))">
            <text:p/>
          </table:table-cell>
          <table:table-cell table:formula="of:=IF([.W745] &lt; [.R745];&quot;BETTER&quot;;IF([.W745] &gt;[.R745]*1.1;&quot;WORSE&quot;;&quot;&quot;))" office:value-type="string" office:string-value="WORSE">
            <text:p>WORSE</text:p>
          </table:table-cell>
          <table:table-cell office:value-type="float" office:value="51">
            <text:p>51</text:p>
          </table:table-cell>
          <table:table-cell office:value-type="float" office:value="0.0000000070759">
            <text:p>7.08E-009</text:p>
          </table:table-cell>
          <table:table-cell office:value-type="float" office:value="2.9606E-016">
            <text:p>2.96E-016</text:p>
          </table:table-cell>
          <table:table-cell table:formula="of:=IF([.Z745] &lt; [.U745];&quot;BETTER&quot;;IF([.Z745]-2 &gt; [.U745]; &quot;WORSE&quot;;&quot;&quot;))">
            <text:p/>
          </table:table-cell>
          <table:table-cell table:formula="of:=IF([.AB745] &lt; [.W745];&quot;BETTER&quot;;IF([.AB745] &gt;[.W745]*1.1;&quot;WORSE&quot;;&quot;&quot;))">
            <text:p/>
          </table:table-cell>
        </table:table-row>
        <table:table-row table:style-name="ro3">
          <table:table-cell/>
          <table:table-cell office:value-type="float" office:value="744">
            <text:p>744</text:p>
          </table:table-cell>
          <table:table-cell office:value-type="string">
            <text:p>EXCEPTION!!</text:p>
          </table:table-cell>
          <table:table-cell office:value-type="float" office:value="56">
            <text:p>56</text:p>
          </table:table-cell>
          <table:table-cell office:value-type="float" office:value="0.0000000043633">
            <text:p>4.36E-009</text:p>
          </table:table-cell>
          <table:table-cell office:value-type="float" office:value="0.0000000065545">
            <text:p>6.55E-009</text:p>
          </table:table-cell>
          <table:table-cell/>
          <table:table-cell office:value-type="float" office:value="810">
            <text:p>810</text:p>
          </table:table-cell>
          <table:table-cell office:value-type="float" office:value="0.00000000067346">
            <text:p>6.73E-010</text:p>
          </table:table-cell>
          <table:table-cell office:value-type="float" office:value="0.0000000056592">
            <text:p>5.66E-009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746] &lt; [.L746];&quot;BETTER&quot;;IF([.P746]-2 &gt; [.L746]; &quot;WORSE&quot;;&quot;&quot;))">
            <text:p/>
          </table:table-cell>
          <table:table-cell table:formula="of:=IF([.R746] &lt; [.N746];&quot;BETTER&quot;;IF([.R746] &gt;[.N746]*1.1;&quot;WORSE&quot;;&quot;&quot;))">
            <text:p/>
          </table:table-cell>
          <table:table-cell office:value-type="float" office:value="524">
            <text:p>524</text:p>
          </table:table-cell>
          <table:table-cell office:value-type="float" office:value="0.0000000032299">
            <text:p>3.23E-009</text:p>
          </table:table-cell>
          <table:table-cell office:value-type="float" office:value="0.00000000025858">
            <text:p>2.59E-010</text:p>
          </table:table-cell>
          <table:table-cell table:formula="of:=IF([.U746] &lt; [.P746];&quot;BETTER&quot;;IF([.U746]-2 &gt; [.P746]; &quot;WORSE&quot;;&quot;&quot;))" office:value-type="string" office:string-value="BETTER">
            <text:p>BETTER</text:p>
          </table:table-cell>
          <table:table-cell table:formula="of:=IF([.W746] &lt; [.R746];&quot;BETTER&quot;;IF([.W746] &gt;[.R746]*1.1;&quot;WORSE&quot;;&quot;&quot;))" office:value-type="string" office:string-value="BETTER">
            <text:p>BETTER</text:p>
          </table:table-cell>
          <table:table-cell office:value-type="float" office:value="524">
            <text:p>524</text:p>
          </table:table-cell>
          <table:table-cell office:value-type="float" office:value="0.0000000032299">
            <text:p>3.23E-009</text:p>
          </table:table-cell>
          <table:table-cell office:value-type="float" office:value="0.00000000025858">
            <text:p>2.59E-010</text:p>
          </table:table-cell>
          <table:table-cell table:formula="of:=IF([.Z746] &lt; [.U746];&quot;BETTER&quot;;IF([.Z746]-2 &gt; [.U746]; &quot;WORSE&quot;;&quot;&quot;))">
            <text:p/>
          </table:table-cell>
          <table:table-cell table:formula="of:=IF([.AB746] &lt; [.W746];&quot;BETTER&quot;;IF([.AB746] &gt;[.W746]*1.1;&quot;WORSE&quot;;&quot;&quot;))">
            <text:p/>
          </table:table-cell>
        </table:table-row>
        <table:table-row table:style-name="ro3">
          <table:table-cell/>
          <table:table-cell office:value-type="float" office:value="745">
            <text:p>745</text:p>
          </table:table-cell>
          <table:table-cell office:value-type="string">
            <text:p>1.77777777777777812e+00</text:p>
          </table:table-cell>
          <table:table-cell office:value-type="float" office:value="61">
            <text:p>61</text:p>
          </table:table-cell>
          <table:table-cell office:value-type="float" office:value="0.000000000000027353">
            <text:p>2.74E-014</text:p>
          </table:table-cell>
          <table:table-cell office:value-type="float" office:value="0.000000000012533">
            <text:p>1.25E-011</text:p>
          </table:table-cell>
          <table:table-cell/>
          <table:table-cell office:value-type="float" office:value="62">
            <text:p>62</text:p>
          </table:table-cell>
          <table:table-cell office:value-type="float" office:value="6.245E-015">
            <text:p>6.25E-015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P747] &lt; [.L747];&quot;BETTER&quot;;IF([.P747]-2 &gt; [.L747]; &quot;WORSE&quot;;&quot;&quot;))">
            <text:p/>
          </table:table-cell>
          <table:table-cell table:formula="of:=IF([.R747] &lt; [.N747];&quot;BETTER&quot;;IF([.R747] &gt;[.N74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U747] &lt; [.P747];&quot;BETTER&quot;;IF([.U747]-2 &gt; [.P747]; &quot;WORSE&quot;;&quot;&quot;))">
            <text:p/>
          </table:table-cell>
          <table:table-cell table:formula="of:=IF([.W747] &lt; [.R747];&quot;BETTER&quot;;IF([.W747] &gt;[.R74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Z747] &lt; [.U747];&quot;BETTER&quot;;IF([.Z747]-2 &gt; [.U747]; &quot;WORSE&quot;;&quot;&quot;))">
            <text:p/>
          </table:table-cell>
          <table:table-cell table:formula="of:=IF([.AB747] &lt; [.W747];&quot;BETTER&quot;;IF([.AB747] &gt;[.W747]*1.1;&quot;WORSE&quot;;&quot;&quot;))">
            <text:p/>
          </table:table-cell>
        </table:table-row>
        <table:table-row table:style-name="ro3">
          <table:table-cell/>
          <table:table-cell office:value-type="float" office:value="746">
            <text:p>746</text:p>
          </table:table-cell>
          <table:table-cell office:value-type="string">
            <text:p>2.77878441962795764e+00</text:p>
          </table:table-cell>
          <table:table-cell office:value-type="float" office:value="396">
            <text:p>396</text:p>
          </table:table-cell>
          <table:table-cell office:value-type="float" office:value="0.0000000004086">
            <text:p>4.09E-010</text:p>
          </table:table-cell>
          <table:table-cell office:value-type="float" office:value="0.0000000005337">
            <text:p>5.34E-010</text:p>
          </table:table-cell>
          <table:table-cell/>
          <table:table-cell office:value-type="float" office:value="412">
            <text:p>412</text:p>
          </table:table-cell>
          <table:table-cell office:value-type="float" office:value="0.000000000028763">
            <text:p>2.88E-011</text:p>
          </table:table-cell>
          <table:table-cell office:value-type="float" office:value="0.000000000026175">
            <text:p>2.62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23446">
            <text:p>2.34E-009</text:p>
          </table:table-cell>
          <table:table-cell office:value-type="float" office:value="0.000000000010061">
            <text:p>1.01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23446">
            <text:p>2.34E-009</text:p>
          </table:table-cell>
          <table:table-cell office:value-type="float" office:value="0.000000000010061">
            <text:p>1.01E-011</text:p>
          </table:table-cell>
          <table:table-cell table:formula="of:=IF([.P748] &lt; [.L748];&quot;BETTER&quot;;IF([.P748]-2 &gt; [.L748]; &quot;WORSE&quot;;&quot;&quot;))">
            <text:p/>
          </table:table-cell>
          <table:table-cell table:formula="of:=IF([.R748] &lt; [.N748];&quot;BETTER&quot;;IF([.R748] &gt;[.N748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23446">
            <text:p>2.34E-009</text:p>
          </table:table-cell>
          <table:table-cell office:value-type="float" office:value="0.000000000010061">
            <text:p>1.01E-011</text:p>
          </table:table-cell>
          <table:table-cell table:formula="of:=IF([.U748] &lt; [.P748];&quot;BETTER&quot;;IF([.U748]-2 &gt; [.P748]; &quot;WORSE&quot;;&quot;&quot;))">
            <text:p/>
          </table:table-cell>
          <table:table-cell table:formula="of:=IF([.W748] &lt; [.R748];&quot;BETTER&quot;;IF([.W748] &gt;[.R748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23446">
            <text:p>2.34E-009</text:p>
          </table:table-cell>
          <table:table-cell office:value-type="float" office:value="0.000000000010061">
            <text:p>1.01E-011</text:p>
          </table:table-cell>
          <table:table-cell table:formula="of:=IF([.Z748] &lt; [.U748];&quot;BETTER&quot;;IF([.Z748]-2 &gt; [.U748]; &quot;WORSE&quot;;&quot;&quot;))">
            <text:p/>
          </table:table-cell>
          <table:table-cell table:formula="of:=IF([.AB748] &lt; [.W748];&quot;BETTER&quot;;IF([.AB748] &gt;[.W748]*1.1;&quot;WORSE&quot;;&quot;&quot;))">
            <text:p/>
          </table:table-cell>
        </table:table-row>
        <table:table-row table:style-name="ro3">
          <table:table-cell/>
          <table:table-cell office:value-type="float" office:value="747">
            <text:p>747</text:p>
          </table:table-cell>
          <table:table-cell office:value-type="string">
            <text:p>2.90880102183932232e-01</text:p>
          </table:table-cell>
          <table:table-cell office:value-type="float" office:value="419">
            <text:p>419</text:p>
          </table:table-cell>
          <table:table-cell office:value-type="float" office:value="0.00000000028695">
            <text:p>2.87E-010</text:p>
          </table:table-cell>
          <table:table-cell office:value-type="float" office:value="0.00000000042964">
            <text:p>4.30E-010</text:p>
          </table:table-cell>
          <table:table-cell/>
          <table:table-cell office:value-type="float" office:value="431">
            <text:p>431</text:p>
          </table:table-cell>
          <table:table-cell office:value-type="float" office:value="0.000000000028968">
            <text:p>2.90E-011</text:p>
          </table:table-cell>
          <table:table-cell office:value-type="float" office:value="0.000000000086881">
            <text:p>8.69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000109">
            <text:p>1.09E-014</text:p>
          </table:table-cell>
          <table:table-cell office:value-type="float" office:value="0.000000000055238">
            <text:p>5.52E-011</text:p>
          </table:table-cell>
          <table:table-cell/>
          <table:table-cell office:value-type="float" office:value="588">
            <text:p>588</text:p>
          </table:table-cell>
          <table:table-cell office:value-type="float" office:value="0.0000000000000109">
            <text:p>1.09E-014</text:p>
          </table:table-cell>
          <table:table-cell office:value-type="float" office:value="0.000000000055238">
            <text:p>5.52E-011</text:p>
          </table:table-cell>
          <table:table-cell table:formula="of:=IF([.P749] &lt; [.L749];&quot;BETTER&quot;;IF([.P749]-2 &gt; [.L749]; &quot;WORSE&quot;;&quot;&quot;))">
            <text:p/>
          </table:table-cell>
          <table:table-cell table:formula="of:=IF([.R749] &lt; [.N749];&quot;BETTER&quot;;IF([.R749] &gt;[.N749]*1.1;&quot;WORSE&quot;;&quot;&quot;))">
            <text:p/>
          </table:table-cell>
          <table:table-cell office:value-type="float" office:value="588">
            <text:p>588</text:p>
          </table:table-cell>
          <table:table-cell office:value-type="float" office:value="0.0000000000000109">
            <text:p>1.09E-014</text:p>
          </table:table-cell>
          <table:table-cell office:value-type="float" office:value="0.000000000055238">
            <text:p>5.52E-011</text:p>
          </table:table-cell>
          <table:table-cell table:formula="of:=IF([.U749] &lt; [.P749];&quot;BETTER&quot;;IF([.U749]-2 &gt; [.P749]; &quot;WORSE&quot;;&quot;&quot;))">
            <text:p/>
          </table:table-cell>
          <table:table-cell table:formula="of:=IF([.W749] &lt; [.R749];&quot;BETTER&quot;;IF([.W749] &gt;[.R749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00031625">
            <text:p>3.16E-014</text:p>
          </table:table-cell>
          <table:table-cell office:value-type="float" office:value="0.000000000055238">
            <text:p>5.52E-011</text:p>
          </table:table-cell>
          <table:table-cell table:formula="of:=IF([.Z749] &lt; [.U749];&quot;BETTER&quot;;IF([.Z749]-2 &gt; [.U749]; &quot;WORSE&quot;;&quot;&quot;))" office:value-type="string" office:string-value="BETTER">
            <text:p>BETTER</text:p>
          </table:table-cell>
          <table:table-cell table:formula="of:=IF([.AB749] &lt; [.W749];&quot;BETTER&quot;;IF([.AB749] &gt;[.W749]*1.1;&quot;WORSE&quot;;&quot;&quot;))">
            <text:p/>
          </table:table-cell>
        </table:table-row>
        <table:table-row table:style-name="ro3">
          <table:table-cell/>
          <table:table-cell office:value-type="float" office:value="748">
            <text:p>748</text:p>
          </table:table-cell>
          <table:table-cell office:value-type="string">
            <text:p>-1.48594479678807085e-04</text:p>
          </table:table-cell>
          <table:table-cell office:value-type="float" office:value="439">
            <text:p>439</text:p>
          </table:table-cell>
          <table:table-cell office:value-type="float" office:value="0.00000000014633">
            <text:p>1.46E-010</text:p>
          </table:table-cell>
          <table:table-cell office:value-type="float" office:value="0.00000013744">
            <text:p>1.37E-007</text:p>
          </table:table-cell>
          <table:table-cell/>
          <table:table-cell office:value-type="float" office:value="452">
            <text:p>452</text:p>
          </table:table-cell>
          <table:table-cell office:value-type="float" office:value="0.0000000000059387">
            <text:p>5.94E-012</text:p>
          </table:table-cell>
          <table:table-cell office:value-type="float" office:value="0.00000013678">
            <text:p>1.37E-007</text:p>
          </table:table-cell>
          <table:table-cell/>
          <table:table-cell office:value-type="float" office:value="1172">
            <text:p>1172</text:p>
          </table:table-cell>
          <table:table-cell office:value-type="float" office:value="3.9844E-017">
            <text:p>3.98E-017</text:p>
          </table:table-cell>
          <table:table-cell office:value-type="float" office:value="0.00000013676">
            <text:p>1.37E-007</text:p>
          </table:table-cell>
          <table:table-cell/>
          <table:table-cell office:value-type="float" office:value="1172">
            <text:p>1172</text:p>
          </table:table-cell>
          <table:table-cell office:value-type="float" office:value="3.9844E-017">
            <text:p>3.98E-017</text:p>
          </table:table-cell>
          <table:table-cell office:value-type="float" office:value="0.00000013676">
            <text:p>1.37E-007</text:p>
          </table:table-cell>
          <table:table-cell table:formula="of:=IF([.P750] &lt; [.L750];&quot;BETTER&quot;;IF([.P750]-2 &gt; [.L750]; &quot;WORSE&quot;;&quot;&quot;))">
            <text:p/>
          </table:table-cell>
          <table:table-cell table:formula="of:=IF([.R750] &lt; [.N750];&quot;BETTER&quot;;IF([.R750] &gt;[.N750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4.0034E-017">
            <text:p>4.00E-017</text:p>
          </table:table-cell>
          <table:table-cell office:value-type="float" office:value="0.00000013676">
            <text:p>1.37E-007</text:p>
          </table:table-cell>
          <table:table-cell table:formula="of:=IF([.U750] &lt; [.P750];&quot;BETTER&quot;;IF([.U750]-2 &gt; [.P750]; &quot;WORSE&quot;;&quot;&quot;))">
            <text:p/>
          </table:table-cell>
          <table:table-cell table:formula="of:=IF([.W750] &lt; [.R750];&quot;BETTER&quot;;IF([.W750] &gt;[.R750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5.0343E-015">
            <text:p>5.03E-015</text:p>
          </table:table-cell>
          <table:table-cell office:value-type="float" office:value="0.00000013676">
            <text:p>1.37E-007</text:p>
          </table:table-cell>
          <table:table-cell table:formula="of:=IF([.Z750] &lt; [.U750];&quot;BETTER&quot;;IF([.Z750]-2 &gt; [.U750]; &quot;WORSE&quot;;&quot;&quot;))">
            <text:p/>
          </table:table-cell>
          <table:table-cell table:formula="of:=IF([.AB750] &lt; [.W750];&quot;BETTER&quot;;IF([.AB750] &gt;[.W750]*1.1;&quot;WORSE&quot;;&quot;&quot;))">
            <text:p/>
          </table:table-cell>
        </table:table-row>
        <table:table-row table:style-name="ro3">
          <table:table-cell/>
          <table:table-cell office:value-type="float" office:value="749">
            <text:p>749</text:p>
          </table:table-cell>
          <table:table-cell office:value-type="string">
            <text:p>3.36732834781727719e-01</text:p>
          </table:table-cell>
          <table:table-cell office:value-type="float" office:value="1547">
            <text:p>1547</text:p>
          </table:table-cell>
          <table:table-cell office:value-type="float" office:value="0.000000002068">
            <text:p>2.07E-009</text:p>
          </table:table-cell>
          <table:table-cell office:value-type="float" office:value="0.0000000035066">
            <text:p>3.51E-009</text:p>
          </table:table-cell>
          <table:table-cell/>
          <table:table-cell office:value-type="float" office:value="1605">
            <text:p>1605</text:p>
          </table:table-cell>
          <table:table-cell office:value-type="float" office:value="0.00000000019792">
            <text:p>1.98E-010</text:p>
          </table:table-cell>
          <table:table-cell office:value-type="float" office:value="0.00000000025464">
            <text:p>2.55E-010</text:p>
          </table:table-cell>
          <table:table-cell/>
          <table:table-cell office:value-type="float" office:value="1625">
            <text:p>1625</text:p>
          </table:table-cell>
          <table:table-cell office:value-type="float" office:value="7.2164E-016">
            <text:p>7.22E-016</text:p>
          </table:table-cell>
          <table:table-cell office:value-type="float" office:value="0.000000000054263">
            <text:p>5.43E-011</text:p>
          </table:table-cell>
          <table:table-cell/>
          <table:table-cell office:value-type="float" office:value="1627">
            <text:p>1627</text:p>
          </table:table-cell>
          <table:table-cell office:value-type="float" office:value="7.2164E-016">
            <text:p>7.22E-016</text:p>
          </table:table-cell>
          <table:table-cell office:value-type="float" office:value="0.000000000054263">
            <text:p>5.43E-011</text:p>
          </table:table-cell>
          <table:table-cell table:formula="of:=IF([.P751] &lt; [.L751];&quot;BETTER&quot;;IF([.P751]-2 &gt; [.L751]; &quot;WORSE&quot;;&quot;&quot;))">
            <text:p/>
          </table:table-cell>
          <table:table-cell table:formula="of:=IF([.R751] &lt; [.N751];&quot;BETTER&quot;;IF([.R751] &gt;[.N751]*1.1;&quot;WORSE&quot;;&quot;&quot;))">
            <text:p/>
          </table:table-cell>
          <table:table-cell office:value-type="float" office:value="1627">
            <text:p>1627</text:p>
          </table:table-cell>
          <table:table-cell office:value-type="float" office:value="7.2164E-016">
            <text:p>7.22E-016</text:p>
          </table:table-cell>
          <table:table-cell office:value-type="float" office:value="0.000000000054263">
            <text:p>5.43E-011</text:p>
          </table:table-cell>
          <table:table-cell table:formula="of:=IF([.U751] &lt; [.P751];&quot;BETTER&quot;;IF([.U751]-2 &gt; [.P751]; &quot;WORSE&quot;;&quot;&quot;))">
            <text:p/>
          </table:table-cell>
          <table:table-cell table:formula="of:=IF([.W751] &lt; [.R751];&quot;BETTER&quot;;IF([.W751] &gt;[.R751]*1.1;&quot;WORSE&quot;;&quot;&quot;))">
            <text:p/>
          </table:table-cell>
          <table:table-cell office:value-type="float" office:value="1625">
            <text:p>1625</text:p>
          </table:table-cell>
          <table:table-cell office:value-type="float" office:value="4.4742E-015">
            <text:p>4.47E-015</text:p>
          </table:table-cell>
          <table:table-cell office:value-type="float" office:value="0.000000000054263">
            <text:p>5.43E-011</text:p>
          </table:table-cell>
          <table:table-cell table:formula="of:=IF([.Z751] &lt; [.U751];&quot;BETTER&quot;;IF([.Z751]-2 &gt; [.U751]; &quot;WORSE&quot;;&quot;&quot;))" office:value-type="string" office:string-value="BETTER">
            <text:p>BETTER</text:p>
          </table:table-cell>
          <table:table-cell table:formula="of:=IF([.AB751] &lt; [.W751];&quot;BETTER&quot;;IF([.AB751] &gt;[.W751]*1.1;&quot;WORSE&quot;;&quot;&quot;))">
            <text:p/>
          </table:table-cell>
        </table:table-row>
        <table:table-row table:style-name="ro3">
          <table:table-cell/>
          <table:table-cell office:value-type="float" office:value="750">
            <text:p>750</text:p>
          </table:table-cell>
          <table:table-cell office:value-type="string">
            <text:p>9.53989447883287989e-01</text:p>
          </table:table-cell>
          <table:table-cell office:value-type="float" office:value="58">
            <text:p>58</text:p>
          </table:table-cell>
          <table:table-cell office:value-type="float" office:value="0.0000000000026443">
            <text:p>2.64E-012</text:p>
          </table:table-cell>
          <table:table-cell office:value-type="float" office:value="0.000000000017518">
            <text:p>1.75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26443">
            <text:p>2.64E-012</text:p>
          </table:table-cell>
          <table:table-cell office:value-type="float" office:value="0.000000000017518">
            <text:p>1.7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828">
            <text:p>2.18E-010</text:p>
          </table:table-cell>
          <table:table-cell office:value-type="float" office:value="0.000000000017518">
            <text:p>1.7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828">
            <text:p>2.18E-010</text:p>
          </table:table-cell>
          <table:table-cell office:value-type="float" office:value="0.000000000017518">
            <text:p>1.75E-011</text:p>
          </table:table-cell>
          <table:table-cell table:formula="of:=IF([.P752] &lt; [.L752];&quot;BETTER&quot;;IF([.P752]-2 &gt; [.L752]; &quot;WORSE&quot;;&quot;&quot;))">
            <text:p/>
          </table:table-cell>
          <table:table-cell table:formula="of:=IF([.R752] &lt; [.N752];&quot;BETTER&quot;;IF([.R752] &gt;[.N75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1828">
            <text:p>2.18E-010</text:p>
          </table:table-cell>
          <table:table-cell office:value-type="float" office:value="0.000000000017518">
            <text:p>1.75E-011</text:p>
          </table:table-cell>
          <table:table-cell table:formula="of:=IF([.U752] &lt; [.P752];&quot;BETTER&quot;;IF([.U752]-2 &gt; [.P752]; &quot;WORSE&quot;;&quot;&quot;))">
            <text:p/>
          </table:table-cell>
          <table:table-cell table:formula="of:=IF([.W752] &lt; [.R752];&quot;BETTER&quot;;IF([.W752] &gt;[.R75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1831">
            <text:p>2.18E-010</text:p>
          </table:table-cell>
          <table:table-cell office:value-type="float" office:value="0.000000000017518">
            <text:p>1.75E-011</text:p>
          </table:table-cell>
          <table:table-cell table:formula="of:=IF([.Z752] &lt; [.U752];&quot;BETTER&quot;;IF([.Z752]-2 &gt; [.U752]; &quot;WORSE&quot;;&quot;&quot;))">
            <text:p/>
          </table:table-cell>
          <table:table-cell table:formula="of:=IF([.AB752] &lt; [.W752];&quot;BETTER&quot;;IF([.AB752] &gt;[.W752]*1.1;&quot;WORSE&quot;;&quot;&quot;))">
            <text:p/>
          </table:table-cell>
        </table:table-row>
        <table:table-row table:style-name="ro3">
          <table:table-cell/>
          <table:table-cell office:value-type="float" office:value="751">
            <text:p>751</text:p>
          </table:table-cell>
          <table:table-cell office:value-type="string">
            <text:p>1.08555281212127710e+02</text:p>
          </table:table-cell>
          <table:table-cell office:value-type="float" office:value="57">
            <text:p>57</text:p>
          </table:table-cell>
          <table:table-cell office:value-type="float" office:value="0.000000000084056">
            <text:p>8.41E-011</text:p>
          </table:table-cell>
          <table:table-cell office:value-type="float" office:value="0.00000000000025527">
            <text:p>2.55E-013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84056">
            <text:p>8.41E-011</text:p>
          </table:table-cell>
          <table:table-cell office:value-type="float" office:value="0.00000000000025527">
            <text:p>2.55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25527">
            <text:p>2.55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25527">
            <text:p>2.55E-013</text:p>
          </table:table-cell>
          <table:table-cell table:formula="of:=IF([.P753] &lt; [.L753];&quot;BETTER&quot;;IF([.P753]-2 &gt; [.L753]; &quot;WORSE&quot;;&quot;&quot;))">
            <text:p/>
          </table:table-cell>
          <table:table-cell table:formula="of:=IF([.R753] &lt; [.N753];&quot;BETTER&quot;;IF([.R753] &gt;[.N753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25527">
            <text:p>2.55E-013</text:p>
          </table:table-cell>
          <table:table-cell table:formula="of:=IF([.U753] &lt; [.P753];&quot;BETTER&quot;;IF([.U753]-2 &gt; [.P753]; &quot;WORSE&quot;;&quot;&quot;))">
            <text:p/>
          </table:table-cell>
          <table:table-cell table:formula="of:=IF([.W753] &lt; [.R753];&quot;BETTER&quot;;IF([.W753] &gt;[.R753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31456">
            <text:p>3.15E-011</text:p>
          </table:table-cell>
          <table:table-cell office:value-type="float" office:value="0.00000000000025527">
            <text:p>2.55E-013</text:p>
          </table:table-cell>
          <table:table-cell table:formula="of:=IF([.Z753] &lt; [.U753];&quot;BETTER&quot;;IF([.Z753]-2 &gt; [.U753]; &quot;WORSE&quot;;&quot;&quot;))">
            <text:p/>
          </table:table-cell>
          <table:table-cell table:formula="of:=IF([.AB753] &lt; [.W753];&quot;BETTER&quot;;IF([.AB753] &gt;[.W753]*1.1;&quot;WORSE&quot;;&quot;&quot;))">
            <text:p/>
          </table:table-cell>
        </table:table-row>
        <table:table-row table:style-name="ro3">
          <table:table-cell/>
          <table:table-cell office:value-type="float" office:value="752">
            <text:p>752</text:p>
          </table:table-cell>
          <table:table-cell office:value-type="string">
            <text:p>-1.53063079856517348e+01</text:p>
          </table:table-cell>
          <table:table-cell office:value-type="float" office:value="58">
            <text:p>58</text:p>
          </table:table-cell>
          <table:table-cell office:value-type="float" office:value="0.00000000039744">
            <text:p>3.97E-010</text:p>
          </table:table-cell>
          <table:table-cell office:value-type="float" office:value="0.0000000000031545">
            <text:p>3.15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39744">
            <text:p>3.97E-010</text:p>
          </table:table-cell>
          <table:table-cell office:value-type="float" office:value="0.0000000000031545">
            <text:p>3.1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14611">
            <text:p>1.46E-012</text:p>
          </table:table-cell>
          <table:table-cell office:value-type="float" office:value="0.0000000000031533">
            <text:p>3.1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14611">
            <text:p>1.46E-012</text:p>
          </table:table-cell>
          <table:table-cell office:value-type="float" office:value="0.0000000000031533">
            <text:p>3.15E-012</text:p>
          </table:table-cell>
          <table:table-cell table:formula="of:=IF([.P754] &lt; [.L754];&quot;BETTER&quot;;IF([.P754]-2 &gt; [.L754]; &quot;WORSE&quot;;&quot;&quot;))">
            <text:p/>
          </table:table-cell>
          <table:table-cell table:formula="of:=IF([.R754] &lt; [.N754];&quot;BETTER&quot;;IF([.R754] &gt;[.N75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4633">
            <text:p>1.46E-012</text:p>
          </table:table-cell>
          <table:table-cell office:value-type="float" office:value="0.0000000000031533">
            <text:p>3.15E-012</text:p>
          </table:table-cell>
          <table:table-cell table:formula="of:=IF([.U754] &lt; [.P754];&quot;BETTER&quot;;IF([.U754]-2 &gt; [.P754]; &quot;WORSE&quot;;&quot;&quot;))">
            <text:p/>
          </table:table-cell>
          <table:table-cell table:formula="of:=IF([.W754] &lt; [.R754];&quot;BETTER&quot;;IF([.W754] &gt;[.R75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96378">
            <text:p>9.64E-012</text:p>
          </table:table-cell>
          <table:table-cell office:value-type="float" office:value="0.0000000000031533">
            <text:p>3.15E-012</text:p>
          </table:table-cell>
          <table:table-cell table:formula="of:=IF([.Z754] &lt; [.U754];&quot;BETTER&quot;;IF([.Z754]-2 &gt; [.U754]; &quot;WORSE&quot;;&quot;&quot;))">
            <text:p/>
          </table:table-cell>
          <table:table-cell table:formula="of:=IF([.AB754] &lt; [.W754];&quot;BETTER&quot;;IF([.AB754] &gt;[.W754]*1.1;&quot;WORSE&quot;;&quot;&quot;))">
            <text:p/>
          </table:table-cell>
        </table:table-row>
        <table:table-row table:style-name="ro3">
          <table:table-cell/>
          <table:table-cell office:value-type="float" office:value="753">
            <text:p>753</text:p>
          </table:table-cell>
          <table:table-cell office:value-type="string">
            <text:p>1.19814022027971134e+00</text:p>
          </table:table-cell>
          <table:table-cell office:value-type="float" office:value="120">
            <text:p>120</text:p>
          </table:table-cell>
          <table:table-cell office:value-type="float" office:value="0.0000000068894">
            <text:p>6.89E-009</text:p>
          </table:table-cell>
          <table:table-cell office:value-type="float" office:value="0.000000015791">
            <text:p>1.58E-008</text:p>
          </table:table-cell>
          <table:table-cell/>
          <table:table-cell office:value-type="float" office:value="477">
            <text:p>477</text:p>
          </table:table-cell>
          <table:table-cell office:value-type="float" office:value="0.00000000068971">
            <text:p>6.90E-010</text:p>
          </table:table-cell>
          <table:table-cell office:value-type="float" office:value="0.0000000077433">
            <text:p>7.74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10718">
            <text:p>1.07E-009</text:p>
          </table:table-cell>
          <table:table-cell office:value-type="float" office:value="0.000000012036">
            <text:p>1.20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7838">
            <text:p>3.78E-009</text:p>
          </table:table-cell>
          <table:table-cell office:value-type="float" office:value="0.0000000060217">
            <text:p>6.02E-009</text:p>
          </table:table-cell>
          <table:table-cell table:formula="of:=IF([.P755] &lt; [.L755];&quot;BETTER&quot;;IF([.P755]-2 &gt; [.L755]; &quot;WORSE&quot;;&quot;&quot;))" office:value-type="string" office:string-value="BETTER">
            <text:p>BETTER</text:p>
          </table:table-cell>
          <table:table-cell table:formula="of:=IF([.R755] &lt; [.N755];&quot;BETTER&quot;;IF([.R755] &gt;[.N755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37838">
            <text:p>3.78E-009</text:p>
          </table:table-cell>
          <table:table-cell office:value-type="float" office:value="0.0000000060217">
            <text:p>6.02E-009</text:p>
          </table:table-cell>
          <table:table-cell table:formula="of:=IF([.U755] &lt; [.P755];&quot;BETTER&quot;;IF([.U755]-2 &gt; [.P755]; &quot;WORSE&quot;;&quot;&quot;))">
            <text:p/>
          </table:table-cell>
          <table:table-cell table:formula="of:=IF([.W755] &lt; [.R755];&quot;BETTER&quot;;IF([.W755] &gt;[.R75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2656">
            <text:p>1.27E-006</text:p>
          </table:table-cell>
          <table:table-cell office:value-type="float" office:value="0.0000000060217">
            <text:p>6.02E-009</text:p>
          </table:table-cell>
          <table:table-cell table:formula="of:=IF([.Z755] &lt; [.U755];&quot;BETTER&quot;;IF([.Z755]-2 &gt; [.U755]; &quot;WORSE&quot;;&quot;&quot;))">
            <text:p/>
          </table:table-cell>
          <table:table-cell table:formula="of:=IF([.AB755] &lt; [.W755];&quot;BETTER&quot;;IF([.AB755] &gt;[.W755]*1.1;&quot;WORSE&quot;;&quot;&quot;))">
            <text:p/>
          </table:table-cell>
        </table:table-row>
        <table:table-row table:style-name="ro3">
          <table:table-cell/>
          <table:table-cell office:value-type="float" office:value="754">
            <text:p>754</text:p>
          </table:table-cell>
          <table:table-cell office:value-type="string">
            <text:p>3.55065933151773483e-01</text:p>
          </table:table-cell>
          <table:table-cell office:value-type="float" office:value="49">
            <text:p>49</text:p>
          </table:table-cell>
          <table:table-cell office:value-type="float" office:value="0.000000000000070353">
            <text:p>7.04E-014</text:p>
          </table:table-cell>
          <table:table-cell office:value-type="float" office:value="0.00000000013592">
            <text:p>1.36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029079">
            <text:p>2.91E-014</text:p>
          </table:table-cell>
          <table:table-cell office:value-type="float" office:value="0.00000000013582">
            <text:p>1.36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 table:formula="of:=IF([.P756] &lt; [.L756];&quot;BETTER&quot;;IF([.P756]-2 &gt; [.L756]; &quot;WORSE&quot;;&quot;&quot;))">
            <text:p/>
          </table:table-cell>
          <table:table-cell table:formula="of:=IF([.R756] &lt; [.N756];&quot;BETTER&quot;;IF([.R756] &gt;[.N75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 table:formula="of:=IF([.U756] &lt; [.P756];&quot;BETTER&quot;;IF([.U756]-2 &gt; [.P756]; &quot;WORSE&quot;;&quot;&quot;))">
            <text:p/>
          </table:table-cell>
          <table:table-cell table:formula="of:=IF([.W756] &lt; [.R756];&quot;BETTER&quot;;IF([.W756] &gt;[.R75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 table:formula="of:=IF([.Z756] &lt; [.U756];&quot;BETTER&quot;;IF([.Z756]-2 &gt; [.U756]; &quot;WORSE&quot;;&quot;&quot;))">
            <text:p/>
          </table:table-cell>
          <table:table-cell table:formula="of:=IF([.AB756] &lt; [.W756];&quot;BETTER&quot;;IF([.AB756] &gt;[.W756]*1.1;&quot;WORSE&quot;;&quot;&quot;))">
            <text:p/>
          </table:table-cell>
        </table:table-row>
        <table:table-row table:style-name="ro3">
          <table:table-cell/>
          <table:table-cell office:value-type="float" office:value="755">
            <text:p>755</text:p>
          </table:table-cell>
          <table:table-cell office:value-type="string">
            <text:p>5.49360306778005958e-01</text:p>
          </table:table-cell>
          <table:table-cell office:value-type="float" office:value="203">
            <text:p>203</text:p>
          </table:table-cell>
          <table:table-cell office:value-type="float" office:value="0.0000000048953">
            <text:p>4.90E-009</text:p>
          </table:table-cell>
          <table:table-cell office:value-type="float" office:value="0.00000000011786">
            <text:p>1.18E-010</text:p>
          </table:table-cell>
          <table:table-cell/>
          <table:table-cell office:value-type="float" office:value="409">
            <text:p>409</text:p>
          </table:table-cell>
          <table:table-cell office:value-type="float" office:value="0.000000000035623">
            <text:p>3.56E-011</text:p>
          </table:table-cell>
          <table:table-cell office:value-type="float" office:value="0.00000000007997">
            <text:p>8.00E-011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12502">
            <text:p>1.25E-011</text:p>
          </table:table-cell>
          <table:table-cell office:value-type="float" office:value="0.000000000040036">
            <text:p>4.00E-011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12502">
            <text:p>1.25E-011</text:p>
          </table:table-cell>
          <table:table-cell office:value-type="float" office:value="0.000000000040036">
            <text:p>4.00E-011</text:p>
          </table:table-cell>
          <table:table-cell table:formula="of:=IF([.P757] &lt; [.L757];&quot;BETTER&quot;;IF([.P757]-2 &gt; [.L757]; &quot;WORSE&quot;;&quot;&quot;))">
            <text:p/>
          </table:table-cell>
          <table:table-cell table:formula="of:=IF([.R757] &lt; [.N757];&quot;BETTER&quot;;IF([.R757] &gt;[.N757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0.000000000012502">
            <text:p>1.25E-011</text:p>
          </table:table-cell>
          <table:table-cell office:value-type="float" office:value="0.000000000040036">
            <text:p>4.00E-011</text:p>
          </table:table-cell>
          <table:table-cell table:formula="of:=IF([.U757] &lt; [.P757];&quot;BETTER&quot;;IF([.U757]-2 &gt; [.P757]; &quot;WORSE&quot;;&quot;&quot;))">
            <text:p/>
          </table:table-cell>
          <table:table-cell table:formula="of:=IF([.W757] &lt; [.R757];&quot;BETTER&quot;;IF([.W757] &gt;[.R757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0.000000000012502">
            <text:p>1.25E-011</text:p>
          </table:table-cell>
          <table:table-cell office:value-type="float" office:value="0.000000000040036">
            <text:p>4.00E-011</text:p>
          </table:table-cell>
          <table:table-cell table:formula="of:=IF([.Z757] &lt; [.U757];&quot;BETTER&quot;;IF([.Z757]-2 &gt; [.U757]; &quot;WORSE&quot;;&quot;&quot;))">
            <text:p/>
          </table:table-cell>
          <table:table-cell table:formula="of:=IF([.AB757] &lt; [.W757];&quot;BETTER&quot;;IF([.AB757] &gt;[.W757]*1.1;&quot;WORSE&quot;;&quot;&quot;))">
            <text:p/>
          </table:table-cell>
        </table:table-row>
        <table:table-row table:style-name="ro3">
          <table:table-cell/>
          <table:table-cell office:value-type="float" office:value="756">
            <text:p>756</text:p>
          </table:table-cell>
          <table:table-cell office:value-type="string">
            <text:p>1.97395559849880731e+00</text:p>
          </table:table-cell>
          <table:table-cell office:value-type="float" office:value="57">
            <text:p>57</text:p>
          </table:table-cell>
          <table:table-cell office:value-type="float" office:value="4.4995E-016">
            <text:p>4.50E-016</text:p>
          </table:table-cell>
          <table:table-cell office:value-type="float" office:value="0.00000000000060428">
            <text:p>6.04E-013</text:p>
          </table:table-cell>
          <table:table-cell/>
          <table:table-cell office:value-type="float" office:value="57">
            <text:p>57</text:p>
          </table:table-cell>
          <table:table-cell office:value-type="float" office:value="4.4995E-016">
            <text:p>4.50E-016</text:p>
          </table:table-cell>
          <table:table-cell office:value-type="float" office:value="0.00000000000060428">
            <text:p>6.04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76367">
            <text:p>7.64E-011</text:p>
          </table:table-cell>
          <table:table-cell office:value-type="float" office:value="0.00000000000060417">
            <text:p>6.04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76367">
            <text:p>7.64E-011</text:p>
          </table:table-cell>
          <table:table-cell office:value-type="float" office:value="0.00000000000060417">
            <text:p>6.04E-013</text:p>
          </table:table-cell>
          <table:table-cell table:formula="of:=IF([.P758] &lt; [.L758];&quot;BETTER&quot;;IF([.P758]-2 &gt; [.L758]; &quot;WORSE&quot;;&quot;&quot;))">
            <text:p/>
          </table:table-cell>
          <table:table-cell table:formula="of:=IF([.R758] &lt; [.N758];&quot;BETTER&quot;;IF([.R758] &gt;[.N758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76366">
            <text:p>7.64E-011</text:p>
          </table:table-cell>
          <table:table-cell office:value-type="float" office:value="0.00000000000060406">
            <text:p>6.04E-013</text:p>
          </table:table-cell>
          <table:table-cell table:formula="of:=IF([.U758] &lt; [.P758];&quot;BETTER&quot;;IF([.U758]-2 &gt; [.P758]; &quot;WORSE&quot;;&quot;&quot;))">
            <text:p/>
          </table:table-cell>
          <table:table-cell table:formula="of:=IF([.W758] &lt; [.R758];&quot;BETTER&quot;;IF([.W758] &gt;[.R758]*1.1;&quot;WORSE&quot;;&quot;&quot;))" office:value-type="string" office:string-value="BETTER">
            <text:p>BETTER</text:p>
          </table:table-cell>
          <table:table-cell office:value-type="float" office:value="51">
            <text:p>51</text:p>
          </table:table-cell>
          <table:table-cell office:value-type="float" office:value="0.00000000007641">
            <text:p>7.64E-011</text:p>
          </table:table-cell>
          <table:table-cell office:value-type="float" office:value="0.00000000000060406">
            <text:p>6.04E-013</text:p>
          </table:table-cell>
          <table:table-cell table:formula="of:=IF([.Z758] &lt; [.U758];&quot;BETTER&quot;;IF([.Z758]-2 &gt; [.U758]; &quot;WORSE&quot;;&quot;&quot;))">
            <text:p/>
          </table:table-cell>
          <table:table-cell table:formula="of:=IF([.AB758] &lt; [.W758];&quot;BETTER&quot;;IF([.AB758] &gt;[.W758]*1.1;&quot;WORSE&quot;;&quot;&quot;))">
            <text:p/>
          </table:table-cell>
        </table:table-row>
        <table:table-row table:style-name="ro3">
          <table:table-cell/>
          <table:table-cell office:value-type="float" office:value="757">
            <text:p>757</text:p>
          </table:table-cell>
          <table:table-cell office:value-type="string">
            <text:p>-4.89888171153878976e-02</text:p>
          </table:table-cell>
          <table:table-cell office:value-type="float" office:value="115">
            <text:p>115</text:p>
          </table:table-cell>
          <table:table-cell office:value-type="float" office:value="0.00000000000071926">
            <text:p>7.19E-013</text:p>
          </table:table-cell>
          <table:table-cell office:value-type="float" office:value="0.00000000031321">
            <text:p>3.13E-010</text:p>
          </table:table-cell>
          <table:table-cell/>
          <table:table-cell office:value-type="float" office:value="117">
            <text:p>117</text:p>
          </table:table-cell>
          <table:table-cell office:value-type="float" office:value="0.00000000000081246">
            <text:p>8.12E-013</text:p>
          </table:table-cell>
          <table:table-cell office:value-type="float" office:value="0.00000000031331">
            <text:p>3.13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1.3878E-017">
            <text:p>1.39E-017</text:p>
          </table:table-cell>
          <table:table-cell office:value-type="float" office:value="0.00000000031411">
            <text:p>3.14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1.3878E-017">
            <text:p>1.39E-017</text:p>
          </table:table-cell>
          <table:table-cell office:value-type="float" office:value="0.00000000031411">
            <text:p>3.14E-010</text:p>
          </table:table-cell>
          <table:table-cell table:formula="of:=IF([.P759] &lt; [.L759];&quot;BETTER&quot;;IF([.P759]-2 &gt; [.L759]; &quot;WORSE&quot;;&quot;&quot;))">
            <text:p/>
          </table:table-cell>
          <table:table-cell table:formula="of:=IF([.R759] &lt; [.N759];&quot;BETTER&quot;;IF([.R759] &gt;[.N75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3878E-017">
            <text:p>1.39E-017</text:p>
          </table:table-cell>
          <table:table-cell office:value-type="float" office:value="0.00000000031411">
            <text:p>3.14E-010</text:p>
          </table:table-cell>
          <table:table-cell table:formula="of:=IF([.U759] &lt; [.P759];&quot;BETTER&quot;;IF([.U759]-2 &gt; [.P759]; &quot;WORSE&quot;;&quot;&quot;))">
            <text:p/>
          </table:table-cell>
          <table:table-cell table:formula="of:=IF([.W759] &lt; [.R759];&quot;BETTER&quot;;IF([.W759] &gt;[.R75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3878E-017">
            <text:p>1.39E-017</text:p>
          </table:table-cell>
          <table:table-cell office:value-type="float" office:value="0.00000000031411">
            <text:p>3.14E-010</text:p>
          </table:table-cell>
          <table:table-cell table:formula="of:=IF([.Z759] &lt; [.U759];&quot;BETTER&quot;;IF([.Z759]-2 &gt; [.U759]; &quot;WORSE&quot;;&quot;&quot;))">
            <text:p/>
          </table:table-cell>
          <table:table-cell table:formula="of:=IF([.AB759] &lt; [.W759];&quot;BETTER&quot;;IF([.AB759] &gt;[.W759]*1.1;&quot;WORSE&quot;;&quot;&quot;))">
            <text:p/>
          </table:table-cell>
        </table:table-row>
        <table:table-row table:style-name="ro3">
          <table:table-cell/>
          <table:table-cell office:value-type="float" office:value="758">
            <text:p>758</text:p>
          </table:table-cell>
          <table:table-cell office:value-type="string">
            <text:p>2.11717021214834433e-01</text:p>
          </table:table-cell>
          <table:table-cell office:value-type="float" office:value="169336">
            <text:p>169336</text:p>
          </table:table-cell>
          <table:table-cell office:value-type="float" office:value="0.00000044851">
            <text:p>4.49E-007</text:p>
          </table:table-cell>
          <table:table-cell office:value-type="float" office:value="0.00000084937">
            <text:p>8.49E-007</text:p>
          </table:table-cell>
          <table:table-cell/>
          <table:table-cell office:value-type="float" office:value="180528">
            <text:p>180528</text:p>
          </table:table-cell>
          <table:table-cell office:value-type="float" office:value="0.000000037328">
            <text:p>3.73E-008</text:p>
          </table:table-cell>
          <table:table-cell office:value-type="float" office:value="0.000000071187">
            <text:p>7.12E-008</text:p>
          </table:table-cell>
          <table:table-cell/>
          <table:table-cell office:value-type="float" office:value="74990">
            <text:p>74990</text:p>
          </table:table-cell>
          <table:table-cell office:value-type="float" office:value="3.0531E-016">
            <text:p>3.05E-016</text:p>
          </table:table-cell>
          <table:table-cell office:value-type="float" office:value="0.000000000070067">
            <text:p>7.01E-011</text:p>
          </table:table-cell>
          <table:table-cell/>
          <table:table-cell office:value-type="float" office:value="74994">
            <text:p>74994</text:p>
          </table:table-cell>
          <table:table-cell office:value-type="float" office:value="3.0531E-016">
            <text:p>3.05E-016</text:p>
          </table:table-cell>
          <table:table-cell office:value-type="float" office:value="0.000000000070067">
            <text:p>7.01E-011</text:p>
          </table:table-cell>
          <table:table-cell table:formula="of:=IF([.P760] &lt; [.L760];&quot;BETTER&quot;;IF([.P760]-2 &gt; [.L760]; &quot;WORSE&quot;;&quot;&quot;))" office:value-type="string" office:string-value="WORSE">
            <text:p>WORSE</text:p>
          </table:table-cell>
          <table:table-cell table:formula="of:=IF([.R760] &lt; [.N760];&quot;BETTER&quot;;IF([.R760] &gt;[.N760]*1.1;&quot;WORSE&quot;;&quot;&quot;))">
            <text:p/>
          </table:table-cell>
          <table:table-cell office:value-type="float" office:value="74994">
            <text:p>74994</text:p>
          </table:table-cell>
          <table:table-cell office:value-type="float" office:value="3.0531E-016">
            <text:p>3.05E-016</text:p>
          </table:table-cell>
          <table:table-cell office:value-type="float" office:value="0.000000000070067">
            <text:p>7.01E-011</text:p>
          </table:table-cell>
          <table:table-cell table:formula="of:=IF([.U760] &lt; [.P760];&quot;BETTER&quot;;IF([.U760]-2 &gt; [.P760]; &quot;WORSE&quot;;&quot;&quot;))">
            <text:p/>
          </table:table-cell>
          <table:table-cell table:formula="of:=IF([.W760] &lt; [.R760];&quot;BETTER&quot;;IF([.W760] &gt;[.R760]*1.1;&quot;WORSE&quot;;&quot;&quot;))">
            <text:p/>
          </table:table-cell>
          <table:table-cell office:value-type="float" office:value="74990">
            <text:p>74990</text:p>
          </table:table-cell>
          <table:table-cell office:value-type="float" office:value="3.0531E-016">
            <text:p>3.05E-016</text:p>
          </table:table-cell>
          <table:table-cell office:value-type="float" office:value="0.000000000070067">
            <text:p>7.01E-011</text:p>
          </table:table-cell>
          <table:table-cell table:formula="of:=IF([.Z760] &lt; [.U760];&quot;BETTER&quot;;IF([.Z760]-2 &gt; [.U760]; &quot;WORSE&quot;;&quot;&quot;))" office:value-type="string" office:string-value="BETTER">
            <text:p>BETTER</text:p>
          </table:table-cell>
          <table:table-cell table:formula="of:=IF([.AB760] &lt; [.W760];&quot;BETTER&quot;;IF([.AB760] &gt;[.W760]*1.1;&quot;WORSE&quot;;&quot;&quot;))">
            <text:p/>
          </table:table-cell>
        </table:table-row>
        <table:table-row table:style-name="ro3">
          <table:table-cell/>
          <table:table-cell office:value-type="float" office:value="759">
            <text:p>759</text:p>
          </table:table-cell>
          <table:table-cell office:value-type="string">
            <text:p>-1.15420768826883929e-01</text:p>
          </table:table-cell>
          <table:table-cell office:value-type="float" office:value="111">
            <text:p>111</text:p>
          </table:table-cell>
          <table:table-cell office:value-type="float" office:value="0.0000000000017472">
            <text:p>1.75E-012</text:p>
          </table:table-cell>
          <table:table-cell office:value-type="float" office:value="0.00000000023117">
            <text:p>2.31E-010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0000025129">
            <text:p>2.51E-014</text:p>
          </table:table-cell>
          <table:table-cell office:value-type="float" office:value="0.00000000023289">
            <text:p>2.33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63275">
            <text:p>6.33E-010</text:p>
          </table:table-cell>
          <table:table-cell office:value-type="float" office:value="0.00000000023292">
            <text:p>2.33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63275">
            <text:p>6.33E-010</text:p>
          </table:table-cell>
          <table:table-cell office:value-type="float" office:value="0.00000000023292">
            <text:p>2.33E-010</text:p>
          </table:table-cell>
          <table:table-cell table:formula="of:=IF([.P761] &lt; [.L761];&quot;BETTER&quot;;IF([.P761]-2 &gt; [.L761]; &quot;WORSE&quot;;&quot;&quot;))">
            <text:p/>
          </table:table-cell>
          <table:table-cell table:formula="of:=IF([.R761] &lt; [.N761];&quot;BETTER&quot;;IF([.R761] &gt;[.N76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63275">
            <text:p>6.33E-010</text:p>
          </table:table-cell>
          <table:table-cell office:value-type="float" office:value="0.00000000023292">
            <text:p>2.33E-010</text:p>
          </table:table-cell>
          <table:table-cell table:formula="of:=IF([.U761] &lt; [.P761];&quot;BETTER&quot;;IF([.U761]-2 &gt; [.P761]; &quot;WORSE&quot;;&quot;&quot;))">
            <text:p/>
          </table:table-cell>
          <table:table-cell table:formula="of:=IF([.W761] &lt; [.R761];&quot;BETTER&quot;;IF([.W761] &gt;[.R76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63305">
            <text:p>6.33E-010</text:p>
          </table:table-cell>
          <table:table-cell office:value-type="float" office:value="0.00000000023292">
            <text:p>2.33E-010</text:p>
          </table:table-cell>
          <table:table-cell table:formula="of:=IF([.Z761] &lt; [.U761];&quot;BETTER&quot;;IF([.Z761]-2 &gt; [.U761]; &quot;WORSE&quot;;&quot;&quot;))">
            <text:p/>
          </table:table-cell>
          <table:table-cell table:formula="of:=IF([.AB761] &lt; [.W761];&quot;BETTER&quot;;IF([.AB761] &gt;[.W761]*1.1;&quot;WORSE&quot;;&quot;&quot;))">
            <text:p/>
          </table:table-cell>
        </table:table-row>
        <table:table-row table:style-name="ro3">
          <table:table-cell/>
          <table:table-cell office:value-type="float" office:value="760">
            <text:p>760</text:p>
          </table:table-cell>
          <table:table-cell office:value-type="string">
            <text:p>2.46740110030440185e+00</text:p>
          </table:table-cell>
          <table:table-cell office:value-type="float" office:value="212">
            <text:p>212</text:p>
          </table:table-cell>
          <table:table-cell office:value-type="float" office:value="0.00000000005288">
            <text:p>5.29E-011</text:p>
          </table:table-cell>
          <table:table-cell office:value-type="float" office:value="0.000000000059787">
            <text:p>5.98E-011</text:p>
          </table:table-cell>
          <table:table-cell/>
          <table:table-cell office:value-type="float" office:value="217">
            <text:p>217</text:p>
          </table:table-cell>
          <table:table-cell office:value-type="float" office:value="0.000000000011755">
            <text:p>1.18E-011</text:p>
          </table:table-cell>
          <table:table-cell office:value-type="float" office:value="0.000000000010151">
            <text:p>1.02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6.9757E-016">
            <text:p>6.98E-016</text:p>
          </table:table-cell>
          <table:table-cell office:value-type="float" office:value="0.000000000001784">
            <text:p>1.78E-012</text:p>
          </table:table-cell>
          <table:table-cell/>
          <table:table-cell office:value-type="float" office:value="590">
            <text:p>590</text:p>
          </table:table-cell>
          <table:table-cell office:value-type="float" office:value="6.9757E-016">
            <text:p>6.98E-016</text:p>
          </table:table-cell>
          <table:table-cell office:value-type="float" office:value="0.000000000001784">
            <text:p>1.78E-012</text:p>
          </table:table-cell>
          <table:table-cell table:formula="of:=IF([.P762] &lt; [.L762];&quot;BETTER&quot;;IF([.P762]-2 &gt; [.L762]; &quot;WORSE&quot;;&quot;&quot;))" office:value-type="string" office:string-value="WORSE">
            <text:p>WORSE</text:p>
          </table:table-cell>
          <table:table-cell table:formula="of:=IF([.R762] &lt; [.N762];&quot;BETTER&quot;;IF([.R762] &gt;[.N762]*1.1;&quot;WORSE&quot;;&quot;&quot;))">
            <text:p/>
          </table:table-cell>
          <table:table-cell office:value-type="float" office:value="590">
            <text:p>590</text:p>
          </table:table-cell>
          <table:table-cell office:value-type="float" office:value="6.9757E-016">
            <text:p>6.98E-016</text:p>
          </table:table-cell>
          <table:table-cell office:value-type="float" office:value="0.000000000001784">
            <text:p>1.78E-012</text:p>
          </table:table-cell>
          <table:table-cell table:formula="of:=IF([.U762] &lt; [.P762];&quot;BETTER&quot;;IF([.U762]-2 &gt; [.P762]; &quot;WORSE&quot;;&quot;&quot;))">
            <text:p/>
          </table:table-cell>
          <table:table-cell table:formula="of:=IF([.W762] &lt; [.R762];&quot;BETTER&quot;;IF([.W762] &gt;[.R762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00065809">
            <text:p>6.58E-014</text:p>
          </table:table-cell>
          <table:table-cell office:value-type="float" office:value="0.000000000001784">
            <text:p>1.78E-012</text:p>
          </table:table-cell>
          <table:table-cell table:formula="of:=IF([.Z762] &lt; [.U762];&quot;BETTER&quot;;IF([.Z762]-2 &gt; [.U762]; &quot;WORSE&quot;;&quot;&quot;))" office:value-type="string" office:string-value="BETTER">
            <text:p>BETTER</text:p>
          </table:table-cell>
          <table:table-cell table:formula="of:=IF([.AB762] &lt; [.W762];&quot;BETTER&quot;;IF([.AB762] &gt;[.W762]*1.1;&quot;WORSE&quot;;&quot;&quot;))">
            <text:p/>
          </table:table-cell>
        </table:table-row>
        <table:table-row table:style-name="ro3">
          <table:table-cell/>
          <table:table-cell office:value-type="float" office:value="761">
            <text:p>761</text:p>
          </table:table-cell>
          <table:table-cell office:value-type="string">
            <text:p>1.46046077288096310e+00</text:p>
          </table:table-cell>
          <table:table-cell office:value-type="float" office:value="179487">
            <text:p>179487</text:p>
          </table:table-cell>
          <table:table-cell office:value-type="float" office:value="0.0000004367">
            <text:p>4.37E-007</text:p>
          </table:table-cell>
          <table:table-cell office:value-type="float" office:value="0.00000075025">
            <text:p>7.50E-007</text:p>
          </table:table-cell>
          <table:table-cell/>
          <table:table-cell office:value-type="float" office:value="189101">
            <text:p>189101</text:p>
          </table:table-cell>
          <table:table-cell office:value-type="float" office:value="0.000000089507">
            <text:p>8.95E-008</text:p>
          </table:table-cell>
          <table:table-cell office:value-type="float" office:value="0.000000087933">
            <text:p>8.79E-008</text:p>
          </table:table-cell>
          <table:table-cell/>
          <table:table-cell office:value-type="float" office:value="6497">
            <text:p>6497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/>
          <table:table-cell office:value-type="float" office:value="6499">
            <text:p>6499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 table:formula="of:=IF([.P763] &lt; [.L763];&quot;BETTER&quot;;IF([.P763]-2 &gt; [.L763]; &quot;WORSE&quot;;&quot;&quot;))">
            <text:p/>
          </table:table-cell>
          <table:table-cell table:formula="of:=IF([.R763] &lt; [.N763];&quot;BETTER&quot;;IF([.R763] &gt;[.N763]*1.1;&quot;WORSE&quot;;&quot;&quot;))">
            <text:p/>
          </table:table-cell>
          <table:table-cell office:value-type="float" office:value="6499">
            <text:p>6499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 table:formula="of:=IF([.U763] &lt; [.P763];&quot;BETTER&quot;;IF([.U763]-2 &gt; [.P763]; &quot;WORSE&quot;;&quot;&quot;))">
            <text:p/>
          </table:table-cell>
          <table:table-cell table:formula="of:=IF([.W763] &lt; [.R763];&quot;BETTER&quot;;IF([.W763] &gt;[.R763]*1.1;&quot;WORSE&quot;;&quot;&quot;))">
            <text:p/>
          </table:table-cell>
          <table:table-cell office:value-type="float" office:value="6497">
            <text:p>6497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 table:formula="of:=IF([.Z763] &lt; [.U763];&quot;BETTER&quot;;IF([.Z763]-2 &gt; [.U763]; &quot;WORSE&quot;;&quot;&quot;))" office:value-type="string" office:string-value="BETTER">
            <text:p>BETTER</text:p>
          </table:table-cell>
          <table:table-cell table:formula="of:=IF([.AB763] &lt; [.W763];&quot;BETTER&quot;;IF([.AB763] &gt;[.W763]*1.1;&quot;WORSE&quot;;&quot;&quot;))">
            <text:p/>
          </table:table-cell>
        </table:table-row>
        <table:table-row table:style-name="ro3">
          <table:table-cell/>
          <table:table-cell office:value-type="float" office:value="762">
            <text:p>762</text:p>
          </table:table-cell>
          <table:table-cell office:value-type="string">
            <text:p>9.73465489249130816e-02</text:p>
          </table:table-cell>
          <table:table-cell office:value-type="float" office:value="1445">
            <text:p>1445</text:p>
          </table:table-cell>
          <table:table-cell office:value-type="float" office:value="0.0000000025861">
            <text:p>2.59E-009</text:p>
          </table:table-cell>
          <table:table-cell office:value-type="float" office:value="0.0000000042121">
            <text:p>4.21E-009</text:p>
          </table:table-cell>
          <table:table-cell/>
          <table:table-cell office:value-type="float" office:value="1511">
            <text:p>1511</text:p>
          </table:table-cell>
          <table:table-cell office:value-type="float" office:value="0.00000000026677">
            <text:p>2.67E-010</text:p>
          </table:table-cell>
          <table:table-cell office:value-type="float" office:value="0.00000000015312">
            <text:p>1.53E-010</text:p>
          </table:table-cell>
          <table:table-cell/>
          <table:table-cell office:value-type="float" office:value="3249">
            <text:p>3249</text:p>
          </table:table-cell>
          <table:table-cell office:value-type="float" office:value="1.7625E-015">
            <text:p>1.76E-015</text:p>
          </table:table-cell>
          <table:table-cell office:value-type="float" office:value="0.00000000025592">
            <text:p>2.56E-010</text:p>
          </table:table-cell>
          <table:table-cell/>
          <table:table-cell office:value-type="float" office:value="3249">
            <text:p>3249</text:p>
          </table:table-cell>
          <table:table-cell office:value-type="float" office:value="1.7625E-015">
            <text:p>1.76E-015</text:p>
          </table:table-cell>
          <table:table-cell office:value-type="float" office:value="0.00000000025592">
            <text:p>2.56E-010</text:p>
          </table:table-cell>
          <table:table-cell table:formula="of:=IF([.P764] &lt; [.L764];&quot;BETTER&quot;;IF([.P764]-2 &gt; [.L764]; &quot;WORSE&quot;;&quot;&quot;))">
            <text:p/>
          </table:table-cell>
          <table:table-cell table:formula="of:=IF([.R764] &lt; [.N764];&quot;BETTER&quot;;IF([.R764] &gt;[.N764]*1.1;&quot;WORSE&quot;;&quot;&quot;))">
            <text:p/>
          </table:table-cell>
          <table:table-cell office:value-type="float" office:value="3249">
            <text:p>3249</text:p>
          </table:table-cell>
          <table:table-cell office:value-type="float" office:value="1.7625E-015">
            <text:p>1.76E-015</text:p>
          </table:table-cell>
          <table:table-cell office:value-type="float" office:value="0.00000000025592">
            <text:p>2.56E-010</text:p>
          </table:table-cell>
          <table:table-cell table:formula="of:=IF([.U764] &lt; [.P764];&quot;BETTER&quot;;IF([.U764]-2 &gt; [.P764]; &quot;WORSE&quot;;&quot;&quot;))">
            <text:p/>
          </table:table-cell>
          <table:table-cell table:formula="of:=IF([.W764] &lt; [.R764];&quot;BETTER&quot;;IF([.W764] &gt;[.R764]*1.1;&quot;WORSE&quot;;&quot;&quot;))">
            <text:p/>
          </table:table-cell>
          <table:table-cell office:value-type="float" office:value="3249">
            <text:p>3249</text:p>
          </table:table-cell>
          <table:table-cell office:value-type="float" office:value="1.7717E-015">
            <text:p>1.77E-015</text:p>
          </table:table-cell>
          <table:table-cell office:value-type="float" office:value="0.00000000025592">
            <text:p>2.56E-010</text:p>
          </table:table-cell>
          <table:table-cell table:formula="of:=IF([.Z764] &lt; [.U764];&quot;BETTER&quot;;IF([.Z764]-2 &gt; [.U764]; &quot;WORSE&quot;;&quot;&quot;))">
            <text:p/>
          </table:table-cell>
          <table:table-cell table:formula="of:=IF([.AB764] &lt; [.W764];&quot;BETTER&quot;;IF([.AB764] &gt;[.W764]*1.1;&quot;WORSE&quot;;&quot;&quot;))">
            <text:p/>
          </table:table-cell>
        </table:table-row>
        <table:table-row table:style-name="ro3">
          <table:table-cell/>
          <table:table-cell office:value-type="float" office:value="763">
            <text:p>763</text:p>
          </table:table-cell>
          <table:table-cell office:value-type="string">
            <text:p>3.24396818368811068e+00</text:p>
          </table:table-cell>
          <table:table-cell office:value-type="float" office:value="29">
            <text:p>29</text:p>
          </table:table-cell>
          <table:table-cell office:value-type="float" office:value="0.0000000028083">
            <text:p>2.81E-009</text:p>
          </table:table-cell>
          <table:table-cell office:value-type="float" office:value="0.0000000039852">
            <text:p>3.99E-009</text:p>
          </table:table-cell>
          <table:table-cell/>
          <table:table-cell office:value-type="float" office:value="467">
            <text:p>467</text:p>
          </table:table-cell>
          <table:table-cell office:value-type="float" office:value="0.000000000065515">
            <text:p>6.55E-011</text:p>
          </table:table-cell>
          <table:table-cell office:value-type="float" office:value="0.000000005889">
            <text:p>5.89E-009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49319">
            <text:p>4.93E-010</text:p>
          </table:table-cell>
          <table:table-cell office:value-type="float" office:value="0.00000000882">
            <text:p>8.82E-009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13259">
            <text:p>1.33E-008</text:p>
          </table:table-cell>
          <table:table-cell office:value-type="float" office:value="0.0000000071763">
            <text:p>7.18E-009</text:p>
          </table:table-cell>
          <table:table-cell table:formula="of:=IF([.P765] &lt; [.L765];&quot;BETTER&quot;;IF([.P765]-2 &gt; [.L765]; &quot;WORSE&quot;;&quot;&quot;))" office:value-type="string" office:string-value="BETTER">
            <text:p>BETTER</text:p>
          </table:table-cell>
          <table:table-cell table:formula="of:=IF([.R765] &lt; [.N765];&quot;BETTER&quot;;IF([.R765] &gt;[.N765]*1.1;&quot;WORSE&quot;;&quot;&quot;))" office:value-type="string" office:string-value="BETTER">
            <text:p>BETTER</text:p>
          </table:table-cell>
          <table:table-cell office:value-type="float" office:value="101">
            <text:p>101</text:p>
          </table:table-cell>
          <table:table-cell office:value-type="float" office:value="0.000000013259">
            <text:p>1.33E-008</text:p>
          </table:table-cell>
          <table:table-cell office:value-type="float" office:value="0.0000000071763">
            <text:p>7.18E-009</text:p>
          </table:table-cell>
          <table:table-cell table:formula="of:=IF([.U765] &lt; [.P765];&quot;BETTER&quot;;IF([.U765]-2 &gt; [.P765]; &quot;WORSE&quot;;&quot;&quot;))">
            <text:p/>
          </table:table-cell>
          <table:table-cell table:formula="of:=IF([.W765] &lt; [.R765];&quot;BETTER&quot;;IF([.W765] &gt;[.R76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38383">
            <text:p>3.84E-006</text:p>
          </table:table-cell>
          <table:table-cell office:value-type="float" office:value="0.0000000071763">
            <text:p>7.18E-009</text:p>
          </table:table-cell>
          <table:table-cell table:formula="of:=IF([.Z765] &lt; [.U765];&quot;BETTER&quot;;IF([.Z765]-2 &gt; [.U765]; &quot;WORSE&quot;;&quot;&quot;))">
            <text:p/>
          </table:table-cell>
          <table:table-cell table:formula="of:=IF([.AB765] &lt; [.W765];&quot;BETTER&quot;;IF([.AB765] &gt;[.W765]*1.1;&quot;WORSE&quot;;&quot;&quot;))">
            <text:p/>
          </table:table-cell>
        </table:table-row>
        <table:table-row table:style-name="ro3">
          <table:table-cell/>
          <table:table-cell office:value-type="float" office:value="764">
            <text:p>764</text:p>
          </table:table-cell>
          <table:table-cell office:value-type="string">
            <text:p>2.31245537969790682e+00</text:p>
          </table:table-cell>
          <table:table-cell office:value-type="float" office:value="59">
            <text:p>59</text:p>
          </table:table-cell>
          <table:table-cell office:value-type="float" office:value="0.00000000000013078">
            <text:p>1.31E-013</text:p>
          </table:table-cell>
          <table:table-cell office:value-type="float" office:value="0.0000000000012517">
            <text:p>1.25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13078">
            <text:p>1.31E-013</text:p>
          </table:table-cell>
          <table:table-cell office:value-type="float" office:value="0.0000000000012517">
            <text:p>1.25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34577">
            <text:p>3.46E-012</text:p>
          </table:table-cell>
          <table:table-cell office:value-type="float" office:value="0.0000000000009051">
            <text:p>9.05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34577">
            <text:p>3.46E-012</text:p>
          </table:table-cell>
          <table:table-cell office:value-type="float" office:value="0.0000000000009051">
            <text:p>9.05E-013</text:p>
          </table:table-cell>
          <table:table-cell table:formula="of:=IF([.P766] &lt; [.L766];&quot;BETTER&quot;;IF([.P766]-2 &gt; [.L766]; &quot;WORSE&quot;;&quot;&quot;))">
            <text:p/>
          </table:table-cell>
          <table:table-cell table:formula="of:=IF([.R766] &lt; [.N766];&quot;BETTER&quot;;IF([.R766] &gt;[.N76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34581">
            <text:p>3.46E-012</text:p>
          </table:table-cell>
          <table:table-cell office:value-type="float" office:value="0.0000000000009049">
            <text:p>9.05E-013</text:p>
          </table:table-cell>
          <table:table-cell table:formula="of:=IF([.U766] &lt; [.P766];&quot;BETTER&quot;;IF([.U766]-2 &gt; [.P766]; &quot;WORSE&quot;;&quot;&quot;))">
            <text:p/>
          </table:table-cell>
          <table:table-cell table:formula="of:=IF([.W766] &lt; [.R766];&quot;BETTER&quot;;IF([.W766] &gt;[.R766]*1.1;&quot;WORSE&quot;;&quot;&quot;))" office:value-type="string" office:string-value="BETTER">
            <text:p>BETTER</text:p>
          </table:table-cell>
          <table:table-cell office:value-type="float" office:value="51">
            <text:p>51</text:p>
          </table:table-cell>
          <table:table-cell office:value-type="float" office:value="0.00000000094045">
            <text:p>9.40E-010</text:p>
          </table:table-cell>
          <table:table-cell office:value-type="float" office:value="0.0000000000009049">
            <text:p>9.05E-013</text:p>
          </table:table-cell>
          <table:table-cell table:formula="of:=IF([.Z766] &lt; [.U766];&quot;BETTER&quot;;IF([.Z766]-2 &gt; [.U766]; &quot;WORSE&quot;;&quot;&quot;))">
            <text:p/>
          </table:table-cell>
          <table:table-cell table:formula="of:=IF([.AB766] &lt; [.W766];&quot;BETTER&quot;;IF([.AB766] &gt;[.W766]*1.1;&quot;WORSE&quot;;&quot;&quot;))">
            <text:p/>
          </table:table-cell>
        </table:table-row>
        <table:table-row table:style-name="ro3">
          <table:table-cell/>
          <table:table-cell office:value-type="float" office:value="765">
            <text:p>765</text:p>
          </table:table-cell>
          <table:table-cell office:value-type="string">
            <text:p>2.63943507354841900e-01</text:p>
          </table:table-cell>
          <table:table-cell office:value-type="float" office:value="49">
            <text:p>49</text:p>
          </table:table-cell>
          <table:table-cell office:value-type="float" office:value="0.000000000000016194">
            <text:p>1.62E-014</text:p>
          </table:table-cell>
          <table:table-cell office:value-type="float" office:value="0.00000000017116">
            <text:p>1.71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056785">
            <text:p>5.68E-014</text:p>
          </table:table-cell>
          <table:table-cell office:value-type="float" office:value="0.00000000017109">
            <text:p>1.71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80347">
            <text:p>8.03E-013</text:p>
          </table:table-cell>
          <table:table-cell office:value-type="float" office:value="0.00000000017109">
            <text:p>1.71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80347">
            <text:p>8.03E-013</text:p>
          </table:table-cell>
          <table:table-cell office:value-type="float" office:value="0.00000000017109">
            <text:p>1.71E-010</text:p>
          </table:table-cell>
          <table:table-cell table:formula="of:=IF([.P767] &lt; [.L767];&quot;BETTER&quot;;IF([.P767]-2 &gt; [.L767]; &quot;WORSE&quot;;&quot;&quot;))">
            <text:p/>
          </table:table-cell>
          <table:table-cell table:formula="of:=IF([.R767] &lt; [.N767];&quot;BETTER&quot;;IF([.R767] &gt;[.N76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80347">
            <text:p>8.03E-013</text:p>
          </table:table-cell>
          <table:table-cell office:value-type="float" office:value="0.00000000017109">
            <text:p>1.71E-010</text:p>
          </table:table-cell>
          <table:table-cell table:formula="of:=IF([.U767] &lt; [.P767];&quot;BETTER&quot;;IF([.U767]-2 &gt; [.P767]; &quot;WORSE&quot;;&quot;&quot;))">
            <text:p/>
          </table:table-cell>
          <table:table-cell table:formula="of:=IF([.W767] &lt; [.R767];&quot;BETTER&quot;;IF([.W767] &gt;[.R76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80347">
            <text:p>8.03E-013</text:p>
          </table:table-cell>
          <table:table-cell office:value-type="float" office:value="0.00000000017109">
            <text:p>1.71E-010</text:p>
          </table:table-cell>
          <table:table-cell table:formula="of:=IF([.Z767] &lt; [.U767];&quot;BETTER&quot;;IF([.Z767]-2 &gt; [.U767]; &quot;WORSE&quot;;&quot;&quot;))">
            <text:p/>
          </table:table-cell>
          <table:table-cell table:formula="of:=IF([.AB767] &lt; [.W767];&quot;BETTER&quot;;IF([.AB767] &gt;[.W767]*1.1;&quot;WORSE&quot;;&quot;&quot;))">
            <text:p/>
          </table:table-cell>
        </table:table-row>
        <table:table-row table:style-name="ro3">
          <table:table-cell/>
          <table:table-cell office:value-type="float" office:value="766">
            <text:p>766</text:p>
          </table:table-cell>
          <table:table-cell office:value-type="string">
            <text:p>3.09063005351563220e+02</text:p>
          </table:table-cell>
          <table:table-cell office:value-type="float" office:value="2839">
            <text:p>2839</text:p>
          </table:table-cell>
          <table:table-cell office:value-type="float" office:value="0.0000000058068">
            <text:p>5.81E-009</text:p>
          </table:table-cell>
          <table:table-cell office:value-type="float" office:value="0.000000010169">
            <text:p>1.02E-008</text:p>
          </table:table-cell>
          <table:table-cell/>
          <table:table-cell office:value-type="float" office:value="2987">
            <text:p>2987</text:p>
          </table:table-cell>
          <table:table-cell office:value-type="float" office:value="0.00000000047299">
            <text:p>4.73E-010</text:p>
          </table:table-cell>
          <table:table-cell office:value-type="float" office:value="0.00000000085832">
            <text:p>8.58E-010</text:p>
          </table:table-cell>
          <table:table-cell/>
          <table:table-cell office:value-type="float" office:value="3211">
            <text:p>3211</text:p>
          </table:table-cell>
          <table:table-cell office:value-type="float" office:value="0.0000000099695">
            <text:p>9.97E-009</text:p>
          </table:table-cell>
          <table:table-cell office:value-type="float" office:value="0.000000000000119">
            <text:p>1.19E-013</text:p>
          </table:table-cell>
          <table:table-cell/>
          <table:table-cell office:value-type="float" office:value="3213">
            <text:p>3213</text:p>
          </table:table-cell>
          <table:table-cell office:value-type="float" office:value="0.0000000099695">
            <text:p>9.97E-009</text:p>
          </table:table-cell>
          <table:table-cell office:value-type="float" office:value="0.000000000000119">
            <text:p>1.19E-013</text:p>
          </table:table-cell>
          <table:table-cell table:formula="of:=IF([.P768] &lt; [.L768];&quot;BETTER&quot;;IF([.P768]-2 &gt; [.L768]; &quot;WORSE&quot;;&quot;&quot;))">
            <text:p/>
          </table:table-cell>
          <table:table-cell table:formula="of:=IF([.R768] &lt; [.N768];&quot;BETTER&quot;;IF([.R768] &gt;[.N768]*1.1;&quot;WORSE&quot;;&quot;&quot;))">
            <text:p/>
          </table:table-cell>
          <table:table-cell office:value-type="float" office:value="3213">
            <text:p>3213</text:p>
          </table:table-cell>
          <table:table-cell office:value-type="float" office:value="0.0000000099695">
            <text:p>9.97E-009</text:p>
          </table:table-cell>
          <table:table-cell office:value-type="float" office:value="0.000000000000119">
            <text:p>1.19E-013</text:p>
          </table:table-cell>
          <table:table-cell table:formula="of:=IF([.U768] &lt; [.P768];&quot;BETTER&quot;;IF([.U768]-2 &gt; [.P768]; &quot;WORSE&quot;;&quot;&quot;))">
            <text:p/>
          </table:table-cell>
          <table:table-cell table:formula="of:=IF([.W768] &lt; [.R768];&quot;BETTER&quot;;IF([.W768] &gt;[.R768]*1.1;&quot;WORSE&quot;;&quot;&quot;))">
            <text:p/>
          </table:table-cell>
          <table:table-cell office:value-type="float" office:value="3211">
            <text:p>3211</text:p>
          </table:table-cell>
          <table:table-cell office:value-type="float" office:value="0.0000000099696">
            <text:p>9.97E-009</text:p>
          </table:table-cell>
          <table:table-cell office:value-type="float" office:value="0.000000000000119">
            <text:p>1.19E-013</text:p>
          </table:table-cell>
          <table:table-cell table:formula="of:=IF([.Z768] &lt; [.U768];&quot;BETTER&quot;;IF([.Z768]-2 &gt; [.U768]; &quot;WORSE&quot;;&quot;&quot;))" office:value-type="string" office:string-value="BETTER">
            <text:p>BETTER</text:p>
          </table:table-cell>
          <table:table-cell table:formula="of:=IF([.AB768] &lt; [.W768];&quot;BETTER&quot;;IF([.AB768] &gt;[.W768]*1.1;&quot;WORSE&quot;;&quot;&quot;))">
            <text:p/>
          </table:table-cell>
        </table:table-row>
        <table:table-row table:style-name="ro3">
          <table:table-cell/>
          <table:table-cell office:value-type="float" office:value="767">
            <text:p>767</text:p>
          </table:table-cell>
          <table:table-cell office:value-type="string">
            <text:p>1.15487393572577446e+01</text:p>
          </table:table-cell>
          <table:table-cell office:value-type="float" office:value="95">
            <text:p>95</text:p>
          </table:table-cell>
          <table:table-cell office:value-type="float" office:value="0.0000000000011187">
            <text:p>1.12E-012</text:p>
          </table:table-cell>
          <table:table-cell office:value-type="float" office:value="0.00000000000072416">
            <text:p>7.24E-013</text:p>
          </table:table-cell>
          <table:table-cell/>
          <table:table-cell office:value-type="float" office:value="99">
            <text:p>99</text:p>
          </table:table-cell>
          <table:table-cell office:value-type="float" office:value="0.0000000000032059">
            <text:p>3.21E-012</text:p>
          </table:table-cell>
          <table:table-cell office:value-type="float" office:value="0.0000000000036003">
            <text:p>3.60E-012</text:p>
          </table:table-cell>
          <table:table-cell/>
          <table:table-cell office:value-type="float" office:value="103">
            <text:p>103</text:p>
          </table:table-cell>
          <table:table-cell office:value-type="float" office:value="0.00000000013288">
            <text:p>1.33E-010</text:p>
          </table:table-cell>
          <table:table-cell office:value-type="float" office:value="0.0000000000036589">
            <text:p>3.66E-012</text:p>
          </table:table-cell>
          <table:table-cell/>
          <table:table-cell office:value-type="float" office:value="103">
            <text:p>103</text:p>
          </table:table-cell>
          <table:table-cell office:value-type="float" office:value="0.00000000013288">
            <text:p>1.33E-010</text:p>
          </table:table-cell>
          <table:table-cell office:value-type="float" office:value="0.0000000000036589">
            <text:p>3.66E-012</text:p>
          </table:table-cell>
          <table:table-cell table:formula="of:=IF([.P769] &lt; [.L769];&quot;BETTER&quot;;IF([.P769]-2 &gt; [.L769]; &quot;WORSE&quot;;&quot;&quot;))">
            <text:p/>
          </table:table-cell>
          <table:table-cell table:formula="of:=IF([.R769] &lt; [.N769];&quot;BETTER&quot;;IF([.R769] &gt;[.N769]*1.1;&quot;WORSE&quot;;&quot;&quot;))">
            <text:p/>
          </table:table-cell>
          <table:table-cell office:value-type="float" office:value="103">
            <text:p>103</text:p>
          </table:table-cell>
          <table:table-cell office:value-type="float" office:value="0.00000000013288">
            <text:p>1.33E-010</text:p>
          </table:table-cell>
          <table:table-cell office:value-type="float" office:value="0.0000000000036589">
            <text:p>3.66E-012</text:p>
          </table:table-cell>
          <table:table-cell table:formula="of:=IF([.U769] &lt; [.P769];&quot;BETTER&quot;;IF([.U769]-2 &gt; [.P769]; &quot;WORSE&quot;;&quot;&quot;))">
            <text:p/>
          </table:table-cell>
          <table:table-cell table:formula="of:=IF([.W769] &lt; [.R769];&quot;BETTER&quot;;IF([.W769] &gt;[.R769]*1.1;&quot;WORSE&quot;;&quot;&quot;))">
            <text:p/>
          </table:table-cell>
          <table:table-cell office:value-type="float" office:value="103">
            <text:p>103</text:p>
          </table:table-cell>
          <table:table-cell office:value-type="float" office:value="0.00000000013288">
            <text:p>1.33E-010</text:p>
          </table:table-cell>
          <table:table-cell office:value-type="float" office:value="0.0000000000036589">
            <text:p>3.66E-012</text:p>
          </table:table-cell>
          <table:table-cell table:formula="of:=IF([.Z769] &lt; [.U769];&quot;BETTER&quot;;IF([.Z769]-2 &gt; [.U769]; &quot;WORSE&quot;;&quot;&quot;))">
            <text:p/>
          </table:table-cell>
          <table:table-cell table:formula="of:=IF([.AB769] &lt; [.W769];&quot;BETTER&quot;;IF([.AB769] &gt;[.W769]*1.1;&quot;WORSE&quot;;&quot;&quot;))">
            <text:p/>
          </table:table-cell>
        </table:table-row>
        <table:table-row table:style-name="ro3">
          <table:table-cell/>
          <table:table-cell office:value-type="float" office:value="768">
            <text:p>768</text:p>
          </table:table-cell>
          <table:table-cell office:value-type="string">
            <text:p>-1.51697440877176348e-01</text:p>
          </table:table-cell>
          <table:table-cell office:value-type="float" office:value="53">
            <text:p>53</text:p>
          </table:table-cell>
          <table:table-cell office:value-type="float" office:value="9.8802E-015">
            <text:p>9.88E-015</text:p>
          </table:table-cell>
          <table:table-cell office:value-type="float" office:value="0.00000000015048">
            <text:p>1.50E-010</text:p>
          </table:table-cell>
          <table:table-cell/>
          <table:table-cell office:value-type="float" office:value="53">
            <text:p>53</text:p>
          </table:table-cell>
          <table:table-cell office:value-type="float" office:value="9.8802E-015">
            <text:p>9.88E-015</text:p>
          </table:table-cell>
          <table:table-cell office:value-type="float" office:value="0.00000000015048">
            <text:p>1.5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8267">
            <text:p>5.83E-012</text:p>
          </table:table-cell>
          <table:table-cell office:value-type="float" office:value="0.00000000015046">
            <text:p>1.5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8267">
            <text:p>5.83E-012</text:p>
          </table:table-cell>
          <table:table-cell office:value-type="float" office:value="0.00000000015046">
            <text:p>1.50E-010</text:p>
          </table:table-cell>
          <table:table-cell table:formula="of:=IF([.P770] &lt; [.L770];&quot;BETTER&quot;;IF([.P770]-2 &gt; [.L770]; &quot;WORSE&quot;;&quot;&quot;))">
            <text:p/>
          </table:table-cell>
          <table:table-cell table:formula="of:=IF([.R770] &lt; [.N770];&quot;BETTER&quot;;IF([.R770] &gt;[.N77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8267">
            <text:p>5.83E-012</text:p>
          </table:table-cell>
          <table:table-cell office:value-type="float" office:value="0.00000000015046">
            <text:p>1.50E-010</text:p>
          </table:table-cell>
          <table:table-cell table:formula="of:=IF([.U770] &lt; [.P770];&quot;BETTER&quot;;IF([.U770]-2 &gt; [.P770]; &quot;WORSE&quot;;&quot;&quot;))">
            <text:p/>
          </table:table-cell>
          <table:table-cell table:formula="of:=IF([.W770] &lt; [.R770];&quot;BETTER&quot;;IF([.W770] &gt;[.R77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8267">
            <text:p>5.83E-012</text:p>
          </table:table-cell>
          <table:table-cell office:value-type="float" office:value="0.00000000015046">
            <text:p>1.50E-010</text:p>
          </table:table-cell>
          <table:table-cell table:formula="of:=IF([.Z770] &lt; [.U770];&quot;BETTER&quot;;IF([.Z770]-2 &gt; [.U770]; &quot;WORSE&quot;;&quot;&quot;))">
            <text:p/>
          </table:table-cell>
          <table:table-cell table:formula="of:=IF([.AB770] &lt; [.W770];&quot;BETTER&quot;;IF([.AB770] &gt;[.W770]*1.1;&quot;WORSE&quot;;&quot;&quot;))">
            <text:p/>
          </table:table-cell>
        </table:table-row>
        <table:table-row table:style-name="ro3">
          <table:table-cell/>
          <table:table-cell office:value-type="float" office:value="769">
            <text:p>769</text:p>
          </table:table-cell>
          <table:table-cell office:value-type="string">
            <text:p>3.86294361119890572e-01</text:p>
          </table:table-cell>
          <table:table-cell office:value-type="float" office:value="58">
            <text:p>58</text:p>
          </table:table-cell>
          <table:table-cell office:value-type="float" office:value="0.000000000000064953">
            <text:p>6.50E-014</text:p>
          </table:table-cell>
          <table:table-cell office:value-type="float" office:value="0.00000000005149">
            <text:p>5.15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64953">
            <text:p>6.50E-014</text:p>
          </table:table-cell>
          <table:table-cell office:value-type="float" office:value="0.00000000005149">
            <text:p>5.1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9569">
            <text:p>1.96E-012</text:p>
          </table:table-cell>
          <table:table-cell office:value-type="float" office:value="0.000000000051491">
            <text:p>5.1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9569">
            <text:p>1.96E-012</text:p>
          </table:table-cell>
          <table:table-cell office:value-type="float" office:value="0.000000000051491">
            <text:p>5.15E-011</text:p>
          </table:table-cell>
          <table:table-cell table:formula="of:=IF([.P771] &lt; [.L771];&quot;BETTER&quot;;IF([.P771]-2 &gt; [.L771]; &quot;WORSE&quot;;&quot;&quot;))">
            <text:p/>
          </table:table-cell>
          <table:table-cell table:formula="of:=IF([.R771] &lt; [.N771];&quot;BETTER&quot;;IF([.R771] &gt;[.N77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9569">
            <text:p>1.96E-012</text:p>
          </table:table-cell>
          <table:table-cell office:value-type="float" office:value="0.000000000051491">
            <text:p>5.15E-011</text:p>
          </table:table-cell>
          <table:table-cell table:formula="of:=IF([.U771] &lt; [.P771];&quot;BETTER&quot;;IF([.U771]-2 &gt; [.P771]; &quot;WORSE&quot;;&quot;&quot;))">
            <text:p/>
          </table:table-cell>
          <table:table-cell table:formula="of:=IF([.W771] &lt; [.R771];&quot;BETTER&quot;;IF([.W771] &gt;[.R77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9648">
            <text:p>1.96E-012</text:p>
          </table:table-cell>
          <table:table-cell office:value-type="float" office:value="0.000000000051491">
            <text:p>5.15E-011</text:p>
          </table:table-cell>
          <table:table-cell table:formula="of:=IF([.Z771] &lt; [.U771];&quot;BETTER&quot;;IF([.Z771]-2 &gt; [.U771]; &quot;WORSE&quot;;&quot;&quot;))">
            <text:p/>
          </table:table-cell>
          <table:table-cell table:formula="of:=IF([.AB771] &lt; [.W771];&quot;BETTER&quot;;IF([.AB771] &gt;[.W771]*1.1;&quot;WORSE&quot;;&quot;&quot;))">
            <text:p/>
          </table:table-cell>
        </table:table-row>
        <table:table-row table:style-name="ro3">
          <table:table-cell/>
          <table:table-cell office:value-type="float" office:value="770">
            <text:p>770</text:p>
          </table:table-cell>
          <table:table-cell office:value-type="string">
            <text:p>9.21044036697651514e+00</text:p>
          </table:table-cell>
          <table:table-cell office:value-type="float" office:value="224">
            <text:p>224</text:p>
          </table:table-cell>
          <table:table-cell office:value-type="float" office:value="0.000000000099389">
            <text:p>9.94E-011</text:p>
          </table:table-cell>
          <table:table-cell office:value-type="float" office:value="0.00000000010316">
            <text:p>1.03E-010</text:p>
          </table:table-cell>
          <table:table-cell/>
          <table:table-cell office:value-type="float" office:value="231">
            <text:p>231</text:p>
          </table:table-cell>
          <table:table-cell office:value-type="float" office:value="0.0000000000019516">
            <text:p>1.95E-012</text:p>
          </table:table-cell>
          <table:table-cell office:value-type="float" office:value="0.0000000000045157">
            <text:p>4.52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8.8818E-015">
            <text:p>8.88E-015</text:p>
          </table:table-cell>
          <table:table-cell office:value-type="float" office:value="0.0000000000025498">
            <text:p>2.55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8.8818E-015">
            <text:p>8.88E-015</text:p>
          </table:table-cell>
          <table:table-cell office:value-type="float" office:value="0.0000000000025498">
            <text:p>2.55E-012</text:p>
          </table:table-cell>
          <table:table-cell table:formula="of:=IF([.P772] &lt; [.L772];&quot;BETTER&quot;;IF([.P772]-2 &gt; [.L772]; &quot;WORSE&quot;;&quot;&quot;))">
            <text:p/>
          </table:table-cell>
          <table:table-cell table:formula="of:=IF([.R772] &lt; [.N772];&quot;BETTER&quot;;IF([.R772] &gt;[.N77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7.1054E-015">
            <text:p>7.11E-015</text:p>
          </table:table-cell>
          <table:table-cell office:value-type="float" office:value="0.00000000000255">
            <text:p>2.55E-012</text:p>
          </table:table-cell>
          <table:table-cell table:formula="of:=IF([.U772] &lt; [.P772];&quot;BETTER&quot;;IF([.U772]-2 &gt; [.P772]; &quot;WORSE&quot;;&quot;&quot;))">
            <text:p/>
          </table:table-cell>
          <table:table-cell table:formula="of:=IF([.W772] &lt; [.R772];&quot;BETTER&quot;;IF([.W772] &gt;[.R77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40422">
            <text:p>4.04E-014</text:p>
          </table:table-cell>
          <table:table-cell office:value-type="float" office:value="0.00000000000255">
            <text:p>2.55E-012</text:p>
          </table:table-cell>
          <table:table-cell table:formula="of:=IF([.Z772] &lt; [.U772];&quot;BETTER&quot;;IF([.Z772]-2 &gt; [.U772]; &quot;WORSE&quot;;&quot;&quot;))">
            <text:p/>
          </table:table-cell>
          <table:table-cell table:formula="of:=IF([.AB772] &lt; [.W772];&quot;BETTER&quot;;IF([.AB772] &gt;[.W772]*1.1;&quot;WORSE&quot;;&quot;&quot;))">
            <text:p/>
          </table:table-cell>
        </table:table-row>
        <table:table-row table:style-name="ro3">
          <table:table-cell/>
          <table:table-cell office:value-type="float" office:value="771">
            <text:p>771</text:p>
          </table:table-cell>
          <table:table-cell office:value-type="string">
            <text:p>2.63943507354841900e-01</text:p>
          </table:table-cell>
          <table:table-cell office:value-type="float" office:value="49">
            <text:p>49</text:p>
          </table:table-cell>
          <table:table-cell office:value-type="float" office:value="0.000000000000016194">
            <text:p>1.62E-014</text:p>
          </table:table-cell>
          <table:table-cell office:value-type="float" office:value="0.00000000017116">
            <text:p>1.71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056785">
            <text:p>5.68E-014</text:p>
          </table:table-cell>
          <table:table-cell office:value-type="float" office:value="0.00000000017109">
            <text:p>1.71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80347">
            <text:p>8.03E-013</text:p>
          </table:table-cell>
          <table:table-cell office:value-type="float" office:value="0.00000000017109">
            <text:p>1.71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80347">
            <text:p>8.03E-013</text:p>
          </table:table-cell>
          <table:table-cell office:value-type="float" office:value="0.00000000017109">
            <text:p>1.71E-010</text:p>
          </table:table-cell>
          <table:table-cell table:formula="of:=IF([.P773] &lt; [.L773];&quot;BETTER&quot;;IF([.P773]-2 &gt; [.L773]; &quot;WORSE&quot;;&quot;&quot;))">
            <text:p/>
          </table:table-cell>
          <table:table-cell table:formula="of:=IF([.R773] &lt; [.N773];&quot;BETTER&quot;;IF([.R773] &gt;[.N77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80347">
            <text:p>8.03E-013</text:p>
          </table:table-cell>
          <table:table-cell office:value-type="float" office:value="0.00000000017109">
            <text:p>1.71E-010</text:p>
          </table:table-cell>
          <table:table-cell table:formula="of:=IF([.U773] &lt; [.P773];&quot;BETTER&quot;;IF([.U773]-2 &gt; [.P773]; &quot;WORSE&quot;;&quot;&quot;))">
            <text:p/>
          </table:table-cell>
          <table:table-cell table:formula="of:=IF([.W773] &lt; [.R773];&quot;BETTER&quot;;IF([.W773] &gt;[.R77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80347">
            <text:p>8.03E-013</text:p>
          </table:table-cell>
          <table:table-cell office:value-type="float" office:value="0.00000000017109">
            <text:p>1.71E-010</text:p>
          </table:table-cell>
          <table:table-cell table:formula="of:=IF([.Z773] &lt; [.U773];&quot;BETTER&quot;;IF([.Z773]-2 &gt; [.U773]; &quot;WORSE&quot;;&quot;&quot;))">
            <text:p/>
          </table:table-cell>
          <table:table-cell table:formula="of:=IF([.AB773] &lt; [.W773];&quot;BETTER&quot;;IF([.AB773] &gt;[.W773]*1.1;&quot;WORSE&quot;;&quot;&quot;))">
            <text:p/>
          </table:table-cell>
        </table:table-row>
        <table:table-row table:style-name="ro3">
          <table:table-cell/>
          <table:table-cell office:value-type="float" office:value="772">
            <text:p>772</text:p>
          </table:table-cell>
          <table:table-cell office:value-type="string">
            <text:p>2.46740110030440185e+00</text:p>
          </table:table-cell>
          <table:table-cell office:value-type="float" office:value="212">
            <text:p>212</text:p>
          </table:table-cell>
          <table:table-cell office:value-type="float" office:value="0.00000000005288">
            <text:p>5.29E-011</text:p>
          </table:table-cell>
          <table:table-cell office:value-type="float" office:value="0.000000000059787">
            <text:p>5.98E-011</text:p>
          </table:table-cell>
          <table:table-cell/>
          <table:table-cell office:value-type="float" office:value="217">
            <text:p>217</text:p>
          </table:table-cell>
          <table:table-cell office:value-type="float" office:value="0.000000000011755">
            <text:p>1.18E-011</text:p>
          </table:table-cell>
          <table:table-cell office:value-type="float" office:value="0.000000000010151">
            <text:p>1.02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6.9757E-016">
            <text:p>6.98E-016</text:p>
          </table:table-cell>
          <table:table-cell office:value-type="float" office:value="0.000000000001784">
            <text:p>1.78E-012</text:p>
          </table:table-cell>
          <table:table-cell/>
          <table:table-cell office:value-type="float" office:value="590">
            <text:p>590</text:p>
          </table:table-cell>
          <table:table-cell office:value-type="float" office:value="6.9757E-016">
            <text:p>6.98E-016</text:p>
          </table:table-cell>
          <table:table-cell office:value-type="float" office:value="0.000000000001784">
            <text:p>1.78E-012</text:p>
          </table:table-cell>
          <table:table-cell table:formula="of:=IF([.P774] &lt; [.L774];&quot;BETTER&quot;;IF([.P774]-2 &gt; [.L774]; &quot;WORSE&quot;;&quot;&quot;))" office:value-type="string" office:string-value="WORSE">
            <text:p>WORSE</text:p>
          </table:table-cell>
          <table:table-cell table:formula="of:=IF([.R774] &lt; [.N774];&quot;BETTER&quot;;IF([.R774] &gt;[.N774]*1.1;&quot;WORSE&quot;;&quot;&quot;))">
            <text:p/>
          </table:table-cell>
          <table:table-cell office:value-type="float" office:value="590">
            <text:p>590</text:p>
          </table:table-cell>
          <table:table-cell office:value-type="float" office:value="6.9757E-016">
            <text:p>6.98E-016</text:p>
          </table:table-cell>
          <table:table-cell office:value-type="float" office:value="0.000000000001784">
            <text:p>1.78E-012</text:p>
          </table:table-cell>
          <table:table-cell table:formula="of:=IF([.U774] &lt; [.P774];&quot;BETTER&quot;;IF([.U774]-2 &gt; [.P774]; &quot;WORSE&quot;;&quot;&quot;))">
            <text:p/>
          </table:table-cell>
          <table:table-cell table:formula="of:=IF([.W774] &lt; [.R774];&quot;BETTER&quot;;IF([.W774] &gt;[.R774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00065809">
            <text:p>6.58E-014</text:p>
          </table:table-cell>
          <table:table-cell office:value-type="float" office:value="0.000000000001784">
            <text:p>1.78E-012</text:p>
          </table:table-cell>
          <table:table-cell table:formula="of:=IF([.Z774] &lt; [.U774];&quot;BETTER&quot;;IF([.Z774]-2 &gt; [.U774]; &quot;WORSE&quot;;&quot;&quot;))" office:value-type="string" office:string-value="BETTER">
            <text:p>BETTER</text:p>
          </table:table-cell>
          <table:table-cell table:formula="of:=IF([.AB774] &lt; [.W774];&quot;BETTER&quot;;IF([.AB774] &gt;[.W774]*1.1;&quot;WORSE&quot;;&quot;&quot;))">
            <text:p/>
          </table:table-cell>
        </table:table-row>
        <table:table-row table:style-name="ro3">
          <table:table-cell/>
          <table:table-cell office:value-type="float" office:value="773">
            <text:p>773</text:p>
          </table:table-cell>
          <table:table-cell office:value-type="string">
            <text:p>2.91329833783811143e+00</text:p>
          </table:table-cell>
          <table:table-cell office:value-type="float" office:value="413">
            <text:p>413</text:p>
          </table:table-cell>
          <table:table-cell office:value-type="float" office:value="0.00000000020603">
            <text:p>2.06E-010</text:p>
          </table:table-cell>
          <table:table-cell office:value-type="float" office:value="0.00000000094843">
            <text:p>9.48E-010</text:p>
          </table:table-cell>
          <table:table-cell/>
          <table:table-cell office:value-type="float" office:value="425">
            <text:p>425</text:p>
          </table:table-cell>
          <table:table-cell office:value-type="float" office:value="0.000000000024232">
            <text:p>2.42E-011</text:p>
          </table:table-cell>
          <table:table-cell office:value-type="float" office:value="0.000000001254">
            <text:p>1.25E-009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00012485">
            <text:p>1.25E-014</text:p>
          </table:table-cell>
          <table:table-cell office:value-type="float" office:value="0.0000000012831">
            <text:p>1.28E-009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00012485">
            <text:p>1.25E-014</text:p>
          </table:table-cell>
          <table:table-cell office:value-type="float" office:value="0.0000000012831">
            <text:p>1.28E-009</text:p>
          </table:table-cell>
          <table:table-cell table:formula="of:=IF([.P775] &lt; [.L775];&quot;BETTER&quot;;IF([.P775]-2 &gt; [.L775]; &quot;WORSE&quot;;&quot;&quot;))">
            <text:p/>
          </table:table-cell>
          <table:table-cell table:formula="of:=IF([.R775] &lt; [.N775];&quot;BETTER&quot;;IF([.R775] &gt;[.N775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0.000000000000013028">
            <text:p>1.30E-014</text:p>
          </table:table-cell>
          <table:table-cell office:value-type="float" office:value="0.0000000012831">
            <text:p>1.28E-009</text:p>
          </table:table-cell>
          <table:table-cell table:formula="of:=IF([.U775] &lt; [.P775];&quot;BETTER&quot;;IF([.U775]-2 &gt; [.P775]; &quot;WORSE&quot;;&quot;&quot;))">
            <text:p/>
          </table:table-cell>
          <table:table-cell table:formula="of:=IF([.W775] &lt; [.R775];&quot;BETTER&quot;;IF([.W775] &gt;[.R775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0.000000000000041773">
            <text:p>4.18E-014</text:p>
          </table:table-cell>
          <table:table-cell office:value-type="float" office:value="0.0000000012831">
            <text:p>1.28E-009</text:p>
          </table:table-cell>
          <table:table-cell table:formula="of:=IF([.Z775] &lt; [.U775];&quot;BETTER&quot;;IF([.Z775]-2 &gt; [.U775]; &quot;WORSE&quot;;&quot;&quot;))">
            <text:p/>
          </table:table-cell>
          <table:table-cell table:formula="of:=IF([.AB775] &lt; [.W775];&quot;BETTER&quot;;IF([.AB775] &gt;[.W775]*1.1;&quot;WORSE&quot;;&quot;&quot;))">
            <text:p/>
          </table:table-cell>
        </table:table-row>
        <table:table-row table:style-name="ro3">
          <table:table-cell/>
          <table:table-cell office:value-type="float" office:value="774">
            <text:p>774</text:p>
          </table:table-cell>
          <table:table-cell office:value-type="string">
            <text:p>2.99606643278750918e-06</text:p>
          </table:table-cell>
          <table:table-cell office:value-type="float" office:value="234">
            <text:p>234</text:p>
          </table:table-cell>
          <table:table-cell office:value-type="float" office:value="0.00000000007385">
            <text:p>7.39E-011</text:p>
          </table:table-cell>
          <table:table-cell office:value-type="float" office:value="0.0000034066">
            <text:p>3.41E-006</text:p>
          </table:table-cell>
          <table:table-cell/>
          <table:table-cell office:value-type="float" office:value="236">
            <text:p>236</text:p>
          </table:table-cell>
          <table:table-cell office:value-type="float" office:value="0.000000000013958">
            <text:p>1.40E-011</text:p>
          </table:table-cell>
          <table:table-cell office:value-type="float" office:value="0.0000034067">
            <text:p>3.41E-006</text:p>
          </table:table-cell>
          <table:table-cell/>
          <table:table-cell office:value-type="float" office:value="586">
            <text:p>586</text:p>
          </table:table-cell>
          <table:table-cell office:value-type="float" office:value="2.1984E-017">
            <text:p>2.20E-017</text:p>
          </table:table-cell>
          <table:table-cell office:value-type="float" office:value="0.0000034066">
            <text:p>3.41E-006</text:p>
          </table:table-cell>
          <table:table-cell/>
          <table:table-cell office:value-type="float" office:value="586">
            <text:p>586</text:p>
          </table:table-cell>
          <table:table-cell office:value-type="float" office:value="2.1984E-017">
            <text:p>2.20E-017</text:p>
          </table:table-cell>
          <table:table-cell office:value-type="float" office:value="0.0000034066">
            <text:p>3.41E-006</text:p>
          </table:table-cell>
          <table:table-cell table:formula="of:=IF([.P776] &lt; [.L776];&quot;BETTER&quot;;IF([.P776]-2 &gt; [.L776]; &quot;WORSE&quot;;&quot;&quot;))">
            <text:p/>
          </table:table-cell>
          <table:table-cell table:formula="of:=IF([.R776] &lt; [.N776];&quot;BETTER&quot;;IF([.R776] &gt;[.N776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3.0615E-017">
            <text:p>3.06E-017</text:p>
          </table:table-cell>
          <table:table-cell office:value-type="float" office:value="0.0000034066">
            <text:p>3.41E-006</text:p>
          </table:table-cell>
          <table:table-cell table:formula="of:=IF([.U776] &lt; [.P776];&quot;BETTER&quot;;IF([.U776]-2 &gt; [.P776]; &quot;WORSE&quot;;&quot;&quot;))">
            <text:p/>
          </table:table-cell>
          <table:table-cell table:formula="of:=IF([.W776] &lt; [.R776];&quot;BETTER&quot;;IF([.W776] &gt;[.R776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00020756">
            <text:p>2.08E-014</text:p>
          </table:table-cell>
          <table:table-cell office:value-type="float" office:value="0.0000034066">
            <text:p>3.41E-006</text:p>
          </table:table-cell>
          <table:table-cell table:formula="of:=IF([.Z776] &lt; [.U776];&quot;BETTER&quot;;IF([.Z776]-2 &gt; [.U776]; &quot;WORSE&quot;;&quot;&quot;))">
            <text:p/>
          </table:table-cell>
          <table:table-cell table:formula="of:=IF([.AB776] &lt; [.W776];&quot;BETTER&quot;;IF([.AB776] &gt;[.W776]*1.1;&quot;WORSE&quot;;&quot;&quot;))">
            <text:p/>
          </table:table-cell>
        </table:table-row>
        <table:table-row table:style-name="ro3">
          <table:table-cell/>
          <table:table-cell office:value-type="float" office:value="775">
            <text:p>775</text:p>
          </table:table-cell>
          <table:table-cell office:value-type="string">
            <text:p>3.14159265359062756e+00</text:p>
          </table:table-cell>
          <table:table-cell office:value-type="float" office:value="230">
            <text:p>230</text:p>
          </table:table-cell>
          <table:table-cell office:value-type="float" office:value="0.000000000039706">
            <text:p>3.97E-011</text:p>
          </table:table-cell>
          <table:table-cell office:value-type="float" office:value="0.00000000004345">
            <text:p>4.35E-011</text:p>
          </table:table-cell>
          <table:table-cell/>
          <table:table-cell office:value-type="float" office:value="232">
            <text:p>232</text:p>
          </table:table-cell>
          <table:table-cell office:value-type="float" office:value="0.0000000000045426">
            <text:p>4.54E-012</text:p>
          </table:table-cell>
          <table:table-cell office:value-type="float" office:value="0.0000000000082867">
            <text:p>8.29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40179">
            <text:p>4.02E-011</text:p>
          </table:table-cell>
          <table:table-cell office:value-type="float" office:value="0.0000000000029834">
            <text:p>2.98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40179">
            <text:p>4.02E-011</text:p>
          </table:table-cell>
          <table:table-cell office:value-type="float" office:value="0.0000000000029834">
            <text:p>2.98E-012</text:p>
          </table:table-cell>
          <table:table-cell table:formula="of:=IF([.P777] &lt; [.L777];&quot;BETTER&quot;;IF([.P777]-2 &gt; [.L777]; &quot;WORSE&quot;;&quot;&quot;))">
            <text:p/>
          </table:table-cell>
          <table:table-cell table:formula="of:=IF([.R777] &lt; [.N777];&quot;BETTER&quot;;IF([.R777] &gt;[.N777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40179">
            <text:p>4.02E-011</text:p>
          </table:table-cell>
          <table:table-cell office:value-type="float" office:value="0.0000000000029834">
            <text:p>2.98E-012</text:p>
          </table:table-cell>
          <table:table-cell table:formula="of:=IF([.U777] &lt; [.P777];&quot;BETTER&quot;;IF([.U777]-2 &gt; [.P777]; &quot;WORSE&quot;;&quot;&quot;))">
            <text:p/>
          </table:table-cell>
          <table:table-cell table:formula="of:=IF([.W777] &lt; [.R777];&quot;BETTER&quot;;IF([.W777] &gt;[.R777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40179">
            <text:p>4.02E-011</text:p>
          </table:table-cell>
          <table:table-cell office:value-type="float" office:value="0.0000000000029834">
            <text:p>2.98E-012</text:p>
          </table:table-cell>
          <table:table-cell table:formula="of:=IF([.Z777] &lt; [.U777];&quot;BETTER&quot;;IF([.Z777]-2 &gt; [.U777]; &quot;WORSE&quot;;&quot;&quot;))">
            <text:p/>
          </table:table-cell>
          <table:table-cell table:formula="of:=IF([.AB777] &lt; [.W777];&quot;BETTER&quot;;IF([.AB777] &gt;[.W777]*1.1;&quot;WORSE&quot;;&quot;&quot;))">
            <text:p/>
          </table:table-cell>
        </table:table-row>
        <table:table-row table:style-name="ro3">
          <table:table-cell/>
          <table:table-cell office:value-type="float" office:value="776">
            <text:p>776</text:p>
          </table:table-cell>
          <table:table-cell office:value-type="string">
            <text:p>1.77245382357913828e+00</text:p>
          </table:table-cell>
          <table:table-cell office:value-type="float" office:value="63">
            <text:p>63</text:p>
          </table:table-cell>
          <table:table-cell office:value-type="float" office:value="0.000000001278">
            <text:p>1.28E-009</text:p>
          </table:table-cell>
          <table:table-cell office:value-type="float" office:value="0.000000000012417">
            <text:p>1.24E-011</text:p>
          </table:table-cell>
          <table:table-cell/>
          <table:table-cell office:value-type="float" office:value="127">
            <text:p>127</text:p>
          </table:table-cell>
          <table:table-cell office:value-type="float" office:value="0.000000000000046602">
            <text:p>4.66E-014</text:p>
          </table:table-cell>
          <table:table-cell office:value-type="float" office:value="0.000000000011817">
            <text:p>1.1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1177">
            <text:p>1.1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1177">
            <text:p>1.18E-011</text:p>
          </table:table-cell>
          <table:table-cell table:formula="of:=IF([.P778] &lt; [.L778];&quot;BETTER&quot;;IF([.P778]-2 &gt; [.L778]; &quot;WORSE&quot;;&quot;&quot;))">
            <text:p/>
          </table:table-cell>
          <table:table-cell table:formula="of:=IF([.R778] &lt; [.N778];&quot;BETTER&quot;;IF([.R778] &gt;[.N77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1177">
            <text:p>1.18E-011</text:p>
          </table:table-cell>
          <table:table-cell table:formula="of:=IF([.U778] &lt; [.P778];&quot;BETTER&quot;;IF([.U778]-2 &gt; [.P778]; &quot;WORSE&quot;;&quot;&quot;))">
            <text:p/>
          </table:table-cell>
          <table:table-cell table:formula="of:=IF([.W778] &lt; [.R778];&quot;BETTER&quot;;IF([.W778] &gt;[.R77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6618E-016">
            <text:p>6.66E-016</text:p>
          </table:table-cell>
          <table:table-cell office:value-type="float" office:value="0.00000000001177">
            <text:p>1.18E-011</text:p>
          </table:table-cell>
          <table:table-cell table:formula="of:=IF([.Z778] &lt; [.U778];&quot;BETTER&quot;;IF([.Z778]-2 &gt; [.U778]; &quot;WORSE&quot;;&quot;&quot;))">
            <text:p/>
          </table:table-cell>
          <table:table-cell table:formula="of:=IF([.AB778] &lt; [.W778];&quot;BETTER&quot;;IF([.AB778] &gt;[.W778]*1.1;&quot;WORSE&quot;;&quot;&quot;))">
            <text:p/>
          </table:table-cell>
        </table:table-row>
        <table:table-row table:style-name="ro3">
          <table:table-cell/>
          <table:table-cell office:value-type="float" office:value="777">
            <text:p>777</text:p>
          </table:table-cell>
          <table:table-cell office:value-type="string">
            <text:p>-4.80453013918201055e-01</text:p>
          </table:table-cell>
          <table:table-cell office:value-type="float" office:value="59">
            <text:p>59</text:p>
          </table:table-cell>
          <table:table-cell office:value-type="float" office:value="0.00000000000023616">
            <text:p>2.36E-013</text:p>
          </table:table-cell>
          <table:table-cell office:value-type="float" office:value="0.000000000037874">
            <text:p>3.79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23616">
            <text:p>2.36E-013</text:p>
          </table:table-cell>
          <table:table-cell office:value-type="float" office:value="0.000000000037874">
            <text:p>3.7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3021">
            <text:p>2.30E-012</text:p>
          </table:table-cell>
          <table:table-cell office:value-type="float" office:value="0.000000000037883">
            <text:p>3.7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3021">
            <text:p>2.30E-012</text:p>
          </table:table-cell>
          <table:table-cell office:value-type="float" office:value="0.000000000037883">
            <text:p>3.79E-011</text:p>
          </table:table-cell>
          <table:table-cell table:formula="of:=IF([.P779] &lt; [.L779];&quot;BETTER&quot;;IF([.P779]-2 &gt; [.L779]; &quot;WORSE&quot;;&quot;&quot;))">
            <text:p/>
          </table:table-cell>
          <table:table-cell table:formula="of:=IF([.R779] &lt; [.N779];&quot;BETTER&quot;;IF([.R779] &gt;[.N77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3021">
            <text:p>2.30E-012</text:p>
          </table:table-cell>
          <table:table-cell office:value-type="float" office:value="0.000000000037883">
            <text:p>3.79E-011</text:p>
          </table:table-cell>
          <table:table-cell table:formula="of:=IF([.U779] &lt; [.P779];&quot;BETTER&quot;;IF([.U779]-2 &gt; [.P779]; &quot;WORSE&quot;;&quot;&quot;))">
            <text:p/>
          </table:table-cell>
          <table:table-cell table:formula="of:=IF([.W779] &lt; [.R779];&quot;BETTER&quot;;IF([.W779] &gt;[.R77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5016">
            <text:p>2.50E-012</text:p>
          </table:table-cell>
          <table:table-cell office:value-type="float" office:value="0.000000000037883">
            <text:p>3.79E-011</text:p>
          </table:table-cell>
          <table:table-cell table:formula="of:=IF([.Z779] &lt; [.U779];&quot;BETTER&quot;;IF([.Z779]-2 &gt; [.U779]; &quot;WORSE&quot;;&quot;&quot;))">
            <text:p/>
          </table:table-cell>
          <table:table-cell table:formula="of:=IF([.AB779] &lt; [.W779];&quot;BETTER&quot;;IF([.AB779] &gt;[.W779]*1.1;&quot;WORSE&quot;;&quot;&quot;))">
            <text:p/>
          </table:table-cell>
        </table:table-row>
        <table:table-row table:style-name="ro3">
          <table:table-cell/>
          <table:table-cell office:value-type="float" office:value="778">
            <text:p>778</text:p>
          </table:table-cell>
          <table:table-cell office:value-type="string">
            <text:p>EXCEPTION!!</text:p>
          </table:table-cell>
          <table:table-cell office:value-type="float" office:value="208">
            <text:p>208</text:p>
          </table:table-cell>
          <table:table-cell office:value-type="float" office:value="0.000000000048617">
            <text:p>4.86E-011</text:p>
          </table:table-cell>
          <table:table-cell office:value-type="float" office:value="0.000000000038844">
            <text:p>3.88E-011</text:p>
          </table:table-cell>
          <table:table-cell/>
          <table:table-cell office:value-type="float" office:value="212">
            <text:p>212</text:p>
          </table:table-cell>
          <table:table-cell office:value-type="float" office:value="0.0000000000099957">
            <text:p>1.00E-011</text:p>
          </table:table-cell>
          <table:table-cell office:value-type="float" office:value="0.000000000000084154">
            <text:p>8.42E-014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780] &lt; [.L780];&quot;BETTER&quot;;IF([.P780]-2 &gt; [.L780]; &quot;WORSE&quot;;&quot;&quot;))">
            <text:p/>
          </table:table-cell>
          <table:table-cell table:formula="of:=IF([.R780] &lt; [.N780];&quot;BETTER&quot;;IF([.R780] &gt;[.N780]*1.1;&quot;WORSE&quot;;&quot;&quot;))">
            <text:p/>
          </table:table-cell>
          <table:table-cell office:value-type="float" office:value="265">
            <text:p>265</text:p>
          </table:table-cell>
          <table:table-cell office:value-type="float" office:value="0.0000000006669">
            <text:p>6.67E-010</text:p>
          </table:table-cell>
          <table:table-cell office:value-type="float" office:value="0.000000000012367">
            <text:p>1.24E-011</text:p>
          </table:table-cell>
          <table:table-cell table:formula="of:=IF([.U780] &lt; [.P780];&quot;BETTER&quot;;IF([.U780]-2 &gt; [.P780]; &quot;WORSE&quot;;&quot;&quot;))" office:value-type="string" office:string-value="BETTER">
            <text:p>BETTER</text:p>
          </table:table-cell>
          <table:table-cell table:formula="of:=IF([.W780] &lt; [.R780];&quot;BETTER&quot;;IF([.W780] &gt;[.R780]*1.1;&quot;WORSE&quot;;&quot;&quot;))" office:value-type="string" office:string-value="BETTER">
            <text:p>BETTER</text:p>
          </table:table-cell>
          <table:table-cell office:value-type="float" office:value="265">
            <text:p>265</text:p>
          </table:table-cell>
          <table:table-cell office:value-type="float" office:value="0.00000000066693">
            <text:p>6.67E-010</text:p>
          </table:table-cell>
          <table:table-cell office:value-type="float" office:value="0.000000000012367">
            <text:p>1.24E-011</text:p>
          </table:table-cell>
          <table:table-cell table:formula="of:=IF([.Z780] &lt; [.U780];&quot;BETTER&quot;;IF([.Z780]-2 &gt; [.U780]; &quot;WORSE&quot;;&quot;&quot;))">
            <text:p/>
          </table:table-cell>
          <table:table-cell table:formula="of:=IF([.AB780] &lt; [.W780];&quot;BETTER&quot;;IF([.AB780] &gt;[.W780]*1.1;&quot;WORSE&quot;;&quot;&quot;))">
            <text:p/>
          </table:table-cell>
        </table:table-row>
        <table:table-row table:style-name="ro3">
          <table:table-cell/>
          <table:table-cell office:value-type="float" office:value="779">
            <text:p>779</text:p>
          </table:table-cell>
          <table:table-cell office:value-type="string">
            <text:p>1.77777777777777790e+00</text:p>
          </table:table-cell>
          <table:table-cell office:value-type="float" office:value="61">
            <text:p>61</text:p>
          </table:table-cell>
          <table:table-cell office:value-type="float" office:value="0.000000000000027353">
            <text:p>2.74E-014</text:p>
          </table:table-cell>
          <table:table-cell office:value-type="float" office:value="0.000000000012533">
            <text:p>1.25E-011</text:p>
          </table:table-cell>
          <table:table-cell/>
          <table:table-cell office:value-type="float" office:value="62">
            <text:p>62</text:p>
          </table:table-cell>
          <table:table-cell office:value-type="float" office:value="6.245E-015">
            <text:p>6.25E-015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P781] &lt; [.L781];&quot;BETTER&quot;;IF([.P781]-2 &gt; [.L781]; &quot;WORSE&quot;;&quot;&quot;))">
            <text:p/>
          </table:table-cell>
          <table:table-cell table:formula="of:=IF([.R781] &lt; [.N781];&quot;BETTER&quot;;IF([.R781] &gt;[.N78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U781] &lt; [.P781];&quot;BETTER&quot;;IF([.U781]-2 &gt; [.P781]; &quot;WORSE&quot;;&quot;&quot;))">
            <text:p/>
          </table:table-cell>
          <table:table-cell table:formula="of:=IF([.W781] &lt; [.R781];&quot;BETTER&quot;;IF([.W781] &gt;[.R78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Z781] &lt; [.U781];&quot;BETTER&quot;;IF([.Z781]-2 &gt; [.U781]; &quot;WORSE&quot;;&quot;&quot;))">
            <text:p/>
          </table:table-cell>
          <table:table-cell table:formula="of:=IF([.AB781] &lt; [.W781];&quot;BETTER&quot;;IF([.AB781] &gt;[.W781]*1.1;&quot;WORSE&quot;;&quot;&quot;))">
            <text:p/>
          </table:table-cell>
        </table:table-row>
        <table:table-row table:style-name="ro3">
          <table:table-cell/>
          <table:table-cell office:value-type="float" office:value="780">
            <text:p>780</text:p>
          </table:table-cell>
          <table:table-cell office:value-type="string">
            <text:p>1.49364826562485398e+00</text:p>
          </table:table-cell>
          <table:table-cell office:value-type="float" office:value="58">
            <text:p>58</text:p>
          </table:table-cell>
          <table:table-cell office:value-type="float" office:value="5.7977E-015">
            <text:p>5.80E-015</text:p>
          </table:table-cell>
          <table:table-cell office:value-type="float" office:value="0.000000000016639">
            <text:p>1.66E-011</text:p>
          </table:table-cell>
          <table:table-cell/>
          <table:table-cell office:value-type="float" office:value="59">
            <text:p>59</text:p>
          </table:table-cell>
          <table:table-cell office:value-type="float" office:value="5.7977E-015">
            <text:p>5.80E-015</text:p>
          </table:table-cell>
          <table:table-cell office:value-type="float" office:value="0.000000000016639">
            <text:p>1.6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54956">
            <text:p>5.50E-010</text:p>
          </table:table-cell>
          <table:table-cell office:value-type="float" office:value="0.00000000001664">
            <text:p>1.6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54956">
            <text:p>5.50E-010</text:p>
          </table:table-cell>
          <table:table-cell office:value-type="float" office:value="0.00000000001664">
            <text:p>1.66E-011</text:p>
          </table:table-cell>
          <table:table-cell table:formula="of:=IF([.P782] &lt; [.L782];&quot;BETTER&quot;;IF([.P782]-2 &gt; [.L782]; &quot;WORSE&quot;;&quot;&quot;))">
            <text:p/>
          </table:table-cell>
          <table:table-cell table:formula="of:=IF([.R782] &lt; [.N782];&quot;BETTER&quot;;IF([.R782] &gt;[.N78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54956">
            <text:p>5.50E-010</text:p>
          </table:table-cell>
          <table:table-cell office:value-type="float" office:value="0.00000000001664">
            <text:p>1.66E-011</text:p>
          </table:table-cell>
          <table:table-cell table:formula="of:=IF([.U782] &lt; [.P782];&quot;BETTER&quot;;IF([.U782]-2 &gt; [.P782]; &quot;WORSE&quot;;&quot;&quot;))">
            <text:p/>
          </table:table-cell>
          <table:table-cell table:formula="of:=IF([.W782] &lt; [.R782];&quot;BETTER&quot;;IF([.W782] &gt;[.R78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54957">
            <text:p>5.50E-010</text:p>
          </table:table-cell>
          <table:table-cell office:value-type="float" office:value="0.00000000001664">
            <text:p>1.66E-011</text:p>
          </table:table-cell>
          <table:table-cell table:formula="of:=IF([.Z782] &lt; [.U782];&quot;BETTER&quot;;IF([.Z782]-2 &gt; [.U782]; &quot;WORSE&quot;;&quot;&quot;))">
            <text:p/>
          </table:table-cell>
          <table:table-cell table:formula="of:=IF([.AB782] &lt; [.W782];&quot;BETTER&quot;;IF([.AB782] &gt;[.W782]*1.1;&quot;WORSE&quot;;&quot;&quot;))">
            <text:p/>
          </table:table-cell>
        </table:table-row>
        <table:table-row table:style-name="ro3">
          <table:table-cell/>
          <table:table-cell office:value-type="float" office:value="781">
            <text:p>781</text:p>
          </table:table-cell>
          <table:table-cell office:value-type="string">
            <text:p>4.11233516712056435e-01</text:p>
          </table:table-cell>
          <table:table-cell office:value-type="float" office:value="58">
            <text:p>58</text:p>
          </table:table-cell>
          <table:table-cell office:value-type="float" office:value="8.9091E-015">
            <text:p>8.91E-015</text:p>
          </table:table-cell>
          <table:table-cell office:value-type="float" office:value="0.000000000029318">
            <text:p>2.93E-011</text:p>
          </table:table-cell>
          <table:table-cell/>
          <table:table-cell office:value-type="float" office:value="59">
            <text:p>59</text:p>
          </table:table-cell>
          <table:table-cell office:value-type="float" office:value="8.9091E-015">
            <text:p>8.91E-015</text:p>
          </table:table-cell>
          <table:table-cell office:value-type="float" office:value="0.000000000029318">
            <text:p>2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29318">
            <text:p>2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29318">
            <text:p>2.93E-011</text:p>
          </table:table-cell>
          <table:table-cell table:formula="of:=IF([.P783] &lt; [.L783];&quot;BETTER&quot;;IF([.P783]-2 &gt; [.L783]; &quot;WORSE&quot;;&quot;&quot;))">
            <text:p/>
          </table:table-cell>
          <table:table-cell table:formula="of:=IF([.R783] &lt; [.N783];&quot;BETTER&quot;;IF([.R783] &gt;[.N78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6653E-016">
            <text:p>1.67E-016</text:p>
          </table:table-cell>
          <table:table-cell office:value-type="float" office:value="0.000000000029318">
            <text:p>2.93E-011</text:p>
          </table:table-cell>
          <table:table-cell table:formula="of:=IF([.U783] &lt; [.P783];&quot;BETTER&quot;;IF([.U783]-2 &gt; [.P783]; &quot;WORSE&quot;;&quot;&quot;))">
            <text:p/>
          </table:table-cell>
          <table:table-cell table:formula="of:=IF([.W783] &lt; [.R783];&quot;BETTER&quot;;IF([.W783] &gt;[.R78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6533">
            <text:p>6.53E-014</text:p>
          </table:table-cell>
          <table:table-cell office:value-type="float" office:value="0.000000000029318">
            <text:p>2.93E-011</text:p>
          </table:table-cell>
          <table:table-cell table:formula="of:=IF([.Z783] &lt; [.U783];&quot;BETTER&quot;;IF([.Z783]-2 &gt; [.U783]; &quot;WORSE&quot;;&quot;&quot;))">
            <text:p/>
          </table:table-cell>
          <table:table-cell table:formula="of:=IF([.AB783] &lt; [.W783];&quot;BETTER&quot;;IF([.AB783] &gt;[.W783]*1.1;&quot;WORSE&quot;;&quot;&quot;))">
            <text:p/>
          </table:table-cell>
        </table:table-row>
        <table:table-row table:style-name="ro3">
          <table:table-cell/>
          <table:table-cell office:value-type="float" office:value="782">
            <text:p>782</text:p>
          </table:table-cell>
          <table:table-cell office:value-type="string">
            <text:p>1.11146256653717028e+01</text:p>
          </table:table-cell>
          <table:table-cell office:value-type="float" office:value="229">
            <text:p>229</text:p>
          </table:table-cell>
          <table:table-cell office:value-type="float" office:value="0.000000000012441">
            <text:p>1.24E-011</text:p>
          </table:table-cell>
          <table:table-cell office:value-type="float" office:value="0.000000000018834">
            <text:p>1.88E-011</text:p>
          </table:table-cell>
          <table:table-cell/>
          <table:table-cell office:value-type="float" office:value="231">
            <text:p>231</text:p>
          </table:table-cell>
          <table:table-cell office:value-type="float" office:value="0.0000000000019226">
            <text:p>1.92E-012</text:p>
          </table:table-cell>
          <table:table-cell office:value-type="float" office:value="0.0000000000044712">
            <text:p>4.47E-012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00062085">
            <text:p>6.21E-011</text:p>
          </table:table-cell>
          <table:table-cell office:value-type="float" office:value="0.000000000002546">
            <text:p>2.55E-012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00062085">
            <text:p>6.21E-011</text:p>
          </table:table-cell>
          <table:table-cell office:value-type="float" office:value="0.000000000002546">
            <text:p>2.55E-012</text:p>
          </table:table-cell>
          <table:table-cell table:formula="of:=IF([.P784] &lt; [.L784];&quot;BETTER&quot;;IF([.P784]-2 &gt; [.L784]; &quot;WORSE&quot;;&quot;&quot;))">
            <text:p/>
          </table:table-cell>
          <table:table-cell table:formula="of:=IF([.R784] &lt; [.N784];&quot;BETTER&quot;;IF([.R784] &gt;[.N784]*1.1;&quot;WORSE&quot;;&quot;&quot;))">
            <text:p/>
          </table:table-cell>
          <table:table-cell office:value-type="float" office:value="210">
            <text:p>210</text:p>
          </table:table-cell>
          <table:table-cell office:value-type="float" office:value="0.000000000062085">
            <text:p>6.21E-011</text:p>
          </table:table-cell>
          <table:table-cell office:value-type="float" office:value="0.0000000000025458">
            <text:p>2.55E-012</text:p>
          </table:table-cell>
          <table:table-cell table:formula="of:=IF([.U784] &lt; [.P784];&quot;BETTER&quot;;IF([.U784]-2 &gt; [.P784]; &quot;WORSE&quot;;&quot;&quot;))">
            <text:p/>
          </table:table-cell>
          <table:table-cell table:formula="of:=IF([.W784] &lt; [.R784];&quot;BETTER&quot;;IF([.W784] &gt;[.R784]*1.1;&quot;WORSE&quot;;&quot;&quot;))" office:value-type="string" office:string-value="BETTER">
            <text:p>BETTER</text:p>
          </table:table-cell>
          <table:table-cell office:value-type="float" office:value="210">
            <text:p>210</text:p>
          </table:table-cell>
          <table:table-cell office:value-type="float" office:value="0.000000000062111">
            <text:p>6.21E-011</text:p>
          </table:table-cell>
          <table:table-cell office:value-type="float" office:value="0.0000000000025458">
            <text:p>2.55E-012</text:p>
          </table:table-cell>
          <table:table-cell table:formula="of:=IF([.Z784] &lt; [.U784];&quot;BETTER&quot;;IF([.Z784]-2 &gt; [.U784]; &quot;WORSE&quot;;&quot;&quot;))">
            <text:p/>
          </table:table-cell>
          <table:table-cell table:formula="of:=IF([.AB784] &lt; [.W784];&quot;BETTER&quot;;IF([.AB784] &gt;[.W784]*1.1;&quot;WORSE&quot;;&quot;&quot;))">
            <text:p/>
          </table:table-cell>
        </table:table-row>
        <table:table-row table:style-name="ro3">
          <table:table-cell/>
          <table:table-cell office:value-type="float" office:value="783">
            <text:p>783</text:p>
          </table:table-cell>
          <table:table-cell office:value-type="string">
            <text:p>4.36083541838644294e+02</text:p>
          </table:table-cell>
          <table:table-cell office:value-type="float" office:value="231">
            <text:p>231</text:p>
          </table:table-cell>
          <table:table-cell office:value-type="float" office:value="0.000000000038723">
            <text:p>3.87E-011</text:p>
          </table:table-cell>
          <table:table-cell office:value-type="float" office:value="0.000000000010652">
            <text:p>1.07E-011</text:p>
          </table:table-cell>
          <table:table-cell/>
          <table:table-cell office:value-type="float" office:value="234">
            <text:p>234</text:p>
          </table:table-cell>
          <table:table-cell office:value-type="float" office:value="0.000000000047847">
            <text:p>4.78E-011</text:p>
          </table:table-cell>
          <table:table-cell office:value-type="float" office:value="0.00000000000094947">
            <text:p>9.49E-013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47023">
            <text:p>4.70E-008</text:p>
          </table:table-cell>
          <table:table-cell office:value-type="float" office:value="0.00000000000010154">
            <text:p>1.02E-013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47023">
            <text:p>4.70E-008</text:p>
          </table:table-cell>
          <table:table-cell office:value-type="float" office:value="0.00000000000010154">
            <text:p>1.02E-013</text:p>
          </table:table-cell>
          <table:table-cell table:formula="of:=IF([.P785] &lt; [.L785];&quot;BETTER&quot;;IF([.P785]-2 &gt; [.L785]; &quot;WORSE&quot;;&quot;&quot;))">
            <text:p/>
          </table:table-cell>
          <table:table-cell table:formula="of:=IF([.R785] &lt; [.N785];&quot;BETTER&quot;;IF([.R785] &gt;[.N785]*1.1;&quot;WORSE&quot;;&quot;&quot;))">
            <text:p/>
          </table:table-cell>
          <table:table-cell office:value-type="float" office:value="210">
            <text:p>210</text:p>
          </table:table-cell>
          <table:table-cell office:value-type="float" office:value="0.000000047023">
            <text:p>4.70E-008</text:p>
          </table:table-cell>
          <table:table-cell office:value-type="float" office:value="0.00000000000010154">
            <text:p>1.02E-013</text:p>
          </table:table-cell>
          <table:table-cell table:formula="of:=IF([.U785] &lt; [.P785];&quot;BETTER&quot;;IF([.U785]-2 &gt; [.P785]; &quot;WORSE&quot;;&quot;&quot;))">
            <text:p/>
          </table:table-cell>
          <table:table-cell table:formula="of:=IF([.W785] &lt; [.R785];&quot;BETTER&quot;;IF([.W785] &gt;[.R785]*1.1;&quot;WORSE&quot;;&quot;&quot;))">
            <text:p/>
          </table:table-cell>
          <table:table-cell office:value-type="float" office:value="210">
            <text:p>210</text:p>
          </table:table-cell>
          <table:table-cell office:value-type="float" office:value="0.000000047026">
            <text:p>4.70E-008</text:p>
          </table:table-cell>
          <table:table-cell office:value-type="float" office:value="0.00000000000010154">
            <text:p>1.02E-013</text:p>
          </table:table-cell>
          <table:table-cell table:formula="of:=IF([.Z785] &lt; [.U785];&quot;BETTER&quot;;IF([.Z785]-2 &gt; [.U785]; &quot;WORSE&quot;;&quot;&quot;))">
            <text:p/>
          </table:table-cell>
          <table:table-cell table:formula="of:=IF([.AB785] &lt; [.W785];&quot;BETTER&quot;;IF([.AB785] &gt;[.W785]*1.1;&quot;WORSE&quot;;&quot;&quot;))">
            <text:p/>
          </table:table-cell>
        </table:table-row>
        <table:table-row table:style-name="ro3">
          <table:table-cell/>
          <table:table-cell office:value-type="float" office:value="784">
            <text:p>784</text:p>
          </table:table-cell>
          <table:table-cell office:value-type="string">
            <text:p>2.91955920668241875e+00</text:p>
          </table:table-cell>
          <table:table-cell office:value-type="float" office:value="223">
            <text:p>223</text:p>
          </table:table-cell>
          <table:table-cell office:value-type="float" office:value="0.00000000009898">
            <text:p>9.90E-011</text:p>
          </table:table-cell>
          <table:table-cell office:value-type="float" office:value="0.0000000001064">
            <text:p>1.06E-010</text:p>
          </table:table-cell>
          <table:table-cell/>
          <table:table-cell office:value-type="float" office:value="229">
            <text:p>229</text:p>
          </table:table-cell>
          <table:table-cell office:value-type="float" office:value="0.000000000001773">
            <text:p>1.77E-012</text:p>
          </table:table-cell>
          <table:table-cell office:value-type="float" office:value="0.0000000000079834">
            <text:p>7.98E-012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000005853">
            <text:p>5.85E-013</text:p>
          </table:table-cell>
          <table:table-cell office:value-type="float" office:value="0.0000000000060218">
            <text:p>6.02E-012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000005853">
            <text:p>5.85E-013</text:p>
          </table:table-cell>
          <table:table-cell office:value-type="float" office:value="0.0000000000060218">
            <text:p>6.02E-012</text:p>
          </table:table-cell>
          <table:table-cell table:formula="of:=IF([.P786] &lt; [.L786];&quot;BETTER&quot;;IF([.P786]-2 &gt; [.L786]; &quot;WORSE&quot;;&quot;&quot;))">
            <text:p/>
          </table:table-cell>
          <table:table-cell table:formula="of:=IF([.R786] &lt; [.N786];&quot;BETTER&quot;;IF([.R786] &gt;[.N786]*1.1;&quot;WORSE&quot;;&quot;&quot;))">
            <text:p/>
          </table:table-cell>
          <table:table-cell office:value-type="float" office:value="210">
            <text:p>210</text:p>
          </table:table-cell>
          <table:table-cell office:value-type="float" office:value="0.0000000000005853">
            <text:p>5.85E-013</text:p>
          </table:table-cell>
          <table:table-cell office:value-type="float" office:value="0.0000000000060218">
            <text:p>6.02E-012</text:p>
          </table:table-cell>
          <table:table-cell table:formula="of:=IF([.U786] &lt; [.P786];&quot;BETTER&quot;;IF([.U786]-2 &gt; [.P786]; &quot;WORSE&quot;;&quot;&quot;))">
            <text:p/>
          </table:table-cell>
          <table:table-cell table:formula="of:=IF([.W786] &lt; [.R786];&quot;BETTER&quot;;IF([.W786] &gt;[.R786]*1.1;&quot;WORSE&quot;;&quot;&quot;))">
            <text:p/>
          </table:table-cell>
          <table:table-cell office:value-type="float" office:value="210">
            <text:p>210</text:p>
          </table:table-cell>
          <table:table-cell office:value-type="float" office:value="0.00000000000059956">
            <text:p>6.00E-013</text:p>
          </table:table-cell>
          <table:table-cell office:value-type="float" office:value="0.0000000000060218">
            <text:p>6.02E-012</text:p>
          </table:table-cell>
          <table:table-cell table:formula="of:=IF([.Z786] &lt; [.U786];&quot;BETTER&quot;;IF([.Z786]-2 &gt; [.U786]; &quot;WORSE&quot;;&quot;&quot;))">
            <text:p/>
          </table:table-cell>
          <table:table-cell table:formula="of:=IF([.AB786] &lt; [.W786];&quot;BETTER&quot;;IF([.AB786] &gt;[.W786]*1.1;&quot;WORSE&quot;;&quot;&quot;))">
            <text:p/>
          </table:table-cell>
        </table:table-row>
        <table:table-row table:style-name="ro3">
          <table:table-cell/>
          <table:table-cell office:value-type="float" office:value="785">
            <text:p>785</text:p>
          </table:table-cell>
          <table:table-cell office:value-type="string">
            <text:p>3.98825195241460539e-01</text:p>
          </table:table-cell>
          <table:table-cell office:value-type="float" office:value="58">
            <text:p>58</text:p>
          </table:table-cell>
          <table:table-cell office:value-type="float" office:value="8.4904E-015">
            <text:p>8.49E-015</text:p>
          </table:table-cell>
          <table:table-cell office:value-type="float" office:value="0.00000000010396">
            <text:p>1.04E-010</text:p>
          </table:table-cell>
          <table:table-cell/>
          <table:table-cell office:value-type="float" office:value="59">
            <text:p>59</text:p>
          </table:table-cell>
          <table:table-cell office:value-type="float" office:value="8.4904E-015">
            <text:p>8.49E-015</text:p>
          </table:table-cell>
          <table:table-cell office:value-type="float" office:value="0.00000000010396">
            <text:p>1.04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1366">
            <text:p>2.14E-013</text:p>
          </table:table-cell>
          <table:table-cell office:value-type="float" office:value="0.00000000010396">
            <text:p>1.04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1366">
            <text:p>2.14E-013</text:p>
          </table:table-cell>
          <table:table-cell office:value-type="float" office:value="0.00000000010396">
            <text:p>1.04E-010</text:p>
          </table:table-cell>
          <table:table-cell table:formula="of:=IF([.P787] &lt; [.L787];&quot;BETTER&quot;;IF([.P787]-2 &gt; [.L787]; &quot;WORSE&quot;;&quot;&quot;))">
            <text:p/>
          </table:table-cell>
          <table:table-cell table:formula="of:=IF([.R787] &lt; [.N787];&quot;BETTER&quot;;IF([.R787] &gt;[.N78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1372">
            <text:p>2.14E-013</text:p>
          </table:table-cell>
          <table:table-cell office:value-type="float" office:value="0.00000000010396">
            <text:p>1.04E-010</text:p>
          </table:table-cell>
          <table:table-cell table:formula="of:=IF([.U787] &lt; [.P787];&quot;BETTER&quot;;IF([.U787]-2 &gt; [.P787]; &quot;WORSE&quot;;&quot;&quot;))">
            <text:p/>
          </table:table-cell>
          <table:table-cell table:formula="of:=IF([.W787] &lt; [.R787];&quot;BETTER&quot;;IF([.W787] &gt;[.R78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1962">
            <text:p>2.20E-013</text:p>
          </table:table-cell>
          <table:table-cell office:value-type="float" office:value="0.00000000010396">
            <text:p>1.04E-010</text:p>
          </table:table-cell>
          <table:table-cell table:formula="of:=IF([.Z787] &lt; [.U787];&quot;BETTER&quot;;IF([.Z787]-2 &gt; [.U787]; &quot;WORSE&quot;;&quot;&quot;))">
            <text:p/>
          </table:table-cell>
          <table:table-cell table:formula="of:=IF([.AB787] &lt; [.W787];&quot;BETTER&quot;;IF([.AB787] &gt;[.W787]*1.1;&quot;WORSE&quot;;&quot;&quot;))">
            <text:p/>
          </table:table-cell>
        </table:table-row>
        <table:table-row table:style-name="ro3">
          <table:table-cell/>
          <table:table-cell office:value-type="float" office:value="786">
            <text:p>786</text:p>
          </table:table-cell>
          <table:table-cell office:value-type="string">
            <text:p>3.84946472770628823e-01</text:p>
          </table:table-cell>
          <table:table-cell office:value-type="float" office:value="58">
            <text:p>58</text:p>
          </table:table-cell>
          <table:table-cell office:value-type="float" office:value="0.000000000026224">
            <text:p>2.62E-011</text:p>
          </table:table-cell>
          <table:table-cell office:value-type="float" office:value="0.000000000076299">
            <text:p>7.6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26224">
            <text:p>2.62E-011</text:p>
          </table:table-cell>
          <table:table-cell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76299">
            <text:p>7.63E-011</text:p>
          </table:table-cell>
          <table:table-cell table:formula="of:=IF([.P788] &lt; [.L788];&quot;BETTER&quot;;IF([.P788]-2 &gt; [.L788]; &quot;WORSE&quot;;&quot;&quot;))">
            <text:p/>
          </table:table-cell>
          <table:table-cell table:formula="of:=IF([.R788] &lt; [.N788];&quot;BETTER&quot;;IF([.R788] &gt;[.N78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76299">
            <text:p>7.63E-011</text:p>
          </table:table-cell>
          <table:table-cell table:formula="of:=IF([.U788] &lt; [.P788];&quot;BETTER&quot;;IF([.U788]-2 &gt; [.P788]; &quot;WORSE&quot;;&quot;&quot;))">
            <text:p/>
          </table:table-cell>
          <table:table-cell table:formula="of:=IF([.W788] &lt; [.R788];&quot;BETTER&quot;;IF([.W788] &gt;[.R78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82011">
            <text:p>8.20E-014</text:p>
          </table:table-cell>
          <table:table-cell office:value-type="float" office:value="0.000000000076299">
            <text:p>7.63E-011</text:p>
          </table:table-cell>
          <table:table-cell table:formula="of:=IF([.Z788] &lt; [.U788];&quot;BETTER&quot;;IF([.Z788]-2 &gt; [.U788]; &quot;WORSE&quot;;&quot;&quot;))">
            <text:p/>
          </table:table-cell>
          <table:table-cell table:formula="of:=IF([.AB788] &lt; [.W788];&quot;BETTER&quot;;IF([.AB788] &gt;[.W788]*1.1;&quot;WORSE&quot;;&quot;&quot;))">
            <text:p/>
          </table:table-cell>
        </table:table-row>
        <table:table-row table:style-name="ro3">
          <table:table-cell/>
          <table:table-cell office:value-type="float" office:value="787">
            <text:p>787</text:p>
          </table:table-cell>
          <table:table-cell office:value-type="string">
            <text:p>2.10657251225806974e-01</text:p>
          </table:table-cell>
          <table:table-cell office:value-type="float" office:value="58">
            <text:p>58</text:p>
          </table:table-cell>
          <table:table-cell office:value-type="float" office:value="0.000000000000052308">
            <text:p>5.23E-014</text:p>
          </table:table-cell>
          <table:table-cell office:value-type="float" office:value="0.00000000012251">
            <text:p>1.23E-01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52308">
            <text:p>5.23E-014</text:p>
          </table:table-cell>
          <table:table-cell office:value-type="float" office:value="0.00000000012251">
            <text:p>1.23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202">
            <text:p>1.20E-011</text:p>
          </table:table-cell>
          <table:table-cell office:value-type="float" office:value="0.00000000012251">
            <text:p>1.23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202">
            <text:p>1.20E-011</text:p>
          </table:table-cell>
          <table:table-cell office:value-type="float" office:value="0.00000000012251">
            <text:p>1.23E-010</text:p>
          </table:table-cell>
          <table:table-cell table:formula="of:=IF([.P789] &lt; [.L789];&quot;BETTER&quot;;IF([.P789]-2 &gt; [.L789]; &quot;WORSE&quot;;&quot;&quot;))">
            <text:p/>
          </table:table-cell>
          <table:table-cell table:formula="of:=IF([.R789] &lt; [.N789];&quot;BETTER&quot;;IF([.R789] &gt;[.N78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202">
            <text:p>1.20E-011</text:p>
          </table:table-cell>
          <table:table-cell office:value-type="float" office:value="0.00000000012251">
            <text:p>1.23E-010</text:p>
          </table:table-cell>
          <table:table-cell table:formula="of:=IF([.U789] &lt; [.P789];&quot;BETTER&quot;;IF([.U789]-2 &gt; [.P789]; &quot;WORSE&quot;;&quot;&quot;))">
            <text:p/>
          </table:table-cell>
          <table:table-cell table:formula="of:=IF([.W789] &lt; [.R789];&quot;BETTER&quot;;IF([.W789] &gt;[.R78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2029">
            <text:p>1.20E-011</text:p>
          </table:table-cell>
          <table:table-cell office:value-type="float" office:value="0.00000000012251">
            <text:p>1.23E-010</text:p>
          </table:table-cell>
          <table:table-cell table:formula="of:=IF([.Z789] &lt; [.U789];&quot;BETTER&quot;;IF([.Z789]-2 &gt; [.U789]; &quot;WORSE&quot;;&quot;&quot;))">
            <text:p/>
          </table:table-cell>
          <table:table-cell table:formula="of:=IF([.AB789] &lt; [.W789];&quot;BETTER&quot;;IF([.AB789] &gt;[.W789]*1.1;&quot;WORSE&quot;;&quot;&quot;))">
            <text:p/>
          </table:table-cell>
        </table:table-row>
        <table:table-row table:style-name="ro3">
          <table:table-cell/>
          <table:table-cell office:value-type="float" office:value="788">
            <text:p>788</text:p>
          </table:table-cell>
          <table:table-cell office:value-type="string">
            <text:p>1.90523869048267658e+00</text:p>
          </table:table-cell>
          <table:table-cell office:value-type="float" office:value="56">
            <text:p>56</text:p>
          </table:table-cell>
          <table:table-cell office:value-type="float" office:value="0.00000000000048019">
            <text:p>4.80E-013</text:p>
          </table:table-cell>
          <table:table-cell office:value-type="float" office:value="0.0000000000097272">
            <text:p>9.73E-012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000015414">
            <text:p>1.54E-013</text:p>
          </table:table-cell>
          <table:table-cell office:value-type="float" office:value="0.000000000009093">
            <text:p>9.0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090925">
            <text:p>9.0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090925">
            <text:p>9.09E-012</text:p>
          </table:table-cell>
          <table:table-cell table:formula="of:=IF([.P790] &lt; [.L790];&quot;BETTER&quot;;IF([.P790]-2 &gt; [.L790]; &quot;WORSE&quot;;&quot;&quot;))">
            <text:p/>
          </table:table-cell>
          <table:table-cell table:formula="of:=IF([.R790] &lt; [.N790];&quot;BETTER&quot;;IF([.R790] &gt;[.N79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090925">
            <text:p>9.09E-012</text:p>
          </table:table-cell>
          <table:table-cell table:formula="of:=IF([.U790] &lt; [.P790];&quot;BETTER&quot;;IF([.U790]-2 &gt; [.P790]; &quot;WORSE&quot;;&quot;&quot;))">
            <text:p/>
          </table:table-cell>
          <table:table-cell table:formula="of:=IF([.W790] &lt; [.R790];&quot;BETTER&quot;;IF([.W790] &gt;[.R79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090925">
            <text:p>9.09E-012</text:p>
          </table:table-cell>
          <table:table-cell table:formula="of:=IF([.Z790] &lt; [.U790];&quot;BETTER&quot;;IF([.Z790]-2 &gt; [.U790]; &quot;WORSE&quot;;&quot;&quot;))">
            <text:p/>
          </table:table-cell>
          <table:table-cell table:formula="of:=IF([.AB790] &lt; [.W790];&quot;BETTER&quot;;IF([.AB790] &gt;[.W790]*1.1;&quot;WORSE&quot;;&quot;&quot;))">
            <text:p/>
          </table:table-cell>
        </table:table-row>
        <table:table-row table:style-name="ro3">
          <table:table-cell/>
          <table:table-cell office:value-type="float" office:value="789">
            <text:p>789</text:p>
          </table:table-cell>
          <table:table-cell office:value-type="string">
            <text:p>5.14041895890070766e-01</text:p>
          </table:table-cell>
          <table:table-cell office:value-type="float" office:value="58">
            <text:p>58</text:p>
          </table:table-cell>
          <table:table-cell office:value-type="float" office:value="0.000000000000033261">
            <text:p>3.33E-014</text:p>
          </table:table-cell>
          <table:table-cell office:value-type="float" office:value="0.000000000019317">
            <text:p>1.9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33261">
            <text:p>3.33E-014</text:p>
          </table:table-cell>
          <table:table-cell office:value-type="float" office:value="0.000000000019317">
            <text:p>1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9316">
            <text:p>1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9316">
            <text:p>1.93E-011</text:p>
          </table:table-cell>
          <table:table-cell table:formula="of:=IF([.P791] &lt; [.L791];&quot;BETTER&quot;;IF([.P791]-2 &gt; [.L791]; &quot;WORSE&quot;;&quot;&quot;))">
            <text:p/>
          </table:table-cell>
          <table:table-cell table:formula="of:=IF([.R791] &lt; [.N791];&quot;BETTER&quot;;IF([.R791] &gt;[.N79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9316">
            <text:p>1.93E-011</text:p>
          </table:table-cell>
          <table:table-cell table:formula="of:=IF([.U791] &lt; [.P791];&quot;BETTER&quot;;IF([.U791]-2 &gt; [.P791]; &quot;WORSE&quot;;&quot;&quot;))">
            <text:p/>
          </table:table-cell>
          <table:table-cell table:formula="of:=IF([.W791] &lt; [.R791];&quot;BETTER&quot;;IF([.W791] &gt;[.R79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28419">
            <text:p>2.84E-014</text:p>
          </table:table-cell>
          <table:table-cell office:value-type="float" office:value="0.000000000019316">
            <text:p>1.93E-011</text:p>
          </table:table-cell>
          <table:table-cell table:formula="of:=IF([.Z791] &lt; [.U791];&quot;BETTER&quot;;IF([.Z791]-2 &gt; [.U791]; &quot;WORSE&quot;;&quot;&quot;))">
            <text:p/>
          </table:table-cell>
          <table:table-cell table:formula="of:=IF([.AB791] &lt; [.W791];&quot;BETTER&quot;;IF([.AB791] &gt;[.W791]*1.1;&quot;WORSE&quot;;&quot;&quot;))">
            <text:p/>
          </table:table-cell>
        </table:table-row>
        <table:table-row table:style-name="ro3">
          <table:table-cell/>
          <table:table-cell office:value-type="float" office:value="790">
            <text:p>790</text:p>
          </table:table-cell>
          <table:table-cell office:value-type="string">
            <text:p>-4.44444444444444420e-01</text:p>
          </table:table-cell>
          <table:table-cell office:value-type="float" office:value="53">
            <text:p>53</text:p>
          </table:table-cell>
          <table:table-cell office:value-type="float" office:value="0.00000000000024206">
            <text:p>2.42E-013</text:p>
          </table:table-cell>
          <table:table-cell office:value-type="float" office:value="0.000000000099768">
            <text:p>9.98E-011</text:p>
          </table:table-cell>
          <table:table-cell/>
          <table:table-cell office:value-type="float" office:value="56">
            <text:p>56</text:p>
          </table:table-cell>
          <table:table-cell office:value-type="float" office:value="0.000000000000010242">
            <text:p>1.02E-014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 table:formula="of:=IF([.P792] &lt; [.L792];&quot;BETTER&quot;;IF([.P792]-2 &gt; [.L792]; &quot;WORSE&quot;;&quot;&quot;))">
            <text:p/>
          </table:table-cell>
          <table:table-cell table:formula="of:=IF([.R792] &lt; [.N792];&quot;BETTER&quot;;IF([.R792] &gt;[.N79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 table:formula="of:=IF([.U792] &lt; [.P792];&quot;BETTER&quot;;IF([.U792]-2 &gt; [.P792]; &quot;WORSE&quot;;&quot;&quot;))">
            <text:p/>
          </table:table-cell>
          <table:table-cell table:formula="of:=IF([.W792] &lt; [.R792];&quot;BETTER&quot;;IF([.W792] &gt;[.R79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 table:formula="of:=IF([.Z792] &lt; [.U792];&quot;BETTER&quot;;IF([.Z792]-2 &gt; [.U792]; &quot;WORSE&quot;;&quot;&quot;))">
            <text:p/>
          </table:table-cell>
          <table:table-cell table:formula="of:=IF([.AB792] &lt; [.W792];&quot;BETTER&quot;;IF([.AB792] &gt;[.W792]*1.1;&quot;WORSE&quot;;&quot;&quot;))">
            <text:p/>
          </table:table-cell>
        </table:table-row>
        <table:table-row table:style-name="ro3">
          <table:table-cell/>
          <table:table-cell office:value-type="float" office:value="791">
            <text:p>791</text:p>
          </table:table-cell>
          <table:table-cell office:value-type="string">
            <text:p>7.85398163397448390e-01</text:p>
          </table:table-cell>
          <table:table-cell office:value-type="float" office:value="56">
            <text:p>56</text:p>
          </table:table-cell>
          <table:table-cell office:value-type="float" office:value="0.00000000000096434">
            <text:p>9.64E-013</text:p>
          </table:table-cell>
          <table:table-cell office:value-type="float" office:value="0.0000000000042286">
            <text:p>4.23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5267">
            <text:p>1.53E-014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4798">
            <text:p>1.48E-012</text:p>
          </table:table-cell>
          <table:table-cell office:value-type="float" office:value="0.0000000000032488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4798">
            <text:p>1.48E-012</text:p>
          </table:table-cell>
          <table:table-cell office:value-type="float" office:value="0.0000000000032488">
            <text:p>3.25E-012</text:p>
          </table:table-cell>
          <table:table-cell table:formula="of:=IF([.P793] &lt; [.L793];&quot;BETTER&quot;;IF([.P793]-2 &gt; [.L793]; &quot;WORSE&quot;;&quot;&quot;))">
            <text:p/>
          </table:table-cell>
          <table:table-cell table:formula="of:=IF([.R793] &lt; [.N793];&quot;BETTER&quot;;IF([.R793] &gt;[.N79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4798">
            <text:p>1.48E-012</text:p>
          </table:table-cell>
          <table:table-cell office:value-type="float" office:value="0.0000000000032488">
            <text:p>3.25E-012</text:p>
          </table:table-cell>
          <table:table-cell table:formula="of:=IF([.U793] &lt; [.P793];&quot;BETTER&quot;;IF([.U793]-2 &gt; [.P793]; &quot;WORSE&quot;;&quot;&quot;))">
            <text:p/>
          </table:table-cell>
          <table:table-cell table:formula="of:=IF([.W793] &lt; [.R793];&quot;BETTER&quot;;IF([.W793] &gt;[.R79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4798">
            <text:p>1.48E-012</text:p>
          </table:table-cell>
          <table:table-cell office:value-type="float" office:value="0.0000000000032488">
            <text:p>3.25E-012</text:p>
          </table:table-cell>
          <table:table-cell table:formula="of:=IF([.Z793] &lt; [.U793];&quot;BETTER&quot;;IF([.Z793]-2 &gt; [.U793]; &quot;WORSE&quot;;&quot;&quot;))">
            <text:p/>
          </table:table-cell>
          <table:table-cell table:formula="of:=IF([.AB793] &lt; [.W793];&quot;BETTER&quot;;IF([.AB793] &gt;[.W793]*1.1;&quot;WORSE&quot;;&quot;&quot;))">
            <text:p/>
          </table:table-cell>
        </table:table-row>
        <table:table-row table:style-name="ro3">
          <table:table-cell/>
          <table:table-cell office:value-type="float" office:value="792">
            <text:p>792</text:p>
          </table:table-cell>
          <table:table-cell office:value-type="string">
            <text:p>1.19814022027971134e+00</text:p>
          </table:table-cell>
          <table:table-cell office:value-type="float" office:value="120">
            <text:p>120</text:p>
          </table:table-cell>
          <table:table-cell office:value-type="float" office:value="0.0000000068894">
            <text:p>6.89E-009</text:p>
          </table:table-cell>
          <table:table-cell office:value-type="float" office:value="0.000000015791">
            <text:p>1.58E-008</text:p>
          </table:table-cell>
          <table:table-cell/>
          <table:table-cell office:value-type="float" office:value="477">
            <text:p>477</text:p>
          </table:table-cell>
          <table:table-cell office:value-type="float" office:value="0.00000000068971">
            <text:p>6.90E-010</text:p>
          </table:table-cell>
          <table:table-cell office:value-type="float" office:value="0.0000000077433">
            <text:p>7.74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10718">
            <text:p>1.07E-009</text:p>
          </table:table-cell>
          <table:table-cell office:value-type="float" office:value="0.000000012036">
            <text:p>1.20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7838">
            <text:p>3.78E-009</text:p>
          </table:table-cell>
          <table:table-cell office:value-type="float" office:value="0.0000000060217">
            <text:p>6.02E-009</text:p>
          </table:table-cell>
          <table:table-cell table:formula="of:=IF([.P794] &lt; [.L794];&quot;BETTER&quot;;IF([.P794]-2 &gt; [.L794]; &quot;WORSE&quot;;&quot;&quot;))" office:value-type="string" office:string-value="BETTER">
            <text:p>BETTER</text:p>
          </table:table-cell>
          <table:table-cell table:formula="of:=IF([.R794] &lt; [.N794];&quot;BETTER&quot;;IF([.R794] &gt;[.N794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37838">
            <text:p>3.78E-009</text:p>
          </table:table-cell>
          <table:table-cell office:value-type="float" office:value="0.0000000060217">
            <text:p>6.02E-009</text:p>
          </table:table-cell>
          <table:table-cell table:formula="of:=IF([.U794] &lt; [.P794];&quot;BETTER&quot;;IF([.U794]-2 &gt; [.P794]; &quot;WORSE&quot;;&quot;&quot;))">
            <text:p/>
          </table:table-cell>
          <table:table-cell table:formula="of:=IF([.W794] &lt; [.R794];&quot;BETTER&quot;;IF([.W794] &gt;[.R79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12656">
            <text:p>1.27E-006</text:p>
          </table:table-cell>
          <table:table-cell office:value-type="float" office:value="0.0000000060217">
            <text:p>6.02E-009</text:p>
          </table:table-cell>
          <table:table-cell table:formula="of:=IF([.Z794] &lt; [.U794];&quot;BETTER&quot;;IF([.Z794]-2 &gt; [.U794]; &quot;WORSE&quot;;&quot;&quot;))">
            <text:p/>
          </table:table-cell>
          <table:table-cell table:formula="of:=IF([.AB794] &lt; [.W794];&quot;BETTER&quot;;IF([.AB794] &gt;[.W794]*1.1;&quot;WORSE&quot;;&quot;&quot;))">
            <text:p/>
          </table:table-cell>
        </table:table-row>
        <table:table-row table:style-name="ro3">
          <table:table-cell/>
          <table:table-cell office:value-type="float" office:value="793">
            <text:p>793</text:p>
          </table:table-cell>
          <table:table-cell office:value-type="string">
            <text:p>2.00000000000000000e+00</text:p>
          </table:table-cell>
          <table:table-cell office:value-type="float" office:value="59">
            <text:p>59</text:p>
          </table:table-cell>
          <table:table-cell office:value-type="float" office:value="0.00000000000011502">
            <text:p>1.15E-013</text:p>
          </table:table-cell>
          <table:table-cell office:value-type="float" office:value="0.00000000000017097">
            <text:p>1.71E-013</text:p>
          </table:table-cell>
          <table:table-cell/>
          <table:table-cell office:value-type="float" office:value="60">
            <text:p>60</text:p>
          </table:table-cell>
          <table:table-cell office:value-type="float" office:value="0.000000000000055955">
            <text:p>5.60E-014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40767">
            <text:p>4.08E-013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40767">
            <text:p>4.08E-013</text:p>
          </table:table-cell>
          <table:table-cell office:value-type="float" office:value="0">
            <text:p>0.00E+000</text:p>
          </table:table-cell>
          <table:table-cell table:formula="of:=IF([.P795] &lt; [.L795];&quot;BETTER&quot;;IF([.P795]-2 &gt; [.L795]; &quot;WORSE&quot;;&quot;&quot;))">
            <text:p/>
          </table:table-cell>
          <table:table-cell table:formula="of:=IF([.R795] &lt; [.N795];&quot;BETTER&quot;;IF([.R795] &gt;[.N79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40767">
            <text:p>4.08E-013</text:p>
          </table:table-cell>
          <table:table-cell office:value-type="float" office:value="0">
            <text:p>0.00E+000</text:p>
          </table:table-cell>
          <table:table-cell table:formula="of:=IF([.U795] &lt; [.P795];&quot;BETTER&quot;;IF([.U795]-2 &gt; [.P795]; &quot;WORSE&quot;;&quot;&quot;))">
            <text:p/>
          </table:table-cell>
          <table:table-cell table:formula="of:=IF([.W795] &lt; [.R795];&quot;BETTER&quot;;IF([.W795] &gt;[.R79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40767">
            <text:p>4.08E-013</text:p>
          </table:table-cell>
          <table:table-cell office:value-type="float" office:value="0">
            <text:p>0.00E+000</text:p>
          </table:table-cell>
          <table:table-cell table:formula="of:=IF([.Z795] &lt; [.U795];&quot;BETTER&quot;;IF([.Z795]-2 &gt; [.U795]; &quot;WORSE&quot;;&quot;&quot;))">
            <text:p/>
          </table:table-cell>
          <table:table-cell table:formula="of:=IF([.AB795] &lt; [.W795];&quot;BETTER&quot;;IF([.AB795] &gt;[.W795]*1.1;&quot;WORSE&quot;;&quot;&quot;))">
            <text:p/>
          </table:table-cell>
        </table:table-row>
        <table:table-row table:style-name="ro3">
          <table:table-cell/>
          <table:table-cell office:value-type="float" office:value="794">
            <text:p>794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office:value-type="float" office:value="0.000000000020343">
            <text:p>2.03E-011</text:p>
          </table:table-cell>
          <table:table-cell office:value-type="float" office:value="0.000000000080279">
            <text:p>8.03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20343">
            <text:p>2.03E-011</text:p>
          </table:table-cell>
          <table:table-cell office:value-type="float" office:value="0.000000000080279">
            <text:p>8.03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796] &lt; [.L796];&quot;BETTER&quot;;IF([.P796]-2 &gt; [.L796]; &quot;WORSE&quot;;&quot;&quot;))">
            <text:p/>
          </table:table-cell>
          <table:table-cell table:formula="of:=IF([.R796] &lt; [.N796];&quot;BETTER&quot;;IF([.R796] &gt;[.N796]*1.1;&quot;WORSE&quot;;&quot;&quot;))">
            <text:p/>
          </table:table-cell>
          <table:table-cell office:value-type="float" office:value="75">
            <text:p>75</text:p>
          </table:table-cell>
          <table:table-cell office:value-type="float" office:value="0.00000000013237">
            <text:p>1.32E-010</text:p>
          </table:table-cell>
          <table:table-cell office:value-type="float" office:value="0.000000000048592">
            <text:p>4.86E-011</text:p>
          </table:table-cell>
          <table:table-cell table:formula="of:=IF([.U796] &lt; [.P796];&quot;BETTER&quot;;IF([.U796]-2 &gt; [.P796]; &quot;WORSE&quot;;&quot;&quot;))" office:value-type="string" office:string-value="BETTER">
            <text:p>BETTER</text:p>
          </table:table-cell>
          <table:table-cell table:formula="of:=IF([.W796] &lt; [.R796];&quot;BETTER&quot;;IF([.W796] &gt;[.R796]*1.1;&quot;WORSE&quot;;&quot;&quot;))" office:value-type="string" office:string-value="BETTER">
            <text:p>BETTER</text:p>
          </table:table-cell>
          <table:table-cell office:value-type="float" office:value="75">
            <text:p>75</text:p>
          </table:table-cell>
          <table:table-cell office:value-type="float" office:value="0.0000003102">
            <text:p>3.10E-007</text:p>
          </table:table-cell>
          <table:table-cell office:value-type="float" office:value="0.000000000048592">
            <text:p>4.86E-011</text:p>
          </table:table-cell>
          <table:table-cell table:formula="of:=IF([.Z796] &lt; [.U796];&quot;BETTER&quot;;IF([.Z796]-2 &gt; [.U796]; &quot;WORSE&quot;;&quot;&quot;))">
            <text:p/>
          </table:table-cell>
          <table:table-cell table:formula="of:=IF([.AB796] &lt; [.W796];&quot;BETTER&quot;;IF([.AB796] &gt;[.W796]*1.1;&quot;WORSE&quot;;&quot;&quot;))">
            <text:p/>
          </table:table-cell>
        </table:table-row>
        <table:table-row table:style-name="ro3">
          <table:table-cell/>
          <table:table-cell office:value-type="float" office:value="795">
            <text:p>795</text:p>
          </table:table-cell>
          <table:table-cell office:value-type="string">
            <text:p>EXCEPTION!!</text:p>
          </table:table-cell>
          <table:table-cell office:value-type="float" office:value="225364">
            <text:p>225364</text:p>
          </table:table-cell>
          <table:table-cell office:value-type="float" office:value="0.000012381">
            <text:p>1.24E-005</text:p>
          </table:table-cell>
          <table:table-cell office:value-type="float" office:value="0.000031076">
            <text:p>3.11E-005</text:p>
          </table:table-cell>
          <table:table-cell/>
          <table:table-cell office:value-type="float" office:value="230177">
            <text:p>230177</text:p>
          </table:table-cell>
          <table:table-cell office:value-type="float" office:value="0.000012542">
            <text:p>1.25E-005</text:p>
          </table:table-cell>
          <table:table-cell office:value-type="float" office:value="0.000031395">
            <text:p>3.14E-005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797] &lt; [.L797];&quot;BETTER&quot;;IF([.P797]-2 &gt; [.L797]; &quot;WORSE&quot;;&quot;&quot;))">
            <text:p/>
          </table:table-cell>
          <table:table-cell table:formula="of:=IF([.R797] &lt; [.N797];&quot;BETTER&quot;;IF([.R797] &gt;[.N797]*1.1;&quot;WORSE&quot;;&quot;&quot;))">
            <text:p/>
          </table:table-cell>
          <table:table-cell office:value-type="float" office:value="145">
            <text:p>145</text:p>
          </table:table-cell>
          <table:table-cell office:value-type="float" office:value="0.000004705">
            <text:p>4.71E-006</text:p>
          </table:table-cell>
          <table:table-cell office:value-type="float" office:value="0.0000014149">
            <text:p>1.41E-006</text:p>
          </table:table-cell>
          <table:table-cell table:formula="of:=IF([.U797] &lt; [.P797];&quot;BETTER&quot;;IF([.U797]-2 &gt; [.P797]; &quot;WORSE&quot;;&quot;&quot;))" office:value-type="string" office:string-value="BETTER">
            <text:p>BETTER</text:p>
          </table:table-cell>
          <table:table-cell table:formula="of:=IF([.W797] &lt; [.R797];&quot;BETTER&quot;;IF([.W797] &gt;[.R797]*1.1;&quot;WORSE&quot;;&quot;&quot;))" office:value-type="string" office:string-value="BETTER">
            <text:p>BETTER</text:p>
          </table:table-cell>
          <table:table-cell office:value-type="float" office:value="143">
            <text:p>143</text:p>
          </table:table-cell>
          <table:table-cell office:value-type="float" office:value="0.00030742">
            <text:p>3.07E-004</text:p>
          </table:table-cell>
          <table:table-cell office:value-type="float" office:value="0.0000014149">
            <text:p>1.41E-006</text:p>
          </table:table-cell>
          <table:table-cell table:formula="of:=IF([.Z797] &lt; [.U797];&quot;BETTER&quot;;IF([.Z797]-2 &gt; [.U797]; &quot;WORSE&quot;;&quot;&quot;))" office:value-type="string" office:string-value="BETTER">
            <text:p>BETTER</text:p>
          </table:table-cell>
          <table:table-cell table:formula="of:=IF([.AB797] &lt; [.W797];&quot;BETTER&quot;;IF([.AB797] &gt;[.W797]*1.1;&quot;WORSE&quot;;&quot;&quot;))">
            <text:p/>
          </table:table-cell>
        </table:table-row>
        <table:table-row table:style-name="ro3">
          <table:table-cell/>
          <table:table-cell office:value-type="float" office:value="796">
            <text:p>796</text:p>
          </table:table-cell>
          <table:table-cell office:value-type="string">
            <text:p>4.82392639244254851e-01</text:p>
          </table:table-cell>
          <table:table-cell office:value-type="float" office:value="221">
            <text:p>221</text:p>
          </table:table-cell>
          <table:table-cell office:value-type="float" office:value="0.000000000029193">
            <text:p>2.92E-011</text:p>
          </table:table-cell>
          <table:table-cell office:value-type="float" office:value="0.00000000012138">
            <text:p>1.21E-010</text:p>
          </table:table-cell>
          <table:table-cell/>
          <table:table-cell office:value-type="float" office:value="224">
            <text:p>224</text:p>
          </table:table-cell>
          <table:table-cell office:value-type="float" office:value="0.0000000000044862">
            <text:p>4.49E-012</text:p>
          </table:table-cell>
          <table:table-cell office:value-type="float" office:value="0.000000000096623">
            <text:p>9.66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19232">
            <text:p>1.92E-010</text:p>
          </table:table-cell>
          <table:table-cell office:value-type="float" office:value="0.00000000009174">
            <text:p>9.17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19232">
            <text:p>1.92E-010</text:p>
          </table:table-cell>
          <table:table-cell office:value-type="float" office:value="0.00000000009174">
            <text:p>9.17E-011</text:p>
          </table:table-cell>
          <table:table-cell table:formula="of:=IF([.P798] &lt; [.L798];&quot;BETTER&quot;;IF([.P798]-2 &gt; [.L798]; &quot;WORSE&quot;;&quot;&quot;))">
            <text:p/>
          </table:table-cell>
          <table:table-cell table:formula="of:=IF([.R798] &lt; [.N798];&quot;BETTER&quot;;IF([.R798] &gt;[.N798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19232">
            <text:p>1.92E-010</text:p>
          </table:table-cell>
          <table:table-cell office:value-type="float" office:value="0.00000000009174">
            <text:p>9.17E-011</text:p>
          </table:table-cell>
          <table:table-cell table:formula="of:=IF([.U798] &lt; [.P798];&quot;BETTER&quot;;IF([.U798]-2 &gt; [.P798]; &quot;WORSE&quot;;&quot;&quot;))">
            <text:p/>
          </table:table-cell>
          <table:table-cell table:formula="of:=IF([.W798] &lt; [.R798];&quot;BETTER&quot;;IF([.W798] &gt;[.R798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19304">
            <text:p>1.93E-010</text:p>
          </table:table-cell>
          <table:table-cell office:value-type="float" office:value="0.00000000009174">
            <text:p>9.17E-011</text:p>
          </table:table-cell>
          <table:table-cell table:formula="of:=IF([.Z798] &lt; [.U798];&quot;BETTER&quot;;IF([.Z798]-2 &gt; [.U798]; &quot;WORSE&quot;;&quot;&quot;))">
            <text:p/>
          </table:table-cell>
          <table:table-cell table:formula="of:=IF([.AB798] &lt; [.W798];&quot;BETTER&quot;;IF([.AB798] &gt;[.W798]*1.1;&quot;WORSE&quot;;&quot;&quot;))">
            <text:p/>
          </table:table-cell>
        </table:table-row>
        <table:table-row table:style-name="ro3">
          <table:table-cell/>
          <table:table-cell office:value-type="float" office:value="797">
            <text:p>797</text:p>
          </table:table-cell>
          <table:table-cell office:value-type="string">
            <text:p>3.14159265358979356e+00</text:p>
          </table:table-cell>
          <table:table-cell office:value-type="float" office:value="56">
            <text:p>56</text:p>
          </table:table-cell>
          <table:table-cell office:value-type="float" office:value="0.00000000000096434">
            <text:p>9.64E-013</text:p>
          </table:table-cell>
          <table:table-cell office:value-type="float" office:value="0.0000000000042286">
            <text:p>4.23E-01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15125">
            <text:p>1.51E-014</text:p>
          </table:table-cell>
          <table:table-cell office:value-type="float" office:value="0.0000000000032491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9193">
            <text:p>5.92E-012</text:p>
          </table:table-cell>
          <table:table-cell office:value-type="float" office:value="0.0000000000032488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9193">
            <text:p>5.92E-012</text:p>
          </table:table-cell>
          <table:table-cell office:value-type="float" office:value="0.0000000000032488">
            <text:p>3.25E-012</text:p>
          </table:table-cell>
          <table:table-cell table:formula="of:=IF([.P799] &lt; [.L799];&quot;BETTER&quot;;IF([.P799]-2 &gt; [.L799]; &quot;WORSE&quot;;&quot;&quot;))">
            <text:p/>
          </table:table-cell>
          <table:table-cell table:formula="of:=IF([.R799] &lt; [.N799];&quot;BETTER&quot;;IF([.R799] &gt;[.N79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9197">
            <text:p>5.92E-012</text:p>
          </table:table-cell>
          <table:table-cell office:value-type="float" office:value="0.000000000003249">
            <text:p>3.25E-012</text:p>
          </table:table-cell>
          <table:table-cell table:formula="of:=IF([.U799] &lt; [.P799];&quot;BETTER&quot;;IF([.U799]-2 &gt; [.P799]; &quot;WORSE&quot;;&quot;&quot;))">
            <text:p/>
          </table:table-cell>
          <table:table-cell table:formula="of:=IF([.W799] &lt; [.R799];&quot;BETTER&quot;;IF([.W799] &gt;[.R79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9654">
            <text:p>5.97E-012</text:p>
          </table:table-cell>
          <table:table-cell office:value-type="float" office:value="0.000000000003249">
            <text:p>3.25E-012</text:p>
          </table:table-cell>
          <table:table-cell table:formula="of:=IF([.Z799] &lt; [.U799];&quot;BETTER&quot;;IF([.Z799]-2 &gt; [.U799]; &quot;WORSE&quot;;&quot;&quot;))">
            <text:p/>
          </table:table-cell>
          <table:table-cell table:formula="of:=IF([.AB799] &lt; [.W799];&quot;BETTER&quot;;IF([.AB799] &gt;[.W799]*1.1;&quot;WORSE&quot;;&quot;&quot;))">
            <text:p/>
          </table:table-cell>
        </table:table-row>
        <table:table-row table:style-name="ro3">
          <table:table-cell/>
          <table:table-cell office:value-type="float" office:value="798">
            <text:p>798</text:p>
          </table:table-cell>
          <table:table-cell office:value-type="string">
            <text:p>2.20334573182474358e+00</text:p>
          </table:table-cell>
          <table:table-cell office:value-type="float" office:value="53">
            <text:p>53</text:p>
          </table:table-cell>
          <table:table-cell office:value-type="float" office:value="0.000000000000049985">
            <text:p>5.00E-014</text:p>
          </table:table-cell>
          <table:table-cell office:value-type="float" office:value="0.000000000011208">
            <text:p>1.12E-011</text:p>
          </table:table-cell>
          <table:table-cell/>
          <table:table-cell office:value-type="float" office:value="53">
            <text:p>53</text:p>
          </table:table-cell>
          <table:table-cell office:value-type="float" office:value="0.000000000000049985">
            <text:p>5.00E-014</text:p>
          </table:table-cell>
          <table:table-cell office:value-type="float" office:value="0.000000000011208">
            <text:p>1.1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3789">
            <text:p>2.38E-011</text:p>
          </table:table-cell>
          <table:table-cell office:value-type="float" office:value="0.00000000001123">
            <text:p>1.1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3789">
            <text:p>2.38E-011</text:p>
          </table:table-cell>
          <table:table-cell office:value-type="float" office:value="0.00000000001123">
            <text:p>1.12E-011</text:p>
          </table:table-cell>
          <table:table-cell table:formula="of:=IF([.P800] &lt; [.L800];&quot;BETTER&quot;;IF([.P800]-2 &gt; [.L800]; &quot;WORSE&quot;;&quot;&quot;))">
            <text:p/>
          </table:table-cell>
          <table:table-cell table:formula="of:=IF([.R800] &lt; [.N800];&quot;BETTER&quot;;IF([.R800] &gt;[.N80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23789">
            <text:p>2.38E-011</text:p>
          </table:table-cell>
          <table:table-cell office:value-type="float" office:value="0.00000000001123">
            <text:p>1.12E-011</text:p>
          </table:table-cell>
          <table:table-cell table:formula="of:=IF([.U800] &lt; [.P800];&quot;BETTER&quot;;IF([.U800]-2 &gt; [.P800]; &quot;WORSE&quot;;&quot;&quot;))">
            <text:p/>
          </table:table-cell>
          <table:table-cell table:formula="of:=IF([.W800] &lt; [.R800];&quot;BETTER&quot;;IF([.W800] &gt;[.R80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23789">
            <text:p>2.38E-011</text:p>
          </table:table-cell>
          <table:table-cell office:value-type="float" office:value="0.00000000001123">
            <text:p>1.12E-011</text:p>
          </table:table-cell>
          <table:table-cell table:formula="of:=IF([.Z800] &lt; [.U800];&quot;BETTER&quot;;IF([.Z800]-2 &gt; [.U800]; &quot;WORSE&quot;;&quot;&quot;))">
            <text:p/>
          </table:table-cell>
          <table:table-cell table:formula="of:=IF([.AB800] &lt; [.W800];&quot;BETTER&quot;;IF([.AB800] &gt;[.W800]*1.1;&quot;WORSE&quot;;&quot;&quot;))">
            <text:p/>
          </table:table-cell>
        </table:table-row>
        <table:table-row table:style-name="ro3">
          <table:table-cell/>
          <table:table-cell office:value-type="float" office:value="799">
            <text:p>799</text:p>
          </table:table-cell>
          <table:table-cell office:value-type="string">
            <text:p>1.33336396519326295e+00</text:p>
          </table:table-cell>
          <table:table-cell office:value-type="float" office:value="180053">
            <text:p>180053</text:p>
          </table:table-cell>
          <table:table-cell office:value-type="float" office:value="0.0000002866">
            <text:p>2.87E-007</text:p>
          </table:table-cell>
          <table:table-cell office:value-type="float" office:value="0.0014622">
            <text:p>1.46E-003</text:p>
          </table:table-cell>
          <table:table-cell/>
          <table:table-cell office:value-type="float" office:value="189587">
            <text:p>189587</text:p>
          </table:table-cell>
          <table:table-cell office:value-type="float" office:value="0.000000057431">
            <text:p>5.74E-008</text:p>
          </table:table-cell>
          <table:table-cell office:value-type="float" office:value="0.0014628">
            <text:p>1.46E-003</text:p>
          </table:table-cell>
          <table:table-cell/>
          <table:table-cell office:value-type="float" office:value="105066">
            <text:p>105066</text:p>
          </table:table-cell>
          <table:table-cell office:value-type="float" office:value="0.000000010059">
            <text:p>1.01E-008</text:p>
          </table:table-cell>
          <table:table-cell office:value-type="float" office:value="0.001463">
            <text:p>1.46E-003</text:p>
          </table:table-cell>
          <table:table-cell/>
          <table:table-cell office:value-type="float" office:value="52535">
            <text:p>52535</text:p>
          </table:table-cell>
          <table:table-cell office:value-type="float" office:value="0.00000091733">
            <text:p>9.17E-007</text:p>
          </table:table-cell>
          <table:table-cell office:value-type="float" office:value="0.0014635">
            <text:p>1.46E-003</text:p>
          </table:table-cell>
          <table:table-cell table:formula="of:=IF([.P801] &lt; [.L801];&quot;BETTER&quot;;IF([.P801]-2 &gt; [.L801]; &quot;WORSE&quot;;&quot;&quot;))" office:value-type="string" office:string-value="BETTER">
            <text:p>BETTER</text:p>
          </table:table-cell>
          <table:table-cell table:formula="of:=IF([.R801] &lt; [.N801];&quot;BETTER&quot;;IF([.R801] &gt;[.N801]*1.1;&quot;WORSE&quot;;&quot;&quot;))">
            <text:p/>
          </table:table-cell>
          <table:table-cell office:value-type="float" office:value="52535">
            <text:p>52535</text:p>
          </table:table-cell>
          <table:table-cell office:value-type="float" office:value="0.00000091733">
            <text:p>9.17E-007</text:p>
          </table:table-cell>
          <table:table-cell office:value-type="float" office:value="0.0014635">
            <text:p>1.46E-003</text:p>
          </table:table-cell>
          <table:table-cell table:formula="of:=IF([.U801] &lt; [.P801];&quot;BETTER&quot;;IF([.U801]-2 &gt; [.P801]; &quot;WORSE&quot;;&quot;&quot;))">
            <text:p/>
          </table:table-cell>
          <table:table-cell table:formula="of:=IF([.W801] &lt; [.R801];&quot;BETTER&quot;;IF([.W801] &gt;[.R801]*1.1;&quot;WORSE&quot;;&quot;&quot;))">
            <text:p/>
          </table:table-cell>
          <table:table-cell office:value-type="float" office:value="52533">
            <text:p>52533</text:p>
          </table:table-cell>
          <table:table-cell office:value-type="float" office:value="0.00000091733">
            <text:p>9.17E-007</text:p>
          </table:table-cell>
          <table:table-cell office:value-type="float" office:value="0.0014635">
            <text:p>1.46E-003</text:p>
          </table:table-cell>
          <table:table-cell table:formula="of:=IF([.Z801] &lt; [.U801];&quot;BETTER&quot;;IF([.Z801]-2 &gt; [.U801]; &quot;WORSE&quot;;&quot;&quot;))" office:value-type="string" office:string-value="BETTER">
            <text:p>BETTER</text:p>
          </table:table-cell>
          <table:table-cell table:formula="of:=IF([.AB801] &lt; [.W801];&quot;BETTER&quot;;IF([.AB801] &gt;[.W801]*1.1;&quot;WORSE&quot;;&quot;&quot;))">
            <text:p/>
          </table:table-cell>
        </table:table-row>
        <table:table-row table:style-name="ro3">
          <table:table-cell/>
          <table:table-cell office:value-type="float" office:value="800">
            <text:p>800</text:p>
          </table:table-cell>
          <table:table-cell office:value-type="string">
            <text:p>1.77777777777777790e+00</text:p>
          </table:table-cell>
          <table:table-cell office:value-type="float" office:value="61">
            <text:p>61</text:p>
          </table:table-cell>
          <table:table-cell office:value-type="float" office:value="0.000000000000027353">
            <text:p>2.74E-014</text:p>
          </table:table-cell>
          <table:table-cell office:value-type="float" office:value="0.000000000012533">
            <text:p>1.25E-011</text:p>
          </table:table-cell>
          <table:table-cell/>
          <table:table-cell office:value-type="float" office:value="62">
            <text:p>62</text:p>
          </table:table-cell>
          <table:table-cell office:value-type="float" office:value="6.245E-015">
            <text:p>6.25E-015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P802] &lt; [.L802];&quot;BETTER&quot;;IF([.P802]-2 &gt; [.L802]; &quot;WORSE&quot;;&quot;&quot;))">
            <text:p/>
          </table:table-cell>
          <table:table-cell table:formula="of:=IF([.R802] &lt; [.N802];&quot;BETTER&quot;;IF([.R802] &gt;[.N80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U802] &lt; [.P802];&quot;BETTER&quot;;IF([.U802]-2 &gt; [.P802]; &quot;WORSE&quot;;&quot;&quot;))">
            <text:p/>
          </table:table-cell>
          <table:table-cell table:formula="of:=IF([.W802] &lt; [.R802];&quot;BETTER&quot;;IF([.W802] &gt;[.R80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Z802] &lt; [.U802];&quot;BETTER&quot;;IF([.Z802]-2 &gt; [.U802]; &quot;WORSE&quot;;&quot;&quot;))">
            <text:p/>
          </table:table-cell>
          <table:table-cell table:formula="of:=IF([.AB802] &lt; [.W802];&quot;BETTER&quot;;IF([.AB802] &gt;[.W802]*1.1;&quot;WORSE&quot;;&quot;&quot;))">
            <text:p/>
          </table:table-cell>
        </table:table-row>
        <table:table-row table:style-name="ro3">
          <table:table-cell/>
          <table:table-cell office:value-type="float" office:value="801">
            <text:p>801</text:p>
          </table:table-cell>
          <table:table-cell office:value-type="string">
            <text:p>8.23078793682235799e-01</text:p>
          </table:table-cell>
          <table:table-cell office:value-type="float" office:value="63">
            <text:p>63</text:p>
          </table:table-cell>
          <table:table-cell office:value-type="float" office:value="0.00000000000030167">
            <text:p>3.02E-013</text:p>
          </table:table-cell>
          <table:table-cell office:value-type="float" office:value="0.000000000021884">
            <text:p>2.19E-011</text:p>
          </table:table-cell>
          <table:table-cell/>
          <table:table-cell office:value-type="float" office:value="65">
            <text:p>65</text:p>
          </table:table-cell>
          <table:table-cell office:value-type="float" office:value="0">
            <text:p>0.00E+000</text:p>
          </table:table-cell>
          <table:table-cell office:value-type="float" office:value="0.000000000021583">
            <text:p>2.16E-011</text:p>
          </table:table-cell>
          <table:table-cell/>
          <table:table-cell office:value-type="float" office:value="74">
            <text:p>74</text:p>
          </table:table-cell>
          <table:table-cell office:value-type="float" office:value="4.996E-015">
            <text:p>5.00E-015</text:p>
          </table:table-cell>
          <table:table-cell office:value-type="float" office:value="0.000000000021583">
            <text:p>2.16E-011</text:p>
          </table:table-cell>
          <table:table-cell/>
          <table:table-cell office:value-type="float" office:value="74">
            <text:p>74</text:p>
          </table:table-cell>
          <table:table-cell office:value-type="float" office:value="4.996E-015">
            <text:p>5.00E-015</text:p>
          </table:table-cell>
          <table:table-cell office:value-type="float" office:value="0.000000000021583">
            <text:p>2.16E-011</text:p>
          </table:table-cell>
          <table:table-cell table:formula="of:=IF([.P803] &lt; [.L803];&quot;BETTER&quot;;IF([.P803]-2 &gt; [.L803]; &quot;WORSE&quot;;&quot;&quot;))">
            <text:p/>
          </table:table-cell>
          <table:table-cell table:formula="of:=IF([.R803] &lt; [.N803];&quot;BETTER&quot;;IF([.R803] &gt;[.N80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4.996E-015">
            <text:p>5.00E-015</text:p>
          </table:table-cell>
          <table:table-cell office:value-type="float" office:value="0.000000000021583">
            <text:p>2.16E-011</text:p>
          </table:table-cell>
          <table:table-cell table:formula="of:=IF([.U803] &lt; [.P803];&quot;BETTER&quot;;IF([.U803]-2 &gt; [.P803]; &quot;WORSE&quot;;&quot;&quot;))">
            <text:p/>
          </table:table-cell>
          <table:table-cell table:formula="of:=IF([.W803] &lt; [.R803];&quot;BETTER&quot;;IF([.W803] &gt;[.R80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6.7454E-015">
            <text:p>6.75E-015</text:p>
          </table:table-cell>
          <table:table-cell office:value-type="float" office:value="0.000000000021583">
            <text:p>2.16E-011</text:p>
          </table:table-cell>
          <table:table-cell table:formula="of:=IF([.Z803] &lt; [.U803];&quot;BETTER&quot;;IF([.Z803]-2 &gt; [.U803]; &quot;WORSE&quot;;&quot;&quot;))">
            <text:p/>
          </table:table-cell>
          <table:table-cell table:formula="of:=IF([.AB803] &lt; [.W803];&quot;BETTER&quot;;IF([.AB803] &gt;[.W803]*1.1;&quot;WORSE&quot;;&quot;&quot;))">
            <text:p/>
          </table:table-cell>
        </table:table-row>
        <table:table-row table:style-name="ro3">
          <table:table-cell/>
          <table:table-cell office:value-type="float" office:value="802">
            <text:p>802</text:p>
          </table:table-cell>
          <table:table-cell office:value-type="string">
            <text:p>9.94462169285617259e-01</text:p>
          </table:table-cell>
          <table:table-cell office:value-type="float" office:value="56">
            <text:p>56</text:p>
          </table:table-cell>
          <table:table-cell office:value-type="float" office:value="0.000000000020557">
            <text:p>2.06E-011</text:p>
          </table:table-cell>
          <table:table-cell office:value-type="float" office:value="0.000000000014496">
            <text:p>1.45E-011</text:p>
          </table:table-cell>
          <table:table-cell/>
          <table:table-cell office:value-type="float" office:value="56">
            <text:p>56</text:p>
          </table:table-cell>
          <table:table-cell office:value-type="float" office:value="0.000000000020557">
            <text:p>2.06E-011</text:p>
          </table:table-cell>
          <table:table-cell office:value-type="float" office:value="0.000000000014496">
            <text:p>1.4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3307E-016">
            <text:p>3.33E-016</text:p>
          </table:table-cell>
          <table:table-cell office:value-type="float" office:value="0.000000000014463">
            <text:p>1.4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3307E-016">
            <text:p>3.33E-016</text:p>
          </table:table-cell>
          <table:table-cell office:value-type="float" office:value="0.000000000014463">
            <text:p>1.45E-011</text:p>
          </table:table-cell>
          <table:table-cell table:formula="of:=IF([.P804] &lt; [.L804];&quot;BETTER&quot;;IF([.P804]-2 &gt; [.L804]; &quot;WORSE&quot;;&quot;&quot;))">
            <text:p/>
          </table:table-cell>
          <table:table-cell table:formula="of:=IF([.R804] &lt; [.N804];&quot;BETTER&quot;;IF([.R804] &gt;[.N80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3307E-016">
            <text:p>3.33E-016</text:p>
          </table:table-cell>
          <table:table-cell office:value-type="float" office:value="0.000000000014463">
            <text:p>1.45E-011</text:p>
          </table:table-cell>
          <table:table-cell table:formula="of:=IF([.U804] &lt; [.P804];&quot;BETTER&quot;;IF([.U804]-2 &gt; [.P804]; &quot;WORSE&quot;;&quot;&quot;))">
            <text:p/>
          </table:table-cell>
          <table:table-cell table:formula="of:=IF([.W804] &lt; [.R804];&quot;BETTER&quot;;IF([.W804] &gt;[.R80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3908E-015">
            <text:p>4.39E-015</text:p>
          </table:table-cell>
          <table:table-cell office:value-type="float" office:value="0.000000000014463">
            <text:p>1.45E-011</text:p>
          </table:table-cell>
          <table:table-cell table:formula="of:=IF([.Z804] &lt; [.U804];&quot;BETTER&quot;;IF([.Z804]-2 &gt; [.U804]; &quot;WORSE&quot;;&quot;&quot;))">
            <text:p/>
          </table:table-cell>
          <table:table-cell table:formula="of:=IF([.AB804] &lt; [.W804];&quot;BETTER&quot;;IF([.AB804] &gt;[.W804]*1.1;&quot;WORSE&quot;;&quot;&quot;))">
            <text:p/>
          </table:table-cell>
        </table:table-row>
        <table:table-row table:style-name="ro3">
          <table:table-cell/>
          <table:table-cell office:value-type="float" office:value="803">
            <text:p>803</text:p>
          </table:table-cell>
          <table:table-cell office:value-type="string">
            <text:p>6.66666660746311868e-01</text:p>
          </table:table-cell>
          <table:table-cell office:value-type="float" office:value="59">
            <text:p>59</text:p>
          </table:table-cell>
          <table:table-cell office:value-type="float" office:value="0.00000000088829">
            <text:p>8.88E-010</text:p>
          </table:table-cell>
          <table:table-cell office:value-type="float" office:value="0.0000000039352">
            <text:p>3.94E-009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88829">
            <text:p>8.88E-010</text:p>
          </table:table-cell>
          <table:table-cell office:value-type="float" office:value="0.0000000039352">
            <text:p>3.94E-009</text:p>
          </table:table-cell>
          <table:table-cell/>
          <table:table-cell office:value-type="float" office:value="810">
            <text:p>810</text:p>
          </table:table-cell>
          <table:table-cell office:value-type="float" office:value="0.0000000002976">
            <text:p>2.98E-010</text:p>
          </table:table-cell>
          <table:table-cell office:value-type="float" office:value="0.0000000089305">
            <text:p>8.93E-009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29838">
            <text:p>2.98E-009</text:p>
          </table:table-cell>
          <table:table-cell office:value-type="float" office:value="0.0000000024795">
            <text:p>2.48E-009</text:p>
          </table:table-cell>
          <table:table-cell table:formula="of:=IF([.P805] &lt; [.L805];&quot;BETTER&quot;;IF([.P805]-2 &gt; [.L805]; &quot;WORSE&quot;;&quot;&quot;))" office:value-type="string" office:string-value="BETTER">
            <text:p>BETTER</text:p>
          </table:table-cell>
          <table:table-cell table:formula="of:=IF([.R805] &lt; [.N805];&quot;BETTER&quot;;IF([.R805] &gt;[.N805]*1.1;&quot;WORSE&quot;;&quot;&quot;))" office:value-type="string" office:string-value="BETTER">
            <text:p>BETTER</text:p>
          </table:table-cell>
          <table:table-cell office:value-type="float" office:value="101">
            <text:p>101</text:p>
          </table:table-cell>
          <table:table-cell office:value-type="float" office:value="0.0000000029838">
            <text:p>2.98E-009</text:p>
          </table:table-cell>
          <table:table-cell office:value-type="float" office:value="0.0000000024795">
            <text:p>2.48E-009</text:p>
          </table:table-cell>
          <table:table-cell table:formula="of:=IF([.U805] &lt; [.P805];&quot;BETTER&quot;;IF([.U805]-2 &gt; [.P805]; &quot;WORSE&quot;;&quot;&quot;))">
            <text:p/>
          </table:table-cell>
          <table:table-cell table:formula="of:=IF([.W805] &lt; [.R805];&quot;BETTER&quot;;IF([.W805] &gt;[.R80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49164">
            <text:p>4.92E-007</text:p>
          </table:table-cell>
          <table:table-cell office:value-type="float" office:value="0.0000000024795">
            <text:p>2.48E-009</text:p>
          </table:table-cell>
          <table:table-cell table:formula="of:=IF([.Z805] &lt; [.U805];&quot;BETTER&quot;;IF([.Z805]-2 &gt; [.U805]; &quot;WORSE&quot;;&quot;&quot;))">
            <text:p/>
          </table:table-cell>
          <table:table-cell table:formula="of:=IF([.AB805] &lt; [.W805];&quot;BETTER&quot;;IF([.AB805] &gt;[.W805]*1.1;&quot;WORSE&quot;;&quot;&quot;))">
            <text:p/>
          </table:table-cell>
        </table:table-row>
        <table:table-row table:style-name="ro3">
          <table:table-cell/>
          <table:table-cell office:value-type="float" office:value="804">
            <text:p>804</text:p>
          </table:table-cell>
          <table:table-cell office:value-type="string">
            <text:p>8.04498890522114762e-01</text:p>
          </table:table-cell>
          <table:table-cell office:value-type="float" office:value="55">
            <text:p>55</text:p>
          </table:table-cell>
          <table:table-cell office:value-type="float" office:value="0.00000000000083836">
            <text:p>8.38E-013</text:p>
          </table:table-cell>
          <table:table-cell office:value-type="float" office:value="0.000000000026698">
            <text:p>2.67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047611">
            <text:p>4.76E-014</text:p>
          </table:table-cell>
          <table:table-cell office:value-type="float" office:value="0.000000000027488">
            <text:p>2.75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12157">
            <text:p>1.22E-012</text:p>
          </table:table-cell>
          <table:table-cell office:value-type="float" office:value="0.000000000027489">
            <text:p>2.75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12157">
            <text:p>1.22E-012</text:p>
          </table:table-cell>
          <table:table-cell office:value-type="float" office:value="0.000000000027489">
            <text:p>2.75E-011</text:p>
          </table:table-cell>
          <table:table-cell table:formula="of:=IF([.P806] &lt; [.L806];&quot;BETTER&quot;;IF([.P806]-2 &gt; [.L806]; &quot;WORSE&quot;;&quot;&quot;))">
            <text:p/>
          </table:table-cell>
          <table:table-cell table:formula="of:=IF([.R806] &lt; [.N806];&quot;BETTER&quot;;IF([.R806] &gt;[.N80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12157">
            <text:p>1.22E-012</text:p>
          </table:table-cell>
          <table:table-cell office:value-type="float" office:value="0.000000000027489">
            <text:p>2.75E-011</text:p>
          </table:table-cell>
          <table:table-cell table:formula="of:=IF([.U806] &lt; [.P806];&quot;BETTER&quot;;IF([.U806]-2 &gt; [.P806]; &quot;WORSE&quot;;&quot;&quot;))">
            <text:p/>
          </table:table-cell>
          <table:table-cell table:formula="of:=IF([.W806] &lt; [.R806];&quot;BETTER&quot;;IF([.W806] &gt;[.R80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12251">
            <text:p>1.23E-012</text:p>
          </table:table-cell>
          <table:table-cell office:value-type="float" office:value="0.000000000027489">
            <text:p>2.75E-011</text:p>
          </table:table-cell>
          <table:table-cell table:formula="of:=IF([.Z806] &lt; [.U806];&quot;BETTER&quot;;IF([.Z806]-2 &gt; [.U806]; &quot;WORSE&quot;;&quot;&quot;))">
            <text:p/>
          </table:table-cell>
          <table:table-cell table:formula="of:=IF([.AB806] &lt; [.W806];&quot;BETTER&quot;;IF([.AB806] &gt;[.W806]*1.1;&quot;WORSE&quot;;&quot;&quot;))">
            <text:p/>
          </table:table-cell>
        </table:table-row>
        <table:table-row table:style-name="ro3">
          <table:table-cell/>
          <table:table-cell office:value-type="float" office:value="805">
            <text:p>805</text:p>
          </table:table-cell>
          <table:table-cell office:value-type="string">
            <text:p>1.00000000000000000e+00</text:p>
          </table:table-cell>
          <table:table-cell office:value-type="float" office:value="55">
            <text:p>55</text:p>
          </table:table-cell>
          <table:table-cell office:value-type="float" office:value="0.00000000055319">
            <text:p>5.53E-010</text:p>
          </table:table-cell>
          <table:table-cell office:value-type="float" office:value="0.00000000000097966">
            <text:p>9.80E-013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55221">
            <text:p>5.52E-010</text:p>
          </table:table-cell>
          <table:table-cell office:value-type="float" office:value="2.2204E-016">
            <text:p>2.22E-016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4856">
            <text:p>1.49E-011</text:p>
          </table:table-cell>
          <table:table-cell office:value-type="float" office:value="0">
            <text:p>0.00E+00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4856">
            <text:p>1.49E-011</text:p>
          </table:table-cell>
          <table:table-cell office:value-type="float" office:value="0">
            <text:p>0.00E+000</text:p>
          </table:table-cell>
          <table:table-cell table:formula="of:=IF([.P807] &lt; [.L807];&quot;BETTER&quot;;IF([.P807]-2 &gt; [.L807]; &quot;WORSE&quot;;&quot;&quot;))">
            <text:p/>
          </table:table-cell>
          <table:table-cell table:formula="of:=IF([.R807] &lt; [.N807];&quot;BETTER&quot;;IF([.R807] &gt;[.N807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4855">
            <text:p>1.49E-011</text:p>
          </table:table-cell>
          <table:table-cell office:value-type="float" office:value="0">
            <text:p>0.00E+000</text:p>
          </table:table-cell>
          <table:table-cell table:formula="of:=IF([.U807] &lt; [.P807];&quot;BETTER&quot;;IF([.U807]-2 &gt; [.P807]; &quot;WORSE&quot;;&quot;&quot;))">
            <text:p/>
          </table:table-cell>
          <table:table-cell table:formula="of:=IF([.W807] &lt; [.R807];&quot;BETTER&quot;;IF([.W807] &gt;[.R807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4975">
            <text:p>1.50E-011</text:p>
          </table:table-cell>
          <table:table-cell office:value-type="float" office:value="0">
            <text:p>0.00E+000</text:p>
          </table:table-cell>
          <table:table-cell table:formula="of:=IF([.Z807] &lt; [.U807];&quot;BETTER&quot;;IF([.Z807]-2 &gt; [.U807]; &quot;WORSE&quot;;&quot;&quot;))">
            <text:p/>
          </table:table-cell>
          <table:table-cell table:formula="of:=IF([.AB807] &lt; [.W807];&quot;BETTER&quot;;IF([.AB807] &gt;[.W807]*1.1;&quot;WORSE&quot;;&quot;&quot;))">
            <text:p/>
          </table:table-cell>
        </table:table-row>
        <table:table-row table:style-name="ro3">
          <table:table-cell/>
          <table:table-cell office:value-type="float" office:value="806">
            <text:p>806</text:p>
          </table:table-cell>
          <table:table-cell office:value-type="string">
            <text:p>5.00000000000000000e-01</text:p>
          </table:table-cell>
          <table:table-cell office:value-type="float" office:value="58">
            <text:p>58</text:p>
          </table:table-cell>
          <table:table-cell office:value-type="float" office:value="0.000000000000027534">
            <text:p>2.75E-014</text:p>
          </table:table-cell>
          <table:table-cell office:value-type="float" office:value="2.2204E-016">
            <text:p>2.22E-016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27534">
            <text:p>2.75E-014</text:p>
          </table:table-cell>
          <table:table-cell office:value-type="float" office:value="2.2204E-016">
            <text:p>2.22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">
            <text:p>0.00E+000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">
            <text:p>0.00E+000</text:p>
          </table:table-cell>
          <table:table-cell table:formula="of:=IF([.P808] &lt; [.L808];&quot;BETTER&quot;;IF([.P808]-2 &gt; [.L808]; &quot;WORSE&quot;;&quot;&quot;))">
            <text:p/>
          </table:table-cell>
          <table:table-cell table:formula="of:=IF([.R808] &lt; [.N808];&quot;BETTER&quot;;IF([.R808] &gt;[.N808]*1.1;&quot;WORSE&quot;;&quot;&quot;))">
            <text:p/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.00E+000</text:p>
          </table:table-cell>
          <table:table-cell table:formula="of:=IF([.U808] &lt; [.P808];&quot;BETTER&quot;;IF([.U808]-2 &gt; [.P808]; &quot;WORSE&quot;;&quot;&quot;))">
            <text:p/>
          </table:table-cell>
          <table:table-cell table:formula="of:=IF([.W808] &lt; [.R808];&quot;BETTER&quot;;IF([.W808] &gt;[.R80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29924">
            <text:p>2.99E-014</text:p>
          </table:table-cell>
          <table:table-cell office:value-type="float" office:value="0">
            <text:p>0.00E+000</text:p>
          </table:table-cell>
          <table:table-cell table:formula="of:=IF([.Z808] &lt; [.U808];&quot;BETTER&quot;;IF([.Z808]-2 &gt; [.U808]; &quot;WORSE&quot;;&quot;&quot;))">
            <text:p/>
          </table:table-cell>
          <table:table-cell table:formula="of:=IF([.AB808] &lt; [.W808];&quot;BETTER&quot;;IF([.AB808] &gt;[.W808]*1.1;&quot;WORSE&quot;;&quot;&quot;))">
            <text:p/>
          </table:table-cell>
        </table:table-row>
        <table:table-row table:style-name="ro3">
          <table:table-cell/>
          <table:table-cell office:value-type="float" office:value="807">
            <text:p>807</text:p>
          </table:table-cell>
          <table:table-cell office:value-type="string">
            <text:p>-1.09861228866810956e+00</text:p>
          </table:table-cell>
          <table:table-cell office:value-type="float" office:value="57">
            <text:p>57</text:p>
          </table:table-cell>
          <table:table-cell office:value-type="float" office:value="0.00000000000033046">
            <text:p>3.30E-013</text:p>
          </table:table-cell>
          <table:table-cell office:value-type="float" office:value="0.000000000029028">
            <text:p>2.90E-011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000033046">
            <text:p>3.30E-013</text:p>
          </table:table-cell>
          <table:table-cell office:value-type="float" office:value="0.000000000029028">
            <text:p>2.90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70073">
            <text:p>7.01E-011</text:p>
          </table:table-cell>
          <table:table-cell office:value-type="float" office:value="0.000000000029028">
            <text:p>2.90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70073">
            <text:p>7.01E-011</text:p>
          </table:table-cell>
          <table:table-cell office:value-type="float" office:value="0.000000000029028">
            <text:p>2.90E-011</text:p>
          </table:table-cell>
          <table:table-cell table:formula="of:=IF([.P809] &lt; [.L809];&quot;BETTER&quot;;IF([.P809]-2 &gt; [.L809]; &quot;WORSE&quot;;&quot;&quot;))">
            <text:p/>
          </table:table-cell>
          <table:table-cell table:formula="of:=IF([.R809] &lt; [.N809];&quot;BETTER&quot;;IF([.R809] &gt;[.N80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70073">
            <text:p>7.01E-011</text:p>
          </table:table-cell>
          <table:table-cell office:value-type="float" office:value="0.000000000029028">
            <text:p>2.90E-011</text:p>
          </table:table-cell>
          <table:table-cell table:formula="of:=IF([.U809] &lt; [.P809];&quot;BETTER&quot;;IF([.U809]-2 &gt; [.P809]; &quot;WORSE&quot;;&quot;&quot;))">
            <text:p/>
          </table:table-cell>
          <table:table-cell table:formula="of:=IF([.W809] &lt; [.R809];&quot;BETTER&quot;;IF([.W809] &gt;[.R80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70103">
            <text:p>7.01E-011</text:p>
          </table:table-cell>
          <table:table-cell office:value-type="float" office:value="0.000000000029028">
            <text:p>2.90E-011</text:p>
          </table:table-cell>
          <table:table-cell table:formula="of:=IF([.Z809] &lt; [.U809];&quot;BETTER&quot;;IF([.Z809]-2 &gt; [.U809]; &quot;WORSE&quot;;&quot;&quot;))">
            <text:p/>
          </table:table-cell>
          <table:table-cell table:formula="of:=IF([.AB809] &lt; [.W809];&quot;BETTER&quot;;IF([.AB809] &gt;[.W809]*1.1;&quot;WORSE&quot;;&quot;&quot;))">
            <text:p/>
          </table:table-cell>
        </table:table-row>
        <table:table-row table:style-name="ro3">
          <table:table-cell/>
          <table:table-cell office:value-type="float" office:value="808">
            <text:p>808</text:p>
          </table:table-cell>
          <table:table-cell office:value-type="string">
            <text:p>4.99999999999999889e-01</text:p>
          </table:table-cell>
          <table:table-cell office:value-type="float" office:value="59">
            <text:p>59</text:p>
          </table:table-cell>
          <table:table-cell office:value-type="float" office:value="9.2149E-015">
            <text:p>9.21E-015</text:p>
          </table:table-cell>
          <table:table-cell office:value-type="float" office:value="6.9944E-015">
            <text:p>6.99E-015</text:p>
          </table:table-cell>
          <table:table-cell/>
          <table:table-cell office:value-type="float" office:value="59">
            <text:p>59</text:p>
          </table:table-cell>
          <table:table-cell office:value-type="float" office:value="9.2149E-015">
            <text:p>9.21E-015</text:p>
          </table:table-cell>
          <table:table-cell office:value-type="float" office:value="6.9944E-015">
            <text:p>6.99E-015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15">
            <text:p>6.51E-013</text:p>
          </table:table-cell>
          <table:table-cell office:value-type="float" office:value="2.2204E-016">
            <text:p>2.22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15">
            <text:p>6.51E-013</text:p>
          </table:table-cell>
          <table:table-cell office:value-type="float" office:value="2.2204E-016">
            <text:p>2.22E-016</text:p>
          </table:table-cell>
          <table:table-cell table:formula="of:=IF([.P810] &lt; [.L810];&quot;BETTER&quot;;IF([.P810]-2 &gt; [.L810]; &quot;WORSE&quot;;&quot;&quot;))">
            <text:p/>
          </table:table-cell>
          <table:table-cell table:formula="of:=IF([.R810] &lt; [.N810];&quot;BETTER&quot;;IF([.R810] &gt;[.N81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5115">
            <text:p>6.51E-013</text:p>
          </table:table-cell>
          <table:table-cell office:value-type="float" office:value="2.2204E-016">
            <text:p>2.22E-016</text:p>
          </table:table-cell>
          <table:table-cell table:formula="of:=IF([.U810] &lt; [.P810];&quot;BETTER&quot;;IF([.U810]-2 &gt; [.P810]; &quot;WORSE&quot;;&quot;&quot;))">
            <text:p/>
          </table:table-cell>
          <table:table-cell table:formula="of:=IF([.W810] &lt; [.R810];&quot;BETTER&quot;;IF([.W810] &gt;[.R81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80076">
            <text:p>8.01E-013</text:p>
          </table:table-cell>
          <table:table-cell office:value-type="float" office:value="2.2204E-016">
            <text:p>2.22E-016</text:p>
          </table:table-cell>
          <table:table-cell table:formula="of:=IF([.Z810] &lt; [.U810];&quot;BETTER&quot;;IF([.Z810]-2 &gt; [.U810]; &quot;WORSE&quot;;&quot;&quot;))">
            <text:p/>
          </table:table-cell>
          <table:table-cell table:formula="of:=IF([.AB810] &lt; [.W810];&quot;BETTER&quot;;IF([.AB810] &gt;[.W810]*1.1;&quot;WORSE&quot;;&quot;&quot;))">
            <text:p/>
          </table:table-cell>
        </table:table-row>
        <table:table-row table:style-name="ro3">
          <table:table-cell/>
          <table:table-cell office:value-type="float" office:value="809">
            <text:p>809</text:p>
          </table:table-cell>
          <table:table-cell office:value-type="string">
            <text:p>1.77777777777777812e+00</text:p>
          </table:table-cell>
          <table:table-cell office:value-type="float" office:value="61">
            <text:p>61</text:p>
          </table:table-cell>
          <table:table-cell office:value-type="float" office:value="0.000000000000027353">
            <text:p>2.74E-014</text:p>
          </table:table-cell>
          <table:table-cell office:value-type="float" office:value="0.000000000012533">
            <text:p>1.25E-011</text:p>
          </table:table-cell>
          <table:table-cell/>
          <table:table-cell office:value-type="float" office:value="62">
            <text:p>62</text:p>
          </table:table-cell>
          <table:table-cell office:value-type="float" office:value="6.245E-015">
            <text:p>6.25E-015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P811] &lt; [.L811];&quot;BETTER&quot;;IF([.P811]-2 &gt; [.L811]; &quot;WORSE&quot;;&quot;&quot;))">
            <text:p/>
          </table:table-cell>
          <table:table-cell table:formula="of:=IF([.R811] &lt; [.N811];&quot;BETTER&quot;;IF([.R811] &gt;[.N81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U811] &lt; [.P811];&quot;BETTER&quot;;IF([.U811]-2 &gt; [.P811]; &quot;WORSE&quot;;&quot;&quot;))">
            <text:p/>
          </table:table-cell>
          <table:table-cell table:formula="of:=IF([.W811] &lt; [.R811];&quot;BETTER&quot;;IF([.W811] &gt;[.R81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Z811] &lt; [.U811];&quot;BETTER&quot;;IF([.Z811]-2 &gt; [.U811]; &quot;WORSE&quot;;&quot;&quot;))">
            <text:p/>
          </table:table-cell>
          <table:table-cell table:formula="of:=IF([.AB811] &lt; [.W811];&quot;BETTER&quot;;IF([.AB811] &gt;[.W811]*1.1;&quot;WORSE&quot;;&quot;&quot;))">
            <text:p/>
          </table:table-cell>
        </table:table-row>
        <table:table-row table:style-name="ro3">
          <table:table-cell/>
          <table:table-cell office:value-type="float" office:value="810">
            <text:p>810</text:p>
          </table:table-cell>
          <table:table-cell office:value-type="string">
            <text:p>EXCEPTION!!</text:p>
          </table:table-cell>
          <table:table-cell office:value-type="float" office:value="225364">
            <text:p>225364</text:p>
          </table:table-cell>
          <table:table-cell office:value-type="float" office:value="0.000012381">
            <text:p>1.24E-005</text:p>
          </table:table-cell>
          <table:table-cell office:value-type="float" office:value="0.000031076">
            <text:p>3.11E-005</text:p>
          </table:table-cell>
          <table:table-cell/>
          <table:table-cell office:value-type="float" office:value="230177">
            <text:p>230177</text:p>
          </table:table-cell>
          <table:table-cell office:value-type="float" office:value="0.000012542">
            <text:p>1.25E-005</text:p>
          </table:table-cell>
          <table:table-cell office:value-type="float" office:value="0.000031395">
            <text:p>3.14E-005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P812] &lt; [.L812];&quot;BETTER&quot;;IF([.P812]-2 &gt; [.L812]; &quot;WORSE&quot;;&quot;&quot;))">
            <text:p/>
          </table:table-cell>
          <table:table-cell table:formula="of:=IF([.R812] &lt; [.N812];&quot;BETTER&quot;;IF([.R812] &gt;[.N812]*1.1;&quot;WORSE&quot;;&quot;&quot;))">
            <text:p/>
          </table:table-cell>
          <table:table-cell office:value-type="float" office:value="145">
            <text:p>145</text:p>
          </table:table-cell>
          <table:table-cell office:value-type="float" office:value="0.000004705">
            <text:p>4.71E-006</text:p>
          </table:table-cell>
          <table:table-cell office:value-type="float" office:value="0.0000014149">
            <text:p>1.41E-006</text:p>
          </table:table-cell>
          <table:table-cell table:formula="of:=IF([.U812] &lt; [.P812];&quot;BETTER&quot;;IF([.U812]-2 &gt; [.P812]; &quot;WORSE&quot;;&quot;&quot;))" office:value-type="string" office:string-value="BETTER">
            <text:p>BETTER</text:p>
          </table:table-cell>
          <table:table-cell table:formula="of:=IF([.W812] &lt; [.R812];&quot;BETTER&quot;;IF([.W812] &gt;[.R812]*1.1;&quot;WORSE&quot;;&quot;&quot;))" office:value-type="string" office:string-value="BETTER">
            <text:p>BETTER</text:p>
          </table:table-cell>
          <table:table-cell office:value-type="float" office:value="143">
            <text:p>143</text:p>
          </table:table-cell>
          <table:table-cell office:value-type="float" office:value="0.00030742">
            <text:p>3.07E-004</text:p>
          </table:table-cell>
          <table:table-cell office:value-type="float" office:value="0.0000014149">
            <text:p>1.41E-006</text:p>
          </table:table-cell>
          <table:table-cell table:formula="of:=IF([.Z812] &lt; [.U812];&quot;BETTER&quot;;IF([.Z812]-2 &gt; [.U812]; &quot;WORSE&quot;;&quot;&quot;))" office:value-type="string" office:string-value="BETTER">
            <text:p>BETTER</text:p>
          </table:table-cell>
          <table:table-cell table:formula="of:=IF([.AB812] &lt; [.W812];&quot;BETTER&quot;;IF([.AB812] &gt;[.W812]*1.1;&quot;WORSE&quot;;&quot;&quot;))">
            <text:p/>
          </table:table-cell>
        </table:table-row>
        <table:table-row table:style-name="ro3">
          <table:table-cell/>
          <table:table-cell office:value-type="float" office:value="811">
            <text:p>811</text:p>
          </table:table-cell>
          <table:table-cell office:value-type="string">
            <text:p>4.36083541838644294e+02</text:p>
          </table:table-cell>
          <table:table-cell office:value-type="float" office:value="231">
            <text:p>231</text:p>
          </table:table-cell>
          <table:table-cell office:value-type="float" office:value="0.000000000038723">
            <text:p>3.87E-011</text:p>
          </table:table-cell>
          <table:table-cell office:value-type="float" office:value="0.000000000010652">
            <text:p>1.07E-011</text:p>
          </table:table-cell>
          <table:table-cell/>
          <table:table-cell office:value-type="float" office:value="234">
            <text:p>234</text:p>
          </table:table-cell>
          <table:table-cell office:value-type="float" office:value="0.000000000047847">
            <text:p>4.78E-011</text:p>
          </table:table-cell>
          <table:table-cell office:value-type="float" office:value="0.00000000000094947">
            <text:p>9.49E-013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47023">
            <text:p>4.70E-008</text:p>
          </table:table-cell>
          <table:table-cell office:value-type="float" office:value="0.00000000000010154">
            <text:p>1.02E-013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47023">
            <text:p>4.70E-008</text:p>
          </table:table-cell>
          <table:table-cell office:value-type="float" office:value="0.00000000000010154">
            <text:p>1.02E-013</text:p>
          </table:table-cell>
          <table:table-cell table:formula="of:=IF([.P813] &lt; [.L813];&quot;BETTER&quot;;IF([.P813]-2 &gt; [.L813]; &quot;WORSE&quot;;&quot;&quot;))">
            <text:p/>
          </table:table-cell>
          <table:table-cell table:formula="of:=IF([.R813] &lt; [.N813];&quot;BETTER&quot;;IF([.R813] &gt;[.N813]*1.1;&quot;WORSE&quot;;&quot;&quot;))">
            <text:p/>
          </table:table-cell>
          <table:table-cell office:value-type="float" office:value="210">
            <text:p>210</text:p>
          </table:table-cell>
          <table:table-cell office:value-type="float" office:value="0.000000047023">
            <text:p>4.70E-008</text:p>
          </table:table-cell>
          <table:table-cell office:value-type="float" office:value="0.00000000000010154">
            <text:p>1.02E-013</text:p>
          </table:table-cell>
          <table:table-cell table:formula="of:=IF([.U813] &lt; [.P813];&quot;BETTER&quot;;IF([.U813]-2 &gt; [.P813]; &quot;WORSE&quot;;&quot;&quot;))">
            <text:p/>
          </table:table-cell>
          <table:table-cell table:formula="of:=IF([.W813] &lt; [.R813];&quot;BETTER&quot;;IF([.W813] &gt;[.R813]*1.1;&quot;WORSE&quot;;&quot;&quot;))">
            <text:p/>
          </table:table-cell>
          <table:table-cell office:value-type="float" office:value="210">
            <text:p>210</text:p>
          </table:table-cell>
          <table:table-cell office:value-type="float" office:value="0.000000047026">
            <text:p>4.70E-008</text:p>
          </table:table-cell>
          <table:table-cell office:value-type="float" office:value="0.00000000000010154">
            <text:p>1.02E-013</text:p>
          </table:table-cell>
          <table:table-cell table:formula="of:=IF([.Z813] &lt; [.U813];&quot;BETTER&quot;;IF([.Z813]-2 &gt; [.U813]; &quot;WORSE&quot;;&quot;&quot;))">
            <text:p/>
          </table:table-cell>
          <table:table-cell table:formula="of:=IF([.AB813] &lt; [.W813];&quot;BETTER&quot;;IF([.AB813] &gt;[.W813]*1.1;&quot;WORSE&quot;;&quot;&quot;))">
            <text:p/>
          </table:table-cell>
        </table:table-row>
        <table:table-row table:style-name="ro3">
          <table:table-cell/>
          <table:table-cell office:value-type="float" office:value="812">
            <text:p>812</text:p>
          </table:table-cell>
          <table:table-cell office:value-type="string">
            <text:p>3.98825195241460539e-01</text:p>
          </table:table-cell>
          <table:table-cell office:value-type="float" office:value="58">
            <text:p>58</text:p>
          </table:table-cell>
          <table:table-cell office:value-type="float" office:value="8.6296E-015">
            <text:p>8.63E-015</text:p>
          </table:table-cell>
          <table:table-cell office:value-type="float" office:value="0.00000000010396">
            <text:p>1.04E-010</text:p>
          </table:table-cell>
          <table:table-cell/>
          <table:table-cell office:value-type="float" office:value="59">
            <text:p>59</text:p>
          </table:table-cell>
          <table:table-cell office:value-type="float" office:value="8.6296E-015">
            <text:p>8.63E-015</text:p>
          </table:table-cell>
          <table:table-cell office:value-type="float" office:value="0.00000000010396">
            <text:p>1.04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1366">
            <text:p>2.14E-013</text:p>
          </table:table-cell>
          <table:table-cell office:value-type="float" office:value="0.00000000010396">
            <text:p>1.04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1366">
            <text:p>2.14E-013</text:p>
          </table:table-cell>
          <table:table-cell office:value-type="float" office:value="0.00000000010396">
            <text:p>1.04E-010</text:p>
          </table:table-cell>
          <table:table-cell table:formula="of:=IF([.P814] &lt; [.L814];&quot;BETTER&quot;;IF([.P814]-2 &gt; [.L814]; &quot;WORSE&quot;;&quot;&quot;))">
            <text:p/>
          </table:table-cell>
          <table:table-cell table:formula="of:=IF([.R814] &lt; [.N814];&quot;BETTER&quot;;IF([.R814] &gt;[.N81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1372">
            <text:p>2.14E-013</text:p>
          </table:table-cell>
          <table:table-cell office:value-type="float" office:value="0.00000000010396">
            <text:p>1.04E-010</text:p>
          </table:table-cell>
          <table:table-cell table:formula="of:=IF([.U814] &lt; [.P814];&quot;BETTER&quot;;IF([.U814]-2 &gt; [.P814]; &quot;WORSE&quot;;&quot;&quot;))">
            <text:p/>
          </table:table-cell>
          <table:table-cell table:formula="of:=IF([.W814] &lt; [.R814];&quot;BETTER&quot;;IF([.W814] &gt;[.R81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1962">
            <text:p>2.20E-013</text:p>
          </table:table-cell>
          <table:table-cell office:value-type="float" office:value="0.00000000010396">
            <text:p>1.04E-010</text:p>
          </table:table-cell>
          <table:table-cell table:formula="of:=IF([.Z814] &lt; [.U814];&quot;BETTER&quot;;IF([.Z814]-2 &gt; [.U814]; &quot;WORSE&quot;;&quot;&quot;))">
            <text:p/>
          </table:table-cell>
          <table:table-cell table:formula="of:=IF([.AB814] &lt; [.W814];&quot;BETTER&quot;;IF([.AB814] &gt;[.W814]*1.1;&quot;WORSE&quot;;&quot;&quot;))">
            <text:p/>
          </table:table-cell>
        </table:table-row>
        <table:table-row table:style-name="ro3">
          <table:table-cell/>
          <table:table-cell office:value-type="float" office:value="813">
            <text:p>813</text:p>
          </table:table-cell>
          <table:table-cell office:value-type="string">
            <text:p>9.63568862681576377e-01</text:p>
          </table:table-cell>
          <table:table-cell office:value-type="float" office:value="2689">
            <text:p>2689</text:p>
          </table:table-cell>
          <table:table-cell office:value-type="float" office:value="0.0000000066838">
            <text:p>6.68E-009</text:p>
          </table:table-cell>
          <table:table-cell office:value-type="float" office:value="0.000000012154">
            <text:p>1.22E-008</text:p>
          </table:table-cell>
          <table:table-cell/>
          <table:table-cell office:value-type="float" office:value="2862">
            <text:p>2862</text:p>
          </table:table-cell>
          <table:table-cell office:value-type="float" office:value="0.00000000055086">
            <text:p>5.51E-010</text:p>
          </table:table-cell>
          <table:table-cell office:value-type="float" office:value="0.0000000010163">
            <text:p>1.02E-009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0000096242">
            <text:p>9.62E-011</text:p>
          </table:table-cell>
          <table:table-cell office:value-type="float" office:value="0.00000000001912">
            <text:p>1.91E-011</text:p>
          </table:table-cell>
          <table:table-cell/>
          <table:table-cell office:value-type="float" office:value="4689">
            <text:p>4689</text:p>
          </table:table-cell>
          <table:table-cell office:value-type="float" office:value="0.000000000096242">
            <text:p>9.62E-011</text:p>
          </table:table-cell>
          <table:table-cell office:value-type="float" office:value="0.00000000001912">
            <text:p>1.91E-011</text:p>
          </table:table-cell>
          <table:table-cell table:formula="of:=IF([.P815] &lt; [.L815];&quot;BETTER&quot;;IF([.P815]-2 &gt; [.L815]; &quot;WORSE&quot;;&quot;&quot;))">
            <text:p/>
          </table:table-cell>
          <table:table-cell table:formula="of:=IF([.R815] &lt; [.N815];&quot;BETTER&quot;;IF([.R815] &gt;[.N815]*1.1;&quot;WORSE&quot;;&quot;&quot;))">
            <text:p/>
          </table:table-cell>
          <table:table-cell office:value-type="float" office:value="4689">
            <text:p>4689</text:p>
          </table:table-cell>
          <table:table-cell office:value-type="float" office:value="0.000000000096242">
            <text:p>9.62E-011</text:p>
          </table:table-cell>
          <table:table-cell office:value-type="float" office:value="0.00000000001912">
            <text:p>1.91E-011</text:p>
          </table:table-cell>
          <table:table-cell table:formula="of:=IF([.U815] &lt; [.P815];&quot;BETTER&quot;;IF([.U815]-2 &gt; [.P815]; &quot;WORSE&quot;;&quot;&quot;))">
            <text:p/>
          </table:table-cell>
          <table:table-cell table:formula="of:=IF([.W815] &lt; [.R815];&quot;BETTER&quot;;IF([.W815] &gt;[.R815]*1.1;&quot;WORSE&quot;;&quot;&quot;))">
            <text:p/>
          </table:table-cell>
          <table:table-cell office:value-type="float" office:value="4687">
            <text:p>4687</text:p>
          </table:table-cell>
          <table:table-cell office:value-type="float" office:value="0.000000000096242">
            <text:p>9.62E-011</text:p>
          </table:table-cell>
          <table:table-cell office:value-type="float" office:value="0.00000000001912">
            <text:p>1.91E-011</text:p>
          </table:table-cell>
          <table:table-cell table:formula="of:=IF([.Z815] &lt; [.U815];&quot;BETTER&quot;;IF([.Z815]-2 &gt; [.U815]; &quot;WORSE&quot;;&quot;&quot;))" office:value-type="string" office:string-value="BETTER">
            <text:p>BETTER</text:p>
          </table:table-cell>
          <table:table-cell table:formula="of:=IF([.AB815] &lt; [.W815];&quot;BETTER&quot;;IF([.AB815] &gt;[.W815]*1.1;&quot;WORSE&quot;;&quot;&quot;))">
            <text:p/>
          </table:table-cell>
        </table:table-row>
        <table:table-row table:style-name="ro3">
          <table:table-cell/>
          <table:table-cell office:value-type="float" office:value="814">
            <text:p>814</text:p>
          </table:table-cell>
          <table:table-cell office:value-type="string">
            <text:p>1.14083623295875869e+00</text:p>
          </table:table-cell>
          <table:table-cell office:value-type="float" office:value="59">
            <text:p>59</text:p>
          </table:table-cell>
          <table:table-cell office:value-type="float" office:value="0.000000000000022772">
            <text:p>2.28E-014</text:p>
          </table:table-cell>
          <table:table-cell office:value-type="float" office:value="0.000000000036172">
            <text:p>3.62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22772">
            <text:p>2.28E-014</text:p>
          </table:table-cell>
          <table:table-cell office:value-type="float" office:value="0.000000000036172">
            <text:p>3.6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21316">
            <text:p>2.13E-014</text:p>
          </table:table-cell>
          <table:table-cell office:value-type="float" office:value="0.00000000003615">
            <text:p>3.6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21316">
            <text:p>2.13E-014</text:p>
          </table:table-cell>
          <table:table-cell office:value-type="float" office:value="0.00000000003615">
            <text:p>3.62E-011</text:p>
          </table:table-cell>
          <table:table-cell table:formula="of:=IF([.P816] &lt; [.L816];&quot;BETTER&quot;;IF([.P816]-2 &gt; [.L816]; &quot;WORSE&quot;;&quot;&quot;))">
            <text:p/>
          </table:table-cell>
          <table:table-cell table:formula="of:=IF([.R816] &lt; [.N816];&quot;BETTER&quot;;IF([.R816] &gt;[.N81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21316">
            <text:p>2.13E-014</text:p>
          </table:table-cell>
          <table:table-cell office:value-type="float" office:value="0.00000000003615">
            <text:p>3.62E-011</text:p>
          </table:table-cell>
          <table:table-cell table:formula="of:=IF([.U816] &lt; [.P816];&quot;BETTER&quot;;IF([.U816]-2 &gt; [.P816]; &quot;WORSE&quot;;&quot;&quot;))">
            <text:p/>
          </table:table-cell>
          <table:table-cell table:formula="of:=IF([.W816] &lt; [.R816];&quot;BETTER&quot;;IF([.W816] &gt;[.R81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32734">
            <text:p>3.27E-014</text:p>
          </table:table-cell>
          <table:table-cell office:value-type="float" office:value="0.00000000003615">
            <text:p>3.62E-011</text:p>
          </table:table-cell>
          <table:table-cell table:formula="of:=IF([.Z816] &lt; [.U816];&quot;BETTER&quot;;IF([.Z816]-2 &gt; [.U816]; &quot;WORSE&quot;;&quot;&quot;))">
            <text:p/>
          </table:table-cell>
          <table:table-cell table:formula="of:=IF([.AB816] &lt; [.W816];&quot;BETTER&quot;;IF([.AB816] &gt;[.W816]*1.1;&quot;WORSE&quot;;&quot;&quot;))">
            <text:p/>
          </table:table-cell>
        </table:table-row>
        <table:table-row table:style-name="ro3">
          <table:table-cell/>
          <table:table-cell office:value-type="float" office:value="815">
            <text:p>815</text:p>
          </table:table-cell>
          <table:table-cell office:value-type="string">
            <text:p>9.75361986889053512e-01</text:p>
          </table:table-cell>
          <table:table-cell office:value-type="float" office:value="59">
            <text:p>59</text:p>
          </table:table-cell>
          <table:table-cell office:value-type="float" office:value="0.000000000000021855">
            <text:p>2.19E-014</text:p>
          </table:table-cell>
          <table:table-cell office:value-type="float" office:value="0.000000000011248">
            <text:p>1.12E-011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0000021855">
            <text:p>2.19E-014</text:p>
          </table:table-cell>
          <table:table-cell office:value-type="float" office:value="0.000000000011248">
            <text:p>1.1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3613">
            <text:p>2.36E-011</text:p>
          </table:table-cell>
          <table:table-cell office:value-type="float" office:value="0.000000000011223">
            <text:p>1.1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3613">
            <text:p>2.36E-011</text:p>
          </table:table-cell>
          <table:table-cell office:value-type="float" office:value="0.000000000011223">
            <text:p>1.12E-011</text:p>
          </table:table-cell>
          <table:table-cell table:formula="of:=IF([.P817] &lt; [.L817];&quot;BETTER&quot;;IF([.P817]-2 &gt; [.L817]; &quot;WORSE&quot;;&quot;&quot;))">
            <text:p/>
          </table:table-cell>
          <table:table-cell table:formula="of:=IF([.R817] &lt; [.N817];&quot;BETTER&quot;;IF([.R817] &gt;[.N81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3613">
            <text:p>2.36E-011</text:p>
          </table:table-cell>
          <table:table-cell office:value-type="float" office:value="0.000000000011223">
            <text:p>1.12E-011</text:p>
          </table:table-cell>
          <table:table-cell table:formula="of:=IF([.U817] &lt; [.P817];&quot;BETTER&quot;;IF([.U817]-2 &gt; [.P817]; &quot;WORSE&quot;;&quot;&quot;))">
            <text:p/>
          </table:table-cell>
          <table:table-cell table:formula="of:=IF([.W817] &lt; [.R817];&quot;BETTER&quot;;IF([.W817] &gt;[.R81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3619">
            <text:p>2.36E-011</text:p>
          </table:table-cell>
          <table:table-cell office:value-type="float" office:value="0.000000000011223">
            <text:p>1.12E-011</text:p>
          </table:table-cell>
          <table:table-cell table:formula="of:=IF([.Z817] &lt; [.U817];&quot;BETTER&quot;;IF([.Z817]-2 &gt; [.U817]; &quot;WORSE&quot;;&quot;&quot;))">
            <text:p/>
          </table:table-cell>
          <table:table-cell table:formula="of:=IF([.AB817] &lt; [.W817];&quot;BETTER&quot;;IF([.AB817] &gt;[.W817]*1.1;&quot;WORSE&quot;;&quot;&quot;))">
            <text:p/>
          </table:table-cell>
        </table:table-row>
        <table:table-row table:style-name="ro3">
          <table:table-cell/>
          <table:table-cell office:value-type="float" office:value="816">
            <text:p>816</text:p>
          </table:table-cell>
          <table:table-cell office:value-type="string">
            <text:p>7.02985840660965561e-03</text:p>
          </table:table-cell>
          <table:table-cell office:value-type="float" office:value="49">
            <text:p>49</text:p>
          </table:table-cell>
          <table:table-cell office:value-type="float" office:value="0.000000000074654">
            <text:p>7.47E-011</text:p>
          </table:table-cell>
          <table:table-cell office:value-type="float" office:value="0.00000000094023">
            <text:p>9.40E-010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74654">
            <text:p>7.47E-011</text:p>
          </table:table-cell>
          <table:table-cell office:value-type="float" office:value="0.00000000094023">
            <text:p>9.40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94023">
            <text:p>9.40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94023">
            <text:p>9.40E-010</text:p>
          </table:table-cell>
          <table:table-cell table:formula="of:=IF([.P818] &lt; [.L818];&quot;BETTER&quot;;IF([.P818]-2 &gt; [.L818]; &quot;WORSE&quot;;&quot;&quot;))">
            <text:p/>
          </table:table-cell>
          <table:table-cell table:formula="of:=IF([.R818] &lt; [.N818];&quot;BETTER&quot;;IF([.R818] &gt;[.N81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94023">
            <text:p>9.40E-010</text:p>
          </table:table-cell>
          <table:table-cell table:formula="of:=IF([.U818] &lt; [.P818];&quot;BETTER&quot;;IF([.U818]-2 &gt; [.P818]; &quot;WORSE&quot;;&quot;&quot;))">
            <text:p/>
          </table:table-cell>
          <table:table-cell table:formula="of:=IF([.W818] &lt; [.R818];&quot;BETTER&quot;;IF([.W818] &gt;[.R81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94023">
            <text:p>9.40E-010</text:p>
          </table:table-cell>
          <table:table-cell table:formula="of:=IF([.Z818] &lt; [.U818];&quot;BETTER&quot;;IF([.Z818]-2 &gt; [.U818]; &quot;WORSE&quot;;&quot;&quot;))">
            <text:p/>
          </table:table-cell>
          <table:table-cell table:formula="of:=IF([.AB818] &lt; [.W818];&quot;BETTER&quot;;IF([.AB818] &gt;[.W818]*1.1;&quot;WORSE&quot;;&quot;&quot;))">
            <text:p/>
          </table:table-cell>
        </table:table-row>
        <table:table-row table:style-name="ro3">
          <table:table-cell/>
          <table:table-cell office:value-type="float" office:value="817">
            <text:p>817</text:p>
          </table:table-cell>
          <table:table-cell office:value-type="string">
            <text:p>7.11943822970597884e-01</text:p>
          </table:table-cell>
          <table:table-cell office:value-type="float" office:value="171">
            <text:p>171</text:p>
          </table:table-cell>
          <table:table-cell office:value-type="float" office:value="0.000000000099001">
            <text:p>9.90E-011</text:p>
          </table:table-cell>
          <table:table-cell office:value-type="float" office:value="0.00000000011327">
            <text:p>1.13E-010</text:p>
          </table:table-cell>
          <table:table-cell/>
          <table:table-cell office:value-type="float" office:value="177">
            <text:p>177</text:p>
          </table:table-cell>
          <table:table-cell office:value-type="float" office:value="0.000000000033647">
            <text:p>3.36E-011</text:p>
          </table:table-cell>
          <table:table-cell office:value-type="float" office:value="0.000000000045359">
            <text:p>4.54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13364">
            <text:p>1.34E-010</text:p>
          </table:table-cell>
          <table:table-cell office:value-type="float" office:value="0.000000000041298">
            <text:p>4.13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13364">
            <text:p>1.34E-010</text:p>
          </table:table-cell>
          <table:table-cell office:value-type="float" office:value="0.000000000041298">
            <text:p>4.13E-011</text:p>
          </table:table-cell>
          <table:table-cell table:formula="of:=IF([.P819] &lt; [.L819];&quot;BETTER&quot;;IF([.P819]-2 &gt; [.L819]; &quot;WORSE&quot;;&quot;&quot;))">
            <text:p/>
          </table:table-cell>
          <table:table-cell table:formula="of:=IF([.R819] &lt; [.N819];&quot;BETTER&quot;;IF([.R819] &gt;[.N819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13364">
            <text:p>1.34E-010</text:p>
          </table:table-cell>
          <table:table-cell office:value-type="float" office:value="0.000000000041298">
            <text:p>4.13E-011</text:p>
          </table:table-cell>
          <table:table-cell table:formula="of:=IF([.U819] &lt; [.P819];&quot;BETTER&quot;;IF([.U819]-2 &gt; [.P819]; &quot;WORSE&quot;;&quot;&quot;))">
            <text:p/>
          </table:table-cell>
          <table:table-cell table:formula="of:=IF([.W819] &lt; [.R819];&quot;BETTER&quot;;IF([.W819] &gt;[.R819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13364">
            <text:p>1.34E-010</text:p>
          </table:table-cell>
          <table:table-cell office:value-type="float" office:value="0.000000000041298">
            <text:p>4.13E-011</text:p>
          </table:table-cell>
          <table:table-cell table:formula="of:=IF([.Z819] &lt; [.U819];&quot;BETTER&quot;;IF([.Z819]-2 &gt; [.U819]; &quot;WORSE&quot;;&quot;&quot;))">
            <text:p/>
          </table:table-cell>
          <table:table-cell table:formula="of:=IF([.AB819] &lt; [.W819];&quot;BETTER&quot;;IF([.AB819] &gt;[.W819]*1.1;&quot;WORSE&quot;;&quot;&quot;))">
            <text:p/>
          </table:table-cell>
        </table:table-row>
        <table:table-row table:style-name="ro3">
          <table:table-cell/>
          <table:table-cell office:value-type="float" office:value="818">
            <text:p>818</text:p>
          </table:table-cell>
          <table:table-cell office:value-type="string">
            <text:p>5.03134546469862665e-01</text:p>
          </table:table-cell>
          <table:table-cell office:value-type="float" office:value="192">
            <text:p>192</text:p>
          </table:table-cell>
          <table:table-cell office:value-type="float" office:value="0.00000000027692">
            <text:p>2.77E-010</text:p>
          </table:table-cell>
          <table:table-cell office:value-type="float" office:value="0.00000000034598">
            <text:p>3.46E-010</text:p>
          </table:table-cell>
          <table:table-cell/>
          <table:table-cell office:value-type="float" office:value="202">
            <text:p>202</text:p>
          </table:table-cell>
          <table:table-cell office:value-type="float" office:value="0.0000000000085738">
            <text:p>8.57E-012</text:p>
          </table:table-cell>
          <table:table-cell office:value-type="float" office:value="0.000000000068948">
            <text:p>6.89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8317">
            <text:p>4.83E-010</text:p>
          </table:table-cell>
          <table:table-cell office:value-type="float" office:value="0.000000000059899">
            <text:p>5.99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8317">
            <text:p>4.83E-010</text:p>
          </table:table-cell>
          <table:table-cell office:value-type="float" office:value="0.000000000059899">
            <text:p>5.99E-011</text:p>
          </table:table-cell>
          <table:table-cell table:formula="of:=IF([.P820] &lt; [.L820];&quot;BETTER&quot;;IF([.P820]-2 &gt; [.L820]; &quot;WORSE&quot;;&quot;&quot;))">
            <text:p/>
          </table:table-cell>
          <table:table-cell table:formula="of:=IF([.R820] &lt; [.N820];&quot;BETTER&quot;;IF([.R820] &gt;[.N820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48317">
            <text:p>4.83E-010</text:p>
          </table:table-cell>
          <table:table-cell office:value-type="float" office:value="0.000000000059899">
            <text:p>5.99E-011</text:p>
          </table:table-cell>
          <table:table-cell table:formula="of:=IF([.U820] &lt; [.P820];&quot;BETTER&quot;;IF([.U820]-2 &gt; [.P820]; &quot;WORSE&quot;;&quot;&quot;))">
            <text:p/>
          </table:table-cell>
          <table:table-cell table:formula="of:=IF([.W820] &lt; [.R820];&quot;BETTER&quot;;IF([.W820] &gt;[.R820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48317">
            <text:p>4.83E-010</text:p>
          </table:table-cell>
          <table:table-cell office:value-type="float" office:value="0.000000000059899">
            <text:p>5.99E-011</text:p>
          </table:table-cell>
          <table:table-cell table:formula="of:=IF([.Z820] &lt; [.U820];&quot;BETTER&quot;;IF([.Z820]-2 &gt; [.U820]; &quot;WORSE&quot;;&quot;&quot;))">
            <text:p/>
          </table:table-cell>
          <table:table-cell table:formula="of:=IF([.AB820] &lt; [.W820];&quot;BETTER&quot;;IF([.AB820] &gt;[.W820]*1.1;&quot;WORSE&quot;;&quot;&quot;))">
            <text:p/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P821] &lt; [.L821];&quot;BETTER&quot;;IF([.P821] &gt; [.L821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P822] &lt; [.L822];&quot;BETTER&quot;;IF([.P822] &gt; [.L822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3"/>
          <table:table-cell table:formula="of:=SUM([.D3:.D820])" office:value-type="float" office:value="3829748">
            <text:p>3829748</text:p>
          </table:table-cell>
          <table:table-cell table:style-name="Default" table:number-columns-repeated="3"/>
          <table:table-cell table:formula="of:=SUM([.H3:.H820])" office:value-type="float" office:value="5194272">
            <text:p>5194272</text:p>
          </table:table-cell>
          <table:table-cell table:style-name="Default" table:number-columns-repeated="2"/>
          <table:table-cell/>
          <table:table-cell table:formula="of:=SUM([.L3:.L820])" office:value-type="float" office:value="44001931843">
            <text:p>44001931843</text:p>
          </table:table-cell>
          <table:table-cell table:style-name="Default" table:number-columns-repeated="2"/>
          <table:table-cell/>
          <table:table-cell table:formula="of:=SUM([.P3:.P820])" office:value-type="float" office:value="44001553393">
            <text:p>44001553393</text:p>
          </table:table-cell>
          <table:table-cell table:style-name="Default" table:number-columns-repeated="2"/>
          <table:table-cell table:number-columns-repeated="2"/>
          <table:table-cell table:formula="of:=SUM([.U3:.U820])" office:value-type="float" office:value="1731282">
            <text:p>1731282</text:p>
          </table:table-cell>
          <table:table-cell table:style-name="Default" table:number-columns-repeated="2"/>
          <table:table-cell table:number-columns-repeated="2"/>
          <table:table-cell table:formula="of:=SUM([.Z3:.Z820])" office:value-type="float" office:value="1562416">
            <text:p>1562416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3"/>
          <table:table-cell table:formula="of:=AVERAGE([.D3:.D820])" office:value-type="float" office:value="4681.8435207824">
            <text:p>4681.8435207824</text:p>
          </table:table-cell>
          <table:table-cell table:style-name="Default" table:number-columns-repeated="3"/>
          <table:table-cell table:formula="of:=AVERAGE([.H3:.H820])" office:value-type="float" office:value="6349.96577017115">
            <text:p>6349.9657701712</text:p>
          </table:table-cell>
          <table:table-cell table:style-name="Default" table:number-columns-repeated="2"/>
          <table:table-cell/>
          <table:table-cell table:formula="of:=AVERAGE([.L3:.L820])" office:value-type="float" office:value="53857933.7123623">
            <text:p>53857933.7123623</text:p>
          </table:table-cell>
          <table:table-cell table:style-name="Default" table:number-columns-repeated="2"/>
          <table:table-cell/>
          <table:table-cell table:formula="of:=AVERAGE([.P3:.P820])" office:value-type="float" office:value="53857470.4932681">
            <text:p>53857470.4932681</text:p>
          </table:table-cell>
          <table:table-cell table:style-name="Default" table:number-columns-repeated="2"/>
          <table:table-cell table:number-columns-repeated="2"/>
          <table:table-cell table:formula="of:=AVERAGE([.U3:.U820])" office:value-type="float" office:value="2121.66911764706">
            <text:p>2121.6691176471</text:p>
          </table:table-cell>
          <table:table-cell table:style-name="Default" table:number-columns-repeated="2"/>
          <table:table-cell table:number-columns-repeated="2"/>
          <table:table-cell table:formula="of:=AVERAGE([.Z3:.Z820])" office:value-type="float" office:value="1914.72549019608">
            <text:p>1914.7254901961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3"/>
          <table:table-cell table:formula="of:=MEDIAN([.D5:.D822])" office:value-type="float" office:value="58">
            <text:p>58</text:p>
          </table:table-cell>
          <table:table-cell table:style-name="Default" table:number-columns-repeated="3"/>
          <table:table-cell table:formula="of:=MEDIAN([.H5:.H822])" office:value-type="float" office:value="59">
            <text:p>59</text:p>
          </table:table-cell>
          <table:table-cell table:style-name="Default" table:number-columns-repeated="2"/>
          <table:table-cell/>
          <table:table-cell table:formula="of:=MEDIAN([.L5:.L822])" office:value-type="float" office:value="147">
            <text:p>147</text:p>
          </table:table-cell>
          <table:table-cell table:style-name="Default" table:number-columns-repeated="2"/>
          <table:table-cell/>
          <table:table-cell table:formula="of:=MEDIAN([.P5:.P822])" office:value-type="float" office:value="147">
            <text:p>147</text:p>
          </table:table-cell>
          <table:table-cell table:style-name="Default" table:number-columns-repeated="2"/>
          <table:table-cell table:number-columns-repeated="2"/>
          <table:table-cell table:formula="of:=MEDIAN([.U5:.U822])" office:value-type="float" office:value="147">
            <text:p>147</text:p>
          </table:table-cell>
          <table:table-cell table:style-name="Default" table:number-columns-repeated="2"/>
          <table:table-cell table:number-columns-repeated="2"/>
          <table:table-cell table:formula="of:=MEDIAN([.Z5:.Z822])" office:value-type="float" office:value="147">
            <text:p>147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P826] &lt; [.L826];&quot;BETTER&quot;;IF([.P826] &gt; [.L826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P827] &lt; [.L827];&quot;BETTER&quot;;IF([.P827] &gt; [.L827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P828] &lt; [.L828];&quot;BETTER&quot;;IF([.P828] &gt; [.L828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P829] &lt; [.L829];&quot;BETTER&quot;;IF([.P829] &gt; [.L829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P830] &lt; [.L830];&quot;BETTER&quot;;IF([.P830] &gt; [.L830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P831] &lt; [.L831];&quot;BETTER&quot;;IF([.P831] &gt; [.L831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P832] &lt; [.L832];&quot;BETTER&quot;;IF([.P832] &gt; [.L832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P833] &lt; [.L833];&quot;BETTER&quot;;IF([.P833] &gt; [.L833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8">28/10/2021</text:date>, <text:time>12:5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Maddock</meta:initial-creator>
    <meta:creation-date>2021-10-23T17:25:07.43</meta:creation-date>
    <dc:date>2021-10-28T12:50:01.75</dc:date>
    <dc:creator>John Maddock</dc:creator>
    <meta:editing-duration>P4DT14H13M7S</meta:editing-duration>
    <meta:editing-cycles>16</meta:editing-cycles>
    <meta:generator>OpenOffice/4.1.5$Win32 OpenOffice.org_project/415m1$Build-9789</meta:generator>
    <meta:document-statistic meta:table-count="3" meta:cell-count="21246" meta:object-count="0"/>
  </office:meta>
</office:document-meta>
</file>